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4.72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36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1">
      <style:text-properties fo:font-size="10pt" fo:font-weight="normal"/>
    </style:style>
    <style:style style:name="ce8" style:family="table-cell" style:parent-style-name="Default" style:data-style-name="N41"/>
    <style:style style:name="ce9" style:family="table-cell" style:parent-style-name="Default" style:data-style-name="N41">
      <style:table-cell-properties style:text-align-source="fix" style:repeat-content="fals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center"/>
      <style:text-properties fo:font-size="10pt" fo:font-weight="normal"/>
    </style:style>
    <style:style style:name="ce11" style:family="table-cell" style:parent-style-name="Default" style:data-style-name="N41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09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0pt" fo:font-weight="normal" style:font-size-asian="12pt" style:font-weight-asian="bold" style:font-size-complex="12pt" style:font-weight-complex="bold"/>
    </style:style>
    <style:style style:name="ce15" style:family="table-cell" style:parent-style-name="Default" style:data-style-name="N109"/>
    <style:style style:name="ce16" style:family="table-cell" style:parent-style-name="Default" style:data-style-name="N10041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6">
      <style:text-properties fo:font-size="10pt" fo:font-weight="normal"/>
    </style:style>
    <style:style style:name="ce18" style:family="table-cell" style:parent-style-name="Default">
      <style:text-properties style:font-name="Arial" style:font-name-asian="DejaVu Sans" style:font-name-complex="DejaVu Sans"/>
    </style:style>
    <style:style style:name="ce19" style:family="table-cell" style:parent-style-name="Default" style:data-style-name="N37"/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style:text-align-source="fix" style:repeat-content="false"/>
      <style:paragraph-properties fo:text-align="center"/>
      <style:text-properties fo:font-size="10pt" fo:font-weight="normal"/>
    </style:style>
  </office:automatic-styles>
  <office:body>
    <office:spreadsheet>
      <table:table table:name="2013-04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9" office:value-type="string">
            <text:p>Dauer</text:p>
          </table:table-cell>
          <table:table-cell table:style-name="ce9" office:value-type="string">
            <text:p>Puls</text:p>
          </table:table-cell>
          <table:table-cell table:style-name="ce13" office:value-type="string">
            <text:p>Distanz</text:p>
          </table:table-cell>
          <table:table-cell table:style-name="ce1" office:value-type="string">
            <text:p>Bemerkung</text:p>
          </table:table-cell>
          <table:table-cell table:style-name="ce1" table:formula="of:=SUM([.F2:.F65535])" office:value-type="float" office:value="22918.317027027">
            <text:p>22918,32</text:p>
          </table:table-cell>
          <table:table-cell table:style-name="ce16" table:formula="of:=SUM([.D2:.D65441])" office:value-type="time" office:time-value="PT2309H49M10S">
            <text:p>05:49:10</text:p>
          </table:table-cell>
          <table:table-cell table:style-name="ce1" table:number-columns-repeated="1014"/>
          <table:table-cell/>
        </table:table-row>
        <table:table-row table:style-name="ro2">
          <table:table-cell table:style-name="ce2" table:formula="of:=SUM(['2013-03'.A44])" office:value-type="float" office:value="1410">
            <text:p>1410</text:p>
          </table:table-cell>
          <table:table-cell table:style-name="ce5" table:formula="of:=SUM(['2013-03'.B44])" office:value-type="date" office:date-value="2013-03-31">
            <text:p>31.03.2013</text:p>
          </table:table-cell>
          <table:table-cell table:style-name="ce7" office:value-type="time" office:time-value="PT00H00M00S">
            <text:p>00:00:00</text:p>
          </table:table-cell>
          <table:table-cell table:style-name="ce10" table:formula="of:=SUM(['2013-03'.I1])" office:value-type="time" office:time-value="PT2305H36M15S">
            <text:p>01:36:15</text:p>
          </table:table-cell>
          <table:table-cell table:style-name="ce10"/>
          <table:table-cell table:style-name="ce14" table:formula="of:=SUM(['2013-03'.H1])" office:value-type="float" office:value="22875.517027027">
            <text:p>22875,52</text:p>
          </table:table-cell>
          <table:table-cell table:style-name="ce2" office:value-type="string">
            <text:p>Übertrag 400:33:32</text:p>
          </table:table-cell>
          <table:table-cell table:style-name="ce2" table:formula="of:=SUM(['2013-03'.H45])" office:value-type="float" office:value="0">
            <text:p>0</text:p>
          </table:table-cell>
          <table:table-cell table:style-name="ce2" table:number-columns-repeated="1015"/>
          <table:table-cell/>
        </table:table-row>
        <table:table-row table:style-name="ro2">
          <table:table-cell table:formula="of:=[.A2]+1" office:value-type="float" office:value="1411">
            <text:p>1411</text:p>
          </table:table-cell>
          <table:table-cell table:style-name="ce5" table:formula="of:=[.B2]+1" office:value-type="date" office:date-value="2013-04-01">
            <text:p>01.04.2013</text:p>
          </table:table-cell>
          <table:table-cell table:style-name="ce8" office:value-type="time" office:time-value="PT17H28M00S">
            <text:p>17:28:00</text:p>
          </table:table-cell>
          <table:table-cell table:style-name="ce11" office:value-type="time" office:time-value="PT01H05M00S">
            <text:p>01:05:00</text:p>
          </table:table-cell>
          <table:table-cell table:style-name="ce12" office:value-type="float" office:value="130">
            <text:p>130</text:p>
          </table:table-cell>
          <table:table-cell table:style-name="ce15" office:value-type="float" office:value="11.2">
            <text:p>11,2</text:p>
          </table:table-cell>
          <table:table-cell office:value-type="string">
            <text:p>Kwh – Büro – Kwh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412">
            <text:p>1412</text:p>
          </table:table-cell>
          <table:table-cell table:style-name="ce5" table:formula="of:=[.B3]+1" office:value-type="date" office:date-value="2013-04-02">
            <text:p>02.04.2013</text:p>
          </table:table-cell>
          <table:table-cell table:style-name="ce8" office:value-type="time" office:time-value="PT20H30M00S">
            <text:p>20:30:00</text:p>
          </table:table-cell>
          <table:table-cell table:style-name="ce11" office:value-type="time" office:time-value="PT00H25M19S">
            <text:p>00:25:19</text:p>
          </table:table-cell>
          <table:table-cell table:style-name="ce12" office:value-type="float" office:value="122">
            <text:p>122</text:p>
          </table:table-cell>
          <table:table-cell table:style-name="ce15" office:value-type="float" office:value="4.2">
            <text:p>4,2</text:p>
          </table:table-cell>
          <table:table-cell office:value-type="string">
            <text:p>Kwh – Autokino – Kwh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413">
            <text:p>1413</text:p>
          </table:table-cell>
          <table:table-cell table:style-name="ce5" table:formula="of:=[.B4]+1" office:value-type="date" office:date-value="2013-04-03">
            <text:p>03.04.2013</text:p>
          </table:table-cell>
          <table:table-cell table:style-name="ce8" office:value-type="time" office:time-value="PT20H15M00S">
            <text:p>20:15:00</text:p>
          </table:table-cell>
          <table:table-cell table:style-name="ce11" office:value-type="time" office:time-value="PT00H42M02S">
            <text:p>00:42:02</text:p>
          </table:table-cell>
          <table:table-cell table:style-name="ce12" office:value-type="float" office:value="123">
            <text:p>123</text:p>
          </table:table-cell>
          <table:table-cell table:style-name="ce15" office:value-type="float" office:value="7.2">
            <text:p>7,2</text:p>
          </table:table-cell>
          <table:table-cell office:value-type="string">
            <text:p>Rund um den Golfplatz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414">
            <text:p>1414</text:p>
          </table:table-cell>
          <table:table-cell table:style-name="ce5" table:formula="of:=[.B5]+1" office:value-type="date" office:date-value="2013-04-04">
            <text:p>04.04.2013</text:p>
          </table:table-cell>
          <table:table-cell table:style-name="ce8" office:value-type="time" office:time-value="PT20H54M00S">
            <text:p>20:54:00</text:p>
          </table:table-cell>
          <table:table-cell table:style-name="ce11" office:value-type="time" office:time-value="PT00H28M21S">
            <text:p>00:28:21</text:p>
          </table:table-cell>
          <table:table-cell table:style-name="ce12" office:value-type="float" office:value="120">
            <text:p>120</text:p>
          </table:table-cell>
          <table:table-cell table:style-name="ce15" office:value-type="float" office:value="4.3">
            <text:p>4,3</text:p>
          </table:table-cell>
          <table:table-cell office:value-type="string">
            <text:p>Kwh-Runde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415">
            <text:p>1415</text:p>
          </table:table-cell>
          <table:table-cell table:style-name="ce5" table:formula="of:=[.B6]+1" office:value-type="date" office:date-value="2013-04-05">
            <text:p>05.04.2013</text:p>
          </table:table-cell>
          <table:table-cell table:style-name="ce8" office:value-type="time" office:time-value="PT19H05M00S">
            <text:p>19:05:00</text:p>
          </table:table-cell>
          <table:table-cell table:style-name="ce11" office:value-type="time" office:time-value="PT00H23M51S">
            <text:p>00:23:51</text:p>
          </table:table-cell>
          <table:table-cell table:style-name="ce12" office:value-type="float" office:value="124">
            <text:p>124</text:p>
          </table:table-cell>
          <table:table-cell table:style-name="ce15" office:value-type="float" office:value="4.2">
            <text:p>4,2</text:p>
          </table:table-cell>
          <table:table-cell office:value-type="string">
            <text:p>Kwh – Autokino – Kwh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416">
            <text:p>1416</text:p>
          </table:table-cell>
          <table:table-cell table:style-name="ce5" table:formula="of:=[.B7]+1" office:value-type="date" office:date-value="2013-04-06">
            <text:p>06.04.2013</text:p>
          </table:table-cell>
          <table:table-cell table:style-name="ce8" office:value-type="time" office:time-value="PT18H21M00S">
            <text:p>18:21:00</text:p>
          </table:table-cell>
          <table:table-cell table:style-name="ce11" office:value-type="time" office:time-value="PT01H08M22S">
            <text:p>01:08:22</text:p>
          </table:table-cell>
          <table:table-cell table:style-name="ce12" office:value-type="float" office:value="123">
            <text:p>123</text:p>
          </table:table-cell>
          <table:table-cell table:style-name="ce15" office:value-type="float" office:value="11.7">
            <text:p>11,7</text:p>
          </table:table-cell>
          <table:table-cell office:value-type="string">
            <text:p>Kwh – Zazenhausen – Kwh</text:p>
          </table:table-cell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/>
          <table:table-cell table:formula="of:=SUM([.F3:.F9];[.H2])" office:value-type="float" office:value="42.8">
            <text:p>42,8</text:p>
          </table:table-cell>
          <table:table-cell table:number-columns-repeated="1016"/>
        </table:table-row>
        <table:table-row table:style-name="ro2" table:number-rows-repeated="7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/>
          <table:table-cell table:formula="of:=SUM([.F7:.F17])" office:value-type="float" office:value="15.9">
            <text:p>15,9</text:p>
          </table:table-cell>
          <table:table-cell table:number-columns-repeated="1016"/>
        </table:table-row>
        <table:table-row table:style-name="ro2" table:number-rows-repeated="9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number-columns-repeated="2"/>
          <table:table-cell table:formula="of:=SUM([.F18:.F27])" office:value-type="float" office:value="0">
            <text:p>0</text:p>
          </table:table-cell>
          <table:table-cell table:number-columns-repeated="1016"/>
        </table:table-row>
        <table:table-row table:style-name="ro2" table:number-rows-repeated="23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/>
          <table:table-cell table:formula="of:=SUM([.F44:.F51])" office:value-type="float" office:value="0">
            <text:p>0</text:p>
          </table:table-cell>
          <table:table-cell table:number-columns-repeated="1016"/>
        </table:table-row>
        <table:table-row table:style-name="ro2" table:number-rows-repeated="24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46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-03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9" office:value-type="string">
            <text:p>Dauer</text:p>
          </table:table-cell>
          <table:table-cell table:style-name="ce9" office:value-type="string">
            <text:p>Puls</text:p>
          </table:table-cell>
          <table:table-cell table:style-name="ce13" office:value-type="string">
            <text:p>Distanz</text:p>
          </table:table-cell>
          <table:table-cell table:style-name="ce1" office:value-type="string">
            <text:p>Bemerkung</text:p>
          </table:table-cell>
          <table:table-cell table:style-name="ce1" table:formula="of:=SUM([.F2:.F65535])" office:value-type="float" office:value="22875.517027027">
            <text:p>22875,52</text:p>
          </table:table-cell>
          <table:table-cell table:style-name="ce16" table:formula="of:=SUM([.D2:.D65441])" office:value-type="time" office:time-value="PT2305H36M15S">
            <text:p>01:36:15</text:p>
          </table:table-cell>
          <table:table-cell table:style-name="ce1" table:number-columns-repeated="1014"/>
          <table:table-cell/>
        </table:table-row>
        <table:table-row table:style-name="ro2">
          <table:table-cell table:style-name="ce2" table:formula="of:=SUM(['2013-02'.A47])" office:value-type="float" office:value="1379">
            <text:p>1379</text:p>
          </table:table-cell>
          <table:table-cell table:style-name="ce5" table:formula="of:=SUM(['2013-02'.B47])" office:value-type="date" office:date-value="2013-02-28">
            <text:p>28.02.2013</text:p>
          </table:table-cell>
          <table:table-cell table:style-name="ce7" office:value-type="time" office:time-value="PT00H00M00S">
            <text:p>00:00:00</text:p>
          </table:table-cell>
          <table:table-cell table:style-name="ce10" table:formula="of:=SUM(['2013-02'.I1])" office:value-type="time" office:time-value="PT2264H59M07S">
            <text:p>08:59:07</text:p>
          </table:table-cell>
          <table:table-cell table:style-name="ce10"/>
          <table:table-cell table:style-name="ce14" table:formula="of:=SUM(['2013-02'.H1])" office:value-type="float" office:value="22506.617027027">
            <text:p>22506,62</text:p>
          </table:table-cell>
          <table:table-cell table:style-name="ce2" office:value-type="string">
            <text:p>Übertrag 400:33:32</text:p>
          </table:table-cell>
          <table:table-cell table:style-name="ce2" table:formula="of:=SUM(['2013-02'.H47])" office:value-type="float" office:value="79.7">
            <text:p>79,7</text:p>
          </table:table-cell>
          <table:table-cell table:style-name="ce2" table:number-columns-repeated="1015"/>
          <table:table-cell/>
        </table:table-row>
        <table:table-row table:style-name="ro2">
          <table:table-cell table:formula="of:=[.A2]+1" office:value-type="float" office:value="1380">
            <text:p>1380</text:p>
          </table:table-cell>
          <table:table-cell table:style-name="ce5" table:formula="of:=[.B2]+1" office:value-type="date" office:date-value="2013-03-01">
            <text:p>01.03.2013</text:p>
          </table:table-cell>
          <table:table-cell table:style-name="ce8" office:value-type="time" office:time-value="PT09H17M00S">
            <text:p>09:17:00</text:p>
          </table:table-cell>
          <table:table-cell table:style-name="ce11" office:value-type="time" office:time-value="PT00H23M02S">
            <text:p>00:23:02</text:p>
          </table:table-cell>
          <table:table-cell table:style-name="ce12" office:value-type="float" office:value="134">
            <text:p>134</text:p>
          </table:table-cell>
          <table:table-cell table:style-name="ce15" office:value-type="float" office:value="3.4">
            <text:p>3,4</text:p>
          </table:table-cell>
          <table:table-cell office:value-type="string">
            <text:p>Möglingen – Asperg – Tamm</text:p>
          </table:table-cell>
          <table:table-cell table:number-columns-repeated="1017"/>
        </table:table-row>
        <table:table-row table:style-name="ro2">
          <table:table-cell table:formula="of:=[.A3]" office:value-type="float" office:value="1380">
            <text:p>1380</text:p>
          </table:table-cell>
          <table:table-cell table:style-name="ce5" table:formula="of:=[.B3]" office:value-type="date" office:date-value="2013-03-01">
            <text:p>01.03.2013</text:p>
          </table:table-cell>
          <table:table-cell table:style-name="ce8" office:value-type="time" office:time-value="PT18H03M00S">
            <text:p>18:03:00</text:p>
          </table:table-cell>
          <table:table-cell table:style-name="ce11" office:value-type="time" office:time-value="PT01H05M01S">
            <text:p>01:05:01</text:p>
          </table:table-cell>
          <table:table-cell table:style-name="ce12" office:value-type="float" office:value="116">
            <text:p>116</text:p>
          </table:table-cell>
          <table:table-cell table:style-name="ce15" office:value-type="float" office:value="9.5">
            <text:p>9,5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381">
            <text:p>1381</text:p>
          </table:table-cell>
          <table:table-cell table:style-name="ce5" table:formula="of:=[.B4]+1" office:value-type="date" office:date-value="2013-03-02">
            <text:p>02.03.2013</text:p>
          </table:table-cell>
          <table:table-cell table:style-name="ce8" office:value-type="time" office:time-value="PT18H28M00S">
            <text:p>18:28:00</text:p>
          </table:table-cell>
          <table:table-cell table:style-name="ce11" office:value-type="time" office:time-value="PT01H22M51S">
            <text:p>01:22:51</text:p>
          </table:table-cell>
          <table:table-cell table:style-name="ce12" office:value-type="float" office:value="120">
            <text:p>120</text:p>
          </table:table-cell>
          <table:table-cell table:style-name="ce15" office:value-type="float" office:value="11.7">
            <text:p>11,7</text:p>
          </table:table-cell>
          <table:table-cell office:value-type="string">
            <text:p>Kwh – Grünbühl – Pattonville – Kwh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382">
            <text:p>1382</text:p>
          </table:table-cell>
          <table:table-cell table:style-name="ce5" table:formula="of:=[.B5]+1" office:value-type="date" office:date-value="2013-03-03">
            <text:p>03.03.2013</text:p>
          </table:table-cell>
          <table:table-cell table:style-name="ce8" office:value-type="time" office:time-value="PT19H46M00S">
            <text:p>19:46:00</text:p>
          </table:table-cell>
          <table:table-cell table:style-name="ce11" office:value-type="time" office:time-value="PT00H39M20S">
            <text:p>00:39:20</text:p>
          </table:table-cell>
          <table:table-cell table:style-name="ce12" office:value-type="float" office:value="129">
            <text:p>129</text:p>
          </table:table-cell>
          <table:table-cell table:style-name="ce15" office:value-type="float" office:value="5.5">
            <text:p>5,5</text:p>
          </table:table-cell>
          <table:table-cell office:value-type="string">
            <text:p>Kwh – Zazenhausen – Kwh</text:p>
          </table:table-cell>
          <table:table-cell table:formula="of:=SUM([.F3:.F6];[.H2])" office:value-type="float" office:value="109.8">
            <text:p>109,8</text:p>
          </table:table-cell>
          <table:table-cell table:number-columns-repeated="1016"/>
        </table:table-row>
        <table:table-row table:style-name="ro2">
          <table:table-cell table:formula="of:=[.A6]+1" office:value-type="float" office:value="1383">
            <text:p>1383</text:p>
          </table:table-cell>
          <table:table-cell table:style-name="ce5" table:formula="of:=[.B6]+1" office:value-type="date" office:date-value="2013-03-04">
            <text:p>04.03.2013</text:p>
          </table:table-cell>
          <table:table-cell table:style-name="ce8" office:value-type="time" office:time-value="PT10H50M00S">
            <text:p>10:50:00</text:p>
          </table:table-cell>
          <table:table-cell table:style-name="ce11" office:value-type="time" office:time-value="PT00H55M26S">
            <text:p>00:55:26</text:p>
          </table:table-cell>
          <table:table-cell table:style-name="ce12" office:value-type="float" office:value="133">
            <text:p>133</text:p>
          </table:table-cell>
          <table:table-cell table:style-name="ce15" office:value-type="float" office:value="9.7">
            <text:p>9,7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7]" office:value-type="float" office:value="1383">
            <text:p>1383</text:p>
          </table:table-cell>
          <table:table-cell table:style-name="ce5" table:formula="of:=[.B7]" office:value-type="date" office:date-value="2013-03-04">
            <text:p>04.03.2013</text:p>
          </table:table-cell>
          <table:table-cell table:style-name="ce8" office:value-type="time" office:time-value="PT20H27M00S">
            <text:p>20:27:00</text:p>
          </table:table-cell>
          <table:table-cell table:style-name="ce11" office:value-type="time" office:time-value="PT01H09M46S">
            <text:p>01:09:46</text:p>
          </table:table-cell>
          <table:table-cell table:style-name="ce12" office:value-type="float" office:value="108">
            <text:p>108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384">
            <text:p>1384</text:p>
          </table:table-cell>
          <table:table-cell table:style-name="ce5" table:formula="of:=[.B8]+1" office:value-type="date" office:date-value="2013-03-05">
            <text:p>05.03.2013</text:p>
          </table:table-cell>
          <table:table-cell table:style-name="ce8" office:value-type="time" office:time-value="PT08H05M00S">
            <text:p>08:05:00</text:p>
          </table:table-cell>
          <table:table-cell table:style-name="ce11" office:value-type="time" office:time-value="PT01H04M41S">
            <text:p>01:04:41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9.9">
            <text:p>9,9</text:p>
          </table:table-cell>
          <table:table-cell office:value-type="string">
            <text:p>Kwh – LB – Eglosheim – Tamm</text:p>
          </table:table-cell>
          <table:table-cell table:number-columns-repeated="1017"/>
        </table:table-row>
        <table:table-row table:style-name="ro2">
          <table:table-cell table:formula="of:=[.A9]" office:value-type="float" office:value="1384">
            <text:p>1384</text:p>
          </table:table-cell>
          <table:table-cell table:style-name="ce5" table:formula="of:=[.B9]" office:value-type="date" office:date-value="2013-03-05">
            <text:p>05.03.2013</text:p>
          </table:table-cell>
          <table:table-cell table:style-name="ce8" office:value-type="time" office:time-value="PT20H28M00S">
            <text:p>20:28:00</text:p>
          </table:table-cell>
          <table:table-cell table:style-name="ce11" office:value-type="time" office:time-value="PT01H18M01S">
            <text:p>01:18:01</text:p>
          </table:table-cell>
          <table:table-cell table:style-name="ce12" office:value-type="float" office:value="100">
            <text:p>100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385">
            <text:p>1385</text:p>
          </table:table-cell>
          <table:table-cell table:style-name="ce5" table:formula="of:=[.B10]+1" office:value-type="date" office:date-value="2013-03-06">
            <text:p>06.03.2013</text:p>
          </table:table-cell>
          <table:table-cell table:style-name="ce8" office:value-type="time" office:time-value="PT20H58M00S">
            <text:p>20:58:00</text:p>
          </table:table-cell>
          <table:table-cell table:style-name="ce11" office:value-type="time" office:time-value="PT00H32M49S">
            <text:p>00:32:49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,0</text:p>
          </table:table-cell>
          <table:table-cell office:value-type="string">
            <text:p>Kwh-Runde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386">
            <text:p>1386</text:p>
          </table:table-cell>
          <table:table-cell table:style-name="ce5" table:formula="of:=[.B11]+1" office:value-type="date" office:date-value="2013-03-07">
            <text:p>07.03.2013</text:p>
          </table:table-cell>
          <table:table-cell table:style-name="ce8" office:value-type="time" office:time-value="PT08H49M00S">
            <text:p>08:49:00</text:p>
          </table:table-cell>
          <table:table-cell table:style-name="ce11" office:value-type="time" office:time-value="PT01H03M22S">
            <text:p>01:03:22</text:p>
          </table:table-cell>
          <table:table-cell table:style-name="ce12" office:value-type="float" office:value="127">
            <text:p>127</text:p>
          </table:table-cell>
          <table:table-cell table:style-name="ce15" office:value-type="float" office:value="10.7">
            <text:p>10,7</text:p>
          </table:table-cell>
          <table:table-cell office:value-type="string">
            <text:p>Kwh – Pflugfelden – Möglingen – Asperg – Eglosheim – Tamm</text:p>
          </table:table-cell>
          <table:table-cell table:number-columns-repeated="1017"/>
        </table:table-row>
        <table:table-row table:style-name="ro2">
          <table:table-cell table:formula="of:=[.A12]" office:value-type="float" office:value="1386">
            <text:p>1386</text:p>
          </table:table-cell>
          <table:table-cell table:style-name="ce5" table:formula="of:=[.B12]" office:value-type="date" office:date-value="2013-03-07">
            <text:p>07.03.2013</text:p>
          </table:table-cell>
          <table:table-cell table:style-name="ce8" office:value-type="time" office:time-value="PT18H55M00S">
            <text:p>18:55:00</text:p>
          </table:table-cell>
          <table:table-cell table:style-name="ce11" office:value-type="time" office:time-value="PT01H07M44S">
            <text:p>01:07:44</text:p>
          </table:table-cell>
          <table:table-cell table:style-name="ce12" office:value-type="float" office:value="114">
            <text:p>114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87">
            <text:p>1387</text:p>
          </table:table-cell>
          <table:table-cell table:style-name="ce5" table:formula="of:=[.B13]+1" office:value-type="date" office:date-value="2013-03-08">
            <text:p>08.03.2013</text:p>
          </table:table-cell>
          <table:table-cell table:style-name="ce8" office:value-type="time" office:time-value="PT08H50M00S">
            <text:p>08:50:00</text:p>
          </table:table-cell>
          <table:table-cell table:style-name="ce11" office:value-type="time" office:time-value="PT00H22M30S">
            <text:p>00:22:30</text:p>
          </table:table-cell>
          <table:table-cell table:style-name="ce12" office:value-type="float" office:value="115">
            <text:p>115</text:p>
          </table:table-cell>
          <table:table-cell table:style-name="ce15" office:value-type="float" office:value="3.7">
            <text:p>3,7</text:p>
          </table:table-cell>
          <table:table-cell office:value-type="string">
            <text:p>Kwh – Büro</text:p>
          </table:table-cell>
          <table:table-cell table:number-columns-repeated="1017"/>
        </table:table-row>
        <table:table-row table:style-name="ro2">
          <table:table-cell table:formula="of:=[.A14]" office:value-type="float" office:value="1387">
            <text:p>1387</text:p>
          </table:table-cell>
          <table:table-cell table:style-name="ce5" table:formula="of:=[.B14]" office:value-type="date" office:date-value="2013-03-08">
            <text:p>08.03.2013</text:p>
          </table:table-cell>
          <table:table-cell table:style-name="ce8" office:value-type="time" office:time-value="PT11H52M00S">
            <text:p>11:52:00</text:p>
          </table:table-cell>
          <table:table-cell table:style-name="ce11" office:value-type="time" office:time-value="PT00H22M03S">
            <text:p>00:22:03</text:p>
          </table:table-cell>
          <table:table-cell table:style-name="ce12" office:value-type="float" office:value="116">
            <text:p>116</text:p>
          </table:table-cell>
          <table:table-cell table:style-name="ce15" office:value-type="float" office:value="3.3">
            <text:p>3,3</text:p>
          </table:table-cell>
          <table:table-cell office:value-type="string">
            <text:p>Büro – Kwh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388">
            <text:p>1388</text:p>
          </table:table-cell>
          <table:table-cell table:style-name="ce5" table:formula="of:=[.B15]+1" office:value-type="date" office:date-value="2013-03-09">
            <text:p>09.03.2013</text:p>
          </table:table-cell>
          <table:table-cell table:style-name="ce8" office:value-type="time" office:time-value="PT20H02M00S">
            <text:p>20:02:00</text:p>
          </table:table-cell>
          <table:table-cell table:style-name="ce11" office:value-type="time" office:time-value="PT00H35M59S">
            <text:p>00:35:59</text:p>
          </table:table-cell>
          <table:table-cell table:style-name="ce12" office:value-type="string">
            <text:p>-</text:p>
          </table:table-cell>
          <table:table-cell table:style-name="ce15" office:value-type="float" office:value="4.9">
            <text:p>4,9</text:p>
          </table:table-cell>
          <table:table-cell office:value-type="string">
            <text:p>Kwh-Runde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389">
            <text:p>1389</text:p>
          </table:table-cell>
          <table:table-cell table:style-name="ce5" table:formula="of:=[.B16]+1" office:value-type="date" office:date-value="2013-03-10">
            <text:p>10.03.2013</text:p>
          </table:table-cell>
          <table:table-cell table:style-name="ce8" office:value-type="time" office:time-value="PT20H20M00S">
            <text:p>20:20:00</text:p>
          </table:table-cell>
          <table:table-cell table:style-name="ce11" office:value-type="time" office:time-value="PT00H32M32S">
            <text:p>00:32:32</text:p>
          </table:table-cell>
          <table:table-cell table:style-name="ce12" office:value-type="string">
            <text:p>-</text:p>
          </table:table-cell>
          <table:table-cell table:style-name="ce15" office:value-type="float" office:value="4.9">
            <text:p>4,9</text:p>
          </table:table-cell>
          <table:table-cell office:value-type="string">
            <text:p>Kwh-Runde</text:p>
          </table:table-cell>
          <table:table-cell table:formula="of:=SUM([.F7:.F17])" office:value-type="float" office:value="81.2">
            <text:p>81,2</text:p>
          </table:table-cell>
          <table:table-cell table:number-columns-repeated="1016"/>
        </table:table-row>
        <table:table-row table:style-name="ro2">
          <table:table-cell table:formula="of:=[.A17]+1" office:value-type="float" office:value="1390">
            <text:p>1390</text:p>
          </table:table-cell>
          <table:table-cell table:style-name="ce5" table:formula="of:=[.B17]+1" office:value-type="date" office:date-value="2013-03-11">
            <text:p>11.03.2013</text:p>
          </table:table-cell>
          <table:table-cell table:style-name="ce8" office:value-type="time" office:time-value="PT17H12M00S">
            <text:p>17:12:00</text:p>
          </table:table-cell>
          <table:table-cell table:style-name="ce11" office:value-type="time" office:time-value="PT01H19M32S">
            <text:p>01:19:32</text:p>
          </table:table-cell>
          <table:table-cell table:style-name="ce12" office:value-type="string">
            <text:p>-</text:p>
          </table:table-cell>
          <table:table-cell table:style-name="ce15" office:value-type="float" office:value="13.5">
            <text:p>13,5</text:p>
          </table:table-cell>
          <table:table-cell office:value-type="string">
            <text:p>Kwh – Zazenhausen – Mühlhausen – Münster – Burgholzhof – Zuffenhausen – Kwh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391">
            <text:p>1391</text:p>
          </table:table-cell>
          <table:table-cell table:style-name="ce5" table:formula="of:=[.B18]+1" office:value-type="date" office:date-value="2013-03-12">
            <text:p>12.03.2013</text:p>
          </table:table-cell>
          <table:table-cell table:style-name="ce8" office:value-type="time" office:time-value="PT17H04M00S">
            <text:p>17:04:00</text:p>
          </table:table-cell>
          <table:table-cell table:style-name="ce11" office:value-type="time" office:time-value="PT01H49M41S">
            <text:p>01:49:41</text:p>
          </table:table-cell>
          <table:table-cell table:style-name="ce12" office:value-type="float" office:value="119">
            <text:p>119</text:p>
          </table:table-cell>
          <table:table-cell table:style-name="ce15" office:value-type="float" office:value="17.6">
            <text:p>17,6</text:p>
          </table:table-cell>
          <table:table-cell office:value-type="string">
            <text:p>Kwh – Stammheim – Münchingen – Korntal – Zuffenhausen – Kwh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392">
            <text:p>1392</text:p>
          </table:table-cell>
          <table:table-cell table:style-name="ce5" table:formula="of:=[.B19]+1" office:value-type="date" office:date-value="2013-03-13">
            <text:p>13.03.2013</text:p>
          </table:table-cell>
          <table:table-cell table:style-name="ce8" office:value-type="time" office:time-value="PT07H44M00S">
            <text:p>07:44:00</text:p>
          </table:table-cell>
          <table:table-cell table:style-name="ce11" office:value-type="time" office:time-value="PT00H58M50S">
            <text:p>00:58:50</text:p>
          </table:table-cell>
          <table:table-cell table:style-name="ce12" office:value-type="float" office:value="130">
            <text:p>130</text:p>
          </table:table-cell>
          <table:table-cell table:style-name="ce15" office:value-type="float" office:value="9.8">
            <text:p>9,8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20]" office:value-type="float" office:value="1392">
            <text:p>1392</text:p>
          </table:table-cell>
          <table:table-cell table:style-name="ce5" table:formula="of:=[.B20]" office:value-type="date" office:date-value="2013-03-13">
            <text:p>13.03.2013</text:p>
          </table:table-cell>
          <table:table-cell table:style-name="ce8" office:value-type="time" office:time-value="PT18H46M00S">
            <text:p>18:46:00</text:p>
          </table:table-cell>
          <table:table-cell table:style-name="ce11" office:value-type="time" office:time-value="PT01H12M12S">
            <text:p>01:12:12</text:p>
          </table:table-cell>
          <table:table-cell table:style-name="ce12" office:value-type="float" office:value="106">
            <text:p>106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393">
            <text:p>1393</text:p>
          </table:table-cell>
          <table:table-cell table:style-name="ce5" table:formula="of:=[.B21]+1" office:value-type="date" office:date-value="2013-03-14">
            <text:p>14.03.2013</text:p>
          </table:table-cell>
          <table:table-cell table:style-name="ce8" office:value-type="time" office:time-value="PT08H32M00S">
            <text:p>08:32:00</text:p>
          </table:table-cell>
          <table:table-cell table:style-name="ce11" office:value-type="time" office:time-value="PT00H23M09S">
            <text:p>00:23:09</text:p>
          </table:table-cell>
          <table:table-cell table:style-name="ce12" office:value-type="float" office:value="125">
            <text:p>125</text:p>
          </table:table-cell>
          <table:table-cell table:style-name="ce15" office:value-type="float" office:value="3.6">
            <text:p>3,6</text:p>
          </table:table-cell>
          <table:table-cell office:value-type="string">
            <text:p>Möglingen – Asperg – Tamm</text:p>
          </table:table-cell>
          <table:table-cell table:number-columns-repeated="1017"/>
        </table:table-row>
        <table:table-row table:style-name="ro2">
          <table:table-cell table:formula="of:=[.A22]" office:value-type="float" office:value="1393">
            <text:p>1393</text:p>
          </table:table-cell>
          <table:table-cell table:style-name="ce5" table:formula="of:=[.B22]" office:value-type="date" office:date-value="2013-03-14">
            <text:p>14.03.2013</text:p>
          </table:table-cell>
          <table:table-cell table:style-name="ce8" office:value-type="time" office:time-value="PT20H38M00S">
            <text:p>20:38:00</text:p>
          </table:table-cell>
          <table:table-cell table:style-name="ce11" office:value-type="time" office:time-value="PT01H12M58S">
            <text:p>01:12:58</text:p>
          </table:table-cell>
          <table:table-cell table:style-name="ce12" office:value-type="float" office:value="103">
            <text:p>103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23]+1" office:value-type="float" office:value="1394">
            <text:p>1394</text:p>
          </table:table-cell>
          <table:table-cell table:style-name="ce5" table:formula="of:=[.B23]+1" office:value-type="date" office:date-value="2013-03-15">
            <text:p>15.03.2013</text:p>
          </table:table-cell>
          <table:table-cell table:style-name="ce8" office:value-type="time" office:time-value="PT08H48M00S">
            <text:p>08:48:00</text:p>
          </table:table-cell>
          <table:table-cell table:style-name="ce11" office:value-type="time" office:time-value="PT00H24M24S">
            <text:p>00:24:24</text:p>
          </table:table-cell>
          <table:table-cell table:style-name="ce12" office:value-type="float" office:value="111">
            <text:p>111</text:p>
          </table:table-cell>
          <table:table-cell table:style-name="ce15" office:value-type="float" office:value="3.7">
            <text:p>3,7</text:p>
          </table:table-cell>
          <table:table-cell office:value-type="string">
            <text:p>Möglingen – Asperg – Tamm</text:p>
          </table:table-cell>
          <table:table-cell table:number-columns-repeated="1017"/>
        </table:table-row>
        <table:table-row table:style-name="ro2">
          <table:table-cell table:formula="of:=[.A24]" office:value-type="float" office:value="1394">
            <text:p>1394</text:p>
          </table:table-cell>
          <table:table-cell table:style-name="ce5" table:formula="of:=[.B24]" office:value-type="date" office:date-value="2013-03-15">
            <text:p>15.03.2013</text:p>
          </table:table-cell>
          <table:table-cell table:style-name="ce8" office:value-type="time" office:time-value="PT19H16M00S">
            <text:p>19:16:00</text:p>
          </table:table-cell>
          <table:table-cell table:style-name="ce11" office:value-type="time" office:time-value="PT01H11M54S">
            <text:p>01:11:54</text:p>
          </table:table-cell>
          <table:table-cell table:style-name="ce12" office:value-type="float" office:value="105">
            <text:p>105</text:p>
          </table:table-cell>
          <table:table-cell table:style-name="ce15" office:value-type="float" office:value="9.8">
            <text:p>9,8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25]+1" office:value-type="float" office:value="1395">
            <text:p>1395</text:p>
          </table:table-cell>
          <table:table-cell table:style-name="ce5" table:formula="of:=[.B25]+1" office:value-type="date" office:date-value="2013-03-16">
            <text:p>16.03.2013</text:p>
          </table:table-cell>
          <table:table-cell table:style-name="ce8" office:value-type="time" office:time-value="PT17H36M00S">
            <text:p>17:36:00</text:p>
          </table:table-cell>
          <table:table-cell table:style-name="ce11" office:value-type="time" office:time-value="PT01H12M46S">
            <text:p>01:12:46</text:p>
          </table:table-cell>
          <table:table-cell table:style-name="ce12" office:value-type="float" office:value="120">
            <text:p>120</text:p>
          </table:table-cell>
          <table:table-cell table:style-name="ce15" office:value-type="float" office:value="11.2">
            <text:p>11,2</text:p>
          </table:table-cell>
          <table:table-cell office:value-type="string">
            <text:p>Kwh – Zazenhausen – Rot – RoterStich – Zuffenhausen – Kwh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396">
            <text:p>1396</text:p>
          </table:table-cell>
          <table:table-cell table:style-name="ce5" table:formula="of:=[.B26]+1" office:value-type="date" office:date-value="2013-03-17">
            <text:p>17.03.2013</text:p>
          </table:table-cell>
          <table:table-cell table:style-name="ce8" office:value-type="time" office:time-value="PT16H22M00S">
            <text:p>16:22:00</text:p>
          </table:table-cell>
          <table:table-cell table:style-name="ce11" office:value-type="time" office:time-value="PT02H34M56S">
            <text:p>02:34:56</text:p>
          </table:table-cell>
          <table:table-cell table:style-name="ce12" office:value-type="float" office:value="118">
            <text:p>118</text:p>
          </table:table-cell>
          <table:table-cell office:value-type="float" office:value="23.8">
            <text:p>23,8</text:p>
          </table:table-cell>
          <table:table-cell office:value-type="string">
            <text:p>Kwh – Zazenhausen – Mühlhausen – Oeffingen – Hegnach – Neckarrems – Pattonville – Kwh</text:p>
          </table:table-cell>
          <table:table-cell table:formula="of:=SUM([.F18:.F27])" office:value-type="float" office:value="112.4">
            <text:p>112,4</text:p>
          </table:table-cell>
          <table:table-cell table:number-columns-repeated="1016"/>
        </table:table-row>
        <table:table-row table:style-name="ro2">
          <table:table-cell table:formula="of:=[.A27]+1" office:value-type="float" office:value="1397">
            <text:p>1397</text:p>
          </table:table-cell>
          <table:table-cell table:style-name="ce5" table:formula="of:=[.B27]+1" office:value-type="date" office:date-value="2013-03-18">
            <text:p>18.03.2013</text:p>
          </table:table-cell>
          <table:table-cell table:style-name="ce8" office:value-type="time" office:time-value="PT19H45M00S">
            <text:p>19:45:00</text:p>
          </table:table-cell>
          <table:table-cell table:style-name="ce11" office:value-type="time" office:time-value="PT00H38M26S">
            <text:p>00:38:26</text:p>
          </table:table-cell>
          <table:table-cell table:style-name="ce12" office:value-type="string">
            <text:p>-</text:p>
          </table:table-cell>
          <table:table-cell table:style-name="ce15" office:value-type="float" office:value="5.8">
            <text:p>5,8</text:p>
          </table:table-cell>
          <table:table-cell office:value-type="string">
            <text:p>Kwh-Runde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398">
            <text:p>1398</text:p>
          </table:table-cell>
          <table:table-cell table:style-name="ce5" table:formula="of:=[.B28]+1" office:value-type="date" office:date-value="2013-03-19">
            <text:p>19.03.2013</text:p>
          </table:table-cell>
          <table:table-cell table:style-name="ce8" office:value-type="time" office:time-value="PT08H22M00S">
            <text:p>08:22:00</text:p>
          </table:table-cell>
          <table:table-cell table:style-name="ce11" office:value-type="time" office:time-value="PT00H54M30S">
            <text:p>00:54:30</text:p>
          </table:table-cell>
          <table:table-cell table:style-name="ce12" office:value-type="float" office:value="142">
            <text:p>142</text:p>
          </table:table-cell>
          <table:table-cell table:style-name="ce15" office:value-type="float" office:value="9.8">
            <text:p>9,8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29]" office:value-type="float" office:value="1398">
            <text:p>1398</text:p>
          </table:table-cell>
          <table:table-cell table:style-name="ce5" table:formula="of:=[.B29]" office:value-type="date" office:date-value="2013-03-19">
            <text:p>19.03.2013</text:p>
          </table:table-cell>
          <table:table-cell table:style-name="ce8" office:value-type="time" office:time-value="PT21H07M00S">
            <text:p>21:07:00</text:p>
          </table:table-cell>
          <table:table-cell table:style-name="ce11" office:value-type="time" office:time-value="PT01H05M12S">
            <text:p>01:05:12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399">
            <text:p>1399</text:p>
          </table:table-cell>
          <table:table-cell table:style-name="ce5" table:formula="of:=[.B30]+1" office:value-type="date" office:date-value="2013-03-20">
            <text:p>20.03.2013</text:p>
          </table:table-cell>
          <table:table-cell table:style-name="ce8" office:value-type="time" office:time-value="PT09H25M00S">
            <text:p>09:25:00</text:p>
          </table:table-cell>
          <table:table-cell table:style-name="ce11" office:value-type="time" office:time-value="PT00H48M08S">
            <text:p>00:48:08</text:p>
          </table:table-cell>
          <table:table-cell table:style-name="ce12" office:value-type="float" office:value="154">
            <text:p>154</text:p>
          </table:table-cell>
          <table:table-cell table:style-name="ce15" office:value-type="float" office:value="9.6">
            <text:p>9,6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31]" office:value-type="float" office:value="1399">
            <text:p>1399</text:p>
          </table:table-cell>
          <table:table-cell table:style-name="ce5" table:formula="of:=[.B31]" office:value-type="date" office:date-value="2013-03-20">
            <text:p>20.03.2013</text:p>
          </table:table-cell>
          <table:table-cell table:style-name="ce8" office:value-type="time" office:time-value="PT19H26M00S">
            <text:p>19:26:00</text:p>
          </table:table-cell>
          <table:table-cell table:style-name="ce11" office:value-type="time" office:time-value="PT01H14M11S">
            <text:p>01:14:11</text:p>
          </table:table-cell>
          <table:table-cell table:style-name="ce12" office:value-type="float" office:value="109">
            <text:p>109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400">
            <text:p>1400</text:p>
          </table:table-cell>
          <table:table-cell table:style-name="ce5" table:formula="of:=[.B32]+1" office:value-type="date" office:date-value="2013-03-21">
            <text:p>21.03.2013</text:p>
          </table:table-cell>
          <table:table-cell table:style-name="ce8" office:value-type="time" office:time-value="PT17H00M00S">
            <text:p>17:00:00</text:p>
          </table:table-cell>
          <table:table-cell table:style-name="ce11" office:value-type="time" office:time-value="PT01H26M45S">
            <text:p>01:26:45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13.3">
            <text:p>13,3</text:p>
          </table:table-cell>
          <table:table-cell office:value-type="string">
            <text:p>Kwh – Zazenhausen – Mühlhausen – Aldingen – Sonnenhof – Kwh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401">
            <text:p>1401</text:p>
          </table:table-cell>
          <table:table-cell table:style-name="ce5" table:formula="of:=[.B33]+1" office:value-type="date" office:date-value="2013-03-22">
            <text:p>22.03.2013</text:p>
          </table:table-cell>
          <table:table-cell table:style-name="ce8" office:value-type="time" office:time-value="PT08H51M00S">
            <text:p>08:51:00</text:p>
          </table:table-cell>
          <table:table-cell table:style-name="ce11" office:value-type="time" office:time-value="PT01H15M00S">
            <text:p>01:15:00</text:p>
          </table:table-cell>
          <table:table-cell table:style-name="ce12" office:value-type="string">
            <text:p>-</text:p>
          </table:table-cell>
          <table:table-cell table:style-name="ce15" office:value-type="float" office:value="12">
            <text:p>12,0</text:p>
          </table:table-cell>
          <table:table-cell office:value-type="string">
            <text:p>Kwh – Ludwigsburg – Tamm</text:p>
          </table:table-cell>
          <table:table-cell table:number-columns-repeated="1017"/>
        </table:table-row>
        <table:table-row table:style-name="ro2">
          <table:table-cell table:formula="of:=[.A34]" office:value-type="float" office:value="1401">
            <text:p>1401</text:p>
          </table:table-cell>
          <table:table-cell table:style-name="ce5" table:formula="of:=[.B34]" office:value-type="date" office:date-value="2013-03-22">
            <text:p>22.03.2013</text:p>
          </table:table-cell>
          <table:table-cell table:style-name="ce8" office:value-type="time" office:time-value="PT20H08M00S">
            <text:p>20:08:00</text:p>
          </table:table-cell>
          <table:table-cell table:style-name="ce11" office:value-type="time" office:time-value="PT01H13M04S">
            <text:p>01:13:04</text:p>
          </table:table-cell>
          <table:table-cell table:style-name="ce12" office:value-type="float" office:value="103">
            <text:p>103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402">
            <text:p>1402</text:p>
          </table:table-cell>
          <table:table-cell table:style-name="ce5" table:formula="of:=[.B35]+1" office:value-type="date" office:date-value="2013-03-23">
            <text:p>23.03.2013</text:p>
          </table:table-cell>
          <table:table-cell table:style-name="ce8" office:value-type="time" office:time-value="PT18H57M00S">
            <text:p>18:57:00</text:p>
          </table:table-cell>
          <table:table-cell table:style-name="ce11" office:value-type="time" office:time-value="PT00H37M43S">
            <text:p>00:37:43</text:p>
          </table:table-cell>
          <table:table-cell table:style-name="ce12" office:value-type="float" office:value="108">
            <text:p>108</text:p>
          </table:table-cell>
          <table:table-cell table:style-name="ce15" office:value-type="float" office:value="5.5">
            <text:p>5,5</text:p>
          </table:table-cell>
          <table:table-cell office:value-type="string">
            <text:p>Kwh – Zazenhausen – Kwh</text:p>
          </table:table-cell>
          <table:table-cell table:number-columns-repeated="1017"/>
        </table:table-row>
        <table:table-row table:style-name="ro2">
          <table:table-cell table:formula="of:=[.A36]+1" office:value-type="float" office:value="1403">
            <text:p>1403</text:p>
          </table:table-cell>
          <table:table-cell table:style-name="ce5" table:formula="of:=[.B36]+1" office:value-type="date" office:date-value="2013-03-24">
            <text:p>24.03.2013</text:p>
          </table:table-cell>
          <table:table-cell table:style-name="ce8" office:value-type="time" office:time-value="PT11H16M00S">
            <text:p>11:16:00</text:p>
          </table:table-cell>
          <table:table-cell table:style-name="ce11" office:value-type="time" office:time-value="PT01H21M33S">
            <text:p>01:21:33</text:p>
          </table:table-cell>
          <table:table-cell table:style-name="ce12" office:value-type="float" office:value="120">
            <text:p>120</text:p>
          </table:table-cell>
          <table:table-cell table:style-name="ce15" office:value-type="float" office:value="13.2">
            <text:p>13,2</text:p>
          </table:table-cell>
          <table:table-cell office:value-type="string">
            <text:p>Kwh – Aldingen – Sonnenhof – Kwh</text:p>
          </table:table-cell>
          <table:table-cell table:formula="of:=SUM([.F28:.F37])" office:value-type="float" office:value="98">
            <text:p>98</text:p>
          </table:table-cell>
          <table:table-cell table:number-columns-repeated="1016"/>
        </table:table-row>
        <table:table-row table:style-name="ro2">
          <table:table-cell table:formula="of:=[.A37]+1" office:value-type="float" office:value="1404">
            <text:p>1404</text:p>
          </table:table-cell>
          <table:table-cell table:style-name="ce5" table:formula="of:=[.B37]+1" office:value-type="date" office:date-value="2013-03-25">
            <text:p>25.03.2013</text:p>
          </table:table-cell>
          <table:table-cell table:style-name="ce8" office:value-type="time" office:time-value="PT17H30M00S">
            <text:p>17:30:00</text:p>
          </table:table-cell>
          <table:table-cell table:style-name="ce11" office:value-type="time" office:time-value="PT00H32M45S">
            <text:p>00:32:45</text:p>
          </table:table-cell>
          <table:table-cell table:style-name="ce12" office:value-type="float" office:value="95">
            <text:p>95</text:p>
          </table:table-cell>
          <table:table-cell table:style-name="ce15" office:value-type="float" office:value="4.8">
            <text:p>4,8</text:p>
          </table:table-cell>
          <table:table-cell office:value-type="string">
            <text:p>Kwh-Runde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405">
            <text:p>1405</text:p>
          </table:table-cell>
          <table:table-cell table:style-name="ce5" table:formula="of:=[.B38]+1" office:value-type="date" office:date-value="2013-03-26">
            <text:p>26.03.2013</text:p>
          </table:table-cell>
          <table:table-cell table:style-name="ce8" office:value-type="time" office:time-value="PT19H29M00S">
            <text:p>19:29:00</text:p>
          </table:table-cell>
          <table:table-cell table:style-name="ce11" office:value-type="time" office:time-value="PT00H37M38S">
            <text:p>00:37:38</text:p>
          </table:table-cell>
          <table:table-cell table:style-name="ce12" office:value-type="float" office:value="95">
            <text:p>95</text:p>
          </table:table-cell>
          <table:table-cell table:style-name="ce15" office:value-type="float" office:value="4.8">
            <text:p>4,8</text:p>
          </table:table-cell>
          <table:table-cell office:value-type="string">
            <text:p>Kwh-Runde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406">
            <text:p>1406</text:p>
          </table:table-cell>
          <table:table-cell table:style-name="ce5" table:formula="of:=[.B39]+1" office:value-type="date" office:date-value="2013-03-27">
            <text:p>27.03.2013</text:p>
          </table:table-cell>
          <table:table-cell table:style-name="ce8" office:value-type="time" office:time-value="PT18H10M00S">
            <text:p>18:10:00</text:p>
          </table:table-cell>
          <table:table-cell table:style-name="ce11" office:value-type="time" office:time-value="PT01H20M00S">
            <text:p>01:20:00</text:p>
          </table:table-cell>
          <table:table-cell table:style-name="ce12" office:value-type="float" office:value="111">
            <text:p>111</text:p>
          </table:table-cell>
          <table:table-cell table:style-name="ce15" office:value-type="float" office:value="13">
            <text:p>13,0</text:p>
          </table:table-cell>
          <table:table-cell office:value-type="string">
            <text:p>Kwh – Büro – Kwh</text:p>
          </table:table-cell>
          <table:table-cell table:number-columns-repeated="1017"/>
        </table:table-row>
        <table:table-row table:style-name="ro2">
          <table:table-cell table:formula="of:=[.A40]+1" office:value-type="float" office:value="1407">
            <text:p>1407</text:p>
          </table:table-cell>
          <table:table-cell table:style-name="ce5" table:formula="of:=[.B40]+1" office:value-type="date" office:date-value="2013-03-28">
            <text:p>28.03.2013</text:p>
          </table:table-cell>
          <table:table-cell table:style-name="ce8" office:value-type="time" office:time-value="PT19H57M00S">
            <text:p>19:57:00</text:p>
          </table:table-cell>
          <table:table-cell table:style-name="ce11" office:value-type="time" office:time-value="PT00H28M06S">
            <text:p>00:28:06</text:p>
          </table:table-cell>
          <table:table-cell table:style-name="ce12" office:value-type="float" office:value="109">
            <text:p>109</text:p>
          </table:table-cell>
          <table:table-cell table:style-name="ce15" office:value-type="float" office:value="4">
            <text:p>4,0</text:p>
          </table:table-cell>
          <table:table-cell office:value-type="string">
            <text:p>Kwh – Globus – Dorfwiese – Kwh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408">
            <text:p>1408</text:p>
          </table:table-cell>
          <table:table-cell table:style-name="ce5" table:formula="of:=[.B41]+1" office:value-type="date" office:date-value="2013-03-29">
            <text:p>29.03.2013</text:p>
          </table:table-cell>
          <table:table-cell table:style-name="ce8" office:value-type="time" office:time-value="PT20H54M00S">
            <text:p>20:54:00</text:p>
          </table:table-cell>
          <table:table-cell table:style-name="ce11" office:value-type="time" office:time-value="PT00H38M11S">
            <text:p>00:38:11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5.7">
            <text:p>5,7</text:p>
          </table:table-cell>
          <table:table-cell office:value-type="string">
            <text:p>Kwh-Runde</text:p>
          </table:table-cell>
          <table:table-cell table:number-columns-repeated="1017"/>
        </table:table-row>
        <table:table-row table:style-name="ro2">
          <table:table-cell table:formula="of:=[.A42]+1" office:value-type="float" office:value="1409">
            <text:p>1409</text:p>
          </table:table-cell>
          <table:table-cell table:style-name="ce5" table:formula="of:=[.B42]+1" office:value-type="date" office:date-value="2013-03-30">
            <text:p>30.03.2013</text:p>
          </table:table-cell>
          <table:table-cell table:style-name="ce8" office:value-type="time" office:time-value="PT18H36M00S">
            <text:p>18:36:00</text:p>
          </table:table-cell>
          <table:table-cell table:style-name="ce11" office:value-type="time" office:time-value="PT00H46M27S">
            <text:p>00:46:27</text:p>
          </table:table-cell>
          <table:table-cell table:style-name="ce12" office:value-type="float" office:value="115">
            <text:p>115</text:p>
          </table:table-cell>
          <table:table-cell table:style-name="ce15" office:value-type="float" office:value="7.2">
            <text:p>7,2</text:p>
          </table:table-cell>
          <table:table-cell office:value-type="string">
            <text:p>Rund um den Golfplatz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410">
            <text:p>1410</text:p>
          </table:table-cell>
          <table:table-cell table:style-name="ce5" table:formula="of:=[.B43]+1" office:value-type="date" office:date-value="2013-03-31">
            <text:p>31.03.2013</text:p>
          </table:table-cell>
          <table:table-cell table:style-name="ce8" office:value-type="time" office:time-value="PT17H47M00S">
            <text:p>17:47:00</text:p>
          </table:table-cell>
          <table:table-cell table:style-name="ce11" office:value-type="time" office:time-value="PT00H44M00S">
            <text:p>00:44:00</text:p>
          </table:table-cell>
          <table:table-cell table:style-name="ce12" office:value-type="float" office:value="115">
            <text:p>115</text:p>
          </table:table-cell>
          <table:table-cell table:style-name="ce15" office:value-type="float" office:value="7.7">
            <text:p>7,7</text:p>
          </table:table-cell>
          <table:table-cell office:value-type="string">
            <text:p>Rund um den Golfplatz</text:p>
          </table:table-cell>
          <table:table-cell table:formula="of:=SUM([.F38:.F44])" office:value-type="float" office:value="47.2">
            <text:p>47,2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/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number-rows-repeated="30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46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-0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9" office:value-type="string">
            <text:p>Dauer</text:p>
          </table:table-cell>
          <table:table-cell table:style-name="ce9" office:value-type="string">
            <text:p>Puls</text:p>
          </table:table-cell>
          <table:table-cell table:style-name="ce13" office:value-type="string">
            <text:p>Distanz</text:p>
          </table:table-cell>
          <table:table-cell table:style-name="ce1" office:value-type="string">
            <text:p>Bemerkung</text:p>
          </table:table-cell>
          <table:table-cell table:style-name="ce1" table:formula="of:=SUM([.F2:.F65535])" office:value-type="float" office:value="22506.617027027">
            <text:p>22506,62</text:p>
          </table:table-cell>
          <table:table-cell table:style-name="ce16" table:formula="of:=SUM([.D2:.D65441])" office:value-type="time" office:time-value="PT2264H59M07S">
            <text:p>08:59:07</text:p>
          </table:table-cell>
          <table:table-cell table:style-name="ce1" table:number-columns-repeated="1014"/>
          <table:table-cell/>
        </table:table-row>
        <table:table-row table:style-name="ro2">
          <table:table-cell table:style-name="ce2" table:formula="of:=SUM(['2013-01'.A50])" office:value-type="float" office:value="1351">
            <text:p>1351</text:p>
          </table:table-cell>
          <table:table-cell table:style-name="ce5" table:formula="of:=SUM(['2013-01'.B50])" office:value-type="date" office:date-value="2013-01-31">
            <text:p>31.01.2013</text:p>
          </table:table-cell>
          <table:table-cell table:style-name="ce7" office:value-type="time" office:time-value="PT00H00M00S">
            <text:p>00:00:00</text:p>
          </table:table-cell>
          <table:table-cell table:style-name="ce10" table:formula="of:=SUM(['2013-01'.I1])" office:value-type="time" office:time-value="PT2216H48M39S">
            <text:p>08:48:39</text:p>
          </table:table-cell>
          <table:table-cell table:style-name="ce10"/>
          <table:table-cell table:style-name="ce14" table:formula="of:=SUM(['2013-01'.H1])" office:value-type="float" office:value="22066.917027027">
            <text:p>22066,92</text:p>
          </table:table-cell>
          <table:table-cell table:style-name="ce2" office:value-type="string">
            <text:p>Übertrag 400:33:32</text:p>
          </table:table-cell>
          <table:table-cell table:style-name="ce2" table:formula="of:=SUM(['2013-01'.H50])" office:value-type="float" office:value="77.9">
            <text:p>77,9</text:p>
          </table:table-cell>
          <table:table-cell table:style-name="ce2" table:number-columns-repeated="1015"/>
          <table:table-cell/>
        </table:table-row>
        <table:table-row table:style-name="ro2">
          <table:table-cell table:formula="of:=[.A2]+1" office:value-type="float" office:value="1352">
            <text:p>1352</text:p>
          </table:table-cell>
          <table:table-cell table:style-name="ce5" table:formula="of:=[.B2]+1" office:value-type="date" office:date-value="2013-02-01">
            <text:p>01.02.2013</text:p>
          </table:table-cell>
          <table:table-cell table:style-name="ce8" office:value-type="time" office:time-value="PT11H10M00S">
            <text:p>11:10:00</text:p>
          </table:table-cell>
          <table:table-cell table:style-name="ce11" office:value-type="time" office:time-value="PT01H49M41S">
            <text:p>01:49:41</text:p>
          </table:table-cell>
          <table:table-cell table:style-name="ce12" office:value-type="float" office:value="119">
            <text:p>119</text:p>
          </table:table-cell>
          <table:table-cell table:style-name="ce15" office:value-type="float" office:value="17.3">
            <text:p>17,3</text:p>
          </table:table-cell>
          <table:table-cell office:value-type="string">
            <text:p>Kwh – Zazenhausen – Mühlhausen – Münster – Hallschlag – RBK – Pragsattel – Kwh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353">
            <text:p>1353</text:p>
          </table:table-cell>
          <table:table-cell table:style-name="ce5" table:formula="of:=[.B3]+1" office:value-type="date" office:date-value="2013-02-02">
            <text:p>02.02.2013</text:p>
          </table:table-cell>
          <table:table-cell table:style-name="ce8" office:value-type="time" office:time-value="PT17H30M00S">
            <text:p>17:30:00</text:p>
          </table:table-cell>
          <table:table-cell table:style-name="ce11" office:value-type="time" office:time-value="PT00H57M50S">
            <text:p>00:57:50</text:p>
          </table:table-cell>
          <table:table-cell table:style-name="ce12" office:value-type="float" office:value="129">
            <text:p>129</text:p>
          </table:table-cell>
          <table:table-cell table:style-name="ce15" office:value-type="float" office:value="9.4">
            <text:p>9,4</text:p>
          </table:table-cell>
          <table:table-cell office:value-type="string">
            <text:p>Kwh – Zazenhausen – Kwh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354">
            <text:p>1354</text:p>
          </table:table-cell>
          <table:table-cell table:style-name="ce5" table:formula="of:=[.B4]+1" office:value-type="date" office:date-value="2013-02-03">
            <text:p>03.02.2013</text:p>
          </table:table-cell>
          <table:table-cell table:style-name="ce8" office:value-type="time" office:time-value="PT17H26M00S">
            <text:p>17:26:00</text:p>
          </table:table-cell>
          <table:table-cell table:style-name="ce11" office:value-type="time" office:time-value="PT01H09M09S">
            <text:p>01:09:09</text:p>
          </table:table-cell>
          <table:table-cell table:style-name="ce12" office:value-type="float" office:value="118">
            <text:p>118</text:p>
          </table:table-cell>
          <table:table-cell table:style-name="ce15" office:value-type="float" office:value="10.4">
            <text:p>10,4</text:p>
          </table:table-cell>
          <table:table-cell office:value-type="string">
            <text:p>Kwh – Zazenhausen – Kwh</text:p>
          </table:table-cell>
          <table:table-cell table:formula="of:=SUM([.F3:.F5];[.H2])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 table:formula="of:=[.A5]+1" office:value-type="float" office:value="1355">
            <text:p>1355</text:p>
          </table:table-cell>
          <table:table-cell table:style-name="ce5" table:formula="of:=[.B5]+1" office:value-type="date" office:date-value="2013-02-04">
            <text:p>04.02.2013</text:p>
          </table:table-cell>
          <table:table-cell table:style-name="ce8" office:value-type="time" office:time-value="PT08H59M00S">
            <text:p>08:59:00</text:p>
          </table:table-cell>
          <table:table-cell table:style-name="ce11" office:value-type="time" office:time-value="PT01H03M28S">
            <text:p>01:03:28</text:p>
          </table:table-cell>
          <table:table-cell table:style-name="ce12" office:value-type="float" office:value="123">
            <text:p>123</text:p>
          </table:table-cell>
          <table:table-cell table:style-name="ce15" office:value-type="float" office:value="10.5">
            <text:p>10,5</text:p>
          </table:table-cell>
          <table:table-cell office:value-type="string">
            <text:p>Kwh – LB – Eglosheim – Tamm</text:p>
          </table:table-cell>
          <table:table-cell table:number-columns-repeated="1017"/>
        </table:table-row>
        <table:table-row table:style-name="ro2">
          <table:table-cell table:formula="of:=[.A6]" office:value-type="float" office:value="1355">
            <text:p>1355</text:p>
          </table:table-cell>
          <table:table-cell table:style-name="ce5" table:formula="of:=[.B6]" office:value-type="date" office:date-value="2013-02-04">
            <text:p>04.02.2013</text:p>
          </table:table-cell>
          <table:table-cell table:style-name="ce8" office:value-type="time" office:time-value="PT17H52M00S">
            <text:p>17:52:00</text:p>
          </table:table-cell>
          <table:table-cell table:style-name="ce11" office:value-type="time" office:time-value="PT01H07M35S">
            <text:p>01:07:35</text:p>
          </table:table-cell>
          <table:table-cell table:style-name="ce12" office:value-type="float" office:value="118">
            <text:p>118</text:p>
          </table:table-cell>
          <table:table-cell table:style-name="ce15" office:value-type="float" office:value="9.8">
            <text:p>9,8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7]+1" office:value-type="float" office:value="1356">
            <text:p>1356</text:p>
          </table:table-cell>
          <table:table-cell table:style-name="ce5" table:formula="of:=[.B7]+1" office:value-type="date" office:date-value="2013-02-05">
            <text:p>05.02.2013</text:p>
          </table:table-cell>
          <table:table-cell table:style-name="ce8" office:value-type="time" office:time-value="PT09H01M00S">
            <text:p>09:01:00</text:p>
          </table:table-cell>
          <table:table-cell table:style-name="ce11" office:value-type="time" office:time-value="PT01H19M03S">
            <text:p>01:19:03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12.7">
            <text:p>12,7</text:p>
          </table:table-cell>
          <table:table-cell office:value-type="string">
            <text:p>Kwh – LB – Monrepos – Tamm</text:p>
          </table:table-cell>
          <table:table-cell table:number-columns-repeated="1017"/>
        </table:table-row>
        <table:table-row table:style-name="ro2">
          <table:table-cell table:formula="of:=[.A8]" office:value-type="float" office:value="1356">
            <text:p>1356</text:p>
          </table:table-cell>
          <table:table-cell table:style-name="ce5" table:formula="of:=[.B8]" office:value-type="date" office:date-value="2013-02-05">
            <text:p>05.02.2013</text:p>
          </table:table-cell>
          <table:table-cell table:style-name="ce8" office:value-type="time" office:time-value="PT19H44M00S">
            <text:p>19:44:00</text:p>
          </table:table-cell>
          <table:table-cell table:style-name="ce11" office:value-type="time" office:time-value="PT01H07M24S">
            <text:p>01:07:24</text:p>
          </table:table-cell>
          <table:table-cell table:style-name="ce12" office:value-type="float" office:value="112">
            <text:p>112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9]+1" office:value-type="float" office:value="1357">
            <text:p>1357</text:p>
          </table:table-cell>
          <table:table-cell table:style-name="ce5" table:formula="of:=[.B9]+1" office:value-type="date" office:date-value="2013-02-06">
            <text:p>06.02.2013</text:p>
          </table:table-cell>
          <table:table-cell table:style-name="ce8" office:value-type="time" office:time-value="PT09H19M00S">
            <text:p>09:19:00</text:p>
          </table:table-cell>
          <table:table-cell table:style-name="ce11" office:value-type="time" office:time-value="PT01H23M26S">
            <text:p>01:23:26</text:p>
          </table:table-cell>
          <table:table-cell table:style-name="ce12" office:value-type="float" office:value="115">
            <text:p>115</text:p>
          </table:table-cell>
          <table:table-cell table:style-name="ce15" office:value-type="float" office:value="12.7">
            <text:p>12,7</text:p>
          </table:table-cell>
          <table:table-cell office:value-type="string">
            <text:p>Kwh – LB – Monrepos – Tamm</text:p>
          </table:table-cell>
          <table:table-cell table:number-columns-repeated="1017"/>
        </table:table-row>
        <table:table-row table:style-name="ro2">
          <table:table-cell table:formula="of:=[.A10]" office:value-type="float" office:value="1357">
            <text:p>1357</text:p>
          </table:table-cell>
          <table:table-cell table:style-name="ce5" table:formula="of:=[.B10]" office:value-type="date" office:date-value="2013-02-06">
            <text:p>06.02.2013</text:p>
          </table:table-cell>
          <table:table-cell table:style-name="ce8" office:value-type="time" office:time-value="PT19H00M00S">
            <text:p>19:00:00</text:p>
          </table:table-cell>
          <table:table-cell table:style-name="ce11" office:value-type="time" office:time-value="PT01H07M00S">
            <text:p>01:07:00</text:p>
          </table:table-cell>
          <table:table-cell table:style-name="ce12" office:value-type="float" office:value="110">
            <text:p>110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358">
            <text:p>1358</text:p>
          </table:table-cell>
          <table:table-cell table:style-name="ce5" table:formula="of:=[.B11]+1" office:value-type="date" office:date-value="2013-02-07">
            <text:p>07.02.2013</text:p>
          </table:table-cell>
          <table:table-cell table:style-name="ce8" office:value-type="time" office:time-value="PT08H29M00S">
            <text:p>08:29:00</text:p>
          </table:table-cell>
          <table:table-cell table:style-name="ce11" office:value-type="time" office:time-value="PT00H24M36S">
            <text:p>00:24:36</text:p>
          </table:table-cell>
          <table:table-cell table:style-name="ce12" office:value-type="float" office:value="111">
            <text:p>111</text:p>
          </table:table-cell>
          <table:table-cell table:style-name="ce15" office:value-type="float" office:value="3.8">
            <text:p>3,8</text:p>
          </table:table-cell>
          <table:table-cell office:value-type="string">
            <text:p>Möglingen – Asperg – Tamm</text:p>
          </table:table-cell>
          <table:table-cell table:number-columns-repeated="1017"/>
        </table:table-row>
        <table:table-row table:style-name="ro2">
          <table:table-cell table:formula="of:=[.A12]" office:value-type="float" office:value="1358">
            <text:p>1358</text:p>
          </table:table-cell>
          <table:table-cell table:style-name="ce5" table:formula="of:=[.B12]" office:value-type="date" office:date-value="2013-02-07">
            <text:p>07.02.2013</text:p>
          </table:table-cell>
          <table:table-cell table:style-name="ce8" office:value-type="time" office:time-value="PT19H03M00S">
            <text:p>19:03:00</text:p>
          </table:table-cell>
          <table:table-cell table:style-name="ce11" office:value-type="time" office:time-value="PT01H05M05S">
            <text:p>01:05:05</text:p>
          </table:table-cell>
          <table:table-cell table:style-name="ce12" office:value-type="float" office:value="118">
            <text:p>118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1359">
            <text:p>1359</text:p>
          </table:table-cell>
          <table:table-cell table:style-name="ce5" table:formula="of:=[.B13]+1" office:value-type="date" office:date-value="2013-02-08">
            <text:p>08.02.2013</text:p>
          </table:table-cell>
          <table:table-cell table:style-name="ce8" office:value-type="time" office:time-value="PT10H38M00S">
            <text:p>10:38:00</text:p>
          </table:table-cell>
          <table:table-cell table:style-name="ce11" office:value-type="time" office:time-value="PT00H59M58S">
            <text:p>00:59:58</text:p>
          </table:table-cell>
          <table:table-cell table:style-name="ce12" office:value-type="float" office:value="127">
            <text:p>127</text:p>
          </table:table-cell>
          <table:table-cell table:style-name="ce15" office:value-type="float" office:value="9.7">
            <text:p>9,7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14]" office:value-type="float" office:value="1359">
            <text:p>1359</text:p>
          </table:table-cell>
          <table:table-cell table:style-name="ce5" table:formula="of:=[.B14]" office:value-type="date" office:date-value="2013-02-08">
            <text:p>08.02.2013</text:p>
          </table:table-cell>
          <table:table-cell table:style-name="ce8" office:value-type="time" office:time-value="PT20H09M00S">
            <text:p>20:09:00</text:p>
          </table:table-cell>
          <table:table-cell table:style-name="ce11" office:value-type="time" office:time-value="PT01H16M43S">
            <text:p>01:16:43</text:p>
          </table:table-cell>
          <table:table-cell table:style-name="ce12" office:value-type="float" office:value="110">
            <text:p>110</text:p>
          </table:table-cell>
          <table:table-cell table:style-name="ce15" office:value-type="float" office:value="9.8">
            <text:p>9,8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1360">
            <text:p>1360</text:p>
          </table:table-cell>
          <table:table-cell table:style-name="ce5" table:formula="of:=[.B15]+1" office:value-type="date" office:date-value="2013-02-09">
            <text:p>09.02.2013</text:p>
          </table:table-cell>
          <table:table-cell table:style-name="ce8" office:value-type="time" office:time-value="PT18H28M00S">
            <text:p>18:28:00</text:p>
          </table:table-cell>
          <table:table-cell table:style-name="ce11" office:value-type="time" office:time-value="PT00H34M28S">
            <text:p>00:34:28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,0</text:p>
          </table:table-cell>
          <table:table-cell office:value-type="string">
            <text:p>Kwh-Runde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361">
            <text:p>1361</text:p>
          </table:table-cell>
          <table:table-cell table:style-name="ce5" table:formula="of:=[.B16]+1" office:value-type="date" office:date-value="2013-02-10">
            <text:p>10.02.2013</text:p>
          </table:table-cell>
          <table:table-cell table:style-name="ce8" office:value-type="time" office:time-value="PT15H36M00S">
            <text:p>15:36:00</text:p>
          </table:table-cell>
          <table:table-cell table:style-name="ce11" office:value-type="time" office:time-value="PT02H13M30S">
            <text:p>02:13:30</text:p>
          </table:table-cell>
          <table:table-cell table:style-name="ce12" office:value-type="string">
            <text:p>-</text:p>
          </table:table-cell>
          <table:table-cell table:style-name="ce15" office:value-type="float" office:value="21.7">
            <text:p>21,7</text:p>
          </table:table-cell>
          <table:table-cell office:value-type="string">
            <text:p>Kwh – Zazenhausen – Mühlhausen – Aldingen – Neckarrems – LB – Kwh</text:p>
          </table:table-cell>
          <table:table-cell table:formula="of:=SUM([.F6:.F17])" office:value-type="float" office:value="124.5">
            <text:p>124,5</text:p>
          </table:table-cell>
          <table:table-cell table:number-columns-repeated="1016"/>
        </table:table-row>
        <table:table-row table:style-name="ro2">
          <table:table-cell table:formula="of:=[.A17]+1" office:value-type="float" office:value="1362">
            <text:p>1362</text:p>
          </table:table-cell>
          <table:table-cell table:style-name="ce5" table:formula="of:=[.B17]+1" office:value-type="date" office:date-value="2013-02-11">
            <text:p>11.02.2013</text:p>
          </table:table-cell>
          <table:table-cell table:style-name="ce8" office:value-type="time" office:time-value="PT10H07M00S">
            <text:p>10:07:00</text:p>
          </table:table-cell>
          <table:table-cell table:style-name="ce11" office:value-type="time" office:time-value="PT00H59M02S">
            <text:p>00:59:02</text:p>
          </table:table-cell>
          <table:table-cell table:style-name="ce12" office:value-type="float" office:value="131">
            <text:p>131</text:p>
          </table:table-cell>
          <table:table-cell table:style-name="ce15" office:value-type="float" office:value="10.2">
            <text:p>10,2</text:p>
          </table:table-cell>
          <table:table-cell office:value-type="string">
            <text:p>Kwh – LB – Eglosheim – Tamm</text:p>
          </table:table-cell>
          <table:table-cell table:number-columns-repeated="1017"/>
        </table:table-row>
        <table:table-row table:style-name="ro2">
          <table:table-cell table:formula="of:=[.A18]" office:value-type="float" office:value="1362">
            <text:p>1362</text:p>
          </table:table-cell>
          <table:table-cell table:style-name="ce5" table:formula="of:=[.B18]" office:value-type="date" office:date-value="2013-02-11">
            <text:p>11.02.2013</text:p>
          </table:table-cell>
          <table:table-cell table:style-name="ce8" office:value-type="time" office:time-value="PT18H52M00S">
            <text:p>18:52:00</text:p>
          </table:table-cell>
          <table:table-cell table:style-name="ce11" office:value-type="time" office:time-value="PT01H03M50S">
            <text:p>01:03:50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363">
            <text:p>1363</text:p>
          </table:table-cell>
          <table:table-cell table:style-name="ce5" table:formula="of:=[.B19]+1" office:value-type="date" office:date-value="2013-02-12">
            <text:p>12.02.2013</text:p>
          </table:table-cell>
          <table:table-cell table:style-name="ce8" office:value-type="time" office:time-value="PT09H09M00S">
            <text:p>09:09:00</text:p>
          </table:table-cell>
          <table:table-cell table:style-name="ce11" office:value-type="time" office:time-value="PT01H16M23S">
            <text:p>01:16:23</text:p>
          </table:table-cell>
          <table:table-cell table:style-name="ce12" office:value-type="float" office:value="127">
            <text:p>127</text:p>
          </table:table-cell>
          <table:table-cell table:style-name="ce15" office:value-type="float" office:value="12.7">
            <text:p>12,7</text:p>
          </table:table-cell>
          <table:table-cell office:value-type="string">
            <text:p>Kwh – LB – Monrepos – Tamm</text:p>
          </table:table-cell>
          <table:table-cell table:number-columns-repeated="1017"/>
        </table:table-row>
        <table:table-row table:style-name="ro2">
          <table:table-cell table:formula="of:=[.A20]" office:value-type="float" office:value="1363">
            <text:p>1363</text:p>
          </table:table-cell>
          <table:table-cell table:style-name="ce5" table:formula="of:=[.B20]" office:value-type="date" office:date-value="2013-02-12">
            <text:p>12.02.2013</text:p>
          </table:table-cell>
          <table:table-cell table:style-name="ce8" office:value-type="time" office:time-value="PT16H48M00S">
            <text:p>16:48:00</text:p>
          </table:table-cell>
          <table:table-cell table:style-name="ce11" office:value-type="time" office:time-value="PT01H06M56S">
            <text:p>01:06:56</text:p>
          </table:table-cell>
          <table:table-cell table:style-name="ce12" office:value-type="float" office:value="113">
            <text:p>113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364">
            <text:p>1364</text:p>
          </table:table-cell>
          <table:table-cell table:style-name="ce5" table:formula="of:=[.B21]+1" office:value-type="date" office:date-value="2013-02-13">
            <text:p>13.02.2013</text:p>
          </table:table-cell>
          <table:table-cell table:style-name="ce8" office:value-type="time" office:time-value="PT16H34M00S">
            <text:p>16:34:00</text:p>
          </table:table-cell>
          <table:table-cell table:style-name="ce11" office:value-type="time" office:time-value="PT01H22M30S">
            <text:p>01:22:30</text:p>
          </table:table-cell>
          <table:table-cell table:style-name="ce12" office:value-type="float" office:value="119">
            <text:p>119</text:p>
          </table:table-cell>
          <table:table-cell table:style-name="ce15" office:value-type="float" office:value="12.6">
            <text:p>12,6</text:p>
          </table:table-cell>
          <table:table-cell office:value-type="string">
            <text:p>Kwh – Zazenhausen – Kwh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365">
            <text:p>1365</text:p>
          </table:table-cell>
          <table:table-cell table:style-name="ce5" table:formula="of:=[.B22]+1" office:value-type="date" office:date-value="2013-02-14">
            <text:p>14.02.2013</text:p>
          </table:table-cell>
          <table:table-cell table:style-name="ce8" office:value-type="time" office:time-value="PT08H09M00S">
            <text:p>08:09:00</text:p>
          </table:table-cell>
          <table:table-cell table:style-name="ce11" office:value-type="time" office:time-value="PT00H21M07S">
            <text:p>00:21:07</text:p>
          </table:table-cell>
          <table:table-cell table:style-name="ce12" office:value-type="string">
            <text:p>-</text:p>
          </table:table-cell>
          <table:table-cell table:style-name="ce15" office:value-type="float" office:value="3.7">
            <text:p>3,7</text:p>
          </table:table-cell>
          <table:table-cell office:value-type="string">
            <text:p>Möglingen – Tamm</text:p>
          </table:table-cell>
          <table:table-cell table:number-columns-repeated="1017"/>
        </table:table-row>
        <table:table-row table:style-name="ro2">
          <table:table-cell table:formula="of:=[.A23]" office:value-type="float" office:value="1365">
            <text:p>1365</text:p>
          </table:table-cell>
          <table:table-cell table:style-name="ce5" table:formula="of:=[.B23]" office:value-type="date" office:date-value="2013-02-14">
            <text:p>14.02.2013</text:p>
          </table:table-cell>
          <table:table-cell table:style-name="ce8" office:value-type="time" office:time-value="PT20H16M00S">
            <text:p>20:16:00</text:p>
          </table:table-cell>
          <table:table-cell table:style-name="ce11" office:value-type="time" office:time-value="PT01H02M58S">
            <text:p>01:02:58</text:p>
          </table:table-cell>
          <table:table-cell table:style-name="ce12" office:value-type="float" office:value="121">
            <text:p>121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366">
            <text:p>1366</text:p>
          </table:table-cell>
          <table:table-cell table:style-name="ce5" table:formula="of:=[.B24]+1" office:value-type="date" office:date-value="2013-02-15">
            <text:p>15.02.2013</text:p>
          </table:table-cell>
          <table:table-cell table:style-name="ce8" office:value-type="time" office:time-value="PT10H41M00S">
            <text:p>10:41:00</text:p>
          </table:table-cell>
          <table:table-cell table:style-name="ce11" office:value-type="time" office:time-value="PT00H20M13S">
            <text:p>00:20:13</text:p>
          </table:table-cell>
          <table:table-cell table:style-name="ce12" office:value-type="string">
            <text:p>-</text:p>
          </table:table-cell>
          <table:table-cell table:style-name="ce15" office:value-type="float" office:value="3.5">
            <text:p>3,5</text:p>
          </table:table-cell>
          <table:table-cell office:value-type="string">
            <text:p>Kwh – Büro</text:p>
          </table:table-cell>
          <table:table-cell table:number-columns-repeated="1017"/>
        </table:table-row>
        <table:table-row table:style-name="ro2">
          <table:table-cell table:formula="of:=[.A25]" office:value-type="float" office:value="1366">
            <text:p>1366</text:p>
          </table:table-cell>
          <table:table-cell table:style-name="ce5" table:formula="of:=[.B25]" office:value-type="date" office:date-value="2013-02-15">
            <text:p>15.02.2013</text:p>
          </table:table-cell>
          <table:table-cell table:style-name="ce8" office:value-type="time" office:time-value="PT15H40M00S">
            <text:p>15:40:00</text:p>
          </table:table-cell>
          <table:table-cell table:style-name="ce11" office:value-type="time" office:time-value="PT00H22M00S">
            <text:p>00:22:00</text:p>
          </table:table-cell>
          <table:table-cell table:style-name="ce12" office:value-type="string">
            <text:p>-</text:p>
          </table:table-cell>
          <table:table-cell table:style-name="ce15" office:value-type="float" office:value="3.5">
            <text:p>3,5</text:p>
          </table:table-cell>
          <table:table-cell office:value-type="string">
            <text:p>Büro – Kwh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367">
            <text:p>1367</text:p>
          </table:table-cell>
          <table:table-cell table:style-name="ce5" table:formula="of:=[.B26]+1" office:value-type="date" office:date-value="2013-02-16">
            <text:p>16.02.2013</text:p>
          </table:table-cell>
          <table:table-cell table:style-name="ce8" office:value-type="time" office:time-value="PT10H24M00S">
            <text:p>10:24:00</text:p>
          </table:table-cell>
          <table:table-cell table:style-name="ce11" office:value-type="time" office:time-value="PT00H51M06S">
            <text:p>00:51:06</text:p>
          </table:table-cell>
          <table:table-cell table:style-name="ce12" office:value-type="float" office:value="138">
            <text:p>138</text:p>
          </table:table-cell>
          <table:table-cell office:value-type="float" office:value="8.4">
            <text:p>8,4</text:p>
          </table:table-cell>
          <table:table-cell office:value-type="string">
            <text:p>Kwh – Pattonville – Sonnenberg – Bad</text:p>
          </table:table-cell>
          <table:table-cell table:number-columns-repeated="1017"/>
        </table:table-row>
        <table:table-row table:style-name="ro2">
          <table:table-cell table:formula="of:=[.A27]+1" office:value-type="float" office:value="1368">
            <text:p>1368</text:p>
          </table:table-cell>
          <table:table-cell table:style-name="ce5" table:formula="of:=[.B27]+1" office:value-type="date" office:date-value="2013-02-17">
            <text:p>17.02.2013</text:p>
          </table:table-cell>
          <table:table-cell table:style-name="ce8" office:value-type="time" office:time-value="PT20H04M00S">
            <text:p>20:04:00</text:p>
          </table:table-cell>
          <table:table-cell table:style-name="ce11" office:value-type="time" office:time-value="PT00H51M54S">
            <text:p>00:51:54</text:p>
          </table:table-cell>
          <table:table-cell table:style-name="ce12" office:value-type="float" office:value="126">
            <text:p>126</text:p>
          </table:table-cell>
          <table:table-cell table:style-name="ce15" office:value-type="float" office:value="8.3">
            <text:p>8,3</text:p>
          </table:table-cell>
          <table:table-cell office:value-type="string">
            <text:p>Kwh-Runde</text:p>
          </table:table-cell>
          <table:table-cell table:formula="of:=SUM([.F18:.F28])" office:value-type="float" office:value="91.9">
            <text:p>91,9</text:p>
          </table:table-cell>
          <table:table-cell table:number-columns-repeated="1016"/>
        </table:table-row>
        <table:table-row table:style-name="ro2">
          <table:table-cell table:formula="of:=[.A28]+1" office:value-type="float" office:value="1369">
            <text:p>1369</text:p>
          </table:table-cell>
          <table:table-cell table:style-name="ce5" table:formula="of:=[.B28]+1" office:value-type="date" office:date-value="2013-02-18">
            <text:p>18.02.2013</text:p>
          </table:table-cell>
          <table:table-cell table:style-name="ce8" office:value-type="time" office:time-value="PT10H26M00S">
            <text:p>10:26:00</text:p>
          </table:table-cell>
          <table:table-cell table:style-name="ce11" office:value-type="time" office:time-value="PT01H36M24S">
            <text:p>01:36:24</text:p>
          </table:table-cell>
          <table:table-cell table:style-name="ce12" office:value-type="float" office:value="118">
            <text:p>118</text:p>
          </table:table-cell>
          <table:table-cell table:style-name="ce15" office:value-type="float" office:value="14.9">
            <text:p>14,9</text:p>
          </table:table-cell>
          <table:table-cell office:value-type="string">
            <text:p>Kwh(Recyclinghof) – Pflugfelden – Asperg – Markgöningen – Asperg – Tamm</text:p>
          </table:table-cell>
          <table:table-cell table:number-columns-repeated="1017"/>
        </table:table-row>
        <table:table-row table:style-name="ro2">
          <table:table-cell table:formula="of:=[.A29]" office:value-type="float" office:value="1369">
            <text:p>1369</text:p>
          </table:table-cell>
          <table:table-cell table:style-name="ce5" table:formula="of:=[.B29]" office:value-type="date" office:date-value="2013-02-18">
            <text:p>18.02.2013</text:p>
          </table:table-cell>
          <table:table-cell table:style-name="ce8" office:value-type="time" office:time-value="PT19H11M00S">
            <text:p>19:11:00</text:p>
          </table:table-cell>
          <table:table-cell table:style-name="ce11" office:value-type="time" office:time-value="PT01H05M25S">
            <text:p>01:05:25</text:p>
          </table:table-cell>
          <table:table-cell table:style-name="ce12" office:value-type="float" office:value="114">
            <text:p>114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370">
            <text:p>1370</text:p>
          </table:table-cell>
          <table:table-cell table:style-name="ce5" table:formula="of:=[.B30]+1" office:value-type="date" office:date-value="2013-02-19">
            <text:p>19.02.2013</text:p>
          </table:table-cell>
          <table:table-cell table:style-name="ce8" office:value-type="time" office:time-value="PT14H07M00S">
            <text:p>14:07:00</text:p>
          </table:table-cell>
          <table:table-cell table:style-name="ce11" office:value-type="time" office:time-value="PT01H08M11S">
            <text:p>01:08:11</text:p>
          </table:table-cell>
          <table:table-cell table:style-name="ce12" office:value-type="float" office:value="121">
            <text:p>121</text:p>
          </table:table-cell>
          <table:table-cell table:style-name="ce15" office:value-type="float" office:value="10.6">
            <text:p>10,6</text:p>
          </table:table-cell>
          <table:table-cell office:value-type="string">
            <text:p>Kwh – LB – Eglosheim – Tamm</text:p>
          </table:table-cell>
          <table:table-cell table:number-columns-repeated="1017"/>
        </table:table-row>
        <table:table-row table:style-name="ro2">
          <table:table-cell table:formula="of:=[.A31]" office:value-type="float" office:value="1370">
            <text:p>1370</text:p>
          </table:table-cell>
          <table:table-cell table:style-name="ce5" table:formula="of:=[.B31]" office:value-type="date" office:date-value="2013-02-19">
            <text:p>19.02.2013</text:p>
          </table:table-cell>
          <table:table-cell table:style-name="ce8" office:value-type="time" office:time-value="PT18H30M00S">
            <text:p>18:30:00</text:p>
          </table:table-cell>
          <table:table-cell table:style-name="ce11" office:value-type="time" office:time-value="PT01H10M00S">
            <text:p>01:10:00</text:p>
          </table:table-cell>
          <table:table-cell table:style-name="ce12" office:value-type="string">
            <text:p>-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32]+1" office:value-type="float" office:value="1371">
            <text:p>1371</text:p>
          </table:table-cell>
          <table:table-cell table:style-name="ce5" table:formula="of:=[.B32]+1" office:value-type="date" office:date-value="2013-02-20">
            <text:p>20.02.2013</text:p>
          </table:table-cell>
          <table:table-cell table:style-name="ce8" office:value-type="time" office:time-value="PT09H18M00S">
            <text:p>09:18:00</text:p>
          </table:table-cell>
          <table:table-cell table:style-name="ce11" office:value-type="time" office:time-value="PT01H14M55S">
            <text:p>01:14:55</text:p>
          </table:table-cell>
          <table:table-cell table:style-name="ce12" office:value-type="float" office:value="124">
            <text:p>124</text:p>
          </table:table-cell>
          <table:table-cell table:style-name="ce15" office:value-type="float" office:value="12.4">
            <text:p>12,4</text:p>
          </table:table-cell>
          <table:table-cell office:value-type="string">
            <text:p>Kwh – Möglingen – Asperg – Tamm</text:p>
          </table:table-cell>
          <table:table-cell table:number-columns-repeated="1017"/>
        </table:table-row>
        <table:table-row table:style-name="ro2">
          <table:table-cell table:formula="of:=[.A33]" office:value-type="float" office:value="1371">
            <text:p>1371</text:p>
          </table:table-cell>
          <table:table-cell table:style-name="ce5" table:formula="of:=[.B33]" office:value-type="date" office:date-value="2013-02-20">
            <text:p>20.02.2013</text:p>
          </table:table-cell>
          <table:table-cell table:style-name="ce8" office:value-type="time" office:time-value="PT20H34M00S">
            <text:p>20:34:00</text:p>
          </table:table-cell>
          <table:table-cell table:style-name="ce11" office:value-type="time" office:time-value="PT01H10M48S">
            <text:p>01:10:48</text:p>
          </table:table-cell>
          <table:table-cell table:style-name="ce12" office:value-type="float" office:value="111">
            <text:p>111</text:p>
          </table:table-cell>
          <table:table-cell table:style-name="ce15" office:value-type="float" office:value="9.9">
            <text:p>9,9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34]+1" office:value-type="float" office:value="1372">
            <text:p>1372</text:p>
          </table:table-cell>
          <table:table-cell table:style-name="ce5" table:formula="of:=[.B34]+1" office:value-type="date" office:date-value="2013-02-21">
            <text:p>21.02.2013</text:p>
          </table:table-cell>
          <table:table-cell table:style-name="ce8" office:value-type="time" office:time-value="PT20H47M00S">
            <text:p>20:47:00</text:p>
          </table:table-cell>
          <table:table-cell table:style-name="ce11" office:value-type="time" office:time-value="PT00H46M58S">
            <text:p>00:46:58</text:p>
          </table:table-cell>
          <table:table-cell table:style-name="ce12" office:value-type="float" office:value="132">
            <text:p>132</text:p>
          </table:table-cell>
          <table:table-cell table:style-name="ce15" office:value-type="float" office:value="8">
            <text:p>8,0</text:p>
          </table:table-cell>
          <table:table-cell office:value-type="string">
            <text:p>Kwh-Runde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373">
            <text:p>1373</text:p>
          </table:table-cell>
          <table:table-cell table:style-name="ce5" table:formula="of:=[.B35]+1" office:value-type="date" office:date-value="2013-02-22">
            <text:p>22.02.2013</text:p>
          </table:table-cell>
          <table:table-cell table:style-name="ce8" office:value-type="time" office:time-value="PT07H46M00S">
            <text:p>07:46:00</text:p>
          </table:table-cell>
          <table:table-cell table:style-name="ce11" office:value-type="time" office:time-value="PT01H08M50S">
            <text:p>01:08:50</text:p>
          </table:table-cell>
          <table:table-cell table:style-name="ce12" office:value-type="float" office:value="126">
            <text:p>126</text:p>
          </table:table-cell>
          <table:table-cell table:style-name="ce15" office:value-type="float" office:value="11.3">
            <text:p>11,3</text:p>
          </table:table-cell>
          <table:table-cell office:value-type="string">
            <text:p>Kwh – LB – Eglosheim – Tamm</text:p>
          </table:table-cell>
          <table:table-cell table:number-columns-repeated="1017"/>
        </table:table-row>
        <table:table-row table:style-name="ro2">
          <table:table-cell table:formula="of:=[.A36]" office:value-type="float" office:value="1373">
            <text:p>1373</text:p>
          </table:table-cell>
          <table:table-cell table:style-name="ce5" table:formula="of:=[.B36]" office:value-type="date" office:date-value="2013-02-22">
            <text:p>22.02.2013</text:p>
          </table:table-cell>
          <table:table-cell table:style-name="ce8" office:value-type="time" office:time-value="PT18H45M00S">
            <text:p>18:45:00</text:p>
          </table:table-cell>
          <table:table-cell table:style-name="ce11" office:value-type="time" office:time-value="PT01H08M01S">
            <text:p>01:08:01</text:p>
          </table:table-cell>
          <table:table-cell table:style-name="ce12" office:value-type="float" office:value="107">
            <text:p>107</text:p>
          </table:table-cell>
          <table:table-cell table:style-name="ce15" office:value-type="float" office:value="9.8">
            <text:p>9,8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37]+1" office:value-type="float" office:value="1374">
            <text:p>1374</text:p>
          </table:table-cell>
          <table:table-cell table:style-name="ce5" table:formula="of:=[.B37]+1" office:value-type="date" office:date-value="2013-02-23">
            <text:p>23.02.2013</text:p>
          </table:table-cell>
          <table:table-cell table:style-name="ce8" office:value-type="time" office:time-value="PT19H54M00S">
            <text:p>19:54:00</text:p>
          </table:table-cell>
          <table:table-cell table:style-name="ce11" office:value-type="time" office:time-value="PT00H35M10S">
            <text:p>00:35:10</text:p>
          </table:table-cell>
          <table:table-cell table:style-name="ce12" office:value-type="float" office:value="109">
            <text:p>109</text:p>
          </table:table-cell>
          <table:table-cell table:style-name="ce15" office:value-type="float" office:value="5.2">
            <text:p>5,2</text:p>
          </table:table-cell>
          <table:table-cell office:value-type="string">
            <text:p>Kwh-Runde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375">
            <text:p>1375</text:p>
          </table:table-cell>
          <table:table-cell table:style-name="ce5" table:formula="of:=[.B38]+1" office:value-type="date" office:date-value="2013-02-24">
            <text:p>24.02.2013</text:p>
          </table:table-cell>
          <table:table-cell table:style-name="ce8" office:value-type="time" office:time-value="PT20H12M00S">
            <text:p>20:12:00</text:p>
          </table:table-cell>
          <table:table-cell table:style-name="ce11" office:value-type="time" office:time-value="PT00H30M59S">
            <text:p>00:30:59</text:p>
          </table:table-cell>
          <table:table-cell table:style-name="ce12" office:value-type="string">
            <text:p>-</text:p>
          </table:table-cell>
          <table:table-cell table:style-name="ce15" office:value-type="float" office:value="5">
            <text:p>5,0</text:p>
          </table:table-cell>
          <table:table-cell office:value-type="string">
            <text:p>Kwh-Runde</text:p>
          </table:table-cell>
          <table:table-cell table:formula="of:=SUM([.F29:.F39])" office:value-type="float" office:value="106.5">
            <text:p>106,5</text:p>
          </table:table-cell>
          <table:table-cell table:number-columns-repeated="1016"/>
        </table:table-row>
        <table:table-row table:style-name="ro2">
          <table:table-cell table:formula="of:=[.A39]+1" office:value-type="float" office:value="1376">
            <text:p>1376</text:p>
          </table:table-cell>
          <table:table-cell table:style-name="ce5" table:formula="of:=[.B39]+1" office:value-type="date" office:date-value="2013-02-25">
            <text:p>25.02.2013</text:p>
          </table:table-cell>
          <table:table-cell table:style-name="ce8" office:value-type="time" office:time-value="PT09H25M00S">
            <text:p>09:25:00</text:p>
          </table:table-cell>
          <table:table-cell table:style-name="ce11" office:value-type="time" office:time-value="PT01H00M33S">
            <text:p>01:00:33</text:p>
          </table:table-cell>
          <table:table-cell table:style-name="ce12" office:value-type="string">
            <text:p>-</text:p>
          </table:table-cell>
          <table:table-cell table:style-name="ce15" office:value-type="float" office:value="10.1">
            <text:p>10,1</text:p>
          </table:table-cell>
          <table:table-cell office:value-type="string">
            <text:p>Kwh – LB – Eglosheim – Tamm</text:p>
          </table:table-cell>
          <table:table-cell table:number-columns-repeated="1017"/>
        </table:table-row>
        <table:table-row table:style-name="ro2">
          <table:table-cell table:formula="of:=[.A40]" office:value-type="float" office:value="1376">
            <text:p>1376</text:p>
          </table:table-cell>
          <table:table-cell table:style-name="ce5" table:formula="of:=[.B40]" office:value-type="date" office:date-value="2013-02-25">
            <text:p>25.02.2013</text:p>
          </table:table-cell>
          <table:table-cell table:style-name="ce8" office:value-type="time" office:time-value="PT19H04M00S">
            <text:p>19:04:00</text:p>
          </table:table-cell>
          <table:table-cell table:style-name="ce11" office:value-type="time" office:time-value="PT01H06M34S">
            <text:p>01:06:34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377">
            <text:p>1377</text:p>
          </table:table-cell>
          <table:table-cell table:style-name="ce5" table:formula="of:=[.B41]+1" office:value-type="date" office:date-value="2013-02-26">
            <text:p>26.02.2013</text:p>
          </table:table-cell>
          <table:table-cell table:style-name="ce8" office:value-type="time" office:time-value="PT09H30M00S">
            <text:p>09:30:00</text:p>
          </table:table-cell>
          <table:table-cell table:style-name="ce11" office:value-type="time" office:time-value="PT02H00M14S">
            <text:p>02:00:14</text:p>
          </table:table-cell>
          <table:table-cell table:style-name="ce12" office:value-type="float" office:value="118">
            <text:p>118</text:p>
          </table:table-cell>
          <table:table-cell table:style-name="ce15" office:value-type="float" office:value="17">
            <text:p>17,0</text:p>
          </table:table-cell>
          <table:table-cell office:value-type="string">
            <text:p>Kwh – Pattonville – Sonnenberg – Harteneck – Hoheneck – Favorite – Monrepos – Tamm</text:p>
          </table:table-cell>
          <table:table-cell table:number-columns-repeated="1017"/>
        </table:table-row>
        <table:table-row table:style-name="ro2">
          <table:table-cell table:formula="of:=[.A42]" office:value-type="float" office:value="1377">
            <text:p>1377</text:p>
          </table:table-cell>
          <table:table-cell table:style-name="ce5" table:formula="of:=[.B42]" office:value-type="date" office:date-value="2013-02-26">
            <text:p>26.02.2013</text:p>
          </table:table-cell>
          <table:table-cell table:style-name="ce8" office:value-type="time" office:time-value="PT17H39M00S">
            <text:p>17:39:00</text:p>
          </table:table-cell>
          <table:table-cell table:style-name="ce11" office:value-type="time" office:time-value="PT01H14M12S">
            <text:p>01:14:12</text:p>
          </table:table-cell>
          <table:table-cell table:style-name="ce12" office:value-type="float" office:value="113">
            <text:p>113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43]+1" office:value-type="float" office:value="1378">
            <text:p>1378</text:p>
          </table:table-cell>
          <table:table-cell table:style-name="ce5" table:formula="of:=[.B43]+1" office:value-type="date" office:date-value="2013-02-27">
            <text:p>27.02.2013</text:p>
          </table:table-cell>
          <table:table-cell table:style-name="ce8" office:value-type="time" office:time-value="PT12H04M00S">
            <text:p>12:04:00</text:p>
          </table:table-cell>
          <table:table-cell table:style-name="ce11" office:value-type="time" office:time-value="PT01H05M14S">
            <text:p>01:05:14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10.1">
            <text:p>10,1</text:p>
          </table:table-cell>
          <table:table-cell office:value-type="string">
            <text:p>Kwh – LB – Eglosheim – Tamm</text:p>
          </table:table-cell>
          <table:table-cell table:number-columns-repeated="1017"/>
        </table:table-row>
        <table:table-row table:style-name="ro2">
          <table:table-cell table:formula="of:=[.A44]" office:value-type="float" office:value="1378">
            <text:p>1378</text:p>
          </table:table-cell>
          <table:table-cell table:style-name="ce5" table:formula="of:=[.B44]" office:value-type="date" office:date-value="2013-02-27">
            <text:p>27.02.2013</text:p>
          </table:table-cell>
          <table:table-cell table:style-name="ce8" office:value-type="time" office:time-value="PT21H03M00S">
            <text:p>21:03:00</text:p>
          </table:table-cell>
          <table:table-cell table:style-name="ce11" office:value-type="time" office:time-value="PT01H12M39S">
            <text:p>01:12:39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45]+1" office:value-type="float" office:value="1379">
            <text:p>1379</text:p>
          </table:table-cell>
          <table:table-cell table:style-name="ce5" table:formula="of:=[.B45]+1" office:value-type="date" office:date-value="2013-02-28">
            <text:p>28.02.2013</text:p>
          </table:table-cell>
          <table:table-cell table:style-name="ce8" office:value-type="time" office:time-value="PT08H23M00S">
            <text:p>08:23:00</text:p>
          </table:table-cell>
          <table:table-cell table:style-name="ce11" office:value-type="time" office:time-value="PT00H24M34S">
            <text:p>00:24:34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3.7">
            <text:p>3,7</text:p>
          </table:table-cell>
          <table:table-cell office:value-type="string">
            <text:p>Möglingen – Asperg – Tamm</text:p>
          </table:table-cell>
          <table:table-cell table:number-columns-repeated="1017"/>
        </table:table-row>
        <table:table-row table:style-name="ro2">
          <table:table-cell table:formula="of:=[.A46]" office:value-type="float" office:value="1379">
            <text:p>1379</text:p>
          </table:table-cell>
          <table:table-cell table:style-name="ce5" table:formula="of:=[.B46]" office:value-type="date" office:date-value="2013-02-28">
            <text:p>28.02.2013</text:p>
          </table:table-cell>
          <table:table-cell table:style-name="ce8" office:value-type="time" office:time-value="PT19H46M00S">
            <text:p>19:46:00</text:p>
          </table:table-cell>
          <table:table-cell table:style-name="ce11" office:value-type="time" office:time-value="PT01H13M52S">
            <text:p>01:13:52</text:p>
          </table:table-cell>
          <table:table-cell table:style-name="ce12" office:value-type="float" office:value="109">
            <text:p>109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formula="of:=SUM([.F40:.F47])" office:value-type="float" office:value="79.7">
            <text:p>79,7</text:p>
          </table:table-cell>
          <table:table-cell table:number-columns-repeated="1016"/>
        </table:table-row>
        <table:table-row table:style-name="ro2" table:number-rows-repeated="28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46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3-0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9" office:value-type="string">
            <text:p>Dauer</text:p>
          </table:table-cell>
          <table:table-cell table:style-name="ce9" office:value-type="string">
            <text:p>Puls</text:p>
          </table:table-cell>
          <table:table-cell table:style-name="ce13" office:value-type="string">
            <text:p>Distanz</text:p>
          </table:table-cell>
          <table:table-cell table:style-name="ce1" office:value-type="string">
            <text:p>Bemerkung</text:p>
          </table:table-cell>
          <table:table-cell table:style-name="ce1" table:formula="of:=SUM([.F2:.F65534])" office:value-type="float" office:value="22066.917027027">
            <text:p>22066,92</text:p>
          </table:table-cell>
          <table:table-cell table:style-name="ce16" table:formula="of:=SUM([.D2:.D65440])" office:value-type="time" office:time-value="PT2216H48M39S">
            <text:p>08:48:39</text:p>
          </table:table-cell>
          <table:table-cell table:style-name="ce1" table:number-columns-repeated="1014"/>
          <table:table-cell/>
        </table:table-row>
        <table:table-row table:style-name="ro2">
          <table:table-cell table:style-name="ce2" table:formula="of:=SUM(['2012-12'.A41])" office:value-type="float" office:value="1320">
            <text:p>1320</text:p>
          </table:table-cell>
          <table:table-cell table:style-name="ce5" table:formula="of:=SUM(['2012-12'.B41])" office:value-type="date" office:date-value="2012-12-31">
            <text:p>31.12.2012</text:p>
          </table:table-cell>
          <table:table-cell table:style-name="ce7" office:value-type="time" office:time-value="PT00H00M00S">
            <text:p>00:00:00</text:p>
          </table:table-cell>
          <table:table-cell table:style-name="ce10" table:formula="of:=SUM(['2012-12'.I1])" office:value-type="time" office:time-value="PT2162H43M56S">
            <text:p>02:43:56</text:p>
          </table:table-cell>
          <table:table-cell table:style-name="ce10"/>
          <table:table-cell table:style-name="ce14" table:formula="of:=SUM(['2012-12'.H1])" office:value-type="float" office:value="21584.797027027">
            <text:p>21584,8</text:p>
          </table:table-cell>
          <table:table-cell table:style-name="ce2" office:value-type="string">
            <text:p>Übertrag 400:33:32</text:p>
          </table:table-cell>
          <table:table-cell table:style-name="ce2" table:formula="of:=SUM(['2012-12'.H41])" office:value-type="float" office:value="13.7">
            <text:p>13,7</text:p>
          </table:table-cell>
          <table:table-cell table:style-name="ce2" table:number-columns-repeated="1015"/>
          <table:table-cell/>
        </table:table-row>
        <table:table-row table:style-name="ro2">
          <table:table-cell table:formula="of:=[.A2]+1" office:value-type="float" office:value="1321">
            <text:p>1321</text:p>
          </table:table-cell>
          <table:table-cell table:style-name="ce5" table:formula="of:=[.B2]+1" office:value-type="date" office:date-value="2013-01-01">
            <text:p>01.01.2013</text:p>
          </table:table-cell>
          <table:table-cell table:style-name="ce8" office:value-type="time" office:time-value="PT19H17M00S">
            <text:p>19:17:00</text:p>
          </table:table-cell>
          <table:table-cell table:style-name="ce11" office:value-type="time" office:time-value="PT00H46M13S">
            <text:p>00:46:13</text:p>
          </table:table-cell>
          <table:table-cell table:style-name="ce12" office:value-type="float" office:value="120">
            <text:p>120</text:p>
          </table:table-cell>
          <table:table-cell table:style-name="ce15" office:value-type="float" office:value="7.4">
            <text:p>7,4</text:p>
          </table:table-cell>
          <table:table-cell office:value-type="string">
            <text:p>Kwh – Zazenhausen – Freiberg – Rot – Zuffenhausen – Kwh</text:p>
          </table:table-cell>
          <table:table-cell table:number-columns-repeated="1017"/>
        </table:table-row>
        <table:table-row table:style-name="ro2">
          <table:table-cell table:formula="of:=[.A3]+1" office:value-type="float" office:value="1322">
            <text:p>1322</text:p>
          </table:table-cell>
          <table:table-cell table:style-name="ce5" table:formula="of:=[.B3]+1" office:value-type="date" office:date-value="2013-01-02">
            <text:p>02.01.2013</text:p>
          </table:table-cell>
          <table:table-cell table:style-name="ce8" office:value-type="time" office:time-value="PT12H54M00S">
            <text:p>12:54:00</text:p>
          </table:table-cell>
          <table:table-cell table:style-name="ce11" office:value-type="time" office:time-value="PT01H53M34S">
            <text:p>01:53:34</text:p>
          </table:table-cell>
          <table:table-cell table:style-name="ce12" office:value-type="float" office:value="125">
            <text:p>125</text:p>
          </table:table-cell>
          <table:table-cell table:style-name="ce15" office:value-type="float" office:value="18.2">
            <text:p>18,2</text:p>
          </table:table-cell>
          <table:table-cell office:value-type="string">
            <text:p>Kwh – Zahenhausen – Freiberg – MaxEythSee – Hofen – Steinhaldenfeld – BadCannstatt – Burgholzhof – Kwh</text:p>
          </table:table-cell>
          <table:table-cell table:number-columns-repeated="1017"/>
        </table:table-row>
        <table:table-row table:style-name="ro2">
          <table:table-cell table:formula="of:=[.A4]+1" office:value-type="float" office:value="1323">
            <text:p>1323</text:p>
          </table:table-cell>
          <table:table-cell table:style-name="ce5" table:formula="of:=[.B4]+1" office:value-type="date" office:date-value="2013-01-03">
            <text:p>03.01.2013</text:p>
          </table:table-cell>
          <table:table-cell table:style-name="ce8" office:value-type="time" office:time-value="PT19H16M00S">
            <text:p>19:16:00</text:p>
          </table:table-cell>
          <table:table-cell table:style-name="ce11" office:value-type="time" office:time-value="PT01H06M40S">
            <text:p>01:06:40</text:p>
          </table:table-cell>
          <table:table-cell table:style-name="ce12" office:value-type="string">
            <text:p>-</text:p>
          </table:table-cell>
          <table:table-cell table:style-name="ce15" office:value-type="float" office:value="10.5">
            <text:p>10,5</text:p>
          </table:table-cell>
          <table:table-cell office:value-type="string">
            <text:p>Kwh – Zazenhausen – Kwh</text:p>
          </table:table-cell>
          <table:table-cell table:number-columns-repeated="1017"/>
        </table:table-row>
        <table:table-row table:style-name="ro2">
          <table:table-cell table:formula="of:=[.A5]+1" office:value-type="float" office:value="1324">
            <text:p>1324</text:p>
          </table:table-cell>
          <table:table-cell table:style-name="ce5" table:formula="of:=[.B5]+1" office:value-type="date" office:date-value="2013-01-04">
            <text:p>04.01.2013</text:p>
          </table:table-cell>
          <table:table-cell table:style-name="ce8" office:value-type="time" office:time-value="PT16H32M00S">
            <text:p>16:32:00</text:p>
          </table:table-cell>
          <table:table-cell table:style-name="ce11" office:value-type="time" office:time-value="PT01H02M49S">
            <text:p>01:02:49</text:p>
          </table:table-cell>
          <table:table-cell table:style-name="ce12" office:value-type="float" office:value="126">
            <text:p>126</text:p>
          </table:table-cell>
          <table:table-cell table:style-name="ce15" office:value-type="float" office:value="9.9">
            <text:p>9,9</text:p>
          </table:table-cell>
          <table:table-cell office:value-type="string">
            <text:p>Kwh – Zazenhausen – Mönchfeld – Freiberg – Rot – Zuffenhausen – Kwh</text:p>
          </table:table-cell>
          <table:table-cell table:number-columns-repeated="1017"/>
        </table:table-row>
        <table:table-row table:style-name="ro2">
          <table:table-cell table:formula="of:=[.A6]+1" office:value-type="float" office:value="1325">
            <text:p>1325</text:p>
          </table:table-cell>
          <table:table-cell table:style-name="ce5" table:formula="of:=[.B6]+1" office:value-type="date" office:date-value="2013-01-05">
            <text:p>05.01.2013</text:p>
          </table:table-cell>
          <table:table-cell table:style-name="ce8" office:value-type="time" office:time-value="PT11H05M00S">
            <text:p>11:05:00</text:p>
          </table:table-cell>
          <table:table-cell table:style-name="ce11" office:value-type="time" office:time-value="PT00H07M11S">
            <text:p>00:07:11</text:p>
          </table:table-cell>
          <table:table-cell table:style-name="ce12" office:value-type="string">
            <text:p>-</text:p>
          </table:table-cell>
          <table:table-cell table:style-name="ce15" office:value-type="float" office:value="1">
            <text:p>1,0</text:p>
          </table:table-cell>
          <table:table-cell office:value-type="string">
            <text:p>KwhZentrum</text:p>
          </table:table-cell>
          <table:table-cell table:number-columns-repeated="1017"/>
        </table:table-row>
        <table:table-row table:style-name="ro2">
          <table:table-cell table:formula="of:=[.A7]" office:value-type="float" office:value="1325">
            <text:p>1325</text:p>
          </table:table-cell>
          <table:table-cell table:style-name="ce5" table:formula="of:=[.B7]" office:value-type="date" office:date-value="2013-01-05">
            <text:p>05.01.2013</text:p>
          </table:table-cell>
          <table:table-cell table:style-name="ce8" office:value-type="time" office:time-value="PT11H20M00S">
            <text:p>11:20:00</text:p>
          </table:table-cell>
          <table:table-cell table:style-name="ce11" office:value-type="time" office:time-value="PT01H12M14S">
            <text:p>01:12:14</text:p>
          </table:table-cell>
          <table:table-cell table:style-name="ce12" office:value-type="float" office:value="129">
            <text:p>129</text:p>
          </table:table-cell>
          <table:table-cell table:style-name="ce15" office:value-type="float" office:value="11.8">
            <text:p>11,8</text:p>
          </table:table-cell>
          <table:table-cell office:value-type="string">
            <text:p>Kwh – Mühlhausen – Mönchfeld – Freiberg – Zazenhausen – Kwh</text:p>
          </table:table-cell>
          <table:table-cell table:number-columns-repeated="1017"/>
        </table:table-row>
        <table:table-row table:style-name="ro2">
          <table:table-cell table:formula="of:=[.A8]+1" office:value-type="float" office:value="1326">
            <text:p>1326</text:p>
          </table:table-cell>
          <table:table-cell table:style-name="ce5" table:formula="of:=[.B8]+1" office:value-type="date" office:date-value="2013-01-06">
            <text:p>06.01.2013</text:p>
          </table:table-cell>
          <table:table-cell table:style-name="ce8" office:value-type="time" office:time-value="PT17H01M00S">
            <text:p>17:01:00</text:p>
          </table:table-cell>
          <table:table-cell table:style-name="ce11" office:value-type="time" office:time-value="PT01H18M40S">
            <text:p>01:18:40</text:p>
          </table:table-cell>
          <table:table-cell table:style-name="ce12" office:value-type="float" office:value="124">
            <text:p>124</text:p>
          </table:table-cell>
          <table:table-cell table:style-name="ce15" office:value-type="float" office:value="12">
            <text:p>12,0</text:p>
          </table:table-cell>
          <table:table-cell office:value-type="string">
            <text:p>Kwh – Zazenhausen – Freiberg – Rot – Burgholzhof – Pragsattel – Kwh</text:p>
          </table:table-cell>
          <table:table-cell table:formula="of:=SUM([.F3:.F9];[.H2])" office:value-type="float" office:value="84.5">
            <text:p>84,5</text:p>
          </table:table-cell>
          <table:table-cell table:number-columns-repeated="1016"/>
        </table:table-row>
        <table:table-row table:style-name="ro2">
          <table:table-cell table:formula="of:=[.A9]+1" office:value-type="float" office:value="1327">
            <text:p>1327</text:p>
          </table:table-cell>
          <table:table-cell table:style-name="ce5" table:formula="of:=[.B9]+1" office:value-type="date" office:date-value="2013-01-07">
            <text:p>07.01.2013</text:p>
          </table:table-cell>
          <table:table-cell table:style-name="ce8" office:value-type="time" office:time-value="PT11H13M00S">
            <text:p>11:13:00</text:p>
          </table:table-cell>
          <table:table-cell table:style-name="ce11" office:value-type="time" office:time-value="PT00H56M43S">
            <text:p>00:56:43</text:p>
          </table:table-cell>
          <table:table-cell table:style-name="ce12" office:value-type="float" office:value="128">
            <text:p>128</text:p>
          </table:table-cell>
          <table:table-cell table:style-name="ce15" office:value-type="float" office:value="9.6">
            <text:p>9,6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10]" office:value-type="float" office:value="1327">
            <text:p>1327</text:p>
          </table:table-cell>
          <table:table-cell table:style-name="ce5" table:formula="of:=[.B10]" office:value-type="date" office:date-value="2013-01-07">
            <text:p>07.01.2013</text:p>
          </table:table-cell>
          <table:table-cell table:style-name="ce8" office:value-type="time" office:time-value="PT18H32M00S">
            <text:p>18:32:00</text:p>
          </table:table-cell>
          <table:table-cell table:style-name="ce11" office:value-type="time" office:time-value="PT01H07M42S">
            <text:p>01:07:42</text:p>
          </table:table-cell>
          <table:table-cell table:style-name="ce12" office:value-type="float" office:value="111">
            <text:p>111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11]+1" office:value-type="float" office:value="1328">
            <text:p>1328</text:p>
          </table:table-cell>
          <table:table-cell table:style-name="ce5" table:formula="of:=[.B11]+1" office:value-type="date" office:date-value="2013-01-08">
            <text:p>08.01.2013</text:p>
          </table:table-cell>
          <table:table-cell table:style-name="ce8" office:value-type="time" office:time-value="PT20H45M00S">
            <text:p>20:45:00</text:p>
          </table:table-cell>
          <table:table-cell table:style-name="ce11" office:value-type="time" office:time-value="PT00H40M56S">
            <text:p>00:40:56</text:p>
          </table:table-cell>
          <table:table-cell table:style-name="ce12" office:value-type="float" office:value="105">
            <text:p>105</text:p>
          </table:table-cell>
          <table:table-cell table:style-name="ce15" office:value-type="float" office:value="5.7">
            <text:p>5,7</text:p>
          </table:table-cell>
          <table:table-cell office:value-type="string">
            <text:p>Kwh – Zazenhausen – Kwh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1329">
            <text:p>1329</text:p>
          </table:table-cell>
          <table:table-cell table:style-name="ce5" table:formula="of:=[.B12]+1" office:value-type="date" office:date-value="2013-01-09">
            <text:p>09.01.2013</text:p>
          </table:table-cell>
          <table:table-cell table:style-name="ce8" office:value-type="time" office:time-value="PT12H03M00S">
            <text:p>12:03:00</text:p>
          </table:table-cell>
          <table:table-cell table:style-name="ce11" office:value-type="time" office:time-value="PT01H13M21S">
            <text:p>01:13:21</text:p>
          </table:table-cell>
          <table:table-cell table:style-name="ce12" office:value-type="float" office:value="112">
            <text:p>112</text:p>
          </table:table-cell>
          <table:table-cell table:style-name="ce15" office:value-type="float" office:value="10.3">
            <text:p>10,3</text:p>
          </table:table-cell>
          <table:table-cell office:value-type="string">
            <text:p>Kwh – LB – Eglosheim – Tamm</text:p>
          </table:table-cell>
          <table:table-cell table:number-columns-repeated="1017"/>
        </table:table-row>
        <table:table-row table:style-name="ro2">
          <table:table-cell table:formula="of:=[.A13]" office:value-type="float" office:value="1329">
            <text:p>1329</text:p>
          </table:table-cell>
          <table:table-cell table:style-name="ce5" table:formula="of:=[.B13]" office:value-type="date" office:date-value="2013-01-09">
            <text:p>09.01.2013</text:p>
          </table:table-cell>
          <table:table-cell table:style-name="ce8" office:value-type="time" office:time-value="PT20H04M00S">
            <text:p>20:04:00</text:p>
          </table:table-cell>
          <table:table-cell table:style-name="ce11" office:value-type="time" office:time-value="PT01H04M35S">
            <text:p>01:04:35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9.8">
            <text:p>9,8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1330">
            <text:p>1330</text:p>
          </table:table-cell>
          <table:table-cell table:style-name="ce5" table:formula="of:=[.B14]+1" office:value-type="date" office:date-value="2013-01-10">
            <text:p>10.01.2013</text:p>
          </table:table-cell>
          <table:table-cell table:style-name="ce8" office:value-type="time" office:time-value="PT08H45M00S">
            <text:p>08:45:00</text:p>
          </table:table-cell>
          <table:table-cell table:style-name="ce11" office:value-type="time" office:time-value="PT01H21M19S">
            <text:p>01:21:19</text:p>
          </table:table-cell>
          <table:table-cell table:style-name="ce12" office:value-type="float" office:value="118">
            <text:p>118</text:p>
          </table:table-cell>
          <table:table-cell table:style-name="ce15" office:value-type="float" office:value="12.5">
            <text:p>12,5</text:p>
          </table:table-cell>
          <table:table-cell office:value-type="string">
            <text:p>Kwh – LB – Favorite – Eglosheim – Tamm</text:p>
          </table:table-cell>
          <table:table-cell table:number-columns-repeated="1017"/>
        </table:table-row>
        <table:table-row table:style-name="ro2">
          <table:table-cell table:formula="of:=[.A15]" office:value-type="float" office:value="1330">
            <text:p>1330</text:p>
          </table:table-cell>
          <table:table-cell table:style-name="ce5" table:formula="of:=[.B15]" office:value-type="date" office:date-value="2013-01-10">
            <text:p>10.01.2013</text:p>
          </table:table-cell>
          <table:table-cell table:style-name="ce8" office:value-type="time" office:time-value="PT20H09M00S">
            <text:p>20:09:00</text:p>
          </table:table-cell>
          <table:table-cell table:style-name="ce11" office:value-type="time" office:time-value="PT01H07M27S">
            <text:p>01:07:27</text:p>
          </table:table-cell>
          <table:table-cell table:style-name="ce12" office:value-type="float" office:value="113">
            <text:p>113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1331">
            <text:p>1331</text:p>
          </table:table-cell>
          <table:table-cell table:style-name="ce5" table:formula="of:=[.B16]+1" office:value-type="date" office:date-value="2013-01-11">
            <text:p>11.01.2013</text:p>
          </table:table-cell>
          <table:table-cell table:style-name="ce8" office:value-type="time" office:time-value="PT08H25M00S">
            <text:p>08:25:00</text:p>
          </table:table-cell>
          <table:table-cell table:style-name="ce11" office:value-type="time" office:time-value="PT00H23M50S">
            <text:p>00:23:50</text:p>
          </table:table-cell>
          <table:table-cell table:style-name="ce12" office:value-type="float" office:value="115">
            <text:p>115</text:p>
          </table:table-cell>
          <table:table-cell table:style-name="ce15" office:value-type="float" office:value="3.8">
            <text:p>3,8</text:p>
          </table:table-cell>
          <table:table-cell office:value-type="string">
            <text:p>Möglingen – Asperg – Tamm</text:p>
          </table:table-cell>
          <table:table-cell table:number-columns-repeated="1017"/>
        </table:table-row>
        <table:table-row table:style-name="ro2">
          <table:table-cell table:formula="of:=[.A17]" office:value-type="float" office:value="1331">
            <text:p>1331</text:p>
          </table:table-cell>
          <table:table-cell table:style-name="ce5" table:formula="of:=[.B17]" office:value-type="date" office:date-value="2013-01-11">
            <text:p>11.01.2013</text:p>
          </table:table-cell>
          <table:table-cell table:style-name="ce8" office:value-type="time" office:time-value="PT17H21M00S">
            <text:p>17:21:00</text:p>
          </table:table-cell>
          <table:table-cell table:style-name="ce11" office:value-type="time" office:time-value="PT01H11M32S">
            <text:p>01:11:32</text:p>
          </table:table-cell>
          <table:table-cell table:style-name="ce12" office:value-type="float" office:value="106">
            <text:p>106</text:p>
          </table:table-cell>
          <table:table-cell table:style-name="ce15" office:value-type="float" office:value="9.9">
            <text:p>9,9</text:p>
          </table:table-cell>
          <table:table-cell office:value-type="string">
            <text:p>Tamm – Asperg – Pflugfelden – Kwh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1332">
            <text:p>1332</text:p>
          </table:table-cell>
          <table:table-cell table:style-name="ce5" table:formula="of:=[.B18]+1" office:value-type="date" office:date-value="2013-01-12">
            <text:p>12.01.2013</text:p>
          </table:table-cell>
          <table:table-cell table:style-name="ce8" office:value-type="time" office:time-value="PT19H38M00S">
            <text:p>19:38:00</text:p>
          </table:table-cell>
          <table:table-cell table:style-name="ce11" office:value-type="time" office:time-value="PT00H45M36S">
            <text:p>00:45:36</text:p>
          </table:table-cell>
          <table:table-cell table:style-name="ce12" office:value-type="float" office:value="118">
            <text:p>118</text:p>
          </table:table-cell>
          <table:table-cell table:style-name="ce15" office:value-type="float" office:value="6.7">
            <text:p>6,7</text:p>
          </table:table-cell>
          <table:table-cell office:value-type="string">
            <text:p>Kwh – Zazenhausen – Kwh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1333">
            <text:p>1333</text:p>
          </table:table-cell>
          <table:table-cell table:style-name="ce5" table:formula="of:=[.B19]+1" office:value-type="date" office:date-value="2013-01-13">
            <text:p>13.01.2013</text:p>
          </table:table-cell>
          <table:table-cell table:style-name="ce8" office:value-type="time" office:time-value="PT17H35M00S">
            <text:p>17:35:00</text:p>
          </table:table-cell>
          <table:table-cell table:style-name="ce11" office:value-type="time" office:time-value="PT01H08M27S">
            <text:p>01:08:27</text:p>
          </table:table-cell>
          <table:table-cell table:style-name="ce12" office:value-type="float" office:value="125">
            <text:p>125</text:p>
          </table:table-cell>
          <table:table-cell table:style-name="ce15" office:value-type="float" office:value="11.3">
            <text:p>11,3</text:p>
          </table:table-cell>
          <table:table-cell office:value-type="string">
            <text:p>Kwh – Grünbühl – Pattonville – Kwh</text:p>
          </table:table-cell>
          <table:table-cell table:formula="of:=SUM([.F10:.F20])" office:value-type="float" office:value="98.9">
            <text:p>98,9</text:p>
          </table:table-cell>
          <table:table-cell table:number-columns-repeated="1016"/>
        </table:table-row>
        <table:table-row table:style-name="ro2">
          <table:table-cell table:formula="of:=[.A20]+1" office:value-type="float" office:value="1334">
            <text:p>1334</text:p>
          </table:table-cell>
          <table:table-cell table:style-name="ce5" table:formula="of:=[.B20]+1" office:value-type="date" office:date-value="2013-01-14">
            <text:p>14.01.2013</text:p>
          </table:table-cell>
          <table:table-cell table:style-name="ce8" office:value-type="time" office:time-value="PT09H29M00S">
            <text:p>09:29:00</text:p>
          </table:table-cell>
          <table:table-cell table:style-name="ce11" office:value-type="time" office:time-value="PT00H59M56S">
            <text:p>00:59:56</text:p>
          </table:table-cell>
          <table:table-cell table:style-name="ce12" office:value-type="float" office:value="114">
            <text:p>114</text:p>
          </table:table-cell>
          <table:table-cell table:style-name="ce15" office:value-type="float" office:value="9.6">
            <text:p>9,6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21]" office:value-type="float" office:value="1334">
            <text:p>1334</text:p>
          </table:table-cell>
          <table:table-cell table:style-name="ce5" table:formula="of:=[.B21]" office:value-type="date" office:date-value="2013-01-14">
            <text:p>14.01.2013</text:p>
          </table:table-cell>
          <table:table-cell table:style-name="ce8" office:value-type="time" office:time-value="PT18H31M00S">
            <text:p>18:31:00</text:p>
          </table:table-cell>
          <table:table-cell table:style-name="ce11" office:value-type="time" office:time-value="PT01H05M37S">
            <text:p>01:05:37</text:p>
          </table:table-cell>
          <table:table-cell table:style-name="ce12" office:value-type="float" office:value="109">
            <text:p>109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335">
            <text:p>1335</text:p>
          </table:table-cell>
          <table:table-cell table:style-name="ce5" table:formula="of:=[.B22]+1" office:value-type="date" office:date-value="2013-01-15">
            <text:p>15.01.2013</text:p>
          </table:table-cell>
          <table:table-cell table:style-name="ce8" office:value-type="time" office:time-value="PT08H04M00S">
            <text:p>08:04:00</text:p>
          </table:table-cell>
          <table:table-cell table:style-name="ce11" office:value-type="time" office:time-value="PT01H02M23S">
            <text:p>01:02:23</text:p>
          </table:table-cell>
          <table:table-cell table:style-name="ce12" office:value-type="float" office:value="103">
            <text:p>103</text:p>
          </table:table-cell>
          <table:table-cell table:style-name="ce15" office:value-type="float" office:value="9.8">
            <text:p>9,8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23]" office:value-type="float" office:value="1335">
            <text:p>1335</text:p>
          </table:table-cell>
          <table:table-cell table:style-name="ce5" table:formula="of:=[.B23]" office:value-type="date" office:date-value="2013-01-15">
            <text:p>15.01.2013</text:p>
          </table:table-cell>
          <table:table-cell table:style-name="ce8" office:value-type="time" office:time-value="PT15H58M00S">
            <text:p>15:58:00</text:p>
          </table:table-cell>
          <table:table-cell table:style-name="ce11" office:value-type="time" office:time-value="PT01H06M22S">
            <text:p>01:06:22</text:p>
          </table:table-cell>
          <table:table-cell table:style-name="ce12" office:value-type="float" office:value="114">
            <text:p>114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24]+1" office:value-type="float" office:value="1336">
            <text:p>1336</text:p>
          </table:table-cell>
          <table:table-cell table:style-name="ce5" table:formula="of:=[.B24]+1" office:value-type="date" office:date-value="2013-01-16">
            <text:p>16.01.2013</text:p>
          </table:table-cell>
          <table:table-cell table:style-name="ce8" office:value-type="time" office:time-value="PT09H30M00S">
            <text:p>09:30:00</text:p>
          </table:table-cell>
          <table:table-cell table:style-name="ce11" office:value-type="time" office:time-value="PT01H18M10S">
            <text:p>01:18:10</text:p>
          </table:table-cell>
          <table:table-cell table:style-name="ce12" office:value-type="float" office:value="118">
            <text:p>118</text:p>
          </table:table-cell>
          <table:table-cell table:style-name="ce15" office:value-type="float" office:value="11">
            <text:p>11,0</text:p>
          </table:table-cell>
          <table:table-cell office:value-type="string">
            <text:p>Kwh – LB – Eglosheim – Tamm</text:p>
          </table:table-cell>
          <table:table-cell table:number-columns-repeated="1017"/>
        </table:table-row>
        <table:table-row table:style-name="ro2">
          <table:table-cell table:formula="of:=[.A25]" office:value-type="float" office:value="1336">
            <text:p>1336</text:p>
          </table:table-cell>
          <table:table-cell table:style-name="ce5" table:formula="of:=[.B25]" office:value-type="date" office:date-value="2013-01-16">
            <text:p>16.01.2013</text:p>
          </table:table-cell>
          <table:table-cell table:style-name="ce8" office:value-type="time" office:time-value="PT18H19M00S">
            <text:p>18:19:00</text:p>
          </table:table-cell>
          <table:table-cell table:style-name="ce11" office:value-type="time" office:time-value="PT01H15M16S">
            <text:p>01:15:16</text:p>
          </table:table-cell>
          <table:table-cell table:style-name="ce12" office:value-type="float" office:value="104">
            <text:p>104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26]+1" office:value-type="float" office:value="1337">
            <text:p>1337</text:p>
          </table:table-cell>
          <table:table-cell table:style-name="ce5" table:formula="of:=[.B26]+1" office:value-type="date" office:date-value="2013-01-17">
            <text:p>17.01.2013</text:p>
          </table:table-cell>
          <table:table-cell table:style-name="ce8" office:value-type="time" office:time-value="PT09H43M00S">
            <text:p>09:43:00</text:p>
          </table:table-cell>
          <table:table-cell table:style-name="ce11" office:value-type="time" office:time-value="PT01H12M04S">
            <text:p>01:12:04</text:p>
          </table:table-cell>
          <table:table-cell table:style-name="ce12" office:value-type="float" office:value="111">
            <text:p>111</text:p>
          </table:table-cell>
          <table:table-cell office:value-type="float" office:value="9.8">
            <text:p>9,8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27]" office:value-type="float" office:value="1337">
            <text:p>1337</text:p>
          </table:table-cell>
          <table:table-cell table:style-name="ce5" table:formula="of:=[.B27]" office:value-type="date" office:date-value="2013-01-17">
            <text:p>17.01.2013</text:p>
          </table:table-cell>
          <table:table-cell table:style-name="ce8" office:value-type="time" office:time-value="PT19H34M00S">
            <text:p>19:34:00</text:p>
          </table:table-cell>
          <table:table-cell table:style-name="ce11" office:value-type="time" office:time-value="PT01H16M00S">
            <text:p>01:16:00</text:p>
          </table:table-cell>
          <table:table-cell table:style-name="ce12" office:value-type="float" office:value="108">
            <text:p>108</text:p>
          </table:table-cell>
          <table:table-cell table:style-name="ce15" office:value-type="float" office:value="9.9">
            <text:p>9,9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28]+1" office:value-type="float" office:value="1338">
            <text:p>1338</text:p>
          </table:table-cell>
          <table:table-cell table:style-name="ce5" table:formula="of:=[.B28]+1" office:value-type="date" office:date-value="2013-01-18">
            <text:p>18.01.2013</text:p>
          </table:table-cell>
          <table:table-cell table:style-name="ce8" office:value-type="time" office:time-value="PT12H08M00S">
            <text:p>12:08:00</text:p>
          </table:table-cell>
          <table:table-cell table:style-name="ce11" office:value-type="time" office:time-value="PT01H13M27S">
            <text:p>01:13:27</text:p>
          </table:table-cell>
          <table:table-cell table:style-name="ce12" office:value-type="float" office:value="133">
            <text:p>133</text:p>
          </table:table-cell>
          <table:table-cell table:style-name="ce15" office:value-type="float" office:value="11.8">
            <text:p>11,8</text:p>
          </table:table-cell>
          <table:table-cell office:value-type="string">
            <text:p>Kwh – Zazenhausen – Mühlhausen – Kwh</text:p>
          </table:table-cell>
          <table:table-cell table:number-columns-repeated="1017"/>
        </table:table-row>
        <table:table-row table:style-name="ro2">
          <table:table-cell table:formula="of:=[.A29]+1" office:value-type="float" office:value="1339">
            <text:p>1339</text:p>
          </table:table-cell>
          <table:table-cell table:style-name="ce5" table:formula="of:=[.B29]+1" office:value-type="date" office:date-value="2013-01-19">
            <text:p>19.01.2013</text:p>
          </table:table-cell>
          <table:table-cell table:style-name="ce8" office:value-type="time" office:time-value="PT20H00M00S">
            <text:p>20:00:00</text:p>
          </table:table-cell>
          <table:table-cell table:style-name="ce11" office:value-type="time" office:time-value="PT00H40M00S">
            <text:p>00:40:00</text:p>
          </table:table-cell>
          <table:table-cell table:style-name="ce12" office:value-type="float" office:value="105">
            <text:p>105</text:p>
          </table:table-cell>
          <table:table-cell table:style-name="ce15" office:value-type="float" office:value="5.7">
            <text:p>5,7</text:p>
          </table:table-cell>
          <table:table-cell office:value-type="string">
            <text:p>Kwh – Zazenhausen – Kwh</text:p>
          </table:table-cell>
          <table:table-cell table:number-columns-repeated="1017"/>
        </table:table-row>
        <table:table-row table:style-name="ro2">
          <table:table-cell table:formula="of:=[.A30]+1" office:value-type="float" office:value="1340">
            <text:p>1340</text:p>
          </table:table-cell>
          <table:table-cell table:style-name="ce5" table:formula="of:=[.B30]+1" office:value-type="date" office:date-value="2013-01-20">
            <text:p>20.01.2013</text:p>
          </table:table-cell>
          <table:table-cell table:style-name="ce8" office:value-type="time" office:time-value="PT15H30M00S">
            <text:p>15:30:00</text:p>
          </table:table-cell>
          <table:table-cell table:style-name="ce11" office:value-type="time" office:time-value="PT03H02M25S">
            <text:p>03:02:25</text:p>
          </table:table-cell>
          <table:table-cell table:style-name="ce12" office:value-type="float" office:value="110">
            <text:p>110</text:p>
          </table:table-cell>
          <table:table-cell table:style-name="ce15" office:value-type="float" office:value="23.42">
            <text:p>23,4</text:p>
          </table:table-cell>
          <table:table-cell office:value-type="string">
            <text:p>Kwh – Zazenhausen – Mühlhausen – Oeffingen – Remstal – Neckarrems – Pattonville – Kwh</text:p>
          </table:table-cell>
          <table:table-cell table:formula="of:=SUM([.F21:.F31])" office:value-type="float" office:value="119.82">
            <text:p>119,82</text:p>
          </table:table-cell>
          <table:table-cell table:number-columns-repeated="1016"/>
        </table:table-row>
        <table:table-row table:style-name="ro2">
          <table:table-cell table:formula="of:=[.A31]+1" office:value-type="float" office:value="1341">
            <text:p>1341</text:p>
          </table:table-cell>
          <table:table-cell table:style-name="ce5" table:formula="of:=[.B31]+1" office:value-type="date" office:date-value="2013-01-21">
            <text:p>21.01.2013</text:p>
          </table:table-cell>
          <table:table-cell table:style-name="ce8" office:value-type="time" office:time-value="PT09H53M00S">
            <text:p>09:53:00</text:p>
          </table:table-cell>
          <table:table-cell table:style-name="ce11" office:value-type="time" office:time-value="PT01H09M44S">
            <text:p>01:09:44</text:p>
          </table:table-cell>
          <table:table-cell table:style-name="ce12" office:value-type="float" office:value="121">
            <text:p>121</text:p>
          </table:table-cell>
          <table:table-cell table:style-name="ce15" office:value-type="float" office:value="9.8">
            <text:p>9,8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32]" office:value-type="float" office:value="1341">
            <text:p>1341</text:p>
          </table:table-cell>
          <table:table-cell table:style-name="ce5" table:formula="of:=[.B32]" office:value-type="date" office:date-value="2013-01-21">
            <text:p>21.01.2013</text:p>
          </table:table-cell>
          <table:table-cell table:style-name="ce8" office:value-type="time" office:time-value="PT19H30M00S">
            <text:p>19:30:00</text:p>
          </table:table-cell>
          <table:table-cell table:style-name="ce11" office:value-type="time" office:time-value="PT01H27M40S">
            <text:p>01:27:40</text:p>
          </table:table-cell>
          <table:table-cell table:style-name="ce12" office:value-type="float" office:value="101">
            <text:p>101</text:p>
          </table:table-cell>
          <table:table-cell table:style-name="ce15" office:value-type="float" office:value="10.3">
            <text:p>10,3</text:p>
          </table:table-cell>
          <table:table-cell office:value-type="string">
            <text:p>Tamm – Kwh</text:p>
          </table:table-cell>
          <table:table-cell table:number-columns-repeated="1017"/>
        </table:table-row>
        <table:table-row table:style-name="ro2">
          <table:table-cell table:formula="of:=[.A33]+1" office:value-type="float" office:value="1342">
            <text:p>1342</text:p>
          </table:table-cell>
          <table:table-cell table:style-name="ce5" table:formula="of:=[.B33]+1" office:value-type="date" office:date-value="2013-01-22">
            <text:p>22.01.2013</text:p>
          </table:table-cell>
          <table:table-cell table:style-name="ce8" office:value-type="time" office:time-value="PT08H16M00S">
            <text:p>08:16:00</text:p>
          </table:table-cell>
          <table:table-cell table:style-name="ce11" office:value-type="time" office:time-value="PT01H05M48S">
            <text:p>01:05:48</text:p>
          </table:table-cell>
          <table:table-cell table:style-name="ce12" office:value-type="float" office:value="112">
            <text:p>112</text:p>
          </table:table-cell>
          <table:table-cell table:style-name="ce15" office:value-type="float" office:value="9.9">
            <text:p>9,9</text:p>
          </table:table-cell>
          <table:table-cell office:value-type="string">
            <text:p>Kwh – Tamm</text:p>
          </table:table-cell>
          <table:table-cell table:number-columns-repeated="1017"/>
        </table:table-row>
        <table:table-row table:style-name="ro2">
          <table:table-cell table:formula="of:=[.A34]" office:value-type="float" office:value="1342">
            <text:p>1342</text:p>
          </table:table-cell>
          <table:table-cell table:style-name="ce5" table:formula="of:=[.B34]" office:value-type="date" office:date-value="2013-01-22">
            <text:p>22.01.2013</text:p>
          </table:table-cell>
          <table:table-cell table:style-name="ce8" office:value-type="time" office:time-value="PT19H06M00S">
            <text:p>19:06:00</text:p>
          </table:table-cell>
          <table:table-cell table:style-name="ce11" office:value-type="time" office:time-value="PT01H16M07S">
            <text:p>01:16:07</text:p>
          </table:table-cell>
          <table:table-cell table:style-name="ce12" office:value-type="float" office:value="104">
            <text:p>104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Kwh</text:p>
          </table:table-cell>
          <table:table-cell table:number-columns-repeated="1017"/>
        </table:table-row>
        <table:table-row table:style-name="ro2">
          <table:table-cell table:formula="of:=[.A35]+1" office:value-type="float" office:value="1343">
            <text:p>1343</text:p>
          </table:table-cell>
          <table:table-cell table:style-name="ce5" table:formula="of:=[.B35]+1" office:value-type="date" office:date-value="2013-01-23">
            <text:p>23.01.2013</text:p>
          </table:table-cell>
          <table:table-cell table:style-name="ce8" office:value-type="time" office:time-value="PT11H39M00S">
            <text:p>11:39:00</text:p>
          </table:table-cell>
          <table:table-cell table:style-name="ce11" office:value-type="time" office:time-value="PT00H20M46S">
            <text:p>00:20:46</text:p>
          </table:table-cell>
          <table:table-cell table:style-name="ce12" office:value-type="float" office:value="119">
            <text:p>119</text:p>
          </table:table-cell>
          <table:table-cell table:style-name="ce15" office:value-type="float" office:value="3.5">
            <text:p>3,5</text:p>
          </table:table-cell>
          <table:table-cell office:value-type="string">
            <text:p>Kwh – Büro</text:p>
          </table:table-cell>
          <table:table-cell table:number-columns-repeated="1017"/>
        </table:table-row>
        <table:table-row table:style-name="ro2">
          <table:table-cell table:formula="of:=[.A36]" office:value-type="float" office:value="1343">
            <text:p>1343</text:p>
          </table:table-cell>
          <table:table-cell table:style-name="ce5" table:formula="of:=[.B36]" office:value-type="date" office:date-value="2013-01-23">
            <text:p>23.01.2013</text:p>
          </table:table-cell>
          <table:table-cell table:style-name="ce8" office:value-type="time" office:time-value="PT12H21M00S">
            <text:p>12:21:00</text:p>
          </table:table-cell>
          <table:table-cell table:style-name="ce11" office:value-type="time" office:time-value="PT00H20M17S">
            <text:p>00:20:17</text:p>
          </table:table-cell>
          <table:table-cell table:style-name="ce12" office:value-type="float" office:value="124">
            <text:p>124</text:p>
          </table:table-cell>
          <table:table-cell table:style-name="ce15" office:value-type="float" office:value="3.4">
            <text:p>3,4</text:p>
          </table:table-cell>
          <table:table-cell office:value-type="string">
            <text:p>Büro – Kwh</text:p>
          </table:table-cell>
          <table:table-cell table:number-columns-repeated="1017"/>
        </table:table-row>
        <table:table-row table:style-name="ro2">
          <table:table-cell table:formula="of:=[.A37]" office:value-type="float" office:value="1343">
            <text:p>1343</text:p>
          </table:table-cell>
          <table:table-cell table:style-name="ce5" table:formula="of:=[.B37]" office:value-type="date" office:date-value="2013-01-23">
            <text:p>23.01.2013</text:p>
          </table:table-cell>
          <table:table-cell table:style-name="ce8" office:value-type="time" office:time-value="PT17H11M00S">
            <text:p>17:11:00</text:p>
          </table:table-cell>
          <table:table-cell table:style-name="ce11" office:value-type="time" office:time-value="PT01H07M44S">
            <text:p>01:07:44</text:p>
          </table:table-cell>
          <table:table-cell table:style-name="ce12" office:value-type="string">
            <text:p>-</text:p>
          </table:table-cell>
          <table:table-cell table:style-name="ce15" office:value-type="float" office:value="10.4">
            <text:p>10,4</text:p>
          </table:table-cell>
          <table:table-cell office:value-type="string">
            <text:p>Kwh – Mühlhausen – Kwh</text:p>
          </table:table-cell>
          <table:table-cell table:number-columns-repeated="1017"/>
        </table:table-row>
        <table:table-row table:style-name="ro2">
          <table:table-cell table:formula="of:=[.A38]+1" office:value-type="float" office:value="1344">
            <text:p>1344</text:p>
          </table:table-cell>
          <table:table-cell table:style-name="ce5" table:formula="of:=[.B38]+1" office:value-type="date" office:date-value="2013-01-24">
            <text:p>24.01.2013</text:p>
          </table:table-cell>
          <table:table-cell table:style-name="ce8" office:value-type="time" office:time-value="PT15H50M00S">
            <text:p>15:50:00</text:p>
          </table:table-cell>
          <table:table-cell table:style-name="ce11" office:value-type="time" office:time-value="PT02H06M35S">
            <text:p>02:06:35</text:p>
          </table:table-cell>
          <table:table-cell table:style-name="ce12" office:value-type="float" office:value="126">
            <text:p>126</text:p>
          </table:table-cell>
          <table:table-cell table:style-name="ce15" office:value-type="float" office:value="20.1">
            <text:p>20,1</text:p>
          </table:table-cell>
          <table:table-cell office:value-type="string">
            <text:p>Kwh – Mühnhausen – BadCannstatt – Pragsattel – Kwh</text:p>
          </table:table-cell>
          <table:table-cell table:number-columns-repeated="1017"/>
        </table:table-row>
        <table:table-row table:style-name="ro2">
          <table:table-cell table:formula="of:=[.A39]+1" office:value-type="float" office:value="1345">
            <text:p>1345</text:p>
          </table:table-cell>
          <table:table-cell table:style-name="ce5" table:formula="of:=[.B39]+1" office:value-type="date" office:date-value="2013-01-25">
            <text:p>25.01.2013</text:p>
          </table:table-cell>
          <table:table-cell table:style-name="ce8" office:value-type="time" office:time-value="PT16H55M00S">
            <text:p>16:55:00</text:p>
          </table:table-cell>
          <table:table-cell table:style-name="ce11" office:value-type="time" office:time-value="PT01H19M28S">
            <text:p>01:19:28</text:p>
          </table:table-cell>
          <table:table-cell table:style-name="ce12" office:value-type="float" office:value="122">
            <text:p>122</text:p>
          </table:table-cell>
          <table:table-cell table:style-name="ce15" office:value-type="float" office:value="12.5">
            <text:p>12,5</text:p>
          </table:table-cell>
          <table:table-cell table:number-columns-repeated="1018"/>
        </table:table-row>
        <table:table-row table:style-name="ro2">
          <table:table-cell table:formula="of:=[.A40]+1" office:value-type="float" office:value="1346">
            <text:p>1346</text:p>
          </table:table-cell>
          <table:table-cell table:style-name="ce5" table:formula="of:=[.B40]+1" office:value-type="date" office:date-value="2013-01-26">
            <text:p>26.01.2013</text:p>
          </table:table-cell>
          <table:table-cell table:style-name="ce8" office:value-type="time" office:time-value="PT20H28M00S">
            <text:p>20:28:00</text:p>
          </table:table-cell>
          <table:table-cell table:style-name="ce11" office:value-type="time" office:time-value="PT00H38M30S">
            <text:p>00:38:30</text:p>
          </table:table-cell>
          <table:table-cell table:style-name="ce12" office:value-type="float" office:value="132">
            <text:p>132</text:p>
          </table:table-cell>
          <table:table-cell table:style-name="ce15" office:value-type="float" office:value="5.5">
            <text:p>5,5</text:p>
          </table:table-cell>
          <table:table-cell office:value-type="string">
            <text:p>Kwh – Zazenhausen – Kwh</text:p>
          </table:table-cell>
          <table:table-cell table:number-columns-repeated="1017"/>
        </table:table-row>
        <table:table-row table:style-name="ro2">
          <table:table-cell table:formula="of:=[.A41]+1" office:value-type="float" office:value="1347">
            <text:p>1347</text:p>
          </table:table-cell>
          <table:table-cell table:style-name="ce5" table:formula="of:=[.B41]+1" office:value-type="date" office:date-value="2013-01-27">
            <text:p>27.01.2013</text:p>
          </table:table-cell>
          <table:table-cell table:style-name="ce8" office:value-type="time" office:time-value="PT15H50M00S">
            <text:p>15:50:00</text:p>
          </table:table-cell>
          <table:table-cell table:style-name="ce11" office:value-type="time" office:time-value="PT02H12M41S">
            <text:p>02:12:41</text:p>
          </table:table-cell>
          <table:table-cell table:style-name="ce12" office:value-type="float" office:value="123">
            <text:p>123</text:p>
          </table:table-cell>
          <table:table-cell table:style-name="ce15" office:value-type="float" office:value="19.6">
            <text:p>19,6</text:p>
          </table:table-cell>
          <table:table-cell office:value-type="string">
            <text:p>Kwh – Stammheim – Kallenberg – Korntal – Lehmberg – Zuffenhausen – Kwh</text:p>
          </table:table-cell>
          <table:table-cell table:formula="of:=SUM([.F32:.F42])" office:value-type="float" office:value="114.7">
            <text:p>114,7</text:p>
          </table:table-cell>
          <table:table-cell table:number-columns-repeated="1016"/>
        </table:table-row>
        <table:table-row table:style-name="ro2">
          <table:table-cell table:formula="of:=[.A42]+1" office:value-type="float" office:value="1348">
            <text:p>1348</text:p>
          </table:table-cell>
          <table:table-cell table:style-name="ce5" table:formula="of:=[.B42]+1" office:value-type="date" office:date-value="2013-01-28">
            <text:p>28.01.2013</text:p>
          </table:table-cell>
          <table:table-cell table:style-name="ce8" office:value-type="time" office:time-value="PT09H50M00S">
            <text:p>09:50:00</text:p>
          </table:table-cell>
          <table:table-cell table:style-name="ce11" office:value-type="time" office:time-value="PT00H59M01S">
            <text:p>00:59:01</text:p>
          </table:table-cell>
          <table:table-cell table:style-name="ce12" office:value-type="float" office:value="125">
            <text:p>125</text:p>
          </table:table-cell>
          <table:table-cell table:style-name="ce15" office:value-type="float" office:value="9.9">
            <text:p>9,9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43]" office:value-type="float" office:value="1348">
            <text:p>1348</text:p>
          </table:table-cell>
          <table:table-cell table:style-name="ce5" table:formula="of:=[.B43]" office:value-type="date" office:date-value="2013-01-28">
            <text:p>28.01.2013</text:p>
          </table:table-cell>
          <table:table-cell table:style-name="ce8" office:value-type="time" office:time-value="PT18H03M00S">
            <text:p>18:03:00</text:p>
          </table:table-cell>
          <table:table-cell table:style-name="ce11" office:value-type="time" office:time-value="PT01H05M21S">
            <text:p>01:05:21</text:p>
          </table:table-cell>
          <table:table-cell table:style-name="ce12" office:value-type="float" office:value="118">
            <text:p>118</text:p>
          </table:table-cell>
          <table:table-cell table:style-name="ce15" office:value-type="float" office:value="9.7">
            <text:p>9,7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44]+1" office:value-type="float" office:value="1349">
            <text:p>1349</text:p>
          </table:table-cell>
          <table:table-cell table:style-name="ce5" table:formula="of:=[.B44]+1" office:value-type="date" office:date-value="2013-01-29">
            <text:p>29.01.2013</text:p>
          </table:table-cell>
          <table:table-cell table:style-name="ce8" office:value-type="time" office:time-value="PT09H51M00S">
            <text:p>09:51:00</text:p>
          </table:table-cell>
          <table:table-cell table:style-name="ce11" office:value-type="time" office:time-value="PT01H00M28S">
            <text:p>01:00:28</text:p>
          </table:table-cell>
          <table:table-cell table:style-name="ce12" office:value-type="float" office:value="117">
            <text:p>117</text:p>
          </table:table-cell>
          <table:table-cell table:style-name="ce15" office:value-type="float" office:value="9.8">
            <text:p>9,8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45]" office:value-type="float" office:value="1349">
            <text:p>1349</text:p>
          </table:table-cell>
          <table:table-cell table:style-name="ce5" table:formula="of:=[.B45]" office:value-type="date" office:date-value="2013-01-29">
            <text:p>29.01.2013</text:p>
          </table:table-cell>
          <table:table-cell table:style-name="ce8" office:value-type="time" office:time-value="PT20H23M00S">
            <text:p>20:23:00</text:p>
          </table:table-cell>
          <table:table-cell table:style-name="ce11" office:value-type="time" office:time-value="PT01H07M15S">
            <text:p>01:07:15</text:p>
          </table:table-cell>
          <table:table-cell table:style-name="ce12" office:value-type="float" office:value="112">
            <text:p>112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46]+1" office:value-type="float" office:value="1350">
            <text:p>1350</text:p>
          </table:table-cell>
          <table:table-cell table:style-name="ce5" table:formula="of:=[.B46]+1" office:value-type="date" office:date-value="2013-01-30">
            <text:p>30.01.2013</text:p>
          </table:table-cell>
          <table:table-cell table:style-name="ce8" office:value-type="time" office:time-value="PT08H59M00S">
            <text:p>08:59:00</text:p>
          </table:table-cell>
          <table:table-cell table:style-name="ce11" office:value-type="time" office:time-value="PT00H56M28S">
            <text:p>00:56:28</text:p>
          </table:table-cell>
          <table:table-cell table:style-name="ce12" office:value-type="float" office:value="128">
            <text:p>128</text:p>
          </table:table-cell>
          <table:table-cell table:style-name="ce15" office:value-type="float" office:value="9.6">
            <text:p>9,6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47]" office:value-type="float" office:value="1350">
            <text:p>1350</text:p>
          </table:table-cell>
          <table:table-cell table:style-name="ce5" table:formula="of:=[.B47]" office:value-type="date" office:date-value="2013-01-30">
            <text:p>30.01.2013</text:p>
          </table:table-cell>
          <table:table-cell table:style-name="ce8" office:value-type="time" office:time-value="PT17H49M00S">
            <text:p>17:49:00</text:p>
          </table:table-cell>
          <table:table-cell table:style-name="ce11" office:value-type="time" office:time-value="PT01H04M57S">
            <text:p>01:04:57</text:p>
          </table:table-cell>
          <table:table-cell table:style-name="ce12" office:value-type="float" office:value="116">
            <text:p>116</text:p>
          </table:table-cell>
          <table:table-cell table:style-name="ce15" office:value-type="float" office:value="9.6">
            <text:p>9,6</text:p>
          </table:table-cell>
          <table:table-cell office:value-type="string">
            <text:p>Tamm – Eglosheim – Pflugfelden – Kwh</text:p>
          </table:table-cell>
          <table:table-cell table:number-columns-repeated="1017"/>
        </table:table-row>
        <table:table-row table:style-name="ro2">
          <table:table-cell table:formula="of:=[.A48]+1" office:value-type="float" office:value="1351">
            <text:p>1351</text:p>
          </table:table-cell>
          <table:table-cell table:style-name="ce5" table:formula="of:=[.B48]+1" office:value-type="date" office:date-value="2013-01-31">
            <text:p>31.01.2013</text:p>
          </table:table-cell>
          <table:table-cell table:style-name="ce8" office:value-type="time" office:time-value="PT07H53M00S">
            <text:p>07:53:00</text:p>
          </table:table-cell>
          <table:table-cell table:style-name="ce11" office:value-type="time" office:time-value="PT00H56M51S">
            <text:p>00:56:51</text:p>
          </table:table-cell>
          <table:table-cell table:style-name="ce12" office:value-type="float" office:value="123">
            <text:p>123</text:p>
          </table:table-cell>
          <table:table-cell table:style-name="ce15" office:value-type="float" office:value="9.6">
            <text:p>9,6</text:p>
          </table:table-cell>
          <table:table-cell office:value-type="string">
            <text:p>Kwh – Pflugfelden – Eglosheim – Tamm</text:p>
          </table:table-cell>
          <table:table-cell table:number-columns-repeated="1017"/>
        </table:table-row>
        <table:table-row table:style-name="ro2">
          <table:table-cell table:formula="of:=[.A49]" office:value-type="float" office:value="1351">
            <text:p>1351</text:p>
          </table:table-cell>
          <table:table-cell table:style-name="ce5" table:formula="of:=[.B49]" office:value-type="date" office:date-value="2013-01-31">
            <text:p>31.01.2013</text:p>
          </table:table-cell>
          <table:table-cell table:style-name="ce8" office:value-type="time" office:time-value="PT17H32M00S">
            <text:p>17:32:00</text:p>
          </table:table-cell>
          <table:table-cell table:style-name="ce11" office:value-type="time" office:time-value="PT01H08M33S">
            <text:p>01:08:33</text:p>
          </table:table-cell>
          <table:table-cell table:style-name="ce12" office:value-type="float" office:value="113">
            <text:p>113</text:p>
          </table:table-cell>
          <table:table-cell table:style-name="ce15" office:value-type="float" office:value="10.1">
            <text:p>10,1</text:p>
          </table:table-cell>
          <table:table-cell office:value-type="string">
            <text:p>Tamm – Eglosheim – LB – Kwh</text:p>
          </table:table-cell>
          <table:table-cell table:formula="of:=SUM([.F43:.F50])" office:value-type="float" office:value="77.9">
            <text:p>77,9</text:p>
          </table:table-cell>
          <table:table-cell table:number-columns-repeated="1016"/>
        </table:table-row>
        <table:table-row table:style-name="ro2" table:number-rows-repeated="24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46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>
          <table:table-cell/>
          <table:table-cell table:style-name="ce5"/>
          <table:table-cell table:style-name="ce8"/>
          <table:table-cell table:style-name="ce11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1" table:number-columns-repeated="2"/>
          <table:table-cell table:style-name="ce15"/>
          <table:table-cell table:number-columns-repeated="1018"/>
        </table:table-row>
        <table:table-row table:style-name="ro2" table:number-rows-repeated="9830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2-1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4])" office:value-type="float" office:value="21584.797027027">
            <text:p>21584,8</text:p>
          </table:table-cell>
          <table:table-cell table:style-name="ce16" table:formula="of:=SUM([.F2:.F65440])" office:value-type="time" office:time-value="PT2162H43M56S">
            <text:p>02:43:56</text:p>
          </table:table-cell>
          <table:table-cell table:style-name="ce1" table:number-columns-repeated="1014"/>
        </table:table-row>
        <table:table-row table:style-name="ro2">
          <table:table-cell table:style-name="ce2" table:formula="of:=SUM(['2012-11'.A38])" office:value-type="float" office:value="1289">
            <text:p>1289</text:p>
          </table:table-cell>
          <table:table-cell table:style-name="ce5" table:formula="of:=SUM(['2012-11'.B38])" office:value-type="date" office:date-value="2012-11-30">
            <text:p>30.11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11'.H1])" office:value-type="float" office:value="21215.197027027">
            <text:p>21215,2</text:p>
          </table:table-cell>
          <table:table-cell table:style-name="ce10"/>
          <table:table-cell table:style-name="ce10" table:formula="of:=SUM(['2012-11'.I1])" office:value-type="time" office:time-value="PT2122H37M41S">
            <text:p>10:37:41</text:p>
          </table:table-cell>
          <table:table-cell table:style-name="ce2" office:value-type="string">
            <text:p>Übertrag 400:33:32</text:p>
          </table:table-cell>
          <table:table-cell table:style-name="ce2" table:formula="of:=SUM(['2012-11'.H38])" office:value-type="float" office:value="66.8">
            <text:p>66,8</text:p>
          </table:table-cell>
          <table:table-cell table:style-name="ce2" table:number-columns-repeated="1015"/>
        </table:table-row>
        <table:table-row table:style-name="ro2">
          <table:table-cell table:formula="of:=[.A2]+1" office:value-type="float" office:value="1290">
            <text:p>1290</text:p>
          </table:table-cell>
          <table:table-cell table:style-name="ce5" table:formula="of:=[.B2]+1" office:value-type="date" office:date-value="2012-12-01">
            <text:p>01.12.2012</text:p>
          </table:table-cell>
          <table:table-cell table:style-name="ce8" office:value-type="time" office:time-value="PT20H34M00S">
            <text:p>20:34:00</text:p>
          </table:table-cell>
          <table:table-cell table:style-name="ce15" office:value-type="float" office:value="8.1">
            <text:p>8,1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49M14S">
            <text:p>00:49:14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3]+1" office:value-type="float" office:value="1291">
            <text:p>1291</text:p>
          </table:table-cell>
          <table:table-cell table:style-name="ce5" table:formula="of:=[.B3]+1" office:value-type="date" office:date-value="2012-12-02">
            <text:p>02.12.2012</text:p>
          </table:table-cell>
          <table:table-cell table:style-name="ce8" office:value-type="time" office:time-value="PT11H40M00S">
            <text:p>11:40:00</text:p>
          </table:table-cell>
          <table:table-cell table:style-name="ce15" office:value-type="float" office:value="12.3">
            <text:p>12,3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1H14M42S">
            <text:p>01:14:42</text:p>
          </table:table-cell>
          <table:table-cell office:value-type="string">
            <text:p>Kwh – Zuffenhausen – Feuerbach – Bhf – Stadtwald – Zuffenhausen – Kwh</text:p>
          </table:table-cell>
          <table:table-cell table:formula="of:=SUM([.D3:.D4];[.H2])" office:value-type="float" office:value="87.2">
            <text:p>87,2</text:p>
          </table:table-cell>
          <table:table-cell table:number-columns-repeated="1015"/>
        </table:table-row>
        <table:table-row table:style-name="ro2">
          <table:table-cell table:formula="of:=[.A4]+1" office:value-type="float" office:value="1292">
            <text:p>1292</text:p>
          </table:table-cell>
          <table:table-cell table:style-name="ce5" table:formula="of:=[.B4]+1" office:value-type="date" office:date-value="2012-12-03">
            <text:p>03.12.2012</text:p>
          </table:table-cell>
          <table:table-cell table:style-name="ce8" office:value-type="time" office:time-value="PT11H07M00S">
            <text:p>11:07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59M25S">
            <text:p>00:59:25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5]" office:value-type="float" office:value="1292">
            <text:p>1292</text:p>
          </table:table-cell>
          <table:table-cell table:style-name="ce5" table:formula="of:=[.B5]" office:value-type="date" office:date-value="2012-12-03">
            <text:p>03.12.2012</text:p>
          </table:table-cell>
          <table:table-cell table:style-name="ce8" office:value-type="time" office:time-value="PT19H48M00S">
            <text:p>19:48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11M02S">
            <text:p>01:11:02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6]+1" office:value-type="float" office:value="1293">
            <text:p>1293</text:p>
          </table:table-cell>
          <table:table-cell table:style-name="ce5" table:formula="of:=[.B6]+1" office:value-type="date" office:date-value="2012-12-04">
            <text:p>04.12.2012</text:p>
          </table:table-cell>
          <table:table-cell table:style-name="ce8" office:value-type="time" office:time-value="PT10H27M00S">
            <text:p>10:27:00</text:p>
          </table:table-cell>
          <table:table-cell table:style-name="ce15" office:value-type="float" office:value="1.6">
            <text:p>1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1M10S">
            <text:p>00:11:10</text:p>
          </table:table-cell>
          <table:table-cell office:value-type="string">
            <text:p>Kwh – Zentrum</text:p>
          </table:table-cell>
          <table:table-cell table:number-columns-repeated="1016"/>
        </table:table-row>
        <table:table-row table:style-name="ro2">
          <table:table-cell table:formula="of:=[.A7]" office:value-type="float" office:value="1293">
            <text:p>1293</text:p>
          </table:table-cell>
          <table:table-cell table:style-name="ce5" table:formula="of:=[.B7]" office:value-type="date" office:date-value="2012-12-04">
            <text:p>04.12.2012</text:p>
          </table:table-cell>
          <table:table-cell table:style-name="ce8" office:value-type="time" office:time-value="PT11H03M00S">
            <text:p>11:03:00</text:p>
          </table:table-cell>
          <table:table-cell table:style-name="ce15" office:value-type="float" office:value="8">
            <text:p>8,0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0H53M38S">
            <text:p>00:53:38</text:p>
          </table:table-cell>
          <table:table-cell office:value-type="string">
            <text:p>KwhZentrum – Pflugfelden – Eglosheim – Tamm</text:p>
          </table:table-cell>
          <table:table-cell table:number-columns-repeated="1016"/>
        </table:table-row>
        <table:table-row table:style-name="ro2">
          <table:table-cell table:formula="of:=[.A8]" office:value-type="float" office:value="1293">
            <text:p>1293</text:p>
          </table:table-cell>
          <table:table-cell table:style-name="ce5" table:formula="of:=[.B8]" office:value-type="date" office:date-value="2012-12-04">
            <text:p>04.12.2012</text:p>
          </table:table-cell>
          <table:table-cell table:style-name="ce8" office:value-type="time" office:time-value="PT20H04M00S">
            <text:p>20:04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1H10M36S">
            <text:p>01:10:36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9]+1" office:value-type="float" office:value="1294">
            <text:p>1294</text:p>
          </table:table-cell>
          <table:table-cell table:style-name="ce5" table:formula="of:=[.B9]+1" office:value-type="date" office:date-value="2012-12-05">
            <text:p>05.12.2012</text:p>
          </table:table-cell>
          <table:table-cell table:style-name="ce8" office:value-type="time" office:time-value="PT10H40M00S">
            <text:p>10:40:00</text:p>
          </table:table-cell>
          <table:table-cell table:style-name="ce15" office:value-type="float" office:value="6.6">
            <text:p>6,6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0H40M13S">
            <text:p>00:40:13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table:formula="of:=[.A10]+1" office:value-type="float" office:value="1295">
            <text:p>1295</text:p>
          </table:table-cell>
          <table:table-cell table:style-name="ce5" table:formula="of:=[.B10]+1" office:value-type="date" office:date-value="2012-12-06">
            <text:p>06.12.2012</text:p>
          </table:table-cell>
          <table:table-cell table:style-name="ce8" office:value-type="time" office:time-value="PT08H44M00S">
            <text:p>08:44:00</text:p>
          </table:table-cell>
          <table:table-cell table:style-name="ce15" office:value-type="float" office:value="4">
            <text:p>4,0</text:p>
          </table:table-cell>
          <table:table-cell table:style-name="ce12" office:value-type="float" office:value="105">
            <text:p>105</text:p>
          </table:table-cell>
          <table:table-cell table:style-name="ce11" office:value-type="time" office:time-value="PT00H25M51S">
            <text:p>00:25:51</text:p>
          </table:table-cell>
          <table:table-cell office:value-type="string">
            <text:p>Möglingen – Asperg – Tamm</text:p>
          </table:table-cell>
          <table:table-cell table:number-columns-repeated="1016"/>
        </table:table-row>
        <table:table-row table:style-name="ro2">
          <table:table-cell table:formula="of:=[.A11]" office:value-type="float" office:value="1295">
            <text:p>1295</text:p>
          </table:table-cell>
          <table:table-cell table:style-name="ce5" table:formula="of:=[.B11]" office:value-type="date" office:date-value="2012-12-06">
            <text:p>06.12.2012</text:p>
          </table:table-cell>
          <table:table-cell table:style-name="ce8" office:value-type="time" office:time-value="PT20H25M00S">
            <text:p>20:25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06">
            <text:p>106</text:p>
          </table:table-cell>
          <table:table-cell table:style-name="ce11" office:value-type="time" office:time-value="PT01H10M56S">
            <text:p>01:10:56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2]+1" office:value-type="float" office:value="1296">
            <text:p>1296</text:p>
          </table:table-cell>
          <table:table-cell table:style-name="ce5" table:formula="of:=[.B12]+1" office:value-type="date" office:date-value="2012-12-07">
            <text:p>07.12.2012</text:p>
          </table:table-cell>
          <table:table-cell table:style-name="ce8" office:value-type="time" office:time-value="PT08H55M00S">
            <text:p>08:55:00</text:p>
          </table:table-cell>
          <table:table-cell table:style-name="ce15" office:value-type="float" office:value="6.4">
            <text:p>6,4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0H40M39S">
            <text:p>00:40:39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13]+1" office:value-type="float" office:value="1297">
            <text:p>1297</text:p>
          </table:table-cell>
          <table:table-cell table:style-name="ce5" table:formula="of:=[.B13]+1" office:value-type="date" office:date-value="2012-12-08">
            <text:p>08.12.2012</text:p>
          </table:table-cell>
          <table:table-cell table:style-name="ce8" office:value-type="time" office:time-value="PT20H14M00S">
            <text:p>20:14:00</text:p>
          </table:table-cell>
          <table:table-cell table:style-name="ce15" office:value-type="float" office:value="5.3">
            <text:p>5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5M41S">
            <text:p>00:35:41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table:formula="of:=[.A14]+1" office:value-type="float" office:value="1298">
            <text:p>1298</text:p>
          </table:table-cell>
          <table:table-cell table:style-name="ce5" table:formula="of:=[.B14]+1" office:value-type="date" office:date-value="2012-12-09">
            <text:p>09.12.2012</text:p>
          </table:table-cell>
          <table:table-cell table:style-name="ce8" office:value-type="time" office:time-value="PT18H38M00S">
            <text:p>18:38:00</text:p>
          </table:table-cell>
          <table:table-cell table:style-name="ce15" office:value-type="float" office:value="10.9">
            <text:p>10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2M02S">
            <text:p>01:12:02</text:p>
          </table:table-cell>
          <table:table-cell office:value-type="string">
            <text:p>Kwh – Zazenhausen – Mühlhausen – Kwh</text:p>
          </table:table-cell>
          <table:table-cell table:formula="of:=SUM([.D5:.D15])" office:value-type="float" office:value="81.7">
            <text:p>81,7</text:p>
          </table:table-cell>
          <table:table-cell table:number-columns-repeated="1015"/>
        </table:table-row>
        <table:table-row table:style-name="ro2">
          <table:table-cell table:formula="of:=[.A15]+1" office:value-type="float" office:value="1299">
            <text:p>1299</text:p>
          </table:table-cell>
          <table:table-cell table:style-name="ce5" table:formula="of:=[.B15]+1" office:value-type="date" office:date-value="2012-12-10">
            <text:p>10.12.2012</text:p>
          </table:table-cell>
          <table:table-cell table:style-name="ce8" office:value-type="time" office:time-value="PT08H19M00S">
            <text:p>08:19:00</text:p>
          </table:table-cell>
          <table:table-cell table:style-name="ce15" office:value-type="float" office:value="4.2">
            <text:p>4,2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0H27M11S">
            <text:p>00:27:11</text:p>
          </table:table-cell>
          <table:table-cell office:value-type="string">
            <text:p>Möglingen – Asperg – Tamm</text:p>
          </table:table-cell>
          <table:table-cell table:number-columns-repeated="1016"/>
        </table:table-row>
        <table:table-row table:style-name="ro2">
          <table:table-cell table:formula="of:=[.A16]" office:value-type="float" office:value="1299">
            <text:p>1299</text:p>
          </table:table-cell>
          <table:table-cell table:style-name="ce5" table:formula="of:=[.B16]" office:value-type="date" office:date-value="2012-12-10">
            <text:p>10.12.2012</text:p>
          </table:table-cell>
          <table:table-cell table:style-name="ce8" office:value-type="time" office:time-value="PT20H19M00S">
            <text:p>20:19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09">
            <text:p>109</text:p>
          </table:table-cell>
          <table:table-cell table:style-name="ce11" office:value-type="time" office:time-value="PT01H08M01S">
            <text:p>01:08:01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7]+1" office:value-type="float" office:value="1300">
            <text:p>1300</text:p>
          </table:table-cell>
          <table:table-cell table:style-name="ce5" table:formula="of:=[.B17]+1" office:value-type="date" office:date-value="2012-12-11">
            <text:p>11.12.2012</text:p>
          </table:table-cell>
          <table:table-cell table:style-name="ce8" office:value-type="time" office:time-value="PT09H38M00S">
            <text:p>09:38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04M19S">
            <text:p>01:04:19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18]" office:value-type="float" office:value="1300">
            <text:p>1300</text:p>
          </table:table-cell>
          <table:table-cell table:style-name="ce5" table:formula="of:=[.B18]" office:value-type="date" office:date-value="2012-12-11">
            <text:p>11.12.2012</text:p>
          </table:table-cell>
          <table:table-cell table:style-name="ce8" office:value-type="time" office:time-value="PT19H40M00S">
            <text:p>19:40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01">
            <text:p>101</text:p>
          </table:table-cell>
          <table:table-cell table:style-name="ce11" office:value-type="time" office:time-value="PT01H14M48S">
            <text:p>01:14:48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9]+1" office:value-type="float" office:value="1301">
            <text:p>1301</text:p>
          </table:table-cell>
          <table:table-cell table:style-name="ce5" table:formula="of:=[.B19]+1" office:value-type="date" office:date-value="2012-12-12">
            <text:p>12.12.2012</text:p>
          </table:table-cell>
          <table:table-cell table:style-name="ce8" office:value-type="time" office:time-value="PT12H25M00S">
            <text:p>12:25:00</text:p>
          </table:table-cell>
          <table:table-cell table:style-name="ce15" office:value-type="float" office:value="8.7">
            <text:p>8,7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58M37S">
            <text:p>00:58:37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table:formula="of:=[.A20]+1" office:value-type="float" office:value="1302">
            <text:p>1302</text:p>
          </table:table-cell>
          <table:table-cell table:style-name="ce5" table:formula="of:=[.B20]+1" office:value-type="date" office:date-value="2012-12-13">
            <text:p>13.12.2012</text:p>
          </table:table-cell>
          <table:table-cell table:style-name="ce8" office:value-type="time" office:time-value="PT08H14M00S">
            <text:p>08:14:00</text:p>
          </table:table-cell>
          <table:table-cell table:style-name="ce15" office:value-type="float" office:value="14">
            <text:p>14,0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1H37M03S">
            <text:p>01:37:03</text:p>
          </table:table-cell>
          <table:table-cell office:value-type="string">
            <text:p>Kwh – Zazenhausen – Mühlhausen – Hofen – MaxEythSee – Freiberg – Rot – Zuffenhausen – Kwh</text:p>
          </table:table-cell>
          <table:table-cell table:number-columns-repeated="1016"/>
        </table:table-row>
        <table:table-row table:style-name="ro2">
          <table:table-cell table:formula="of:=[.A21]+1" office:value-type="float" office:value="1303">
            <text:p>1303</text:p>
          </table:table-cell>
          <table:table-cell table:style-name="ce5" table:formula="of:=[.B21]+1" office:value-type="date" office:date-value="2012-12-14">
            <text:p>14.12.2012</text:p>
          </table:table-cell>
          <table:table-cell table:style-name="ce8" office:value-type="time" office:time-value="PT20H28M00S">
            <text:p>20:28:00</text:p>
          </table:table-cell>
          <table:table-cell table:style-name="ce15" office:value-type="float" office:value="3.6">
            <text:p>3,6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26M44S">
            <text:p>00:26:44</text:p>
          </table:table-cell>
          <table:table-cell office:value-type="string">
            <text:p>Kwh-Mini-Runde</text:p>
          </table:table-cell>
          <table:table-cell table:number-columns-repeated="1016"/>
        </table:table-row>
        <table:table-row table:style-name="ro2">
          <table:table-cell table:formula="of:=[.A22]+1" office:value-type="float" office:value="1304">
            <text:p>1304</text:p>
          </table:table-cell>
          <table:table-cell table:style-name="ce5" table:formula="of:=[.B22]+1" office:value-type="date" office:date-value="2012-12-15">
            <text:p>15.12.2012</text:p>
          </table:table-cell>
          <table:table-cell table:style-name="ce8" office:value-type="time" office:time-value="PT15H18M00S">
            <text:p>15:18:00</text:p>
          </table:table-cell>
          <table:table-cell table:style-name="ce15" office:value-type="float" office:value="20.5">
            <text:p>20,5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2H04M32S">
            <text:p>02:04:32</text:p>
          </table:table-cell>
          <table:table-cell office:value-type="string">
            <text:p>Kwh – Grünbühl – LB – Neckarrems – Aldingen – Kwh</text:p>
          </table:table-cell>
          <table:table-cell table:number-columns-repeated="1016"/>
        </table:table-row>
        <table:table-row table:style-name="ro2">
          <table:table-cell table:formula="of:=[.A23]+1" office:value-type="float" office:value="1305">
            <text:p>1305</text:p>
          </table:table-cell>
          <table:table-cell table:style-name="ce5" table:formula="of:=[.B23]+1" office:value-type="date" office:date-value="2012-12-16">
            <text:p>16.12.2012</text:p>
          </table:table-cell>
          <table:table-cell table:style-name="ce8" office:value-type="time" office:time-value="PT09H28M00S">
            <text:p>09:28:00</text:p>
          </table:table-cell>
          <table:table-cell table:style-name="ce15" office:value-type="float" office:value="8.8">
            <text:p>8,8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52M23S">
            <text:p>00:52:23</text:p>
          </table:table-cell>
          <table:table-cell office:value-type="string">
            <text:p>Kwh-Runde</text:p>
          </table:table-cell>
          <table:table-cell table:formula="of:=SUM([.D16:.D24])" office:value-type="float" office:value="88.9">
            <text:p>88,9</text:p>
          </table:table-cell>
          <table:table-cell table:number-columns-repeated="1015"/>
        </table:table-row>
        <table:table-row table:style-name="ro2">
          <table:table-cell table:formula="of:=[.A24]+1" office:value-type="float" office:value="1306">
            <text:p>1306</text:p>
          </table:table-cell>
          <table:table-cell table:style-name="ce5" table:formula="of:=[.B24]+1" office:value-type="date" office:date-value="2012-12-17">
            <text:p>17.12.2012</text:p>
          </table:table-cell>
          <table:table-cell table:style-name="ce8" office:value-type="time" office:time-value="PT23H12M00S">
            <text:p>23:12:00</text:p>
          </table:table-cell>
          <table:table-cell table:style-name="ce15" office:value-type="float" office:value="2.8">
            <text:p>2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9M11S">
            <text:p>00:19:11</text:p>
          </table:table-cell>
          <table:table-cell office:value-type="string">
            <text:p>Kwh-Mini-Runde</text:p>
          </table:table-cell>
          <table:table-cell table:number-columns-repeated="1016"/>
        </table:table-row>
        <table:table-row table:style-name="ro2">
          <table:table-cell table:formula="of:=[.A25]+1" office:value-type="float" office:value="1307">
            <text:p>1307</text:p>
          </table:table-cell>
          <table:table-cell table:style-name="ce5" table:formula="of:=[.B25]+1" office:value-type="date" office:date-value="2012-12-18">
            <text:p>18.12.2012</text:p>
          </table:table-cell>
          <table:table-cell table:style-name="ce8" office:value-type="time" office:time-value="PT10H38M00S">
            <text:p>10:38:00</text:p>
          </table:table-cell>
          <table:table-cell table:style-name="ce15" office:value-type="float" office:value="9.6">
            <text:p>9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5M41S">
            <text:p>00:55:41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26]" office:value-type="float" office:value="1307">
            <text:p>1307</text:p>
          </table:table-cell>
          <table:table-cell table:style-name="ce5" table:formula="of:=[.B26]" office:value-type="date" office:date-value="2012-12-18">
            <text:p>18.12.2012</text:p>
          </table:table-cell>
          <table:table-cell table:style-name="ce8" office:value-type="time" office:time-value="PT20H29M00S">
            <text:p>20:29:00</text:p>
          </table:table-cell>
          <table:table-cell office:value-type="float" office:value="9.6">
            <text:p>9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6M31S">
            <text:p>01:06:31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7]+1" office:value-type="float" office:value="1308">
            <text:p>1308</text:p>
          </table:table-cell>
          <table:table-cell table:style-name="ce5" table:formula="of:=[.B27]+1" office:value-type="date" office:date-value="2012-12-19">
            <text:p>19.12.2012</text:p>
          </table:table-cell>
          <table:table-cell table:style-name="ce8" office:value-type="time" office:time-value="PT08H34M00S">
            <text:p>08:34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00M22S">
            <text:p>01:00:22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28]" office:value-type="float" office:value="1308">
            <text:p>1308</text:p>
          </table:table-cell>
          <table:table-cell table:style-name="ce5" table:formula="of:=[.B28]" office:value-type="date" office:date-value="2012-12-19">
            <text:p>19.12.2012</text:p>
          </table:table-cell>
          <table:table-cell table:style-name="ce8" office:value-type="time" office:time-value="PT14H57M00S">
            <text:p>14:57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58M16S">
            <text:p>00:58:16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9]+1" office:value-type="float" office:value="1309">
            <text:p>1309</text:p>
          </table:table-cell>
          <table:table-cell table:style-name="ce5" table:formula="of:=[.B29]+1" office:value-type="date" office:date-value="2012-12-20">
            <text:p>20.12.2012</text:p>
          </table:table-cell>
          <table:table-cell table:style-name="ce8" office:value-type="time" office:time-value="PT19H52M00S">
            <text:p>19:52:00</text:p>
          </table:table-cell>
          <table:table-cell table:style-name="ce15" office:value-type="float" office:value="9.8">
            <text:p>9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2M47S">
            <text:p>01:12:47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30]+1" office:value-type="float" office:value="1310">
            <text:p>1310</text:p>
          </table:table-cell>
          <table:table-cell table:style-name="ce5" table:formula="of:=[.B30]+1" office:value-type="date" office:date-value="2012-12-21">
            <text:p>21.12.2012</text:p>
          </table:table-cell>
          <table:table-cell table:style-name="ce8" office:value-type="time" office:time-value="PT00H34M05S">
            <text:p>00:34:05</text:p>
          </table:table-cell>
          <table:table-cell table:style-name="ce15" office:value-type="float" office:value="4.8">
            <text:p>4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4M05S">
            <text:p>00:34:05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31]+1" office:value-type="float" office:value="1311">
            <text:p>1311</text:p>
          </table:table-cell>
          <table:table-cell table:style-name="ce5" table:formula="of:=[.B31]+1" office:value-type="date" office:date-value="2012-12-22">
            <text:p>22.12.2012</text:p>
          </table:table-cell>
          <table:table-cell table:style-name="ce8" office:value-type="time" office:time-value="PT15H21M00S">
            <text:p>15:21:00</text:p>
          </table:table-cell>
          <table:table-cell table:style-name="ce15" office:value-type="float" office:value="14.4">
            <text:p>14,4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33M49S">
            <text:p>01:33:49</text:p>
          </table:table-cell>
          <table:table-cell office:value-type="string">
            <text:p>Kwh – Mühlhausen – Hofen – MaxEythSee – Mühlhausen – Zazenhausen – Kwh</text:p>
          </table:table-cell>
          <table:table-cell table:number-columns-repeated="1016"/>
        </table:table-row>
        <table:table-row table:style-name="ro2">
          <table:table-cell table:formula="of:=[.A32]+1" office:value-type="float" office:value="1312">
            <text:p>1312</text:p>
          </table:table-cell>
          <table:table-cell table:style-name="ce5" table:formula="of:=[.B32]+1" office:value-type="date" office:date-value="2012-12-23">
            <text:p>23.12.2012</text:p>
          </table:table-cell>
          <table:table-cell table:style-name="ce8" office:value-type="time" office:time-value="PT20H32M00S">
            <text:p>20:32:00</text:p>
          </table:table-cell>
          <table:table-cell table:style-name="ce15" office:value-type="float" office:value="6.5">
            <text:p>6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8M55S">
            <text:p>00:38:55</text:p>
          </table:table-cell>
          <table:table-cell office:value-type="string">
            <text:p>Kwh – Zazenhausen – Kwh</text:p>
          </table:table-cell>
          <table:table-cell table:formula="of:=SUM([.D25:.D33])" office:value-type="float" office:value="76.8">
            <text:p>76,8</text:p>
          </table:table-cell>
          <table:table-cell table:number-columns-repeated="1015"/>
        </table:table-row>
        <table:table-row table:style-name="ro2">
          <table:table-cell table:formula="of:=[.A33]+1" office:value-type="float" office:value="1313">
            <text:p>1313</text:p>
          </table:table-cell>
          <table:table-cell table:style-name="ce5" table:formula="of:=[.B33]+1" office:value-type="date" office:date-value="2012-12-24">
            <text:p>24.12.2012</text:p>
          </table:table-cell>
          <table:table-cell table:style-name="ce8" office:value-type="time" office:time-value="PT11H46M00S">
            <text:p>11:46:00</text:p>
          </table:table-cell>
          <table:table-cell table:style-name="ce15" office:value-type="float" office:value="15.8">
            <text:p>15,8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1H32M34S">
            <text:p>01:32:34</text:p>
          </table:table-cell>
          <table:table-cell office:value-type="string">
            <text:p>Kwh – Stammheim – Kallenberg – Kwh</text:p>
          </table:table-cell>
          <table:table-cell table:number-columns-repeated="1016"/>
        </table:table-row>
        <table:table-row table:style-name="ro2">
          <table:table-cell table:formula="of:=[.A34]+1" office:value-type="float" office:value="1314">
            <text:p>1314</text:p>
          </table:table-cell>
          <table:table-cell table:style-name="ce5" table:formula="of:=[.B34]+1" office:value-type="date" office:date-value="2012-12-25">
            <text:p>25.12.2012</text:p>
          </table:table-cell>
          <table:table-cell table:style-name="ce8" office:value-type="time" office:time-value="PT11H41M00S">
            <text:p>11:41:00</text:p>
          </table:table-cell>
          <table:table-cell table:style-name="ce15" office:value-type="float" office:value="16.4">
            <text:p>16,4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1H37M44S">
            <text:p>01:37:44</text:p>
          </table:table-cell>
          <table:table-cell office:value-type="string">
            <text:p>Kwh – Zazenhausen – Freiberg – Rot – Burgholzhof – BadCannstatt – Pragsattel – Kwh</text:p>
          </table:table-cell>
          <table:table-cell table:number-columns-repeated="1016"/>
        </table:table-row>
        <table:table-row table:style-name="ro2">
          <table:table-cell table:formula="of:=[.A35]+1" office:value-type="float" office:value="1315">
            <text:p>1315</text:p>
          </table:table-cell>
          <table:table-cell table:style-name="ce5" table:formula="of:=[.B35]+1" office:value-type="date" office:date-value="2012-12-26">
            <text:p>26.12.2012</text:p>
          </table:table-cell>
          <table:table-cell table:style-name="ce8" office:value-type="time" office:time-value="PT08H41M00S">
            <text:p>08:41:00</text:p>
          </table:table-cell>
          <table:table-cell table:style-name="ce15" office:value-type="float" office:value="4.6">
            <text:p>4,6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28M57S">
            <text:p>00:28:57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table:formula="of:=[.A36]+1" office:value-type="float" office:value="1316">
            <text:p>1316</text:p>
          </table:table-cell>
          <table:table-cell table:style-name="ce5" table:formula="of:=[.B36]+1" office:value-type="date" office:date-value="2012-12-27">
            <text:p>27.12.2012</text:p>
          </table:table-cell>
          <table:table-cell table:style-name="ce8" office:value-type="time" office:time-value="PT19H04M00S">
            <text:p>19:04:00</text:p>
          </table:table-cell>
          <table:table-cell table:style-name="ce15" office:value-type="float" office:value="6.6">
            <text:p>6,6</text:p>
          </table:table-cell>
          <table:table-cell table:style-name="ce12" office:value-type="float" office:value="128">
            <text:p>128</text:p>
          </table:table-cell>
          <table:table-cell table:style-name="ce11" office:value-type="time" office:time-value="PT00H39M54S">
            <text:p>00:39:54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37]+1" office:value-type="float" office:value="1317">
            <text:p>1317</text:p>
          </table:table-cell>
          <table:table-cell table:style-name="ce5" table:formula="of:=[.B37]+1" office:value-type="date" office:date-value="2012-12-28">
            <text:p>28.12.2012</text:p>
          </table:table-cell>
          <table:table-cell table:style-name="ce8" office:value-type="time" office:time-value="PT21H01M00S">
            <text:p>21:01:00</text:p>
          </table:table-cell>
          <table:table-cell table:style-name="ce15" office:value-type="float" office:value="5.7">
            <text:p>5,7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35M52S">
            <text:p>00:35:52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38]+1" office:value-type="float" office:value="1318">
            <text:p>1318</text:p>
          </table:table-cell>
          <table:table-cell table:style-name="ce5" table:formula="of:=[.B38]+1" office:value-type="date" office:date-value="2012-12-29">
            <text:p>29.12.2012</text:p>
          </table:table-cell>
          <table:table-cell table:style-name="ce8" office:value-type="time" office:time-value="PT15H28M00S">
            <text:p>15:28:00</text:p>
          </table:table-cell>
          <table:table-cell table:style-name="ce15" office:value-type="float" office:value="30">
            <text:p>30,0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3H18M44S">
            <text:p>03:18:44</text:p>
          </table:table-cell>
          <table:table-cell office:value-type="string">
            <text:p>Kwh – Zazenhausen – Mühlhausen – Oeffingen – Waiblingen – Remstal – Neckartal – Kwh</text:p>
          </table:table-cell>
          <table:table-cell table:number-columns-repeated="1016"/>
        </table:table-row>
        <table:table-row table:style-name="ro2">
          <table:table-cell table:formula="of:=[.A39]+1" office:value-type="float" office:value="1319">
            <text:p>1319</text:p>
          </table:table-cell>
          <table:table-cell table:style-name="ce5" table:formula="of:=[.B39]+1" office:value-type="date" office:date-value="2012-12-30">
            <text:p>30.12.2012</text:p>
          </table:table-cell>
          <table:table-cell table:style-name="ce8" office:value-type="time" office:time-value="PT12H06M00S">
            <text:p>12:06:00</text:p>
          </table:table-cell>
          <table:table-cell table:style-name="ce15" office:value-type="float" office:value="9">
            <text:p>9,0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55M45S">
            <text:p>00:55:45</text:p>
          </table:table-cell>
          <table:table-cell office:value-type="string">
            <text:p>Kwh-Runde</text:p>
          </table:table-cell>
          <table:table-cell table:formula="of:=SUM([.D34:.D40])" office:value-type="float" office:value="88.1">
            <text:p>88,1</text:p>
          </table:table-cell>
          <table:table-cell table:number-columns-repeated="1015"/>
        </table:table-row>
        <table:table-row table:style-name="ro2">
          <table:table-cell table:formula="of:=[.A40]+1" office:value-type="float" office:value="1320">
            <text:p>1320</text:p>
          </table:table-cell>
          <table:table-cell table:style-name="ce5" table:formula="of:=[.B40]+1" office:value-type="date" office:date-value="2012-12-31">
            <text:p>31.12.2012</text:p>
          </table:table-cell>
          <table:table-cell table:style-name="ce8" office:value-type="time" office:time-value="PT16H10M00S">
            <text:p>16:10:00</text:p>
          </table:table-cell>
          <table:table-cell table:style-name="ce15" office:value-type="float" office:value="13.7">
            <text:p>13,7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28M21S">
            <text:p>01:28:21</text:p>
          </table:table-cell>
          <table:table-cell office:value-type="string">
            <text:p>Kwh – Zazenhausen – Mühlhausen – Hofen – Burgholzhof – Kwh</text:p>
          </table:table-cell>
          <table:table-cell table:formula="of:=SUM([.D41])" office:value-type="float" office:value="13.7">
            <text:p>13,7</text:p>
          </table:table-cell>
          <table:table-cell table:number-columns-repeated="1015"/>
        </table:table-row>
        <table:table-row table:style-name="ro2" table:number-rows-repeated="13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/>
          <table:table-cell table:formula="of:=SUM([.D44:.D55])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/>
          <table:table-cell table:formula="of:=SUM([.D56])" office:value-type="float" office:value="0">
            <text:p>0</text:p>
          </table:table-cell>
          <table:table-cell table:number-columns-repeated="1015"/>
        </table:table-row>
        <table:table-row table:style-name="ro2" table:number-rows-repeated="18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1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4])" office:value-type="float" office:value="21215.197027027">
            <text:p>21215,2</text:p>
          </table:table-cell>
          <table:table-cell table:style-name="ce16" table:formula="of:=SUM([.F2:.F65440])" office:value-type="time" office:time-value="PT2122H37M41S">
            <text:p>10:37:41</text:p>
          </table:table-cell>
          <table:table-cell table:style-name="ce1" table:number-columns-repeated="1014"/>
        </table:table-row>
        <table:table-row table:style-name="ro2">
          <table:table-cell table:style-name="ce2" table:formula="of:=SUM(['2012-10'.A42])" office:value-type="float" office:value="1259">
            <text:p>1259</text:p>
          </table:table-cell>
          <table:table-cell table:style-name="ce5" table:formula="of:=SUM(['2012-10'.B42])" office:value-type="date" office:date-value="2012-10-31">
            <text:p>31.10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10'.H1])" office:value-type="float" office:value="20943.697027027">
            <text:p>20943,7</text:p>
          </table:table-cell>
          <table:table-cell table:style-name="ce10"/>
          <table:table-cell table:style-name="ce10" table:formula="of:=SUM(['2012-10'.I1])" office:value-type="time" office:time-value="PT2093H56M05S">
            <text:p>05:56:05</text:p>
          </table:table-cell>
          <table:table-cell table:style-name="ce2" office:value-type="string">
            <text:p>Übertrag 400:33:32</text:p>
          </table:table-cell>
          <table:table-cell table:style-name="ce2" table:formula="of:=SUM(['2012-10'.H42])" office:value-type="float" office:value="10.4">
            <text:p>10,4</text:p>
          </table:table-cell>
          <table:table-cell table:style-name="ce2" table:number-columns-repeated="1015"/>
        </table:table-row>
        <table:table-row table:style-name="ro2">
          <table:table-cell table:formula="of:=[.A2]+1" office:value-type="float" office:value="1260">
            <text:p>1260</text:p>
          </table:table-cell>
          <table:table-cell table:style-name="ce5" table:formula="of:=[.B2]+1" office:value-type="date" office:date-value="2012-11-01">
            <text:p>01.11.2012</text:p>
          </table:table-cell>
          <table:table-cell table:style-name="ce8" office:value-type="time" office:time-value="PT06H55M00S">
            <text:p>06:55:00</text:p>
          </table:table-cell>
          <table:table-cell table:style-name="ce15" office:value-type="float" office:value="3.8">
            <text:p>3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3M44S">
            <text:p>00:23:44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table:formula="of:=[.A3]+1" office:value-type="float" office:value="1261">
            <text:p>1261</text:p>
          </table:table-cell>
          <table:table-cell table:style-name="ce5" table:formula="of:=[.B3]+1" office:value-type="date" office:date-value="2012-11-02">
            <text:p>02.11.2012</text:p>
          </table:table-cell>
          <table:table-cell table:style-name="ce8" office:value-type="time" office:time-value="PT10H51M00S">
            <text:p>10:51:00</text:p>
          </table:table-cell>
          <table:table-cell table:style-name="ce15" office:value-type="float" office:value="5.5">
            <text:p>5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4M09S">
            <text:p>00:34:09</text:p>
          </table:table-cell>
          <table:table-cell office:value-type="string">
            <text:p>HH – Blankenese – Golfplatz – Simon-Park</text:p>
          </table:table-cell>
          <table:table-cell table:number-columns-repeated="1016"/>
        </table:table-row>
        <table:table-row table:style-name="ro2">
          <table:table-cell table:formula="of:=[.A4]+1" office:value-type="float" office:value="1262">
            <text:p>1262</text:p>
          </table:table-cell>
          <table:table-cell table:style-name="ce5" table:formula="of:=[.B4]+1" office:value-type="date" office:date-value="2012-11-03">
            <text:p>03.11.2012</text:p>
          </table:table-cell>
          <table:table-cell table:style-name="ce8" office:value-type="time" office:time-value="PT08H33M00S">
            <text:p>08:33:00</text:p>
          </table:table-cell>
          <table:table-cell table:style-name="ce15" office:value-type="float" office:value="4.7">
            <text:p>4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0M37S">
            <text:p>00:30:37</text:p>
          </table:table-cell>
          <table:table-cell office:value-type="string">
            <text:p>HH – Brötchenrunde</text:p>
          </table:table-cell>
          <table:table-cell table:number-columns-repeated="1016"/>
        </table:table-row>
        <table:table-row table:style-name="ro2">
          <table:table-cell table:formula="of:=[.A5]+1" office:value-type="float" office:value="1263">
            <text:p>1263</text:p>
          </table:table-cell>
          <table:table-cell table:style-name="ce5" table:formula="of:=[.B5]+1" office:value-type="date" office:date-value="2012-11-04">
            <text:p>04.11.2012</text:p>
          </table:table-cell>
          <table:table-cell table:style-name="ce8" office:value-type="time" office:time-value="PT20H26M00S">
            <text:p>20:26:00</text:p>
          </table:table-cell>
          <table:table-cell table:style-name="ce15" office:value-type="float" office:value="2.8">
            <text:p>2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7M45S">
            <text:p>00:17:45</text:p>
          </table:table-cell>
          <table:table-cell office:value-type="string">
            <text:p>Kwh-Mini-Runde</text:p>
          </table:table-cell>
          <table:table-cell table:formula="of:=SUM([.D3:.D6];[.H2])" office:value-type="float" office:value="27.2">
            <text:p>27,2</text:p>
          </table:table-cell>
          <table:table-cell table:number-columns-repeated="1015"/>
        </table:table-row>
        <table:table-row table:style-name="ro2">
          <table:table-cell table:formula="of:=[.A6]+1" office:value-type="float" office:value="1264">
            <text:p>1264</text:p>
          </table:table-cell>
          <table:table-cell table:style-name="ce5" table:formula="of:=[.B6]+1" office:value-type="date" office:date-value="2012-11-05">
            <text:p>05.11.2012</text:p>
          </table:table-cell>
          <table:table-cell table:style-name="ce8" office:value-type="time" office:time-value="PT08H11M00S">
            <text:p>08:11:00</text:p>
          </table:table-cell>
          <table:table-cell table:style-name="ce15" office:value-type="float" office:value="6">
            <text:p>6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7M26S">
            <text:p>00:47:26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7]+1" office:value-type="float" office:value="1265">
            <text:p>1265</text:p>
          </table:table-cell>
          <table:table-cell table:style-name="ce5" table:formula="of:=[.B7]+1" office:value-type="date" office:date-value="2012-11-06">
            <text:p>06.11.2012</text:p>
          </table:table-cell>
          <table:table-cell table:style-name="ce8" office:value-type="time" office:time-value="PT08H52M00S">
            <text:p>08:52:00</text:p>
          </table:table-cell>
          <table:table-cell table:style-name="ce15" office:value-type="float" office:value="5.8">
            <text:p>5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2M24S">
            <text:p>00:32:24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table:formula="of:=[.A8]+1" office:value-type="float" office:value="1266">
            <text:p>1266</text:p>
          </table:table-cell>
          <table:table-cell table:style-name="ce5" table:formula="of:=[.B8]+1" office:value-type="date" office:date-value="2012-11-07">
            <text:p>07.11.2012</text:p>
          </table:table-cell>
          <table:table-cell table:style-name="ce8" office:value-type="time" office:time-value="PT20H55M00S">
            <text:p>20:55:00</text:p>
          </table:table-cell>
          <table:table-cell table:style-name="ce15" office:value-type="float" office:value="2.8">
            <text:p>2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7M44S">
            <text:p>00:17:44</text:p>
          </table:table-cell>
          <table:table-cell office:value-type="string">
            <text:p>Kwh-Mini-Runde</text:p>
          </table:table-cell>
          <table:table-cell table:number-columns-repeated="1016"/>
        </table:table-row>
        <table:table-row table:style-name="ro2">
          <table:table-cell table:formula="of:=[.A9]+1" office:value-type="float" office:value="1267">
            <text:p>1267</text:p>
          </table:table-cell>
          <table:table-cell table:style-name="ce5" table:formula="of:=[.B9]+1" office:value-type="date" office:date-value="2012-11-08">
            <text:p>08.11.2012</text:p>
          </table:table-cell>
          <table:table-cell table:style-name="ce8" office:value-type="time" office:time-value="PT09H15M00S">
            <text:p>09:15:00</text:p>
          </table:table-cell>
          <table:table-cell table:style-name="ce15" office:value-type="float" office:value="5.7">
            <text:p>5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3M12S">
            <text:p>00:33:12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10]+1" office:value-type="float" office:value="1268">
            <text:p>1268</text:p>
          </table:table-cell>
          <table:table-cell table:style-name="ce5" table:formula="of:=[.B10]+1" office:value-type="date" office:date-value="2012-11-09">
            <text:p>09.11.2012</text:p>
          </table:table-cell>
          <table:table-cell table:style-name="ce8" office:value-type="time" office:time-value="PT09H55M00S">
            <text:p>09:55:00</text:p>
          </table:table-cell>
          <table:table-cell table:style-name="ce15" office:value-type="float" office:value="5.6">
            <text:p>5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4M15S">
            <text:p>00:34:15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11]+1" office:value-type="float" office:value="1269">
            <text:p>1269</text:p>
          </table:table-cell>
          <table:table-cell table:style-name="ce5" table:formula="of:=[.B11]+1" office:value-type="date" office:date-value="2012-11-10">
            <text:p>10.11.2012</text:p>
          </table:table-cell>
          <table:table-cell table:style-name="ce8" office:value-type="time" office:time-value="PT20H38M00S">
            <text:p>20:38:00</text:p>
          </table:table-cell>
          <table:table-cell table:style-name="ce15" office:value-type="float" office:value="5.6">
            <text:p>5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8M44S">
            <text:p>00:38:44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12]+1" office:value-type="float" office:value="1270">
            <text:p>1270</text:p>
          </table:table-cell>
          <table:table-cell table:style-name="ce5" table:formula="of:=[.B12]+1" office:value-type="date" office:date-value="2012-11-11">
            <text:p>11.11.2012</text:p>
          </table:table-cell>
          <table:table-cell table:style-name="ce8" office:value-type="time" office:time-value="PT11H37M00S">
            <text:p>11:37:00</text:p>
          </table:table-cell>
          <table:table-cell table:style-name="ce15" office:value-type="float" office:value="4.6">
            <text:p>4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7M19S">
            <text:p>00:27:19</text:p>
          </table:table-cell>
          <table:table-cell office:value-type="string">
            <text:p>Kwh-Runde</text:p>
          </table:table-cell>
          <table:table-cell table:formula="of:=SUM([.D7:.D13])" office:value-type="float" office:value="36.1">
            <text:p>36,1</text:p>
          </table:table-cell>
          <table:table-cell table:number-columns-repeated="1015"/>
        </table:table-row>
        <table:table-row table:style-name="ro2">
          <table:table-cell table:formula="of:=[.A13]+1" office:value-type="float" office:value="1271">
            <text:p>1271</text:p>
          </table:table-cell>
          <table:table-cell table:style-name="ce5" table:formula="of:=[.B13]+1" office:value-type="date" office:date-value="2012-11-12">
            <text:p>12.11.2012</text:p>
          </table:table-cell>
          <table:table-cell table:style-name="ce8" office:value-type="time" office:time-value="PT21H52M00S">
            <text:p>21:52:00</text:p>
          </table:table-cell>
          <table:table-cell table:style-name="ce15" office:value-type="float" office:value="2.8">
            <text:p>2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8M00S">
            <text:p>00:18:00</text:p>
          </table:table-cell>
          <table:table-cell office:value-type="string">
            <text:p>Kwh-Mini-Runde</text:p>
          </table:table-cell>
          <table:table-cell table:number-columns-repeated="1016"/>
        </table:table-row>
        <table:table-row table:style-name="ro2">
          <table:table-cell table:formula="of:=[.A14]+1" office:value-type="float" office:value="1272">
            <text:p>1272</text:p>
          </table:table-cell>
          <table:table-cell table:style-name="ce5" table:formula="of:=[.B14]+1" office:value-type="date" office:date-value="2012-11-13">
            <text:p>13.11.2012</text:p>
          </table:table-cell>
          <table:table-cell table:style-name="ce8" office:value-type="time" office:time-value="PT09H43M00S">
            <text:p>09:43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33">
            <text:p>133</text:p>
          </table:table-cell>
          <table:table-cell table:style-name="ce11" office:value-type="time" office:time-value="PT00H59M15S">
            <text:p>00:59:15</text:p>
          </table:table-cell>
          <table:table-cell office:value-type="string">
            <text:p>Kwh – LB – Eglosheim – Tamm</text:p>
          </table:table-cell>
          <table:table-cell table:number-columns-repeated="1016"/>
        </table:table-row>
        <table:table-row table:style-name="ro2">
          <table:table-cell table:formula="of:=[.A15]" office:value-type="float" office:value="1272">
            <text:p>1272</text:p>
          </table:table-cell>
          <table:table-cell table:style-name="ce5" table:formula="of:=[.B15]" office:value-type="date" office:date-value="2012-11-13">
            <text:p>13.11.2012</text:p>
          </table:table-cell>
          <table:table-cell table:style-name="ce8" office:value-type="time" office:time-value="PT19H50M00S">
            <text:p>19:50:00</text:p>
          </table:table-cell>
          <table:table-cell table:style-name="ce15" office:value-type="float" office:value="9.5">
            <text:p>9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5M00S">
            <text:p>01:05:00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6]+1" office:value-type="float" office:value="1273">
            <text:p>1273</text:p>
          </table:table-cell>
          <table:table-cell table:style-name="ce5" table:formula="of:=[.B16]+1" office:value-type="date" office:date-value="2012-11-14">
            <text:p>14.11.2012</text:p>
          </table:table-cell>
          <table:table-cell table:style-name="ce8" office:value-type="time" office:time-value="PT19H11M00S">
            <text:p>19:11:00</text:p>
          </table:table-cell>
          <table:table-cell table:style-name="ce15" office:value-type="float" office:value="8.5">
            <text:p>8,5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0H56M44S">
            <text:p>00:56:44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table:formula="of:=[.A17]+1" office:value-type="float" office:value="1274">
            <text:p>1274</text:p>
          </table:table-cell>
          <table:table-cell table:style-name="ce5" table:formula="of:=[.B17]+1" office:value-type="date" office:date-value="2012-11-15">
            <text:p>15.11.2012</text:p>
          </table:table-cell>
          <table:table-cell table:style-name="ce8" office:value-type="time" office:time-value="PT08H38M00S">
            <text:p>08:38:00</text:p>
          </table:table-cell>
          <table:table-cell table:style-name="ce15" office:value-type="float" office:value="12.2">
            <text:p>12,2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1H11M16S">
            <text:p>01:11:16</text:p>
          </table:table-cell>
          <table:table-cell office:value-type="string">
            <text:p>Kwh – Zazenhausen – Mühlhausen – MaxEythSee – Rot – Zazenhausen – Kwh</text:p>
          </table:table-cell>
          <table:table-cell table:number-columns-repeated="1016"/>
        </table:table-row>
        <table:table-row table:style-name="ro2">
          <table:table-cell table:formula="of:=[.A18]+1" office:value-type="float" office:value="1275">
            <text:p>1275</text:p>
          </table:table-cell>
          <table:table-cell table:style-name="ce5" table:formula="of:=[.B18]+1" office:value-type="date" office:date-value="2012-11-16">
            <text:p>16.11.2012</text:p>
          </table:table-cell>
          <table:table-cell table:style-name="ce8" office:value-type="time" office:time-value="PT12H36M00S">
            <text:p>12:36:00</text:p>
          </table:table-cell>
          <table:table-cell table:style-name="ce15" office:value-type="float" office:value="3">
            <text:p>3,0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18M52S">
            <text:p>00:18:5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table:formula="of:=[.A19]" office:value-type="float" office:value="1275">
            <text:p>1275</text:p>
          </table:table-cell>
          <table:table-cell table:style-name="ce5" table:formula="of:=[.B19]" office:value-type="date" office:date-value="2012-11-16">
            <text:p>16.11.2012</text:p>
          </table:table-cell>
          <table:table-cell table:style-name="ce8" office:value-type="time" office:time-value="PT13H02M00S">
            <text:p>13:02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20M10S">
            <text:p>00:20:1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table:formula="of:=[.A20]+1" office:value-type="float" office:value="1276">
            <text:p>1276</text:p>
          </table:table-cell>
          <table:table-cell table:style-name="ce5" table:formula="of:=[.B20]+1" office:value-type="date" office:date-value="2012-11-17">
            <text:p>17.11.2012</text:p>
          </table:table-cell>
          <table:table-cell table:style-name="ce8" office:value-type="time" office:time-value="PT10H19M00S">
            <text:p>10:19:00</text:p>
          </table:table-cell>
          <table:table-cell table:style-name="ce15" office:value-type="float" office:value="10.6">
            <text:p>10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3M14S">
            <text:p>01:03:14</text:p>
          </table:table-cell>
          <table:table-cell office:value-type="string">
            <text:p>Kwh – Zuffenhausen – Feuerbach – Stadtpark – Zuffenhausen – Kwh</text:p>
          </table:table-cell>
          <table:table-cell table:number-columns-repeated="1016"/>
        </table:table-row>
        <table:table-row table:style-name="ro2">
          <table:table-cell table:formula="of:=[.A21]+1" office:value-type="float" office:value="1277">
            <text:p>1277</text:p>
          </table:table-cell>
          <table:table-cell table:style-name="ce5" table:formula="of:=[.B21]+1" office:value-type="date" office:date-value="2012-11-18">
            <text:p>18.11.2012</text:p>
          </table:table-cell>
          <table:table-cell table:style-name="ce8" office:value-type="time" office:time-value="PT19H03M00S">
            <text:p>19:03:00</text:p>
          </table:table-cell>
          <table:table-cell table:style-name="ce15" office:value-type="float" office:value="6.6">
            <text:p>6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1M58S">
            <text:p>00:41:58</text:p>
          </table:table-cell>
          <table:table-cell office:value-type="string">
            <text:p>Kwh – Zazenhausen – Kwh</text:p>
          </table:table-cell>
          <table:table-cell table:formula="of:=SUM([.D14:.D22])" office:value-type="float" office:value="66.4">
            <text:p>66,4</text:p>
          </table:table-cell>
          <table:table-cell table:number-columns-repeated="1015"/>
        </table:table-row>
        <table:table-row table:style-name="ro2">
          <table:table-cell table:formula="of:=[.A22]+1" office:value-type="float" office:value="1278">
            <text:p>1278</text:p>
          </table:table-cell>
          <table:table-cell table:style-name="ce5" table:formula="of:=[.B22]+1" office:value-type="date" office:date-value="2012-11-19">
            <text:p>19.11.2012</text:p>
          </table:table-cell>
          <table:table-cell table:style-name="ce8" office:value-type="time" office:time-value="PT09H41M00S">
            <text:p>09:41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33">
            <text:p>133</text:p>
          </table:table-cell>
          <table:table-cell table:style-name="ce11" office:value-type="time" office:time-value="PT00H56M14S">
            <text:p>00:56:14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23]" office:value-type="float" office:value="1278">
            <text:p>1278</text:p>
          </table:table-cell>
          <table:table-cell table:style-name="ce5" table:formula="of:=[.B23]" office:value-type="date" office:date-value="2012-11-19">
            <text:p>19.11.2012</text:p>
          </table:table-cell>
          <table:table-cell table:style-name="ce8" office:value-type="time" office:time-value="PT21H03M00S">
            <text:p>21:03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1H06M55S">
            <text:p>01:06:55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4]+1" office:value-type="float" office:value="1279">
            <text:p>1279</text:p>
          </table:table-cell>
          <table:table-cell table:style-name="ce5" table:formula="of:=[.B24]+1" office:value-type="date" office:date-value="2012-11-20">
            <text:p>20.11.2012</text:p>
          </table:table-cell>
          <table:table-cell table:style-name="ce8" office:value-type="time" office:time-value="PT10H05M00S">
            <text:p>10:05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03M57S">
            <text:p>01:03:57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25]" office:value-type="float" office:value="1279">
            <text:p>1279</text:p>
          </table:table-cell>
          <table:table-cell table:style-name="ce5" table:formula="of:=[.B25]" office:value-type="date" office:date-value="2012-11-20">
            <text:p>20.11.2012</text:p>
          </table:table-cell>
          <table:table-cell table:style-name="ce8" office:value-type="time" office:time-value="PT20H21M00S">
            <text:p>20:21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05">
            <text:p>105</text:p>
          </table:table-cell>
          <table:table-cell table:style-name="ce11" office:value-type="time" office:time-value="PT01H13M03S">
            <text:p>01:13:03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6]+1" office:value-type="float" office:value="1280">
            <text:p>1280</text:p>
          </table:table-cell>
          <table:table-cell table:style-name="ce5" table:formula="of:=[.B26]+1" office:value-type="date" office:date-value="2012-11-21">
            <text:p>21.11.2012</text:p>
          </table:table-cell>
          <table:table-cell table:style-name="ce8" office:value-type="time" office:time-value="PT11H57M00S">
            <text:p>11:57:00</text:p>
          </table:table-cell>
          <table:table-cell office:value-type="float" office:value="15.2">
            <text:p>15,2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31M42S">
            <text:p>01:31:42</text:p>
          </table:table-cell>
          <table:table-cell office:value-type="string">
            <text:p>Kwh – Zazenhausen – Mühlhausen – Aldingen – Pattonville – Kwh</text:p>
          </table:table-cell>
          <table:table-cell table:number-columns-repeated="1016"/>
        </table:table-row>
        <table:table-row table:style-name="ro2">
          <table:table-cell table:formula="of:=[.A27]+1" office:value-type="float" office:value="1281">
            <text:p>1281</text:p>
          </table:table-cell>
          <table:table-cell table:style-name="ce5" table:formula="of:=[.B27]+1" office:value-type="date" office:date-value="2012-11-22">
            <text:p>22.11.2012</text:p>
          </table:table-cell>
          <table:table-cell table:style-name="ce8" office:value-type="time" office:time-value="PT08H19M00S">
            <text:p>08:19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1H04M28S">
            <text:p>01:04:28</text:p>
          </table:table-cell>
          <table:table-cell office:value-type="string">
            <text:p>Kwh – Zazenhausen – Klärwerk – Kwh</text:p>
          </table:table-cell>
          <table:table-cell table:number-columns-repeated="1016"/>
        </table:table-row>
        <table:table-row table:style-name="ro2">
          <table:table-cell table:formula="of:=[.A28]+1" office:value-type="float" office:value="1282">
            <text:p>1282</text:p>
          </table:table-cell>
          <table:table-cell table:style-name="ce5" table:formula="of:=[.B28]+1" office:value-type="date" office:date-value="2012-11-23">
            <text:p>23.11.2012</text:p>
          </table:table-cell>
          <table:table-cell table:style-name="ce8" office:value-type="time" office:time-value="PT06H51M00S">
            <text:p>06:51:00</text:p>
          </table:table-cell>
          <table:table-cell table:style-name="ce15" office:value-type="float" office:value="6.4">
            <text:p>6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5M32S">
            <text:p>00:45:32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2">
          <table:table-cell table:formula="of:=[.A29]+1" office:value-type="float" office:value="1283">
            <text:p>1283</text:p>
          </table:table-cell>
          <table:table-cell table:style-name="ce5" table:formula="of:=[.B29]+1" office:value-type="date" office:date-value="2012-11-24">
            <text:p>24.11.2012</text:p>
          </table:table-cell>
          <table:table-cell table:style-name="ce8" office:value-type="time" office:time-value="PT15H59M00S">
            <text:p>15:59:00</text:p>
          </table:table-cell>
          <table:table-cell table:style-name="ce15" office:value-type="float" office:value="11.1">
            <text:p>11,1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1H08M32S">
            <text:p>01:08:32</text:p>
          </table:table-cell>
          <table:table-cell office:value-type="string">
            <text:p>LB-Stadion – Ossweil – Pattonville – Kwh</text:p>
          </table:table-cell>
          <table:table-cell table:number-columns-repeated="1016"/>
        </table:table-row>
        <table:table-row table:style-name="ro2">
          <table:table-cell table:formula="of:=[.A30]+1" office:value-type="float" office:value="1284">
            <text:p>1284</text:p>
          </table:table-cell>
          <table:table-cell table:style-name="ce5" table:formula="of:=[.B30]+1" office:value-type="date" office:date-value="2012-11-25">
            <text:p>25.11.2012</text:p>
          </table:table-cell>
          <table:table-cell table:style-name="ce8" office:value-type="time" office:time-value="PT20H18M00S">
            <text:p>20:18:00</text:p>
          </table:table-cell>
          <table:table-cell table:style-name="ce15" office:value-type="float" office:value="4.2">
            <text:p>4,2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24M36S">
            <text:p>00:24:36</text:p>
          </table:table-cell>
          <table:table-cell office:value-type="string">
            <text:p>Kwh-Mini-Runde</text:p>
          </table:table-cell>
          <table:table-cell table:formula="of:=SUM([.D23:.D31])" office:value-type="float" office:value="85.4">
            <text:p>85,4</text:p>
          </table:table-cell>
          <table:table-cell table:number-columns-repeated="1015"/>
        </table:table-row>
        <table:table-row table:style-name="ro2">
          <table:table-cell table:formula="of:=[.A31]+1" office:value-type="float" office:value="1285">
            <text:p>1285</text:p>
          </table:table-cell>
          <table:table-cell table:style-name="ce5" table:formula="of:=[.B31]+1" office:value-type="date" office:date-value="2012-11-26">
            <text:p>26.11.2012</text:p>
          </table:table-cell>
          <table:table-cell table:style-name="ce8" office:value-type="time" office:time-value="PT07H56M00S">
            <text:p>07:56:00</text:p>
          </table:table-cell>
          <table:table-cell table:style-name="ce15" office:value-type="float" office:value="4.4">
            <text:p>4,4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24M31S">
            <text:p>00:24:31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32]+1" office:value-type="float" office:value="1286">
            <text:p>1286</text:p>
          </table:table-cell>
          <table:table-cell table:style-name="ce5" table:formula="of:=[.B32]+1" office:value-type="date" office:date-value="2012-11-27">
            <text:p>27.11.2012</text:p>
          </table:table-cell>
          <table:table-cell table:style-name="ce8" office:value-type="time" office:time-value="PT09H21M00S">
            <text:p>09:21:00</text:p>
          </table:table-cell>
          <table:table-cell table:style-name="ce15" office:value-type="float" office:value="10.4">
            <text:p>10,4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1H01M42S">
            <text:p>01:01:42</text:p>
          </table:table-cell>
          <table:table-cell office:value-type="string">
            <text:p>Kwh – LB – Eglosheim – Tamm</text:p>
          </table:table-cell>
          <table:table-cell table:number-columns-repeated="1016"/>
        </table:table-row>
        <table:table-row table:style-name="ro2">
          <table:table-cell table:formula="of:=[.A33]" office:value-type="float" office:value="1286">
            <text:p>1286</text:p>
          </table:table-cell>
          <table:table-cell table:style-name="ce5" table:formula="of:=[.B33]" office:value-type="date" office:date-value="2012-11-27">
            <text:p>27.11.2012</text:p>
          </table:table-cell>
          <table:table-cell table:style-name="ce8" office:value-type="time" office:time-value="PT20H00M00S">
            <text:p>20:00:00</text:p>
          </table:table-cell>
          <table:table-cell table:style-name="ce15" office:value-type="float" office:value="9.7">
            <text:p>9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1M16S">
            <text:p>01:01:16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34]+1" office:value-type="float" office:value="1287">
            <text:p>1287</text:p>
          </table:table-cell>
          <table:table-cell table:style-name="ce5" table:formula="of:=[.B34]+1" office:value-type="date" office:date-value="2012-11-28">
            <text:p>28.11.2012</text:p>
          </table:table-cell>
          <table:table-cell table:style-name="ce8" office:value-type="time" office:time-value="PT19H14M00S">
            <text:p>19:14:00</text:p>
          </table:table-cell>
          <table:table-cell table:style-name="ce15" office:value-type="float" office:value="5.2">
            <text:p>5,2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32M08S">
            <text:p>00:32:08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35]+1" office:value-type="float" office:value="1288">
            <text:p>1288</text:p>
          </table:table-cell>
          <table:table-cell table:style-name="ce5" table:formula="of:=[.B35]+1" office:value-type="date" office:date-value="2012-11-29">
            <text:p>29.11.2012</text:p>
          </table:table-cell>
          <table:table-cell table:style-name="ce8" office:value-type="time" office:time-value="PT08H33M00S">
            <text:p>08:33:00</text:p>
          </table:table-cell>
          <table:table-cell table:style-name="ce15" office:value-type="float" office:value="17.6">
            <text:p>17,6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1H46M17S">
            <text:p>01:46:17</text:p>
          </table:table-cell>
          <table:table-cell office:value-type="string">
            <text:p>Kwh – Zazenhausen – Mühlhausen – NeckaruferOeffingen – Hofen – Keefertal – Rot – Kwh</text:p>
          </table:table-cell>
          <table:table-cell table:number-columns-repeated="1016"/>
        </table:table-row>
        <table:table-row table:style-name="ro2">
          <table:table-cell table:formula="of:=[.A36]+1" office:value-type="float" office:value="1289">
            <text:p>1289</text:p>
          </table:table-cell>
          <table:table-cell table:style-name="ce5" table:formula="of:=[.B36]+1" office:value-type="date" office:date-value="2012-11-30">
            <text:p>30.11.2012</text:p>
          </table:table-cell>
          <table:table-cell table:style-name="ce8" office:value-type="time" office:time-value="PT08H52M00S">
            <text:p>08:52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1H03M09S">
            <text:p>01:03:09</text:p>
          </table:table-cell>
          <table:table-cell office:value-type="string">
            <text:p>Kwh – LB – Eglosheim – Tamm</text:p>
          </table:table-cell>
          <table:table-cell table:number-columns-repeated="1016"/>
        </table:table-row>
        <table:table-row table:style-name="ro2">
          <table:table-cell table:formula="of:=[.A37]" office:value-type="float" office:value="1289">
            <text:p>1289</text:p>
          </table:table-cell>
          <table:table-cell table:style-name="ce5" table:formula="of:=[.B37]" office:value-type="date" office:date-value="2012-11-30">
            <text:p>30.11.2012</text:p>
          </table:table-cell>
          <table:table-cell table:style-name="ce8" office:value-type="time" office:time-value="PT20H37M00S">
            <text:p>20:37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1H05M46S">
            <text:p>01:05:46</text:p>
          </table:table-cell>
          <table:table-cell office:value-type="string">
            <text:p>Tamm – Eglosheim – Pflugfelden – Kwh</text:p>
          </table:table-cell>
          <table:table-cell table:formula="of:=SUM([.D32:.D38])" office:value-type="float" office:value="66.8">
            <text:p>66,8</text:p>
          </table:table-cell>
          <table:table-cell table:number-columns-repeated="1015"/>
        </table:table-row>
        <table:table-row table:style-name="ro2" table:number-rows-repeated="3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10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4])" office:value-type="float" office:value="20943.697027027">
            <text:p>20943,7</text:p>
          </table:table-cell>
          <table:table-cell table:style-name="ce16" table:formula="of:=SUM([.F2:.F65440])" office:value-type="time" office:time-value="PT2093H56M05S">
            <text:p>05:56:05</text:p>
          </table:table-cell>
          <table:table-cell table:style-name="ce1" table:number-columns-repeated="1014"/>
        </table:table-row>
        <table:table-row table:style-name="ro2">
          <table:table-cell table:style-name="ce2" table:formula="of:=SUM(['2012-09'.A55])" office:value-type="float" office:value="1228">
            <text:p>1228</text:p>
          </table:table-cell>
          <table:table-cell table:style-name="ce5" table:formula="of:=SUM(['2012-09'.B55])" office:value-type="date" office:date-value="2012-09-30">
            <text:p>30.09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09'.H1])" office:value-type="float" office:value="20559.937027027">
            <text:p>20559,94</text:p>
          </table:table-cell>
          <table:table-cell table:style-name="ce10"/>
          <table:table-cell table:style-name="ce10" table:formula="of:=SUM(['2012-09'.I1])" office:value-type="time" office:time-value="PT2052H24M59S">
            <text:p>12:24:59</text:p>
          </table:table-cell>
          <table:table-cell table:style-name="ce2" office:value-type="string">
            <text:p>Übertrag 400:33:32</text:p>
          </table:table-cell>
          <table:table-cell table:style-name="ce2" table:formula="of:=SUM(['2012-09'.H57])" office:value-type="float" office:value="0">
            <text:p>0</text:p>
          </table:table-cell>
          <table:table-cell table:style-name="ce2" table:number-columns-repeated="1015"/>
        </table:table-row>
        <table:table-row table:style-name="ro2">
          <table:table-cell table:formula="of:=[.A2]+1" office:value-type="float" office:value="1229">
            <text:p>1229</text:p>
          </table:table-cell>
          <table:table-cell table:style-name="ce5" table:formula="of:=[.B2]+1" office:value-type="date" office:date-value="2012-10-01">
            <text:p>01.10.2012</text:p>
          </table:table-cell>
          <table:table-cell table:style-name="ce8" office:value-type="time" office:time-value="PT18H11M00S">
            <text:p>18:11:00</text:p>
          </table:table-cell>
          <table:table-cell table:style-name="ce15" office:value-type="float" office:value="15.26">
            <text:p>15,3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1H29M51S">
            <text:p>01:29:51</text:p>
          </table:table-cell>
          <table:table-cell office:value-type="string">
            <text:p>Kwh – Zazenhausen – Mühlhausen – MaxEythSee – Burgholzhof – Zuffenhausen – Kwh</text:p>
          </table:table-cell>
          <table:table-cell table:number-columns-repeated="1016"/>
        </table:table-row>
        <table:table-row table:style-name="ro2">
          <table:table-cell table:formula="of:=[.A3]+1" office:value-type="float" office:value="1230">
            <text:p>1230</text:p>
          </table:table-cell>
          <table:table-cell table:style-name="ce5" table:formula="of:=[.B3]+1" office:value-type="date" office:date-value="2012-10-02">
            <text:p>02.10.2012</text:p>
          </table:table-cell>
          <table:table-cell table:style-name="ce8" office:value-type="time" office:time-value="PT09H58M00S">
            <text:p>09:58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02M19S">
            <text:p>01:02:19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4]" office:value-type="float" office:value="1230">
            <text:p>1230</text:p>
          </table:table-cell>
          <table:table-cell table:style-name="ce5" table:formula="of:=[.B4]" office:value-type="date" office:date-value="2012-10-02">
            <text:p>02.10.2012</text:p>
          </table:table-cell>
          <table:table-cell table:style-name="ce8" office:value-type="time" office:time-value="PT20H40M00S">
            <text:p>20:40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03">
            <text:p>103</text:p>
          </table:table-cell>
          <table:table-cell table:style-name="ce11" office:value-type="time" office:time-value="PT01H11M30S">
            <text:p>01:11:30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5]+1" office:value-type="float" office:value="1231">
            <text:p>1231</text:p>
          </table:table-cell>
          <table:table-cell table:style-name="ce5" table:formula="of:=[.B5]+1" office:value-type="date" office:date-value="2012-10-03">
            <text:p>03.10.2012</text:p>
          </table:table-cell>
          <table:table-cell table:style-name="ce8" office:value-type="time" office:time-value="PT18H31M00S">
            <text:p>18:31:00</text:p>
          </table:table-cell>
          <table:table-cell table:style-name="ce15" office:value-type="float" office:value="12.9">
            <text:p>12,9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17M29S">
            <text:p>01:17:29</text:p>
          </table:table-cell>
          <table:table-cell office:value-type="string">
            <text:p>Kwh – Grünbühl – Pattonville – Kwh</text:p>
          </table:table-cell>
          <table:table-cell table:number-columns-repeated="1016"/>
        </table:table-row>
        <table:table-row table:style-name="ro2">
          <table:table-cell table:formula="of:=[.A6]+1" office:value-type="float" office:value="1232">
            <text:p>1232</text:p>
          </table:table-cell>
          <table:table-cell table:style-name="ce5" table:formula="of:=[.B6]+1" office:value-type="date" office:date-value="2012-10-04">
            <text:p>04.10.2012</text:p>
          </table:table-cell>
          <table:table-cell table:style-name="ce8" office:value-type="time" office:time-value="PT08H16M00S">
            <text:p>08:16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1H00M28S">
            <text:p>01:00:28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7]" office:value-type="float" office:value="1232">
            <text:p>1232</text:p>
          </table:table-cell>
          <table:table-cell table:style-name="ce5" table:formula="of:=[.B7]" office:value-type="date" office:date-value="2012-10-04">
            <text:p>04.10.2012</text:p>
          </table:table-cell>
          <table:table-cell table:style-name="ce8" office:value-type="time" office:time-value="PT19H12M00S">
            <text:p>19:12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1H07M39S">
            <text:p>01:07:39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8]+1" office:value-type="float" office:value="1233">
            <text:p>1233</text:p>
          </table:table-cell>
          <table:table-cell table:style-name="ce5" table:formula="of:=[.B8]+1" office:value-type="date" office:date-value="2012-10-05">
            <text:p>05.10.2012</text:p>
          </table:table-cell>
          <table:table-cell table:style-name="ce8" office:value-type="time" office:time-value="PT10H37M00S">
            <text:p>10:37:00</text:p>
          </table:table-cell>
          <table:table-cell table:style-name="ce15" office:value-type="float" office:value="10.4">
            <text:p>10,4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1H04M19S">
            <text:p>01:04:19</text:p>
          </table:table-cell>
          <table:table-cell office:value-type="string">
            <text:p>Kwh – LB – Eglosheim – Tamm</text:p>
          </table:table-cell>
          <table:table-cell table:number-columns-repeated="1016"/>
        </table:table-row>
        <table:table-row table:style-name="ro2">
          <table:table-cell table:formula="of:=[.A9]" office:value-type="float" office:value="1233">
            <text:p>1233</text:p>
          </table:table-cell>
          <table:table-cell table:style-name="ce5" table:formula="of:=[.B9]" office:value-type="date" office:date-value="2012-10-05">
            <text:p>05.10.2012</text:p>
          </table:table-cell>
          <table:table-cell table:style-name="ce8" office:value-type="time" office:time-value="PT20H15M00S">
            <text:p>20:15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1H07M14S">
            <text:p>01:07:14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0]+1" office:value-type="float" office:value="1234">
            <text:p>1234</text:p>
          </table:table-cell>
          <table:table-cell table:style-name="ce5" table:formula="of:=[.B10]+1" office:value-type="date" office:date-value="2012-10-06">
            <text:p>06.10.2012</text:p>
          </table:table-cell>
          <table:table-cell table:style-name="ce8" office:value-type="time" office:time-value="PT18H09M00S">
            <text:p>18:09:00</text:p>
          </table:table-cell>
          <table:table-cell table:style-name="ce15" office:value-type="float" office:value="10.3">
            <text:p>10,3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07M09S">
            <text:p>01:07:09</text:p>
          </table:table-cell>
          <table:table-cell office:value-type="string">
            <text:p>Kwh – Kreidler-Runde – Stammheim – Neuwirtshaus – Zuffenhausen – Kwh</text:p>
          </table:table-cell>
          <table:table-cell table:number-columns-repeated="1016"/>
        </table:table-row>
        <table:table-row table:style-name="ro2">
          <table:table-cell table:formula="of:=[.A11]+1" office:value-type="float" office:value="1235">
            <text:p>1235</text:p>
          </table:table-cell>
          <table:table-cell table:style-name="ce5" table:formula="of:=[.B11]+1" office:value-type="date" office:date-value="2012-10-07">
            <text:p>07.10.2012</text:p>
          </table:table-cell>
          <table:table-cell table:style-name="ce8" office:value-type="time" office:time-value="PT18H04M00S">
            <text:p>18:04:00</text:p>
          </table:table-cell>
          <table:table-cell table:style-name="ce15" office:value-type="float" office:value="15">
            <text:p>15,0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1H34M10S">
            <text:p>01:34:10</text:p>
          </table:table-cell>
          <table:table-cell office:value-type="string">
            <text:p>Kwh – Zazenhausen – Mühlhausen – Aldingen – Pattonville – Kwh</text:p>
          </table:table-cell>
          <table:table-cell table:formula="of:=SUM([.D3:.D12];[.H2])" office:value-type="float" office:value="111.96">
            <text:p>111,96</text:p>
          </table:table-cell>
          <table:table-cell table:number-columns-repeated="1015"/>
        </table:table-row>
        <table:table-row table:style-name="ro2">
          <table:table-cell table:formula="of:=[.A12]+1" office:value-type="float" office:value="1236">
            <text:p>1236</text:p>
          </table:table-cell>
          <table:table-cell table:style-name="ce5" table:formula="of:=[.B12]+1" office:value-type="date" office:date-value="2012-10-08">
            <text:p>08.10.2012</text:p>
          </table:table-cell>
          <table:table-cell table:style-name="ce8" office:value-type="time" office:time-value="PT20H45M00S">
            <text:p>20:45:00</text:p>
          </table:table-cell>
          <table:table-cell table:style-name="ce15" office:value-type="float" office:value="5.7">
            <text:p>5,7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37M01S">
            <text:p>00:37:01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13]+1" office:value-type="float" office:value="1237">
            <text:p>1237</text:p>
          </table:table-cell>
          <table:table-cell table:style-name="ce5" table:formula="of:=[.B13]+1" office:value-type="date" office:date-value="2012-10-09">
            <text:p>09.10.2012</text:p>
          </table:table-cell>
          <table:table-cell table:style-name="ce8" office:value-type="time" office:time-value="PT10H20M00S">
            <text:p>10:20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03M30S">
            <text:p>01:03:30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14]" office:value-type="float" office:value="1237">
            <text:p>1237</text:p>
          </table:table-cell>
          <table:table-cell table:style-name="ce5" table:formula="of:=[.B14]" office:value-type="date" office:date-value="2012-10-09">
            <text:p>09.10.2012</text:p>
          </table:table-cell>
          <table:table-cell table:style-name="ce8" office:value-type="time" office:time-value="PT20H14M00S">
            <text:p>20:14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08M41S">
            <text:p>01:08:41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5]+1" office:value-type="float" office:value="1238">
            <text:p>1238</text:p>
          </table:table-cell>
          <table:table-cell table:style-name="ce5" table:formula="of:=[.B15]+1" office:value-type="date" office:date-value="2012-10-10">
            <text:p>10.10.2012</text:p>
          </table:table-cell>
          <table:table-cell table:style-name="ce8" office:value-type="time" office:time-value="PT19H47M00S">
            <text:p>19:47:00</text:p>
          </table:table-cell>
          <table:table-cell table:style-name="ce15" office:value-type="float" office:value="5.7">
            <text:p>5,7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37M44S">
            <text:p>00:37:44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16]+1" office:value-type="float" office:value="1239">
            <text:p>1239</text:p>
          </table:table-cell>
          <table:table-cell table:style-name="ce5" table:formula="of:=[.B16]+1" office:value-type="date" office:date-value="2012-10-11">
            <text:p>11.10.2012</text:p>
          </table:table-cell>
          <table:table-cell table:style-name="ce8" office:value-type="time" office:time-value="PT19H01M00S">
            <text:p>19:01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05">
            <text:p>105</text:p>
          </table:table-cell>
          <table:table-cell table:style-name="ce11" office:value-type="time" office:time-value="PT01H09M58S">
            <text:p>01:09:58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7]+1" office:value-type="float" office:value="1240">
            <text:p>1240</text:p>
          </table:table-cell>
          <table:table-cell table:style-name="ce5" table:formula="of:=[.B17]+1" office:value-type="date" office:date-value="2012-10-12">
            <text:p>12.10.2012</text:p>
          </table:table-cell>
          <table:table-cell table:style-name="ce8" office:value-type="time" office:time-value="PT08H14M00S">
            <text:p>08:14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57M07S">
            <text:p>00:57:07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18]" office:value-type="float" office:value="1240">
            <text:p>1240</text:p>
          </table:table-cell>
          <table:table-cell table:style-name="ce5" table:formula="of:=[.B18]" office:value-type="date" office:date-value="2012-10-12">
            <text:p>12.10.2012</text:p>
          </table:table-cell>
          <table:table-cell table:style-name="ce8" office:value-type="time" office:time-value="PT18H55M00S">
            <text:p>18:55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1H07M49S">
            <text:p>01:07:49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9]+1" office:value-type="float" office:value="1241">
            <text:p>1241</text:p>
          </table:table-cell>
          <table:table-cell table:style-name="ce5" table:formula="of:=[.B19]+1" office:value-type="date" office:date-value="2012-10-13">
            <text:p>13.10.2012</text:p>
          </table:table-cell>
          <table:table-cell table:style-name="ce8" office:value-type="time" office:time-value="PT19H30M00S">
            <text:p>19:30:00</text:p>
          </table:table-cell>
          <table:table-cell table:style-name="ce15" office:value-type="float" office:value="8.3">
            <text:p>8,3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50M19S">
            <text:p>00:50:19</text:p>
          </table:table-cell>
          <table:table-cell office:value-type="string">
            <text:p>KwhRunde</text:p>
          </table:table-cell>
          <table:table-cell table:number-columns-repeated="1016"/>
        </table:table-row>
        <table:table-row table:style-name="ro2">
          <table:table-cell table:formula="of:=[.A20]+1" office:value-type="float" office:value="1242">
            <text:p>1242</text:p>
          </table:table-cell>
          <table:table-cell table:style-name="ce5" table:formula="of:=[.B20]+1" office:value-type="date" office:date-value="2012-10-14">
            <text:p>14.10.2012</text:p>
          </table:table-cell>
          <table:table-cell table:style-name="ce8" office:value-type="time" office:time-value="PT13H56M00S">
            <text:p>13:56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0H59M44S">
            <text:p>00:59:44</text:p>
          </table:table-cell>
          <table:table-cell office:value-type="string">
            <text:p>Kwh – Zazenhausen – Mühlhausen – Kwh</text:p>
          </table:table-cell>
          <table:table-cell table:formula="of:=SUM([.D13:.D21])" office:value-type="float" office:value="78">
            <text:p>78</text:p>
          </table:table-cell>
          <table:table-cell table:number-columns-repeated="1015"/>
        </table:table-row>
        <table:table-row table:style-name="ro2">
          <table:table-cell table:formula="of:=[.A21]+1" office:value-type="float" office:value="1243">
            <text:p>1243</text:p>
          </table:table-cell>
          <table:table-cell table:style-name="ce5" table:formula="of:=[.B21]+1" office:value-type="date" office:date-value="2012-10-15">
            <text:p>15.10.2012</text:p>
          </table:table-cell>
          <table:table-cell table:style-name="ce8" office:value-type="time" office:time-value="PT20H41M00S">
            <text:p>20:41:00</text:p>
          </table:table-cell>
          <table:table-cell table:style-name="ce15" office:value-type="float" office:value="6.2">
            <text:p>6,2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38M03S">
            <text:p>00:38:03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22]+1" office:value-type="float" office:value="1244">
            <text:p>1244</text:p>
          </table:table-cell>
          <table:table-cell table:style-name="ce5" table:formula="of:=[.B22]+1" office:value-type="date" office:date-value="2012-10-16">
            <text:p>16.10.2012</text:p>
          </table:table-cell>
          <table:table-cell table:style-name="ce8" office:value-type="time" office:time-value="PT20H07M00S">
            <text:p>20:07:00</text:p>
          </table:table-cell>
          <table:table-cell table:style-name="ce15" office:value-type="float" office:value="7.1">
            <text:p>7,1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44M04S">
            <text:p>00:44:04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table:formula="of:=[.A23]+1" office:value-type="float" office:value="1245">
            <text:p>1245</text:p>
          </table:table-cell>
          <table:table-cell table:style-name="ce5" table:formula="of:=[.B23]+1" office:value-type="date" office:date-value="2012-10-17">
            <text:p>17.10.2012</text:p>
          </table:table-cell>
          <table:table-cell table:style-name="ce8" office:value-type="time" office:time-value="PT09H52M00S">
            <text:p>09:52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1H00M04S">
            <text:p>01:00:04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24]" office:value-type="float" office:value="1245">
            <text:p>1245</text:p>
          </table:table-cell>
          <table:table-cell table:style-name="ce5" table:formula="of:=[.B24]" office:value-type="date" office:date-value="2012-10-17">
            <text:p>17.10.2012</text:p>
          </table:table-cell>
          <table:table-cell table:style-name="ce8" office:value-type="time" office:time-value="PT19H43M00S">
            <text:p>19:43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1H04M02S">
            <text:p>01:04:02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5]+1" office:value-type="float" office:value="1246">
            <text:p>1246</text:p>
          </table:table-cell>
          <table:table-cell table:style-name="ce5" table:formula="of:=[.B25]+1" office:value-type="date" office:date-value="2012-10-18">
            <text:p>18.10.2012</text:p>
          </table:table-cell>
          <table:table-cell table:style-name="ce8" office:value-type="time" office:time-value="PT08H25M00S">
            <text:p>08:25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1H01M40S">
            <text:p>01:01:40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26]" office:value-type="float" office:value="1246">
            <text:p>1246</text:p>
          </table:table-cell>
          <table:table-cell table:style-name="ce5" table:formula="of:=[.B26]" office:value-type="date" office:date-value="2012-10-18">
            <text:p>18.10.2012</text:p>
          </table:table-cell>
          <table:table-cell table:style-name="ce8" office:value-type="time" office:time-value="PT18H08M00S">
            <text:p>18:08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11M31S">
            <text:p>01:11:31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7]+1" office:value-type="float" office:value="1247">
            <text:p>1247</text:p>
          </table:table-cell>
          <table:table-cell table:style-name="ce5" table:formula="of:=[.B27]+1" office:value-type="date" office:date-value="2012-10-19">
            <text:p>19.10.2012</text:p>
          </table:table-cell>
          <table:table-cell table:style-name="ce8" office:value-type="time" office:time-value="PT20H14M00S">
            <text:p>20:14:00</text:p>
          </table:table-cell>
          <table:table-cell table:style-name="ce15" office:value-type="float" office:value="5.7">
            <text:p>5,7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38M05S">
            <text:p>00:38:05</text:p>
          </table:table-cell>
          <table:table-cell office:value-type="string">
            <text:p>Kwh—Runde</text:p>
          </table:table-cell>
          <table:table-cell table:number-columns-repeated="1016"/>
        </table:table-row>
        <table:table-row table:style-name="ro2">
          <table:table-cell table:formula="of:=[.A28]+1" office:value-type="float" office:value="1248">
            <text:p>1248</text:p>
          </table:table-cell>
          <table:table-cell table:style-name="ce5" table:formula="of:=[.B28]+1" office:value-type="date" office:date-value="2012-10-20">
            <text:p>20.10.2012</text:p>
          </table:table-cell>
          <table:table-cell table:style-name="ce8" office:value-type="time" office:time-value="PT17H05M00S">
            <text:p>17:05:00</text:p>
          </table:table-cell>
          <table:table-cell table:style-name="ce15" office:value-type="float" office:value="10.2">
            <text:p>10,2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1H03M25S">
            <text:p>01:03:25</text:p>
          </table:table-cell>
          <table:table-cell office:value-type="string">
            <text:p>Kwh – KreidlerRunde – Stammheim – Zuffenhausen – Zazenhausen – Kwh</text:p>
          </table:table-cell>
          <table:table-cell table:number-columns-repeated="1016"/>
        </table:table-row>
        <table:table-row table:style-name="ro2">
          <table:table-cell table:formula="of:=[.A29]+1" office:value-type="float" office:value="1249">
            <text:p>1249</text:p>
          </table:table-cell>
          <table:table-cell table:style-name="ce5" table:formula="of:=[.B29]+1" office:value-type="date" office:date-value="2012-10-21">
            <text:p>21.10.2012</text:p>
          </table:table-cell>
          <table:table-cell table:style-name="ce8" office:value-type="time" office:time-value="PT16H19M00S">
            <text:p>16:19:00</text:p>
          </table:table-cell>
          <table:table-cell table:style-name="ce15" office:value-type="float" office:value="5.5">
            <text:p>5,5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0H34M16S">
            <text:p>00:34:16</text:p>
          </table:table-cell>
          <table:table-cell office:value-type="string">
            <text:p>Kwh – Zazenhausen – Zuffenhausen – Kwh</text:p>
          </table:table-cell>
          <table:table-cell table:formula="of:=SUM([.D22:.D30])" office:value-type="float" office:value="73.3">
            <text:p>73,3</text:p>
          </table:table-cell>
          <table:table-cell table:number-columns-repeated="1015"/>
        </table:table-row>
        <table:table-row table:style-name="ro2">
          <table:table-cell table:formula="of:=[.A30]+1" office:value-type="float" office:value="1250">
            <text:p>1250</text:p>
          </table:table-cell>
          <table:table-cell table:style-name="ce5" table:formula="of:=[.B30]+1" office:value-type="date" office:date-value="2012-10-22">
            <text:p>22.10.2012</text:p>
          </table:table-cell>
          <table:table-cell table:style-name="ce8" office:value-type="time" office:time-value="PT07H48M00S">
            <text:p>07:48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32">
            <text:p>132</text:p>
          </table:table-cell>
          <table:table-cell table:style-name="ce11" office:value-type="time" office:time-value="PT00H53M51S">
            <text:p>00:53:51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31]" office:value-type="float" office:value="1250">
            <text:p>1250</text:p>
          </table:table-cell>
          <table:table-cell table:style-name="ce5" table:formula="of:=[.B31]" office:value-type="date" office:date-value="2012-10-22">
            <text:p>22.10.2012</text:p>
          </table:table-cell>
          <table:table-cell table:style-name="ce8" office:value-type="time" office:time-value="PT19H05M00S">
            <text:p>19:05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1H04M26S">
            <text:p>01:04:26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32]+1" office:value-type="float" office:value="1251">
            <text:p>1251</text:p>
          </table:table-cell>
          <table:table-cell table:style-name="ce5" table:formula="of:=[.B32]+1" office:value-type="date" office:date-value="2012-10-23">
            <text:p>23.10.2012</text:p>
          </table:table-cell>
          <table:table-cell table:style-name="ce8" office:value-type="time" office:time-value="PT20H00M00S">
            <text:p>20:00:00</text:p>
          </table:table-cell>
          <table:table-cell table:style-name="ce15" office:value-type="float" office:value="4.5">
            <text:p>4,5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0H30M43S">
            <text:p>00:30:43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table:formula="of:=[.A33]+1" office:value-type="float" office:value="1252">
            <text:p>1252</text:p>
          </table:table-cell>
          <table:table-cell table:style-name="ce5" table:formula="of:=[.B33]+1" office:value-type="date" office:date-value="2012-10-24">
            <text:p>24.10.2012</text:p>
          </table:table-cell>
          <table:table-cell table:style-name="ce8" office:value-type="time" office:time-value="PT09H22M00S">
            <text:p>09:22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34">
            <text:p>134</text:p>
          </table:table-cell>
          <table:table-cell table:style-name="ce11" office:value-type="time" office:time-value="PT00H55M12S">
            <text:p>00:55:12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34]" office:value-type="float" office:value="1252">
            <text:p>1252</text:p>
          </table:table-cell>
          <table:table-cell table:style-name="ce5" table:formula="of:=[.B34]" office:value-type="date" office:date-value="2012-10-24">
            <text:p>24.10.2012</text:p>
          </table:table-cell>
          <table:table-cell table:style-name="ce8" office:value-type="time" office:time-value="PT18H41M00S">
            <text:p>18:41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1H03M25S">
            <text:p>01:03:25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35]+1" office:value-type="float" office:value="1253">
            <text:p>1253</text:p>
          </table:table-cell>
          <table:table-cell table:style-name="ce5" table:formula="of:=[.B35]+1" office:value-type="date" office:date-value="2012-10-25">
            <text:p>25.10.2012</text:p>
          </table:table-cell>
          <table:table-cell table:style-name="ce8" office:value-type="time" office:time-value="PT20H43M00S">
            <text:p>20:43:00</text:p>
          </table:table-cell>
          <table:table-cell table:style-name="ce15" office:value-type="float" office:value="4.1">
            <text:p>4,1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0H27M35S">
            <text:p>00:27:35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table:formula="of:=[.A36]+1" office:value-type="float" office:value="1254">
            <text:p>1254</text:p>
          </table:table-cell>
          <table:table-cell table:style-name="ce5" table:formula="of:=[.B36]+1" office:value-type="date" office:date-value="2012-10-26">
            <text:p>26.10.2012</text:p>
          </table:table-cell>
          <table:table-cell table:style-name="ce8" office:value-type="time" office:time-value="PT09H29M00S">
            <text:p>09:29:00</text:p>
          </table:table-cell>
          <table:table-cell table:style-name="ce15" office:value-type="float" office:value="6.7">
            <text:p>6,7</text:p>
          </table:table-cell>
          <table:table-cell table:style-name="ce12" office:value-type="float" office:value="131">
            <text:p>131</text:p>
          </table:table-cell>
          <table:table-cell table:style-name="ce11" office:value-type="time" office:time-value="PT00H39M40S">
            <text:p>00:39:40</text:p>
          </table:table-cell>
          <table:table-cell office:value-type="string">
            <text:p>Kwh – Zazenhausen – Zuffenhausen - Kwh</text:p>
          </table:table-cell>
          <table:table-cell table:number-columns-repeated="1016"/>
        </table:table-row>
        <table:table-row table:style-name="ro2">
          <table:table-cell table:formula="of:=[.A37]+1" office:value-type="float" office:value="1255">
            <text:p>1255</text:p>
          </table:table-cell>
          <table:table-cell table:style-name="ce5" table:formula="of:=[.B37]+1" office:value-type="date" office:date-value="2012-10-27">
            <text:p>27.10.2012</text:p>
          </table:table-cell>
          <table:table-cell table:style-name="ce8" office:value-type="time" office:time-value="PT10H01M00S">
            <text:p>10:01:00</text:p>
          </table:table-cell>
          <table:table-cell table:style-name="ce15" office:value-type="float" office:value="50.8">
            <text:p>50,8</text:p>
          </table:table-cell>
          <table:table-cell table:style-name="ce12" office:value-type="float" office:value="138">
            <text:p>138</text:p>
          </table:table-cell>
          <table:table-cell table:style-name="ce11" office:value-type="time" office:time-value="PT05H41M20S">
            <text:p>05:41:20</text:p>
          </table:table-cell>
          <table:table-cell office:value-type="string">
            <text:p>Albmarathon</text:p>
          </table:table-cell>
          <table:table-cell table:number-columns-repeated="1016"/>
        </table:table-row>
        <table:table-row table:style-name="ro3">
          <table:table-cell table:formula="of:=[.A38]+1" office:value-type="float" office:value="1256">
            <text:p>1256</text:p>
          </table:table-cell>
          <table:table-cell table:style-name="ce5" table:formula="of:=[.B38]+1" office:value-type="date" office:date-value="2012-10-28">
            <text:p>28.10.2012</text:p>
          </table:table-cell>
          <table:table-cell table:style-name="ce8" office:value-type="time" office:time-value="PT18H38M00S">
            <text:p>18:38:00</text:p>
          </table:table-cell>
          <table:table-cell table:style-name="ce15" office:value-type="float" office:value="5.2">
            <text:p>5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8M35S">
            <text:p>00:38:35</text:p>
          </table:table-cell>
          <table:table-cell office:value-type="string">
            <text:p>Kwh-Runde</text:p>
          </table:table-cell>
          <table:table-cell table:formula="of:=SUM([.D31:.D39])" office:value-type="float" office:value="110.1">
            <text:p>110,1</text:p>
          </table:table-cell>
          <table:table-cell table:number-columns-repeated="1015"/>
        </table:table-row>
        <table:table-row table:style-name="ro2">
          <table:table-cell table:formula="of:=[.A39]+1" office:value-type="float" office:value="1257">
            <text:p>1257</text:p>
          </table:table-cell>
          <table:table-cell table:style-name="ce5" table:formula="of:=[.B39]+1" office:value-type="date" office:date-value="2012-10-29">
            <text:p>29.10.2012</text:p>
          </table:table-cell>
          <table:table-cell table:style-name="ce8" office:value-type="time" office:time-value="PT20H15M00S">
            <text:p>20:15:00</text:p>
          </table:table-cell>
          <table:table-cell table:style-name="ce15" office:value-type="float" office:value="2.8">
            <text:p>2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0M40S">
            <text:p>00:20:40</text:p>
          </table:table-cell>
          <table:table-cell office:value-type="string">
            <text:p>Kwh-Mini-Runde</text:p>
          </table:table-cell>
          <table:table-cell table:number-columns-repeated="1016"/>
        </table:table-row>
        <table:table-row table:style-name="ro2">
          <table:table-cell table:formula="of:=[.A40]+1" office:value-type="float" office:value="1258">
            <text:p>1258</text:p>
          </table:table-cell>
          <table:table-cell table:style-name="ce5" table:formula="of:=[.B40]+1" office:value-type="date" office:date-value="2012-10-30">
            <text:p>30.10.2012</text:p>
          </table:table-cell>
          <table:table-cell table:style-name="ce8" office:value-type="time" office:time-value="PT20H40M00S">
            <text:p>20:40:00</text:p>
          </table:table-cell>
          <table:table-cell table:style-name="ce15" office:value-type="float" office:value="2.8">
            <text:p>2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8M11S">
            <text:p>00:18:11</text:p>
          </table:table-cell>
          <table:table-cell office:value-type="string">
            <text:p>Kwh-Mini-Runde</text:p>
          </table:table-cell>
          <table:table-cell table:number-columns-repeated="1016"/>
        </table:table-row>
        <table:table-row table:style-name="ro3">
          <table:table-cell table:formula="of:=[.A41]+1" office:value-type="float" office:value="1259">
            <text:p>1259</text:p>
          </table:table-cell>
          <table:table-cell table:style-name="ce5" table:formula="of:=[.B41]+1" office:value-type="date" office:date-value="2012-10-31">
            <text:p>31.10.2012</text:p>
          </table:table-cell>
          <table:table-cell table:style-name="ce8" office:value-type="time" office:time-value="PT09H23M00S">
            <text:p>09:23:00</text:p>
          </table:table-cell>
          <table:table-cell table:style-name="ce15" office:value-type="float" office:value="4.8">
            <text:p>4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8M17S">
            <text:p>00:28:17</text:p>
          </table:table-cell>
          <table:table-cell office:value-type="string">
            <text:p>Kwh-Runde</text:p>
          </table:table-cell>
          <table:table-cell table:formula="of:=SUM([.D40:.D42])" office:value-type="float" office:value="10.4">
            <text:p>10,4</text:p>
          </table:table-cell>
          <table:table-cell table:number-columns-repeated="1015"/>
        </table:table-row>
        <table:table-row table:style-name="ro2" table:number-rows-repeated="1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/>
          <table:table-cell table:formula="of:=SUM([.D44:.D55])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/>
          <table:table-cell table:formula="of:=SUM([.D56])" office:value-type="float" office:value="0">
            <text:p>0</text:p>
          </table:table-cell>
          <table:table-cell table:number-columns-repeated="1015"/>
        </table:table-row>
        <table:table-row table:style-name="ro2" table:number-rows-repeated="18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09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4])" office:value-type="float" office:value="20559.937027027">
            <text:p>20559,94</text:p>
          </table:table-cell>
          <table:table-cell table:style-name="ce16" table:formula="of:=SUM([.F2:.F65440])" office:value-type="time" office:time-value="PT2052H24M59S">
            <text:p>12:24:59</text:p>
          </table:table-cell>
          <table:table-cell table:style-name="ce1" table:number-columns-repeated="1014"/>
        </table:table-row>
        <table:table-row table:style-name="ro2">
          <table:table-cell table:style-name="ce2" table:formula="of:=SUM(['2012-08'.A47])" office:value-type="float" office:value="1198">
            <text:p>1198</text:p>
          </table:table-cell>
          <table:table-cell table:style-name="ce5" table:formula="of:=SUM(['2012-08'.B47])" office:value-type="date" office:date-value="2012-08-31">
            <text:p>31.08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08'.H1])" office:value-type="float" office:value="20094.137027027">
            <text:p>20094,14</text:p>
          </table:table-cell>
          <table:table-cell table:style-name="ce10"/>
          <table:table-cell table:style-name="ce10" table:formula="of:=SUM(['2012-08'.I1])" office:value-type="time" office:time-value="PT2004H22M48S">
            <text:p>12:22:48</text:p>
          </table:table-cell>
          <table:table-cell table:style-name="ce2" office:value-type="string">
            <text:p>Übertrag 400:33:32</text:p>
          </table:table-cell>
          <table:table-cell table:style-name="ce2" table:formula="of:=SUM(['2012-08'.H47])" office:value-type="float" office:value="100.6">
            <text:p>100,6</text:p>
          </table:table-cell>
          <table:table-cell table:style-name="ce2" table:number-columns-repeated="1015"/>
        </table:table-row>
        <table:table-row table:style-name="ro2">
          <table:table-cell table:formula="of:=[.A2]+1" office:value-type="float" office:value="1199">
            <text:p>1199</text:p>
          </table:table-cell>
          <table:table-cell table:style-name="ce5" table:formula="of:=[.B2]+1" office:value-type="date" office:date-value="2012-09-01">
            <text:p>01.09.2012</text:p>
          </table:table-cell>
          <table:table-cell table:style-name="ce8" office:value-type="time" office:time-value="PT15H45M00S">
            <text:p>15:45:00</text:p>
          </table:table-cell>
          <table:table-cell table:style-name="ce15" office:value-type="float" office:value="9.4">
            <text:p>9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8M44S">
            <text:p>00:58:44</text:p>
          </table:table-cell>
          <table:table-cell office:value-type="string">
            <text:p>BadMergentheim – Igersheim – Markelsheim – Igersheim – BadMergentheim</text:p>
          </table:table-cell>
          <table:table-cell table:number-columns-repeated="1016"/>
        </table:table-row>
        <table:table-row table:style-name="ro2">
          <table:table-cell table:formula="of:=[.A3]+1" office:value-type="float" office:value="1200">
            <text:p>1200</text:p>
          </table:table-cell>
          <table:table-cell table:style-name="ce5" table:formula="of:=[.B3]+1" office:value-type="date" office:date-value="2012-09-02">
            <text:p>02.09.2012</text:p>
          </table:table-cell>
          <table:table-cell table:style-name="ce8" office:value-type="time" office:time-value="PT20H14M00S">
            <text:p>20:14:00</text:p>
          </table:table-cell>
          <table:table-cell table:style-name="ce15" office:value-type="float" office:value="10.7">
            <text:p>10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8M38S">
            <text:p>00:58:38</text:p>
          </table:table-cell>
          <table:table-cell office:value-type="string">
            <text:p>Kwh – Zazenhausen – Mühlhausen – Kwh</text:p>
          </table:table-cell>
          <table:table-cell table:formula="of:=SUM([.D3:.D4];[.H2])" office:value-type="float" office:value="120.7">
            <text:p>120,7</text:p>
          </table:table-cell>
          <table:table-cell table:number-columns-repeated="1015"/>
        </table:table-row>
        <table:table-row table:style-name="ro2">
          <table:table-cell table:formula="of:=[.A4]+1" office:value-type="float" office:value="1201">
            <text:p>1201</text:p>
          </table:table-cell>
          <table:table-cell table:style-name="ce5" table:formula="of:=[.B4]+1" office:value-type="date" office:date-value="2012-09-03">
            <text:p>03.09.2012</text:p>
          </table:table-cell>
          <table:table-cell table:style-name="ce8" office:value-type="time" office:time-value="PT09H37M00S">
            <text:p>09:37:00</text:p>
          </table:table-cell>
          <table:table-cell table:style-name="ce15" office:value-type="float" office:value="10.7">
            <text:p>10,7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1H04M47S">
            <text:p>01:04:47</text:p>
          </table:table-cell>
          <table:table-cell office:value-type="string">
            <text:p>Kwh – Pflugfelden – Asperg – Eglosheim – Tamm</text:p>
          </table:table-cell>
          <table:table-cell table:number-columns-repeated="1016"/>
        </table:table-row>
        <table:table-row table:style-name="ro2">
          <table:table-cell table:formula="of:=[.A5]" office:value-type="float" office:value="1201">
            <text:p>1201</text:p>
          </table:table-cell>
          <table:table-cell table:style-name="ce5" table:formula="of:=[.B5]" office:value-type="date" office:date-value="2012-09-03">
            <text:p>03.09.2012</text:p>
          </table:table-cell>
          <table:table-cell table:style-name="ce8" office:value-type="time" office:time-value="PT18H52M00S">
            <text:p>18:52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58M13S">
            <text:p>00:58:13</text:p>
          </table:table-cell>
          <table:table-cell office:value-type="string">
            <text:p>Tamm – Eglosheim – Plugfelden – Kwh</text:p>
          </table:table-cell>
          <table:table-cell table:number-columns-repeated="1016"/>
        </table:table-row>
        <table:table-row table:style-name="ro2">
          <table:table-cell table:formula="of:=[.A6]+1" office:value-type="float" office:value="1202">
            <text:p>1202</text:p>
          </table:table-cell>
          <table:table-cell table:style-name="ce5" table:formula="of:=[.B6]+1" office:value-type="date" office:date-value="2012-09-04">
            <text:p>04.09.2012</text:p>
          </table:table-cell>
          <table:table-cell table:style-name="ce8" office:value-type="time" office:time-value="PT07H29M00S">
            <text:p>07:29:00</text:p>
          </table:table-cell>
          <table:table-cell table:style-name="ce15" office:value-type="float" office:value="3.1">
            <text:p>3,1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22M27S">
            <text:p>00:22:2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table:formula="of:=[.A7]" office:value-type="float" office:value="1202">
            <text:p>1202</text:p>
          </table:table-cell>
          <table:table-cell table:style-name="ce5" table:formula="of:=[.B7]" office:value-type="date" office:date-value="2012-09-04">
            <text:p>04.09.2012</text:p>
          </table:table-cell>
          <table:table-cell table:style-name="ce8" office:value-type="time" office:time-value="PT08H53M00S">
            <text:p>08:53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20M58S">
            <text:p>00:20:5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table:formula="of:=[.A8]" office:value-type="float" office:value="1202">
            <text:p>1202</text:p>
          </table:table-cell>
          <table:table-cell table:style-name="ce5" table:formula="of:=[.B8]" office:value-type="date" office:date-value="2012-09-04">
            <text:p>04.09.2012</text:p>
          </table:table-cell>
          <table:table-cell table:style-name="ce8" office:value-type="time" office:time-value="PT09H27M00S">
            <text:p>09:27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58M10S">
            <text:p>00:58:10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9]" office:value-type="float" office:value="1202">
            <text:p>1202</text:p>
          </table:table-cell>
          <table:table-cell table:style-name="ce5" table:formula="of:=[.B9]" office:value-type="date" office:date-value="2012-09-04">
            <text:p>04.09.2012</text:p>
          </table:table-cell>
          <table:table-cell table:style-name="ce8" office:value-type="time" office:time-value="PT19H42M00S">
            <text:p>19:42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06M30S">
            <text:p>01:06:30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0]+1" office:value-type="float" office:value="1203">
            <text:p>1203</text:p>
          </table:table-cell>
          <table:table-cell table:style-name="ce5" table:formula="of:=[.B10]+1" office:value-type="date" office:date-value="2012-09-05">
            <text:p>05.09.2012</text:p>
          </table:table-cell>
          <table:table-cell table:style-name="ce8" office:value-type="time" office:time-value="PT09H32M00S">
            <text:p>09:32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1H03M39S">
            <text:p>01:03:39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11]" office:value-type="float" office:value="1203">
            <text:p>1203</text:p>
          </table:table-cell>
          <table:table-cell table:style-name="ce5" table:formula="of:=[.B11]" office:value-type="date" office:date-value="2012-09-05">
            <text:p>05.09.2012</text:p>
          </table:table-cell>
          <table:table-cell table:style-name="ce8" office:value-type="time" office:time-value="PT20H06M00S">
            <text:p>20:06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05">
            <text:p>105</text:p>
          </table:table-cell>
          <table:table-cell table:style-name="ce11" office:value-type="time" office:time-value="PT01H07M10S">
            <text:p>01:07:10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2]+1" office:value-type="float" office:value="1204">
            <text:p>1204</text:p>
          </table:table-cell>
          <table:table-cell table:style-name="ce5" table:formula="of:=[.B12]+1" office:value-type="date" office:date-value="2012-09-06">
            <text:p>06.09.2012</text:p>
          </table:table-cell>
          <table:table-cell table:style-name="ce8" office:value-type="time" office:time-value="PT08H20M00S">
            <text:p>08:20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55M06S">
            <text:p>00:55:06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13]" office:value-type="float" office:value="1204">
            <text:p>1204</text:p>
          </table:table-cell>
          <table:table-cell table:style-name="ce5" table:formula="of:=[.B13]" office:value-type="date" office:date-value="2012-09-06">
            <text:p>06.09.2012</text:p>
          </table:table-cell>
          <table:table-cell table:style-name="ce8" office:value-type="time" office:time-value="PT19H19M00S">
            <text:p>19:19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54M06S">
            <text:p>00:54:06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4]+1" office:value-type="float" office:value="1205">
            <text:p>1205</text:p>
          </table:table-cell>
          <table:table-cell table:style-name="ce5" table:formula="of:=[.B14]+1" office:value-type="date" office:date-value="2012-09-07">
            <text:p>07.09.2012</text:p>
          </table:table-cell>
          <table:table-cell table:style-name="ce8" office:value-type="time" office:time-value="PT16H47M00S">
            <text:p>16:47:00</text:p>
          </table:table-cell>
          <table:table-cell table:style-name="ce15" office:value-type="float" office:value="9.9">
            <text:p>9,9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0H58M26S">
            <text:p>00:58:26</text:p>
          </table:table-cell>
          <table:table-cell office:value-type="string">
            <text:p>Kwh – Zazenhausen – Mönchfeld – Freiberg – Rot – Zuffenhausen – Kwh</text:p>
          </table:table-cell>
          <table:table-cell table:number-columns-repeated="1016"/>
        </table:table-row>
        <table:table-row table:style-name="ro2">
          <table:table-cell table:formula="of:=[.A15]+1" office:value-type="float" office:value="1206">
            <text:p>1206</text:p>
          </table:table-cell>
          <table:table-cell table:style-name="ce5" table:formula="of:=[.B15]+1" office:value-type="date" office:date-value="2012-09-08">
            <text:p>08.09.2012</text:p>
          </table:table-cell>
          <table:table-cell table:style-name="ce8" office:value-type="time" office:time-value="PT18H24M00S">
            <text:p>18:24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1H03M18S">
            <text:p>01:03:18</text:p>
          </table:table-cell>
          <table:table-cell office:value-type="string">
            <text:p>Kwh – kreuz und quer</text:p>
          </table:table-cell>
          <table:table-cell table:number-columns-repeated="1016"/>
        </table:table-row>
        <table:table-row table:style-name="ro2">
          <table:table-cell table:formula="of:=[.A16]+1" office:value-type="float" office:value="1207">
            <text:p>1207</text:p>
          </table:table-cell>
          <table:table-cell table:style-name="ce5" table:formula="of:=[.B16]+1" office:value-type="date" office:date-value="2012-09-09">
            <text:p>09.09.2012</text:p>
          </table:table-cell>
          <table:table-cell table:style-name="ce8" office:value-type="time" office:time-value="PT18H52M00S">
            <text:p>18:52:00</text:p>
          </table:table-cell>
          <table:table-cell table:style-name="ce15" office:value-type="float" office:value="5.4">
            <text:p>5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5M00S">
            <text:p>00:35:00</text:p>
          </table:table-cell>
          <table:table-cell office:value-type="string">
            <text:p>Kwh – Zuffenhausen – Kwh</text:p>
          </table:table-cell>
          <table:table-cell table:formula="of:=SUM([.D5:.D17])" office:value-type="float" office:value="110.1">
            <text:p>110,1</text:p>
          </table:table-cell>
          <table:table-cell table:number-columns-repeated="1015"/>
        </table:table-row>
        <table:table-row table:style-name="ro2">
          <table:table-cell table:formula="of:=[.A17]+1" office:value-type="float" office:value="1208">
            <text:p>1208</text:p>
          </table:table-cell>
          <table:table-cell table:style-name="ce5" table:formula="of:=[.B17]+1" office:value-type="date" office:date-value="2012-09-10">
            <text:p>10.09.2012</text:p>
          </table:table-cell>
          <table:table-cell table:style-name="ce8" office:value-type="time" office:time-value="PT11H36M00S">
            <text:p>11:36:00</text:p>
          </table:table-cell>
          <table:table-cell table:style-name="ce15" office:value-type="float" office:value="7.4">
            <text:p>7,4</text:p>
          </table:table-cell>
          <table:table-cell table:style-name="ce12" office:value-type="float" office:value="128">
            <text:p>128</text:p>
          </table:table-cell>
          <table:table-cell table:style-name="ce11" office:value-type="time" office:time-value="PT00H45M31S">
            <text:p>00:45:31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table:formula="of:=[.A18]" office:value-type="float" office:value="1208">
            <text:p>1208</text:p>
          </table:table-cell>
          <table:table-cell table:style-name="ce5" table:formula="of:=[.B18]" office:value-type="date" office:date-value="2012-09-10">
            <text:p>10.09.2012</text:p>
          </table:table-cell>
          <table:table-cell table:style-name="ce8" office:value-type="time" office:time-value="PT18H49M00S">
            <text:p>18:49:00</text:p>
          </table:table-cell>
          <table:table-cell table:style-name="ce15" office:value-type="float" office:value="10.3">
            <text:p>10,3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1H08M31S">
            <text:p>01:08:31</text:p>
          </table:table-cell>
          <table:table-cell office:value-type="string">
            <text:p>Kwh – Rot – Zuffenhausen – Feuerbach – Zuffenhausen – Kwh</text:p>
          </table:table-cell>
          <table:table-cell table:number-columns-repeated="1016"/>
        </table:table-row>
        <table:table-row table:style-name="ro2">
          <table:table-cell table:formula="of:=[.A19]+1" office:value-type="float" office:value="1209">
            <text:p>1209</text:p>
          </table:table-cell>
          <table:table-cell table:style-name="ce5" table:formula="of:=[.B19]+1" office:value-type="date" office:date-value="2012-09-11">
            <text:p>11.09.2012</text:p>
          </table:table-cell>
          <table:table-cell table:style-name="ce8" office:value-type="time" office:time-value="PT09H16M00S">
            <text:p>09:16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1H01M58S">
            <text:p>01:01:58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20]" office:value-type="float" office:value="1209">
            <text:p>1209</text:p>
          </table:table-cell>
          <table:table-cell table:style-name="ce5" table:formula="of:=[.B20]" office:value-type="date" office:date-value="2012-09-11">
            <text:p>11.09.2012</text:p>
          </table:table-cell>
          <table:table-cell table:style-name="ce8" office:value-type="time" office:time-value="PT18H47M00S">
            <text:p>18:47:00</text:p>
          </table:table-cell>
          <table:table-cell table:style-name="ce15" office:value-type="float" office:value="9.9">
            <text:p>9,9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1H05M08S">
            <text:p>01:05:08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1]+1" office:value-type="float" office:value="1210">
            <text:p>1210</text:p>
          </table:table-cell>
          <table:table-cell table:style-name="ce5" table:formula="of:=[.B21]+1" office:value-type="date" office:date-value="2012-09-12">
            <text:p>12.09.2012</text:p>
          </table:table-cell>
          <table:table-cell table:style-name="ce8" office:value-type="time" office:time-value="PT11H15M00S">
            <text:p>11:15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57M43S">
            <text:p>00:57:43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22]" office:value-type="float" office:value="1210">
            <text:p>1210</text:p>
          </table:table-cell>
          <table:table-cell table:style-name="ce5" table:formula="of:=[.B22]" office:value-type="date" office:date-value="2012-09-12">
            <text:p>12.09.2012</text:p>
          </table:table-cell>
          <table:table-cell table:style-name="ce8" office:value-type="time" office:time-value="PT19H59M00S">
            <text:p>19:59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1H08M39S">
            <text:p>01:08:39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3]+1" office:value-type="float" office:value="1211">
            <text:p>1211</text:p>
          </table:table-cell>
          <table:table-cell table:style-name="ce5" table:formula="of:=[.B23]+1" office:value-type="date" office:date-value="2012-09-13">
            <text:p>13.09.2012</text:p>
          </table:table-cell>
          <table:table-cell table:style-name="ce8" office:value-type="time" office:time-value="PT08H07M00S">
            <text:p>08:07:00</text:p>
          </table:table-cell>
          <table:table-cell table:style-name="ce15" office:value-type="float" office:value="9.6">
            <text:p>9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7M58S">
            <text:p>00:57:58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24]" office:value-type="float" office:value="1211">
            <text:p>1211</text:p>
          </table:table-cell>
          <table:table-cell table:style-name="ce5" table:formula="of:=[.B24]" office:value-type="date" office:date-value="2012-09-13">
            <text:p>13.09.2012</text:p>
          </table:table-cell>
          <table:table-cell table:style-name="ce8" office:value-type="time" office:time-value="PT18H41M00S">
            <text:p>18:41:00</text:p>
          </table:table-cell>
          <table:table-cell table:style-name="ce15" office:value-type="float" office:value="9.9">
            <text:p>9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5M00S">
            <text:p>01:05:00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5]+1" office:value-type="float" office:value="1212">
            <text:p>1212</text:p>
          </table:table-cell>
          <table:table-cell table:style-name="ce5" table:formula="of:=[.B25]+1" office:value-type="date" office:date-value="2012-09-14">
            <text:p>14.09.2012</text:p>
          </table:table-cell>
          <table:table-cell table:style-name="ce8" office:value-type="time" office:time-value="PT08H04M00S">
            <text:p>08:04:00</text:p>
          </table:table-cell>
          <table:table-cell table:style-name="ce15" office:value-type="float" office:value="3.1">
            <text:p>3,1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19M59S">
            <text:p>00:19:5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table:formula="of:=[.A26]" office:value-type="float" office:value="1212">
            <text:p>1212</text:p>
          </table:table-cell>
          <table:table-cell table:style-name="ce5" table:formula="of:=[.B26]" office:value-type="date" office:date-value="2012-09-14">
            <text:p>14.09.2012</text:p>
          </table:table-cell>
          <table:table-cell table:style-name="ce8" office:value-type="time" office:time-value="PT09H47M00S">
            <text:p>09:47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0H19M30S">
            <text:p>00:19:3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table:formula="of:=[.A27]" office:value-type="float" office:value="1212">
            <text:p>1212</text:p>
          </table:table-cell>
          <table:table-cell table:style-name="ce5" table:formula="of:=[.B27]" office:value-type="date" office:date-value="2012-09-14">
            <text:p>14.09.2012</text:p>
          </table:table-cell>
          <table:table-cell table:style-name="ce8" office:value-type="time" office:time-value="PT10H35M00S">
            <text:p>10:35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01M46S">
            <text:p>01:01:46</text:p>
          </table:table-cell>
          <table:table-cell office:value-type="string">
            <text:p>Kwh – LB – Eglosheim – Tamm</text:p>
          </table:table-cell>
          <table:table-cell table:number-columns-repeated="1016"/>
        </table:table-row>
        <table:table-row table:style-name="ro2">
          <table:table-cell table:formula="of:=[.A28]" office:value-type="float" office:value="1212">
            <text:p>1212</text:p>
          </table:table-cell>
          <table:table-cell table:style-name="ce5" table:formula="of:=[.B28]" office:value-type="date" office:date-value="2012-09-14">
            <text:p>14.09.2012</text:p>
          </table:table-cell>
          <table:table-cell table:style-name="ce8" office:value-type="time" office:time-value="PT18H34M00S">
            <text:p>18:34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09">
            <text:p>109</text:p>
          </table:table-cell>
          <table:table-cell table:style-name="ce11" office:value-type="time" office:time-value="PT01H03M57S">
            <text:p>01:03:57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9]+1" office:value-type="float" office:value="1213">
            <text:p>1213</text:p>
          </table:table-cell>
          <table:table-cell table:style-name="ce5" table:formula="of:=[.B29]+1" office:value-type="date" office:date-value="2012-09-15">
            <text:p>15.09.2012</text:p>
          </table:table-cell>
          <table:table-cell table:style-name="ce8" office:value-type="time" office:time-value="PT09H00M00S">
            <text:p>09:00:00</text:p>
          </table:table-cell>
          <table:table-cell table:style-name="ce15" office:value-type="float" office:value="8.9">
            <text:p>8,9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54M15S">
            <text:p>00:54:15</text:p>
          </table:table-cell>
          <table:table-cell office:value-type="string">
            <text:p>Kwh – Büro – Stammheim – Kwh</text:p>
          </table:table-cell>
          <table:table-cell table:number-columns-repeated="1016"/>
        </table:table-row>
        <table:table-row table:style-name="ro2">
          <table:table-cell table:formula="of:=[.A30]+1" office:value-type="float" office:value="1214">
            <text:p>1214</text:p>
          </table:table-cell>
          <table:table-cell table:style-name="ce5" table:formula="of:=[.B30]+1" office:value-type="date" office:date-value="2012-09-16">
            <text:p>16.09.2012</text:p>
          </table:table-cell>
          <table:table-cell table:style-name="ce8" office:value-type="time" office:time-value="PT17H56M00S">
            <text:p>17:56:00</text:p>
          </table:table-cell>
          <table:table-cell table:style-name="ce15" office:value-type="float" office:value="20">
            <text:p>20,0</text:p>
          </table:table-cell>
          <table:table-cell table:style-name="ce12" office:value-type="float" office:value="132">
            <text:p>132</text:p>
          </table:table-cell>
          <table:table-cell table:style-name="ce11" office:value-type="time" office:time-value="PT01H48M15S">
            <text:p>01:48:15</text:p>
          </table:table-cell>
          <table:table-cell office:value-type="string">
            <text:p>Kwh – Zazenhausen – Mühlhausen – Münster – BadCannstatt – Pragsattel – Feuerbach – Zuffenhausen – Kwh</text:p>
          </table:table-cell>
          <table:table-cell table:formula="of:=SUM([.D18:.D31])" office:value-type="float" office:value="130.7">
            <text:p>130,7</text:p>
          </table:table-cell>
          <table:table-cell table:number-columns-repeated="1015"/>
        </table:table-row>
        <table:table-row table:style-name="ro2">
          <table:table-cell table:formula="of:=[.A31]+1" office:value-type="float" office:value="1215">
            <text:p>1215</text:p>
          </table:table-cell>
          <table:table-cell table:style-name="ce5" table:formula="of:=[.B31]+1" office:value-type="date" office:date-value="2012-09-17">
            <text:p>17.09.2012</text:p>
          </table:table-cell>
          <table:table-cell table:style-name="ce8" office:value-type="time" office:time-value="PT10H29M00S">
            <text:p>10:29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57M50S">
            <text:p>00:57:50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32]" office:value-type="float" office:value="1215">
            <text:p>1215</text:p>
          </table:table-cell>
          <table:table-cell table:style-name="ce5" table:formula="of:=[.B32]" office:value-type="date" office:date-value="2012-09-17">
            <text:p>17.09.2012</text:p>
          </table:table-cell>
          <table:table-cell table:style-name="ce8" office:value-type="time" office:time-value="PT18H36M00S">
            <text:p>18:36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59M25S">
            <text:p>00:59:25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33]+1" office:value-type="float" office:value="1216">
            <text:p>1216</text:p>
          </table:table-cell>
          <table:table-cell table:style-name="ce5" table:formula="of:=[.B33]+1" office:value-type="date" office:date-value="2012-09-18">
            <text:p>18.09.2012</text:p>
          </table:table-cell>
          <table:table-cell table:style-name="ce8" office:value-type="time" office:time-value="PT09H17M00S">
            <text:p>09:17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58M45S">
            <text:p>00:58:45</text:p>
          </table:table-cell>
          <table:table-cell office:value-type="string">
            <text:p>Kwh – LB – Eglosheim – Tamm</text:p>
          </table:table-cell>
          <table:table-cell table:number-columns-repeated="1016"/>
        </table:table-row>
        <table:table-row table:style-name="ro2">
          <table:table-cell table:formula="of:=[.A34]" office:value-type="float" office:value="1216">
            <text:p>1216</text:p>
          </table:table-cell>
          <table:table-cell table:style-name="ce5" table:formula="of:=[.B34]" office:value-type="date" office:date-value="2012-09-18">
            <text:p>18.09.2012</text:p>
          </table:table-cell>
          <table:table-cell table:style-name="ce8" office:value-type="time" office:time-value="PT18H43M00S">
            <text:p>18:43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1H01M55S">
            <text:p>01:01:55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35]+1" office:value-type="float" office:value="1217">
            <text:p>1217</text:p>
          </table:table-cell>
          <table:table-cell table:style-name="ce5" table:formula="of:=[.B35]+1" office:value-type="date" office:date-value="2012-09-19">
            <text:p>19.09.2012</text:p>
          </table:table-cell>
          <table:table-cell table:style-name="ce8" office:value-type="time" office:time-value="PT09H59M00S">
            <text:p>09:59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1H00M00S">
            <text:p>01:00:00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2">
          <table:table-cell table:formula="of:=[.A36]" office:value-type="float" office:value="1217">
            <text:p>1217</text:p>
          </table:table-cell>
          <table:table-cell table:style-name="ce5" table:formula="of:=[.B36]" office:value-type="date" office:date-value="2012-09-19">
            <text:p>19.09.2012</text:p>
          </table:table-cell>
          <table:table-cell table:style-name="ce8" office:value-type="time" office:time-value="PT19H33M00S">
            <text:p>19:33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00M24S">
            <text:p>01:00:24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37]+1" office:value-type="float" office:value="1218">
            <text:p>1218</text:p>
          </table:table-cell>
          <table:table-cell table:style-name="ce5" table:formula="of:=[.B37]+1" office:value-type="date" office:date-value="2012-09-20">
            <text:p>20.09.2012</text:p>
          </table:table-cell>
          <table:table-cell table:style-name="ce8" office:value-type="time" office:time-value="PT07H58M00S">
            <text:p>07:58:00</text:p>
          </table:table-cell>
          <table:table-cell table:style-name="ce15" office:value-type="float" office:value="3.1">
            <text:p>3,1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19M29S">
            <text:p>00:19:2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table:formula="of:=[.A38]" office:value-type="float" office:value="1218">
            <text:p>1218</text:p>
          </table:table-cell>
          <table:table-cell table:style-name="ce5" table:formula="of:=[.B38]" office:value-type="date" office:date-value="2012-09-20">
            <text:p>20.09.2012</text:p>
          </table:table-cell>
          <table:table-cell table:style-name="ce8" office:value-type="time" office:time-value="PT10H36M00S">
            <text:p>10:36:00</text:p>
          </table:table-cell>
          <table:table-cell table:style-name="ce15" office:value-type="float" office:value="3.1">
            <text:p>3,1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0H19M52S">
            <text:p>00:19:5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table:formula="of:=[.A39]+1" office:value-type="float" office:value="1219">
            <text:p>1219</text:p>
          </table:table-cell>
          <table:table-cell table:style-name="ce5" table:formula="of:=[.B39]+1" office:value-type="date" office:date-value="2012-09-21">
            <text:p>21.09.2012</text:p>
          </table:table-cell>
          <table:table-cell table:style-name="ce8" office:value-type="time" office:time-value="PT19H42M00S">
            <text:p>19:42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01M45S">
            <text:p>01:01:45</text:p>
          </table:table-cell>
          <table:table-cell office:value-type="string">
            <text:p>Kwh – Zazenhausen – Rot – Zuffenhausen – Kwh</text:p>
          </table:table-cell>
          <table:table-cell table:number-columns-repeated="1016"/>
        </table:table-row>
        <table:table-row table:style-name="ro2">
          <table:table-cell table:formula="of:=[.A40]+1" office:value-type="float" office:value="1220">
            <text:p>1220</text:p>
          </table:table-cell>
          <table:table-cell table:style-name="ce5" table:formula="of:=[.B40]+1" office:value-type="date" office:date-value="2012-09-22">
            <text:p>22.09.2012</text:p>
          </table:table-cell>
          <table:table-cell table:style-name="ce8" office:value-type="time" office:time-value="PT18H35M00S">
            <text:p>18:35:00</text:p>
          </table:table-cell>
          <table:table-cell table:style-name="ce15" office:value-type="float" office:value="15">
            <text:p>15,0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27M27S">
            <text:p>01:27:27</text:p>
          </table:table-cell>
          <table:table-cell office:value-type="string">
            <text:p>Kwh – LB – Ossweil – Pattonville – Kwh</text:p>
          </table:table-cell>
          <table:table-cell table:number-columns-repeated="1016"/>
        </table:table-row>
        <table:table-row table:style-name="ro2">
          <table:table-cell table:formula="of:=[.A41]+1" office:value-type="float" office:value="1221">
            <text:p>1221</text:p>
          </table:table-cell>
          <table:table-cell table:style-name="ce5" table:formula="of:=[.B41]+1" office:value-type="date" office:date-value="2012-09-23">
            <text:p>23.09.2012</text:p>
          </table:table-cell>
          <table:table-cell table:style-name="ce8" office:value-type="time" office:time-value="PT19H04M00S">
            <text:p>19:04:00</text:p>
          </table:table-cell>
          <table:table-cell table:style-name="ce15" office:value-type="float" office:value="3.1">
            <text:p>3,1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0H19M52S">
            <text:p>00:19:5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table:formula="of:=[.A42]" office:value-type="float" office:value="1221">
            <text:p>1221</text:p>
          </table:table-cell>
          <table:table-cell table:style-name="ce5" table:formula="of:=[.B42]" office:value-type="date" office:date-value="2012-09-23">
            <text:p>23.09.2012</text:p>
          </table:table-cell>
          <table:table-cell table:style-name="ce8" office:value-type="time" office:time-value="PT21H05M00S">
            <text:p>21:05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0H20M58S">
            <text:p>00:20:58</text:p>
          </table:table-cell>
          <table:table-cell office:value-type="string">
            <text:p>Büro – Kwh</text:p>
          </table:table-cell>
          <table:table-cell table:formula="of:=SUM([.D32:.D43])" office:value-type="float" office:value="95.8">
            <text:p>95,8</text:p>
          </table:table-cell>
          <table:table-cell table:number-columns-repeated="1015"/>
        </table:table-row>
        <table:table-row table:style-name="ro3">
          <table:table-cell table:formula="of:=[.A43]+1" office:value-type="float" office:value="1222">
            <text:p>1222</text:p>
          </table:table-cell>
          <table:table-cell table:style-name="ce5" table:formula="of:=[.B43]+1" office:value-type="date" office:date-value="2012-09-24">
            <text:p>24.09.2012</text:p>
          </table:table-cell>
          <table:table-cell table:style-name="ce8" office:value-type="time" office:time-value="PT10H04M00S">
            <text:p>10:04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36">
            <text:p>136</text:p>
          </table:table-cell>
          <table:table-cell table:style-name="ce11" office:value-type="time" office:time-value="PT00H54M56S">
            <text:p>00:54:56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3">
          <table:table-cell table:formula="of:=[.A44]" office:value-type="float" office:value="1222">
            <text:p>1222</text:p>
          </table:table-cell>
          <table:table-cell table:style-name="ce5" table:formula="of:=[.B44]" office:value-type="date" office:date-value="2012-09-24">
            <text:p>24.09.2012</text:p>
          </table:table-cell>
          <table:table-cell table:style-name="ce8" office:value-type="time" office:time-value="PT18H31M00S">
            <text:p>18:31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0H59M24S">
            <text:p>00:59:24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45]+1" office:value-type="float" office:value="1223">
            <text:p>1223</text:p>
          </table:table-cell>
          <table:table-cell table:style-name="ce5" table:formula="of:=[.B45]+1" office:value-type="date" office:date-value="2012-09-25">
            <text:p>25.09.2012</text:p>
          </table:table-cell>
          <table:table-cell table:style-name="ce8" office:value-type="time" office:time-value="PT10H11M00S">
            <text:p>10:11:00</text:p>
          </table:table-cell>
          <table:table-cell table:style-name="ce15" office:value-type="float" office:value="13.2">
            <text:p>13,2</text:p>
          </table:table-cell>
          <table:table-cell table:style-name="ce12" office:value-type="float" office:value="130">
            <text:p>130</text:p>
          </table:table-cell>
          <table:table-cell table:style-name="ce11" office:value-type="time" office:time-value="PT01H15M56S">
            <text:p>01:15:56</text:p>
          </table:table-cell>
          <table:table-cell office:value-type="string">
            <text:p>Kwh – LB – Favorite – Monrepos – Tamm</text:p>
          </table:table-cell>
          <table:table-cell table:number-columns-repeated="1016"/>
        </table:table-row>
        <table:table-row table:style-name="ro3">
          <table:table-cell table:formula="of:=[.A46]" office:value-type="float" office:value="1223">
            <text:p>1223</text:p>
          </table:table-cell>
          <table:table-cell table:style-name="ce5" table:formula="of:=[.B46]" office:value-type="date" office:date-value="2012-09-25">
            <text:p>25.09.2012</text:p>
          </table:table-cell>
          <table:table-cell table:style-name="ce8" office:value-type="time" office:time-value="PT19H56M00S">
            <text:p>19:56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28">
            <text:p>128</text:p>
          </table:table-cell>
          <table:table-cell table:style-name="ce11" office:value-type="time" office:time-value="PT00H58M16S">
            <text:p>00:58:16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47]+1" office:value-type="float" office:value="1224">
            <text:p>1224</text:p>
          </table:table-cell>
          <table:table-cell table:style-name="ce5" table:formula="of:=[.B47]+1" office:value-type="date" office:date-value="2012-09-26">
            <text:p>26.09.2012</text:p>
          </table:table-cell>
          <table:table-cell table:style-name="ce8" office:value-type="time" office:time-value="PT08H50M00S">
            <text:p>08:50:00</text:p>
          </table:table-cell>
          <table:table-cell table:style-name="ce15" office:value-type="float" office:value="4.7">
            <text:p>4,7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28M25S">
            <text:p>00:28:25</text:p>
          </table:table-cell>
          <table:table-cell office:value-type="string">
            <text:p>LB – Eglosheim – Tamm</text:p>
          </table:table-cell>
          <table:table-cell table:number-columns-repeated="1016"/>
        </table:table-row>
        <table:table-row table:style-name="ro3">
          <table:table-cell table:formula="of:=[.A48]" office:value-type="float" office:value="1224">
            <text:p>1224</text:p>
          </table:table-cell>
          <table:table-cell table:style-name="ce5" table:formula="of:=[.B48]" office:value-type="date" office:date-value="2012-09-26">
            <text:p>26.09.2012</text:p>
          </table:table-cell>
          <table:table-cell table:style-name="ce8" office:value-type="time" office:time-value="PT16H36M00S">
            <text:p>16:36:00</text:p>
          </table:table-cell>
          <table:table-cell table:style-name="ce15" office:value-type="float" office:value="12.1">
            <text:p>12,1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1H14M17S">
            <text:p>01:14:17</text:p>
          </table:table-cell>
          <table:table-cell office:value-type="string">
            <text:p>Tamm – Asperg – Möglingen – Kwh</text:p>
          </table:table-cell>
          <table:table-cell table:number-columns-repeated="1016"/>
        </table:table-row>
        <table:table-row table:style-name="ro3">
          <table:table-cell table:formula="of:=[.A49]+1" office:value-type="float" office:value="1225">
            <text:p>1225</text:p>
          </table:table-cell>
          <table:table-cell table:style-name="ce5" table:formula="of:=[.B49]+1" office:value-type="date" office:date-value="2012-09-27">
            <text:p>27.09.2012</text:p>
          </table:table-cell>
          <table:table-cell table:style-name="ce8" office:value-type="time" office:time-value="PT08H16M00S">
            <text:p>08:16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1H04M52S">
            <text:p>01:04:52</text:p>
          </table:table-cell>
          <table:table-cell office:value-type="string">
            <text:p>Kwh – LB – Eglosheim – Tamm</text:p>
          </table:table-cell>
          <table:table-cell table:number-columns-repeated="1016"/>
        </table:table-row>
        <table:table-row table:style-name="ro3">
          <table:table-cell table:formula="of:=[.A50]" office:value-type="float" office:value="1225">
            <text:p>1225</text:p>
          </table:table-cell>
          <table:table-cell table:style-name="ce5" table:formula="of:=[.B50]" office:value-type="date" office:date-value="2012-09-27">
            <text:p>27.09.2012</text:p>
          </table:table-cell>
          <table:table-cell table:style-name="ce8" office:value-type="time" office:time-value="PT19H38M00S">
            <text:p>19:38:00</text:p>
          </table:table-cell>
          <table:table-cell table:style-name="ce15" office:value-type="float" office:value="9.9">
            <text:p>9,9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1H07M54S">
            <text:p>01:07:54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51]+1" office:value-type="float" office:value="1226">
            <text:p>1226</text:p>
          </table:table-cell>
          <table:table-cell table:style-name="ce5" table:formula="of:=[.B51]+1" office:value-type="date" office:date-value="2012-09-28">
            <text:p>28.09.2012</text:p>
          </table:table-cell>
          <table:table-cell table:style-name="ce8" office:value-type="time" office:time-value="PT08H52M00S">
            <text:p>08:52:00</text:p>
          </table:table-cell>
          <table:table-cell table:style-name="ce15" office:value-type="float" office:value="5.5">
            <text:p>5,5</text:p>
          </table:table-cell>
          <table:table-cell table:style-name="ce12" office:value-type="float" office:value="128">
            <text:p>128</text:p>
          </table:table-cell>
          <table:table-cell table:style-name="ce11" office:value-type="time" office:time-value="PT00H33M11S">
            <text:p>00:33:11</text:p>
          </table:table-cell>
          <table:table-cell office:value-type="string">
            <text:p>LB – Frankfurter Str. - Tamm</text:p>
          </table:table-cell>
          <table:table-cell table:number-columns-repeated="1016"/>
        </table:table-row>
        <table:table-row table:style-name="ro3">
          <table:table-cell table:formula="of:=[.A52]" office:value-type="float" office:value="1226">
            <text:p>1226</text:p>
          </table:table-cell>
          <table:table-cell table:style-name="ce5" table:formula="of:=[.B52]" office:value-type="date" office:date-value="2012-09-28">
            <text:p>28.09.2012</text:p>
          </table:table-cell>
          <table:table-cell table:style-name="ce8" office:value-type="time" office:time-value="PT17H15M00S">
            <text:p>17:15:00</text:p>
          </table:table-cell>
          <table:table-cell table:style-name="ce15" office:value-type="float" office:value="9.9">
            <text:p>9,9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1H00M59S">
            <text:p>01:00:59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53]+1" office:value-type="float" office:value="1227">
            <text:p>1227</text:p>
          </table:table-cell>
          <table:table-cell table:style-name="ce5" table:formula="of:=[.B53]+1" office:value-type="date" office:date-value="2012-09-29">
            <text:p>29.09.2012</text:p>
          </table:table-cell>
          <table:table-cell table:style-name="ce8" office:value-type="time" office:time-value="PT19H22M00S">
            <text:p>19:22:00</text:p>
          </table:table-cell>
          <table:table-cell table:style-name="ce15" office:value-type="float" office:value="7.9">
            <text:p>7,9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50M40S">
            <text:p>00:50:40</text:p>
          </table:table-cell>
          <table:table-cell office:value-type="string">
            <text:p>Rund um Kwh</text:p>
          </table:table-cell>
          <table:table-cell table:number-columns-repeated="1016"/>
        </table:table-row>
        <table:table-row table:style-name="ro3">
          <table:table-cell table:formula="of:=[.A54]+1" office:value-type="float" office:value="1228">
            <text:p>1228</text:p>
          </table:table-cell>
          <table:table-cell table:style-name="ce5" table:formula="of:=[.B54]+1" office:value-type="date" office:date-value="2012-09-30">
            <text:p>30.09.2012</text:p>
          </table:table-cell>
          <table:table-cell table:style-name="ce8" office:value-type="time" office:time-value="PT16H21M00S">
            <text:p>16:21:00</text:p>
          </table:table-cell>
          <table:table-cell table:style-name="ce15" office:value-type="float" office:value="7.4">
            <text:p>7,4</text:p>
          </table:table-cell>
          <table:table-cell table:style-name="ce12" office:value-type="float" office:value="131">
            <text:p>131</text:p>
          </table:table-cell>
          <table:table-cell table:style-name="ce11" office:value-type="time" office:time-value="PT00H42M17S">
            <text:p>00:42:17</text:p>
          </table:table-cell>
          <table:table-cell office:value-type="string">
            <text:p>Kwh – Zazenhausen – Kwh</text:p>
          </table:table-cell>
          <table:table-cell table:formula="of:=SUM([.D44:.D55])" office:value-type="float" office:value="109.1">
            <text:p>109,1</text:p>
          </table:table-cell>
          <table:table-cell table:number-columns-repeated="1015"/>
        </table:table-row>
        <table:table-row table:style-name="ro2">
          <table:table-cell table:number-columns-repeated="3"/>
          <table:table-cell/>
          <table:table-cell table:number-columns-repeated="3"/>
          <table:table-cell table:formula="of:=SUM([.D56])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/>
          <table:table-cell/>
          <table:table-cell table:number-columns-repeated="1015"/>
        </table:table-row>
        <table:table-row table:style-name="ro2" table:number-rows-repeated="17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08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4])" office:value-type="float" office:value="20094.137027027">
            <text:p>20094,14</text:p>
          </table:table-cell>
          <table:table-cell table:style-name="ce16" table:formula="of:=SUM([.F2:.F65440])" office:value-type="time" office:time-value="PT2004H22M48S">
            <text:p>12:22:48</text:p>
          </table:table-cell>
          <table:table-cell table:style-name="ce1" table:number-columns-repeated="1014"/>
        </table:table-row>
        <table:table-row table:style-name="ro2">
          <table:table-cell table:style-name="ce2" table:formula="of:=SUM(['2012-07'.A50])" office:value-type="float" office:value="1167">
            <text:p>1167</text:p>
          </table:table-cell>
          <table:table-cell table:style-name="ce5" table:formula="of:=SUM(['2012-07'.B50])" office:value-type="date" office:date-value="2012-07-31">
            <text:p>31.07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07'.H1])" office:value-type="float" office:value="19608.737027027">
            <text:p>19608,74</text:p>
          </table:table-cell>
          <table:table-cell table:style-name="ce10"/>
          <table:table-cell table:style-name="ce10" table:formula="of:=SUM(['2012-07'.I1])" office:value-type="time" office:time-value="PT1952H05M59S">
            <text:p>08:05:59</text:p>
          </table:table-cell>
          <table:table-cell table:style-name="ce2" office:value-type="string">
            <text:p>Übertrag 400:33:32</text:p>
          </table:table-cell>
          <table:table-cell table:style-name="ce2" table:formula="of:=SUM(['2012-07'.H51])" office:value-type="float" office:value="30.6">
            <text:p>30,6</text:p>
          </table:table-cell>
          <table:table-cell table:style-name="ce2" table:number-columns-repeated="1015"/>
        </table:table-row>
        <table:table-row table:style-name="ro3">
          <table:table-cell table:formula="of:=[.A2]+1" office:value-type="float" office:value="1168">
            <text:p>1168</text:p>
          </table:table-cell>
          <table:table-cell table:style-name="ce5" table:formula="of:=[.B2]+1" office:value-type="date" office:date-value="2012-08-01">
            <text:p>01.08.2012</text:p>
          </table:table-cell>
          <table:table-cell table:style-name="ce8" office:value-type="time" office:time-value="PT08H47M00S">
            <text:p>08:47:00</text:p>
          </table:table-cell>
          <table:table-cell table:style-name="ce15" office:value-type="float" office:value="13.1">
            <text:p>13,1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1H19M46S">
            <text:p>01:19:46</text:p>
          </table:table-cell>
          <table:table-cell office:value-type="string">
            <text:p>Kwh – Möglingen – Asperg – Freibad</text:p>
          </table:table-cell>
          <table:table-cell table:number-columns-repeated="1016"/>
        </table:table-row>
        <table:table-row table:style-name="ro3">
          <table:table-cell table:formula="of:=[.A3]" office:value-type="float" office:value="1168">
            <text:p>1168</text:p>
          </table:table-cell>
          <table:table-cell table:style-name="ce5" table:formula="of:=[.B3]" office:value-type="date" office:date-value="2012-08-01">
            <text:p>01.08.2012</text:p>
          </table:table-cell>
          <table:table-cell table:style-name="ce8" office:value-type="time" office:time-value="PT19H52M00S">
            <text:p>19:52:00</text:p>
          </table:table-cell>
          <table:table-cell table:style-name="ce15" office:value-type="float" office:value="11.1">
            <text:p>11,1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17M29S">
            <text:p>01:17:29</text:p>
          </table:table-cell>
          <table:table-cell office:value-type="string">
            <text:p>Tamm – Eglosheim – ArpergWaldhaus – Pflugfelden – Kwh</text:p>
          </table:table-cell>
          <table:table-cell table:number-columns-repeated="1016"/>
        </table:table-row>
        <table:table-row table:style-name="ro3">
          <table:table-cell table:formula="of:=[.A4]+1" office:value-type="float" office:value="1169">
            <text:p>1169</text:p>
          </table:table-cell>
          <table:table-cell table:style-name="ce5" table:formula="of:=[.B4]+1" office:value-type="date" office:date-value="2012-08-02">
            <text:p>02.08.2012</text:p>
          </table:table-cell>
          <table:table-cell table:style-name="ce8" office:value-type="time" office:time-value="PT09H38M00S">
            <text:p>09:38:00</text:p>
          </table:table-cell>
          <table:table-cell table:style-name="ce15" office:value-type="float" office:value="9">
            <text:p>9,0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56M06S">
            <text:p>00:56:06</text:p>
          </table:table-cell>
          <table:table-cell office:value-type="string">
            <text:p>Kwh – Pflugfelden – Eglosheim – AspergFreibad</text:p>
          </table:table-cell>
          <table:table-cell table:number-columns-repeated="1016"/>
        </table:table-row>
        <table:table-row table:style-name="ro3">
          <table:table-cell table:formula="of:=[.A5]" office:value-type="float" office:value="1169">
            <text:p>1169</text:p>
          </table:table-cell>
          <table:table-cell table:style-name="ce5" table:formula="of:=[.B5]" office:value-type="date" office:date-value="2012-08-02">
            <text:p>02.08.2012</text:p>
          </table:table-cell>
          <table:table-cell table:style-name="ce8" office:value-type="time" office:time-value="PT22H10M00S">
            <text:p>22:10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09">
            <text:p>109</text:p>
          </table:table-cell>
          <table:table-cell table:style-name="ce11" office:value-type="time" office:time-value="PT01H07M49S">
            <text:p>01:07:49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6]+1" office:value-type="float" office:value="1170">
            <text:p>1170</text:p>
          </table:table-cell>
          <table:table-cell table:style-name="ce5" table:formula="of:=[.B6]+1" office:value-type="date" office:date-value="2012-08-03">
            <text:p>03.08.2012</text:p>
          </table:table-cell>
          <table:table-cell table:style-name="ce8" office:value-type="time" office:time-value="PT08H43M00S">
            <text:p>08:43:00</text:p>
          </table:table-cell>
          <table:table-cell table:style-name="ce15" office:value-type="float" office:value="9.1">
            <text:p>9,1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56M26S">
            <text:p>00:56:26</text:p>
          </table:table-cell>
          <table:table-cell office:value-type="string">
            <text:p>Kwh – Pflugfelden – Eglosheim – AspergFreibad</text:p>
          </table:table-cell>
          <table:table-cell table:number-columns-repeated="1016"/>
        </table:table-row>
        <table:table-row table:style-name="ro3">
          <table:table-cell table:formula="of:=[.A7]" office:value-type="float" office:value="1170">
            <text:p>1170</text:p>
          </table:table-cell>
          <table:table-cell table:style-name="ce5" table:formula="of:=[.B7]" office:value-type="date" office:date-value="2012-08-03">
            <text:p>03.08.2012</text:p>
          </table:table-cell>
          <table:table-cell table:style-name="ce8" office:value-type="time" office:time-value="PT19H02M00S">
            <text:p>19:02:00</text:p>
          </table:table-cell>
          <table:table-cell table:style-name="ce15" office:value-type="float" office:value="15.3">
            <text:p>15,3</text:p>
          </table:table-cell>
          <table:table-cell table:style-name="ce12" office:value-type="float" office:value="104">
            <text:p>104</text:p>
          </table:table-cell>
          <table:table-cell table:style-name="ce11" office:value-type="time" office:time-value="PT01H47M01S">
            <text:p>01:47:01</text:p>
          </table:table-cell>
          <table:table-cell office:value-type="string">
            <text:p>Tamm – Monrepos – Freiberg – LB – Kwh</text:p>
          </table:table-cell>
          <table:table-cell table:number-columns-repeated="1016"/>
        </table:table-row>
        <table:table-row table:style-name="ro3">
          <table:table-cell table:formula="of:=[.A8]+1" office:value-type="float" office:value="1171">
            <text:p>1171</text:p>
          </table:table-cell>
          <table:table-cell table:style-name="ce5" table:formula="of:=[.B8]+1" office:value-type="date" office:date-value="2012-08-04">
            <text:p>04.08.2012</text:p>
          </table:table-cell>
          <table:table-cell table:style-name="ce8" office:value-type="time" office:time-value="PT20H01M00S">
            <text:p>20:01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1H04M52S">
            <text:p>01:04:52</text:p>
          </table:table-cell>
          <table:table-cell office:value-type="string">
            <text:p>Kwh – Klärwerk – Kwh</text:p>
          </table:table-cell>
          <table:table-cell table:number-columns-repeated="1016"/>
        </table:table-row>
        <table:table-row table:style-name="ro3">
          <table:table-cell table:formula="of:=[.A9]+1" office:value-type="float" office:value="1172">
            <text:p>1172</text:p>
          </table:table-cell>
          <table:table-cell table:style-name="ce5" table:formula="of:=[.B9]+1" office:value-type="date" office:date-value="2012-08-05">
            <text:p>05.08.2012</text:p>
          </table:table-cell>
          <table:table-cell table:style-name="ce8" office:value-type="time" office:time-value="PT08H13M00S">
            <text:p>08:13:00</text:p>
          </table:table-cell>
          <table:table-cell table:style-name="ce15" office:value-type="float" office:value="6.2">
            <text:p>6,2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0H41M12S">
            <text:p>00:41:12</text:p>
          </table:table-cell>
          <table:table-cell office:value-type="string">
            <text:p>Kwh – Büro – Kwh</text:p>
          </table:table-cell>
          <table:table-cell table:formula="of:=SUM([.D3:.D10];[.H2])" office:value-type="float" office:value="114">
            <text:p>114</text:p>
          </table:table-cell>
          <table:table-cell table:number-columns-repeated="1015"/>
        </table:table-row>
        <table:table-row table:style-name="ro3">
          <table:table-cell table:formula="of:=[.A10]+1" office:value-type="float" office:value="1173">
            <text:p>1173</text:p>
          </table:table-cell>
          <table:table-cell table:style-name="ce5" table:formula="of:=[.B10]+1" office:value-type="date" office:date-value="2012-08-06">
            <text:p>06.08.2012</text:p>
          </table:table-cell>
          <table:table-cell table:style-name="ce8" office:value-type="time" office:time-value="PT10H13M00S">
            <text:p>10:13:00</text:p>
          </table:table-cell>
          <table:table-cell table:style-name="ce15" office:value-type="float" office:value="15.2">
            <text:p>15,2</text:p>
          </table:table-cell>
          <table:table-cell table:style-name="ce12" office:value-type="float" office:value="140">
            <text:p>140</text:p>
          </table:table-cell>
          <table:table-cell table:style-name="ce11" office:value-type="time" office:time-value="PT01H22M07S">
            <text:p>01:22:07</text:p>
          </table:table-cell>
          <table:table-cell office:value-type="string">
            <text:p>Calimera – Playa Colorades – Calimera</text:p>
          </table:table-cell>
          <table:table-cell table:number-columns-repeated="1016"/>
        </table:table-row>
        <table:table-row table:style-name="ro3">
          <table:table-cell table:formula="of:=[.A11]" office:value-type="float" office:value="1173">
            <text:p>1173</text:p>
          </table:table-cell>
          <table:table-cell table:style-name="ce5" table:formula="of:=[.B11]" office:value-type="date" office:date-value="2012-08-06">
            <text:p>06.08.2012</text:p>
          </table:table-cell>
          <table:table-cell table:style-name="ce8" office:value-type="time" office:time-value="PT17H42M00S">
            <text:p>17:42:00</text:p>
          </table:table-cell>
          <table:table-cell table:style-name="ce15" office:value-type="float" office:value="6.8">
            <text:p>6,8</text:p>
          </table:table-cell>
          <table:table-cell table:style-name="ce12" office:value-type="float" office:value="90">
            <text:p>90</text:p>
          </table:table-cell>
          <table:table-cell table:style-name="ce11" office:value-type="time" office:time-value="PT00H59M57S">
            <text:p>00:59:57</text:p>
          </table:table-cell>
          <table:table-cell office:value-type="string">
            <text:p>Calimera – Leuchtturm – Calimera – Timonfaya – Calimera</text:p>
          </table:table-cell>
          <table:table-cell table:number-columns-repeated="1016"/>
        </table:table-row>
        <table:table-row table:style-name="ro3">
          <table:table-cell table:formula="of:=[.A12]+1" office:value-type="float" office:value="1174">
            <text:p>1174</text:p>
          </table:table-cell>
          <table:table-cell table:style-name="ce5" table:formula="of:=[.B12]+1" office:value-type="date" office:date-value="2012-08-07">
            <text:p>07.08.2012</text:p>
          </table:table-cell>
          <table:table-cell table:style-name="ce8" office:value-type="time" office:time-value="PT18H22M00S">
            <text:p>18:22:00</text:p>
          </table:table-cell>
          <table:table-cell table:style-name="ce15" office:value-type="float" office:value="15.1">
            <text:p>15,1</text:p>
          </table:table-cell>
          <table:table-cell table:style-name="ce12" office:value-type="float" office:value="137">
            <text:p>137</text:p>
          </table:table-cell>
          <table:table-cell table:style-name="ce11" office:value-type="time" office:time-value="PT01H22M43S">
            <text:p>01:22:43</text:p>
          </table:table-cell>
          <table:table-cell office:value-type="string">
            <text:p>Calimera – Playa Coloradas – Calimera</text:p>
          </table:table-cell>
          <table:table-cell table:number-columns-repeated="1016"/>
        </table:table-row>
        <table:table-row table:style-name="ro3">
          <table:table-cell table:formula="of:=[.A13]+1" office:value-type="float" office:value="1175">
            <text:p>1175</text:p>
          </table:table-cell>
          <table:table-cell table:style-name="ce5" table:formula="of:=[.B13]+1" office:value-type="date" office:date-value="2012-08-08">
            <text:p>08.08.2012</text:p>
          </table:table-cell>
          <table:table-cell table:style-name="ce8" office:value-type="time" office:time-value="PT10H35M00S">
            <text:p>10:35:00</text:p>
          </table:table-cell>
          <table:table-cell table:style-name="ce15" office:value-type="float" office:value="7.7">
            <text:p>7,7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02M44S">
            <text:p>01:02:44</text:p>
          </table:table-cell>
          <table:table-cell office:value-type="string">
            <text:p>Calimera – Timanfaya – Vulkan – Calimera</text:p>
          </table:table-cell>
          <table:table-cell table:number-columns-repeated="1016"/>
        </table:table-row>
        <table:table-row table:style-name="ro3">
          <table:table-cell table:formula="of:=[.A14]" office:value-type="float" office:value="1175">
            <text:p>1175</text:p>
          </table:table-cell>
          <table:table-cell table:style-name="ce5" table:formula="of:=[.B14]" office:value-type="date" office:date-value="2012-08-08">
            <text:p>08.08.2012</text:p>
          </table:table-cell>
          <table:table-cell table:style-name="ce8" office:value-type="time" office:time-value="PT17H54M00S">
            <text:p>17:54:00</text:p>
          </table:table-cell>
          <table:table-cell table:style-name="ce15" office:value-type="float" office:value="6.5">
            <text:p>6,5</text:p>
          </table:table-cell>
          <table:table-cell table:style-name="ce12" office:value-type="float" office:value="90">
            <text:p>90</text:p>
          </table:table-cell>
          <table:table-cell table:style-name="ce11" office:value-type="time" office:time-value="PT01H01M41S">
            <text:p>01:01:41</text:p>
          </table:table-cell>
          <table:table-cell office:value-type="string">
            <text:p>Calimera – PlayaBlanca – Calimera</text:p>
          </table:table-cell>
          <table:table-cell table:number-columns-repeated="1016"/>
        </table:table-row>
        <table:table-row table:style-name="ro3">
          <table:table-cell table:formula="of:=[.A15]+1" office:value-type="float" office:value="1176">
            <text:p>1176</text:p>
          </table:table-cell>
          <table:table-cell table:style-name="ce5" table:formula="of:=[.B15]+1" office:value-type="date" office:date-value="2012-08-09">
            <text:p>09.08.2012</text:p>
          </table:table-cell>
          <table:table-cell table:style-name="ce8" office:value-type="time" office:time-value="PT17H54M00S">
            <text:p>17:54:00</text:p>
          </table:table-cell>
          <table:table-cell table:style-name="ce15" office:value-type="float" office:value="14">
            <text:p>14,0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1H18M57S">
            <text:p>01:18:57</text:p>
          </table:table-cell>
          <table:table-cell office:value-type="string">
            <text:p>Calimera – LasColoradas – Calimera</text:p>
          </table:table-cell>
          <table:table-cell table:number-columns-repeated="1016"/>
        </table:table-row>
        <table:table-row table:style-name="ro3">
          <table:table-cell table:formula="of:=[.A16]+1" office:value-type="float" office:value="1177">
            <text:p>1177</text:p>
          </table:table-cell>
          <table:table-cell table:style-name="ce5" table:formula="of:=[.B16]+1" office:value-type="date" office:date-value="2012-08-10">
            <text:p>10.08.2012</text:p>
          </table:table-cell>
          <table:table-cell table:style-name="ce8" office:value-type="time" office:time-value="PT18H45M00S">
            <text:p>18:45:00</text:p>
          </table:table-cell>
          <table:table-cell table:style-name="ce15" office:value-type="float" office:value="11.6">
            <text:p>11,6</text:p>
          </table:table-cell>
          <table:table-cell table:style-name="ce12" office:value-type="float" office:value="135">
            <text:p>135</text:p>
          </table:table-cell>
          <table:table-cell table:style-name="ce11" office:value-type="time" office:time-value="PT01H07M55S">
            <text:p>01:07:55</text:p>
          </table:table-cell>
          <table:table-cell office:value-type="string">
            <text:p>Calimera – Vulkanumrundung – Calimera</text:p>
          </table:table-cell>
          <table:table-cell table:number-columns-repeated="1016"/>
        </table:table-row>
        <table:table-row table:style-name="ro3">
          <table:table-cell table:formula="of:=[.A17]+1" office:value-type="float" office:value="1178">
            <text:p>1178</text:p>
          </table:table-cell>
          <table:table-cell table:style-name="ce5" table:formula="of:=[.B17]+1" office:value-type="date" office:date-value="2012-08-11">
            <text:p>11.08.2012</text:p>
          </table:table-cell>
          <table:table-cell table:style-name="ce8" office:value-type="time" office:time-value="PT10H28M00S">
            <text:p>10:28:00</text:p>
          </table:table-cell>
          <table:table-cell table:style-name="ce15" office:value-type="float" office:value="7.2">
            <text:p>7,2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0H51M40S">
            <text:p>00:51:40</text:p>
          </table:table-cell>
          <table:table-cell office:value-type="string">
            <text:p>Calimera – Leuchtturm – Calimera – PlayaFlamingo – Calimera</text:p>
          </table:table-cell>
          <table:table-cell table:number-columns-repeated="1016"/>
        </table:table-row>
        <table:table-row table:style-name="ro3">
          <table:table-cell table:formula="of:=[.A18]" office:value-type="float" office:value="1178">
            <text:p>1178</text:p>
          </table:table-cell>
          <table:table-cell table:style-name="ce5" table:formula="of:=[.B18]" office:value-type="date" office:date-value="2012-08-11">
            <text:p>11.08.2012</text:p>
          </table:table-cell>
          <table:table-cell table:style-name="ce8" office:value-type="time" office:time-value="PT18H29M00S">
            <text:p>18:29:00</text:p>
          </table:table-cell>
          <table:table-cell table:style-name="ce15" office:value-type="float" office:value="7.1">
            <text:p>7,1</text:p>
          </table:table-cell>
          <table:table-cell table:style-name="ce12" office:value-type="float" office:value="91">
            <text:p>91</text:p>
          </table:table-cell>
          <table:table-cell table:style-name="ce11" office:value-type="time" office:time-value="PT01H11M30S">
            <text:p>01:11:30</text:p>
          </table:table-cell>
          <table:table-cell office:value-type="string">
            <text:p>Calimera – Vulkan – Calimera</text:p>
          </table:table-cell>
          <table:table-cell table:number-columns-repeated="1016"/>
        </table:table-row>
        <table:table-row table:style-name="ro3">
          <table:table-cell table:formula="of:=[.A19]+1" office:value-type="float" office:value="1179">
            <text:p>1179</text:p>
          </table:table-cell>
          <table:table-cell table:style-name="ce5" table:formula="of:=[.B19]+1" office:value-type="date" office:date-value="2012-08-12">
            <text:p>12.08.2012</text:p>
          </table:table-cell>
          <table:table-cell table:style-name="ce8" office:value-type="time" office:time-value="PT10H35M00S">
            <text:p>10:35:00</text:p>
          </table:table-cell>
          <table:table-cell table:style-name="ce15" office:value-type="float" office:value="21.8">
            <text:p>21,8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2H37M21S">
            <text:p>02:37:21</text:p>
          </table:table-cell>
          <table:table-cell office:value-type="string">
            <text:p>Calimera – PuntaPapagayo – Camping – Calimera</text:p>
          </table:table-cell>
          <table:table-cell table:formula="of:=SUM([.D11:.D20])" office:value-type="float" office:value="113">
            <text:p>113</text:p>
          </table:table-cell>
          <table:table-cell table:number-columns-repeated="1015"/>
        </table:table-row>
        <table:table-row table:style-name="ro3">
          <table:table-cell table:formula="of:=[.A20]+1" office:value-type="float" office:value="1180">
            <text:p>1180</text:p>
          </table:table-cell>
          <table:table-cell table:style-name="ce5" table:formula="of:=[.B20]+1" office:value-type="date" office:date-value="2012-08-13">
            <text:p>13.08.2012</text:p>
          </table:table-cell>
          <table:table-cell table:style-name="ce8" office:value-type="time" office:time-value="PT17H47M00S">
            <text:p>17:47:00</text:p>
          </table:table-cell>
          <table:table-cell table:style-name="ce15" office:value-type="float" office:value="14.8">
            <text:p>14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28M07S">
            <text:p>01:28:07</text:p>
          </table:table-cell>
          <table:table-cell office:value-type="string">
            <text:p>Calimera – Playa Colorades - Calimera</text:p>
          </table:table-cell>
          <table:table-cell table:number-columns-repeated="1016"/>
        </table:table-row>
        <table:table-row table:style-name="ro3">
          <table:table-cell table:formula="of:=[.A21]+1" office:value-type="float" office:value="1181">
            <text:p>1181</text:p>
          </table:table-cell>
          <table:table-cell table:style-name="ce5" table:formula="of:=[.B21]+1" office:value-type="date" office:date-value="2012-08-14">
            <text:p>14.08.2012</text:p>
          </table:table-cell>
          <table:table-cell table:style-name="ce8" office:value-type="time" office:time-value="PT11H43M00S">
            <text:p>11:43:00</text:p>
          </table:table-cell>
          <table:table-cell table:style-name="ce15" office:value-type="float" office:value="14.9">
            <text:p>14,9</text:p>
          </table:table-cell>
          <table:table-cell table:style-name="ce12" office:value-type="float" office:value="131">
            <text:p>131</text:p>
          </table:table-cell>
          <table:table-cell table:style-name="ce11" office:value-type="time" office:time-value="PT01H24M02S">
            <text:p>01:24:02</text:p>
          </table:table-cell>
          <table:table-cell office:value-type="string">
            <text:p>Calimera – Playa Colorades - Calimera</text:p>
          </table:table-cell>
          <table:table-cell table:number-columns-repeated="1016"/>
        </table:table-row>
        <table:table-row table:style-name="ro3">
          <table:table-cell table:formula="of:=[.A22]+1" office:value-type="float" office:value="1182">
            <text:p>1182</text:p>
          </table:table-cell>
          <table:table-cell table:style-name="ce5" table:formula="of:=[.B22]+1" office:value-type="date" office:date-value="2012-08-15">
            <text:p>15.08.2012</text:p>
          </table:table-cell>
          <table:table-cell table:style-name="ce8" office:value-type="time" office:time-value="PT17H36M00S">
            <text:p>17:36:00</text:p>
          </table:table-cell>
          <table:table-cell table:style-name="ce15" office:value-type="float" office:value="14.9">
            <text:p>14,9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1H27M49S">
            <text:p>01:27:49</text:p>
          </table:table-cell>
          <table:table-cell office:value-type="string">
            <text:p>Calimera – Playa Colorades - Calimera</text:p>
          </table:table-cell>
          <table:table-cell table:number-columns-repeated="1016"/>
        </table:table-row>
        <table:table-row table:style-name="ro3">
          <table:table-cell table:formula="of:=[.A23]+1" office:value-type="float" office:value="1183">
            <text:p>1183</text:p>
          </table:table-cell>
          <table:table-cell table:style-name="ce5" table:formula="of:=[.B23]+1" office:value-type="date" office:date-value="2012-08-16">
            <text:p>16.08.2012</text:p>
          </table:table-cell>
          <table:table-cell table:style-name="ce8" office:value-type="time" office:time-value="PT11H02M00S">
            <text:p>11:02:00</text:p>
          </table:table-cell>
          <table:table-cell table:style-name="ce15" office:value-type="float" office:value="12.6">
            <text:p>12,6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1H33M28S">
            <text:p>01:33:28</text:p>
          </table:table-cell>
          <table:table-cell office:value-type="string">
            <text:p>Calimera – PlayaDorada – Hinterland – Vulkan – Calimera</text:p>
          </table:table-cell>
          <table:table-cell table:number-columns-repeated="1016"/>
        </table:table-row>
        <table:table-row table:style-name="ro3">
          <table:table-cell table:formula="of:=[.A24]" office:value-type="float" office:value="1183">
            <text:p>1183</text:p>
          </table:table-cell>
          <table:table-cell table:style-name="ce5" table:formula="of:=[.B24]" office:value-type="date" office:date-value="2012-08-16">
            <text:p>16.08.2012</text:p>
          </table:table-cell>
          <table:table-cell table:style-name="ce8" office:value-type="time" office:time-value="PT19H00M00S">
            <text:p>19:00:00</text:p>
          </table:table-cell>
          <table:table-cell table:style-name="ce15" office:value-type="float" office:value="8.6">
            <text:p>8,6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1H03M46S">
            <text:p>01:03:46</text:p>
          </table:table-cell>
          <table:table-cell office:value-type="string">
            <text:p>Papagayo – Calimera</text:p>
          </table:table-cell>
          <table:table-cell table:number-columns-repeated="1016"/>
        </table:table-row>
        <table:table-row table:style-name="ro3">
          <table:table-cell table:formula="of:=[.A25]+1" office:value-type="float" office:value="1184">
            <text:p>1184</text:p>
          </table:table-cell>
          <table:table-cell table:style-name="ce5" table:formula="of:=[.B25]+1" office:value-type="date" office:date-value="2012-08-17">
            <text:p>17.08.2012</text:p>
          </table:table-cell>
          <table:table-cell table:style-name="ce8" office:value-type="time" office:time-value="PT17H22M00S">
            <text:p>17:22:00</text:p>
          </table:table-cell>
          <table:table-cell table:style-name="ce15" office:value-type="float" office:value="5.3">
            <text:p>5,3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34M26S">
            <text:p>00:34:26</text:p>
          </table:table-cell>
          <table:table-cell office:value-type="string">
            <text:p>Calimera – Westküste – Calimera</text:p>
          </table:table-cell>
          <table:table-cell table:number-columns-repeated="1016"/>
        </table:table-row>
        <table:table-row table:style-name="ro3">
          <table:table-cell table:formula="of:=[.A26]+1" office:value-type="float" office:value="1185">
            <text:p>1185</text:p>
          </table:table-cell>
          <table:table-cell table:style-name="ce5" table:formula="of:=[.B26]+1" office:value-type="date" office:date-value="2012-08-18">
            <text:p>18.08.2012</text:p>
          </table:table-cell>
          <table:table-cell table:style-name="ce8" office:value-type="time" office:time-value="PT11H20M00S">
            <text:p>11:20:00</text:p>
          </table:table-cell>
          <table:table-cell table:style-name="ce15" office:value-type="float" office:value="12.5">
            <text:p>12,5</text:p>
          </table:table-cell>
          <table:table-cell table:style-name="ce12" office:value-type="float" office:value="138">
            <text:p>138</text:p>
          </table:table-cell>
          <table:table-cell table:style-name="ce11" office:value-type="time" office:time-value="PT01H07M10S">
            <text:p>01:07:10</text:p>
          </table:table-cell>
          <table:table-cell office:value-type="string">
            <text:p>Calimera – PlayaBlanca – Calimera – Westküste – Calimera</text:p>
          </table:table-cell>
          <table:table-cell table:number-columns-repeated="1016"/>
        </table:table-row>
        <table:table-row table:style-name="ro3">
          <table:table-cell table:formula="of:=[.A27]+1" office:value-type="float" office:value="1186">
            <text:p>1186</text:p>
          </table:table-cell>
          <table:table-cell table:style-name="ce5" table:formula="of:=[.B27]+1" office:value-type="date" office:date-value="2012-08-19">
            <text:p>19.08.2012</text:p>
          </table:table-cell>
          <table:table-cell table:style-name="ce8" office:value-type="time" office:time-value="PT10H29M00S">
            <text:p>10:29:00</text:p>
          </table:table-cell>
          <table:table-cell table:style-name="ce15" office:value-type="float" office:value="14.9">
            <text:p>14,9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1H34M39S">
            <text:p>01:34:39</text:p>
          </table:table-cell>
          <table:table-cell office:value-type="string">
            <text:p>Calimera – Playa Colorades - Calimera</text:p>
          </table:table-cell>
          <table:table-cell table:formula="of:=SUM([.D21:.D28])" office:value-type="float" office:value="98.5">
            <text:p>98,5</text:p>
          </table:table-cell>
          <table:table-cell table:number-columns-repeated="1015"/>
        </table:table-row>
        <table:table-row table:style-name="ro3">
          <table:table-cell table:formula="of:=[.A28]+1" office:value-type="float" office:value="1187">
            <text:p>1187</text:p>
          </table:table-cell>
          <table:table-cell table:style-name="ce5" table:formula="of:=[.B28]+1" office:value-type="date" office:date-value="2012-08-20">
            <text:p>20.08.2012</text:p>
          </table:table-cell>
          <table:table-cell table:style-name="ce8" office:value-type="time" office:time-value="PT21H09M00S">
            <text:p>21:09:00</text:p>
          </table:table-cell>
          <table:table-cell table:style-name="ce15" office:value-type="float" office:value="12.2">
            <text:p>12,2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1H15M08S">
            <text:p>01:15:08</text:p>
          </table:table-cell>
          <table:table-cell office:value-type="string">
            <text:p>Kwh – Zentrum – Zazenhausen – Zuffenhausen – Büro – Kwh</text:p>
          </table:table-cell>
          <table:table-cell table:number-columns-repeated="1016"/>
        </table:table-row>
        <table:table-row table:style-name="ro3">
          <table:table-cell table:formula="of:=[.A29]+1" office:value-type="float" office:value="1188">
            <text:p>1188</text:p>
          </table:table-cell>
          <table:table-cell table:style-name="ce5" table:formula="of:=[.B29]+1" office:value-type="date" office:date-value="2012-08-21">
            <text:p>21.08.2012</text:p>
          </table:table-cell>
          <table:table-cell table:style-name="ce8" office:value-type="time" office:time-value="PT09H57M00S">
            <text:p>09:57:00</text:p>
          </table:table-cell>
          <table:table-cell table:style-name="ce15" office:value-type="float" office:value="9.1">
            <text:p>9,1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55M41S">
            <text:p>00:55:41</text:p>
          </table:table-cell>
          <table:table-cell office:value-type="string">
            <text:p>Kwh – Pflugfelden – Eglosheim – AspergFreibad</text:p>
          </table:table-cell>
          <table:table-cell table:number-columns-repeated="1016"/>
        </table:table-row>
        <table:table-row table:style-name="ro3">
          <table:table-cell table:formula="of:=[.A30]" office:value-type="float" office:value="1188">
            <text:p>1188</text:p>
          </table:table-cell>
          <table:table-cell table:style-name="ce5" table:formula="of:=[.B30]" office:value-type="date" office:date-value="2012-08-21">
            <text:p>21.08.2012</text:p>
          </table:table-cell>
          <table:table-cell table:style-name="ce8" office:value-type="time" office:time-value="PT18H53M00S">
            <text:p>18:53:00</text:p>
          </table:table-cell>
          <table:table-cell table:style-name="ce15" office:value-type="float" office:value="12.9">
            <text:p>12,9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1H22M13S">
            <text:p>01:22:13</text:p>
          </table:table-cell>
          <table:table-cell office:value-type="string">
            <text:p>Tamm – Monrepos – Favorite <text:s/>- LB – Kwh</text:p>
          </table:table-cell>
          <table:table-cell table:number-columns-repeated="1016"/>
        </table:table-row>
        <table:table-row table:style-name="ro3">
          <table:table-cell table:formula="of:=[.A31]+1" office:value-type="float" office:value="1189">
            <text:p>1189</text:p>
          </table:table-cell>
          <table:table-cell table:style-name="ce5" table:formula="of:=[.B31]+1" office:value-type="date" office:date-value="2012-08-22">
            <text:p>22.08.2012</text:p>
          </table:table-cell>
          <table:table-cell table:style-name="ce8" office:value-type="time" office:time-value="PT20H27M00S">
            <text:p>20:27:00</text:p>
          </table:table-cell>
          <table:table-cell table:style-name="ce15" office:value-type="float" office:value="13.6">
            <text:p>13,6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23M18S">
            <text:p>01:23:18</text:p>
          </table:table-cell>
          <table:table-cell office:value-type="string">
            <text:p>Kwh – Zazenhausen – Mühlhausen – MaxEythSee – zurück</text:p>
          </table:table-cell>
          <table:table-cell table:number-columns-repeated="1016"/>
        </table:table-row>
        <table:table-row table:style-name="ro3">
          <table:table-cell table:formula="of:=[.A32]+1" office:value-type="float" office:value="1190">
            <text:p>1190</text:p>
          </table:table-cell>
          <table:table-cell table:style-name="ce5" table:formula="of:=[.B32]+1" office:value-type="date" office:date-value="2012-08-23">
            <text:p>23.08.2012</text:p>
          </table:table-cell>
          <table:table-cell table:style-name="ce8" office:value-type="time" office:time-value="PT08H42M00S">
            <text:p>08:42:00</text:p>
          </table:table-cell>
          <table:table-cell table:style-name="ce15" office:value-type="float" office:value="13.1">
            <text:p>13,1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20M57S">
            <text:p>01:20:57</text:p>
          </table:table-cell>
          <table:table-cell office:value-type="string">
            <text:p>Kwh – LB – Favorite – Monrepos – AspergFreibad</text:p>
          </table:table-cell>
          <table:table-cell table:number-columns-repeated="1016"/>
        </table:table-row>
        <table:table-row table:style-name="ro3">
          <table:table-cell table:formula="of:=[.A33]" office:value-type="float" office:value="1190">
            <text:p>1190</text:p>
          </table:table-cell>
          <table:table-cell table:style-name="ce5" table:formula="of:=[.B33]" office:value-type="date" office:date-value="2012-08-23">
            <text:p>23.08.2012</text:p>
          </table:table-cell>
          <table:table-cell table:style-name="ce8" office:value-type="time" office:time-value="PT20H07M00S">
            <text:p>20:07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05M58S">
            <text:p>01:05:58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34]+1" office:value-type="float" office:value="1191">
            <text:p>1191</text:p>
          </table:table-cell>
          <table:table-cell table:style-name="ce5" table:formula="of:=[.B34]+1" office:value-type="date" office:date-value="2012-08-24">
            <text:p>24.08.2012</text:p>
          </table:table-cell>
          <table:table-cell table:style-name="ce8" office:value-type="time" office:time-value="PT10H10M00S">
            <text:p>10:10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59M35S">
            <text:p>00:59:35</text:p>
          </table:table-cell>
          <table:table-cell office:value-type="string">
            <text:p>Kwh – Pflugfelden – Asperg – AspergFreibad</text:p>
          </table:table-cell>
          <table:table-cell table:number-columns-repeated="1016"/>
        </table:table-row>
        <table:table-row table:style-name="ro3">
          <table:table-cell table:formula="of:=[.A35]" office:value-type="float" office:value="1191">
            <text:p>1191</text:p>
          </table:table-cell>
          <table:table-cell table:style-name="ce5" table:formula="of:=[.B35]" office:value-type="date" office:date-value="2012-08-24">
            <text:p>24.08.2012</text:p>
          </table:table-cell>
          <table:table-cell table:style-name="ce8" office:value-type="time" office:time-value="PT19H20M00S">
            <text:p>19:20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04M19S">
            <text:p>01:04:19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36]+1" office:value-type="float" office:value="1192">
            <text:p>1192</text:p>
          </table:table-cell>
          <table:table-cell table:style-name="ce5" table:formula="of:=[.B36]+1" office:value-type="date" office:date-value="2012-08-25">
            <text:p>25.08.2012</text:p>
          </table:table-cell>
          <table:table-cell table:style-name="ce8" office:value-type="time" office:time-value="PT22H50M00S">
            <text:p>22:50:00</text:p>
          </table:table-cell>
          <table:table-cell table:style-name="ce15" office:value-type="float" office:value="4.9">
            <text:p>4,9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0H33M53S">
            <text:p>00:33:53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3">
          <table:table-cell table:formula="of:=[.A37]+1" office:value-type="float" office:value="1193">
            <text:p>1193</text:p>
          </table:table-cell>
          <table:table-cell table:style-name="ce5" table:formula="of:=[.B37]+1" office:value-type="date" office:date-value="2012-08-26">
            <text:p>26.08.2012</text:p>
          </table:table-cell>
          <table:table-cell table:style-name="ce8" office:value-type="time" office:time-value="PT18H45M00S">
            <text:p>18:45:00</text:p>
          </table:table-cell>
          <table:table-cell table:style-name="ce15" office:value-type="float" office:value="22.6">
            <text:p>22,6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2H27M18S">
            <text:p>02:27:18</text:p>
          </table:table-cell>
          <table:table-cell office:value-type="string">
            <text:p>Kwh – Grünbühl – Pattonville – Aldingen – MaxEythSee – Burgholzhof – Zuffenhausen – Kwh</text:p>
          </table:table-cell>
          <table:table-cell table:formula="of:=SUM([.D29:.D38])" office:value-type="float" office:value="117.4">
            <text:p>117,4</text:p>
          </table:table-cell>
          <table:table-cell table:number-columns-repeated="1015"/>
        </table:table-row>
        <table:table-row table:style-name="ro3">
          <table:table-cell table:formula="of:=[.A38]+1" office:value-type="float" office:value="1194">
            <text:p>1194</text:p>
          </table:table-cell>
          <table:table-cell table:style-name="ce5" table:formula="of:=[.B38]+1" office:value-type="date" office:date-value="2012-08-27">
            <text:p>27.08.2012</text:p>
          </table:table-cell>
          <table:table-cell table:style-name="ce8" office:value-type="time" office:time-value="PT13H56M00S">
            <text:p>13:56:00</text:p>
          </table:table-cell>
          <table:table-cell table:style-name="ce15" office:value-type="float" office:value="9.3">
            <text:p>9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3M14S">
            <text:p>01:03:14</text:p>
          </table:table-cell>
          <table:table-cell office:value-type="string">
            <text:p>Kwh – Pflugfelden – Eglosheim – AspergFreibad</text:p>
          </table:table-cell>
          <table:table-cell table:number-columns-repeated="1016"/>
        </table:table-row>
        <table:table-row table:style-name="ro3">
          <table:table-cell table:formula="of:=[.A39]" office:value-type="float" office:value="1194">
            <text:p>1194</text:p>
          </table:table-cell>
          <table:table-cell table:style-name="ce5" table:formula="of:=[.B39]" office:value-type="date" office:date-value="2012-08-27">
            <text:p>27.08.2012</text:p>
          </table:table-cell>
          <table:table-cell table:style-name="ce8" office:value-type="time" office:time-value="PT19H28M00S">
            <text:p>19:28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00M56S">
            <text:p>01:00:56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40]+1" office:value-type="float" office:value="1195">
            <text:p>1195</text:p>
          </table:table-cell>
          <table:table-cell table:style-name="ce5" table:formula="of:=[.B40]+1" office:value-type="date" office:date-value="2012-08-28">
            <text:p>28.08.2012</text:p>
          </table:table-cell>
          <table:table-cell table:style-name="ce8" office:value-type="time" office:time-value="PT08H47M00S">
            <text:p>08:47:00</text:p>
          </table:table-cell>
          <table:table-cell table:style-name="ce15" office:value-type="float" office:value="9.9">
            <text:p>9,9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55M20S">
            <text:p>00:55:20</text:p>
          </table:table-cell>
          <table:table-cell office:value-type="string">
            <text:p>Kwh – LB – Eglosheim – AspergFreibad</text:p>
          </table:table-cell>
          <table:table-cell table:number-columns-repeated="1016"/>
        </table:table-row>
        <table:table-row table:style-name="ro3">
          <table:table-cell table:formula="of:=[.A41]" office:value-type="float" office:value="1195">
            <text:p>1195</text:p>
          </table:table-cell>
          <table:table-cell table:style-name="ce5" table:formula="of:=[.B41]" office:value-type="date" office:date-value="2012-08-28">
            <text:p>28.08.2012</text:p>
          </table:table-cell>
          <table:table-cell table:style-name="ce8" office:value-type="time" office:time-value="PT19H27M00S">
            <text:p>19:27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0H55M11S">
            <text:p>00:55:11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42]+1" office:value-type="float" office:value="1196">
            <text:p>1196</text:p>
          </table:table-cell>
          <table:table-cell table:style-name="ce5" table:formula="of:=[.B42]+1" office:value-type="date" office:date-value="2012-08-29">
            <text:p>29.08.2012</text:p>
          </table:table-cell>
          <table:table-cell table:style-name="ce8" office:value-type="time" office:time-value="PT08H54M00S">
            <text:p>08:54:00</text:p>
          </table:table-cell>
          <table:table-cell table:style-name="ce15" office:value-type="float" office:value="3.1">
            <text:p>3,1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18M51S">
            <text:p>00:18:5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43]" office:value-type="float" office:value="1196">
            <text:p>1196</text:p>
          </table:table-cell>
          <table:table-cell table:style-name="ce5" table:formula="of:=[.B43]" office:value-type="date" office:date-value="2012-08-29">
            <text:p>29.08.2012</text:p>
          </table:table-cell>
          <table:table-cell table:style-name="ce8" office:value-type="time" office:time-value="PT09H43M00S">
            <text:p>09:43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18M55S">
            <text:p>00:18:5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44]+1" office:value-type="float" office:value="1197">
            <text:p>1197</text:p>
          </table:table-cell>
          <table:table-cell table:style-name="ce5" table:formula="of:=[.B44]+1" office:value-type="date" office:date-value="2012-08-30">
            <text:p>30.08.2012</text:p>
          </table:table-cell>
          <table:table-cell table:style-name="ce8" office:value-type="time" office:time-value="PT20H16M00S">
            <text:p>20:16:00</text:p>
          </table:table-cell>
          <table:table-cell table:style-name="ce15" office:value-type="float" office:value="8.9">
            <text:p>8,9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52M52S">
            <text:p>00:52:52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3">
          <table:table-cell table:formula="of:=[.A45]+1" office:value-type="float" office:value="1198">
            <text:p>1198</text:p>
          </table:table-cell>
          <table:table-cell table:style-name="ce5" table:formula="of:=[.B45]+1" office:value-type="date" office:date-value="2012-08-31">
            <text:p>31.08.2012</text:p>
          </table:table-cell>
          <table:table-cell table:style-name="ce8" office:value-type="time" office:time-value="PT08H27M00S">
            <text:p>08:27:00</text:p>
          </table:table-cell>
          <table:table-cell table:style-name="ce15" office:value-type="float" office:value="9.7">
            <text:p>9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8M49S">
            <text:p>00:58:49</text:p>
          </table:table-cell>
          <table:table-cell office:value-type="string">
            <text:p>Kwh – Pflugfelden – Eglosheim – Tamm</text:p>
          </table:table-cell>
          <table:table-cell table:number-columns-repeated="1016"/>
        </table:table-row>
        <table:table-row table:style-name="ro3">
          <table:table-cell table:formula="of:=[.A46]" office:value-type="float" office:value="1198">
            <text:p>1198</text:p>
          </table:table-cell>
          <table:table-cell table:style-name="ce5" table:formula="of:=[.B46]" office:value-type="date" office:date-value="2012-08-31">
            <text:p>31.08.2012</text:p>
          </table:table-cell>
          <table:table-cell table:style-name="ce8" office:value-type="time" office:time-value="PT17H10M00S">
            <text:p>17:10:00</text:p>
          </table:table-cell>
          <table:table-cell table:style-name="ce15" office:value-type="float" office:value="9.6">
            <text:p>9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3M38S">
            <text:p>01:03:38</text:p>
          </table:table-cell>
          <table:table-cell office:value-type="string">
            <text:p>Tamm – Eglosheim – Pflugfelden – Kwh</text:p>
          </table:table-cell>
          <table:table-cell table:formula="of:=SUM([.D37:.D47])" office:value-type="float" office:value="100.6">
            <text:p>100,6</text:p>
          </table:table-cell>
          <table:table-cell table:number-columns-repeated="1015"/>
        </table:table-row>
        <table:table-row table:style-name="ro2" table:number-rows-repeated="27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07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9608.737027027">
            <text:p>19608,74</text:p>
          </table:table-cell>
          <table:table-cell table:style-name="ce16" table:formula="of:=SUM([.F2:.F65441])" office:value-type="time" office:time-value="PT1952H05M59S">
            <text:p>08:05:59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1136">
            <text:p>1136</text:p>
          </table:table-cell>
          <table:table-cell table:style-name="ce17" office:value-type="date" office:date-value="2012-06-30">
            <text:p>30.06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06'.H1])" office:value-type="float" office:value="19089.137027027">
            <text:p>19089,14</text:p>
          </table:table-cell>
          <table:table-cell table:style-name="ce10"/>
          <table:table-cell table:style-name="ce10" table:formula="of:=SUM(['2012-06'.I1])" office:value-type="time" office:time-value="PT1895H46M41S">
            <text:p>23:46:41</text:p>
          </table:table-cell>
          <table:table-cell table:style-name="ce2" office:value-type="string">
            <text:p>Übertrag 400:33:32</text:p>
          </table:table-cell>
          <table:table-cell table:style-name="ce2" table:formula="of:=SUM(['2012-06'.H44])" office:value-type="float" office:value="93.3">
            <text:p>93,3</text:p>
          </table:table-cell>
          <table:table-cell table:style-name="ce2" table:number-columns-repeated="1015"/>
        </table:table-row>
        <table:table-row table:style-name="ro3">
          <table:table-cell table:formula="of:=[.A2]+1" office:value-type="float" office:value="1137">
            <text:p>1137</text:p>
          </table:table-cell>
          <table:table-cell table:style-name="ce5" table:formula="of:=[.B2]+1" office:value-type="date" office:date-value="2012-07-01">
            <text:p>01.07.2012</text:p>
          </table:table-cell>
          <table:table-cell table:style-name="ce8" office:value-type="time" office:time-value="PT20H11M00S">
            <text:p>20:11:00</text:p>
          </table:table-cell>
          <table:table-cell table:style-name="ce15" office:value-type="float" office:value="14.8">
            <text:p>14,8</text:p>
          </table:table-cell>
          <table:table-cell table:style-name="ce12" office:value-type="float" office:value="132">
            <text:p>132</text:p>
          </table:table-cell>
          <table:table-cell table:style-name="ce11" office:value-type="time" office:time-value="PT01H27M16S">
            <text:p>01:27:16</text:p>
          </table:table-cell>
          <table:table-cell office:value-type="string">
            <text:p>Kwh – Zazenhausen – Mühnhausen – MaxEythSee – Hofen – Mühlhausen – Kwh</text:p>
          </table:table-cell>
          <table:table-cell table:formula="of:=SUM([.D3];[.H2])" office:value-type="float" office:value="108.1">
            <text:p>108,1</text:p>
          </table:table-cell>
          <table:table-cell table:style-name="ce2" table:number-columns-repeated="1015"/>
        </table:table-row>
        <table:table-row table:style-name="ro3">
          <table:table-cell table:formula="of:=[.A3]+1" office:value-type="float" office:value="1138">
            <text:p>1138</text:p>
          </table:table-cell>
          <table:table-cell table:style-name="ce5" table:formula="of:=[.B3]+1" office:value-type="date" office:date-value="2012-07-02">
            <text:p>02.07.2012</text:p>
          </table:table-cell>
          <table:table-cell table:style-name="ce8" office:value-type="time" office:time-value="PT09H42M00S">
            <text:p>09:42:00</text:p>
          </table:table-cell>
          <table:table-cell table:style-name="ce15" office:value-type="float" office:value="14">
            <text:p>14,0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1H23M08S">
            <text:p>01:23:08</text:p>
          </table:table-cell>
          <table:table-cell office:value-type="string">
            <text:p>Kwh – Pattonville – LB – AspergFreibad</text:p>
          </table:table-cell>
          <table:table-cell table:number-columns-repeated="1016"/>
        </table:table-row>
        <table:table-row table:style-name="ro3">
          <table:table-cell table:formula="of:=[.A4]" office:value-type="float" office:value="1138">
            <text:p>1138</text:p>
          </table:table-cell>
          <table:table-cell table:style-name="ce5" table:formula="of:=[.B4]" office:value-type="date" office:date-value="2012-07-02">
            <text:p>02.07.2012</text:p>
          </table:table-cell>
          <table:table-cell table:style-name="ce8" office:value-type="time" office:time-value="PT19H39M00S">
            <text:p>19:39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05M22S">
            <text:p>01:05:22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5]+1" office:value-type="float" office:value="1139">
            <text:p>1139</text:p>
          </table:table-cell>
          <table:table-cell table:style-name="ce5" table:formula="of:=[.B5]+1" office:value-type="date" office:date-value="2012-07-03">
            <text:p>03.07.2012</text:p>
          </table:table-cell>
          <table:table-cell table:style-name="ce8" office:value-type="time" office:time-value="PT19H57M00S">
            <text:p>19:57:00</text:p>
          </table:table-cell>
          <table:table-cell table:style-name="ce15" office:value-type="float" office:value="14.9">
            <text:p>14,9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1H28M49S">
            <text:p>01:28:49</text:p>
          </table:table-cell>
          <table:table-cell office:value-type="string">
            <text:p>Kwh – Zazenhausen – Mühlhausen – Aldingen – Pattonville – Kwh</text:p>
          </table:table-cell>
          <table:table-cell table:number-columns-repeated="1016"/>
        </table:table-row>
        <table:table-row table:style-name="ro3">
          <table:table-cell table:formula="of:=[.A6]+1" office:value-type="float" office:value="1140">
            <text:p>1140</text:p>
          </table:table-cell>
          <table:table-cell table:style-name="ce5" table:formula="of:=[.B6]+1" office:value-type="date" office:date-value="2012-07-04">
            <text:p>04.07.2012</text:p>
          </table:table-cell>
          <table:table-cell table:style-name="ce8" office:value-type="time" office:time-value="PT10H41M00S">
            <text:p>10:41:00</text:p>
          </table:table-cell>
          <table:table-cell table:style-name="ce15" office:value-type="float" office:value="20.9">
            <text:p>20,9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2H18M42S">
            <text:p>02:18:42</text:p>
          </table:table-cell>
          <table:table-cell office:value-type="string">
            <text:p>Kwh – Grünbühl – Neckarems – Aldingen – Mühlhausen – Zazenhausen – Kwh</text:p>
          </table:table-cell>
          <table:table-cell table:number-columns-repeated="1016"/>
        </table:table-row>
        <table:table-row table:style-name="ro3">
          <table:table-cell table:formula="of:=[.A7]+1" office:value-type="float" office:value="1141">
            <text:p>1141</text:p>
          </table:table-cell>
          <table:table-cell table:style-name="ce5" table:formula="of:=[.B7]+1" office:value-type="date" office:date-value="2012-07-05">
            <text:p>05.07.2012</text:p>
          </table:table-cell>
          <table:table-cell table:style-name="ce8" office:value-type="time" office:time-value="PT08H51M00S">
            <text:p>08:51:00</text:p>
          </table:table-cell>
          <table:table-cell table:style-name="ce15" office:value-type="float" office:value="3.7">
            <text:p>3,7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0H24M25S">
            <text:p>00:24:25</text:p>
          </table:table-cell>
          <table:table-cell office:value-type="string">
            <text:p>LB – Eglosheim – AspergFreibad</text:p>
          </table:table-cell>
          <table:table-cell table:number-columns-repeated="1016"/>
        </table:table-row>
        <table:table-row table:style-name="ro3">
          <table:table-cell table:formula="of:=[.A8]" office:value-type="float" office:value="1141">
            <text:p>1141</text:p>
          </table:table-cell>
          <table:table-cell table:style-name="ce5" table:formula="of:=[.B8]" office:value-type="date" office:date-value="2012-07-05">
            <text:p>05.07.2012</text:p>
          </table:table-cell>
          <table:table-cell table:style-name="ce8" office:value-type="time" office:time-value="PT19H38M00S">
            <text:p>19:38:00</text:p>
          </table:table-cell>
          <table:table-cell table:style-name="ce15" office:value-type="float" office:value="11.9">
            <text:p>11,9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1H21M03S">
            <text:p>01:21:03</text:p>
          </table:table-cell>
          <table:table-cell office:value-type="string">
            <text:p>Tamm – Asperg – Möglingen – Pflugfelden – Kwh</text:p>
          </table:table-cell>
          <table:table-cell table:number-columns-repeated="1016"/>
        </table:table-row>
        <table:table-row table:style-name="ro3">
          <table:table-cell table:formula="of:=[.A9]+1" office:value-type="float" office:value="1142">
            <text:p>1142</text:p>
          </table:table-cell>
          <table:table-cell table:style-name="ce5" table:formula="of:=[.B9]+1" office:value-type="date" office:date-value="2012-07-06">
            <text:p>06.07.2012</text:p>
          </table:table-cell>
          <table:table-cell table:style-name="ce8" office:value-type="time" office:time-value="PT08H51M00S">
            <text:p>08:51:00</text:p>
          </table:table-cell>
          <table:table-cell table:style-name="ce15" office:value-type="float" office:value="3.7">
            <text:p>3,7</text:p>
          </table:table-cell>
          <table:table-cell table:style-name="ce12" office:value-type="float" office:value="104">
            <text:p>104</text:p>
          </table:table-cell>
          <table:table-cell table:style-name="ce11" office:value-type="time" office:time-value="PT00H23M46S">
            <text:p>00:23:46</text:p>
          </table:table-cell>
          <table:table-cell office:value-type="string">
            <text:p>LB – Eglosheim – AspergFreibad</text:p>
          </table:table-cell>
          <table:table-cell table:number-columns-repeated="1016"/>
        </table:table-row>
        <table:table-row table:style-name="ro3">
          <table:table-cell table:formula="of:=[.A10]" office:value-type="float" office:value="1142">
            <text:p>1142</text:p>
          </table:table-cell>
          <table:table-cell table:style-name="ce5" table:formula="of:=[.B10]" office:value-type="date" office:date-value="2012-07-06">
            <text:p>06.07.2012</text:p>
          </table:table-cell>
          <table:table-cell table:style-name="ce8" office:value-type="time" office:time-value="PT19H39M00S">
            <text:p>19:39:00</text:p>
          </table:table-cell>
          <table:table-cell table:style-name="ce15" office:value-type="float" office:value="11.8">
            <text:p>11,8</text:p>
          </table:table-cell>
          <table:table-cell table:style-name="ce12" office:value-type="float" office:value="103">
            <text:p>103</text:p>
          </table:table-cell>
          <table:table-cell table:style-name="ce11" office:value-type="time" office:time-value="PT01H23M59S">
            <text:p>01:23:59</text:p>
          </table:table-cell>
          <table:table-cell office:value-type="string">
            <text:p>Tamm – Monrepos – LB – Kwh</text:p>
          </table:table-cell>
          <table:table-cell table:number-columns-repeated="1016"/>
        </table:table-row>
        <table:table-row table:style-name="ro3">
          <table:table-cell table:formula="of:=[.A11]+1" office:value-type="float" office:value="1143">
            <text:p>1143</text:p>
          </table:table-cell>
          <table:table-cell table:style-name="ce5" table:formula="of:=[.B11]+1" office:value-type="date" office:date-value="2012-07-07">
            <text:p>07.07.2012</text:p>
          </table:table-cell>
          <table:table-cell table:style-name="ce8" office:value-type="time" office:time-value="PT16H41M00S">
            <text:p>16:41:00</text:p>
          </table:table-cell>
          <table:table-cell table:style-name="ce15" office:value-type="float" office:value="12.9">
            <text:p>12,9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1H23M05S">
            <text:p>01:23:05</text:p>
          </table:table-cell>
          <table:table-cell office:value-type="string">
            <text:p>Kwh – Zazenhausen – Zuffenhausen – Feuerbach – Stadtpark – Zuffenhausen – Kwh</text:p>
          </table:table-cell>
          <table:table-cell table:number-columns-repeated="1016"/>
        </table:table-row>
        <table:table-row table:style-name="ro3">
          <table:table-cell table:formula="of:=[.A12]+1" office:value-type="float" office:value="1144">
            <text:p>1144</text:p>
          </table:table-cell>
          <table:table-cell table:style-name="ce5" table:formula="of:=[.B12]+1" office:value-type="date" office:date-value="2012-07-08">
            <text:p>08.07.2012</text:p>
          </table:table-cell>
          <table:table-cell table:style-name="ce8" office:value-type="time" office:time-value="PT11H07M00S">
            <text:p>11:07:00</text:p>
          </table:table-cell>
          <table:table-cell table:style-name="ce15" office:value-type="float" office:value="15.4">
            <text:p>15,4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35M42S">
            <text:p>01:35:42</text:p>
          </table:table-cell>
          <table:table-cell office:value-type="string">
            <text:p>Kwh – Zazenhausen – Zuffenhausen – Feuerbach – Stadtwald(Schleife) – Zuffenhausen – Kwh</text:p>
          </table:table-cell>
          <table:table-cell table:formula="of:=SUM([.D4:.D13])" office:value-type="float" office:value="119">
            <text:p>119</text:p>
          </table:table-cell>
          <table:table-cell table:number-columns-repeated="1015"/>
        </table:table-row>
        <table:table-row table:style-name="ro3">
          <table:table-cell table:formula="of:=[.A13]+1" office:value-type="float" office:value="1145">
            <text:p>1145</text:p>
          </table:table-cell>
          <table:table-cell table:style-name="ce5" table:formula="of:=[.B13]+1" office:value-type="date" office:date-value="2012-07-09">
            <text:p>09.07.2012</text:p>
          </table:table-cell>
          <table:table-cell table:style-name="ce8" office:value-type="time" office:time-value="PT20H31M00S">
            <text:p>20:31:00</text:p>
          </table:table-cell>
          <table:table-cell table:style-name="ce15" office:value-type="float" office:value="7.2">
            <text:p>7,2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0H45M54S">
            <text:p>00:45:54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3">
          <table:table-cell table:formula="of:=[.A14]+1" office:value-type="float" office:value="1146">
            <text:p>1146</text:p>
          </table:table-cell>
          <table:table-cell table:style-name="ce5" table:formula="of:=[.B14]+1" office:value-type="date" office:date-value="2012-07-10">
            <text:p>10.07.2012</text:p>
          </table:table-cell>
          <table:table-cell table:style-name="ce8" office:value-type="time" office:time-value="PT10H43M00S">
            <text:p>10:43:00</text:p>
          </table:table-cell>
          <table:table-cell table:style-name="ce15" office:value-type="float" office:value="9.1">
            <text:p>9,1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57M16S">
            <text:p>00:57:16</text:p>
          </table:table-cell>
          <table:table-cell office:value-type="string">
            <text:p>Kwh – Pflugfelden – Eglosheim – AspergFreibad</text:p>
          </table:table-cell>
          <table:table-cell table:number-columns-repeated="1016"/>
        </table:table-row>
        <table:table-row table:style-name="ro3">
          <table:table-cell table:formula="of:=[.A15]" office:value-type="float" office:value="1146">
            <text:p>1146</text:p>
          </table:table-cell>
          <table:table-cell table:style-name="ce5" table:formula="of:=[.B15]" office:value-type="date" office:date-value="2012-07-10">
            <text:p>10.07.2012</text:p>
          </table:table-cell>
          <table:table-cell table:style-name="ce8" office:value-type="time" office:time-value="PT19H32M00S">
            <text:p>19:32:00</text:p>
          </table:table-cell>
          <table:table-cell table:style-name="ce15" office:value-type="float" office:value="12.4">
            <text:p>12,4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1H20M53S">
            <text:p>01:20:53</text:p>
          </table:table-cell>
          <table:table-cell office:value-type="string">
            <text:p>Tamm – Asperg – Möglingen – LangesFeld – Kwh</text:p>
          </table:table-cell>
          <table:table-cell table:number-columns-repeated="1016"/>
        </table:table-row>
        <table:table-row table:style-name="ro3">
          <table:table-cell table:formula="of:=[.A16]+1" office:value-type="float" office:value="1147">
            <text:p>1147</text:p>
          </table:table-cell>
          <table:table-cell table:style-name="ce5" table:formula="of:=[.B16]+1" office:value-type="date" office:date-value="2012-07-11">
            <text:p>11.07.2012</text:p>
          </table:table-cell>
          <table:table-cell table:style-name="ce8" office:value-type="time" office:time-value="PT11H04M00S">
            <text:p>11:04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05M36S">
            <text:p>01:05:36</text:p>
          </table:table-cell>
          <table:table-cell office:value-type="string">
            <text:p>Kwh – Pflugfelden – Eglosheim – AspergFreibad</text:p>
          </table:table-cell>
          <table:table-cell table:number-columns-repeated="1016"/>
        </table:table-row>
        <table:table-row table:style-name="ro3">
          <table:table-cell table:formula="of:=[.A17]" office:value-type="float" office:value="1147">
            <text:p>1147</text:p>
          </table:table-cell>
          <table:table-cell table:style-name="ce5" table:formula="of:=[.B17]" office:value-type="date" office:date-value="2012-07-11">
            <text:p>11.07.2012</text:p>
          </table:table-cell>
          <table:table-cell table:style-name="ce8" office:value-type="time" office:time-value="PT20H41M00S">
            <text:p>20:41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06">
            <text:p>106</text:p>
          </table:table-cell>
          <table:table-cell table:style-name="ce11" office:value-type="time" office:time-value="PT01H08M48S">
            <text:p>01:08:48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18]+1" office:value-type="float" office:value="1148">
            <text:p>1148</text:p>
          </table:table-cell>
          <table:table-cell table:style-name="ce5" table:formula="of:=[.B18]+1" office:value-type="date" office:date-value="2012-07-12">
            <text:p>12.07.2012</text:p>
          </table:table-cell>
          <table:table-cell table:style-name="ce8" office:value-type="time" office:time-value="PT08H11M00S">
            <text:p>08:11:00</text:p>
          </table:table-cell>
          <table:table-cell table:style-name="ce15" office:value-type="float" office:value="15.1">
            <text:p>15,1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37M43S">
            <text:p>01:37:43</text:p>
          </table:table-cell>
          <table:table-cell office:value-type="string">
            <text:p>Tamm – Bissingen – Bietigheim – Tamm</text:p>
          </table:table-cell>
          <table:table-cell table:number-columns-repeated="1016"/>
        </table:table-row>
        <table:table-row table:style-name="ro3">
          <table:table-cell table:formula="of:=[.A19]+1" office:value-type="float" office:value="1149">
            <text:p>1149</text:p>
          </table:table-cell>
          <table:table-cell table:style-name="ce5" table:formula="of:=[.B19]+1" office:value-type="date" office:date-value="2012-07-13">
            <text:p>13.07.2012</text:p>
          </table:table-cell>
          <table:table-cell table:style-name="ce8" office:value-type="time" office:time-value="PT19H46M00S">
            <text:p>19:46:00</text:p>
          </table:table-cell>
          <table:table-cell table:style-name="ce15" office:value-type="float" office:value="14.1">
            <text:p>14,1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24M18S">
            <text:p>01:24:18</text:p>
          </table:table-cell>
          <table:table-cell office:value-type="string">
            <text:p>Kwh – Grünbühl – Aldingen – Pattonville – Kwh</text:p>
          </table:table-cell>
          <table:table-cell table:number-columns-repeated="1016"/>
        </table:table-row>
        <table:table-row table:style-name="ro3">
          <table:table-cell table:formula="of:=[.A20]+1" office:value-type="float" office:value="1150">
            <text:p>1150</text:p>
          </table:table-cell>
          <table:table-cell table:style-name="ce5" table:formula="of:=[.B20]+1" office:value-type="date" office:date-value="2012-07-14">
            <text:p>14.07.2012</text:p>
          </table:table-cell>
          <table:table-cell table:style-name="ce8" office:value-type="time" office:time-value="PT19H36M00S">
            <text:p>19:36:00</text:p>
          </table:table-cell>
          <table:table-cell table:style-name="ce15" office:value-type="float" office:value="23.1">
            <text:p>23,1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2H36M18S">
            <text:p>02:36:18</text:p>
          </table:table-cell>
          <table:table-cell office:value-type="string">
            <text:p>Kwh – Zazenhausen – Mühlhausen – Schmiden – Fellbach – BadCannstatt – Burgholzhof – Zuffenhausen – Kwh</text:p>
          </table:table-cell>
          <table:table-cell table:number-columns-repeated="1016"/>
        </table:table-row>
        <table:table-row table:style-name="ro3">
          <table:table-cell table:formula="of:=[.A21]+1" office:value-type="float" office:value="1151">
            <text:p>1151</text:p>
          </table:table-cell>
          <table:table-cell table:style-name="ce5" table:formula="of:=[.B21]+1" office:value-type="date" office:date-value="2012-07-15">
            <text:p>15.07.2012</text:p>
          </table:table-cell>
          <table:table-cell table:style-name="ce8" office:value-type="time" office:time-value="PT21H58M00S">
            <text:p>21:58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0H26M32S">
            <text:p>00:26:32</text:p>
          </table:table-cell>
          <table:table-cell office:value-type="string">
            <text:p>Kwh – Zazenhausen – Kwh</text:p>
          </table:table-cell>
          <table:table-cell table:formula="of:=SUM([.D14:.D22])" office:value-type="float" office:value="103.7">
            <text:p>103,7</text:p>
          </table:table-cell>
          <table:table-cell table:number-columns-repeated="1015"/>
        </table:table-row>
        <table:table-row table:style-name="ro3">
          <table:table-cell table:formula="of:=[.A22]+1" office:value-type="float" office:value="1152">
            <text:p>1152</text:p>
          </table:table-cell>
          <table:table-cell table:style-name="ce5" table:formula="of:=[.B22]+1" office:value-type="date" office:date-value="2012-07-16">
            <text:p>16.07.2012</text:p>
          </table:table-cell>
          <table:table-cell table:style-name="ce8" office:value-type="time" office:time-value="PT19H22M00S">
            <text:p>19:22:00</text:p>
          </table:table-cell>
          <table:table-cell table:style-name="ce15" office:value-type="float" office:value="4.7">
            <text:p>4,7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29M42S">
            <text:p>00:29:42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23]+1" office:value-type="float" office:value="1153">
            <text:p>1153</text:p>
          </table:table-cell>
          <table:table-cell table:style-name="ce5" table:formula="of:=[.B23]+1" office:value-type="date" office:date-value="2012-07-17">
            <text:p>17.07.2012</text:p>
          </table:table-cell>
          <table:table-cell table:style-name="ce8" office:value-type="time" office:time-value="PT09H43M00S">
            <text:p>09:43:00</text:p>
          </table:table-cell>
          <table:table-cell table:style-name="ce15" office:value-type="float" office:value="12.4">
            <text:p>12,4</text:p>
          </table:table-cell>
          <table:table-cell table:style-name="ce12" office:value-type="float" office:value="134">
            <text:p>134</text:p>
          </table:table-cell>
          <table:table-cell table:style-name="ce11" office:value-type="time" office:time-value="PT01H14M09S">
            <text:p>01:14:09</text:p>
          </table:table-cell>
          <table:table-cell office:value-type="string">
            <text:p>Kwh – LangesFeld – Möglingen – Eglosheim – AspergFreibad</text:p>
          </table:table-cell>
          <table:table-cell table:number-columns-repeated="1016"/>
        </table:table-row>
        <table:table-row table:style-name="ro3">
          <table:table-cell table:formula="of:=[.A24]" office:value-type="float" office:value="1153">
            <text:p>1153</text:p>
          </table:table-cell>
          <table:table-cell table:style-name="ce5" table:formula="of:=[.B24]" office:value-type="date" office:date-value="2012-07-17">
            <text:p>17.07.2012</text:p>
          </table:table-cell>
          <table:table-cell table:style-name="ce8" office:value-type="time" office:time-value="PT20H53M00S">
            <text:p>20:53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07M14S">
            <text:p>01:07:14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25]+1" office:value-type="float" office:value="1154">
            <text:p>1154</text:p>
          </table:table-cell>
          <table:table-cell table:style-name="ce5" table:formula="of:=[.B25]+1" office:value-type="date" office:date-value="2012-07-18">
            <text:p>18.07.2012</text:p>
          </table:table-cell>
          <table:table-cell table:style-name="ce8" office:value-type="time" office:time-value="PT11H36M00S">
            <text:p>11:36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0H21M49S">
            <text:p>00:21:4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26]" office:value-type="float" office:value="1154">
            <text:p>1154</text:p>
          </table:table-cell>
          <table:table-cell table:style-name="ce5" table:formula="of:=[.B26]" office:value-type="date" office:date-value="2012-07-18">
            <text:p>18.07.2012</text:p>
          </table:table-cell>
          <table:table-cell table:style-name="ce8" office:value-type="time" office:time-value="PT12H08M00S">
            <text:p>12:08:00</text:p>
          </table:table-cell>
          <table:table-cell table:style-name="ce15" office:value-type="float" office:value="3.5">
            <text:p>3,5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0H28M00S">
            <text:p>00:28:00</text:p>
          </table:table-cell>
          <table:table-cell office:value-type="string">
            <text:p>Büro – Zuffenhausen – Kwh</text:p>
          </table:table-cell>
          <table:table-cell table:number-columns-repeated="1016"/>
        </table:table-row>
        <table:table-row table:style-name="ro3">
          <table:table-cell table:formula="of:=[.A27]" office:value-type="float" office:value="1154">
            <text:p>1154</text:p>
          </table:table-cell>
          <table:table-cell table:style-name="ce5" table:formula="of:=[.B27]" office:value-type="date" office:date-value="2012-07-18">
            <text:p>18.07.2012</text:p>
          </table:table-cell>
          <table:table-cell table:style-name="ce8" office:value-type="time" office:time-value="PT14H09M00S">
            <text:p>14:09:00</text:p>
          </table:table-cell>
          <table:table-cell table:style-name="ce15" office:value-type="float" office:value="9.2">
            <text:p>9,2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02M59S">
            <text:p>01:02:59</text:p>
          </table:table-cell>
          <table:table-cell office:value-type="string">
            <text:p>Kwh – Pflugfelden – Eglosheim – AspergFreibad</text:p>
          </table:table-cell>
          <table:table-cell table:number-columns-repeated="1016"/>
        </table:table-row>
        <table:table-row table:style-name="ro3">
          <table:table-cell table:formula="of:=[.A28]" office:value-type="float" office:value="1154">
            <text:p>1154</text:p>
          </table:table-cell>
          <table:table-cell table:style-name="ce5" table:formula="of:=[.B28]" office:value-type="date" office:date-value="2012-07-18">
            <text:p>18.07.2012</text:p>
          </table:table-cell>
          <table:table-cell table:style-name="ce8" office:value-type="time" office:time-value="PT20H26M00S">
            <text:p>20:26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05">
            <text:p>105</text:p>
          </table:table-cell>
          <table:table-cell table:style-name="ce11" office:value-type="time" office:time-value="PT01H10M27S">
            <text:p>01:10:27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29]+1" office:value-type="float" office:value="1155">
            <text:p>1155</text:p>
          </table:table-cell>
          <table:table-cell table:style-name="ce5" table:formula="of:=[.B29]+1" office:value-type="date" office:date-value="2012-07-19">
            <text:p>19.07.2012</text:p>
          </table:table-cell>
          <table:table-cell table:style-name="ce8" office:value-type="time" office:time-value="PT08H18M00S">
            <text:p>08:18:00</text:p>
          </table:table-cell>
          <table:table-cell table:style-name="ce15" office:value-type="float" office:value="16.5">
            <text:p>16,5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1H45M52S">
            <text:p>01:45:52</text:p>
          </table:table-cell>
          <table:table-cell office:value-type="string">
            <text:p>LangesFeld – Markröningen – Wanneberg – Tamm – AspergFreibad</text:p>
          </table:table-cell>
          <table:table-cell table:number-columns-repeated="1016"/>
        </table:table-row>
        <table:table-row table:style-name="ro3">
          <table:table-cell table:formula="of:=[.A30]" office:value-type="float" office:value="1155">
            <text:p>1155</text:p>
          </table:table-cell>
          <table:table-cell table:style-name="ce5" table:formula="of:=[.B30]" office:value-type="date" office:date-value="2012-07-19">
            <text:p>19.07.2012</text:p>
          </table:table-cell>
          <table:table-cell table:style-name="ce8" office:value-type="time" office:time-value="PT19H10M00S">
            <text:p>19:10:00</text:p>
          </table:table-cell>
          <table:table-cell table:style-name="ce15" office:value-type="float" office:value="10.3">
            <text:p>10,3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1H11M56S">
            <text:p>01:11:56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31]+1" office:value-type="float" office:value="1156">
            <text:p>1156</text:p>
          </table:table-cell>
          <table:table-cell table:style-name="ce5" table:formula="of:=[.B31]+1" office:value-type="date" office:date-value="2012-07-20">
            <text:p>20.07.2012</text:p>
          </table:table-cell>
          <table:table-cell table:style-name="ce8" office:value-type="time" office:time-value="PT09H33M00S">
            <text:p>09:33:00</text:p>
          </table:table-cell>
          <table:table-cell table:style-name="ce15" office:value-type="float" office:value="9.1">
            <text:p>9,1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56M24S">
            <text:p>00:56:24</text:p>
          </table:table-cell>
          <table:table-cell office:value-type="string">
            <text:p>Kwh – Pflugfelden – Eglosheim – AspergFreibad</text:p>
          </table:table-cell>
          <table:table-cell table:number-columns-repeated="1016"/>
        </table:table-row>
        <table:table-row table:style-name="ro3">
          <table:table-cell table:formula="of:=[.A32]" office:value-type="float" office:value="1156">
            <text:p>1156</text:p>
          </table:table-cell>
          <table:table-cell table:style-name="ce5" table:formula="of:=[.B32]" office:value-type="date" office:date-value="2012-07-20">
            <text:p>20.07.2012</text:p>
          </table:table-cell>
          <table:table-cell table:style-name="ce8" office:value-type="time" office:time-value="PT15H31M00S">
            <text:p>15:31:00</text:p>
          </table:table-cell>
          <table:table-cell table:style-name="ce15" office:value-type="float" office:value="14.2">
            <text:p>14,2</text:p>
          </table:table-cell>
          <table:table-cell table:style-name="ce12" office:value-type="float" office:value="104">
            <text:p>104</text:p>
          </table:table-cell>
          <table:table-cell table:style-name="ce11" office:value-type="time" office:time-value="PT01H46M44S">
            <text:p>01:46:44</text:p>
          </table:table-cell>
          <table:table-cell office:value-type="string">
            <text:p>Tamm – Monrepos – Favoritepark – LB – Kwh</text:p>
          </table:table-cell>
          <table:table-cell table:number-columns-repeated="1016"/>
        </table:table-row>
        <table:table-row table:style-name="ro3">
          <table:table-cell table:formula="of:=[.A33]+1" office:value-type="float" office:value="1157">
            <text:p>1157</text:p>
          </table:table-cell>
          <table:table-cell table:style-name="ce5" table:formula="of:=[.B33]+1" office:value-type="date" office:date-value="2012-07-21">
            <text:p>21.07.2012</text:p>
          </table:table-cell>
          <table:table-cell table:style-name="ce8" office:value-type="time" office:time-value="PT16H11M00S">
            <text:p>16:11:00</text:p>
          </table:table-cell>
          <table:table-cell table:style-name="ce15" office:value-type="float" office:value="21.6">
            <text:p>21,6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2H30M00S">
            <text:p>02:30:00</text:p>
          </table:table-cell>
          <table:table-cell office:value-type="string">
            <text:p>Tripsdrill – Freudental – Löchgau – Sachsenheim – Bietigheim – Tamm</text:p>
          </table:table-cell>
          <table:table-cell table:number-columns-repeated="1016"/>
        </table:table-row>
        <table:table-row table:style-name="ro2">
          <table:table-cell table:formula="of:=[.A34]" office:value-type="float" office:value="1157">
            <text:p>1157</text:p>
          </table:table-cell>
          <table:table-cell table:style-name="ce5" table:formula="of:=[.B34]" office:value-type="date" office:date-value="2012-07-21">
            <text:p>21.07.2012</text:p>
          </table:table-cell>
          <table:table-cell table:style-name="ce8" office:value-type="time" office:time-value="PT19H23M00S">
            <text:p>19:23:00</text:p>
          </table:table-cell>
          <table:table-cell table:style-name="ce15" office:value-type="float" office:value="1.4">
            <text:p>1,4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0H10M00S">
            <text:p>00:10:00</text:p>
          </table:table-cell>
          <table:table-cell office:value-type="string">
            <text:p>S-Bahn – Heim</text:p>
          </table:table-cell>
          <table:table-cell table:number-columns-repeated="1016"/>
        </table:table-row>
        <table:table-row table:style-name="ro3">
          <table:table-cell table:formula="of:=[.A35]+1" office:value-type="float" office:value="1158">
            <text:p>1158</text:p>
          </table:table-cell>
          <table:table-cell table:style-name="ce5" table:formula="of:=[.B35]+1" office:value-type="date" office:date-value="2012-07-22">
            <text:p>22.07.2012</text:p>
          </table:table-cell>
          <table:table-cell table:style-name="ce8" office:value-type="time" office:time-value="PT14H54M00S">
            <text:p>14:54:00</text:p>
          </table:table-cell>
          <table:table-cell table:style-name="ce15" office:value-type="float" office:value="5.7">
            <text:p>5,7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36M14S">
            <text:p>00:36:14</text:p>
          </table:table-cell>
          <table:table-cell office:value-type="string">
            <text:p>Kwh – LB-Schwimmbad</text:p>
          </table:table-cell>
          <table:table-cell table:formula="of:=SUM([.D23:.D36])" office:value-type="float" office:value="131.9">
            <text:p>131,9</text:p>
          </table:table-cell>
          <table:table-cell table:number-columns-repeated="1015"/>
        </table:table-row>
        <table:table-row table:style-name="ro3">
          <table:table-cell table:formula="of:=[.A36]+1" office:value-type="float" office:value="1159">
            <text:p>1159</text:p>
          </table:table-cell>
          <table:table-cell table:style-name="ce5" table:formula="of:=[.B36]+1" office:value-type="date" office:date-value="2012-07-23">
            <text:p>23.07.2012</text:p>
          </table:table-cell>
          <table:table-cell table:style-name="ce8" office:value-type="time" office:time-value="PT09H17M00S">
            <text:p>09:17:00</text:p>
          </table:table-cell>
          <table:table-cell table:style-name="ce15" office:value-type="float" office:value="13.2">
            <text:p>13,2</text:p>
          </table:table-cell>
          <table:table-cell table:style-name="ce12" office:value-type="float" office:value="130">
            <text:p>130</text:p>
          </table:table-cell>
          <table:table-cell table:style-name="ce11" office:value-type="time" office:time-value="PT01H18M02S">
            <text:p>01:18:02</text:p>
          </table:table-cell>
          <table:table-cell office:value-type="string">
            <text:p>Kwh – LangesFeld – Möglingen – Asperg – Freibad</text:p>
          </table:table-cell>
          <table:table-cell table:number-columns-repeated="1016"/>
        </table:table-row>
        <table:table-row table:style-name="ro3">
          <table:table-cell table:formula="of:=[.A37]" office:value-type="float" office:value="1159">
            <text:p>1159</text:p>
          </table:table-cell>
          <table:table-cell table:style-name="ce5" table:formula="of:=[.B37]" office:value-type="date" office:date-value="2012-07-23">
            <text:p>23.07.2012</text:p>
          </table:table-cell>
          <table:table-cell table:style-name="ce8" office:value-type="time" office:time-value="PT18H52M00S">
            <text:p>18:52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1H03M38S">
            <text:p>01:03:38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38]+1" office:value-type="float" office:value="1160">
            <text:p>1160</text:p>
          </table:table-cell>
          <table:table-cell table:style-name="ce5" table:formula="of:=[.B38]+1" office:value-type="date" office:date-value="2012-07-24">
            <text:p>24.07.2012</text:p>
          </table:table-cell>
          <table:table-cell table:style-name="ce8" office:value-type="time" office:time-value="PT08H44M00S">
            <text:p>08:44:00</text:p>
          </table:table-cell>
          <table:table-cell table:style-name="ce15" office:value-type="float" office:value="12">
            <text:p>12,0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1H12M13S">
            <text:p>01:12:13</text:p>
          </table:table-cell>
          <table:table-cell office:value-type="string">
            <text:p>Kwh – LB – Favorite – Monrepos – AspergFreibad</text:p>
          </table:table-cell>
          <table:table-cell table:number-columns-repeated="1016"/>
        </table:table-row>
        <table:table-row table:style-name="ro3">
          <table:table-cell table:formula="of:=[.A39]" office:value-type="float" office:value="1160">
            <text:p>1160</text:p>
          </table:table-cell>
          <table:table-cell table:style-name="ce5" table:formula="of:=[.B39]" office:value-type="date" office:date-value="2012-07-24">
            <text:p>24.07.2012</text:p>
          </table:table-cell>
          <table:table-cell table:style-name="ce8" office:value-type="time" office:time-value="PT19H34M00S">
            <text:p>19:34:00</text:p>
          </table:table-cell>
          <table:table-cell table:style-name="ce15" office:value-type="float" office:value="10.3">
            <text:p>10,3</text:p>
          </table:table-cell>
          <table:table-cell table:style-name="ce12" office:value-type="float" office:value="105">
            <text:p>105</text:p>
          </table:table-cell>
          <table:table-cell table:style-name="ce11" office:value-type="time" office:time-value="PT01H11M24S">
            <text:p>01:11:24</text:p>
          </table:table-cell>
          <table:table-cell office:value-type="string">
            <text:p>Tamm – Asperg – Pflugfelden – Kwh</text:p>
          </table:table-cell>
          <table:table-cell table:number-columns-repeated="1016"/>
        </table:table-row>
        <table:table-row table:style-name="ro3">
          <table:table-cell table:formula="of:=[.A40]+1" office:value-type="float" office:value="1161">
            <text:p>1161</text:p>
          </table:table-cell>
          <table:table-cell table:style-name="ce5" table:formula="of:=[.B40]+1" office:value-type="date" office:date-value="2012-07-25">
            <text:p>25.07.2012</text:p>
          </table:table-cell>
          <table:table-cell table:style-name="ce8" office:value-type="time" office:time-value="PT09H35M00S">
            <text:p>09:35:00</text:p>
          </table:table-cell>
          <table:table-cell table:style-name="ce15" office:value-type="float" office:value="11.1">
            <text:p>11,1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1H06M15S">
            <text:p>01:06:15</text:p>
          </table:table-cell>
          <table:table-cell office:value-type="string">
            <text:p>Kwh – LB – Eglosheim – Asperg – Freibad</text:p>
          </table:table-cell>
          <table:table-cell table:number-columns-repeated="1016"/>
        </table:table-row>
        <table:table-row table:style-name="ro3">
          <table:table-cell table:formula="of:=[.A41]" office:value-type="float" office:value="1161">
            <text:p>1161</text:p>
          </table:table-cell>
          <table:table-cell table:style-name="ce5" table:formula="of:=[.B41]" office:value-type="date" office:date-value="2012-07-25">
            <text:p>25.07.2012</text:p>
          </table:table-cell>
          <table:table-cell table:style-name="ce8" office:value-type="time" office:time-value="PT19H29M00S">
            <text:p>19:29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1H05M48S">
            <text:p>01:05:48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42]+1" office:value-type="float" office:value="1162">
            <text:p>1162</text:p>
          </table:table-cell>
          <table:table-cell table:style-name="ce5" table:formula="of:=[.B42]+1" office:value-type="date" office:date-value="2012-07-26">
            <text:p>26.07.2012</text:p>
          </table:table-cell>
          <table:table-cell table:style-name="ce8" office:value-type="time" office:time-value="PT07H53M00S">
            <text:p>07:53:00</text:p>
          </table:table-cell>
          <table:table-cell table:style-name="ce15" office:value-type="float" office:value="3">
            <text:p>3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0M42S">
            <text:p>00:20:4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43]" office:value-type="float" office:value="1162">
            <text:p>1162</text:p>
          </table:table-cell>
          <table:table-cell table:style-name="ce5" table:formula="of:=[.B43]" office:value-type="date" office:date-value="2012-07-26">
            <text:p>26.07.2012</text:p>
          </table:table-cell>
          <table:table-cell table:style-name="ce8" office:value-type="time" office:time-value="PT09H07M00S">
            <text:p>09:07:00</text:p>
          </table:table-cell>
          <table:table-cell table:style-name="ce15" office:value-type="float" office:value="3.2">
            <text:p>3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9M48S">
            <text:p>00:19:4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44]+1" office:value-type="float" office:value="1163">
            <text:p>1163</text:p>
          </table:table-cell>
          <table:table-cell table:style-name="ce5" table:formula="of:=[.B44]+1" office:value-type="date" office:date-value="2012-07-27">
            <text:p>27.07.2012</text:p>
          </table:table-cell>
          <table:table-cell table:style-name="ce8" office:value-type="time" office:time-value="PT10H32M00S">
            <text:p>10:32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1H05M18S">
            <text:p>01:05:18</text:p>
          </table:table-cell>
          <table:table-cell office:value-type="string">
            <text:p>Kwh – LB – Eglosheim – AspergFreibad</text:p>
          </table:table-cell>
          <table:table-cell table:number-columns-repeated="1016"/>
        </table:table-row>
        <table:table-row table:style-name="ro3">
          <table:table-cell table:formula="of:=[.A45]" office:value-type="float" office:value="1163">
            <text:p>1163</text:p>
          </table:table-cell>
          <table:table-cell table:style-name="ce5" table:formula="of:=[.B45]" office:value-type="date" office:date-value="2012-07-27">
            <text:p>27.07.2012</text:p>
          </table:table-cell>
          <table:table-cell table:style-name="ce8" office:value-type="time" office:time-value="PT20H00M00S">
            <text:p>20:00:00</text:p>
          </table:table-cell>
          <table:table-cell table:style-name="ce15" office:value-type="float" office:value="17">
            <text:p>17,0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43M56S">
            <text:p>01:43:56</text:p>
          </table:table-cell>
          <table:table-cell office:value-type="string">
            <text:p>Tamm – Monrepos – Freiberg – LB – Kwh</text:p>
          </table:table-cell>
          <table:table-cell table:number-columns-repeated="1016"/>
        </table:table-row>
        <table:table-row table:style-name="ro3">
          <table:table-cell table:formula="of:=[.A46]+1" office:value-type="float" office:value="1164">
            <text:p>1164</text:p>
          </table:table-cell>
          <table:table-cell table:style-name="ce5" table:formula="of:=[.B46]+1" office:value-type="date" office:date-value="2012-07-28">
            <text:p>28.07.2012</text:p>
          </table:table-cell>
          <table:table-cell table:style-name="ce8" office:value-type="time" office:time-value="PT17H00M00S">
            <text:p>17:00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30">
            <text:p>130</text:p>
          </table:table-cell>
          <table:table-cell table:style-name="ce11" office:value-type="time" office:time-value="PT00H56M21S">
            <text:p>00:56:21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3">
          <table:table-cell table:formula="of:=[.A47]+1" office:value-type="float" office:value="1165">
            <text:p>1165</text:p>
          </table:table-cell>
          <table:table-cell table:style-name="ce5" table:formula="of:=[.B47]+1" office:value-type="date" office:date-value="2012-07-29">
            <text:p>29.07.2012</text:p>
          </table:table-cell>
          <table:table-cell table:style-name="ce8" office:value-type="time" office:time-value="PT20H26M00S">
            <text:p>20:26:00</text:p>
          </table:table-cell>
          <table:table-cell table:style-name="ce15" office:value-type="float" office:value="10.5">
            <text:p>10,5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1H16M05S">
            <text:p>01:16:05</text:p>
          </table:table-cell>
          <table:table-cell office:value-type="string">
            <text:p>Kwh – Zazenhausen – Freiberg – Rot – Zuffenhausen – Büro – Kwh</text:p>
          </table:table-cell>
          <table:table-cell table:formula="of:=SUM([.D38:.D48])" office:value-type="float" office:value="106.4">
            <text:p>106,4</text:p>
          </table:table-cell>
          <table:table-cell table:number-columns-repeated="1015"/>
        </table:table-row>
        <table:table-row table:style-name="ro3">
          <table:table-cell table:formula="of:=[.A48]+1" office:value-type="float" office:value="1166">
            <text:p>1166</text:p>
          </table:table-cell>
          <table:table-cell table:style-name="ce5" table:formula="of:=[.B48]+1" office:value-type="date" office:date-value="2012-07-30">
            <text:p>30.07.2012</text:p>
          </table:table-cell>
          <table:table-cell table:style-name="ce8" office:value-type="time" office:time-value="PT20H04M00S">
            <text:p>20:04:00</text:p>
          </table:table-cell>
          <table:table-cell table:style-name="ce15" office:value-type="float" office:value="10.2">
            <text:p>10,2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00M53S">
            <text:p>01:00:53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3">
          <table:table-cell table:formula="of:=[.A49]+1" office:value-type="float" office:value="1167">
            <text:p>1167</text:p>
          </table:table-cell>
          <table:table-cell table:style-name="ce5" table:formula="of:=[.B49]+1" office:value-type="date" office:date-value="2012-07-31">
            <text:p>31.07.2012</text:p>
          </table:table-cell>
          <table:table-cell table:style-name="ce8" office:value-type="time" office:time-value="PT09H13M00S">
            <text:p>09:13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1H01M16S">
            <text:p>01:01:16</text:p>
          </table:table-cell>
          <table:table-cell office:value-type="string">
            <text:p>Kwh – LB – Eglosheim – Asperg – Freibad</text:p>
          </table:table-cell>
          <table:table-cell table:number-columns-repeated="1016"/>
        </table:table-row>
        <table:table-row table:style-name="ro3">
          <table:table-cell table:formula="of:=[.A50]" office:value-type="float" office:value="1167">
            <text:p>1167</text:p>
          </table:table-cell>
          <table:table-cell table:style-name="ce5" table:formula="of:=[.B50]" office:value-type="date" office:date-value="2012-07-31">
            <text:p>31.07.2012</text:p>
          </table:table-cell>
          <table:table-cell table:style-name="ce8" office:value-type="time" office:time-value="PT19H59M00S">
            <text:p>19:59:00</text:p>
          </table:table-cell>
          <table:table-cell table:style-name="ce15" office:value-type="float" office:value="10.6">
            <text:p>10,6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07M34S">
            <text:p>01:07:34</text:p>
          </table:table-cell>
          <table:table-cell office:value-type="string">
            <text:p>Tamm – Eglosheim – LB – Kwh</text:p>
          </table:table-cell>
          <table:table-cell table:formula="of:=SUM([.D49:.D51])" office:value-type="float" office:value="30.6">
            <text:p>30,6</text:p>
          </table:table-cell>
          <table:table-cell table:number-columns-repeated="1015"/>
        </table:table-row>
        <table:table-row table:style-name="ro2" table:number-rows-repeated="23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7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06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9089.137027027">
            <text:p>19089,14</text:p>
          </table:table-cell>
          <table:table-cell table:style-name="ce16" table:formula="of:=SUM([.F2:.F65441])" office:value-type="time" office:time-value="PT1895H46M41S">
            <text:p>23:46:41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1106">
            <text:p>1106</text:p>
          </table:table-cell>
          <table:table-cell table:style-name="ce17" office:value-type="date" office:date-value="2012-05-31">
            <text:p>31.05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05'.H1])" office:value-type="float" office:value="18578.837027027">
            <text:p>18578,84</text:p>
          </table:table-cell>
          <table:table-cell table:style-name="ce10"/>
          <table:table-cell table:style-name="ce10" table:formula="of:=SUM(['2012-05'.I1])" office:value-type="time" office:time-value="PT1835H51M03S">
            <text:p>11:51:03</text:p>
          </table:table-cell>
          <table:table-cell table:style-name="ce2" office:value-type="string">
            <text:p>Übertrag 400:33:32</text:p>
          </table:table-cell>
          <table:table-cell table:style-name="ce2" table:formula="of:=SUM(['2012-05'.H44])" office:value-type="float" office:value="54.5">
            <text:p>54,5</text:p>
          </table:table-cell>
          <table:table-cell table:style-name="ce2" table:number-columns-repeated="1015"/>
        </table:table-row>
        <table:table-row table:style-name="ro2">
          <table:table-cell table:formula="of:=[.A2]+1" office:value-type="float" office:value="1107">
            <text:p>1107</text:p>
          </table:table-cell>
          <table:table-cell table:style-name="ce5" table:formula="of:=[.B2]+1" office:value-type="date" office:date-value="2012-06-01">
            <text:p>01.06.2012</text:p>
          </table:table-cell>
          <table:table-cell table:style-name="ce8" office:value-type="time" office:time-value="PT15H31M00S">
            <text:p>15:31:00</text:p>
          </table:table-cell>
          <table:table-cell table:style-name="ce15" office:value-type="float" office:value="10">
            <text:p>10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7M29S">
            <text:p>00:57:29</text:p>
          </table:table-cell>
          <table:table-cell office:value-type="string">
            <text:p>Kalkofen – Petschied – Lüsen</text:p>
          </table:table-cell>
          <table:table-cell/>
          <table:table-cell table:style-name="ce2" table:number-columns-repeated="1015"/>
        </table:table-row>
        <table:table-row table:style-name="ro2">
          <table:table-cell table:formula="of:=[.A3]+1" office:value-type="float" office:value="1108">
            <text:p>1108</text:p>
          </table:table-cell>
          <table:table-cell table:style-name="ce5" table:formula="of:=[.B3]+1" office:value-type="date" office:date-value="2012-06-02">
            <text:p>02.06.2012</text:p>
          </table:table-cell>
          <table:table-cell table:style-name="ce8" office:value-type="time" office:time-value="PT15H23M00S">
            <text:p>15:23:00</text:p>
          </table:table-cell>
          <table:table-cell table:style-name="ce15" office:value-type="float" office:value="17.6">
            <text:p>17,6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3H05M00S">
            <text:p>03:05:00</text:p>
          </table:table-cell>
          <table:table-cell office:value-type="string">
            <text:p>IssingerWeiher – Kiens – Starkenfeldhütte – Lüsen</text:p>
          </table:table-cell>
          <table:table-cell table:number-columns-repeated="1016"/>
        </table:table-row>
        <table:table-row table:style-name="ro2">
          <table:table-cell table:formula="of:=[.A4]+1" office:value-type="float" office:value="1109">
            <text:p>1109</text:p>
          </table:table-cell>
          <table:table-cell table:style-name="ce5" table:formula="of:=[.B4]+1" office:value-type="date" office:date-value="2012-06-03">
            <text:p>03.06.2012</text:p>
          </table:table-cell>
          <table:table-cell table:style-name="ce8" office:value-type="time" office:time-value="PT16H44M00S">
            <text:p>16:44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1H34M52S">
            <text:p>01:34:52</text:p>
          </table:table-cell>
          <table:table-cell office:value-type="string">
            <text:p>Lüsen – RichtungPlose – Lüsen</text:p>
          </table:table-cell>
          <table:table-cell table:formula="of:=SUM([.D3:.D5];[.H2])" office:value-type="float" office:value="92.1">
            <text:p>92,1</text:p>
          </table:table-cell>
          <table:table-cell table:number-columns-repeated="1015"/>
        </table:table-row>
        <table:table-row table:style-name="ro2">
          <table:table-cell table:formula="of:=[.A5]+1" office:value-type="float" office:value="1110">
            <text:p>1110</text:p>
          </table:table-cell>
          <table:table-cell table:style-name="ce5" table:formula="of:=[.B5]+1" office:value-type="date" office:date-value="2012-06-04">
            <text:p>04.06.2012</text:p>
          </table:table-cell>
          <table:table-cell table:style-name="ce8" office:value-type="time" office:time-value="PT17H02M00S">
            <text:p>17:02:00</text:p>
          </table:table-cell>
          <table:table-cell table:style-name="ce15" office:value-type="float" office:value="7.6">
            <text:p>7,6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0H57M05S">
            <text:p>00:57:05</text:p>
          </table:table-cell>
          <table:table-cell office:value-type="string">
            <text:p>Lüsen – Panoramaweg – Lüsen – Petschied – Flitt – Lüsen</text:p>
          </table:table-cell>
          <table:table-cell table:number-columns-repeated="1016"/>
        </table:table-row>
        <table:table-row table:style-name="ro2">
          <table:table-cell table:formula="of:=[.A6]+1" office:value-type="float" office:value="1111">
            <text:p>1111</text:p>
          </table:table-cell>
          <table:table-cell table:style-name="ce5" table:formula="of:=[.B6]+1" office:value-type="date" office:date-value="2012-06-05">
            <text:p>05.06.2012</text:p>
          </table:table-cell>
          <table:table-cell table:style-name="ce8" office:value-type="time" office:time-value="PT17H28M00S">
            <text:p>17:28:00</text:p>
          </table:table-cell>
          <table:table-cell table:style-name="ce15" office:value-type="float" office:value="11.3">
            <text:p>11,3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1H16M36S">
            <text:p>01:16:36</text:p>
          </table:table-cell>
          <table:table-cell office:value-type="string">
            <text:p>Lüsen – Petschied – Lüsen – Petschied – Flitt – Lüsen</text:p>
          </table:table-cell>
          <table:table-cell table:number-columns-repeated="1016"/>
        </table:table-row>
        <table:table-row table:style-name="ro2">
          <table:table-cell table:formula="of:=[.A7]+1" office:value-type="float" office:value="1112">
            <text:p>1112</text:p>
          </table:table-cell>
          <table:table-cell table:style-name="ce5" table:formula="of:=[.B7]+1" office:value-type="date" office:date-value="2012-06-06">
            <text:p>06.06.2012</text:p>
          </table:table-cell>
          <table:table-cell table:style-name="ce8" office:value-type="time" office:time-value="PT14H42M00S">
            <text:p>14:42:00</text:p>
          </table:table-cell>
          <table:table-cell table:style-name="ce15" office:value-type="float" office:value="17.9">
            <text:p>17,9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3H26M07S">
            <text:p>03:26:07</text:p>
          </table:table-cell>
          <table:table-cell office:value-type="string">
            <text:p>Brixen – StLeonard – Lüsen</text:p>
          </table:table-cell>
          <table:table-cell table:number-columns-repeated="1016"/>
        </table:table-row>
        <table:table-row table:style-name="ro2">
          <table:table-cell table:formula="of:=[.A8]+1" office:value-type="float" office:value="1113">
            <text:p>1113</text:p>
          </table:table-cell>
          <table:table-cell table:style-name="ce5" table:formula="of:=[.B8]+1" office:value-type="date" office:date-value="2012-06-07">
            <text:p>07.06.2012</text:p>
          </table:table-cell>
          <table:table-cell table:style-name="ce8" office:value-type="time" office:time-value="PT16H57M00S">
            <text:p>16:57:00</text:p>
          </table:table-cell>
          <table:table-cell table:style-name="ce15" office:value-type="float" office:value="10.2">
            <text:p>10,2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1H25M08S">
            <text:p>01:25:08</text:p>
          </table:table-cell>
          <table:table-cell office:value-type="string">
            <text:p>Lüsen – Flitt – Petschied – Lüsen – Panoramaweg – Lüsen</text:p>
          </table:table-cell>
          <table:table-cell table:number-columns-repeated="1016"/>
        </table:table-row>
        <table:table-row table:style-name="ro2">
          <table:table-cell table:formula="of:=[.A9]+1" office:value-type="float" office:value="1114">
            <text:p>1114</text:p>
          </table:table-cell>
          <table:table-cell table:style-name="ce5" table:formula="of:=[.B9]+1" office:value-type="date" office:date-value="2012-06-08">
            <text:p>08.06.2012</text:p>
          </table:table-cell>
          <table:table-cell table:style-name="ce8" office:value-type="time" office:time-value="PT16H26M00S">
            <text:p>16:26:00</text:p>
          </table:table-cell>
          <table:table-cell table:style-name="ce15" office:value-type="float" office:value="11.7">
            <text:p>11,7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1H19M56S">
            <text:p>01:19:56</text:p>
          </table:table-cell>
          <table:table-cell office:value-type="string">
            <text:p>Lüsen – RichtungWürzjoch – Lüsen</text:p>
          </table:table-cell>
          <table:table-cell table:number-columns-repeated="1016"/>
        </table:table-row>
        <table:table-row table:style-name="ro2">
          <table:table-cell table:formula="of:=[.A10]+1" office:value-type="float" office:value="1115">
            <text:p>1115</text:p>
          </table:table-cell>
          <table:table-cell table:style-name="ce5" table:formula="of:=[.B10]+1" office:value-type="date" office:date-value="2012-06-09">
            <text:p>09.06.2012</text:p>
          </table:table-cell>
          <table:table-cell table:style-name="ce8" office:value-type="time" office:time-value="PT14H16M00S">
            <text:p>14:16:00</text:p>
          </table:table-cell>
          <table:table-cell table:style-name="ce15" office:value-type="float" office:value="6.3">
            <text:p>6,3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1H04M23S">
            <text:p>01:04:23</text:p>
          </table:table-cell>
          <table:table-cell office:value-type="string">
            <text:p>Lüsen – Petschied – Flitt – Lüsen</text:p>
          </table:table-cell>
          <table:table-cell table:number-columns-repeated="1016"/>
        </table:table-row>
        <table:table-row table:style-name="ro2">
          <table:table-cell table:formula="of:=[.A11]+1" office:value-type="float" office:value="1116">
            <text:p>1116</text:p>
          </table:table-cell>
          <table:table-cell table:style-name="ce5" table:formula="of:=[.B11]+1" office:value-type="date" office:date-value="2012-06-10">
            <text:p>10.06.2012</text:p>
          </table:table-cell>
          <table:table-cell table:style-name="ce8" office:value-type="time" office:time-value="PT20H39M00S">
            <text:p>20:39:00</text:p>
          </table:table-cell>
          <table:table-cell table:style-name="ce15" office:value-type="float" office:value="8.3">
            <text:p>8,3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49M26S">
            <text:p>00:49:26</text:p>
          </table:table-cell>
          <table:table-cell office:value-type="string">
            <text:p>Kwh – Zazenhausen – Zuffenhausen – Kwh</text:p>
          </table:table-cell>
          <table:table-cell table:formula="of:=SUM([.D6:.D12])" office:value-type="float" office:value="73.3">
            <text:p>73,3</text:p>
          </table:table-cell>
          <table:table-cell table:number-columns-repeated="1015"/>
        </table:table-row>
        <table:table-row table:style-name="ro2">
          <table:table-cell table:formula="of:=[.A12]+1" office:value-type="float" office:value="1117">
            <text:p>1117</text:p>
          </table:table-cell>
          <table:table-cell table:style-name="ce5" table:formula="of:=[.B12]+1" office:value-type="date" office:date-value="2012-06-11">
            <text:p>11.06.2012</text:p>
          </table:table-cell>
          <table:table-cell table:style-name="ce8" office:value-type="time" office:time-value="PT16H39M00S">
            <text:p>16:39:00</text:p>
          </table:table-cell>
          <table:table-cell table:style-name="ce15" office:value-type="float" office:value="24">
            <text:p>24,0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2H23M14S">
            <text:p>02:23:14</text:p>
          </table:table-cell>
          <table:table-cell office:value-type="string">
            <text:p>Kwh – Mühlhausen – Hofen – Münster – BadCannstatt – Pragsattel – Zuffenhausen – Kwh</text:p>
          </table:table-cell>
          <table:table-cell table:number-columns-repeated="1016"/>
        </table:table-row>
        <table:table-row table:style-name="ro2">
          <table:table-cell table:formula="of:=[.A13]+1" office:value-type="float" office:value="1118">
            <text:p>1118</text:p>
          </table:table-cell>
          <table:table-cell table:style-name="ce5" table:formula="of:=[.B13]+1" office:value-type="date" office:date-value="2012-06-12">
            <text:p>12.06.2012</text:p>
          </table:table-cell>
          <table:table-cell table:style-name="ce8" office:value-type="time" office:time-value="PT09H18M00S">
            <text:p>09:18:00</text:p>
          </table:table-cell>
          <table:table-cell table:style-name="ce15" office:value-type="float" office:value="9.4">
            <text:p>9,4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57M04S">
            <text:p>00:57:04</text:p>
          </table:table-cell>
          <table:table-cell office:value-type="string">
            <text:p>Kwh – Pflugfelden – Eglosheim – AspergFreibad</text:p>
          </table:table-cell>
          <table:table-cell table:number-columns-repeated="1016"/>
        </table:table-row>
        <table:table-row table:style-name="ro2">
          <table:table-cell table:formula="of:=[.A14]" office:value-type="float" office:value="1118">
            <text:p>1118</text:p>
          </table:table-cell>
          <table:table-cell table:style-name="ce5" table:formula="of:=[.B14]" office:value-type="date" office:date-value="2012-06-12">
            <text:p>12.06.2012</text:p>
          </table:table-cell>
          <table:table-cell table:style-name="ce8" office:value-type="time" office:time-value="PT19H04M00S">
            <text:p>19:04:00</text:p>
          </table:table-cell>
          <table:table-cell table:style-name="ce15" office:value-type="float" office:value="9.9">
            <text:p>9,9</text:p>
          </table:table-cell>
          <table:table-cell table:style-name="ce12" office:value-type="float" office:value="109">
            <text:p>109</text:p>
          </table:table-cell>
          <table:table-cell table:style-name="ce11" office:value-type="time" office:time-value="PT01H08M50S">
            <text:p>01:08:50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5]+1" office:value-type="float" office:value="1119">
            <text:p>1119</text:p>
          </table:table-cell>
          <table:table-cell table:style-name="ce5" table:formula="of:=[.B15]+1" office:value-type="date" office:date-value="2012-06-13">
            <text:p>13.06.2012</text:p>
          </table:table-cell>
          <table:table-cell table:style-name="ce8" office:value-type="time" office:time-value="PT08H51M00S">
            <text:p>08:51:00</text:p>
          </table:table-cell>
          <table:table-cell table:style-name="ce15" office:value-type="float" office:value="9">
            <text:p>9,0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53M33S">
            <text:p>00:53:33</text:p>
          </table:table-cell>
          <table:table-cell office:value-type="string">
            <text:p>Kwh – Ludwigsburg – Eglosheim – AspergFreibad</text:p>
          </table:table-cell>
          <table:table-cell table:number-columns-repeated="1016"/>
        </table:table-row>
        <table:table-row table:style-name="ro2">
          <table:table-cell table:formula="of:=[.A16]" office:value-type="float" office:value="1119">
            <text:p>1119</text:p>
          </table:table-cell>
          <table:table-cell table:style-name="ce5" table:formula="of:=[.B16]" office:value-type="date" office:date-value="2012-06-13">
            <text:p>13.06.2012</text:p>
          </table:table-cell>
          <table:table-cell table:style-name="ce8" office:value-type="time" office:time-value="PT19H17M00S">
            <text:p>19:17:00</text:p>
          </table:table-cell>
          <table:table-cell table:style-name="ce15" office:value-type="float" office:value="10.1">
            <text:p>10,1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09M11S">
            <text:p>01:09:11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17]+1" office:value-type="float" office:value="1120">
            <text:p>1120</text:p>
          </table:table-cell>
          <table:table-cell table:style-name="ce5" table:formula="of:=[.B17]+1" office:value-type="date" office:date-value="2012-06-14">
            <text:p>14.06.2012</text:p>
          </table:table-cell>
          <table:table-cell table:style-name="ce8" office:value-type="time" office:time-value="PT09H49M00S">
            <text:p>09:49:00</text:p>
          </table:table-cell>
          <table:table-cell table:style-name="ce15" office:value-type="float" office:value="9.4">
            <text:p>9,4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00M41S">
            <text:p>01:00:41</text:p>
          </table:table-cell>
          <table:table-cell office:value-type="string">
            <text:p>Kwh – Ludwigsburg – Eglosheim – AspergFreibad</text:p>
          </table:table-cell>
          <table:table-cell table:number-columns-repeated="1016"/>
        </table:table-row>
        <table:table-row table:style-name="ro2">
          <table:table-cell table:formula="of:=[.A18]" office:value-type="float" office:value="1120">
            <text:p>1120</text:p>
          </table:table-cell>
          <table:table-cell table:style-name="ce5" table:formula="of:=[.B18]" office:value-type="date" office:date-value="2012-06-14">
            <text:p>14.06.2012</text:p>
          </table:table-cell>
          <table:table-cell table:style-name="ce8" office:value-type="time" office:time-value="PT19H02M00S">
            <text:p>19:02:00</text:p>
          </table:table-cell>
          <table:table-cell table:style-name="ce15" office:value-type="float" office:value="9.9">
            <text:p>9,9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1H07M13S">
            <text:p>01:07:13</text:p>
          </table:table-cell>
          <table:table-cell office:value-type="string">
            <text:p>Tamm – Asperg – Pflugfelden – Kwh</text:p>
          </table:table-cell>
          <table:table-cell table:number-columns-repeated="1016"/>
        </table:table-row>
        <table:table-row table:style-name="ro2">
          <table:table-cell table:formula="of:=[.A19]+1" office:value-type="float" office:value="1121">
            <text:p>1121</text:p>
          </table:table-cell>
          <table:table-cell table:style-name="ce5" table:formula="of:=[.B19]+1" office:value-type="date" office:date-value="2012-06-15">
            <text:p>15.06.2012</text:p>
          </table:table-cell>
          <table:table-cell table:style-name="ce8" office:value-type="time" office:time-value="PT10H28M00S">
            <text:p>10:28:00</text:p>
          </table:table-cell>
          <table:table-cell table:style-name="ce15" office:value-type="float" office:value="9.3">
            <text:p>9,3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56M22S">
            <text:p>00:56:22</text:p>
          </table:table-cell>
          <table:table-cell office:value-type="string">
            <text:p>Kwh – LB – Eglosheim – AspergFreibad</text:p>
          </table:table-cell>
          <table:table-cell table:number-columns-repeated="1016"/>
        </table:table-row>
        <table:table-row table:style-name="ro2">
          <table:table-cell table:formula="of:=[.A20]" office:value-type="float" office:value="1121">
            <text:p>1121</text:p>
          </table:table-cell>
          <table:table-cell table:style-name="ce5" table:formula="of:=[.B20]" office:value-type="date" office:date-value="2012-06-15">
            <text:p>15.06.2012</text:p>
          </table:table-cell>
          <table:table-cell table:style-name="ce8" office:value-type="time" office:time-value="PT18H58M00S">
            <text:p>18:58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1H02M51S">
            <text:p>01:02:51</text:p>
          </table:table-cell>
          <table:table-cell office:value-type="string">
            <text:p>Tamm – Kwh</text:p>
          </table:table-cell>
          <table:table-cell table:number-columns-repeated="1016"/>
        </table:table-row>
        <table:table-row table:style-name="ro2">
          <table:table-cell table:formula="of:=[.A21]+1" office:value-type="float" office:value="1122">
            <text:p>1122</text:p>
          </table:table-cell>
          <table:table-cell table:style-name="ce5" table:formula="of:=[.B21]+1" office:value-type="date" office:date-value="2012-06-16">
            <text:p>16.06.2012</text:p>
          </table:table-cell>
          <table:table-cell table:style-name="ce8" office:value-type="time" office:time-value="PT20H09M00S">
            <text:p>20:09:00</text:p>
          </table:table-cell>
          <table:table-cell table:style-name="ce15" office:value-type="float" office:value="11.8">
            <text:p>11,8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1H08M48S">
            <text:p>01:08:48</text:p>
          </table:table-cell>
          <table:table-cell office:value-type="string">
            <text:p>Kwh – Zazenhausen – Zuffenhausen – Rot – Freiberg – Mönchfeld – Kwh</text:p>
          </table:table-cell>
          <table:table-cell table:number-columns-repeated="1016"/>
        </table:table-row>
        <table:table-row table:style-name="ro2">
          <table:table-cell table:formula="of:=[.A22]+1" office:value-type="float" office:value="1123">
            <text:p>1123</text:p>
          </table:table-cell>
          <table:table-cell table:style-name="ce5" table:formula="of:=[.B22]+1" office:value-type="date" office:date-value="2012-06-17">
            <text:p>17.06.2012</text:p>
          </table:table-cell>
          <table:table-cell table:style-name="ce8" office:value-type="time" office:time-value="PT18H58M00S">
            <text:p>18:58:00</text:p>
          </table:table-cell>
          <table:table-cell table:style-name="ce15" office:value-type="float" office:value="10.9">
            <text:p>10,9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1H03M18S">
            <text:p>01:03:18</text:p>
          </table:table-cell>
          <table:table-cell office:value-type="string">
            <text:p>Kwh – Zazenhausen – Mühlhausen – Kwh</text:p>
          </table:table-cell>
          <table:table-cell table:formula="of:=SUM([.D13:.D23])" office:value-type="float" office:value="123.7">
            <text:p>123,7</text:p>
          </table:table-cell>
          <table:table-cell table:number-columns-repeated="1015"/>
        </table:table-row>
        <table:table-row table:style-name="ro2">
          <table:table-cell table:formula="of:=[.A23]+1" office:value-type="float" office:value="1124">
            <text:p>1124</text:p>
          </table:table-cell>
          <table:table-cell table:style-name="ce5" table:formula="of:=[.B23]+1" office:value-type="date" office:date-value="2012-06-18">
            <text:p>18.06.2012</text:p>
          </table:table-cell>
          <table:table-cell table:style-name="ce8" office:value-type="time" office:time-value="PT09H48M00S">
            <text:p>09:48:00</text:p>
          </table:table-cell>
          <table:table-cell table:style-name="ce15" office:value-type="float" office:value="9.2">
            <text:p>9,2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58M10S">
            <text:p>00:58:10</text:p>
          </table:table-cell>
          <table:table-cell office:value-type="string">
            <text:p>Kwh – Pflugfelden – Eglosheim – AspergFreibad</text:p>
          </table:table-cell>
          <table:table-cell table:number-columns-repeated="1016"/>
        </table:table-row>
        <table:table-row table:style-name="ro2">
          <table:table-cell table:formula="of:=[.A24]" office:value-type="float" office:value="1124">
            <text:p>1124</text:p>
          </table:table-cell>
          <table:table-cell table:style-name="ce5" table:formula="of:=[.B24]" office:value-type="date" office:date-value="2012-06-18">
            <text:p>18.06.2012</text:p>
          </table:table-cell>
          <table:table-cell table:style-name="ce8" office:value-type="time" office:time-value="PT18H34M00S">
            <text:p>18:34:00</text:p>
          </table:table-cell>
          <table:table-cell table:style-name="ce15" office:value-type="float" office:value="9.7">
            <text:p>9,7</text:p>
          </table:table-cell>
          <table:table-cell table:style-name="ce12" office:value-type="float" office:value="106">
            <text:p>106</text:p>
          </table:table-cell>
          <table:table-cell table:style-name="ce11" office:value-type="time" office:time-value="PT01H06M15S">
            <text:p>01:06:15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5]+1" office:value-type="float" office:value="1125">
            <text:p>1125</text:p>
          </table:table-cell>
          <table:table-cell table:style-name="ce5" table:formula="of:=[.B25]+1" office:value-type="date" office:date-value="2012-06-19">
            <text:p>19.06.2012</text:p>
          </table:table-cell>
          <table:table-cell table:style-name="ce8" office:value-type="time" office:time-value="PT09H29M00S">
            <text:p>09:29:00</text:p>
          </table:table-cell>
          <table:table-cell table:style-name="ce15" office:value-type="float" office:value="9.3">
            <text:p>9,3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59M07S">
            <text:p>00:59:07</text:p>
          </table:table-cell>
          <table:table-cell office:value-type="string">
            <text:p>Kwh – LB – Eglosheim – AspergFreibad</text:p>
          </table:table-cell>
          <table:table-cell table:number-columns-repeated="1016"/>
        </table:table-row>
        <table:table-row table:style-name="ro2">
          <table:table-cell table:formula="of:=[.A26]" office:value-type="float" office:value="1125">
            <text:p>1125</text:p>
          </table:table-cell>
          <table:table-cell table:style-name="ce5" table:formula="of:=[.B26]" office:value-type="date" office:date-value="2012-06-19">
            <text:p>19.06.2012</text:p>
          </table:table-cell>
          <table:table-cell table:style-name="ce8" office:value-type="time" office:time-value="PT20H01M00S">
            <text:p>20:01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1H06M52S">
            <text:p>01:06:52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2">
          <table:table-cell table:formula="of:=[.A27]+1" office:value-type="float" office:value="1126">
            <text:p>1126</text:p>
          </table:table-cell>
          <table:table-cell table:style-name="ce5" table:formula="of:=[.B27]+1" office:value-type="date" office:date-value="2012-06-20">
            <text:p>20.06.2012</text:p>
          </table:table-cell>
          <table:table-cell table:style-name="ce8" office:value-type="time" office:time-value="PT08H34M00S">
            <text:p>08:34:00</text:p>
          </table:table-cell>
          <table:table-cell table:style-name="ce15" office:value-type="float" office:value="9.2">
            <text:p>9,2</text:p>
          </table:table-cell>
          <table:table-cell table:style-name="ce12" office:value-type="float" office:value="123">
            <text:p>123</text:p>
          </table:table-cell>
          <table:table-cell table:style-name="ce11" office:value-type="string">
            <text:p>1:00':56</text:p>
          </table:table-cell>
          <table:table-cell office:value-type="string">
            <text:p>Kwh – LB – Eglosheim – AspergFreibad</text:p>
          </table:table-cell>
          <table:table-cell table:number-columns-repeated="1016"/>
        </table:table-row>
        <table:table-row table:style-name="ro2">
          <table:table-cell table:formula="of:=[.A28]" office:value-type="float" office:value="1126">
            <text:p>1126</text:p>
          </table:table-cell>
          <table:table-cell table:style-name="ce5" table:formula="of:=[.B28]" office:value-type="date" office:date-value="2012-06-20">
            <text:p>20.06.2012</text:p>
          </table:table-cell>
          <table:table-cell table:style-name="ce8" office:value-type="time" office:time-value="PT19H29M00S">
            <text:p>19:29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07M05S">
            <text:p>01:07:05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29]+1" office:value-type="float" office:value="1127">
            <text:p>1127</text:p>
          </table:table-cell>
          <table:table-cell table:style-name="ce5" table:formula="of:=[.B29]+1" office:value-type="date" office:date-value="2012-06-21">
            <text:p>21.06.2012</text:p>
          </table:table-cell>
          <table:table-cell table:style-name="ce8" office:value-type="time" office:time-value="PT08H23M00S">
            <text:p>08:23:00</text:p>
          </table:table-cell>
          <table:table-cell table:style-name="ce15" office:value-type="float" office:value="9.4">
            <text:p>9,4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55M45S">
            <text:p>00:55:45</text:p>
          </table:table-cell>
          <table:table-cell office:value-type="string">
            <text:p>Kwh – LB – Eglosheim – AspergFreibad</text:p>
          </table:table-cell>
          <table:table-cell table:number-columns-repeated="1016"/>
        </table:table-row>
        <table:table-row table:style-name="ro2">
          <table:table-cell table:formula="of:=[.A30]" office:value-type="float" office:value="1127">
            <text:p>1127</text:p>
          </table:table-cell>
          <table:table-cell table:style-name="ce5" table:formula="of:=[.B30]" office:value-type="date" office:date-value="2012-06-21">
            <text:p>21.06.2012</text:p>
          </table:table-cell>
          <table:table-cell table:style-name="ce8" office:value-type="time" office:time-value="PT20H09M00S">
            <text:p>20:09:00</text:p>
          </table:table-cell>
          <table:table-cell table:style-name="ce15" office:value-type="float" office:value="9.9">
            <text:p>9,9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1H07M27S">
            <text:p>01:07:27</text:p>
          </table:table-cell>
          <table:table-cell office:value-type="string">
            <text:p>Tamm – Asperg – Pflugfelden – Kwh</text:p>
          </table:table-cell>
          <table:table-cell table:number-columns-repeated="1016"/>
        </table:table-row>
        <table:table-row table:style-name="ro2">
          <table:table-cell table:formula="of:=[.A31]+1" office:value-type="float" office:value="1128">
            <text:p>1128</text:p>
          </table:table-cell>
          <table:table-cell table:style-name="ce5" table:formula="of:=[.B31]+1" office:value-type="date" office:date-value="2012-06-22">
            <text:p>22.06.2012</text:p>
          </table:table-cell>
          <table:table-cell table:style-name="ce8" office:value-type="time" office:time-value="PT23H00M00S">
            <text:p>23:00:00</text:p>
          </table:table-cell>
          <table:table-cell table:style-name="ce15" office:value-type="float" office:value="8">
            <text:p>8,0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00M00S">
            <text:p>01:00:00</text:p>
          </table:table-cell>
          <table:table-cell office:value-type="string">
            <text:p>Ulmer Laufnacht, Teil 1</text:p>
          </table:table-cell>
          <table:table-cell table:number-columns-repeated="1016"/>
        </table:table-row>
        <table:table-row table:style-name="ro2">
          <table:table-cell table:formula="of:=[.A32]+1" office:value-type="float" office:value="1129">
            <text:p>1129</text:p>
          </table:table-cell>
          <table:table-cell table:style-name="ce5" table:formula="of:=[.B32]+1" office:value-type="date" office:date-value="2012-06-23">
            <text:p>23.06.2012</text:p>
          </table:table-cell>
          <table:table-cell table:style-name="ce8" office:value-type="time" office:time-value="PT00H00M00S">
            <text:p>00:00:00</text:p>
          </table:table-cell>
          <table:table-cell table:style-name="ce15" office:value-type="float" office:value="92">
            <text:p>92,0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11H34M20S">
            <text:p>11:34:20</text:p>
          </table:table-cell>
          <table:table-cell office:value-type="string">
            <text:p>Ulmer Laufnacht, Teil 2</text:p>
          </table:table-cell>
          <table:table-cell table:number-columns-repeated="1016"/>
        </table:table-row>
        <table:table-row table:style-name="ro2">
          <table:table-cell table:formula="of:=[.A33]+1" office:value-type="float" office:value="1130">
            <text:p>1130</text:p>
          </table:table-cell>
          <table:table-cell table:style-name="ce5" table:formula="of:=[.B33]+1" office:value-type="date" office:date-value="2012-06-24">
            <text:p>24.06.2012</text:p>
          </table:table-cell>
          <table:table-cell table:style-name="ce8" office:value-type="time" office:time-value="PT20H14M00S">
            <text:p>20:14:00</text:p>
          </table:table-cell>
          <table:table-cell table:style-name="ce15" office:value-type="float" office:value="6.1">
            <text:p>6,1</text:p>
          </table:table-cell>
          <table:table-cell table:style-name="ce12" office:value-type="float" office:value="105">
            <text:p>105</text:p>
          </table:table-cell>
          <table:table-cell table:style-name="ce11" office:value-type="time" office:time-value="PT00H45M54S">
            <text:p>00:45:54</text:p>
          </table:table-cell>
          <table:table-cell office:value-type="string">
            <text:p>Kwh-Runde</text:p>
          </table:table-cell>
          <table:table-cell table:formula="of:=SUM([.D24:.D34])" office:value-type="float" office:value="182.4">
            <text:p>182,4</text:p>
          </table:table-cell>
          <table:table-cell table:number-columns-repeated="1015"/>
        </table:table-row>
        <table:table-row table:style-name="ro2">
          <table:table-cell table:formula="of:=[.A34]+1" office:value-type="float" office:value="1131">
            <text:p>1131</text:p>
          </table:table-cell>
          <table:table-cell table:style-name="ce5" table:formula="of:=[.B34]+1" office:value-type="date" office:date-value="2012-06-25">
            <text:p>25.06.2012</text:p>
          </table:table-cell>
          <table:table-cell table:style-name="ce8" office:value-type="time" office:time-value="PT08H04M00S">
            <text:p>08:04:00</text:p>
          </table:table-cell>
          <table:table-cell table:style-name="ce15" office:value-type="float" office:value="9.5">
            <text:p>9,5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01M07S">
            <text:p>01:01:07</text:p>
          </table:table-cell>
          <table:table-cell office:value-type="string">
            <text:p>Kwh – LB – Eglosheim – AspergFreibad</text:p>
          </table:table-cell>
          <table:table-cell table:number-columns-repeated="1016"/>
        </table:table-row>
        <table:table-row table:style-name="ro2">
          <table:table-cell table:formula="of:=[.A35]" office:value-type="float" office:value="1131">
            <text:p>1131</text:p>
          </table:table-cell>
          <table:table-cell table:style-name="ce5" table:formula="of:=[.B35]" office:value-type="date" office:date-value="2012-06-25">
            <text:p>25.06.2012</text:p>
          </table:table-cell>
          <table:table-cell table:style-name="ce8" office:value-type="time" office:time-value="PT19H06M00S">
            <text:p>19:06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03">
            <text:p>103</text:p>
          </table:table-cell>
          <table:table-cell table:style-name="ce11" office:value-type="time" office:time-value="PT01H07M59S">
            <text:p>01:07:59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36]+1" office:value-type="float" office:value="1132">
            <text:p>1132</text:p>
          </table:table-cell>
          <table:table-cell table:style-name="ce5" table:formula="of:=[.B36]+1" office:value-type="date" office:date-value="2012-06-26">
            <text:p>26.06.2012</text:p>
          </table:table-cell>
          <table:table-cell table:style-name="ce8" office:value-type="time" office:time-value="PT09H32M00S">
            <text:p>09:32:00</text:p>
          </table:table-cell>
          <table:table-cell table:style-name="ce15" office:value-type="float" office:value="9.9">
            <text:p>9,9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10M21S">
            <text:p>01:10:21</text:p>
          </table:table-cell>
          <table:table-cell office:value-type="string">
            <text:p>Kwh – LB – Eglosheim – AspergFreibad</text:p>
          </table:table-cell>
          <table:table-cell table:number-columns-repeated="1016"/>
        </table:table-row>
        <table:table-row table:style-name="ro2">
          <table:table-cell table:formula="of:=[.A37]" office:value-type="float" office:value="1132">
            <text:p>1132</text:p>
          </table:table-cell>
          <table:table-cell table:style-name="ce5" table:formula="of:=[.B37]" office:value-type="date" office:date-value="2012-06-26">
            <text:p>26.06.2012</text:p>
          </table:table-cell>
          <table:table-cell table:style-name="ce8" office:value-type="time" office:time-value="PT19H17M00S">
            <text:p>19:17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00">
            <text:p>100</text:p>
          </table:table-cell>
          <table:table-cell table:style-name="ce11" office:value-type="time" office:time-value="PT01H13M55S">
            <text:p>01:13:55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2">
          <table:table-cell table:formula="of:=[.A38]+1" office:value-type="float" office:value="1133">
            <text:p>1133</text:p>
          </table:table-cell>
          <table:table-cell table:style-name="ce5" table:formula="of:=[.B38]+1" office:value-type="date" office:date-value="2012-06-27">
            <text:p>27.06.2012</text:p>
          </table:table-cell>
          <table:table-cell table:style-name="ce8" office:value-type="time" office:time-value="PT09H08M00S">
            <text:p>09:08:00</text:p>
          </table:table-cell>
          <table:table-cell table:style-name="ce15" office:value-type="float" office:value="9.2">
            <text:p>9,2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55M20S">
            <text:p>00:55:20</text:p>
          </table:table-cell>
          <table:table-cell office:value-type="string">
            <text:p>Kwh – LB – Eglosheim – AspergFreibad</text:p>
          </table:table-cell>
          <table:table-cell table:number-columns-repeated="1016"/>
        </table:table-row>
        <table:table-row table:style-name="ro3">
          <table:table-cell table:formula="of:=[.A39]" office:value-type="float" office:value="1133">
            <text:p>1133</text:p>
          </table:table-cell>
          <table:table-cell table:style-name="ce5" table:formula="of:=[.B39]" office:value-type="date" office:date-value="2012-06-27">
            <text:p>27.06.2012</text:p>
          </table:table-cell>
          <table:table-cell table:style-name="ce8" office:value-type="time" office:time-value="PT20H38M00S">
            <text:p>20:38:00</text:p>
          </table:table-cell>
          <table:table-cell table:style-name="ce15" office:value-type="float" office:value="10.1">
            <text:p>10,1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07M21S">
            <text:p>01:07:21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40]+1" office:value-type="float" office:value="1134">
            <text:p>1134</text:p>
          </table:table-cell>
          <table:table-cell table:style-name="ce5" table:formula="of:=[.B40]+1" office:value-type="date" office:date-value="2012-06-28">
            <text:p>28.06.2012</text:p>
          </table:table-cell>
          <table:table-cell table:style-name="ce8" office:value-type="time" office:time-value="PT08H05M00S">
            <text:p>08:05:00</text:p>
          </table:table-cell>
          <table:table-cell table:style-name="ce15" office:value-type="float" office:value="7.8">
            <text:p>7,8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0H51M20S">
            <text:p>00:51:20</text:p>
          </table:table-cell>
          <table:table-cell office:value-type="string">
            <text:p>Möglingen – Markgröningen – Asperg – Freibad</text:p>
          </table:table-cell>
          <table:table-cell table:number-columns-repeated="1016"/>
        </table:table-row>
        <table:table-row table:style-name="ro3">
          <table:table-cell table:formula="of:=[.A41]" office:value-type="float" office:value="1134">
            <text:p>1134</text:p>
          </table:table-cell>
          <table:table-cell table:style-name="ce5" table:formula="of:=[.B41]" office:value-type="date" office:date-value="2012-06-28">
            <text:p>28.06.2012</text:p>
          </table:table-cell>
          <table:table-cell table:style-name="ce8" office:value-type="time" office:time-value="PT16H18M00S">
            <text:p>16:18:00</text:p>
          </table:table-cell>
          <table:table-cell table:style-name="ce15" office:value-type="float" office:value="10.2">
            <text:p>10,2</text:p>
          </table:table-cell>
          <table:table-cell table:style-name="ce12" office:value-type="float" office:value="105">
            <text:p>105</text:p>
          </table:table-cell>
          <table:table-cell table:style-name="ce11" office:value-type="time" office:time-value="PT01H15M20S">
            <text:p>01:15:20</text:p>
          </table:table-cell>
          <table:table-cell office:value-type="string">
            <text:p>Tamm – Asperg – Pflugfelden – Kwh</text:p>
          </table:table-cell>
          <table:table-cell table:number-columns-repeated="1016"/>
        </table:table-row>
        <table:table-row table:style-name="ro3">
          <table:table-cell table:formula="of:=[.A42]+1" office:value-type="float" office:value="1135">
            <text:p>1135</text:p>
          </table:table-cell>
          <table:table-cell table:style-name="ce5" table:formula="of:=[.B42]+1" office:value-type="date" office:date-value="2012-06-29">
            <text:p>29.06.2012</text:p>
          </table:table-cell>
          <table:table-cell table:style-name="ce8" office:value-type="time" office:time-value="PT21H10M00S">
            <text:p>21:10:00</text:p>
          </table:table-cell>
          <table:table-cell table:style-name="ce15" office:value-type="float" office:value="11.6">
            <text:p>11,6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1H09M53S">
            <text:p>01:09:53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3">
          <table:table-cell table:formula="of:=[.A43]+1" office:value-type="float" office:value="1136">
            <text:p>1136</text:p>
          </table:table-cell>
          <table:table-cell table:style-name="ce5" table:formula="of:=[.B43]+1" office:value-type="date" office:date-value="2012-06-30">
            <text:p>30.06.2012</text:p>
          </table:table-cell>
          <table:table-cell table:style-name="ce8" office:value-type="time" office:time-value="PT22H34M00S">
            <text:p>22:34:00</text:p>
          </table:table-cell>
          <table:table-cell table:style-name="ce15" office:value-type="float" office:value="5.4">
            <text:p>5,4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35M00S">
            <text:p>00:35:00</text:p>
          </table:table-cell>
          <table:table-cell office:value-type="string">
            <text:p>Kwh – Zazenhausen – Kwh</text:p>
          </table:table-cell>
          <table:table-cell table:formula="of:=SUM([.D35:.D44])" office:value-type="float" office:value="93.3">
            <text:p>93,3</text:p>
          </table:table-cell>
          <table:table-cell table:number-columns-repeated="1015"/>
        </table:table-row>
        <table:table-row table:style-name="ro2" table:number-rows-repeated="3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7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05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8578.837027027">
            <text:p>18578,84</text:p>
          </table:table-cell>
          <table:table-cell table:style-name="ce16" table:formula="of:=SUM([.F2:.F65441])" office:value-type="time" office:time-value="PT1835H51M03S">
            <text:p>11:51:03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1075">
            <text:p>1075</text:p>
          </table:table-cell>
          <table:table-cell table:style-name="ce17" office:value-type="date" office:date-value="2012-04-30">
            <text:p>30.04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04'.H1])" office:value-type="float" office:value="18089.137027027">
            <text:p>18089,14</text:p>
          </table:table-cell>
          <table:table-cell table:style-name="ce10"/>
          <table:table-cell table:style-name="ce10" table:formula="of:=SUM(['2012-04'.I1])" office:value-type="time" office:time-value="PT1781H34M55S">
            <text:p>05:34:55</text:p>
          </table:table-cell>
          <table:table-cell table:style-name="ce2" office:value-type="string">
            <text:p>Übertrag 400:33:32</text:p>
          </table:table-cell>
          <table:table-cell table:style-name="ce2" table:formula="of:=SUM(['2012-04'.H44])" office:value-type="float" office:value="11.3">
            <text:p>11,3</text:p>
          </table:table-cell>
          <table:table-cell table:style-name="ce2" table:number-columns-repeated="1015"/>
        </table:table-row>
        <table:table-row table:style-name="ro2">
          <table:table-cell table:formula="of:=[.A2]+1" office:value-type="float" office:value="1076">
            <text:p>1076</text:p>
          </table:table-cell>
          <table:table-cell table:style-name="ce5" office:value-type="date" office:date-value="2012-05-01">
            <text:p>01.05.2012</text:p>
          </table:table-cell>
          <table:table-cell table:style-name="ce8" office:value-type="time" office:time-value="PT20H53M00S">
            <text:p>20:53:00</text:p>
          </table:table-cell>
          <table:table-cell table:style-name="ce15" office:value-type="float" office:value="6.4">
            <text:p>6,4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36M19S">
            <text:p>00:36:19</text:p>
          </table:table-cell>
          <table:table-cell office:value-type="string">
            <text:p>Kwh – Zazenhausen – Kwh</text:p>
          </table:table-cell>
          <table:table-cell/>
          <table:table-cell table:style-name="ce2" table:number-columns-repeated="1015"/>
        </table:table-row>
        <table:table-row table:style-name="ro2">
          <table:table-cell table:formula="of:=[.A3]+1" office:value-type="float" office:value="1077">
            <text:p>1077</text:p>
          </table:table-cell>
          <table:table-cell table:style-name="ce5" office:value-type="date" office:date-value="2012-05-02">
            <text:p>02.05.2012</text:p>
          </table:table-cell>
          <table:table-cell table:style-name="ce8" office:value-type="time" office:time-value="PT09H17M00S">
            <text:p>09:17:00</text:p>
          </table:table-cell>
          <table:table-cell table:style-name="ce15" office:value-type="float" office:value="6.5">
            <text:p>6,5</text:p>
          </table:table-cell>
          <table:table-cell table:style-name="ce12" office:value-type="float" office:value="137">
            <text:p>137</text:p>
          </table:table-cell>
          <table:table-cell table:style-name="ce11" office:value-type="time" office:time-value="PT00H31M50S">
            <text:p>00:31:50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4]+1" office:value-type="float" office:value="1078">
            <text:p>1078</text:p>
          </table:table-cell>
          <table:table-cell table:style-name="ce5" office:value-type="date" office:date-value="2012-05-03">
            <text:p>03.05.2012</text:p>
          </table:table-cell>
          <table:table-cell table:style-name="ce8" office:value-type="time" office:time-value="PT07H20M00S">
            <text:p>07:20:00</text:p>
          </table:table-cell>
          <table:table-cell table:style-name="ce15" office:value-type="float" office:value="5.7">
            <text:p>5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8M11S">
            <text:p>00:28:11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5]" office:value-type="float" office:value="1078">
            <text:p>1078</text:p>
          </table:table-cell>
          <table:table-cell table:style-name="ce5" table:formula="of:=[.B5]" office:value-type="date" office:date-value="2012-05-03">
            <text:p>03.05.2012</text:p>
          </table:table-cell>
          <table:table-cell table:style-name="ce8" office:value-type="time" office:time-value="PT21H41M00S">
            <text:p>21:41:00</text:p>
          </table:table-cell>
          <table:table-cell table:style-name="ce15" office:value-type="float" office:value="10.3">
            <text:p>10,3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1H01M47S">
            <text:p>01:01:47</text:p>
          </table:table-cell>
          <table:table-cell office:value-type="string">
            <text:p>Freiberg – Hoheneck – LB – Kwh</text:p>
          </table:table-cell>
          <table:table-cell table:number-columns-repeated="1016"/>
        </table:table-row>
        <table:table-row table:style-name="ro2">
          <table:table-cell table:formula="of:=[.A6]+1" office:value-type="float" office:value="1079">
            <text:p>1079</text:p>
          </table:table-cell>
          <table:table-cell table:style-name="ce5" office:value-type="date" office:date-value="2012-05-04">
            <text:p>04.05.2012</text:p>
          </table:table-cell>
          <table:table-cell table:style-name="ce8" office:value-type="time" office:time-value="PT08H11M00S">
            <text:p>08:11:00</text:p>
          </table:table-cell>
          <table:table-cell table:style-name="ce15" office:value-type="float" office:value="7.4">
            <text:p>7,4</text:p>
          </table:table-cell>
          <table:table-cell table:style-name="ce12" office:value-type="float" office:value="130">
            <text:p>130</text:p>
          </table:table-cell>
          <table:table-cell table:style-name="ce11" office:value-type="time" office:time-value="PT00H41M33S">
            <text:p>00:41:33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2">
          <table:table-cell table:formula="of:=[.A7]" office:value-type="float" office:value="1079">
            <text:p>1079</text:p>
          </table:table-cell>
          <table:table-cell table:style-name="ce5" table:formula="of:=[.B7]" office:value-type="date" office:date-value="2012-05-04">
            <text:p>04.05.2012</text:p>
          </table:table-cell>
          <table:table-cell table:style-name="ce8" office:value-type="time" office:time-value="PT18H07M00S">
            <text:p>18:07:00</text:p>
          </table:table-cell>
          <table:table-cell table:style-name="ce15" office:value-type="float" office:value="11.1">
            <text:p>11,1</text:p>
          </table:table-cell>
          <table:table-cell table:style-name="ce12" office:value-type="float" office:value="128">
            <text:p>128</text:p>
          </table:table-cell>
          <table:table-cell table:style-name="ce11" office:value-type="time" office:time-value="PT01H09M55S">
            <text:p>01:09:55</text:p>
          </table:table-cell>
          <table:table-cell office:value-type="string">
            <text:p>Freiberg – Favorite – LB – Kwh</text:p>
          </table:table-cell>
          <table:table-cell table:number-columns-repeated="1016"/>
        </table:table-row>
        <table:table-row table:style-name="ro2">
          <table:table-cell table:formula="of:=[.A8]+1" office:value-type="float" office:value="1080">
            <text:p>1080</text:p>
          </table:table-cell>
          <table:table-cell table:style-name="ce5" office:value-type="date" office:date-value="2012-05-05">
            <text:p>05.05.2012</text:p>
          </table:table-cell>
          <table:table-cell table:style-name="ce8" office:value-type="time" office:time-value="PT17H42M00S">
            <text:p>17:42:00</text:p>
          </table:table-cell>
          <table:table-cell table:style-name="ce15" office:value-type="float" office:value="12.6">
            <text:p>12,6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1H20M44S">
            <text:p>01:20:44</text:p>
          </table:table-cell>
          <table:table-cell office:value-type="string">
            <text:p>Kwh – Zazenhausen – Zuffenhausen – MediaMarkt – Stadtpark – Kwh</text:p>
          </table:table-cell>
          <table:table-cell table:number-columns-repeated="1016"/>
        </table:table-row>
        <table:table-row table:style-name="ro2">
          <table:table-cell table:formula="of:=[.A9]+1" office:value-type="float" office:value="1081">
            <text:p>1081</text:p>
          </table:table-cell>
          <table:table-cell table:style-name="ce5" office:value-type="date" office:date-value="2012-05-06">
            <text:p>06.05.2012</text:p>
          </table:table-cell>
          <table:table-cell table:style-name="ce8" office:value-type="time" office:time-value="PT09H30M00S">
            <text:p>09:30:00</text:p>
          </table:table-cell>
          <table:table-cell table:style-name="ce15" office:value-type="float" office:value="10.7">
            <text:p>10,7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1H02M21S">
            <text:p>01:02:21</text:p>
          </table:table-cell>
          <table:table-cell office:value-type="string">
            <text:p>Kwh – Zazenhausen – Mühlhausen – Kwh</text:p>
          </table:table-cell>
          <table:table-cell table:formula="of:=SUM([.D3:.D10];[.H2])" office:value-type="float" office:value="82">
            <text:p>82</text:p>
          </table:table-cell>
          <table:table-cell table:number-columns-repeated="1015"/>
        </table:table-row>
        <table:table-row table:style-name="ro2">
          <table:table-cell table:formula="of:=[.A10]+1" office:value-type="float" office:value="1082">
            <text:p>1082</text:p>
          </table:table-cell>
          <table:table-cell table:style-name="ce5" office:value-type="date" office:date-value="2012-05-07">
            <text:p>07.05.2012</text:p>
          </table:table-cell>
          <table:table-cell table:style-name="ce8" office:value-type="time" office:time-value="PT16H18M00S">
            <text:p>16:18:00</text:p>
          </table:table-cell>
          <table:table-cell table:style-name="ce15" office:value-type="float" office:value="18.2">
            <text:p>18,2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59M10S">
            <text:p>01:59:10</text:p>
          </table:table-cell>
          <table:table-cell office:value-type="string">
            <text:p>Höchsten – Homberg – Hartobel – Benistobel – Burg – Homberg – Höchsten</text:p>
          </table:table-cell>
          <table:table-cell table:number-columns-repeated="1016"/>
        </table:table-row>
        <table:table-row table:style-name="ro2">
          <table:table-cell table:formula="of:=[.A11]+1" office:value-type="float" office:value="1083">
            <text:p>1083</text:p>
          </table:table-cell>
          <table:table-cell table:style-name="ce5" office:value-type="date" office:date-value="2012-05-08">
            <text:p>08.05.2012</text:p>
          </table:table-cell>
          <table:table-cell table:style-name="ce8" office:value-type="time" office:time-value="PT16H36M00S">
            <text:p>16:36:00</text:p>
          </table:table-cell>
          <table:table-cell table:style-name="ce15" office:value-type="float" office:value="10.5">
            <text:p>10,5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1H08M36S">
            <text:p>01:08:36</text:p>
          </table:table-cell>
          <table:table-cell office:value-type="string">
            <text:p>Höchsten – Zußdorf – Höchsten</text:p>
          </table:table-cell>
          <table:table-cell table:number-columns-repeated="1016"/>
        </table:table-row>
        <table:table-row table:style-name="ro2">
          <table:table-cell table:formula="of:=[.A12]+1" office:value-type="float" office:value="1084">
            <text:p>1084</text:p>
          </table:table-cell>
          <table:table-cell table:style-name="ce5" office:value-type="date" office:date-value="2012-05-09">
            <text:p>09.05.2012</text:p>
          </table:table-cell>
          <table:table-cell table:style-name="ce8" office:value-type="time" office:time-value="PT17H38M00S">
            <text:p>17:38:00</text:p>
          </table:table-cell>
          <table:table-cell table:style-name="ce15" office:value-type="float" office:value="14.8">
            <text:p>14,8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1H25M39S">
            <text:p>01:25:39</text:p>
          </table:table-cell>
          <table:table-cell office:value-type="string">
            <text:p>Höchsten – Illmensee – Höchsten</text:p>
          </table:table-cell>
          <table:table-cell table:number-columns-repeated="1016"/>
        </table:table-row>
        <table:table-row table:style-name="ro2">
          <table:table-cell table:formula="of:=[.A13]+1" office:value-type="float" office:value="1085">
            <text:p>1085</text:p>
          </table:table-cell>
          <table:table-cell table:style-name="ce5" office:value-type="date" office:date-value="2012-05-10">
            <text:p>10.05.2012</text:p>
          </table:table-cell>
          <table:table-cell table:style-name="ce8" office:value-type="time" office:time-value="PT08H04M00S">
            <text:p>08:04:00</text:p>
          </table:table-cell>
          <table:table-cell table:style-name="ce15" office:value-type="float" office:value="8.9">
            <text:p>8,9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0H57M06S">
            <text:p>00:57:06</text:p>
          </table:table-cell>
          <table:table-cell office:value-type="string">
            <text:p>Höchsten – Zußdorf – Höchsten</text:p>
          </table:table-cell>
          <table:table-cell table:number-columns-repeated="1016"/>
        </table:table-row>
        <table:table-row table:style-name="ro2">
          <table:table-cell table:formula="of:=[.A14]" office:value-type="float" office:value="1085">
            <text:p>1085</text:p>
          </table:table-cell>
          <table:table-cell table:style-name="ce5" table:formula="of:=[.B14]" office:value-type="date" office:date-value="2012-05-10">
            <text:p>10.05.2012</text:p>
          </table:table-cell>
          <table:table-cell table:style-name="ce8" office:value-type="time" office:time-value="PT12H03M00S">
            <text:p>12:03:00</text:p>
          </table:table-cell>
          <table:table-cell table:style-name="ce15" office:value-type="float" office:value="16.5">
            <text:p>16,5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39M26S">
            <text:p>01:39:26</text:p>
          </table:table-cell>
          <table:table-cell office:value-type="string">
            <text:p>Konstanz – Gottlieben – Ermatingen und zurück</text:p>
          </table:table-cell>
          <table:table-cell table:number-columns-repeated="1016"/>
        </table:table-row>
        <table:table-row table:style-name="ro2">
          <table:table-cell table:formula="of:=[.A15]+1" office:value-type="float" office:value="1086">
            <text:p>1086</text:p>
          </table:table-cell>
          <table:table-cell table:style-name="ce5" office:value-type="date" office:date-value="2012-05-11">
            <text:p>11.05.2012</text:p>
          </table:table-cell>
          <table:table-cell table:style-name="ce8" office:value-type="time" office:time-value="PT19H42M00S">
            <text:p>19:42:00</text:p>
          </table:table-cell>
          <table:table-cell table:style-name="ce15" office:value-type="float" office:value="16.7">
            <text:p>16,7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1H40M45S">
            <text:p>01:40:45</text:p>
          </table:table-cell>
          <table:table-cell office:value-type="string">
            <text:p>Kwh – Zazenhausen – Rot – Freiberg – MaxEythSee – Mühlhausen – Kwh</text:p>
          </table:table-cell>
          <table:table-cell table:number-columns-repeated="1016"/>
        </table:table-row>
        <table:table-row table:style-name="ro2">
          <table:table-cell table:formula="of:=[.A16]+1" office:value-type="float" office:value="1087">
            <text:p>1087</text:p>
          </table:table-cell>
          <table:table-cell table:style-name="ce5" office:value-type="date" office:date-value="2012-05-12">
            <text:p>12.05.2012</text:p>
          </table:table-cell>
          <table:table-cell table:style-name="ce8" office:value-type="time" office:time-value="PT17H51M00S">
            <text:p>17:51:00</text:p>
          </table:table-cell>
          <table:table-cell table:style-name="ce15" office:value-type="float" office:value="8.2">
            <text:p>8,2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46M35S">
            <text:p>00:46:35</text:p>
          </table:table-cell>
          <table:table-cell office:value-type="string">
            <text:p>Kwh – Zazenhausen – Zuffenhausen – Rot – MediaMarkt</text:p>
          </table:table-cell>
          <table:table-cell table:number-columns-repeated="1016"/>
        </table:table-row>
        <table:table-row table:style-name="ro2">
          <table:table-cell table:formula="of:=[.A17]" office:value-type="float" office:value="1087">
            <text:p>1087</text:p>
          </table:table-cell>
          <table:table-cell table:style-name="ce5" table:formula="of:=[.B17]" office:value-type="date" office:date-value="2012-05-12">
            <text:p>12.05.2012</text:p>
          </table:table-cell>
          <table:table-cell table:style-name="ce8" office:value-type="time" office:time-value="PT18H53M00S">
            <text:p>18:53:00</text:p>
          </table:table-cell>
          <table:table-cell table:style-name="ce15" office:value-type="float" office:value="3.6">
            <text:p>3,6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22M54S">
            <text:p>00:22:54</text:p>
          </table:table-cell>
          <table:table-cell office:value-type="string">
            <text:p>MediaMarkt – Stadtpark – Büro</text:p>
          </table:table-cell>
          <table:table-cell table:number-columns-repeated="1016"/>
        </table:table-row>
        <table:table-row table:style-name="ro2">
          <table:table-cell table:formula="of:=[.A18]" office:value-type="float" office:value="1087">
            <text:p>1087</text:p>
          </table:table-cell>
          <table:table-cell table:style-name="ce5" table:formula="of:=[.B18]" office:value-type="date" office:date-value="2012-05-12">
            <text:p>12.05.2012</text:p>
          </table:table-cell>
          <table:table-cell table:style-name="ce8" office:value-type="time" office:time-value="PT19H44M00S">
            <text:p>19:44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20M53S">
            <text:p>00:20:5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table:formula="of:=[.A19]+1" office:value-type="float" office:value="1088">
            <text:p>1088</text:p>
          </table:table-cell>
          <table:table-cell table:style-name="ce5" office:value-type="date" office:date-value="2012-05-13">
            <text:p>13.05.2012</text:p>
          </table:table-cell>
          <table:table-cell table:style-name="ce8" office:value-type="time" office:time-value="PT07H57M00S">
            <text:p>07:57:00</text:p>
          </table:table-cell>
          <table:table-cell table:style-name="ce15" office:value-type="float" office:value="5.6">
            <text:p>5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4M55S">
            <text:p>00:34:55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20]" office:value-type="float" office:value="1088">
            <text:p>1088</text:p>
          </table:table-cell>
          <table:table-cell table:style-name="ce5" table:formula="of:=[.B20]" office:value-type="date" office:date-value="2012-05-13">
            <text:p>13.05.2012</text:p>
          </table:table-cell>
          <table:table-cell table:style-name="ce8" office:value-type="time" office:time-value="PT19H32M00S">
            <text:p>19:32:00</text:p>
          </table:table-cell>
          <table:table-cell table:style-name="ce15" office:value-type="float" office:value="14.6">
            <text:p>14,6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1H26M33S">
            <text:p>01:26:33</text:p>
          </table:table-cell>
          <table:table-cell office:value-type="string">
            <text:p>Kwh – Zazenhausen – Mühlhausen – Aldingen – Pattonville – Kwh</text:p>
          </table:table-cell>
          <table:table-cell table:formula="of:=SUM([.D11:.D21])" office:value-type="float" office:value="120.8">
            <text:p>120,8</text:p>
          </table:table-cell>
          <table:table-cell table:number-columns-repeated="1015"/>
        </table:table-row>
        <table:table-row table:style-name="ro2">
          <table:table-cell table:formula="of:=[.A21]+1" office:value-type="float" office:value="1089">
            <text:p>1089</text:p>
          </table:table-cell>
          <table:table-cell table:style-name="ce5" office:value-type="date" office:date-value="2012-05-14">
            <text:p>14.05.2012</text:p>
          </table:table-cell>
          <table:table-cell table:style-name="ce8" office:value-type="time" office:time-value="PT19H41M00S">
            <text:p>19:41:00</text:p>
          </table:table-cell>
          <table:table-cell table:style-name="ce15" office:value-type="float" office:value="11.6">
            <text:p>11,6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11M38S">
            <text:p>01:11:38</text:p>
          </table:table-cell>
          <table:table-cell office:value-type="string">
            <text:p>Tamm – Eglosheim – Monrepos – LB – Kwh</text:p>
          </table:table-cell>
          <table:table-cell table:number-columns-repeated="1016"/>
        </table:table-row>
        <table:table-row table:style-name="ro2">
          <table:table-cell table:formula="of:=[.A22]+1" office:value-type="float" office:value="1090">
            <text:p>1090</text:p>
          </table:table-cell>
          <table:table-cell table:style-name="ce5" office:value-type="date" office:date-value="2012-05-15">
            <text:p>15.05.2012</text:p>
          </table:table-cell>
          <table:table-cell table:style-name="ce8" office:value-type="time" office:time-value="PT20H05M00S">
            <text:p>20:05:00</text:p>
          </table:table-cell>
          <table:table-cell table:style-name="ce15" office:value-type="float" office:value="1.4">
            <text:p>1,4</text:p>
          </table:table-cell>
          <table:table-cell table:style-name="ce12" office:value-type="float" office:value="88">
            <text:p>88</text:p>
          </table:table-cell>
          <table:table-cell table:style-name="ce11" office:value-type="time" office:time-value="PT00H15M01S">
            <text:p>00:15:01</text:p>
          </table:table-cell>
          <table:table-cell office:value-type="string">
            <text:p>Kwh mit Lilly</text:p>
          </table:table-cell>
          <table:table-cell table:number-columns-repeated="1016"/>
        </table:table-row>
        <table:table-row table:style-name="ro2">
          <table:table-cell table:formula="of:=[.A23]" office:value-type="float" office:value="1090">
            <text:p>1090</text:p>
          </table:table-cell>
          <table:table-cell table:style-name="ce5" office:value-type="date" office:date-value="2012-05-15">
            <text:p>15.05.2012</text:p>
          </table:table-cell>
          <table:table-cell table:style-name="ce8" office:value-type="time" office:time-value="PT20H30M00S">
            <text:p>20:30:00</text:p>
          </table:table-cell>
          <table:table-cell table:style-name="ce15" office:value-type="float" office:value="10.6">
            <text:p>10,6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1H05M23S">
            <text:p>01:05:23</text:p>
          </table:table-cell>
          <table:table-cell office:value-type="string">
            <text:p>Kwh – Zazenhausen – Freiberg – Mönchfeld – Kwh</text:p>
          </table:table-cell>
          <table:table-cell table:number-columns-repeated="1016"/>
        </table:table-row>
        <table:table-row table:style-name="ro2">
          <table:table-cell table:formula="of:=[.A24]+1" office:value-type="float" office:value="1091">
            <text:p>1091</text:p>
          </table:table-cell>
          <table:table-cell table:style-name="ce5" office:value-type="date" office:date-value="2012-05-16">
            <text:p>16.05.2012</text:p>
          </table:table-cell>
          <table:table-cell table:style-name="ce8" office:value-type="time" office:time-value="PT08H13M00S">
            <text:p>08:13:00</text:p>
          </table:table-cell>
          <table:table-cell table:style-name="ce15" office:value-type="float" office:value="20">
            <text:p>20,0</text:p>
          </table:table-cell>
          <table:table-cell table:style-name="ce12" office:value-type="float" office:value="109">
            <text:p>109</text:p>
          </table:table-cell>
          <table:table-cell table:style-name="ce11" office:value-type="time" office:time-value="PT02H21M00S">
            <text:p>02:21:00</text:p>
          </table:table-cell>
          <table:table-cell office:value-type="string">
            <text:p>Vaihingen – Bärensee – Solitude – Weilimdorf – Zuffenhausen – Kwh</text:p>
          </table:table-cell>
          <table:table-cell table:number-columns-repeated="1016"/>
        </table:table-row>
        <table:table-row table:style-name="ro2">
          <table:table-cell table:formula="of:=[.A25]" office:value-type="float" office:value="1091">
            <text:p>1091</text:p>
          </table:table-cell>
          <table:table-cell table:style-name="ce5" office:value-type="date" office:date-value="2012-05-16">
            <text:p>16.05.2012</text:p>
          </table:table-cell>
          <table:table-cell table:style-name="ce8" office:value-type="time" office:time-value="PT19H37M00S">
            <text:p>19:37:00</text:p>
          </table:table-cell>
          <table:table-cell table:style-name="ce15" office:value-type="float" office:value="10.1">
            <text:p>10,1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1H09M12S">
            <text:p>01:09:12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2">
          <table:table-cell table:formula="of:=[.A26]+1" office:value-type="float" office:value="1092">
            <text:p>1092</text:p>
          </table:table-cell>
          <table:table-cell table:style-name="ce5" office:value-type="date" office:date-value="2012-05-17">
            <text:p>17.05.2012</text:p>
          </table:table-cell>
          <table:table-cell table:style-name="ce8" office:value-type="time" office:time-value="PT18H47M00S">
            <text:p>18:47:00</text:p>
          </table:table-cell>
          <table:table-cell table:style-name="ce15" office:value-type="float" office:value="21.4">
            <text:p>21,4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2H05M58S">
            <text:p>02:05:58</text:p>
          </table:table-cell>
          <table:table-cell office:value-type="string">
            <text:p>Kwh – Zazenhausen – Aldingen – Neckarrems – Pattonville – Kwh</text:p>
          </table:table-cell>
          <table:table-cell table:number-columns-repeated="1016"/>
        </table:table-row>
        <table:table-row table:style-name="ro2">
          <table:table-cell table:formula="of:=[.A27]+1" office:value-type="float" office:value="1093">
            <text:p>1093</text:p>
          </table:table-cell>
          <table:table-cell table:style-name="ce5" office:value-type="date" office:date-value="2012-05-18">
            <text:p>18.05.2012</text:p>
          </table:table-cell>
          <table:table-cell table:style-name="ce8" office:value-type="time" office:time-value="PT19H46M00S">
            <text:p>19:46:00</text:p>
          </table:table-cell>
          <table:table-cell table:style-name="ce15" office:value-type="float" office:value="7.6">
            <text:p>7,6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0H53M56S">
            <text:p>00:53:56</text:p>
          </table:table-cell>
          <table:table-cell office:value-type="string">
            <text:p>Rund um Kwh</text:p>
          </table:table-cell>
          <table:table-cell table:number-columns-repeated="1016"/>
        </table:table-row>
        <table:table-row table:style-name="ro2">
          <table:table-cell table:formula="of:=[.A28]+1" office:value-type="float" office:value="1094">
            <text:p>1094</text:p>
          </table:table-cell>
          <table:table-cell table:style-name="ce5" office:value-type="date" office:date-value="2012-05-19">
            <text:p>19.05.2012</text:p>
          </table:table-cell>
          <table:table-cell table:style-name="ce8" office:value-type="time" office:time-value="PT15H38M00S">
            <text:p>15:38:00</text:p>
          </table:table-cell>
          <table:table-cell table:style-name="ce15" office:value-type="float" office:value="13.3">
            <text:p>13,3</text:p>
          </table:table-cell>
          <table:table-cell table:style-name="ce12" office:value-type="float" office:value="131">
            <text:p>131</text:p>
          </table:table-cell>
          <table:table-cell table:style-name="ce11" office:value-type="time" office:time-value="PT01H15M54S">
            <text:p>01:15:54</text:p>
          </table:table-cell>
          <table:table-cell office:value-type="string">
            <text:p>LB – Ossweil – Pattonville – Kwh</text:p>
          </table:table-cell>
          <table:table-cell table:number-columns-repeated="1016"/>
        </table:table-row>
        <table:table-row table:style-name="ro2">
          <table:table-cell table:formula="of:=[.A29]+1" office:value-type="float" office:value="1095">
            <text:p>1095</text:p>
          </table:table-cell>
          <table:table-cell table:style-name="ce5" office:value-type="date" office:date-value="2012-05-20">
            <text:p>20.05.2012</text:p>
          </table:table-cell>
          <table:table-cell table:style-name="ce8" office:value-type="time" office:time-value="PT17H50M00S">
            <text:p>17:50:00</text:p>
          </table:table-cell>
          <table:table-cell table:style-name="ce15" office:value-type="float" office:value="32.8">
            <text:p>32,8</text:p>
          </table:table-cell>
          <table:table-cell table:style-name="ce12" office:value-type="float" office:value="128">
            <text:p>128</text:p>
          </table:table-cell>
          <table:table-cell table:style-name="ce11" office:value-type="time" office:time-value="PT03H16M29S">
            <text:p>03:16:29</text:p>
          </table:table-cell>
          <table:table-cell office:value-type="string">
            <text:p>Kwh – Zazenhausen – Mühlhausen – Oeffingen – Waiblingen – RemsSchleifen – Neckarrems – Aldingen – Mühlhausen – Zazenhausen – Kwh</text:p>
          </table:table-cell>
          <table:table-cell table:formula="of:=SUM([.D22:.D30])" office:value-type="float" office:value="128.8">
            <text:p>128,8</text:p>
          </table:table-cell>
          <table:table-cell table:number-columns-repeated="1015"/>
        </table:table-row>
        <table:table-row table:style-name="ro2">
          <table:table-cell table:formula="of:=[.A30]+1" office:value-type="float" office:value="1096">
            <text:p>1096</text:p>
          </table:table-cell>
          <table:table-cell table:style-name="ce5" office:value-type="date" office:date-value="2012-05-21">
            <text:p>21.05.2012</text:p>
          </table:table-cell>
          <table:table-cell table:style-name="ce8" office:value-type="time" office:time-value="PT18H32M00S">
            <text:p>18:32:00</text:p>
          </table:table-cell>
          <table:table-cell table:style-name="ce15" office:value-type="float" office:value="9.9">
            <text:p>9,9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04M24S">
            <text:p>01:04:24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table:formula="of:=[.A31]+1" office:value-type="float" office:value="1097">
            <text:p>1097</text:p>
          </table:table-cell>
          <table:table-cell table:style-name="ce5" office:value-type="date" office:date-value="2012-05-22">
            <text:p>22.05.2012</text:p>
          </table:table-cell>
          <table:table-cell table:style-name="ce8" office:value-type="time" office:time-value="PT07H44M00S">
            <text:p>07:44:00</text:p>
          </table:table-cell>
          <table:table-cell table:style-name="ce15" office:value-type="float" office:value="11.5">
            <text:p>11,5</text:p>
          </table:table-cell>
          <table:table-cell table:style-name="ce12" office:value-type="float" office:value="131">
            <text:p>131</text:p>
          </table:table-cell>
          <table:table-cell table:style-name="ce11" office:value-type="time" office:time-value="PT01H06M15S">
            <text:p>01:06:15</text:p>
          </table:table-cell>
          <table:table-cell office:value-type="string">
            <text:p>Kwh – Zuffenhausen – Zazenhausen – Kwh</text:p>
          </table:table-cell>
          <table:table-cell table:number-columns-repeated="1016"/>
        </table:table-row>
        <table:table-row table:style-name="ro2">
          <table:table-cell table:formula="of:=[.A32]" office:value-type="float" office:value="1097">
            <text:p>1097</text:p>
          </table:table-cell>
          <table:table-cell table:style-name="ce5" table:formula="of:=[.B32]" office:value-type="date" office:date-value="2012-05-22">
            <text:p>22.05.2012</text:p>
          </table:table-cell>
          <table:table-cell table:style-name="ce8" office:value-type="time" office:time-value="PT20H00M00S">
            <text:p>20:00:00</text:p>
          </table:table-cell>
          <table:table-cell table:style-name="ce15" office:value-type="float" office:value="10.2">
            <text:p>10,2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1H00M33S">
            <text:p>01:00:33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33]+1" office:value-type="float" office:value="1098">
            <text:p>1098</text:p>
          </table:table-cell>
          <table:table-cell table:style-name="ce5" office:value-type="date" office:date-value="2012-05-23">
            <text:p>23.05.2012</text:p>
          </table:table-cell>
          <table:table-cell table:style-name="ce8" office:value-type="time" office:time-value="PT19H19M00S">
            <text:p>19:19:00</text:p>
          </table:table-cell>
          <table:table-cell table:style-name="ce15" office:value-type="float" office:value="15.9">
            <text:p>15,9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39M13S">
            <text:p>01:39:13</text:p>
          </table:table-cell>
          <table:table-cell office:value-type="string">
            <text:p>Tamm – Asperg – Klinik – Möglingen – Stammheim – Kwh</text:p>
          </table:table-cell>
          <table:table-cell table:number-columns-repeated="1016"/>
        </table:table-row>
        <table:table-row table:style-name="ro2">
          <table:table-cell table:formula="of:=[.A34]+1" office:value-type="float" office:value="1099">
            <text:p>1099</text:p>
          </table:table-cell>
          <table:table-cell table:style-name="ce5" office:value-type="date" office:date-value="2012-05-24">
            <text:p>24.05.2012</text:p>
          </table:table-cell>
          <table:table-cell table:style-name="ce8" office:value-type="time" office:time-value="PT08H25M00S">
            <text:p>08:25:00</text:p>
          </table:table-cell>
          <table:table-cell table:style-name="ce15" office:value-type="float" office:value="12.5">
            <text:p>12,5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1H12M19S">
            <text:p>01:12:19</text:p>
          </table:table-cell>
          <table:table-cell office:value-type="string">
            <text:p>Kwh – Zazenhausen – Mühlhausen – Hofen – Keefertal – Rot – Zazenhausen – Kwh</text:p>
          </table:table-cell>
          <table:table-cell table:number-columns-repeated="1016"/>
        </table:table-row>
        <table:table-row table:style-name="ro2">
          <table:table-cell table:formula="of:=[.A35]" office:value-type="float" office:value="1099">
            <text:p>1099</text:p>
          </table:table-cell>
          <table:table-cell table:style-name="ce5" table:formula="of:=[.B35]" office:value-type="date" office:date-value="2012-05-24">
            <text:p>24.05.2012</text:p>
          </table:table-cell>
          <table:table-cell table:style-name="ce8" office:value-type="time" office:time-value="PT19H23M00S">
            <text:p>19:23:00</text:p>
          </table:table-cell>
          <table:table-cell table:style-name="ce15" office:value-type="float" office:value="10.9">
            <text:p>10,9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1H15M25S">
            <text:p>01:15:25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2">
          <table:table-cell table:formula="of:=[.A36]+1" office:value-type="float" office:value="1100">
            <text:p>1100</text:p>
          </table:table-cell>
          <table:table-cell table:style-name="ce5" table:formula="of:=[.B36]+1" office:value-type="date" office:date-value="2012-05-25">
            <text:p>25.05.2012</text:p>
          </table:table-cell>
          <table:table-cell table:style-name="ce8" office:value-type="time" office:time-value="PT08H47M00S">
            <text:p>08:47:00</text:p>
          </table:table-cell>
          <table:table-cell table:style-name="ce15" office:value-type="float" office:value="9.3">
            <text:p>9,3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1H05M42S">
            <text:p>01:05:42</text:p>
          </table:table-cell>
          <table:table-cell office:value-type="string">
            <text:p>Kwh – Pflugfelden – Eglosheim – Freibad</text:p>
          </table:table-cell>
          <table:table-cell table:number-columns-repeated="1016"/>
        </table:table-row>
        <table:table-row table:style-name="ro2">
          <table:table-cell table:formula="of:=[.A37]" office:value-type="float" office:value="1100">
            <text:p>1100</text:p>
          </table:table-cell>
          <table:table-cell table:style-name="ce5" table:formula="of:=[.B37]" office:value-type="date" office:date-value="2012-05-25">
            <text:p>25.05.2012</text:p>
          </table:table-cell>
          <table:table-cell table:style-name="ce8" office:value-type="time" office:time-value="PT18H58M00S">
            <text:p>18:58:00</text:p>
          </table:table-cell>
          <table:table-cell table:style-name="ce15" office:value-type="float" office:value="10.3">
            <text:p>10,3</text:p>
          </table:table-cell>
          <table:table-cell table:style-name="ce12" office:value-type="float" office:value="106">
            <text:p>106</text:p>
          </table:table-cell>
          <table:table-cell table:style-name="ce11" office:value-type="time" office:time-value="PT01H13M06S">
            <text:p>01:13:06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2">
          <table:table-cell table:formula="of:=[.A38]+1" office:value-type="float" office:value="1101">
            <text:p>1101</text:p>
          </table:table-cell>
          <table:table-cell table:style-name="ce5" table:formula="of:=[.B38]+1" office:value-type="date" office:date-value="2012-05-26">
            <text:p>26.05.2012</text:p>
          </table:table-cell>
          <table:table-cell table:style-name="ce8" office:value-type="time" office:time-value="PT12H34M00S">
            <text:p>12:34:00</text:p>
          </table:table-cell>
          <table:table-cell table:style-name="ce15" office:value-type="float" office:value="10.6">
            <text:p>10,6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1H00M25S">
            <text:p>01:00:25</text:p>
          </table:table-cell>
          <table:table-cell office:value-type="string">
            <text:p>Hall – Innsbruck – Hall</text:p>
          </table:table-cell>
          <table:table-cell table:number-columns-repeated="1016"/>
        </table:table-row>
        <table:table-row table:style-name="ro2">
          <table:table-cell table:formula="of:=[.A39]+1" office:value-type="float" office:value="1102">
            <text:p>1102</text:p>
          </table:table-cell>
          <table:table-cell table:style-name="ce5" table:formula="of:=[.B39]+1" office:value-type="date" office:date-value="2012-05-27">
            <text:p>27.05.2012</text:p>
          </table:table-cell>
          <table:table-cell table:style-name="ce8" office:value-type="time" office:time-value="PT16H13M00S">
            <text:p>16:13:00</text:p>
          </table:table-cell>
          <table:table-cell table:style-name="ce15" office:value-type="float" office:value="13.8">
            <text:p>13,8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24M35S">
            <text:p>01:24:35</text:p>
          </table:table-cell>
          <table:table-cell office:value-type="string">
            <text:p>Lüsen – Petschied – RichtungWürzjoch – zurück</text:p>
          </table:table-cell>
          <table:table-cell table:formula="of:=SUM([.D31:.D41])" office:value-type="float" office:value="123.6">
            <text:p>123,6</text:p>
          </table:table-cell>
          <table:table-cell table:number-columns-repeated="1015"/>
        </table:table-row>
        <table:table-row table:style-name="ro2">
          <table:table-cell table:formula="of:=[.A40]+1" office:value-type="float" office:value="1103">
            <text:p>1103</text:p>
          </table:table-cell>
          <table:table-cell table:style-name="ce5" table:formula="of:=[.B40]+1" office:value-type="date" office:date-value="2012-05-28">
            <text:p>28.05.2012</text:p>
          </table:table-cell>
          <table:table-cell table:style-name="ce8" office:value-type="time" office:time-value="PT09H07M00S">
            <text:p>09:07:00</text:p>
          </table:table-cell>
          <table:table-cell table:style-name="ce15" office:value-type="float" office:value="8.7">
            <text:p>8,7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51M51S">
            <text:p>01:51:51</text:p>
          </table:table-cell>
          <table:table-cell office:value-type="string">
            <text:p>Lüsen – Kreuzwiesenhütte – Gargitt – Lüsen</text:p>
          </table:table-cell>
          <table:table-cell table:number-columns-repeated="1016"/>
        </table:table-row>
        <table:table-row table:style-name="ro2">
          <table:table-cell table:formula="of:=[.A41]+1" office:value-type="float" office:value="1104">
            <text:p>1104</text:p>
          </table:table-cell>
          <table:table-cell table:style-name="ce5" table:formula="of:=[.B41]+1" office:value-type="date" office:date-value="2012-05-29">
            <text:p>29.05.2012</text:p>
          </table:table-cell>
          <table:table-cell table:style-name="ce8" office:value-type="time" office:time-value="PT10H01M00S">
            <text:p>10:01:00</text:p>
          </table:table-cell>
          <table:table-cell table:style-name="ce15" office:value-type="float" office:value="19.9">
            <text:p>19,9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2H59M50S">
            <text:p>02:59:50</text:p>
          </table:table-cell>
          <table:table-cell office:value-type="string">
            <text:p>Lüsen – Petschied – RichtungLüsenerJoch – Kreuzwiesenhütte – Gargitt – Lüsen</text:p>
          </table:table-cell>
          <table:table-cell table:number-columns-repeated="1016"/>
        </table:table-row>
        <table:table-row table:style-name="ro3">
          <table:table-cell table:formula="of:=[.A42]+1" office:value-type="float" office:value="1105">
            <text:p>1105</text:p>
          </table:table-cell>
          <table:table-cell table:style-name="ce5" table:formula="of:=[.B42]+1" office:value-type="date" office:date-value="2012-05-30">
            <text:p>30.05.2012</text:p>
          </table:table-cell>
          <table:table-cell table:style-name="ce8" office:value-type="time" office:time-value="PT12H43M00S">
            <text:p>12:43:00</text:p>
          </table:table-cell>
          <table:table-cell table:style-name="ce15" office:value-type="float" office:value="15.6">
            <text:p>15,6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2H31M20S">
            <text:p>02:31:20</text:p>
          </table:table-cell>
          <table:table-cell office:value-type="string">
            <text:p>Brixen – Elvas – Natz – Rienzabrücke – Lüsen</text:p>
          </table:table-cell>
          <table:table-cell table:number-columns-repeated="1016"/>
        </table:table-row>
        <table:table-row table:style-name="ro3">
          <table:table-cell table:formula="of:=[.A43]+1" office:value-type="float" office:value="1106">
            <text:p>1106</text:p>
          </table:table-cell>
          <table:table-cell table:style-name="ce5" table:formula="of:=[.B43]+1" office:value-type="date" office:date-value="2012-05-31">
            <text:p>31.05.2012</text:p>
          </table:table-cell>
          <table:table-cell table:style-name="ce8" office:value-type="time" office:time-value="PT10H13M00S">
            <text:p>10:13:00</text:p>
          </table:table-cell>
          <table:table-cell table:style-name="ce15" office:value-type="float" office:value="10.3">
            <text:p>10,3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2H01M27S">
            <text:p>02:01:27</text:p>
          </table:table-cell>
          <table:table-cell office:value-type="string">
            <text:p>Lüsen – Flitt – Schwaigerböden – Kreuzwiese – Lüsen</text:p>
          </table:table-cell>
          <table:table-cell table:formula="of:=SUM([.D41:.D44])" office:value-type="float" office:value="54.5">
            <text:p>54,5</text:p>
          </table:table-cell>
          <table:table-cell table:number-columns-repeated="1015"/>
        </table:table-row>
        <table:table-row table:style-name="ro2" table:number-rows-repeated="3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7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04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8089.137027027">
            <text:p>18089,14</text:p>
          </table:table-cell>
          <table:table-cell table:style-name="ce16" table:formula="of:=SUM([.F2:.F65441])" office:value-type="time" office:time-value="PT1781H34M55S">
            <text:p>05:34:55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1045">
            <text:p>1045</text:p>
          </table:table-cell>
          <table:table-cell table:style-name="ce17" office:value-type="date" office:date-value="2012-03-31">
            <text:p>31.03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03'.H1])" office:value-type="float" office:value="17581.537027027">
            <text:p>17581,54</text:p>
          </table:table-cell>
          <table:table-cell table:style-name="ce10"/>
          <table:table-cell table:style-name="ce10" table:formula="of:=SUM(['2012-03'.I1])" office:value-type="time" office:time-value="PT1728H43M32S">
            <text:p>00:43:32</text:p>
          </table:table-cell>
          <table:table-cell table:style-name="ce2" office:value-type="string">
            <text:p>Übertrag 400:33:32</text:p>
          </table:table-cell>
          <table:table-cell table:style-name="ce2" table:formula="of:=SUM(['2012-03'.H65])" office:value-type="float" office:value="145.96">
            <text:p>145,96</text:p>
          </table:table-cell>
          <table:table-cell table:style-name="ce2" table:number-columns-repeated="1015"/>
        </table:table-row>
        <table:table-row table:style-name="ro3">
          <table:table-cell table:formula="of:=[.A2]+1" office:value-type="float" office:value="1046">
            <text:p>1046</text:p>
          </table:table-cell>
          <table:table-cell table:style-name="ce5" office:value-type="date" office:date-value="2012-04-01">
            <text:p>01.04.2012</text:p>
          </table:table-cell>
          <table:table-cell table:style-name="ce8" office:value-type="time" office:time-value="PT22H17M00S">
            <text:p>22:17:00</text:p>
          </table:table-cell>
          <table:table-cell table:style-name="ce15" office:value-type="float" office:value="6.1">
            <text:p>6,1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1M30S">
            <text:p>00:41:30</text:p>
          </table:table-cell>
          <table:table-cell office:value-type="string">
            <text:p>Kwh-Runde</text:p>
          </table:table-cell>
          <table:table-cell table:formula="of:=SUM([.D3:.D3];[.H2])" office:value-type="float" office:value="152.06">
            <text:p>152,06</text:p>
          </table:table-cell>
          <table:table-cell table:style-name="ce2" table:number-columns-repeated="1015"/>
        </table:table-row>
        <table:table-row table:style-name="ro3">
          <table:table-cell table:formula="of:=[.A3]+1" office:value-type="float" office:value="1047">
            <text:p>1047</text:p>
          </table:table-cell>
          <table:table-cell table:style-name="ce5" office:value-type="date" office:date-value="2012-04-02">
            <text:p>02.04.2012</text:p>
          </table:table-cell>
          <table:table-cell table:style-name="ce8" office:value-type="time" office:time-value="PT17H48M00S">
            <text:p>17:48:00</text:p>
          </table:table-cell>
          <table:table-cell table:style-name="ce15" office:value-type="float" office:value="19.4">
            <text:p>19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2H01M59S">
            <text:p>02:01:59</text:p>
          </table:table-cell>
          <table:table-cell office:value-type="string">
            <text:p>Tamm – Monrepos – Hoheneck – Harteneck – LB – Kwh</text:p>
          </table:table-cell>
          <table:table-cell table:number-columns-repeated="1016"/>
        </table:table-row>
        <table:table-row table:style-name="ro3">
          <table:table-cell table:formula="of:=[.A4]+1" office:value-type="float" office:value="1048">
            <text:p>1048</text:p>
          </table:table-cell>
          <table:table-cell table:style-name="ce5" office:value-type="date" office:date-value="2012-04-03">
            <text:p>03.04.2012</text:p>
          </table:table-cell>
          <table:table-cell table:style-name="ce8" office:value-type="time" office:time-value="PT11H18M00S">
            <text:p>11:18:00</text:p>
          </table:table-cell>
          <table:table-cell table:style-name="ce15" office:value-type="float" office:value="8.2">
            <text:p>8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6M39S">
            <text:p>00:46:39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3">
          <table:table-cell table:formula="of:=[.A5]" office:value-type="float" office:value="1048">
            <text:p>1048</text:p>
          </table:table-cell>
          <table:table-cell table:style-name="ce5" table:formula="of:=[.B5]" office:value-type="date" office:date-value="2012-04-03">
            <text:p>03.04.2012</text:p>
          </table:table-cell>
          <table:table-cell table:style-name="ce8" office:value-type="time" office:time-value="PT18H26M00S">
            <text:p>18:26:00</text:p>
          </table:table-cell>
          <table:table-cell table:style-name="ce15" office:value-type="float" office:value="11.6">
            <text:p>11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6M41S">
            <text:p>01:06:41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6]+1" office:value-type="float" office:value="1049">
            <text:p>1049</text:p>
          </table:table-cell>
          <table:table-cell table:style-name="ce5" office:value-type="date" office:date-value="2012-04-04">
            <text:p>04.04.2012</text:p>
          </table:table-cell>
          <table:table-cell table:style-name="ce8" office:value-type="time" office:time-value="PT07H55M00S">
            <text:p>07:55:00</text:p>
          </table:table-cell>
          <table:table-cell table:style-name="ce15" office:value-type="float" office:value="10.3">
            <text:p>10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6M58S">
            <text:p>00:56:58</text:p>
          </table:table-cell>
          <table:table-cell office:value-type="string">
            <text:p>Kwh – Zazenhausen – Freiberg – Rot – Zuffenhausen – Büro – Kwh</text:p>
          </table:table-cell>
          <table:table-cell table:number-columns-repeated="1016"/>
        </table:table-row>
        <table:table-row table:style-name="ro3">
          <table:table-cell table:formula="of:=[.A7]" office:value-type="float" office:value="1049">
            <text:p>1049</text:p>
          </table:table-cell>
          <table:table-cell table:style-name="ce5" table:formula="of:=[.B7]" office:value-type="date" office:date-value="2012-04-04">
            <text:p>04.04.2012</text:p>
          </table:table-cell>
          <table:table-cell table:style-name="ce8" office:value-type="time" office:time-value="PT18H47M00S">
            <text:p>18:47:00</text:p>
          </table:table-cell>
          <table:table-cell table:style-name="ce15" office:value-type="float" office:value="10.2">
            <text:p>10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0M18S">
            <text:p>01:00:18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8]+1" office:value-type="float" office:value="1050">
            <text:p>1050</text:p>
          </table:table-cell>
          <table:table-cell table:style-name="ce5" office:value-type="date" office:date-value="2012-04-05">
            <text:p>05.04.2012</text:p>
          </table:table-cell>
          <table:table-cell table:style-name="ce8" office:value-type="time" office:time-value="PT07H08M00S">
            <text:p>07:08:00</text:p>
          </table:table-cell>
          <table:table-cell table:style-name="ce15" office:value-type="float" office:value="5">
            <text:p>5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8M42S">
            <text:p>00:28:42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9]" office:value-type="float" office:value="1050">
            <text:p>1050</text:p>
          </table:table-cell>
          <table:table-cell table:style-name="ce5" table:formula="of:=[.B9]" office:value-type="date" office:date-value="2012-04-05">
            <text:p>05.04.2012</text:p>
          </table:table-cell>
          <table:table-cell table:style-name="ce8" office:value-type="time" office:time-value="PT17H47M00S">
            <text:p>17:47:00</text:p>
          </table:table-cell>
          <table:table-cell table:style-name="ce15" office:value-type="float" office:value="13.2">
            <text:p>13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8M43S">
            <text:p>01:18:43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10]+1" office:value-type="float" office:value="1051">
            <text:p>1051</text:p>
          </table:table-cell>
          <table:table-cell table:style-name="ce5" office:value-type="date" office:date-value="2012-04-06">
            <text:p>06.04.2012</text:p>
          </table:table-cell>
          <table:table-cell table:style-name="ce8" office:value-type="time" office:time-value="PT19H58M00S">
            <text:p>19:58:00</text:p>
          </table:table-cell>
          <table:table-cell table:style-name="ce15" office:value-type="float" office:value="17.8">
            <text:p>17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41M03S">
            <text:p>01:41:03</text:p>
          </table:table-cell>
          <table:table-cell office:value-type="string">
            <text:p>Kwh – Zazenhausen – Mühlhausen – Münster – Pragsattel – Zuffenhausen – Kwh</text:p>
          </table:table-cell>
          <table:table-cell table:number-columns-repeated="1016"/>
        </table:table-row>
        <table:table-row table:style-name="ro3">
          <table:table-cell table:formula="of:=[.A11]+1" office:value-type="float" office:value="1052">
            <text:p>1052</text:p>
          </table:table-cell>
          <table:table-cell table:style-name="ce5" office:value-type="date" office:date-value="2012-04-07">
            <text:p>07.04.2012</text:p>
          </table:table-cell>
          <table:table-cell table:style-name="ce8" office:value-type="time" office:time-value="PT18H24M00S">
            <text:p>18:24:00</text:p>
          </table:table-cell>
          <table:table-cell table:style-name="ce15" office:value-type="float" office:value="4.4">
            <text:p>4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5M15S">
            <text:p>00:25:15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3">
          <table:table-cell table:formula="of:=[.A12]+1" office:value-type="float" office:value="1053">
            <text:p>1053</text:p>
          </table:table-cell>
          <table:table-cell table:style-name="ce5" office:value-type="date" office:date-value="2012-04-08">
            <text:p>08.04.2012</text:p>
          </table:table-cell>
          <table:table-cell table:style-name="ce8" office:value-type="time" office:time-value="PT20H40M00S">
            <text:p>20:40:00</text:p>
          </table:table-cell>
          <table:table-cell table:style-name="ce15" office:value-type="float" office:value="8.7">
            <text:p>8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1M12S">
            <text:p>00:51:12</text:p>
          </table:table-cell>
          <table:table-cell office:value-type="string">
            <text:p>Kwh – Zazenhausen – Kwh</text:p>
          </table:table-cell>
          <table:table-cell table:formula="of:=SUM([.D4:.D13])" office:value-type="float" office:value="108.8">
            <text:p>108,8</text:p>
          </table:table-cell>
          <table:table-cell table:number-columns-repeated="1015"/>
        </table:table-row>
        <table:table-row table:style-name="ro3">
          <table:table-cell table:formula="of:=[.A13]+1" office:value-type="float" office:value="1054">
            <text:p>1054</text:p>
          </table:table-cell>
          <table:table-cell table:style-name="ce5" office:value-type="date" office:date-value="2012-04-09">
            <text:p>09.04.2012</text:p>
          </table:table-cell>
          <table:table-cell table:style-name="ce8" office:value-type="time" office:time-value="PT19H51M00S">
            <text:p>19:51:00</text:p>
          </table:table-cell>
          <table:table-cell table:style-name="ce15" office:value-type="float" office:value="12.2">
            <text:p>12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0M03S">
            <text:p>01:10:03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3">
          <table:table-cell table:formula="of:=[.A14]+1" office:value-type="float" office:value="1055">
            <text:p>1055</text:p>
          </table:table-cell>
          <table:table-cell table:style-name="ce5" office:value-type="date" office:date-value="2012-04-10">
            <text:p>10.04.2012</text:p>
          </table:table-cell>
          <table:table-cell table:style-name="ce8" office:value-type="time" office:time-value="PT07H42M00S">
            <text:p>07:42:00</text:p>
          </table:table-cell>
          <table:table-cell table:style-name="ce15" office:value-type="float" office:value="10.8">
            <text:p>10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0M58S">
            <text:p>01:00:58</text:p>
          </table:table-cell>
          <table:table-cell office:value-type="string">
            <text:p>Kwh – Zazenhausen – Schnarrenberg – Zuffenhausen – Kwh</text:p>
          </table:table-cell>
          <table:table-cell table:number-columns-repeated="1016"/>
        </table:table-row>
        <table:table-row table:style-name="ro3">
          <table:table-cell table:formula="of:=[.A15]" office:value-type="float" office:value="1055">
            <text:p>1055</text:p>
          </table:table-cell>
          <table:table-cell table:style-name="ce5" table:formula="of:=[.B15]" office:value-type="date" office:date-value="2012-04-10">
            <text:p>10.04.2012</text:p>
          </table:table-cell>
          <table:table-cell table:style-name="ce8" office:value-type="time" office:time-value="PT18H58M00S">
            <text:p>18:58:00</text:p>
          </table:table-cell>
          <table:table-cell table:style-name="ce15" office:value-type="float" office:value="11.2">
            <text:p>11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4M40S">
            <text:p>01:04:40</text:p>
          </table:table-cell>
          <table:table-cell office:value-type="string">
            <text:p>Tamm – Egolsheim – Pflugfelden – Kwh</text:p>
          </table:table-cell>
          <table:table-cell table:number-columns-repeated="1016"/>
        </table:table-row>
        <table:table-row table:style-name="ro3">
          <table:table-cell table:formula="of:=[.A16]+1" office:value-type="float" office:value="1056">
            <text:p>1056</text:p>
          </table:table-cell>
          <table:table-cell table:style-name="ce5" office:value-type="date" office:date-value="2012-04-11">
            <text:p>11.04.2012</text:p>
          </table:table-cell>
          <table:table-cell table:style-name="ce8" office:value-type="time" office:time-value="PT08H27M00S">
            <text:p>08:27:00</text:p>
          </table:table-cell>
          <table:table-cell table:style-name="ce15" office:value-type="float" office:value="9.7">
            <text:p>9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2M20S">
            <text:p>00:52:20</text:p>
          </table:table-cell>
          <table:table-cell office:value-type="string">
            <text:p>Kwh – Zazenhausen – Zuffenhausen – Büro – Kwh</text:p>
          </table:table-cell>
          <table:table-cell table:number-columns-repeated="1016"/>
        </table:table-row>
        <table:table-row table:style-name="ro3">
          <table:table-cell table:formula="of:=[.A17]" office:value-type="float" office:value="1056">
            <text:p>1056</text:p>
          </table:table-cell>
          <table:table-cell table:style-name="ce5" table:formula="of:=[.B17]" office:value-type="date" office:date-value="2012-04-11">
            <text:p>11.04.2012</text:p>
          </table:table-cell>
          <table:table-cell table:style-name="ce8" office:value-type="time" office:time-value="PT19H40M00S">
            <text:p>19:40:00</text:p>
          </table:table-cell>
          <table:table-cell table:style-name="ce15" office:value-type="float" office:value="10.7">
            <text:p>10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1M00S">
            <text:p>01:01:00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18]+1" office:value-type="float" office:value="1057">
            <text:p>1057</text:p>
          </table:table-cell>
          <table:table-cell table:style-name="ce5" office:value-type="date" office:date-value="2012-04-12">
            <text:p>12.04.2012</text:p>
          </table:table-cell>
          <table:table-cell table:style-name="ce8" office:value-type="time" office:time-value="PT06H51M00S">
            <text:p>06:51:00</text:p>
          </table:table-cell>
          <table:table-cell table:style-name="ce15" office:value-type="float" office:value="10">
            <text:p>10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5M14S">
            <text:p>00:55:14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19]" office:value-type="float" office:value="1057">
            <text:p>1057</text:p>
          </table:table-cell>
          <table:table-cell table:style-name="ce5" table:formula="of:=[.B19]" office:value-type="date" office:date-value="2012-04-12">
            <text:p>12.04.2012</text:p>
          </table:table-cell>
          <table:table-cell table:style-name="ce8" office:value-type="time" office:time-value="PT19H57M00S">
            <text:p>19:57:00</text:p>
          </table:table-cell>
          <table:table-cell table:style-name="ce15" office:value-type="float" office:value="10.9">
            <text:p>10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4M28S">
            <text:p>01:04:28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20]+1" office:value-type="float" office:value="1058">
            <text:p>1058</text:p>
          </table:table-cell>
          <table:table-cell table:style-name="ce5" office:value-type="date" office:date-value="2012-04-13">
            <text:p>13.04.2012</text:p>
          </table:table-cell>
          <table:table-cell table:style-name="ce8" office:value-type="time" office:time-value="PT08H24M00S">
            <text:p>08:24:00</text:p>
          </table:table-cell>
          <table:table-cell table:style-name="ce15" office:value-type="float" office:value="9.1">
            <text:p>9,1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50M32S">
            <text:p>00:50:32</text:p>
          </table:table-cell>
          <table:table-cell office:value-type="string">
            <text:p>Kwh – Zuffenhausen – Zazenhausen – Kwh</text:p>
          </table:table-cell>
          <table:table-cell table:number-columns-repeated="1016"/>
        </table:table-row>
        <table:table-row table:style-name="ro3">
          <table:table-cell table:formula="of:=[.A21]+1" office:value-type="float" office:value="1059">
            <text:p>1059</text:p>
          </table:table-cell>
          <table:table-cell table:style-name="ce5" office:value-type="date" office:date-value="2012-04-14">
            <text:p>14.04.2012</text:p>
          </table:table-cell>
          <table:table-cell table:style-name="ce8" office:value-type="time" office:time-value="PT19H22M00S">
            <text:p>19:22:00</text:p>
          </table:table-cell>
          <table:table-cell table:style-name="ce15" office:value-type="float" office:value="19.2">
            <text:p>19,2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1H47M05S">
            <text:p>01:47:05</text:p>
          </table:table-cell>
          <table:table-cell office:value-type="string">
            <text:p>Kwh – Zazenhausen – Mühlhausen – Aldingen – Pattonville Kwh</text:p>
          </table:table-cell>
          <table:table-cell table:number-columns-repeated="1016"/>
        </table:table-row>
        <table:table-row table:style-name="ro3">
          <table:table-cell table:formula="of:=[.A22]+1" office:value-type="float" office:value="1060">
            <text:p>1060</text:p>
          </table:table-cell>
          <table:table-cell table:style-name="ce5" office:value-type="date" office:date-value="2012-04-15">
            <text:p>15.04.2012</text:p>
          </table:table-cell>
          <table:table-cell table:style-name="ce8" office:value-type="time" office:time-value="PT11H51M00S">
            <text:p>11:51:00</text:p>
          </table:table-cell>
          <table:table-cell table:style-name="ce15" office:value-type="float" office:value="13.1">
            <text:p>13,1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1H10M13S">
            <text:p>01:10:13</text:p>
          </table:table-cell>
          <table:table-cell office:value-type="string">
            <text:p>Kwh – Zazenhausen – Freiberg – MaxEythSee – Mühlhausen – Kwh</text:p>
          </table:table-cell>
          <table:table-cell table:formula="of:=SUM([.D14:.D23])" office:value-type="float" office:value="116.9">
            <text:p>116,9</text:p>
          </table:table-cell>
          <table:table-cell table:number-columns-repeated="1015"/>
        </table:table-row>
        <table:table-row table:style-name="ro3">
          <table:table-cell table:formula="of:=[.A23]+1" office:value-type="float" office:value="1061">
            <text:p>1061</text:p>
          </table:table-cell>
          <table:table-cell table:style-name="ce5" office:value-type="date" office:date-value="2012-04-16">
            <text:p>16.04.2012</text:p>
          </table:table-cell>
          <table:table-cell table:style-name="ce8" office:value-type="time" office:time-value="PT07H23M00S">
            <text:p>07:23:00</text:p>
          </table:table-cell>
          <table:table-cell table:style-name="ce15" office:value-type="float" office:value="7">
            <text:p>7,0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38M50S">
            <text:p>00:38:50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3">
          <table:table-cell table:formula="of:=[.A24]" office:value-type="float" office:value="1061">
            <text:p>1061</text:p>
          </table:table-cell>
          <table:table-cell table:style-name="ce5" table:formula="of:=[.B24]" office:value-type="date" office:date-value="2012-04-16">
            <text:p>16.04.2012</text:p>
          </table:table-cell>
          <table:table-cell table:style-name="ce8" office:value-type="time" office:time-value="PT18H45M00S">
            <text:p>18:45:00</text:p>
          </table:table-cell>
          <table:table-cell table:style-name="ce15" office:value-type="float" office:value="10.3">
            <text:p>10,3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54M29S">
            <text:p>00:54:29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25]+1" office:value-type="float" office:value="1062">
            <text:p>1062</text:p>
          </table:table-cell>
          <table:table-cell table:style-name="ce5" office:value-type="date" office:date-value="2012-04-17">
            <text:p>17.04.2012</text:p>
          </table:table-cell>
          <table:table-cell table:style-name="ce8" office:value-type="time" office:time-value="PT12H47M00S">
            <text:p>12:47:00</text:p>
          </table:table-cell>
          <table:table-cell table:style-name="ce15" office:value-type="float" office:value="7.1">
            <text:p>7,1</text:p>
          </table:table-cell>
          <table:table-cell table:style-name="ce12" office:value-type="float" office:value="156">
            <text:p>156</text:p>
          </table:table-cell>
          <table:table-cell table:style-name="ce11" office:value-type="time" office:time-value="PT00H35M04S">
            <text:p>00:35:04</text:p>
          </table:table-cell>
          <table:table-cell office:value-type="string">
            <text:p>Kwh – Klärwerk – Kwh</text:p>
          </table:table-cell>
          <table:table-cell table:number-columns-repeated="1016"/>
        </table:table-row>
        <table:table-row table:style-name="ro3">
          <table:table-cell table:formula="of:=[.A26]+1" office:value-type="float" office:value="1063">
            <text:p>1063</text:p>
          </table:table-cell>
          <table:table-cell table:style-name="ce5" office:value-type="date" office:date-value="2012-04-18">
            <text:p>18.04.2012</text:p>
          </table:table-cell>
          <table:table-cell table:style-name="ce8" office:value-type="time" office:time-value="PT08H02M00S">
            <text:p>08:02:00</text:p>
          </table:table-cell>
          <table:table-cell table:style-name="ce15" office:value-type="float" office:value="7.4">
            <text:p>7,4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43M24S">
            <text:p>00:43:24</text:p>
          </table:table-cell>
          <table:table-cell office:value-type="string">
            <text:p>Kwh – Büro – Zuffenhausen – Kwh</text:p>
          </table:table-cell>
          <table:table-cell table:number-columns-repeated="1016"/>
        </table:table-row>
        <table:table-row table:style-name="ro3">
          <table:table-cell table:formula="of:=[.A27]" office:value-type="float" office:value="1063">
            <text:p>1063</text:p>
          </table:table-cell>
          <table:table-cell table:style-name="ce5" table:formula="of:=[.B27]" office:value-type="date" office:date-value="2012-04-18">
            <text:p>18.04.2012</text:p>
          </table:table-cell>
          <table:table-cell table:style-name="ce8" office:value-type="time" office:time-value="PT19H18M00S">
            <text:p>19:18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55M13S">
            <text:p>00:55:13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28]+1" office:value-type="float" office:value="1064">
            <text:p>1064</text:p>
          </table:table-cell>
          <table:table-cell table:style-name="ce5" office:value-type="date" office:date-value="2012-04-19">
            <text:p>19.04.2012</text:p>
          </table:table-cell>
          <table:table-cell table:style-name="ce8" office:value-type="time" office:time-value="PT07H25M00S">
            <text:p>07:25:00</text:p>
          </table:table-cell>
          <table:table-cell table:style-name="ce15" office:value-type="float" office:value="5">
            <text:p>5,0</text:p>
          </table:table-cell>
          <table:table-cell table:style-name="ce12" office:value-type="float" office:value="140">
            <text:p>140</text:p>
          </table:table-cell>
          <table:table-cell table:style-name="ce11" office:value-type="time" office:time-value="PT00H25M44S">
            <text:p>00:25:44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29]" office:value-type="float" office:value="1064">
            <text:p>1064</text:p>
          </table:table-cell>
          <table:table-cell table:style-name="ce5" office:value-type="date" office:date-value="2012-04-19">
            <text:p>19.04.2012</text:p>
          </table:table-cell>
          <table:table-cell table:style-name="ce8" office:value-type="time" office:time-value="PT19H30M00S">
            <text:p>19:30:00</text:p>
          </table:table-cell>
          <table:table-cell table:style-name="ce15" office:value-type="float" office:value="12">
            <text:p>12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5M00S">
            <text:p>01:05:00</text:p>
          </table:table-cell>
          <table:table-cell office:value-type="string">
            <text:p>Tamm – Egolsheim – Asperg – Pflugfelden – LangesFeld – Kwh</text:p>
          </table:table-cell>
          <table:table-cell table:number-columns-repeated="1016"/>
        </table:table-row>
        <table:table-row table:style-name="ro3">
          <table:table-cell table:formula="of:=[.A30]+1" office:value-type="float" office:value="1065">
            <text:p>1065</text:p>
          </table:table-cell>
          <table:table-cell table:style-name="ce5" office:value-type="date" office:date-value="2012-04-20">
            <text:p>20.04.2012</text:p>
          </table:table-cell>
          <table:table-cell table:style-name="ce8" office:value-type="time" office:time-value="PT08H00M00S">
            <text:p>08:00:00</text:p>
          </table:table-cell>
          <table:table-cell table:style-name="ce15" office:value-type="float" office:value="12.4">
            <text:p>12,4</text:p>
          </table:table-cell>
          <table:table-cell table:style-name="ce12" office:value-type="float" office:value="131">
            <text:p>131</text:p>
          </table:table-cell>
          <table:table-cell table:style-name="ce11" office:value-type="time" office:time-value="PT01H11M47S">
            <text:p>01:11:47</text:p>
          </table:table-cell>
          <table:table-cell office:value-type="string">
            <text:p>Kwh – zazenhausen – Mönchfeld – Freiberg – Rot – Zuffenhausen – Kwh</text:p>
          </table:table-cell>
          <table:table-cell table:number-columns-repeated="1016"/>
        </table:table-row>
        <table:table-row table:style-name="ro3">
          <table:table-cell table:formula="of:=[.A31]" office:value-type="float" office:value="1065">
            <text:p>1065</text:p>
          </table:table-cell>
          <table:table-cell table:style-name="ce5" table:formula="of:=[.B31]" office:value-type="date" office:date-value="2012-04-20">
            <text:p>20.04.2012</text:p>
          </table:table-cell>
          <table:table-cell table:style-name="ce8" office:value-type="time" office:time-value="PT18H05M00S">
            <text:p>18:05:00</text:p>
          </table:table-cell>
          <table:table-cell table:style-name="ce15" office:value-type="float" office:value="10.5">
            <text:p>10,5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1H02M18S">
            <text:p>01:02:18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3">
          <table:table-cell table:formula="of:=[.A32]+1" office:value-type="float" office:value="1066">
            <text:p>1066</text:p>
          </table:table-cell>
          <table:table-cell table:style-name="ce5" office:value-type="date" office:date-value="2012-04-21">
            <text:p>21.04.2012</text:p>
          </table:table-cell>
          <table:table-cell table:style-name="ce8" office:value-type="time" office:time-value="PT10H38M00S">
            <text:p>10:38:00</text:p>
          </table:table-cell>
          <table:table-cell table:style-name="ce15" office:value-type="float" office:value="25.9">
            <text:p>25,9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2H28M56S">
            <text:p>02:28:56</text:p>
          </table:table-cell>
          <table:table-cell office:value-type="string">
            <text:p>Kwh – Zuffenhausen – Pragsattel – StgtMitte – Killesberg – Feuerbach – Zuffenhausen – Kwh</text:p>
          </table:table-cell>
          <table:table-cell table:number-columns-repeated="1016"/>
        </table:table-row>
        <table:table-row table:style-name="ro3">
          <table:table-cell table:formula="of:=[.A33]+1" office:value-type="float" office:value="1067">
            <text:p>1067</text:p>
          </table:table-cell>
          <table:table-cell table:style-name="ce5" office:value-type="date" office:date-value="2012-04-22">
            <text:p>22.04.2012</text:p>
          </table:table-cell>
          <table:table-cell table:style-name="ce8" office:value-type="time" office:time-value="PT11H12M00S">
            <text:p>11:12:00</text:p>
          </table:table-cell>
          <table:table-cell table:style-name="ce15" office:value-type="float" office:value="15.1">
            <text:p>15,1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1H26M52S">
            <text:p>01:26:52</text:p>
          </table:table-cell>
          <table:table-cell office:value-type="string">
            <text:p>Kwh – Zazenhausen – FeuerbacherTal (2 Runden) – Mönchfeld – Freiberg – Rot – Zuffenhausen – Kwh</text:p>
          </table:table-cell>
          <table:table-cell table:formula="of:=SUM([.D24:.D34])" office:value-type="float" office:value="122.7">
            <text:p>122,7</text:p>
          </table:table-cell>
          <table:table-cell table:number-columns-repeated="1015"/>
        </table:table-row>
        <table:table-row table:style-name="ro3">
          <table:table-cell table:formula="of:=[.A34]+1" office:value-type="float" office:value="1068">
            <text:p>1068</text:p>
          </table:table-cell>
          <table:table-cell table:style-name="ce5" office:value-type="date" office:date-value="2012-04-23">
            <text:p>23.04.2012</text:p>
          </table:table-cell>
          <table:table-cell table:style-name="ce8" office:value-type="time" office:time-value="PT08H54M00S">
            <text:p>08:54:00</text:p>
          </table:table-cell>
          <table:table-cell table:style-name="ce15" office:value-type="float" office:value="11.3">
            <text:p>11,3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59M35S">
            <text:p>00:59:35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3">
          <table:table-cell table:formula="of:=[.A35]+1" office:value-type="float" office:value="1069">
            <text:p>1069</text:p>
          </table:table-cell>
          <table:table-cell table:style-name="ce5" office:value-type="date" office:date-value="2012-04-24">
            <text:p>24.04.2012</text:p>
          </table:table-cell>
          <table:table-cell table:style-name="ce8" office:value-type="time" office:time-value="PT09H00M00S">
            <text:p>09:00:00</text:p>
          </table:table-cell>
          <table:table-cell table:style-name="ce15" office:value-type="float" office:value="7.4">
            <text:p>7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9M39S">
            <text:p>00:39:39</text:p>
          </table:table-cell>
          <table:table-cell office:value-type="string">
            <text:p>Kwh – Mitte – Süd – Stammheim – Kwh</text:p>
          </table:table-cell>
          <table:table-cell table:number-columns-repeated="1016"/>
        </table:table-row>
        <table:table-row table:style-name="ro3">
          <table:table-cell table:formula="of:=[.A36]" office:value-type="float" office:value="1069">
            <text:p>1069</text:p>
          </table:table-cell>
          <table:table-cell table:style-name="ce5" table:formula="of:=[.B36]" office:value-type="date" office:date-value="2012-04-24">
            <text:p>24.04.2012</text:p>
          </table:table-cell>
          <table:table-cell table:style-name="ce8" office:value-type="time" office:time-value="PT20H19M00S">
            <text:p>20:19:00</text:p>
          </table:table-cell>
          <table:table-cell table:style-name="ce15" office:value-type="float" office:value="11.1">
            <text:p>11,1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5M14S">
            <text:p>01:05:14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37]+1" office:value-type="float" office:value="1070">
            <text:p>1070</text:p>
          </table:table-cell>
          <table:table-cell table:style-name="ce5" office:value-type="date" office:date-value="2012-04-25">
            <text:p>25.04.2012</text:p>
          </table:table-cell>
          <table:table-cell table:style-name="ce8" office:value-type="time" office:time-value="PT08H23M00S">
            <text:p>08:23:00</text:p>
          </table:table-cell>
          <table:table-cell table:style-name="ce15" office:value-type="float" office:value="9.4">
            <text:p>9,4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0H54M11S">
            <text:p>00:54:11</text:p>
          </table:table-cell>
          <table:table-cell office:value-type="string">
            <text:p>Kwh – Golfplatz – Kwh</text:p>
          </table:table-cell>
          <table:table-cell table:number-columns-repeated="1016"/>
        </table:table-row>
        <table:table-row table:style-name="ro3">
          <table:table-cell table:formula="of:=[.A38]" office:value-type="float" office:value="1070">
            <text:p>1070</text:p>
          </table:table-cell>
          <table:table-cell table:style-name="ce5" table:formula="of:=[.B38]" office:value-type="date" office:date-value="2012-04-25">
            <text:p>25.04.2012</text:p>
          </table:table-cell>
          <table:table-cell table:style-name="ce8" office:value-type="time" office:time-value="PT19H08M00S">
            <text:p>19:08:00</text:p>
          </table:table-cell>
          <table:table-cell table:style-name="ce15" office:value-type="float" office:value="10.8">
            <text:p>10,8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1H08M16S">
            <text:p>01:08:16</text:p>
          </table:table-cell>
          <table:table-cell office:value-type="string">
            <text:p>Kwh – Zazenhausen – Freiberg – Rot – Zuffenhausen – Kwh</text:p>
          </table:table-cell>
          <table:table-cell table:number-columns-repeated="1016"/>
        </table:table-row>
        <table:table-row table:style-name="ro3">
          <table:table-cell table:formula="of:=[.A39]+1" office:value-type="float" office:value="1071">
            <text:p>1071</text:p>
          </table:table-cell>
          <table:table-cell table:style-name="ce5" office:value-type="date" office:date-value="2012-04-26">
            <text:p>26.04.2012</text:p>
          </table:table-cell>
          <table:table-cell table:style-name="ce8" office:value-type="time" office:time-value="PT18H43M00S">
            <text:p>18:43:00</text:p>
          </table:table-cell>
          <table:table-cell table:style-name="ce15" office:value-type="float" office:value="11.8">
            <text:p>11,8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10M44S">
            <text:p>01:10:44</text:p>
          </table:table-cell>
          <table:table-cell office:value-type="string">
            <text:p>Freiberg – Favorite – Kwh</text:p>
          </table:table-cell>
          <table:table-cell table:number-columns-repeated="1016"/>
        </table:table-row>
        <table:table-row table:style-name="ro3">
          <table:table-cell table:formula="of:=[.A40]+1" office:value-type="float" office:value="1072">
            <text:p>1072</text:p>
          </table:table-cell>
          <table:table-cell table:style-name="ce5" office:value-type="date" office:date-value="2012-04-27">
            <text:p>27.04.2012</text:p>
          </table:table-cell>
          <table:table-cell table:style-name="ce8" office:value-type="time" office:time-value="PT17H24M00S">
            <text:p>17:24:00</text:p>
          </table:table-cell>
          <table:table-cell table:style-name="ce15" office:value-type="float" office:value="12.6">
            <text:p>12,6</text:p>
          </table:table-cell>
          <table:table-cell table:style-name="ce12" office:value-type="float" office:value="131">
            <text:p>131</text:p>
          </table:table-cell>
          <table:table-cell table:style-name="ce11" office:value-type="time" office:time-value="PT01H16M44S">
            <text:p>01:16:44</text:p>
          </table:table-cell>
          <table:table-cell office:value-type="string">
            <text:p>Hall – Ampass – Hall</text:p>
          </table:table-cell>
          <table:table-cell table:number-columns-repeated="1016"/>
        </table:table-row>
        <table:table-row table:style-name="ro2">
          <table:table-cell table:formula="of:=[.A41]+1" office:value-type="float" office:value="1073">
            <text:p>1073</text:p>
          </table:table-cell>
          <table:table-cell table:style-name="ce5" office:value-type="date" office:date-value="2012-04-28">
            <text:p>28.04.2012</text:p>
          </table:table-cell>
          <table:table-cell table:style-name="ce8" office:value-type="time" office:time-value="PT08H02M00S">
            <text:p>08:02:00</text:p>
          </table:table-cell>
          <table:table-cell table:style-name="ce15" office:value-type="float" office:value="60.3">
            <text:p>60,3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10H00M14S">
            <text:p>10:00:14</text:p>
          </table:table-cell>
          <table:table-cell office:value-type="string">
            <text:p>Abenteuerlauf Innsbruck</text:p>
          </table:table-cell>
          <table:table-cell table:number-columns-repeated="1016"/>
        </table:table-row>
        <table:table-row table:style-name="ro3">
          <table:table-cell table:formula="of:=[.A42]+1" office:value-type="float" office:value="1074">
            <text:p>1074</text:p>
          </table:table-cell>
          <table:table-cell table:style-name="ce5" office:value-type="date" office:date-value="2012-04-29">
            <text:p>29.04.2012</text:p>
          </table:table-cell>
          <table:table-cell table:style-name="ce8" office:value-type="time" office:time-value="PT17H10M00S">
            <text:p>17:10:00</text:p>
          </table:table-cell>
          <table:table-cell table:style-name="ce15" office:value-type="float" office:value="7.1">
            <text:p>7,1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39M04S">
            <text:p>00:39:04</text:p>
          </table:table-cell>
          <table:table-cell office:value-type="string">
            <text:p>Badl – Eisenbahnbrücke – Tunnelportal – zurück</text:p>
          </table:table-cell>
          <table:table-cell table:formula="of:=SUM([.D35:.D43])" office:value-type="float" office:value="141.8">
            <text:p>141,8</text:p>
          </table:table-cell>
          <table:table-cell table:number-columns-repeated="1015"/>
        </table:table-row>
        <table:table-row table:style-name="ro3">
          <table:table-cell table:formula="of:=[.A43]+1" office:value-type="float" office:value="1075">
            <text:p>1075</text:p>
          </table:table-cell>
          <table:table-cell table:style-name="ce5" office:value-type="date" office:date-value="2012-04-30">
            <text:p>30.04.2012</text:p>
          </table:table-cell>
          <table:table-cell table:style-name="ce8" office:value-type="time" office:time-value="PT17H49M00S">
            <text:p>17:49:00</text:p>
          </table:table-cell>
          <table:table-cell table:style-name="ce15" office:value-type="float" office:value="11.3">
            <text:p>11,3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14M32S">
            <text:p>01:14:32</text:p>
          </table:table-cell>
          <table:table-cell office:value-type="string">
            <text:p>Badl – Volderwald – Tulfes – Rinn - Badl</text:p>
          </table:table-cell>
          <table:table-cell table:formula="of:=SUM([.D44])" office:value-type="float" office:value="11.3">
            <text:p>11,3</text:p>
          </table:table-cell>
          <table:table-cell table:number-columns-repeated="1015"/>
        </table:table-row>
        <table:table-row table:style-name="ro2" table:number-rows-repeated="3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7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03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7581.537027027">
            <text:p>17581,54</text:p>
          </table:table-cell>
          <table:table-cell table:style-name="ce16" table:formula="of:=SUM([.F2:.F65441])" office:value-type="time" office:time-value="PT1728H43M32S">
            <text:p>00:43:32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1014">
            <text:p>1014</text:p>
          </table:table-cell>
          <table:table-cell table:style-name="ce17" office:value-type="date" office:date-value="2012-02-29">
            <text:p>29.02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02'.H1])" office:value-type="float" office:value="17041.077027027">
            <text:p>17041,08</text:p>
          </table:table-cell>
          <table:table-cell table:style-name="ce10"/>
          <table:table-cell table:style-name="ce10" table:formula="of:=SUM(['2012-02'.I1])" office:value-type="time" office:time-value="PT1675H34M29S">
            <text:p>19:34:29</text:p>
          </table:table-cell>
          <table:table-cell table:style-name="ce2" office:value-type="string">
            <text:p>Übertrag 400:33:32</text:p>
          </table:table-cell>
          <table:table-cell table:style-name="ce2" table:formula="of:=SUM(['2012-02'.H51])" office:value-type="float" office:value="55.3">
            <text:p>55,3</text:p>
          </table:table-cell>
          <table:table-cell table:style-name="ce2" table:number-columns-repeated="1015"/>
        </table:table-row>
        <table:table-row table:style-name="ro3">
          <table:table-cell table:formula="of:=[.A2]+1" office:value-type="float" office:value="1015">
            <text:p>1015</text:p>
          </table:table-cell>
          <table:table-cell table:style-name="ce5" office:value-type="date" office:date-value="2012-03-01">
            <text:p>01.03.2012</text:p>
          </table:table-cell>
          <table:table-cell table:style-name="ce8" office:value-type="time" office:time-value="PT07H24M00S">
            <text:p>07:24:00</text:p>
          </table:table-cell>
          <table:table-cell table:style-name="ce15" office:value-type="float" office:value="5.5">
            <text:p>5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1M15S">
            <text:p>00:31:15</text:p>
          </table:table-cell>
          <table:table-cell office:value-type="string">
            <text:p>Kwh – Zazenhausen – Kwh</text:p>
          </table:table-cell>
          <table:table-cell/>
          <table:table-cell table:style-name="ce2" table:number-columns-repeated="1015"/>
        </table:table-row>
        <table:table-row table:style-name="ro3">
          <table:table-cell table:formula="of:=[.A3]" office:value-type="float" office:value="1015">
            <text:p>1015</text:p>
          </table:table-cell>
          <table:table-cell table:style-name="ce5" table:formula="of:=[.B3]" office:value-type="date" office:date-value="2012-03-01">
            <text:p>01.03.2012</text:p>
          </table:table-cell>
          <table:table-cell table:style-name="ce8" office:value-type="time" office:time-value="PT19H11M00S">
            <text:p>19:11:00</text:p>
          </table:table-cell>
          <table:table-cell table:style-name="ce15" office:value-type="float" office:value="11.3">
            <text:p>11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5M17S">
            <text:p>01:05:17</text:p>
          </table:table-cell>
          <table:table-cell office:value-type="string">
            <text:p>Tamm – Asperg – Möglingen – Kwh</text:p>
          </table:table-cell>
          <table:table-cell table:number-columns-repeated="1016"/>
        </table:table-row>
        <table:table-row table:style-name="ro3">
          <table:table-cell table:formula="of:=[.A4]+1" office:value-type="float" office:value="1016">
            <text:p>1016</text:p>
          </table:table-cell>
          <table:table-cell table:style-name="ce5" office:value-type="date" office:date-value="2012-03-02">
            <text:p>02.03.2012</text:p>
          </table:table-cell>
          <table:table-cell table:style-name="ce8" office:value-type="time" office:time-value="PT12H55M00S">
            <text:p>12:55:00</text:p>
          </table:table-cell>
          <table:table-cell table:style-name="ce15" office:value-type="float" office:value="23.5">
            <text:p>23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2H07M22S">
            <text:p>02:07:22</text:p>
          </table:table-cell>
          <table:table-cell office:value-type="string">
            <text:p>Tamm – Eglosheim – Favoritepark – Hoheneck – Neckar – Hochdorf – Pattonville – Kwh</text:p>
          </table:table-cell>
          <table:table-cell table:number-columns-repeated="1016"/>
        </table:table-row>
        <table:table-row table:style-name="ro3">
          <table:table-cell table:formula="of:=[.A5]+1" office:value-type="float" office:value="1017">
            <text:p>1017</text:p>
          </table:table-cell>
          <table:table-cell table:style-name="ce5" office:value-type="date" office:date-value="2012-03-03">
            <text:p>03.03.2012</text:p>
          </table:table-cell>
          <table:table-cell table:style-name="ce8" office:value-type="time" office:time-value="PT20H35M00S">
            <text:p>20:35:00</text:p>
          </table:table-cell>
          <table:table-cell table:style-name="ce15" office:value-type="float" office:value="9">
            <text:p>9,0</text:p>
          </table:table-cell>
          <table:table-cell table:style-name="ce12" office:value-type="string">
            <text:p>.</text:p>
          </table:table-cell>
          <table:table-cell table:style-name="ce11" office:value-type="time" office:time-value="PT01H00M00S">
            <text:p>01:00:00</text:p>
          </table:table-cell>
          <table:table-cell office:value-type="string">
            <text:p>Kwh</text:p>
          </table:table-cell>
          <table:table-cell table:number-columns-repeated="1016"/>
        </table:table-row>
        <table:table-row table:style-name="ro3">
          <table:table-cell table:formula="of:=[.A6]+1" office:value-type="float" office:value="1018">
            <text:p>1018</text:p>
          </table:table-cell>
          <table:table-cell table:style-name="ce5" office:value-type="date" office:date-value="2012-03-04">
            <text:p>04.03.2012</text:p>
          </table:table-cell>
          <table:table-cell table:style-name="ce8" office:value-type="time" office:time-value="PT09H19M00S">
            <text:p>09:19:00</text:p>
          </table:table-cell>
          <table:table-cell table:style-name="ce15" office:value-type="float" office:value="3.5">
            <text:p>3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5M00S">
            <text:p>00:25:00</text:p>
          </table:table-cell>
          <table:table-cell office:value-type="string">
            <text:p>Kwh</text:p>
          </table:table-cell>
          <table:table-cell table:number-columns-repeated="1016"/>
        </table:table-row>
        <table:table-row table:style-name="ro3">
          <table:table-cell table:formula="of:=[.A7]" office:value-type="float" office:value="1018">
            <text:p>1018</text:p>
          </table:table-cell>
          <table:table-cell table:style-name="ce5" table:formula="of:=[.B7]" office:value-type="date" office:date-value="2012-03-04">
            <text:p>04.03.2012</text:p>
          </table:table-cell>
          <table:table-cell table:style-name="ce8" office:value-type="time" office:time-value="PT11H07M00S">
            <text:p>11:07:00</text:p>
          </table:table-cell>
          <table:table-cell table:style-name="ce15" office:value-type="float" office:value="11.7">
            <text:p>11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8M03S">
            <text:p>01:08:03</text:p>
          </table:table-cell>
          <table:table-cell office:value-type="string">
            <text:p>Kwh – Zazenhausen – Pattonville – LB</text:p>
          </table:table-cell>
          <table:table-cell table:formula="of:=SUM([.D3:.D8];[.H2])" office:value-type="float" office:value="119.8">
            <text:p>119,8</text:p>
          </table:table-cell>
          <table:table-cell table:number-columns-repeated="1015"/>
        </table:table-row>
        <table:table-row table:style-name="ro3">
          <table:table-cell table:formula="of:=[.A8]+1" office:value-type="float" office:value="1019">
            <text:p>1019</text:p>
          </table:table-cell>
          <table:table-cell table:style-name="ce5" office:value-type="date" office:date-value="2012-03-05">
            <text:p>05.03.2012</text:p>
          </table:table-cell>
          <table:table-cell table:style-name="ce8" office:value-type="time" office:time-value="PT18H23M00S">
            <text:p>18:23:00</text:p>
          </table:table-cell>
          <table:table-cell table:style-name="ce15" office:value-type="float" office:value="12.7">
            <text:p>12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5M41S">
            <text:p>01:15:41</text:p>
          </table:table-cell>
          <table:table-cell office:value-type="string">
            <text:p>Tamm – Asperg – Möglingen – Stammheim – Büro</text:p>
          </table:table-cell>
          <table:table-cell table:number-columns-repeated="1016"/>
        </table:table-row>
        <table:table-row table:style-name="ro3">
          <table:table-cell table:formula="of:=[.A9]+1" office:value-type="float" office:value="1020">
            <text:p>1020</text:p>
          </table:table-cell>
          <table:table-cell table:style-name="ce5" office:value-type="date" office:date-value="2012-03-06">
            <text:p>06.03.2012</text:p>
          </table:table-cell>
          <table:table-cell table:style-name="ce8" office:value-type="time" office:time-value="PT09H56M00S">
            <text:p>09:56:00</text:p>
          </table:table-cell>
          <table:table-cell table:style-name="ce15" office:value-type="float" office:value="11.7">
            <text:p>11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3M20S">
            <text:p>01:03:20</text:p>
          </table:table-cell>
          <table:table-cell office:value-type="string">
            <text:p>Kwh – Zazenhausen – Zuffenhausen – Stammheim – Kwh</text:p>
          </table:table-cell>
          <table:table-cell table:number-columns-repeated="1016"/>
        </table:table-row>
        <table:table-row table:style-name="ro3">
          <table:table-cell table:formula="of:=[.A10]" office:value-type="float" office:value="1020">
            <text:p>1020</text:p>
          </table:table-cell>
          <table:table-cell table:style-name="ce5" table:formula="of:=[.B10]" office:value-type="date" office:date-value="2012-03-06">
            <text:p>06.03.2012</text:p>
          </table:table-cell>
          <table:table-cell table:style-name="ce8" office:value-type="time" office:time-value="PT19H27M00S">
            <text:p>19:27:00</text:p>
          </table:table-cell>
          <table:table-cell table:style-name="ce15" office:value-type="float" office:value="10.8">
            <text:p>10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4M04S">
            <text:p>01:04:04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11]+1" office:value-type="float" office:value="1021">
            <text:p>1021</text:p>
          </table:table-cell>
          <table:table-cell table:style-name="ce5" office:value-type="date" office:date-value="2012-03-07">
            <text:p>07.03.2012</text:p>
          </table:table-cell>
          <table:table-cell table:style-name="ce8" office:value-type="time" office:time-value="PT08H35M00S">
            <text:p>08:35:00</text:p>
          </table:table-cell>
          <table:table-cell table:style-name="ce15" office:value-type="float" office:value="6.7">
            <text:p>6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8M19S">
            <text:p>00:38:19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3">
          <table:table-cell table:formula="of:=[.A12]" office:value-type="float" office:value="1021">
            <text:p>1021</text:p>
          </table:table-cell>
          <table:table-cell table:style-name="ce5" table:formula="of:=[.B12]" office:value-type="date" office:date-value="2012-03-07">
            <text:p>07.03.2012</text:p>
          </table:table-cell>
          <table:table-cell table:style-name="ce8" office:value-type="time" office:time-value="PT17H40M00S">
            <text:p>17:40:00</text:p>
          </table:table-cell>
          <table:table-cell table:style-name="ce15" office:value-type="float" office:value="11">
            <text:p>11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1M34S">
            <text:p>01:01:34</text:p>
          </table:table-cell>
          <table:table-cell office:value-type="string">
            <text:p>Tamm – Eglosheim – LB – Kwh</text:p>
          </table:table-cell>
          <table:table-cell table:number-columns-repeated="1016"/>
        </table:table-row>
        <table:table-row table:style-name="ro2">
          <table:table-cell table:formula="of:=[.A13]" office:value-type="float" office:value="1021">
            <text:p>1021</text:p>
          </table:table-cell>
          <table:table-cell table:style-name="ce5" table:formula="of:=[.B13]" office:value-type="date" office:date-value="2012-03-07">
            <text:p>07.03.2012</text:p>
          </table:table-cell>
          <table:table-cell table:style-name="ce8" office:value-type="time" office:time-value="PT18H51M00S">
            <text:p>18:51:00</text:p>
          </table:table-cell>
          <table:table-cell table:style-name="ce15" office:value-type="float" office:value="1.8">
            <text:p>1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8M00S">
            <text:p>00:18:00</text:p>
          </table:table-cell>
          <table:table-cell office:value-type="string">
            <text:p>Eishallenrunde</text:p>
          </table:table-cell>
          <table:table-cell table:number-columns-repeated="1016"/>
        </table:table-row>
        <table:table-row table:style-name="ro3">
          <table:table-cell table:formula="of:=[.A14]+1" office:value-type="float" office:value="1022">
            <text:p>1022</text:p>
          </table:table-cell>
          <table:table-cell table:style-name="ce5" office:value-type="date" office:date-value="2012-03-08">
            <text:p>08.03.2012</text:p>
          </table:table-cell>
          <table:table-cell table:style-name="ce8" office:value-type="time" office:time-value="PT08H10M00S">
            <text:p>08:10:00</text:p>
          </table:table-cell>
          <table:table-cell table:style-name="ce15" office:value-type="float" office:value="3.5">
            <text:p>3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8M26S">
            <text:p>00:18:2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15]" office:value-type="float" office:value="1022">
            <text:p>1022</text:p>
          </table:table-cell>
          <table:table-cell table:style-name="ce5" table:formula="of:=[.B15]" office:value-type="date" office:date-value="2012-03-08">
            <text:p>08.03.2012</text:p>
          </table:table-cell>
          <table:table-cell table:style-name="ce8" office:value-type="time" office:time-value="PT09H09M00S">
            <text:p>09:09:00</text:p>
          </table:table-cell>
          <table:table-cell table:style-name="ce15" office:value-type="float" office:value="3.5">
            <text:p>3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0M08S">
            <text:p>00:20:0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16]" office:value-type="float" office:value="1022">
            <text:p>1022</text:p>
          </table:table-cell>
          <table:table-cell table:style-name="ce5" table:formula="of:=[.B16]" office:value-type="date" office:date-value="2012-03-08">
            <text:p>08.03.2012</text:p>
          </table:table-cell>
          <table:table-cell table:style-name="ce8" office:value-type="time" office:time-value="PT19H18M00S">
            <text:p>19:18:00</text:p>
          </table:table-cell>
          <table:table-cell table:style-name="ce15" office:value-type="float" office:value="11.6">
            <text:p>11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5M43S">
            <text:p>01:05:43</text:p>
          </table:table-cell>
          <table:table-cell office:value-type="string">
            <text:p>Tamm – Eglosheim – Pflugfelden – LB – Kwh</text:p>
          </table:table-cell>
          <table:table-cell table:number-columns-repeated="1016"/>
        </table:table-row>
        <table:table-row table:style-name="ro3">
          <table:table-cell table:formula="of:=[.A17]+1" office:value-type="float" office:value="1023">
            <text:p>1023</text:p>
          </table:table-cell>
          <table:table-cell table:style-name="ce5" office:value-type="date" office:date-value="2012-03-09">
            <text:p>09.03.2012</text:p>
          </table:table-cell>
          <table:table-cell table:style-name="ce8" office:value-type="time" office:time-value="PT07H31M00S">
            <text:p>07:31:00</text:p>
          </table:table-cell>
          <table:table-cell table:style-name="ce15" office:value-type="float" office:value="5">
            <text:p>5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7M47S">
            <text:p>00:27:47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3">
          <table:table-cell table:formula="of:=[.A18]" office:value-type="float" office:value="1023">
            <text:p>1023</text:p>
          </table:table-cell>
          <table:table-cell table:style-name="ce5" table:formula="of:=[.B18]" office:value-type="date" office:date-value="2012-03-09">
            <text:p>09.03.2012</text:p>
          </table:table-cell>
          <table:table-cell table:style-name="ce8" office:value-type="time" office:time-value="PT16H36M00S">
            <text:p>16:36:00</text:p>
          </table:table-cell>
          <table:table-cell table:style-name="ce15" office:value-type="float" office:value="15.2">
            <text:p>15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30M08S">
            <text:p>01:30:08</text:p>
          </table:table-cell>
          <table:table-cell office:value-type="string">
            <text:p>Tamm – Hohenasperg – Asperg – Möglingen – LangesFeld – Kwh</text:p>
          </table:table-cell>
          <table:table-cell table:number-columns-repeated="1016"/>
        </table:table-row>
        <table:table-row table:style-name="ro2">
          <table:table-cell table:formula="of:=[.A19]+1" office:value-type="float" office:value="1024">
            <text:p>1024</text:p>
          </table:table-cell>
          <table:table-cell table:style-name="ce5" office:value-type="date" office:date-value="2012-03-10">
            <text:p>10.03.2012</text:p>
          </table:table-cell>
          <table:table-cell table:style-name="ce8" office:value-type="time" office:time-value="PT20H12M00S">
            <text:p>20:12:00</text:p>
          </table:table-cell>
          <table:table-cell table:style-name="ce15" office:value-type="float" office:value="1.8">
            <text:p>1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5M50S">
            <text:p>00:15:50</text:p>
          </table:table-cell>
          <table:table-cell office:value-type="string">
            <text:p>Eishalle + Stadion</text:p>
          </table:table-cell>
          <table:table-cell table:number-columns-repeated="1016"/>
        </table:table-row>
        <table:table-row table:style-name="ro3">
          <table:table-cell table:formula="of:=[.A20]" office:value-type="float" office:value="1024">
            <text:p>1024</text:p>
          </table:table-cell>
          <table:table-cell table:style-name="ce5" table:formula="of:=[.B20]" office:value-type="date" office:date-value="2012-03-10">
            <text:p>10.03.2012</text:p>
          </table:table-cell>
          <table:table-cell table:style-name="ce8" office:value-type="time" office:time-value="PT21H14M00S">
            <text:p>21:14:00</text:p>
          </table:table-cell>
          <table:table-cell table:style-name="ce15" office:value-type="float" office:value="3.8">
            <text:p>3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5M20S">
            <text:p>00:25:20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21]+1" office:value-type="float" office:value="1025">
            <text:p>1025</text:p>
          </table:table-cell>
          <table:table-cell table:style-name="ce5" office:value-type="date" office:date-value="2012-03-11">
            <text:p>11.03.2012</text:p>
          </table:table-cell>
          <table:table-cell table:style-name="ce8" office:value-type="time" office:time-value="PT15H04M00S">
            <text:p>15:04:00</text:p>
          </table:table-cell>
          <table:table-cell table:style-name="ce15" office:value-type="float" office:value="6.9">
            <text:p>6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5M25S">
            <text:p>00:35:25</text:p>
          </table:table-cell>
          <table:table-cell office:value-type="string">
            <text:p>Kwh – Mitte – Mühlhausen – Sonnenhof</text:p>
          </table:table-cell>
          <table:table-cell table:number-columns-repeated="1016"/>
        </table:table-row>
        <table:table-row table:style-name="ro3">
          <table:table-cell table:formula="of:=[.A22]" office:value-type="float" office:value="1025">
            <text:p>1025</text:p>
          </table:table-cell>
          <table:table-cell table:style-name="ce5" table:formula="of:=[.B22]" office:value-type="date" office:date-value="2012-03-11">
            <text:p>11.03.2012</text:p>
          </table:table-cell>
          <table:table-cell table:style-name="ce8" office:value-type="time" office:time-value="PT16H30M00S">
            <text:p>16:30:00</text:p>
          </table:table-cell>
          <table:table-cell table:style-name="ce15" office:value-type="float" office:value="6.8">
            <text:p>6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9M00S">
            <text:p>00:39:00</text:p>
          </table:table-cell>
          <table:table-cell office:value-type="string">
            <text:p>Sonnenhof – Kwh</text:p>
          </table:table-cell>
          <table:table-cell table:formula="of:=SUM([.D9:.D23])" office:value-type="float" office:value="112.8">
            <text:p>112,8</text:p>
          </table:table-cell>
          <table:table-cell table:number-columns-repeated="1015"/>
        </table:table-row>
        <table:table-row table:style-name="ro3">
          <table:table-cell table:formula="of:=[.A23]+1" office:value-type="float" office:value="1026">
            <text:p>1026</text:p>
          </table:table-cell>
          <table:table-cell table:style-name="ce5" office:value-type="date" office:date-value="2012-03-12">
            <text:p>12.03.2012</text:p>
          </table:table-cell>
          <table:table-cell table:style-name="ce8" office:value-type="time" office:time-value="PT08H32M00S">
            <text:p>08:32:00</text:p>
          </table:table-cell>
          <table:table-cell table:style-name="ce15" office:value-type="float" office:value="9.3">
            <text:p>9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0M00S">
            <text:p>00:50:00</text:p>
          </table:table-cell>
          <table:table-cell office:value-type="string">
            <text:p>Kwh – Zazenhausen – Mönchfeld – Freiberg – Zazenhausen – Kwh</text:p>
          </table:table-cell>
          <table:table-cell table:number-columns-repeated="1016"/>
        </table:table-row>
        <table:table-row table:style-name="ro3">
          <table:table-cell table:formula="of:=[.A24]" office:value-type="float" office:value="1026">
            <text:p>1026</text:p>
          </table:table-cell>
          <table:table-cell table:style-name="ce5" table:formula="of:=[.B24]" office:value-type="date" office:date-value="2012-03-12">
            <text:p>12.03.2012</text:p>
          </table:table-cell>
          <table:table-cell table:style-name="ce8" office:value-type="time" office:time-value="PT17H30M00S">
            <text:p>17:30:00</text:p>
          </table:table-cell>
          <table:table-cell table:style-name="ce15" office:value-type="float" office:value="12">
            <text:p>12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7M42S">
            <text:p>01:07:42</text:p>
          </table:table-cell>
          <table:table-cell office:value-type="string">
            <text:p>Tamm – Aspergm – Pflugfelden – LangesFeld – Kwh</text:p>
          </table:table-cell>
          <table:table-cell table:number-columns-repeated="1016"/>
        </table:table-row>
        <table:table-row table:style-name="ro3">
          <table:table-cell table:formula="of:=[.A25]+1" office:value-type="float" office:value="1027">
            <text:p>1027</text:p>
          </table:table-cell>
          <table:table-cell table:style-name="ce5" office:value-type="date" office:date-value="2012-03-13">
            <text:p>13.03.2012</text:p>
          </table:table-cell>
          <table:table-cell table:style-name="ce8" office:value-type="time" office:time-value="PT08H05M00S">
            <text:p>08:05:00</text:p>
          </table:table-cell>
          <table:table-cell table:style-name="ce15" office:value-type="float" office:value="7">
            <text:p>7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2M55S">
            <text:p>00:42:55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3">
          <table:table-cell table:formula="of:=[.A26]" office:value-type="float" office:value="1027">
            <text:p>1027</text:p>
          </table:table-cell>
          <table:table-cell table:style-name="ce5" table:formula="of:=[.B26]" office:value-type="date" office:date-value="2012-03-13">
            <text:p>13.03.2012</text:p>
          </table:table-cell>
          <table:table-cell table:style-name="ce8" office:value-type="time" office:time-value="PT17H50M00S">
            <text:p>17:50:00</text:p>
          </table:table-cell>
          <table:table-cell table:style-name="ce15" office:value-type="float" office:value="12.3">
            <text:p>12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4M29S">
            <text:p>01:14:29</text:p>
          </table:table-cell>
          <table:table-cell office:value-type="string">
            <text:p>Tamm – Asperg – Möglingen – LangesFeld – Stammheim – Büro</text:p>
          </table:table-cell>
          <table:table-cell table:number-columns-repeated="1016"/>
        </table:table-row>
        <table:table-row table:style-name="ro3">
          <table:table-cell table:formula="of:=[.A27]" office:value-type="float" office:value="1027">
            <text:p>1027</text:p>
          </table:table-cell>
          <table:table-cell table:style-name="ce5" table:formula="of:=[.B27]" office:value-type="date" office:date-value="2012-03-13">
            <text:p>13.03.2012</text:p>
          </table:table-cell>
          <table:table-cell table:style-name="ce8" office:value-type="time" office:time-value="PT19H29M00S">
            <text:p>19:29:00</text:p>
          </table:table-cell>
          <table:table-cell table:style-name="ce15" office:value-type="float" office:value="3.5">
            <text:p>3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3M44S">
            <text:p>00:23:4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28]" office:value-type="float" office:value="1027">
            <text:p>1027</text:p>
          </table:table-cell>
          <table:table-cell table:style-name="ce5" table:formula="of:=[.B28]" office:value-type="date" office:date-value="2012-03-13">
            <text:p>13.03.2012</text:p>
          </table:table-cell>
          <table:table-cell table:style-name="ce8" office:value-type="time" office:time-value="PT20H04M00S">
            <text:p>20:04:00</text:p>
          </table:table-cell>
          <table:table-cell table:style-name="ce15" office:value-type="float" office:value="0.7">
            <text:p>0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08M34S">
            <text:p>00:08:34</text:p>
          </table:table-cell>
          <table:table-cell office:value-type="string">
            <text:p>Mini-Runde mit Lilly</text:p>
          </table:table-cell>
          <table:table-cell table:number-columns-repeated="1016"/>
        </table:table-row>
        <table:table-row table:style-name="ro3">
          <table:table-cell table:formula="of:=[.A29]+1" office:value-type="float" office:value="1028">
            <text:p>1028</text:p>
          </table:table-cell>
          <table:table-cell table:style-name="ce5" office:value-type="date" office:date-value="2012-03-14">
            <text:p>14.03.2012</text:p>
          </table:table-cell>
          <table:table-cell table:style-name="ce8" office:value-type="time" office:time-value="PT08H25M00S">
            <text:p>08:25:00</text:p>
          </table:table-cell>
          <table:table-cell table:style-name="ce15" office:value-type="float" office:value="3.4">
            <text:p>3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1M02S">
            <text:p>00:21:0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30]" office:value-type="float" office:value="1028">
            <text:p>1028</text:p>
          </table:table-cell>
          <table:table-cell table:style-name="ce5" table:formula="of:=[.B30]" office:value-type="date" office:date-value="2012-03-14">
            <text:p>14.03.2012</text:p>
          </table:table-cell>
          <table:table-cell table:style-name="ce8" office:value-type="time" office:time-value="PT09H23M00S">
            <text:p>09:23:00</text:p>
          </table:table-cell>
          <table:table-cell table:style-name="ce15" office:value-type="float" office:value="3.5">
            <text:p>3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0M00S">
            <text:p>00:20:00</text:p>
          </table:table-cell>
          <table:table-cell office:value-type="string">
            <text:p>Büro – Zuffenhausen – Kwh</text:p>
          </table:table-cell>
          <table:table-cell table:number-columns-repeated="1016"/>
        </table:table-row>
        <table:table-row table:style-name="ro3">
          <table:table-cell table:formula="of:=[.A31]" office:value-type="float" office:value="1028">
            <text:p>1028</text:p>
          </table:table-cell>
          <table:table-cell table:style-name="ce5" table:formula="of:=[.B31]" office:value-type="date" office:date-value="2012-03-14">
            <text:p>14.03.2012</text:p>
          </table:table-cell>
          <table:table-cell table:style-name="ce8" office:value-type="time" office:time-value="PT19H04M00S">
            <text:p>19:04:00</text:p>
          </table:table-cell>
          <table:table-cell table:style-name="ce15" office:value-type="float" office:value="11.3">
            <text:p>11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0M02S">
            <text:p>01:10:02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32]+1" office:value-type="float" office:value="1029">
            <text:p>1029</text:p>
          </table:table-cell>
          <table:table-cell table:style-name="ce5" office:value-type="date" office:date-value="2012-03-15">
            <text:p>15.03.2012</text:p>
          </table:table-cell>
          <table:table-cell table:style-name="ce8" office:value-type="time" office:time-value="PT15H24M00S">
            <text:p>15:24:00</text:p>
          </table:table-cell>
          <table:table-cell table:style-name="ce15" office:value-type="float" office:value="2.7">
            <text:p>2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7M33S">
            <text:p>00:17:33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3">
          <table:table-cell table:formula="of:=[.A33]" office:value-type="float" office:value="1029">
            <text:p>1029</text:p>
          </table:table-cell>
          <table:table-cell table:style-name="ce5" table:formula="of:=[.B33]" office:value-type="date" office:date-value="2012-03-15">
            <text:p>15.03.2012</text:p>
          </table:table-cell>
          <table:table-cell table:style-name="ce8" office:value-type="time" office:time-value="PT18H51M00S">
            <text:p>18:51:00</text:p>
          </table:table-cell>
          <table:table-cell table:style-name="ce15" office:value-type="float" office:value="2.9">
            <text:p>2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8M46S">
            <text:p>00:18:46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table:formula="of:=[.A34]" office:value-type="float" office:value="1029">
            <text:p>1029</text:p>
          </table:table-cell>
          <table:table-cell table:style-name="ce5" table:formula="of:=[.B34]" office:value-type="date" office:date-value="2012-03-15">
            <text:p>15.03.2012</text:p>
          </table:table-cell>
          <table:table-cell table:style-name="ce8" office:value-type="time" office:time-value="PT19H31M00S">
            <text:p>19:31:00</text:p>
          </table:table-cell>
          <table:table-cell table:style-name="ce15" office:value-type="float" office:value="1.8">
            <text:p>1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5M52S">
            <text:p>00:15:52</text:p>
          </table:table-cell>
          <table:table-cell office:value-type="string">
            <text:p>Laufrunde mit Lilly</text:p>
          </table:table-cell>
          <table:table-cell table:number-columns-repeated="1016"/>
        </table:table-row>
        <table:table-row table:style-name="ro3">
          <table:table-cell table:formula="of:=[.A35]+1" office:value-type="float" office:value="1030">
            <text:p>1030</text:p>
          </table:table-cell>
          <table:table-cell table:style-name="ce5" office:value-type="date" office:date-value="2012-03-16">
            <text:p>16.03.2012</text:p>
          </table:table-cell>
          <table:table-cell table:style-name="ce8" office:value-type="time" office:time-value="PT18H19M00S">
            <text:p>18:19:00</text:p>
          </table:table-cell>
          <table:table-cell table:style-name="ce15" office:value-type="float" office:value="13.9">
            <text:p>13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23M36S">
            <text:p>01:23:36</text:p>
          </table:table-cell>
          <table:table-cell office:value-type="string">
            <text:p>Tamm – Monrepos – LB – Kwh</text:p>
          </table:table-cell>
          <table:table-cell table:number-columns-repeated="1016"/>
        </table:table-row>
        <table:table-row table:style-name="ro3">
          <table:table-cell table:formula="of:=[.A36]+1" office:value-type="float" office:value="1031">
            <text:p>1031</text:p>
          </table:table-cell>
          <table:table-cell table:style-name="ce5" office:value-type="date" office:date-value="2012-03-17">
            <text:p>17.03.2012</text:p>
          </table:table-cell>
          <table:table-cell table:style-name="ce8" office:value-type="time" office:time-value="PT15H40M00S">
            <text:p>15:40:00</text:p>
          </table:table-cell>
          <table:table-cell table:style-name="ce15" office:value-type="float" office:value="13.9">
            <text:p>13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5M00S">
            <text:p>01:15:00</text:p>
          </table:table-cell>
          <table:table-cell office:value-type="string">
            <text:p>Kwh – Zazenhausen – Freiberg – Mönchfeld – Kwh</text:p>
          </table:table-cell>
          <table:table-cell table:number-columns-repeated="1016"/>
        </table:table-row>
        <table:table-row table:style-name="ro3">
          <table:table-cell table:formula="of:=[.A37]+1" office:value-type="float" office:value="1032">
            <text:p>1032</text:p>
          </table:table-cell>
          <table:table-cell table:style-name="ce5" office:value-type="date" office:date-value="2012-03-18">
            <text:p>18.03.2012</text:p>
          </table:table-cell>
          <table:table-cell table:style-name="ce8" office:value-type="time" office:time-value="PT20H56M00S">
            <text:p>20:56:00</text:p>
          </table:table-cell>
          <table:table-cell table:style-name="ce15" office:value-type="float" office:value="11.9">
            <text:p>11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9M34S">
            <text:p>01:09:34</text:p>
          </table:table-cell>
          <table:table-cell office:value-type="string">
            <text:p>Kwh – Zazenhausen – Zuffenhausen – Neuwirtshaus – Stammheim – Kwh</text:p>
          </table:table-cell>
          <table:table-cell table:formula="of:=SUM([.D24:.D38])" office:value-type="float" office:value="110.1">
            <text:p>110,1</text:p>
          </table:table-cell>
          <table:table-cell table:number-columns-repeated="1015"/>
        </table:table-row>
        <table:table-row table:style-name="ro3">
          <table:table-cell table:formula="of:=[.A38]+1" office:value-type="float" office:value="1033">
            <text:p>1033</text:p>
          </table:table-cell>
          <table:table-cell table:style-name="ce5" office:value-type="date" office:date-value="2012-03-19">
            <text:p>19.03.2012</text:p>
          </table:table-cell>
          <table:table-cell table:style-name="ce8" office:value-type="time" office:time-value="PT07H37M00S">
            <text:p>07:37:00</text:p>
          </table:table-cell>
          <table:table-cell table:style-name="ce15" office:value-type="float" office:value="6.3">
            <text:p>6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4M24S">
            <text:p>00:34:24</text:p>
          </table:table-cell>
          <table:table-cell office:value-type="string">
            <text:p>Kwh – Zuffenhausen – Zazenhausen – Kwh</text:p>
          </table:table-cell>
          <table:table-cell table:number-columns-repeated="1016"/>
        </table:table-row>
        <table:table-row table:style-name="ro3">
          <table:table-cell table:formula="of:=[.A39]" office:value-type="float" office:value="1033">
            <text:p>1033</text:p>
          </table:table-cell>
          <table:table-cell table:style-name="ce5" table:formula="of:=[.B39]" office:value-type="date" office:date-value="2012-03-19">
            <text:p>19.03.2012</text:p>
          </table:table-cell>
          <table:table-cell table:style-name="ce8" office:value-type="time" office:time-value="PT17H43M00S">
            <text:p>17:43:00</text:p>
          </table:table-cell>
          <table:table-cell table:style-name="ce15" office:value-type="float" office:value="13.2">
            <text:p>13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8M25S">
            <text:p>01:18:25</text:p>
          </table:table-cell>
          <table:table-cell office:value-type="string">
            <text:p>Tamm – Eglosheim – Favorite – LB – Kwh</text:p>
          </table:table-cell>
          <table:table-cell table:number-columns-repeated="1016"/>
        </table:table-row>
        <table:table-row table:style-name="ro3">
          <table:table-cell table:formula="of:=[.A40]+1" office:value-type="float" office:value="1034">
            <text:p>1034</text:p>
          </table:table-cell>
          <table:table-cell table:style-name="ce5" office:value-type="date" office:date-value="2012-03-20">
            <text:p>20.03.2012</text:p>
          </table:table-cell>
          <table:table-cell table:style-name="ce8" office:value-type="time" office:time-value="PT07H56M00S">
            <text:p>07:56:00</text:p>
          </table:table-cell>
          <table:table-cell table:style-name="ce15" office:value-type="float" office:value="9">
            <text:p>9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9M28S">
            <text:p>00:49:28</text:p>
          </table:table-cell>
          <table:table-cell office:value-type="string">
            <text:p>Kwh – Stammheim – Kwh</text:p>
          </table:table-cell>
          <table:table-cell table:number-columns-repeated="1016"/>
        </table:table-row>
        <table:table-row table:style-name="ro3">
          <table:table-cell table:formula="of:=[.A41]" office:value-type="float" office:value="1034">
            <text:p>1034</text:p>
          </table:table-cell>
          <table:table-cell table:style-name="ce5" table:formula="of:=[.B41]" office:value-type="date" office:date-value="2012-03-20">
            <text:p>20.03.2012</text:p>
          </table:table-cell>
          <table:table-cell table:style-name="ce8" office:value-type="time" office:time-value="PT18H30M00S">
            <text:p>18:30:00</text:p>
          </table:table-cell>
          <table:table-cell table:style-name="ce15" office:value-type="float" office:value="10.8">
            <text:p>10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3M25S">
            <text:p>01:03:25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2">
          <table:table-cell table:formula="of:=[.A42]" office:value-type="float" office:value="1034">
            <text:p>1034</text:p>
          </table:table-cell>
          <table:table-cell table:style-name="ce5" table:formula="of:=[.B42]" office:value-type="date" office:date-value="2012-03-20">
            <text:p>20.03.2012</text:p>
          </table:table-cell>
          <table:table-cell table:style-name="ce8" office:value-type="time" office:time-value="PT19H48M00S">
            <text:p>19:48:00</text:p>
          </table:table-cell>
          <table:table-cell table:style-name="ce15" office:value-type="float" office:value="1.8">
            <text:p>1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5M32S">
            <text:p>00:15:32</text:p>
          </table:table-cell>
          <table:table-cell office:value-type="string">
            <text:p>Eishalle </text:p>
          </table:table-cell>
          <table:table-cell table:number-columns-repeated="1016"/>
        </table:table-row>
        <table:table-row table:style-name="ro3">
          <table:table-cell table:formula="of:=[.A43]+1" office:value-type="float" office:value="1035">
            <text:p>1035</text:p>
          </table:table-cell>
          <table:table-cell table:style-name="ce5" office:value-type="date" office:date-value="2012-03-21">
            <text:p>21.03.2012</text:p>
          </table:table-cell>
          <table:table-cell table:style-name="ce8" office:value-type="time" office:time-value="PT07H47M00S">
            <text:p>07:47:00</text:p>
          </table:table-cell>
          <table:table-cell table:style-name="ce15" office:value-type="float" office:value="7.4">
            <text:p>7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0M23S">
            <text:p>00:40:23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44]" office:value-type="float" office:value="1035">
            <text:p>1035</text:p>
          </table:table-cell>
          <table:table-cell table:style-name="ce5" table:formula="of:=[.B44]" office:value-type="date" office:date-value="2012-03-21">
            <text:p>21.03.2012</text:p>
          </table:table-cell>
          <table:table-cell table:style-name="ce8" office:value-type="time" office:time-value="PT17H08M00S">
            <text:p>17:08:00</text:p>
          </table:table-cell>
          <table:table-cell table:style-name="ce15" office:value-type="float" office:value="11.1">
            <text:p>11,1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1M02S">
            <text:p>01:11:02</text:p>
          </table:table-cell>
          <table:table-cell office:value-type="string">
            <text:p>Tamm – Asperg – Möglingen – Pflugfelden – Kwh</text:p>
          </table:table-cell>
          <table:table-cell table:number-columns-repeated="1016"/>
        </table:table-row>
        <table:table-row table:style-name="ro3">
          <table:table-cell table:formula="of:=[.A45]+1" office:value-type="float" office:value="1036">
            <text:p>1036</text:p>
          </table:table-cell>
          <table:table-cell table:style-name="ce5" office:value-type="date" office:date-value="2012-03-22">
            <text:p>22.03.2012</text:p>
          </table:table-cell>
          <table:table-cell table:style-name="ce8" office:value-type="time" office:time-value="PT07H23M00S">
            <text:p>07:23:00</text:p>
          </table:table-cell>
          <table:table-cell table:style-name="ce15" office:value-type="float" office:value="5.4">
            <text:p>5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1M27S">
            <text:p>00:31:27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46]" office:value-type="float" office:value="1036">
            <text:p>1036</text:p>
          </table:table-cell>
          <table:table-cell table:style-name="ce5" table:formula="of:=[.B46]" office:value-type="date" office:date-value="2012-03-22">
            <text:p>22.03.2012</text:p>
          </table:table-cell>
          <table:table-cell table:style-name="ce8" office:value-type="time" office:time-value="PT18H22M00S">
            <text:p>18:22:00</text:p>
          </table:table-cell>
          <table:table-cell table:style-name="ce15" office:value-type="float" office:value="10.3">
            <text:p>10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1M32S">
            <text:p>01:01:32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47]+1" office:value-type="float" office:value="1037">
            <text:p>1037</text:p>
          </table:table-cell>
          <table:table-cell table:style-name="ce5" office:value-type="date" office:date-value="2012-03-23">
            <text:p>23.03.2012</text:p>
          </table:table-cell>
          <table:table-cell table:style-name="ce8" office:value-type="time" office:time-value="PT17H00M00S">
            <text:p>17:00:00</text:p>
          </table:table-cell>
          <table:table-cell table:style-name="ce15" office:value-type="float" office:value="13.3">
            <text:p>13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8M20S">
            <text:p>01:18:20</text:p>
          </table:table-cell>
          <table:table-cell office:value-type="string">
            <text:p>Tamm – Asperg – Möglingen – Kwh</text:p>
          </table:table-cell>
          <table:table-cell table:number-columns-repeated="1016"/>
        </table:table-row>
        <table:table-row table:style-name="ro3">
          <table:table-cell table:formula="of:=[.A48]" office:value-type="float" office:value="1037">
            <text:p>1037</text:p>
          </table:table-cell>
          <table:table-cell table:style-name="ce5" table:formula="of:=[.B48]" office:value-type="date" office:date-value="2012-03-23">
            <text:p>23.03.2012</text:p>
          </table:table-cell>
          <table:table-cell table:style-name="ce8" office:value-type="time" office:time-value="PT20H01M00S">
            <text:p>20:01:00</text:p>
          </table:table-cell>
          <table:table-cell table:style-name="ce15" office:value-type="float" office:value="1.4">
            <text:p>1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5M20S">
            <text:p>00:25:20</text:p>
          </table:table-cell>
          <table:table-cell office:value-type="string">
            <text:p>Eishaile</text:p>
          </table:table-cell>
          <table:table-cell table:number-columns-repeated="1016"/>
        </table:table-row>
        <table:table-row table:style-name="ro3">
          <table:table-cell table:formula="of:=[.A49]+1" office:value-type="float" office:value="1038">
            <text:p>1038</text:p>
          </table:table-cell>
          <table:table-cell table:style-name="ce5" office:value-type="date" office:date-value="2012-03-24">
            <text:p>24.03.2012</text:p>
          </table:table-cell>
          <table:table-cell table:style-name="ce8" office:value-type="time" office:time-value="PT20H27M00S">
            <text:p>20:27:00</text:p>
          </table:table-cell>
          <table:table-cell table:style-name="ce15" office:value-type="float" office:value="8.5">
            <text:p>8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9M53S">
            <text:p>00:49:53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50]+1" office:value-type="float" office:value="1039">
            <text:p>1039</text:p>
          </table:table-cell>
          <table:table-cell table:style-name="ce5" office:value-type="date" office:date-value="2012-03-25">
            <text:p>25.03.2012</text:p>
          </table:table-cell>
          <table:table-cell table:style-name="ce8" office:value-type="time" office:time-value="PT20H59M00S">
            <text:p>20:59:00</text:p>
          </table:table-cell>
          <table:table-cell table:style-name="ce15" office:value-type="float" office:value="8.6">
            <text:p>8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4M08S">
            <text:p>00:54:08</text:p>
          </table:table-cell>
          <table:table-cell office:value-type="string">
            <text:p>Kwh – Zazenhausen – Kwh</text:p>
          </table:table-cell>
          <table:table-cell table:formula="of:=SUM([.D39:.D51])" office:value-type="float" office:value="107.1">
            <text:p>107,1</text:p>
          </table:table-cell>
          <table:table-cell table:number-columns-repeated="1015"/>
        </table:table-row>
        <table:table-row table:style-name="ro3">
          <table:table-cell table:formula="of:=[.A51]+1" office:value-type="float" office:value="1040">
            <text:p>1040</text:p>
          </table:table-cell>
          <table:table-cell table:style-name="ce5" office:value-type="date" office:date-value="2012-03-26">
            <text:p>26.03.2012</text:p>
          </table:table-cell>
          <table:table-cell table:style-name="ce8" office:value-type="time" office:time-value="PT07H50M00S">
            <text:p>07:50:00</text:p>
          </table:table-cell>
          <table:table-cell table:style-name="ce15" office:value-type="float" office:value="9.1">
            <text:p>9,1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3M34S">
            <text:p>00:53:34</text:p>
          </table:table-cell>
          <table:table-cell office:value-type="string">
            <text:p>Kwh – Zazenhausen – Büro – Kwh</text:p>
          </table:table-cell>
          <table:table-cell table:number-columns-repeated="1016"/>
        </table:table-row>
        <table:table-row table:style-name="ro3">
          <table:table-cell table:formula="of:=[.A52]" office:value-type="float" office:value="1040">
            <text:p>1040</text:p>
          </table:table-cell>
          <table:table-cell table:style-name="ce5" table:formula="of:=[.B52]" office:value-type="date" office:date-value="2012-03-26">
            <text:p>26.03.2012</text:p>
          </table:table-cell>
          <table:table-cell table:style-name="ce8" office:value-type="time" office:time-value="PT18H07M00S">
            <text:p>18:07:00</text:p>
          </table:table-cell>
          <table:table-cell table:style-name="ce15" office:value-type="float" office:value="14.8">
            <text:p>14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21M50S">
            <text:p>01:21:50</text:p>
          </table:table-cell>
          <table:table-cell office:value-type="string">
            <text:p>Tamm – Monrepos – Favorite – LB – Kwh</text:p>
          </table:table-cell>
          <table:table-cell table:number-columns-repeated="1016"/>
        </table:table-row>
        <table:table-row table:style-name="ro3">
          <table:table-cell table:formula="of:=[.A53]+1" office:value-type="float" office:value="1041">
            <text:p>1041</text:p>
          </table:table-cell>
          <table:table-cell table:style-name="ce5" office:value-type="date" office:date-value="2012-03-27">
            <text:p>27.03.2012</text:p>
          </table:table-cell>
          <table:table-cell table:style-name="ce8" office:value-type="time" office:time-value="PT07H57M00S">
            <text:p>07:57:00</text:p>
          </table:table-cell>
          <table:table-cell table:style-name="ce15" office:value-type="float" office:value="6.8">
            <text:p>6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7M17S">
            <text:p>00:37:17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54]" office:value-type="float" office:value="1041">
            <text:p>1041</text:p>
          </table:table-cell>
          <table:table-cell table:style-name="ce5" table:formula="of:=[.B54]" office:value-type="date" office:date-value="2012-03-27">
            <text:p>27.03.2012</text:p>
          </table:table-cell>
          <table:table-cell table:style-name="ce8" office:value-type="time" office:time-value="PT18H27M00S">
            <text:p>18:27:00</text:p>
          </table:table-cell>
          <table:table-cell table:style-name="ce15" office:value-type="float" office:value="16.46">
            <text:p>16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33M07S">
            <text:p>01:33:07</text:p>
          </table:table-cell>
          <table:table-cell office:value-type="string">
            <text:p>Tamm – Monrepos – Planetenweg (Saturn – Pluto) – Bietigheim – Tamm</text:p>
          </table:table-cell>
          <table:table-cell table:number-columns-repeated="1016"/>
        </table:table-row>
        <table:table-row table:style-name="ro3">
          <table:table-cell table:formula="of:=[.A55]" office:value-type="float" office:value="1041">
            <text:p>1041</text:p>
          </table:table-cell>
          <table:table-cell table:style-name="ce5" table:formula="of:=[.B55]" office:value-type="date" office:date-value="2012-03-27">
            <text:p>27.03.2012</text:p>
          </table:table-cell>
          <table:table-cell table:style-name="ce8" office:value-type="time" office:time-value="PT20H22M00S">
            <text:p>20:22:00</text:p>
          </table:table-cell>
          <table:table-cell table:style-name="ce15" office:value-type="float" office:value="1.6">
            <text:p>1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09M33S">
            <text:p>00:09:33</text:p>
          </table:table-cell>
          <table:table-cell office:value-type="string">
            <text:p>Kwh Bhf</text:p>
          </table:table-cell>
          <table:table-cell table:number-columns-repeated="1016"/>
        </table:table-row>
        <table:table-row table:style-name="ro3">
          <table:table-cell table:formula="of:=[.A56]+1" office:value-type="float" office:value="1042">
            <text:p>1042</text:p>
          </table:table-cell>
          <table:table-cell table:style-name="ce5" office:value-type="date" office:date-value="2012-03-28">
            <text:p>28.03.2012</text:p>
          </table:table-cell>
          <table:table-cell table:style-name="ce8" office:value-type="time" office:time-value="PT07H35M00S">
            <text:p>07:35:00</text:p>
          </table:table-cell>
          <table:table-cell table:style-name="ce15" office:value-type="float" office:value="6">
            <text:p>6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4M18S">
            <text:p>00:34:18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57]" office:value-type="float" office:value="1042">
            <text:p>1042</text:p>
          </table:table-cell>
          <table:table-cell table:style-name="ce5" table:formula="of:=[.B57]" office:value-type="date" office:date-value="2012-03-28">
            <text:p>28.03.2012</text:p>
          </table:table-cell>
          <table:table-cell table:style-name="ce8" office:value-type="time" office:time-value="PT19H21M00S">
            <text:p>19:21:00</text:p>
          </table:table-cell>
          <table:table-cell table:style-name="ce15" office:value-type="float" office:value="8.2">
            <text:p>8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6M41S">
            <text:p>00:46:41</text:p>
          </table:table-cell>
          <table:table-cell office:value-type="string">
            <text:p>Tamm – Eglosheim – Pflugfelden – KwhNord</text:p>
          </table:table-cell>
          <table:table-cell table:number-columns-repeated="1016"/>
        </table:table-row>
        <table:table-row table:style-name="ro3">
          <table:table-cell table:formula="of:=[.A58]" office:value-type="float" office:value="1042">
            <text:p>1042</text:p>
          </table:table-cell>
          <table:table-cell table:style-name="ce5" table:formula="of:=[.B58]" office:value-type="date" office:date-value="2012-03-28">
            <text:p>28.03.2012</text:p>
          </table:table-cell>
          <table:table-cell table:style-name="ce8" office:value-type="time" office:time-value="PT20H49M00S">
            <text:p>20:49:00</text:p>
          </table:table-cell>
          <table:table-cell table:style-name="ce15" office:value-type="float" office:value="2.4">
            <text:p>2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3M25S">
            <text:p>00:13:25</text:p>
          </table:table-cell>
          <table:table-cell office:value-type="string">
            <text:p>KwhNord</text:p>
          </table:table-cell>
          <table:table-cell table:number-columns-repeated="1016"/>
        </table:table-row>
        <table:table-row table:style-name="ro3">
          <table:table-cell table:formula="of:=[.A59]+1" office:value-type="float" office:value="1043">
            <text:p>1043</text:p>
          </table:table-cell>
          <table:table-cell table:style-name="ce5" office:value-type="date" office:date-value="2012-03-29">
            <text:p>29.03.2012</text:p>
          </table:table-cell>
          <table:table-cell table:style-name="ce8" office:value-type="time" office:time-value="PT08H17M00S">
            <text:p>08:17:00</text:p>
          </table:table-cell>
          <table:table-cell table:style-name="ce15" office:value-type="float" office:value="13.5">
            <text:p>13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6M11S">
            <text:p>01:16:11</text:p>
          </table:table-cell>
          <table:table-cell office:value-type="string">
            <text:p>Kwh – Zazenhausen – Mühlhausen – Mönchfeld – Freiberg – Rot – Zuffenhausen – Kwh</text:p>
          </table:table-cell>
          <table:table-cell table:number-columns-repeated="1016"/>
        </table:table-row>
        <table:table-row table:style-name="ro3">
          <table:table-cell table:formula="of:=[.A60]" office:value-type="float" office:value="1043">
            <text:p>1043</text:p>
          </table:table-cell>
          <table:table-cell table:style-name="ce5" table:formula="of:=[.B60]" office:value-type="date" office:date-value="2012-03-29">
            <text:p>29.03.2012</text:p>
          </table:table-cell>
          <table:table-cell table:style-name="ce8" office:value-type="time" office:time-value="PT18H30M00S">
            <text:p>18:30:00</text:p>
          </table:table-cell>
          <table:table-cell table:style-name="ce15" office:value-type="float" office:value="24">
            <text:p>24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2H13M23S">
            <text:p>02:13:23</text:p>
          </table:table-cell>
          <table:table-cell office:value-type="string">
            <text:p>Freiberg – Benningen – LB – Kwh</text:p>
          </table:table-cell>
          <table:table-cell table:number-columns-repeated="1016"/>
        </table:table-row>
        <table:table-row table:style-name="ro3">
          <table:table-cell table:formula="of:=[.A61]+1" office:value-type="float" office:value="1044">
            <text:p>1044</text:p>
          </table:table-cell>
          <table:table-cell table:style-name="ce5" office:value-type="date" office:date-value="2012-03-30">
            <text:p>30.03.2012</text:p>
          </table:table-cell>
          <table:table-cell table:style-name="ce8" office:value-type="time" office:time-value="PT18H01M00S">
            <text:p>18:01:00</text:p>
          </table:table-cell>
          <table:table-cell table:style-name="ce15" office:value-type="float" office:value="10.5">
            <text:p>10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6M57S">
            <text:p>01:06:57</text:p>
          </table:table-cell>
          <table:table-cell office:value-type="string">
            <text:p>Tamm – Asperg – Pflugfelden – Kwh</text:p>
          </table:table-cell>
          <table:table-cell table:number-columns-repeated="1016"/>
        </table:table-row>
        <table:table-row table:style-name="ro2">
          <table:table-cell table:formula="of:=[.A62]+1" office:value-type="float" office:value="1045">
            <text:p>1045</text:p>
          </table:table-cell>
          <table:table-cell table:style-name="ce5" office:value-type="date" office:date-value="2012-03-31">
            <text:p>31.03.2012</text:p>
          </table:table-cell>
          <table:table-cell table:style-name="ce8" office:value-type="time" office:time-value="PT16H17M00S">
            <text:p>16:17:00</text:p>
          </table:table-cell>
          <table:table-cell table:style-name="ce15" office:value-type="float" office:value="27.8">
            <text:p>27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2H44M16S">
            <text:p>02:44:16</text:p>
          </table:table-cell>
          <table:table-cell office:value-type="string">
            <text:p>Wildpark Pforzheim – Würmtal – Weil-der-Stadt</text:p>
          </table:table-cell>
          <table:table-cell table:number-columns-repeated="1016"/>
        </table:table-row>
        <table:table-row table:style-name="ro2">
          <table:table-cell table:formula="of:=[.A63]" office:value-type="float" office:value="1045">
            <text:p>1045</text:p>
          </table:table-cell>
          <table:table-cell table:style-name="ce5" table:formula="of:=[.B63]" office:value-type="date" office:date-value="2012-03-31">
            <text:p>31.03.2012</text:p>
          </table:table-cell>
          <table:table-cell table:style-name="ce8" office:value-type="time" office:time-value="PT20H03M00S">
            <text:p>20:03:00</text:p>
          </table:table-cell>
          <table:table-cell table:style-name="ce15" office:value-type="float" office:value="1.1">
            <text:p>1,1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06M40S">
            <text:p>00:06:40</text:p>
          </table:table-cell>
          <table:table-cell office:value-type="string">
            <text:p>Neuwirtshaus – Büro</text:p>
          </table:table-cell>
          <table:table-cell table:number-columns-repeated="1016"/>
        </table:table-row>
        <table:table-row table:style-name="ro3">
          <table:table-cell table:formula="of:=[.A64]" office:value-type="float" office:value="1045">
            <text:p>1045</text:p>
          </table:table-cell>
          <table:table-cell table:style-name="ce5" table:formula="of:=[.B64]" office:value-type="date" office:date-value="2012-03-31">
            <text:p>31.03.2012</text:p>
          </table:table-cell>
          <table:table-cell table:style-name="ce8" office:value-type="time" office:time-value="PT20H21M00S">
            <text:p>20:21:00</text:p>
          </table:table-cell>
          <table:table-cell table:style-name="ce15" office:value-type="float" office:value="3.7">
            <text:p>3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4M01S">
            <text:p>00:24:01</text:p>
          </table:table-cell>
          <table:table-cell office:value-type="string">
            <text:p>Büro – Kwh</text:p>
          </table:table-cell>
          <table:table-cell table:formula="of:=SUM([.D52:.D65])" office:value-type="float" office:value="145.96">
            <text:p>145,96</text:p>
          </table:table-cell>
          <table:table-cell table:number-columns-repeated="1015"/>
        </table:table-row>
        <table:table-row table:style-name="ro2" table:number-rows-repeated="9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7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0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7041.077027027">
            <text:p>17041,08</text:p>
          </table:table-cell>
          <table:table-cell table:style-name="ce16" table:formula="of:=SUM([.F2:.F65441])" office:value-type="time" office:time-value="PT1675H34M29S">
            <text:p>19:34:29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985">
            <text:p>985</text:p>
          </table:table-cell>
          <table:table-cell table:style-name="ce17" office:value-type="date" office:date-value="2012-01-31">
            <text:p>31.01.2012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2-01'.H1])" office:value-type="float" office:value="16508.277027027">
            <text:p>16508,28</text:p>
          </table:table-cell>
          <table:table-cell table:style-name="ce10"/>
          <table:table-cell table:style-name="ce10" table:formula="of:=SUM(['2012-01'.I1])" office:value-type="time" office:time-value="PT1623H21M25S">
            <text:p>15:21:25</text:p>
          </table:table-cell>
          <table:table-cell table:style-name="ce2" office:value-type="string">
            <text:p>Übertrag 400:33:32</text:p>
          </table:table-cell>
          <table:table-cell table:style-name="ce2" table:formula="of:=SUM(['2012-01'.H76])" office:value-type="float" office:value="32.5">
            <text:p>32,5</text:p>
          </table:table-cell>
          <table:table-cell table:style-name="ce2" table:number-columns-repeated="1015"/>
        </table:table-row>
        <table:table-row table:style-name="ro3">
          <table:table-cell table:formula="of:=[.A2]+1" office:value-type="float" office:value="986">
            <text:p>986</text:p>
          </table:table-cell>
          <table:table-cell table:style-name="ce5" office:value-type="date" office:date-value="2012-02-01">
            <text:p>01.02.2012</text:p>
          </table:table-cell>
          <table:table-cell table:style-name="ce8" office:value-type="time" office:time-value="PT06H32M00S">
            <text:p>06:32:00</text:p>
          </table:table-cell>
          <table:table-cell table:style-name="ce15" office:value-type="float" office:value="3.5">
            <text:p>3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0M27S">
            <text:p>00:20:27</text:p>
          </table:table-cell>
          <table:table-cell office:value-type="string">
            <text:p>Kwh – Büro</text:p>
          </table:table-cell>
          <table:table-cell/>
          <table:table-cell table:style-name="ce2" table:number-columns-repeated="1015"/>
        </table:table-row>
        <table:table-row table:style-name="ro3">
          <table:table-cell office:value-type="float" office:value="986">
            <text:p>986</text:p>
          </table:table-cell>
          <table:table-cell table:style-name="ce5" table:formula="of:=[.B3]" office:value-type="date" office:date-value="2012-02-01">
            <text:p>01.02.2012</text:p>
          </table:table-cell>
          <table:table-cell table:style-name="ce8" office:value-type="time" office:time-value="PT07H34M00S">
            <text:p>07:34:00</text:p>
          </table:table-cell>
          <table:table-cell table:style-name="ce15" office:value-type="float" office:value="3.5">
            <text:p>3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9M22S">
            <text:p>00:19:2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4]+1" office:value-type="float" office:value="987">
            <text:p>987</text:p>
          </table:table-cell>
          <table:table-cell table:style-name="ce5" office:value-type="date" office:date-value="2012-02-02">
            <text:p>02.02.2012</text:p>
          </table:table-cell>
          <table:table-cell table:style-name="ce8" office:value-type="time" office:time-value="PT07H11M00S">
            <text:p>07:11:00</text:p>
          </table:table-cell>
          <table:table-cell table:style-name="ce15" office:value-type="float" office:value="13.6">
            <text:p>13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8M08S">
            <text:p>01:18:08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3">
          <table:table-cell office:value-type="float" office:value="987">
            <text:p>987</text:p>
          </table:table-cell>
          <table:table-cell table:style-name="ce5" table:formula="of:=[.B5]" office:value-type="date" office:date-value="2012-02-02">
            <text:p>02.02.2012</text:p>
          </table:table-cell>
          <table:table-cell table:style-name="ce8" office:value-type="time" office:time-value="PT19H44M00S">
            <text:p>19:44:00</text:p>
          </table:table-cell>
          <table:table-cell table:style-name="ce15" office:value-type="float" office:value="10">
            <text:p>10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2M05S">
            <text:p>01:02:05</text:p>
          </table:table-cell>
          <table:table-cell office:value-type="string">
            <text:p>Tamm – Ludwigsburg – Kwh</text:p>
          </table:table-cell>
          <table:table-cell table:number-columns-repeated="1016"/>
        </table:table-row>
        <table:table-row table:style-name="ro3">
          <table:table-cell table:formula="of:=[.A6]+1" office:value-type="float" office:value="988">
            <text:p>988</text:p>
          </table:table-cell>
          <table:table-cell table:style-name="ce5" office:value-type="date" office:date-value="2012-02-03">
            <text:p>03.02.2012</text:p>
          </table:table-cell>
          <table:table-cell table:style-name="ce8" office:value-type="time" office:time-value="PT17H23M00S">
            <text:p>17:23:00</text:p>
          </table:table-cell>
          <table:table-cell table:style-name="ce15" office:value-type="float" office:value="13.1">
            <text:p>13,1</text:p>
          </table:table-cell>
          <table:table-cell table:style-name="ce12" office:value-type="float" office:value="141">
            <text:p>141</text:p>
          </table:table-cell>
          <table:table-cell table:style-name="ce11" office:value-type="time" office:time-value="PT01H18M03S">
            <text:p>01:18:03</text:p>
          </table:table-cell>
          <table:table-cell office:value-type="string">
            <text:p>Kwh – Lb – Grünbühl – Pattonville – Kwh</text:p>
          </table:table-cell>
          <table:table-cell table:number-columns-repeated="1016"/>
        </table:table-row>
        <table:table-row table:style-name="ro3">
          <table:table-cell table:formula="of:=[.A7]+1" office:value-type="float" office:value="989">
            <text:p>989</text:p>
          </table:table-cell>
          <table:table-cell table:style-name="ce5" office:value-type="date" office:date-value="2012-02-04">
            <text:p>04.02.2012</text:p>
          </table:table-cell>
          <table:table-cell table:style-name="ce8" office:value-type="time" office:time-value="PT13H26M00S">
            <text:p>13:26:00</text:p>
          </table:table-cell>
          <table:table-cell table:style-name="ce15" office:value-type="float" office:value="15.8">
            <text:p>15,8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32M05S">
            <text:p>01:32:05</text:p>
          </table:table-cell>
          <table:table-cell office:value-type="string">
            <text:p>Kwh – Aldingen – Mühlhausen – Zazenhausen – Kwh</text:p>
          </table:table-cell>
          <table:table-cell table:number-columns-repeated="1016"/>
        </table:table-row>
        <table:table-row table:style-name="ro3">
          <table:table-cell table:formula="of:=[.A8]+1" office:value-type="float" office:value="990">
            <text:p>990</text:p>
          </table:table-cell>
          <table:table-cell table:style-name="ce5" office:value-type="date" office:date-value="2012-02-05">
            <text:p>05.02.2012</text:p>
          </table:table-cell>
          <table:table-cell table:style-name="ce8" office:value-type="time" office:time-value="PT10H24M00S">
            <text:p>10:24:00</text:p>
          </table:table-cell>
          <table:table-cell table:style-name="ce15" office:value-type="float" office:value="15.7">
            <text:p>15,7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31M18S">
            <text:p>01:31:18</text:p>
          </table:table-cell>
          <table:table-cell office:value-type="string">
            <text:p>Kwh – Zazenhausen – Schnarrenberg – Burgholzhof – Pragsattel – Zuffenhausen – Zazenhausen – Kwh</text:p>
          </table:table-cell>
          <table:table-cell table:formula="of:=SUM([.D3:.D9];[.H2])" office:value-type="float" office:value="107.7">
            <text:p>107,7</text:p>
          </table:table-cell>
          <table:table-cell table:number-columns-repeated="1015"/>
        </table:table-row>
        <table:table-row table:style-name="ro3">
          <table:table-cell table:formula="of:=[.A9]+1" office:value-type="float" office:value="991">
            <text:p>991</text:p>
          </table:table-cell>
          <table:table-cell table:style-name="ce5" office:value-type="date" office:date-value="2012-02-06">
            <text:p>06.02.2012</text:p>
          </table:table-cell>
          <table:table-cell table:style-name="ce8" office:value-type="time" office:time-value="PT07H32M00S">
            <text:p>07:32:00</text:p>
          </table:table-cell>
          <table:table-cell table:style-name="ce15" office:value-type="float" office:value="10.9">
            <text:p>10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4M48S">
            <text:p>01:04:48</text:p>
          </table:table-cell>
          <table:table-cell office:value-type="string">
            <text:p>Kwh – Stammheim – Kwh</text:p>
          </table:table-cell>
          <table:table-cell table:number-columns-repeated="1016"/>
        </table:table-row>
        <table:table-row table:style-name="ro3">
          <table:table-cell table:formula="of:=[.A10]" office:value-type="float" office:value="991">
            <text:p>991</text:p>
          </table:table-cell>
          <table:table-cell table:style-name="ce5" table:formula="of:=[.B10]" office:value-type="date" office:date-value="2012-02-06">
            <text:p>06.02.2012</text:p>
          </table:table-cell>
          <table:table-cell table:style-name="ce8" office:value-type="time" office:time-value="PT19H18M00S">
            <text:p>19:18:00</text:p>
          </table:table-cell>
          <table:table-cell table:style-name="ce15" office:value-type="float" office:value="11.4">
            <text:p>11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7M56S">
            <text:p>01:07:56</text:p>
          </table:table-cell>
          <table:table-cell office:value-type="string">
            <text:p>Tamm – Ludwigsburg – Kwh</text:p>
          </table:table-cell>
          <table:table-cell table:number-columns-repeated="1016"/>
        </table:table-row>
        <table:table-row table:style-name="ro3">
          <table:table-cell table:formula="of:=[.A11]+1" office:value-type="float" office:value="992">
            <text:p>992</text:p>
          </table:table-cell>
          <table:table-cell table:style-name="ce5" office:value-type="date" office:date-value="2012-02-07">
            <text:p>07.02.2012</text:p>
          </table:table-cell>
          <table:table-cell table:style-name="ce8" office:value-type="time" office:time-value="PT07H04M00S">
            <text:p>07:04:00</text:p>
          </table:table-cell>
          <table:table-cell table:style-name="ce15" office:value-type="float" office:value="10.2">
            <text:p>10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0M38S">
            <text:p>01:00:38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12]+1" office:value-type="float" office:value="993">
            <text:p>993</text:p>
          </table:table-cell>
          <table:table-cell table:style-name="ce5" office:value-type="date" office:date-value="2012-02-08">
            <text:p>08.02.2012</text:p>
          </table:table-cell>
          <table:table-cell table:style-name="ce8" office:value-type="time" office:time-value="PT07H09M00S">
            <text:p>07:09:00</text:p>
          </table:table-cell>
          <table:table-cell table:style-name="ce15" office:value-type="float" office:value="11.5">
            <text:p>11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1M01S">
            <text:p>01:01:01</text:p>
          </table:table-cell>
          <table:table-cell office:value-type="string">
            <text:p>Kwh – rund um...</text:p>
          </table:table-cell>
          <table:table-cell table:number-columns-repeated="1016"/>
        </table:table-row>
        <table:table-row table:style-name="ro3">
          <table:table-cell table:formula="of:=[.A13]" office:value-type="float" office:value="993">
            <text:p>993</text:p>
          </table:table-cell>
          <table:table-cell table:style-name="ce5" table:formula="of:=[.B13]" office:value-type="date" office:date-value="2012-02-08">
            <text:p>08.02.2012</text:p>
          </table:table-cell>
          <table:table-cell table:style-name="ce8" office:value-type="time" office:time-value="PT18H41M00S">
            <text:p>18:41:00</text:p>
          </table:table-cell>
          <table:table-cell table:style-name="ce15" office:value-type="float" office:value="11.4">
            <text:p>11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7M39S">
            <text:p>01:07:39</text:p>
          </table:table-cell>
          <table:table-cell office:value-type="string">
            <text:p>Tamm – Asperg – Möglingen – Pflugfelden – Kwh</text:p>
          </table:table-cell>
          <table:table-cell table:number-columns-repeated="1016"/>
        </table:table-row>
        <table:table-row table:style-name="ro3">
          <table:table-cell table:formula="of:=[.A14]+1" office:value-type="float" office:value="994">
            <text:p>994</text:p>
          </table:table-cell>
          <table:table-cell table:style-name="ce5" office:value-type="date" office:date-value="2012-02-09">
            <text:p>09.02.2012</text:p>
          </table:table-cell>
          <table:table-cell table:style-name="ce8" office:value-type="time" office:time-value="PT08H57M00S">
            <text:p>08:57:00</text:p>
          </table:table-cell>
          <table:table-cell table:style-name="ce15" office:value-type="float" office:value="22.9">
            <text:p>22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2H08M27S">
            <text:p>02:08:27</text:p>
          </table:table-cell>
          <table:table-cell office:value-type="string">
            <text:p>Kwh – Zazenhausen – Mühlhausen – MaxEythSee (1) – Burgholzhof – Pragsattel – Zuffenhausen – Kwh</text:p>
          </table:table-cell>
          <table:table-cell table:number-columns-repeated="1016"/>
        </table:table-row>
        <table:table-row table:style-name="ro3">
          <table:table-cell table:formula="of:=[.A15]" office:value-type="float" office:value="994">
            <text:p>994</text:p>
          </table:table-cell>
          <table:table-cell table:style-name="ce5" table:formula="of:=[.B15]" office:value-type="date" office:date-value="2012-02-09">
            <text:p>09.02.2012</text:p>
          </table:table-cell>
          <table:table-cell table:style-name="ce8" office:value-type="time" office:time-value="PT20H37M00S">
            <text:p>20:37:00</text:p>
          </table:table-cell>
          <table:table-cell table:style-name="ce15" office:value-type="float" office:value="3.8">
            <text:p>3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4M33S">
            <text:p>00:24:3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16]+1" office:value-type="float" office:value="995">
            <text:p>995</text:p>
          </table:table-cell>
          <table:table-cell table:style-name="ce5" office:value-type="date" office:date-value="2012-02-10">
            <text:p>10.02.2012</text:p>
          </table:table-cell>
          <table:table-cell table:style-name="ce8" office:value-type="time" office:time-value="PT08H06M00S">
            <text:p>08:06:00</text:p>
          </table:table-cell>
          <table:table-cell table:style-name="ce15" office:value-type="float" office:value="13">
            <text:p>13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3M21S">
            <text:p>01:13:21</text:p>
          </table:table-cell>
          <table:table-cell office:value-type="string">
            <text:p>Kwh – Mönchfeld – Freiberg – Rot – Kwh</text:p>
          </table:table-cell>
          <table:table-cell table:number-columns-repeated="1016"/>
        </table:table-row>
        <table:table-row table:style-name="ro3">
          <table:table-cell table:formula="of:=[.A17]" office:value-type="float" office:value="995">
            <text:p>995</text:p>
          </table:table-cell>
          <table:table-cell table:style-name="ce5" table:formula="of:=[.B17]" office:value-type="date" office:date-value="2012-02-10">
            <text:p>10.02.2012</text:p>
          </table:table-cell>
          <table:table-cell table:style-name="ce8" office:value-type="time" office:time-value="PT17H51M00S">
            <text:p>17:51:00</text:p>
          </table:table-cell>
          <table:table-cell table:style-name="ce15" office:value-type="float" office:value="12.9">
            <text:p>12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20M38S">
            <text:p>01:20:38</text:p>
          </table:table-cell>
          <table:table-cell office:value-type="string">
            <text:p>Tamm – Monrepos – Ludwigsburg – Kwh</text:p>
          </table:table-cell>
          <table:table-cell table:number-columns-repeated="1016"/>
        </table:table-row>
        <table:table-row table:style-name="ro3">
          <table:table-cell table:formula="of:=[.A18]+1" office:value-type="float" office:value="996">
            <text:p>996</text:p>
          </table:table-cell>
          <table:table-cell table:style-name="ce5" office:value-type="date" office:date-value="2012-02-11">
            <text:p>11.02.2012</text:p>
          </table:table-cell>
          <table:table-cell table:style-name="ce8" office:value-type="time" office:time-value="PT14H32M00S">
            <text:p>14:32:00</text:p>
          </table:table-cell>
          <table:table-cell table:style-name="ce15" office:value-type="float" office:value="20.4">
            <text:p>20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2H04M42S">
            <text:p>02:04:42</text:p>
          </table:table-cell>
          <table:table-cell office:value-type="string">
            <text:p>Kwh – Zazenhausen – Mühlhausen – Neugereuth – Münster – Burgholzhof – Rot – Zuffenhausen – Kwh</text:p>
          </table:table-cell>
          <table:table-cell table:number-columns-repeated="1016"/>
        </table:table-row>
        <table:table-row table:style-name="ro3">
          <table:table-cell table:formula="of:=[.A19]+1" office:value-type="float" office:value="997">
            <text:p>997</text:p>
          </table:table-cell>
          <table:table-cell table:style-name="ce5" office:value-type="date" office:date-value="2012-02-12">
            <text:p>12.02.2012</text:p>
          </table:table-cell>
          <table:table-cell table:style-name="ce8" office:value-type="time" office:time-value="PT11H37M00S">
            <text:p>11:37:00</text:p>
          </table:table-cell>
          <table:table-cell table:style-name="ce15" office:value-type="float" office:value="19">
            <text:p>19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49M16S">
            <text:p>01:49:16</text:p>
          </table:table-cell>
          <table:table-cell office:value-type="string">
            <text:p>Kwh – LangesFeld – Stammheim – Neuwirtshaus – Zuffenhausen – Kwh</text:p>
          </table:table-cell>
          <table:table-cell table:formula="of:=SUM([.D10:.D20])" office:value-type="float" office:value="147.4">
            <text:p>147,4</text:p>
          </table:table-cell>
          <table:table-cell table:number-columns-repeated="1015"/>
        </table:table-row>
        <table:table-row table:style-name="ro3">
          <table:table-cell table:formula="of:=[.A20]+1" office:value-type="float" office:value="998">
            <text:p>998</text:p>
          </table:table-cell>
          <table:table-cell table:style-name="ce5" office:value-type="date" office:date-value="2012-02-13">
            <text:p>13.02.2012</text:p>
          </table:table-cell>
          <table:table-cell table:style-name="ce8" office:value-type="time" office:time-value="PT07H08M00S">
            <text:p>07:08:00</text:p>
          </table:table-cell>
          <table:table-cell table:style-name="ce15" office:value-type="float" office:value="9.2">
            <text:p>9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2M54S">
            <text:p>00:52:54</text:p>
          </table:table-cell>
          <table:table-cell office:value-type="string">
            <text:p>Kwh – Zuffenhausen – Zazenhausen – Kwh</text:p>
          </table:table-cell>
          <table:table-cell table:number-columns-repeated="1016"/>
        </table:table-row>
        <table:table-row table:style-name="ro3">
          <table:table-cell table:formula="of:=[.A21]" office:value-type="float" office:value="998">
            <text:p>998</text:p>
          </table:table-cell>
          <table:table-cell table:style-name="ce5" table:formula="of:=[.B21]" office:value-type="date" office:date-value="2012-02-13">
            <text:p>13.02.2012</text:p>
          </table:table-cell>
          <table:table-cell table:style-name="ce8" office:value-type="time" office:time-value="PT18H30M00S">
            <text:p>18:30:00</text:p>
          </table:table-cell>
          <table:table-cell table:style-name="ce15" office:value-type="float" office:value="12.9">
            <text:p>12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16M48S">
            <text:p>01:16:48</text:p>
          </table:table-cell>
          <table:table-cell office:value-type="string">
            <text:p>Tamm – Asperg – Möglingen – Kwh</text:p>
          </table:table-cell>
          <table:table-cell table:number-columns-repeated="1016"/>
        </table:table-row>
        <table:table-row table:style-name="ro3">
          <table:table-cell table:formula="of:=[.A22]+1" office:value-type="float" office:value="999">
            <text:p>999</text:p>
          </table:table-cell>
          <table:table-cell table:style-name="ce5" office:value-type="date" office:date-value="2012-02-14">
            <text:p>14.02.2012</text:p>
          </table:table-cell>
          <table:table-cell table:style-name="ce8" office:value-type="time" office:time-value="PT10H28M00S">
            <text:p>10:28:00</text:p>
          </table:table-cell>
          <table:table-cell table:style-name="ce15" office:value-type="float" office:value="11.3">
            <text:p>11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2M43S">
            <text:p>01:02:43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3">
          <table:table-cell table:formula="of:=[.A23]" office:value-type="float" office:value="999">
            <text:p>999</text:p>
          </table:table-cell>
          <table:table-cell table:style-name="ce5" table:formula="of:=[.B23]" office:value-type="date" office:date-value="2012-02-14">
            <text:p>14.02.2012</text:p>
          </table:table-cell>
          <table:table-cell table:style-name="ce8" office:value-type="time" office:time-value="PT18H52M00S">
            <text:p>18:52:00</text:p>
          </table:table-cell>
          <table:table-cell table:style-name="ce15" office:value-type="float" office:value="11">
            <text:p>11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9M57S">
            <text:p>01:09:57</text:p>
          </table:table-cell>
          <table:table-cell office:value-type="string">
            <text:p>Tamm – Asperg – Ludwigsburg – Kwh</text:p>
          </table:table-cell>
          <table:table-cell table:number-columns-repeated="1016"/>
        </table:table-row>
        <table:table-row table:style-name="ro3">
          <table:table-cell table:formula="of:=[.A24]+1" office:value-type="float" office:value="1000">
            <text:p>1000</text:p>
          </table:table-cell>
          <table:table-cell table:style-name="ce5" office:value-type="date" office:date-value="2012-02-15">
            <text:p>15.02.2012</text:p>
          </table:table-cell>
          <table:table-cell table:style-name="ce8" office:value-type="time" office:time-value="PT08H07M00S">
            <text:p>08:07:00</text:p>
          </table:table-cell>
          <table:table-cell table:style-name="ce15" office:value-type="float" office:value="7.8">
            <text:p>7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3M40S">
            <text:p>00:43:40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3">
          <table:table-cell table:formula="of:=[.A25]" office:value-type="float" office:value="1000">
            <text:p>1000</text:p>
          </table:table-cell>
          <table:table-cell table:style-name="ce5" table:formula="of:=[.B25]" office:value-type="date" office:date-value="2012-02-15">
            <text:p>15.02.2012</text:p>
          </table:table-cell>
          <table:table-cell table:style-name="ce8" office:value-type="time" office:time-value="PT19H15M00S">
            <text:p>19:15:00</text:p>
          </table:table-cell>
          <table:table-cell table:style-name="ce15" office:value-type="float" office:value="10.7">
            <text:p>10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8M27S">
            <text:p>01:08:27</text:p>
          </table:table-cell>
          <table:table-cell office:value-type="string">
            <text:p>Tamm – Eglosheim – Ludwigsburg – Kwh</text:p>
          </table:table-cell>
          <table:table-cell table:number-columns-repeated="1016"/>
        </table:table-row>
        <table:table-row table:style-name="ro3">
          <table:table-cell table:formula="of:=[.A26]+1" office:value-type="float" office:value="1001">
            <text:p>1001</text:p>
          </table:table-cell>
          <table:table-cell table:style-name="ce5" office:value-type="date" office:date-value="2012-02-16">
            <text:p>16.02.2012</text:p>
          </table:table-cell>
          <table:table-cell table:style-name="ce8" office:value-type="time" office:time-value="PT08H15M00S">
            <text:p>08:15:00</text:p>
          </table:table-cell>
          <table:table-cell table:style-name="ce15" office:value-type="float" office:value="3.6">
            <text:p>3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2M04S">
            <text:p>00:22:0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27]" office:value-type="float" office:value="1001">
            <text:p>1001</text:p>
          </table:table-cell>
          <table:table-cell table:style-name="ce5" table:formula="of:=[.B27]" office:value-type="date" office:date-value="2012-02-16">
            <text:p>16.02.2012</text:p>
          </table:table-cell>
          <table:table-cell table:style-name="ce8" office:value-type="time" office:time-value="PT09H37M00S">
            <text:p>09:37:00</text:p>
          </table:table-cell>
          <table:table-cell table:style-name="ce15" office:value-type="float" office:value="6.4">
            <text:p>6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6M03S">
            <text:p>00:36:03</text:p>
          </table:table-cell>
          <table:table-cell office:value-type="string">
            <text:p>Büro – Zuffenhausen – Zazenhausen – Kwh</text:p>
          </table:table-cell>
          <table:table-cell table:number-columns-repeated="1016"/>
        </table:table-row>
        <table:table-row table:style-name="ro3">
          <table:table-cell table:formula="of:=[.A28]" office:value-type="float" office:value="1001">
            <text:p>1001</text:p>
          </table:table-cell>
          <table:table-cell table:style-name="ce5" table:formula="of:=[.B28]" office:value-type="date" office:date-value="2012-02-16">
            <text:p>16.02.2012</text:p>
          </table:table-cell>
          <table:table-cell table:style-name="ce8" office:value-type="time" office:time-value="PT19H17M00S">
            <text:p>19:17:00</text:p>
          </table:table-cell>
          <table:table-cell table:style-name="ce15" office:value-type="float" office:value="10.4">
            <text:p>10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6M33S">
            <text:p>01:06:33</text:p>
          </table:table-cell>
          <table:table-cell office:value-type="string">
            <text:p>Tamm – Asperg – Pflugfelden – Kwh</text:p>
          </table:table-cell>
          <table:table-cell table:number-columns-repeated="1016"/>
        </table:table-row>
        <table:table-row table:style-name="ro3">
          <table:table-cell table:formula="of:=[.A29]+1" office:value-type="float" office:value="1002">
            <text:p>1002</text:p>
          </table:table-cell>
          <table:table-cell table:style-name="ce5" office:value-type="date" office:date-value="2012-02-17">
            <text:p>17.02.2012</text:p>
          </table:table-cell>
          <table:table-cell table:style-name="ce8" office:value-type="time" office:time-value="PT16H29M00S">
            <text:p>16:29:00</text:p>
          </table:table-cell>
          <table:table-cell table:style-name="ce15" office:value-type="float" office:value="17.5">
            <text:p>17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52M15S">
            <text:p>01:52:15</text:p>
          </table:table-cell>
          <table:table-cell office:value-type="string">
            <text:p>Tamm – Monrepos – Favorite – Hoheneck – Neckar – Ludwigsburg – Kwh</text:p>
          </table:table-cell>
          <table:table-cell table:number-columns-repeated="1016"/>
        </table:table-row>
        <table:table-row table:style-name="ro3">
          <table:table-cell table:formula="of:=[.A30]+1" office:value-type="float" office:value="1003">
            <text:p>1003</text:p>
          </table:table-cell>
          <table:table-cell table:style-name="ce5" office:value-type="date" office:date-value="2012-02-18">
            <text:p>18.02.2012</text:p>
          </table:table-cell>
          <table:table-cell table:style-name="ce8" office:value-type="time" office:time-value="PT16H49M00S">
            <text:p>16:49:00</text:p>
          </table:table-cell>
          <table:table-cell table:style-name="ce15" office:value-type="float" office:value="17.8">
            <text:p>17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45M32S">
            <text:p>01:45:32</text:p>
          </table:table-cell>
          <table:table-cell office:value-type="string">
            <text:p>Kwh – Zazenhausen <text:s/>Mühlhausen – Neckar – Oeffingen – Mühlhausen – Kwh</text:p>
          </table:table-cell>
          <table:table-cell table:number-columns-repeated="1016"/>
        </table:table-row>
        <table:table-row table:style-name="ro3">
          <table:table-cell table:formula="of:=[.A31]+1" office:value-type="float" office:value="1004">
            <text:p>1004</text:p>
          </table:table-cell>
          <table:table-cell table:style-name="ce5" office:value-type="date" office:date-value="2012-02-19">
            <text:p>19.02.2012</text:p>
          </table:table-cell>
          <table:table-cell table:style-name="ce8" office:value-type="time" office:time-value="PT16H18M00S">
            <text:p>16:18:00</text:p>
          </table:table-cell>
          <table:table-cell table:style-name="ce15" office:value-type="float" office:value="14.4">
            <text:p>14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25M09S">
            <text:p>01:25:09</text:p>
          </table:table-cell>
          <table:table-cell office:value-type="string">
            <text:p>Kwh – Grünbühl – Pattonville – Kwh</text:p>
          </table:table-cell>
          <table:table-cell table:formula="of:=SUM([.D21:.D32])" office:value-type="float" office:value="133">
            <text:p>133</text:p>
          </table:table-cell>
          <table:table-cell table:number-columns-repeated="1015"/>
        </table:table-row>
        <table:table-row table:style-name="ro3">
          <table:table-cell table:formula="of:=[.A32]+1" office:value-type="float" office:value="1005">
            <text:p>1005</text:p>
          </table:table-cell>
          <table:table-cell table:style-name="ce5" office:value-type="date" office:date-value="2012-02-20">
            <text:p>20.02.2012</text:p>
          </table:table-cell>
          <table:table-cell table:style-name="ce8" office:value-type="time" office:time-value="PT07H22M00S">
            <text:p>07:22:00</text:p>
          </table:table-cell>
          <table:table-cell table:style-name="ce15" office:value-type="float" office:value="6.4">
            <text:p>6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6M12S">
            <text:p>00:36:12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33]" office:value-type="float" office:value="1005">
            <text:p>1005</text:p>
          </table:table-cell>
          <table:table-cell table:style-name="ce5" table:formula="of:=[.B33]" office:value-type="date" office:date-value="2012-02-20">
            <text:p>20.02.2012</text:p>
          </table:table-cell>
          <table:table-cell table:style-name="ce8" office:value-type="time" office:time-value="PT17H59M00S">
            <text:p>17:59:00</text:p>
          </table:table-cell>
          <table:table-cell table:style-name="ce15" office:value-type="float" office:value="10.5">
            <text:p>10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3M39S">
            <text:p>01:03:39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34]+1" office:value-type="float" office:value="1006">
            <text:p>1006</text:p>
          </table:table-cell>
          <table:table-cell table:style-name="ce5" office:value-type="date" office:date-value="2012-02-21">
            <text:p>21.02.2012</text:p>
          </table:table-cell>
          <table:table-cell table:style-name="ce8" office:value-type="time" office:time-value="PT07H26M00S">
            <text:p>07:26:00</text:p>
          </table:table-cell>
          <table:table-cell table:style-name="ce15" office:value-type="float" office:value="6.9">
            <text:p>6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8M38S">
            <text:p>00:38:38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3">
          <table:table-cell table:formula="of:=[.A35]" office:value-type="float" office:value="1006">
            <text:p>1006</text:p>
          </table:table-cell>
          <table:table-cell table:style-name="ce5" table:formula="of:=[.B35]" office:value-type="date" office:date-value="2012-02-21">
            <text:p>21.02.2012</text:p>
          </table:table-cell>
          <table:table-cell table:style-name="ce8" office:value-type="time" office:time-value="PT19H45M00S">
            <text:p>19:45:00</text:p>
          </table:table-cell>
          <table:table-cell table:style-name="ce15" office:value-type="float" office:value="10.7">
            <text:p>10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2M07S">
            <text:p>01:02:07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36]+1" office:value-type="float" office:value="1007">
            <text:p>1007</text:p>
          </table:table-cell>
          <table:table-cell table:style-name="ce5" office:value-type="date" office:date-value="2012-02-22">
            <text:p>22.02.2012</text:p>
          </table:table-cell>
          <table:table-cell table:style-name="ce8" office:value-type="time" office:time-value="PT08H59M00S">
            <text:p>08:59:00</text:p>
          </table:table-cell>
          <table:table-cell table:style-name="ce15" office:value-type="float" office:value="11.5">
            <text:p>11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9M45S">
            <text:p>00:59:45</text:p>
          </table:table-cell>
          <table:table-cell office:value-type="string">
            <text:p>Kwh – Mühlhausen – Kwh</text:p>
          </table:table-cell>
          <table:table-cell table:number-columns-repeated="1016"/>
        </table:table-row>
        <table:table-row table:style-name="ro3">
          <table:table-cell table:formula="of:=[.A37]" office:value-type="float" office:value="1007">
            <text:p>1007</text:p>
          </table:table-cell>
          <table:table-cell table:style-name="ce5" table:formula="of:=[.B37]" office:value-type="date" office:date-value="2012-02-22">
            <text:p>22.02.2012</text:p>
          </table:table-cell>
          <table:table-cell table:style-name="ce8" office:value-type="time" office:time-value="PT19H29M00S">
            <text:p>19:29:00</text:p>
          </table:table-cell>
          <table:table-cell table:style-name="ce15" office:value-type="float" office:value="10.8">
            <text:p>10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4M09S">
            <text:p>01:04:09</text:p>
          </table:table-cell>
          <table:table-cell office:value-type="string">
            <text:p>Tamm – Eglosheim – Pflugfelden – Kwh</text:p>
          </table:table-cell>
          <table:table-cell table:number-columns-repeated="1016"/>
        </table:table-row>
        <table:table-row table:style-name="ro3">
          <table:table-cell table:formula="of:=[.A38]+1" office:value-type="float" office:value="1008">
            <text:p>1008</text:p>
          </table:table-cell>
          <table:table-cell table:style-name="ce5" office:value-type="date" office:date-value="2012-02-23">
            <text:p>23.02.2012</text:p>
          </table:table-cell>
          <table:table-cell table:style-name="ce8" office:value-type="time" office:time-value="PT07H11M00S">
            <text:p>07:11:00</text:p>
          </table:table-cell>
          <table:table-cell table:style-name="ce15" office:value-type="float" office:value="9.2">
            <text:p>9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8M01S">
            <text:p>00:48:01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39]" office:value-type="float" office:value="1008">
            <text:p>1008</text:p>
          </table:table-cell>
          <table:table-cell table:style-name="ce5" table:formula="of:=[.B39]" office:value-type="date" office:date-value="2012-02-23">
            <text:p>23.02.2012</text:p>
          </table:table-cell>
          <table:table-cell table:style-name="ce8" office:value-type="time" office:time-value="PT19H20M00S">
            <text:p>19:20:00</text:p>
          </table:table-cell>
          <table:table-cell table:style-name="ce15" office:value-type="float" office:value="11.2">
            <text:p>11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4M13S">
            <text:p>01:04:13</text:p>
          </table:table-cell>
          <table:table-cell office:value-type="string">
            <text:p>Tamm – Asperg – Pflugfelden – Kwh</text:p>
          </table:table-cell>
          <table:table-cell table:number-columns-repeated="1016"/>
        </table:table-row>
        <table:table-row table:style-name="ro3">
          <table:table-cell table:formula="of:=[.A40]+1" office:value-type="float" office:value="1009">
            <text:p>1009</text:p>
          </table:table-cell>
          <table:table-cell table:style-name="ce5" office:value-type="date" office:date-value="2012-02-24">
            <text:p>24.02.2012</text:p>
          </table:table-cell>
          <table:table-cell table:style-name="ce8" office:value-type="time" office:time-value="PT08H41M00S">
            <text:p>08:41:00</text:p>
          </table:table-cell>
          <table:table-cell table:style-name="ce15" office:value-type="float" office:value="3.6">
            <text:p>3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0M16S">
            <text:p>00:20:16</text:p>
          </table:table-cell>
          <table:table-cell office:value-type="string">
            <text:p>Kwh – Zuffenhausen – Büro</text:p>
          </table:table-cell>
          <table:table-cell table:number-columns-repeated="1016"/>
        </table:table-row>
        <table:table-row table:style-name="ro3">
          <table:table-cell table:formula="of:=[.A41]" office:value-type="float" office:value="1009">
            <text:p>1009</text:p>
          </table:table-cell>
          <table:table-cell table:style-name="ce5" table:formula="of:=[.B41]" office:value-type="date" office:date-value="2012-02-24">
            <text:p>24.02.2012</text:p>
          </table:table-cell>
          <table:table-cell table:style-name="ce8" office:value-type="time" office:time-value="PT09H27M00S">
            <text:p>09:27:00</text:p>
          </table:table-cell>
          <table:table-cell table:style-name="ce15" office:value-type="float" office:value="3.6">
            <text:p>3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0M31S">
            <text:p>00:20:3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42]" office:value-type="float" office:value="1009">
            <text:p>1009</text:p>
          </table:table-cell>
          <table:table-cell table:style-name="ce5" table:formula="of:=[.B42]" office:value-type="date" office:date-value="2012-02-24">
            <text:p>24.02.2012</text:p>
          </table:table-cell>
          <table:table-cell table:style-name="ce8" office:value-type="time" office:time-value="PT18H29M00S">
            <text:p>18:29:00</text:p>
          </table:table-cell>
          <table:table-cell table:style-name="ce15" office:value-type="float" office:value="9.7">
            <text:p>9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1M06S">
            <text:p>01:01:06</text:p>
          </table:table-cell>
          <table:table-cell office:value-type="string">
            <text:p>Tamm – Eglosheim – Ludwigsburg – Kwh</text:p>
          </table:table-cell>
          <table:table-cell table:number-columns-repeated="1016"/>
        </table:table-row>
        <table:table-row table:style-name="ro3">
          <table:table-cell table:formula="of:=[.A43]+1" office:value-type="float" office:value="1010">
            <text:p>1010</text:p>
          </table:table-cell>
          <table:table-cell table:style-name="ce5" office:value-type="date" office:date-value="2012-02-25">
            <text:p>25.02.2012</text:p>
          </table:table-cell>
          <table:table-cell table:style-name="ce8" office:value-type="time" office:time-value="PT20H33M00S">
            <text:p>20:33:00</text:p>
          </table:table-cell>
          <table:table-cell table:style-name="ce15" office:value-type="float" office:value="8.2">
            <text:p>8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8M38S">
            <text:p>00:48:38</text:p>
          </table:table-cell>
          <table:table-cell office:value-type="string">
            <text:p>Rund um Kwh</text:p>
          </table:table-cell>
          <table:table-cell table:number-columns-repeated="1016"/>
        </table:table-row>
        <table:table-row table:style-name="ro3">
          <table:table-cell table:formula="of:=[.A44]+1" office:value-type="float" office:value="1011">
            <text:p>1011</text:p>
          </table:table-cell>
          <table:table-cell table:style-name="ce5" office:value-type="date" office:date-value="2012-02-26">
            <text:p>26.02.2012</text:p>
          </table:table-cell>
          <table:table-cell table:style-name="ce8" office:value-type="time" office:time-value="PT17H04M00S">
            <text:p>17:04:00</text:p>
          </table:table-cell>
          <table:table-cell table:style-name="ce15" office:value-type="float" office:value="19.6">
            <text:p>19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55M47S">
            <text:p>01:55:47</text:p>
          </table:table-cell>
          <table:table-cell office:value-type="string">
            <text:p>Kwh – Mühlhausen – MaxEythSee – Schnarrenberg – Rot – Zuffenhausen – Kwh</text:p>
          </table:table-cell>
          <table:table-cell table:formula="of:=SUM([.D33:.D45])" office:value-type="float" office:value="121.9">
            <text:p>121,9</text:p>
          </table:table-cell>
          <table:table-cell table:number-columns-repeated="1015"/>
        </table:table-row>
        <table:table-row table:style-name="ro3">
          <table:table-cell table:formula="of:=[.A45]+1" office:value-type="float" office:value="1012">
            <text:p>1012</text:p>
          </table:table-cell>
          <table:table-cell table:style-name="ce5" office:value-type="date" office:date-value="2012-02-27">
            <text:p>27.02.2012</text:p>
          </table:table-cell>
          <table:table-cell table:style-name="ce8" office:value-type="time" office:time-value="PT09H18M00S">
            <text:p>09:18:00</text:p>
          </table:table-cell>
          <table:table-cell table:style-name="ce15" office:value-type="float" office:value="7.8">
            <text:p>7,8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5M00S">
            <text:p>00:45:00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3">
          <table:table-cell table:formula="of:=[.A46]" office:value-type="float" office:value="1012">
            <text:p>1012</text:p>
          </table:table-cell>
          <table:table-cell table:style-name="ce5" table:formula="of:=[.B46]" office:value-type="date" office:date-value="2012-02-27">
            <text:p>27.02.2012</text:p>
          </table:table-cell>
          <table:table-cell table:style-name="ce8" office:value-type="time" office:time-value="PT18H37M00S">
            <text:p>18:37:00</text:p>
          </table:table-cell>
          <table:table-cell table:style-name="ce15" office:value-type="float" office:value="10.4">
            <text:p>10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3M19S">
            <text:p>01:03:19</text:p>
          </table:table-cell>
          <table:table-cell office:value-type="string">
            <text:p>Tamm – Eglosheim – Ludwigsburg – Kwh</text:p>
          </table:table-cell>
          <table:table-cell table:number-columns-repeated="1016"/>
        </table:table-row>
        <table:table-row table:style-name="ro3">
          <table:table-cell table:formula="of:=[.A47]+1" office:value-type="float" office:value="1013">
            <text:p>1013</text:p>
          </table:table-cell>
          <table:table-cell table:style-name="ce5" office:value-type="date" office:date-value="2012-02-28">
            <text:p>28.02.2012</text:p>
          </table:table-cell>
          <table:table-cell table:style-name="ce8" office:value-type="time" office:time-value="PT07H19M00S">
            <text:p>07:19:00</text:p>
          </table:table-cell>
          <table:table-cell table:style-name="ce15" office:value-type="float" office:value="6.9">
            <text:p>6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0M27S">
            <text:p>00:40:27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3">
          <table:table-cell table:formula="of:=[.A48]" office:value-type="float" office:value="1013">
            <text:p>1013</text:p>
          </table:table-cell>
          <table:table-cell table:style-name="ce5" table:formula="of:=[.B48]" office:value-type="date" office:date-value="2012-02-28">
            <text:p>28.02.2012</text:p>
          </table:table-cell>
          <table:table-cell table:style-name="ce8" office:value-type="time" office:time-value="PT19H25M00S">
            <text:p>19:25:00</text:p>
          </table:table-cell>
          <table:table-cell table:style-name="ce15" office:value-type="float" office:value="9.2">
            <text:p>9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8M47S">
            <text:p>00:58:47</text:p>
          </table:table-cell>
          <table:table-cell office:value-type="string">
            <text:p>Tamm – Eglosheim – Ludwigsburg – Kwh</text:p>
          </table:table-cell>
          <table:table-cell table:number-columns-repeated="1016"/>
        </table:table-row>
        <table:table-row table:style-name="ro3">
          <table:table-cell table:formula="of:=[.A49]+1" office:value-type="float" office:value="1014">
            <text:p>1014</text:p>
          </table:table-cell>
          <table:table-cell table:style-name="ce5" office:value-type="date" office:date-value="2012-02-29">
            <text:p>29.02.2012</text:p>
          </table:table-cell>
          <table:table-cell table:style-name="ce8" office:value-type="time" office:time-value="PT10H17M00S">
            <text:p>10:17:00</text:p>
          </table:table-cell>
          <table:table-cell table:style-name="ce15" office:value-type="float" office:value="10.1">
            <text:p>10,1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53M16S">
            <text:p>00:53:16</text:p>
          </table:table-cell>
          <table:table-cell office:value-type="string">
            <text:p>Kwh – Zuffenhausen – Stammheim – Kwh</text:p>
          </table:table-cell>
          <table:table-cell table:number-columns-repeated="1016"/>
        </table:table-row>
        <table:table-row table:style-name="ro3">
          <table:table-cell table:formula="of:=[.A50]" office:value-type="float" office:value="1014">
            <text:p>1014</text:p>
          </table:table-cell>
          <table:table-cell table:style-name="ce5" table:formula="of:=[.B50]" office:value-type="date" office:date-value="2012-02-29">
            <text:p>29.02.2012</text:p>
          </table:table-cell>
          <table:table-cell table:style-name="ce8" office:value-type="time" office:time-value="PT19H27M00S">
            <text:p>19:27:00</text:p>
          </table:table-cell>
          <table:table-cell table:style-name="ce15" office:value-type="float" office:value="10.9">
            <text:p>10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2M41S">
            <text:p>01:02:41</text:p>
          </table:table-cell>
          <table:table-cell office:value-type="string">
            <text:p>Tamm – Eglosheim – LB – Kwh</text:p>
          </table:table-cell>
          <table:table-cell table:formula="of:=SUM([.D46:.D51])" office:value-type="float" office:value="55.3">
            <text:p>55,3</text:p>
          </table:table-cell>
          <table:table-cell table:number-columns-repeated="1015"/>
        </table:table-row>
        <table:table-row table:style-name="ro2" table:number-rows-repeated="23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7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2-0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6508.277027027">
            <text:p>16508,28</text:p>
          </table:table-cell>
          <table:table-cell table:style-name="ce16" table:formula="of:=SUM([.F2:.F65441])" office:value-type="time" office:time-value="PT1623H21M25S">
            <text:p>15:21:25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954">
            <text:p>954</text:p>
          </table:table-cell>
          <table:table-cell table:style-name="ce17" office:value-type="date" office:date-value="2011-12-31">
            <text:p>31.12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12'.H1])" office:value-type="float" office:value="15989.677027027">
            <text:p>15989,68</text:p>
          </table:table-cell>
          <table:table-cell table:style-name="ce10"/>
          <table:table-cell table:style-name="ce10" table:formula="of:=SUM(['2011-12'.I1])" office:value-type="time" office:time-value="PT1572H21M15S">
            <text:p>12:21:15</text:p>
          </table:table-cell>
          <table:table-cell table:style-name="ce2" office:value-type="string">
            <text:p>Übertrag 400:33:32</text:p>
          </table:table-cell>
          <table:table-cell table:style-name="ce2" table:formula="of:=SUM(['2011-12'.H71])" office:value-type="float" office:value="95.7">
            <text:p>95,7</text:p>
          </table:table-cell>
          <table:table-cell table:style-name="ce2" table:number-columns-repeated="1015"/>
        </table:table-row>
        <table:table-row table:style-name="ro3">
          <table:table-cell table:formula="of:=[.A2]+1" office:value-type="float" office:value="955">
            <text:p>955</text:p>
          </table:table-cell>
          <table:table-cell table:style-name="ce5" office:value-type="date" office:date-value="2012-01-01">
            <text:p>01.01.2012</text:p>
          </table:table-cell>
          <table:table-cell table:style-name="ce8" office:value-type="time" office:time-value="PT15H35M00S">
            <text:p>15:35:00</text:p>
          </table:table-cell>
          <table:table-cell table:style-name="ce15" office:value-type="float" office:value="14.2">
            <text:p>14,2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1H28M29S">
            <text:p>01:28:29</text:p>
          </table:table-cell>
          <table:table-cell office:value-type="string">
            <text:p>Pfronten – Falkenstein – Pfronten</text:p>
          </table:table-cell>
          <table:table-cell table:formula="of:=SUM([.D3];[.H2])" office:value-type="float" office:value="109.9">
            <text:p>109,9</text:p>
          </table:table-cell>
          <table:table-cell table:style-name="ce2" table:number-columns-repeated="1015"/>
        </table:table-row>
        <table:table-row table:style-name="ro3">
          <table:table-cell table:formula="of:=[.A3]+1" office:value-type="float" office:value="956">
            <text:p>956</text:p>
          </table:table-cell>
          <table:table-cell table:style-name="ce5" office:value-type="date" office:date-value="2012-01-02">
            <text:p>02.01.2012</text:p>
          </table:table-cell>
          <table:table-cell table:style-name="ce8" office:value-type="time" office:time-value="PT10H51M00S">
            <text:p>10:51:00</text:p>
          </table:table-cell>
          <table:table-cell table:style-name="ce15" office:value-type="float" office:value="13.4">
            <text:p>13,4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1H41M11S">
            <text:p>01:41:11</text:p>
          </table:table-cell>
          <table:table-cell office:value-type="string">
            <text:p>Pfronten – Falkenstein – Pfronten</text:p>
          </table:table-cell>
          <table:table-cell table:number-columns-repeated="1016"/>
        </table:table-row>
        <table:table-row table:style-name="ro3">
          <table:table-cell table:formula="of:=[.A4]+1" office:value-type="float" office:value="957">
            <text:p>957</text:p>
          </table:table-cell>
          <table:table-cell table:style-name="ce5" office:value-type="date" office:date-value="2012-01-03">
            <text:p>03.01.2012</text:p>
          </table:table-cell>
          <table:table-cell table:style-name="ce8" office:value-type="time" office:time-value="PT10H46M00S">
            <text:p>10:46:00</text:p>
          </table:table-cell>
          <table:table-cell table:style-name="ce15" office:value-type="float" office:value="22.2">
            <text:p>22,2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2H12M04S">
            <text:p>02:12:04</text:p>
          </table:table-cell>
          <table:table-cell office:value-type="string">
            <text:p>Pfronten – Rodelbahn(Kehre) – Pfronten</text:p>
          </table:table-cell>
          <table:table-cell table:number-columns-repeated="1016"/>
        </table:table-row>
        <table:table-row table:style-name="ro3">
          <table:table-cell table:formula="of:=[.A5]+1" office:value-type="float" office:value="958">
            <text:p>958</text:p>
          </table:table-cell>
          <table:table-cell table:style-name="ce5" office:value-type="date" office:date-value="2012-01-04">
            <text:p>04.01.2012</text:p>
          </table:table-cell>
          <table:table-cell table:style-name="ce8" office:value-type="time" office:time-value="PT15H26M00S">
            <text:p>15:26:00</text:p>
          </table:table-cell>
          <table:table-cell table:style-name="ce15" office:value-type="float" office:value="21">
            <text:p>21,0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2H01M08S">
            <text:p>02:01:08</text:p>
          </table:table-cell>
          <table:table-cell office:value-type="string">
            <text:p>Kwh – Pflugfelden – Asperg – Tamm – Ludwigsburg – Kwh</text:p>
          </table:table-cell>
          <table:table-cell table:number-columns-repeated="1016"/>
        </table:table-row>
        <table:table-row table:style-name="ro3">
          <table:table-cell table:formula="of:=[.A6]+1" office:value-type="float" office:value="959">
            <text:p>959</text:p>
          </table:table-cell>
          <table:table-cell table:style-name="ce5" office:value-type="date" office:date-value="2012-01-05">
            <text:p>05.01.2012</text:p>
          </table:table-cell>
          <table:table-cell table:style-name="ce8" office:value-type="time" office:time-value="PT23H07M00S">
            <text:p>23:07:00</text:p>
          </table:table-cell>
          <table:table-cell table:style-name="ce15" office:value-type="float" office:value="6.2">
            <text:p>6,2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6M39S">
            <text:p>00:36:39</text:p>
          </table:table-cell>
          <table:table-cell office:value-type="string">
            <text:p>Rund um Kwh</text:p>
          </table:table-cell>
          <table:table-cell table:number-columns-repeated="1016"/>
        </table:table-row>
        <table:table-row table:style-name="ro3">
          <table:table-cell table:formula="of:=[.A7]+1" office:value-type="float" office:value="960">
            <text:p>960</text:p>
          </table:table-cell>
          <table:table-cell table:style-name="ce5" office:value-type="date" office:date-value="2012-01-06">
            <text:p>06.01.2012</text:p>
          </table:table-cell>
          <table:table-cell table:style-name="ce8" office:value-type="time" office:time-value="PT20H25M00S">
            <text:p>20:25:00</text:p>
          </table:table-cell>
          <table:table-cell table:style-name="ce15" office:value-type="float" office:value="14.8">
            <text:p>14,8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1H32M51S">
            <text:p>01:32:51</text:p>
          </table:table-cell>
          <table:table-cell office:value-type="string">
            <text:p>Kwh – Zazenhausen – Mühlhausen – Burgholzhof – Rot – Zuffenhausen – Kwh</text:p>
          </table:table-cell>
          <table:table-cell table:number-columns-repeated="1016"/>
        </table:table-row>
        <table:table-row table:style-name="ro3">
          <table:table-cell table:formula="of:=[.A8]+1" office:value-type="float" office:value="961">
            <text:p>961</text:p>
          </table:table-cell>
          <table:table-cell table:style-name="ce5" office:value-type="date" office:date-value="2012-01-07">
            <text:p>07.01.2012</text:p>
          </table:table-cell>
          <table:table-cell table:style-name="ce8" office:value-type="time" office:time-value="PT16H45M00S">
            <text:p>16:45:00</text:p>
          </table:table-cell>
          <table:table-cell table:style-name="ce15" office:value-type="float" office:value="18.9">
            <text:p>18,9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1H52M49S">
            <text:p>01:52:49</text:p>
          </table:table-cell>
          <table:table-cell office:value-type="string">
            <text:p>Kwh – Zazenhausen – Mühlhausen – Aldingen – Neckarrems – Aldingen – Pattonville – Kwh</text:p>
          </table:table-cell>
          <table:table-cell table:number-columns-repeated="1016"/>
        </table:table-row>
        <table:table-row table:style-name="ro3">
          <table:table-cell table:formula="of:=[.A9]+1" office:value-type="float" office:value="962">
            <text:p>962</text:p>
          </table:table-cell>
          <table:table-cell table:style-name="ce5" office:value-type="date" office:date-value="2012-01-08">
            <text:p>08.01.2012</text:p>
          </table:table-cell>
          <table:table-cell table:style-name="ce8" office:value-type="time" office:time-value="PT20H01M00S">
            <text:p>20:01:00</text:p>
          </table:table-cell>
          <table:table-cell table:style-name="ce15" office:value-type="float" office:value="12.5">
            <text:p>12,5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1H13M27S">
            <text:p>01:13:27</text:p>
          </table:table-cell>
          <table:table-cell office:value-type="string">
            <text:p>Kwh – Zazenhausen – Mönchfeld – Freiberg – Rot – Zuffenhausen – Kwh</text:p>
          </table:table-cell>
          <table:table-cell table:formula="of:=SUM([.D4:.D10])" office:value-type="float" office:value="109">
            <text:p>109</text:p>
          </table:table-cell>
          <table:table-cell table:number-columns-repeated="1015"/>
        </table:table-row>
        <table:table-row table:style-name="ro3">
          <table:table-cell table:formula="of:=[.A10]+1" office:value-type="float" office:value="963">
            <text:p>963</text:p>
          </table:table-cell>
          <table:table-cell table:style-name="ce5" office:value-type="date" office:date-value="2012-01-09">
            <text:p>09.01.2012</text:p>
          </table:table-cell>
          <table:table-cell table:style-name="ce8" office:value-type="time" office:time-value="PT09H19M00S">
            <text:p>09:19:00</text:p>
          </table:table-cell>
          <table:table-cell table:style-name="ce15" office:value-type="float" office:value="3.5">
            <text:p>3,5</text:p>
          </table:table-cell>
          <table:table-cell table:style-name="ce12" office:value-type="float" office:value="133">
            <text:p>133</text:p>
          </table:table-cell>
          <table:table-cell table:style-name="ce11" office:value-type="time" office:time-value="PT00H19M03S">
            <text:p>00:19:0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11]" office:value-type="float" office:value="963">
            <text:p>963</text:p>
          </table:table-cell>
          <table:table-cell table:style-name="ce5" table:formula="of:=[.B11]" office:value-type="date" office:date-value="2012-01-09">
            <text:p>09.01.2012</text:p>
          </table:table-cell>
          <table:table-cell table:style-name="ce8" office:value-type="time" office:time-value="PT14H00M00S">
            <text:p>14:00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0H18M48S">
            <text:p>00:18:4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12]" office:value-type="float" office:value="963">
            <text:p>963</text:p>
          </table:table-cell>
          <table:table-cell table:style-name="ce5" table:formula="of:=[.B12]" office:value-type="date" office:date-value="2012-01-09">
            <text:p>09.01.2012</text:p>
          </table:table-cell>
          <table:table-cell table:style-name="ce8" office:value-type="time" office:time-value="PT15H58M00S">
            <text:p>15:58:00</text:p>
          </table:table-cell>
          <table:table-cell table:style-name="ce15" office:value-type="float" office:value="7.6">
            <text:p>7,6</text:p>
          </table:table-cell>
          <table:table-cell table:style-name="ce12" office:value-type="float" office:value="124">
            <text:p>124</text:p>
          </table:table-cell>
          <table:table-cell table:style-name="ce11" office:value-type="string">
            <text:p>0:42.06</text:p>
          </table:table-cell>
          <table:table-cell office:value-type="string">
            <text:p>Kwh – Zazenhausen – Freiberg – Rot – Zuffenhausen – Büro</text:p>
          </table:table-cell>
          <table:table-cell table:number-columns-repeated="1016"/>
        </table:table-row>
        <table:table-row table:style-name="ro3">
          <table:table-cell table:formula="of:=[.A13]" office:value-type="float" office:value="963">
            <text:p>963</text:p>
          </table:table-cell>
          <table:table-cell table:style-name="ce5" table:formula="of:=[.B13]" office:value-type="date" office:date-value="2012-01-09">
            <text:p>09.01.2012</text:p>
          </table:table-cell>
          <table:table-cell table:style-name="ce8" office:value-type="time" office:time-value="PT20H41M00S">
            <text:p>20:41:00</text:p>
          </table:table-cell>
          <table:table-cell table:style-name="ce15" office:value-type="float" office:value="5.2">
            <text:p>5,2</text:p>
          </table:table-cell>
          <table:table-cell table:style-name="ce12" office:value-type="float" office:value="105">
            <text:p>105</text:p>
          </table:table-cell>
          <table:table-cell table:style-name="ce11" office:value-type="time" office:time-value="PT00H30M34S">
            <text:p>00:30:34</text:p>
          </table:table-cell>
          <table:table-cell office:value-type="string">
            <text:p>Büro – Stammheim – Kwh</text:p>
          </table:table-cell>
          <table:table-cell table:number-columns-repeated="1016"/>
        </table:table-row>
        <table:table-row table:style-name="ro3">
          <table:table-cell table:formula="of:=[.A14]+1" office:value-type="float" office:value="964">
            <text:p>964</text:p>
          </table:table-cell>
          <table:table-cell table:style-name="ce5" office:value-type="date" office:date-value="2012-01-10">
            <text:p>10.01.2012</text:p>
          </table:table-cell>
          <table:table-cell table:style-name="ce8" office:value-type="time" office:time-value="PT08H13M00S">
            <text:p>08:13:00</text:p>
          </table:table-cell>
          <table:table-cell table:style-name="ce15" office:value-type="float" office:value="3.9">
            <text:p>3,9</text:p>
          </table:table-cell>
          <table:table-cell table:style-name="ce12" office:value-type="float" office:value="106">
            <text:p>106</text:p>
          </table:table-cell>
          <table:table-cell table:style-name="ce11" office:value-type="time" office:time-value="PT00H22M20S">
            <text:p>00:22:20</text:p>
          </table:table-cell>
          <table:table-cell office:value-type="string">
            <text:p>Kwh – Büro (umgekehrt)</text:p>
          </table:table-cell>
          <table:table-cell table:number-columns-repeated="1016"/>
        </table:table-row>
        <table:table-row table:style-name="ro3">
          <table:table-cell office:value-type="float" office:value="964">
            <text:p>964</text:p>
          </table:table-cell>
          <table:table-cell table:style-name="ce5" table:formula="of:=[.B15]" office:value-type="date" office:date-value="2012-01-10">
            <text:p>10.01.2012</text:p>
          </table:table-cell>
          <table:table-cell table:style-name="ce8" office:value-type="time" office:time-value="PT20H21M00S">
            <text:p>20:21:00</text:p>
          </table:table-cell>
          <table:table-cell table:style-name="ce15" office:value-type="float" office:value="4">
            <text:p>4,0</text:p>
          </table:table-cell>
          <table:table-cell table:style-name="ce12" office:value-type="float" office:value="107">
            <text:p>107</text:p>
          </table:table-cell>
          <table:table-cell table:style-name="ce11" office:value-type="time" office:time-value="PT00H22M46S">
            <text:p>00:22:4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16]+1" office:value-type="float" office:value="965">
            <text:p>965</text:p>
          </table:table-cell>
          <table:table-cell table:style-name="ce5" office:value-type="date" office:date-value="2012-01-11">
            <text:p>11.01.2012</text:p>
          </table:table-cell>
          <table:table-cell table:style-name="ce8" office:value-type="time" office:time-value="PT09H45M00S">
            <text:p>09:45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0H20M00S">
            <text:p>00:20:0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17]" office:value-type="float" office:value="965">
            <text:p>965</text:p>
          </table:table-cell>
          <table:table-cell table:style-name="ce5" table:formula="of:=[.B17]" office:value-type="date" office:date-value="2012-01-11">
            <text:p>11.01.2012</text:p>
          </table:table-cell>
          <table:table-cell table:style-name="ce8" office:value-type="time" office:time-value="PT13H18M00S">
            <text:p>13:18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19M35S">
            <text:p>00:19:3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18]" office:value-type="float" office:value="965">
            <text:p>965</text:p>
          </table:table-cell>
          <table:table-cell table:style-name="ce5" table:formula="of:=[.B18]" office:value-type="date" office:date-value="2012-01-11">
            <text:p>11.01.2012</text:p>
          </table:table-cell>
          <table:table-cell table:style-name="ce8" office:value-type="time" office:time-value="PT15H22M00S">
            <text:p>15:22:00</text:p>
          </table:table-cell>
          <table:table-cell table:style-name="ce15" office:value-type="float" office:value="10.4">
            <text:p>10,4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59M03S">
            <text:p>00:59:03</text:p>
          </table:table-cell>
          <table:table-cell office:value-type="string">
            <text:p>Kwh – Zazenhausen – Zuffenhausen – Feuerbach – Stadtwald – Büro</text:p>
          </table:table-cell>
          <table:table-cell table:number-columns-repeated="1016"/>
        </table:table-row>
        <table:table-row table:style-name="ro3">
          <table:table-cell table:formula="of:=[.A19]" office:value-type="float" office:value="965">
            <text:p>965</text:p>
          </table:table-cell>
          <table:table-cell table:style-name="ce5" table:formula="of:=[.B19]" office:value-type="date" office:date-value="2012-01-11">
            <text:p>11.01.2012</text:p>
          </table:table-cell>
          <table:table-cell table:style-name="ce8" office:value-type="time" office:time-value="PT21H06M00S">
            <text:p>21:06:00</text:p>
          </table:table-cell>
          <table:table-cell table:style-name="ce15" office:value-type="float" office:value="3.5">
            <text:p>3,5</text:p>
          </table:table-cell>
          <table:table-cell table:style-name="ce12" office:value-type="float" office:value="109">
            <text:p>109</text:p>
          </table:table-cell>
          <table:table-cell table:style-name="ce11" office:value-type="time" office:time-value="PT00H21M38S">
            <text:p>00:21:3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20]+1" office:value-type="float" office:value="966">
            <text:p>966</text:p>
          </table:table-cell>
          <table:table-cell table:style-name="ce5" office:value-type="date" office:date-value="2012-01-12">
            <text:p>12.01.2012</text:p>
          </table:table-cell>
          <table:table-cell table:style-name="ce8" office:value-type="time" office:time-value="PT10H38M00S">
            <text:p>10:38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31">
            <text:p>131</text:p>
          </table:table-cell>
          <table:table-cell table:style-name="ce11" office:value-type="time" office:time-value="PT00H18M51S">
            <text:p>00:18:5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21]" office:value-type="float" office:value="966">
            <text:p>966</text:p>
          </table:table-cell>
          <table:table-cell table:style-name="ce5" table:formula="of:=[.B21]" office:value-type="date" office:date-value="2012-01-12">
            <text:p>12.01.2012</text:p>
          </table:table-cell>
          <table:table-cell table:style-name="ce8" office:value-type="time" office:time-value="PT14H17M00S">
            <text:p>14:17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31">
            <text:p>131</text:p>
          </table:table-cell>
          <table:table-cell table:style-name="ce11" office:value-type="time" office:time-value="PT00H19M53S">
            <text:p>00:19:5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22]" office:value-type="float" office:value="966">
            <text:p>966</text:p>
          </table:table-cell>
          <table:table-cell table:style-name="ce5" table:formula="of:=[.B22]" office:value-type="date" office:date-value="2012-01-12">
            <text:p>12.01.2012</text:p>
          </table:table-cell>
          <table:table-cell table:style-name="ce8" office:value-type="time" office:time-value="PT17H47M00S">
            <text:p>17:47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58M08S">
            <text:p>00:58:08</text:p>
          </table:table-cell>
          <table:table-cell office:value-type="string">
            <text:p>Kwh – Mönchfeld – Freiberg – Rot – Zuffenhausen – Büro</text:p>
          </table:table-cell>
          <table:table-cell table:number-columns-repeated="1016"/>
        </table:table-row>
        <table:table-row table:style-name="ro3">
          <table:table-cell table:formula="of:=[.A23]" office:value-type="float" office:value="966">
            <text:p>966</text:p>
          </table:table-cell>
          <table:table-cell table:style-name="ce5" table:formula="of:=[.B23]" office:value-type="date" office:date-value="2012-01-12">
            <text:p>12.01.2012</text:p>
          </table:table-cell>
          <table:table-cell table:style-name="ce8" office:value-type="time" office:time-value="PT22H00M00S">
            <text:p>22:00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0H21M27S">
            <text:p>00:21:2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24]+1" office:value-type="float" office:value="967">
            <text:p>967</text:p>
          </table:table-cell>
          <table:table-cell table:style-name="ce5" office:value-type="date" office:date-value="2012-01-13">
            <text:p>13.01.2012</text:p>
          </table:table-cell>
          <table:table-cell table:style-name="ce8" office:value-type="time" office:time-value="PT09H13M00S">
            <text:p>09:13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19M26S">
            <text:p>00:19:2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25]" office:value-type="float" office:value="967">
            <text:p>967</text:p>
          </table:table-cell>
          <table:table-cell table:style-name="ce5" table:formula="of:=[.B25]" office:value-type="date" office:date-value="2012-01-13">
            <text:p>13.01.2012</text:p>
          </table:table-cell>
          <table:table-cell table:style-name="ce8" office:value-type="time" office:time-value="PT13H08M00S">
            <text:p>13:08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20M01S">
            <text:p>00:20:0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26]" office:value-type="float" office:value="967">
            <text:p>967</text:p>
          </table:table-cell>
          <table:table-cell table:style-name="ce5" table:formula="of:=[.B26]" office:value-type="date" office:date-value="2012-01-13">
            <text:p>13.01.2012</text:p>
          </table:table-cell>
          <table:table-cell table:style-name="ce8" office:value-type="time" office:time-value="PT15H23M00S">
            <text:p>15:23:00</text:p>
          </table:table-cell>
          <table:table-cell table:style-name="ce15" office:value-type="float" office:value="9.3">
            <text:p>9,3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54M32S">
            <text:p>00:54:32</text:p>
          </table:table-cell>
          <table:table-cell office:value-type="string">
            <text:p>Kwh – Stammheim – Knast – Kallenberg – Neuwirthaus – Zuffenhausen – Büro</text:p>
          </table:table-cell>
          <table:table-cell table:number-columns-repeated="1016"/>
        </table:table-row>
        <table:table-row table:style-name="ro3">
          <table:table-cell table:formula="of:=[.A27]" office:value-type="float" office:value="967">
            <text:p>967</text:p>
          </table:table-cell>
          <table:table-cell table:style-name="ce5" table:formula="of:=[.B27]" office:value-type="date" office:date-value="2012-01-13">
            <text:p>13.01.2012</text:p>
          </table:table-cell>
          <table:table-cell table:style-name="ce8" office:value-type="time" office:time-value="PT19H57M00S">
            <text:p>19:57:00</text:p>
          </table:table-cell>
          <table:table-cell table:style-name="ce15" office:value-type="float" office:value="3.6">
            <text:p>3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1M34S">
            <text:p>00:21:34</text:p>
          </table:table-cell>
          <table:table-cell office:value-type="string">
            <text:p>Büro – Zuffenhausen – Kwh</text:p>
          </table:table-cell>
          <table:table-cell table:number-columns-repeated="1016"/>
        </table:table-row>
        <table:table-row table:style-name="ro3">
          <table:table-cell table:formula="of:=[.A28]+1" office:value-type="float" office:value="968">
            <text:p>968</text:p>
          </table:table-cell>
          <table:table-cell table:style-name="ce5" office:value-type="date" office:date-value="2012-01-14">
            <text:p>14.01.2012</text:p>
          </table:table-cell>
          <table:table-cell table:style-name="ce8" office:value-type="time" office:time-value="PT21H10M00S">
            <text:p>21:10:00</text:p>
          </table:table-cell>
          <table:table-cell table:style-name="ce15" office:value-type="float" office:value="11.7">
            <text:p>11,7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11M49S">
            <text:p>01:11:49</text:p>
          </table:table-cell>
          <table:table-cell office:value-type="string">
            <text:p>Kwh – Zazenhausen – Zuffenhausen – Stammheim – Kwh</text:p>
          </table:table-cell>
          <table:table-cell table:number-columns-repeated="1016"/>
        </table:table-row>
        <table:table-row table:style-name="ro3">
          <table:table-cell table:formula="of:=[.A29]+1" office:value-type="float" office:value="969">
            <text:p>969</text:p>
          </table:table-cell>
          <table:table-cell table:style-name="ce5" office:value-type="date" office:date-value="2012-01-15">
            <text:p>15.01.2012</text:p>
          </table:table-cell>
          <table:table-cell table:style-name="ce8" office:value-type="time" office:time-value="PT18H22M00S">
            <text:p>18:22:00</text:p>
          </table:table-cell>
          <table:table-cell table:style-name="ce15" office:value-type="float" office:value="15.2">
            <text:p>15,2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35M24S">
            <text:p>01:35:24</text:p>
          </table:table-cell>
          <table:table-cell office:value-type="string">
            <text:p>Kwh – Zazenhausen – Mühlhausen – Schnarrenberg – Zuffenhausen – Kwh</text:p>
          </table:table-cell>
          <table:table-cell table:formula="of:=SUM([.D11:.D30])" office:value-type="float" office:value="114.3">
            <text:p>114,3</text:p>
          </table:table-cell>
          <table:table-cell table:number-columns-repeated="1015"/>
        </table:table-row>
        <table:table-row table:style-name="ro3">
          <table:table-cell table:formula="of:=[.A30]+1" office:value-type="float" office:value="970">
            <text:p>970</text:p>
          </table:table-cell>
          <table:table-cell table:style-name="ce5" office:value-type="date" office:date-value="2012-01-16">
            <text:p>16.01.2012</text:p>
          </table:table-cell>
          <table:table-cell table:style-name="ce8" office:value-type="time" office:time-value="PT09H10M00S">
            <text:p>09:10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18M47S">
            <text:p>00:18:4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31]" office:value-type="float" office:value="970">
            <text:p>970</text:p>
          </table:table-cell>
          <table:table-cell table:style-name="ce5" table:formula="of:=[.B31]" office:value-type="date" office:date-value="2012-01-16">
            <text:p>16.01.2012</text:p>
          </table:table-cell>
          <table:table-cell table:style-name="ce8" office:value-type="time" office:time-value="PT14H32M00S">
            <text:p>14:32:00</text:p>
          </table:table-cell>
          <table:table-cell table:style-name="ce15" office:value-type="float" office:value="7.4">
            <text:p>7,4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42M49S">
            <text:p>00:42:49</text:p>
          </table:table-cell>
          <table:table-cell office:value-type="string">
            <text:p>Büro – Neuwirthaus – Stammheim – Kwh</text:p>
          </table:table-cell>
          <table:table-cell table:number-columns-repeated="1016"/>
        </table:table-row>
        <table:table-row table:style-name="ro3">
          <table:table-cell table:formula="of:=[.A32]" office:value-type="float" office:value="970">
            <text:p>970</text:p>
          </table:table-cell>
          <table:table-cell table:style-name="ce5" table:formula="of:=[.B32]" office:value-type="date" office:date-value="2012-01-16">
            <text:p>16.01.2012</text:p>
          </table:table-cell>
          <table:table-cell table:style-name="ce8" office:value-type="time" office:time-value="PT17H09M00S">
            <text:p>17:09:00</text:p>
          </table:table-cell>
          <table:table-cell table:style-name="ce15" office:value-type="float" office:value="5.8">
            <text:p>5,8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0H33M26S">
            <text:p>00:33:26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3">
          <table:table-cell table:formula="of:=[.A33]" office:value-type="float" office:value="970">
            <text:p>970</text:p>
          </table:table-cell>
          <table:table-cell table:style-name="ce5" table:formula="of:=[.B33]" office:value-type="date" office:date-value="2012-01-16">
            <text:p>16.01.2012</text:p>
          </table:table-cell>
          <table:table-cell table:style-name="ce8" office:value-type="time" office:time-value="PT19H33M00S">
            <text:p>19:33:00</text:p>
          </table:table-cell>
          <table:table-cell table:style-name="ce15" office:value-type="float" office:value="3.5">
            <text:p>3,5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21M33S">
            <text:p>00:21:3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34]+1" office:value-type="float" office:value="971">
            <text:p>971</text:p>
          </table:table-cell>
          <table:table-cell table:style-name="ce5" office:value-type="date" office:date-value="2012-01-17">
            <text:p>17.01.2012</text:p>
          </table:table-cell>
          <table:table-cell table:style-name="ce8" office:value-type="time" office:time-value="PT08H13M00S">
            <text:p>08:13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21M11S">
            <text:p>00:21:1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35]" office:value-type="float" office:value="971">
            <text:p>971</text:p>
          </table:table-cell>
          <table:table-cell table:style-name="ce5" table:formula="of:=[.B35]" office:value-type="date" office:date-value="2012-01-17">
            <text:p>17.01.2012</text:p>
          </table:table-cell>
          <table:table-cell table:style-name="ce8" office:value-type="time" office:time-value="PT12H50M00S">
            <text:p>12:50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30">
            <text:p>130</text:p>
          </table:table-cell>
          <table:table-cell table:style-name="ce11" office:value-type="time" office:time-value="PT00H19M23S">
            <text:p>00:19:2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36]" office:value-type="float" office:value="971">
            <text:p>971</text:p>
          </table:table-cell>
          <table:table-cell table:style-name="ce5" table:formula="of:=[.B36]" office:value-type="date" office:date-value="2012-01-17">
            <text:p>17.01.2012</text:p>
          </table:table-cell>
          <table:table-cell table:style-name="ce8" office:value-type="time" office:time-value="PT14H17M00S">
            <text:p>14:17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28">
            <text:p>128</text:p>
          </table:table-cell>
          <table:table-cell table:style-name="ce11" office:value-type="time" office:time-value="PT01H00M08S">
            <text:p>01:00:08</text:p>
          </table:table-cell>
          <table:table-cell office:value-type="string">
            <text:p>Kwh – Mönchfeld – Freiberg – Rot – Zuffenhausen – Büro</text:p>
          </table:table-cell>
          <table:table-cell table:number-columns-repeated="1016"/>
        </table:table-row>
        <table:table-row table:style-name="ro3">
          <table:table-cell table:formula="of:=[.A37]" office:value-type="float" office:value="971">
            <text:p>971</text:p>
          </table:table-cell>
          <table:table-cell table:style-name="ce5" table:formula="of:=[.B37]" office:value-type="date" office:date-value="2012-01-17">
            <text:p>17.01.2012</text:p>
          </table:table-cell>
          <table:table-cell table:style-name="ce8" office:value-type="time" office:time-value="PT20H41M00S">
            <text:p>20:41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0H21M00S">
            <text:p>00:21:0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38]+1" office:value-type="float" office:value="972">
            <text:p>972</text:p>
          </table:table-cell>
          <table:table-cell table:style-name="ce5" office:value-type="date" office:date-value="2012-01-18">
            <text:p>18.01.2012</text:p>
          </table:table-cell>
          <table:table-cell table:style-name="ce8" office:value-type="time" office:time-value="PT08H31M00S">
            <text:p>08:31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19M17S">
            <text:p>00:19:1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39]" office:value-type="float" office:value="972">
            <text:p>972</text:p>
          </table:table-cell>
          <table:table-cell table:style-name="ce5" table:formula="of:=[.B39]" office:value-type="date" office:date-value="2012-01-18">
            <text:p>18.01.2012</text:p>
          </table:table-cell>
          <table:table-cell table:style-name="ce8" office:value-type="time" office:time-value="PT13H13M00S">
            <text:p>13:13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19M04S">
            <text:p>00:19:0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40]" office:value-type="float" office:value="972">
            <text:p>972</text:p>
          </table:table-cell>
          <table:table-cell table:style-name="ce5" table:formula="of:=[.B40]" office:value-type="date" office:date-value="2012-01-18">
            <text:p>18.01.2012</text:p>
          </table:table-cell>
          <table:table-cell table:style-name="ce8" office:value-type="time" office:time-value="PT14H27M00S">
            <text:p>14:27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19M43S">
            <text:p>00:19:4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41]" office:value-type="float" office:value="972">
            <text:p>972</text:p>
          </table:table-cell>
          <table:table-cell table:style-name="ce5" table:formula="of:=[.B41]" office:value-type="date" office:date-value="2012-01-18">
            <text:p>18.01.2012</text:p>
          </table:table-cell>
          <table:table-cell table:style-name="ce8" office:value-type="time" office:time-value="PT19H55M00S">
            <text:p>19:55:00</text:p>
          </table:table-cell>
          <table:table-cell table:style-name="ce15" office:value-type="float" office:value="3.3">
            <text:p>3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0M55S">
            <text:p>00:20:5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42]+1" office:value-type="float" office:value="973">
            <text:p>973</text:p>
          </table:table-cell>
          <table:table-cell table:style-name="ce5" office:value-type="date" office:date-value="2012-01-19">
            <text:p>19.01.2012</text:p>
          </table:table-cell>
          <table:table-cell table:style-name="ce8" office:value-type="time" office:time-value="PT10H10M00S">
            <text:p>10:10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36">
            <text:p>136</text:p>
          </table:table-cell>
          <table:table-cell table:style-name="ce11" office:value-type="time" office:time-value="PT00H20M14S">
            <text:p>00:20:1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43]" office:value-type="float" office:value="973">
            <text:p>973</text:p>
          </table:table-cell>
          <table:table-cell table:style-name="ce5" table:formula="of:=[.B43]" office:value-type="date" office:date-value="2012-01-19">
            <text:p>19.01.2012</text:p>
          </table:table-cell>
          <table:table-cell table:style-name="ce8" office:value-type="time" office:time-value="PT13H47M00S">
            <text:p>13:47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28">
            <text:p>128</text:p>
          </table:table-cell>
          <table:table-cell table:style-name="ce11" office:value-type="time" office:time-value="PT00H20M03S">
            <text:p>00:20:0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44]" office:value-type="float" office:value="973">
            <text:p>973</text:p>
          </table:table-cell>
          <table:table-cell table:style-name="ce5" table:formula="of:=[.B44]" office:value-type="date" office:date-value="2012-01-19">
            <text:p>19.01.2012</text:p>
          </table:table-cell>
          <table:table-cell table:style-name="ce8" office:value-type="time" office:time-value="PT15H56M00S">
            <text:p>15:56:00</text:p>
          </table:table-cell>
          <table:table-cell table:style-name="ce15" office:value-type="float" office:value="6">
            <text:p>6,0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36M12S">
            <text:p>00:36:12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table:formula="of:=[.A45]" office:value-type="float" office:value="973">
            <text:p>973</text:p>
          </table:table-cell>
          <table:table-cell table:style-name="ce5" table:formula="of:=[.B45]" office:value-type="date" office:date-value="2012-01-19">
            <text:p>19.01.2012</text:p>
          </table:table-cell>
          <table:table-cell table:style-name="ce8" office:value-type="time" office:time-value="PT19H20M00S">
            <text:p>19:20:00</text:p>
          </table:table-cell>
          <table:table-cell table:style-name="ce15" office:value-type="float" office:value="1.1">
            <text:p>1,1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0H06M34S">
            <text:p>00:06:34</text:p>
          </table:table-cell>
          <table:table-cell office:value-type="string">
            <text:p>Büro – Zuffenhausen</text:p>
          </table:table-cell>
          <table:table-cell table:number-columns-repeated="1016"/>
        </table:table-row>
        <table:table-row table:style-name="ro3">
          <table:table-cell table:formula="of:=[.A46]+1" office:value-type="float" office:value="974">
            <text:p>974</text:p>
          </table:table-cell>
          <table:table-cell table:style-name="ce5" office:value-type="date" office:date-value="2012-01-20">
            <text:p>20.01.2012</text:p>
          </table:table-cell>
          <table:table-cell table:style-name="ce8" office:value-type="time" office:time-value="PT21H01M00S">
            <text:p>21:01:00</text:p>
          </table:table-cell>
          <table:table-cell table:style-name="ce15" office:value-type="float" office:value="8.6">
            <text:p>8,6</text:p>
          </table:table-cell>
          <table:table-cell table:style-name="ce12" office:value-type="float" office:value="134">
            <text:p>134</text:p>
          </table:table-cell>
          <table:table-cell table:style-name="ce11" office:value-type="time" office:time-value="PT00H47M42S">
            <text:p>00:47:42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47]+1" office:value-type="float" office:value="975">
            <text:p>975</text:p>
          </table:table-cell>
          <table:table-cell table:style-name="ce5" office:value-type="date" office:date-value="2012-01-21">
            <text:p>21.01.2012</text:p>
          </table:table-cell>
          <table:table-cell table:style-name="ce8" office:value-type="time" office:time-value="PT14H16M00S">
            <text:p>14:16:00</text:p>
          </table:table-cell>
          <table:table-cell table:style-name="ce15" office:value-type="float" office:value="2.8">
            <text:p>2,8</text:p>
          </table:table-cell>
          <table:table-cell table:style-name="ce12" office:value-type="float" office:value="133">
            <text:p>133</text:p>
          </table:table-cell>
          <table:table-cell table:style-name="ce11" office:value-type="time" office:time-value="PT00H16M20S">
            <text:p>00:16:20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3">
          <table:table-cell office:value-type="float" office:value="975">
            <text:p>975</text:p>
          </table:table-cell>
          <table:table-cell table:style-name="ce5" table:formula="of:=[.B48]" office:value-type="date" office:date-value="2012-01-21">
            <text:p>21.01.2012</text:p>
          </table:table-cell>
          <table:table-cell table:style-name="ce8" office:value-type="time" office:time-value="PT16H05M00S">
            <text:p>16:05:00</text:p>
          </table:table-cell>
          <table:table-cell table:style-name="ce15" office:value-type="float" office:value="21">
            <text:p>21,0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2H01M51S">
            <text:p>02:01:51</text:p>
          </table:table-cell>
          <table:table-cell office:value-type="string">
            <text:p>Zuffenhausen – Stadtwald – Lemberg – Weilimdorf – Korntal – Kallenberg – Stammheim – Kwh</text:p>
          </table:table-cell>
          <table:table-cell table:number-columns-repeated="1016"/>
        </table:table-row>
        <table:table-row table:style-name="ro3">
          <table:table-cell table:formula="of:=[.A49]+1" office:value-type="float" office:value="976">
            <text:p>976</text:p>
          </table:table-cell>
          <table:table-cell table:style-name="ce5" office:value-type="date" office:date-value="2012-01-22">
            <text:p>22.01.2012</text:p>
          </table:table-cell>
          <table:table-cell table:style-name="ce8" office:value-type="time" office:time-value="PT14H43M00S">
            <text:p>14:43:00</text:p>
          </table:table-cell>
          <table:table-cell table:style-name="ce15" office:value-type="float" office:value="12.7">
            <text:p>12,7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1H15M54S">
            <text:p>01:15:54</text:p>
          </table:table-cell>
          <table:table-cell office:value-type="string">
            <text:p>Kwh – Zazenhausen – Kwh</text:p>
          </table:table-cell>
          <table:table-cell table:formula="of:=SUM([.D31:.D50])" office:value-type="float" office:value="111.7">
            <text:p>111,7</text:p>
          </table:table-cell>
          <table:table-cell table:number-columns-repeated="1015"/>
        </table:table-row>
        <table:table-row table:style-name="ro3">
          <table:table-cell table:formula="of:=[.A50]+1" office:value-type="float" office:value="977">
            <text:p>977</text:p>
          </table:table-cell>
          <table:table-cell table:style-name="ce5" office:value-type="date" office:date-value="2012-01-23">
            <text:p>23.01.2012</text:p>
          </table:table-cell>
          <table:table-cell table:style-name="ce8" office:value-type="time" office:time-value="PT09H55M00S">
            <text:p>09:55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38">
            <text:p>138</text:p>
          </table:table-cell>
          <table:table-cell table:style-name="ce11" office:value-type="time" office:time-value="PT00H19M46S">
            <text:p>00:19:4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51]" office:value-type="float" office:value="977">
            <text:p>977</text:p>
          </table:table-cell>
          <table:table-cell table:style-name="ce5" table:formula="of:=[.B51]" office:value-type="date" office:date-value="2012-01-23">
            <text:p>23.01.2012</text:p>
          </table:table-cell>
          <table:table-cell table:style-name="ce8" office:value-type="time" office:time-value="PT13H54M00S">
            <text:p>13:54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0H20M15S">
            <text:p>00:20:15</text:p>
          </table:table-cell>
          <table:table-cell office:value-type="string">
            <text:p>Büro – Kw</text:p>
          </table:table-cell>
          <table:table-cell table:number-columns-repeated="1016"/>
        </table:table-row>
        <table:table-row table:style-name="ro3">
          <table:table-cell table:formula="of:=[.A52]" office:value-type="float" office:value="977">
            <text:p>977</text:p>
          </table:table-cell>
          <table:table-cell table:style-name="ce5" table:formula="of:=[.B52]" office:value-type="date" office:date-value="2012-01-23">
            <text:p>23.01.2012</text:p>
          </table:table-cell>
          <table:table-cell table:style-name="ce8" office:value-type="time" office:time-value="PT16H30M00S">
            <text:p>16:30:00</text:p>
          </table:table-cell>
          <table:table-cell table:style-name="ce15" office:value-type="float" office:value="11.8">
            <text:p>11,8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1H08M43S">
            <text:p>01:08:43</text:p>
          </table:table-cell>
          <table:table-cell office:value-type="string">
            <text:p>Kwh – Zazenhausen – Freiberg – Roter Stich – Pragsattel – Büro</text:p>
          </table:table-cell>
          <table:table-cell table:number-columns-repeated="1016"/>
        </table:table-row>
        <table:table-row table:style-name="ro3">
          <table:table-cell table:formula="of:=[.A53]" office:value-type="float" office:value="977">
            <text:p>977</text:p>
          </table:table-cell>
          <table:table-cell table:style-name="ce5" table:formula="of:=[.B53]" office:value-type="date" office:date-value="2012-01-23">
            <text:p>23.01.2012</text:p>
          </table:table-cell>
          <table:table-cell table:style-name="ce8" office:value-type="time" office:time-value="PT21H52M00S">
            <text:p>21:52:00</text:p>
          </table:table-cell>
          <table:table-cell table:style-name="ce15" office:value-type="float" office:value="3.5">
            <text:p>3,5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0H21M11S">
            <text:p>00:21:1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54]+1" office:value-type="float" office:value="978">
            <text:p>978</text:p>
          </table:table-cell>
          <table:table-cell table:style-name="ce5" office:value-type="date" office:date-value="2012-01-24">
            <text:p>24.01.2012</text:p>
          </table:table-cell>
          <table:table-cell table:style-name="ce8" office:value-type="time" office:time-value="PT08H18M00S">
            <text:p>08:18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34">
            <text:p>134</text:p>
          </table:table-cell>
          <table:table-cell table:style-name="ce11" office:value-type="time" office:time-value="PT00H19M33S">
            <text:p>00:19:3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float" office:value="978">
            <text:p>978</text:p>
          </table:table-cell>
          <table:table-cell table:style-name="ce5" table:formula="of:=[.B55]" office:value-type="date" office:date-value="2012-01-24">
            <text:p>24.01.2012</text:p>
          </table:table-cell>
          <table:table-cell table:style-name="ce8" office:value-type="time" office:time-value="PT11H33M00S">
            <text:p>11:33:00</text:p>
          </table:table-cell>
          <table:table-cell table:style-name="ce15" office:value-type="float" office:value="12.6">
            <text:p>12,6</text:p>
          </table:table-cell>
          <table:table-cell table:style-name="ce12" office:value-type="float" office:value="105">
            <text:p>105</text:p>
          </table:table-cell>
          <table:table-cell table:style-name="ce11" office:value-type="time" office:time-value="PT01H12M16S">
            <text:p>01:12:16</text:p>
          </table:table-cell>
          <table:table-cell office:value-type="string">
            <text:p>Büro – Korntal – Kallenberg – Stammheim – Kwh</text:p>
          </table:table-cell>
          <table:table-cell table:number-columns-repeated="1016"/>
        </table:table-row>
        <table:table-row table:style-name="ro3">
          <table:table-cell table:formula="of:=[.A56]+1" office:value-type="float" office:value="979">
            <text:p>979</text:p>
          </table:table-cell>
          <table:table-cell table:style-name="ce5" office:value-type="date" office:date-value="2012-01-25">
            <text:p>25.01.2012</text:p>
          </table:table-cell>
          <table:table-cell table:style-name="ce8" office:value-type="time" office:time-value="PT09H48M00S">
            <text:p>09:48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37">
            <text:p>137</text:p>
          </table:table-cell>
          <table:table-cell table:style-name="ce11" office:value-type="time" office:time-value="PT00H19M31S">
            <text:p>00:19:3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57]" office:value-type="float" office:value="979">
            <text:p>979</text:p>
          </table:table-cell>
          <table:table-cell table:style-name="ce5" table:formula="of:=[.B57]" office:value-type="date" office:date-value="2012-01-25">
            <text:p>25.01.2012</text:p>
          </table:table-cell>
          <table:table-cell table:style-name="ce8" office:value-type="time" office:time-value="PT13H14M00S">
            <text:p>13:14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35">
            <text:p>135</text:p>
          </table:table-cell>
          <table:table-cell table:style-name="ce11" office:value-type="time" office:time-value="PT00H19M38S">
            <text:p>00:19:3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58]" office:value-type="float" office:value="979">
            <text:p>979</text:p>
          </table:table-cell>
          <table:table-cell table:style-name="ce5" table:formula="of:=[.B58]" office:value-type="date" office:date-value="2012-01-25">
            <text:p>25.01.2012</text:p>
          </table:table-cell>
          <table:table-cell table:style-name="ce8" office:value-type="time" office:time-value="PT14H40M00S">
            <text:p>14:40:00</text:p>
          </table:table-cell>
          <table:table-cell table:style-name="ce15" office:value-type="float" office:value="7.3">
            <text:p>7,3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43M07S">
            <text:p>00:43:07</text:p>
          </table:table-cell>
          <table:table-cell office:value-type="string">
            <text:p>Kwh – Zazenhausen – Rot – Zuffenhausen – MediaMarkt</text:p>
          </table:table-cell>
          <table:table-cell table:number-columns-repeated="1016"/>
        </table:table-row>
        <table:table-row table:style-name="ro3">
          <table:table-cell table:formula="of:=[.A59]" office:value-type="float" office:value="979">
            <text:p>979</text:p>
          </table:table-cell>
          <table:table-cell table:style-name="ce5" table:formula="of:=[.B59]" office:value-type="date" office:date-value="2012-01-25">
            <text:p>25.01.2012</text:p>
          </table:table-cell>
          <table:table-cell table:style-name="ce8" office:value-type="time" office:time-value="PT15H39M00S">
            <text:p>15:39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19M15S">
            <text:p>00:19:15</text:p>
          </table:table-cell>
          <table:table-cell office:value-type="string">
            <text:p>MediaMarkt – Büro</text:p>
          </table:table-cell>
          <table:table-cell table:number-columns-repeated="1016"/>
        </table:table-row>
        <table:table-row table:style-name="ro3">
          <table:table-cell table:formula="of:=[.A60]" office:value-type="float" office:value="979">
            <text:p>979</text:p>
          </table:table-cell>
          <table:table-cell table:style-name="ce5" table:formula="of:=[.B60]" office:value-type="date" office:date-value="2012-01-25">
            <text:p>25.01.2012</text:p>
          </table:table-cell>
          <table:table-cell table:style-name="ce8" office:value-type="time" office:time-value="PT19H54M00S">
            <text:p>19:54:00</text:p>
          </table:table-cell>
          <table:table-cell table:style-name="ce15" office:value-type="float" office:value="3.7">
            <text:p>3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22M21S">
            <text:p>00:22:2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61]+1" office:value-type="float" office:value="980">
            <text:p>980</text:p>
          </table:table-cell>
          <table:table-cell table:style-name="ce5" office:value-type="date" office:date-value="2012-01-26">
            <text:p>26.01.2012</text:p>
          </table:table-cell>
          <table:table-cell table:style-name="ce8" office:value-type="time" office:time-value="PT10H43M00S">
            <text:p>10:43:00</text:p>
          </table:table-cell>
          <table:table-cell table:style-name="ce15" office:value-type="float" office:value="3.7">
            <text:p>3,7</text:p>
          </table:table-cell>
          <table:table-cell table:style-name="ce12" office:value-type="float" office:value="141">
            <text:p>141</text:p>
          </table:table-cell>
          <table:table-cell table:style-name="ce11" office:value-type="time" office:time-value="PT00H21M27S">
            <text:p>00:21:2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62]" office:value-type="float" office:value="980">
            <text:p>980</text:p>
          </table:table-cell>
          <table:table-cell table:style-name="ce5" table:formula="of:=[.B62]" office:value-type="date" office:date-value="2012-01-26">
            <text:p>26.01.2012</text:p>
          </table:table-cell>
          <table:table-cell table:style-name="ce8" office:value-type="time" office:time-value="PT14H15M00S">
            <text:p>14:15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19M40S">
            <text:p>00:19:4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63]" office:value-type="float" office:value="980">
            <text:p>980</text:p>
          </table:table-cell>
          <table:table-cell table:style-name="ce5" table:formula="of:=[.B63]" office:value-type="date" office:date-value="2012-01-26">
            <text:p>26.01.2012</text:p>
          </table:table-cell>
          <table:table-cell table:style-name="ce8" office:value-type="time" office:time-value="PT17H38M00S">
            <text:p>17:38:00</text:p>
          </table:table-cell>
          <table:table-cell table:style-name="ce15" office:value-type="float" office:value="9.3">
            <text:p>9,3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56M26S">
            <text:p>00:56:26</text:p>
          </table:table-cell>
          <table:table-cell office:value-type="string">
            <text:p>Kwh – Stammheim – Neuwirthaus – Büro</text:p>
          </table:table-cell>
          <table:table-cell table:number-columns-repeated="1016"/>
        </table:table-row>
        <table:table-row table:style-name="ro3">
          <table:table-cell table:formula="of:=[.A64]" office:value-type="float" office:value="980">
            <text:p>980</text:p>
          </table:table-cell>
          <table:table-cell table:style-name="ce5" table:formula="of:=[.B64]" office:value-type="date" office:date-value="2012-01-26">
            <text:p>26.01.2012</text:p>
          </table:table-cell>
          <table:table-cell table:style-name="ce8" office:value-type="time" office:time-value="PT20H40M00S">
            <text:p>20:40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0H21M18S">
            <text:p>00:21:1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65]+1" office:value-type="float" office:value="981">
            <text:p>981</text:p>
          </table:table-cell>
          <table:table-cell table:style-name="ce5" office:value-type="date" office:date-value="2012-01-27">
            <text:p>27.01.2012</text:p>
          </table:table-cell>
          <table:table-cell table:style-name="ce8" office:value-type="time" office:time-value="PT11H47M00S">
            <text:p>11:47:00</text:p>
          </table:table-cell>
          <table:table-cell table:style-name="ce15" office:value-type="float" office:value="3.1">
            <text:p>3,1</text:p>
          </table:table-cell>
          <table:table-cell table:style-name="ce12" office:value-type="float" office:value="137">
            <text:p>137</text:p>
          </table:table-cell>
          <table:table-cell table:style-name="ce11" office:value-type="time" office:time-value="PT00H19M31S">
            <text:p>00:19:3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float" office:value="981">
            <text:p>981</text:p>
          </table:table-cell>
          <table:table-cell table:style-name="ce5" table:formula="of:=[.B66]" office:value-type="date" office:date-value="2012-01-27">
            <text:p>27.01.2012</text:p>
          </table:table-cell>
          <table:table-cell table:style-name="ce8" office:value-type="time" office:time-value="PT19H41M00S">
            <text:p>19:41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20M32S">
            <text:p>00:20:3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67]+1" office:value-type="float" office:value="982">
            <text:p>982</text:p>
          </table:table-cell>
          <table:table-cell table:style-name="ce5" office:value-type="date" office:date-value="2012-01-28">
            <text:p>28.01.2012</text:p>
          </table:table-cell>
          <table:table-cell table:style-name="ce8" office:value-type="time" office:time-value="PT14H40M00S">
            <text:p>14:40:00</text:p>
          </table:table-cell>
          <table:table-cell table:style-name="ce15" office:value-type="float" office:value="27.2">
            <text:p>27,2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2H44M01S">
            <text:p>02:44:01</text:p>
          </table:table-cell>
          <table:table-cell office:value-type="string">
            <text:p>Kwh – Zazenhausen – Mühlhausen – Neckarrems – Rems – und zurück</text:p>
          </table:table-cell>
          <table:table-cell table:number-columns-repeated="1016"/>
        </table:table-row>
        <table:table-row table:style-name="ro3">
          <table:table-cell table:formula="of:=[.A68]+1" office:value-type="float" office:value="983">
            <text:p>983</text:p>
          </table:table-cell>
          <table:table-cell table:style-name="ce5" office:value-type="date" office:date-value="2012-01-29">
            <text:p>29.01.2012</text:p>
          </table:table-cell>
          <table:table-cell table:style-name="ce8" office:value-type="time" office:time-value="PT10H33M00S">
            <text:p>10:33:00</text:p>
          </table:table-cell>
          <table:table-cell table:style-name="ce15" office:value-type="float" office:value="14.6">
            <text:p>14,6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1H26M24S">
            <text:p>01:26:24</text:p>
          </table:table-cell>
          <table:table-cell office:value-type="string">
            <text:p>Kwh – Zazenhausen – Freiberg – Mühlhausen – Cannstatt – Rosensteinpark – Killesberg</text:p>
          </table:table-cell>
          <table:table-cell table:number-columns-repeated="1016"/>
        </table:table-row>
        <table:table-row table:style-name="ro3">
          <table:table-cell office:value-type="float" office:value="983">
            <text:p>983</text:p>
          </table:table-cell>
          <table:table-cell table:style-name="ce5" table:formula="of:=[.B69]" office:value-type="date" office:date-value="2012-01-29">
            <text:p>29.01.2012</text:p>
          </table:table-cell>
          <table:table-cell table:style-name="ce8" office:value-type="time" office:time-value="PT12H15M00S">
            <text:p>12:15:00</text:p>
          </table:table-cell>
          <table:table-cell table:style-name="ce15" office:value-type="float" office:value="10.3">
            <text:p>10,3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1H03M34S">
            <text:p>01:03:34</text:p>
          </table:table-cell>
          <table:table-cell office:value-type="string">
            <text:p>Killesberg – Feuerbach – Zuffenhausen – Jwh</text:p>
          </table:table-cell>
          <table:table-cell table:formula="of:=SUM([.D51:.D70])" office:value-type="float" office:value="136.9">
            <text:p>136,9</text:p>
          </table:table-cell>
          <table:table-cell table:number-columns-repeated="1015"/>
        </table:table-row>
        <table:table-row table:style-name="ro3">
          <table:table-cell table:formula="of:=[.A70]+1" office:value-type="float" office:value="984">
            <text:p>984</text:p>
          </table:table-cell>
          <table:table-cell table:style-name="ce5" office:value-type="date" office:date-value="2012-01-30">
            <text:p>30.01.2012</text:p>
          </table:table-cell>
          <table:table-cell table:style-name="ce8" office:value-type="time" office:time-value="PT09H01M00S">
            <text:p>09:01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19M46S">
            <text:p>00:19:4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float" office:value="984">
            <text:p>984</text:p>
          </table:table-cell>
          <table:table-cell table:style-name="ce5" table:formula="of:=[.B71]" office:value-type="date" office:date-value="2012-01-30">
            <text:p>30.01.2012</text:p>
          </table:table-cell>
          <table:table-cell table:style-name="ce8" office:value-type="time" office:time-value="PT11H18M00S">
            <text:p>11:18:00</text:p>
          </table:table-cell>
          <table:table-cell table:style-name="ce15" office:value-type="float" office:value="10.7">
            <text:p>10,7</text:p>
          </table:table-cell>
          <table:table-cell table:style-name="ce12" office:value-type="float" office:value="109">
            <text:p>109</text:p>
          </table:table-cell>
          <table:table-cell table:style-name="ce11" office:value-type="time" office:time-value="PT01H01M50S">
            <text:p>01:01:50</text:p>
          </table:table-cell>
          <table:table-cell office:value-type="string">
            <text:p>Büro – Stadtwald – Korntal – Neuwirtshaus – Stammheim – Kwh</text:p>
          </table:table-cell>
          <table:table-cell table:number-columns-repeated="1016"/>
        </table:table-row>
        <table:table-row table:style-name="ro3">
          <table:table-cell table:formula="of:=[.A72]+1" office:value-type="float" office:value="985">
            <text:p>985</text:p>
          </table:table-cell>
          <table:table-cell table:style-name="ce5" office:value-type="date" office:date-value="2012-01-31">
            <text:p>31.01.2012</text:p>
          </table:table-cell>
          <table:table-cell table:style-name="ce8" office:value-type="time" office:time-value="PT08H21M00S">
            <text:p>08:21:00</text:p>
          </table:table-cell>
          <table:table-cell table:style-name="ce15" office:value-type="float" office:value="3.5">
            <text:p>3,5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8M41S">
            <text:p>00:18:4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table:formula="of:=[.A73]" office:value-type="float" office:value="985">
            <text:p>985</text:p>
          </table:table-cell>
          <table:table-cell table:style-name="ce5" table:formula="of:=[.B73]" office:value-type="date" office:date-value="2012-01-31">
            <text:p>31.01.2012</text:p>
          </table:table-cell>
          <table:table-cell table:style-name="ce8" office:value-type="time" office:time-value="PT12H54M00S">
            <text:p>12:54:00</text:p>
          </table:table-cell>
          <table:table-cell table:style-name="ce15" office:value-type="float" office:value="3.6">
            <text:p>3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9M21S">
            <text:p>00:19:2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table:formula="of:=[.A74]" office:value-type="float" office:value="985">
            <text:p>985</text:p>
          </table:table-cell>
          <table:table-cell table:style-name="ce5" table:formula="of:=[.B74]" office:value-type="date" office:date-value="2012-01-31">
            <text:p>31.01.2012</text:p>
          </table:table-cell>
          <table:table-cell table:style-name="ce8" office:value-type="time" office:time-value="PT16H21M00S">
            <text:p>16:21:00</text:p>
          </table:table-cell>
          <table:table-cell table:style-name="ce15" office:value-type="float" office:value="5.7">
            <text:p>5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32M38S">
            <text:p>00:32:38</text:p>
          </table:table-cell>
          <table:table-cell office:value-type="string">
            <text:p>Kwh – Stammheim – Büro</text:p>
          </table:table-cell>
          <table:table-cell table:number-columns-repeated="1016"/>
        </table:table-row>
        <table:table-row table:style-name="ro3">
          <table:table-cell table:formula="of:=[.A75]" office:value-type="float" office:value="985">
            <text:p>985</text:p>
          </table:table-cell>
          <table:table-cell table:style-name="ce5" table:formula="of:=[.B75]" office:value-type="date" office:date-value="2012-01-31">
            <text:p>31.01.2012</text:p>
          </table:table-cell>
          <table:table-cell table:style-name="ce8" office:value-type="time" office:time-value="PT20H35M00S">
            <text:p>20:35:00</text:p>
          </table:table-cell>
          <table:table-cell table:style-name="ce15" office:value-type="float" office:value="5.7">
            <text:p>5,7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33M49S">
            <text:p>00:33:49</text:p>
          </table:table-cell>
          <table:table-cell office:value-type="string">
            <text:p>Büro – Stammheim – Kwh</text:p>
          </table:table-cell>
          <table:table-cell table:formula="of:=SUM([.D71:.D76])" office:value-type="float" office:value="32.5">
            <text:p>32,5</text:p>
          </table:table-cell>
          <table:table-cell table:number-columns-repeated="1015"/>
        </table:table-row>
        <table:table-row table:style-name="ro2" table:number-rows-repeated="4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1-1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5989.677027027">
            <text:p>15989,68</text:p>
          </table:table-cell>
          <table:table-cell table:style-name="ce16" table:formula="of:=SUM([.F2:.F65441])" office:value-type="time" office:time-value="PT1572H21M15S">
            <text:p>12:21:15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923">
            <text:p>923</text:p>
          </table:table-cell>
          <table:table-cell table:style-name="ce17" office:value-type="date" office:date-value="2011-11-30">
            <text:p>30.11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11'.H1])" office:value-type="float" office:value="15576.877027027">
            <text:p>15576,88</text:p>
          </table:table-cell>
          <table:table-cell table:style-name="ce10"/>
          <table:table-cell table:style-name="ce10" table:formula="of:=SUM(['2011-11'.I1])" office:value-type="time" office:time-value="PT1531H31M59S">
            <text:p>19:31:59</text:p>
          </table:table-cell>
          <table:table-cell table:style-name="ce2" office:value-type="string">
            <text:p>Übertrag 400:33:32</text:p>
          </table:table-cell>
          <table:table-cell table:style-name="ce2" table:formula="of:=SUM(['2011-11'.H78])" office:value-type="float" office:value="52.8">
            <text:p>52,8</text:p>
          </table:table-cell>
          <table:table-cell table:style-name="ce2" table:number-columns-repeated="1015"/>
        </table:table-row>
        <table:table-row table:style-name="ro3">
          <table:table-cell table:formula="of:=[.A2]+1" office:value-type="float" office:value="924">
            <text:p>924</text:p>
          </table:table-cell>
          <table:table-cell table:style-name="ce5" office:value-type="date" office:date-value="2011-12-01">
            <text:p>01.12.2011</text:p>
          </table:table-cell>
          <table:table-cell table:style-name="ce8" office:value-type="time" office:time-value="PT20H45M00S">
            <text:p>20:45:00</text:p>
          </table:table-cell>
          <table:table-cell table:style-name="ce15" office:value-type="float" office:value="8.5">
            <text:p>8,5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0H52M10S">
            <text:p>00:52:10</text:p>
          </table:table-cell>
          <table:table-cell office:value-type="string">
            <text:p>Rund um Kwh</text:p>
          </table:table-cell>
          <table:table-cell/>
          <table:table-cell table:style-name="ce2" table:number-columns-repeated="1015"/>
        </table:table-row>
        <table:table-row table:style-name="ro3">
          <table:table-cell table:formula="of:=[.A3]+1" office:value-type="float" office:value="925">
            <text:p>925</text:p>
          </table:table-cell>
          <table:table-cell table:style-name="ce5" office:value-type="date" office:date-value="2011-12-02">
            <text:p>02.12.2011</text:p>
          </table:table-cell>
          <table:table-cell table:style-name="ce8" office:value-type="time" office:time-value="PT08H09M00S">
            <text:p>08:09:00</text:p>
          </table:table-cell>
          <table:table-cell table:style-name="ce15" office:value-type="float" office:value="7.3">
            <text:p>7,3</text:p>
          </table:table-cell>
          <table:table-cell table:style-name="ce12" office:value-type="float" office:value="135">
            <text:p>135</text:p>
          </table:table-cell>
          <table:table-cell table:style-name="ce11" office:value-type="time" office:time-value="PT00H40M49S">
            <text:p>00:40:49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4]+1" office:value-type="float" office:value="926">
            <text:p>926</text:p>
          </table:table-cell>
          <table:table-cell table:style-name="ce5" office:value-type="date" office:date-value="2011-12-03">
            <text:p>03.12.2011</text:p>
          </table:table-cell>
          <table:table-cell table:style-name="ce8" office:value-type="time" office:time-value="PT22H53M00S">
            <text:p>22:53:00</text:p>
          </table:table-cell>
          <table:table-cell table:style-name="ce15" office:value-type="float" office:value="2.3">
            <text:p>2,3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15M15S">
            <text:p>00:15:15</text:p>
          </table:table-cell>
          <table:table-cell office:value-type="string">
            <text:p>Rund um die Eishalle</text:p>
          </table:table-cell>
          <table:table-cell table:number-columns-repeated="1016"/>
        </table:table-row>
        <table:table-row table:style-name="ro3">
          <table:table-cell table:formula="of:=[.A5]+1" office:value-type="float" office:value="927">
            <text:p>927</text:p>
          </table:table-cell>
          <table:table-cell table:style-name="ce5" office:value-type="date" office:date-value="2011-12-04">
            <text:p>04.12.2011</text:p>
          </table:table-cell>
          <table:table-cell table:style-name="ce8" office:value-type="time" office:time-value="PT20H23M00S">
            <text:p>20:23:00</text:p>
          </table:table-cell>
          <table:table-cell table:style-name="ce15" office:value-type="float" office:value="5.8">
            <text:p>5,8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34M38S">
            <text:p>00:34:38</text:p>
          </table:table-cell>
          <table:table-cell office:value-type="string">
            <text:p>Kwh – Zazenhausen – Zuffenhausen – Büro</text:p>
          </table:table-cell>
          <table:table-cell table:formula="of:=SUM([.D3:.D6];[.H2])" office:value-type="float" office:value="76.7">
            <text:p>76,7</text:p>
          </table:table-cell>
          <table:table-cell table:number-columns-repeated="1015"/>
        </table:table-row>
        <table:table-row table:style-name="ro3">
          <table:table-cell table:formula="of:=[.A6]+1" office:value-type="float" office:value="928">
            <text:p>928</text:p>
          </table:table-cell>
          <table:table-cell table:style-name="ce5" office:value-type="date" office:date-value="2011-12-05">
            <text:p>05.12.2011</text:p>
          </table:table-cell>
          <table:table-cell table:style-name="ce8" office:value-type="time" office:time-value="PT10H44M00S">
            <text:p>10:44:00</text:p>
          </table:table-cell>
          <table:table-cell table:style-name="ce15" office:value-type="float" office:value="13.9">
            <text:p>13,9</text:p>
          </table:table-cell>
          <table:table-cell table:style-name="ce12" office:value-type="float" office:value="136">
            <text:p>136</text:p>
          </table:table-cell>
          <table:table-cell table:style-name="ce11" office:value-type="time" office:time-value="PT01H10M33S">
            <text:p>01:10:33</text:p>
          </table:table-cell>
          <table:table-cell office:value-type="string">
            <text:p>Kwh – Zazenhausen – Mühlhausen – MaxEythSee – Mühlhausen – Zazenhausen – Kwh</text:p>
          </table:table-cell>
          <table:table-cell table:number-columns-repeated="1016"/>
        </table:table-row>
        <table:table-row table:style-name="ro3">
          <table:table-cell table:formula="of:=[.A7]+1" office:value-type="float" office:value="929">
            <text:p>929</text:p>
          </table:table-cell>
          <table:table-cell table:style-name="ce5" office:value-type="date" office:date-value="2011-12-06">
            <text:p>06.12.2011</text:p>
          </table:table-cell>
          <table:table-cell table:style-name="ce8" office:value-type="time" office:time-value="PT08H51M00S">
            <text:p>08:51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19M59S">
            <text:p>00:19:59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 table:formula="of:=[.A8]" office:value-type="float" office:value="929">
            <text:p>929</text:p>
          </table:table-cell>
          <table:table-cell table:style-name="ce5" table:formula="of:=[.B8]" office:value-type="date" office:date-value="2011-12-06">
            <text:p>06.12.2011</text:p>
          </table:table-cell>
          <table:table-cell table:style-name="ce8" office:value-type="time" office:time-value="PT10H01M00S">
            <text:p>10:01:00</text:p>
          </table:table-cell>
          <table:table-cell table:style-name="ce15" office:value-type="float" office:value="1.8">
            <text:p>1,8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11M57S">
            <text:p>00:11:57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formula="of:=[.A9]" office:value-type="float" office:value="929">
            <text:p>929</text:p>
          </table:table-cell>
          <table:table-cell table:style-name="ce5" table:formula="of:=[.B9]" office:value-type="date" office:date-value="2011-12-06">
            <text:p>06.12.2011</text:p>
          </table:table-cell>
          <table:table-cell table:style-name="ce8" office:value-type="time" office:time-value="PT17H47M00S">
            <text:p>17:47:00</text:p>
          </table:table-cell>
          <table:table-cell table:style-name="ce15" office:value-type="float" office:value="1.9">
            <text:p>1,9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0H11M35S">
            <text:p>00:11:35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3">
          <table:table-cell table:formula="of:=[.A10]" office:value-type="float" office:value="929">
            <text:p>929</text:p>
          </table:table-cell>
          <table:table-cell table:style-name="ce5" table:formula="of:=[.B10]" office:value-type="date" office:date-value="2011-12-06">
            <text:p>06.12.2011</text:p>
          </table:table-cell>
          <table:table-cell table:style-name="ce8" office:value-type="time" office:time-value="PT18H25M00S">
            <text:p>18:25:00</text:p>
          </table:table-cell>
          <table:table-cell table:style-name="ce15" office:value-type="float" office:value="13.7">
            <text:p>13,7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1H22M30S">
            <text:p>01:22:30</text:p>
          </table:table-cell>
          <table:table-cell office:value-type="string">
            <text:p>Schwabstr – Hbhf – Pragsattel – Zuffenhausen – Büro – Kwh</text:p>
          </table:table-cell>
          <table:table-cell table:number-columns-repeated="1016"/>
        </table:table-row>
        <table:table-row table:style-name="ro3">
          <table:table-cell table:formula="of:=[.A11]+1" office:value-type="float" office:value="930">
            <text:p>930</text:p>
          </table:table-cell>
          <table:table-cell table:style-name="ce5" office:value-type="date" office:date-value="2011-12-07">
            <text:p>07.12.2011</text:p>
          </table:table-cell>
          <table:table-cell table:style-name="ce8" office:value-type="time" office:time-value="PT08H37M00S">
            <text:p>08:37:00</text:p>
          </table:table-cell>
          <table:table-cell table:style-name="ce15" office:value-type="float" office:value="1.5">
            <text:p>1,5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09M12S">
            <text:p>00:09:12</text:p>
          </table:table-cell>
          <table:table-cell office:value-type="string">
            <text:p>Kwh – S-Bahn</text:p>
          </table:table-cell>
          <table:table-cell table:number-columns-repeated="1016"/>
        </table:table-row>
        <table:table-row table:style-name="ro2">
          <table:table-cell table:formula="of:=[.A12]" office:value-type="float" office:value="930">
            <text:p>930</text:p>
          </table:table-cell>
          <table:table-cell table:style-name="ce5" table:formula="of:=[.B12]" office:value-type="date" office:date-value="2011-12-07">
            <text:p>07.12.2011</text:p>
          </table:table-cell>
          <table:table-cell table:style-name="ce8" office:value-type="time" office:time-value="PT09H32M00S">
            <text:p>09:32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0H10M29S">
            <text:p>00:10:2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formula="of:=[.A13]" office:value-type="float" office:value="930">
            <text:p>930</text:p>
          </table:table-cell>
          <table:table-cell table:style-name="ce5" table:formula="of:=[.B13]" office:value-type="date" office:date-value="2011-12-07">
            <text:p>07.12.2011</text:p>
          </table:table-cell>
          <table:table-cell table:style-name="ce8" office:value-type="time" office:time-value="PT19H41M00S">
            <text:p>19:41:00</text:p>
          </table:table-cell>
          <table:table-cell table:style-name="ce15" office:value-type="float" office:value="2.7">
            <text:p>2,7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16M07S">
            <text:p>00:16:07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3">
          <table:table-cell table:formula="of:=[.A14]" office:value-type="float" office:value="930">
            <text:p>930</text:p>
          </table:table-cell>
          <table:table-cell table:style-name="ce5" table:formula="of:=[.B14]" office:value-type="date" office:date-value="2011-12-07">
            <text:p>07.12.2011</text:p>
          </table:table-cell>
          <table:table-cell table:style-name="ce8" office:value-type="time" office:time-value="PT20H20M00S">
            <text:p>20:20:00</text:p>
          </table:table-cell>
          <table:table-cell table:style-name="ce15" office:value-type="float" office:value="5.4">
            <text:p>5,4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0H32M32S">
            <text:p>00:32:32</text:p>
          </table:table-cell>
          <table:table-cell office:value-type="string">
            <text:p>Schwabstr – Hbhf – Nordbahnhof</text:p>
          </table:table-cell>
          <table:table-cell table:number-columns-repeated="1016"/>
        </table:table-row>
        <table:table-row table:style-name="ro3">
          <table:table-cell table:formula="of:=[.A15]" office:value-type="float" office:value="930">
            <text:p>930</text:p>
          </table:table-cell>
          <table:table-cell table:style-name="ce5" table:formula="of:=[.B15]" office:value-type="date" office:date-value="2011-12-07">
            <text:p>07.12.2011</text:p>
          </table:table-cell>
          <table:table-cell table:style-name="ce8" office:value-type="time" office:time-value="PT21H09M00S">
            <text:p>21:09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0H10M08S">
            <text:p>00:10:08</text:p>
          </table:table-cell>
          <table:table-cell office:value-type="string">
            <text:p>Kwh – Heim</text:p>
          </table:table-cell>
          <table:table-cell table:number-columns-repeated="1016"/>
        </table:table-row>
        <table:table-row table:style-name="ro3">
          <table:table-cell table:formula="of:=[.A16]+1" office:value-type="float" office:value="931">
            <text:p>931</text:p>
          </table:table-cell>
          <table:table-cell table:style-name="ce5" office:value-type="date" office:date-value="2011-12-08">
            <text:p>08.12.2011</text:p>
          </table:table-cell>
          <table:table-cell table:style-name="ce8" office:value-type="time" office:time-value="PT09H24M00S">
            <text:p>09:24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20M40S">
            <text:p>00:20:40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 table:formula="of:=[.A17]" office:value-type="float" office:value="931">
            <text:p>931</text:p>
          </table:table-cell>
          <table:table-cell table:style-name="ce5" table:formula="of:=[.B17]" office:value-type="date" office:date-value="2011-12-08">
            <text:p>08.12.2011</text:p>
          </table:table-cell>
          <table:table-cell table:style-name="ce8" office:value-type="time" office:time-value="PT11H05M00S">
            <text:p>11:05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10M15S">
            <text:p>00:10:1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formula="of:=[.A18]" office:value-type="float" office:value="931">
            <text:p>931</text:p>
          </table:table-cell>
          <table:table-cell table:style-name="ce5" table:formula="of:=[.B18]" office:value-type="date" office:date-value="2011-12-08">
            <text:p>08.12.2011</text:p>
          </table:table-cell>
          <table:table-cell table:style-name="ce8" office:value-type="time" office:time-value="PT18H46M00S">
            <text:p>18:46:00</text:p>
          </table:table-cell>
          <table:table-cell table:style-name="ce15" office:value-type="float" office:value="1.8">
            <text:p>1,8</text:p>
          </table:table-cell>
          <table:table-cell table:style-name="ce12" office:value-type="float" office:value="102">
            <text:p>102</text:p>
          </table:table-cell>
          <table:table-cell table:style-name="ce11" office:value-type="time" office:time-value="PT00H10M54S">
            <text:p>00:10:54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table:formula="of:=[.A19]" office:value-type="float" office:value="931">
            <text:p>931</text:p>
          </table:table-cell>
          <table:table-cell table:style-name="ce5" table:formula="of:=[.B19]" office:value-type="date" office:date-value="2011-12-08">
            <text:p>08.12.2011</text:p>
          </table:table-cell>
          <table:table-cell table:style-name="ce8" office:value-type="time" office:time-value="PT19H01M00S">
            <text:p>19:01:00</text:p>
          </table:table-cell>
          <table:table-cell table:style-name="ce15" office:value-type="float" office:value="4.2">
            <text:p>4,2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24M55S">
            <text:p>00:24:55</text:p>
          </table:table-cell>
          <table:table-cell office:value-type="string">
            <text:p>S-Bahn – BBN – Goldberg</text:p>
          </table:table-cell>
          <table:table-cell table:number-columns-repeated="1016"/>
        </table:table-row>
        <table:table-row table:style-name="ro3">
          <table:table-cell table:formula="of:=[.A20]" office:value-type="float" office:value="931">
            <text:p>931</text:p>
          </table:table-cell>
          <table:table-cell table:style-name="ce5" table:formula="of:=[.B20]" office:value-type="date" office:date-value="2011-12-08">
            <text:p>08.12.2011</text:p>
          </table:table-cell>
          <table:table-cell table:style-name="ce8" office:value-type="time" office:time-value="PT20H05M00S">
            <text:p>20:05:00</text:p>
          </table:table-cell>
          <table:table-cell table:style-name="ce15" office:value-type="float" office:value="6.8">
            <text:p>6,8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0H46M31S">
            <text:p>00:46:31</text:p>
          </table:table-cell>
          <table:table-cell office:value-type="string">
            <text:p>Zuffenhausen – Rot – Zazenhausen – Kwh</text:p>
          </table:table-cell>
          <table:table-cell table:number-columns-repeated="1016"/>
        </table:table-row>
        <table:table-row table:style-name="ro3">
          <table:table-cell table:formula="of:=[.A21]+1" office:value-type="float" office:value="932">
            <text:p>932</text:p>
          </table:table-cell>
          <table:table-cell table:style-name="ce5" office:value-type="date" office:date-value="2011-12-09">
            <text:p>09.12.2011</text:p>
          </table:table-cell>
          <table:table-cell table:style-name="ce8" office:value-type="time" office:time-value="PT09H29M00S">
            <text:p>09:29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22">
            <text:p>122</text:p>
          </table:table-cell>
          <table:table-cell table:style-name="ce11" office:value-type="time" office:time-value="PT00H18M47S">
            <text:p>00:18:47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 table:formula="of:=[.A22]" office:value-type="float" office:value="932">
            <text:p>932</text:p>
          </table:table-cell>
          <table:table-cell table:style-name="ce5" table:formula="of:=[.B22]" office:value-type="date" office:date-value="2011-12-09">
            <text:p>09.12.2011</text:p>
          </table:table-cell>
          <table:table-cell table:style-name="ce8" office:value-type="time" office:time-value="PT10H02M00S">
            <text:p>10:02:00</text:p>
          </table:table-cell>
          <table:table-cell table:style-name="ce15" office:value-type="float" office:value="2.6">
            <text:p>2,6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14M57S">
            <text:p>00:14:57</text:p>
          </table:table-cell>
          <table:table-cell office:value-type="string">
            <text:p>Zuffenhausen – Feuerbach</text:p>
          </table:table-cell>
          <table:table-cell table:number-columns-repeated="1016"/>
        </table:table-row>
        <table:table-row table:style-name="ro2">
          <table:table-cell table:formula="of:=[.A23]" office:value-type="float" office:value="932">
            <text:p>932</text:p>
          </table:table-cell>
          <table:table-cell table:style-name="ce5" table:formula="of:=[.B23]" office:value-type="date" office:date-value="2011-12-09">
            <text:p>09.12.2011</text:p>
          </table:table-cell>
          <table:table-cell table:style-name="ce8" office:value-type="time" office:time-value="PT10H59M00S">
            <text:p>10:59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0H10M27S">
            <text:p>00:10:27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formula="of:=[.A24]" office:value-type="float" office:value="932">
            <text:p>932</text:p>
          </table:table-cell>
          <table:table-cell table:style-name="ce5" table:formula="of:=[.B24]" office:value-type="date" office:date-value="2011-12-09">
            <text:p>09.12.2011</text:p>
          </table:table-cell>
          <table:table-cell table:style-name="ce8" office:value-type="time" office:time-value="PT18H44M00S">
            <text:p>18:44:00</text:p>
          </table:table-cell>
          <table:table-cell table:style-name="ce15" office:value-type="float" office:value="1.8">
            <text:p>1,8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10M21S">
            <text:p>00:10:21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3">
          <table:table-cell table:formula="of:=[.A25]" office:value-type="float" office:value="932">
            <text:p>932</text:p>
          </table:table-cell>
          <table:table-cell table:style-name="ce5" table:formula="of:=[.B25]" office:value-type="date" office:date-value="2011-12-09">
            <text:p>09.12.2011</text:p>
          </table:table-cell>
          <table:table-cell table:style-name="ce8" office:value-type="time" office:time-value="PT19H30M00S">
            <text:p>19:30:00</text:p>
          </table:table-cell>
          <table:table-cell table:style-name="ce15" office:value-type="float" office:value="9">
            <text:p>9,0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54M36S">
            <text:p>00:54:36</text:p>
          </table:table-cell>
          <table:table-cell office:value-type="string">
            <text:p>BadCannstatt – Hallschlag – Burgholzhof – Rot – Zazenhausen – Kwh</text:p>
          </table:table-cell>
          <table:table-cell table:number-columns-repeated="1016"/>
        </table:table-row>
        <table:table-row table:style-name="ro3">
          <table:table-cell table:formula="of:=[.A26]+1" office:value-type="float" office:value="933">
            <text:p>933</text:p>
          </table:table-cell>
          <table:table-cell table:style-name="ce5" office:value-type="date" office:date-value="2011-12-10">
            <text:p>10.12.2011</text:p>
          </table:table-cell>
          <table:table-cell table:style-name="ce8" office:value-type="time" office:time-value="PT20H34M00S">
            <text:p>20:34:00</text:p>
          </table:table-cell>
          <table:table-cell table:style-name="ce15" office:value-type="float" office:value="6.4">
            <text:p>6,4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41M02S">
            <text:p>00:41:02</text:p>
          </table:table-cell>
          <table:table-cell office:value-type="string">
            <text:p>Rund um Kwh</text:p>
          </table:table-cell>
          <table:table-cell table:number-columns-repeated="1016"/>
        </table:table-row>
        <table:table-row table:style-name="ro3">
          <table:table-cell table:formula="of:=[.A27]+1" office:value-type="float" office:value="934">
            <text:p>934</text:p>
          </table:table-cell>
          <table:table-cell table:style-name="ce5" office:value-type="date" office:date-value="2011-12-11">
            <text:p>11.12.2011</text:p>
          </table:table-cell>
          <table:table-cell table:style-name="ce8" office:value-type="time" office:time-value="PT21H06M00S">
            <text:p>21:06:00</text:p>
          </table:table-cell>
          <table:table-cell table:style-name="ce15" office:value-type="float" office:value="7.5">
            <text:p>7,5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43M44S">
            <text:p>00:43:44</text:p>
          </table:table-cell>
          <table:table-cell office:value-type="string">
            <text:p>Kwh – Zazenhausen – Kwh</text:p>
          </table:table-cell>
          <table:table-cell table:formula="of:=SUM([.D7:.D28])" office:value-type="float" office:value="97.6">
            <text:p>97,6</text:p>
          </table:table-cell>
          <table:table-cell table:number-columns-repeated="1015"/>
        </table:table-row>
        <table:table-row table:style-name="ro3">
          <table:table-cell table:formula="of:=[.A28]+1" office:value-type="float" office:value="935">
            <text:p>935</text:p>
          </table:table-cell>
          <table:table-cell table:style-name="ce5" office:value-type="date" office:date-value="2011-12-12">
            <text:p>12.12.2011</text:p>
          </table:table-cell>
          <table:table-cell table:style-name="ce8" office:value-type="time" office:time-value="PT10H46M00S">
            <text:p>10:46:00</text:p>
          </table:table-cell>
          <table:table-cell table:style-name="ce15" office:value-type="float" office:value="11">
            <text:p>11,0</text:p>
          </table:table-cell>
          <table:table-cell table:style-name="ce12" office:value-type="float" office:value="138">
            <text:p>138</text:p>
          </table:table-cell>
          <table:table-cell table:style-name="ce11" office:value-type="time" office:time-value="PT00H55M04S">
            <text:p>00:55:04</text:p>
          </table:table-cell>
          <table:table-cell office:value-type="string">
            <text:p>Kwh – Zazenhausen – 1Runde – Kwh</text:p>
          </table:table-cell>
          <table:table-cell table:number-columns-repeated="1016"/>
        </table:table-row>
        <table:table-row table:style-name="ro3">
          <table:table-cell table:formula="of:=[.A29]+1" office:value-type="float" office:value="936">
            <text:p>936</text:p>
          </table:table-cell>
          <table:table-cell table:style-name="ce5" office:value-type="date" office:date-value="2011-12-13">
            <text:p>13.12.2011</text:p>
          </table:table-cell>
          <table:table-cell table:style-name="ce8" office:value-type="time" office:time-value="PT08H28M00S">
            <text:p>08:28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0H19M12S">
            <text:p>00:19:12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 table:formula="of:=[.A30]" office:value-type="float" office:value="936">
            <text:p>936</text:p>
          </table:table-cell>
          <table:table-cell table:style-name="ce5" office:value-type="date" office:date-value="2011-12-13">
            <text:p>13.12.2011</text:p>
          </table:table-cell>
          <table:table-cell table:style-name="ce8" office:value-type="time" office:time-value="PT09H30M00S">
            <text:p>09:30:00</text:p>
          </table:table-cell>
          <table:table-cell table:style-name="ce15" office:value-type="float" office:value="1.8">
            <text:p>1,8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10M23S">
            <text:p>00:10:23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formula="of:=[.A31]" office:value-type="float" office:value="936">
            <text:p>936</text:p>
          </table:table-cell>
          <table:table-cell table:style-name="ce5" table:formula="of:=[.B31]" office:value-type="date" office:date-value="2011-12-13">
            <text:p>13.12.2011</text:p>
          </table:table-cell>
          <table:table-cell table:style-name="ce8" office:value-type="time" office:time-value="PT19H03M00S">
            <text:p>19:03:00</text:p>
          </table:table-cell>
          <table:table-cell table:style-name="ce15" office:value-type="float" office:value="3.9">
            <text:p>3,9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0H22M39S">
            <text:p>00:22:39</text:p>
          </table:table-cell>
          <table:table-cell office:value-type="string">
            <text:p>HP – BBN</text:p>
          </table:table-cell>
          <table:table-cell table:number-columns-repeated="1016"/>
        </table:table-row>
        <table:table-row table:style-name="ro3">
          <table:table-cell table:formula="of:=[.A32]" office:value-type="float" office:value="936">
            <text:p>936</text:p>
          </table:table-cell>
          <table:table-cell table:style-name="ce5" table:formula="of:=[.B32]" office:value-type="date" office:date-value="2011-12-13">
            <text:p>13.12.2011</text:p>
          </table:table-cell>
          <table:table-cell table:style-name="ce8" office:value-type="time" office:time-value="PT20H06M00S">
            <text:p>20:06:00</text:p>
          </table:table-cell>
          <table:table-cell table:style-name="ce15" office:value-type="float" office:value="4">
            <text:p>4,0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0H24M23S">
            <text:p>00:24:23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table:formula="of:=[.A33]+1" office:value-type="float" office:value="937">
            <text:p>937</text:p>
          </table:table-cell>
          <table:table-cell table:style-name="ce5" office:value-type="date" office:date-value="2011-12-14">
            <text:p>14.12.2011</text:p>
          </table:table-cell>
          <table:table-cell table:style-name="ce8" office:value-type="time" office:time-value="PT07H33M00S">
            <text:p>07:33:00</text:p>
          </table:table-cell>
          <table:table-cell table:style-name="ce15" office:value-type="float" office:value="1.6">
            <text:p>1,6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09M29S">
            <text:p>00:09:29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34]" office:value-type="float" office:value="937">
            <text:p>937</text:p>
          </table:table-cell>
          <table:table-cell table:style-name="ce5" table:formula="of:=[.B34]" office:value-type="date" office:date-value="2011-12-14">
            <text:p>14.12.2011</text:p>
          </table:table-cell>
          <table:table-cell table:style-name="ce8" office:value-type="time" office:time-value="PT08H35M00S">
            <text:p>08:35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0H09M35S">
            <text:p>00:09:3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3">
          <table:table-cell table:formula="of:=[.A35]" office:value-type="float" office:value="937">
            <text:p>937</text:p>
          </table:table-cell>
          <table:table-cell table:style-name="ce5" table:formula="of:=[.B35]" office:value-type="date" office:date-value="2011-12-14">
            <text:p>14.12.2011</text:p>
          </table:table-cell>
          <table:table-cell table:style-name="ce8" office:value-type="time" office:time-value="PT17H09M00S">
            <text:p>17:09:00</text:p>
          </table:table-cell>
          <table:table-cell table:style-name="ce15" office:value-type="float" office:value="15.1">
            <text:p>15,1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1H27M36S">
            <text:p>01:27:36</text:p>
          </table:table-cell>
          <table:table-cell office:value-type="string">
            <text:p>HP – BBN – Rohr – Baihingen</text:p>
          </table:table-cell>
          <table:table-cell table:number-columns-repeated="1016"/>
        </table:table-row>
        <table:table-row table:style-name="ro3">
          <table:table-cell table:formula="of:=[.A36]" office:value-type="float" office:value="937">
            <text:p>937</text:p>
          </table:table-cell>
          <table:table-cell table:style-name="ce5" table:formula="of:=[.B36]" office:value-type="date" office:date-value="2011-12-14">
            <text:p>14.12.2011</text:p>
          </table:table-cell>
          <table:table-cell table:style-name="ce8" office:value-type="time" office:time-value="PT19H11M00S">
            <text:p>19:11:00</text:p>
          </table:table-cell>
          <table:table-cell table:style-name="ce15" office:value-type="float" office:value="4.2">
            <text:p>4,2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0H25M04S">
            <text:p>00:25:04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table:formula="of:=[.A37]+1" office:value-type="float" office:value="938">
            <text:p>938</text:p>
          </table:table-cell>
          <table:table-cell table:style-name="ce5" office:value-type="date" office:date-value="2011-12-15">
            <text:p>15.12.2011</text:p>
          </table:table-cell>
          <table:table-cell table:style-name="ce8" office:value-type="time" office:time-value="PT09H17M00S">
            <text:p>09:17:00</text:p>
          </table:table-cell>
          <table:table-cell table:style-name="ce15" office:value-type="float" office:value="1.5">
            <text:p>1,5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09M17S">
            <text:p>00:09:17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38]" office:value-type="float" office:value="938">
            <text:p>938</text:p>
          </table:table-cell>
          <table:table-cell table:style-name="ce5" table:formula="of:=[.B38]" office:value-type="date" office:date-value="2011-12-15">
            <text:p>15.12.2011</text:p>
          </table:table-cell>
          <table:table-cell table:style-name="ce8" office:value-type="time" office:time-value="PT09H32M00S">
            <text:p>09:32:00</text:p>
          </table:table-cell>
          <table:table-cell table:style-name="ce15" office:value-type="float" office:value="1.6">
            <text:p>1,6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0H09M50S">
            <text:p>00:09:50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table:formula="of:=[.A39]" office:value-type="float" office:value="938">
            <text:p>938</text:p>
          </table:table-cell>
          <table:table-cell table:style-name="ce5" table:formula="of:=[.B39]" office:value-type="date" office:date-value="2011-12-15">
            <text:p>15.12.2011</text:p>
          </table:table-cell>
          <table:table-cell table:style-name="ce8" office:value-type="time" office:time-value="PT17H11M00S">
            <text:p>17:11:00</text:p>
          </table:table-cell>
          <table:table-cell table:style-name="ce15" office:value-type="float" office:value="12">
            <text:p>12,0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1H05M22S">
            <text:p>01:05:22</text:p>
          </table:table-cell>
          <table:table-cell office:value-type="string">
            <text:p>HP – Sindelfingen – Böblingen – HP</text:p>
          </table:table-cell>
          <table:table-cell table:number-columns-repeated="1016"/>
        </table:table-row>
        <table:table-row table:style-name="ro3">
          <table:table-cell table:formula="of:=[.A40]+1" office:value-type="float" office:value="939">
            <text:p>939</text:p>
          </table:table-cell>
          <table:table-cell table:style-name="ce5" office:value-type="date" office:date-value="2011-12-16">
            <text:p>16.12.2011</text:p>
          </table:table-cell>
          <table:table-cell table:style-name="ce8" office:value-type="time" office:time-value="PT07H31M00S">
            <text:p>07:31:00</text:p>
          </table:table-cell>
          <table:table-cell table:style-name="ce15" office:value-type="float" office:value="3.1">
            <text:p>3,1</text:p>
          </table:table-cell>
          <table:table-cell table:style-name="ce12" office:value-type="float" office:value="132">
            <text:p>132</text:p>
          </table:table-cell>
          <table:table-cell table:style-name="ce11" office:value-type="time" office:time-value="PT00H18M53S">
            <text:p>00:18:53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 table:formula="of:=[.A41]" office:value-type="float" office:value="939">
            <text:p>939</text:p>
          </table:table-cell>
          <table:table-cell table:style-name="ce5" table:formula="of:=[.B41]" office:value-type="date" office:date-value="2011-12-16">
            <text:p>16.12.2011</text:p>
          </table:table-cell>
          <table:table-cell table:style-name="ce8" office:value-type="time" office:time-value="PT08H51M00S">
            <text:p>08:51:00</text:p>
          </table:table-cell>
          <table:table-cell table:style-name="ce15" office:value-type="float" office:value="3.6">
            <text:p>3,6</text:p>
          </table:table-cell>
          <table:table-cell table:style-name="ce12" office:value-type="float" office:value="135">
            <text:p>135</text:p>
          </table:table-cell>
          <table:table-cell table:style-name="ce11" office:value-type="time" office:time-value="PT00H22M26S">
            <text:p>00:22:26</text:p>
          </table:table-cell>
          <table:table-cell office:value-type="string">
            <text:p>BBN – HP</text:p>
          </table:table-cell>
          <table:table-cell table:number-columns-repeated="1016"/>
        </table:table-row>
        <table:table-row table:style-name="ro2">
          <table:table-cell table:formula="of:=[.A42]" office:value-type="float" office:value="939">
            <text:p>939</text:p>
          </table:table-cell>
          <table:table-cell table:style-name="ce5" table:formula="of:=[.B42]" office:value-type="date" office:date-value="2011-12-16">
            <text:p>16.12.2011</text:p>
          </table:table-cell>
          <table:table-cell table:style-name="ce8" office:value-type="time" office:time-value="PT17H18M00S">
            <text:p>17:18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30">
            <text:p>130</text:p>
          </table:table-cell>
          <table:table-cell table:style-name="ce11" office:value-type="time" office:time-value="PT00H10M00S">
            <text:p>00:10:00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3">
          <table:table-cell table:formula="of:=[.A43]" office:value-type="float" office:value="939">
            <text:p>939</text:p>
          </table:table-cell>
          <table:table-cell table:style-name="ce5" table:formula="of:=[.B43]" office:value-type="date" office:date-value="2011-12-16">
            <text:p>16.12.2011</text:p>
          </table:table-cell>
          <table:table-cell table:style-name="ce8" office:value-type="time" office:time-value="PT18H13M00S">
            <text:p>18:13:00</text:p>
          </table:table-cell>
          <table:table-cell table:style-name="ce15" office:value-type="float" office:value="3.8">
            <text:p>3,8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25M00S">
            <text:p>00:25:00</text:p>
          </table:table-cell>
          <table:table-cell office:value-type="string">
            <text:p>Zuffenhausen – Büro – Kwh</text:p>
          </table:table-cell>
          <table:table-cell table:number-columns-repeated="1016"/>
        </table:table-row>
        <table:table-row table:style-name="ro3">
          <table:table-cell table:formula="of:=[.A44]+1" office:value-type="float" office:value="940">
            <text:p>940</text:p>
          </table:table-cell>
          <table:table-cell table:style-name="ce5" office:value-type="date" office:date-value="2011-12-17">
            <text:p>17.12.2011</text:p>
          </table:table-cell>
          <table:table-cell table:style-name="ce8" office:value-type="time" office:time-value="PT15H59M00S">
            <text:p>15:59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1H04M37S">
            <text:p>01:04:37</text:p>
          </table:table-cell>
          <table:table-cell office:value-type="string">
            <text:p>BadMergentheim – Igersheim – Markelsheim und zurück</text:p>
          </table:table-cell>
          <table:table-cell table:number-columns-repeated="1016"/>
        </table:table-row>
        <table:table-row table:style-name="ro3">
          <table:table-cell table:formula="of:=[.A45]+1" office:value-type="float" office:value="941">
            <text:p>941</text:p>
          </table:table-cell>
          <table:table-cell table:style-name="ce5" office:value-type="date" office:date-value="2011-12-18">
            <text:p>18.12.2011</text:p>
          </table:table-cell>
          <table:table-cell table:style-name="ce8" office:value-type="time" office:time-value="PT17H22M00S">
            <text:p>17:22:00</text:p>
          </table:table-cell>
          <table:table-cell table:style-name="ce15" office:value-type="float" office:value="13">
            <text:p>13,0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1H20M00S">
            <text:p>01:20:00</text:p>
          </table:table-cell>
          <table:table-cell office:value-type="string">
            <text:p>Kwh – Pattonville – Grünbühl – Kwh</text:p>
          </table:table-cell>
          <table:table-cell table:formula="of:=SUM([.D29:.D46])" office:value-type="float" office:value="96.8">
            <text:p>96,8</text:p>
          </table:table-cell>
          <table:table-cell table:number-columns-repeated="1015"/>
        </table:table-row>
        <table:table-row table:style-name="ro3">
          <table:table-cell table:formula="of:=[.A46]+1" office:value-type="float" office:value="942">
            <text:p>942</text:p>
          </table:table-cell>
          <table:table-cell table:style-name="ce5" office:value-type="date" office:date-value="2011-12-19">
            <text:p>19.12.2011</text:p>
          </table:table-cell>
          <table:table-cell table:style-name="ce8" office:value-type="time" office:time-value="PT09H25M00S">
            <text:p>09:25:00</text:p>
          </table:table-cell>
          <table:table-cell table:style-name="ce15" office:value-type="float" office:value="3.7">
            <text:p>3,7</text:p>
          </table:table-cell>
          <table:table-cell table:style-name="ce12" office:value-type="float" office:value="100">
            <text:p>100</text:p>
          </table:table-cell>
          <table:table-cell table:style-name="ce11" office:value-type="time" office:time-value="PT00H22M17S">
            <text:p>00:22:17</text:p>
          </table:table-cell>
          <table:table-cell office:value-type="string">
            <text:p>Kwh – Büro – Zuffenhausen</text:p>
          </table:table-cell>
          <table:table-cell table:number-columns-repeated="1016"/>
        </table:table-row>
        <table:table-row table:style-name="ro2">
          <table:table-cell table:formula="of:=[.A47]" office:value-type="float" office:value="942">
            <text:p>942</text:p>
          </table:table-cell>
          <table:table-cell table:style-name="ce5" table:formula="of:=[.B47]" office:value-type="date" office:date-value="2011-12-19">
            <text:p>19.12.2011</text:p>
          </table:table-cell>
          <table:table-cell table:style-name="ce8" office:value-type="time" office:time-value="PT10H33M00S">
            <text:p>10:33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09M57S">
            <text:p>00:09:57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formula="of:=[.A48]" office:value-type="float" office:value="942">
            <text:p>942</text:p>
          </table:table-cell>
          <table:table-cell table:style-name="ce5" table:formula="of:=[.B48]" office:value-type="date" office:date-value="2011-12-19">
            <text:p>19.12.2011</text:p>
          </table:table-cell>
          <table:table-cell table:style-name="ce8" office:value-type="time" office:time-value="PT19H33M00S">
            <text:p>19:33:00</text:p>
          </table:table-cell>
          <table:table-cell table:style-name="ce15" office:value-type="float" office:value="3.8">
            <text:p>3,8</text:p>
          </table:table-cell>
          <table:table-cell table:style-name="ce12" office:value-type="float" office:value="100">
            <text:p>100</text:p>
          </table:table-cell>
          <table:table-cell table:style-name="ce11" office:value-type="time" office:time-value="PT00H22M46S">
            <text:p>00:22:46</text:p>
          </table:table-cell>
          <table:table-cell office:value-type="string">
            <text:p>HP – BBN</text:p>
          </table:table-cell>
          <table:table-cell table:number-columns-repeated="1016"/>
        </table:table-row>
        <table:table-row table:style-name="ro3">
          <table:table-cell table:formula="of:=[.A49]" office:value-type="float" office:value="942">
            <text:p>942</text:p>
          </table:table-cell>
          <table:table-cell table:style-name="ce5" table:formula="of:=[.B49]" office:value-type="date" office:date-value="2011-12-19">
            <text:p>19.12.2011</text:p>
          </table:table-cell>
          <table:table-cell table:style-name="ce8" office:value-type="time" office:time-value="PT20H42M00S">
            <text:p>20:42:00</text:p>
          </table:table-cell>
          <table:table-cell table:style-name="ce15" office:value-type="float" office:value="5.2">
            <text:p>5,2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32M24S">
            <text:p>00:32:24</text:p>
          </table:table-cell>
          <table:table-cell office:value-type="string">
            <text:p>Zuffenhausen – Zazenhausen – Kwh</text:p>
          </table:table-cell>
          <table:table-cell table:number-columns-repeated="1016"/>
        </table:table-row>
        <table:table-row table:style-name="ro3">
          <table:table-cell table:formula="of:=[.A50]+1" office:value-type="float" office:value="943">
            <text:p>943</text:p>
          </table:table-cell>
          <table:table-cell table:style-name="ce5" office:value-type="date" office:date-value="2011-12-20">
            <text:p>20.12.2011</text:p>
          </table:table-cell>
          <table:table-cell table:style-name="ce8" office:value-type="time" office:time-value="PT08H31M00S">
            <text:p>08:31:00</text:p>
          </table:table-cell>
          <table:table-cell table:style-name="ce15" office:value-type="float" office:value="1.9">
            <text:p>1,9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10M35S">
            <text:p>00:10:35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51]" office:value-type="float" office:value="943">
            <text:p>943</text:p>
          </table:table-cell>
          <table:table-cell table:style-name="ce5" table:formula="of:=[.B51]" office:value-type="date" office:date-value="2011-12-20">
            <text:p>20.12.2011</text:p>
          </table:table-cell>
          <table:table-cell table:style-name="ce8" office:value-type="time" office:time-value="PT09H32M00S">
            <text:p>09:32:00</text:p>
          </table:table-cell>
          <table:table-cell table:style-name="ce15" office:value-type="float" office:value="4.2">
            <text:p>4,2</text:p>
          </table:table-cell>
          <table:table-cell table:style-name="ce12" office:value-type="float" office:value="103">
            <text:p>103</text:p>
          </table:table-cell>
          <table:table-cell table:style-name="ce11" office:value-type="time" office:time-value="PT00H25M06S">
            <text:p>00:25:06</text:p>
          </table:table-cell>
          <table:table-cell office:value-type="string">
            <text:p>BBN – HP</text:p>
          </table:table-cell>
          <table:table-cell table:number-columns-repeated="1016"/>
        </table:table-row>
        <table:table-row table:style-name="ro2">
          <table:table-cell table:formula="of:=[.A52]" office:value-type="float" office:value="943">
            <text:p>943</text:p>
          </table:table-cell>
          <table:table-cell table:style-name="ce5" table:formula="of:=[.B52]" office:value-type="date" office:date-value="2011-12-20">
            <text:p>20.12.2011</text:p>
          </table:table-cell>
          <table:table-cell table:style-name="ce8" office:value-type="time" office:time-value="PT16H37M00S">
            <text:p>16:37:00</text:p>
          </table:table-cell>
          <table:table-cell table:style-name="ce15" office:value-type="float" office:value="8.9">
            <text:p>8,9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52M23S">
            <text:p>00:52:23</text:p>
          </table:table-cell>
          <table:table-cell office:value-type="string">
            <text:p>HP – BBN – Seen – Goldberg</text:p>
          </table:table-cell>
          <table:table-cell table:number-columns-repeated="1016"/>
        </table:table-row>
        <table:table-row table:style-name="ro3">
          <table:table-cell table:formula="of:=[.A53]" office:value-type="float" office:value="943">
            <text:p>943</text:p>
          </table:table-cell>
          <table:table-cell table:style-name="ce5" table:formula="of:=[.B53]" office:value-type="date" office:date-value="2011-12-20">
            <text:p>20.12.2011</text:p>
          </table:table-cell>
          <table:table-cell table:style-name="ce8" office:value-type="time" office:time-value="PT18H14M00S">
            <text:p>18:14:00</text:p>
          </table:table-cell>
          <table:table-cell table:style-name="ce15" office:value-type="float" office:value="4.2">
            <text:p>4,2</text:p>
          </table:table-cell>
          <table:table-cell table:style-name="ce12" office:value-type="float" office:value="110">
            <text:p>110</text:p>
          </table:table-cell>
          <table:table-cell table:style-name="ce11" office:value-type="time" office:time-value="PT00H25M15S">
            <text:p>00:25:15</text:p>
          </table:table-cell>
          <table:table-cell office:value-type="string">
            <text:p>Zuffenhausen – Büro – Kwh</text:p>
          </table:table-cell>
          <table:table-cell table:number-columns-repeated="1016"/>
        </table:table-row>
        <table:table-row table:style-name="ro3">
          <table:table-cell table:formula="of:=[.A54]+1" office:value-type="float" office:value="944">
            <text:p>944</text:p>
          </table:table-cell>
          <table:table-cell table:style-name="ce5" office:value-type="date" office:date-value="2011-12-21">
            <text:p>21.12.2011</text:p>
          </table:table-cell>
          <table:table-cell table:style-name="ce8" office:value-type="time" office:time-value="PT09H00M00S">
            <text:p>09:00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19M45S">
            <text:p>00:19:45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3">
          <table:table-cell table:formula="of:=[.A55]" office:value-type="float" office:value="944">
            <text:p>944</text:p>
          </table:table-cell>
          <table:table-cell table:style-name="ce5" table:formula="of:=[.B55]" office:value-type="date" office:date-value="2011-12-21">
            <text:p>21.12.2011</text:p>
          </table:table-cell>
          <table:table-cell table:style-name="ce8" office:value-type="time" office:time-value="PT10H05M00S">
            <text:p>10:05:00</text:p>
          </table:table-cell>
          <table:table-cell table:style-name="ce15" office:value-type="float" office:value="5.4">
            <text:p>5,4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30M53S">
            <text:p>00:30:53</text:p>
          </table:table-cell>
          <table:table-cell office:value-type="string">
            <text:p>Hulb – Wald – HP</text:p>
          </table:table-cell>
          <table:table-cell table:number-columns-repeated="1016"/>
        </table:table-row>
        <table:table-row table:style-name="ro2">
          <table:table-cell table:formula="of:=[.A56]" office:value-type="float" office:value="944">
            <text:p>944</text:p>
          </table:table-cell>
          <table:table-cell table:style-name="ce5" table:formula="of:=[.B56]" office:value-type="date" office:date-value="2011-12-21">
            <text:p>21.12.2011</text:p>
          </table:table-cell>
          <table:table-cell table:style-name="ce8" office:value-type="time" office:time-value="PT17H53M00S">
            <text:p>17:53:00</text:p>
          </table:table-cell>
          <table:table-cell table:style-name="ce15" office:value-type="float" office:value="5.4">
            <text:p>5,4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32M09S">
            <text:p>00:32:09</text:p>
          </table:table-cell>
          <table:table-cell office:value-type="string">
            <text:p>HP – Goldberg</text:p>
          </table:table-cell>
          <table:table-cell table:number-columns-repeated="1016"/>
        </table:table-row>
        <table:table-row table:style-name="ro3">
          <table:table-cell table:formula="of:=[.A57]" office:value-type="float" office:value="944">
            <text:p>944</text:p>
          </table:table-cell>
          <table:table-cell table:style-name="ce5" table:formula="of:=[.B57]" office:value-type="date" office:date-value="2011-12-21">
            <text:p>21.12.2011</text:p>
          </table:table-cell>
          <table:table-cell table:style-name="ce8" office:value-type="time" office:time-value="PT19H13M00S">
            <text:p>19:13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08">
            <text:p>108</text:p>
          </table:table-cell>
          <table:table-cell table:style-name="ce11" office:value-type="time" office:time-value="PT00H21M34S">
            <text:p>00:21:34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table:formula="of:=[.A58]+1" office:value-type="float" office:value="945">
            <text:p>945</text:p>
          </table:table-cell>
          <table:table-cell table:style-name="ce5" office:value-type="date" office:date-value="2011-12-22">
            <text:p>22.12.2011</text:p>
          </table:table-cell>
          <table:table-cell table:style-name="ce8" office:value-type="time" office:time-value="PT10H33M00S">
            <text:p>10:33:00</text:p>
          </table:table-cell>
          <table:table-cell table:style-name="ce15" office:value-type="float" office:value="1.5">
            <text:p>1,5</text:p>
          </table:table-cell>
          <table:table-cell table:style-name="ce12" office:value-type="float" office:value="95">
            <text:p>95</text:p>
          </table:table-cell>
          <table:table-cell table:style-name="ce11" office:value-type="time" office:time-value="PT00H09M17S">
            <text:p>00:09:17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59]" office:value-type="float" office:value="945">
            <text:p>945</text:p>
          </table:table-cell>
          <table:table-cell table:style-name="ce5" table:formula="of:=[.B59]" office:value-type="date" office:date-value="2011-12-22">
            <text:p>22.12.2011</text:p>
          </table:table-cell>
          <table:table-cell table:style-name="ce8" office:value-type="time" office:time-value="PT11H36M00S">
            <text:p>11:36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10M08S">
            <text:p>00:10:08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formula="of:=[.A60]" office:value-type="float" office:value="945">
            <text:p>945</text:p>
          </table:table-cell>
          <table:table-cell table:style-name="ce5" table:formula="of:=[.B60]" office:value-type="date" office:date-value="2011-12-22">
            <text:p>22.12.2011</text:p>
          </table:table-cell>
          <table:table-cell table:style-name="ce8" office:value-type="time" office:time-value="PT19H20M00S">
            <text:p>19:20:00</text:p>
          </table:table-cell>
          <table:table-cell table:style-name="ce15" office:value-type="float" office:value="6.1">
            <text:p>6,1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37M51S">
            <text:p>00:37:51</text:p>
          </table:table-cell>
          <table:table-cell office:value-type="string">
            <text:p>HP – BBN – Goldberg</text:p>
          </table:table-cell>
          <table:table-cell table:number-columns-repeated="1016"/>
        </table:table-row>
        <table:table-row table:style-name="ro3">
          <table:table-cell table:formula="of:=[.A61]" office:value-type="float" office:value="945">
            <text:p>945</text:p>
          </table:table-cell>
          <table:table-cell table:style-name="ce5" table:formula="of:=[.B61]" office:value-type="date" office:date-value="2011-12-22">
            <text:p>22.12.2011</text:p>
          </table:table-cell>
          <table:table-cell table:style-name="ce8" office:value-type="time" office:time-value="PT20H37M00S">
            <text:p>20:37:00</text:p>
          </table:table-cell>
          <table:table-cell table:style-name="ce15" office:value-type="float" office:value="5.9">
            <text:p>5,9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0H38M19S">
            <text:p>00:38:19</text:p>
          </table:table-cell>
          <table:table-cell office:value-type="string">
            <text:p>Zuffenhausen – Zazenhausen – Kwh</text:p>
          </table:table-cell>
          <table:table-cell table:number-columns-repeated="1016"/>
        </table:table-row>
        <table:table-row table:style-name="ro3">
          <table:table-cell table:formula="of:=[.A62]+1" office:value-type="float" office:value="946">
            <text:p>946</text:p>
          </table:table-cell>
          <table:table-cell table:style-name="ce5" office:value-type="date" office:date-value="2011-12-23">
            <text:p>23.12.2011</text:p>
          </table:table-cell>
          <table:table-cell table:style-name="ce8" office:value-type="time" office:time-value="PT20H54M00S">
            <text:p>20:54:00</text:p>
          </table:table-cell>
          <table:table-cell table:style-name="ce15" office:value-type="float" office:value="5.2">
            <text:p>5,2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33M51S">
            <text:p>00:33:51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3">
          <table:table-cell table:formula="of:=[.A63]+1" office:value-type="float" office:value="947">
            <text:p>947</text:p>
          </table:table-cell>
          <table:table-cell table:style-name="ce5" office:value-type="date" office:date-value="2011-12-24">
            <text:p>24.12.2011</text:p>
          </table:table-cell>
          <table:table-cell table:style-name="ce8" office:value-type="time" office:time-value="PT14H35M00S">
            <text:p>14:35:00</text:p>
          </table:table-cell>
          <table:table-cell table:style-name="ce15" office:value-type="float" office:value="17">
            <text:p>17,0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1H38M29S">
            <text:p>01:38:29</text:p>
          </table:table-cell>
          <table:table-cell office:value-type="string">
            <text:p>Kwh – Zazenhausen – Mühlhausen – Burgholzhof – Pragsattel – Kwh</text:p>
          </table:table-cell>
          <table:table-cell table:number-columns-repeated="1016"/>
        </table:table-row>
        <table:table-row table:style-name="ro3">
          <table:table-cell table:formula="of:=[.A64]+1" office:value-type="float" office:value="948">
            <text:p>948</text:p>
          </table:table-cell>
          <table:table-cell table:style-name="ce5" office:value-type="date" office:date-value="2011-12-25">
            <text:p>25.12.2011</text:p>
          </table:table-cell>
          <table:table-cell table:style-name="ce8" office:value-type="time" office:time-value="PT17H08M00S">
            <text:p>17:08:00</text:p>
          </table:table-cell>
          <table:table-cell table:style-name="ce15" office:value-type="float" office:value="10.4">
            <text:p>10,4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1H00M15S">
            <text:p>01:00:15</text:p>
          </table:table-cell>
          <table:table-cell office:value-type="string">
            <text:p>Kwh – Zazenhausen – Mühlhausen – Kwh</text:p>
          </table:table-cell>
          <table:table-cell table:formula="of:=SUM([.D47:.D65])" office:value-type="float" office:value="98.8">
            <text:p>98,8</text:p>
          </table:table-cell>
          <table:table-cell table:number-columns-repeated="1015"/>
        </table:table-row>
        <table:table-row table:style-name="ro3">
          <table:table-cell table:formula="of:=[.A65]+1" office:value-type="float" office:value="949">
            <text:p>949</text:p>
          </table:table-cell>
          <table:table-cell table:style-name="ce5" office:value-type="date" office:date-value="2011-12-26">
            <text:p>26.12.2011</text:p>
          </table:table-cell>
          <table:table-cell table:style-name="ce8" office:value-type="time" office:time-value="PT18H15M00S">
            <text:p>18:15:00</text:p>
          </table:table-cell>
          <table:table-cell table:style-name="ce15" office:value-type="float" office:value="14.8">
            <text:p>14,8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1H27M43S">
            <text:p>01:27:43</text:p>
          </table:table-cell>
          <table:table-cell office:value-type="string">
            <text:p>Kwh – Zazenhausen – Mühlhausen – Schnarrenberg – Zuffenhausen – Kwh</text:p>
          </table:table-cell>
          <table:table-cell table:number-columns-repeated="1016"/>
        </table:table-row>
        <table:table-row table:style-name="ro3">
          <table:table-cell table:formula="of:=[.A66]+1" office:value-type="float" office:value="950">
            <text:p>950</text:p>
          </table:table-cell>
          <table:table-cell table:style-name="ce5" office:value-type="date" office:date-value="2011-12-27">
            <text:p>27.12.2011</text:p>
          </table:table-cell>
          <table:table-cell table:style-name="ce8" office:value-type="time" office:time-value="PT16H00M00S">
            <text:p>16:00:00</text:p>
          </table:table-cell>
          <table:table-cell table:style-name="ce15" office:value-type="float" office:value="11.3">
            <text:p>11,3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1H05M42S">
            <text:p>01:05:42</text:p>
          </table:table-cell>
          <table:table-cell office:value-type="string">
            <text:p>Pfronten – Schönkahler-Parkplatz – Pfronten</text:p>
          </table:table-cell>
          <table:table-cell table:number-columns-repeated="1016"/>
        </table:table-row>
        <table:table-row table:style-name="ro3">
          <table:table-cell table:formula="of:=[.A67]+1" office:value-type="float" office:value="951">
            <text:p>951</text:p>
          </table:table-cell>
          <table:table-cell table:style-name="ce5" office:value-type="date" office:date-value="2011-12-28">
            <text:p>28.12.2011</text:p>
          </table:table-cell>
          <table:table-cell table:style-name="ce8" office:value-type="time" office:time-value="PT11H14M00S">
            <text:p>11:14:00</text:p>
          </table:table-cell>
          <table:table-cell table:style-name="ce15" office:value-type="float" office:value="12.8">
            <text:p>12,8</text:p>
          </table:table-cell>
          <table:table-cell table:style-name="ce12" office:value-type="float" office:value="132">
            <text:p>132</text:p>
          </table:table-cell>
          <table:table-cell table:style-name="ce11" office:value-type="time" office:time-value="PT01H29M50S">
            <text:p>01:29:50</text:p>
          </table:table-cell>
          <table:table-cell office:value-type="string">
            <text:p>Pfronten – Vilstal – Himmelreich – Fallmühle – Pfronten</text:p>
          </table:table-cell>
          <table:table-cell table:number-columns-repeated="1016"/>
        </table:table-row>
        <table:table-row table:style-name="ro3">
          <table:table-cell table:formula="of:=[.A68]+1" office:value-type="float" office:value="952">
            <text:p>952</text:p>
          </table:table-cell>
          <table:table-cell table:style-name="ce5" office:value-type="date" office:date-value="2011-12-29">
            <text:p>29.12.2011</text:p>
          </table:table-cell>
          <table:table-cell table:style-name="ce8" office:value-type="time" office:time-value="PT10H48M00S">
            <text:p>10:48:00</text:p>
          </table:table-cell>
          <table:table-cell table:style-name="ce15" office:value-type="float" office:value="21.9">
            <text:p>21,9</text:p>
          </table:table-cell>
          <table:table-cell table:style-name="ce12" office:value-type="float" office:value="132">
            <text:p>132</text:p>
          </table:table-cell>
          <table:table-cell table:style-name="ce11" office:value-type="time" office:time-value="PT02H07M50S">
            <text:p>02:07:50</text:p>
          </table:table-cell>
          <table:table-cell office:value-type="string">
            <text:p>Pfronten – Rodelbahn(kurz nach Schranke) – Pfronten</text:p>
          </table:table-cell>
          <table:table-cell table:number-columns-repeated="1016"/>
        </table:table-row>
        <table:table-row table:style-name="ro3">
          <table:table-cell table:formula="of:=[.A69]+1" office:value-type="float" office:value="953">
            <text:p>953</text:p>
          </table:table-cell>
          <table:table-cell table:style-name="ce5" office:value-type="date" office:date-value="2011-12-30">
            <text:p>30.12.2011</text:p>
          </table:table-cell>
          <table:table-cell table:style-name="ce8" office:value-type="time" office:time-value="PT14H02M00S">
            <text:p>14:02:00</text:p>
          </table:table-cell>
          <table:table-cell table:style-name="ce15" office:value-type="float" office:value="12.6">
            <text:p>12,6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1H11M31S">
            <text:p>01:11:31</text:p>
          </table:table-cell>
          <table:table-cell office:value-type="string">
            <text:p>Pfronten – Schönbichl – Pfronten</text:p>
          </table:table-cell>
          <table:table-cell table:number-columns-repeated="1016"/>
        </table:table-row>
        <table:table-row table:style-name="ro3">
          <table:table-cell table:formula="of:=[.A70]+1" office:value-type="float" office:value="954">
            <text:p>954</text:p>
          </table:table-cell>
          <table:table-cell table:style-name="ce5" office:value-type="date" office:date-value="2011-12-31">
            <text:p>31.12.2011</text:p>
          </table:table-cell>
          <table:table-cell table:style-name="ce8" office:value-type="time" office:time-value="PT11H23M00S">
            <text:p>11:23:00</text:p>
          </table:table-cell>
          <table:table-cell table:style-name="ce15" office:value-type="float" office:value="22.3">
            <text:p>22,3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1H59M33S">
            <text:p>01:59:33</text:p>
          </table:table-cell>
          <table:table-cell office:value-type="string">
            <text:p>Pfronten – Vilstal – Pfronten</text:p>
          </table:table-cell>
          <table:table-cell table:formula="of:=SUM([.D66:.D71])" office:value-type="float" office:value="95.7">
            <text:p>95,7</text:p>
          </table:table-cell>
          <table:table-cell table:number-columns-repeated="1015"/>
        </table:table-row>
        <table:table-row table:style-name="ro2" table:number-rows-repeated="3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 table:style-name="ce3"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47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1-1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5576.877027027">
            <text:p>15576,88</text:p>
          </table:table-cell>
          <table:table-cell table:style-name="ce16" table:formula="of:=SUM([.F2:.F65441])" office:value-type="time" office:time-value="PT1531H31M59S">
            <text:p>19:31:59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893">
            <text:p>893</text:p>
          </table:table-cell>
          <table:table-cell table:style-name="ce17" office:value-type="date" office:date-value="2011-10-31">
            <text:p>31.10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10'.H1])" office:value-type="float" office:value="15167.477027027">
            <text:p>15167,48</text:p>
          </table:table-cell>
          <table:table-cell table:style-name="ce10"/>
          <table:table-cell table:style-name="ce10" table:formula="of:=SUM(['2011-10'.I1])" office:value-type="time" office:time-value="PT1490H52M42S">
            <text:p>02:52:42</text:p>
          </table:table-cell>
          <table:table-cell table:style-name="ce2" office:value-type="string">
            <text:p>Übertrag 400:33:32</text:p>
          </table:table-cell>
          <table:table-cell table:style-name="ce2" table:formula="of:=SUM(['2011-10'.H83])" office:value-type="float" office:value="11.5">
            <text:p>11,5</text:p>
          </table:table-cell>
          <table:table-cell table:style-name="ce2" table:number-columns-repeated="1015"/>
        </table:table-row>
        <table:table-row table:style-name="ro3">
          <table:table-cell office:value-type="float" office:value="894">
            <text:p>894</text:p>
          </table:table-cell>
          <table:table-cell table:style-name="ce5" office:value-type="date" office:date-value="2011-11-01">
            <text:p>01.11.2011</text:p>
          </table:table-cell>
          <table:table-cell table:style-name="ce8" office:value-type="time" office:time-value="PT15H26M00S">
            <text:p>15:26:00</text:p>
          </table:table-cell>
          <table:table-cell table:style-name="ce15" office:value-type="float" office:value="20.6">
            <text:p>20,6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1H52M17S">
            <text:p>01:52:17</text:p>
          </table:table-cell>
          <table:table-cell office:value-type="string">
            <text:p>LB(Favorite) – Neckar – Remseck – Mühlhausen – Zazenhausen – Kwh</text:p>
          </table:table-cell>
          <table:table-cell/>
          <table:table-cell table:style-name="ce2" table:number-columns-repeated="1015"/>
        </table:table-row>
        <table:table-row table:style-name="ro3">
          <table:table-cell office:value-type="float" office:value="895">
            <text:p>895</text:p>
          </table:table-cell>
          <table:table-cell table:style-name="ce5" office:value-type="date" office:date-value="2011-11-02">
            <text:p>02.11.2011</text:p>
          </table:table-cell>
          <table:table-cell table:style-name="ce8" office:value-type="time" office:time-value="PT20H19M00S">
            <text:p>20:19:00</text:p>
          </table:table-cell>
          <table:table-cell table:style-name="ce15" office:value-type="float" office:value="8">
            <text:p>8,0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48M38S">
            <text:p>00:48:38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3">
          <table:table-cell office:value-type="float" office:value="896">
            <text:p>896</text:p>
          </table:table-cell>
          <table:table-cell table:style-name="ce5" office:value-type="date" office:date-value="2011-11-03">
            <text:p>03.11.2011</text:p>
          </table:table-cell>
          <table:table-cell table:style-name="ce8" office:value-type="time" office:time-value="PT09H00M00S">
            <text:p>09:00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30">
            <text:p>130</text:p>
          </table:table-cell>
          <table:table-cell table:style-name="ce11" office:value-type="time" office:time-value="PT00H18M21S">
            <text:p>00:18:21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0H00M00S">
            <text:p>10:00:00</text:p>
          </table:table-cell>
          <table:table-cell table:style-name="ce15" office:value-type="float" office:value="2.1">
            <text:p>2,1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0H11M33S">
            <text:p>00:11:33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8H53M00S">
            <text:p>18:53:00</text:p>
          </table:table-cell>
          <table:table-cell table:style-name="ce15" office:value-type="float" office:value="5.4">
            <text:p>5,4</text:p>
          </table:table-cell>
          <table:table-cell table:style-name="ce12" office:value-type="float" office:value="130">
            <text:p>130</text:p>
          </table:table-cell>
          <table:table-cell table:style-name="ce11" office:value-type="time" office:time-value="PT00H31M31S">
            <text:p>00:31:31</text:p>
          </table:table-cell>
          <table:table-cell office:value-type="string">
            <text:p>HP – Hulb – Böblingen – Goldberg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20H09M00S">
            <text:p>20:09:00</text:p>
          </table:table-cell>
          <table:table-cell table:style-name="ce15" office:value-type="float" office:value="3.8">
            <text:p>3,8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23M29S">
            <text:p>00:23:29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office:value-type="float" office:value="897">
            <text:p>897</text:p>
          </table:table-cell>
          <table:table-cell table:style-name="ce5" office:value-type="date" office:date-value="2011-11-04">
            <text:p>04.11.2011</text:p>
          </table:table-cell>
          <table:table-cell table:style-name="ce8" office:value-type="time" office:time-value="PT16H33M00S">
            <text:p>16:33:00</text:p>
          </table:table-cell>
          <table:table-cell table:style-name="ce15" office:value-type="float" office:value="22.2">
            <text:p>22,2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2H11M42S">
            <text:p>02:11:42</text:p>
          </table:table-cell>
          <table:table-cell office:value-type="string">
            <text:p>Kwh – Zazenhausen – Freiberg – Tappachtal – Burgholzhof – Cannstatt – Pragsattel – Büro – Kwh</text:p>
          </table:table-cell>
          <table:table-cell table:number-columns-repeated="1016"/>
        </table:table-row>
        <table:table-row table:style-name="ro3">
          <table:table-cell office:value-type="float" office:value="898">
            <text:p>898</text:p>
          </table:table-cell>
          <table:table-cell table:style-name="ce5" office:value-type="date" office:date-value="2011-11-05">
            <text:p>05.11.2011</text:p>
          </table:table-cell>
          <table:table-cell table:style-name="ce8" office:value-type="time" office:time-value="PT15H30M00S">
            <text:p>15:30:00</text:p>
          </table:table-cell>
          <table:table-cell table:style-name="ce15" office:value-type="float" office:value="18.9">
            <text:p>18,9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1H45M22S">
            <text:p>01:45:22</text:p>
          </table:table-cell>
          <table:table-cell office:value-type="string">
            <text:p>Kwh – Zazehnausen – Mühlhausen – Mönchfeld – Freiberg – Tapachtal – Burgholzhof – Pragsattel – Büro – Kwh</text:p>
          </table:table-cell>
          <table:table-cell table:number-columns-repeated="1016"/>
        </table:table-row>
        <table:table-row table:style-name="ro3">
          <table:table-cell office:value-type="float" office:value="899">
            <text:p>899</text:p>
          </table:table-cell>
          <table:table-cell table:style-name="ce5" office:value-type="date" office:date-value="2011-11-06">
            <text:p>06.11.2011</text:p>
          </table:table-cell>
          <table:table-cell table:style-name="ce8" office:value-type="time" office:time-value="PT17H42M00S">
            <text:p>17:42:00</text:p>
          </table:table-cell>
          <table:table-cell table:style-name="ce15" office:value-type="float" office:value="12.3">
            <text:p>12,3</text:p>
          </table:table-cell>
          <table:table-cell table:style-name="ce12" office:value-type="float" office:value="128">
            <text:p>128</text:p>
          </table:table-cell>
          <table:table-cell table:style-name="ce11" office:value-type="time" office:time-value="PT01H11M11S">
            <text:p>01:11:11</text:p>
          </table:table-cell>
          <table:table-cell office:value-type="string">
            <text:p>Kwh – Zazenhausen – Zuffenhausen – Rot – Freiberg – Mönchfeld – Kwh</text:p>
          </table:table-cell>
          <table:table-cell table:formula="of:=SUM([.D3:.D11];[.H2])" office:value-type="float" office:value="108">
            <text:p>108</text:p>
          </table:table-cell>
          <table:table-cell table:number-columns-repeated="1015"/>
        </table:table-row>
        <table:table-row table:style-name="ro3">
          <table:table-cell office:value-type="float" office:value="900">
            <text:p>900</text:p>
          </table:table-cell>
          <table:table-cell table:style-name="ce5" office:value-type="date" office:date-value="2011-11-07">
            <text:p>07.11.2011</text:p>
          </table:table-cell>
          <table:table-cell table:style-name="ce8" office:value-type="time" office:time-value="PT08H39M00S">
            <text:p>08:39:00</text:p>
          </table:table-cell>
          <table:table-cell table:style-name="ce15" office:value-type="float" office:value="1.7">
            <text:p>1,7</text:p>
          </table:table-cell>
          <table:table-cell table:style-name="ce12" office:value-type="string">
            <text:p>-</text:p>
          </table:table-cell>
          <table:table-cell table:style-name="ce11" office:value-type="time" office:time-value="PT00H09M00S">
            <text:p>00:09:00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09H35M00S">
            <text:p>09:35:00</text:p>
          </table:table-cell>
          <table:table-cell table:style-name="ce15" office:value-type="float" office:value="1.6">
            <text:p>1,6</text:p>
          </table:table-cell>
          <table:table-cell table:style-name="ce12" office:value-type="float" office:value="133">
            <text:p>133</text:p>
          </table:table-cell>
          <table:table-cell table:style-name="ce11" office:value-type="time" office:time-value="PT00H09M07S">
            <text:p>00:09:07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20H16M00S">
            <text:p>20:16:00</text:p>
          </table:table-cell>
          <table:table-cell table:style-name="ce15" office:value-type="float" office:value="5.9">
            <text:p>5,9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39M49S">
            <text:p>00:39:49</text:p>
          </table:table-cell>
          <table:table-cell office:value-type="string">
            <text:p>HP- Hulb – Böblingen – Goldberg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21H35M00S">
            <text:p>21:35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20M45S">
            <text:p>00:20:45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office:value-type="float" office:value="901">
            <text:p>901</text:p>
          </table:table-cell>
          <table:table-cell table:style-name="ce5" office:value-type="date" office:date-value="2011-11-08">
            <text:p>08.11.2011</text:p>
          </table:table-cell>
          <table:table-cell table:style-name="ce8" office:value-type="time" office:time-value="PT08H33M00S">
            <text:p>08:33:00</text:p>
          </table:table-cell>
          <table:table-cell table:style-name="ce15" office:value-type="float" office:value="9.3">
            <text:p>9,3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53M28S">
            <text:p>00:53:28</text:p>
          </table:table-cell>
          <table:table-cell office:value-type="string">
            <text:p>Kwh – Zazenhausen – Zuffenhausen – Büro – Kwh</text:p>
          </table:table-cell>
          <table:table-cell table:number-columns-repeated="1016"/>
        </table:table-row>
        <table:table-row table:style-name="ro3">
          <table:table-cell office:value-type="float" office:value="902">
            <text:p>902</text:p>
          </table:table-cell>
          <table:table-cell table:style-name="ce5" office:value-type="date" office:date-value="2011-11-09">
            <text:p>09.11.2011</text:p>
          </table:table-cell>
          <table:table-cell table:style-name="ce8" office:value-type="time" office:time-value="PT08H36M00S">
            <text:p>08:36:00</text:p>
          </table:table-cell>
          <table:table-cell table:style-name="ce15" office:value-type="float" office:value="1.5">
            <text:p>1,5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09M05S">
            <text:p>00:09:05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09H30M00S">
            <text:p>09:30:00</text:p>
          </table:table-cell>
          <table:table-cell table:style-name="ce15" office:value-type="float" office:value="2.6">
            <text:p>2,6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14M19S">
            <text:p>00:14:1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6H37M00S">
            <text:p>16:37:00</text:p>
          </table:table-cell>
          <table:table-cell table:style-name="ce15" office:value-type="float" office:value="12">
            <text:p>12,0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1H10M52S">
            <text:p>01:10:52</text:p>
          </table:table-cell>
          <table:table-cell office:value-type="string">
            <text:p>HP – Wald – Böblingen – Amis – Goldberg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8H38M00S">
            <text:p>18:38:00</text:p>
          </table:table-cell>
          <table:table-cell table:style-name="ce15" office:value-type="float" office:value="3.5">
            <text:p>3,5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20M49S">
            <text:p>00:20:49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office:value-type="float" office:value="903">
            <text:p>903</text:p>
          </table:table-cell>
          <table:table-cell table:style-name="ce5" office:value-type="date" office:date-value="2011-11-10">
            <text:p>10.11.2011</text:p>
          </table:table-cell>
          <table:table-cell table:style-name="ce8" office:value-type="time" office:time-value="PT08H59M00S">
            <text:p>08:59:00</text:p>
          </table:table-cell>
          <table:table-cell table:style-name="ce15" office:value-type="float" office:value="3.5">
            <text:p>3,5</text:p>
          </table:table-cell>
          <table:table-cell table:style-name="ce12" office:value-type="float" office:value="124">
            <text:p>124</text:p>
          </table:table-cell>
          <table:table-cell table:style-name="ce11" office:value-type="time" office:time-value="PT00H19M48S">
            <text:p>00:19:48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0H01M00S">
            <text:p>10:01:00</text:p>
          </table:table-cell>
          <table:table-cell table:style-name="ce15" office:value-type="float" office:value="1.8">
            <text:p>1,8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10M21S">
            <text:p>00:10:21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8H51M00S">
            <text:p>18:51:00</text:p>
          </table:table-cell>
          <table:table-cell table:style-name="ce15" office:value-type="float" office:value="10.4">
            <text:p>10,4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01M10S">
            <text:p>01:01:10</text:p>
          </table:table-cell>
          <table:table-cell office:value-type="string">
            <text:p>HP – Sindelfingen – Goldberg-Runde – S-Bahn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20H35M00S">
            <text:p>20:35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21M11S">
            <text:p>00:21:11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office:value-type="float" office:value="904">
            <text:p>904</text:p>
          </table:table-cell>
          <table:table-cell table:style-name="ce5" office:value-type="date" office:date-value="2011-11-11">
            <text:p>11.11.2011</text:p>
          </table:table-cell>
          <table:table-cell table:style-name="ce8" office:value-type="time" office:time-value="PT08H25M00S">
            <text:p>08:25:00</text:p>
          </table:table-cell>
          <table:table-cell table:style-name="ce15" office:value-type="float" office:value="3.4">
            <text:p>3,4</text:p>
          </table:table-cell>
          <table:table-cell table:style-name="ce12" office:value-type="float" office:value="127">
            <text:p>127</text:p>
          </table:table-cell>
          <table:table-cell table:style-name="ce11" office:value-type="time" office:time-value="PT00H19M54S">
            <text:p>00:19:54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09H31M00S">
            <text:p>09:31:00</text:p>
          </table:table-cell>
          <table:table-cell table:style-name="ce15" office:value-type="float" office:value="2.5">
            <text:p>2,5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14M36S">
            <text:p>00:14:36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6H55M00S">
            <text:p>16:55:00</text:p>
          </table:table-cell>
          <table:table-cell table:style-name="ce15" office:value-type="float" office:value="9.8">
            <text:p>9,8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59M31S">
            <text:p>00:59:31</text:p>
          </table:table-cell>
          <table:table-cell office:value-type="string">
            <text:p>HP – Sindelfingen – Goldberg-Runde – S-Bahn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8H36M00S">
            <text:p>18:36:00</text:p>
          </table:table-cell>
          <table:table-cell table:style-name="ce15" office:value-type="float" office:value="3.5">
            <text:p>3,5</text:p>
          </table:table-cell>
          <table:table-cell table:style-name="ce12" office:value-type="float" office:value="109">
            <text:p>109</text:p>
          </table:table-cell>
          <table:table-cell table:style-name="ce11" office:value-type="time" office:time-value="PT00H22M31S">
            <text:p>00:22:31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office:value-type="float" office:value="905">
            <text:p>905</text:p>
          </table:table-cell>
          <table:table-cell table:style-name="ce5" office:value-type="date" office:date-value="2011-11-12">
            <text:p>12.11.2011</text:p>
          </table:table-cell>
          <table:table-cell table:style-name="ce8" office:value-type="time" office:time-value="PT16H23M00S">
            <text:p>16:23:00</text:p>
          </table:table-cell>
          <table:table-cell table:style-name="ce15" office:value-type="float" office:value="12.5">
            <text:p>12,5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1H12M12S">
            <text:p>01:12:12</text:p>
          </table:table-cell>
          <table:table-cell office:value-type="string">
            <text:p>Kwh – Zazenhausen – Mönchfeld – Mühlhausen – Kwh</text:p>
          </table:table-cell>
          <table:table-cell table:number-columns-repeated="1016"/>
        </table:table-row>
        <table:table-row table:style-name="ro3">
          <table:table-cell office:value-type="float" office:value="906">
            <text:p>906</text:p>
          </table:table-cell>
          <table:table-cell table:style-name="ce5" office:value-type="date" office:date-value="2011-11-13">
            <text:p>13.11.2011</text:p>
          </table:table-cell>
          <table:table-cell table:style-name="ce8" office:value-type="time" office:time-value="PT16H15M00S">
            <text:p>16:15:00</text:p>
          </table:table-cell>
          <table:table-cell table:style-name="ce15" office:value-type="float" office:value="14.3">
            <text:p>14,3</text:p>
          </table:table-cell>
          <table:table-cell table:style-name="ce12" office:value-type="float" office:value="133">
            <text:p>133</text:p>
          </table:table-cell>
          <table:table-cell table:style-name="ce11" office:value-type="time" office:time-value="PT01H14M32S">
            <text:p>01:14:32</text:p>
          </table:table-cell>
          <table:table-cell office:value-type="string">
            <text:p>Kwh – Zazehnausen – Mühlhausen – Mönchfeld – Freiberg – Rot – Zuffenhausen – Kwh</text:p>
          </table:table-cell>
          <table:table-cell table:formula="of:=SUM([.D12:.D30])" office:value-type="float" office:value="106.5">
            <text:p>106,5</text:p>
          </table:table-cell>
          <table:table-cell table:number-columns-repeated="1015"/>
        </table:table-row>
        <table:table-row table:style-name="ro3">
          <table:table-cell office:value-type="float" office:value="907">
            <text:p>907</text:p>
          </table:table-cell>
          <table:table-cell table:style-name="ce5" office:value-type="date" office:date-value="2011-11-14">
            <text:p>14.11.2011</text:p>
          </table:table-cell>
          <table:table-cell table:style-name="ce8" office:value-type="time" office:time-value="PT09H13M00S">
            <text:p>09:13:00</text:p>
          </table:table-cell>
          <table:table-cell table:style-name="ce15" office:value-type="float" office:value="4.2">
            <text:p>4,2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24M08S">
            <text:p>00:24:08</text:p>
          </table:table-cell>
          <table:table-cell office:value-type="string">
            <text:p>Kwh – Büro – Bhf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0H30M00S">
            <text:p>10:30:00</text:p>
          </table:table-cell>
          <table:table-cell table:style-name="ce15" office:value-type="float" office:value="1.9">
            <text:p>1,9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10M36S">
            <text:p>00:10:36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7H26M00S">
            <text:p>17:26:00</text:p>
          </table:table-cell>
          <table:table-cell table:style-name="ce15" office:value-type="float" office:value="9.6">
            <text:p>9,6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0H57M13S">
            <text:p>00:57:13</text:p>
          </table:table-cell>
          <table:table-cell office:value-type="string">
            <text:p>HP – Wald – Böblingen – Goldberg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9H13M00S">
            <text:p>19:13:00</text:p>
          </table:table-cell>
          <table:table-cell table:style-name="ce15" office:value-type="float" office:value="4.4">
            <text:p>4,4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0H26M12S">
            <text:p>00:26:12</text:p>
          </table:table-cell>
          <table:table-cell office:value-type="string">
            <text:p>Zuffenhausen – Büro – Kwh</text:p>
          </table:table-cell>
          <table:table-cell table:number-columns-repeated="1016"/>
        </table:table-row>
        <table:table-row table:style-name="ro3">
          <table:table-cell office:value-type="float" office:value="908">
            <text:p>908</text:p>
          </table:table-cell>
          <table:table-cell table:style-name="ce5" office:value-type="date" office:date-value="2011-11-15">
            <text:p>15.11.2011</text:p>
          </table:table-cell>
          <table:table-cell table:style-name="ce8" office:value-type="time" office:time-value="PT08H30M00S">
            <text:p>08:30:00</text:p>
          </table:table-cell>
          <table:table-cell table:style-name="ce15" office:value-type="float" office:value="3.4">
            <text:p>3,4</text:p>
          </table:table-cell>
          <table:table-cell table:style-name="ce11" office:value-type="string">
            <text:p>-</text:p>
          </table:table-cell>
          <table:table-cell table:style-name="ce11" office:value-type="time" office:time-value="PT00H19M20S">
            <text:p>00:19:20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09H30M00S">
            <text:p>09:30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0H10M41S">
            <text:p>00:10:41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8H07M00S">
            <text:p>18:07:00</text:p>
          </table:table-cell>
          <table:table-cell table:style-name="ce15" office:value-type="float" office:value="7.8">
            <text:p>7,8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0H48M22S">
            <text:p>00:48:22</text:p>
          </table:table-cell>
          <table:table-cell office:value-type="string">
            <text:p>HP – Wald – Böblingen – Goldberg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9H37M00S">
            <text:p>19:37:00</text:p>
          </table:table-cell>
          <table:table-cell table:style-name="ce15" office:value-type="float" office:value="3.1">
            <text:p>3,1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20M35S">
            <text:p>00:20:35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office:value-type="float" office:value="909">
            <text:p>909</text:p>
          </table:table-cell>
          <table:table-cell table:style-name="ce5" office:value-type="date" office:date-value="2011-11-16">
            <text:p>16.11.2011</text:p>
          </table:table-cell>
          <table:table-cell table:style-name="ce8" office:value-type="time" office:time-value="PT09H24M00S">
            <text:p>09:24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21M06S">
            <text:p>00:21:0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0H41M00S">
            <text:p>10:41:00</text:p>
          </table:table-cell>
          <table:table-cell table:style-name="ce15" office:value-type="float" office:value="9">
            <text:p>9,0</text:p>
          </table:table-cell>
          <table:table-cell table:style-name="ce12" office:value-type="float" office:value="118">
            <text:p>118</text:p>
          </table:table-cell>
          <table:table-cell table:style-name="ce11" office:value-type="time" office:time-value="PT00H54M37S">
            <text:p>00:54:37</text:p>
          </table:table-cell>
          <table:table-cell office:value-type="string">
            <text:p>Büro – Zuffenhausen – Rot – Freiberg – Mönchfeld – Kwh</text:p>
          </table:table-cell>
          <table:table-cell table:number-columns-repeated="1016"/>
        </table:table-row>
        <table:table-row table:style-name="ro2">
          <table:table-cell office:value-type="float" office:value="910">
            <text:p>910</text:p>
          </table:table-cell>
          <table:table-cell table:style-name="ce5" office:value-type="date" office:date-value="2011-11-17">
            <text:p>17.11.2011</text:p>
          </table:table-cell>
          <table:table-cell table:style-name="ce8" office:value-type="time" office:time-value="PT17H49M00S">
            <text:p>17:49:00</text:p>
          </table:table-cell>
          <table:table-cell table:style-name="ce15" office:value-type="float" office:value="2.1">
            <text:p>2,1</text:p>
          </table:table-cell>
          <table:table-cell table:style-name="ce12" office:value-type="float" office:value="134">
            <text:p>134</text:p>
          </table:table-cell>
          <table:table-cell table:style-name="ce11" office:value-type="time" office:time-value="PT00H14M47S">
            <text:p>00:14:47</text:p>
          </table:table-cell>
          <table:table-cell office:value-type="string">
            <text:p>Eishalle</text:p>
          </table:table-cell>
          <table:table-cell table:number-columns-repeated="1016"/>
        </table:table-row>
        <table:table-row table:style-name="ro2">
          <table:table-cell office:value-type="float" office:value="911">
            <text:p>911</text:p>
          </table:table-cell>
          <table:table-cell table:style-name="ce5" office:value-type="date" office:date-value="2011-11-18">
            <text:p>18.11.2011</text:p>
          </table:table-cell>
          <table:table-cell table:style-name="ce8" office:value-type="time" office:time-value="PT20H45M00S">
            <text:p>20:45:00</text:p>
          </table:table-cell>
          <table:table-cell table:style-name="ce15" office:value-type="float" office:value="2.3">
            <text:p>2,3</text:p>
          </table:table-cell>
          <table:table-cell table:style-name="ce11" office:value-type="string">
            <text:p>-</text:p>
          </table:table-cell>
          <table:table-cell table:style-name="ce11" office:value-type="time" office:time-value="PT00H15M46S">
            <text:p>00:15:46</text:p>
          </table:table-cell>
          <table:table-cell office:value-type="string">
            <text:p>Eishalle</text:p>
          </table:table-cell>
          <table:table-cell table:number-columns-repeated="1016"/>
        </table:table-row>
        <table:table-row table:style-name="ro3">
          <table:table-cell office:value-type="float" office:value="912">
            <text:p>912</text:p>
          </table:table-cell>
          <table:table-cell table:style-name="ce5" office:value-type="date" office:date-value="2011-11-19">
            <text:p>19.11.2011</text:p>
          </table:table-cell>
          <table:table-cell table:style-name="ce8" office:value-type="time" office:time-value="PT17H06M00S">
            <text:p>17:06:00</text:p>
          </table:table-cell>
          <table:table-cell table:style-name="ce15" office:value-type="float" office:value="3.6">
            <text:p>3,6</text:p>
          </table:table-cell>
          <table:table-cell table:style-name="ce11" office:value-type="string">
            <text:p>-</text:p>
          </table:table-cell>
          <table:table-cell table:style-name="ce11" office:value-type="time" office:time-value="PT00H25M55S">
            <text:p>00:25:5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9H24M00S">
            <text:p>19:24:00</text:p>
          </table:table-cell>
          <table:table-cell table:style-name="ce15" office:value-type="float" office:value="3.6">
            <text:p>3,6</text:p>
          </table:table-cell>
          <table:table-cell table:style-name="ce12" office:value-type="float" office:value="102">
            <text:p>102</text:p>
          </table:table-cell>
          <table:table-cell table:style-name="ce11" office:value-type="time" office:time-value="PT00H24M55S">
            <text:p>00:24:5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913">
            <text:p>913</text:p>
          </table:table-cell>
          <table:table-cell table:style-name="ce5" office:value-type="date" office:date-value="2011-11-20">
            <text:p>20.11.2011</text:p>
          </table:table-cell>
          <table:table-cell table:style-name="ce8" office:value-type="time" office:time-value="PT16H49M00S">
            <text:p>16:49:00</text:p>
          </table:table-cell>
          <table:table-cell table:style-name="ce15" office:value-type="float" office:value="12">
            <text:p>12,0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1H18M02S">
            <text:p>01:18:02</text:p>
          </table:table-cell>
          <table:table-cell office:value-type="string">
            <text:p>Kwh – Zazenhausen – Mühlhausen – Kwh</text:p>
          </table:table-cell>
          <table:table-cell table:formula="of:=SUM([.D31:.D45])" office:value-type="float" office:value="72">
            <text:p>72</text:p>
          </table:table-cell>
          <table:table-cell table:number-columns-repeated="1015"/>
        </table:table-row>
        <table:table-row table:style-name="ro3">
          <table:table-cell office:value-type="float" office:value="914">
            <text:p>914</text:p>
          </table:table-cell>
          <table:table-cell table:style-name="ce5" office:value-type="date" office:date-value="2011-11-21">
            <text:p>21.11.2011</text:p>
          </table:table-cell>
          <table:table-cell table:style-name="ce8" office:value-type="time" office:time-value="PT10H02M00S">
            <text:p>10:02:00</text:p>
          </table:table-cell>
          <table:table-cell table:style-name="ce15" office:value-type="float" office:value="3.2">
            <text:p>3,2</text:p>
          </table:table-cell>
          <table:table-cell table:style-name="ce12" office:value-type="float" office:value="134">
            <text:p>134</text:p>
          </table:table-cell>
          <table:table-cell table:style-name="ce11" office:value-type="time" office:time-value="PT00H18M32S">
            <text:p>00:18:32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1H00M00S">
            <text:p>11:00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10M47S">
            <text:p>00:10:47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8H14M00S">
            <text:p>18:14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0H10M57S">
            <text:p>00:10:57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9H07M00S">
            <text:p>19:07:00</text:p>
          </table:table-cell>
          <table:table-cell table:style-name="ce15" office:value-type="float" office:value="3.9">
            <text:p>3,9</text:p>
          </table:table-cell>
          <table:table-cell table:style-name="ce12" office:value-type="float" office:value="113">
            <text:p>113</text:p>
          </table:table-cell>
          <table:table-cell table:style-name="ce11" office:value-type="time" office:time-value="PT00H25M47S">
            <text:p>00:25:47</text:p>
          </table:table-cell>
          <table:table-cell office:value-type="string">
            <text:p>Zuffenhausen – Büro – Kwh</text:p>
          </table:table-cell>
          <table:table-cell table:number-columns-repeated="1016"/>
        </table:table-row>
        <table:table-row table:style-name="ro3">
          <table:table-cell office:value-type="float" office:value="915">
            <text:p>915</text:p>
          </table:table-cell>
          <table:table-cell table:style-name="ce5" office:value-type="date" office:date-value="2011-11-22">
            <text:p>22.11.2011</text:p>
          </table:table-cell>
          <table:table-cell table:style-name="ce8" office:value-type="time" office:time-value="PT07H36M00S">
            <text:p>07:36:00</text:p>
          </table:table-cell>
          <table:table-cell table:style-name="ce15" office:value-type="float" office:value="1.5">
            <text:p>1,5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10M13S">
            <text:p>00:10:13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08H37M00S">
            <text:p>08:37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10M38S">
            <text:p>00:10:38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8H29M00S">
            <text:p>18:29:00</text:p>
          </table:table-cell>
          <table:table-cell table:style-name="ce15" office:value-type="float" office:value="3.8">
            <text:p>3,8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0H24M50S">
            <text:p>00:24:50</text:p>
          </table:table-cell>
          <table:table-cell office:value-type="string">
            <text:p>HP – BBN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9H40M00S">
            <text:p>19:40:00</text:p>
          </table:table-cell>
          <table:table-cell table:style-name="ce15" office:value-type="float" office:value="3.9">
            <text:p>3,9</text:p>
          </table:table-cell>
          <table:table-cell table:style-name="ce12" office:value-type="float" office:value="111">
            <text:p>111</text:p>
          </table:table-cell>
          <table:table-cell table:style-name="ce11" office:value-type="time" office:time-value="PT00H25M14S">
            <text:p>00:25:14</text:p>
          </table:table-cell>
          <table:table-cell office:value-type="string">
            <text:p>Zuffenhausen – Büro – Kwh</text:p>
          </table:table-cell>
          <table:table-cell table:number-columns-repeated="1016"/>
        </table:table-row>
        <table:table-row table:style-name="ro3">
          <table:table-cell office:value-type="float" office:value="916">
            <text:p>916</text:p>
          </table:table-cell>
          <table:table-cell table:style-name="ce5" office:value-type="date" office:date-value="2011-11-23">
            <text:p>23.11.2011</text:p>
          </table:table-cell>
          <table:table-cell table:style-name="ce8" office:value-type="time" office:time-value="PT09H08M00S">
            <text:p>09:08:00</text:p>
          </table:table-cell>
          <table:table-cell table:style-name="ce15" office:value-type="float" office:value="1.5">
            <text:p>1,5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09M00S">
            <text:p>00:09:00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0H17M00S">
            <text:p>10:17:00</text:p>
          </table:table-cell>
          <table:table-cell table:style-name="ce15" office:value-type="float" office:value="8.5">
            <text:p>8,5</text:p>
          </table:table-cell>
          <table:table-cell table:style-name="ce12" office:value-type="float" office:value="126">
            <text:p>126</text:p>
          </table:table-cell>
          <table:table-cell table:style-name="ce11" office:value-type="time" office:time-value="PT00H49M08S">
            <text:p>00:49:08</text:p>
          </table:table-cell>
          <table:table-cell office:value-type="string">
            <text:p>Goldberg – Breuningerland – Sindelfingen – HP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8H40M00S">
            <text:p>18:40:00</text:p>
          </table:table-cell>
          <table:table-cell table:style-name="ce15" office:value-type="float" office:value="2.6">
            <text:p>2,6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15M27S">
            <text:p>00:15:27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9H39M00S">
            <text:p>19:39:00</text:p>
          </table:table-cell>
          <table:table-cell table:style-name="ce15" office:value-type="float" office:value="3.3">
            <text:p>3,3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20M41S">
            <text:p>00:20:41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3">
          <table:table-cell office:value-type="float" office:value="917">
            <text:p>917</text:p>
          </table:table-cell>
          <table:table-cell table:style-name="ce5" office:value-type="date" office:date-value="2011-11-24">
            <text:p>24.11.2011</text:p>
          </table:table-cell>
          <table:table-cell table:style-name="ce8" office:value-type="time" office:time-value="PT09H28M00S">
            <text:p>09:28:00</text:p>
          </table:table-cell>
          <table:table-cell table:style-name="ce15" office:value-type="float" office:value="3.1">
            <text:p>3,1</text:p>
          </table:table-cell>
          <table:table-cell table:style-name="ce12" office:value-type="float" office:value="112">
            <text:p>112</text:p>
          </table:table-cell>
          <table:table-cell table:style-name="ce11" office:value-type="time" office:time-value="PT00H18M19S">
            <text:p>00:18:19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0H33M00S">
            <text:p>10:33:00</text:p>
          </table:table-cell>
          <table:table-cell table:style-name="ce15" office:value-type="float" office:value="1.7">
            <text:p>1,7</text:p>
          </table:table-cell>
          <table:table-cell table:style-name="ce12" office:value-type="float" office:value="121">
            <text:p>121</text:p>
          </table:table-cell>
          <table:table-cell table:style-name="ce11" office:value-type="time" office:time-value="PT00H10M19S">
            <text:p>00:10:1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7H18M00S">
            <text:p>17:18:00</text:p>
          </table:table-cell>
          <table:table-cell table:style-name="ce15" office:value-type="float" office:value="1.7">
            <text:p>1,7</text:p>
          </table:table-cell>
          <table:table-cell table:style-name="ce11" office:value-type="string">
            <text:p>-</text:p>
          </table:table-cell>
          <table:table-cell table:style-name="ce11" office:value-type="time" office:time-value="PT00H10M10S">
            <text:p>00:10:10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8H16M00S">
            <text:p>18:16:00</text:p>
          </table:table-cell>
          <table:table-cell table:style-name="ce15" office:value-type="float" office:value="0.4">
            <text:p>0,4</text:p>
          </table:table-cell>
          <table:table-cell table:style-name="ce12" office:value-type="float" office:value="114">
            <text:p>114</text:p>
          </table:table-cell>
          <table:table-cell table:style-name="ce11" office:value-type="time" office:time-value="PT00H02M32S">
            <text:p>00:02:32</text:p>
          </table:table-cell>
          <table:table-cell office:value-type="string">
            <text:p>ZuffenhausenBhf – Büro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9H05M00S">
            <text:p>19:05:00</text:p>
          </table:table-cell>
          <table:table-cell table:style-name="ce15" office:value-type="float" office:value="6.1">
            <text:p>6,1</text:p>
          </table:table-cell>
          <table:table-cell table:style-name="ce12" office:value-type="float" office:value="119">
            <text:p>119</text:p>
          </table:table-cell>
          <table:table-cell table:style-name="ce11" office:value-type="time" office:time-value="PT00H36M34S">
            <text:p>00:36:34</text:p>
          </table:table-cell>
          <table:table-cell office:value-type="string">
            <text:p>Büro – Zuffenhausen – Zazenhausen – Kwh</text:p>
          </table:table-cell>
          <table:table-cell table:number-columns-repeated="1016"/>
        </table:table-row>
        <table:table-row table:style-name="ro3">
          <table:table-cell office:value-type="float" office:value="918">
            <text:p>918</text:p>
          </table:table-cell>
          <table:table-cell table:style-name="ce5" office:value-type="date" office:date-value="2011-11-25">
            <text:p>25.11.2011</text:p>
          </table:table-cell>
          <table:table-cell table:style-name="ce8" office:value-type="time" office:time-value="PT10H53M00S">
            <text:p>10:53:00</text:p>
          </table:table-cell>
          <table:table-cell table:style-name="ce15" office:value-type="float" office:value="6.1">
            <text:p>6,1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0H35M29S">
            <text:p>00:35:29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2H46M00S">
            <text:p>12:46:00</text:p>
          </table:table-cell>
          <table:table-cell table:style-name="ce15" office:value-type="float" office:value="3.5">
            <text:p>3,5</text:p>
          </table:table-cell>
          <table:table-cell table:style-name="ce12" office:value-type="float" office:value="117">
            <text:p>117</text:p>
          </table:table-cell>
          <table:table-cell table:style-name="ce11" office:value-type="time" office:time-value="PT00H20M03S">
            <text:p>00:20:0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919">
            <text:p>919</text:p>
          </table:table-cell>
          <table:table-cell table:style-name="ce5" office:value-type="date" office:date-value="2011-11-26">
            <text:p>26.11.2011</text:p>
          </table:table-cell>
          <table:table-cell table:style-name="ce8" office:value-type="time" office:time-value="PT10H48M00S">
            <text:p>10:48:00</text:p>
          </table:table-cell>
          <table:table-cell table:style-name="ce15" office:value-type="float" office:value="11.5">
            <text:p>11,5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1H04M28S">
            <text:p>01:04:28</text:p>
          </table:table-cell>
          <table:table-cell office:value-type="string">
            <text:p>Erding – Therme – Altenerding – Pretzen – Erding</text:p>
          </table:table-cell>
          <table:table-cell table:number-columns-repeated="1016"/>
        </table:table-row>
        <table:table-row table:style-name="ro3">
          <table:table-cell office:value-type="float" office:value="920">
            <text:p>920</text:p>
          </table:table-cell>
          <table:table-cell table:style-name="ce5" office:value-type="date" office:date-value="2011-11-27">
            <text:p>27.11.2011</text:p>
          </table:table-cell>
          <table:table-cell table:style-name="ce8" office:value-type="time" office:time-value="PT10H25M00S">
            <text:p>10:25:00</text:p>
          </table:table-cell>
          <table:table-cell table:style-name="ce15" office:value-type="float" office:value="10.2">
            <text:p>10,2</text:p>
          </table:table-cell>
          <table:table-cell table:style-name="ce12" office:value-type="float" office:value="128">
            <text:p>128</text:p>
          </table:table-cell>
          <table:table-cell table:style-name="ce11" office:value-type="time" office:time-value="PT00H59M41S">
            <text:p>00:59:41</text:p>
          </table:table-cell>
          <table:table-cell office:value-type="string">
            <text:p>Erding – Langengeistling – Altenerding – Erding</text:p>
          </table:table-cell>
          <table:table-cell table:formula="of:=SUM([.D46:.D66])" office:value-type="float" office:value="81.6">
            <text:p>81,6</text:p>
          </table:table-cell>
          <table:table-cell table:number-columns-repeated="1015"/>
        </table:table-row>
        <table:table-row table:style-name="ro3">
          <table:table-cell office:value-type="float" office:value="921">
            <text:p>921</text:p>
          </table:table-cell>
          <table:table-cell table:style-name="ce5" office:value-type="date" office:date-value="2011-11-28">
            <text:p>28.11.2011</text:p>
          </table:table-cell>
          <table:table-cell table:style-name="ce8" office:value-type="time" office:time-value="PT08H38M00S">
            <text:p>08:38:00</text:p>
          </table:table-cell>
          <table:table-cell table:style-name="ce15" office:value-type="float" office:value="1.5">
            <text:p>1,5</text:p>
          </table:table-cell>
          <table:table-cell table:style-name="ce12" office:value-type="float" office:value="130">
            <text:p>130</text:p>
          </table:table-cell>
          <table:table-cell table:style-name="ce11" office:value-type="time" office:time-value="PT00H08M45S">
            <text:p>00:08:45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09H30M00S">
            <text:p>09:30:00</text:p>
          </table:table-cell>
          <table:table-cell table:style-name="ce15" office:value-type="float" office:value="1.6">
            <text:p>1,6</text:p>
          </table:table-cell>
          <table:table-cell table:style-name="ce12" office:value-type="float" office:value="125">
            <text:p>125</text:p>
          </table:table-cell>
          <table:table-cell table:style-name="ce11" office:value-type="time" office:time-value="PT00H09M39S">
            <text:p>00:09:3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18H45M00S">
            <text:p>18:45:00</text:p>
          </table:table-cell>
          <table:table-cell table:style-name="ce15" office:value-type="float" office:value="1.8">
            <text:p>1,8</text:p>
          </table:table-cell>
          <table:table-cell table:style-name="ce12" office:value-type="float" office:value="133">
            <text:p>133</text:p>
          </table:table-cell>
          <table:table-cell table:style-name="ce11" office:value-type="time" office:time-value="PT00H10M24S">
            <text:p>00:10:24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9H25M00S">
            <text:p>19:25:00</text:p>
          </table:table-cell>
          <table:table-cell table:style-name="ce15" office:value-type="float" office:value="10">
            <text:p>10,0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1H01M53S">
            <text:p>01:01:53</text:p>
          </table:table-cell>
          <table:table-cell office:value-type="string">
            <text:p>S-Mitte – Pragsattel – Zuffenhausen – Kwh</text:p>
          </table:table-cell>
          <table:table-cell table:number-columns-repeated="1016"/>
        </table:table-row>
        <table:table-row table:style-name="ro3">
          <table:table-cell office:value-type="float" office:value="922">
            <text:p>922</text:p>
          </table:table-cell>
          <table:table-cell table:style-name="ce5" office:value-type="date" office:date-value="2011-11-29">
            <text:p>29.11.2011</text:p>
          </table:table-cell>
          <table:table-cell table:style-name="ce8" office:value-type="time" office:time-value="PT08H06M00S">
            <text:p>08:06:00</text:p>
          </table:table-cell>
          <table:table-cell table:style-name="ce15" office:value-type="float" office:value="1.5">
            <text:p>1,5</text:p>
          </table:table-cell>
          <table:table-cell table:style-name="ce11" office:value-type="string">
            <text:p>-</text:p>
          </table:table-cell>
          <table:table-cell table:style-name="ce11" office:value-type="time" office:time-value="PT00H10M00S">
            <text:p>00:10:00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/>
          <table:table-cell table:style-name="ce5"/>
          <table:table-cell table:style-name="ce8" office:value-type="time" office:time-value="PT09H02M00S">
            <text:p>09:02:00</text:p>
          </table:table-cell>
          <table:table-cell table:style-name="ce15" office:value-type="float" office:value="1.6">
            <text:p>1,6</text:p>
          </table:table-cell>
          <table:table-cell table:style-name="ce11" office:value-type="string">
            <text:p>-</text:p>
          </table:table-cell>
          <table:table-cell table:style-name="ce11" office:value-type="time" office:time-value="PT00H09M35S">
            <text:p>00:09:3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5H46M00S">
            <text:p>15:46:00</text:p>
          </table:table-cell>
          <table:table-cell table:style-name="ce15" office:value-type="float" office:value="17.7">
            <text:p>17,7</text:p>
          </table:table-cell>
          <table:table-cell table:style-name="ce12" office:value-type="float" office:value="123">
            <text:p>123</text:p>
          </table:table-cell>
          <table:table-cell table:style-name="ce11" office:value-type="time" office:time-value="PT01H45M41S">
            <text:p>01:45:41</text:p>
          </table:table-cell>
          <table:table-cell office:value-type="string">
            <text:p>HP – Sindelfingen – Breuningerland – Bernhartshöhe – Vaihingen</text:p>
          </table:table-cell>
          <table:table-cell table:number-columns-repeated="1016"/>
        </table:table-row>
        <table:table-row table:style-name="ro3">
          <table:table-cell/>
          <table:table-cell table:style-name="ce5"/>
          <table:table-cell table:style-name="ce8" office:value-type="time" office:time-value="PT18H20M00S">
            <text:p>18:20:00</text:p>
          </table:table-cell>
          <table:table-cell table:style-name="ce15" office:value-type="float" office:value="1.5">
            <text:p>1,5</text:p>
          </table:table-cell>
          <table:table-cell table:style-name="ce11" office:value-type="string">
            <text:p>-</text:p>
          </table:table-cell>
          <table:table-cell table:style-name="ce11" office:value-type="time" office:time-value="PT00H10M00S">
            <text:p>00:10:00</text:p>
          </table:table-cell>
          <table:table-cell office:value-type="string">
            <text:p>Bhf - Kwh</text:p>
          </table:table-cell>
          <table:table-cell table:number-columns-repeated="1016"/>
        </table:table-row>
        <table:table-row table:style-name="ro3">
          <table:table-cell office:value-type="float" office:value="923">
            <text:p>923</text:p>
          </table:table-cell>
          <table:table-cell table:style-name="ce5" office:value-type="date" office:date-value="2011-11-30">
            <text:p>30.11.2011</text:p>
          </table:table-cell>
          <table:table-cell table:style-name="ce8" office:value-type="time" office:time-value="PT10H19M00S">
            <text:p>10:19:00</text:p>
          </table:table-cell>
          <table:table-cell table:style-name="ce15" office:value-type="float" office:value="3.6">
            <text:p>3,6</text:p>
          </table:table-cell>
          <table:table-cell table:style-name="ce12" office:value-type="float" office:value="129">
            <text:p>129</text:p>
          </table:table-cell>
          <table:table-cell table:style-name="ce11" office:value-type="time" office:time-value="PT00H21M51S">
            <text:p>00:21:5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table:formula="of:=[.A75]" office:value-type="float" office:value="923">
            <text:p>923</text:p>
          </table:table-cell>
          <table:table-cell table:style-name="ce5" table:formula="of:=[.B75]" office:value-type="date" office:date-value="2011-11-30">
            <text:p>30.11.2011</text:p>
          </table:table-cell>
          <table:table-cell table:style-name="ce8" office:value-type="time" office:time-value="PT11H32M00S">
            <text:p>11:32:00</text:p>
          </table:table-cell>
          <table:table-cell table:style-name="ce15" office:value-type="float" office:value="1.6">
            <text:p>1,6</text:p>
          </table:table-cell>
          <table:table-cell table:style-name="ce12" office:value-type="float" office:value="120">
            <text:p>120</text:p>
          </table:table-cell>
          <table:table-cell table:style-name="ce11" office:value-type="time" office:time-value="PT00H09M57S">
            <text:p>00:09:57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3">
          <table:table-cell table:formula="of:=[.A76]" office:value-type="float" office:value="923">
            <text:p>923</text:p>
          </table:table-cell>
          <table:table-cell table:style-name="ce5" table:formula="of:=[.B76]" office:value-type="date" office:date-value="2011-11-30">
            <text:p>30.11.2011</text:p>
          </table:table-cell>
          <table:table-cell table:style-name="ce8" office:value-type="time" office:time-value="PT19H09M00S">
            <text:p>19:09:00</text:p>
          </table:table-cell>
          <table:table-cell table:style-name="ce15" office:value-type="float" office:value="2.3">
            <text:p>2,3</text:p>
          </table:table-cell>
          <table:table-cell table:style-name="ce12" office:value-type="float" office:value="116">
            <text:p>116</text:p>
          </table:table-cell>
          <table:table-cell table:style-name="ce11" office:value-type="time" office:time-value="PT00H14M32S">
            <text:p>00:14:32</text:p>
          </table:table-cell>
          <table:table-cell office:value-type="string">
            <text:p>HP – HerrenbergerStr – S-Bahn</text:p>
          </table:table-cell>
          <table:table-cell table:number-columns-repeated="1016"/>
        </table:table-row>
        <table:table-row table:style-name="ro3">
          <table:table-cell table:formula="of:=[.A77]" office:value-type="float" office:value="923">
            <text:p>923</text:p>
          </table:table-cell>
          <table:table-cell table:style-name="ce5" table:formula="of:=[.B77]" office:value-type="date" office:date-value="2011-11-30">
            <text:p>30.11.2011</text:p>
          </table:table-cell>
          <table:table-cell table:style-name="ce8" office:value-type="time" office:time-value="PT20H12M00S">
            <text:p>20:12:00</text:p>
          </table:table-cell>
          <table:table-cell table:style-name="ce15" office:value-type="float" office:value="8.1">
            <text:p>8,1</text:p>
          </table:table-cell>
          <table:table-cell table:style-name="ce12" office:value-type="float" office:value="115">
            <text:p>115</text:p>
          </table:table-cell>
          <table:table-cell table:style-name="ce11" office:value-type="time" office:time-value="PT00H48M52S">
            <text:p>00:48:52</text:p>
          </table:table-cell>
          <table:table-cell office:value-type="string">
            <text:p>Zuffenhausen – Rot – Freiberg – Mönchfeld – Kwh</text:p>
          </table:table-cell>
          <table:table-cell table:formula="of:=SUM([.D67:.D78])" office:value-type="float" office:value="52.8">
            <text:p>52,8</text:p>
          </table:table-cell>
          <table:table-cell table:number-columns-repeated="1015"/>
        </table:table-row>
        <table:table-row table:style-name="ro2" table:number-rows-repeated="44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6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10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2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>
          <table:table-cell/>
          <table:table-cell table:style-name="ce5"/>
          <table:table-cell table:style-name="ce8"/>
          <table:table-cell table:style-name="ce15"/>
          <table:table-cell table:style-name="ce12"/>
          <table:table-cell table:style-name="ce11"/>
          <table:table-cell table:number-columns-repeated="1017"/>
        </table:table-row>
        <table:table-row table:style-name="ro2" table:number-rows-repeated="65381">
          <table:table-cell/>
          <table:table-cell table:style-name="ce5"/>
          <table:table-cell table:style-name="ce8"/>
          <table:table-cell table:style-name="ce15"/>
          <table:table-cell table:style-name="ce11" table:number-columns-repeated="2"/>
          <table:table-cell table:number-columns-repeated="1017"/>
        </table:table-row>
        <table:table-row table:style-name="ro2" table:number-rows-repeated="9830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1-10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5167.477027027">
            <text:p>15167,48</text:p>
          </table:table-cell>
          <table:table-cell table:style-name="ce16" table:formula="of:=SUM([.F2:.F65441])" office:value-type="time" office:time-value="PT1490H52M42S">
            <text:p>02:52:42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862">
            <text:p>862</text:p>
          </table:table-cell>
          <table:table-cell table:style-name="ce17" office:value-type="date" office:date-value="2011-09-30">
            <text:p>30.09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09'.H1])" office:value-type="float" office:value="14674.927027027">
            <text:p>14674,93</text:p>
          </table:table-cell>
          <table:table-cell table:style-name="ce10"/>
          <table:table-cell table:style-name="ce10" table:formula="of:=SUM(['2011-09'.I1])" office:value-type="time" office:time-value="PT1442H08M37S">
            <text:p>02:08:37</text:p>
          </table:table-cell>
          <table:table-cell table:style-name="ce2" office:value-type="string">
            <text:p>Übertrag 400:33:32</text:p>
          </table:table-cell>
          <table:table-cell table:style-name="ce2" table:formula="of:=SUM(['2011-09'.H86])" office:value-type="float" office:value="88.1">
            <text:p>88,1</text:p>
          </table:table-cell>
          <table:table-cell table:style-name="ce2" table:number-columns-repeated="1015"/>
        </table:table-row>
        <table:table-row table:style-name="ro2">
          <table:table-cell office:value-type="float" office:value="863">
            <text:p>863</text:p>
          </table:table-cell>
          <table:table-cell office:value-type="date" office:date-value="2011-10-01">
            <text:p>01.10.2011</text:p>
          </table:table-cell>
          <table:table-cell office:value-type="time" office:time-value="PT11H29M00S">
            <text:p>11:29:00</text:p>
          </table:table-cell>
          <table:table-cell office:value-type="float" office:value="11.9">
            <text:p>11,9</text:p>
          </table:table-cell>
          <table:table-cell table:style-name="ce12" office:value-type="float" office:value="126">
            <text:p>126</text:p>
          </table:table-cell>
          <table:table-cell office:value-type="time" office:time-value="PT01H09M10S">
            <text:p>01:09:10</text:p>
          </table:table-cell>
          <table:table-cell office:value-type="string">
            <text:p>Kwh – Zazenhausen – Mönchfeld – Mühlhausen – Kwh</text:p>
          </table:table-cell>
          <table:table-cell/>
          <table:table-cell table:style-name="ce2" table:number-columns-repeated="1015"/>
        </table:table-row>
        <table:table-row table:style-name="ro2">
          <table:table-cell office:value-type="float" office:value="864">
            <text:p>864</text:p>
          </table:table-cell>
          <table:table-cell office:value-type="date" office:date-value="2011-10-02">
            <text:p>02.10.2011</text:p>
          </table:table-cell>
          <table:table-cell office:value-type="time" office:time-value="PT10H52M00S">
            <text:p>10:52:00</text:p>
          </table:table-cell>
          <table:table-cell office:value-type="float" office:value="12.8">
            <text:p>12,8</text:p>
          </table:table-cell>
          <table:table-cell table:style-name="ce12" office:value-type="float" office:value="129">
            <text:p>129</text:p>
          </table:table-cell>
          <table:table-cell office:value-type="time" office:time-value="PT01H12M59S">
            <text:p>01:12:59</text:p>
          </table:table-cell>
          <table:table-cell office:value-type="string">
            <text:p>Kwh – Stammheim – Neuwirtshaus – Zuffenhausen – Kwh</text:p>
          </table:table-cell>
          <table:table-cell table:formula="of:=SUM([.D3:.D4];[.H2])" office:value-type="float" office:value="112.8">
            <text:p>112,8</text:p>
          </table:table-cell>
          <table:table-cell table:number-columns-repeated="1015"/>
        </table:table-row>
        <table:table-row table:style-name="ro2">
          <table:table-cell office:value-type="float" office:value="865">
            <text:p>865</text:p>
          </table:table-cell>
          <table:table-cell office:value-type="date" office:date-value="2011-10-03">
            <text:p>03.10.2011</text:p>
          </table:table-cell>
          <table:table-cell office:value-type="time" office:time-value="PT17H32M00S">
            <text:p>17:32:00</text:p>
          </table:table-cell>
          <table:table-cell office:value-type="float" office:value="19.8">
            <text:p>19,8</text:p>
          </table:table-cell>
          <table:table-cell table:style-name="ce12" office:value-type="float" office:value="127">
            <text:p>127</text:p>
          </table:table-cell>
          <table:table-cell office:value-type="time" office:time-value="PT01H54M17S">
            <text:p>01:54:17</text:p>
          </table:table-cell>
          <table:table-cell office:value-type="string">
            <text:p>Kwh – Stammheim – Büro – Schlotwiese – Korntal – Kallenberg – Stammheim – Kwh</text:p>
          </table:table-cell>
          <table:table-cell table:number-columns-repeated="1016"/>
        </table:table-row>
        <table:table-row table:style-name="ro2">
          <table:table-cell office:value-type="float" office:value="866">
            <text:p>866</text:p>
          </table:table-cell>
          <table:table-cell office:value-type="date" office:date-value="2011-10-04">
            <text:p>04.10.2011</text:p>
          </table:table-cell>
          <table:table-cell office:value-type="time" office:time-value="PT08H36M00S">
            <text:p>08:36:00</text:p>
          </table:table-cell>
          <table:table-cell office:value-type="float" office:value="1.5">
            <text:p>1,5</text:p>
          </table:table-cell>
          <table:table-cell table:style-name="ce12" office:value-type="float" office:value="129">
            <text:p>129</text:p>
          </table:table-cell>
          <table:table-cell office:value-type="time" office:time-value="PT00H09M48S">
            <text:p>00:09:48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9H32M00S">
            <text:p>09:32:00</text:p>
          </table:table-cell>
          <table:table-cell office:value-type="float" office:value="1.7">
            <text:p>1,7</text:p>
          </table:table-cell>
          <table:table-cell table:style-name="ce12" office:value-type="float" office:value="122">
            <text:p>122</text:p>
          </table:table-cell>
          <table:table-cell office:value-type="time" office:time-value="PT00H10M25S">
            <text:p>00:10:2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8H40M00S">
            <text:p>18:40:00</text:p>
          </table:table-cell>
          <table:table-cell office:value-type="float" office:value="11.5">
            <text:p>11,5</text:p>
          </table:table-cell>
          <table:table-cell table:style-name="ce12" office:value-type="float" office:value="118">
            <text:p>118</text:p>
          </table:table-cell>
          <table:table-cell office:value-type="time" office:time-value="PT01H08M14S">
            <text:p>01:08:14</text:p>
          </table:table-cell>
          <table:table-cell office:value-type="string">
            <text:p>HP – BBN – Amis – Goldberg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0H37M00S">
            <text:p>20:37:00</text:p>
          </table:table-cell>
          <table:table-cell office:value-type="float" office:value="4.1">
            <text:p>4,1</text:p>
          </table:table-cell>
          <table:table-cell table:style-name="ce12" office:value-type="float" office:value="113">
            <text:p>113</text:p>
          </table:table-cell>
          <table:table-cell office:value-type="time" office:time-value="PT00H25M43S">
            <text:p>00:25:43</text:p>
          </table:table-cell>
          <table:table-cell office:value-type="string">
            <text:p>ZuffenhausenBhf – Büro – Kwh</text:p>
          </table:table-cell>
          <table:table-cell table:number-columns-repeated="1016"/>
        </table:table-row>
        <table:table-row table:style-name="ro2">
          <table:table-cell office:value-type="float" office:value="867">
            <text:p>867</text:p>
          </table:table-cell>
          <table:table-cell office:value-type="date" office:date-value="2011-10-05">
            <text:p>05.10.2011</text:p>
          </table:table-cell>
          <table:table-cell office:value-type="time" office:time-value="PT09H01M00S">
            <text:p>09:01:00</text:p>
          </table:table-cell>
          <table:table-cell office:value-type="float" office:value="3.3">
            <text:p>3,3</text:p>
          </table:table-cell>
          <table:table-cell table:style-name="ce12" office:value-type="float" office:value="125">
            <text:p>125</text:p>
          </table:table-cell>
          <table:table-cell office:value-type="time" office:time-value="PT00H20M18S">
            <text:p>00:20:18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0H01M00S">
            <text:p>10:01:00</text:p>
          </table:table-cell>
          <table:table-cell office:value-type="float" office:value="1.7">
            <text:p>1,7</text:p>
          </table:table-cell>
          <table:table-cell table:style-name="ce12" office:value-type="float" office:value="122">
            <text:p>122</text:p>
          </table:table-cell>
          <table:table-cell office:value-type="time" office:time-value="PT00H10M26S">
            <text:p>00:10:26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8H02M00S">
            <text:p>18:02:00</text:p>
          </table:table-cell>
          <table:table-cell office:value-type="float" office:value="13.4">
            <text:p>13,4</text:p>
          </table:table-cell>
          <table:table-cell table:style-name="ce12" office:value-type="float" office:value="124">
            <text:p>124</text:p>
          </table:table-cell>
          <table:table-cell office:value-type="time" office:time-value="PT01H20M26S">
            <text:p>01:20:26</text:p>
          </table:table-cell>
          <table:table-cell office:value-type="string">
            <text:p>HP – Rund-um-BBN – Goldberg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0H07M00S">
            <text:p>20:07:00</text:p>
          </table:table-cell>
          <table:table-cell office:value-type="float" office:value="4">
            <text:p>4,0</text:p>
          </table:table-cell>
          <table:table-cell table:style-name="ce12" office:value-type="float" office:value="117">
            <text:p>117</text:p>
          </table:table-cell>
          <table:table-cell office:value-type="time" office:time-value="PT00H25M00S">
            <text:p>00:25:00</text:p>
          </table:table-cell>
          <table:table-cell office:value-type="string">
            <text:p>ZuffenhausenBhf – Büro – Kwh</text:p>
          </table:table-cell>
          <table:table-cell table:number-columns-repeated="1016"/>
        </table:table-row>
        <table:table-row table:style-name="ro2">
          <table:table-cell office:value-type="float" office:value="868">
            <text:p>868</text:p>
          </table:table-cell>
          <table:table-cell office:value-type="date" office:date-value="2011-10-06">
            <text:p>06.10.2011</text:p>
          </table:table-cell>
          <table:table-cell office:value-type="time" office:time-value="PT08H39M00S">
            <text:p>08:39:00</text:p>
          </table:table-cell>
          <table:table-cell office:value-type="float" office:value="1.5">
            <text:p>1,5</text:p>
          </table:table-cell>
          <table:table-cell table:style-name="ce12" office:value-type="float" office:value="129">
            <text:p>129</text:p>
          </table:table-cell>
          <table:table-cell office:value-type="time" office:time-value="PT00H08M51S">
            <text:p>00:08:51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9H34M00S">
            <text:p>09:34:00</text:p>
          </table:table-cell>
          <table:table-cell office:value-type="float" office:value="1.7">
            <text:p>1,7</text:p>
          </table:table-cell>
          <table:table-cell table:style-name="ce12" office:value-type="float" office:value="120">
            <text:p>120</text:p>
          </table:table-cell>
          <table:table-cell office:value-type="time" office:time-value="PT00H09M34S">
            <text:p>00:09:34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8H41M00S">
            <text:p>18:41:00</text:p>
          </table:table-cell>
          <table:table-cell office:value-type="float" office:value="11.8">
            <text:p>11,8</text:p>
          </table:table-cell>
          <table:table-cell table:style-name="ce12" office:value-type="float" office:value="122">
            <text:p>122</text:p>
          </table:table-cell>
          <table:table-cell office:value-type="time" office:time-value="PT01H10M09S">
            <text:p>01:10:09</text:p>
          </table:table-cell>
          <table:table-cell office:value-type="string">
            <text:p>HP – Flugfeld – BBN – Amis – Goldberg – BB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0H41M00S">
            <text:p>20:41:00</text:p>
          </table:table-cell>
          <table:table-cell office:value-type="float" office:value="1.6">
            <text:p>1,6</text:p>
          </table:table-cell>
          <table:table-cell table:style-name="ce12" office:value-type="float" office:value="116">
            <text:p>116</text:p>
          </table:table-cell>
          <table:table-cell office:value-type="time" office:time-value="PT00H09M16S">
            <text:p>00:09:16</text:p>
          </table:table-cell>
          <table:table-cell office:value-type="string">
            <text:p>Bhf – Kwh</text:p>
          </table:table-cell>
          <table:table-cell table:number-columns-repeated="1016"/>
        </table:table-row>
        <table:table-row table:style-name="ro2">
          <table:table-cell office:value-type="float" office:value="869">
            <text:p>869</text:p>
          </table:table-cell>
          <table:table-cell office:value-type="date" office:date-value="2011-10-07">
            <text:p>07.10.2011</text:p>
          </table:table-cell>
          <table:table-cell office:value-type="time" office:time-value="PT07H06M00S">
            <text:p>07:06:00</text:p>
          </table:table-cell>
          <table:table-cell office:value-type="float" office:value="1.9">
            <text:p>1,9</text:p>
          </table:table-cell>
          <table:table-cell office:value-type="string">
            <text:p>-</text:p>
          </table:table-cell>
          <table:table-cell office:value-type="time" office:time-value="PT00H10M00S">
            <text:p>00:10:00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8H19M00S">
            <text:p>08:19:00</text:p>
          </table:table-cell>
          <table:table-cell office:value-type="float" office:value="4.3">
            <text:p>4,3</text:p>
          </table:table-cell>
          <table:table-cell table:style-name="ce12" office:value-type="float" office:value="123">
            <text:p>123</text:p>
          </table:table-cell>
          <table:table-cell office:value-type="time" office:time-value="PT00H26M06S">
            <text:p>00:26:06</text:p>
          </table:table-cell>
          <table:table-cell office:value-type="string">
            <text:p>BB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6H35M00S">
            <text:p>16:35:00</text:p>
          </table:table-cell>
          <table:table-cell office:value-type="float" office:value="13.1">
            <text:p>13,1</text:p>
          </table:table-cell>
          <table:table-cell table:style-name="ce12" office:value-type="float" office:value="124">
            <text:p>124</text:p>
          </table:table-cell>
          <table:table-cell office:value-type="time" office:time-value="PT01H19M08S">
            <text:p>01:19:08</text:p>
          </table:table-cell>
          <table:table-cell office:value-type="string">
            <text:p>HP – RauerKopf – Amis – Goldberg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8H42M00S">
            <text:p>18:42:00</text:p>
          </table:table-cell>
          <table:table-cell office:value-type="float" office:value="1.4">
            <text:p>1,4</text:p>
          </table:table-cell>
          <table:table-cell table:style-name="ce12" office:value-type="float" office:value="118">
            <text:p>118</text:p>
          </table:table-cell>
          <table:table-cell office:value-type="time" office:time-value="PT00H09M02S">
            <text:p>00:09:02</text:p>
          </table:table-cell>
          <table:table-cell office:value-type="string">
            <text:p>Bhf – Kwh</text:p>
          </table:table-cell>
          <table:table-cell table:number-columns-repeated="1016"/>
        </table:table-row>
        <table:table-row table:style-name="ro2">
          <table:table-cell office:value-type="float" office:value="870">
            <text:p>870</text:p>
          </table:table-cell>
          <table:table-cell office:value-type="date" office:date-value="2011-10-08">
            <text:p>08.10.2011</text:p>
          </table:table-cell>
          <table:table-cell office:value-type="time" office:time-value="PT17H31M00S">
            <text:p>17:31:00</text:p>
          </table:table-cell>
          <table:table-cell office:value-type="float" office:value="23.2">
            <text:p>23,2</text:p>
          </table:table-cell>
          <table:table-cell table:style-name="ce12" office:value-type="float" office:value="123">
            <text:p>123</text:p>
          </table:table-cell>
          <table:table-cell office:value-type="time" office:time-value="PT02H19M38S">
            <text:p>02:19:38</text:p>
          </table:table-cell>
          <table:table-cell office:value-type="string">
            <text:p>Schnait – Rommelshausen – Fellbach – Schmieden – Oeffingen – Neckar – Mühlhausen – Kwh</text:p>
          </table:table-cell>
          <table:table-cell table:number-columns-repeated="1016"/>
        </table:table-row>
        <table:table-row table:style-name="ro2">
          <table:table-cell office:value-type="float" office:value="871">
            <text:p>871</text:p>
          </table:table-cell>
          <table:table-cell office:value-type="date" office:date-value="2011-10-09">
            <text:p>09.10.2011</text:p>
          </table:table-cell>
          <table:table-cell office:value-type="time" office:time-value="PT10H58M00S">
            <text:p>10:58:00</text:p>
          </table:table-cell>
          <table:table-cell office:value-type="float" office:value="13.2">
            <text:p>13,2</text:p>
          </table:table-cell>
          <table:table-cell table:style-name="ce12" office:value-type="float" office:value="125">
            <text:p>125</text:p>
          </table:table-cell>
          <table:table-cell office:value-type="time" office:time-value="PT01H14M38S">
            <text:p>01:14:38</text:p>
          </table:table-cell>
          <table:table-cell office:value-type="string">
            <text:p>Kwh – Golfplatz</text:p>
          </table:table-cell>
          <table:table-cell table:formula="of:=SUM([.D5:.D23])" office:value-type="float" office:value="134.7">
            <text:p>134,7</text:p>
          </table:table-cell>
          <table:table-cell table:number-columns-repeated="1015"/>
        </table:table-row>
        <table:table-row table:style-name="ro2">
          <table:table-cell office:value-type="float" office:value="872">
            <text:p>872</text:p>
          </table:table-cell>
          <table:table-cell office:value-type="date" office:date-value="2011-10-10">
            <text:p>10.10.2011</text:p>
          </table:table-cell>
          <table:table-cell office:value-type="time" office:time-value="PT19H42M00S">
            <text:p>19:42:00</text:p>
          </table:table-cell>
          <table:table-cell office:value-type="float" office:value="13.9">
            <text:p>13,9</text:p>
          </table:table-cell>
          <table:table-cell table:style-name="ce12" office:value-type="float" office:value="125">
            <text:p>125</text:p>
          </table:table-cell>
          <table:table-cell office:value-type="time" office:time-value="PT01H24M11S">
            <text:p>01:24:11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873">
            <text:p>873</text:p>
          </table:table-cell>
          <table:table-cell office:value-type="date" office:date-value="2011-10-11">
            <text:p>11.10.2011</text:p>
          </table:table-cell>
          <table:table-cell office:value-type="time" office:time-value="PT09H00M00S">
            <text:p>09:00:00</text:p>
          </table:table-cell>
          <table:table-cell office:value-type="float" office:value="3.2">
            <text:p>3,2</text:p>
          </table:table-cell>
          <table:table-cell table:style-name="ce12" office:value-type="float" office:value="133">
            <text:p>133</text:p>
          </table:table-cell>
          <table:table-cell office:value-type="time" office:time-value="PT00H18M48S">
            <text:p>00:18:48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0H02M00S">
            <text:p>10:02:00</text:p>
          </table:table-cell>
          <table:table-cell office:value-type="float" office:value="4.7">
            <text:p>4,7</text:p>
          </table:table-cell>
          <table:table-cell table:style-name="ce12" office:value-type="float" office:value="128">
            <text:p>128</text:p>
          </table:table-cell>
          <table:table-cell office:value-type="time" office:time-value="PT00H28M04S">
            <text:p>00:28:04</text:p>
          </table:table-cell>
          <table:table-cell office:value-type="string">
            <text:p>BB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9H00M00S">
            <text:p>19:00:00</text:p>
          </table:table-cell>
          <table:table-cell office:value-type="float" office:value="9.9">
            <text:p>9,9</text:p>
          </table:table-cell>
          <table:table-cell table:style-name="ce12" office:value-type="float" office:value="115">
            <text:p>115</text:p>
          </table:table-cell>
          <table:table-cell office:value-type="time" office:time-value="PT01H00M00S">
            <text:p>01:00:00</text:p>
          </table:table-cell>
          <table:table-cell office:value-type="string">
            <text:p>HP – BBN – Amis – Goldberg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0H39M00S">
            <text:p>20:39:00</text:p>
          </table:table-cell>
          <table:table-cell office:value-type="float" office:value="3.4">
            <text:p>3,4</text:p>
          </table:table-cell>
          <table:table-cell table:style-name="ce12" office:value-type="float" office:value="111">
            <text:p>111</text:p>
          </table:table-cell>
          <table:table-cell office:value-type="time" office:time-value="PT00H22M06S">
            <text:p>00:22:06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74">
            <text:p>874</text:p>
          </table:table-cell>
          <table:table-cell office:value-type="date" office:date-value="2011-10-12">
            <text:p>12.10.2011</text:p>
          </table:table-cell>
          <table:table-cell office:value-type="time" office:time-value="PT08H05M00S">
            <text:p>08:05:00</text:p>
          </table:table-cell>
          <table:table-cell office:value-type="float" office:value="1.6">
            <text:p>1,6</text:p>
          </table:table-cell>
          <table:table-cell table:style-name="ce12" office:value-type="float" office:value="118">
            <text:p>118</text:p>
          </table:table-cell>
          <table:table-cell office:value-type="time" office:time-value="PT00H11M42S">
            <text:p>00:11:42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9H05M00S">
            <text:p>09:05:00</text:p>
          </table:table-cell>
          <table:table-cell office:value-type="float" office:value="1.8">
            <text:p>1,8</text:p>
          </table:table-cell>
          <table:table-cell table:style-name="ce12" office:value-type="float" office:value="120">
            <text:p>120</text:p>
          </table:table-cell>
          <table:table-cell office:value-type="time" office:time-value="PT00H10M26S">
            <text:p>00:10:26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8H36M00S">
            <text:p>18:36:00</text:p>
          </table:table-cell>
          <table:table-cell office:value-type="float" office:value="13.6">
            <text:p>13,6</text:p>
          </table:table-cell>
          <table:table-cell table:style-name="ce12" office:value-type="float" office:value="119">
            <text:p>119</text:p>
          </table:table-cell>
          <table:table-cell office:value-type="time" office:time-value="PT01H20M39S">
            <text:p>01:20:39</text:p>
          </table:table-cell>
          <table:table-cell office:value-type="string">
            <text:p>HP – Rauher Kapf – BB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0H40M00S">
            <text:p>20:40:00</text:p>
          </table:table-cell>
          <table:table-cell office:value-type="float" office:value="1.7">
            <text:p>1,7</text:p>
          </table:table-cell>
          <table:table-cell table:style-name="ce12" office:value-type="float" office:value="116">
            <text:p>116</text:p>
          </table:table-cell>
          <table:table-cell office:value-type="time" office:time-value="PT00H09M29S">
            <text:p>00:09:29</text:p>
          </table:table-cell>
          <table:table-cell office:value-type="string">
            <text:p>Bhf – Kwh</text:p>
          </table:table-cell>
          <table:table-cell table:number-columns-repeated="1016"/>
        </table:table-row>
        <table:table-row table:style-name="ro2">
          <table:table-cell office:value-type="float" office:value="875">
            <text:p>875</text:p>
          </table:table-cell>
          <table:table-cell office:value-type="date" office:date-value="2011-10-13">
            <text:p>13.10.2011</text:p>
          </table:table-cell>
          <table:table-cell office:value-type="time" office:time-value="PT09H05M00S">
            <text:p>09:05:00</text:p>
          </table:table-cell>
          <table:table-cell office:value-type="float" office:value="1.6">
            <text:p>1,6</text:p>
          </table:table-cell>
          <table:table-cell table:style-name="ce12" office:value-type="float" office:value="120">
            <text:p>120</text:p>
          </table:table-cell>
          <table:table-cell office:value-type="time" office:time-value="PT00H10M33S">
            <text:p>00:10:33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0H01M00S">
            <text:p>10:01:00</text:p>
          </table:table-cell>
          <table:table-cell office:value-type="float" office:value="1.7">
            <text:p>1,7</text:p>
          </table:table-cell>
          <table:table-cell table:style-name="ce12" office:value-type="float" office:value="118">
            <text:p>118</text:p>
          </table:table-cell>
          <table:table-cell office:value-type="time" office:time-value="PT00H10M27S">
            <text:p>00:10:27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6H03M00S">
            <text:p>16:03:00</text:p>
          </table:table-cell>
          <table:table-cell office:value-type="float" office:value="15.9">
            <text:p>15,9</text:p>
          </table:table-cell>
          <table:table-cell table:style-name="ce12" office:value-type="float" office:value="125">
            <text:p>125</text:p>
          </table:table-cell>
          <table:table-cell office:value-type="time" office:time-value="PT01H28M29S">
            <text:p>01:28:29</text:p>
          </table:table-cell>
          <table:table-cell office:value-type="string">
            <text:p>HP – Ehningen – Aidlinge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9H46M00S">
            <text:p>19:46:00</text:p>
          </table:table-cell>
          <table:table-cell office:value-type="float" office:value="1.8">
            <text:p>1,8</text:p>
          </table:table-cell>
          <table:table-cell table:style-name="ce12" office:value-type="float" office:value="138">
            <text:p>138</text:p>
          </table:table-cell>
          <table:table-cell office:value-type="time" office:time-value="PT00H10M31S">
            <text:p>00:10:31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/>
          <table:table-cell table:style-name="Default"/>
          <table:table-cell office:value-type="time" office:time-value="PT20H41M00S">
            <text:p>20:41:00</text:p>
          </table:table-cell>
          <table:table-cell office:value-type="float" office:value="1.6">
            <text:p>1,6</text:p>
          </table:table-cell>
          <table:table-cell table:style-name="ce12" office:value-type="float" office:value="123">
            <text:p>123</text:p>
          </table:table-cell>
          <table:table-cell office:value-type="time" office:time-value="PT00H09M48S">
            <text:p>00:09:48</text:p>
          </table:table-cell>
          <table:table-cell office:value-type="string">
            <text:p>Bhf – Kwh</text:p>
          </table:table-cell>
          <table:table-cell table:number-columns-repeated="1016"/>
        </table:table-row>
        <table:table-row table:style-name="ro2">
          <table:table-cell office:value-type="float" office:value="876">
            <text:p>876</text:p>
          </table:table-cell>
          <table:table-cell office:value-type="date" office:date-value="2011-10-14">
            <text:p>14.10.2011</text:p>
          </table:table-cell>
          <table:table-cell office:value-type="time" office:time-value="PT09H00M00S">
            <text:p>09:00:00</text:p>
          </table:table-cell>
          <table:table-cell office:value-type="float" office:value="3.2">
            <text:p>3,2</text:p>
          </table:table-cell>
          <table:table-cell table:style-name="ce12" office:value-type="float" office:value="128">
            <text:p>128</text:p>
          </table:table-cell>
          <table:table-cell office:value-type="time" office:time-value="PT00H19M20S">
            <text:p>00:19:20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0H01M00S">
            <text:p>10:01:00</text:p>
          </table:table-cell>
          <table:table-cell office:value-type="float" office:value="3.8">
            <text:p>3,8</text:p>
          </table:table-cell>
          <table:table-cell table:style-name="ce12" office:value-type="float" office:value="122">
            <text:p>122</text:p>
          </table:table-cell>
          <table:table-cell office:value-type="time" office:time-value="PT00H22M48S">
            <text:p>00:22:48</text:p>
          </table:table-cell>
          <table:table-cell office:value-type="string">
            <text:p>S-Bahn – Wald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6H34M00S">
            <text:p>16:34:00</text:p>
          </table:table-cell>
          <table:table-cell office:value-type="float" office:value="4.2">
            <text:p>4,2</text:p>
          </table:table-cell>
          <table:table-cell table:style-name="ce12" office:value-type="float" office:value="130">
            <text:p>130</text:p>
          </table:table-cell>
          <table:table-cell office:value-type="time" office:time-value="PT00H24M36S">
            <text:p>00:24:36</text:p>
          </table:table-cell>
          <table:table-cell office:value-type="string">
            <text:p>HP – BB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7H40M00S">
            <text:p>17:40:00</text:p>
          </table:table-cell>
          <table:table-cell office:value-type="float" office:value="3.3">
            <text:p>3,3</text:p>
          </table:table-cell>
          <table:table-cell table:style-name="ce12" office:value-type="float" office:value="120">
            <text:p>120</text:p>
          </table:table-cell>
          <table:table-cell office:value-type="time" office:time-value="PT00H20M42S">
            <text:p>00:20:42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77">
            <text:p>877</text:p>
          </table:table-cell>
          <table:table-cell office:value-type="date" office:date-value="2011-10-15">
            <text:p>15.10.2011</text:p>
          </table:table-cell>
          <table:table-cell office:value-type="time" office:time-value="PT16H20M00S">
            <text:p>16:20:00</text:p>
          </table:table-cell>
          <table:table-cell office:value-type="float" office:value="14.9">
            <text:p>14,9</text:p>
          </table:table-cell>
          <table:table-cell table:style-name="ce12" office:value-type="float" office:value="121">
            <text:p>121</text:p>
          </table:table-cell>
          <table:table-cell office:value-type="time" office:time-value="PT01H27M05S">
            <text:p>01:27:05</text:p>
          </table:table-cell>
          <table:table-cell office:value-type="string">
            <text:p>Kwh – Klärwerk – FeuerbachTal – Zuffenhausen – Kwh</text:p>
          </table:table-cell>
          <table:table-cell table:number-columns-repeated="1016"/>
        </table:table-row>
        <table:table-row table:style-name="ro2">
          <table:table-cell office:value-type="float" office:value="878">
            <text:p>878</text:p>
          </table:table-cell>
          <table:table-cell office:value-type="date" office:date-value="2011-10-16">
            <text:p>16.10.2011</text:p>
          </table:table-cell>
          <table:table-cell office:value-type="time" office:time-value="PT01H18M33S">
            <text:p>01:18:33</text:p>
          </table:table-cell>
          <table:table-cell office:value-type="float" office:value="13.2">
            <text:p>13,2</text:p>
          </table:table-cell>
          <table:table-cell table:style-name="ce12" office:value-type="float" office:value="118">
            <text:p>118</text:p>
          </table:table-cell>
          <table:table-cell office:value-type="time" office:time-value="PT01H18M33S">
            <text:p>01:18:33</text:p>
          </table:table-cell>
          <table:table-cell office:value-type="string">
            <text:p>Kwh – Zazenhausen – Mönchfeld – Freiberg – Tappachtal – Zuffenhausen – Kwh</text:p>
          </table:table-cell>
          <table:table-cell table:formula="of:=SUM([.D24:.D43])" office:value-type="float" office:value="119">
            <text:p>119</text:p>
          </table:table-cell>
          <table:table-cell table:number-columns-repeated="1015"/>
        </table:table-row>
        <table:table-row table:style-name="ro2">
          <table:table-cell office:value-type="float" office:value="879">
            <text:p>879</text:p>
          </table:table-cell>
          <table:table-cell office:value-type="date" office:date-value="2011-10-17">
            <text:p>17.10.2011</text:p>
          </table:table-cell>
          <table:table-cell office:value-type="time" office:time-value="PT08H07M00S">
            <text:p>08:07:00</text:p>
          </table:table-cell>
          <table:table-cell office:value-type="float" office:value="1.7">
            <text:p>1,7</text:p>
          </table:table-cell>
          <table:table-cell table:style-name="ce12" office:value-type="string">
            <text:p>-</text:p>
          </table:table-cell>
          <table:table-cell office:value-type="time" office:time-value="PT00H09M15S">
            <text:p>00:09:15</text:p>
          </table:table-cell>
          <table:table-cell table:style-name="ce18" office:value-type="string">
            <text:p>Kwh – 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9H03M00S">
            <text:p>09:03:00</text:p>
          </table:table-cell>
          <table:table-cell office:value-type="float" office:value="5.5">
            <text:p>5,5</text:p>
          </table:table-cell>
          <table:table-cell table:style-name="ce12" office:value-type="float" office:value="125">
            <text:p>125</text:p>
          </table:table-cell>
          <table:table-cell office:value-type="time" office:time-value="PT00H31M58S">
            <text:p>00:31:58</text:p>
          </table:table-cell>
          <table:table-cell office:value-type="string">
            <text:p>Goldberg – BB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8H34M00S">
            <text:p>18:34:00</text:p>
          </table:table-cell>
          <table:table-cell office:value-type="float" office:value="4.2">
            <text:p>4,2</text:p>
          </table:table-cell>
          <table:table-cell table:style-name="ce12" office:value-type="float" office:value="122">
            <text:p>122</text:p>
          </table:table-cell>
          <table:table-cell office:value-type="time" office:time-value="PT00H23M34S">
            <text:p>00:23:34</text:p>
          </table:table-cell>
          <table:table-cell table:style-name="ce18" office:value-type="string">
            <text:p>HP – BB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9H41M00S">
            <text:p>19:41:00</text:p>
          </table:table-cell>
          <table:table-cell office:value-type="float" office:value="4">
            <text:p>4,0</text:p>
          </table:table-cell>
          <table:table-cell table:style-name="ce12" office:value-type="float" office:value="110">
            <text:p>110</text:p>
          </table:table-cell>
          <table:table-cell office:value-type="time" office:time-value="PT00H24M22S">
            <text:p>00:24:22</text:p>
          </table:table-cell>
          <table:table-cell office:value-type="string">
            <text:p>ZuffenhausenBhf – Büro – Kwh</text:p>
          </table:table-cell>
          <table:table-cell table:number-columns-repeated="1016"/>
        </table:table-row>
        <table:table-row table:style-name="ro2">
          <table:table-cell office:value-type="float" office:value="880">
            <text:p>880</text:p>
          </table:table-cell>
          <table:table-cell office:value-type="date" office:date-value="2011-10-18">
            <text:p>18.10.2011</text:p>
          </table:table-cell>
          <table:table-cell office:value-type="time" office:time-value="PT08H39M00S">
            <text:p>08:39:00</text:p>
          </table:table-cell>
          <table:table-cell office:value-type="float" office:value="6.1">
            <text:p>6,1</text:p>
          </table:table-cell>
          <table:table-cell table:style-name="ce12" office:value-type="float" office:value="127">
            <text:p>127</text:p>
          </table:table-cell>
          <table:table-cell office:value-type="time" office:time-value="PT00H33M55S">
            <text:p>00:33:55</text:p>
          </table:table-cell>
          <table:table-cell table:style-name="ce18" office:value-type="string">
            <text:p>Kwh – Zazenhausen – Zuffenhausen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0H03M00S">
            <text:p>10:03:00</text:p>
          </table:table-cell>
          <table:table-cell office:value-type="float" office:value="6.4">
            <text:p>6,4</text:p>
          </table:table-cell>
          <table:table-cell table:style-name="ce12" office:value-type="float" office:value="122">
            <text:p>122</text:p>
          </table:table-cell>
          <table:table-cell office:value-type="time" office:time-value="PT00H36M25S">
            <text:p>00:36:25</text:p>
          </table:table-cell>
          <table:table-cell office:value-type="string">
            <text:p>BBN – Hundeheim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0H45M00S">
            <text:p>20:45:00</text:p>
          </table:table-cell>
          <table:table-cell office:value-type="float" office:value="1.9">
            <text:p>1,9</text:p>
          </table:table-cell>
          <table:table-cell table:style-name="ce12" office:value-type="float" office:value="121">
            <text:p>121</text:p>
          </table:table-cell>
          <table:table-cell office:value-type="time" office:time-value="PT00H10M20S">
            <text:p>00:10:20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1H37M00S">
            <text:p>21:37:00</text:p>
          </table:table-cell>
          <table:table-cell office:value-type="float" office:value="3.4">
            <text:p>3,4</text:p>
          </table:table-cell>
          <table:table-cell table:style-name="ce12" office:value-type="float" office:value="119">
            <text:p>119</text:p>
          </table:table-cell>
          <table:table-cell office:value-type="time" office:time-value="PT00H19M39S">
            <text:p>00:19:39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81">
            <text:p>881</text:p>
          </table:table-cell>
          <table:table-cell office:value-type="date" office:date-value="2011-10-19">
            <text:p>19.10.2011</text:p>
          </table:table-cell>
          <table:table-cell office:value-type="time" office:time-value="PT08H30M00S">
            <text:p>08:30:00</text:p>
          </table:table-cell>
          <table:table-cell office:value-type="float" office:value="3.4">
            <text:p>3,4</text:p>
          </table:table-cell>
          <table:table-cell table:style-name="ce12" office:value-type="float" office:value="125">
            <text:p>125</text:p>
          </table:table-cell>
          <table:table-cell office:value-type="time" office:time-value="PT00H19M43S">
            <text:p>00:19:43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9H34M00S">
            <text:p>09:34:00</text:p>
          </table:table-cell>
          <table:table-cell office:value-type="float" office:value="1.8">
            <text:p>1,8</text:p>
          </table:table-cell>
          <table:table-cell table:style-name="ce12" office:value-type="float" office:value="118">
            <text:p>118</text:p>
          </table:table-cell>
          <table:table-cell office:value-type="time" office:time-value="PT00H10M25S">
            <text:p>00:10:2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8H41M00S">
            <text:p>18:41:00</text:p>
          </table:table-cell>
          <table:table-cell office:value-type="float" office:value="1.9">
            <text:p>1,9</text:p>
          </table:table-cell>
          <table:table-cell table:style-name="ce12" office:value-type="float" office:value="132">
            <text:p>132</text:p>
          </table:table-cell>
          <table:table-cell office:value-type="time" office:time-value="PT00H10M45S">
            <text:p>00:10:45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9H39M00S">
            <text:p>19:39:00</text:p>
          </table:table-cell>
          <table:table-cell office:value-type="float" office:value="3.4">
            <text:p>3,4</text:p>
          </table:table-cell>
          <table:table-cell table:style-name="ce12" office:value-type="float" office:value="112">
            <text:p>112</text:p>
          </table:table-cell>
          <table:table-cell office:value-type="time" office:time-value="PT00H20M32S">
            <text:p>00:20:32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82">
            <text:p>882</text:p>
          </table:table-cell>
          <table:table-cell office:value-type="date" office:date-value="2011-10-20">
            <text:p>20.10.2011</text:p>
          </table:table-cell>
          <table:table-cell office:value-type="time" office:time-value="PT09H16M00S">
            <text:p>09:16:00</text:p>
          </table:table-cell>
          <table:table-cell office:value-type="float" office:value="6.7">
            <text:p>6,7</text:p>
          </table:table-cell>
          <table:table-cell table:style-name="ce12" office:value-type="float" office:value="128">
            <text:p>128</text:p>
          </table:table-cell>
          <table:table-cell office:value-type="time" office:time-value="PT00H38M24S">
            <text:p>00:38:24</text:p>
          </table:table-cell>
          <table:table-cell office:value-type="string">
            <text:p>Kwh – Stammheim – Neuwirtshaus – Zuffenhausen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0H32M00S">
            <text:p>10:32:00</text:p>
          </table:table-cell>
          <table:table-cell office:value-type="float" office:value="1.7">
            <text:p>1,7</text:p>
          </table:table-cell>
          <table:table-cell table:style-name="ce12" office:value-type="float" office:value="117">
            <text:p>117</text:p>
          </table:table-cell>
          <table:table-cell office:value-type="time" office:time-value="PT00H10M05S">
            <text:p>00:10:0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9H16M00S">
            <text:p>19:16:00</text:p>
          </table:table-cell>
          <table:table-cell office:value-type="float" office:value="1">
            <text:p>1,0</text:p>
          </table:table-cell>
          <table:table-cell table:style-name="ce12" office:value-type="string">
            <text:p>-</text:p>
          </table:table-cell>
          <table:table-cell office:value-type="time" office:time-value="PT00H06M00S">
            <text:p>00:06:00</text:p>
          </table:table-cell>
          <table:table-cell office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0H09M00S">
            <text:p>20:09:00</text:p>
          </table:table-cell>
          <table:table-cell office:value-type="float" office:value="3.4">
            <text:p>3,4</text:p>
          </table:table-cell>
          <table:table-cell table:style-name="ce12" office:value-type="float" office:value="122">
            <text:p>122</text:p>
          </table:table-cell>
          <table:table-cell office:value-type="time" office:time-value="PT00H19M02S">
            <text:p>00:19:02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83">
            <text:p>883</text:p>
          </table:table-cell>
          <table:table-cell office:value-type="date" office:date-value="2011-10-21">
            <text:p>21.10.2011</text:p>
          </table:table-cell>
          <table:table-cell office:value-type="time" office:time-value="PT09H37M00S">
            <text:p>09:37:00</text:p>
          </table:table-cell>
          <table:table-cell office:value-type="float" office:value="1.6">
            <text:p>1,6</text:p>
          </table:table-cell>
          <table:table-cell table:style-name="ce12" office:value-type="string">
            <text:p>-</text:p>
          </table:table-cell>
          <table:table-cell office:value-type="time" office:time-value="PT00H09M20S">
            <text:p>00:09:20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0H31M00S">
            <text:p>10:31:00</text:p>
          </table:table-cell>
          <table:table-cell office:value-type="float" office:value="1.7">
            <text:p>1,7</text:p>
          </table:table-cell>
          <table:table-cell table:style-name="ce12" office:value-type="float" office:value="121">
            <text:p>121</text:p>
          </table:table-cell>
          <table:table-cell office:value-type="time" office:time-value="PT00H10M05S">
            <text:p>00:10:0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6H12M00S">
            <text:p>16:12:00</text:p>
          </table:table-cell>
          <table:table-cell office:value-type="float" office:value="1.9">
            <text:p>1,9</text:p>
          </table:table-cell>
          <table:table-cell table:style-name="ce12" office:value-type="string">
            <text:p>-</text:p>
          </table:table-cell>
          <table:table-cell office:value-type="time" office:time-value="PT00H10M29S">
            <text:p>00:10:29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7H13M00S">
            <text:p>17:13:00</text:p>
          </table:table-cell>
          <table:table-cell office:value-type="float" office:value="6.2">
            <text:p>6,2</text:p>
          </table:table-cell>
          <table:table-cell table:style-name="ce12" office:value-type="float" office:value="124">
            <text:p>124</text:p>
          </table:table-cell>
          <table:table-cell office:value-type="time" office:time-value="PT00H35M22S">
            <text:p>00:35:22</text:p>
          </table:table-cell>
          <table:table-cell office:value-type="string">
            <text:p>Zuffenhausen – Zazenhausen – Kwh</text:p>
          </table:table-cell>
          <table:table-cell table:number-columns-repeated="1016"/>
        </table:table-row>
        <table:table-row table:style-name="ro2">
          <table:table-cell office:value-type="float" office:value="884">
            <text:p>884</text:p>
          </table:table-cell>
          <table:table-cell office:value-type="date" office:date-value="2011-10-22">
            <text:p>22.10.2011</text:p>
          </table:table-cell>
          <table:table-cell office:value-type="time" office:time-value="PT10H00M00S">
            <text:p>10:00:00</text:p>
          </table:table-cell>
          <table:table-cell office:value-type="float" office:value="50">
            <text:p>50,0</text:p>
          </table:table-cell>
          <table:table-cell table:style-name="ce12" office:value-type="float" office:value="145">
            <text:p>145</text:p>
          </table:table-cell>
          <table:table-cell office:value-type="time" office:time-value="PT05H19M57S">
            <text:p>05:19:57</text:p>
          </table:table-cell>
          <table:table-cell office:value-type="string">
            <text:p>Albmarathon</text:p>
          </table:table-cell>
          <table:table-cell table:number-columns-repeated="1016"/>
        </table:table-row>
        <table:table-row table:style-name="ro2">
          <table:table-cell office:value-type="float" office:value="885">
            <text:p>885</text:p>
          </table:table-cell>
          <table:table-cell office:value-type="date" office:date-value="2011-10-23">
            <text:p>23.10.2011</text:p>
          </table:table-cell>
          <table:table-cell office:value-type="time" office:time-value="PT18H36M00S">
            <text:p>18:36:00</text:p>
          </table:table-cell>
          <table:table-cell office:value-type="float" office:value="3.2">
            <text:p>3,2</text:p>
          </table:table-cell>
          <table:table-cell table:style-name="ce12" office:value-type="float" office:value="130">
            <text:p>130</text:p>
          </table:table-cell>
          <table:table-cell office:value-type="time" office:time-value="PT00H18M40S">
            <text:p>00:18:40</text:p>
          </table:table-cell>
          <table:table-cell office:value-type="string">
            <text:p>Kwh rund um den Block</text:p>
          </table:table-cell>
          <table:table-cell table:formula="of:=SUM([.D44:.D65])" office:value-type="float" office:value="121.1">
            <text:p>121,1</text:p>
          </table:table-cell>
          <table:table-cell table:number-columns-repeated="1015"/>
        </table:table-row>
        <table:table-row table:style-name="ro2">
          <table:table-cell office:value-type="float" office:value="886">
            <text:p>886</text:p>
          </table:table-cell>
          <table:table-cell office:value-type="date" office:date-value="2011-10-24">
            <text:p>24.10.2011</text:p>
          </table:table-cell>
          <table:table-cell office:value-type="time" office:time-value="PT08H34M00S">
            <text:p>08:34:00</text:p>
          </table:table-cell>
          <table:table-cell office:value-type="float" office:value="1.7">
            <text:p>1,7</text:p>
          </table:table-cell>
          <table:table-cell table:style-name="ce12" office:value-type="float" office:value="126">
            <text:p>126</text:p>
          </table:table-cell>
          <table:table-cell office:value-type="time" office:time-value="PT00H10M27S">
            <text:p>00:10:27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9H33M00S">
            <text:p>09:33:00</text:p>
          </table:table-cell>
          <table:table-cell office:value-type="float" office:value="1.9">
            <text:p>1,9</text:p>
          </table:table-cell>
          <table:table-cell table:style-name="ce12" office:value-type="float" office:value="125">
            <text:p>125</text:p>
          </table:table-cell>
          <table:table-cell office:value-type="time" office:time-value="PT00H11M17S">
            <text:p>00:11:17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8H06M00S">
            <text:p>18:06:00</text:p>
          </table:table-cell>
          <table:table-cell office:value-type="float" office:value="2.5">
            <text:p>2,5</text:p>
          </table:table-cell>
          <table:table-cell table:style-name="ce12" office:value-type="string">
            <text:p>-</text:p>
          </table:table-cell>
          <table:table-cell office:value-type="time" office:time-value="PT00H14M50S">
            <text:p>00:14:50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9H09M00S">
            <text:p>19:09:00</text:p>
          </table:table-cell>
          <table:table-cell office:value-type="float" office:value="3.5">
            <text:p>3,5</text:p>
          </table:table-cell>
          <table:table-cell table:style-name="ce12" office:value-type="float" office:value="115">
            <text:p>115</text:p>
          </table:table-cell>
          <table:table-cell office:value-type="time" office:time-value="PT00H22M30S">
            <text:p>00:22:30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2">
          <table:table-cell office:value-type="float" office:value="887">
            <text:p>887</text:p>
          </table:table-cell>
          <table:table-cell office:value-type="date" office:date-value="2011-10-25">
            <text:p>25.10.2011</text:p>
          </table:table-cell>
          <table:table-cell office:value-type="time" office:time-value="PT08H14M00S">
            <text:p>08:14:00</text:p>
          </table:table-cell>
          <table:table-cell office:value-type="float" office:value="4">
            <text:p>4,0</text:p>
          </table:table-cell>
          <table:table-cell table:style-name="ce12" office:value-type="float" office:value="122">
            <text:p>122</text:p>
          </table:table-cell>
          <table:table-cell office:value-type="time" office:time-value="PT00H23M50S">
            <text:p>00:23:50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9H37M00S">
            <text:p>09:37:00</text:p>
          </table:table-cell>
          <table:table-cell office:value-type="float" office:value="2.6">
            <text:p>2,6</text:p>
          </table:table-cell>
          <table:table-cell table:style-name="ce12" office:value-type="float" office:value="122">
            <text:p>122</text:p>
          </table:table-cell>
          <table:table-cell office:value-type="time" office:time-value="PT00H14M59S">
            <text:p>00:14:5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88">
            <text:p>888</text:p>
          </table:table-cell>
          <table:table-cell office:value-type="date" office:date-value="2011-10-26">
            <text:p>26.10.2011</text:p>
          </table:table-cell>
          <table:table-cell office:value-type="time" office:time-value="PT09H49M00S">
            <text:p>09:49:00</text:p>
          </table:table-cell>
          <table:table-cell office:value-type="float" office:value="3.3">
            <text:p>3,3</text:p>
          </table:table-cell>
          <table:table-cell table:style-name="ce12" office:value-type="string">
            <text:p>-</text:p>
          </table:table-cell>
          <table:table-cell office:value-type="time" office:time-value="PT00H19M53S">
            <text:p>00:19:53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/>
          <table:table-cell table:style-name="Default"/>
          <table:table-cell office:value-type="time" office:time-value="PT11H01M00S">
            <text:p>11:01:00</text:p>
          </table:table-cell>
          <table:table-cell office:value-type="float" office:value="1.8">
            <text:p>1,8</text:p>
          </table:table-cell>
          <table:table-cell table:style-name="ce12" office:value-type="string">
            <text:p>-</text:p>
          </table:table-cell>
          <table:table-cell office:value-type="time" office:time-value="PT00H10M08S">
            <text:p>00:10:08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0H17M00S">
            <text:p>20:17:00</text:p>
          </table:table-cell>
          <table:table-cell office:value-type="float" office:value="1.8">
            <text:p>1,8</text:p>
          </table:table-cell>
          <table:table-cell table:style-name="ce12" office:value-type="float" office:value="125">
            <text:p>125</text:p>
          </table:table-cell>
          <table:table-cell office:value-type="time" office:time-value="PT00H09M58S">
            <text:p>00:09:58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1H07M00S">
            <text:p>21:07:00</text:p>
          </table:table-cell>
          <table:table-cell office:value-type="float" office:value="3.4">
            <text:p>3,4</text:p>
          </table:table-cell>
          <table:table-cell table:style-name="ce12" office:value-type="float" office:value="114">
            <text:p>114</text:p>
          </table:table-cell>
          <table:table-cell office:value-type="time" office:time-value="PT00H21M04S">
            <text:p>00:21:04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2">
          <table:table-cell office:value-type="float" office:value="889">
            <text:p>889</text:p>
          </table:table-cell>
          <table:table-cell office:value-type="date" office:date-value="2011-10-27">
            <text:p>27.10.2011</text:p>
          </table:table-cell>
          <table:table-cell office:value-type="time" office:time-value="PT09H01M00S">
            <text:p>09:01:00</text:p>
          </table:table-cell>
          <table:table-cell office:value-type="float" office:value="3.3">
            <text:p>3,3</text:p>
          </table:table-cell>
          <table:table-cell table:style-name="ce12" office:value-type="float" office:value="134">
            <text:p>134</text:p>
          </table:table-cell>
          <table:table-cell office:value-type="time" office:time-value="PT00H18M25S">
            <text:p>00:18:25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0H03M00S">
            <text:p>10:03:00</text:p>
          </table:table-cell>
          <table:table-cell office:value-type="float" office:value="1.9">
            <text:p>1,9</text:p>
          </table:table-cell>
          <table:table-cell table:style-name="ce12" office:value-type="float" office:value="130">
            <text:p>130</text:p>
          </table:table-cell>
          <table:table-cell office:value-type="time" office:time-value="PT00H10M25S">
            <text:p>00:10:2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7H41M00S">
            <text:p>17:41:00</text:p>
          </table:table-cell>
          <table:table-cell office:value-type="float" office:value="11.75">
            <text:p>11,8</text:p>
          </table:table-cell>
          <table:table-cell table:style-name="ce12" office:value-type="float" office:value="119">
            <text:p>119</text:p>
          </table:table-cell>
          <table:table-cell office:value-type="time" office:time-value="PT01H09M47S">
            <text:p>01:09:47</text:p>
          </table:table-cell>
          <table:table-cell office:value-type="string">
            <text:p>HP – BBN – Goldberg</text:p>
          </table:table-cell>
          <table:table-cell table:number-columns-repeated="1016"/>
        </table:table-row>
        <table:table-row table:style-name="ro2">
          <table:table-cell/>
          <table:table-cell table:style-name="Default"/>
          <table:table-cell office:value-type="time" office:time-value="PT19H37M00S">
            <text:p>19:37:00</text:p>
          </table:table-cell>
          <table:table-cell office:value-type="float" office:value="3.6">
            <text:p>3,6</text:p>
          </table:table-cell>
          <table:table-cell table:style-name="ce12" office:value-type="float" office:value="112">
            <text:p>112</text:p>
          </table:table-cell>
          <table:table-cell office:value-type="time" office:time-value="PT00H22M57S">
            <text:p>00:22:57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2">
          <table:table-cell office:value-type="float" office:value="890">
            <text:p>890</text:p>
          </table:table-cell>
          <table:table-cell office:value-type="date" office:date-value="2011-10-28">
            <text:p>28.10.2011</text:p>
          </table:table-cell>
          <table:table-cell office:value-type="time" office:time-value="PT18H34M00S">
            <text:p>18:34:00</text:p>
          </table:table-cell>
          <table:table-cell office:value-type="float" office:value="7.2">
            <text:p>7,2</text:p>
          </table:table-cell>
          <table:table-cell table:style-name="ce12" office:value-type="float" office:value="123">
            <text:p>123</text:p>
          </table:table-cell>
          <table:table-cell office:value-type="time" office:time-value="PT00H44M27S">
            <text:p>00:44:27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2">
          <table:table-cell office:value-type="float" office:value="891">
            <text:p>891</text:p>
          </table:table-cell>
          <table:table-cell office:value-type="date" office:date-value="2011-10-29">
            <text:p>29.10.2011</text:p>
          </table:table-cell>
          <table:table-cell office:value-type="time" office:time-value="PT09H45M00S">
            <text:p>09:45:00</text:p>
          </table:table-cell>
          <table:table-cell office:value-type="float" office:value="5.1">
            <text:p>5,1</text:p>
          </table:table-cell>
          <table:table-cell table:style-name="ce12" office:value-type="float" office:value="127">
            <text:p>127</text:p>
          </table:table-cell>
          <table:table-cell office:value-type="time" office:time-value="PT00H27M26S">
            <text:p>00:27:26</text:p>
          </table:table-cell>
          <table:table-cell office:value-type="string">
            <text:p>Zuffenhausen – Zazenhausen – Kwh</text:p>
          </table:table-cell>
          <table:table-cell table:number-columns-repeated="1016"/>
        </table:table-row>
        <table:table-row table:style-name="ro2">
          <table:table-cell office:value-type="float" office:value="892">
            <text:p>892</text:p>
          </table:table-cell>
          <table:table-cell office:value-type="date" office:date-value="2011-10-30">
            <text:p>30.10.2011</text:p>
          </table:table-cell>
          <table:table-cell office:value-type="time" office:time-value="PT09H39M00S">
            <text:p>09:39:00</text:p>
          </table:table-cell>
          <table:table-cell office:value-type="float" office:value="22.2">
            <text:p>22,2</text:p>
          </table:table-cell>
          <table:table-cell table:style-name="ce12" office:value-type="float" office:value="123">
            <text:p>123</text:p>
          </table:table-cell>
          <table:table-cell office:value-type="time" office:time-value="PT02H05M23S">
            <text:p>02:05:23</text:p>
          </table:table-cell>
          <table:table-cell office:value-type="string">
            <text:p>Kwh – Zuffenhausen – Stadtwald – Korntal – Kallenberg – Stammheim – Kwh</text:p>
          </table:table-cell>
          <table:table-cell table:formula="of:=SUM([.D66:.D82])" office:value-type="float" office:value="81.55">
            <text:p>81,55</text:p>
          </table:table-cell>
          <table:table-cell table:number-columns-repeated="1015"/>
        </table:table-row>
        <table:table-row table:style-name="ro2">
          <table:table-cell office:value-type="float" office:value="893">
            <text:p>893</text:p>
          </table:table-cell>
          <table:table-cell office:value-type="date" office:date-value="2011-10-31">
            <text:p>31.10.2011</text:p>
          </table:table-cell>
          <table:table-cell office:value-type="time" office:time-value="PT17H19M00S">
            <text:p>17:19:00</text:p>
          </table:table-cell>
          <table:table-cell office:value-type="float" office:value="11.5">
            <text:p>11,5</text:p>
          </table:table-cell>
          <table:table-cell table:style-name="ce12" office:value-type="string">
            <text:p>-</text:p>
          </table:table-cell>
          <table:table-cell office:value-type="time" office:time-value="PT01H06M37S">
            <text:p>01:06:37</text:p>
          </table:table-cell>
          <table:table-cell office:value-type="string">
            <text:p>Kwh – Zazenhausen – Mühlhausen – Kwh</text:p>
          </table:table-cell>
          <table:table-cell table:formula="of:=SUM([.D83])" office:value-type="float" office:value="11.5">
            <text:p>11,5</text:p>
          </table:table-cell>
          <table:table-cell table:number-columns-repeated="1015"/>
        </table:table-row>
        <table:table-row table:style-name="ro1" table:number-rows-repeated="32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 table:number-rows-repeated="6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16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 table:number-rows-repeated="10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38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1-09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4674.927027027">
            <text:p>14674,93</text:p>
          </table:table-cell>
          <table:table-cell table:style-name="ce16" table:formula="of:=SUM([.F2:.F65441])" office:value-type="time" office:time-value="PT1442H08M37S">
            <text:p>02:08:37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832">
            <text:p>832</text:p>
          </table:table-cell>
          <table:table-cell table:style-name="ce17" office:value-type="date" office:date-value="2011-08-31">
            <text:p>31.08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08'.H1])" office:value-type="float" office:value="14162.727027027">
            <text:p>14162,73</text:p>
          </table:table-cell>
          <table:table-cell table:style-name="ce10"/>
          <table:table-cell table:style-name="ce10" table:formula="of:=SUM(['2011-08'.I1])" office:value-type="time" office:time-value="PT1392H04M30S">
            <text:p>00:04:30</text:p>
          </table:table-cell>
          <table:table-cell table:style-name="ce2" office:value-type="string">
            <text:p>Übertrag 400:33:32</text:p>
          </table:table-cell>
          <table:table-cell table:style-name="ce2" table:formula="of:=SUM(['2011-08'.H82])" office:value-type="float" office:value="37.8">
            <text:p>37,8</text:p>
          </table:table-cell>
          <table:table-cell table:style-name="ce2" table:number-columns-repeated="1015"/>
        </table:table-row>
        <table:table-row table:style-name="ro2">
          <table:table-cell office:value-type="float" office:value="833">
            <text:p>833</text:p>
          </table:table-cell>
          <table:table-cell office:value-type="date" office:date-value="2011-09-01">
            <text:p>01.09.2011</text:p>
          </table:table-cell>
          <table:table-cell office:value-type="time" office:time-value="PT10H45M00S">
            <text:p>10:45:00</text:p>
          </table:table-cell>
          <table:table-cell office:value-type="float" office:value="11.5">
            <text:p>11,5</text:p>
          </table:table-cell>
          <table:table-cell table:style-name="ce12" office:value-type="float" office:value="128">
            <text:p>128</text:p>
          </table:table-cell>
          <table:table-cell office:value-type="time" office:time-value="PT01H05M00S">
            <text:p>01:05:00</text:p>
          </table:table-cell>
          <table:table-cell office:value-type="string">
            <text:p>GC: Hotel – Maspalomas – ElToblera – Maspalomas – Hotel</text:p>
          </table:table-cell>
          <table:table-cell/>
          <table:table-cell table:style-name="ce2" table:number-columns-repeated="1015"/>
        </table:table-row>
        <table:table-row table:style-name="ro2">
          <table:table-cell office:value-type="float" office:value="833">
            <text:p>833</text:p>
          </table:table-cell>
          <table:table-cell office:value-type="date" office:date-value="2011-09-01">
            <text:p>01.09.2011</text:p>
          </table:table-cell>
          <table:table-cell office:value-type="time" office:time-value="PT18H51M00S">
            <text:p>18:51:00</text:p>
          </table:table-cell>
          <table:table-cell office:value-type="float" office:value="7.9">
            <text:p>7,9</text:p>
          </table:table-cell>
          <table:table-cell table:style-name="ce12" office:value-type="float" office:value="131">
            <text:p>131</text:p>
          </table:table-cell>
          <table:table-cell office:value-type="time" office:time-value="PT00H42M23S">
            <text:p>00:42:23</text:p>
          </table:table-cell>
          <table:table-cell office:value-type="string">
            <text:p>GC: Hotel – Strand – Meloneras – Hotel</text:p>
          </table:table-cell>
          <table:table-cell table:number-columns-repeated="1016"/>
        </table:table-row>
        <table:table-row table:style-name="ro2">
          <table:table-cell office:value-type="float" office:value="834">
            <text:p>834</text:p>
          </table:table-cell>
          <table:table-cell office:value-type="date" office:date-value="2011-09-02">
            <text:p>02.09.2011</text:p>
          </table:table-cell>
          <table:table-cell office:value-type="time" office:time-value="PT08H40M00S">
            <text:p>08:40:00</text:p>
          </table:table-cell>
          <table:table-cell office:value-type="float" office:value="6.2">
            <text:p>6,2</text:p>
          </table:table-cell>
          <table:table-cell table:style-name="ce12" office:value-type="float" office:value="131">
            <text:p>131</text:p>
          </table:table-cell>
          <table:table-cell office:value-type="time" office:time-value="PT00H32M06S">
            <text:p>00:32:06</text:p>
          </table:table-cell>
          <table:table-cell office:value-type="string">
            <text:p>GC: Hotel – Strand – Meloneras – Hotel</text:p>
          </table:table-cell>
          <table:table-cell table:number-columns-repeated="1016"/>
        </table:table-row>
        <table:table-row table:style-name="ro2">
          <table:table-cell office:value-type="float" office:value="835">
            <text:p>835</text:p>
          </table:table-cell>
          <table:table-cell office:value-type="date" office:date-value="2011-09-03">
            <text:p>03.09.2011</text:p>
          </table:table-cell>
          <table:table-cell office:value-type="time" office:time-value="PT20H21M00S">
            <text:p>20:21:00</text:p>
          </table:table-cell>
          <table:table-cell office:value-type="float" office:value="13.9">
            <text:p>13,9</text:p>
          </table:table-cell>
          <table:table-cell table:style-name="ce12" office:value-type="float" office:value="126">
            <text:p>126</text:p>
          </table:table-cell>
          <table:table-cell office:value-type="time" office:time-value="PT01H14M30S">
            <text:p>01:14:30</text:p>
          </table:table-cell>
          <table:table-cell office:value-type="string">
            <text:p>Kwh: Kreuz und quer</text:p>
          </table:table-cell>
          <table:table-cell table:number-columns-repeated="1016"/>
        </table:table-row>
        <table:table-row table:style-name="ro2">
          <table:table-cell office:value-type="float" office:value="836">
            <text:p>836</text:p>
          </table:table-cell>
          <table:table-cell office:value-type="date" office:date-value="2011-09-04">
            <text:p>04.09.2011</text:p>
          </table:table-cell>
          <table:table-cell office:value-type="time" office:time-value="PT20H30M00S">
            <text:p>20:30:00</text:p>
          </table:table-cell>
          <table:table-cell office:value-type="float" office:value="16.2">
            <text:p>16,2</text:p>
          </table:table-cell>
          <table:table-cell table:style-name="ce12" office:value-type="float" office:value="124">
            <text:p>124</text:p>
          </table:table-cell>
          <table:table-cell office:value-type="time" office:time-value="PT01H26M30S">
            <text:p>01:26:30</text:p>
          </table:table-cell>
          <table:table-cell office:value-type="string">
            <text:p>Kwh – Zazenhausen – Mühlhausen – Zazenhausen – Zuffenhausen – Kwh</text:p>
          </table:table-cell>
          <table:table-cell table:formula="of:=SUM([.D3:.D7];[.H2])" office:value-type="float" office:value="93.5">
            <text:p>93,5</text:p>
          </table:table-cell>
          <table:table-cell table:number-columns-repeated="1015"/>
        </table:table-row>
        <table:table-row table:style-name="ro2">
          <table:table-cell office:value-type="float" office:value="837">
            <text:p>837</text:p>
          </table:table-cell>
          <table:table-cell office:value-type="date" office:date-value="2011-09-05">
            <text:p>05.09.2011</text:p>
          </table:table-cell>
          <table:table-cell office:value-type="time" office:time-value="PT21H55M00S">
            <text:p>21:55:00</text:p>
          </table:table-cell>
          <table:table-cell office:value-type="float" office:value="10">
            <text:p>10,0</text:p>
          </table:table-cell>
          <table:table-cell table:style-name="ce12" office:value-type="float" office:value="117">
            <text:p>117</text:p>
          </table:table-cell>
          <table:table-cell office:value-type="time" office:time-value="PT00H52M08S">
            <text:p>00:52:08</text:p>
          </table:table-cell>
          <table:table-cell office:value-type="string">
            <text:p>Rund um Kwh</text:p>
          </table:table-cell>
          <table:table-cell table:number-columns-repeated="1016"/>
        </table:table-row>
        <table:table-row table:style-name="ro2">
          <table:table-cell office:value-type="float" office:value="838">
            <text:p>838</text:p>
          </table:table-cell>
          <table:table-cell office:value-type="date" office:date-value="2011-09-06">
            <text:p>06.09.2011</text:p>
          </table:table-cell>
          <table:table-cell office:value-type="time" office:time-value="PT09H28M00S">
            <text:p>09:28:00</text:p>
          </table:table-cell>
          <table:table-cell office:value-type="float" office:value="3.3">
            <text:p>3,3</text:p>
          </table:table-cell>
          <table:table-cell table:style-name="ce12" office:value-type="string">
            <text:p>-</text:p>
          </table:table-cell>
          <table:table-cell office:value-type="time" office:time-value="PT00H19M20S">
            <text:p>00:19:20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838">
            <text:p>838</text:p>
          </table:table-cell>
          <table:table-cell office:value-type="date" office:date-value="2011-09-06">
            <text:p>06.09.2011</text:p>
          </table:table-cell>
          <table:table-cell office:value-type="time" office:time-value="PT10H33M00S">
            <text:p>10:33:00</text:p>
          </table:table-cell>
          <table:table-cell office:value-type="float" office:value="1.8">
            <text:p>1,8</text:p>
          </table:table-cell>
          <table:table-cell table:style-name="ce12" office:value-type="string">
            <text:p>-</text:p>
          </table:table-cell>
          <table:table-cell office:value-type="time" office:time-value="PT00H10M33S">
            <text:p>00:10:33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office:value-type="float" office:value="838">
            <text:p>838</text:p>
          </table:table-cell>
          <table:table-cell office:value-type="date" office:date-value="2011-09-06">
            <text:p>06.09.2011</text:p>
          </table:table-cell>
          <table:table-cell office:value-type="time" office:time-value="PT18H45M00S">
            <text:p>18:45:00</text:p>
          </table:table-cell>
          <table:table-cell office:value-type="float" office:value="1.8">
            <text:p>1,8</text:p>
          </table:table-cell>
          <table:table-cell table:style-name="ce12" office:value-type="string">
            <text:p>-</text:p>
          </table:table-cell>
          <table:table-cell office:value-type="time" office:time-value="PT00H10M17S">
            <text:p>00:10:17</text:p>
          </table:table-cell>
          <table:table-cell office:value-type="string">
            <text:p>HP – Sbahn</text:p>
          </table:table-cell>
          <table:table-cell table:number-columns-repeated="1016"/>
        </table:table-row>
        <table:table-row table:style-name="ro2">
          <table:table-cell office:value-type="float" office:value="838">
            <text:p>838</text:p>
          </table:table-cell>
          <table:table-cell office:value-type="date" office:date-value="2011-09-06">
            <text:p>06.09.2011</text:p>
          </table:table-cell>
          <table:table-cell office:value-type="time" office:time-value="PT19H30M00S">
            <text:p>19:30:00</text:p>
          </table:table-cell>
          <table:table-cell office:value-type="float" office:value="12.8">
            <text:p>12,8</text:p>
          </table:table-cell>
          <table:table-cell table:style-name="ce12" office:value-type="string">
            <text:p>-</text:p>
          </table:table-cell>
          <table:table-cell office:value-type="time" office:time-value="PT01H16M26S">
            <text:p>01:16:26</text:p>
          </table:table-cell>
          <table:table-cell office:value-type="string">
            <text:p>Stgt – Schlossgarten – Pragsattel – Kwh</text:p>
          </table:table-cell>
          <table:table-cell table:number-columns-repeated="1016"/>
        </table:table-row>
        <table:table-row table:style-name="ro2">
          <table:table-cell office:value-type="float" office:value="839">
            <text:p>839</text:p>
          </table:table-cell>
          <table:table-cell office:value-type="date" office:date-value="2011-09-07">
            <text:p>07.09.2011</text:p>
          </table:table-cell>
          <table:table-cell office:value-type="time" office:time-value="PT09H45M00S">
            <text:p>09:45:00</text:p>
          </table:table-cell>
          <table:table-cell office:value-type="float" office:value="1.7">
            <text:p>1,7</text:p>
          </table:table-cell>
          <table:table-cell table:style-name="ce12" office:value-type="float" office:value="127">
            <text:p>127</text:p>
          </table:table-cell>
          <table:table-cell office:value-type="time" office:time-value="PT00H09M45S">
            <text:p>00:09:45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office:value-type="float" office:value="839">
            <text:p>839</text:p>
          </table:table-cell>
          <table:table-cell office:value-type="date" office:date-value="2011-09-07">
            <text:p>07.09.2011</text:p>
          </table:table-cell>
          <table:table-cell office:value-type="time" office:time-value="PT10H31M00S">
            <text:p>10:31:00</text:p>
          </table:table-cell>
          <table:table-cell office:value-type="float" office:value="1.7">
            <text:p>1,7</text:p>
          </table:table-cell>
          <table:table-cell table:style-name="ce12" office:value-type="float" office:value="122">
            <text:p>122</text:p>
          </table:table-cell>
          <table:table-cell office:value-type="time" office:time-value="PT00H10M01S">
            <text:p>00:10:01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39">
            <text:p>839</text:p>
          </table:table-cell>
          <table:table-cell office:value-type="date" office:date-value="2011-09-07">
            <text:p>07.09.2011</text:p>
          </table:table-cell>
          <table:table-cell office:value-type="time" office:time-value="PT18H57M00S">
            <text:p>18:57:00</text:p>
          </table:table-cell>
          <table:table-cell office:value-type="float" office:value="10">
            <text:p>10,0</text:p>
          </table:table-cell>
          <table:table-cell table:style-name="ce12" office:value-type="float" office:value="120">
            <text:p>120</text:p>
          </table:table-cell>
          <table:table-cell office:value-type="time" office:time-value="PT00H59M31S">
            <text:p>00:59:31</text:p>
          </table:table-cell>
          <table:table-cell office:value-type="string">
            <text:p>HP – BBN – Goldberg</text:p>
          </table:table-cell>
          <table:table-cell table:number-columns-repeated="1016"/>
        </table:table-row>
        <table:table-row table:style-name="ro2">
          <table:table-cell office:value-type="float" office:value="839">
            <text:p>839</text:p>
          </table:table-cell>
          <table:table-cell office:value-type="date" office:date-value="2011-09-07">
            <text:p>07.09.2011</text:p>
          </table:table-cell>
          <table:table-cell office:value-type="time" office:time-value="PT20H36M00S">
            <text:p>20:36:00</text:p>
          </table:table-cell>
          <table:table-cell office:value-type="float" office:value="3.6">
            <text:p>3,6</text:p>
          </table:table-cell>
          <table:table-cell table:style-name="ce12" office:value-type="float" office:value="112">
            <text:p>112</text:p>
          </table:table-cell>
          <table:table-cell office:value-type="time" office:time-value="PT00H22M08S">
            <text:p>00:22:08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40">
            <text:p>840</text:p>
          </table:table-cell>
          <table:table-cell office:value-type="date" office:date-value="2011-09-08">
            <text:p>08.09.2011</text:p>
          </table:table-cell>
          <table:table-cell office:value-type="time" office:time-value="PT09H01M00S">
            <text:p>09:01:00</text:p>
          </table:table-cell>
          <table:table-cell office:value-type="float" office:value="3.1">
            <text:p>3,1</text:p>
          </table:table-cell>
          <table:table-cell table:style-name="ce12" office:value-type="float" office:value="129">
            <text:p>129</text:p>
          </table:table-cell>
          <table:table-cell office:value-type="time" office:time-value="PT00H18M43S">
            <text:p>00:18:43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840">
            <text:p>840</text:p>
          </table:table-cell>
          <table:table-cell office:value-type="date" office:date-value="2011-09-08">
            <text:p>08.09.2011</text:p>
          </table:table-cell>
          <table:table-cell office:value-type="time" office:time-value="PT10H01M00S">
            <text:p>10:01:00</text:p>
          </table:table-cell>
          <table:table-cell office:value-type="float" office:value="1.7">
            <text:p>1,7</text:p>
          </table:table-cell>
          <table:table-cell table:style-name="ce12" office:value-type="float" office:value="120">
            <text:p>120</text:p>
          </table:table-cell>
          <table:table-cell office:value-type="time" office:time-value="PT00H10M05S">
            <text:p>00:10:0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40">
            <text:p>840</text:p>
          </table:table-cell>
          <table:table-cell office:value-type="date" office:date-value="2011-09-08">
            <text:p>08.09.2011</text:p>
          </table:table-cell>
          <table:table-cell office:value-type="time" office:time-value="PT18H42M00S">
            <text:p>18:42:00</text:p>
          </table:table-cell>
          <table:table-cell office:value-type="float" office:value="1.8">
            <text:p>1,8</text:p>
          </table:table-cell>
          <table:table-cell table:style-name="ce12" office:value-type="float" office:value="125">
            <text:p>125</text:p>
          </table:table-cell>
          <table:table-cell office:value-type="time" office:time-value="PT00H10M25S">
            <text:p>00:10:25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office:value-type="float" office:value="840">
            <text:p>840</text:p>
          </table:table-cell>
          <table:table-cell office:value-type="date" office:date-value="2011-09-08">
            <text:p>08.09.2011</text:p>
          </table:table-cell>
          <table:table-cell office:value-type="time" office:time-value="PT19H33M00S">
            <text:p>19:33:00</text:p>
          </table:table-cell>
          <table:table-cell office:value-type="float" office:value="8.5">
            <text:p>8,5</text:p>
          </table:table-cell>
          <table:table-cell table:style-name="ce12" office:value-type="float" office:value="127">
            <text:p>127</text:p>
          </table:table-cell>
          <table:table-cell office:value-type="time" office:time-value="PT00H54M02S">
            <text:p>00:54:02</text:p>
          </table:table-cell>
          <table:table-cell office:value-type="string">
            <text:p>BadCannstatt – Kwh?</text:p>
          </table:table-cell>
          <table:table-cell table:number-columns-repeated="1016"/>
        </table:table-row>
        <table:table-row table:style-name="ro2">
          <table:table-cell office:value-type="float" office:value="841">
            <text:p>841</text:p>
          </table:table-cell>
          <table:table-cell office:value-type="date" office:date-value="2011-09-09">
            <text:p>09.09.2011</text:p>
          </table:table-cell>
          <table:table-cell office:value-type="time" office:time-value="PT09H00M00S">
            <text:p>09:00:00</text:p>
          </table:table-cell>
          <table:table-cell office:value-type="float" office:value="3">
            <text:p>3,0</text:p>
          </table:table-cell>
          <table:table-cell table:style-name="ce12" office:value-type="float" office:value="125">
            <text:p>125</text:p>
          </table:table-cell>
          <table:table-cell office:value-type="time" office:time-value="PT00H19M11S">
            <text:p>00:19:11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841">
            <text:p>841</text:p>
          </table:table-cell>
          <table:table-cell office:value-type="date" office:date-value="2011-09-09">
            <text:p>09.09.2011</text:p>
          </table:table-cell>
          <table:table-cell office:value-type="time" office:time-value="PT10H00M00S">
            <text:p>10:00:00</text:p>
          </table:table-cell>
          <table:table-cell office:value-type="float" office:value="1.6">
            <text:p>1,6</text:p>
          </table:table-cell>
          <table:table-cell table:style-name="ce12" office:value-type="float" office:value="120">
            <text:p>120</text:p>
          </table:table-cell>
          <table:table-cell office:value-type="time" office:time-value="PT00H10M09S">
            <text:p>00:10:0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41">
            <text:p>841</text:p>
          </table:table-cell>
          <table:table-cell office:value-type="date" office:date-value="2011-09-09">
            <text:p>09.09.2011</text:p>
          </table:table-cell>
          <table:table-cell office:value-type="time" office:time-value="PT17H43M00S">
            <text:p>17:43:00</text:p>
          </table:table-cell>
          <table:table-cell office:value-type="float" office:value="1.7">
            <text:p>1,7</text:p>
          </table:table-cell>
          <table:table-cell table:style-name="ce12" office:value-type="float" office:value="122">
            <text:p>122</text:p>
          </table:table-cell>
          <table:table-cell office:value-type="time" office:time-value="PT00H10M11S">
            <text:p>00:10:11</text:p>
          </table:table-cell>
          <table:table-cell office:value-type="string">
            <text:p>HP- S-Bahn</text:p>
          </table:table-cell>
          <table:table-cell table:number-columns-repeated="1016"/>
        </table:table-row>
        <table:table-row table:style-name="ro2">
          <table:table-cell office:value-type="float" office:value="841">
            <text:p>841</text:p>
          </table:table-cell>
          <table:table-cell office:value-type="date" office:date-value="2011-09-09">
            <text:p>09.09.2011</text:p>
          </table:table-cell>
          <table:table-cell office:value-type="time" office:time-value="PT18H26M00S">
            <text:p>18:26:00</text:p>
          </table:table-cell>
          <table:table-cell office:value-type="float" office:value="10.9">
            <text:p>10,9</text:p>
          </table:table-cell>
          <table:table-cell table:style-name="ce12" office:value-type="float" office:value="128">
            <text:p>128</text:p>
          </table:table-cell>
          <table:table-cell office:value-type="time" office:time-value="PT01H08M26S">
            <text:p>01:08:26</text:p>
          </table:table-cell>
          <table:table-cell office:value-type="string">
            <text:p>Stgt – Kwh?</text:p>
          </table:table-cell>
          <table:table-cell table:number-columns-repeated="1016"/>
        </table:table-row>
        <table:table-row table:style-name="ro2">
          <table:table-cell office:value-type="float" office:value="842">
            <text:p>842</text:p>
          </table:table-cell>
          <table:table-cell office:value-type="date" office:date-value="2011-09-10">
            <text:p>10.09.2011</text:p>
          </table:table-cell>
          <table:table-cell office:value-type="time" office:time-value="PT18H25M00S">
            <text:p>18:25:00</text:p>
          </table:table-cell>
          <table:table-cell office:value-type="float" office:value="15">
            <text:p>15,0</text:p>
          </table:table-cell>
          <table:table-cell table:style-name="ce12" office:value-type="float" office:value="122">
            <text:p>122</text:p>
          </table:table-cell>
          <table:table-cell office:value-type="time" office:time-value="PT01H24M11S">
            <text:p>01:24:11</text:p>
          </table:table-cell>
          <table:table-cell office:value-type="string">
            <text:p>Kwh – Grünbühl – Pattonville – Kwh</text:p>
          </table:table-cell>
          <table:table-cell table:number-columns-repeated="1016"/>
        </table:table-row>
        <table:table-row table:style-name="ro2">
          <table:table-cell office:value-type="float" office:value="843">
            <text:p>843</text:p>
          </table:table-cell>
          <table:table-cell office:value-type="date" office:date-value="2011-09-11">
            <text:p>11.09.2011</text:p>
          </table:table-cell>
          <table:table-cell office:value-type="time" office:time-value="PT09H52M00S">
            <text:p>09:52:00</text:p>
          </table:table-cell>
          <table:table-cell office:value-type="float" office:value="20.3">
            <text:p>20,3</text:p>
          </table:table-cell>
          <table:table-cell table:style-name="ce12" office:value-type="float" office:value="126">
            <text:p>126</text:p>
          </table:table-cell>
          <table:table-cell office:value-type="time" office:time-value="PT01H55M47S">
            <text:p>01:55:47</text:p>
          </table:table-cell>
          <table:table-cell office:value-type="string">
            <text:p>Kwh – LB – Osterholz – Wildpark – Favorite – Kwh</text:p>
          </table:table-cell>
          <table:table-cell table:formula="of:=SUM([.D8:.D26])" office:value-type="float" office:value="114.3">
            <text:p>114,3</text:p>
          </table:table-cell>
          <table:table-cell table:number-columns-repeated="1015"/>
        </table:table-row>
        <table:table-row table:style-name="ro2">
          <table:table-cell office:value-type="float" office:value="844">
            <text:p>844</text:p>
          </table:table-cell>
          <table:table-cell office:value-type="date" office:date-value="2011-09-12">
            <text:p>12.09.2011</text:p>
          </table:table-cell>
          <table:table-cell office:value-type="time" office:time-value="PT09H31M00S">
            <text:p>09:31:00</text:p>
          </table:table-cell>
          <table:table-cell office:value-type="float" office:value="1.6">
            <text:p>1,6</text:p>
          </table:table-cell>
          <table:table-cell table:style-name="ce12" office:value-type="float" office:value="122">
            <text:p>122</text:p>
          </table:table-cell>
          <table:table-cell office:value-type="time" office:time-value="PT00H09M55S">
            <text:p>00:09:5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44">
            <text:p>844</text:p>
          </table:table-cell>
          <table:table-cell office:value-type="date" office:date-value="2011-09-12">
            <text:p>12.09.2011</text:p>
          </table:table-cell>
          <table:table-cell office:value-type="time" office:time-value="PT19H09M00S">
            <text:p>19:09:00</text:p>
          </table:table-cell>
          <table:table-cell office:value-type="float" office:value="13.7">
            <text:p>13,7</text:p>
          </table:table-cell>
          <table:table-cell table:style-name="ce12" office:value-type="float" office:value="117">
            <text:p>117</text:p>
          </table:table-cell>
          <table:table-cell office:value-type="time" office:time-value="PT01H18M17S">
            <text:p>01:18:17</text:p>
          </table:table-cell>
          <table:table-cell office:value-type="string">
            <text:p>HP – Waldrunde-um-BBN – Goldberg</text:p>
          </table:table-cell>
          <table:table-cell table:number-columns-repeated="1016"/>
        </table:table-row>
        <table:table-row table:style-name="ro2">
          <table:table-cell office:value-type="float" office:value="844">
            <text:p>844</text:p>
          </table:table-cell>
          <table:table-cell office:value-type="date" office:date-value="2011-09-12">
            <text:p>12.09.2011</text:p>
          </table:table-cell>
          <table:table-cell office:value-type="time" office:time-value="PT21H12M00S">
            <text:p>21:12:00</text:p>
          </table:table-cell>
          <table:table-cell office:value-type="float" office:value="1.5">
            <text:p>1,5</text:p>
          </table:table-cell>
          <table:table-cell table:style-name="ce12" office:value-type="float" office:value="111">
            <text:p>111</text:p>
          </table:table-cell>
          <table:table-cell office:value-type="time" office:time-value="PT00H09M08S">
            <text:p>00:09:08</text:p>
          </table:table-cell>
          <table:table-cell office:value-type="string">
            <text:p>Bhf – Kwh</text:p>
          </table:table-cell>
          <table:table-cell table:number-columns-repeated="1016"/>
        </table:table-row>
        <table:table-row table:style-name="ro2">
          <table:table-cell office:value-type="float" office:value="845">
            <text:p>845</text:p>
          </table:table-cell>
          <table:table-cell office:value-type="date" office:date-value="2011-09-13">
            <text:p>13.09.2011</text:p>
          </table:table-cell>
          <table:table-cell office:value-type="time" office:time-value="PT08H29M00S">
            <text:p>08:29:00</text:p>
          </table:table-cell>
          <table:table-cell office:value-type="float" office:value="3.4">
            <text:p>3,4</text:p>
          </table:table-cell>
          <table:table-cell table:style-name="ce12" office:value-type="float" office:value="128">
            <text:p>128</text:p>
          </table:table-cell>
          <table:table-cell office:value-type="time" office:time-value="PT00H19M33S">
            <text:p>00:19:33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845">
            <text:p>845</text:p>
          </table:table-cell>
          <table:table-cell office:value-type="date" office:date-value="2011-09-13">
            <text:p>13.09.2011</text:p>
          </table:table-cell>
          <table:table-cell office:value-type="time" office:time-value="PT09H30M00S">
            <text:p>09:30:00</text:p>
          </table:table-cell>
          <table:table-cell office:value-type="float" office:value="1.8">
            <text:p>1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10M16S">
            <text:p>00:10:16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45">
            <text:p>845</text:p>
          </table:table-cell>
          <table:table-cell office:value-type="date" office:date-value="2011-09-13">
            <text:p>13.09.2011</text:p>
          </table:table-cell>
          <table:table-cell office:value-type="time" office:time-value="PT19H17M00S">
            <text:p>19:17:00</text:p>
          </table:table-cell>
          <table:table-cell office:value-type="float" office:value="11.3">
            <text:p>11,3</text:p>
          </table:table-cell>
          <table:table-cell table:style-name="ce12" office:value-type="float" office:value="119">
            <text:p>119</text:p>
          </table:table-cell>
          <table:table-cell office:value-type="time" office:time-value="PT01H07M08S">
            <text:p>01:07:08</text:p>
          </table:table-cell>
          <table:table-cell office:value-type="string">
            <text:p>HP – BBN – Goldberg</text:p>
          </table:table-cell>
          <table:table-cell table:number-columns-repeated="1016"/>
        </table:table-row>
        <table:table-row table:style-name="ro2">
          <table:table-cell office:value-type="float" office:value="845">
            <text:p>845</text:p>
          </table:table-cell>
          <table:table-cell office:value-type="date" office:date-value="2011-09-13">
            <text:p>13.09.2011</text:p>
          </table:table-cell>
          <table:table-cell office:value-type="time" office:time-value="PT21H11M00S">
            <text:p>21:11:00</text:p>
          </table:table-cell>
          <table:table-cell office:value-type="float" office:value="1.6">
            <text:p>1,6</text:p>
          </table:table-cell>
          <table:table-cell table:style-name="ce12" office:value-type="float" office:value="115">
            <text:p>115</text:p>
          </table:table-cell>
          <table:table-cell office:value-type="time" office:time-value="PT00H09M01S">
            <text:p>00:09:01</text:p>
          </table:table-cell>
          <table:table-cell office:value-type="string">
            <text:p>Bhf – Kwh</text:p>
          </table:table-cell>
          <table:table-cell table:number-columns-repeated="1016"/>
        </table:table-row>
        <table:table-row table:style-name="ro2">
          <table:table-cell office:value-type="float" office:value="846">
            <text:p>846</text:p>
          </table:table-cell>
          <table:table-cell office:value-type="date" office:date-value="2011-09-14">
            <text:p>14.09.2011</text:p>
          </table:table-cell>
          <table:table-cell office:value-type="time" office:time-value="PT08H05M00S">
            <text:p>08:05:00</text:p>
          </table:table-cell>
          <table:table-cell office:value-type="float" office:value="3.9">
            <text:p>3,9</text:p>
          </table:table-cell>
          <table:table-cell table:style-name="ce12" office:value-type="float" office:value="128">
            <text:p>128</text:p>
          </table:table-cell>
          <table:table-cell office:value-type="time" office:time-value="PT00H22M19S">
            <text:p>00:22:19</text:p>
          </table:table-cell>
          <table:table-cell office:value-type="string">
            <text:p>Kwh – Büro – ZuffenhausenBhf</text:p>
          </table:table-cell>
          <table:table-cell table:number-columns-repeated="1016"/>
        </table:table-row>
        <table:table-row table:style-name="ro2">
          <table:table-cell office:value-type="float" office:value="846">
            <text:p>846</text:p>
          </table:table-cell>
          <table:table-cell office:value-type="date" office:date-value="2011-09-14">
            <text:p>14.09.2011</text:p>
          </table:table-cell>
          <table:table-cell office:value-type="time" office:time-value="PT09H17M00S">
            <text:p>09:17:00</text:p>
          </table:table-cell>
          <table:table-cell office:value-type="float" office:value="4.9">
            <text:p>4,9</text:p>
          </table:table-cell>
          <table:table-cell table:style-name="ce12" office:value-type="float" office:value="119">
            <text:p>119</text:p>
          </table:table-cell>
          <table:table-cell office:value-type="time" office:time-value="PT00H28M47S">
            <text:p>00:28:47</text:p>
          </table:table-cell>
          <table:table-cell office:value-type="string">
            <text:p>BBN – HP</text:p>
          </table:table-cell>
          <table:table-cell table:number-columns-repeated="1016"/>
        </table:table-row>
        <table:table-row table:style-name="ro2">
          <table:table-cell office:value-type="float" office:value="846">
            <text:p>846</text:p>
          </table:table-cell>
          <table:table-cell office:value-type="date" office:date-value="2011-09-14">
            <text:p>14.09.2011</text:p>
          </table:table-cell>
          <table:table-cell office:value-type="time" office:time-value="PT18H45M00S">
            <text:p>18:45:00</text:p>
          </table:table-cell>
          <table:table-cell office:value-type="float" office:value="1.8">
            <text:p>1,8</text:p>
          </table:table-cell>
          <table:table-cell table:style-name="ce12" office:value-type="float" office:value="120">
            <text:p>120</text:p>
          </table:table-cell>
          <table:table-cell office:value-type="time" office:time-value="PT00H10M24S">
            <text:p>00:10:24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office:value-type="float" office:value="846">
            <text:p>846</text:p>
          </table:table-cell>
          <table:table-cell office:value-type="date" office:date-value="2011-09-14">
            <text:p>14.09.2011</text:p>
          </table:table-cell>
          <table:table-cell office:value-type="time" office:time-value="PT19H31M00S">
            <text:p>19:31:00</text:p>
          </table:table-cell>
          <table:table-cell office:value-type="float" office:value="10.9">
            <text:p>10,9</text:p>
          </table:table-cell>
          <table:table-cell table:style-name="ce12" office:value-type="float" office:value="121">
            <text:p>121</text:p>
          </table:table-cell>
          <table:table-cell office:value-type="time" office:time-value="PT01H04M26S">
            <text:p>01:04:26</text:p>
          </table:table-cell>
          <table:table-cell office:value-type="string">
            <text:p>BadCannstatt – Rosensteinpark – Pragsattel – Büro – Kwh</text:p>
          </table:table-cell>
          <table:table-cell table:number-columns-repeated="1016"/>
        </table:table-row>
        <table:table-row table:style-name="ro2">
          <table:table-cell office:value-type="float" office:value="847">
            <text:p>847</text:p>
          </table:table-cell>
          <table:table-cell office:value-type="date" office:date-value="2011-09-15">
            <text:p>15.09.2011</text:p>
          </table:table-cell>
          <table:table-cell office:value-type="time" office:time-value="PT09H07M00S">
            <text:p>09:07:00</text:p>
          </table:table-cell>
          <table:table-cell office:value-type="float" office:value="1.6">
            <text:p>1,6</text:p>
          </table:table-cell>
          <table:table-cell table:style-name="ce12" office:value-type="string">
            <text:p>-</text:p>
          </table:table-cell>
          <table:table-cell office:value-type="time" office:time-value="PT00H09M25S">
            <text:p>00:09:25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office:value-type="float" office:value="847">
            <text:p>847</text:p>
          </table:table-cell>
          <table:table-cell office:value-type="date" office:date-value="2011-09-15">
            <text:p>15.09.2011</text:p>
          </table:table-cell>
          <table:table-cell office:value-type="time" office:time-value="PT10H10M25S">
            <text:p>10:10:25</text:p>
          </table:table-cell>
          <table:table-cell office:value-type="float" office:value="1.7">
            <text:p>1,7</text:p>
          </table:table-cell>
          <table:table-cell table:style-name="ce12" office:value-type="string">
            <text:p>-</text:p>
          </table:table-cell>
          <table:table-cell office:value-type="time" office:time-value="PT00H10M00S">
            <text:p>00:10:00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47">
            <text:p>847</text:p>
          </table:table-cell>
          <table:table-cell office:value-type="date" office:date-value="2011-09-15">
            <text:p>15.09.2011</text:p>
          </table:table-cell>
          <table:table-cell office:value-type="time" office:time-value="PT19H03M00S">
            <text:p>19:03:00</text:p>
          </table:table-cell>
          <table:table-cell office:value-type="float" office:value="4.5">
            <text:p>4,5</text:p>
          </table:table-cell>
          <table:table-cell table:style-name="ce12" office:value-type="float" office:value="119">
            <text:p>119</text:p>
          </table:table-cell>
          <table:table-cell office:value-type="time" office:time-value="PT00H27M46S">
            <text:p>00:27:46</text:p>
          </table:table-cell>
          <table:table-cell office:value-type="string">
            <text:p>HP – HerrenbergerStr – BBN</text:p>
          </table:table-cell>
          <table:table-cell table:number-columns-repeated="1016"/>
        </table:table-row>
        <table:table-row table:style-name="ro2">
          <table:table-cell office:value-type="float" office:value="847">
            <text:p>847</text:p>
          </table:table-cell>
          <table:table-cell office:value-type="date" office:date-value="2011-09-15">
            <text:p>15.09.2011</text:p>
          </table:table-cell>
          <table:table-cell office:value-type="time" office:time-value="PT20H07M00S">
            <text:p>20:07:00</text:p>
          </table:table-cell>
          <table:table-cell office:value-type="float" office:value="3.3">
            <text:p>3,3</text:p>
          </table:table-cell>
          <table:table-cell table:style-name="ce12" office:value-type="float" office:value="115">
            <text:p>115</text:p>
          </table:table-cell>
          <table:table-cell office:value-type="time" office:time-value="PT00H20M48S">
            <text:p>00:20:48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48">
            <text:p>848</text:p>
          </table:table-cell>
          <table:table-cell office:value-type="date" office:date-value="2011-09-16">
            <text:p>16.09.2011</text:p>
          </table:table-cell>
          <table:table-cell office:value-type="time" office:time-value="PT08H30M00S">
            <text:p>08:30:00</text:p>
          </table:table-cell>
          <table:table-cell office:value-type="float" office:value="3.3">
            <text:p>3,3</text:p>
          </table:table-cell>
          <table:table-cell table:style-name="ce12" office:value-type="float" office:value="122">
            <text:p>122</text:p>
          </table:table-cell>
          <table:table-cell office:value-type="time" office:time-value="PT00H20M08S">
            <text:p>00:20:08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848">
            <text:p>848</text:p>
          </table:table-cell>
          <table:table-cell office:value-type="date" office:date-value="2011-09-16">
            <text:p>16.09.2011</text:p>
          </table:table-cell>
          <table:table-cell office:value-type="time" office:time-value="PT09H31M00S">
            <text:p>09:31:00</text:p>
          </table:table-cell>
          <table:table-cell office:value-type="float" office:value="1.7">
            <text:p>1,7</text:p>
          </table:table-cell>
          <table:table-cell table:style-name="ce12" office:value-type="string">
            <text:p>-</text:p>
          </table:table-cell>
          <table:table-cell office:value-type="time" office:time-value="PT00H10M15S">
            <text:p>00:10:15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48">
            <text:p>848</text:p>
          </table:table-cell>
          <table:table-cell office:value-type="date" office:date-value="2011-09-16">
            <text:p>16.09.2011</text:p>
          </table:table-cell>
          <table:table-cell office:value-type="time" office:time-value="PT17H15M00S">
            <text:p>17:15:00</text:p>
          </table:table-cell>
          <table:table-cell office:value-type="float" office:value="7">
            <text:p>7,0</text:p>
          </table:table-cell>
          <table:table-cell table:style-name="ce12" office:value-type="float" office:value="119">
            <text:p>119</text:p>
          </table:table-cell>
          <table:table-cell office:value-type="time" office:time-value="PT00H40M37S">
            <text:p>00:40:37</text:p>
          </table:table-cell>
          <table:table-cell table:style-name="ce18" office:value-type="string">
            <text:p>HP – Sindelfingen – Goldberg</text:p>
          </table:table-cell>
          <table:table-cell table:number-columns-repeated="1016"/>
        </table:table-row>
        <table:table-row table:style-name="ro2">
          <table:table-cell office:value-type="float" office:value="848">
            <text:p>848</text:p>
          </table:table-cell>
          <table:table-cell office:value-type="date" office:date-value="2011-09-16">
            <text:p>16.09.2011</text:p>
          </table:table-cell>
          <table:table-cell office:value-type="time" office:time-value="PT18H39M00S">
            <text:p>18:39:00</text:p>
          </table:table-cell>
          <table:table-cell office:value-type="float" office:value="3.2">
            <text:p>3,2</text:p>
          </table:table-cell>
          <table:table-cell table:style-name="ce12" office:value-type="float" office:value="111">
            <text:p>111</text:p>
          </table:table-cell>
          <table:table-cell office:value-type="time" office:time-value="PT00H20M52S">
            <text:p>00:20:52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49">
            <text:p>849</text:p>
          </table:table-cell>
          <table:table-cell office:value-type="date" office:date-value="2011-09-17">
            <text:p>17.09.2011</text:p>
          </table:table-cell>
          <table:table-cell office:value-type="time" office:time-value="PT10H14M00S">
            <text:p>10:14:00</text:p>
          </table:table-cell>
          <table:table-cell office:value-type="float" office:value="15.8">
            <text:p>15,8</text:p>
          </table:table-cell>
          <table:table-cell table:style-name="ce12" office:value-type="float" office:value="130">
            <text:p>130</text:p>
          </table:table-cell>
          <table:table-cell office:value-type="time" office:time-value="PT01H24M12S">
            <text:p>01:24:12</text:p>
          </table:table-cell>
          <table:table-cell table:style-name="ce18" office:value-type="string">
            <text:p>Kwh – Zazenhausen – Mühlhausen – MaxEythSee – Hofen – Mühlhausen – Kwh</text:p>
          </table:table-cell>
          <table:table-cell table:number-columns-repeated="1016"/>
        </table:table-row>
        <table:table-row table:style-name="ro2">
          <table:table-cell office:value-type="float" office:value="850">
            <text:p>850</text:p>
          </table:table-cell>
          <table:table-cell office:value-type="date" office:date-value="2011-09-18">
            <text:p>18.09.2011</text:p>
          </table:table-cell>
          <table:table-cell office:value-type="time" office:time-value="PT18H25M00S">
            <text:p>18:25:00</text:p>
          </table:table-cell>
          <table:table-cell office:value-type="float" office:value="18.7">
            <text:p>18,7</text:p>
          </table:table-cell>
          <table:table-cell table:style-name="ce12" office:value-type="float" office:value="125">
            <text:p>125</text:p>
          </table:table-cell>
          <table:table-cell office:value-type="time" office:time-value="PT01H39M16S">
            <text:p>01:39:16</text:p>
          </table:table-cell>
          <table:table-cell office:value-type="string">
            <text:p>Kwh – Zazenhausen – Mühlhausen – Aldingen – Mühlhausen – Zazenhausen – Kwh</text:p>
          </table:table-cell>
          <table:table-cell table:formula="of:=SUM([.D27:.D47])" office:value-type="float" office:value="117.2">
            <text:p>117,2</text:p>
          </table:table-cell>
          <table:table-cell table:number-columns-repeated="1015"/>
        </table:table-row>
        <table:table-row table:style-name="ro2">
          <table:table-cell office:value-type="float" office:value="851">
            <text:p>851</text:p>
          </table:table-cell>
          <table:table-cell office:value-type="date" office:date-value="2011-09-19">
            <text:p>19.09.2011</text:p>
          </table:table-cell>
          <table:table-cell office:value-type="time" office:time-value="PT09H36M00S">
            <text:p>09:36:00</text:p>
          </table:table-cell>
          <table:table-cell office:value-type="float" office:value="2">
            <text:p>2,0</text:p>
          </table:table-cell>
          <table:table-cell table:style-name="ce12" office:value-type="string">
            <text:p>-</text:p>
          </table:table-cell>
          <table:table-cell office:value-type="time" office:time-value="PT00H11M35S">
            <text:p>00:11:35</text:p>
          </table:table-cell>
          <table:table-cell table:style-name="ce18" office:value-type="string">
            <text:p>-</text:p>
          </table:table-cell>
          <table:table-cell table:number-columns-repeated="1016"/>
        </table:table-row>
        <table:table-row table:style-name="ro2">
          <table:table-cell office:value-type="float" office:value="851">
            <text:p>851</text:p>
          </table:table-cell>
          <table:table-cell office:value-type="date" office:date-value="2011-09-19">
            <text:p>19.09.2011</text:p>
          </table:table-cell>
          <table:table-cell office:value-type="time" office:time-value="PT10H31M00S">
            <text:p>10:31:00</text:p>
          </table:table-cell>
          <table:table-cell office:value-type="float" office:value="1.7">
            <text:p>1,7</text:p>
          </table:table-cell>
          <table:table-cell table:style-name="ce12" office:value-type="float" office:value="129">
            <text:p>129</text:p>
          </table:table-cell>
          <table:table-cell office:value-type="time" office:time-value="PT00H10M19S">
            <text:p>00:10:1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51">
            <text:p>851</text:p>
          </table:table-cell>
          <table:table-cell office:value-type="date" office:date-value="2011-09-19">
            <text:p>19.09.2011</text:p>
          </table:table-cell>
          <table:table-cell office:value-type="time" office:time-value="PT18H35M00S">
            <text:p>18:35:00</text:p>
          </table:table-cell>
          <table:table-cell office:value-type="float" office:value="14">
            <text:p>14,0</text:p>
          </table:table-cell>
          <table:table-cell table:style-name="ce12" office:value-type="float" office:value="127">
            <text:p>127</text:p>
          </table:table-cell>
          <table:table-cell office:value-type="time" office:time-value="PT01H16M26S">
            <text:p>01:16:26</text:p>
          </table:table-cell>
          <table:table-cell office:value-type="string">
            <text:p>HP – rund-um-BBN – Goldberg</text:p>
          </table:table-cell>
          <table:table-cell table:number-columns-repeated="1016"/>
        </table:table-row>
        <table:table-row table:style-name="ro2">
          <table:table-cell office:value-type="float" office:value="851">
            <text:p>851</text:p>
          </table:table-cell>
          <table:table-cell office:value-type="date" office:date-value="2011-09-19">
            <text:p>19.09.2011</text:p>
          </table:table-cell>
          <table:table-cell office:value-type="time" office:time-value="PT20H36M00S">
            <text:p>20:36:00</text:p>
          </table:table-cell>
          <table:table-cell office:value-type="float" office:value="3.4">
            <text:p>3,4</text:p>
          </table:table-cell>
          <table:table-cell table:style-name="ce12" office:value-type="float" office:value="119">
            <text:p>119</text:p>
          </table:table-cell>
          <table:table-cell office:value-type="time" office:time-value="PT00H21M06S">
            <text:p>00:21:06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52">
            <text:p>852</text:p>
          </table:table-cell>
          <table:table-cell office:value-type="date" office:date-value="2011-09-20">
            <text:p>20.09.2011</text:p>
          </table:table-cell>
          <table:table-cell office:value-type="time" office:time-value="PT09H18M00S">
            <text:p>09:18:00</text:p>
          </table:table-cell>
          <table:table-cell office:value-type="float" office:value="3.9">
            <text:p>3,9</text:p>
          </table:table-cell>
          <table:table-cell table:style-name="ce12" office:value-type="float" office:value="128">
            <text:p>128</text:p>
          </table:table-cell>
          <table:table-cell office:value-type="time" office:time-value="PT00H23M46S">
            <text:p>00:23:46</text:p>
          </table:table-cell>
          <table:table-cell office:value-type="string">
            <text:p>Kwh – Büro – ZuffenhausenBhf</text:p>
          </table:table-cell>
          <table:table-cell table:number-columns-repeated="1016"/>
        </table:table-row>
        <table:table-row table:style-name="ro2">
          <table:table-cell office:value-type="float" office:value="852">
            <text:p>852</text:p>
          </table:table-cell>
          <table:table-cell office:value-type="date" office:date-value="2011-09-20">
            <text:p>20.09.2011</text:p>
          </table:table-cell>
          <table:table-cell office:value-type="time" office:time-value="PT10H31M00S">
            <text:p>10:31:00</text:p>
          </table:table-cell>
          <table:table-cell office:value-type="float" office:value="1.7">
            <text:p>1,7</text:p>
          </table:table-cell>
          <table:table-cell table:style-name="ce12" office:value-type="float" office:value="122">
            <text:p>122</text:p>
          </table:table-cell>
          <table:table-cell office:value-type="time" office:time-value="PT00H10M29S">
            <text:p>00:10:2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52">
            <text:p>852</text:p>
          </table:table-cell>
          <table:table-cell office:value-type="date" office:date-value="2011-09-20">
            <text:p>20.09.2011</text:p>
          </table:table-cell>
          <table:table-cell office:value-type="time" office:time-value="PT18H54M00S">
            <text:p>18:54:00</text:p>
          </table:table-cell>
          <table:table-cell office:value-type="float" office:value="9.4">
            <text:p>9,4</text:p>
          </table:table-cell>
          <table:table-cell table:style-name="ce12" office:value-type="float" office:value="120">
            <text:p>120</text:p>
          </table:table-cell>
          <table:table-cell office:value-type="time" office:time-value="PT00H54M05S">
            <text:p>00:54:05</text:p>
          </table:table-cell>
          <table:table-cell office:value-type="string">
            <text:p>HP – Sindelfingen – Goldberg – Freibad – S-Bahn</text:p>
          </table:table-cell>
          <table:table-cell table:number-columns-repeated="1016"/>
        </table:table-row>
        <table:table-row table:style-name="ro2">
          <table:table-cell office:value-type="float" office:value="852">
            <text:p>852</text:p>
          </table:table-cell>
          <table:table-cell office:value-type="date" office:date-value="2011-09-20">
            <text:p>20.09.2011</text:p>
          </table:table-cell>
          <table:table-cell office:value-type="time" office:time-value="PT20H36M00S">
            <text:p>20:36:00</text:p>
          </table:table-cell>
          <table:table-cell office:value-type="float" office:value="3.5">
            <text:p>3,5</text:p>
          </table:table-cell>
          <table:table-cell table:style-name="ce12" office:value-type="float" office:value="109">
            <text:p>109</text:p>
          </table:table-cell>
          <table:table-cell office:value-type="time" office:time-value="PT00H22M57S">
            <text:p>00:22:57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53">
            <text:p>853</text:p>
          </table:table-cell>
          <table:table-cell office:value-type="date" office:date-value="2011-09-21">
            <text:p>21.09.2011</text:p>
          </table:table-cell>
          <table:table-cell office:value-type="time" office:time-value="PT09H20M00S">
            <text:p>09:20:00</text:p>
          </table:table-cell>
          <table:table-cell office:value-type="float" office:value="3.3">
            <text:p>3,3</text:p>
          </table:table-cell>
          <table:table-cell table:style-name="ce12" office:value-type="float" office:value="121">
            <text:p>121</text:p>
          </table:table-cell>
          <table:table-cell office:value-type="time" office:time-value="PT00H20M37S">
            <text:p>00:20:37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853">
            <text:p>853</text:p>
          </table:table-cell>
          <table:table-cell office:value-type="date" office:date-value="2011-09-21">
            <text:p>21.09.2011</text:p>
          </table:table-cell>
          <table:table-cell office:value-type="time" office:time-value="PT10H34M00S">
            <text:p>10:34:00</text:p>
          </table:table-cell>
          <table:table-cell office:value-type="float" office:value="1.7">
            <text:p>1,7</text:p>
          </table:table-cell>
          <table:table-cell table:style-name="ce12" office:value-type="float" office:value="121">
            <text:p>121</text:p>
          </table:table-cell>
          <table:table-cell office:value-type="time" office:time-value="PT00H10M19S">
            <text:p>00:10:1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53">
            <text:p>853</text:p>
          </table:table-cell>
          <table:table-cell office:value-type="date" office:date-value="2011-09-21">
            <text:p>21.09.2011</text:p>
          </table:table-cell>
          <table:table-cell office:value-type="time" office:time-value="PT19H10M00S">
            <text:p>19:10:00</text:p>
          </table:table-cell>
          <table:table-cell office:value-type="float" office:value="7.5">
            <text:p>7,5</text:p>
          </table:table-cell>
          <table:table-cell table:style-name="ce12" office:value-type="float" office:value="115">
            <text:p>115</text:p>
          </table:table-cell>
          <table:table-cell office:value-type="time" office:time-value="PT00H47M15S">
            <text:p>00:47:15</text:p>
          </table:table-cell>
          <table:table-cell office:value-type="string">
            <text:p>HP – Wald – Bbn</text:p>
          </table:table-cell>
          <table:table-cell table:number-columns-repeated="1016"/>
        </table:table-row>
        <table:table-row table:style-name="ro2">
          <table:table-cell office:value-type="float" office:value="853">
            <text:p>853</text:p>
          </table:table-cell>
          <table:table-cell office:value-type="date" office:date-value="2011-09-21">
            <text:p>21.09.2011</text:p>
          </table:table-cell>
          <table:table-cell office:value-type="time" office:time-value="PT20H38M00S">
            <text:p>20:38:00</text:p>
          </table:table-cell>
          <table:table-cell office:value-type="float" office:value="3.4">
            <text:p>3,4</text:p>
          </table:table-cell>
          <table:table-cell table:style-name="ce12" office:value-type="float" office:value="104">
            <text:p>104</text:p>
          </table:table-cell>
          <table:table-cell office:value-type="time" office:time-value="PT00H24M29S">
            <text:p>00:24:29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54">
            <text:p>854</text:p>
          </table:table-cell>
          <table:table-cell office:value-type="date" office:date-value="2011-09-22">
            <text:p>22.09.2011</text:p>
          </table:table-cell>
          <table:table-cell office:value-type="time" office:time-value="PT08H37M00S">
            <text:p>08:37:00</text:p>
          </table:table-cell>
          <table:table-cell office:value-type="float" office:value="1.6">
            <text:p>1,6</text:p>
          </table:table-cell>
          <table:table-cell table:style-name="ce12" office:value-type="string">
            <text:p>-</text:p>
          </table:table-cell>
          <table:table-cell office:value-type="time" office:time-value="PT00H10M05S">
            <text:p>00:10:05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office:value-type="float" office:value="854">
            <text:p>854</text:p>
          </table:table-cell>
          <table:table-cell office:value-type="date" office:date-value="2011-09-22">
            <text:p>22.09.2011</text:p>
          </table:table-cell>
          <table:table-cell office:value-type="time" office:time-value="PT09H35M00S">
            <text:p>09:35:00</text:p>
          </table:table-cell>
          <table:table-cell office:value-type="float" office:value="1.7">
            <text:p>1,7</text:p>
          </table:table-cell>
          <table:table-cell table:style-name="ce12" office:value-type="float" office:value="123">
            <text:p>123</text:p>
          </table:table-cell>
          <table:table-cell office:value-type="time" office:time-value="PT00H10M12S">
            <text:p>00:10:12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54">
            <text:p>854</text:p>
          </table:table-cell>
          <table:table-cell office:value-type="date" office:date-value="2011-09-22">
            <text:p>22.09.2011</text:p>
          </table:table-cell>
          <table:table-cell office:value-type="time" office:time-value="PT16H16M00S">
            <text:p>16:16:00</text:p>
          </table:table-cell>
          <table:table-cell office:value-type="float" office:value="14.4">
            <text:p>14,4</text:p>
          </table:table-cell>
          <table:table-cell table:style-name="ce12" office:value-type="float" office:value="115">
            <text:p>115</text:p>
          </table:table-cell>
          <table:table-cell office:value-type="time" office:time-value="PT01H29M26S">
            <text:p>01:29:26</text:p>
          </table:table-cell>
          <table:table-cell office:value-type="string">
            <text:p>HP – BBN – Rohr – Vaihingen</text:p>
          </table:table-cell>
          <table:table-cell table:number-columns-repeated="1016"/>
        </table:table-row>
        <table:table-row table:style-name="ro2">
          <table:table-cell office:value-type="float" office:value="854">
            <text:p>854</text:p>
          </table:table-cell>
          <table:table-cell office:value-type="date" office:date-value="2011-09-22">
            <text:p>22.09.2011</text:p>
          </table:table-cell>
          <table:table-cell office:value-type="time" office:time-value="PT18H25M00S">
            <text:p>18:25:00</text:p>
          </table:table-cell>
          <table:table-cell office:value-type="float" office:value="3.2">
            <text:p>3,2</text:p>
          </table:table-cell>
          <table:table-cell table:style-name="ce12" office:value-type="float" office:value="115">
            <text:p>115</text:p>
          </table:table-cell>
          <table:table-cell office:value-type="time" office:time-value="PT00H20M29S">
            <text:p>00:20:29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55">
            <text:p>855</text:p>
          </table:table-cell>
          <table:table-cell office:value-type="date" office:date-value="2011-09-23">
            <text:p>23.09.2011</text:p>
          </table:table-cell>
          <table:table-cell office:value-type="time" office:time-value="PT07H23M00S">
            <text:p>07:23:00</text:p>
          </table:table-cell>
          <table:table-cell office:value-type="float" office:value="1.5">
            <text:p>1,5</text:p>
          </table:table-cell>
          <table:table-cell table:style-name="ce12" office:value-type="float" office:value="115">
            <text:p>115</text:p>
          </table:table-cell>
          <table:table-cell office:value-type="time" office:time-value="PT00H12M00S">
            <text:p>00:12:00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office:value-type="float" office:value="855">
            <text:p>855</text:p>
          </table:table-cell>
          <table:table-cell office:value-type="date" office:date-value="2011-09-23">
            <text:p>23.09.2011</text:p>
          </table:table-cell>
          <table:table-cell office:value-type="time" office:time-value="PT08H31M00S">
            <text:p>08:31:00</text:p>
          </table:table-cell>
          <table:table-cell office:value-type="float" office:value="1.7">
            <text:p>1,7</text:p>
          </table:table-cell>
          <table:table-cell table:style-name="ce12" office:value-type="float" office:value="125">
            <text:p>125</text:p>
          </table:table-cell>
          <table:table-cell office:value-type="time" office:time-value="PT00H10M09S">
            <text:p>00:10:0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55">
            <text:p>855</text:p>
          </table:table-cell>
          <table:table-cell office:value-type="date" office:date-value="2011-09-23">
            <text:p>23.09.2011</text:p>
          </table:table-cell>
          <table:table-cell office:value-type="time" office:time-value="PT18H52M00S">
            <text:p>18:52:00</text:p>
          </table:table-cell>
          <table:table-cell office:value-type="float" office:value="10.1">
            <text:p>10,1</text:p>
          </table:table-cell>
          <table:table-cell table:style-name="ce12" office:value-type="float" office:value="116">
            <text:p>116</text:p>
          </table:table-cell>
          <table:table-cell office:value-type="time" office:time-value="PT01H02M10S">
            <text:p>01:02:10</text:p>
          </table:table-cell>
          <table:table-cell office:value-type="string">
            <text:p>HP – Sindelfingen – Goldberg – S-Bahn</text:p>
          </table:table-cell>
          <table:table-cell table:number-columns-repeated="1016"/>
        </table:table-row>
        <table:table-row table:style-name="ro2">
          <table:table-cell office:value-type="float" office:value="855">
            <text:p>855</text:p>
          </table:table-cell>
          <table:table-cell office:value-type="date" office:date-value="2011-09-23">
            <text:p>23.09.2011</text:p>
          </table:table-cell>
          <table:table-cell office:value-type="time" office:time-value="PT20H41M00S">
            <text:p>20:41:00</text:p>
          </table:table-cell>
          <table:table-cell office:value-type="float" office:value="1.6">
            <text:p>1,6</text:p>
          </table:table-cell>
          <table:table-cell table:style-name="ce12" office:value-type="float" office:value="113">
            <text:p>113</text:p>
          </table:table-cell>
          <table:table-cell office:value-type="time" office:time-value="PT00H09M41S">
            <text:p>00:09:41</text:p>
          </table:table-cell>
          <table:table-cell office:value-type="string">
            <text:p>Bhf – Kwh</text:p>
          </table:table-cell>
          <table:table-cell table:number-columns-repeated="1016"/>
        </table:table-row>
        <table:table-row table:style-name="ro2">
          <table:table-cell office:value-type="float" office:value="856">
            <text:p>856</text:p>
          </table:table-cell>
          <table:table-cell office:value-type="date" office:date-value="2011-09-24">
            <text:p>24.09.2011</text:p>
          </table:table-cell>
          <table:table-cell office:value-type="time" office:time-value="PT17H22M00S">
            <text:p>17:22:00</text:p>
          </table:table-cell>
          <table:table-cell office:value-type="float" office:value="24.1">
            <text:p>24,1</text:p>
          </table:table-cell>
          <table:table-cell table:style-name="ce12" office:value-type="float" office:value="122">
            <text:p>122</text:p>
          </table:table-cell>
          <table:table-cell office:value-type="time" office:time-value="PT02H23M06S">
            <text:p>02:23:06</text:p>
          </table:table-cell>
          <table:table-cell office:value-type="string">
            <text:p>Kwh – Zazenhausen – Mühlhausen – Aldingen – Neckarrems – Ossweil – Ludwigsburg – Kwh</text:p>
          </table:table-cell>
          <table:table-cell table:number-columns-repeated="1016"/>
        </table:table-row>
        <table:table-row table:style-name="ro2">
          <table:table-cell office:value-type="float" office:value="857">
            <text:p>857</text:p>
          </table:table-cell>
          <table:table-cell office:value-type="date" office:date-value="2011-09-25">
            <text:p>25.09.2011</text:p>
          </table:table-cell>
          <table:table-cell office:value-type="time" office:time-value="PT17H00M00S">
            <text:p>17:00:00</text:p>
          </table:table-cell>
          <table:table-cell office:value-type="float" office:value="21.5">
            <text:p>21,5</text:p>
          </table:table-cell>
          <table:table-cell table:style-name="ce12" office:value-type="float" office:value="128">
            <text:p>128</text:p>
          </table:table-cell>
          <table:table-cell office:value-type="time" office:time-value="PT02H06M47S">
            <text:p>02:06:47</text:p>
          </table:table-cell>
          <table:table-cell office:value-type="string">
            <text:p>Kwh – Büro – Stadtwald – Feuerbach – Pragsattel – Wasen – Neckar – Keefertal – Zazenhausen – Kwh</text:p>
          </table:table-cell>
          <table:table-cell table:formula="of:=SUM([.D49:.D69])" office:value-type="float" office:value="134.9">
            <text:p>134,9</text:p>
          </table:table-cell>
          <table:table-cell table:number-columns-repeated="1015"/>
        </table:table-row>
        <table:table-row table:style-name="ro2">
          <table:table-cell office:value-type="float" office:value="858">
            <text:p>858</text:p>
          </table:table-cell>
          <table:table-cell office:value-type="date" office:date-value="2011-09-26">
            <text:p>26.09.2011</text:p>
          </table:table-cell>
          <table:table-cell office:value-type="time" office:time-value="PT07H36M00S">
            <text:p>07:36:00</text:p>
          </table:table-cell>
          <table:table-cell office:value-type="float" office:value="12.2">
            <text:p>12,2</text:p>
          </table:table-cell>
          <table:table-cell table:style-name="ce12" office:value-type="float" office:value="118">
            <text:p>118</text:p>
          </table:table-cell>
          <table:table-cell office:value-type="time" office:time-value="PT01H12M29S">
            <text:p>01:12:29</text:p>
          </table:table-cell>
          <table:table-cell office:value-type="string">
            <text:p>Kwh – Zazenhausen – Viehweg – Kwh</text:p>
          </table:table-cell>
          <table:table-cell table:number-columns-repeated="1016"/>
        </table:table-row>
        <table:table-row table:style-name="ro2">
          <table:table-cell office:value-type="float" office:value="859">
            <text:p>859</text:p>
          </table:table-cell>
          <table:table-cell office:value-type="date" office:date-value="2011-09-27">
            <text:p>27.09.2011</text:p>
          </table:table-cell>
          <table:table-cell office:value-type="time" office:time-value="PT08H32M00S">
            <text:p>08:32:00</text:p>
          </table:table-cell>
          <table:table-cell office:value-type="float" office:value="1.4">
            <text:p>1,4</text:p>
          </table:table-cell>
          <table:table-cell table:style-name="ce12" office:value-type="float" office:value="132">
            <text:p>132</text:p>
          </table:table-cell>
          <table:table-cell office:value-type="time" office:time-value="PT00H09M23S">
            <text:p>00:09:23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9H30M00S">
            <text:p>09:30:00</text:p>
          </table:table-cell>
          <table:table-cell office:value-type="float" office:value="1.5">
            <text:p>1,5</text:p>
          </table:table-cell>
          <table:table-cell table:style-name="ce12" office:value-type="float" office:value="129">
            <text:p>129</text:p>
          </table:table-cell>
          <table:table-cell office:value-type="time" office:time-value="PT00H10M08S">
            <text:p>00:10:08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0H13M00S">
            <text:p>20:13:00</text:p>
          </table:table-cell>
          <table:table-cell office:value-type="float" office:value="2.2">
            <text:p>2,2</text:p>
          </table:table-cell>
          <table:table-cell table:style-name="ce12" office:value-type="float" office:value="122">
            <text:p>122</text:p>
          </table:table-cell>
          <table:table-cell office:value-type="time" office:time-value="PT00H14M40S">
            <text:p>00:14:40</text:p>
          </table:table-cell>
          <table:table-cell office:value-type="string">
            <text:p>HP – HerrenbergerStr – S-Bahn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21H06M00S">
            <text:p>21:06:00</text:p>
          </table:table-cell>
          <table:table-cell office:value-type="float" office:value="6">
            <text:p>6,0</text:p>
          </table:table-cell>
          <table:table-cell table:style-name="ce12" office:value-type="float" office:value="119">
            <text:p>119</text:p>
          </table:table-cell>
          <table:table-cell office:value-type="time" office:time-value="PT00H37M34S">
            <text:p>00:37:34</text:p>
          </table:table-cell>
          <table:table-cell office:value-type="string">
            <text:p>ZuffenhausenBhf – Zazenhausen – Kwh</text:p>
          </table:table-cell>
          <table:table-cell table:number-columns-repeated="1016"/>
        </table:table-row>
        <table:table-row table:style-name="ro2">
          <table:table-cell office:value-type="float" office:value="860">
            <text:p>860</text:p>
          </table:table-cell>
          <table:table-cell office:value-type="date" office:date-value="2011-09-28">
            <text:p>28.09.2011</text:p>
          </table:table-cell>
          <table:table-cell office:value-type="time" office:time-value="PT08H29M00S">
            <text:p>08:29:00</text:p>
          </table:table-cell>
          <table:table-cell office:value-type="float" office:value="3.9">
            <text:p>3,9</text:p>
          </table:table-cell>
          <table:table-cell table:style-name="ce12" office:value-type="string">
            <text:p>-</text:p>
          </table:table-cell>
          <table:table-cell office:value-type="time" office:time-value="PT00H22M40S">
            <text:p>00:22:40</text:p>
          </table:table-cell>
          <table:table-cell office:value-type="string">
            <text:p>Kwh – Büro – Zuffenhausen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9H29M00S">
            <text:p>09:29:00</text:p>
          </table:table-cell>
          <table:table-cell office:value-type="float" office:value="9.7">
            <text:p>9,7</text:p>
          </table:table-cell>
          <table:table-cell table:style-name="ce12" office:value-type="float" office:value="126">
            <text:p>126</text:p>
          </table:table-cell>
          <table:table-cell office:value-type="time" office:time-value="PT01H00M57S">
            <text:p>01:00:57</text:p>
          </table:table-cell>
          <table:table-cell office:value-type="string">
            <text:p>Goldberg – Amis – Böblinge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6H56M00S">
            <text:p>16:56:00</text:p>
          </table:table-cell>
          <table:table-cell office:value-type="float" office:value="5.6">
            <text:p>5,6</text:p>
          </table:table-cell>
          <table:table-cell table:style-name="ce12" office:value-type="float" office:value="135">
            <text:p>135</text:p>
          </table:table-cell>
          <table:table-cell office:value-type="time" office:time-value="PT00H32M55S">
            <text:p>00:32:55</text:p>
          </table:table-cell>
          <table:table-cell office:value-type="string">
            <text:p>HP – BBN – Goldberg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8H10M00S">
            <text:p>18:10:00</text:p>
          </table:table-cell>
          <table:table-cell office:value-type="float" office:value="3.2">
            <text:p>3,2</text:p>
          </table:table-cell>
          <table:table-cell table:style-name="ce12" office:value-type="float" office:value="118">
            <text:p>118</text:p>
          </table:table-cell>
          <table:table-cell office:value-type="time" office:time-value="PT00H20M36S">
            <text:p>00:20:36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61">
            <text:p>861</text:p>
          </table:table-cell>
          <table:table-cell office:value-type="date" office:date-value="2011-09-29">
            <text:p>29.09.2011</text:p>
          </table:table-cell>
          <table:table-cell office:value-type="time" office:time-value="PT08H32M00S">
            <text:p>08:32:00</text:p>
          </table:table-cell>
          <table:table-cell office:value-type="float" office:value="3.2">
            <text:p>3,2</text:p>
          </table:table-cell>
          <table:table-cell table:style-name="ce12" office:value-type="float" office:value="121">
            <text:p>121</text:p>
          </table:table-cell>
          <table:table-cell office:value-type="time" office:time-value="PT00H18M35S">
            <text:p>00:18:35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9H30M00S">
            <text:p>09:30:00</text:p>
          </table:table-cell>
          <table:table-cell office:value-type="float" office:value="5.5">
            <text:p>5,5</text:p>
          </table:table-cell>
          <table:table-cell table:style-name="ce12" office:value-type="float" office:value="126">
            <text:p>126</text:p>
          </table:table-cell>
          <table:table-cell office:value-type="time" office:time-value="PT00H32M34S">
            <text:p>00:32:34</text:p>
          </table:table-cell>
          <table:table-cell office:value-type="string">
            <text:p>Goldberg – BB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5H58M00S">
            <text:p>15:58:00</text:p>
          </table:table-cell>
          <table:table-cell office:value-type="float" office:value="7.8">
            <text:p>7,8</text:p>
          </table:table-cell>
          <table:table-cell table:style-name="ce12" office:value-type="float" office:value="123">
            <text:p>123</text:p>
          </table:table-cell>
          <table:table-cell office:value-type="time" office:time-value="PT00H46M13S">
            <text:p>00:46:13</text:p>
          </table:table-cell>
          <table:table-cell office:value-type="string">
            <text:p>HP – BBN – Goldberg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7H43M00S">
            <text:p>17:43:00</text:p>
          </table:table-cell>
          <table:table-cell office:value-type="float" office:value="3.2">
            <text:p>3,2</text:p>
          </table:table-cell>
          <table:table-cell table:style-name="ce12" office:value-type="float" office:value="125">
            <text:p>125</text:p>
          </table:table-cell>
          <table:table-cell office:value-type="time" office:time-value="PT00H19M57S">
            <text:p>00:19:57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office:value-type="float" office:value="862">
            <text:p>862</text:p>
          </table:table-cell>
          <table:table-cell office:value-type="date" office:date-value="2011-09-30">
            <text:p>30.09.2011</text:p>
          </table:table-cell>
          <table:table-cell office:value-type="time" office:time-value="PT07H29M00S">
            <text:p>07:29:00</text:p>
          </table:table-cell>
          <table:table-cell office:value-type="float" office:value="3.2">
            <text:p>3,2</text:p>
          </table:table-cell>
          <table:table-cell table:style-name="ce12" office:value-type="float" office:value="121">
            <text:p>121</text:p>
          </table:table-cell>
          <table:table-cell office:value-type="time" office:time-value="PT00H18M51S">
            <text:p>00:18:51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08H44M00S">
            <text:p>08:44:00</text:p>
          </table:table-cell>
          <table:table-cell office:value-type="float" office:value="1.3">
            <text:p>1,3</text:p>
          </table:table-cell>
          <table:table-cell table:style-name="ce12" office:value-type="float" office:value="126">
            <text:p>126</text:p>
          </table:table-cell>
          <table:table-cell office:value-type="time" office:time-value="PT00H07M13S">
            <text:p>00:07:13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6H05M00S">
            <text:p>16:05:00</text:p>
          </table:table-cell>
          <table:table-cell office:value-type="float" office:value="14.7">
            <text:p>14,7</text:p>
          </table:table-cell>
          <table:table-cell table:style-name="ce12" office:value-type="float" office:value="129">
            <text:p>129</text:p>
          </table:table-cell>
          <table:table-cell office:value-type="time" office:time-value="PT01H25M29S">
            <text:p>01:25:29</text:p>
          </table:table-cell>
          <table:table-cell office:value-type="string">
            <text:p>HP – Grafenau – WeilderStad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time" office:time-value="PT18H17M00S">
            <text:p>18:17:00</text:p>
          </table:table-cell>
          <table:table-cell office:value-type="float" office:value="3.5">
            <text:p>3,5</text:p>
          </table:table-cell>
          <table:table-cell table:style-name="ce12" office:value-type="float" office:value="122">
            <text:p>122</text:p>
          </table:table-cell>
          <table:table-cell office:value-type="time" office:time-value="PT00H22M04S">
            <text:p>00:22:04</text:p>
          </table:table-cell>
          <table:table-cell office:value-type="string">
            <text:p>Neuwirtshaus – Kwh</text:p>
          </table:table-cell>
          <table:table-cell table:formula="of:=SUM([.D70:.D86])" office:value-type="float" office:value="88.1">
            <text:p>88,1</text:p>
          </table:table-cell>
          <table:table-cell table:number-columns-repeated="1015"/>
        </table:table-row>
        <table:table-row table:style-name="ro1" table:number-rows-repeated="15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 table:number-rows-repeated="6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1-08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4162.727027027">
            <text:p>14162,73</text:p>
          </table:table-cell>
          <table:table-cell table:style-name="ce16" table:formula="of:=SUM([.F2:.F65441])" office:value-type="time" office:time-value="PT1392H04M30S">
            <text:p>00:04:30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801">
            <text:p>801</text:p>
          </table:table-cell>
          <table:table-cell table:style-name="ce17" office:value-type="date" office:date-value="2011-07-31">
            <text:p>31.07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07'.H1])" office:value-type="float" office:value="13713.927027027">
            <text:p>13713,93</text:p>
          </table:table-cell>
          <table:table-cell table:style-name="ce10"/>
          <table:table-cell table:style-name="ce10" table:formula="of:=SUM(['2011-07'.I1])" office:value-type="time" office:time-value="PT1349H17M22S">
            <text:p>05:17:22</text:p>
          </table:table-cell>
          <table:table-cell table:style-name="ce2" office:value-type="string">
            <text:p>Übertrag 400:33:32</text:p>
          </table:table-cell>
          <table:table-cell table:style-name="ce2" table:formula="of:=SUM(['2011-07'.H55])" office:value-type="float" office:value="0">
            <text:p>0</text:p>
          </table:table-cell>
          <table:table-cell table:style-name="ce2" table:number-columns-repeated="1015"/>
        </table:table-row>
        <table:table-row table:style-name="ro2">
          <table:table-cell office:value-type="float" office:value="802">
            <text:p>802</text:p>
          </table:table-cell>
          <table:table-cell office:value-type="date" office:date-value="2011-08-01">
            <text:p>01.08.2011</text:p>
          </table:table-cell>
          <table:table-cell office:value-type="time" office:time-value="PT09H37M00S">
            <text:p>09:37:00</text:p>
          </table:table-cell>
          <table:table-cell office:value-type="float" office:value="1.4">
            <text:p>1,4</text:p>
          </table:table-cell>
          <table:table-cell table:style-name="ce12" office:value-type="float" office:value="130">
            <text:p>130</text:p>
          </table:table-cell>
          <table:table-cell office:value-type="time" office:time-value="PT00H08M25S">
            <text:p>00:08:25</text:p>
          </table:table-cell>
          <table:table-cell office:value-type="string">
            <text:p>Kwh – Bhf</text:p>
          </table:table-cell>
          <table:table-cell/>
          <table:table-cell table:style-name="ce2" table:number-columns-repeated="1015"/>
        </table:table-row>
        <table:table-row table:style-name="ro2">
          <table:table-cell office:value-type="float" office:value="802">
            <text:p>802</text:p>
          </table:table-cell>
          <table:table-cell office:value-type="date" office:date-value="2011-08-01">
            <text:p>01.08.2011</text:p>
          </table:table-cell>
          <table:table-cell office:value-type="time" office:time-value="PT10H30M00S">
            <text:p>10:30:00</text:p>
          </table:table-cell>
          <table:table-cell office:value-type="float" office:value="1.7">
            <text:p>1,7</text:p>
          </table:table-cell>
          <table:table-cell table:style-name="ce12" office:value-type="float" office:value="127">
            <text:p>127</text:p>
          </table:table-cell>
          <table:table-cell office:value-type="time" office:time-value="PT00H09M47S">
            <text:p>00:09:47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office:value-type="float" office:value="802">
            <text:p>802</text:p>
          </table:table-cell>
          <table:table-cell office:value-type="date" office:date-value="2011-08-01">
            <text:p>01.08.2011</text:p>
          </table:table-cell>
          <table:table-cell office:value-type="time" office:time-value="PT19H19M00S">
            <text:p>19:19:00</text:p>
          </table:table-cell>
          <table:table-cell office:value-type="float" office:value="11.1">
            <text:p>11,1</text:p>
          </table:table-cell>
          <table:table-cell table:style-name="ce12" office:value-type="float" office:value="133">
            <text:p>133</text:p>
          </table:table-cell>
          <table:table-cell office:value-type="time" office:time-value="PT01H03M02S">
            <text:p>01:03:02</text:p>
          </table:table-cell>
          <table:table-cell office:value-type="string">
            <text:p>HP – Böblingen – Krankenhaus – Goldberg</text:p>
          </table:table-cell>
          <table:table-cell table:number-columns-repeated="1016"/>
        </table:table-row>
        <table:table-row table:style-name="ro2">
          <table:table-cell office:value-type="float" office:value="802">
            <text:p>802</text:p>
          </table:table-cell>
          <table:table-cell office:value-type="date" office:date-value="2011-08-01">
            <text:p>01.08.2011</text:p>
          </table:table-cell>
          <table:table-cell office:value-type="time" office:time-value="PT21H06M00S">
            <text:p>21:06:00</text:p>
          </table:table-cell>
          <table:table-cell office:value-type="float" office:value="0.5">
            <text:p>0,5</text:p>
          </table:table-cell>
          <table:table-cell table:style-name="ce12" office:value-type="float" office:value="120">
            <text:p>120</text:p>
          </table:table-cell>
          <table:table-cell office:value-type="time" office:time-value="PT00H02M48S">
            <text:p>00:02:48</text:p>
          </table:table-cell>
          <table:table-cell office:value-type="string">
            <text:p>USBahn-Büro</text:p>
          </table:table-cell>
          <table:table-cell table:number-columns-repeated="1016"/>
        </table:table-row>
        <table:table-row table:style-name="ro2">
          <table:table-cell office:value-type="float" office:value="802">
            <text:p>802</text:p>
          </table:table-cell>
          <table:table-cell office:value-type="date" office:date-value="2011-08-01">
            <text:p>01.08.2011</text:p>
          </table:table-cell>
          <table:table-cell office:value-type="time" office:time-value="PT21H18M00S">
            <text:p>21:18:00</text:p>
          </table:table-cell>
          <table:table-cell office:value-type="float" office:value="3.5">
            <text:p>3,5</text:p>
          </table:table-cell>
          <table:table-cell table:style-name="ce12" office:value-type="float" office:value="133">
            <text:p>133</text:p>
          </table:table-cell>
          <table:table-cell office:value-type="time" office:time-value="PT00H20M48S">
            <text:p>00:20:4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803">
            <text:p>803</text:p>
          </table:table-cell>
          <table:table-cell office:value-type="date" office:date-value="2011-08-02">
            <text:p>02.08.2011</text:p>
          </table:table-cell>
          <table:table-cell office:value-type="time" office:time-value="PT08H39M00S">
            <text:p>08:39:00</text:p>
          </table:table-cell>
          <table:table-cell office:value-type="float" office:value="3.3">
            <text:p>3,3</text:p>
          </table:table-cell>
          <table:table-cell table:style-name="ce12" office:value-type="float" office:value="135">
            <text:p>135</text:p>
          </table:table-cell>
          <table:table-cell office:value-type="time" office:time-value="PT00H19M17S">
            <text:p>00:19:17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office:value-type="float" office:value="803">
            <text:p>803</text:p>
          </table:table-cell>
          <table:table-cell office:value-type="date" office:date-value="2011-08-02">
            <text:p>02.08.2011</text:p>
          </table:table-cell>
          <table:table-cell office:value-type="time" office:time-value="PT09H34M00S">
            <text:p>09:34:00</text:p>
          </table:table-cell>
          <table:table-cell office:value-type="float" office:value="13.4">
            <text:p>13,4</text:p>
          </table:table-cell>
          <table:table-cell table:style-name="ce12" office:value-type="float" office:value="132">
            <text:p>132</text:p>
          </table:table-cell>
          <table:table-cell office:value-type="time" office:time-value="PT01H20M15S">
            <text:p>01:20:15</text:p>
          </table:table-cell>
          <table:table-cell office:value-type="string">
            <text:p>Rohr – Böblingen – HP</text:p>
          </table:table-cell>
          <table:table-cell table:number-columns-repeated="1016"/>
        </table:table-row>
        <table:table-row table:style-name="ro2">
          <table:table-cell office:value-type="float" office:value="803">
            <text:p>803</text:p>
          </table:table-cell>
          <table:table-cell office:value-type="date" office:date-value="2011-08-02">
            <text:p>02.08.2011</text:p>
          </table:table-cell>
          <table:table-cell office:value-type="time" office:time-value="PT19H45M00S">
            <text:p>19:45:00</text:p>
          </table:table-cell>
          <table:table-cell office:value-type="float" office:value="1.8">
            <text:p>1,8</text:p>
          </table:table-cell>
          <table:table-cell table:style-name="ce12" office:value-type="float" office:value="131">
            <text:p>131</text:p>
          </table:table-cell>
          <table:table-cell office:value-type="time" office:time-value="PT00H11M58S">
            <text:p>00:11:58</text:p>
          </table:table-cell>
          <table:table-cell office:value-type="string">
            <text:p>HP – Sbahn</text:p>
          </table:table-cell>
          <table:table-cell table:number-columns-repeated="1016"/>
        </table:table-row>
        <table:table-row table:style-name="ro2">
          <table:table-cell office:value-type="float" office:value="803">
            <text:p>803</text:p>
          </table:table-cell>
          <table:table-cell office:value-type="date" office:date-value="2011-08-02">
            <text:p>02.08.2011</text:p>
          </table:table-cell>
          <table:table-cell office:value-type="time" office:time-value="PT20H39M00S">
            <text:p>20:39:00</text:p>
          </table:table-cell>
          <table:table-cell office:value-type="float" office:value="1.6">
            <text:p>1,6</text:p>
          </table:table-cell>
          <table:table-cell table:style-name="ce12" office:value-type="float" office:value="121">
            <text:p>121</text:p>
          </table:table-cell>
          <table:table-cell office:value-type="time" office:time-value="PT00H09M48S">
            <text:p>00:09:48</text:p>
          </table:table-cell>
          <table:table-cell office:value-type="string">
            <text:p>KwhBhf – Heim</text:p>
          </table:table-cell>
          <table:table-cell table:number-columns-repeated="1016"/>
        </table:table-row>
        <table:table-row table:style-name="ro2">
          <table:table-cell office:value-type="float" office:value="804">
            <text:p>804</text:p>
          </table:table-cell>
          <table:table-cell office:value-type="date" office:date-value="2011-08-03">
            <text:p>03.08.2011</text:p>
          </table:table-cell>
          <table:table-cell office:value-type="time" office:time-value="PT10H31M00S">
            <text:p>10:31:00</text:p>
          </table:table-cell>
          <table:table-cell office:value-type="float" office:value="1.7">
            <text:p>1,7</text:p>
          </table:table-cell>
          <table:table-cell table:style-name="ce12" office:value-type="float" office:value="132">
            <text:p>132</text:p>
          </table:table-cell>
          <table:table-cell office:value-type="time" office:time-value="PT00H09M39S">
            <text:p>00:09:3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04">
            <text:p>804</text:p>
          </table:table-cell>
          <table:table-cell office:value-type="date" office:date-value="2011-08-03">
            <text:p>03.08.2011</text:p>
          </table:table-cell>
          <table:table-cell office:value-type="time" office:time-value="PT18H15M00S">
            <text:p>18:15:00</text:p>
          </table:table-cell>
          <table:table-cell office:value-type="float" office:value="1.8">
            <text:p>1,8</text:p>
          </table:table-cell>
          <table:table-cell table:style-name="ce12" office:value-type="float" office:value="128">
            <text:p>128</text:p>
          </table:table-cell>
          <table:table-cell office:value-type="time" office:time-value="PT00H10M03S">
            <text:p>00:10:03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804">
            <text:p>804</text:p>
          </table:table-cell>
          <table:table-cell office:value-type="date" office:date-value="2011-08-03">
            <text:p>03.08.2011</text:p>
          </table:table-cell>
          <table:table-cell office:value-type="time" office:time-value="PT18H55M00S">
            <text:p>18:55:00</text:p>
          </table:table-cell>
          <table:table-cell office:value-type="float" office:value="12.3">
            <text:p>12,3</text:p>
          </table:table-cell>
          <table:table-cell table:style-name="ce12" office:value-type="float" office:value="130">
            <text:p>130</text:p>
          </table:table-cell>
          <table:table-cell office:value-type="time" office:time-value="PT01H11M05S">
            <text:p>01:11:05</text:p>
          </table:table-cell>
          <table:table-cell office:value-type="string">
            <text:p>Stgt – Rosensteinpark – Pragsattel – Kwh</text:p>
          </table:table-cell>
          <table:table-cell table:number-columns-repeated="1016"/>
        </table:table-row>
        <table:table-row table:style-name="ro2">
          <table:table-cell office:value-type="float" office:value="805">
            <text:p>805</text:p>
          </table:table-cell>
          <table:table-cell office:value-type="date" office:date-value="2011-08-04">
            <text:p>04.08.2011</text:p>
          </table:table-cell>
          <table:table-cell office:value-type="time" office:time-value="PT08H14M00S">
            <text:p>08:14:00</text:p>
          </table:table-cell>
          <table:table-cell office:value-type="float" office:value="3.3">
            <text:p>3,3</text:p>
          </table:table-cell>
          <table:table-cell table:style-name="ce12" office:value-type="float" office:value="131">
            <text:p>131</text:p>
          </table:table-cell>
          <table:table-cell office:value-type="time" office:time-value="PT00H19M31S">
            <text:p>00:19:31</text:p>
          </table:table-cell>
          <table:table-cell office:value-type="string">
            <text:p>Kwh – Zuffenhausen/Büro</text:p>
          </table:table-cell>
          <table:table-cell table:number-columns-repeated="1016"/>
        </table:table-row>
        <table:table-row table:style-name="ro2">
          <table:table-cell office:value-type="float" office:value="805">
            <text:p>805</text:p>
          </table:table-cell>
          <table:table-cell office:value-type="date" office:date-value="2011-08-04">
            <text:p>04.08.2011</text:p>
          </table:table-cell>
          <table:table-cell office:value-type="time" office:time-value="PT08H38M00S">
            <text:p>08:38:00</text:p>
          </table:table-cell>
          <table:table-cell office:value-type="float" office:value="0.4">
            <text:p>0,4</text:p>
          </table:table-cell>
          <table:table-cell table:style-name="ce12" office:value-type="float" office:value="130">
            <text:p>130</text:p>
          </table:table-cell>
          <table:table-cell office:value-type="time" office:time-value="PT00H02M35S">
            <text:p>00:02:35</text:p>
          </table:table-cell>
          <table:table-cell office:value-type="string">
            <text:p>Büro – Sbahn</text:p>
          </table:table-cell>
          <table:table-cell table:number-columns-repeated="1016"/>
        </table:table-row>
        <table:table-row table:style-name="ro2">
          <table:table-cell office:value-type="float" office:value="805">
            <text:p>805</text:p>
          </table:table-cell>
          <table:table-cell office:value-type="date" office:date-value="2011-08-04">
            <text:p>04.08.2011</text:p>
          </table:table-cell>
          <table:table-cell office:value-type="time" office:time-value="PT09H31M00S">
            <text:p>09:31:00</text:p>
          </table:table-cell>
          <table:table-cell office:value-type="float" office:value="1.8">
            <text:p>1,8</text:p>
          </table:table-cell>
          <table:table-cell table:style-name="ce12" office:value-type="float" office:value="125">
            <text:p>125</text:p>
          </table:table-cell>
          <table:table-cell office:value-type="time" office:time-value="PT00H09M45S">
            <text:p>00:09:45</text:p>
          </table:table-cell>
          <table:table-cell office:value-type="string">
            <text:p>S_Bahn – HP</text:p>
          </table:table-cell>
          <table:table-cell table:number-columns-repeated="1016"/>
        </table:table-row>
        <table:table-row table:style-name="ro2">
          <table:table-cell office:value-type="float" office:value="805">
            <text:p>805</text:p>
          </table:table-cell>
          <table:table-cell office:value-type="date" office:date-value="2011-08-04">
            <text:p>04.08.2011</text:p>
          </table:table-cell>
          <table:table-cell office:value-type="time" office:time-value="PT15H28M00S">
            <text:p>15:28:00</text:p>
          </table:table-cell>
          <table:table-cell office:value-type="float" office:value="10.1">
            <text:p>10,1</text:p>
          </table:table-cell>
          <table:table-cell table:style-name="ce12" office:value-type="float" office:value="127">
            <text:p>127</text:p>
          </table:table-cell>
          <table:table-cell office:value-type="time" office:time-value="PT00H57M58S">
            <text:p>00:57:58</text:p>
          </table:table-cell>
          <table:table-cell office:value-type="string">
            <text:p>BBN-Runde</text:p>
          </table:table-cell>
          <table:table-cell table:number-columns-repeated="1016"/>
        </table:table-row>
        <table:table-row table:style-name="ro2">
          <table:table-cell office:value-type="float" office:value="805">
            <text:p>805</text:p>
          </table:table-cell>
          <table:table-cell office:value-type="date" office:date-value="2011-08-04">
            <text:p>04.08.2011</text:p>
          </table:table-cell>
          <table:table-cell office:value-type="time" office:time-value="PT20H54M00S">
            <text:p>20:54:00</text:p>
          </table:table-cell>
          <table:table-cell office:value-type="float" office:value="4.1">
            <text:p>4,1</text:p>
          </table:table-cell>
          <table:table-cell table:style-name="ce12" office:value-type="float" office:value="111">
            <text:p>111</text:p>
          </table:table-cell>
          <table:table-cell office:value-type="time" office:time-value="PT00H23M50S">
            <text:p>00:23:50</text:p>
          </table:table-cell>
          <table:table-cell office:value-type="string">
            <text:p>HP-BBN</text:p>
          </table:table-cell>
          <table:table-cell table:number-columns-repeated="1016"/>
        </table:table-row>
        <table:table-row table:style-name="ro2">
          <table:table-cell office:value-type="float" office:value="805">
            <text:p>805</text:p>
          </table:table-cell>
          <table:table-cell office:value-type="date" office:date-value="2011-08-04">
            <text:p>04.08.2011</text:p>
          </table:table-cell>
          <table:table-cell office:value-type="time" office:time-value="PT21H57M00S">
            <text:p>21:57:00</text:p>
          </table:table-cell>
          <table:table-cell office:value-type="float" office:value="3.4">
            <text:p>3,4</text:p>
          </table:table-cell>
          <table:table-cell table:style-name="ce12" office:value-type="float" office:value="128">
            <text:p>128</text:p>
          </table:table-cell>
          <table:table-cell office:value-type="time" office:time-value="PT00H22M09S">
            <text:p>00:22:09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2">
          <table:table-cell office:value-type="float" office:value="806">
            <text:p>806</text:p>
          </table:table-cell>
          <table:table-cell office:value-type="date" office:date-value="2011-08-05">
            <text:p>05.08.2011</text:p>
          </table:table-cell>
          <table:table-cell office:value-type="time" office:time-value="PT09H37M00S">
            <text:p>09:37:00</text:p>
          </table:table-cell>
          <table:table-cell office:value-type="float" office:value="1.5">
            <text:p>1,5</text:p>
          </table:table-cell>
          <table:table-cell table:style-name="ce12" office:value-type="float" office:value="134">
            <text:p>134</text:p>
          </table:table-cell>
          <table:table-cell office:value-type="time" office:time-value="PT00H09M46S">
            <text:p>00:09:46</text:p>
          </table:table-cell>
          <table:table-cell office:value-type="string">
            <text:p>Kwh – Sbahn</text:p>
          </table:table-cell>
          <table:table-cell table:number-columns-repeated="1016"/>
        </table:table-row>
        <table:table-row table:style-name="ro2">
          <table:table-cell office:value-type="float" office:value="806">
            <text:p>806</text:p>
          </table:table-cell>
          <table:table-cell office:value-type="date" office:date-value="2011-08-05">
            <text:p>05.08.2011</text:p>
          </table:table-cell>
          <table:table-cell office:value-type="time" office:time-value="PT10H31M00S">
            <text:p>10:31:00</text:p>
          </table:table-cell>
          <table:table-cell office:value-type="float" office:value="1.7">
            <text:p>1,7</text:p>
          </table:table-cell>
          <table:table-cell table:style-name="ce12" office:value-type="float" office:value="132">
            <text:p>132</text:p>
          </table:table-cell>
          <table:table-cell office:value-type="time" office:time-value="PT00H09M53S">
            <text:p>00:09:53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06">
            <text:p>806</text:p>
          </table:table-cell>
          <table:table-cell office:value-type="date" office:date-value="2011-08-05">
            <text:p>05.08.2011</text:p>
          </table:table-cell>
          <table:table-cell office:value-type="time" office:time-value="PT18H44M00S">
            <text:p>18:44:00</text:p>
          </table:table-cell>
          <table:table-cell office:value-type="float" office:value="1.6">
            <text:p>1,6</text:p>
          </table:table-cell>
          <table:table-cell table:style-name="ce12" office:value-type="float" office:value="126">
            <text:p>126</text:p>
          </table:table-cell>
          <table:table-cell office:value-type="time" office:time-value="PT00H10M10S">
            <text:p>00:10:10</text:p>
          </table:table-cell>
          <table:table-cell office:value-type="string">
            <text:p>HP – Sbahn</text:p>
          </table:table-cell>
          <table:table-cell table:number-columns-repeated="1016"/>
        </table:table-row>
        <table:table-row table:style-name="ro2">
          <table:table-cell office:value-type="float" office:value="806">
            <text:p>806</text:p>
          </table:table-cell>
          <table:table-cell office:value-type="date" office:date-value="2011-08-05">
            <text:p>05.08.2011</text:p>
          </table:table-cell>
          <table:table-cell office:value-type="time" office:time-value="PT19H36M00S">
            <text:p>19:36:00</text:p>
          </table:table-cell>
          <table:table-cell office:value-type="float" office:value="3.3">
            <text:p>3,3</text:p>
          </table:table-cell>
          <table:table-cell table:style-name="ce12" office:value-type="float" office:value="116">
            <text:p>116</text:p>
          </table:table-cell>
          <table:table-cell office:value-type="time" office:time-value="PT00H20M40S">
            <text:p>00:20:40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2">
          <table:table-cell office:value-type="float" office:value="807">
            <text:p>807</text:p>
          </table:table-cell>
          <table:table-cell office:value-type="date" office:date-value="2011-08-06">
            <text:p>06.08.2011</text:p>
          </table:table-cell>
          <table:table-cell office:value-type="time" office:time-value="PT22H19M00S">
            <text:p>22:19:00</text:p>
          </table:table-cell>
          <table:table-cell office:value-type="float" office:value="5">
            <text:p>5,0</text:p>
          </table:table-cell>
          <table:table-cell table:style-name="ce12" office:value-type="float" office:value="132">
            <text:p>132</text:p>
          </table:table-cell>
          <table:table-cell office:value-type="time" office:time-value="PT00H30M54S">
            <text:p>00:30:54</text:p>
          </table:table-cell>
          <table:table-cell office:value-type="string">
            <text:p>Kwh – Mitte – Heim</text:p>
          </table:table-cell>
          <table:table-cell table:number-columns-repeated="1016"/>
        </table:table-row>
        <table:table-row table:style-name="ro2">
          <table:table-cell office:value-type="float" office:value="808">
            <text:p>808</text:p>
          </table:table-cell>
          <table:table-cell office:value-type="date" office:date-value="2011-08-07">
            <text:p>07.08.2011</text:p>
          </table:table-cell>
          <table:table-cell office:value-type="time" office:time-value="PT20H32M00S">
            <text:p>20:32:00</text:p>
          </table:table-cell>
          <table:table-cell office:value-type="float" office:value="7.3">
            <text:p>7,3</text:p>
          </table:table-cell>
          <table:table-cell table:style-name="ce12" office:value-type="float" office:value="126">
            <text:p>126</text:p>
          </table:table-cell>
          <table:table-cell office:value-type="time" office:time-value="PT00H43M33S">
            <text:p>00:43:33</text:p>
          </table:table-cell>
          <table:table-cell office:value-type="string">
            <text:p>Kwh – Mitte – Klärwerk – Heim</text:p>
          </table:table-cell>
          <table:table-cell table:formula="of:=SUM([.D3:.D26])" office:value-type="float" office:value="97.6">
            <text:p>97,6</text:p>
          </table:table-cell>
          <table:table-cell table:number-columns-repeated="1015"/>
        </table:table-row>
        <table:table-row table:style-name="ro2">
          <table:table-cell office:value-type="float" office:value="809">
            <text:p>809</text:p>
          </table:table-cell>
          <table:table-cell office:value-type="date" office:date-value="2011-08-08">
            <text:p>08.08.2011</text:p>
          </table:table-cell>
          <table:table-cell office:value-type="time" office:time-value="PT08H06M00S">
            <text:p>08:06:00</text:p>
          </table:table-cell>
          <table:table-cell office:value-type="float" office:value="1.5">
            <text:p>1,5</text:p>
          </table:table-cell>
          <table:table-cell table:style-name="ce12" office:value-type="string">
            <text:p>-</text:p>
          </table:table-cell>
          <table:table-cell office:value-type="time" office:time-value="PT00H09M22S">
            <text:p>00:09:22</text:p>
          </table:table-cell>
          <table:table-cell office:value-type="string">
            <text:p>Kwh – Sbahn</text:p>
          </table:table-cell>
          <table:table-cell table:number-columns-repeated="1016"/>
        </table:table-row>
        <table:table-row table:style-name="ro2">
          <table:table-cell office:value-type="float" office:value="809">
            <text:p>809</text:p>
          </table:table-cell>
          <table:table-cell office:value-type="date" office:date-value="2011-08-08">
            <text:p>08.08.2011</text:p>
          </table:table-cell>
          <table:table-cell office:value-type="time" office:time-value="PT09H05M00S">
            <text:p>09:05:00</text:p>
          </table:table-cell>
          <table:table-cell office:value-type="float" office:value="1.7">
            <text:p>1,7</text:p>
          </table:table-cell>
          <table:table-cell table:style-name="ce12" office:value-type="string">
            <text:p>-</text:p>
          </table:table-cell>
          <table:table-cell office:value-type="time" office:time-value="PT00H10M11S">
            <text:p>00:10:11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office:value-type="float" office:value="809">
            <text:p>809</text:p>
          </table:table-cell>
          <table:table-cell office:value-type="date" office:date-value="2011-08-08">
            <text:p>08.08.2011</text:p>
          </table:table-cell>
          <table:table-cell office:value-type="time" office:time-value="PT19H19M00S">
            <text:p>19:19:00</text:p>
          </table:table-cell>
          <table:table-cell office:value-type="float" office:value="5.5">
            <text:p>5,5</text:p>
          </table:table-cell>
          <table:table-cell table:style-name="ce12" office:value-type="string">
            <text:p>-</text:p>
          </table:table-cell>
          <table:table-cell office:value-type="time" office:time-value="PT00H33M17S">
            <text:p>00:33:17</text:p>
          </table:table-cell>
          <table:table-cell office:value-type="string">
            <text:p>HP – Böblingen – Goldberg</text:p>
          </table:table-cell>
          <table:table-cell table:number-columns-repeated="1016"/>
        </table:table-row>
        <table:table-row table:style-name="ro2">
          <table:table-cell office:value-type="float" office:value="809">
            <text:p>809</text:p>
          </table:table-cell>
          <table:table-cell office:value-type="date" office:date-value="2011-08-08">
            <text:p>08.08.2011</text:p>
          </table:table-cell>
          <table:table-cell office:value-type="time" office:time-value="PT20H36M00S">
            <text:p>20:36:00</text:p>
          </table:table-cell>
          <table:table-cell office:value-type="float" office:value="3.2">
            <text:p>3,2</text:p>
          </table:table-cell>
          <table:table-cell table:style-name="ce12" office:value-type="string">
            <text:p>-</text:p>
          </table:table-cell>
          <table:table-cell office:value-type="time" office:time-value="PT00H21M03S">
            <text:p>00:21:03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2">
          <table:table-cell office:value-type="float" office:value="810">
            <text:p>810</text:p>
          </table:table-cell>
          <table:table-cell office:value-type="date" office:date-value="2011-08-09">
            <text:p>09.08.2011</text:p>
          </table:table-cell>
          <table:table-cell office:value-type="time" office:time-value="PT08H26M00S">
            <text:p>08:26:00</text:p>
          </table:table-cell>
          <table:table-cell office:value-type="float" office:value="3.4">
            <text:p>3,4</text:p>
          </table:table-cell>
          <table:table-cell table:style-name="ce12" office:value-type="float" office:value="122">
            <text:p>122</text:p>
          </table:table-cell>
          <table:table-cell office:value-type="time" office:time-value="PT00H21M17S">
            <text:p>00:21:17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810">
            <text:p>810</text:p>
          </table:table-cell>
          <table:table-cell office:value-type="date" office:date-value="2011-08-09">
            <text:p>09.08.2011</text:p>
          </table:table-cell>
          <table:table-cell office:value-type="time" office:time-value="PT09H57M00S">
            <text:p>09:57:00</text:p>
          </table:table-cell>
          <table:table-cell office:value-type="float" office:value="1.6">
            <text:p>1,6</text:p>
          </table:table-cell>
          <table:table-cell table:style-name="ce12" office:value-type="float" office:value="119">
            <text:p>119</text:p>
          </table:table-cell>
          <table:table-cell office:value-type="time" office:time-value="PT00H09M57S">
            <text:p>00:09:57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10">
            <text:p>810</text:p>
          </table:table-cell>
          <table:table-cell office:value-type="date" office:date-value="2011-08-09">
            <text:p>09.08.2011</text:p>
          </table:table-cell>
          <table:table-cell office:value-type="time" office:time-value="PT18H44M00S">
            <text:p>18:44:00</text:p>
          </table:table-cell>
          <table:table-cell office:value-type="float" office:value="1.7">
            <text:p>1,7</text:p>
          </table:table-cell>
          <table:table-cell table:style-name="ce12" office:value-type="float" office:value="125">
            <text:p>125</text:p>
          </table:table-cell>
          <table:table-cell office:value-type="time" office:time-value="PT00H10M12S">
            <text:p>00:10:12</text:p>
          </table:table-cell>
          <table:table-cell office:value-type="string">
            <text:p>HP – Sbahn</text:p>
          </table:table-cell>
          <table:table-cell table:number-columns-repeated="1016"/>
        </table:table-row>
        <table:table-row table:style-name="ro2">
          <table:table-cell office:value-type="float" office:value="810">
            <text:p>810</text:p>
          </table:table-cell>
          <table:table-cell office:value-type="date" office:date-value="2011-08-09">
            <text:p>09.08.2011</text:p>
          </table:table-cell>
          <table:table-cell office:value-type="time" office:time-value="PT19H29M00S">
            <text:p>19:29:00</text:p>
          </table:table-cell>
          <table:table-cell office:value-type="float" office:value="12.3">
            <text:p>12,3</text:p>
          </table:table-cell>
          <table:table-cell table:style-name="ce12" office:value-type="float" office:value="125">
            <text:p>125</text:p>
          </table:table-cell>
          <table:table-cell office:value-type="time" office:time-value="PT01H15M12S">
            <text:p>01:15:12</text:p>
          </table:table-cell>
          <table:table-cell office:value-type="string">
            <text:p>Stuttgart – BadCannstatt – Burgholzhof – Kwh</text:p>
          </table:table-cell>
          <table:table-cell table:number-columns-repeated="1016"/>
        </table:table-row>
        <table:table-row table:style-name="ro2">
          <table:table-cell office:value-type="float" office:value="811">
            <text:p>811</text:p>
          </table:table-cell>
          <table:table-cell office:value-type="date" office:date-value="2011-08-10">
            <text:p>10.08.2011</text:p>
          </table:table-cell>
          <table:table-cell office:value-type="time" office:time-value="PT08H55M00S">
            <text:p>08:55:00</text:p>
          </table:table-cell>
          <table:table-cell office:value-type="float" office:value="3.8">
            <text:p>3,8</text:p>
          </table:table-cell>
          <table:table-cell table:style-name="ce12" office:value-type="string">
            <text:p>-</text:p>
          </table:table-cell>
          <table:table-cell office:value-type="time" office:time-value="PT00H21M12S">
            <text:p>00:21:12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 office:value-type="float" office:value="811">
            <text:p>811</text:p>
          </table:table-cell>
          <table:table-cell office:value-type="date" office:date-value="2011-08-10">
            <text:p>10.08.2011</text:p>
          </table:table-cell>
          <table:table-cell office:value-type="time" office:time-value="PT10H01M00S">
            <text:p>10:01:00</text:p>
          </table:table-cell>
          <table:table-cell office:value-type="float" office:value="1.7">
            <text:p>1,7</text:p>
          </table:table-cell>
          <table:table-cell table:style-name="ce12" office:value-type="float" office:value="121">
            <text:p>121</text:p>
          </table:table-cell>
          <table:table-cell office:value-type="time" office:time-value="PT00H09M52S">
            <text:p>00:09:52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11">
            <text:p>811</text:p>
          </table:table-cell>
          <table:table-cell office:value-type="date" office:date-value="2011-08-10">
            <text:p>10.08.2011</text:p>
          </table:table-cell>
          <table:table-cell office:value-type="time" office:time-value="PT20H14M00S">
            <text:p>20:14:00</text:p>
          </table:table-cell>
          <table:table-cell office:value-type="float" office:value="1.8">
            <text:p>1,8</text:p>
          </table:table-cell>
          <table:table-cell table:style-name="ce12" office:value-type="float" office:value="126">
            <text:p>126</text:p>
          </table:table-cell>
          <table:table-cell office:value-type="time" office:time-value="PT00H10M03S">
            <text:p>00:10:03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office:value-type="float" office:value="811">
            <text:p>811</text:p>
          </table:table-cell>
          <table:table-cell office:value-type="date" office:date-value="2011-08-10">
            <text:p>10.08.2011</text:p>
          </table:table-cell>
          <table:table-cell office:value-type="time" office:time-value="PT21H06M00S">
            <text:p>21:06:00</text:p>
          </table:table-cell>
          <table:table-cell office:value-type="float" office:value="3.8">
            <text:p>3,8</text:p>
          </table:table-cell>
          <table:table-cell table:style-name="ce12" office:value-type="float" office:value="119">
            <text:p>119</text:p>
          </table:table-cell>
          <table:table-cell office:value-type="time" office:time-value="PT00H22M45S">
            <text:p>00:22:45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2">
          <table:table-cell office:value-type="float" office:value="812">
            <text:p>812</text:p>
          </table:table-cell>
          <table:table-cell office:value-type="date" office:date-value="2011-08-11">
            <text:p>11.08.2011</text:p>
          </table:table-cell>
          <table:table-cell office:value-type="time" office:time-value="PT08H06M00S">
            <text:p>08:06:00</text:p>
          </table:table-cell>
          <table:table-cell office:value-type="float" office:value="1.6">
            <text:p>1,6</text:p>
          </table:table-cell>
          <table:table-cell table:style-name="ce12" office:value-type="float" office:value="122">
            <text:p>122</text:p>
          </table:table-cell>
          <table:table-cell office:value-type="time" office:time-value="PT00H09M34S">
            <text:p>00:09:34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office:value-type="float" office:value="812">
            <text:p>812</text:p>
          </table:table-cell>
          <table:table-cell office:value-type="date" office:date-value="2011-08-11">
            <text:p>11.08.2011</text:p>
          </table:table-cell>
          <table:table-cell office:value-type="time" office:time-value="PT09H00M00S">
            <text:p>09:00:00</text:p>
          </table:table-cell>
          <table:table-cell office:value-type="float" office:value="1.7">
            <text:p>1,7</text:p>
          </table:table-cell>
          <table:table-cell table:style-name="ce12" office:value-type="float" office:value="124">
            <text:p>124</text:p>
          </table:table-cell>
          <table:table-cell office:value-type="time" office:time-value="PT00H09M50S">
            <text:p>00:09:50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12">
            <text:p>812</text:p>
          </table:table-cell>
          <table:table-cell office:value-type="date" office:date-value="2011-08-11">
            <text:p>11.08.2011</text:p>
          </table:table-cell>
          <table:table-cell office:value-type="time" office:time-value="PT18H44M00S">
            <text:p>18:44:00</text:p>
          </table:table-cell>
          <table:table-cell office:value-type="float" office:value="1.9">
            <text:p>1,9</text:p>
          </table:table-cell>
          <table:table-cell table:style-name="ce12" office:value-type="float" office:value="127">
            <text:p>127</text:p>
          </table:table-cell>
          <table:table-cell office:value-type="time" office:time-value="PT00H10M35S">
            <text:p>00:10:35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office:value-type="float" office:value="812">
            <text:p>812</text:p>
          </table:table-cell>
          <table:table-cell office:value-type="date" office:date-value="2011-08-11">
            <text:p>11.08.2011</text:p>
          </table:table-cell>
          <table:table-cell office:value-type="time" office:time-value="PT19H25M00S">
            <text:p>19:25:00</text:p>
          </table:table-cell>
          <table:table-cell office:value-type="float" office:value="12.1">
            <text:p>12,1</text:p>
          </table:table-cell>
          <table:table-cell table:style-name="ce12" office:value-type="float" office:value="123">
            <text:p>123</text:p>
          </table:table-cell>
          <table:table-cell office:value-type="time" office:time-value="PT01H12M26S">
            <text:p>01:12:26</text:p>
          </table:table-cell>
          <table:table-cell office:value-type="string">
            <text:p>Stuttgart – BadCannstatt – Burgholzhof – Kwh</text:p>
          </table:table-cell>
          <table:table-cell table:number-columns-repeated="1016"/>
        </table:table-row>
        <table:table-row table:style-name="ro2">
          <table:table-cell office:value-type="float" office:value="813">
            <text:p>813</text:p>
          </table:table-cell>
          <table:table-cell office:value-type="date" office:date-value="2011-08-12">
            <text:p>12.08.2011</text:p>
          </table:table-cell>
          <table:table-cell office:value-type="time" office:time-value="PT08H58M00S">
            <text:p>08:58:00</text:p>
          </table:table-cell>
          <table:table-cell office:value-type="float" office:value="3.3">
            <text:p>3,3</text:p>
          </table:table-cell>
          <table:table-cell table:style-name="ce12" office:value-type="float" office:value="130">
            <text:p>130</text:p>
          </table:table-cell>
          <table:table-cell office:value-type="time" office:time-value="PT00H19M19S">
            <text:p>00:19:19</text:p>
          </table:table-cell>
          <table:table-cell office:value-type="string">
            <text:p>Kwh – Zuffenhausen</text:p>
          </table:table-cell>
          <table:table-cell table:number-columns-repeated="1016"/>
        </table:table-row>
        <table:table-row table:style-name="ro2">
          <table:table-cell office:value-type="float" office:value="813">
            <text:p>813</text:p>
          </table:table-cell>
          <table:table-cell office:value-type="date" office:date-value="2011-08-12">
            <text:p>12.08.2011</text:p>
          </table:table-cell>
          <table:table-cell office:value-type="time" office:time-value="PT10H00M00S">
            <text:p>10:00:00</text:p>
          </table:table-cell>
          <table:table-cell office:value-type="float" office:value="1.7">
            <text:p>1,7</text:p>
          </table:table-cell>
          <table:table-cell table:style-name="ce12" office:value-type="float" office:value="124">
            <text:p>124</text:p>
          </table:table-cell>
          <table:table-cell office:value-type="time" office:time-value="PT00H10M00S">
            <text:p>00:10:00</text:p>
          </table:table-cell>
          <table:table-cell table:style-name="ce18"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13">
            <text:p>813</text:p>
          </table:table-cell>
          <table:table-cell office:value-type="date" office:date-value="2011-08-12">
            <text:p>12.08.2011</text:p>
          </table:table-cell>
          <table:table-cell office:value-type="time" office:time-value="PT17H08M00S">
            <text:p>17:08:00</text:p>
          </table:table-cell>
          <table:table-cell office:value-type="float" office:value="1.8">
            <text:p>1,8</text:p>
          </table:table-cell>
          <table:table-cell table:style-name="ce12" office:value-type="float" office:value="117">
            <text:p>117</text:p>
          </table:table-cell>
          <table:table-cell office:value-type="time" office:time-value="PT00H10M30S">
            <text:p>00:10:30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office:value-type="float" office:value="813">
            <text:p>813</text:p>
          </table:table-cell>
          <table:table-cell office:value-type="date" office:date-value="2011-08-12">
            <text:p>12.08.2011</text:p>
          </table:table-cell>
          <table:table-cell office:value-type="time" office:time-value="PT18H01M00S">
            <text:p>18:01:00</text:p>
          </table:table-cell>
          <table:table-cell office:value-type="float" office:value="8.2">
            <text:p>8,2</text:p>
          </table:table-cell>
          <table:table-cell table:style-name="ce12" office:value-type="float" office:value="121">
            <text:p>121</text:p>
          </table:table-cell>
          <table:table-cell office:value-type="time" office:time-value="PT00H50M17S">
            <text:p>00:50:17</text:p>
          </table:table-cell>
          <table:table-cell table:style-name="ce18" office:value-type="string">
            <text:p>BadCannstatt – Burgholzhof – Kwh</text:p>
          </table:table-cell>
          <table:table-cell table:number-columns-repeated="1016"/>
        </table:table-row>
        <table:table-row table:style-name="ro2">
          <table:table-cell office:value-type="float" office:value="814">
            <text:p>814</text:p>
          </table:table-cell>
          <table:table-cell office:value-type="date" office:date-value="2011-08-13">
            <text:p>13.08.2011</text:p>
          </table:table-cell>
          <table:table-cell office:value-type="time" office:time-value="PT18H36M00S">
            <text:p>18:36:00</text:p>
          </table:table-cell>
          <table:table-cell office:value-type="float" office:value="18.7">
            <text:p>18,7</text:p>
          </table:table-cell>
          <table:table-cell table:style-name="ce12" office:value-type="float" office:value="126">
            <text:p>126</text:p>
          </table:table-cell>
          <table:table-cell office:value-type="time" office:time-value="PT01H47M33S">
            <text:p>01:47:33</text:p>
          </table:table-cell>
          <table:table-cell office:value-type="string">
            <text:p>Kwh – Pflugfelden – Möglingen – Stammheim – Kwh</text:p>
          </table:table-cell>
          <table:table-cell table:number-columns-repeated="1016"/>
        </table:table-row>
        <table:table-row table:style-name="ro2">
          <table:table-cell office:value-type="float" office:value="815">
            <text:p>815</text:p>
          </table:table-cell>
          <table:table-cell office:value-type="date" office:date-value="2011-08-14">
            <text:p>14.08.2011</text:p>
          </table:table-cell>
          <table:table-cell office:value-type="time" office:time-value="PT18H02M00S">
            <text:p>18:02:00</text:p>
          </table:table-cell>
          <table:table-cell office:value-type="float" office:value="16.8">
            <text:p>16,8</text:p>
          </table:table-cell>
          <table:table-cell table:style-name="ce12" office:value-type="float" office:value="124">
            <text:p>124</text:p>
          </table:table-cell>
          <table:table-cell office:value-type="time" office:time-value="PT01H33M07S">
            <text:p>01:33:07</text:p>
          </table:table-cell>
          <table:table-cell table:style-name="ce18" office:value-type="string">
            <text:p>Kwh – Zazenhausen – Mühlhausen – Münster – Hallschlag – Burgholzhof – Kwh</text:p>
          </table:table-cell>
          <table:table-cell table:formula="of:=SUM([.D27:.D48])" office:value-type="float" office:value="109.8">
            <text:p>109,8</text:p>
          </table:table-cell>
          <table:table-cell table:number-columns-repeated="1015"/>
        </table:table-row>
        <table:table-row table:style-name="ro2">
          <table:table-cell office:value-type="float" office:value="816">
            <text:p>816</text:p>
          </table:table-cell>
          <table:table-cell office:value-type="date" office:date-value="2011-08-15">
            <text:p>15.08.2011</text:p>
          </table:table-cell>
          <table:table-cell office:value-type="time" office:time-value="PT08H55M00S">
            <text:p>08:55:00</text:p>
          </table:table-cell>
          <table:table-cell office:value-type="float" office:value="4.4">
            <text:p>4,4</text:p>
          </table:table-cell>
          <table:table-cell table:style-name="ce12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Kwh – Büro – Sbahn</text:p>
          </table:table-cell>
          <table:table-cell table:number-columns-repeated="1016"/>
        </table:table-row>
        <table:table-row table:style-name="ro2">
          <table:table-cell office:value-type="float" office:value="816">
            <text:p>816</text:p>
          </table:table-cell>
          <table:table-cell office:value-type="date" office:date-value="2011-08-15">
            <text:p>15.08.2011</text:p>
          </table:table-cell>
          <table:table-cell office:value-type="time" office:time-value="PT10H02M00S">
            <text:p>10:02:00</text:p>
          </table:table-cell>
          <table:table-cell office:value-type="float" office:value="2.2">
            <text:p>2,2</text:p>
          </table:table-cell>
          <table:table-cell table:style-name="ce12" office:value-type="float" office:value="126">
            <text:p>126</text:p>
          </table:table-cell>
          <table:table-cell office:value-type="time" office:time-value="PT00H11M55S">
            <text:p>00:11:55</text:p>
          </table:table-cell>
          <table:table-cell office:value-type="string">
            <text:p>BBN – Real</text:p>
          </table:table-cell>
          <table:table-cell table:number-columns-repeated="1016"/>
        </table:table-row>
        <table:table-row table:style-name="ro2">
          <table:table-cell office:value-type="float" office:value="816">
            <text:p>816</text:p>
          </table:table-cell>
          <table:table-cell office:value-type="date" office:date-value="2011-08-15">
            <text:p>15.08.2011</text:p>
          </table:table-cell>
          <table:table-cell office:value-type="time" office:time-value="PT10H25M00S">
            <text:p>10:25:00</text:p>
          </table:table-cell>
          <table:table-cell office:value-type="float" office:value="2.9">
            <text:p>2,9</text:p>
          </table:table-cell>
          <table:table-cell table:style-name="ce12" office:value-type="float" office:value="129">
            <text:p>129</text:p>
          </table:table-cell>
          <table:table-cell office:value-type="time" office:time-value="PT00H16M56S">
            <text:p>00:16:56</text:p>
          </table:table-cell>
          <table:table-cell office:value-type="string">
            <text:p>Real – HP</text:p>
          </table:table-cell>
          <table:table-cell table:number-columns-repeated="1016"/>
        </table:table-row>
        <table:table-row table:style-name="ro2">
          <table:table-cell office:value-type="float" office:value="816">
            <text:p>816</text:p>
          </table:table-cell>
          <table:table-cell office:value-type="date" office:date-value="2011-08-15">
            <text:p>15.08.2011</text:p>
          </table:table-cell>
          <table:table-cell office:value-type="time" office:time-value="PT19H17M00S">
            <text:p>19:17:00</text:p>
          </table:table-cell>
          <table:table-cell office:value-type="float" office:value="1.9">
            <text:p>1,9</text:p>
          </table:table-cell>
          <table:table-cell table:style-name="ce12" office:value-type="float" office:value="127">
            <text:p>127</text:p>
          </table:table-cell>
          <table:table-cell office:value-type="time" office:time-value="PT00H09M53S">
            <text:p>00:09:53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office:value-type="float" office:value="816">
            <text:p>816</text:p>
          </table:table-cell>
          <table:table-cell office:value-type="date" office:date-value="2011-08-15">
            <text:p>15.08.2011</text:p>
          </table:table-cell>
          <table:table-cell office:value-type="time" office:time-value="PT20H07M00S">
            <text:p>20:07:00</text:p>
          </table:table-cell>
          <table:table-cell office:value-type="float" office:value="4">
            <text:p>4,0</text:p>
          </table:table-cell>
          <table:table-cell table:style-name="ce12" office:value-type="float" office:value="118">
            <text:p>118</text:p>
          </table:table-cell>
          <table:table-cell office:value-type="time" office:time-value="PT00H22M46S">
            <text:p>00:22:46</text:p>
          </table:table-cell>
          <table:table-cell office:value-type="string">
            <text:p>Zuffenhausen – Kwh</text:p>
          </table:table-cell>
          <table:table-cell table:number-columns-repeated="1016"/>
        </table:table-row>
        <table:table-row table:style-name="ro2">
          <table:table-cell office:value-type="float" office:value="817">
            <text:p>817</text:p>
          </table:table-cell>
          <table:table-cell office:value-type="date" office:date-value="2011-08-16">
            <text:p>16.08.2011</text:p>
          </table:table-cell>
          <table:table-cell office:value-type="time" office:time-value="PT08H19M00S">
            <text:p>08:19:00</text:p>
          </table:table-cell>
          <table:table-cell office:value-type="float" office:value="1.8">
            <text:p>1,8</text:p>
          </table:table-cell>
          <table:table-cell table:style-name="ce12" office:value-type="float" office:value="130">
            <text:p>130</text:p>
          </table:table-cell>
          <table:table-cell office:value-type="time" office:time-value="PT00H09M55S">
            <text:p>00:09:55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office:value-type="float" office:value="817">
            <text:p>817</text:p>
          </table:table-cell>
          <table:table-cell office:value-type="date" office:date-value="2011-08-16">
            <text:p>16.08.2011</text:p>
          </table:table-cell>
          <table:table-cell office:value-type="time" office:time-value="PT09H32M00S">
            <text:p>09:32:00</text:p>
          </table:table-cell>
          <table:table-cell office:value-type="float" office:value="1.8">
            <text:p>1,8</text:p>
          </table:table-cell>
          <table:table-cell table:style-name="ce12" office:value-type="float" office:value="125">
            <text:p>125</text:p>
          </table:table-cell>
          <table:table-cell office:value-type="time" office:time-value="PT00H09M39S">
            <text:p>00:09:39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17">
            <text:p>817</text:p>
          </table:table-cell>
          <table:table-cell office:value-type="date" office:date-value="2011-08-16">
            <text:p>16.08.2011</text:p>
          </table:table-cell>
          <table:table-cell office:value-type="time" office:time-value="PT18H46M00S">
            <text:p>18:46:00</text:p>
          </table:table-cell>
          <table:table-cell office:value-type="float" office:value="1.9">
            <text:p>1,9</text:p>
          </table:table-cell>
          <table:table-cell table:style-name="ce12" office:value-type="float" office:value="137">
            <text:p>137</text:p>
          </table:table-cell>
          <table:table-cell office:value-type="time" office:time-value="PT00H09M34S">
            <text:p>00:09:34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office:value-type="float" office:value="817">
            <text:p>817</text:p>
          </table:table-cell>
          <table:table-cell office:value-type="date" office:date-value="2011-08-16">
            <text:p>16.08.2011</text:p>
          </table:table-cell>
          <table:table-cell office:value-type="time" office:time-value="PT19H31M00S">
            <text:p>19:31:00</text:p>
          </table:table-cell>
          <table:table-cell office:value-type="float" office:value="11.8">
            <text:p>11,8</text:p>
          </table:table-cell>
          <table:table-cell table:style-name="ce12" office:value-type="float" office:value="129">
            <text:p>129</text:p>
          </table:table-cell>
          <table:table-cell office:value-type="time" office:time-value="PT01H04M45S">
            <text:p>01:04:45</text:p>
          </table:table-cell>
          <table:table-cell office:value-type="string">
            <text:p>BadCannstatt – Rosensteinpark – Pragsattel – Büro – Kwh</text:p>
          </table:table-cell>
          <table:table-cell table:number-columns-repeated="1016"/>
        </table:table-row>
        <table:table-row table:style-name="ro2">
          <table:table-cell office:value-type="float" office:value="818">
            <text:p>818</text:p>
          </table:table-cell>
          <table:table-cell office:value-type="date" office:date-value="2011-08-17">
            <text:p>17.08.2011</text:p>
          </table:table-cell>
          <table:table-cell office:value-type="time" office:time-value="PT11H48M00S">
            <text:p>11:48:00</text:p>
          </table:table-cell>
          <table:table-cell office:value-type="float" office:value="3.6">
            <text:p>3,6</text:p>
          </table:table-cell>
          <table:table-cell table:style-name="ce12" office:value-type="float" office:value="130">
            <text:p>130</text:p>
          </table:table-cell>
          <table:table-cell office:value-type="time" office:time-value="PT00H19M25S">
            <text:p>00:19:25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office:value-type="float" office:value="818">
            <text:p>818</text:p>
          </table:table-cell>
          <table:table-cell office:value-type="date" office:date-value="2011-08-17">
            <text:p>17.08.2011</text:p>
          </table:table-cell>
          <table:table-cell office:value-type="time" office:time-value="PT13H00M00S">
            <text:p>13:00:00</text:p>
          </table:table-cell>
          <table:table-cell office:value-type="float" office:value="1.9">
            <text:p>1,9</text:p>
          </table:table-cell>
          <table:table-cell table:style-name="ce12" office:value-type="float" office:value="127">
            <text:p>127</text:p>
          </table:table-cell>
          <table:table-cell office:value-type="time" office:time-value="PT00H10M07S">
            <text:p>00:10:07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18">
            <text:p>818</text:p>
          </table:table-cell>
          <table:table-cell office:value-type="date" office:date-value="2011-08-17">
            <text:p>17.08.2011</text:p>
          </table:table-cell>
          <table:table-cell office:value-type="time" office:time-value="PT19H09M00S">
            <text:p>19:09:00</text:p>
          </table:table-cell>
          <table:table-cell office:value-type="float" office:value="1.9">
            <text:p>1,9</text:p>
          </table:table-cell>
          <table:table-cell table:style-name="ce12" office:value-type="float" office:value="123">
            <text:p>123</text:p>
          </table:table-cell>
          <table:table-cell office:value-type="time" office:time-value="PT00H10M59S">
            <text:p>00:10:59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office:value-type="float" office:value="818">
            <text:p>818</text:p>
          </table:table-cell>
          <table:table-cell office:value-type="date" office:date-value="2011-08-17">
            <text:p>17.08.2011</text:p>
          </table:table-cell>
          <table:table-cell office:value-type="time" office:time-value="PT20H06M00S">
            <text:p>20:06:00</text:p>
          </table:table-cell>
          <table:table-cell office:value-type="float" office:value="6.2">
            <text:p>6,2</text:p>
          </table:table-cell>
          <table:table-cell table:style-name="ce12" office:value-type="float" office:value="125">
            <text:p>125</text:p>
          </table:table-cell>
          <table:table-cell office:value-type="time" office:time-value="PT00H34M02S">
            <text:p>00:34:02</text:p>
          </table:table-cell>
          <table:table-cell office:value-type="string">
            <text:p>Zuffenhausen – Zazenhausen – Kwh</text:p>
          </table:table-cell>
          <table:table-cell table:number-columns-repeated="1016"/>
        </table:table-row>
        <table:table-row table:style-name="ro2">
          <table:table-cell office:value-type="float" office:value="819">
            <text:p>819</text:p>
          </table:table-cell>
          <table:table-cell office:value-type="date" office:date-value="2011-08-18">
            <text:p>18.08.2011</text:p>
          </table:table-cell>
          <table:table-cell office:value-type="time" office:time-value="PT09H05M00S">
            <text:p>09:05:00</text:p>
          </table:table-cell>
          <table:table-cell office:value-type="float" office:value="1.5">
            <text:p>1,5</text:p>
          </table:table-cell>
          <table:table-cell table:style-name="ce12" office:value-type="float" office:value="126">
            <text:p>126</text:p>
          </table:table-cell>
          <table:table-cell office:value-type="time" office:time-value="PT00H09M14S">
            <text:p>00:09:14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office:value-type="float" office:value="819">
            <text:p>819</text:p>
          </table:table-cell>
          <table:table-cell office:value-type="date" office:date-value="2011-08-18">
            <text:p>18.08.2011</text:p>
          </table:table-cell>
          <table:table-cell office:value-type="time" office:time-value="PT10H01M00S">
            <text:p>10:01:00</text:p>
          </table:table-cell>
          <table:table-cell office:value-type="float" office:value="1.8">
            <text:p>1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09M58S">
            <text:p>00:09:58</text:p>
          </table:table-cell>
          <table:table-cell office:value-type="string">
            <text:p>S-Bahn – HP</text:p>
          </table:table-cell>
          <table:table-cell table:number-columns-repeated="1016"/>
        </table:table-row>
        <table:table-row table:style-name="ro2">
          <table:table-cell office:value-type="float" office:value="819">
            <text:p>819</text:p>
          </table:table-cell>
          <table:table-cell office:value-type="date" office:date-value="2011-08-18">
            <text:p>18.08.2011</text:p>
          </table:table-cell>
          <table:table-cell office:value-type="time" office:time-value="PT19H45M00S">
            <text:p>19:45:00</text:p>
          </table:table-cell>
          <table:table-cell office:value-type="float" office:value="1.9">
            <text:p>1,9</text:p>
          </table:table-cell>
          <table:table-cell table:style-name="ce12" office:value-type="float" office:value="128">
            <text:p>128</text:p>
          </table:table-cell>
          <table:table-cell office:value-type="time" office:time-value="PT00H10M27S">
            <text:p>00:10:27</text:p>
          </table:table-cell>
          <table:table-cell office:value-type="string">
            <text:p>HP – S-Bahn</text:p>
          </table:table-cell>
          <table:table-cell table:number-columns-repeated="1016"/>
        </table:table-row>
        <table:table-row table:style-name="ro2">
          <table:table-cell office:value-type="float" office:value="819">
            <text:p>819</text:p>
          </table:table-cell>
          <table:table-cell office:value-type="date" office:date-value="2011-08-18">
            <text:p>18.08.2011</text:p>
          </table:table-cell>
          <table:table-cell office:value-type="time" office:time-value="PT20H31M00S">
            <text:p>20:31:00</text:p>
          </table:table-cell>
          <table:table-cell office:value-type="float" office:value="9">
            <text:p>9,0</text:p>
          </table:table-cell>
          <table:table-cell table:style-name="ce12" office:value-type="float" office:value="123">
            <text:p>123</text:p>
          </table:table-cell>
          <table:table-cell office:value-type="time" office:time-value="PT00H50M58S">
            <text:p>00:50:58</text:p>
          </table:table-cell>
          <table:table-cell office:value-type="string">
            <text:p>Nordbhf – Pragsattel – Zuffenhausen – Zazenhausen – Kwh</text:p>
          </table:table-cell>
          <table:table-cell table:number-columns-repeated="1016"/>
        </table:table-row>
        <table:table-row table:style-name="ro2">
          <table:table-cell office:value-type="float" office:value="820">
            <text:p>820</text:p>
          </table:table-cell>
          <table:table-cell office:value-type="date" office:date-value="2011-08-19">
            <text:p>19.08.2011</text:p>
          </table:table-cell>
          <table:table-cell office:value-type="time" office:time-value="PT06H50M00S">
            <text:p>06:50:00</text:p>
          </table:table-cell>
          <table:table-cell office:value-type="float" office:value="8.1">
            <text:p>8,1</text:p>
          </table:table-cell>
          <table:table-cell table:style-name="ce12" office:value-type="float" office:value="128">
            <text:p>128</text:p>
          </table:table-cell>
          <table:table-cell office:value-type="time" office:time-value="PT00H42M38S">
            <text:p>00:42:38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820">
            <text:p>820</text:p>
          </table:table-cell>
          <table:table-cell office:value-type="date" office:date-value="2011-08-19">
            <text:p>19.08.2011</text:p>
          </table:table-cell>
          <table:table-cell office:value-type="time" office:time-value="PT18H55M00S">
            <text:p>18:55:00</text:p>
          </table:table-cell>
          <table:table-cell office:value-type="float" office:value="6.1">
            <text:p>6,1</text:p>
          </table:table-cell>
          <table:table-cell table:style-name="ce12" office:value-type="float" office:value="133">
            <text:p>133</text:p>
          </table:table-cell>
          <table:table-cell office:value-type="time" office:time-value="PT00H31M36S">
            <text:p>00:31:36</text:p>
          </table:table-cell>
          <table:table-cell office:value-type="string">
            <text:p>GC: Hotel – Strand – Hotel</text:p>
          </table:table-cell>
          <table:table-cell table:number-columns-repeated="1016"/>
        </table:table-row>
        <table:table-row table:style-name="ro2">
          <table:table-cell office:value-type="float" office:value="821">
            <text:p>821</text:p>
          </table:table-cell>
          <table:table-cell office:value-type="date" office:date-value="2011-08-20">
            <text:p>20.08.2011</text:p>
          </table:table-cell>
          <table:table-cell office:value-type="time" office:time-value="PT10H32M00S">
            <text:p>10:32:00</text:p>
          </table:table-cell>
          <table:table-cell office:value-type="float" office:value="20.3">
            <text:p>20,3</text:p>
          </table:table-cell>
          <table:table-cell table:style-name="ce12" office:value-type="float" office:value="141">
            <text:p>141</text:p>
          </table:table-cell>
          <table:table-cell office:value-type="time" office:time-value="PT01H55M44S">
            <text:p>01:55:44</text:p>
          </table:table-cell>
          <table:table-cell office:value-type="string">
            <text:p>GC: Hotel – Strand – SanAgustin … und zurück</text:p>
          </table:table-cell>
          <table:table-cell table:number-columns-repeated="1016"/>
        </table:table-row>
        <table:table-row table:style-name="ro2">
          <table:table-cell office:value-type="float" office:value="822">
            <text:p>822</text:p>
          </table:table-cell>
          <table:table-cell office:value-type="date" office:date-value="2011-08-21">
            <text:p>21.08.2011</text:p>
          </table:table-cell>
          <table:table-cell office:value-type="time" office:time-value="PT10H22M00S">
            <text:p>10:22:00</text:p>
          </table:table-cell>
          <table:table-cell office:value-type="float" office:value="11.2">
            <text:p>11,2</text:p>
          </table:table-cell>
          <table:table-cell table:style-name="ce12" office:value-type="float" office:value="129">
            <text:p>129</text:p>
          </table:table-cell>
          <table:table-cell office:value-type="time" office:time-value="PT01H10M38S">
            <text:p>01:10:38</text:p>
          </table:table-cell>
          <table:table-cell office:value-type="string">
            <text:p>GC: Hotel – Strand – Meloneras – PasitoBianco – Maspalomas – Hotel</text:p>
          </table:table-cell>
          <table:table-cell table:formula="of:=SUM([.D49:.D69])" office:value-type="float" office:value="106.2">
            <text:p>106,2</text:p>
          </table:table-cell>
          <table:table-cell table:number-columns-repeated="1015"/>
        </table:table-row>
        <table:table-row table:style-name="ro2">
          <table:table-cell office:value-type="float" office:value="823">
            <text:p>823</text:p>
          </table:table-cell>
          <table:table-cell office:value-type="date" office:date-value="2011-08-22">
            <text:p>22.08.2011</text:p>
          </table:table-cell>
          <table:table-cell office:value-type="time" office:time-value="PT10H30M00S">
            <text:p>10:30:00</text:p>
          </table:table-cell>
          <table:table-cell office:value-type="float" office:value="8.3">
            <text:p>8,3</text:p>
          </table:table-cell>
          <table:table-cell table:style-name="ce12" office:value-type="float" office:value="138">
            <text:p>138</text:p>
          </table:table-cell>
          <table:table-cell office:value-type="time" office:time-value="PT00H43M10S">
            <text:p>00:43:10</text:p>
          </table:table-cell>
          <table:table-cell office:value-type="string">
            <text:p>GC: Hotel – Strand – Hotel (2 Runden)</text:p>
          </table:table-cell>
          <table:table-cell table:number-columns-repeated="1016"/>
        </table:table-row>
        <table:table-row table:style-name="ro2">
          <table:table-cell office:value-type="float" office:value="824">
            <text:p>824</text:p>
          </table:table-cell>
          <table:table-cell office:value-type="date" office:date-value="2011-08-23">
            <text:p>23.08.2011</text:p>
          </table:table-cell>
          <table:table-cell office:value-type="time" office:time-value="PT10H18M00S">
            <text:p>10:18:00</text:p>
          </table:table-cell>
          <table:table-cell office:value-type="float" office:value="11.4">
            <text:p>11,4</text:p>
          </table:table-cell>
          <table:table-cell table:style-name="ce12" office:value-type="float" office:value="135">
            <text:p>135</text:p>
          </table:table-cell>
          <table:table-cell office:value-type="time" office:time-value="PT01H04M00S">
            <text:p>01:04:00</text:p>
          </table:table-cell>
          <table:table-cell office:value-type="string">
            <text:p>GC: Hotel – Playe Ingles – Strand – Hotel</text:p>
          </table:table-cell>
          <table:table-cell table:number-columns-repeated="1016"/>
        </table:table-row>
        <table:table-row table:style-name="ro2">
          <table:table-cell office:value-type="float" office:value="824">
            <text:p>824</text:p>
          </table:table-cell>
          <table:table-cell office:value-type="date" office:date-value="2011-08-23">
            <text:p>23.08.2011</text:p>
          </table:table-cell>
          <table:table-cell office:value-type="time" office:time-value="PT17H40M00S">
            <text:p>17:40:00</text:p>
          </table:table-cell>
          <table:table-cell office:value-type="float" office:value="10.1">
            <text:p>10,1</text:p>
          </table:table-cell>
          <table:table-cell table:style-name="ce12" office:value-type="float" office:value="129">
            <text:p>129</text:p>
          </table:table-cell>
          <table:table-cell office:value-type="time" office:time-value="PT00H59M39S">
            <text:p>00:59:39</text:p>
          </table:table-cell>
          <table:table-cell office:value-type="string">
            <text:p>GC: Hotel – Playe Ingles – Strand – Hotel</text:p>
          </table:table-cell>
          <table:table-cell table:number-columns-repeated="1016"/>
        </table:table-row>
        <table:table-row table:style-name="ro2">
          <table:table-cell office:value-type="float" office:value="825">
            <text:p>825</text:p>
          </table:table-cell>
          <table:table-cell office:value-type="date" office:date-value="2001-08-24">
            <text:p>24.08.2001</text:p>
          </table:table-cell>
          <table:table-cell office:value-type="time" office:time-value="PT11H04M00S">
            <text:p>11:04:00</text:p>
          </table:table-cell>
          <table:table-cell office:value-type="float" office:value="15.2">
            <text:p>15,2</text:p>
          </table:table-cell>
          <table:table-cell table:style-name="ce12" office:value-type="float" office:value="131">
            <text:p>131</text:p>
          </table:table-cell>
          <table:table-cell office:value-type="time" office:time-value="PT01H26M11S">
            <text:p>01:26:11</text:p>
          </table:table-cell>
          <table:table-cell office:value-type="string">
            <text:p>GC: Hotel – MonteData – Hotel</text:p>
          </table:table-cell>
          <table:table-cell table:number-columns-repeated="1016"/>
        </table:table-row>
        <table:table-row table:style-name="ro2">
          <table:table-cell office:value-type="float" office:value="825">
            <text:p>825</text:p>
          </table:table-cell>
          <table:table-cell office:value-type="date" office:date-value="2011-08-24">
            <text:p>24.08.2011</text:p>
          </table:table-cell>
          <table:table-cell office:value-type="time" office:time-value="PT18H57M00S">
            <text:p>18:57:00</text:p>
          </table:table-cell>
          <table:table-cell office:value-type="float" office:value="7.1">
            <text:p>7,1</text:p>
          </table:table-cell>
          <table:table-cell table:style-name="ce12" office:value-type="float" office:value="124">
            <text:p>124</text:p>
          </table:table-cell>
          <table:table-cell office:value-type="time" office:time-value="PT00H37M06S">
            <text:p>00:37:06</text:p>
          </table:table-cell>
          <table:table-cell office:value-type="string">
            <text:p>GC: Hotel – Meloneras – Strand – Hotel</text:p>
          </table:table-cell>
          <table:table-cell table:number-columns-repeated="1016"/>
        </table:table-row>
        <table:table-row table:style-name="ro2">
          <table:table-cell office:value-type="float" office:value="826">
            <text:p>826</text:p>
          </table:table-cell>
          <table:table-cell office:value-type="date" office:date-value="2011-08-25">
            <text:p>25.08.2011</text:p>
          </table:table-cell>
          <table:table-cell office:value-type="time" office:time-value="PT11H02M00S">
            <text:p>11:02:00</text:p>
          </table:table-cell>
          <table:table-cell office:value-type="float" office:value="7.8">
            <text:p>7,8</text:p>
          </table:table-cell>
          <table:table-cell table:style-name="ce12" office:value-type="float" office:value="124">
            <text:p>124</text:p>
          </table:table-cell>
          <table:table-cell office:value-type="time" office:time-value="PT00H40M46S">
            <text:p>00:40:46</text:p>
          </table:table-cell>
          <table:table-cell office:value-type="string">
            <text:p>GC: Hotel – Strand – Meloneras – Hotel</text:p>
          </table:table-cell>
          <table:table-cell table:number-columns-repeated="1016"/>
        </table:table-row>
        <table:table-row table:style-name="ro2">
          <table:table-cell office:value-type="float" office:value="827">
            <text:p>827</text:p>
          </table:table-cell>
          <table:table-cell office:value-type="date" office:date-value="2011-08-26">
            <text:p>26.08.2011</text:p>
          </table:table-cell>
          <table:table-cell office:value-type="time" office:time-value="PT10H53M00S">
            <text:p>10:53:00</text:p>
          </table:table-cell>
          <table:table-cell office:value-type="float" office:value="7.9">
            <text:p>7,9</text:p>
          </table:table-cell>
          <table:table-cell table:style-name="ce12" office:value-type="float" office:value="98">
            <text:p>98</text:p>
          </table:table-cell>
          <table:table-cell office:value-type="time" office:time-value="PT01H06M02S">
            <text:p>01:06:02</text:p>
          </table:table-cell>
          <table:table-cell office:value-type="string">
            <text:p>GC: Hotel – Strand – Meloneras – Hotel</text:p>
          </table:table-cell>
          <table:table-cell table:number-columns-repeated="1016"/>
        </table:table-row>
        <table:table-row table:style-name="ro2">
          <table:table-cell office:value-type="float" office:value="828">
            <text:p>828</text:p>
          </table:table-cell>
          <table:table-cell office:value-type="date" office:date-value="2011-08-27">
            <text:p>27.08.2011</text:p>
          </table:table-cell>
          <table:table-cell office:value-type="time" office:time-value="PT11H18M00S">
            <text:p>11:18:00</text:p>
          </table:table-cell>
          <table:table-cell office:value-type="float" office:value="8.3">
            <text:p>8,3</text:p>
          </table:table-cell>
          <table:table-cell table:style-name="ce12" office:value-type="float" office:value="131">
            <text:p>131</text:p>
          </table:table-cell>
          <table:table-cell office:value-type="time" office:time-value="PT00H47M08S">
            <text:p>00:47:08</text:p>
          </table:table-cell>
          <table:table-cell office:value-type="string">
            <text:p>GC: Hotel – Strand – Meloneras – MontanaBianca – Hotel</text:p>
          </table:table-cell>
          <table:table-cell table:number-columns-repeated="1016"/>
        </table:table-row>
        <table:table-row table:style-name="ro2">
          <table:table-cell office:value-type="float" office:value="829">
            <text:p>829</text:p>
          </table:table-cell>
          <table:table-cell office:value-type="date" office:date-value="2011-08-28">
            <text:p>28.08.2011</text:p>
          </table:table-cell>
          <table:table-cell office:value-type="time" office:time-value="PT10H59M00S">
            <text:p>10:59:00</text:p>
          </table:table-cell>
          <table:table-cell office:value-type="float" office:value="11.3">
            <text:p>11,3</text:p>
          </table:table-cell>
          <table:table-cell table:style-name="ce12" office:value-type="float" office:value="133">
            <text:p>133</text:p>
          </table:table-cell>
          <table:table-cell office:value-type="time" office:time-value="PT01H03M44S">
            <text:p>01:03:44</text:p>
          </table:table-cell>
          <table:table-cell office:value-type="string">
            <text:p>GC: Hotel – PlayaIngles – Strand – Hotel</text:p>
          </table:table-cell>
          <table:table-cell table:number-columns-repeated="1016"/>
        </table:table-row>
        <table:table-row table:style-name="ro2">
          <table:table-cell office:value-type="float" office:value="829">
            <text:p>829</text:p>
          </table:table-cell>
          <table:table-cell office:value-type="date" office:date-value="2011-08-28">
            <text:p>28.08.2011</text:p>
          </table:table-cell>
          <table:table-cell office:value-type="time" office:time-value="PT00H53M37S">
            <text:p>00:53:37</text:p>
          </table:table-cell>
          <table:table-cell office:value-type="float" office:value="10">
            <text:p>10,0</text:p>
          </table:table-cell>
          <table:table-cell table:style-name="ce12" office:value-type="float" office:value="134">
            <text:p>134</text:p>
          </table:table-cell>
          <table:table-cell office:value-type="time" office:time-value="PT00H53M37S">
            <text:p>00:53:37</text:p>
          </table:table-cell>
          <table:table-cell office:value-type="string">
            <text:p>GC: Hotel – Strand(links) – Hotel</text:p>
          </table:table-cell>
          <table:table-cell table:formula="of:=SUM([.D70:.D79])" office:value-type="float" office:value="97.4">
            <text:p>97,4</text:p>
          </table:table-cell>
          <table:table-cell table:number-columns-repeated="1015"/>
        </table:table-row>
        <table:table-row table:style-name="ro2">
          <table:table-cell office:value-type="float" office:value="830">
            <text:p>830</text:p>
          </table:table-cell>
          <table:table-cell office:value-type="date" office:date-value="2011-08-29">
            <text:p>29.08.2011</text:p>
          </table:table-cell>
          <table:table-cell office:value-type="time" office:time-value="PT11H55M00S">
            <text:p>11:55:00</text:p>
          </table:table-cell>
          <table:table-cell office:value-type="float" office:value="8.6">
            <text:p>8,6</text:p>
          </table:table-cell>
          <table:table-cell table:style-name="ce12" office:value-type="float" office:value="124">
            <text:p>124</text:p>
          </table:table-cell>
          <table:table-cell office:value-type="time" office:time-value="PT00H48M05S">
            <text:p>00:48:05</text:p>
          </table:table-cell>
          <table:table-cell office:value-type="string">
            <text:p>GC: Hotel – Strand – Meloneras – Maspalomas – Hotel</text:p>
          </table:table-cell>
          <table:table-cell table:number-columns-repeated="1016"/>
        </table:table-row>
        <table:table-row table:style-name="ro2">
          <table:table-cell office:value-type="float" office:value="831">
            <text:p>831</text:p>
          </table:table-cell>
          <table:table-cell office:value-type="date" office:date-value="2011-08-30">
            <text:p>30.08.2011</text:p>
          </table:table-cell>
          <table:table-cell office:value-type="time" office:time-value="PT18H34M00S">
            <text:p>18:34:00</text:p>
          </table:table-cell>
          <table:table-cell office:value-type="float" office:value="14">
            <text:p>14,0</text:p>
          </table:table-cell>
          <table:table-cell table:style-name="ce12" office:value-type="float" office:value="143">
            <text:p>143</text:p>
          </table:table-cell>
          <table:table-cell office:value-type="time" office:time-value="PT01H16M32S">
            <text:p>01:16:32</text:p>
          </table:table-cell>
          <table:table-cell office:value-type="string">
            <text:p>GC: Hotel – Strand(links) – PlayaIngles – Hotel</text:p>
          </table:table-cell>
          <table:table-cell table:number-columns-repeated="1016"/>
        </table:table-row>
        <table:table-row table:style-name="ro2">
          <table:table-cell office:value-type="float" office:value="832">
            <text:p>832</text:p>
          </table:table-cell>
          <table:table-cell office:value-type="date" office:date-value="2011-08-31">
            <text:p>31.08.2011</text:p>
          </table:table-cell>
          <table:table-cell office:value-type="time" office:time-value="PT18H09M00S">
            <text:p>18:09:00</text:p>
          </table:table-cell>
          <table:table-cell office:value-type="float" office:value="15.2">
            <text:p>15,2</text:p>
          </table:table-cell>
          <table:table-cell table:style-name="ce12" office:value-type="float" office:value="131">
            <text:p>131</text:p>
          </table:table-cell>
          <table:table-cell office:value-type="time" office:time-value="PT01H24M46S">
            <text:p>01:24:46</text:p>
          </table:table-cell>
          <table:table-cell office:value-type="string">
            <text:p>GC: Hotel – PlayaIngles – Strand – Hotel</text:p>
          </table:table-cell>
          <table:table-cell table:formula="of:=SUM([.D80:.D82])" office:value-type="float" office:value="37.8">
            <text:p>37,8</text:p>
          </table:table-cell>
          <table:table-cell table:number-columns-repeated="1015"/>
        </table:table-row>
        <table:table-row table:style-name="ro1" table:number-rows-repeated="7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1-07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3713.927027027">
            <text:p>13713,93</text:p>
          </table:table-cell>
          <table:table-cell table:style-name="ce16" table:formula="of:=SUM([.F2:.F65441])" office:value-type="time" office:time-value="PT1349H17M22S">
            <text:p>05:17:22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770">
            <text:p>770</text:p>
          </table:table-cell>
          <table:table-cell table:style-name="ce17" office:value-type="date" office:date-value="2011-06-30">
            <text:p>30.06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06'.H1])" office:value-type="float" office:value="13364.827027027">
            <text:p>13364,83</text:p>
          </table:table-cell>
          <table:table-cell table:style-name="ce10"/>
          <table:table-cell table:style-name="ce10" table:formula="of:=SUM(['2011-06'.I1])" office:value-type="time" office:time-value="PT1310H47M01S">
            <text:p>14:47:01</text:p>
          </table:table-cell>
          <table:table-cell table:style-name="ce2" office:value-type="string">
            <text:p>Übertrag 400:33:32</text:p>
          </table:table-cell>
          <table:table-cell table:style-name="ce2" table:formula="of:=SUM(['2011-06'.H55])" office:value-type="float" office:value="40">
            <text:p>40</text:p>
          </table:table-cell>
          <table:table-cell table:style-name="ce2" table:number-columns-repeated="1015"/>
        </table:table-row>
        <table:table-row table:style-name="ro2">
          <table:table-cell office:value-type="float" office:value="771">
            <text:p>771</text:p>
          </table:table-cell>
          <table:table-cell office:value-type="date" office:date-value="2011-07-01">
            <text:p>01.07.2011</text:p>
          </table:table-cell>
          <table:table-cell office:value-type="time" office:time-value="PT09H45M00S">
            <text:p>09:45:00</text:p>
          </table:table-cell>
          <table:table-cell office:value-type="float" office:value="5">
            <text:p>5,0</text:p>
          </table:table-cell>
          <table:table-cell table:style-name="ce12" office:value-type="string">
            <text:p>-</text:p>
          </table:table-cell>
          <table:table-cell office:value-type="time" office:time-value="PT00H28M26S">
            <text:p>00:28:26</text:p>
          </table:table-cell>
          <table:table-cell office:value-type="string">
            <text:p>Kwh – Zazenhausen – Kwh</text:p>
          </table:table-cell>
          <table:table-cell/>
          <table:table-cell table:style-name="ce2" table:number-columns-repeated="1015"/>
        </table:table-row>
        <table:table-row table:style-name="ro2">
          <table:table-cell office:value-type="float" office:value="771">
            <text:p>771</text:p>
          </table:table-cell>
          <table:table-cell office:value-type="date" office:date-value="2011-07-01">
            <text:p>01.07.2011</text:p>
          </table:table-cell>
          <table:table-cell office:value-type="time" office:time-value="PT23H00M00S">
            <text:p>23:00:00</text:p>
          </table:table-cell>
          <table:table-cell office:value-type="float" office:value="10">
            <text:p>10,0</text:p>
          </table:table-cell>
          <table:table-cell table:style-name="ce12" office:value-type="string">
            <text:p>-</text:p>
          </table:table-cell>
          <table:table-cell office:value-type="time" office:time-value="PT01H00M00S">
            <text:p>01:00:00</text:p>
          </table:table-cell>
          <table:table-cell office:value-type="string">
            <text:p>Ulmer Laufnacht – Start</text:p>
          </table:table-cell>
          <table:table-cell table:number-columns-repeated="1016"/>
        </table:table-row>
        <table:table-row table:style-name="ro2">
          <table:table-cell office:value-type="float" office:value="772">
            <text:p>772</text:p>
          </table:table-cell>
          <table:table-cell office:value-type="date" office:date-value="2011-07-02">
            <text:p>02.07.2011</text:p>
          </table:table-cell>
          <table:table-cell office:value-type="time" office:time-value="PT00H00M00S">
            <text:p>00:00:00</text:p>
          </table:table-cell>
          <table:table-cell office:value-type="float" office:value="90">
            <text:p>90,0</text:p>
          </table:table-cell>
          <table:table-cell table:style-name="ce12" office:value-type="string">
            <text:p>-</text:p>
          </table:table-cell>
          <table:table-cell office:value-type="time" office:time-value="PT13H00M00S">
            <text:p>13:00:00</text:p>
          </table:table-cell>
          <table:table-cell office:value-type="string">
            <text:p>Ulmer Laufnacht – Ende</text:p>
          </table:table-cell>
          <table:table-cell table:number-columns-repeated="1016"/>
        </table:table-row>
        <table:table-row table:style-name="ro2">
          <table:table-cell office:value-type="float" office:value="773">
            <text:p>773</text:p>
          </table:table-cell>
          <table:table-cell office:value-type="date" office:date-value="2011-07-03">
            <text:p>03.07.2011</text:p>
          </table:table-cell>
          <table:table-cell office:value-type="time" office:time-value="PT15H55M00S">
            <text:p>15:55:00</text:p>
          </table:table-cell>
          <table:table-cell office:value-type="float" office:value="3.8">
            <text:p>3,8</text:p>
          </table:table-cell>
          <table:table-cell table:style-name="ce12" office:value-type="float" office:value="118">
            <text:p>118</text:p>
          </table:table-cell>
          <table:table-cell office:value-type="time" office:time-value="PT00H25M03S">
            <text:p>00:25:03</text:p>
          </table:table-cell>
          <table:table-cell office:value-type="string">
            <text:p>Kwh – Zazenhausen – Kwh</text:p>
          </table:table-cell>
          <table:table-cell table:formula="of:=SUM([.D3:.D6];[.H2])" office:value-type="float" office:value="148.8">
            <text:p>148,8</text:p>
          </table:table-cell>
          <table:table-cell table:number-columns-repeated="1015"/>
        </table:table-row>
        <table:table-row table:style-name="ro2">
          <table:table-cell office:value-type="float" office:value="774">
            <text:p>774</text:p>
          </table:table-cell>
          <table:table-cell office:value-type="date" office:date-value="2011-07-04">
            <text:p>04.07.2011</text:p>
          </table:table-cell>
          <table:table-cell office:value-type="time" office:time-value="PT08H52M00S">
            <text:p>08:52:00</text:p>
          </table:table-cell>
          <table:table-cell office:value-type="float" office:value="4">
            <text:p>4,0</text:p>
          </table:table-cell>
          <table:table-cell table:style-name="ce12" office:value-type="float" office:value="111">
            <text:p>111</text:p>
          </table:table-cell>
          <table:table-cell office:value-type="time" office:time-value="PT00H28M23S">
            <text:p>00:28:23</text:p>
          </table:table-cell>
          <table:table-cell office:value-type="string">
            <text:p>Kwh – Zentrum – Kwh</text:p>
          </table:table-cell>
          <table:table-cell table:number-columns-repeated="1016"/>
        </table:table-row>
        <table:table-row table:style-name="ro2">
          <table:table-cell office:value-type="float" office:value="775">
            <text:p>775</text:p>
          </table:table-cell>
          <table:table-cell office:value-type="date" office:date-value="2011-07-05">
            <text:p>05.07.2011</text:p>
          </table:table-cell>
          <table:table-cell office:value-type="time" office:time-value="PT19H07M00S">
            <text:p>19:07:00</text:p>
          </table:table-cell>
          <table:table-cell office:value-type="float" office:value="2.3">
            <text:p>2,3</text:p>
          </table:table-cell>
          <table:table-cell table:style-name="ce12" office:value-type="string">
            <text:p>-</text:p>
          </table:table-cell>
          <table:table-cell office:value-type="time" office:time-value="PT00H17M05S">
            <text:p>00:17:05</text:p>
          </table:table-cell>
          <table:table-cell office:value-type="string">
            <text:p>Kwh-Süd</text:p>
          </table:table-cell>
          <table:table-cell table:number-columns-repeated="1016"/>
        </table:table-row>
        <table:table-row table:style-name="ro2">
          <table:table-cell office:value-type="float" office:value="776">
            <text:p>776</text:p>
          </table:table-cell>
          <table:table-cell office:value-type="date" office:date-value="2011-07-06">
            <text:p>06.07.2011</text:p>
          </table:table-cell>
          <table:table-cell office:value-type="time" office:time-value="PT10H19M00S">
            <text:p>10:19:00</text:p>
          </table:table-cell>
          <table:table-cell office:value-type="float" office:value="2.3">
            <text:p>2,3</text:p>
          </table:table-cell>
          <table:table-cell table:style-name="ce12" office:value-type="string">
            <text:p>-</text:p>
          </table:table-cell>
          <table:table-cell office:value-type="time" office:time-value="PT00H16M09S">
            <text:p>00:16:09</text:p>
          </table:table-cell>
          <table:table-cell office:value-type="string">
            <text:p>Kwh-Süd</text:p>
          </table:table-cell>
          <table:table-cell table:number-columns-repeated="1016"/>
        </table:table-row>
        <table:table-row table:style-name="ro2">
          <table:table-cell office:value-type="float" office:value="777">
            <text:p>777</text:p>
          </table:table-cell>
          <table:table-cell office:value-type="date" office:date-value="2011-07-07">
            <text:p>07.07.2011</text:p>
          </table:table-cell>
          <table:table-cell office:value-type="time" office:time-value="PT08H54M00S">
            <text:p>08:54:00</text:p>
          </table:table-cell>
          <table:table-cell office:value-type="float" office:value="2.3">
            <text:p>2,3</text:p>
          </table:table-cell>
          <table:table-cell table:style-name="ce12" office:value-type="string">
            <text:p>-</text:p>
          </table:table-cell>
          <table:table-cell office:value-type="time" office:time-value="PT00H14M37S">
            <text:p>00:14:37</text:p>
          </table:table-cell>
          <table:table-cell office:value-type="string">
            <text:p>Kwh-Süd</text:p>
          </table:table-cell>
          <table:table-cell table:number-columns-repeated="1016"/>
        </table:table-row>
        <table:table-row table:style-name="ro2">
          <table:table-cell office:value-type="float" office:value="778">
            <text:p>778</text:p>
          </table:table-cell>
          <table:table-cell office:value-type="date" office:date-value="2011-07-08">
            <text:p>08.07.2011</text:p>
          </table:table-cell>
          <table:table-cell office:value-type="time" office:time-value="PT08H32M00S">
            <text:p>08:32:00</text:p>
          </table:table-cell>
          <table:table-cell office:value-type="float" office:value="2.3">
            <text:p>2,3</text:p>
          </table:table-cell>
          <table:table-cell table:style-name="ce12" office:value-type="string">
            <text:p>-</text:p>
          </table:table-cell>
          <table:table-cell office:value-type="time" office:time-value="PT00H14M15S">
            <text:p>00:14:15</text:p>
          </table:table-cell>
          <table:table-cell office:value-type="string">
            <text:p>Kwh-Süd</text:p>
          </table:table-cell>
          <table:table-cell table:number-columns-repeated="1016"/>
        </table:table-row>
        <table:table-row table:style-name="ro2">
          <table:table-cell office:value-type="float" office:value="779">
            <text:p>779</text:p>
          </table:table-cell>
          <table:table-cell office:value-type="date" office:date-value="2011-07-09">
            <text:p>09.07.2011</text:p>
          </table:table-cell>
          <table:table-cell office:value-type="time" office:time-value="PT19H49M00S">
            <text:p>19:49:00</text:p>
          </table:table-cell>
          <table:table-cell office:value-type="float" office:value="2.3">
            <text:p>2,3</text:p>
          </table:table-cell>
          <table:table-cell table:style-name="ce12" office:value-type="string">
            <text:p>-</text:p>
          </table:table-cell>
          <table:table-cell office:value-type="time" office:time-value="PT00H13M53S">
            <text:p>00:13:53</text:p>
          </table:table-cell>
          <table:table-cell office:value-type="string">
            <text:p>Kwh-Süd</text:p>
          </table:table-cell>
          <table:table-cell table:number-columns-repeated="1016"/>
        </table:table-row>
        <table:table-row table:style-name="ro2">
          <table:table-cell office:value-type="float" office:value="780">
            <text:p>780</text:p>
          </table:table-cell>
          <table:table-cell office:value-type="date" office:date-value="2011-07-10">
            <text:p>10.07.2011</text:p>
          </table:table-cell>
          <table:table-cell office:value-type="time" office:time-value="PT15H36M00S">
            <text:p>15:36:00</text:p>
          </table:table-cell>
          <table:table-cell office:value-type="float" office:value="6">
            <text:p>6,0</text:p>
          </table:table-cell>
          <table:table-cell table:style-name="ce12" office:value-type="string">
            <text:p>-</text:p>
          </table:table-cell>
          <table:table-cell office:value-type="time" office:time-value="PT00H40M00S">
            <text:p>00:40:00</text:p>
          </table:table-cell>
          <table:table-cell office:value-type="string">
            <text:p>LB-Stadion – Kwh</text:p>
          </table:table-cell>
          <table:table-cell table:formula="of:=SUM([.D7:.D13])" office:value-type="float" office:value="21.5">
            <text:p>21,5</text:p>
          </table:table-cell>
          <table:table-cell table:number-columns-repeated="1015"/>
        </table:table-row>
        <table:table-row table:style-name="ro2">
          <table:table-cell office:value-type="float" office:value="781">
            <text:p>781</text:p>
          </table:table-cell>
          <table:table-cell office:value-type="date" office:date-value="2011-07-11">
            <text:p>11.07.2011</text:p>
          </table:table-cell>
          <table:table-cell office:value-type="time" office:time-value="PT20H53M00S">
            <text:p>20:53:00</text:p>
          </table:table-cell>
          <table:table-cell office:value-type="float" office:value="3.1">
            <text:p>3,1</text:p>
          </table:table-cell>
          <table:table-cell table:style-name="ce12" office:value-type="float" office:value="124">
            <text:p>124</text:p>
          </table:table-cell>
          <table:table-cell office:value-type="time" office:time-value="PT00H18M46S">
            <text:p>00:18:46</text:p>
          </table:table-cell>
          <table:table-cell office:value-type="string">
            <text:p>Kwh-Süd</text:p>
          </table:table-cell>
          <table:table-cell table:number-columns-repeated="1016"/>
        </table:table-row>
        <table:table-row table:style-name="ro2">
          <table:table-cell office:value-type="float" office:value="782">
            <text:p>782</text:p>
          </table:table-cell>
          <table:table-cell office:value-type="date" office:date-value="2011-07-12">
            <text:p>12.07.2011</text:p>
          </table:table-cell>
          <table:table-cell office:value-type="time" office:time-value="PT21H00M00S">
            <text:p>21:00:00</text:p>
          </table:table-cell>
          <table:table-cell office:value-type="float" office:value="7.6">
            <text:p>7,6</text:p>
          </table:table-cell>
          <table:table-cell table:style-name="ce12" office:value-type="float" office:value="120">
            <text:p>120</text:p>
          </table:table-cell>
          <table:table-cell office:value-type="time" office:time-value="PT00H45M18S">
            <text:p>00:45:18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office:value-type="float" office:value="783">
            <text:p>783</text:p>
          </table:table-cell>
          <table:table-cell office:value-type="date" office:date-value="2011-07-13">
            <text:p>13.07.2011</text:p>
          </table:table-cell>
          <table:table-cell office:value-type="time" office:time-value="PT20H52M00S">
            <text:p>20:52:00</text:p>
          </table:table-cell>
          <table:table-cell office:value-type="float" office:value="3.3">
            <text:p>3,3</text:p>
          </table:table-cell>
          <table:table-cell table:style-name="ce12" office:value-type="float" office:value="119">
            <text:p>119</text:p>
          </table:table-cell>
          <table:table-cell office:value-type="time" office:time-value="PT00H19M00S">
            <text:p>00:19:00</text:p>
          </table:table-cell>
          <table:table-cell office:value-type="string">
            <text:p>Kwh-Süd</text:p>
          </table:table-cell>
          <table:table-cell table:number-columns-repeated="1016"/>
        </table:table-row>
        <table:table-row table:style-name="ro2">
          <table:table-cell office:value-type="float" office:value="784">
            <text:p>784</text:p>
          </table:table-cell>
          <table:table-cell office:value-type="date" office:date-value="2011-07-14">
            <text:p>14.07.2011</text:p>
          </table:table-cell>
          <table:table-cell office:value-type="time" office:time-value="PT20H58M00S">
            <text:p>20:58:00</text:p>
          </table:table-cell>
          <table:table-cell office:value-type="float" office:value="6">
            <text:p>6,0</text:p>
          </table:table-cell>
          <table:table-cell table:style-name="ce12" office:value-type="float" office:value="121">
            <text:p>121</text:p>
          </table:table-cell>
          <table:table-cell office:value-type="time" office:time-value="PT00H33M34S">
            <text:p>00:33:34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785">
            <text:p>785</text:p>
          </table:table-cell>
          <table:table-cell office:value-type="date" office:date-value="2011-07-15">
            <text:p>15.07.2011</text:p>
          </table:table-cell>
          <table:table-cell office:value-type="time" office:time-value="PT21H02M00S">
            <text:p>21:02:00</text:p>
          </table:table-cell>
          <table:table-cell office:value-type="float" office:value="9">
            <text:p>9,0</text:p>
          </table:table-cell>
          <table:table-cell table:style-name="ce12" office:value-type="float" office:value="125">
            <text:p>125</text:p>
          </table:table-cell>
          <table:table-cell office:value-type="time" office:time-value="PT00H50M57S">
            <text:p>00:50:57</text:p>
          </table:table-cell>
          <table:table-cell office:value-type="string">
            <text:p>Kwh – Zazenhausen – Umspannwerk – Kwh</text:p>
          </table:table-cell>
          <table:table-cell table:number-columns-repeated="1016"/>
        </table:table-row>
        <table:table-row table:style-name="ro2">
          <table:table-cell office:value-type="float" office:value="786">
            <text:p>786</text:p>
          </table:table-cell>
          <table:table-cell office:value-type="date" office:date-value="2011-07-16">
            <text:p>16.07.2011</text:p>
          </table:table-cell>
          <table:table-cell office:value-type="time" office:time-value="PT19H40M00S">
            <text:p>19:40:00</text:p>
          </table:table-cell>
          <table:table-cell office:value-type="float" office:value="11.8">
            <text:p>11,8</text:p>
          </table:table-cell>
          <table:table-cell table:style-name="ce12" office:value-type="float" office:value="133">
            <text:p>133</text:p>
          </table:table-cell>
          <table:table-cell office:value-type="time" office:time-value="PT01H04M21S">
            <text:p>01:04:21</text:p>
          </table:table-cell>
          <table:table-cell office:value-type="string">
            <text:p>Kwh-Mitte – zazenhausen – Bpro – Kwo</text:p>
          </table:table-cell>
          <table:table-cell table:number-columns-repeated="1016"/>
        </table:table-row>
        <table:table-row table:style-name="ro2">
          <table:table-cell office:value-type="float" office:value="787">
            <text:p>787</text:p>
          </table:table-cell>
          <table:table-cell office:value-type="date" office:date-value="2011-07-17">
            <text:p>17.07.2011</text:p>
          </table:table-cell>
          <table:table-cell office:value-type="time" office:time-value="PT20H27M00S">
            <text:p>20:27:00</text:p>
          </table:table-cell>
          <table:table-cell office:value-type="float" office:value="10.3">
            <text:p>10,3</text:p>
          </table:table-cell>
          <table:table-cell table:style-name="ce12" office:value-type="float" office:value="130">
            <text:p>130</text:p>
          </table:table-cell>
          <table:table-cell office:value-type="time" office:time-value="PT00H56M05S">
            <text:p>00:56:05</text:p>
          </table:table-cell>
          <table:table-cell office:value-type="string">
            <text:p>Kwh /rund um)</text:p>
          </table:table-cell>
          <table:table-cell table:formula="of:=SUM([.D14:.D20])" office:value-type="float" office:value="51.1">
            <text:p>51,1</text:p>
          </table:table-cell>
          <table:table-cell table:number-columns-repeated="1015"/>
        </table:table-row>
        <table:table-row table:style-name="ro2">
          <table:table-cell office:value-type="float" office:value="788">
            <text:p>788</text:p>
          </table:table-cell>
          <table:table-cell office:value-type="date" office:date-value="2011-07-18">
            <text:p>18.07.2011</text:p>
          </table:table-cell>
          <table:table-cell office:value-type="time" office:time-value="PT08H55M00S">
            <text:p>08:55:00</text:p>
          </table:table-cell>
          <table:table-cell office:value-type="float" office:value="3.5">
            <text:p>3,5</text:p>
          </table:table-cell>
          <table:table-cell table:style-name="ce12" office:value-type="float" office:value="132">
            <text:p>132</text:p>
          </table:table-cell>
          <table:table-cell office:value-type="time" office:time-value="PT00H19M54S">
            <text:p>00:19:5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788">
            <text:p>788</text:p>
          </table:table-cell>
          <table:table-cell office:value-type="date" office:date-value="2011-07-18">
            <text:p>18.07.2011</text:p>
          </table:table-cell>
          <table:table-cell office:value-type="time" office:time-value="PT09H20M00S">
            <text:p>09:20:00</text:p>
          </table:table-cell>
          <table:table-cell office:value-type="float" office:value="0.5">
            <text:p>0,5</text:p>
          </table:table-cell>
          <table:table-cell table:style-name="ce12" office:value-type="float" office:value="116">
            <text:p>116</text:p>
          </table:table-cell>
          <table:table-cell office:value-type="time" office:time-value="PT00H05M00S">
            <text:p>00:05:00</text:p>
          </table:table-cell>
          <table:table-cell office:value-type="string">
            <text:p>Büro – Sbahn</text:p>
          </table:table-cell>
          <table:table-cell table:number-columns-repeated="1016"/>
        </table:table-row>
        <table:table-row table:style-name="ro2">
          <table:table-cell office:value-type="float" office:value="788">
            <text:p>788</text:p>
          </table:table-cell>
          <table:table-cell office:value-type="date" office:date-value="2011-07-18">
            <text:p>18.07.2011</text:p>
          </table:table-cell>
          <table:table-cell office:value-type="time" office:time-value="PT10H01M00S">
            <text:p>10:01:00</text:p>
          </table:table-cell>
          <table:table-cell office:value-type="float" office:value="1.8">
            <text:p>1,8</text:p>
          </table:table-cell>
          <table:table-cell table:style-name="ce12" office:value-type="float" office:value="126">
            <text:p>126</text:p>
          </table:table-cell>
          <table:table-cell office:value-type="time" office:time-value="PT00H09M52S">
            <text:p>00:09:52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office:value-type="float" office:value="788">
            <text:p>788</text:p>
          </table:table-cell>
          <table:table-cell office:value-type="date" office:date-value="2011-07-18">
            <text:p>18.07.2011</text:p>
          </table:table-cell>
          <table:table-cell office:value-type="time" office:time-value="PT19H10M00S">
            <text:p>19:10:00</text:p>
          </table:table-cell>
          <table:table-cell office:value-type="float" office:value="1.9">
            <text:p>1,9</text:p>
          </table:table-cell>
          <table:table-cell table:style-name="ce12" office:value-type="float" office:value="132">
            <text:p>132</text:p>
          </table:table-cell>
          <table:table-cell office:value-type="time" office:time-value="PT00H10M21S">
            <text:p>00:10:21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88">
            <text:p>788</text:p>
          </table:table-cell>
          <table:table-cell office:value-type="date" office:date-value="2011-07-18">
            <text:p>18.07.2011</text:p>
          </table:table-cell>
          <table:table-cell office:value-type="time" office:time-value="PT20H01M00S">
            <text:p>20:01:00</text:p>
          </table:table-cell>
          <table:table-cell office:value-type="float" office:value="8.8">
            <text:p>8,8</text:p>
          </table:table-cell>
          <table:table-cell table:style-name="ce12" office:value-type="float" office:value="120">
            <text:p>120</text:p>
          </table:table-cell>
          <table:table-cell office:value-type="time" office:time-value="PT00H52M39S">
            <text:p>00:52:39</text:p>
          </table:table-cell>
          <table:table-cell office:value-type="string">
            <text:p>BadCannstatt – Burgholzhof – Zuffenhausen – Kwh</text:p>
          </table:table-cell>
          <table:table-cell table:number-columns-repeated="1016"/>
        </table:table-row>
        <table:table-row table:style-name="ro2">
          <table:table-cell office:value-type="float" office:value="789">
            <text:p>789</text:p>
          </table:table-cell>
          <table:table-cell office:value-type="date" office:date-value="2011-07-19">
            <text:p>19.07.2011</text:p>
          </table:table-cell>
          <table:table-cell office:value-type="time" office:time-value="PT08H25M00S">
            <text:p>08:25:00</text:p>
          </table:table-cell>
          <table:table-cell office:value-type="float" office:value="3.5">
            <text:p>3,5</text:p>
          </table:table-cell>
          <table:table-cell table:style-name="ce12" office:value-type="float" office:value="118">
            <text:p>118</text:p>
          </table:table-cell>
          <table:table-cell office:value-type="time" office:time-value="PT00H19M55S">
            <text:p>00:19:55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office:value-type="float" office:value="789">
            <text:p>789</text:p>
          </table:table-cell>
          <table:table-cell office:value-type="date" office:date-value="2011-07-19">
            <text:p>19.07.2011</text:p>
          </table:table-cell>
          <table:table-cell office:value-type="time" office:time-value="PT09H32M00S">
            <text:p>09:32:00</text:p>
          </table:table-cell>
          <table:table-cell office:value-type="float" office:value="1.8">
            <text:p>1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09M56S">
            <text:p>00:09:56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office:value-type="float" office:value="789">
            <text:p>789</text:p>
          </table:table-cell>
          <table:table-cell office:value-type="date" office:date-value="2011-07-19">
            <text:p>19.07.2011</text:p>
          </table:table-cell>
          <table:table-cell office:value-type="time" office:time-value="PT19H15M00S">
            <text:p>19:15:00</text:p>
          </table:table-cell>
          <table:table-cell office:value-type="float" office:value="1.9">
            <text:p>1,9</text:p>
          </table:table-cell>
          <table:table-cell table:style-name="ce12" office:value-type="float" office:value="124">
            <text:p>124</text:p>
          </table:table-cell>
          <table:table-cell office:value-type="time" office:time-value="PT00H11M42S">
            <text:p>00:11:42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89">
            <text:p>789</text:p>
          </table:table-cell>
          <table:table-cell office:value-type="date" office:date-value="2011-07-19">
            <text:p>19.07.2011</text:p>
          </table:table-cell>
          <table:table-cell office:value-type="time" office:time-value="PT20H09M00S">
            <text:p>20:09:00</text:p>
          </table:table-cell>
          <table:table-cell office:value-type="float" office:value="2">
            <text:p>2,0</text:p>
          </table:table-cell>
          <table:table-cell table:style-name="ce12" office:value-type="float" office:value="122">
            <text:p>122</text:p>
          </table:table-cell>
          <table:table-cell office:value-type="time" office:time-value="PT00H11M17S">
            <text:p>00:11:17</text:p>
          </table:table-cell>
          <table:table-cell office:value-type="string">
            <text:p>KwhBhf – Heim</text:p>
          </table:table-cell>
          <table:table-cell table:number-columns-repeated="1016"/>
        </table:table-row>
        <table:table-row table:style-name="ro2">
          <table:table-cell office:value-type="float" office:value="790">
            <text:p>790</text:p>
          </table:table-cell>
          <table:table-cell office:value-type="date" office:date-value="2011-07-20">
            <text:p>20.07.2011</text:p>
          </table:table-cell>
          <table:table-cell office:value-type="time" office:time-value="PT08H24M00S">
            <text:p>08:24:00</text:p>
          </table:table-cell>
          <table:table-cell office:value-type="float" office:value="3.4">
            <text:p>3,4</text:p>
          </table:table-cell>
          <table:table-cell table:style-name="ce12" office:value-type="float" office:value="119">
            <text:p>119</text:p>
          </table:table-cell>
          <table:table-cell office:value-type="time" office:time-value="PT00H20M32S">
            <text:p>00:20:3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790">
            <text:p>790</text:p>
          </table:table-cell>
          <table:table-cell office:value-type="date" office:date-value="2011-07-20">
            <text:p>20.07.2011</text:p>
          </table:table-cell>
          <table:table-cell office:value-type="time" office:time-value="PT08H50M00S">
            <text:p>08:50:00</text:p>
          </table:table-cell>
          <table:table-cell office:value-type="float" office:value="0.4">
            <text:p>0,4</text:p>
          </table:table-cell>
          <table:table-cell table:style-name="ce12" office:value-type="float" office:value="108">
            <text:p>108</text:p>
          </table:table-cell>
          <table:table-cell office:value-type="time" office:time-value="PT00H04M52S">
            <text:p>00:04:52</text:p>
          </table:table-cell>
          <table:table-cell office:value-type="string">
            <text:p>Büro – Sbahn</text:p>
          </table:table-cell>
          <table:table-cell table:number-columns-repeated="1016"/>
        </table:table-row>
        <table:table-row table:style-name="ro2">
          <table:table-cell office:value-type="float" office:value="790">
            <text:p>790</text:p>
          </table:table-cell>
          <table:table-cell office:value-type="date" office:date-value="2011-07-20">
            <text:p>20.07.2011</text:p>
          </table:table-cell>
          <table:table-cell office:value-type="time" office:time-value="PT09H32M00S">
            <text:p>09:32:00</text:p>
          </table:table-cell>
          <table:table-cell office:value-type="float" office:value="1.5">
            <text:p>1,5</text:p>
          </table:table-cell>
          <table:table-cell table:style-name="ce12" office:value-type="float" office:value="117">
            <text:p>117</text:p>
          </table:table-cell>
          <table:table-cell office:value-type="time" office:time-value="PT00H10M03S">
            <text:p>00:10:03</text:p>
          </table:table-cell>
          <table:table-cell office:value-type="string">
            <text:p>BDBahn – HP</text:p>
          </table:table-cell>
          <table:table-cell table:number-columns-repeated="1016"/>
        </table:table-row>
        <table:table-row table:style-name="ro2">
          <table:table-cell office:value-type="float" office:value="790">
            <text:p>790</text:p>
          </table:table-cell>
          <table:table-cell office:value-type="date" office:date-value="2011-07-20">
            <text:p>20.07.2011</text:p>
          </table:table-cell>
          <table:table-cell office:value-type="time" office:time-value="PT17H48M00S">
            <text:p>17:48:00</text:p>
          </table:table-cell>
          <table:table-cell office:value-type="float" office:value="1.6">
            <text:p>1,6</text:p>
          </table:table-cell>
          <table:table-cell table:style-name="ce12" office:value-type="float" office:value="128">
            <text:p>128</text:p>
          </table:table-cell>
          <table:table-cell office:value-type="time" office:time-value="PT00H09M39S">
            <text:p>00:09:39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90">
            <text:p>790</text:p>
          </table:table-cell>
          <table:table-cell office:value-type="date" office:date-value="2011-07-20">
            <text:p>20.07.2011</text:p>
          </table:table-cell>
          <table:table-cell office:value-type="time" office:time-value="PT18H30M00S">
            <text:p>18:30:00</text:p>
          </table:table-cell>
          <table:table-cell office:value-type="float" office:value="8.8">
            <text:p>8,8</text:p>
          </table:table-cell>
          <table:table-cell table:style-name="ce12" office:value-type="float" office:value="118">
            <text:p>118</text:p>
          </table:table-cell>
          <table:table-cell office:value-type="time" office:time-value="PT00H54M31S">
            <text:p>00:54:31</text:p>
          </table:table-cell>
          <table:table-cell office:value-type="string">
            <text:p>Stgt – Pragsattel – Kwh</text:p>
          </table:table-cell>
          <table:table-cell table:number-columns-repeated="1016"/>
        </table:table-row>
        <table:table-row table:style-name="ro2">
          <table:table-cell office:value-type="float" office:value="791">
            <text:p>791</text:p>
          </table:table-cell>
          <table:table-cell office:value-type="date" office:date-value="2011-07-21">
            <text:p>21.07.2011</text:p>
          </table:table-cell>
          <table:table-cell office:value-type="time" office:time-value="PT08H04M00S">
            <text:p>08:04:00</text:p>
          </table:table-cell>
          <table:table-cell office:value-type="float" office:value="1.6">
            <text:p>1,6</text:p>
          </table:table-cell>
          <table:table-cell table:style-name="ce12" office:value-type="float" office:value="129">
            <text:p>129</text:p>
          </table:table-cell>
          <table:table-cell office:value-type="time" office:time-value="PT00H09M32S">
            <text:p>00:09:32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office:value-type="float" office:value="791">
            <text:p>791</text:p>
          </table:table-cell>
          <table:table-cell office:value-type="date" office:date-value="2011-07-21">
            <text:p>21.07.2011</text:p>
          </table:table-cell>
          <table:table-cell office:value-type="time" office:time-value="PT09H01M00S">
            <text:p>09:01:00</text:p>
          </table:table-cell>
          <table:table-cell office:value-type="float" office:value="1.7">
            <text:p>1,7</text:p>
          </table:table-cell>
          <table:table-cell table:style-name="ce12" office:value-type="float" office:value="129">
            <text:p>129</text:p>
          </table:table-cell>
          <table:table-cell office:value-type="time" office:time-value="PT00H10M05S">
            <text:p>00:10:05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office:value-type="float" office:value="791">
            <text:p>791</text:p>
          </table:table-cell>
          <table:table-cell office:value-type="date" office:date-value="2011-07-21">
            <text:p>21.07.2011</text:p>
          </table:table-cell>
          <table:table-cell office:value-type="time" office:time-value="PT18H43M00S">
            <text:p>18:43:00</text:p>
          </table:table-cell>
          <table:table-cell office:value-type="float" office:value="1.8">
            <text:p>1,8</text:p>
          </table:table-cell>
          <table:table-cell table:style-name="ce12" office:value-type="float" office:value="122">
            <text:p>122</text:p>
          </table:table-cell>
          <table:table-cell office:value-type="time" office:time-value="PT00H10M27S">
            <text:p>00:10:27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91">
            <text:p>791</text:p>
          </table:table-cell>
          <table:table-cell office:value-type="date" office:date-value="2011-07-21">
            <text:p>21.07.2011</text:p>
          </table:table-cell>
          <table:table-cell office:value-type="time" office:time-value="PT19H39M00S">
            <text:p>19:39:00</text:p>
          </table:table-cell>
          <table:table-cell office:value-type="float" office:value="3.5">
            <text:p>3,5</text:p>
          </table:table-cell>
          <table:table-cell table:style-name="ce12" office:value-type="float" office:value="123">
            <text:p>123</text:p>
          </table:table-cell>
          <table:table-cell office:value-type="time" office:time-value="PT00H20M00S">
            <text:p>00:20:00</text:p>
          </table:table-cell>
          <table:table-cell office:value-type="string">
            <text:p>Zuffenhausen – Hem</text:p>
          </table:table-cell>
          <table:table-cell table:number-columns-repeated="1016"/>
        </table:table-row>
        <table:table-row table:style-name="ro2">
          <table:table-cell office:value-type="float" office:value="792">
            <text:p>792</text:p>
          </table:table-cell>
          <table:table-cell office:value-type="date" office:date-value="2011-07-22">
            <text:p>22.07.2011</text:p>
          </table:table-cell>
          <table:table-cell office:value-type="time" office:time-value="PT07H59M00S">
            <text:p>07:59:00</text:p>
          </table:table-cell>
          <table:table-cell office:value-type="float" office:value="3.3">
            <text:p>3,3</text:p>
          </table:table-cell>
          <table:table-cell table:style-name="ce12" office:value-type="float" office:value="128">
            <text:p>128</text:p>
          </table:table-cell>
          <table:table-cell office:value-type="time" office:time-value="PT00H19M39S">
            <text:p>00:19:39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office:value-type="float" office:value="792">
            <text:p>792</text:p>
          </table:table-cell>
          <table:table-cell office:value-type="date" office:date-value="2011-07-22">
            <text:p>22.07.2011</text:p>
          </table:table-cell>
          <table:table-cell office:value-type="time" office:time-value="PT09H03M00S">
            <text:p>09:03:00</text:p>
          </table:table-cell>
          <table:table-cell office:value-type="float" office:value="1.6">
            <text:p>1,6</text:p>
          </table:table-cell>
          <table:table-cell table:style-name="ce12" office:value-type="float" office:value="128">
            <text:p>128</text:p>
          </table:table-cell>
          <table:table-cell office:value-type="time" office:time-value="PT00H09M40S">
            <text:p>00:09:40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office:value-type="float" office:value="792">
            <text:p>792</text:p>
          </table:table-cell>
          <table:table-cell office:value-type="date" office:date-value="2011-07-22">
            <text:p>22.07.2011</text:p>
          </table:table-cell>
          <table:table-cell office:value-type="time" office:time-value="PT17H43M00S">
            <text:p>17:43:00</text:p>
          </table:table-cell>
          <table:table-cell office:value-type="float" office:value="1.8">
            <text:p>1,8</text:p>
          </table:table-cell>
          <table:table-cell table:style-name="ce12" office:value-type="float" office:value="137">
            <text:p>137</text:p>
          </table:table-cell>
          <table:table-cell office:value-type="time" office:time-value="PT00H09M58S">
            <text:p>00:09:58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92">
            <text:p>792</text:p>
          </table:table-cell>
          <table:table-cell office:value-type="date" office:date-value="2011-07-22">
            <text:p>22.07.2011</text:p>
          </table:table-cell>
          <table:table-cell office:value-type="time" office:time-value="PT18H33M00S">
            <text:p>18:33:00</text:p>
          </table:table-cell>
          <table:table-cell office:value-type="float" office:value="8.8">
            <text:p>8,8</text:p>
          </table:table-cell>
          <table:table-cell table:style-name="ce12" office:value-type="float" office:value="139">
            <text:p>139</text:p>
          </table:table-cell>
          <table:table-cell office:value-type="time" office:time-value="PT00H54M01S">
            <text:p>00:54:01</text:p>
          </table:table-cell>
          <table:table-cell office:value-type="string">
            <text:p>Stgt – Kwh</text:p>
          </table:table-cell>
          <table:table-cell table:number-columns-repeated="1016"/>
        </table:table-row>
        <table:table-row table:style-name="ro2">
          <table:table-cell office:value-type="float" office:value="793">
            <text:p>793</text:p>
          </table:table-cell>
          <table:table-cell office:value-type="date" office:date-value="2011-07-23">
            <text:p>23.07.2011</text:p>
          </table:table-cell>
          <table:table-cell office:value-type="time" office:time-value="PT18H32M00S">
            <text:p>18:32:00</text:p>
          </table:table-cell>
          <table:table-cell office:value-type="float" office:value="7.2">
            <text:p>7,2</text:p>
          </table:table-cell>
          <table:table-cell table:style-name="ce12" office:value-type="float" office:value="132">
            <text:p>132</text:p>
          </table:table-cell>
          <table:table-cell office:value-type="time" office:time-value="PT00H43M10S">
            <text:p>00:43:10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794">
            <text:p>794</text:p>
          </table:table-cell>
          <table:table-cell office:value-type="date" office:date-value="2011-07-24">
            <text:p>24.07.2011</text:p>
          </table:table-cell>
          <table:table-cell office:value-type="time" office:time-value="PT12H27M00S">
            <text:p>12:27:00</text:p>
          </table:table-cell>
          <table:table-cell office:value-type="float" office:value="6.3">
            <text:p>6,3</text:p>
          </table:table-cell>
          <table:table-cell table:style-name="ce12" office:value-type="float" office:value="127">
            <text:p>127</text:p>
          </table:table-cell>
          <table:table-cell office:value-type="time" office:time-value="PT00H36M57S">
            <text:p>00:36:57</text:p>
          </table:table-cell>
          <table:table-cell table:style-name="ce18" office:value-type="string">
            <text:p>Kwh – Zazenhausen – Kwh</text:p>
          </table:table-cell>
          <table:table-cell table:formula="of:=SUM([.D21:.D44])" office:value-type="float" office:value="79">
            <text:p>79</text:p>
          </table:table-cell>
          <table:table-cell table:number-columns-repeated="1015"/>
        </table:table-row>
        <table:table-row table:style-name="ro2">
          <table:table-cell office:value-type="float" office:value="795">
            <text:p>795</text:p>
          </table:table-cell>
          <table:table-cell office:value-type="date" office:date-value="2011-07-25">
            <text:p>25.07.2011</text:p>
          </table:table-cell>
          <table:table-cell office:value-type="time" office:time-value="PT10H00M00S">
            <text:p>10:00:00</text:p>
          </table:table-cell>
          <table:table-cell office:value-type="float" office:value="1.8">
            <text:p>1,8</text:p>
          </table:table-cell>
          <table:table-cell table:style-name="ce12" office:value-type="float" office:value="134">
            <text:p>134</text:p>
          </table:table-cell>
          <table:table-cell office:value-type="time" office:time-value="PT00H09M58S">
            <text:p>00:09:58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office:value-type="float" office:value="795">
            <text:p>795</text:p>
          </table:table-cell>
          <table:table-cell office:value-type="date" office:date-value="2011-07-25">
            <text:p>25.07.2011</text:p>
          </table:table-cell>
          <table:table-cell office:value-type="time" office:time-value="PT18H41M00S">
            <text:p>18:41:00</text:p>
          </table:table-cell>
          <table:table-cell office:value-type="float" office:value="1.9">
            <text:p>1,9</text:p>
          </table:table-cell>
          <table:table-cell table:style-name="ce12" office:value-type="float" office:value="123">
            <text:p>123</text:p>
          </table:table-cell>
          <table:table-cell office:value-type="time" office:time-value="PT00H10M20S">
            <text:p>00:10:20</text:p>
          </table:table-cell>
          <table:table-cell table:style-name="ce18"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95">
            <text:p>795</text:p>
          </table:table-cell>
          <table:table-cell office:value-type="date" office:date-value="2011-07-25">
            <text:p>25.07.2011</text:p>
          </table:table-cell>
          <table:table-cell office:value-type="time" office:time-value="PT19H26M00S">
            <text:p>19:26:00</text:p>
          </table:table-cell>
          <table:table-cell office:value-type="float" office:value="12.5">
            <text:p>12,5</text:p>
          </table:table-cell>
          <table:table-cell table:style-name="ce12" office:value-type="float" office:value="125">
            <text:p>125</text:p>
          </table:table-cell>
          <table:table-cell office:value-type="time" office:time-value="PT01H11M58S">
            <text:p>01:11:58</text:p>
          </table:table-cell>
          <table:table-cell office:value-type="string">
            <text:p>Stgt – Rosensteinpark – Pragsattel – Kwh</text:p>
          </table:table-cell>
          <table:table-cell table:number-columns-repeated="1016"/>
        </table:table-row>
        <table:table-row table:style-name="ro2">
          <table:table-cell office:value-type="float" office:value="796">
            <text:p>796</text:p>
          </table:table-cell>
          <table:table-cell office:value-type="date" office:date-value="2011-07-26">
            <text:p>26.07.2011</text:p>
          </table:table-cell>
          <table:table-cell office:value-type="time" office:time-value="PT07H55M00S">
            <text:p>07:55:00</text:p>
          </table:table-cell>
          <table:table-cell office:value-type="float" office:value="3.2">
            <text:p>3,2</text:p>
          </table:table-cell>
          <table:table-cell table:style-name="ce12" office:value-type="float" office:value="130">
            <text:p>130</text:p>
          </table:table-cell>
          <table:table-cell office:value-type="time" office:time-value="PT00H19M04S">
            <text:p>00:19:04</text:p>
          </table:table-cell>
          <table:table-cell table:style-name="ce18"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796">
            <text:p>796</text:p>
          </table:table-cell>
          <table:table-cell office:value-type="date" office:date-value="2011-07-26">
            <text:p>26.07.2011</text:p>
          </table:table-cell>
          <table:table-cell office:value-type="time" office:time-value="PT08H52M00S">
            <text:p>08:52:00</text:p>
          </table:table-cell>
          <table:table-cell office:value-type="float" office:value="15.1">
            <text:p>15,1</text:p>
          </table:table-cell>
          <table:table-cell table:style-name="ce12" office:value-type="float" office:value="129">
            <text:p>129</text:p>
          </table:table-cell>
          <table:table-cell office:value-type="time" office:time-value="PT01H31M44S">
            <text:p>01:31:44</text:p>
          </table:table-cell>
          <table:table-cell office:value-type="string">
            <text:p>Rohr – 3 Brunnen – Böblingen – HP</text:p>
          </table:table-cell>
          <table:table-cell table:number-columns-repeated="1016"/>
        </table:table-row>
        <table:table-row table:style-name="ro2">
          <table:table-cell office:value-type="float" office:value="797">
            <text:p>797</text:p>
          </table:table-cell>
          <table:table-cell office:value-type="date" office:date-value="2011-07-27">
            <text:p>27.07.2011</text:p>
          </table:table-cell>
          <table:table-cell office:value-type="time" office:time-value="PT09H29M00S">
            <text:p>09:29:00</text:p>
          </table:table-cell>
          <table:table-cell office:value-type="float" office:value="3.3">
            <text:p>3,3</text:p>
          </table:table-cell>
          <table:table-cell table:style-name="ce12" office:value-type="float" office:value="135">
            <text:p>135</text:p>
          </table:table-cell>
          <table:table-cell office:value-type="time" office:time-value="PT00H19M40S">
            <text:p>00:19:40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797">
            <text:p>797</text:p>
          </table:table-cell>
          <table:table-cell office:value-type="date" office:date-value="2011-07-27">
            <text:p>27.07.2011</text:p>
          </table:table-cell>
          <table:table-cell office:value-type="time" office:time-value="PT10H31M00S">
            <text:p>10:31:00</text:p>
          </table:table-cell>
          <table:table-cell office:value-type="float" office:value="1.7">
            <text:p>1,7</text:p>
          </table:table-cell>
          <table:table-cell table:style-name="ce12" office:value-type="float" office:value="125">
            <text:p>125</text:p>
          </table:table-cell>
          <table:table-cell office:value-type="time" office:time-value="PT00H09M57S">
            <text:p>00:09:57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office:value-type="float" office:value="797">
            <text:p>797</text:p>
          </table:table-cell>
          <table:table-cell office:value-type="date" office:date-value="2011-07-27">
            <text:p>27.07.2011</text:p>
          </table:table-cell>
          <table:table-cell office:value-type="time" office:time-value="PT19H17M00S">
            <text:p>19:17:00</text:p>
          </table:table-cell>
          <table:table-cell office:value-type="float" office:value="1.8">
            <text:p>1,8</text:p>
          </table:table-cell>
          <table:table-cell table:style-name="ce12" office:value-type="float" office:value="132">
            <text:p>132</text:p>
          </table:table-cell>
          <table:table-cell office:value-type="time" office:time-value="PT00H09M43S">
            <text:p>00:09:43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97">
            <text:p>797</text:p>
          </table:table-cell>
          <table:table-cell office:value-type="date" office:date-value="2011-07-27">
            <text:p>27.07.2011</text:p>
          </table:table-cell>
          <table:table-cell office:value-type="time" office:time-value="PT19H59M00S">
            <text:p>19:59:00</text:p>
          </table:table-cell>
          <table:table-cell office:value-type="float" office:value="8.8">
            <text:p>8,8</text:p>
          </table:table-cell>
          <table:table-cell table:style-name="ce12" office:value-type="float" office:value="127">
            <text:p>127</text:p>
          </table:table-cell>
          <table:table-cell office:value-type="time" office:time-value="PT00H52M06S">
            <text:p>00:52:06</text:p>
          </table:table-cell>
          <table:table-cell office:value-type="string">
            <text:p>Stgt – Pragsattel – Kwh</text:p>
          </table:table-cell>
          <table:table-cell table:number-columns-repeated="1016"/>
        </table:table-row>
        <table:table-row table:style-name="ro2">
          <table:table-cell office:value-type="float" office:value="798">
            <text:p>798</text:p>
          </table:table-cell>
          <table:table-cell office:value-type="date" office:date-value="2011-07-28">
            <text:p>28.07.2011</text:p>
          </table:table-cell>
          <table:table-cell office:value-type="time" office:time-value="PT08H07M00S">
            <text:p>08:07:00</text:p>
          </table:table-cell>
          <table:table-cell office:value-type="float" office:value="1.7">
            <text:p>1,7</text:p>
          </table:table-cell>
          <table:table-cell table:style-name="ce12" office:value-type="string">
            <text:p>-</text:p>
          </table:table-cell>
          <table:table-cell office:value-type="time" office:time-value="PT00H10M00S">
            <text:p>00:10:00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office:value-type="float" office:value="798">
            <text:p>798</text:p>
          </table:table-cell>
          <table:table-cell office:value-type="date" office:date-value="2011-07-28">
            <text:p>28.07.2011</text:p>
          </table:table-cell>
          <table:table-cell office:value-type="time" office:time-value="PT09H02M00S">
            <text:p>09:02:00</text:p>
          </table:table-cell>
          <table:table-cell office:value-type="float" office:value="1.6">
            <text:p>1,6</text:p>
          </table:table-cell>
          <table:table-cell table:style-name="ce12" office:value-type="float" office:value="123">
            <text:p>123</text:p>
          </table:table-cell>
          <table:table-cell office:value-type="time" office:time-value="PT00H10M01S">
            <text:p>00:10:01</text:p>
          </table:table-cell>
          <table:table-cell office:value-type="string">
            <text:p>SBahn – HP</text:p>
          </table:table-cell>
          <table:table-cell/>
          <table:table-cell table:number-columns-repeated="1015"/>
        </table:table-row>
        <table:table-row table:style-name="ro2">
          <table:table-cell office:value-type="float" office:value="798">
            <text:p>798</text:p>
          </table:table-cell>
          <table:table-cell office:value-type="date" office:date-value="2011-07-28">
            <text:p>28.07.2011</text:p>
          </table:table-cell>
          <table:table-cell office:value-type="time" office:time-value="PT16H35M00S">
            <text:p>16:35:00</text:p>
          </table:table-cell>
          <table:table-cell office:value-type="float" office:value="1.8">
            <text:p>1,8</text:p>
          </table:table-cell>
          <table:table-cell table:style-name="ce12" office:value-type="float" office:value="120">
            <text:p>120</text:p>
          </table:table-cell>
          <table:table-cell office:value-type="time" office:time-value="PT00H10M27S">
            <text:p>00:10:27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98">
            <text:p>798</text:p>
          </table:table-cell>
          <table:table-cell office:value-type="date" office:date-value="2011-07-28">
            <text:p>28.07.2011</text:p>
          </table:table-cell>
          <table:table-cell office:value-type="time" office:time-value="PT17H41M00S">
            <text:p>17:41:00</text:p>
          </table:table-cell>
          <table:table-cell office:value-type="float" office:value="3.3">
            <text:p>3,3</text:p>
          </table:table-cell>
          <table:table-cell table:style-name="ce12" office:value-type="float" office:value="127">
            <text:p>127</text:p>
          </table:table-cell>
          <table:table-cell office:value-type="time" office:time-value="PT00H19M32S">
            <text:p>00:19:32</text:p>
          </table:table-cell>
          <table:table-cell office:value-type="string">
            <text:p>Zuffenhausen – Hem</text:p>
          </table:table-cell>
          <table:table-cell table:number-columns-repeated="1016"/>
        </table:table-row>
        <table:table-row table:style-name="ro2">
          <table:table-cell office:value-type="float" office:value="799">
            <text:p>799</text:p>
          </table:table-cell>
          <table:table-cell office:value-type="date" office:date-value="2011-07-29">
            <text:p>29.07.2011</text:p>
          </table:table-cell>
          <table:table-cell office:value-type="time" office:time-value="PT19H52M00S">
            <text:p>19:52:00</text:p>
          </table:table-cell>
          <table:table-cell office:value-type="float" office:value="13.7">
            <text:p>13,7</text:p>
          </table:table-cell>
          <table:table-cell table:style-name="ce12" office:value-type="float" office:value="130">
            <text:p>130</text:p>
          </table:table-cell>
          <table:table-cell office:value-type="time" office:time-value="PT01H16M32S">
            <text:p>01:16:32</text:p>
          </table:table-cell>
          <table:table-cell office:value-type="string">
            <text:p>Kwh – Viesenhäuser – Zazenhausen – Zuffenhausen – Kwh</text:p>
          </table:table-cell>
          <table:table-cell table:number-columns-repeated="1016"/>
        </table:table-row>
        <table:table-row table:style-name="ro2">
          <table:table-cell office:value-type="float" office:value="800">
            <text:p>800</text:p>
          </table:table-cell>
          <table:table-cell office:value-type="date" office:date-value="2011-07-30">
            <text:p>30.07.2011</text:p>
          </table:table-cell>
          <table:table-cell office:value-type="time" office:time-value="PT20H44M00S">
            <text:p>20:44:00</text:p>
          </table:table-cell>
          <table:table-cell office:value-type="float" office:value="9.4">
            <text:p>9,4</text:p>
          </table:table-cell>
          <table:table-cell table:style-name="ce12" office:value-type="float" office:value="130">
            <text:p>130</text:p>
          </table:table-cell>
          <table:table-cell office:value-type="time" office:time-value="PT00H49M55S">
            <text:p>00:49:55</text:p>
          </table:table-cell>
          <table:table-cell office:value-type="string">
            <text:p>Kwh – Zazenhausen – Hundeheim – Kwh</text:p>
          </table:table-cell>
          <table:table-cell table:number-columns-repeated="1016"/>
        </table:table-row>
        <table:table-row table:style-name="ro2">
          <table:table-cell office:value-type="float" office:value="801">
            <text:p>801</text:p>
          </table:table-cell>
          <table:table-cell office:value-type="date" office:date-value="2011-07-31">
            <text:p>31.07.2011</text:p>
          </table:table-cell>
          <table:table-cell office:value-type="time" office:time-value="PT09H18M00S">
            <text:p>09:18:00</text:p>
          </table:table-cell>
          <table:table-cell office:value-type="float" office:value="7.1">
            <text:p>7,1</text:p>
          </table:table-cell>
          <table:table-cell table:style-name="ce12" office:value-type="float" office:value="118">
            <text:p>118</text:p>
          </table:table-cell>
          <table:table-cell office:value-type="time" office:time-value="PT00H39M50S">
            <text:p>00:39:50</text:p>
          </table:table-cell>
          <table:table-cell office:value-type="string">
            <text:p>Kwh – Zazenhausen – Kwh</text:p>
          </table:table-cell>
          <table:table-cell table:formula="of:=SUM([.D45:.D60])" office:value-type="float" office:value="88.7">
            <text:p>88,7</text:p>
          </table:table-cell>
          <table:table-cell table:number-columns-repeated="1015"/>
        </table:table-row>
        <table:table-row table:style-name="ro2" table:number-rows-repeated="21">
          <table:table-cell table:number-columns-repeated="4"/>
          <table:table-cell table:style-name="ce12"/>
          <table:table-cell table:number-columns-repeated="1018"/>
        </table:table-row>
        <table:table-row table:style-name="ro2">
          <table:table-cell table:number-columns-repeated="4"/>
          <table:table-cell table:style-name="ce12"/>
          <table:table-cell table:number-columns-repeated="2"/>
          <table:table-cell table:formula="of:=SUM([.D77:.D82])" office:value-type="float" office:value="0">
            <text:p>0</text:p>
          </table:table-cell>
          <table:table-cell table:number-columns-repeated="1015"/>
        </table:table-row>
        <table:table-row table:style-name="ro1" table:number-rows-repeated="7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1-06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3364.827027027">
            <text:p>13364,83</text:p>
          </table:table-cell>
          <table:table-cell table:style-name="ce16" table:formula="of:=SUM([.F2:.F65441])" office:value-type="time" office:time-value="PT1310H47M01S">
            <text:p>14:47:01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740">
            <text:p>740</text:p>
          </table:table-cell>
          <table:table-cell table:style-name="ce17" office:value-type="date" office:date-value="2011-05-31">
            <text:p>31.05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05'.H1])" office:value-type="float" office:value="12913.127027027">
            <text:p>12913,13</text:p>
          </table:table-cell>
          <table:table-cell table:style-name="ce10"/>
          <table:table-cell table:style-name="ce10" table:formula="of:=SUM(['2011-05'.I1])" office:value-type="time" office:time-value="PT1265H48M52S">
            <text:p>17:48:52</text:p>
          </table:table-cell>
          <table:table-cell table:style-name="ce2" office:value-type="string">
            <text:p>Übertrag 400:33:32</text:p>
          </table:table-cell>
          <table:table-cell table:style-name="ce2" table:formula="of:=SUM(['2011-05'.H82])" office:value-type="float" office:value="50.7">
            <text:p>50,7</text:p>
          </table:table-cell>
          <table:table-cell table:style-name="ce2" table:number-columns-repeated="1015"/>
        </table:table-row>
        <table:table-row table:style-name="ro2">
          <table:table-cell table:formula="of:=[.A2]+1" office:value-type="float" office:value="741">
            <text:p>741</text:p>
          </table:table-cell>
          <table:table-cell office:value-type="date" office:date-value="2011-06-01">
            <text:p>01.06.2011</text:p>
          </table:table-cell>
          <table:table-cell office:value-type="time" office:time-value="PT08H06M50S">
            <text:p>08:06:50</text:p>
          </table:table-cell>
          <table:table-cell office:value-type="float" office:value="1.6">
            <text:p>1,6</text:p>
          </table:table-cell>
          <table:table-cell table:style-name="ce12" office:value-type="float" office:value="124">
            <text:p>124</text:p>
          </table:table-cell>
          <table:table-cell office:value-type="time" office:time-value="PT00H09M46S">
            <text:p>00:09:46</text:p>
          </table:table-cell>
          <table:table-cell office:value-type="string">
            <text:p>Kwh – Bhf</text:p>
          </table:table-cell>
          <table:table-cell/>
          <table:table-cell table:style-name="ce2" table:number-columns-repeated="1015"/>
        </table:table-row>
        <table:table-row table:style-name="ro2">
          <table:table-cell table:formula="of:=[.A3]" office:value-type="float" office:value="741">
            <text:p>741</text:p>
          </table:table-cell>
          <table:table-cell office:value-type="date" office:date-value="2011-06-01">
            <text:p>01.06.2011</text:p>
          </table:table-cell>
          <table:table-cell office:value-type="time" office:time-value="PT09H07M51S">
            <text:p>09:07:51</text:p>
          </table:table-cell>
          <table:table-cell office:value-type="float" office:value="1.3">
            <text:p>1,3</text:p>
          </table:table-cell>
          <table:table-cell table:style-name="ce12" office:value-type="float" office:value="120">
            <text:p>120</text:p>
          </table:table-cell>
          <table:table-cell office:value-type="time" office:time-value="PT00H07M09S">
            <text:p>00:07:09</text:p>
          </table:table-cell>
          <table:table-cell office:value-type="string">
            <text:p>S-Bahn-HP</text:p>
          </table:table-cell>
          <table:table-cell table:number-columns-repeated="1016"/>
        </table:table-row>
        <table:table-row table:style-name="ro2">
          <table:table-cell table:formula="of:=[.A4]" office:value-type="float" office:value="741">
            <text:p>741</text:p>
          </table:table-cell>
          <table:table-cell office:value-type="date" office:date-value="2011-06-01">
            <text:p>01.06.2011</text:p>
          </table:table-cell>
          <table:table-cell office:value-type="time" office:time-value="PT18H09M38S">
            <text:p>18:09:38</text:p>
          </table:table-cell>
          <table:table-cell office:value-type="float" office:value="1.3">
            <text:p>1,3</text:p>
          </table:table-cell>
          <table:table-cell table:style-name="ce12" office:value-type="float" office:value="114">
            <text:p>114</text:p>
          </table:table-cell>
          <table:table-cell office:value-type="time" office:time-value="PT00H08M05S">
            <text:p>00:08:05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5]" office:value-type="float" office:value="741">
            <text:p>741</text:p>
          </table:table-cell>
          <table:table-cell office:value-type="date" office:date-value="2011-06-01">
            <text:p>01.06.2011</text:p>
          </table:table-cell>
          <table:table-cell office:value-type="time" office:time-value="PT19H01M51S">
            <text:p>19:01:51</text:p>
          </table:table-cell>
          <table:table-cell office:value-type="float" office:value="9">
            <text:p>9,0</text:p>
          </table:table-cell>
          <table:table-cell table:style-name="ce12" office:value-type="float" office:value="113">
            <text:p>113</text:p>
          </table:table-cell>
          <table:table-cell office:value-type="time" office:time-value="PT00H58M22S">
            <text:p>00:58:22</text:p>
          </table:table-cell>
          <table:table-cell office:value-type="string">
            <text:p>Hauptbhf – Pragsattel - Kwh</text:p>
          </table:table-cell>
          <table:table-cell table:number-columns-repeated="1016"/>
        </table:table-row>
        <table:table-row table:style-name="ro2">
          <table:table-cell table:formula="of:=[.A6]+1" office:value-type="float" office:value="742">
            <text:p>742</text:p>
          </table:table-cell>
          <table:table-cell office:value-type="date" office:date-value="2011-06-02">
            <text:p>02.06.2011</text:p>
          </table:table-cell>
          <table:table-cell office:value-type="time" office:time-value="PT18H27M00S">
            <text:p>18:27:00</text:p>
          </table:table-cell>
          <table:table-cell office:value-type="float" office:value="20.8">
            <text:p>20,8</text:p>
          </table:table-cell>
          <table:table-cell table:style-name="ce12" office:value-type="float" office:value="130">
            <text:p>130</text:p>
          </table:table-cell>
          <table:table-cell office:value-type="time" office:time-value="PT01H50M38S">
            <text:p>01:50:38</text:p>
          </table:table-cell>
          <table:table-cell office:value-type="string">
            <text:p>Kwh – Zazenhausen – Mühlhausen – Neckarrems – Aldingen – Pattonville – Kwh</text:p>
          </table:table-cell>
          <table:table-cell table:number-columns-repeated="1016"/>
        </table:table-row>
        <table:table-row table:style-name="ro2">
          <table:table-cell table:formula="of:=[.A7]+1" office:value-type="float" office:value="743">
            <text:p>743</text:p>
          </table:table-cell>
          <table:table-cell office:value-type="date" office:date-value="2011-06-03">
            <text:p>03.06.2011</text:p>
          </table:table-cell>
          <table:table-cell office:value-type="time" office:time-value="PT18H39M00S">
            <text:p>18:39:00</text:p>
          </table:table-cell>
          <table:table-cell office:value-type="float" office:value="19.9">
            <text:p>19,9</text:p>
          </table:table-cell>
          <table:table-cell table:style-name="ce12" office:value-type="float" office:value="127">
            <text:p>127</text:p>
          </table:table-cell>
          <table:table-cell office:value-type="time" office:time-value="PT01H49M40S">
            <text:p>01:49:40</text:p>
          </table:table-cell>
          <table:table-cell office:value-type="string">
            <text:p>5 Minuten Einlaufen – Kwh – Stammheim – Pflugfelden – Ludwigsburg – Pattonville – Kwh</text:p>
          </table:table-cell>
          <table:table-cell table:number-columns-repeated="1016"/>
        </table:table-row>
        <table:table-row table:style-name="ro2">
          <table:table-cell table:formula="of:=[.A8]+1" office:value-type="float" office:value="744">
            <text:p>744</text:p>
          </table:table-cell>
          <table:table-cell office:value-type="date" office:date-value="2011-06-04">
            <text:p>04.06.2011</text:p>
          </table:table-cell>
          <table:table-cell office:value-type="time" office:time-value="PT18H49M00S">
            <text:p>18:49:00</text:p>
          </table:table-cell>
          <table:table-cell office:value-type="float" office:value="22.6">
            <text:p>22,6</text:p>
          </table:table-cell>
          <table:table-cell table:style-name="ce12" office:value-type="float" office:value="124">
            <text:p>124</text:p>
          </table:table-cell>
          <table:table-cell office:value-type="time" office:time-value="PT02H10M38S">
            <text:p>02:10:38</text:p>
          </table:table-cell>
          <table:table-cell office:value-type="string">
            <text:p>5 Minuten Einlaufen – Kwh – Zazenhausen – Mühlhausen – Münster – BadCannstatt – Rosensteinpark – Pragsattel – Büro – Kwh</text:p>
          </table:table-cell>
          <table:table-cell table:number-columns-repeated="1016"/>
        </table:table-row>
        <table:table-row table:style-name="ro2">
          <table:table-cell table:formula="of:=[.A9]+1" office:value-type="float" office:value="745">
            <text:p>745</text:p>
          </table:table-cell>
          <table:table-cell office:value-type="date" office:date-value="2011-06-05">
            <text:p>05.06.2011</text:p>
          </table:table-cell>
          <table:table-cell office:value-type="time" office:time-value="PT19H23M00S">
            <text:p>19:23:00</text:p>
          </table:table-cell>
          <table:table-cell office:value-type="float" office:value="12.8">
            <text:p>12,8</text:p>
          </table:table-cell>
          <table:table-cell table:style-name="ce12" office:value-type="float" office:value="121">
            <text:p>121</text:p>
          </table:table-cell>
          <table:table-cell office:value-type="time" office:time-value="PT01H13M49S">
            <text:p>01:13:49</text:p>
          </table:table-cell>
          <table:table-cell office:value-type="string">
            <text:p>5 Minuten Einlaufen – Kwh – Zazenhausen – Büro – Stammheim - Kwh</text:p>
          </table:table-cell>
          <table:table-cell table:formula="of:=SUM([.D3:.D10];[.H2])" office:value-type="float" office:value="140">
            <text:p>140</text:p>
          </table:table-cell>
          <table:table-cell table:number-columns-repeated="1015"/>
        </table:table-row>
        <table:table-row table:style-name="ro2">
          <table:table-cell table:formula="of:=[.A10]+1" office:value-type="float" office:value="746">
            <text:p>746</text:p>
          </table:table-cell>
          <table:table-cell office:value-type="date" office:date-value="2011-06-06">
            <text:p>06.06.2011</text:p>
          </table:table-cell>
          <table:table-cell office:value-type="time" office:time-value="PT07H56M00S">
            <text:p>07:56:00</text:p>
          </table:table-cell>
          <table:table-cell office:value-type="float" office:value="3.4">
            <text:p>3,4</text:p>
          </table:table-cell>
          <table:table-cell table:style-name="ce12" office:value-type="float" office:value="131">
            <text:p>131</text:p>
          </table:table-cell>
          <table:table-cell office:value-type="time" office:time-value="PT00H19M13S">
            <text:p>00:19:13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table:formula="of:=[.A11]" office:value-type="float" office:value="746">
            <text:p>746</text:p>
          </table:table-cell>
          <table:table-cell office:value-type="date" office:date-value="2011-06-06">
            <text:p>06.06.2011</text:p>
          </table:table-cell>
          <table:table-cell office:value-type="time" office:time-value="PT09H02M00S">
            <text:p>09:02:00</text:p>
          </table:table-cell>
          <table:table-cell office:value-type="float" office:value="1.3">
            <text:p>1,3</text:p>
          </table:table-cell>
          <table:table-cell table:style-name="ce12" office:value-type="float" office:value="125">
            <text:p>125</text:p>
          </table:table-cell>
          <table:table-cell office:value-type="time" office:time-value="PT00H06M53S">
            <text:p>00:06:53</text:p>
          </table:table-cell>
          <table:table-cell office:value-type="string">
            <text:p>Sbahn-HP</text:p>
          </table:table-cell>
          <table:table-cell table:number-columns-repeated="1016"/>
        </table:table-row>
        <table:table-row table:style-name="ro2">
          <table:table-cell table:formula="of:=[.A12]" office:value-type="float" office:value="746">
            <text:p>746</text:p>
          </table:table-cell>
          <table:table-cell office:value-type="date" office:date-value="2011-06-06">
            <text:p>06.06.2011</text:p>
          </table:table-cell>
          <table:table-cell office:value-type="time" office:time-value="PT17H19M00S">
            <text:p>17:19:00</text:p>
          </table:table-cell>
          <table:table-cell office:value-type="float" office:value="33">
            <text:p>33,0</text:p>
          </table:table-cell>
          <table:table-cell table:style-name="ce12" office:value-type="float" office:value="124">
            <text:p>124</text:p>
          </table:table-cell>
          <table:table-cell office:value-type="time" office:time-value="PT03H27M34S">
            <text:p>03:27:34</text:p>
          </table:table-cell>
          <table:table-cell office:value-type="string">
            <text:p>Hulb – Sindelfingen – KatzenbacherHof – Solitude – Weilimdorf – Korntal – Stammheim – Kwh</text:p>
          </table:table-cell>
          <table:table-cell table:number-columns-repeated="1016"/>
        </table:table-row>
        <table:table-row table:style-name="ro2">
          <table:table-cell table:formula="of:=[.A13]+1" office:value-type="float" office:value="747">
            <text:p>747</text:p>
          </table:table-cell>
          <table:table-cell office:value-type="date" office:date-value="2011-06-07">
            <text:p>07.06.2011</text:p>
          </table:table-cell>
          <table:table-cell office:value-type="time" office:time-value="PT08H26M00S">
            <text:p>08:26:00</text:p>
          </table:table-cell>
          <table:table-cell office:value-type="float" office:value="3.4">
            <text:p>3,4</text:p>
          </table:table-cell>
          <table:table-cell table:style-name="ce12" office:value-type="float" office:value="117">
            <text:p>117</text:p>
          </table:table-cell>
          <table:table-cell office:value-type="time" office:time-value="PT00H21M19S">
            <text:p>00:21:19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table:formula="of:=[.A14]" office:value-type="float" office:value="747">
            <text:p>747</text:p>
          </table:table-cell>
          <table:table-cell office:value-type="date" office:date-value="2011-06-07">
            <text:p>07.06.2011</text:p>
          </table:table-cell>
          <table:table-cell office:value-type="time" office:time-value="PT09H31M00S">
            <text:p>09:31:00</text:p>
          </table:table-cell>
          <table:table-cell office:value-type="float" office:value="1.3">
            <text:p>1,3</text:p>
          </table:table-cell>
          <table:table-cell table:style-name="ce12" office:value-type="float" office:value="109">
            <text:p>109</text:p>
          </table:table-cell>
          <table:table-cell office:value-type="time" office:time-value="PT00H09M31S">
            <text:p>00:09:31</text:p>
          </table:table-cell>
          <table:table-cell office:value-type="string">
            <text:p>Sbahn-HP</text:p>
          </table:table-cell>
          <table:table-cell table:number-columns-repeated="1016"/>
        </table:table-row>
        <table:table-row table:style-name="ro2">
          <table:table-cell table:formula="of:=[.A15]" office:value-type="float" office:value="747">
            <text:p>747</text:p>
          </table:table-cell>
          <table:table-cell office:value-type="date" office:date-value="2011-06-07">
            <text:p>07.06.2011</text:p>
          </table:table-cell>
          <table:table-cell office:value-type="time" office:time-value="PT17H47M00S">
            <text:p>17:47:00</text:p>
          </table:table-cell>
          <table:table-cell office:value-type="float" office:value="1.3">
            <text:p>1,3</text:p>
          </table:table-cell>
          <table:table-cell table:style-name="ce12" office:value-type="float" office:value="129">
            <text:p>129</text:p>
          </table:table-cell>
          <table:table-cell office:value-type="time" office:time-value="PT00H07M13S">
            <text:p>00:07:13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16]" office:value-type="float" office:value="747">
            <text:p>747</text:p>
          </table:table-cell>
          <table:table-cell office:value-type="date" office:date-value="2011-06-07">
            <text:p>07.06.2011</text:p>
          </table:table-cell>
          <table:table-cell office:value-type="time" office:time-value="PT18H32M00S">
            <text:p>18:32:00</text:p>
          </table:table-cell>
          <table:table-cell office:value-type="float" office:value="12">
            <text:p>12,0</text:p>
          </table:table-cell>
          <table:table-cell table:style-name="ce12" office:value-type="float" office:value="121">
            <text:p>121</text:p>
          </table:table-cell>
          <table:table-cell office:value-type="time" office:time-value="PT01H09M20S">
            <text:p>01:09:20</text:p>
          </table:table-cell>
          <table:table-cell office:value-type="string">
            <text:p>5 Minuten Einlaufen – Hauptbhf – Schlossgarten – Rosensteinpark – Pragsattel – Kwh</text:p>
          </table:table-cell>
          <table:table-cell table:number-columns-repeated="1016"/>
        </table:table-row>
        <table:table-row table:style-name="ro2">
          <table:table-cell table:formula="of:=[.A17]+1" office:value-type="float" office:value="748">
            <text:p>748</text:p>
          </table:table-cell>
          <table:table-cell office:value-type="date" office:date-value="2011-06-08">
            <text:p>08.06.2011</text:p>
          </table:table-cell>
          <table:table-cell office:value-type="time" office:time-value="PT08H44M00S">
            <text:p>08:44:00</text:p>
          </table:table-cell>
          <table:table-cell office:value-type="float" office:value="10">
            <text:p>10,0</text:p>
          </table:table-cell>
          <table:table-cell table:style-name="ce12" office:value-type="float" office:value="122">
            <text:p>122</text:p>
          </table:table-cell>
          <table:table-cell office:value-type="time" office:time-value="PT00H58M05S">
            <text:p>00:58:05</text:p>
          </table:table-cell>
          <table:table-cell office:value-type="string">
            <text:p>5 Minuten Einlaufen – Lilly-Runde (verkehrt)</text:p>
          </table:table-cell>
          <table:table-cell table:number-columns-repeated="1016"/>
        </table:table-row>
        <table:table-row table:style-name="ro2">
          <table:table-cell table:formula="of:=[.A18]+1" office:value-type="float" office:value="749">
            <text:p>749</text:p>
          </table:table-cell>
          <table:table-cell office:value-type="date" office:date-value="2011-06-09">
            <text:p>09.06.2011</text:p>
          </table:table-cell>
          <table:table-cell office:value-type="time" office:time-value="PT08H22M00S">
            <text:p>08:22:00</text:p>
          </table:table-cell>
          <table:table-cell office:value-type="float" office:value="3.4">
            <text:p>3,4</text:p>
          </table:table-cell>
          <table:table-cell table:style-name="ce12" office:value-type="float" office:value="122">
            <text:p>122</text:p>
          </table:table-cell>
          <table:table-cell office:value-type="time" office:time-value="PT00H19M57S">
            <text:p>00:19:57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table:formula="of:=[.A19]" office:value-type="float" office:value="749">
            <text:p>749</text:p>
          </table:table-cell>
          <table:table-cell office:value-type="date" office:date-value="2011-06-09">
            <text:p>09.06.2011</text:p>
          </table:table-cell>
          <table:table-cell office:value-type="time" office:time-value="PT09H33M00S">
            <text:p>09:33:00</text:p>
          </table:table-cell>
          <table:table-cell office:value-type="float" office:value="1.3">
            <text:p>1,3</text:p>
          </table:table-cell>
          <table:table-cell table:style-name="ce12" office:value-type="float" office:value="118">
            <text:p>118</text:p>
          </table:table-cell>
          <table:table-cell office:value-type="time" office:time-value="PT00H07M06S">
            <text:p>00:07:06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table:formula="of:=[.A20]" office:value-type="float" office:value="749">
            <text:p>749</text:p>
          </table:table-cell>
          <table:table-cell office:value-type="date" office:date-value="2011-06-09">
            <text:p>09.06.2011</text:p>
          </table:table-cell>
          <table:table-cell office:value-type="time" office:time-value="PT18H35M00S">
            <text:p>18:35:00</text:p>
          </table:table-cell>
          <table:table-cell office:value-type="float" office:value="15">
            <text:p>15,0</text:p>
          </table:table-cell>
          <table:table-cell table:style-name="ce12" office:value-type="string">
            <text:p>-</text:p>
          </table:table-cell>
          <table:table-cell office:value-type="time" office:time-value="PT01H27M00S">
            <text:p>01:27:00</text:p>
          </table:table-cell>
          <table:table-cell office:value-type="string">
            <text:p>HP-Böblingen-Amis-Panzerstr.-Rohr-Vaihingen</text:p>
          </table:table-cell>
          <table:table-cell table:number-columns-repeated="1016"/>
        </table:table-row>
        <table:table-row table:style-name="ro2">
          <table:table-cell table:formula="of:=[.A21]" office:value-type="float" office:value="749">
            <text:p>749</text:p>
          </table:table-cell>
          <table:table-cell office:value-type="date" office:date-value="2011-06-09">
            <text:p>09.06.2011</text:p>
          </table:table-cell>
          <table:table-cell office:value-type="time" office:time-value="PT20H47M00S">
            <text:p>20:47:00</text:p>
          </table:table-cell>
          <table:table-cell office:value-type="float" office:value="3.3">
            <text:p>3,3</text:p>
          </table:table-cell>
          <table:table-cell table:style-name="ce12" office:value-type="float" office:value="117">
            <text:p>117</text:p>
          </table:table-cell>
          <table:table-cell office:value-type="time" office:time-value="PT00H21M28S">
            <text:p>00:21:2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table:formula="of:=[.A22]+1" office:value-type="float" office:value="750">
            <text:p>750</text:p>
          </table:table-cell>
          <table:table-cell office:value-type="date" office:date-value="2011-06-10">
            <text:p>10.06.2011</text:p>
          </table:table-cell>
          <table:table-cell office:value-type="time" office:time-value="PT08H44M00S">
            <text:p>08:44:00</text:p>
          </table:table-cell>
          <table:table-cell office:value-type="float" office:value="3.3">
            <text:p>3,3</text:p>
          </table:table-cell>
          <table:table-cell table:style-name="ce12" office:value-type="string">
            <text:p>-</text:p>
          </table:table-cell>
          <table:table-cell office:value-type="time" office:time-value="PT00H21M30S">
            <text:p>00:21:30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table:formula="of:=[.A23]" office:value-type="float" office:value="750">
            <text:p>750</text:p>
          </table:table-cell>
          <table:table-cell office:value-type="date" office:date-value="2011-06-10">
            <text:p>10.06.2011</text:p>
          </table:table-cell>
          <table:table-cell office:value-type="time" office:time-value="PT10H01M00S">
            <text:p>10:01:00</text:p>
          </table:table-cell>
          <table:table-cell office:value-type="float" office:value="1.2">
            <text:p>1,2</text:p>
          </table:table-cell>
          <table:table-cell table:style-name="ce12" office:value-type="float" office:value="109">
            <text:p>109</text:p>
          </table:table-cell>
          <table:table-cell office:value-type="time" office:time-value="PT00H08M05S">
            <text:p>00:08:05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table:formula="of:=[.A24]" office:value-type="float" office:value="750">
            <text:p>750</text:p>
          </table:table-cell>
          <table:table-cell office:value-type="date" office:date-value="2011-06-10">
            <text:p>10.06.2011</text:p>
          </table:table-cell>
          <table:table-cell office:value-type="time" office:time-value="PT18H15M00S">
            <text:p>18:15:00</text:p>
          </table:table-cell>
          <table:table-cell office:value-type="float" office:value="1.3">
            <text:p>1,3</text:p>
          </table:table-cell>
          <table:table-cell table:style-name="ce12" office:value-type="float" office:value="118">
            <text:p>118</text:p>
          </table:table-cell>
          <table:table-cell office:value-type="time" office:time-value="PT00H07M40S">
            <text:p>00:07:40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25]" office:value-type="float" office:value="750">
            <text:p>750</text:p>
          </table:table-cell>
          <table:table-cell office:value-type="date" office:date-value="2011-06-10">
            <text:p>10.06.2011</text:p>
          </table:table-cell>
          <table:table-cell office:value-type="time" office:time-value="PT18H58M00S">
            <text:p>18:58:00</text:p>
          </table:table-cell>
          <table:table-cell office:value-type="float" office:value="12">
            <text:p>12,0</text:p>
          </table:table-cell>
          <table:table-cell table:style-name="ce12" office:value-type="float" office:value="112">
            <text:p>112</text:p>
          </table:table-cell>
          <table:table-cell office:value-type="time" office:time-value="PT01H10M10S">
            <text:p>01:10:10</text:p>
          </table:table-cell>
          <table:table-cell office:value-type="string">
            <text:p>5 Minuten Einlaufen – Hauptbhf – Schlossgarten – Rosensteinpark – Pragsattel – Kwh</text:p>
          </table:table-cell>
          <table:table-cell table:number-columns-repeated="1016"/>
        </table:table-row>
        <table:table-row table:style-name="ro2">
          <table:table-cell table:formula="of:=[.A26]+1" office:value-type="float" office:value="751">
            <text:p>751</text:p>
          </table:table-cell>
          <table:table-cell office:value-type="date" office:date-value="2011-06-11">
            <text:p>11.06.2011</text:p>
          </table:table-cell>
          <table:table-cell office:value-type="time" office:time-value="PT05H43M00S">
            <text:p>05:43:00</text:p>
          </table:table-cell>
          <table:table-cell office:value-type="float" office:value="4.1">
            <text:p>4,1</text:p>
          </table:table-cell>
          <table:table-cell table:style-name="ce12" office:value-type="float" office:value="121">
            <text:p>121</text:p>
          </table:table-cell>
          <table:table-cell office:value-type="time" office:time-value="PT00H23M09S">
            <text:p>00:23:09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27]+1" office:value-type="float" office:value="752">
            <text:p>752</text:p>
          </table:table-cell>
          <table:table-cell office:value-type="date" office:date-value="2011-06-12">
            <text:p>12.06.2011</text:p>
          </table:table-cell>
          <table:table-cell office:value-type="time" office:time-value="PT16H51M00S">
            <text:p>16:51:00</text:p>
          </table:table-cell>
          <table:table-cell office:value-type="float" office:value="13.2">
            <text:p>13,2</text:p>
          </table:table-cell>
          <table:table-cell table:style-name="ce12" office:value-type="float" office:value="123">
            <text:p>123</text:p>
          </table:table-cell>
          <table:table-cell office:value-type="time" office:time-value="PT01H19M30S">
            <text:p>01:19:30</text:p>
          </table:table-cell>
          <table:table-cell office:value-type="string">
            <text:p>Rund um's Phantasialand</text:p>
          </table:table-cell>
          <table:table-cell table:formula="of:=SUM([.D11:.D28])" office:value-type="float" office:value="123.8">
            <text:p>123,8</text:p>
          </table:table-cell>
          <table:table-cell table:number-columns-repeated="1015"/>
        </table:table-row>
        <table:table-row table:style-name="ro2">
          <table:table-cell table:formula="of:=[.A28]+1" office:value-type="float" office:value="753">
            <text:p>753</text:p>
          </table:table-cell>
          <table:table-cell office:value-type="date" office:date-value="2011-06-13">
            <text:p>13.06.2011</text:p>
          </table:table-cell>
          <table:table-cell office:value-type="time" office:time-value="PT20H26M00S">
            <text:p>20:26:00</text:p>
          </table:table-cell>
          <table:table-cell office:value-type="float" office:value="11.6">
            <text:p>11,6</text:p>
          </table:table-cell>
          <table:table-cell table:style-name="ce12" office:value-type="float" office:value="119">
            <text:p>119</text:p>
          </table:table-cell>
          <table:table-cell office:value-type="time" office:time-value="PT01H14M04S">
            <text:p>01:14:04</text:p>
          </table:table-cell>
          <table:table-cell office:value-type="string">
            <text:p>Sintern – Gossen – Wald – Brauweiler – Sintern</text:p>
          </table:table-cell>
          <table:table-cell table:number-columns-repeated="1016"/>
        </table:table-row>
        <table:table-row table:style-name="ro2">
          <table:table-cell table:formula="of:=[.A29]+1" office:value-type="float" office:value="754">
            <text:p>754</text:p>
          </table:table-cell>
          <table:table-cell office:value-type="date" office:date-value="2011-06-14">
            <text:p>14.06.2011</text:p>
          </table:table-cell>
          <table:table-cell office:value-type="time" office:time-value="PT17H32M00S">
            <text:p>17:32:00</text:p>
          </table:table-cell>
          <table:table-cell office:value-type="float" office:value="11.8">
            <text:p>11,8</text:p>
          </table:table-cell>
          <table:table-cell table:style-name="ce12" office:value-type="float" office:value="120">
            <text:p>120</text:p>
          </table:table-cell>
          <table:table-cell office:value-type="time" office:time-value="PT01H16M18S">
            <text:p>01:16:18</text:p>
          </table:table-cell>
          <table:table-cell office:value-type="string">
            <text:p>Drees – Nitz – Kirsbach – Brücktal – Drees</text:p>
          </table:table-cell>
          <table:table-cell table:number-columns-repeated="1016"/>
        </table:table-row>
        <table:table-row table:style-name="ro2">
          <table:table-cell table:formula="of:=[.A30]+1" office:value-type="float" office:value="755">
            <text:p>755</text:p>
          </table:table-cell>
          <table:table-cell office:value-type="date" office:date-value="2011-06-15">
            <text:p>15.06.2011</text:p>
          </table:table-cell>
          <table:table-cell office:value-type="time" office:time-value="PT11H39M00S">
            <text:p>11:39:00</text:p>
          </table:table-cell>
          <table:table-cell office:value-type="float" office:value="14.3">
            <text:p>14,3</text:p>
          </table:table-cell>
          <table:table-cell table:style-name="ce12" office:value-type="float" office:value="122">
            <text:p>122</text:p>
          </table:table-cell>
          <table:table-cell office:value-type="time" office:time-value="PT01H31M26S">
            <text:p>01:31:26</text:p>
          </table:table-cell>
          <table:table-cell office:value-type="string">
            <text:p>Drees – Meuspath – Nürburg – Welcherath – Drees</text:p>
          </table:table-cell>
          <table:table-cell table:number-columns-repeated="1016"/>
        </table:table-row>
        <table:table-row table:style-name="ro2">
          <table:table-cell table:formula="of:=[.A31]+1" office:value-type="float" office:value="756">
            <text:p>756</text:p>
          </table:table-cell>
          <table:table-cell office:value-type="date" office:date-value="2011-06-16">
            <text:p>16.06.2011</text:p>
          </table:table-cell>
          <table:table-cell office:value-type="time" office:time-value="PT19H02M00S">
            <text:p>19:02:00</text:p>
          </table:table-cell>
          <table:table-cell office:value-type="float" office:value="12">
            <text:p>12,0</text:p>
          </table:table-cell>
          <table:table-cell table:style-name="ce12" office:value-type="float" office:value="128">
            <text:p>128</text:p>
          </table:table-cell>
          <table:table-cell office:value-type="time" office:time-value="PT01H08M32S">
            <text:p>01:08:32</text:p>
          </table:table-cell>
          <table:table-cell office:value-type="string">
            <text:p>Drees – Brücktal – Kirsbach – Nitz – Drees</text:p>
          </table:table-cell>
          <table:table-cell table:number-columns-repeated="1016"/>
        </table:table-row>
        <table:table-row table:style-name="ro2">
          <table:table-cell table:formula="of:=[.A32]+1" office:value-type="float" office:value="757">
            <text:p>757</text:p>
          </table:table-cell>
          <table:table-cell office:value-type="date" office:date-value="2011-06-17">
            <text:p>17.06.2011</text:p>
          </table:table-cell>
          <table:table-cell office:value-type="time" office:time-value="PT19H50M00S">
            <text:p>19:50:00</text:p>
          </table:table-cell>
          <table:table-cell office:value-type="float" office:value="12.5">
            <text:p>12,5</text:p>
          </table:table-cell>
          <table:table-cell table:style-name="ce12" office:value-type="float" office:value="124">
            <text:p>124</text:p>
          </table:table-cell>
          <table:table-cell office:value-type="time" office:time-value="PT01H17M34S">
            <text:p>01:17:34</text:p>
          </table:table-cell>
          <table:table-cell office:value-type="string">
            <text:p>Drees – Döttingen – Nürburgring – Drees</text:p>
          </table:table-cell>
          <table:table-cell table:number-columns-repeated="1016"/>
        </table:table-row>
        <table:table-row table:style-name="ro2">
          <table:table-cell table:formula="of:=[.A33]+1" office:value-type="float" office:value="758">
            <text:p>758</text:p>
          </table:table-cell>
          <table:table-cell office:value-type="date" office:date-value="2011-06-18">
            <text:p>18.06.2011</text:p>
          </table:table-cell>
          <table:table-cell office:value-type="time" office:time-value="PT12H02M00S">
            <text:p>12:02:00</text:p>
          </table:table-cell>
          <table:table-cell office:value-type="float" office:value="30">
            <text:p>30,0</text:p>
          </table:table-cell>
          <table:table-cell table:style-name="ce12" office:value-type="string">
            <text:p>-</text:p>
          </table:table-cell>
          <table:table-cell office:value-type="time" office:time-value="PT03H30M00S">
            <text:p>03:30:00</text:p>
          </table:table-cell>
          <table:table-cell office:value-type="string">
            <text:p>Drees – Nürburgring – Nordschleife – Drees</text:p>
          </table:table-cell>
          <table:table-cell table:number-columns-repeated="1016"/>
        </table:table-row>
        <table:table-row table:style-name="ro2">
          <table:table-cell table:formula="of:=[.A34]+1" office:value-type="float" office:value="759">
            <text:p>759</text:p>
          </table:table-cell>
          <table:table-cell office:value-type="date" office:date-value="2011-06-19">
            <text:p>19.06.2011</text:p>
          </table:table-cell>
          <table:table-cell office:value-type="time" office:time-value="PT18H47M00S">
            <text:p>18:47:00</text:p>
          </table:table-cell>
          <table:table-cell office:value-type="float" office:value="14">
            <text:p>14,0</text:p>
          </table:table-cell>
          <table:table-cell table:style-name="ce12" office:value-type="float" office:value="119">
            <text:p>119</text:p>
          </table:table-cell>
          <table:table-cell office:value-type="time" office:time-value="PT01H34M48S">
            <text:p>01:34:48</text:p>
          </table:table-cell>
          <table:table-cell office:value-type="string">
            <text:p>Drees – Nitz – BooserMaare – Lavabombe – Eifelturm – Nitz – Drees</text:p>
          </table:table-cell>
          <table:table-cell table:formula="of:=SUM([.D29:.D35])" office:value-type="float" office:value="106.2">
            <text:p>106,2</text:p>
          </table:table-cell>
          <table:table-cell table:number-columns-repeated="1015"/>
        </table:table-row>
        <table:table-row table:style-name="ro2">
          <table:table-cell table:formula="of:=[.A35]+1" office:value-type="float" office:value="760">
            <text:p>760</text:p>
          </table:table-cell>
          <table:table-cell office:value-type="date" office:date-value="2011-06-20">
            <text:p>20.06.2011</text:p>
          </table:table-cell>
          <table:table-cell office:value-type="time" office:time-value="PT16H11M00S">
            <text:p>16:11:00</text:p>
          </table:table-cell>
          <table:table-cell office:value-type="float" office:value="13.5">
            <text:p>13,5</text:p>
          </table:table-cell>
          <table:table-cell table:style-name="ce12" office:value-type="float" office:value="126">
            <text:p>126</text:p>
          </table:table-cell>
          <table:table-cell office:value-type="time" office:time-value="PT01H18M13S">
            <text:p>01:18:13</text:p>
          </table:table-cell>
          <table:table-cell office:value-type="string">
            <text:p>Drees – Nitz – Oberbaar – Nürburgring – Drees</text:p>
          </table:table-cell>
          <table:table-cell table:number-columns-repeated="1016"/>
        </table:table-row>
        <table:table-row table:style-name="ro2">
          <table:table-cell table:formula="of:=[.A36]+1" office:value-type="float" office:value="761">
            <text:p>761</text:p>
          </table:table-cell>
          <table:table-cell office:value-type="date" office:date-value="2011-06-21">
            <text:p>21.06.2011</text:p>
          </table:table-cell>
          <table:table-cell office:value-type="time" office:time-value="PT20H49M00S">
            <text:p>20:49:00</text:p>
          </table:table-cell>
          <table:table-cell office:value-type="float" office:value="16">
            <text:p>16,0</text:p>
          </table:table-cell>
          <table:table-cell table:style-name="ce12" office:value-type="float" office:value="127">
            <text:p>127</text:p>
          </table:table-cell>
          <table:table-cell office:value-type="time" office:time-value="PT01H28M40S">
            <text:p>01:28:40</text:p>
          </table:table-cell>
          <table:table-cell office:value-type="string">
            <text:p>Kwh – Mühlhausen – Hofen – MaxEythSee – Burgholzhof – Rot – Zuffenhausen – Kwh</text:p>
          </table:table-cell>
          <table:table-cell table:number-columns-repeated="1016"/>
        </table:table-row>
        <table:table-row table:style-name="ro2">
          <table:table-cell table:formula="of:=[.A37]+1" office:value-type="float" office:value="762">
            <text:p>762</text:p>
          </table:table-cell>
          <table:table-cell office:value-type="date" office:date-value="2011-06-22">
            <text:p>22.06.2011</text:p>
          </table:table-cell>
          <table:table-cell office:value-type="time" office:time-value="PT20H24M00S">
            <text:p>20:24:00</text:p>
          </table:table-cell>
          <table:table-cell office:value-type="float" office:value="12.7">
            <text:p>12,7</text:p>
          </table:table-cell>
          <table:table-cell table:style-name="ce12" office:value-type="float" office:value="130">
            <text:p>130</text:p>
          </table:table-cell>
          <table:table-cell office:value-type="time" office:time-value="PT01H07M58S">
            <text:p>01:07:58</text:p>
          </table:table-cell>
          <table:table-cell office:value-type="string">
            <text:p>Kwh – Zazenhausen – 1Runde – Kwh</text:p>
          </table:table-cell>
          <table:table-cell table:number-columns-repeated="1016"/>
        </table:table-row>
        <table:table-row table:style-name="ro2">
          <table:table-cell table:formula="of:=[.A38]+1" office:value-type="float" office:value="763">
            <text:p>763</text:p>
          </table:table-cell>
          <table:table-cell office:value-type="date" office:date-value="2011-06-23">
            <text:p>23.06.2011</text:p>
          </table:table-cell>
          <table:table-cell office:value-type="time" office:time-value="PT20H03M00S">
            <text:p>20:03:00</text:p>
          </table:table-cell>
          <table:table-cell office:value-type="float" office:value="13.4">
            <text:p>13,4</text:p>
          </table:table-cell>
          <table:table-cell table:style-name="ce12" office:value-type="float" office:value="123">
            <text:p>123</text:p>
          </table:table-cell>
          <table:table-cell office:value-type="time" office:time-value="PT01H19M49S">
            <text:p>01:19:49</text:p>
          </table:table-cell>
          <table:table-cell office:value-type="string">
            <text:p>Kwh – Zazenhausen – Rot – Burgholzhof – Pragsattel – Zuffenhausen – Rot – Kwh</text:p>
          </table:table-cell>
          <table:table-cell table:number-columns-repeated="1016"/>
        </table:table-row>
        <table:table-row table:style-name="ro2">
          <table:table-cell table:formula="of:=[.A39]+1" office:value-type="float" office:value="764">
            <text:p>764</text:p>
          </table:table-cell>
          <table:table-cell office:value-type="date" office:date-value="2011-06-24">
            <text:p>24.06.2011</text:p>
          </table:table-cell>
          <table:table-cell office:value-type="time" office:time-value="PT16H04M00S">
            <text:p>16:04:00</text:p>
          </table:table-cell>
          <table:table-cell office:value-type="float" office:value="10.8">
            <text:p>10,8</text:p>
          </table:table-cell>
          <table:table-cell table:style-name="ce12" office:value-type="float" office:value="125">
            <text:p>125</text:p>
          </table:table-cell>
          <table:table-cell office:value-type="time" office:time-value="PT00H57M55S">
            <text:p>00:57:55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40]+1" office:value-type="float" office:value="765">
            <text:p>765</text:p>
          </table:table-cell>
          <table:table-cell office:value-type="date" office:date-value="2011-06-25">
            <text:p>25.06.2011</text:p>
          </table:table-cell>
          <table:table-cell office:value-type="time" office:time-value="PT17H51M00S">
            <text:p>17:51:00</text:p>
          </table:table-cell>
          <table:table-cell office:value-type="float" office:value="8.2">
            <text:p>8,2</text:p>
          </table:table-cell>
          <table:table-cell table:style-name="ce12" office:value-type="float" office:value="126">
            <text:p>126</text:p>
          </table:table-cell>
          <table:table-cell office:value-type="time" office:time-value="PT00H44M37S">
            <text:p>00:44:37</text:p>
          </table:table-cell>
          <table:table-cell office:value-type="string">
            <text:p>Kwh – LB-Stadion</text:p>
          </table:table-cell>
          <table:table-cell table:number-columns-repeated="1016"/>
        </table:table-row>
        <table:table-row table:style-name="ro2">
          <table:table-cell table:formula="of:=[.A41]+1" office:value-type="float" office:value="766">
            <text:p>766</text:p>
          </table:table-cell>
          <table:table-cell office:value-type="date" office:date-value="2011-06-26">
            <text:p>26.06.2011</text:p>
          </table:table-cell>
          <table:table-cell office:value-type="time" office:time-value="PT16H57M00S">
            <text:p>16:57:00</text:p>
          </table:table-cell>
          <table:table-cell office:value-type="float" office:value="17.8">
            <text:p>17,8</text:p>
          </table:table-cell>
          <table:table-cell table:style-name="ce12" office:value-type="float" office:value="125">
            <text:p>125</text:p>
          </table:table-cell>
          <table:table-cell office:value-type="time" office:time-value="PT01H37M21S">
            <text:p>01:37:21</text:p>
          </table:table-cell>
          <table:table-cell office:value-type="string">
            <text:p>Kwh – Mühlhausen – Aldingen – Pattonville – Grünbühl – Kwh</text:p>
          </table:table-cell>
          <table:table-cell table:formula="of:=SUM([.D36:.D42])" office:value-type="float" office:value="92.4">
            <text:p>92,4</text:p>
          </table:table-cell>
          <table:table-cell table:number-columns-repeated="1015"/>
        </table:table-row>
        <table:table-row table:style-name="ro2">
          <table:table-cell office:value-type="float" office:value="767">
            <text:p>767</text:p>
          </table:table-cell>
          <table:table-cell office:value-type="date" office:date-value="2011-06-27">
            <text:p>27.06.2011</text:p>
          </table:table-cell>
          <table:table-cell office:value-type="time" office:time-value="PT09H21M00S">
            <text:p>09:21:00</text:p>
          </table:table-cell>
          <table:table-cell office:value-type="float" office:value="4">
            <text:p>4,0</text:p>
          </table:table-cell>
          <table:table-cell table:style-name="ce12" office:value-type="float" office:value="125">
            <text:p>125</text:p>
          </table:table-cell>
          <table:table-cell office:value-type="time" office:time-value="PT00H25M00S">
            <text:p>00:25:00</text:p>
          </table:table-cell>
          <table:table-cell office:value-type="string">
            <text:p>Kwh – Büro – Sbahn</text:p>
          </table:table-cell>
          <table:table-cell table:number-columns-repeated="1016"/>
        </table:table-row>
        <table:table-row table:style-name="ro2">
          <table:table-cell office:value-type="float" office:value="767">
            <text:p>767</text:p>
          </table:table-cell>
          <table:table-cell office:value-type="date" office:date-value="2011-06-27">
            <text:p>27.06.2011</text:p>
          </table:table-cell>
          <table:table-cell office:value-type="time" office:time-value="PT10H31M00S">
            <text:p>10:31:00</text:p>
          </table:table-cell>
          <table:table-cell office:value-type="float" office:value="1.8">
            <text:p>1,8</text:p>
          </table:table-cell>
          <table:table-cell table:style-name="ce12" office:value-type="float" office:value="119">
            <text:p>119</text:p>
          </table:table-cell>
          <table:table-cell office:value-type="time" office:time-value="PT00H10M36S">
            <text:p>00:10:36</text:p>
          </table:table-cell>
          <table:table-cell table:style-name="ce18" office:value-type="string">
            <text:p>Sbahn-HP</text:p>
          </table:table-cell>
          <table:table-cell table:number-columns-repeated="1016"/>
        </table:table-row>
        <table:table-row table:style-name="ro2">
          <table:table-cell office:value-type="float" office:value="767">
            <text:p>767</text:p>
          </table:table-cell>
          <table:table-cell office:value-type="date" office:date-value="2011-06-27">
            <text:p>27.06.2011</text:p>
          </table:table-cell>
          <table:table-cell office:value-type="time" office:time-value="PT17H35M00S">
            <text:p>17:35:00</text:p>
          </table:table-cell>
          <table:table-cell office:value-type="float" office:value="1.9">
            <text:p>1,9</text:p>
          </table:table-cell>
          <table:table-cell table:style-name="ce12" office:value-type="float" office:value="129">
            <text:p>129</text:p>
          </table:table-cell>
          <table:table-cell office:value-type="time" office:time-value="PT00H10M16S">
            <text:p>00:10:16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67">
            <text:p>767</text:p>
          </table:table-cell>
          <table:table-cell office:value-type="date" office:date-value="2011-06-27">
            <text:p>27.06.2011</text:p>
          </table:table-cell>
          <table:table-cell office:value-type="time" office:time-value="PT18H40M00S">
            <text:p>18:40:00</text:p>
          </table:table-cell>
          <table:table-cell office:value-type="float" office:value="4">
            <text:p>4,0</text:p>
          </table:table-cell>
          <table:table-cell table:style-name="ce12" office:value-type="float" office:value="134">
            <text:p>134</text:p>
          </table:table-cell>
          <table:table-cell office:value-type="time" office:time-value="PT00H25M00S">
            <text:p>00:25:00</text:p>
          </table:table-cell>
          <table:table-cell table:style-name="ce18" office:value-type="string">
            <text:p>Sbahn-Büro-Kwh</text:p>
          </table:table-cell>
          <table:table-cell table:number-columns-repeated="1016"/>
        </table:table-row>
        <table:table-row table:style-name="ro2">
          <table:table-cell office:value-type="float" office:value="768">
            <text:p>768</text:p>
          </table:table-cell>
          <table:table-cell office:value-type="date" office:date-value="2011-06-28">
            <text:p>28.06.2011</text:p>
          </table:table-cell>
          <table:table-cell office:value-type="time" office:time-value="PT08H29M00S">
            <text:p>08:29:00</text:p>
          </table:table-cell>
          <table:table-cell office:value-type="float" office:value="3.3">
            <text:p>3,3</text:p>
          </table:table-cell>
          <table:table-cell table:style-name="ce12" office:value-type="float" office:value="119">
            <text:p>119</text:p>
          </table:table-cell>
          <table:table-cell office:value-type="time" office:time-value="PT00H18M43S">
            <text:p>00:18:43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768">
            <text:p>768</text:p>
          </table:table-cell>
          <table:table-cell office:value-type="date" office:date-value="2011-06-28">
            <text:p>28.06.2011</text:p>
          </table:table-cell>
          <table:table-cell office:value-type="time" office:time-value="PT09H31M00S">
            <text:p>09:31:00</text:p>
          </table:table-cell>
          <table:table-cell office:value-type="float" office:value="1.9">
            <text:p>1,9</text:p>
          </table:table-cell>
          <table:table-cell table:style-name="ce12" office:value-type="float" office:value="116">
            <text:p>116</text:p>
          </table:table-cell>
          <table:table-cell office:value-type="time" office:time-value="PT00H10M41S">
            <text:p>00:10:41</text:p>
          </table:table-cell>
          <table:table-cell table:style-name="ce18" office:value-type="string">
            <text:p>Sbahn-HP</text:p>
          </table:table-cell>
          <table:table-cell table:number-columns-repeated="1016"/>
        </table:table-row>
        <table:table-row table:style-name="ro2">
          <table:table-cell office:value-type="float" office:value="768">
            <text:p>768</text:p>
          </table:table-cell>
          <table:table-cell office:value-type="date" office:date-value="2011-06-28">
            <text:p>28.06.2011</text:p>
          </table:table-cell>
          <table:table-cell office:value-type="time" office:time-value="PT16H37M00S">
            <text:p>16:37:00</text:p>
          </table:table-cell>
          <table:table-cell office:value-type="float" office:value="1.8">
            <text:p>1,8</text:p>
          </table:table-cell>
          <table:table-cell table:style-name="ce12" office:value-type="float" office:value="123">
            <text:p>123</text:p>
          </table:table-cell>
          <table:table-cell office:value-type="time" office:time-value="PT00H10M09S">
            <text:p>00:10:09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68">
            <text:p>768</text:p>
          </table:table-cell>
          <table:table-cell office:value-type="date" office:date-value="2011-06-28">
            <text:p>28.06.2011</text:p>
          </table:table-cell>
          <table:table-cell office:value-type="time" office:time-value="PT17H36M00S">
            <text:p>17:36:00</text:p>
          </table:table-cell>
          <table:table-cell office:value-type="float" office:value="4">
            <text:p>4,0</text:p>
          </table:table-cell>
          <table:table-cell table:style-name="ce12" office:value-type="float" office:value="119">
            <text:p>119</text:p>
          </table:table-cell>
          <table:table-cell office:value-type="time" office:time-value="PT00H25M00S">
            <text:p>00:25:00</text:p>
          </table:table-cell>
          <table:table-cell office:value-type="string">
            <text:p>Sbahn-Büro-Kwh</text:p>
          </table:table-cell>
          <table:table-cell table:number-columns-repeated="1016"/>
        </table:table-row>
        <table:table-row table:style-name="ro2">
          <table:table-cell office:value-type="float" office:value="769">
            <text:p>769</text:p>
          </table:table-cell>
          <table:table-cell office:value-type="date" office:date-value="2011-06-29">
            <text:p>29.06.2011</text:p>
          </table:table-cell>
          <table:table-cell office:value-type="time" office:time-value="PT08H40M00S">
            <text:p>08:40:00</text:p>
          </table:table-cell>
          <table:table-cell office:value-type="float" office:value="7.3">
            <text:p>7,3</text:p>
          </table:table-cell>
          <table:table-cell table:style-name="ce12" office:value-type="float" office:value="130">
            <text:p>130</text:p>
          </table:table-cell>
          <table:table-cell office:value-type="time" office:time-value="PT00H42M30S">
            <text:p>00:42:30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office:value-type="float" office:value="770">
            <text:p>770</text:p>
          </table:table-cell>
          <table:table-cell office:value-type="date" office:date-value="2011-06-30">
            <text:p>30.06.2011</text:p>
          </table:table-cell>
          <table:table-cell office:value-type="time" office:time-value="PT08H22M00S">
            <text:p>08:22:00</text:p>
          </table:table-cell>
          <table:table-cell office:value-type="float" office:value="3.3">
            <text:p>3,3</text:p>
          </table:table-cell>
          <table:table-cell table:style-name="ce12" office:value-type="float" office:value="124">
            <text:p>124</text:p>
          </table:table-cell>
          <table:table-cell office:value-type="time" office:time-value="PT00H19M25S">
            <text:p>00:19:25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float" office:value="770">
            <text:p>770</text:p>
          </table:table-cell>
          <table:table-cell office:value-type="date" office:date-value="2011-06-30">
            <text:p>30.06.2011</text:p>
          </table:table-cell>
          <table:table-cell office:value-type="time" office:time-value="PT09H31M00S">
            <text:p>09:31:00</text:p>
          </table:table-cell>
          <table:table-cell office:value-type="float" office:value="1.6">
            <text:p>1,6</text:p>
          </table:table-cell>
          <table:table-cell table:style-name="ce12" office:value-type="float" office:value="120">
            <text:p>120</text:p>
          </table:table-cell>
          <table:table-cell office:value-type="time" office:time-value="PT00H10M35S">
            <text:p>00:10:35</text:p>
          </table:table-cell>
          <table:table-cell office:value-type="string">
            <text:p>BSBahn-HP</text:p>
          </table:table-cell>
          <table:table-cell table:number-columns-repeated="1016"/>
        </table:table-row>
        <table:table-row table:style-name="ro2">
          <table:table-cell office:value-type="float" office:value="770">
            <text:p>770</text:p>
          </table:table-cell>
          <table:table-cell office:value-type="date" office:date-value="2011-06-30">
            <text:p>30.06.2011</text:p>
          </table:table-cell>
          <table:table-cell office:value-type="time" office:time-value="PT19H14M00S">
            <text:p>19:14:00</text:p>
          </table:table-cell>
          <table:table-cell office:value-type="float" office:value="1.8">
            <text:p>1,8</text:p>
          </table:table-cell>
          <table:table-cell table:style-name="ce12" office:value-type="string">
            <text:p>-</text:p>
          </table:table-cell>
          <table:table-cell office:value-type="time" office:time-value="PT00H09M48S">
            <text:p>00:09:48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office:value-type="float" office:value="770">
            <text:p>770</text:p>
          </table:table-cell>
          <table:table-cell office:value-type="date" office:date-value="2011-06-30">
            <text:p>30.06.2011</text:p>
          </table:table-cell>
          <table:table-cell office:value-type="time" office:time-value="PT20H06M00S">
            <text:p>20:06:00</text:p>
          </table:table-cell>
          <table:table-cell office:value-type="float" office:value="3.3">
            <text:p>3,3</text:p>
          </table:table-cell>
          <table:table-cell table:style-name="ce12" office:value-type="float" office:value="113">
            <text:p>113</text:p>
          </table:table-cell>
          <table:table-cell office:value-type="time" office:time-value="PT00H20M21S">
            <text:p>00:20:21</text:p>
          </table:table-cell>
          <table:table-cell office:value-type="string">
            <text:p>ZuffenhausenBhf – Kwh</text:p>
          </table:table-cell>
          <table:table-cell table:formula="of:=SUM([.D43:.D55])" office:value-type="float" office:value="40">
            <text:p>40</text:p>
          </table:table-cell>
          <table:table-cell table:number-columns-repeated="1015"/>
        </table:table-row>
        <table:table-row table:style-name="ro2" table:number-rows-repeated="20">
          <table:table-cell table:number-columns-repeated="4"/>
          <table:table-cell table:style-name="ce12"/>
          <table:table-cell table:number-columns-repeated="1018"/>
        </table:table-row>
        <table:table-row table:style-name="ro2">
          <table:table-cell table:number-columns-repeated="4"/>
          <table:table-cell table:style-name="ce12"/>
          <table:table-cell table:number-columns-repeated="2"/>
          <table:table-cell table:formula="of:=SUM([.D64:.D76])" office:value-type="float" office:value="0">
            <text:p>0</text:p>
          </table:table-cell>
          <table:table-cell table:number-columns-repeated="1015"/>
        </table:table-row>
        <table:table-row table:style-name="ro2" table:number-rows-repeated="5">
          <table:table-cell table:number-columns-repeated="4"/>
          <table:table-cell table:style-name="ce12"/>
          <table:table-cell table:number-columns-repeated="1018"/>
        </table:table-row>
        <table:table-row table:style-name="ro2">
          <table:table-cell table:number-columns-repeated="4"/>
          <table:table-cell table:style-name="ce12"/>
          <table:table-cell table:number-columns-repeated="2"/>
          <table:table-cell table:formula="of:=SUM([.D77:.D82])" office:value-type="float" office:value="0">
            <text:p>0</text:p>
          </table:table-cell>
          <table:table-cell table:number-columns-repeated="1015"/>
        </table:table-row>
        <table:table-row table:style-name="ro1" table:number-rows-repeated="7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1-05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2913.127027027">
            <text:p>12913,13</text:p>
          </table:table-cell>
          <table:table-cell table:style-name="ce16" table:formula="of:=SUM([.F2:.F65441])" office:value-type="time" office:time-value="PT1265H48M52S">
            <text:p>17:48:52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709">
            <text:p>709</text:p>
          </table:table-cell>
          <table:table-cell table:style-name="ce17" office:value-type="date" office:date-value="2011-04-30">
            <text:p>30.04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04'.H1])" office:value-type="float" office:value="12331.227027027">
            <text:p>12331,23</text:p>
          </table:table-cell>
          <table:table-cell table:style-name="ce10"/>
          <table:table-cell table:style-name="ce10" table:formula="of:=SUM(['2011-04'.I1])" office:value-type="time" office:time-value="PT1210H52M13S">
            <text:p>10:52:13</text:p>
          </table:table-cell>
          <table:table-cell table:style-name="ce2" office:value-type="string">
            <text:p>Übertrag 400:33:32</text:p>
          </table:table-cell>
          <table:table-cell table:style-name="ce2" table:formula="of:=SUM(['2011-04'.H69])" office:value-type="float" office:value="136.6">
            <text:p>136,6</text:p>
          </table:table-cell>
          <table:table-cell table:style-name="ce2" table:number-columns-repeated="1015"/>
        </table:table-row>
        <table:table-row table:style-name="ro2">
          <table:table-cell table:formula="of:=[.A2]+1" office:value-type="float" office:value="710">
            <text:p>710</text:p>
          </table:table-cell>
          <table:table-cell office:value-type="date" office:date-value="2011-05-01">
            <text:p>01.05.2011</text:p>
          </table:table-cell>
          <table:table-cell office:value-type="time" office:time-value="PT20H25M23S">
            <text:p>20:25:23</text:p>
          </table:table-cell>
          <table:table-cell office:value-type="float" office:value="5">
            <text:p>5,0</text:p>
          </table:table-cell>
          <table:table-cell table:style-name="ce12" office:value-type="float" office:value="109">
            <text:p>109</text:p>
          </table:table-cell>
          <table:table-cell office:value-type="time" office:time-value="PT00H28M43S">
            <text:p>00:28:43</text:p>
          </table:table-cell>
          <table:table-cell office:value-type="string">
            <text:p>Kwh – Zazenhausen – Kwh</text:p>
          </table:table-cell>
          <table:table-cell table:formula="of:=SUM([.D3];[.H2])" office:value-type="float" office:value="141.6">
            <text:p>141,6</text:p>
          </table:table-cell>
          <table:table-cell table:style-name="ce2" table:number-columns-repeated="1015"/>
        </table:table-row>
        <table:table-row table:style-name="ro2">
          <table:table-cell table:formula="of:=[.A3]+1" office:value-type="float" office:value="711">
            <text:p>711</text:p>
          </table:table-cell>
          <table:table-cell office:value-type="date" office:date-value="2011-05-02">
            <text:p>02.05.2011</text:p>
          </table:table-cell>
          <table:table-cell office:value-type="time" office:time-value="PT20H32M25S">
            <text:p>20:32:25</text:p>
          </table:table-cell>
          <table:table-cell office:value-type="float" office:value="6">
            <text:p>6,0</text:p>
          </table:table-cell>
          <table:table-cell table:style-name="ce12" office:value-type="float" office:value="121">
            <text:p>121</text:p>
          </table:table-cell>
          <table:table-cell office:value-type="time" office:time-value="PT00H32M31S">
            <text:p>00:32:31</text:p>
          </table:table-cell>
          <table:table-cell office:value-type="string">
            <text:p>Kwh – Zazenhausen - Kwh</text:p>
          </table:table-cell>
          <table:table-cell table:number-columns-repeated="1016"/>
        </table:table-row>
        <table:table-row table:style-name="ro2">
          <table:table-cell table:formula="of:=[.A4]+1" office:value-type="float" office:value="712">
            <text:p>712</text:p>
          </table:table-cell>
          <table:table-cell office:value-type="date" office:date-value="2011-05-03">
            <text:p>03.05.2011</text:p>
          </table:table-cell>
          <table:table-cell office:value-type="time" office:time-value="PT07H14M04S">
            <text:p>07:14:04</text:p>
          </table:table-cell>
          <table:table-cell office:value-type="float" office:value="3.7">
            <text:p>3,7</text:p>
          </table:table-cell>
          <table:table-cell table:style-name="ce12" office:value-type="float" office:value="126">
            <text:p>126</text:p>
          </table:table-cell>
          <table:table-cell office:value-type="time" office:time-value="PT00H19M35S">
            <text:p>00:19:35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table:formula="of:=[.A5]" office:value-type="float" office:value="712">
            <text:p>712</text:p>
          </table:table-cell>
          <table:table-cell office:value-type="date" office:date-value="2011-05-03">
            <text:p>03.05.2011</text:p>
          </table:table-cell>
          <table:table-cell office:value-type="time" office:time-value="PT08H22M29S">
            <text:p>08:22:29</text:p>
          </table:table-cell>
          <table:table-cell office:value-type="float" office:value="14.1">
            <text:p>14,1</text:p>
          </table:table-cell>
          <table:table-cell table:style-name="ce12" office:value-type="float" office:value="124">
            <text:p>124</text:p>
          </table:table-cell>
          <table:table-cell office:value-type="time" office:time-value="PT01H23M42S">
            <text:p>01:23:42</text:p>
          </table:table-cell>
          <table:table-cell office:value-type="string">
            <text:p>Weil der Stadt-Döffingen - Böblingen</text:p>
          </table:table-cell>
          <table:table-cell table:number-columns-repeated="1016"/>
        </table:table-row>
        <table:table-row table:style-name="ro2">
          <table:table-cell table:formula="of:=[.A6]" office:value-type="float" office:value="712">
            <text:p>712</text:p>
          </table:table-cell>
          <table:table-cell office:value-type="date" office:date-value="2011-05-03">
            <text:p>03.05.2011</text:p>
          </table:table-cell>
          <table:table-cell office:value-type="time" office:time-value="PT19H17M21S">
            <text:p>19:17:21</text:p>
          </table:table-cell>
          <table:table-cell office:value-type="float" office:value="1.4">
            <text:p>1,4</text:p>
          </table:table-cell>
          <table:table-cell table:style-name="ce12" office:value-type="float" office:value="137">
            <text:p>137</text:p>
          </table:table-cell>
          <table:table-cell office:value-type="time" office:time-value="PT00H07M09S">
            <text:p>00:07:09</text:p>
          </table:table-cell>
          <table:table-cell office:value-type="string">
            <text:p>HP-Sahn</text:p>
          </table:table-cell>
          <table:table-cell table:number-columns-repeated="1016"/>
        </table:table-row>
        <table:table-row table:style-name="ro2">
          <table:table-cell table:formula="of:=[.A7]" office:value-type="float" office:value="712">
            <text:p>712</text:p>
          </table:table-cell>
          <table:table-cell office:value-type="date" office:date-value="2011-05-03">
            <text:p>03.05.2011</text:p>
          </table:table-cell>
          <table:table-cell office:value-type="time" office:time-value="PT19H59M46S">
            <text:p>19:59:46</text:p>
          </table:table-cell>
          <table:table-cell office:value-type="float" office:value="11.3">
            <text:p>11,3</text:p>
          </table:table-cell>
          <table:table-cell table:style-name="ce12" office:value-type="float" office:value="112">
            <text:p>112</text:p>
          </table:table-cell>
          <table:table-cell office:value-type="time" office:time-value="PT01H05M44S">
            <text:p>01:05:44</text:p>
          </table:table-cell>
          <table:table-cell office:value-type="string">
            <text:p>Hauptbhf - Kwh</text:p>
          </table:table-cell>
          <table:table-cell table:number-columns-repeated="1016"/>
        </table:table-row>
        <table:table-row table:style-name="ro2">
          <table:table-cell table:formula="of:=[.A8]+1" office:value-type="float" office:value="713">
            <text:p>713</text:p>
          </table:table-cell>
          <table:table-cell office:value-type="date" office:date-value="2011-05-04">
            <text:p>04.05.2011</text:p>
          </table:table-cell>
          <table:table-cell office:value-type="time" office:time-value="PT12H34M32S">
            <text:p>12:34:32</text:p>
          </table:table-cell>
          <table:table-cell office:value-type="float" office:value="15.5">
            <text:p>15,5</text:p>
          </table:table-cell>
          <table:table-cell table:style-name="ce12" office:value-type="float" office:value="119">
            <text:p>119</text:p>
          </table:table-cell>
          <table:table-cell office:value-type="time" office:time-value="PT01H18M53S">
            <text:p>01:18:53</text:p>
          </table:table-cell>
          <table:table-cell office:value-type="string">
            <text:p>Mini – Sindelfingen - Hulb</text:p>
          </table:table-cell>
          <table:table-cell table:number-columns-repeated="1016"/>
        </table:table-row>
        <table:table-row table:style-name="ro2">
          <table:table-cell table:formula="of:=[.A9]" office:value-type="float" office:value="713">
            <text:p>713</text:p>
          </table:table-cell>
          <table:table-cell office:value-type="date" office:date-value="2011-05-04">
            <text:p>04.05.2011</text:p>
          </table:table-cell>
          <table:table-cell office:value-type="time" office:time-value="PT19H17M25S">
            <text:p>19:17:25</text:p>
          </table:table-cell>
          <table:table-cell office:value-type="float" office:value="1.5">
            <text:p>1,5</text:p>
          </table:table-cell>
          <table:table-cell table:style-name="ce12" office:value-type="float" office:value="120">
            <text:p>120</text:p>
          </table:table-cell>
          <table:table-cell office:value-type="time" office:time-value="PT00H09M23S">
            <text:p>00:09:23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10]" office:value-type="float" office:value="713">
            <text:p>713</text:p>
          </table:table-cell>
          <table:table-cell office:value-type="date" office:date-value="2011-05-04">
            <text:p>04.05.2011</text:p>
          </table:table-cell>
          <table:table-cell office:value-type="time" office:time-value="PT20H01M34S">
            <text:p>20:01:34</text:p>
          </table:table-cell>
          <table:table-cell office:value-type="float" office:value="7.9">
            <text:p>7,9</text:p>
          </table:table-cell>
          <table:table-cell table:style-name="ce12" office:value-type="float" office:value="114">
            <text:p>114</text:p>
          </table:table-cell>
          <table:table-cell office:value-type="time" office:time-value="PT00H51M36S">
            <text:p>00:51:36</text:p>
          </table:table-cell>
          <table:table-cell office:value-type="string">
            <text:p>Bad-Cannstatt – Burgholzhof - Kwh</text:p>
          </table:table-cell>
          <table:table-cell table:number-columns-repeated="1016"/>
        </table:table-row>
        <table:table-row table:style-name="ro2">
          <table:table-cell table:formula="of:=[.A11]+1" office:value-type="float" office:value="714">
            <text:p>714</text:p>
          </table:table-cell>
          <table:table-cell office:value-type="date" office:date-value="2011-05-05">
            <text:p>05.05.2011</text:p>
          </table:table-cell>
          <table:table-cell office:value-type="time" office:time-value="PT08H08M34S">
            <text:p>08:08:34</text:p>
          </table:table-cell>
          <table:table-cell office:value-type="float" office:value="1.6">
            <text:p>1,6</text:p>
          </table:table-cell>
          <table:table-cell table:style-name="ce12" office:value-type="float" office:value="103">
            <text:p>103</text:p>
          </table:table-cell>
          <table:table-cell office:value-type="time" office:time-value="PT00H08M50S">
            <text:p>00:08:50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12]" office:value-type="float" office:value="714">
            <text:p>714</text:p>
          </table:table-cell>
          <table:table-cell office:value-type="date" office:date-value="2011-05-05">
            <text:p>05.05.2011</text:p>
          </table:table-cell>
          <table:table-cell office:value-type="time" office:time-value="PT09H02M57S">
            <text:p>09:02:57</text:p>
          </table:table-cell>
          <table:table-cell office:value-type="float" office:value="1.4">
            <text:p>1,4</text:p>
          </table:table-cell>
          <table:table-cell table:style-name="ce12" office:value-type="float" office:value="126">
            <text:p>126</text:p>
          </table:table-cell>
          <table:table-cell office:value-type="time" office:time-value="PT00H07M37S">
            <text:p>00:07:37</text:p>
          </table:table-cell>
          <table:table-cell office:value-type="string">
            <text:p>S-Bahn - HP</text:p>
          </table:table-cell>
          <table:table-cell table:number-columns-repeated="1016"/>
        </table:table-row>
        <table:table-row table:style-name="ro2">
          <table:table-cell table:formula="of:=[.A13]" office:value-type="float" office:value="714">
            <text:p>714</text:p>
          </table:table-cell>
          <table:table-cell office:value-type="date" office:date-value="2011-05-05">
            <text:p>05.05.2011</text:p>
          </table:table-cell>
          <table:table-cell office:value-type="time" office:time-value="PT16H42M23S">
            <text:p>16:42:23</text:p>
          </table:table-cell>
          <table:table-cell office:value-type="float" office:value="13">
            <text:p>13,0</text:p>
          </table:table-cell>
          <table:table-cell table:style-name="ce12" office:value-type="float" office:value="118">
            <text:p>118</text:p>
          </table:table-cell>
          <table:table-cell office:value-type="time" office:time-value="PT01H16M57S">
            <text:p>01:16:57</text:p>
          </table:table-cell>
          <table:table-cell office:value-type="string">
            <text:p>BBN – Goldberg - Mini</text:p>
          </table:table-cell>
          <table:table-cell table:number-columns-repeated="1016"/>
        </table:table-row>
        <table:table-row table:style-name="ro2">
          <table:table-cell table:formula="of:=[.A14]" office:value-type="float" office:value="714">
            <text:p>714</text:p>
          </table:table-cell>
          <table:table-cell office:value-type="date" office:date-value="2011-05-05">
            <text:p>05.05.2011</text:p>
          </table:table-cell>
          <table:table-cell office:value-type="time" office:time-value="PT18H16M18S">
            <text:p>18:16:18</text:p>
          </table:table-cell>
          <table:table-cell office:value-type="float" office:value="10.9">
            <text:p>10,9</text:p>
          </table:table-cell>
          <table:table-cell table:style-name="ce12" office:value-type="float" office:value="113">
            <text:p>113</text:p>
          </table:table-cell>
          <table:table-cell office:value-type="time" office:time-value="PT00H57M24S">
            <text:p>00:57:24</text:p>
          </table:table-cell>
          <table:table-cell office:value-type="string">
            <text:p>Mini - Hauptbahnhof</text:p>
          </table:table-cell>
          <table:table-cell table:number-columns-repeated="1016"/>
        </table:table-row>
        <table:table-row table:style-name="ro2">
          <table:table-cell table:formula="of:=[.A15]" office:value-type="float" office:value="714">
            <text:p>714</text:p>
          </table:table-cell>
          <table:table-cell office:value-type="date" office:date-value="2011-05-05">
            <text:p>05.05.2011</text:p>
          </table:table-cell>
          <table:table-cell office:value-type="time" office:time-value="PT19H58M49S">
            <text:p>19:58:49</text:p>
          </table:table-cell>
          <table:table-cell office:value-type="float" office:value="3.5">
            <text:p>3,5</text:p>
          </table:table-cell>
          <table:table-cell table:style-name="ce12" office:value-type="float" office:value="119">
            <text:p>119</text:p>
          </table:table-cell>
          <table:table-cell office:value-type="time" office:time-value="PT00H22M50S">
            <text:p>00:22:50</text:p>
          </table:table-cell>
          <table:table-cell office:value-type="string">
            <text:p>Zuffenhausen - Kwh</text:p>
          </table:table-cell>
          <table:table-cell table:number-columns-repeated="1016"/>
        </table:table-row>
        <table:table-row table:style-name="ro2">
          <table:table-cell table:formula="of:=[.A16]+1" office:value-type="float" office:value="715">
            <text:p>715</text:p>
          </table:table-cell>
          <table:table-cell office:value-type="date" office:date-value="2011-05-06">
            <text:p>06.05.2011</text:p>
          </table:table-cell>
          <table:table-cell office:value-type="time" office:time-value="PT08H37M51S">
            <text:p>08:37:51</text:p>
          </table:table-cell>
          <table:table-cell office:value-type="float" office:value="1.5">
            <text:p>1,5</text:p>
          </table:table-cell>
          <table:table-cell table:style-name="ce12" office:value-type="string">
            <text:p>-</text:p>
          </table:table-cell>
          <table:table-cell office:value-type="time" office:time-value="PT00H09M50S">
            <text:p>00:09:50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17]" office:value-type="float" office:value="715">
            <text:p>715</text:p>
          </table:table-cell>
          <table:table-cell office:value-type="date" office:date-value="2011-05-06">
            <text:p>06.05.2011</text:p>
          </table:table-cell>
          <table:table-cell office:value-type="time" office:time-value="PT09H35M18S">
            <text:p>09:35:18</text:p>
          </table:table-cell>
          <table:table-cell office:value-type="float" office:value="1.4">
            <text:p>1,4</text:p>
          </table:table-cell>
          <table:table-cell table:style-name="ce12" office:value-type="float" office:value="124">
            <text:p>124</text:p>
          </table:table-cell>
          <table:table-cell office:value-type="time" office:time-value="PT00H07M38S">
            <text:p>00:07:38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table:formula="of:=[.A18]" office:value-type="float" office:value="715">
            <text:p>715</text:p>
          </table:table-cell>
          <table:table-cell office:value-type="date" office:date-value="2011-05-06">
            <text:p>06.05.2011</text:p>
          </table:table-cell>
          <table:table-cell office:value-type="time" office:time-value="PT14H29M43S">
            <text:p>14:29:43</text:p>
          </table:table-cell>
          <table:table-cell office:value-type="float" office:value="16">
            <text:p>16,0</text:p>
          </table:table-cell>
          <table:table-cell table:style-name="ce12" office:value-type="float" office:value="120">
            <text:p>120</text:p>
          </table:table-cell>
          <table:table-cell office:value-type="time" office:time-value="PT01H24M09S">
            <text:p>01:24:09</text:p>
          </table:table-cell>
          <table:table-cell office:value-type="string">
            <text:p>Hulb – Diezenhalde – Amis - Mini</text:p>
          </table:table-cell>
          <table:table-cell table:number-columns-repeated="1016"/>
        </table:table-row>
        <table:table-row table:style-name="ro2">
          <table:table-cell table:formula="of:=[.A19]+1" office:value-type="float" office:value="716">
            <text:p>716</text:p>
          </table:table-cell>
          <table:table-cell office:value-type="date" office:date-value="2011-05-07">
            <text:p>07.05.2011</text:p>
          </table:table-cell>
          <table:table-cell office:value-type="time" office:time-value="PT18H51M03S">
            <text:p>18:51:03</text:p>
          </table:table-cell>
          <table:table-cell office:value-type="float" office:value="12">
            <text:p>12,0</text:p>
          </table:table-cell>
          <table:table-cell table:style-name="ce12" office:value-type="float" office:value="120">
            <text:p>120</text:p>
          </table:table-cell>
          <table:table-cell office:value-type="time" office:time-value="PT01H08M37S">
            <text:p>01:08:37</text:p>
          </table:table-cell>
          <table:table-cell office:value-type="string">
            <text:p>Rund um Kwh</text:p>
          </table:table-cell>
          <table:table-cell table:number-columns-repeated="1016"/>
        </table:table-row>
        <table:table-row table:style-name="ro2">
          <table:table-cell table:formula="of:=[.A20]+1" office:value-type="float" office:value="717">
            <text:p>717</text:p>
          </table:table-cell>
          <table:table-cell office:value-type="date" office:date-value="2011-05-08">
            <text:p>08.05.2011</text:p>
          </table:table-cell>
          <table:table-cell office:value-type="time" office:time-value="PT20H31M01S">
            <text:p>20:31:01</text:p>
          </table:table-cell>
          <table:table-cell office:value-type="float" office:value="6">
            <text:p>6,0</text:p>
          </table:table-cell>
          <table:table-cell table:style-name="ce12" office:value-type="float" office:value="120">
            <text:p>120</text:p>
          </table:table-cell>
          <table:table-cell office:value-type="time" office:time-value="PT00H36M02S">
            <text:p>00:36:02</text:p>
          </table:table-cell>
          <table:table-cell office:value-type="string">
            <text:p>Kwh – zazenhausen - Büro</text:p>
          </table:table-cell>
          <table:table-cell table:number-columns-repeated="1016"/>
        </table:table-row>
        <table:table-row table:style-name="ro2">
          <table:table-cell table:formula="of:=[.A21]" office:value-type="float" office:value="717">
            <text:p>717</text:p>
          </table:table-cell>
          <table:table-cell office:value-type="date" office:date-value="2011-05-08">
            <text:p>08.05.2011</text:p>
          </table:table-cell>
          <table:table-cell office:value-type="time" office:time-value="PT21H18M26S">
            <text:p>21:18:26</text:p>
          </table:table-cell>
          <table:table-cell office:value-type="float" office:value="3.7">
            <text:p>3,7</text:p>
          </table:table-cell>
          <table:table-cell table:style-name="ce12" office:value-type="float" office:value="108">
            <text:p>108</text:p>
          </table:table-cell>
          <table:table-cell office:value-type="time" office:time-value="PT00H23M03S">
            <text:p>00:23:03</text:p>
          </table:table-cell>
          <table:table-cell office:value-type="string">
            <text:p>Büro - Kwh</text:p>
          </table:table-cell>
          <table:table-cell table:formula="of:=SUM([.D4:.D22])" office:value-type="float" office:value="132.4">
            <text:p>132,4</text:p>
          </table:table-cell>
          <table:table-cell table:number-columns-repeated="1015"/>
        </table:table-row>
        <table:table-row table:style-name="ro2">
          <table:table-cell table:formula="of:=[.A22]+1" office:value-type="float" office:value="718">
            <text:p>718</text:p>
          </table:table-cell>
          <table:table-cell office:value-type="date" office:date-value="2011-05-09">
            <text:p>09.05.2011</text:p>
          </table:table-cell>
          <table:table-cell office:value-type="time" office:time-value="PT08H28M19S">
            <text:p>08:28:19</text:p>
          </table:table-cell>
          <table:table-cell office:value-type="float" office:value="3.5">
            <text:p>3,5</text:p>
          </table:table-cell>
          <table:table-cell table:style-name="ce12" office:value-type="float" office:value="126">
            <text:p>126</text:p>
          </table:table-cell>
          <table:table-cell office:value-type="time" office:time-value="PT00H17M43S">
            <text:p>00:17:4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table:formula="of:=[.A23]" office:value-type="float" office:value="718">
            <text:p>718</text:p>
          </table:table-cell>
          <table:table-cell office:value-type="date" office:date-value="2011-05-09">
            <text:p>09.05.2011</text:p>
          </table:table-cell>
          <table:table-cell office:value-type="time" office:time-value="PT10H32M45S">
            <text:p>10:32:45</text:p>
          </table:table-cell>
          <table:table-cell office:value-type="float" office:value="1.3">
            <text:p>1,3</text:p>
          </table:table-cell>
          <table:table-cell table:style-name="ce12" office:value-type="float" office:value="119">
            <text:p>119</text:p>
          </table:table-cell>
          <table:table-cell office:value-type="time" office:time-value="PT00H07M08S">
            <text:p>00:07:08</text:p>
          </table:table-cell>
          <table:table-cell office:value-type="string">
            <text:p>Sbahn – HP</text:p>
          </table:table-cell>
          <table:table-cell table:number-columns-repeated="1016"/>
        </table:table-row>
        <table:table-row table:style-name="ro2">
          <table:table-cell table:formula="of:=[.A24]" office:value-type="float" office:value="718">
            <text:p>718</text:p>
          </table:table-cell>
          <table:table-cell office:value-type="date" office:date-value="2011-05-09">
            <text:p>09.05.2011</text:p>
          </table:table-cell>
          <table:table-cell office:value-type="time" office:time-value="PT19H10M46S">
            <text:p>19:10:46</text:p>
          </table:table-cell>
          <table:table-cell office:value-type="float" office:value="15.3">
            <text:p>15,3</text:p>
          </table:table-cell>
          <table:table-cell table:style-name="ce12" office:value-type="float" office:value="122">
            <text:p>122</text:p>
          </table:table-cell>
          <table:table-cell office:value-type="time" office:time-value="PT01H30M00S">
            <text:p>01:30:00</text:p>
          </table:table-cell>
          <table:table-cell office:value-type="string">
            <text:p>Hulb – Böblingen – Amis – Musberg - Oberaichen</text:p>
          </table:table-cell>
          <table:table-cell table:number-columns-repeated="1016"/>
        </table:table-row>
        <table:table-row table:style-name="ro2">
          <table:table-cell table:formula="of:=[.A25]" office:value-type="float" office:value="718">
            <text:p>718</text:p>
          </table:table-cell>
          <table:table-cell office:value-type="date" office:date-value="2011-05-09">
            <text:p>09.05.2011</text:p>
          </table:table-cell>
          <table:table-cell office:value-type="time" office:time-value="PT21H21M07S">
            <text:p>21:21:07</text:p>
          </table:table-cell>
          <table:table-cell office:value-type="float" office:value="1.5">
            <text:p>1,5</text:p>
          </table:table-cell>
          <table:table-cell table:style-name="ce12" office:value-type="float" office:value="124">
            <text:p>124</text:p>
          </table:table-cell>
          <table:table-cell office:value-type="time" office:time-value="PT00H09M26S">
            <text:p>00:09:26</text:p>
          </table:table-cell>
          <table:table-cell office:value-type="string">
            <text:p>KwhBhf - Heim</text:p>
          </table:table-cell>
          <table:table-cell table:number-columns-repeated="1016"/>
        </table:table-row>
        <table:table-row table:style-name="ro2">
          <table:table-cell table:formula="of:=[.A26]+1" office:value-type="float" office:value="719">
            <text:p>719</text:p>
          </table:table-cell>
          <table:table-cell office:value-type="date" office:date-value="2011-05-10">
            <text:p>10.05.2011</text:p>
          </table:table-cell>
          <table:table-cell office:value-type="time" office:time-value="PT08H00M36S">
            <text:p>08:00:36</text:p>
          </table:table-cell>
          <table:table-cell office:value-type="float" office:value="3.5">
            <text:p>3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19M08S">
            <text:p>00:19:08</text:p>
          </table:table-cell>
          <table:table-cell office:value-type="string">
            <text:p>Kwh - zuffenhausenBhf</text:p>
          </table:table-cell>
          <table:table-cell table:number-columns-repeated="1016"/>
        </table:table-row>
        <table:table-row table:style-name="ro2">
          <table:table-cell table:formula="of:=[.A27]" office:value-type="float" office:value="719">
            <text:p>719</text:p>
          </table:table-cell>
          <table:table-cell office:value-type="date" office:date-value="2011-05-10">
            <text:p>10.05.2011</text:p>
          </table:table-cell>
          <table:table-cell office:value-type="time" office:time-value="PT08H57M31S">
            <text:p>08:57:31</text:p>
          </table:table-cell>
          <table:table-cell office:value-type="float" office:value="15">
            <text:p>15,0</text:p>
          </table:table-cell>
          <table:table-cell table:style-name="ce12" office:value-type="string">
            <text:p>-</text:p>
          </table:table-cell>
          <table:table-cell office:value-type="time" office:time-value="PT01H32M20S">
            <text:p>01:32:20</text:p>
          </table:table-cell>
          <table:table-cell office:value-type="string">
            <text:p>Weil der Stadt - Böblingen</text:p>
          </table:table-cell>
          <table:table-cell table:number-columns-repeated="1016"/>
        </table:table-row>
        <table:table-row table:style-name="ro2">
          <table:table-cell table:formula="of:=[.A28]" office:value-type="float" office:value="719">
            <text:p>719</text:p>
          </table:table-cell>
          <table:table-cell office:value-type="date" office:date-value="2011-05-10">
            <text:p>10.05.2011</text:p>
          </table:table-cell>
          <table:table-cell office:value-type="time" office:time-value="PT21H15M08S">
            <text:p>21:15:08</text:p>
          </table:table-cell>
          <table:table-cell office:value-type="float" office:value="1.3">
            <text:p>1,3</text:p>
          </table:table-cell>
          <table:table-cell table:style-name="ce12" office:value-type="float" office:value="132">
            <text:p>132</text:p>
          </table:table-cell>
          <table:table-cell office:value-type="time" office:time-value="PT00H07M38S">
            <text:p>00:07:38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29]" office:value-type="float" office:value="719">
            <text:p>719</text:p>
          </table:table-cell>
          <table:table-cell office:value-type="date" office:date-value="2011-05-10">
            <text:p>10.05.2011</text:p>
          </table:table-cell>
          <table:table-cell office:value-type="time" office:time-value="PT22H08M00S">
            <text:p>22:08:00</text:p>
          </table:table-cell>
          <table:table-cell office:value-type="float" office:value="3.6">
            <text:p>3,6</text:p>
          </table:table-cell>
          <table:table-cell table:style-name="ce12" office:value-type="float" office:value="116">
            <text:p>116</text:p>
          </table:table-cell>
          <table:table-cell office:value-type="time" office:time-value="PT00H22M15S">
            <text:p>00:22:15</text:p>
          </table:table-cell>
          <table:table-cell office:value-type="string">
            <text:p>ZuffenhausenBhf - Kwh</text:p>
          </table:table-cell>
          <table:table-cell table:number-columns-repeated="1016"/>
        </table:table-row>
        <table:table-row table:style-name="ro2">
          <table:table-cell table:formula="of:=[.A30]+1" office:value-type="float" office:value="720">
            <text:p>720</text:p>
          </table:table-cell>
          <table:table-cell office:value-type="date" office:date-value="2011-05-11">
            <text:p>11.05.2011</text:p>
          </table:table-cell>
          <table:table-cell office:value-type="time" office:time-value="PT08H56M31S">
            <text:p>08:56:31</text:p>
          </table:table-cell>
          <table:table-cell office:value-type="float" office:value="3.5">
            <text:p>3,5</text:p>
          </table:table-cell>
          <table:table-cell table:style-name="ce12" office:value-type="string">
            <text:p>-</text:p>
          </table:table-cell>
          <table:table-cell office:value-type="time" office:time-value="PT00H19M35S">
            <text:p>00:19:35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table:formula="of:=[.A31]" office:value-type="float" office:value="720">
            <text:p>720</text:p>
          </table:table-cell>
          <table:table-cell office:value-type="date" office:date-value="2011-05-11">
            <text:p>11.05.2011</text:p>
          </table:table-cell>
          <table:table-cell office:value-type="time" office:time-value="PT10H08M34S">
            <text:p>10:08:34</text:p>
          </table:table-cell>
          <table:table-cell office:value-type="float" office:value="1.5">
            <text:p>1,5</text:p>
          </table:table-cell>
          <table:table-cell table:style-name="ce12" office:value-type="string">
            <text:p>-</text:p>
          </table:table-cell>
          <table:table-cell office:value-type="time" office:time-value="PT00H07M04S">
            <text:p>00:07:04</text:p>
          </table:table-cell>
          <table:table-cell office:value-type="string">
            <text:p>HS-Bahn <text:s/>HP</text:p>
          </table:table-cell>
          <table:table-cell table:number-columns-repeated="1016"/>
        </table:table-row>
        <table:table-row table:style-name="ro2">
          <table:table-cell table:formula="of:=[.A32]" office:value-type="float" office:value="720">
            <text:p>720</text:p>
          </table:table-cell>
          <table:table-cell office:value-type="date" office:date-value="2011-05-11">
            <text:p>11.05.2011</text:p>
          </table:table-cell>
          <table:table-cell office:value-type="time" office:time-value="PT18H10M24S">
            <text:p>18:10:24</text:p>
          </table:table-cell>
          <table:table-cell office:value-type="float" office:value="1.5">
            <text:p>1,5</text:p>
          </table:table-cell>
          <table:table-cell table:style-name="ce12" office:value-type="float" office:value="119">
            <text:p>119</text:p>
          </table:table-cell>
          <table:table-cell office:value-type="time" office:time-value="PT00H07M49S">
            <text:p>00:07:49</text:p>
          </table:table-cell>
          <table:table-cell office:value-type="string">
            <text:p>HP-S-Bahn</text:p>
          </table:table-cell>
          <table:table-cell table:number-columns-repeated="1016"/>
        </table:table-row>
        <table:table-row table:style-name="ro2">
          <table:table-cell table:formula="of:=[.A33]" office:value-type="float" office:value="720">
            <text:p>720</text:p>
          </table:table-cell>
          <table:table-cell office:value-type="date" office:date-value="2011-05-11">
            <text:p>11.05.2011</text:p>
          </table:table-cell>
          <table:table-cell office:value-type="time" office:time-value="PT18H48M19S">
            <text:p>18:48:19</text:p>
          </table:table-cell>
          <table:table-cell office:value-type="float" office:value="21">
            <text:p>21,0</text:p>
          </table:table-cell>
          <table:table-cell table:style-name="ce12" office:value-type="float" office:value="116">
            <text:p>116</text:p>
          </table:table-cell>
          <table:table-cell office:value-type="time" office:time-value="PT01H51M42S">
            <text:p>01:51:42</text:p>
          </table:table-cell>
          <table:table-cell office:value-type="string">
            <text:p>Uni – Botnang – Feuerbach - Kwh</text:p>
          </table:table-cell>
          <table:table-cell table:number-columns-repeated="1016"/>
        </table:table-row>
        <table:table-row table:style-name="ro2">
          <table:table-cell table:formula="of:=[.A34]+1" office:value-type="float" office:value="721">
            <text:p>721</text:p>
          </table:table-cell>
          <table:table-cell office:value-type="date" office:date-value="2011-05-12">
            <text:p>12.05.2011</text:p>
          </table:table-cell>
          <table:table-cell office:value-type="time" office:time-value="PT09H00M13S">
            <text:p>09:00:13</text:p>
          </table:table-cell>
          <table:table-cell office:value-type="float" office:value="3.5">
            <text:p>3,5</text:p>
          </table:table-cell>
          <table:table-cell table:style-name="ce12" office:value-type="float" office:value="122">
            <text:p>122</text:p>
          </table:table-cell>
          <table:table-cell office:value-type="time" office:time-value="PT00H22M21S">
            <text:p>00:22:21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table:formula="of:=[.A35]" office:value-type="float" office:value="721">
            <text:p>721</text:p>
          </table:table-cell>
          <table:table-cell office:value-type="date" office:date-value="2011-05-12">
            <text:p>12.05.2011</text:p>
          </table:table-cell>
          <table:table-cell office:value-type="time" office:time-value="PT10H05M20S">
            <text:p>10:05:20</text:p>
          </table:table-cell>
          <table:table-cell office:value-type="float" office:value="6">
            <text:p>6,0</text:p>
          </table:table-cell>
          <table:table-cell table:style-name="ce12" office:value-type="float" office:value="119">
            <text:p>119</text:p>
          </table:table-cell>
          <table:table-cell office:value-type="time" office:time-value="PT00H31M50S">
            <text:p>00:31:50</text:p>
          </table:table-cell>
          <table:table-cell office:value-type="string">
            <text:p>Goldberg – Bbn - Hp</text:p>
          </table:table-cell>
          <table:table-cell table:number-columns-repeated="1016"/>
        </table:table-row>
        <table:table-row table:style-name="ro2">
          <table:table-cell table:formula="of:=[.A36]" office:value-type="float" office:value="721">
            <text:p>721</text:p>
          </table:table-cell>
          <table:table-cell office:value-type="date" office:date-value="2011-05-12">
            <text:p>12.05.2011</text:p>
          </table:table-cell>
          <table:table-cell office:value-type="time" office:time-value="PT20H13M42S">
            <text:p>20:13:42</text:p>
          </table:table-cell>
          <table:table-cell office:value-type="float" office:value="1.5">
            <text:p>1,5</text:p>
          </table:table-cell>
          <table:table-cell table:style-name="ce12" office:value-type="string">
            <text:p>-</text:p>
          </table:table-cell>
          <table:table-cell office:value-type="time" office:time-value="PT00H07M44S">
            <text:p>00:07:44</text:p>
          </table:table-cell>
          <table:table-cell office:value-type="string">
            <text:p>S-Bahn</text:p>
          </table:table-cell>
          <table:table-cell table:number-columns-repeated="1016"/>
        </table:table-row>
        <table:table-row table:style-name="ro2">
          <table:table-cell table:formula="of:=[.A37]" office:value-type="float" office:value="721">
            <text:p>721</text:p>
          </table:table-cell>
          <table:table-cell office:value-type="date" office:date-value="2011-05-12">
            <text:p>12.05.2011</text:p>
          </table:table-cell>
          <table:table-cell office:value-type="time" office:time-value="PT21H01M31S">
            <text:p>21:01:31</text:p>
          </table:table-cell>
          <table:table-cell office:value-type="float" office:value="10.6">
            <text:p>10,6</text:p>
          </table:table-cell>
          <table:table-cell table:style-name="ce12" office:value-type="float" office:value="113">
            <text:p>113</text:p>
          </table:table-cell>
          <table:table-cell office:value-type="time" office:time-value="PT01H06M13S">
            <text:p>01:06:13</text:p>
          </table:table-cell>
          <table:table-cell office:value-type="string">
            <text:p>Hbhf – Pragsattel – Zuffennhausen(Büro) - Kwh</text:p>
          </table:table-cell>
          <table:table-cell table:number-columns-repeated="1016"/>
        </table:table-row>
        <table:table-row table:style-name="ro2">
          <table:table-cell table:formula="of:=[.A38]+1" office:value-type="float" office:value="722">
            <text:p>722</text:p>
          </table:table-cell>
          <table:table-cell office:value-type="date" office:date-value="2011-05-13">
            <text:p>13.05.2011</text:p>
          </table:table-cell>
          <table:table-cell office:value-type="time" office:time-value="PT08H07M51S">
            <text:p>08:07:51</text:p>
          </table:table-cell>
          <table:table-cell office:value-type="float" office:value="1.6">
            <text:p>1,6</text:p>
          </table:table-cell>
          <table:table-cell table:style-name="ce12" office:value-type="float" office:value="126">
            <text:p>126</text:p>
          </table:table-cell>
          <table:table-cell office:value-type="time" office:time-value="PT00H09M19S">
            <text:p>00:09:19</text:p>
          </table:table-cell>
          <table:table-cell office:value-type="string">
            <text:p>Kwh - Bhf</text:p>
          </table:table-cell>
          <table:table-cell table:number-columns-repeated="1016"/>
        </table:table-row>
        <table:table-row table:style-name="ro2">
          <table:table-cell table:formula="of:=[.A39]" office:value-type="float" office:value="722">
            <text:p>722</text:p>
          </table:table-cell>
          <table:table-cell office:value-type="date" office:date-value="2011-05-13">
            <text:p>13.05.2011</text:p>
          </table:table-cell>
          <table:table-cell office:value-type="time" office:time-value="PT08H59M32S">
            <text:p>08:59:32</text:p>
          </table:table-cell>
          <table:table-cell office:value-type="float" office:value="8.8">
            <text:p>8,8</text:p>
          </table:table-cell>
          <table:table-cell table:style-name="ce12" office:value-type="float" office:value="116">
            <text:p>116</text:p>
          </table:table-cell>
          <table:table-cell office:value-type="time" office:time-value="PT00H48M50S">
            <text:p>00:48:50</text:p>
          </table:table-cell>
          <table:table-cell office:value-type="string">
            <text:p>Goldberg – Waldburg – Bbn - HP</text:p>
          </table:table-cell>
          <table:table-cell table:number-columns-repeated="1016"/>
        </table:table-row>
        <table:table-row table:style-name="ro2">
          <table:table-cell table:formula="of:=[.A40]" office:value-type="float" office:value="722">
            <text:p>722</text:p>
          </table:table-cell>
          <table:table-cell office:value-type="date" office:date-value="2011-05-13">
            <text:p>13.05.2011</text:p>
          </table:table-cell>
          <table:table-cell office:value-type="time" office:time-value="PT16H31M53S">
            <text:p>16:31:53</text:p>
          </table:table-cell>
          <table:table-cell office:value-type="float" office:value="3.9">
            <text:p>3,9</text:p>
          </table:table-cell>
          <table:table-cell table:style-name="ce12" office:value-type="float" office:value="129">
            <text:p>129</text:p>
          </table:table-cell>
          <table:table-cell office:value-type="time" office:time-value="PT00H19M44S">
            <text:p>00:19:44</text:p>
          </table:table-cell>
          <table:table-cell office:value-type="string">
            <text:p>HP - BbnBhf</text:p>
          </table:table-cell>
          <table:table-cell table:number-columns-repeated="1016"/>
        </table:table-row>
        <table:table-row table:style-name="ro2">
          <table:table-cell table:formula="of:=[.A41]" office:value-type="float" office:value="722">
            <text:p>722</text:p>
          </table:table-cell>
          <table:table-cell office:value-type="date" office:date-value="2011-05-13">
            <text:p>13.05.2011</text:p>
          </table:table-cell>
          <table:table-cell office:value-type="time" office:time-value="PT17H40M25S">
            <text:p>17:40:25</text:p>
          </table:table-cell>
          <table:table-cell office:value-type="float" office:value="3.5">
            <text:p>3,5</text:p>
          </table:table-cell>
          <table:table-cell table:style-name="ce12" office:value-type="float" office:value="114">
            <text:p>114</text:p>
          </table:table-cell>
          <table:table-cell office:value-type="time" office:time-value="PT00H21M12S">
            <text:p>00:21:12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table:formula="of:=[.A42]+1" office:value-type="float" office:value="723">
            <text:p>723</text:p>
          </table:table-cell>
          <table:table-cell office:value-type="date" office:date-value="2011-05-14">
            <text:p>14.05.2011</text:p>
          </table:table-cell>
          <table:table-cell office:value-type="time" office:time-value="PT15H41M35S">
            <text:p>15:41:35</text:p>
          </table:table-cell>
          <table:table-cell office:value-type="float" office:value="8.5">
            <text:p>8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45M01S">
            <text:p>00:45:01</text:p>
          </table:table-cell>
          <table:table-cell office:value-type="string">
            <text:p>Kwh - LB-Stadion</text:p>
          </table:table-cell>
          <table:table-cell table:number-columns-repeated="1016"/>
        </table:table-row>
        <table:table-row table:style-name="ro2">
          <table:table-cell table:formula="of:=[.A43]+1" office:value-type="float" office:value="724">
            <text:p>724</text:p>
          </table:table-cell>
          <table:table-cell office:value-type="date" office:date-value="2011-05-15">
            <text:p>15.05.2011</text:p>
          </table:table-cell>
          <table:table-cell office:value-type="time" office:time-value="PT21H52M20S">
            <text:p>21:52:20</text:p>
          </table:table-cell>
          <table:table-cell office:value-type="float" office:value="4">
            <text:p>4,0</text:p>
          </table:table-cell>
          <table:table-cell table:style-name="ce12" office:value-type="float" office:value="116">
            <text:p>116</text:p>
          </table:table-cell>
          <table:table-cell office:value-type="time" office:time-value="PT00H23M49S">
            <text:p>00:23:49</text:p>
          </table:table-cell>
          <table:table-cell table:style-name="ce18" office:value-type="string">
            <text:p>Kwh – Felder</text:p>
          </table:table-cell>
          <table:table-cell table:formula="of:=SUM([.D23:.D44])" office:value-type="float" office:value="124.4">
            <text:p>124,4</text:p>
          </table:table-cell>
          <table:table-cell table:number-columns-repeated="1015"/>
        </table:table-row>
        <table:table-row table:style-name="ro2">
          <table:table-cell table:formula="of:=[.A44]+1" office:value-type="float" office:value="725">
            <text:p>725</text:p>
          </table:table-cell>
          <table:table-cell office:value-type="date" office:date-value="2011-05-16">
            <text:p>16.05.2011</text:p>
          </table:table-cell>
          <table:table-cell office:value-type="time" office:time-value="PT09H02M38S">
            <text:p>09:02:38</text:p>
          </table:table-cell>
          <table:table-cell office:value-type="float" office:value="3.8">
            <text:p>3,8</text:p>
          </table:table-cell>
          <table:table-cell table:style-name="ce12" office:value-type="float" office:value="143">
            <text:p>143</text:p>
          </table:table-cell>
          <table:table-cell office:value-type="time" office:time-value="PT00H19M37S">
            <text:p>00:19:37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table:formula="of:=[.A45]" office:value-type="float" office:value="725">
            <text:p>725</text:p>
          </table:table-cell>
          <table:table-cell office:value-type="date" office:date-value="2011-05-16">
            <text:p>16.05.2011</text:p>
          </table:table-cell>
          <table:table-cell office:value-type="time" office:time-value="PT11H32M37S">
            <text:p>11:32:37</text:p>
          </table:table-cell>
          <table:table-cell office:value-type="float" office:value="1.5">
            <text:p>1,5</text:p>
          </table:table-cell>
          <table:table-cell table:style-name="ce12" office:value-type="float" office:value="128">
            <text:p>128</text:p>
          </table:table-cell>
          <table:table-cell office:value-type="time" office:time-value="PT00H06M49S">
            <text:p>00:06:49</text:p>
          </table:table-cell>
          <table:table-cell table:style-name="ce18" office:value-type="string">
            <text:p>SBahn-HP</text:p>
          </table:table-cell>
          <table:table-cell table:number-columns-repeated="1016"/>
        </table:table-row>
        <table:table-row table:style-name="ro2">
          <table:table-cell table:formula="of:=[.A46]" office:value-type="float" office:value="725">
            <text:p>725</text:p>
          </table:table-cell>
          <table:table-cell office:value-type="date" office:date-value="2011-05-16">
            <text:p>16.05.2011</text:p>
          </table:table-cell>
          <table:table-cell office:value-type="time" office:time-value="PT18H13M22S">
            <text:p>18:13:22</text:p>
          </table:table-cell>
          <table:table-cell office:value-type="float" office:value="1.4">
            <text:p>1,4</text:p>
          </table:table-cell>
          <table:table-cell table:style-name="ce12" office:value-type="float" office:value="124">
            <text:p>124</text:p>
          </table:table-cell>
          <table:table-cell office:value-type="time" office:time-value="PT00H06M48S">
            <text:p>00:06:48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47]" office:value-type="float" office:value="725">
            <text:p>725</text:p>
          </table:table-cell>
          <table:table-cell office:value-type="date" office:date-value="2011-05-16">
            <text:p>16.05.2011</text:p>
          </table:table-cell>
          <table:table-cell office:value-type="time" office:time-value="PT18H45M46S">
            <text:p>18:45:46</text:p>
          </table:table-cell>
          <table:table-cell office:value-type="float" office:value="20">
            <text:p>20,0</text:p>
          </table:table-cell>
          <table:table-cell table:style-name="ce12" office:value-type="float" office:value="116">
            <text:p>116</text:p>
          </table:table-cell>
          <table:table-cell office:value-type="time" office:time-value="PT01H42M22S">
            <text:p>01:42:22</text:p>
          </table:table-cell>
          <table:table-cell table:style-name="ce18" office:value-type="string">
            <text:p>Uni – Weil-im-Dorf – Zuffenhausen - Kwh</text:p>
          </table:table-cell>
          <table:table-cell table:number-columns-repeated="1016"/>
        </table:table-row>
        <table:table-row table:style-name="ro2">
          <table:table-cell table:formula="of:=[.A48]+1" office:value-type="float" office:value="726">
            <text:p>726</text:p>
          </table:table-cell>
          <table:table-cell office:value-type="date" office:date-value="2011-05-17">
            <text:p>17.05.2011</text:p>
          </table:table-cell>
          <table:table-cell office:value-type="time" office:time-value="PT08H15M58S">
            <text:p>08:15:58</text:p>
          </table:table-cell>
          <table:table-cell office:value-type="float" office:value="5.1">
            <text:p>5,1</text:p>
          </table:table-cell>
          <table:table-cell table:style-name="ce12" office:value-type="float" office:value="122">
            <text:p>122</text:p>
          </table:table-cell>
          <table:table-cell office:value-type="time" office:time-value="PT00H22M20S">
            <text:p>00:22:20</text:p>
          </table:table-cell>
          <table:table-cell office:value-type="string">
            <text:p>Kwh – Bhf - ZuffenhausenBhf</text:p>
          </table:table-cell>
          <table:table-cell table:number-columns-repeated="1016"/>
        </table:table-row>
        <table:table-row table:style-name="ro2">
          <table:table-cell table:formula="of:=[.A49]" office:value-type="float" office:value="726">
            <text:p>726</text:p>
          </table:table-cell>
          <table:table-cell office:value-type="date" office:date-value="2011-05-17">
            <text:p>17.05.2011</text:p>
          </table:table-cell>
          <table:table-cell office:value-type="time" office:time-value="PT09H01M34S">
            <text:p>09:01:34</text:p>
          </table:table-cell>
          <table:table-cell office:value-type="float" office:value="21.9">
            <text:p>21,9</text:p>
          </table:table-cell>
          <table:table-cell table:style-name="ce12" office:value-type="float" office:value="127">
            <text:p>127</text:p>
          </table:table-cell>
          <table:table-cell office:value-type="time" office:time-value="PT02H03M20S">
            <text:p>02:03:20</text:p>
          </table:table-cell>
          <table:table-cell office:value-type="string">
            <text:p>Leonberg – Warmbronn – Magstadt – Maichingen - böblingen</text:p>
          </table:table-cell>
          <table:table-cell table:number-columns-repeated="1016"/>
        </table:table-row>
        <table:table-row table:style-name="ro2">
          <table:table-cell table:formula="of:=[.A50]" office:value-type="float" office:value="726">
            <text:p>726</text:p>
          </table:table-cell>
          <table:table-cell office:value-type="date" office:date-value="2011-05-17">
            <text:p>17.05.2011</text:p>
          </table:table-cell>
          <table:table-cell office:value-type="time" office:time-value="PT18H44M18S">
            <text:p>18:44:18</text:p>
          </table:table-cell>
          <table:table-cell office:value-type="float" office:value="1.5">
            <text:p>1,5</text:p>
          </table:table-cell>
          <table:table-cell table:style-name="ce12" office:value-type="float" office:value="119">
            <text:p>119</text:p>
          </table:table-cell>
          <table:table-cell office:value-type="time" office:time-value="PT00H07M35S">
            <text:p>00:07:35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51]" office:value-type="float" office:value="726">
            <text:p>726</text:p>
          </table:table-cell>
          <table:table-cell office:value-type="date" office:date-value="2011-05-17">
            <text:p>17.05.2011</text:p>
          </table:table-cell>
          <table:table-cell office:value-type="time" office:time-value="PT19H38M49S">
            <text:p>19:38:49</text:p>
          </table:table-cell>
          <table:table-cell office:value-type="float" office:value="3.5">
            <text:p>3,5</text:p>
          </table:table-cell>
          <table:table-cell table:style-name="ce12" office:value-type="float" office:value="112">
            <text:p>112</text:p>
          </table:table-cell>
          <table:table-cell office:value-type="time" office:time-value="PT00H21M10S">
            <text:p>00:21:10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table:formula="of:=[.A52]+1" office:value-type="float" office:value="727">
            <text:p>727</text:p>
          </table:table-cell>
          <table:table-cell office:value-type="date" office:date-value="2011-05-18">
            <text:p>18.05.2011</text:p>
          </table:table-cell>
          <table:table-cell office:value-type="time" office:time-value="PT08H40M29S">
            <text:p>08:40:29</text:p>
          </table:table-cell>
          <table:table-cell office:value-type="float" office:value="7">
            <text:p>7,0</text:p>
          </table:table-cell>
          <table:table-cell table:style-name="ce12" office:value-type="float" office:value="135">
            <text:p>135</text:p>
          </table:table-cell>
          <table:table-cell office:value-type="time" office:time-value="PT00H35M51S">
            <text:p>00:35:51</text:p>
          </table:table-cell>
          <table:table-cell office:value-type="string">
            <text:p>Kwh – Bhf - ZuffenhausenBhf</text:p>
          </table:table-cell>
          <table:table-cell table:number-columns-repeated="1016"/>
        </table:table-row>
        <table:table-row table:style-name="ro2">
          <table:table-cell table:formula="of:=[.A53]" office:value-type="float" office:value="727">
            <text:p>727</text:p>
          </table:table-cell>
          <table:table-cell office:value-type="date" office:date-value="2011-05-18">
            <text:p>18.05.2011</text:p>
          </table:table-cell>
          <table:table-cell office:value-type="time" office:time-value="PT10H03M11S">
            <text:p>10:03:11</text:p>
          </table:table-cell>
          <table:table-cell office:value-type="float" office:value="1.3">
            <text:p>1,3</text:p>
          </table:table-cell>
          <table:table-cell table:style-name="ce12" office:value-type="float" office:value="123">
            <text:p>123</text:p>
          </table:table-cell>
          <table:table-cell office:value-type="time" office:time-value="PT00H06M49S">
            <text:p>00:06:49</text:p>
          </table:table-cell>
          <table:table-cell office:value-type="string">
            <text:p>Sbahn-HP</text:p>
          </table:table-cell>
          <table:table-cell table:number-columns-repeated="1016"/>
        </table:table-row>
        <table:table-row table:style-name="ro2">
          <table:table-cell table:formula="of:=[.A54]" office:value-type="float" office:value="727">
            <text:p>727</text:p>
          </table:table-cell>
          <table:table-cell office:value-type="date" office:date-value="2011-05-18">
            <text:p>18.05.2011</text:p>
          </table:table-cell>
          <table:table-cell office:value-type="time" office:time-value="PT18H11M47S">
            <text:p>18:11:47</text:p>
          </table:table-cell>
          <table:table-cell office:value-type="float" office:value="1.4">
            <text:p>1,4</text:p>
          </table:table-cell>
          <table:table-cell table:style-name="ce12" office:value-type="float" office:value="125">
            <text:p>125</text:p>
          </table:table-cell>
          <table:table-cell office:value-type="time" office:time-value="PT00H07M27S">
            <text:p>00:07:27</text:p>
          </table:table-cell>
          <table:table-cell office:value-type="string">
            <text:p>HP-S-Bahn</text:p>
          </table:table-cell>
          <table:table-cell table:number-columns-repeated="1016"/>
        </table:table-row>
        <table:table-row table:style-name="ro2">
          <table:table-cell table:formula="of:=[.A55]" office:value-type="float" office:value="727">
            <text:p>727</text:p>
          </table:table-cell>
          <table:table-cell office:value-type="date" office:date-value="2011-05-18">
            <text:p>18.05.2011</text:p>
          </table:table-cell>
          <table:table-cell office:value-type="time" office:time-value="PT19H02M28S">
            <text:p>19:02:28</text:p>
          </table:table-cell>
          <table:table-cell office:value-type="float" office:value="15">
            <text:p>15,0</text:p>
          </table:table-cell>
          <table:table-cell table:style-name="ce12" office:value-type="float" office:value="125">
            <text:p>125</text:p>
          </table:table-cell>
          <table:table-cell office:value-type="time" office:time-value="PT01H14M58S">
            <text:p>01:14:58</text:p>
          </table:table-cell>
          <table:table-cell office:value-type="string">
            <text:p>Hbhf – Leuze – Pragsattel – Büro - Kwh</text:p>
          </table:table-cell>
          <table:table-cell table:number-columns-repeated="1016"/>
        </table:table-row>
        <table:table-row table:style-name="ro2">
          <table:table-cell table:formula="of:=[.A56]+1" office:value-type="float" office:value="728">
            <text:p>728</text:p>
          </table:table-cell>
          <table:table-cell office:value-type="date" office:date-value="2011-05-19">
            <text:p>19.05.2011</text:p>
          </table:table-cell>
          <table:table-cell office:value-type="time" office:time-value="PT20H18M27S">
            <text:p>20:18:27</text:p>
          </table:table-cell>
          <table:table-cell office:value-type="float" office:value="7.2">
            <text:p>7,2</text:p>
          </table:table-cell>
          <table:table-cell table:style-name="ce12" office:value-type="float" office:value="119">
            <text:p>119</text:p>
          </table:table-cell>
          <table:table-cell office:value-type="time" office:time-value="PT00H49M32S">
            <text:p>00:49:32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57]+1" office:value-type="float" office:value="729">
            <text:p>729</text:p>
          </table:table-cell>
          <table:table-cell office:value-type="date" office:date-value="2011-05-20">
            <text:p>20.05.2011</text:p>
          </table:table-cell>
          <table:table-cell office:value-type="time" office:time-value="PT08H08M05S">
            <text:p>08:08:05</text:p>
          </table:table-cell>
          <table:table-cell office:value-type="float" office:value="1.6">
            <text:p>1,6</text:p>
          </table:table-cell>
          <table:table-cell table:style-name="ce12" office:value-type="float" office:value="125">
            <text:p>125</text:p>
          </table:table-cell>
          <table:table-cell office:value-type="time" office:time-value="PT00H09M26S">
            <text:p>00:09:26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58]" office:value-type="float" office:value="729">
            <text:p>729</text:p>
          </table:table-cell>
          <table:table-cell office:value-type="date" office:date-value="2011-05-20">
            <text:p>20.05.2011</text:p>
          </table:table-cell>
          <table:table-cell office:value-type="time" office:time-value="PT09H19M36S">
            <text:p>09:19:36</text:p>
          </table:table-cell>
          <table:table-cell office:value-type="float" office:value="4.1">
            <text:p>4,1</text:p>
          </table:table-cell>
          <table:table-cell table:style-name="ce12" office:value-type="float" office:value="126">
            <text:p>126</text:p>
          </table:table-cell>
          <table:table-cell office:value-type="time" office:time-value="PT00H21M33S">
            <text:p>00:21:33</text:p>
          </table:table-cell>
          <table:table-cell office:value-type="string">
            <text:p>Böblingen - Hulb</text:p>
          </table:table-cell>
          <table:table-cell table:number-columns-repeated="1016"/>
        </table:table-row>
        <table:table-row table:style-name="ro2">
          <table:table-cell table:formula="of:=[.A59]" office:value-type="float" office:value="729">
            <text:p>729</text:p>
          </table:table-cell>
          <table:table-cell office:value-type="date" office:date-value="2011-05-20">
            <text:p>20.05.2011</text:p>
          </table:table-cell>
          <table:table-cell office:value-type="time" office:time-value="PT18H37M28S">
            <text:p>18:37:28</text:p>
          </table:table-cell>
          <table:table-cell office:value-type="float" office:value="1.5">
            <text:p>1,5</text:p>
          </table:table-cell>
          <table:table-cell table:style-name="ce12" office:value-type="float" office:value="118">
            <text:p>118</text:p>
          </table:table-cell>
          <table:table-cell office:value-type="time" office:time-value="PT00H08M13S">
            <text:p>00:08:13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60]" office:value-type="float" office:value="729">
            <text:p>729</text:p>
          </table:table-cell>
          <table:table-cell office:value-type="date" office:date-value="2011-05-20">
            <text:p>20.05.2011</text:p>
          </table:table-cell>
          <table:table-cell office:value-type="time" office:time-value="PT19H33M00S">
            <text:p>19:33:00</text:p>
          </table:table-cell>
          <table:table-cell office:value-type="float" office:value="11">
            <text:p>11,0</text:p>
          </table:table-cell>
          <table:table-cell table:style-name="ce12" office:value-type="float" office:value="120">
            <text:p>120</text:p>
          </table:table-cell>
          <table:table-cell office:value-type="time" office:time-value="PT01H05M20S">
            <text:p>01:05:20</text:p>
          </table:table-cell>
          <table:table-cell office:value-type="string">
            <text:p>Hbhf – Rosensteinpark – Pragsattel - Kwh</text:p>
          </table:table-cell>
          <table:table-cell table:number-columns-repeated="1016"/>
        </table:table-row>
        <table:table-row table:style-name="ro2">
          <table:table-cell table:formula="of:=[.A61]+1" office:value-type="float" office:value="730">
            <text:p>730</text:p>
          </table:table-cell>
          <table:table-cell office:value-type="date" office:date-value="2011-05-21">
            <text:p>21.05.2011</text:p>
          </table:table-cell>
          <table:table-cell office:value-type="time" office:time-value="PT19H32M22S">
            <text:p>19:32:22</text:p>
          </table:table-cell>
          <table:table-cell office:value-type="float" office:value="14">
            <text:p>14,0</text:p>
          </table:table-cell>
          <table:table-cell table:style-name="ce12" office:value-type="float" office:value="119">
            <text:p>119</text:p>
          </table:table-cell>
          <table:table-cell office:value-type="time" office:time-value="PT01H21M37S">
            <text:p>01:21:37</text:p>
          </table:table-cell>
          <table:table-cell office:value-type="string">
            <text:p>Kwh – zazenhausen – Mühlhausen – Freiberg – Rot – Büro - Kwh</text:p>
          </table:table-cell>
          <table:table-cell table:number-columns-repeated="1016"/>
        </table:table-row>
        <table:table-row table:style-name="ro2">
          <table:table-cell table:formula="of:=[.A62]+1" office:value-type="float" office:value="731">
            <text:p>731</text:p>
          </table:table-cell>
          <table:table-cell office:value-type="date" office:date-value="2011-05-22">
            <text:p>22.05.2011</text:p>
          </table:table-cell>
          <table:table-cell office:value-type="time" office:time-value="PT11H16M20S">
            <text:p>11:16:20</text:p>
          </table:table-cell>
          <table:table-cell office:value-type="float" office:value="17">
            <text:p>17,0</text:p>
          </table:table-cell>
          <table:table-cell table:style-name="ce12" office:value-type="float" office:value="139">
            <text:p>139</text:p>
          </table:table-cell>
          <table:table-cell office:value-type="time" office:time-value="PT01H26M51S">
            <text:p>01:26:51</text:p>
          </table:table-cell>
          <table:table-cell office:value-type="string">
            <text:p>Kwh – Zazenhausen – Mühlhausen – Hornbach – Flugfeld - Kwh</text:p>
          </table:table-cell>
          <table:table-cell table:formula="of:=SUM([.D45:.D63])" office:value-type="float" office:value="139.8">
            <text:p>139,8</text:p>
          </table:table-cell>
          <table:table-cell table:number-columns-repeated="1015"/>
        </table:table-row>
        <table:table-row table:style-name="ro2">
          <table:table-cell table:formula="of:=[.A63]+1" office:value-type="float" office:value="732">
            <text:p>732</text:p>
          </table:table-cell>
          <table:table-cell office:value-type="date" office:date-value="2011-05-23">
            <text:p>23.05.2011</text:p>
          </table:table-cell>
          <table:table-cell office:value-type="time" office:time-value="PT08H03M48S">
            <text:p>08:03:48</text:p>
          </table:table-cell>
          <table:table-cell office:value-type="float" office:value="1.7">
            <text:p>1,7</text:p>
          </table:table-cell>
          <table:table-cell table:style-name="ce12" office:value-type="float" office:value="117">
            <text:p>117</text:p>
          </table:table-cell>
          <table:table-cell office:value-type="time" office:time-value="PT00H08M53S">
            <text:p>00:08:53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64]" office:value-type="float" office:value="732">
            <text:p>732</text:p>
          </table:table-cell>
          <table:table-cell office:value-type="date" office:date-value="2011-05-23">
            <text:p>23.05.2011</text:p>
          </table:table-cell>
          <table:table-cell office:value-type="time" office:time-value="PT09H05M36S">
            <text:p>09:05:36</text:p>
          </table:table-cell>
          <table:table-cell office:value-type="float" office:value="1.3">
            <text:p>1,3</text:p>
          </table:table-cell>
          <table:table-cell table:style-name="ce12" office:value-type="float" office:value="119">
            <text:p>119</text:p>
          </table:table-cell>
          <table:table-cell office:value-type="time" office:time-value="PT00H06M54S">
            <text:p>00:06:54</text:p>
          </table:table-cell>
          <table:table-cell office:value-type="string">
            <text:p>Sbahn-HP</text:p>
          </table:table-cell>
          <table:table-cell table:number-columns-repeated="1016"/>
        </table:table-row>
        <table:table-row table:style-name="ro2">
          <table:table-cell table:formula="of:=[.A65]" office:value-type="float" office:value="732">
            <text:p>732</text:p>
          </table:table-cell>
          <table:table-cell office:value-type="date" office:date-value="2011-05-23">
            <text:p>23.05.2011</text:p>
          </table:table-cell>
          <table:table-cell office:value-type="time" office:time-value="PT19H43M24S">
            <text:p>19:43:24</text:p>
          </table:table-cell>
          <table:table-cell office:value-type="float" office:value="1.4">
            <text:p>1,4</text:p>
          </table:table-cell>
          <table:table-cell table:style-name="ce12" office:value-type="float" office:value="124">
            <text:p>124</text:p>
          </table:table-cell>
          <table:table-cell office:value-type="time" office:time-value="PT00H06M58S">
            <text:p>00:06:58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66]" office:value-type="float" office:value="732">
            <text:p>732</text:p>
          </table:table-cell>
          <table:table-cell office:value-type="date" office:date-value="2011-05-23">
            <text:p>23.05.2011</text:p>
          </table:table-cell>
          <table:table-cell office:value-type="time" office:time-value="PT20H31M54S">
            <text:p>20:31:54</text:p>
          </table:table-cell>
          <table:table-cell office:value-type="float" office:value="12.5">
            <text:p>12,5</text:p>
          </table:table-cell>
          <table:table-cell table:style-name="ce12" office:value-type="float" office:value="134">
            <text:p>134</text:p>
          </table:table-cell>
          <table:table-cell office:value-type="time" office:time-value="PT01H05M29S">
            <text:p>01:05:29</text:p>
          </table:table-cell>
          <table:table-cell office:value-type="string">
            <text:p>Hbhf – Schlossgarten – Rosensteinpark – Pragsattel – Büro - Kwh</text:p>
          </table:table-cell>
          <table:table-cell table:number-columns-repeated="1016"/>
        </table:table-row>
        <table:table-row table:style-name="ro2">
          <table:table-cell table:formula="of:=[.A67]+1" office:value-type="float" office:value="733">
            <text:p>733</text:p>
          </table:table-cell>
          <table:table-cell office:value-type="date" office:date-value="2011-05-24">
            <text:p>24.05.2011</text:p>
          </table:table-cell>
          <table:table-cell office:value-type="time" office:time-value="PT15H14M00S">
            <text:p>15:14:00</text:p>
          </table:table-cell>
          <table:table-cell office:value-type="float" office:value="20">
            <text:p>20,0</text:p>
          </table:table-cell>
          <table:table-cell table:style-name="ce12" office:value-type="float" office:value="127">
            <text:p>127</text:p>
          </table:table-cell>
          <table:table-cell office:value-type="time" office:time-value="PT01H54M03S">
            <text:p>01:54:03</text:p>
          </table:table-cell>
          <table:table-cell office:value-type="string">
            <text:p>Hulb - Ochsentrog-Runde</text:p>
          </table:table-cell>
          <table:table-cell table:number-columns-repeated="1016"/>
        </table:table-row>
        <table:table-row table:style-name="ro2">
          <table:table-cell table:formula="of:=[.A68]+1" office:value-type="float" office:value="734">
            <text:p>734</text:p>
          </table:table-cell>
          <table:table-cell office:value-type="date" office:date-value="2011-05-25">
            <text:p>25.05.2011</text:p>
          </table:table-cell>
          <table:table-cell office:value-type="time" office:time-value="PT16H05M09S">
            <text:p>16:05:09</text:p>
          </table:table-cell>
          <table:table-cell office:value-type="float" office:value="18">
            <text:p>18,0</text:p>
          </table:table-cell>
          <table:table-cell table:style-name="ce12" office:value-type="float" office:value="124">
            <text:p>124</text:p>
          </table:table-cell>
          <table:table-cell office:value-type="time" office:time-value="PT01H50M29S">
            <text:p>01:50:29</text:p>
          </table:table-cell>
          <table:table-cell office:value-type="string">
            <text:p>Hulb – Mauren – Ehningen – Aidlingen - Hulb</text:p>
          </table:table-cell>
          <table:table-cell table:number-columns-repeated="1016"/>
        </table:table-row>
        <table:table-row table:style-name="ro2">
          <table:table-cell table:formula="of:=[.A69]+1" office:value-type="float" office:value="735">
            <text:p>735</text:p>
          </table:table-cell>
          <table:table-cell office:value-type="date" office:date-value="2011-05-26">
            <text:p>26.05.2011</text:p>
          </table:table-cell>
          <table:table-cell office:value-type="time" office:time-value="PT08H47M01S">
            <text:p>08:47:01</text:p>
          </table:table-cell>
          <table:table-cell office:value-type="float" office:value="11">
            <text:p>11,0</text:p>
          </table:table-cell>
          <table:table-cell table:style-name="ce12" office:value-type="float" office:value="128">
            <text:p>128</text:p>
          </table:table-cell>
          <table:table-cell office:value-type="time" office:time-value="PT01H05M14S">
            <text:p>01:05:14</text:p>
          </table:table-cell>
          <table:table-cell office:value-type="string">
            <text:p>Kwh – LB – Pflugfelden - Kwh</text:p>
          </table:table-cell>
          <table:table-cell table:number-columns-repeated="1016"/>
        </table:table-row>
        <table:table-row table:style-name="ro2">
          <table:table-cell table:formula="of:=[.A70]+1" office:value-type="float" office:value="736">
            <text:p>736</text:p>
          </table:table-cell>
          <table:table-cell office:value-type="date" office:date-value="2011-05-27">
            <text:p>27.05.2011</text:p>
          </table:table-cell>
          <table:table-cell office:value-type="time" office:time-value="PT08H37M24S">
            <text:p>08:37:24</text:p>
          </table:table-cell>
          <table:table-cell office:value-type="float" office:value="6">
            <text:p>6,0</text:p>
          </table:table-cell>
          <table:table-cell table:style-name="ce12" office:value-type="float" office:value="126">
            <text:p>126</text:p>
          </table:table-cell>
          <table:table-cell office:value-type="time" office:time-value="PT00H33M34S">
            <text:p>00:33:34</text:p>
          </table:table-cell>
          <table:table-cell office:value-type="string">
            <text:p>Kwh – Zazenhausen – Zuffenhausen Bhf</text:p>
          </table:table-cell>
          <table:table-cell table:number-columns-repeated="1016"/>
        </table:table-row>
        <table:table-row table:style-name="ro2">
          <table:table-cell table:formula="of:=[.A71]" office:value-type="float" office:value="736">
            <text:p>736</text:p>
          </table:table-cell>
          <table:table-cell office:value-type="date" office:date-value="2011-05-27">
            <text:p>27.05.2011</text:p>
          </table:table-cell>
          <table:table-cell office:value-type="time" office:time-value="PT10H02M28S">
            <text:p>10:02:28</text:p>
          </table:table-cell>
          <table:table-cell office:value-type="float" office:value="1.2">
            <text:p>1,2</text:p>
          </table:table-cell>
          <table:table-cell table:style-name="ce12" office:value-type="float" office:value="126">
            <text:p>126</text:p>
          </table:table-cell>
          <table:table-cell office:value-type="time" office:time-value="PT00H06M42S">
            <text:p>00:06:42</text:p>
          </table:table-cell>
          <table:table-cell office:value-type="string">
            <text:p>Sbahn-HP</text:p>
          </table:table-cell>
          <table:table-cell table:number-columns-repeated="1016"/>
        </table:table-row>
        <table:table-row table:style-name="ro2">
          <table:table-cell table:formula="of:=[.A72]" office:value-type="float" office:value="736">
            <text:p>736</text:p>
          </table:table-cell>
          <table:table-cell office:value-type="date" office:date-value="2011-05-27">
            <text:p>27.05.2011</text:p>
          </table:table-cell>
          <table:table-cell office:value-type="time" office:time-value="PT17H48M43S">
            <text:p>17:48:43</text:p>
          </table:table-cell>
          <table:table-cell office:value-type="float" office:value="18">
            <text:p>18,0</text:p>
          </table:table-cell>
          <table:table-cell table:style-name="ce12" office:value-type="float" office:value="122">
            <text:p>122</text:p>
          </table:table-cell>
          <table:table-cell office:value-type="time" office:time-value="PT01H50M27S">
            <text:p>01:50:27</text:p>
          </table:table-cell>
          <table:table-cell office:value-type="string">
            <text:p>Hulb – Amis – Übungsplatz - Rohr</text:p>
          </table:table-cell>
          <table:table-cell table:number-columns-repeated="1016"/>
        </table:table-row>
        <table:table-row table:style-name="ro2">
          <table:table-cell table:formula="of:=[.A73]" office:value-type="float" office:value="736">
            <text:p>736</text:p>
          </table:table-cell>
          <table:table-cell office:value-type="date" office:date-value="2011-05-27">
            <text:p>27.05.2011</text:p>
          </table:table-cell>
          <table:table-cell office:value-type="time" office:time-value="PT20H20M23S">
            <text:p>20:20:23</text:p>
          </table:table-cell>
          <table:table-cell office:value-type="float" office:value="1.5">
            <text:p>1,5</text:p>
          </table:table-cell>
          <table:table-cell table:style-name="ce12" office:value-type="float" office:value="116">
            <text:p>116</text:p>
          </table:table-cell>
          <table:table-cell office:value-type="time" office:time-value="PT00H09M44S">
            <text:p>00:09:44</text:p>
          </table:table-cell>
          <table:table-cell office:value-type="string">
            <text:p>KwhBhf – Heim</text:p>
          </table:table-cell>
          <table:table-cell table:number-columns-repeated="1016"/>
        </table:table-row>
        <table:table-row table:style-name="ro2">
          <table:table-cell table:formula="of:=[.A74]+1" office:value-type="float" office:value="737">
            <text:p>737</text:p>
          </table:table-cell>
          <table:table-cell office:value-type="date" office:date-value="2011-05-28">
            <text:p>28.05.2011</text:p>
          </table:table-cell>
          <table:table-cell office:value-type="time" office:time-value="PT18H22M52S">
            <text:p>18:22:52</text:p>
          </table:table-cell>
          <table:table-cell office:value-type="float" office:value="15">
            <text:p>15,0</text:p>
          </table:table-cell>
          <table:table-cell table:style-name="ce12" office:value-type="float" office:value="118">
            <text:p>118</text:p>
          </table:table-cell>
          <table:table-cell office:value-type="time" office:time-value="PT01H29M37S">
            <text:p>01:29:37</text:p>
          </table:table-cell>
          <table:table-cell office:value-type="string">
            <text:p>Kwh – Zazenhausen – Mühlhausen – Hornbach – Flugfeld – Kwh</text:p>
          </table:table-cell>
          <table:table-cell table:number-columns-repeated="1016"/>
        </table:table-row>
        <table:table-row table:style-name="ro2">
          <table:table-cell table:formula="of:=[.A75]+1" office:value-type="float" office:value="738">
            <text:p>738</text:p>
          </table:table-cell>
          <table:table-cell office:value-type="date" office:date-value="2011-05-29">
            <text:p>29.05.2011</text:p>
          </table:table-cell>
          <table:table-cell office:value-type="time" office:time-value="PT08H44M14S">
            <text:p>08:44:14</text:p>
          </table:table-cell>
          <table:table-cell office:value-type="float" office:value="22">
            <text:p>22,0</text:p>
          </table:table-cell>
          <table:table-cell table:style-name="ce12" office:value-type="float" office:value="122">
            <text:p>122</text:p>
          </table:table-cell>
          <table:table-cell office:value-type="time" office:time-value="PT02H15M45S">
            <text:p>02:15:45</text:p>
          </table:table-cell>
          <table:table-cell office:value-type="string">
            <text:p>Kwh – Büro – Feuerbach – Killesberg – Feuerbach – Weilimdorf – Zuffenhausen - Kwh</text:p>
          </table:table-cell>
          <table:table-cell table:formula="of:=SUM([.D64:.D76])" office:value-type="float" office:value="129.6">
            <text:p>129,6</text:p>
          </table:table-cell>
          <table:table-cell table:number-columns-repeated="1015"/>
        </table:table-row>
        <table:table-row table:style-name="ro2">
          <table:table-cell table:formula="of:=[.A76]+1" office:value-type="float" office:value="739">
            <text:p>739</text:p>
          </table:table-cell>
          <table:table-cell office:value-type="date" office:date-value="2011-05-30">
            <text:p>30.05.2011</text:p>
          </table:table-cell>
          <table:table-cell office:value-type="time" office:time-value="PT08H59M24S">
            <text:p>08:59:24</text:p>
          </table:table-cell>
          <table:table-cell office:value-type="float" office:value="8.5">
            <text:p>8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47M35S">
            <text:p>00:47:35</text:p>
          </table:table-cell>
          <table:table-cell office:value-type="string">
            <text:p>Goldberg – Waldburg – BBN - Hulb</text:p>
          </table:table-cell>
          <table:table-cell table:number-columns-repeated="1016"/>
        </table:table-row>
        <table:table-row table:style-name="ro2">
          <table:table-cell table:formula="of:=[.A77]" office:value-type="float" office:value="739">
            <text:p>739</text:p>
          </table:table-cell>
          <table:table-cell office:value-type="date" office:date-value="2011-05-30">
            <text:p>30.05.2011</text:p>
          </table:table-cell>
          <table:table-cell office:value-type="time" office:time-value="PT18H17M30S">
            <text:p>18:17:30</text:p>
          </table:table-cell>
          <table:table-cell office:value-type="float" office:value="19">
            <text:p>19,0</text:p>
          </table:table-cell>
          <table:table-cell table:style-name="ce12" office:value-type="float" office:value="125">
            <text:p>125</text:p>
          </table:table-cell>
          <table:table-cell office:value-type="time" office:time-value="PT01H39M24S">
            <text:p>01:39:24</text:p>
          </table:table-cell>
          <table:table-cell office:value-type="string">
            <text:p>Uni – Schwarzwild – Hasenbrünnle – Weilimdorf – Zuffenhausen - Kwh</text:p>
          </table:table-cell>
          <table:table-cell table:number-columns-repeated="1016"/>
        </table:table-row>
        <table:table-row table:style-name="ro2">
          <table:table-cell table:formula="of:=[.A78]+1" office:value-type="float" office:value="740">
            <text:p>740</text:p>
          </table:table-cell>
          <table:table-cell office:value-type="date" office:date-value="2011-05-31">
            <text:p>31.05.2011</text:p>
          </table:table-cell>
          <table:table-cell office:value-type="time" office:time-value="PT08H52M08S">
            <text:p>08:52:08</text:p>
          </table:table-cell>
          <table:table-cell office:value-type="float" office:value="3.5">
            <text:p>3,5</text:p>
          </table:table-cell>
          <table:table-cell table:style-name="ce12" office:value-type="float" office:value="120">
            <text:p>120</text:p>
          </table:table-cell>
          <table:table-cell office:value-type="time" office:time-value="PT00H19M46S">
            <text:p>00:19:46</text:p>
          </table:table-cell>
          <table:table-cell office:value-type="string">
            <text:p>Kwh – zuffenhausen Bhd</text:p>
          </table:table-cell>
          <table:table-cell table:number-columns-repeated="1016"/>
        </table:table-row>
        <table:table-row table:style-name="ro2">
          <table:table-cell table:formula="of:=[.A79]" office:value-type="float" office:value="740">
            <text:p>740</text:p>
          </table:table-cell>
          <table:table-cell office:value-type="date" office:date-value="2011-05-31">
            <text:p>31.05.2011</text:p>
          </table:table-cell>
          <table:table-cell office:value-type="time" office:time-value="PT10H01M16S">
            <text:p>10:01:16</text:p>
          </table:table-cell>
          <table:table-cell office:value-type="float" office:value="1.3">
            <text:p>1,3</text:p>
          </table:table-cell>
          <table:table-cell table:style-name="ce12" office:value-type="float" office:value="115">
            <text:p>115</text:p>
          </table:table-cell>
          <table:table-cell office:value-type="time" office:time-value="PT00H07M11S">
            <text:p>00:07:11</text:p>
          </table:table-cell>
          <table:table-cell office:value-type="string">
            <text:p>Sbahn-HP</text:p>
          </table:table-cell>
          <table:table-cell table:number-columns-repeated="1016"/>
        </table:table-row>
        <table:table-row table:style-name="ro2">
          <table:table-cell table:formula="of:=[.A80]" office:value-type="float" office:value="740">
            <text:p>740</text:p>
          </table:table-cell>
          <table:table-cell office:value-type="date" office:date-value="2011-05-31">
            <text:p>31.05.2011</text:p>
          </table:table-cell>
          <table:table-cell office:value-type="time" office:time-value="PT18H51M59S">
            <text:p>18:51:59</text:p>
          </table:table-cell>
          <table:table-cell office:value-type="float" office:value="15">
            <text:p>15,0</text:p>
          </table:table-cell>
          <table:table-cell table:style-name="ce12" office:value-type="float" office:value="114">
            <text:p>114</text:p>
          </table:table-cell>
          <table:table-cell office:value-type="time" office:time-value="PT01H31M32S">
            <text:p>01:31:32</text:p>
          </table:table-cell>
          <table:table-cell office:value-type="string">
            <text:p>Hulb - Böblingen - Panzerstr - Vaihingen</text:p>
          </table:table-cell>
          <table:table-cell table:number-columns-repeated="1016"/>
        </table:table-row>
        <table:table-row table:style-name="ro2">
          <table:table-cell table:formula="of:=[.A81]" office:value-type="float" office:value="740">
            <text:p>740</text:p>
          </table:table-cell>
          <table:table-cell office:value-type="date" office:date-value="2011-05-31">
            <text:p>31.05.2011</text:p>
          </table:table-cell>
          <table:table-cell office:value-type="time" office:time-value="PT20H28M30S">
            <text:p>20:28:30</text:p>
          </table:table-cell>
          <table:table-cell office:value-type="float" office:value="3.4">
            <text:p>3,4</text:p>
          </table:table-cell>
          <table:table-cell table:style-name="ce12" office:value-type="float" office:value="113">
            <text:p>113</text:p>
          </table:table-cell>
          <table:table-cell office:value-type="time" office:time-value="PT00H21M40S">
            <text:p>00:21:40</text:p>
          </table:table-cell>
          <table:table-cell office:value-type="string">
            <text:p>Zuffenhausen Bhf - Kwh</text:p>
          </table:table-cell>
          <table:table-cell table:formula="of:=SUM([.D77:.D82])" office:value-type="float" office:value="50.7">
            <text:p>50,7</text:p>
          </table:table-cell>
          <table:table-cell table:number-columns-repeated="1015"/>
        </table:table-row>
        <table:table-row table:style-name="ro1" table:number-rows-repeated="7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1-04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2331.227027027">
            <text:p>12331,23</text:p>
          </table:table-cell>
          <table:table-cell table:style-name="ce16" table:formula="of:=SUM([.F2:.F65441])" office:value-type="time" office:time-value="PT1210H52M13S">
            <text:p>10:52:13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679">
            <text:p>679</text:p>
          </table:table-cell>
          <table:table-cell table:style-name="ce17" office:value-type="date" office:date-value="2011-03-31">
            <text:p>31.03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03'.H1])" office:value-type="float" office:value="11771.027027027">
            <text:p>11771,03</text:p>
          </table:table-cell>
          <table:table-cell table:style-name="ce10"/>
          <table:table-cell table:style-name="ce10" table:formula="of:=SUM(['2011-03'.I1])" office:value-type="time" office:time-value="PT1154H00M43S">
            <text:p>02:00:43</text:p>
          </table:table-cell>
          <table:table-cell table:style-name="ce2" office:value-type="string">
            <text:p>Übertrag 400:33:32</text:p>
          </table:table-cell>
          <table:table-cell table:style-name="ce2" table:formula="of:=SUM(['2011-03'.H81])" office:value-type="float" office:value="73.2">
            <text:p>73,2</text:p>
          </table:table-cell>
          <table:table-cell table:style-name="ce2" table:number-columns-repeated="1015"/>
        </table:table-row>
        <table:table-row table:style-name="ro2">
          <table:table-cell office:value-type="float" office:value="680">
            <text:p>680</text:p>
          </table:table-cell>
          <table:table-cell office:value-type="date" office:date-value="2011-04-01">
            <text:p>01.04.2011</text:p>
          </table:table-cell>
          <table:table-cell office:value-type="time" office:time-value="PT11H15M29S">
            <text:p>11:15:29</text:p>
          </table:table-cell>
          <table:table-cell office:value-type="float" office:value="3.5">
            <text:p>3,5</text:p>
          </table:table-cell>
          <table:table-cell table:style-name="ce12" office:value-type="float" office:value="119">
            <text:p>119</text:p>
          </table:table-cell>
          <table:table-cell office:value-type="time" office:time-value="PT00H19M44S">
            <text:p>00:19:44</text:p>
          </table:table-cell>
          <table:table-cell office:value-type="string">
            <text:p>Kwh – Büro</text:p>
          </table:table-cell>
          <table:table-cell/>
          <table:table-cell table:style-name="ce2" table:number-columns-repeated="1015"/>
        </table:table-row>
        <table:table-row table:style-name="ro2">
          <table:table-cell office:value-type="float" office:value="680">
            <text:p>680</text:p>
          </table:table-cell>
          <table:table-cell office:value-type="date" office:date-value="2011-04-01">
            <text:p>01.04.2011</text:p>
          </table:table-cell>
          <table:table-cell office:value-type="time" office:time-value="PT16H02M35S">
            <text:p>16:02:35</text:p>
          </table:table-cell>
          <table:table-cell office:value-type="float" office:value="11.3">
            <text:p>11,3</text:p>
          </table:table-cell>
          <table:table-cell table:style-name="ce12" office:value-type="float" office:value="129">
            <text:p>129</text:p>
          </table:table-cell>
          <table:table-cell office:value-type="time" office:time-value="PT00H59M36S">
            <text:p>00:59:36</text:p>
          </table:table-cell>
          <table:table-cell office:value-type="string">
            <text:p>Kwh – mitte – Felder - Kwh</text:p>
          </table:table-cell>
          <table:table-cell table:number-columns-repeated="1016"/>
        </table:table-row>
        <table:table-row table:style-name="ro2">
          <table:table-cell office:value-type="float" office:value="681">
            <text:p>681</text:p>
          </table:table-cell>
          <table:table-cell office:value-type="date" office:date-value="2011-04-02">
            <text:p>02.04.2011</text:p>
          </table:table-cell>
          <table:table-cell office:value-type="time" office:time-value="PT17H20M35S">
            <text:p>17:20:35</text:p>
          </table:table-cell>
          <table:table-cell office:value-type="float" office:value="14.9">
            <text:p>14,9</text:p>
          </table:table-cell>
          <table:table-cell table:style-name="ce12" office:value-type="float" office:value="129">
            <text:p>129</text:p>
          </table:table-cell>
          <table:table-cell office:value-type="time" office:time-value="PT01H23M06S">
            <text:p>01:23:06</text:p>
          </table:table-cell>
          <table:table-cell office:value-type="string">
            <text:p>Kwh – Zuffenhausen – Feuerbach – Killesberg – Pragsattel - Leuze</text:p>
          </table:table-cell>
          <table:table-cell table:number-columns-repeated="1016"/>
        </table:table-row>
        <table:table-row table:style-name="ro2">
          <table:table-cell office:value-type="float" office:value="682">
            <text:p>682</text:p>
          </table:table-cell>
          <table:table-cell office:value-type="date" office:date-value="2011-04-03">
            <text:p>03.04.2011</text:p>
          </table:table-cell>
          <table:table-cell office:value-type="time" office:time-value="PT17H36M27S">
            <text:p>17:36:27</text:p>
          </table:table-cell>
          <table:table-cell office:value-type="float" office:value="9.7">
            <text:p>9,7</text:p>
          </table:table-cell>
          <table:table-cell table:style-name="ce12" office:value-type="float" office:value="124">
            <text:p>124</text:p>
          </table:table-cell>
          <table:table-cell office:value-type="time" office:time-value="PT00H51M51S">
            <text:p>00:51:51</text:p>
          </table:table-cell>
          <table:table-cell office:value-type="string">
            <text:p>Kwh-Runde</text:p>
          </table:table-cell>
          <table:table-cell table:formula="of:=SUM([.D3:.D6];[.H2])" office:value-type="float" office:value="112.6">
            <text:p>112,6</text:p>
          </table:table-cell>
          <table:table-cell table:number-columns-repeated="1015"/>
        </table:table-row>
        <table:table-row table:style-name="ro2">
          <table:table-cell office:value-type="float" office:value="683">
            <text:p>683</text:p>
          </table:table-cell>
          <table:table-cell office:value-type="date" office:date-value="2011-04-04">
            <text:p>04.04.2011</text:p>
          </table:table-cell>
          <table:table-cell office:value-type="time" office:time-value="PT09H22M32S">
            <text:p>09:22:32</text:p>
          </table:table-cell>
          <table:table-cell office:value-type="float" office:value="4">
            <text:p>4,0</text:p>
          </table:table-cell>
          <table:table-cell table:style-name="ce12" office:value-type="float" office:value="114">
            <text:p>114</text:p>
          </table:table-cell>
          <table:table-cell office:value-type="time" office:time-value="PT00H27M35S">
            <text:p>00:27:3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83">
            <text:p>683</text:p>
          </table:table-cell>
          <table:table-cell office:value-type="date" office:date-value="2011-04-04">
            <text:p>04.04.2011</text:p>
          </table:table-cell>
          <table:table-cell office:value-type="time" office:time-value="PT12H51M42S">
            <text:p>12:51:42</text:p>
          </table:table-cell>
          <table:table-cell office:value-type="float" office:value="6">
            <text:p>6,0</text:p>
          </table:table-cell>
          <table:table-cell table:style-name="ce12" office:value-type="float" office:value="117">
            <text:p>117</text:p>
          </table:table-cell>
          <table:table-cell office:value-type="time" office:time-value="PT00H33M42S">
            <text:p>00:33:42</text:p>
          </table:table-cell>
          <table:table-cell office:value-type="string">
            <text:p>Büro – Zazenhausen - Kwh</text:p>
          </table:table-cell>
          <table:table-cell table:number-columns-repeated="1016"/>
        </table:table-row>
        <table:table-row table:style-name="ro2">
          <table:table-cell office:value-type="float" office:value="683">
            <text:p>683</text:p>
          </table:table-cell>
          <table:table-cell office:value-type="date" office:date-value="2011-04-04">
            <text:p>04.04.2011</text:p>
          </table:table-cell>
          <table:table-cell office:value-type="time" office:time-value="PT14H24M37S">
            <text:p>14:24:37</text:p>
          </table:table-cell>
          <table:table-cell office:value-type="float" office:value="3.5">
            <text:p>3,5</text:p>
          </table:table-cell>
          <table:table-cell table:style-name="ce12" office:value-type="float" office:value="127">
            <text:p>127</text:p>
          </table:table-cell>
          <table:table-cell office:value-type="time" office:time-value="PT00H20M06S">
            <text:p>00:20:06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office:value-type="float" office:value="683">
            <text:p>683</text:p>
          </table:table-cell>
          <table:table-cell office:value-type="date" office:date-value="2011-04-04">
            <text:p>04.04.2011</text:p>
          </table:table-cell>
          <table:table-cell office:value-type="time" office:time-value="PT19H22M03S">
            <text:p>19:22:03</text:p>
          </table:table-cell>
          <table:table-cell office:value-type="float" office:value="4">
            <text:p>4,0</text:p>
          </table:table-cell>
          <table:table-cell table:style-name="ce12" office:value-type="float" office:value="114">
            <text:p>114</text:p>
          </table:table-cell>
          <table:table-cell office:value-type="time" office:time-value="PT00H23M10S">
            <text:p>00:23:10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table:formula="of:=[.A10]+1" office:value-type="float" office:value="684">
            <text:p>684</text:p>
          </table:table-cell>
          <table:table-cell office:value-type="date" office:date-value="2011-04-05">
            <text:p>05.04.2011</text:p>
          </table:table-cell>
          <table:table-cell office:value-type="time" office:time-value="PT19H31M32S">
            <text:p>19:31:32</text:p>
          </table:table-cell>
          <table:table-cell office:value-type="float" office:value="9.7">
            <text:p>9,7</text:p>
          </table:table-cell>
          <table:table-cell table:style-name="ce12" office:value-type="float" office:value="121">
            <text:p>121</text:p>
          </table:table-cell>
          <table:table-cell office:value-type="time" office:time-value="PT00H55M30S">
            <text:p>00:55:30</text:p>
          </table:table-cell>
          <table:table-cell office:value-type="string">
            <text:p>Kwh – Mitte – Freizeitpark - Heim</text:p>
          </table:table-cell>
          <table:table-cell table:number-columns-repeated="1016"/>
        </table:table-row>
        <table:table-row table:style-name="ro2">
          <table:table-cell table:formula="of:=[.A11]+1" office:value-type="float" office:value="685">
            <text:p>685</text:p>
          </table:table-cell>
          <table:table-cell office:value-type="date" office:date-value="2011-04-06">
            <text:p>06.04.2011</text:p>
          </table:table-cell>
          <table:table-cell office:value-type="time" office:time-value="PT16H44M50S">
            <text:p>16:44:50</text:p>
          </table:table-cell>
          <table:table-cell office:value-type="float" office:value="24">
            <text:p>24,0</text:p>
          </table:table-cell>
          <table:table-cell table:style-name="ce12" office:value-type="float" office:value="127">
            <text:p>127</text:p>
          </table:table-cell>
          <table:table-cell office:value-type="time" office:time-value="PT02H14M52S">
            <text:p>02:14:52</text:p>
          </table:table-cell>
          <table:table-cell office:value-type="string">
            <text:p>BBN – Vaihingen – Hasenbergsteige - Feuersee</text:p>
          </table:table-cell>
          <table:table-cell table:number-columns-repeated="1016"/>
        </table:table-row>
        <table:table-row table:style-name="ro2">
          <table:table-cell table:formula="of:=[.A12]" office:value-type="float" office:value="685">
            <text:p>685</text:p>
          </table:table-cell>
          <table:table-cell office:value-type="date" office:date-value="2011-04-06">
            <text:p>06.04.2011</text:p>
          </table:table-cell>
          <table:table-cell office:value-type="time" office:time-value="PT19H17M19S">
            <text:p>19:17:19</text:p>
          </table:table-cell>
          <table:table-cell office:value-type="float" office:value="3">
            <text:p>3,0</text:p>
          </table:table-cell>
          <table:table-cell table:style-name="ce12" office:value-type="float" office:value="127">
            <text:p>127</text:p>
          </table:table-cell>
          <table:table-cell office:value-type="time" office:time-value="PT00H17M54S">
            <text:p>00:17:54</text:p>
          </table:table-cell>
          <table:table-cell office:value-type="string">
            <text:p>Zuffenhausen - Kwh</text:p>
          </table:table-cell>
          <table:table-cell table:number-columns-repeated="1016"/>
        </table:table-row>
        <table:table-row table:style-name="ro2">
          <table:table-cell table:formula="of:=[.A13]+1" office:value-type="float" office:value="686">
            <text:p>686</text:p>
          </table:table-cell>
          <table:table-cell office:value-type="date" office:date-value="2011-04-07">
            <text:p>07.04.2011</text:p>
          </table:table-cell>
          <table:table-cell office:value-type="time" office:time-value="PT08H03M27S">
            <text:p>08:03:27</text:p>
          </table:table-cell>
          <table:table-cell office:value-type="float" office:value="1.6">
            <text:p>1,6</text:p>
          </table:table-cell>
          <table:table-cell table:style-name="ce12" office:value-type="float" office:value="127">
            <text:p>127</text:p>
          </table:table-cell>
          <table:table-cell office:value-type="time" office:time-value="PT00H08M56S">
            <text:p>00:08:56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14]" office:value-type="float" office:value="686">
            <text:p>686</text:p>
          </table:table-cell>
          <table:table-cell office:value-type="date" office:date-value="2011-04-07">
            <text:p>07.04.2011</text:p>
          </table:table-cell>
          <table:table-cell office:value-type="time" office:time-value="PT09H03M09S">
            <text:p>09:03:09</text:p>
          </table:table-cell>
          <table:table-cell office:value-type="float" office:value="6.5">
            <text:p>6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35M12S">
            <text:p>00:35:12</text:p>
          </table:table-cell>
          <table:table-cell office:value-type="string">
            <text:p>Goldberg - Hulb</text:p>
          </table:table-cell>
          <table:table-cell table:number-columns-repeated="1016"/>
        </table:table-row>
        <table:table-row table:style-name="ro2">
          <table:table-cell table:formula="of:=[.A15]" office:value-type="float" office:value="686">
            <text:p>686</text:p>
          </table:table-cell>
          <table:table-cell office:value-type="date" office:date-value="2011-04-07">
            <text:p>07.04.2011</text:p>
          </table:table-cell>
          <table:table-cell office:value-type="time" office:time-value="PT17H48M26S">
            <text:p>17:48:26</text:p>
          </table:table-cell>
          <table:table-cell office:value-type="float" office:value="13">
            <text:p>13,0</text:p>
          </table:table-cell>
          <table:table-cell table:style-name="ce12" office:value-type="float" office:value="125">
            <text:p>125</text:p>
          </table:table-cell>
          <table:table-cell office:value-type="time" office:time-value="PT01H14M53S">
            <text:p>01:14:53</text:p>
          </table:table-cell>
          <table:table-cell office:value-type="string">
            <text:p>Hulb - Goldberg</text:p>
          </table:table-cell>
          <table:table-cell table:number-columns-repeated="1016"/>
        </table:table-row>
        <table:table-row table:style-name="ro2">
          <table:table-cell table:formula="of:=[.A16]" office:value-type="float" office:value="686">
            <text:p>686</text:p>
          </table:table-cell>
          <table:table-cell office:value-type="date" office:date-value="2011-04-07">
            <text:p>07.04.2011</text:p>
          </table:table-cell>
          <table:table-cell office:value-type="time" office:time-value="PT20H13M43S">
            <text:p>20:13:43</text:p>
          </table:table-cell>
          <table:table-cell office:value-type="float" office:value="1.6">
            <text:p>1,6</text:p>
          </table:table-cell>
          <table:table-cell table:style-name="ce12" office:value-type="string">
            <text:p>?</text:p>
          </table:table-cell>
          <table:table-cell office:value-type="time" office:time-value="PT00H09M07S">
            <text:p>00:09:07</text:p>
          </table:table-cell>
          <table:table-cell office:value-type="string">
            <text:p>Bhf - Kwh</text:p>
          </table:table-cell>
          <table:table-cell table:number-columns-repeated="1016"/>
        </table:table-row>
        <table:table-row table:style-name="ro2">
          <table:table-cell table:formula="of:=[.A17]+1" office:value-type="float" office:value="687">
            <text:p>687</text:p>
          </table:table-cell>
          <table:table-cell office:value-type="date" office:date-value="2011-04-08">
            <text:p>08.04.2011</text:p>
          </table:table-cell>
          <table:table-cell office:value-type="time" office:time-value="PT08H01M43S">
            <text:p>08:01:43</text:p>
          </table:table-cell>
          <table:table-cell office:value-type="float" office:value="1.6">
            <text:p>1,6</text:p>
          </table:table-cell>
          <table:table-cell table:style-name="ce12" office:value-type="float" office:value="125">
            <text:p>125</text:p>
          </table:table-cell>
          <table:table-cell office:value-type="time" office:time-value="PT00H08M43S">
            <text:p>00:08:43</text:p>
          </table:table-cell>
          <table:table-cell office:value-type="string">
            <text:p>Kwh - Bhf</text:p>
          </table:table-cell>
          <table:table-cell table:number-columns-repeated="1016"/>
        </table:table-row>
        <table:table-row table:style-name="ro2">
          <table:table-cell table:formula="of:=[.A18]" office:value-type="float" office:value="687">
            <text:p>687</text:p>
          </table:table-cell>
          <table:table-cell office:value-type="date" office:date-value="2011-04-08">
            <text:p>08.04.2011</text:p>
          </table:table-cell>
          <table:table-cell office:value-type="time" office:time-value="PT08H59M50S">
            <text:p>08:59:50</text:p>
          </table:table-cell>
          <table:table-cell office:value-type="float" office:value="7.2">
            <text:p>7,2</text:p>
          </table:table-cell>
          <table:table-cell table:style-name="ce12" office:value-type="float" office:value="124">
            <text:p>124</text:p>
          </table:table-cell>
          <table:table-cell office:value-type="time" office:time-value="PT00H38M54S">
            <text:p>00:38:54</text:p>
          </table:table-cell>
          <table:table-cell office:value-type="string">
            <text:p>Goldberg – Sindelfingen - Hulb</text:p>
          </table:table-cell>
          <table:table-cell table:number-columns-repeated="1016"/>
        </table:table-row>
        <table:table-row table:style-name="ro2">
          <table:table-cell table:formula="of:=[.A19]" office:value-type="float" office:value="687">
            <text:p>687</text:p>
          </table:table-cell>
          <table:table-cell office:value-type="date" office:date-value="2011-04-08">
            <text:p>08.04.2011</text:p>
          </table:table-cell>
          <table:table-cell office:value-type="time" office:time-value="PT16H35M16S">
            <text:p>16:35:16</text:p>
          </table:table-cell>
          <table:table-cell office:value-type="float" office:value="16">
            <text:p>16,0</text:p>
          </table:table-cell>
          <table:table-cell table:style-name="ce12" office:value-type="float" office:value="119">
            <text:p>119</text:p>
          </table:table-cell>
          <table:table-cell office:value-type="time" office:time-value="PT01H30M52S">
            <text:p>01:30:52</text:p>
          </table:table-cell>
          <table:table-cell office:value-type="string">
            <text:p>Hulb - Weilderstadt</text:p>
          </table:table-cell>
          <table:table-cell table:number-columns-repeated="1016"/>
        </table:table-row>
        <table:table-row table:style-name="ro2">
          <table:table-cell table:formula="of:=[.A20]" office:value-type="float" office:value="687">
            <text:p>687</text:p>
          </table:table-cell>
          <table:table-cell office:value-type="date" office:date-value="2011-04-08">
            <text:p>08.04.2011</text:p>
          </table:table-cell>
          <table:table-cell office:value-type="time" office:time-value="PT18H48M36S">
            <text:p>18:48:36</text:p>
          </table:table-cell>
          <table:table-cell office:value-type="float" office:value="4">
            <text:p>4,0</text:p>
          </table:table-cell>
          <table:table-cell table:style-name="ce12" office:value-type="float" office:value="120">
            <text:p>120</text:p>
          </table:table-cell>
          <table:table-cell office:value-type="time" office:time-value="PT00H22M36S">
            <text:p>00:22:36</text:p>
          </table:table-cell>
          <table:table-cell office:value-type="string">
            <text:p>Neuwirtshaus - Kwh</text:p>
          </table:table-cell>
          <table:table-cell table:number-columns-repeated="1016"/>
        </table:table-row>
        <table:table-row table:style-name="ro2">
          <table:table-cell table:formula="of:=[.A21]+1" office:value-type="float" office:value="688">
            <text:p>688</text:p>
          </table:table-cell>
          <table:table-cell office:value-type="date" office:date-value="2011-04-09">
            <text:p>09.04.2011</text:p>
          </table:table-cell>
          <table:table-cell office:value-type="time" office:time-value="PT17H39M42S">
            <text:p>17:39:42</text:p>
          </table:table-cell>
          <table:table-cell office:value-type="float" office:value="10.5">
            <text:p>10,5</text:p>
          </table:table-cell>
          <table:table-cell table:style-name="ce12" office:value-type="float" office:value="126">
            <text:p>126</text:p>
          </table:table-cell>
          <table:table-cell office:value-type="time" office:time-value="PT00H57M03S">
            <text:p>00:57:03</text:p>
          </table:table-cell>
          <table:table-cell office:value-type="string">
            <text:p>Kwh – Pragsattel - BadCannstatt</text:p>
          </table:table-cell>
          <table:table-cell table:number-columns-repeated="1016"/>
        </table:table-row>
        <table:table-row table:style-name="ro2">
          <table:table-cell table:formula="of:=[.A22]+1" office:value-type="float" office:value="689">
            <text:p>689</text:p>
          </table:table-cell>
          <table:table-cell office:value-type="date" office:date-value="2011-04-10">
            <text:p>10.04.2011</text:p>
          </table:table-cell>
          <table:table-cell office:value-type="time" office:time-value="PT14H02M12S">
            <text:p>14:02:12</text:p>
          </table:table-cell>
          <table:table-cell office:value-type="float" office:value="1.6">
            <text:p>1,6</text:p>
          </table:table-cell>
          <table:table-cell table:style-name="ce12" office:value-type="string">
            <text:p>-</text:p>
          </table:table-cell>
          <table:table-cell office:value-type="time" office:time-value="PT00H09M50S">
            <text:p>00:09:50</text:p>
          </table:table-cell>
          <table:table-cell office:value-type="string">
            <text:p>Kwh – Mitte</text:p>
          </table:table-cell>
          <table:table-cell table:number-columns-repeated="1016"/>
        </table:table-row>
        <table:table-row table:style-name="ro2">
          <table:table-cell table:formula="of:=[.A23]" office:value-type="float" office:value="689">
            <text:p>689</text:p>
          </table:table-cell>
          <table:table-cell office:value-type="date" office:date-value="2011-04-10">
            <text:p>10.04.2011</text:p>
          </table:table-cell>
          <table:table-cell office:value-type="time" office:time-value="PT15H10M48S">
            <text:p>15:10:48</text:p>
          </table:table-cell>
          <table:table-cell office:value-type="float" office:value="12">
            <text:p>12,0</text:p>
          </table:table-cell>
          <table:table-cell table:style-name="ce12" office:value-type="float" office:value="121">
            <text:p>121</text:p>
          </table:table-cell>
          <table:table-cell office:value-type="time" office:time-value="PT01H09M56S">
            <text:p>01:09:56</text:p>
          </table:table-cell>
          <table:table-cell office:value-type="string">
            <text:p>Kwh – Freizeitpark – Pattonville – Grünbühl – Klärwerk - Kwh</text:p>
          </table:table-cell>
          <table:table-cell table:formula="of:=SUM([.D7:.D24])" office:value-type="float" office:value="129.8">
            <text:p>129,8</text:p>
          </table:table-cell>
          <table:table-cell table:number-columns-repeated="1015"/>
        </table:table-row>
        <table:table-row table:style-name="ro2">
          <table:table-cell table:formula="of:=[.A24]+1" office:value-type="float" office:value="690">
            <text:p>690</text:p>
          </table:table-cell>
          <table:table-cell office:value-type="date" office:date-value="2011-04-11">
            <text:p>11.04.2011</text:p>
          </table:table-cell>
          <table:table-cell office:value-type="time" office:time-value="PT20H26M48S">
            <text:p>20:26:48</text:p>
          </table:table-cell>
          <table:table-cell office:value-type="float" office:value="3.5">
            <text:p>3,5</text:p>
          </table:table-cell>
          <table:table-cell table:style-name="ce12" office:value-type="string">
            <text:p>-</text:p>
          </table:table-cell>
          <table:table-cell office:value-type="time" office:time-value="PT00H21M30S">
            <text:p>00:21:3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table:formula="of:=[.A25]" office:value-type="float" office:value="690">
            <text:p>690</text:p>
          </table:table-cell>
          <table:table-cell office:value-type="date" office:date-value="2011-04-11">
            <text:p>11.04.2011</text:p>
          </table:table-cell>
          <table:table-cell office:value-type="time" office:time-value="PT20H58M31S">
            <text:p>20:58:31</text:p>
          </table:table-cell>
          <table:table-cell office:value-type="float" office:value="3.5">
            <text:p>3,5</text:p>
          </table:table-cell>
          <table:table-cell table:style-name="ce12" office:value-type="float" office:value="120">
            <text:p>120</text:p>
          </table:table-cell>
          <table:table-cell office:value-type="time" office:time-value="PT00H21M15S">
            <text:p>00:21:1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table:formula="of:=[.A26]+1" office:value-type="float" office:value="691">
            <text:p>691</text:p>
          </table:table-cell>
          <table:table-cell office:value-type="date" office:date-value="2011-04-12">
            <text:p>12.04.2011</text:p>
          </table:table-cell>
          <table:table-cell office:value-type="time" office:time-value="PT19H48M26S">
            <text:p>19:48:26</text:p>
          </table:table-cell>
          <table:table-cell office:value-type="float" office:value="11.3">
            <text:p>11,3</text:p>
          </table:table-cell>
          <table:table-cell table:style-name="ce12" office:value-type="float" office:value="122">
            <text:p>122</text:p>
          </table:table-cell>
          <table:table-cell office:value-type="time" office:time-value="PT01H10M06S">
            <text:p>01:10:06</text:p>
          </table:table-cell>
          <table:table-cell office:value-type="string">
            <text:p>Kwh – Stammheim – SolitudeAllee - Kwh</text:p>
          </table:table-cell>
          <table:table-cell table:number-columns-repeated="1016"/>
        </table:table-row>
        <table:table-row table:style-name="ro2">
          <table:table-cell table:formula="of:=[.A27]+1" office:value-type="float" office:value="692">
            <text:p>692</text:p>
          </table:table-cell>
          <table:table-cell office:value-type="date" office:date-value="2011-04-13">
            <text:p>13.04.2011</text:p>
          </table:table-cell>
          <table:table-cell office:value-type="time" office:time-value="PT08H07M28S">
            <text:p>08:07:28</text:p>
          </table:table-cell>
          <table:table-cell office:value-type="float" office:value="1.6">
            <text:p>1,6</text:p>
          </table:table-cell>
          <table:table-cell table:style-name="ce12" office:value-type="string">
            <text:p>-</text:p>
          </table:table-cell>
          <table:table-cell office:value-type="time" office:time-value="PT00H07M56S">
            <text:p>00:07:56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28]" office:value-type="float" office:value="692">
            <text:p>692</text:p>
          </table:table-cell>
          <table:table-cell office:value-type="date" office:date-value="2011-04-13">
            <text:p>13.04.2011</text:p>
          </table:table-cell>
          <table:table-cell office:value-type="time" office:time-value="PT08H58M56S">
            <text:p>08:58:56</text:p>
          </table:table-cell>
          <table:table-cell office:value-type="float" office:value="6.7">
            <text:p>6,7</text:p>
          </table:table-cell>
          <table:table-cell table:style-name="ce12" office:value-type="float" office:value="123">
            <text:p>123</text:p>
          </table:table-cell>
          <table:table-cell office:value-type="time" office:time-value="PT00H38M22S">
            <text:p>00:38:22</text:p>
          </table:table-cell>
          <table:table-cell office:value-type="string">
            <text:p>Goldberg – Sindelfingen – Hulb</text:p>
          </table:table-cell>
          <table:table-cell table:number-columns-repeated="1016"/>
        </table:table-row>
        <table:table-row table:style-name="ro2">
          <table:table-cell table:formula="of:=[.A29]" office:value-type="float" office:value="692">
            <text:p>692</text:p>
          </table:table-cell>
          <table:table-cell office:value-type="date" office:date-value="2011-04-13">
            <text:p>13.04.2011</text:p>
          </table:table-cell>
          <table:table-cell office:value-type="time" office:time-value="PT17H38M39S">
            <text:p>17:38:39</text:p>
          </table:table-cell>
          <table:table-cell office:value-type="float" office:value="17">
            <text:p>17,0</text:p>
          </table:table-cell>
          <table:table-cell table:style-name="ce12" office:value-type="float" office:value="122">
            <text:p>122</text:p>
          </table:table-cell>
          <table:table-cell office:value-type="time" office:time-value="PT01H41M19S">
            <text:p>01:41:19</text:p>
          </table:table-cell>
          <table:table-cell office:value-type="string">
            <text:p>Hulb – Sindelfingen – Uni</text:p>
          </table:table-cell>
          <table:table-cell table:number-columns-repeated="1016"/>
        </table:table-row>
        <table:table-row table:style-name="ro2">
          <table:table-cell table:formula="of:=[.A30]" office:value-type="float" office:value="692">
            <text:p>692</text:p>
          </table:table-cell>
          <table:table-cell office:value-type="date" office:date-value="2011-04-13">
            <text:p>13.04.2011</text:p>
          </table:table-cell>
          <table:table-cell office:value-type="time" office:time-value="PT19H58M10S">
            <text:p>19:58:10</text:p>
          </table:table-cell>
          <table:table-cell office:value-type="float" office:value="4">
            <text:p>4,0</text:p>
          </table:table-cell>
          <table:table-cell table:style-name="ce12" office:value-type="float" office:value="115">
            <text:p>115</text:p>
          </table:table-cell>
          <table:table-cell office:value-type="time" office:time-value="PT00H26M16S">
            <text:p>00:26:16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table:formula="of:=[.A31]+1" office:value-type="float" office:value="693">
            <text:p>693</text:p>
          </table:table-cell>
          <table:table-cell office:value-type="date" office:date-value="2011-04-14">
            <text:p>14.04.2011</text:p>
          </table:table-cell>
          <table:table-cell office:value-type="time" office:time-value="PT08H08M00S">
            <text:p>08:08:00</text:p>
          </table:table-cell>
          <table:table-cell office:value-type="float" office:value="1.6">
            <text:p>1,6</text:p>
          </table:table-cell>
          <table:table-cell table:style-name="ce12" office:value-type="float" office:value="121">
            <text:p>121</text:p>
          </table:table-cell>
          <table:table-cell office:value-type="time" office:time-value="PT00H08M28S">
            <text:p>00:08:28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32]" office:value-type="float" office:value="693">
            <text:p>693</text:p>
          </table:table-cell>
          <table:table-cell office:value-type="date" office:date-value="2011-04-14">
            <text:p>14.04.2011</text:p>
          </table:table-cell>
          <table:table-cell office:value-type="time" office:time-value="PT09H02M47S">
            <text:p>09:02:47</text:p>
          </table:table-cell>
          <table:table-cell office:value-type="float" office:value="6.2">
            <text:p>6,2</text:p>
          </table:table-cell>
          <table:table-cell table:style-name="ce12" office:value-type="float" office:value="115">
            <text:p>115</text:p>
          </table:table-cell>
          <table:table-cell office:value-type="time" office:time-value="PT00H33M58S">
            <text:p>00:33:58</text:p>
          </table:table-cell>
          <table:table-cell office:value-type="string">
            <text:p>Goldberg – Böblingen - Hulb</text:p>
          </table:table-cell>
          <table:table-cell table:number-columns-repeated="1016"/>
        </table:table-row>
        <table:table-row table:style-name="ro2">
          <table:table-cell table:formula="of:=[.A33]" office:value-type="float" office:value="693">
            <text:p>693</text:p>
          </table:table-cell>
          <table:table-cell office:value-type="date" office:date-value="2011-04-14">
            <text:p>14.04.2011</text:p>
          </table:table-cell>
          <table:table-cell office:value-type="time" office:time-value="PT18H07M26S">
            <text:p>18:07:26</text:p>
          </table:table-cell>
          <table:table-cell office:value-type="float" office:value="7.5">
            <text:p>7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43M51S">
            <text:p>00:43:51</text:p>
          </table:table-cell>
          <table:table-cell office:value-type="string">
            <text:p>Hulb – Diezenhalde – Böblingen - Goldberg</text:p>
          </table:table-cell>
          <table:table-cell table:number-columns-repeated="1016"/>
        </table:table-row>
        <table:table-row table:style-name="ro2">
          <table:table-cell table:formula="of:=[.A34]" office:value-type="float" office:value="693">
            <text:p>693</text:p>
          </table:table-cell>
          <table:table-cell office:value-type="date" office:date-value="2011-04-14">
            <text:p>14.04.2011</text:p>
          </table:table-cell>
          <table:table-cell office:value-type="time" office:time-value="PT19H37M26S">
            <text:p>19:37:26</text:p>
          </table:table-cell>
          <table:table-cell office:value-type="float" office:value="3.5">
            <text:p>3,5</text:p>
          </table:table-cell>
          <table:table-cell table:style-name="ce12" office:value-type="float" office:value="113">
            <text:p>113</text:p>
          </table:table-cell>
          <table:table-cell office:value-type="time" office:time-value="PT00H21M07S">
            <text:p>00:21:07</text:p>
          </table:table-cell>
          <table:table-cell office:value-type="string">
            <text:p>ZuffenhausenBhf - Kwh</text:p>
          </table:table-cell>
          <table:table-cell table:number-columns-repeated="1016"/>
        </table:table-row>
        <table:table-row table:style-name="ro2">
          <table:table-cell table:formula="of:=[.A35]+1" office:value-type="float" office:value="694">
            <text:p>694</text:p>
          </table:table-cell>
          <table:table-cell office:value-type="date" office:date-value="2011-04-15">
            <text:p>15.04.2011</text:p>
          </table:table-cell>
          <table:table-cell office:value-type="time" office:time-value="PT06H58M23S">
            <text:p>06:58:23</text:p>
          </table:table-cell>
          <table:table-cell office:value-type="float" office:value="1.6">
            <text:p>1,6</text:p>
          </table:table-cell>
          <table:table-cell table:style-name="ce12" office:value-type="float" office:value="117">
            <text:p>117</text:p>
          </table:table-cell>
          <table:table-cell office:value-type="time" office:time-value="PT00H09M27S">
            <text:p>00:09:27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36]" office:value-type="float" office:value="694">
            <text:p>694</text:p>
          </table:table-cell>
          <table:table-cell office:value-type="date" office:date-value="2011-04-15">
            <text:p>15.04.2011</text:p>
          </table:table-cell>
          <table:table-cell office:value-type="time" office:time-value="PT08H01M14S">
            <text:p>08:01:14</text:p>
          </table:table-cell>
          <table:table-cell office:value-type="float" office:value="1.3">
            <text:p>1,3</text:p>
          </table:table-cell>
          <table:table-cell table:style-name="ce12" office:value-type="float" office:value="117">
            <text:p>117</text:p>
          </table:table-cell>
          <table:table-cell office:value-type="time" office:time-value="PT00H07M16S">
            <text:p>00:07:16</text:p>
          </table:table-cell>
          <table:table-cell office:value-type="string">
            <text:p>Hulb – HP</text:p>
          </table:table-cell>
          <table:table-cell table:number-columns-repeated="1016"/>
        </table:table-row>
        <table:table-row table:style-name="ro2">
          <table:table-cell table:formula="of:=[.A37]" office:value-type="float" office:value="694">
            <text:p>694</text:p>
          </table:table-cell>
          <table:table-cell office:value-type="date" office:date-value="2011-04-15">
            <text:p>15.04.2011</text:p>
          </table:table-cell>
          <table:table-cell office:value-type="time" office:time-value="PT17H12M58S">
            <text:p>17:12:58</text:p>
          </table:table-cell>
          <table:table-cell office:value-type="float" office:value="15.8">
            <text:p>15,8</text:p>
          </table:table-cell>
          <table:table-cell table:style-name="ce12" office:value-type="float" office:value="113">
            <text:p>113</text:p>
          </table:table-cell>
          <table:table-cell office:value-type="time" office:time-value="PT01H32M59S">
            <text:p>01:32:59</text:p>
          </table:table-cell>
          <table:table-cell office:value-type="string">
            <text:p>Hulb – Böblingen – Rosental - VaihingenBhf</text:p>
          </table:table-cell>
          <table:table-cell table:number-columns-repeated="1016"/>
        </table:table-row>
        <table:table-row table:style-name="ro2">
          <table:table-cell table:formula="of:=[.A38]" office:value-type="float" office:value="694">
            <text:p>694</text:p>
          </table:table-cell>
          <table:table-cell office:value-type="date" office:date-value="2011-04-15">
            <text:p>15.04.2011</text:p>
          </table:table-cell>
          <table:table-cell office:value-type="time" office:time-value="PT19H27M50S">
            <text:p>19:27:50</text:p>
          </table:table-cell>
          <table:table-cell office:value-type="float" office:value="3.6">
            <text:p>3,6</text:p>
          </table:table-cell>
          <table:table-cell table:style-name="ce12" office:value-type="float" office:value="119">
            <text:p>119</text:p>
          </table:table-cell>
          <table:table-cell office:value-type="time" office:time-value="PT00H22M04S">
            <text:p>00:22:04</text:p>
          </table:table-cell>
          <table:table-cell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table:formula="of:=[.A39]+1" office:value-type="float" office:value="695">
            <text:p>695</text:p>
          </table:table-cell>
          <table:table-cell office:value-type="date" office:date-value="2011-04-16">
            <text:p>16.04.2011</text:p>
          </table:table-cell>
          <table:table-cell office:value-type="time" office:time-value="PT10H01M42S">
            <text:p>10:01:42</text:p>
          </table:table-cell>
          <table:table-cell office:value-type="float" office:value="17.2">
            <text:p>17,2</text:p>
          </table:table-cell>
          <table:table-cell table:style-name="ce12" office:value-type="float" office:value="126">
            <text:p>126</text:p>
          </table:table-cell>
          <table:table-cell office:value-type="time" office:time-value="PT01H36M22S">
            <text:p>01:36:22</text:p>
          </table:table-cell>
          <table:table-cell office:value-type="string">
            <text:p>Kwh – Grünbühl – LB – Pattonville - Kwh</text:p>
          </table:table-cell>
          <table:table-cell table:number-columns-repeated="1016"/>
        </table:table-row>
        <table:table-row table:style-name="ro2">
          <table:table-cell table:formula="of:=[.A40]+1" office:value-type="float" office:value="696">
            <text:p>696</text:p>
          </table:table-cell>
          <table:table-cell office:value-type="date" office:date-value="2011-04-17">
            <text:p>17.04.2011</text:p>
          </table:table-cell>
          <table:table-cell office:value-type="time" office:time-value="PT16H28M28S">
            <text:p>16:28:28</text:p>
          </table:table-cell>
          <table:table-cell office:value-type="float" office:value="6.6">
            <text:p>6,6</text:p>
          </table:table-cell>
          <table:table-cell table:style-name="ce12" office:value-type="float" office:value="129">
            <text:p>129</text:p>
          </table:table-cell>
          <table:table-cell office:value-type="time" office:time-value="PT00H35M14S">
            <text:p>00:35:14</text:p>
          </table:table-cell>
          <table:table-cell office:value-type="string">
            <text:p>Kwh - LBStadion</text:p>
          </table:table-cell>
          <table:table-cell table:formula="of:=SUM([.D25:.D41])" office:value-type="float" office:value="112.5">
            <text:p>112,5</text:p>
          </table:table-cell>
          <table:table-cell table:number-columns-repeated="1015"/>
        </table:table-row>
        <table:table-row table:style-name="ro2">
          <table:table-cell table:formula="of:=[.A41]+1" office:value-type="float" office:value="697">
            <text:p>697</text:p>
          </table:table-cell>
          <table:table-cell office:value-type="date" office:date-value="2011-04-18">
            <text:p>18.04.2011</text:p>
          </table:table-cell>
          <table:table-cell office:value-type="time" office:time-value="PT08H58M44S">
            <text:p>08:58:44</text:p>
          </table:table-cell>
          <table:table-cell office:value-type="float" office:value="13.4">
            <text:p>13,4</text:p>
          </table:table-cell>
          <table:table-cell table:style-name="ce12" office:value-type="float" office:value="131">
            <text:p>131</text:p>
          </table:table-cell>
          <table:table-cell office:value-type="time" office:time-value="PT01H06M37S">
            <text:p>01:06:37</text:p>
          </table:table-cell>
          <table:table-cell office:value-type="string">
            <text:p>Goldberg – Bogen – Hulb</text:p>
          </table:table-cell>
          <table:table-cell table:number-columns-repeated="1016"/>
        </table:table-row>
        <table:table-row table:style-name="ro2">
          <table:table-cell table:formula="of:=[.A42]" office:value-type="float" office:value="697">
            <text:p>697</text:p>
          </table:table-cell>
          <table:table-cell office:value-type="date" office:date-value="2011-04-18">
            <text:p>18.04.2011</text:p>
          </table:table-cell>
          <table:table-cell office:value-type="time" office:time-value="PT17H11M58S">
            <text:p>17:11:58</text:p>
          </table:table-cell>
          <table:table-cell office:value-type="float" office:value="1.4">
            <text:p>1,4</text:p>
          </table:table-cell>
          <table:table-cell table:style-name="ce12" office:value-type="float" office:value="126">
            <text:p>126</text:p>
          </table:table-cell>
          <table:table-cell office:value-type="time" office:time-value="PT00H10M24S">
            <text:p>00:10:24</text:p>
          </table:table-cell>
          <table:table-cell office:value-type="string">
            <text:p>HP-S-Bahn</text:p>
          </table:table-cell>
          <table:table-cell table:number-columns-repeated="1016"/>
        </table:table-row>
        <table:table-row table:style-name="ro2">
          <table:table-cell table:formula="of:=[.A43]" office:value-type="float" office:value="697">
            <text:p>697</text:p>
          </table:table-cell>
          <table:table-cell office:value-type="date" office:date-value="2011-04-18">
            <text:p>18.04.2011</text:p>
          </table:table-cell>
          <table:table-cell office:value-type="time" office:time-value="PT17H50M55S">
            <text:p>17:50:55</text:p>
          </table:table-cell>
          <table:table-cell office:value-type="float" office:value="18.6">
            <text:p>18,6</text:p>
          </table:table-cell>
          <table:table-cell table:style-name="ce12" office:value-type="float" office:value="114">
            <text:p>114</text:p>
          </table:table-cell>
          <table:table-cell office:value-type="time" office:time-value="PT01H46M44S">
            <text:p>01:46:44</text:p>
          </table:table-cell>
          <table:table-cell office:value-type="string">
            <text:p>Hauptbahnhif – Rosensteinpark - Kwh</text:p>
          </table:table-cell>
          <table:table-cell table:number-columns-repeated="1016"/>
        </table:table-row>
        <table:table-row table:style-name="ro2">
          <table:table-cell table:formula="of:=[.A44]+1" office:value-type="float" office:value="698">
            <text:p>698</text:p>
          </table:table-cell>
          <table:table-cell office:value-type="date" office:date-value="2011-04-19">
            <text:p>19.04.2011</text:p>
          </table:table-cell>
          <table:table-cell office:value-type="time" office:time-value="PT07H53M53S">
            <text:p>07:53:53</text:p>
          </table:table-cell>
          <table:table-cell office:value-type="float" office:value="3.8">
            <text:p>3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20M49S">
            <text:p>00:20:49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table:formula="of:=[.A45]" office:value-type="float" office:value="698">
            <text:p>698</text:p>
          </table:table-cell>
          <table:table-cell office:value-type="date" office:date-value="2011-04-19">
            <text:p>19.04.2011</text:p>
          </table:table-cell>
          <table:table-cell office:value-type="time" office:time-value="PT09H34M09S">
            <text:p>09:34:09</text:p>
          </table:table-cell>
          <table:table-cell office:value-type="float" office:value="15.5">
            <text:p>15,5</text:p>
          </table:table-cell>
          <table:table-cell table:style-name="ce12" office:value-type="float" office:value="124">
            <text:p>124</text:p>
          </table:table-cell>
          <table:table-cell office:value-type="time" office:time-value="PT01H26M09S">
            <text:p>01:26:09</text:p>
          </table:table-cell>
          <table:table-cell table:style-name="ce18" office:value-type="string">
            <text:p>Uni – Kwh</text:p>
          </table:table-cell>
          <table:table-cell table:number-columns-repeated="1016"/>
        </table:table-row>
        <table:table-row table:style-name="ro2">
          <table:table-cell table:formula="of:=[.A46]" office:value-type="float" office:value="698">
            <text:p>698</text:p>
          </table:table-cell>
          <table:table-cell office:value-type="date" office:date-value="2011-04-19">
            <text:p>19.04.2011</text:p>
          </table:table-cell>
          <table:table-cell office:value-type="time" office:time-value="PT17H34M40S">
            <text:p>17:34:40</text:p>
          </table:table-cell>
          <table:table-cell office:value-type="float" office:value="1.5">
            <text:p>1,5</text:p>
          </table:table-cell>
          <table:table-cell table:style-name="ce12" office:value-type="float" office:value="122">
            <text:p>122</text:p>
          </table:table-cell>
          <table:table-cell office:value-type="time" office:time-value="PT00H08M03S">
            <text:p>00:08:03</text:p>
          </table:table-cell>
          <table:table-cell office:value-type="string">
            <text:p>HP-S-Bahn</text:p>
          </table:table-cell>
          <table:table-cell table:number-columns-repeated="1016"/>
        </table:table-row>
        <table:table-row table:style-name="ro2">
          <table:table-cell table:formula="of:=[.A47]" office:value-type="float" office:value="698">
            <text:p>698</text:p>
          </table:table-cell>
          <table:table-cell office:value-type="date" office:date-value="2011-04-19">
            <text:p>19.04.2011</text:p>
          </table:table-cell>
          <table:table-cell office:value-type="time" office:time-value="PT18H38M54S">
            <text:p>18:38:54</text:p>
          </table:table-cell>
          <table:table-cell office:value-type="float" office:value="3.9">
            <text:p>3,9</text:p>
          </table:table-cell>
          <table:table-cell table:style-name="ce12" office:value-type="float" office:value="114">
            <text:p>114</text:p>
          </table:table-cell>
          <table:table-cell office:value-type="time" office:time-value="PT00H23M53S">
            <text:p>00:23:53</text:p>
          </table:table-cell>
          <table:table-cell table:style-name="ce18" office:value-type="string">
            <text:p>ZuffenhausenBhf – Kwh</text:p>
          </table:table-cell>
          <table:table-cell table:number-columns-repeated="1016"/>
        </table:table-row>
        <table:table-row table:style-name="ro2">
          <table:table-cell table:formula="of:=[.A48]+1" office:value-type="float" office:value="699">
            <text:p>699</text:p>
          </table:table-cell>
          <table:table-cell office:value-type="date" office:date-value="2011-04-20">
            <text:p>20.04.2011</text:p>
          </table:table-cell>
          <table:table-cell office:value-type="time" office:time-value="PT07H56M02S">
            <text:p>07:56:02</text:p>
          </table:table-cell>
          <table:table-cell office:value-type="float" office:value="3.7">
            <text:p>3,7</text:p>
          </table:table-cell>
          <table:table-cell table:style-name="ce12" office:value-type="float" office:value="118">
            <text:p>118</text:p>
          </table:table-cell>
          <table:table-cell office:value-type="time" office:time-value="PT00H23M21S">
            <text:p>00:23:21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table:formula="of:=[.A49]" office:value-type="float" office:value="699">
            <text:p>699</text:p>
          </table:table-cell>
          <table:table-cell office:value-type="date" office:date-value="2011-04-20">
            <text:p>20.04.2011</text:p>
          </table:table-cell>
          <table:table-cell office:value-type="time" office:time-value="PT09H10M53S">
            <text:p>09:10:53</text:p>
          </table:table-cell>
          <table:table-cell office:value-type="float" office:value="5.6">
            <text:p>5,6</text:p>
          </table:table-cell>
          <table:table-cell table:style-name="ce12" office:value-type="float" office:value="122">
            <text:p>122</text:p>
          </table:table-cell>
          <table:table-cell office:value-type="time" office:time-value="PT00H28M45S">
            <text:p>00:28:45</text:p>
          </table:table-cell>
          <table:table-cell office:value-type="string">
            <text:p>Goldberg – Hulb</text:p>
          </table:table-cell>
          <table:table-cell table:number-columns-repeated="1016"/>
        </table:table-row>
        <table:table-row table:style-name="ro2">
          <table:table-cell table:formula="of:=[.A50]" office:value-type="float" office:value="699">
            <text:p>699</text:p>
          </table:table-cell>
          <table:table-cell office:value-type="date" office:date-value="2011-04-20">
            <text:p>20.04.2011</text:p>
          </table:table-cell>
          <table:table-cell office:value-type="time" office:time-value="PT18H40M00S">
            <text:p>18:40:00</text:p>
          </table:table-cell>
          <table:table-cell office:value-type="float" office:value="1.3">
            <text:p>1,3</text:p>
          </table:table-cell>
          <table:table-cell table:style-name="ce12" office:value-type="float" office:value="122">
            <text:p>122</text:p>
          </table:table-cell>
          <table:table-cell office:value-type="time" office:time-value="PT00H07M08S">
            <text:p>00:07:08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51]" office:value-type="float" office:value="699">
            <text:p>699</text:p>
          </table:table-cell>
          <table:table-cell office:value-type="date" office:date-value="2011-04-20">
            <text:p>20.04.2011</text:p>
          </table:table-cell>
          <table:table-cell office:value-type="time" office:time-value="PT19H29M49S">
            <text:p>19:29:49</text:p>
          </table:table-cell>
          <table:table-cell office:value-type="float" office:value="11.9">
            <text:p>11,9</text:p>
          </table:table-cell>
          <table:table-cell table:style-name="ce12" office:value-type="float" office:value="118">
            <text:p>118</text:p>
          </table:table-cell>
          <table:table-cell office:value-type="time" office:time-value="PT01H05M05S">
            <text:p>01:05:05</text:p>
          </table:table-cell>
          <table:table-cell office:value-type="string">
            <text:p>Hauptbahnhof – Rosensteinpark - Kwh</text:p>
          </table:table-cell>
          <table:table-cell table:number-columns-repeated="1016"/>
        </table:table-row>
        <table:table-row table:style-name="ro2">
          <table:table-cell table:formula="of:=[.A52]+1" office:value-type="float" office:value="700">
            <text:p>700</text:p>
          </table:table-cell>
          <table:table-cell office:value-type="date" office:date-value="2011-04-21">
            <text:p>21.04.2011</text:p>
          </table:table-cell>
          <table:table-cell office:value-type="time" office:time-value="PT08H59M44S">
            <text:p>08:59:44</text:p>
          </table:table-cell>
          <table:table-cell office:value-type="float" office:value="9.5">
            <text:p>9,5</text:p>
          </table:table-cell>
          <table:table-cell table:style-name="ce12" office:value-type="float" office:value="120">
            <text:p>120</text:p>
          </table:table-cell>
          <table:table-cell office:value-type="time" office:time-value="PT00H53M14S">
            <text:p>00:53:14</text:p>
          </table:table-cell>
          <table:table-cell office:value-type="string">
            <text:p>Goldberg – Amis - Hulb</text:p>
          </table:table-cell>
          <table:table-cell table:number-columns-repeated="1016"/>
        </table:table-row>
        <table:table-row table:style-name="ro2">
          <table:table-cell table:formula="of:=[.A53]" office:value-type="float" office:value="700">
            <text:p>700</text:p>
          </table:table-cell>
          <table:table-cell office:value-type="date" office:date-value="2011-04-21">
            <text:p>21.04.2011</text:p>
          </table:table-cell>
          <table:table-cell office:value-type="time" office:time-value="PT19H12M38S">
            <text:p>19:12:38</text:p>
          </table:table-cell>
          <table:table-cell office:value-type="float" office:value="1.5">
            <text:p>1,5</text:p>
          </table:table-cell>
          <table:table-cell table:style-name="ce12" office:value-type="float" office:value="124">
            <text:p>124</text:p>
          </table:table-cell>
          <table:table-cell office:value-type="time" office:time-value="PT00H07M33S">
            <text:p>00:07:33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54]" office:value-type="float" office:value="700">
            <text:p>700</text:p>
          </table:table-cell>
          <table:table-cell office:value-type="date" office:date-value="2011-04-21">
            <text:p>21.04.2011</text:p>
          </table:table-cell>
          <table:table-cell office:value-type="time" office:time-value="PT19H59M12S">
            <text:p>19:59:12</text:p>
          </table:table-cell>
          <table:table-cell office:value-type="float" office:value="10">
            <text:p>10,0</text:p>
          </table:table-cell>
          <table:table-cell table:style-name="ce12" office:value-type="float" office:value="114">
            <text:p>114</text:p>
          </table:table-cell>
          <table:table-cell office:value-type="time" office:time-value="PT00H56M16S">
            <text:p>00:56:16</text:p>
          </table:table-cell>
          <table:table-cell office:value-type="string">
            <text:p>Hauptbahnhof – Pragsattel - Kwh</text:p>
          </table:table-cell>
          <table:table-cell table:number-columns-repeated="1016"/>
        </table:table-row>
        <table:table-row table:style-name="ro2">
          <table:table-cell table:formula="of:=[.A55]+1" office:value-type="float" office:value="701">
            <text:p>701</text:p>
          </table:table-cell>
          <table:table-cell office:value-type="date" office:date-value="2011-04-22">
            <text:p>22.04.2011</text:p>
          </table:table-cell>
          <table:table-cell office:value-type="time" office:time-value="PT19H53M54S">
            <text:p>19:53:54</text:p>
          </table:table-cell>
          <table:table-cell office:value-type="float" office:value="9.4">
            <text:p>9,4</text:p>
          </table:table-cell>
          <table:table-cell table:style-name="ce12" office:value-type="float" office:value="122">
            <text:p>122</text:p>
          </table:table-cell>
          <table:table-cell office:value-type="time" office:time-value="PT00H52M40S">
            <text:p>00:52:40</text:p>
          </table:table-cell>
          <table:table-cell office:value-type="string">
            <text:p>Kwh – Zazenhausen – Freiberg – Rot – Zuffenhausen - Kwh</text:p>
          </table:table-cell>
          <table:table-cell table:number-columns-repeated="1016"/>
        </table:table-row>
        <table:table-row table:style-name="ro2">
          <table:table-cell table:formula="of:=[.A56]+1" office:value-type="float" office:value="702">
            <text:p>702</text:p>
          </table:table-cell>
          <table:table-cell office:value-type="date" office:date-value="2011-04-23">
            <text:p>23.04.2011</text:p>
          </table:table-cell>
          <table:table-cell office:value-type="time" office:time-value="PT11H22M48S">
            <text:p>11:22:48</text:p>
          </table:table-cell>
          <table:table-cell office:value-type="float" office:value="23">
            <text:p>23,0</text:p>
          </table:table-cell>
          <table:table-cell table:style-name="ce12" office:value-type="float" office:value="124">
            <text:p>124</text:p>
          </table:table-cell>
          <table:table-cell office:value-type="time" office:time-value="PT02H12M56S">
            <text:p>02:12:56</text:p>
          </table:table-cell>
          <table:table-cell office:value-type="string">
            <text:p>Kwh – Zazenhausen – Mühlhausen – Hofen – Neugereuth – Cannstatt – Pragattel - Kwh</text:p>
          </table:table-cell>
          <table:table-cell table:number-columns-repeated="1016"/>
        </table:table-row>
        <table:table-row table:style-name="ro2">
          <table:table-cell table:formula="of:=[.A57]+1" office:value-type="float" office:value="703">
            <text:p>703</text:p>
          </table:table-cell>
          <table:table-cell office:value-type="date" office:date-value="2011-04-24">
            <text:p>24.04.2011</text:p>
          </table:table-cell>
          <table:table-cell office:value-type="time" office:time-value="PT20H31M26S">
            <text:p>20:31:26</text:p>
          </table:table-cell>
          <table:table-cell office:value-type="float" office:value="7.9">
            <text:p>7,9</text:p>
          </table:table-cell>
          <table:table-cell table:style-name="ce12" office:value-type="string">
            <text:p>-</text:p>
          </table:table-cell>
          <table:table-cell office:value-type="time" office:time-value="PT00H43M48S">
            <text:p>00:43:48</text:p>
          </table:table-cell>
          <table:table-cell office:value-type="string">
            <text:p>Kwh – zazenhausen - Kwh</text:p>
          </table:table-cell>
          <table:table-cell table:formula="of:=SUM([.D42:.D58])" office:value-type="float" office:value="141.9">
            <text:p>141,9</text:p>
          </table:table-cell>
          <table:table-cell table:number-columns-repeated="1015"/>
        </table:table-row>
        <table:table-row table:style-name="ro2">
          <table:table-cell table:formula="of:=[.A58]+1" office:value-type="float" office:value="704">
            <text:p>704</text:p>
          </table:table-cell>
          <table:table-cell office:value-type="date" office:date-value="2011-04-25">
            <text:p>25.04.2011</text:p>
          </table:table-cell>
          <table:table-cell office:value-type="time" office:time-value="PT19H47M33S">
            <text:p>19:47:33</text:p>
          </table:table-cell>
          <table:table-cell office:value-type="float" office:value="4.2">
            <text:p>4,2</text:p>
          </table:table-cell>
          <table:table-cell table:style-name="ce12" office:value-type="float" office:value="133">
            <text:p>133</text:p>
          </table:table-cell>
          <table:table-cell office:value-type="time" office:time-value="PT00H24M06S">
            <text:p>00:24:0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table:formula="of:=[.A59]" office:value-type="float" office:value="704">
            <text:p>704</text:p>
          </table:table-cell>
          <table:table-cell office:value-type="date" office:date-value="2011-04-25">
            <text:p>25.04.2011</text:p>
          </table:table-cell>
          <table:table-cell office:value-type="time" office:time-value="PT20H22M24S">
            <text:p>20:22:24</text:p>
          </table:table-cell>
          <table:table-cell office:value-type="float" office:value="6.6">
            <text:p>6,6</text:p>
          </table:table-cell>
          <table:table-cell table:style-name="ce12" office:value-type="float" office:value="118">
            <text:p>118</text:p>
          </table:table-cell>
          <table:table-cell office:value-type="time" office:time-value="PT00H36M39S">
            <text:p>00:36:39</text:p>
          </table:table-cell>
          <table:table-cell office:value-type="string">
            <text:p>Büro – Zazenhausen – Kwh</text:p>
          </table:table-cell>
          <table:table-cell table:number-columns-repeated="1016"/>
        </table:table-row>
        <table:table-row table:style-name="ro2">
          <table:table-cell table:formula="of:=[.A60]+1" office:value-type="float" office:value="705">
            <text:p>705</text:p>
          </table:table-cell>
          <table:table-cell office:value-type="date" office:date-value="2011-04-26">
            <text:p>26.04.2011</text:p>
          </table:table-cell>
          <table:table-cell office:value-type="time" office:time-value="PT07H12M10S">
            <text:p>07:12:10</text:p>
          </table:table-cell>
          <table:table-cell office:value-type="float" office:value="10">
            <text:p>10,0</text:p>
          </table:table-cell>
          <table:table-cell table:style-name="ce12" office:value-type="float" office:value="118">
            <text:p>118</text:p>
          </table:table-cell>
          <table:table-cell office:value-type="time" office:time-value="PT00H56M01S">
            <text:p>00:56:01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table:formula="of:=[.A61]+1" office:value-type="float" office:value="706">
            <text:p>706</text:p>
          </table:table-cell>
          <table:table-cell office:value-type="date" office:date-value="2011-04-27">
            <text:p>27.04.2011</text:p>
          </table:table-cell>
          <table:table-cell office:value-type="time" office:time-value="PT08H07M50S">
            <text:p>08:07:50</text:p>
          </table:table-cell>
          <table:table-cell office:value-type="float" office:value="1.5">
            <text:p>1,5</text:p>
          </table:table-cell>
          <table:table-cell table:style-name="ce12" office:value-type="float" office:value="122">
            <text:p>122</text:p>
          </table:table-cell>
          <table:table-cell office:value-type="time" office:time-value="PT00H08M16S">
            <text:p>00:08:16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table:formula="of:=[.A62]" office:value-type="float" office:value="706">
            <text:p>706</text:p>
          </table:table-cell>
          <table:table-cell office:value-type="date" office:date-value="2011-04-27">
            <text:p>27.04.2011</text:p>
          </table:table-cell>
          <table:table-cell office:value-type="time" office:time-value="PT08H58M10S">
            <text:p>08:58:10</text:p>
          </table:table-cell>
          <table:table-cell office:value-type="float" office:value="10.2">
            <text:p>10,2</text:p>
          </table:table-cell>
          <table:table-cell table:style-name="ce12" office:value-type="float" office:value="122">
            <text:p>122</text:p>
          </table:table-cell>
          <table:table-cell office:value-type="time" office:time-value="PT00H57M27S">
            <text:p>00:57:27</text:p>
          </table:table-cell>
          <table:table-cell office:value-type="string">
            <text:p>Goldberg – Amis – Hulb</text:p>
          </table:table-cell>
          <table:table-cell table:number-columns-repeated="1016"/>
        </table:table-row>
        <table:table-row table:style-name="ro2">
          <table:table-cell table:formula="of:=[.A63]" office:value-type="float" office:value="706">
            <text:p>706</text:p>
          </table:table-cell>
          <table:table-cell office:value-type="date" office:date-value="2011-04-27">
            <text:p>27.04.2011</text:p>
          </table:table-cell>
          <table:table-cell office:value-type="time" office:time-value="PT18H44M13S">
            <text:p>18:44:13</text:p>
          </table:table-cell>
          <table:table-cell office:value-type="float" office:value="1.5">
            <text:p>1,5</text:p>
          </table:table-cell>
          <table:table-cell table:style-name="ce12" office:value-type="float" office:value="132">
            <text:p>132</text:p>
          </table:table-cell>
          <table:table-cell office:value-type="time" office:time-value="PT00H07M02S">
            <text:p>00:07:02</text:p>
          </table:table-cell>
          <table:table-cell office:value-type="string">
            <text:p>HP-SBahn</text:p>
          </table:table-cell>
          <table:table-cell table:number-columns-repeated="1016"/>
        </table:table-row>
        <table:table-row table:style-name="ro2">
          <table:table-cell table:formula="of:=[.A64]" office:value-type="float" office:value="706">
            <text:p>706</text:p>
          </table:table-cell>
          <table:table-cell office:value-type="date" office:date-value="2011-04-27">
            <text:p>27.04.2011</text:p>
          </table:table-cell>
          <table:table-cell office:value-type="time" office:time-value="PT19H18M19S">
            <text:p>19:18:19</text:p>
          </table:table-cell>
          <table:table-cell office:value-type="float" office:value="17.2">
            <text:p>17,2</text:p>
          </table:table-cell>
          <table:table-cell table:style-name="ce12" office:value-type="float" office:value="112">
            <text:p>112</text:p>
          </table:table-cell>
          <table:table-cell office:value-type="time" office:time-value="PT01H45M19S">
            <text:p>01:45:19</text:p>
          </table:table-cell>
          <table:table-cell office:value-type="string">
            <text:p>Uni – Bärenseen – Forsthaus – Botnang – Feuerbach – Zuffenhausen - Kwh</text:p>
          </table:table-cell>
          <table:table-cell table:number-columns-repeated="1016"/>
        </table:table-row>
        <table:table-row table:style-name="ro2">
          <table:table-cell table:formula="of:=[.A65]+1" office:value-type="float" office:value="707">
            <text:p>707</text:p>
          </table:table-cell>
          <table:table-cell office:value-type="date" office:date-value="2011-04-28">
            <text:p>28.04.2011</text:p>
          </table:table-cell>
          <table:table-cell office:value-type="time" office:time-value="PT10H52M55S">
            <text:p>10:52:55</text:p>
          </table:table-cell>
          <table:table-cell office:value-type="float" office:value="10.5">
            <text:p>10,5</text:p>
          </table:table-cell>
          <table:table-cell table:style-name="ce12" office:value-type="float" office:value="119">
            <text:p>119</text:p>
          </table:table-cell>
          <table:table-cell office:value-type="time" office:time-value="PT00H56M57S">
            <text:p>00:56:57</text:p>
          </table:table-cell>
          <table:table-cell office:value-type="string">
            <text:p>Lilly-Runde</text:p>
          </table:table-cell>
          <table:table-cell table:number-columns-repeated="1016"/>
        </table:table-row>
        <table:table-row table:style-name="ro2">
          <table:table-cell table:formula="of:=[.A66]" office:value-type="float" office:value="707">
            <text:p>707</text:p>
          </table:table-cell>
          <table:table-cell office:value-type="date" office:date-value="2011-04-28">
            <text:p>28.04.2011</text:p>
          </table:table-cell>
          <table:table-cell office:value-type="time" office:time-value="PT18H42M57S">
            <text:p>18:42:57</text:p>
          </table:table-cell>
          <table:table-cell office:value-type="float" office:value="10">
            <text:p>10,0</text:p>
          </table:table-cell>
          <table:table-cell table:style-name="ce12" office:value-type="float" office:value="123">
            <text:p>123</text:p>
          </table:table-cell>
          <table:table-cell office:value-type="time" office:time-value="PT00H55M33S">
            <text:p>00:55:33</text:p>
          </table:table-cell>
          <table:table-cell office:value-type="string">
            <text:p>Badl – Inn-abwärts – andere Seite – Hall - Badl</text:p>
          </table:table-cell>
          <table:table-cell table:number-columns-repeated="1016"/>
        </table:table-row>
        <table:table-row table:style-name="ro2">
          <table:table-cell table:formula="of:=[.A67]+1" office:value-type="float" office:value="708">
            <text:p>708</text:p>
          </table:table-cell>
          <table:table-cell office:value-type="date" office:date-value="2011-04-29">
            <text:p>29.04.2011</text:p>
          </table:table-cell>
          <table:table-cell office:value-type="time" office:time-value="PT17H31M13S">
            <text:p>17:31:13</text:p>
          </table:table-cell>
          <table:table-cell office:value-type="float" office:value="4.9">
            <text:p>4,9</text:p>
          </table:table-cell>
          <table:table-cell table:style-name="ce12" office:value-type="float" office:value="124">
            <text:p>124</text:p>
          </table:table-cell>
          <table:table-cell office:value-type="time" office:time-value="PT00H33M26S">
            <text:p>00:33:26</text:p>
          </table:table-cell>
          <table:table-cell office:value-type="string">
            <text:p>Badl – Ampass – Badl</text:p>
          </table:table-cell>
          <table:table-cell table:number-columns-repeated="1016"/>
        </table:table-row>
        <table:table-row table:style-name="ro2">
          <table:table-cell table:formula="of:=[.A68]+1" office:value-type="float" office:value="709">
            <text:p>709</text:p>
          </table:table-cell>
          <table:table-cell office:value-type="date" office:date-value="2011-04-30">
            <text:p>30.04.2011</text:p>
          </table:table-cell>
          <table:table-cell office:value-type="time" office:time-value="PT08H02M19S">
            <text:p>08:02:19</text:p>
          </table:table-cell>
          <table:table-cell office:value-type="float" office:value="60">
            <text:p>60,0</text:p>
          </table:table-cell>
          <table:table-cell table:style-name="ce12" office:value-type="float" office:value="107">
            <text:p>107</text:p>
          </table:table-cell>
          <table:table-cell office:value-type="time" office:time-value="PT09H26M41S">
            <text:p>09:26:41</text:p>
          </table:table-cell>
          <table:table-cell office:value-type="string">
            <text:p>Innsbruck-Abenteuerlauf</text:p>
          </table:table-cell>
          <table:table-cell table:formula="of:=SUM([.D59:.D69])" office:value-type="float" office:value="136.6">
            <text:p>136,6</text:p>
          </table:table-cell>
          <table:table-cell table:number-columns-repeated="1015"/>
        </table:table-row>
        <table:table-row table:style-name="ro2" table:number-rows-repeated="15">
          <table:table-cell table:number-columns-repeated="4"/>
          <table:table-cell table:style-name="ce12"/>
          <table:table-cell table:number-columns-repeated="1018"/>
        </table:table-row>
        <table:table-row table:style-name="ro2">
          <table:table-cell table:number-columns-repeated="4"/>
          <table:table-cell table:style-name="ce12"/>
          <table:table-cell table:number-columns-repeated="2"/>
          <table:table-cell table:formula="of:=SUM([.D70:.D85])" office:value-type="float" office:value="0">
            <text:p>0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1-03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1771.027027027">
            <text:p>11771,03</text:p>
          </table:table-cell>
          <table:table-cell table:style-name="ce16" table:formula="of:=SUM([.F2:.F65441])" office:value-type="time" office:time-value="PT1154H00M43S">
            <text:p>02:00:43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648">
            <text:p>648</text:p>
          </table:table-cell>
          <table:table-cell table:style-name="ce17" office:value-type="date" office:date-value="2011-02-28">
            <text:p>28.02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02'.H1])" office:value-type="float" office:value="11227.327027027">
            <text:p>11227,33</text:p>
          </table:table-cell>
          <table:table-cell table:style-name="ce10"/>
          <table:table-cell table:style-name="ce10" table:formula="of:=SUM(['2011-02'.I1])" office:value-type="time" office:time-value="PT1102H25M46S">
            <text:p>22:25:46</text:p>
          </table:table-cell>
          <table:table-cell table:style-name="ce2" office:value-type="string">
            <text:p>Übertrag 400:33:32</text:p>
          </table:table-cell>
          <table:table-cell table:style-name="ce2" table:formula="of:=SUM(['2011-02'.H82])" office:value-type="float" office:value="21.6">
            <text:p>21,6</text:p>
          </table:table-cell>
          <table:table-cell table:style-name="ce2" table:number-columns-repeated="1015"/>
        </table:table-row>
        <table:table-row table:style-name="ro2">
          <table:table-cell office:value-type="float" office:value="649">
            <text:p>649</text:p>
          </table:table-cell>
          <table:table-cell office:value-type="date" office:date-value="2011-03-01">
            <text:p>01.03.2011</text:p>
          </table:table-cell>
          <table:table-cell office:value-type="time" office:time-value="PT08H25M23S">
            <text:p>08:25:23</text:p>
          </table:table-cell>
          <table:table-cell office:value-type="float" office:value="3.5">
            <text:p>3,5</text:p>
          </table:table-cell>
          <table:table-cell table:style-name="ce12" office:value-type="float" office:value="126">
            <text:p>126</text:p>
          </table:table-cell>
          <table:table-cell office:value-type="time" office:time-value="PT00H21M59S">
            <text:p>00:21:59</text:p>
          </table:table-cell>
          <table:table-cell office:value-type="string">
            <text:p>Kwh – Büro</text:p>
          </table:table-cell>
          <table:table-cell/>
          <table:table-cell table:style-name="ce2" table:number-columns-repeated="1015"/>
        </table:table-row>
        <table:table-row table:style-name="ro2">
          <table:table-cell office:value-type="string">
            <text:p>---</text:p>
          </table:table-cell>
          <table:table-cell office:value-type="date" office:date-value="2011-03-01">
            <text:p>01.03.2011</text:p>
          </table:table-cell>
          <table:table-cell office:value-type="time" office:time-value="PT16H01M34S">
            <text:p>16:01:34</text:p>
          </table:table-cell>
          <table:table-cell office:value-type="float" office:value="16">
            <text:p>16,0</text:p>
          </table:table-cell>
          <table:table-cell table:style-name="ce12" office:value-type="float" office:value="126">
            <text:p>126</text:p>
          </table:table-cell>
          <table:table-cell office:value-type="time" office:time-value="PT01H36M00S">
            <text:p>01:36:00</text:p>
          </table:table-cell>
          <table:table-cell office:value-type="string">
            <text:p>BBN – Aidlingen – Dätzingen – Weilderstadt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3-01">
            <text:p>01.03.2011</text:p>
          </table:table-cell>
          <table:table-cell office:value-type="time" office:time-value="PT18H18M50S">
            <text:p>18:18:50</text:p>
          </table:table-cell>
          <table:table-cell office:value-type="float" office:value="4">
            <text:p>4,0</text:p>
          </table:table-cell>
          <table:table-cell table:style-name="ce12" office:value-type="float" office:value="120">
            <text:p>120</text:p>
          </table:table-cell>
          <table:table-cell office:value-type="time" office:time-value="PT00H26M18S">
            <text:p>00:26:18</text:p>
          </table:table-cell>
          <table:table-cell office:value-type="string">
            <text:p>Neuwirtshaus – Kwh</text:p>
          </table:table-cell>
          <table:table-cell table:number-columns-repeated="1016"/>
        </table:table-row>
        <table:table-row table:style-name="ro2">
          <table:table-cell office:value-type="float" office:value="650">
            <text:p>650</text:p>
          </table:table-cell>
          <table:table-cell office:value-type="date" office:date-value="2011-03-02">
            <text:p>02.03.2011</text:p>
          </table:table-cell>
          <table:table-cell office:value-type="time" office:time-value="PT09H34M02S">
            <text:p>09:34:02</text:p>
          </table:table-cell>
          <table:table-cell office:value-type="float" office:value="6.8">
            <text:p>6,8</text:p>
          </table:table-cell>
          <table:table-cell table:style-name="ce12" office:value-type="float" office:value="122">
            <text:p>122</text:p>
          </table:table-cell>
          <table:table-cell office:value-type="time" office:time-value="PT00H37M49S">
            <text:p>00:37:49</text:p>
          </table:table-cell>
          <table:table-cell office:value-type="string">
            <text:p>Kwh - Stammheim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3-02">
            <text:p>02.03.2011</text:p>
          </table:table-cell>
          <table:table-cell office:value-type="time" office:time-value="PT12H27M37S">
            <text:p>12:27:37</text:p>
          </table:table-cell>
          <table:table-cell office:value-type="float" office:value="3.5">
            <text:p>3,5</text:p>
          </table:table-cell>
          <table:table-cell table:style-name="ce12" office:value-type="float" office:value="127">
            <text:p>127</text:p>
          </table:table-cell>
          <table:table-cell office:value-type="time" office:time-value="PT00H18M43S">
            <text:p>00:18:4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3-02">
            <text:p>02.03.2011</text:p>
          </table:table-cell>
          <table:table-cell office:value-type="time" office:time-value="PT14H42M28S">
            <text:p>14:42:28</text:p>
          </table:table-cell>
          <table:table-cell office:value-type="float" office:value="5.8">
            <text:p>5,8</text:p>
          </table:table-cell>
          <table:table-cell table:style-name="ce12" office:value-type="float" office:value="122">
            <text:p>122</text:p>
          </table:table-cell>
          <table:table-cell office:value-type="time" office:time-value="PT00H33M06S">
            <text:p>00:33:06</text:p>
          </table:table-cell>
          <table:table-cell office:value-type="string">
            <text:p>Kwh – Zaz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3-02">
            <text:p>02.03.2011</text:p>
          </table:table-cell>
          <table:table-cell office:value-type="time" office:time-value="PT19H46M34S">
            <text:p>19:46:34</text:p>
          </table:table-cell>
          <table:table-cell office:value-type="float" office:value="3.5">
            <text:p>3,5</text:p>
          </table:table-cell>
          <table:table-cell table:style-name="ce12" office:value-type="float" office:value="114">
            <text:p>114</text:p>
          </table:table-cell>
          <table:table-cell office:value-type="time" office:time-value="PT00H21M32S">
            <text:p>00:21:3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51">
            <text:p>651</text:p>
          </table:table-cell>
          <table:table-cell office:value-type="date" office:date-value="2011-03-03">
            <text:p>03.03.2011</text:p>
          </table:table-cell>
          <table:table-cell office:value-type="time" office:time-value="PT10H00M37S">
            <text:p>10:00:37</text:p>
          </table:table-cell>
          <table:table-cell office:value-type="float" office:value="6.1">
            <text:p>6,1</text:p>
          </table:table-cell>
          <table:table-cell table:style-name="ce12" office:value-type="float" office:value="132">
            <text:p>132</text:p>
          </table:table-cell>
          <table:table-cell office:value-type="time" office:time-value="PT00H29M56S">
            <text:p>00:29:56</text:p>
          </table:table-cell>
          <table:table-cell office:value-type="string">
            <text:p>Kwh – Zaz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3-03">
            <text:p>03.03.2011</text:p>
          </table:table-cell>
          <table:table-cell office:value-type="time" office:time-value="PT13H26M54S">
            <text:p>13:26:54</text:p>
          </table:table-cell>
          <table:table-cell office:value-type="float" office:value="3.5">
            <text:p>3,5</text:p>
          </table:table-cell>
          <table:table-cell table:style-name="ce12" office:value-type="float" office:value="130">
            <text:p>130</text:p>
          </table:table-cell>
          <table:table-cell office:value-type="time" office:time-value="PT00H17M33S">
            <text:p>00:17:33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office:value-type="float" office:value="652">
            <text:p>652</text:p>
          </table:table-cell>
          <table:table-cell office:value-type="date" office:date-value="2011-03-04">
            <text:p>04.03.2011</text:p>
          </table:table-cell>
          <table:table-cell office:value-type="time" office:time-value="PT09H27M08S">
            <text:p>09:27:08</text:p>
          </table:table-cell>
          <table:table-cell office:value-type="float" office:value="10">
            <text:p>10,0</text:p>
          </table:table-cell>
          <table:table-cell table:style-name="ce12" office:value-type="float" office:value="134">
            <text:p>134</text:p>
          </table:table-cell>
          <table:table-cell office:value-type="time" office:time-value="PT00H53M09S">
            <text:p>00:53:09</text:p>
          </table:table-cell>
          <table:table-cell office:value-type="string">
            <text:p>Kwh (Mitte) – Stammheim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3-04">
            <text:p>04.03.2011</text:p>
          </table:table-cell>
          <table:table-cell office:value-type="time" office:time-value="PT13H10M48S">
            <text:p>13:10:48</text:p>
          </table:table-cell>
          <table:table-cell office:value-type="float" office:value="5.7">
            <text:p>5,7</text:p>
          </table:table-cell>
          <table:table-cell table:style-name="ce12" office:value-type="float" office:value="133">
            <text:p>133</text:p>
          </table:table-cell>
          <table:table-cell office:value-type="time" office:time-value="PT00H02M39S">
            <text:p>00:02:39</text:p>
          </table:table-cell>
          <table:table-cell office:value-type="string">
            <text:p>Büro – Zazenhausen - Kwh</text:p>
          </table:table-cell>
          <table:table-cell/>
          <table:table-cell office:value-type="string">
            <text:p>GPS – KO</text:p>
          </table:table-cell>
          <table:table-cell table:number-columns-repeated="1014"/>
        </table:table-row>
        <table:table-row table:style-name="ro2">
          <table:table-cell office:value-type="float" office:value="653">
            <text:p>653</text:p>
          </table:table-cell>
          <table:table-cell office:value-type="date" office:date-value="2011-03-05">
            <text:p>05.03.2011</text:p>
          </table:table-cell>
          <table:table-cell office:value-type="time" office:time-value="PT17H52M03S">
            <text:p>17:52:03</text:p>
          </table:table-cell>
          <table:table-cell office:value-type="float" office:value="11">
            <text:p>11,0</text:p>
          </table:table-cell>
          <table:table-cell table:style-name="ce12" office:value-type="float" office:value="124">
            <text:p>124</text:p>
          </table:table-cell>
          <table:table-cell office:value-type="time" office:time-value="PT01H02M21S">
            <text:p>01:02:21</text:p>
          </table:table-cell>
          <table:table-cell office:value-type="string">
            <text:p>Kwh – LB – Pflugfelden - Kwh</text:p>
          </table:table-cell>
          <table:table-cell/>
          <table:table-cell office:value-type="string">
            <text:p>GPS – OK</text:p>
          </table:table-cell>
          <table:table-cell table:number-columns-repeated="1014"/>
        </table:table-row>
        <table:table-row table:style-name="ro2">
          <table:table-cell office:value-type="float" office:value="654">
            <text:p>654</text:p>
          </table:table-cell>
          <table:table-cell office:value-type="date" office:date-value="2011-03-06">
            <text:p>06.03.2011</text:p>
          </table:table-cell>
          <table:table-cell office:value-type="time" office:time-value="PT16H07M23S">
            <text:p>16:07:23</text:p>
          </table:table-cell>
          <table:table-cell office:value-type="float" office:value="19.8">
            <text:p>19,8</text:p>
          </table:table-cell>
          <table:table-cell table:style-name="ce12" office:value-type="float" office:value="126">
            <text:p>126</text:p>
          </table:table-cell>
          <table:table-cell office:value-type="time" office:time-value="PT01H52M14S">
            <text:p>01:52:14</text:p>
          </table:table-cell>
          <table:table-cell office:value-type="string">
            <text:p>Kwh – Pflugfelden – Möglingen – Stammheim - Kwh</text:p>
          </table:table-cell>
          <table:table-cell table:formula="of:=SUM([.D3:.D15];[.H2])" office:value-type="float" office:value="120.8">
            <text:p>120,8</text:p>
          </table:table-cell>
          <table:table-cell table:number-columns-repeated="1015"/>
        </table:table-row>
        <table:table-row table:style-name="ro2">
          <table:table-cell office:value-type="float" office:value="655">
            <text:p>655</text:p>
          </table:table-cell>
          <table:table-cell office:value-type="date" office:date-value="2011-03-07">
            <text:p>07.03.2011</text:p>
          </table:table-cell>
          <table:table-cell office:value-type="time" office:time-value="PT08H49M56S">
            <text:p>08:49:56</text:p>
          </table:table-cell>
          <table:table-cell office:value-type="float" office:value="5.5">
            <text:p>5,5</text:p>
          </table:table-cell>
          <table:table-cell table:style-name="ce12" office:value-type="float" office:value="136">
            <text:p>136</text:p>
          </table:table-cell>
          <table:table-cell office:value-type="time" office:time-value="PT00H32M30S">
            <text:p>00:32:30</text:p>
          </table:table-cell>
          <table:table-cell office:value-type="string">
            <text:p>Kwh – Stammheim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3-07">
            <text:p>07.03.2011</text:p>
          </table:table-cell>
          <table:table-cell office:value-type="time" office:time-value="PT12H53M02S">
            <text:p>12:53:02</text:p>
          </table:table-cell>
          <table:table-cell office:value-type="float" office:value="3.4">
            <text:p>3,4</text:p>
          </table:table-cell>
          <table:table-cell table:style-name="ce12" office:value-type="float" office:value="117">
            <text:p>117</text:p>
          </table:table-cell>
          <table:table-cell office:value-type="time" office:time-value="PT00H20M35S">
            <text:p>00:20:3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56">
            <text:p>656</text:p>
          </table:table-cell>
          <table:table-cell office:value-type="date" office:date-value="2011-03-08">
            <text:p>08.03.2011</text:p>
          </table:table-cell>
          <table:table-cell office:value-type="time" office:time-value="PT08H45M42S">
            <text:p>08:45:42</text:p>
          </table:table-cell>
          <table:table-cell office:value-type="float" office:value="23.6">
            <text:p>23,6</text:p>
          </table:table-cell>
          <table:table-cell table:style-name="ce12" office:value-type="float" office:value="119">
            <text:p>119</text:p>
          </table:table-cell>
          <table:table-cell office:value-type="time" office:time-value="PT02H25M03S">
            <text:p>02:25:03</text:p>
          </table:table-cell>
          <table:table-cell office:value-type="string">
            <text:p>Kwh – Zazenhausen – mühlhausen – Münster – BadCannstatt – Killesberg – Zuffenhausen - Kwh</text:p>
          </table:table-cell>
          <table:table-cell table:number-columns-repeated="1016"/>
        </table:table-row>
        <table:table-row table:style-name="ro2">
          <table:table-cell office:value-type="float" office:value="657">
            <text:p>657</text:p>
          </table:table-cell>
          <table:table-cell office:value-type="date" office:date-value="2011-03-09">
            <text:p>09.03.2011</text:p>
          </table:table-cell>
          <table:table-cell office:value-type="time" office:time-value="PT10H31M45S">
            <text:p>10:31:45</text:p>
          </table:table-cell>
          <table:table-cell office:value-type="float" office:value="3.4">
            <text:p>3,4</text:p>
          </table:table-cell>
          <table:table-cell table:style-name="ce12" office:value-type="float" office:value="121">
            <text:p>121</text:p>
          </table:table-cell>
          <table:table-cell office:value-type="time" office:time-value="PT00H19M28S">
            <text:p>00:19:28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office:value-type="float" office:value="657">
            <text:p>657</text:p>
          </table:table-cell>
          <table:table-cell office:value-type="date" office:date-value="2011-03-09">
            <text:p>09.03.2011</text:p>
          </table:table-cell>
          <table:table-cell office:value-type="time" office:time-value="PT13H10M58S">
            <text:p>13:10:58</text:p>
          </table:table-cell>
          <table:table-cell office:value-type="float" office:value="3.4">
            <text:p>3,4</text:p>
          </table:table-cell>
          <table:table-cell table:style-name="ce12" office:value-type="float" office:value="124">
            <text:p>124</text:p>
          </table:table-cell>
          <table:table-cell office:value-type="time" office:time-value="PT00H19M16S">
            <text:p>00:19:16</text:p>
          </table:table-cell>
          <table:table-cell office:value-type="string">
            <text:p>Büro – Kwh</text:p>
          </table:table-cell>
          <table:table-cell/>
          <table:table-cell office:value-type="string">
            <text:p>GPS – KO</text:p>
          </table:table-cell>
          <table:table-cell table:number-columns-repeated="1014"/>
        </table:table-row>
        <table:table-row table:style-name="ro2">
          <table:table-cell office:value-type="float" office:value="657">
            <text:p>657</text:p>
          </table:table-cell>
          <table:table-cell office:value-type="date" office:date-value="2011-03-09">
            <text:p>09.03.2011</text:p>
          </table:table-cell>
          <table:table-cell office:value-type="time" office:time-value="PT14H45M11S">
            <text:p>14:45:11</text:p>
          </table:table-cell>
          <table:table-cell office:value-type="float" office:value="11.1">
            <text:p>11,1</text:p>
          </table:table-cell>
          <table:table-cell table:style-name="ce12" office:value-type="float" office:value="129">
            <text:p>129</text:p>
          </table:table-cell>
          <table:table-cell office:value-type="time" office:time-value="PT01H05M57S">
            <text:p>01:05:57</text:p>
          </table:table-cell>
          <table:table-cell office:value-type="string">
            <text:p>Kwh – Stammheim – Kallenberg – Neuwirtshaus - Büro</text:p>
          </table:table-cell>
          <table:table-cell table:number-columns-repeated="1016"/>
        </table:table-row>
        <table:table-row table:style-name="ro2">
          <table:table-cell office:value-type="float" office:value="657">
            <text:p>657</text:p>
          </table:table-cell>
          <table:table-cell office:value-type="date" office:date-value="2011-03-09">
            <text:p>09.03.2011</text:p>
          </table:table-cell>
          <table:table-cell office:value-type="time" office:time-value="PT19H04M23S">
            <text:p>19:04:23</text:p>
          </table:table-cell>
          <table:table-cell office:value-type="float" office:value="3.4">
            <text:p>3,4</text:p>
          </table:table-cell>
          <table:table-cell table:style-name="ce12" office:value-type="float" office:value="123">
            <text:p>123</text:p>
          </table:table-cell>
          <table:table-cell office:value-type="time" office:time-value="PT00H20M05S">
            <text:p>00:20:0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58">
            <text:p>658</text:p>
          </table:table-cell>
          <table:table-cell office:value-type="date" office:date-value="2011-03-10">
            <text:p>10.03.2011</text:p>
          </table:table-cell>
          <table:table-cell office:value-type="time" office:time-value="PT09H29M53S">
            <text:p>09:29:53</text:p>
          </table:table-cell>
          <table:table-cell office:value-type="float" office:value="3.4">
            <text:p>3,4</text:p>
          </table:table-cell>
          <table:table-cell table:style-name="ce12" office:value-type="float" office:value="120">
            <text:p>120</text:p>
          </table:table-cell>
          <table:table-cell office:value-type="time" office:time-value="PT00H20M17S">
            <text:p>00:20:1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58">
            <text:p>658</text:p>
          </table:table-cell>
          <table:table-cell office:value-type="date" office:date-value="2011-03-10">
            <text:p>10.03.2011</text:p>
          </table:table-cell>
          <table:table-cell office:value-type="time" office:time-value="PT13H15M51S">
            <text:p>13:15:51</text:p>
          </table:table-cell>
          <table:table-cell office:value-type="float" office:value="3.4">
            <text:p>3,4</text:p>
          </table:table-cell>
          <table:table-cell table:style-name="ce12" office:value-type="float" office:value="118">
            <text:p>118</text:p>
          </table:table-cell>
          <table:table-cell office:value-type="time" office:time-value="PT00H19M29S">
            <text:p>00:19:2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58">
            <text:p>658</text:p>
          </table:table-cell>
          <table:table-cell office:value-type="date" office:date-value="2011-03-10">
            <text:p>10.03.2011</text:p>
          </table:table-cell>
          <table:table-cell office:value-type="time" office:time-value="PT15H40M07S">
            <text:p>15:40:07</text:p>
          </table:table-cell>
          <table:table-cell office:value-type="float" office:value="5.2">
            <text:p>5,2</text:p>
          </table:table-cell>
          <table:table-cell table:style-name="ce12" office:value-type="float" office:value="123">
            <text:p>123</text:p>
          </table:table-cell>
          <table:table-cell office:value-type="time" office:time-value="PT00H29M48S">
            <text:p>00:29:48</text:p>
          </table:table-cell>
          <table:table-cell office:value-type="string">
            <text:p>Kwh – zuffenhausen - Büro</text:p>
          </table:table-cell>
          <table:table-cell/>
          <table:table-cell office:value-type="string">
            <text:p>GPS – OK</text:p>
          </table:table-cell>
          <table:table-cell table:number-columns-repeated="1014"/>
        </table:table-row>
        <table:table-row table:style-name="ro2">
          <table:table-cell office:value-type="float" office:value="658">
            <text:p>658</text:p>
          </table:table-cell>
          <table:table-cell office:value-type="date" office:date-value="2011-03-10">
            <text:p>10.03.2011</text:p>
          </table:table-cell>
          <table:table-cell office:value-type="time" office:time-value="PT17H29M02S">
            <text:p>17:29:02</text:p>
          </table:table-cell>
          <table:table-cell office:value-type="float" office:value="6">
            <text:p>6,0</text:p>
          </table:table-cell>
          <table:table-cell table:style-name="ce12" office:value-type="float" office:value="121">
            <text:p>121</text:p>
          </table:table-cell>
          <table:table-cell office:value-type="time" office:time-value="PT00H35M15S">
            <text:p>00:35:15</text:p>
          </table:table-cell>
          <table:table-cell office:value-type="string">
            <text:p>Büro – Neuwirtshaus – Kornwestheim - Kwh</text:p>
          </table:table-cell>
          <table:table-cell table:number-columns-repeated="1016"/>
        </table:table-row>
        <table:table-row table:style-name="ro2">
          <table:table-cell office:value-type="float" office:value="659">
            <text:p>659</text:p>
          </table:table-cell>
          <table:table-cell office:value-type="date" office:date-value="2011-03-11">
            <text:p>11.03.2011</text:p>
          </table:table-cell>
          <table:table-cell office:value-type="time" office:time-value="PT09H45M22S">
            <text:p>09:45:22</text:p>
          </table:table-cell>
          <table:table-cell office:value-type="float" office:value="5.3">
            <text:p>5,3</text:p>
          </table:table-cell>
          <table:table-cell table:style-name="ce12" office:value-type="float" office:value="132">
            <text:p>132</text:p>
          </table:table-cell>
          <table:table-cell office:value-type="time" office:time-value="PT00H29M42S">
            <text:p>00:29:42</text:p>
          </table:table-cell>
          <table:table-cell office:value-type="string">
            <text:p>Kwh – Neuwirtshaus - Büro</text:p>
          </table:table-cell>
          <table:table-cell table:number-columns-repeated="1016"/>
        </table:table-row>
        <table:table-row table:style-name="ro2">
          <table:table-cell office:value-type="float" office:value="659">
            <text:p>659</text:p>
          </table:table-cell>
          <table:table-cell office:value-type="date" office:date-value="2011-03-11">
            <text:p>11.03.2011</text:p>
          </table:table-cell>
          <table:table-cell office:value-type="time" office:time-value="PT13H14M51S">
            <text:p>13:14:51</text:p>
          </table:table-cell>
          <table:table-cell office:value-type="float" office:value="3.4">
            <text:p>3,4</text:p>
          </table:table-cell>
          <table:table-cell table:style-name="ce12" office:value-type="float" office:value="124">
            <text:p>124</text:p>
          </table:table-cell>
          <table:table-cell office:value-type="time" office:time-value="PT00H18M06S">
            <text:p>00:18:0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59">
            <text:p>659</text:p>
          </table:table-cell>
          <table:table-cell office:value-type="date" office:date-value="2011-03-11">
            <text:p>11.03.2011</text:p>
          </table:table-cell>
          <table:table-cell office:value-type="time" office:time-value="PT16H33M32S">
            <text:p>16:33:32</text:p>
          </table:table-cell>
          <table:table-cell office:value-type="float" office:value="10.2">
            <text:p>10,2</text:p>
          </table:table-cell>
          <table:table-cell table:style-name="ce12" office:value-type="float" office:value="129">
            <text:p>129</text:p>
          </table:table-cell>
          <table:table-cell office:value-type="time" office:time-value="PT01H00M20S">
            <text:p>01:00:20</text:p>
          </table:table-cell>
          <table:table-cell office:value-type="string">
            <text:p>Kwh – Zazenhausen – Rot – Burgholzhof – Pragsattel - Büro</text:p>
          </table:table-cell>
          <table:table-cell table:number-columns-repeated="1016"/>
        </table:table-row>
        <table:table-row table:style-name="ro2">
          <table:table-cell office:value-type="float" office:value="659">
            <text:p>659</text:p>
          </table:table-cell>
          <table:table-cell office:value-type="date" office:date-value="2011-03-11">
            <text:p>11.03.2011</text:p>
          </table:table-cell>
          <table:table-cell office:value-type="time" office:time-value="PT18H55M11S">
            <text:p>18:55:11</text:p>
          </table:table-cell>
          <table:table-cell office:value-type="float" office:value="3.5">
            <text:p>3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20M03S">
            <text:p>00:20:0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60">
            <text:p>660</text:p>
          </table:table-cell>
          <table:table-cell office:value-type="date" office:date-value="2011-03-12">
            <text:p>12.03.2011</text:p>
          </table:table-cell>
          <table:table-cell office:value-type="time" office:time-value="PT16H16M37S">
            <text:p>16:16:37</text:p>
          </table:table-cell>
          <table:table-cell office:value-type="float" office:value="13.1">
            <text:p>13,1</text:p>
          </table:table-cell>
          <table:table-cell table:style-name="ce12" office:value-type="float" office:value="123">
            <text:p>123</text:p>
          </table:table-cell>
          <table:table-cell office:value-type="time" office:time-value="PT01H16M08S">
            <text:p>01:16:08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office:value-type="float" office:value="661">
            <text:p>661</text:p>
          </table:table-cell>
          <table:table-cell office:value-type="date" office:date-value="2011-03-13">
            <text:p>13.03.2011</text:p>
          </table:table-cell>
          <table:table-cell office:value-type="time" office:time-value="PT11H28M19S">
            <text:p>11:28:19</text:p>
          </table:table-cell>
          <table:table-cell office:value-type="float" office:value="16.6">
            <text:p>16,6</text:p>
          </table:table-cell>
          <table:table-cell table:style-name="ce12" office:value-type="float" office:value="127">
            <text:p>127</text:p>
          </table:table-cell>
          <table:table-cell office:value-type="time" office:time-value="PT01H32M06S">
            <text:p>01:32:06</text:p>
          </table:table-cell>
          <table:table-cell office:value-type="string">
            <text:p>Kwh – Mühlhausen – Rot – Burgholzhof – Zuffenhausen – Büro - Kwh</text:p>
          </table:table-cell>
          <table:table-cell table:formula="of:=SUM([.D16:.D32])" office:value-type="float" office:value="123.9">
            <text:p>123,9</text:p>
          </table:table-cell>
          <table:table-cell office:value-type="string">
            <text:p>Laufsensor KO</text:p>
          </table:table-cell>
          <table:table-cell table:number-columns-repeated="1014"/>
        </table:table-row>
        <table:table-row table:style-name="ro2">
          <table:table-cell office:value-type="float" office:value="662">
            <text:p>662</text:p>
          </table:table-cell>
          <table:table-cell office:value-type="date" office:date-value="2011-03-14">
            <text:p>14.03.2011</text:p>
          </table:table-cell>
          <table:table-cell office:value-type="time" office:time-value="PT08H35M17S">
            <text:p>08:35:17</text:p>
          </table:table-cell>
          <table:table-cell office:value-type="float" office:value="3.8">
            <text:p>3,8</text:p>
          </table:table-cell>
          <table:table-cell table:style-name="ce12" office:value-type="float" office:value="126">
            <text:p>126</text:p>
          </table:table-cell>
          <table:table-cell office:value-type="time" office:time-value="PT00H22M33S">
            <text:p>00:22:3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62">
            <text:p>662</text:p>
          </table:table-cell>
          <table:table-cell office:value-type="date" office:date-value="2011-03-14">
            <text:p>14.03.2011</text:p>
          </table:table-cell>
          <table:table-cell office:value-type="time" office:time-value="PT13H09M05S">
            <text:p>13:09:05</text:p>
          </table:table-cell>
          <table:table-cell office:value-type="float" office:value="6.1">
            <text:p>6,1</text:p>
          </table:table-cell>
          <table:table-cell table:style-name="ce12" office:value-type="float" office:value="128">
            <text:p>128</text:p>
          </table:table-cell>
          <table:table-cell office:value-type="time" office:time-value="PT00H36M48S">
            <text:p>00:36:48</text:p>
          </table:table-cell>
          <table:table-cell office:value-type="string">
            <text:p>Büro – Stammheim - Kwh</text:p>
          </table:table-cell>
          <table:table-cell table:number-columns-repeated="1016"/>
        </table:table-row>
        <table:table-row table:style-name="ro2">
          <table:table-cell office:value-type="float" office:value="663">
            <text:p>663</text:p>
          </table:table-cell>
          <table:table-cell office:value-type="date" office:date-value="2011-03-15">
            <text:p>15.03.2011</text:p>
          </table:table-cell>
          <table:table-cell office:value-type="time" office:time-value="PT08H16M36S">
            <text:p>08:16:36</text:p>
          </table:table-cell>
          <table:table-cell office:value-type="float" office:value="3.4">
            <text:p>3,4</text:p>
          </table:table-cell>
          <table:table-cell table:style-name="ce12" office:value-type="float" office:value="122">
            <text:p>122</text:p>
          </table:table-cell>
          <table:table-cell office:value-type="time" office:time-value="PT00H20M47S">
            <text:p>00:20:4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63">
            <text:p>663</text:p>
          </table:table-cell>
          <table:table-cell office:value-type="date" office:date-value="2011-03-15">
            <text:p>15.03.2011</text:p>
          </table:table-cell>
          <table:table-cell office:value-type="time" office:time-value="PT12H09M04S">
            <text:p>12:09:04</text:p>
          </table:table-cell>
          <table:table-cell office:value-type="float" office:value="3.5">
            <text:p>3,5</text:p>
          </table:table-cell>
          <table:table-cell table:style-name="ce12" office:value-type="float" office:value="124">
            <text:p>124</text:p>
          </table:table-cell>
          <table:table-cell office:value-type="time" office:time-value="PT00H19M04S">
            <text:p>00:19:0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63">
            <text:p>663</text:p>
          </table:table-cell>
          <table:table-cell office:value-type="date" office:date-value="2011-03-15">
            <text:p>15.03.2011</text:p>
          </table:table-cell>
          <table:table-cell office:value-type="time" office:time-value="PT13H54M25S">
            <text:p>13:54:25</text:p>
          </table:table-cell>
          <table:table-cell office:value-type="float" office:value="3.3">
            <text:p>3,3</text:p>
          </table:table-cell>
          <table:table-cell table:style-name="ce12" office:value-type="float" office:value="131">
            <text:p>131</text:p>
          </table:table-cell>
          <table:table-cell office:value-type="time" office:time-value="PT00H19M57S">
            <text:p>00:19:5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63">
            <text:p>663</text:p>
          </table:table-cell>
          <table:table-cell office:value-type="date" office:date-value="2011-03-15">
            <text:p>15.03.2011</text:p>
          </table:table-cell>
          <table:table-cell office:value-type="time" office:time-value="PT16H53M22S">
            <text:p>16:53:22</text:p>
          </table:table-cell>
          <table:table-cell office:value-type="float" office:value="18.3">
            <text:p>18,3</text:p>
          </table:table-cell>
          <table:table-cell table:style-name="ce12" office:value-type="float" office:value="122">
            <text:p>122</text:p>
          </table:table-cell>
          <table:table-cell office:value-type="time" office:time-value="PT01H58M29S">
            <text:p>01:58:29</text:p>
          </table:table-cell>
          <table:table-cell office:value-type="string">
            <text:p>Bbn – Maichingen – Warmbronn - Leonberg</text:p>
          </table:table-cell>
          <table:table-cell table:number-columns-repeated="1016"/>
        </table:table-row>
        <table:table-row table:style-name="ro2">
          <table:table-cell office:value-type="float" office:value="663">
            <text:p>663</text:p>
          </table:table-cell>
          <table:table-cell office:value-type="date" office:date-value="2011-03-15">
            <text:p>15.03.2011</text:p>
          </table:table-cell>
          <table:table-cell office:value-type="time" office:time-value="PT19H33M59S">
            <text:p>19:33:59</text:p>
          </table:table-cell>
          <table:table-cell office:value-type="float" office:value="3.6">
            <text:p>3,6</text:p>
          </table:table-cell>
          <table:table-cell table:style-name="ce12" office:value-type="float" office:value="118">
            <text:p>118</text:p>
          </table:table-cell>
          <table:table-cell office:value-type="time" office:time-value="PT00H26M15S">
            <text:p>00:26:15</text:p>
          </table:table-cell>
          <table:table-cell office:value-type="string">
            <text:p>Neuwirtshaus - Kwh</text:p>
          </table:table-cell>
          <table:table-cell table:number-columns-repeated="1016"/>
        </table:table-row>
        <table:table-row table:style-name="ro2">
          <table:table-cell office:value-type="float" office:value="664">
            <text:p>664</text:p>
          </table:table-cell>
          <table:table-cell office:value-type="date" office:date-value="2011-03-16">
            <text:p>16.03.2011</text:p>
          </table:table-cell>
          <table:table-cell office:value-type="time" office:time-value="PT09H09M13S">
            <text:p>09:09:13</text:p>
          </table:table-cell>
          <table:table-cell office:value-type="float" office:value="3.9">
            <text:p>3,9</text:p>
          </table:table-cell>
          <table:table-cell table:style-name="ce12" office:value-type="float" office:value="117">
            <text:p>117</text:p>
          </table:table-cell>
          <table:table-cell office:value-type="time" office:time-value="PT00H20M37S">
            <text:p>00:20:3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64">
            <text:p>664</text:p>
          </table:table-cell>
          <table:table-cell office:value-type="date" office:date-value="2011-03-16">
            <text:p>16.03.2011</text:p>
          </table:table-cell>
          <table:table-cell office:value-type="time" office:time-value="PT12H48M14S">
            <text:p>12:48:14</text:p>
          </table:table-cell>
          <table:table-cell office:value-type="float" office:value="3.5">
            <text:p>3,5</text:p>
          </table:table-cell>
          <table:table-cell table:style-name="ce12" office:value-type="float" office:value="118">
            <text:p>118</text:p>
          </table:table-cell>
          <table:table-cell office:value-type="time" office:time-value="PT00H20M37S">
            <text:p>00:20:3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65">
            <text:p>665</text:p>
          </table:table-cell>
          <table:table-cell office:value-type="date" office:date-value="2011-03-17">
            <text:p>17.03.2011</text:p>
          </table:table-cell>
          <table:table-cell office:value-type="time" office:time-value="PT08H53M05S">
            <text:p>08:53:05</text:p>
          </table:table-cell>
          <table:table-cell office:value-type="float" office:value="3.2">
            <text:p>3,2</text:p>
          </table:table-cell>
          <table:table-cell table:style-name="ce12" office:value-type="float" office:value="124">
            <text:p>124</text:p>
          </table:table-cell>
          <table:table-cell office:value-type="time" office:time-value="PT00H19M10S">
            <text:p>00:19:1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65">
            <text:p>665</text:p>
          </table:table-cell>
          <table:table-cell office:value-type="date" office:date-value="2011-03-17">
            <text:p>17.03.2011</text:p>
          </table:table-cell>
          <table:table-cell office:value-type="time" office:time-value="PT13H18M24S">
            <text:p>13:18:24</text:p>
          </table:table-cell>
          <table:table-cell office:value-type="float" office:value="3.4">
            <text:p>3,4</text:p>
          </table:table-cell>
          <table:table-cell table:style-name="ce12" office:value-type="float" office:value="119">
            <text:p>119</text:p>
          </table:table-cell>
          <table:table-cell office:value-type="time" office:time-value="PT00H19M49S">
            <text:p>00:19:4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65">
            <text:p>665</text:p>
          </table:table-cell>
          <table:table-cell office:value-type="date" office:date-value="2011-03-17">
            <text:p>17.03.2011</text:p>
          </table:table-cell>
          <table:table-cell office:value-type="time" office:time-value="PT17H04M46S">
            <text:p>17:04:46</text:p>
          </table:table-cell>
          <table:table-cell office:value-type="float" office:value="12.6">
            <text:p>12,6</text:p>
          </table:table-cell>
          <table:table-cell table:style-name="ce12" office:value-type="float" office:value="130">
            <text:p>130</text:p>
          </table:table-cell>
          <table:table-cell office:value-type="time" office:time-value="PT01H12M06S">
            <text:p>01:12:06</text:p>
          </table:table-cell>
          <table:table-cell office:value-type="string">
            <text:p>Kwh – zuffenhausen – Zazenhausen – Mühlhausen - Kwh</text:p>
          </table:table-cell>
          <table:table-cell table:number-columns-repeated="1016"/>
        </table:table-row>
        <table:table-row table:style-name="ro2">
          <table:table-cell office:value-type="float" office:value="666">
            <text:p>666</text:p>
          </table:table-cell>
          <table:table-cell office:value-type="date" office:date-value="2011-03-18">
            <text:p>18.03.2011</text:p>
          </table:table-cell>
          <table:table-cell office:value-type="time" office:time-value="PT09H43M59S">
            <text:p>09:43:59</text:p>
          </table:table-cell>
          <table:table-cell office:value-type="float" office:value="3.3">
            <text:p>3,3</text:p>
          </table:table-cell>
          <table:table-cell table:style-name="ce12" office:value-type="float" office:value="121">
            <text:p>121</text:p>
          </table:table-cell>
          <table:table-cell office:value-type="time" office:time-value="PT00H19M28S">
            <text:p>00:19:2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66">
            <text:p>666</text:p>
          </table:table-cell>
          <table:table-cell office:value-type="date" office:date-value="2011-03-18">
            <text:p>18.03.2011</text:p>
          </table:table-cell>
          <table:table-cell office:value-type="time" office:time-value="PT13H38M19S">
            <text:p>13:38:19</text:p>
          </table:table-cell>
          <table:table-cell office:value-type="float" office:value="3.3">
            <text:p>3,3</text:p>
          </table:table-cell>
          <table:table-cell table:style-name="ce12" office:value-type="float" office:value="120">
            <text:p>120</text:p>
          </table:table-cell>
          <table:table-cell office:value-type="time" office:time-value="PT00H19M06S">
            <text:p>00:19:06</text:p>
          </table:table-cell>
          <table:table-cell table:style-name="ce18"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66">
            <text:p>666</text:p>
          </table:table-cell>
          <table:table-cell office:value-type="date" office:date-value="2011-03-18">
            <text:p>18.03.2011</text:p>
          </table:table-cell>
          <table:table-cell office:value-type="time" office:time-value="PT16H05M35S">
            <text:p>16:05:35</text:p>
          </table:table-cell>
          <table:table-cell office:value-type="float" office:value="10.3">
            <text:p>10,3</text:p>
          </table:table-cell>
          <table:table-cell table:style-name="ce12" office:value-type="float" office:value="122">
            <text:p>122</text:p>
          </table:table-cell>
          <table:table-cell office:value-type="time" office:time-value="PT00H51M55S">
            <text:p>00:51:55</text:p>
          </table:table-cell>
          <table:table-cell office:value-type="string">
            <text:p>Kwh – Zazenhausen – Mönchfeld – Fereiberg – Rot – Zuffenhausen - Büro</text:p>
          </table:table-cell>
          <table:table-cell/>
          <table:table-cell office:value-type="string">
            <text:p>Stark gestört</text:p>
          </table:table-cell>
          <table:table-cell table:number-columns-repeated="1014"/>
        </table:table-row>
        <table:table-row table:style-name="ro2">
          <table:table-cell office:value-type="float" office:value="666">
            <text:p>666</text:p>
          </table:table-cell>
          <table:table-cell office:value-type="date" office:date-value="2011-03-18">
            <text:p>18.03.2011</text:p>
          </table:table-cell>
          <table:table-cell office:value-type="time" office:time-value="PT19H13M59S">
            <text:p>19:13:59</text:p>
          </table:table-cell>
          <table:table-cell office:value-type="float" office:value="3.4">
            <text:p>3,4</text:p>
          </table:table-cell>
          <table:table-cell table:style-name="ce12" office:value-type="float" office:value="114">
            <text:p>114</text:p>
          </table:table-cell>
          <table:table-cell office:value-type="time" office:time-value="PT00H20M51S">
            <text:p>00:20:51</text:p>
          </table:table-cell>
          <table:table-cell table:style-name="ce18"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67">
            <text:p>667</text:p>
          </table:table-cell>
          <table:table-cell office:value-type="date" office:date-value="2011-03-19">
            <text:p>19.03.2011</text:p>
          </table:table-cell>
          <table:table-cell office:value-type="time" office:time-value="PT17H10M17S">
            <text:p>17:10:17</text:p>
          </table:table-cell>
          <table:table-cell office:value-type="float" office:value="11.2">
            <text:p>11,2</text:p>
          </table:table-cell>
          <table:table-cell table:style-name="ce12" office:value-type="float" office:value="123">
            <text:p>123</text:p>
          </table:table-cell>
          <table:table-cell office:value-type="time" office:time-value="PT01H09M00S">
            <text:p>01:09:00</text:p>
          </table:table-cell>
          <table:table-cell office:value-type="string">
            <text:p>Kwh – Mitte – solitudeallee – Stammheim - Zuffenhausen</text:p>
          </table:table-cell>
          <table:table-cell table:number-columns-repeated="1016"/>
        </table:table-row>
        <table:table-row table:style-name="ro2">
          <table:table-cell office:value-type="float" office:value="668">
            <text:p>668</text:p>
          </table:table-cell>
          <table:table-cell office:value-type="date" office:date-value="2011-03-20">
            <text:p>20.03.2011</text:p>
          </table:table-cell>
          <table:table-cell office:value-type="time" office:time-value="PT16H49M30S">
            <text:p>16:49:30</text:p>
          </table:table-cell>
          <table:table-cell office:value-type="float" office:value="17.3">
            <text:p>17,3</text:p>
          </table:table-cell>
          <table:table-cell table:style-name="ce12" office:value-type="float" office:value="126">
            <text:p>126</text:p>
          </table:table-cell>
          <table:table-cell office:value-type="time" office:time-value="PT01H41M45S">
            <text:p>01:41:45</text:p>
          </table:table-cell>
          <table:table-cell office:value-type="string">
            <text:p>Kwh – Zazenhausen – Rot – burgholzhof – Münster – Steinhaldenfeld – Neugereuth – Mühlhausen – Zazenhausen - Kwh</text:p>
          </table:table-cell>
          <table:table-cell table:formula="of:=SUM([.D33:.D50])" office:value-type="float" office:value="117.4">
            <text:p>117,4</text:p>
          </table:table-cell>
          <table:table-cell table:number-columns-repeated="1015"/>
        </table:table-row>
        <table:table-row table:style-name="ro2">
          <table:table-cell office:value-type="float" office:value="669">
            <text:p>669</text:p>
          </table:table-cell>
          <table:table-cell office:value-type="date" office:date-value="2011-03-21">
            <text:p>21.03.2011</text:p>
          </table:table-cell>
          <table:table-cell office:value-type="time" office:time-value="PT09H11M54S">
            <text:p>09:11:54</text:p>
          </table:table-cell>
          <table:table-cell office:value-type="float" office:value="4">
            <text:p>4,0</text:p>
          </table:table-cell>
          <table:table-cell table:style-name="ce12" office:value-type="float" office:value="126">
            <text:p>126</text:p>
          </table:table-cell>
          <table:table-cell office:value-type="time" office:time-value="PT00H20M49S">
            <text:p>00:20:4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69">
            <text:p>669</text:p>
          </table:table-cell>
          <table:table-cell office:value-type="date" office:date-value="2011-03-21">
            <text:p>21.03.2011</text:p>
          </table:table-cell>
          <table:table-cell office:value-type="time" office:time-value="PT13H27M32S">
            <text:p>13:27:32</text:p>
          </table:table-cell>
          <table:table-cell office:value-type="float" office:value="3.4">
            <text:p>3,4</text:p>
          </table:table-cell>
          <table:table-cell table:style-name="ce12" office:value-type="float" office:value="120">
            <text:p>120</text:p>
          </table:table-cell>
          <table:table-cell office:value-type="time" office:time-value="PT00H19M07S">
            <text:p>00:19:0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69">
            <text:p>669</text:p>
          </table:table-cell>
          <table:table-cell office:value-type="date" office:date-value="2011-03-21">
            <text:p>21.03.2011</text:p>
          </table:table-cell>
          <table:table-cell office:value-type="time" office:time-value="PT17H34M21S">
            <text:p>17:34:21</text:p>
          </table:table-cell>
          <table:table-cell office:value-type="float" office:value="9.8">
            <text:p>9,8</text:p>
          </table:table-cell>
          <table:table-cell table:style-name="ce12" office:value-type="float" office:value="126">
            <text:p>126</text:p>
          </table:table-cell>
          <table:table-cell office:value-type="time" office:time-value="PT00H51M25S">
            <text:p>00:51:25</text:p>
          </table:table-cell>
          <table:table-cell office:value-type="string">
            <text:p>Kwh – Zazenhausen – Zuffenhausen - Kwh</text:p>
          </table:table-cell>
          <table:table-cell table:number-columns-repeated="1016"/>
        </table:table-row>
        <table:table-row table:style-name="ro2">
          <table:table-cell office:value-type="float" office:value="670">
            <text:p>670</text:p>
          </table:table-cell>
          <table:table-cell office:value-type="date" office:date-value="2011-03-22">
            <text:p>22.03.2011</text:p>
          </table:table-cell>
          <table:table-cell office:value-type="time" office:time-value="PT08H17M35S">
            <text:p>08:17:35</text:p>
          </table:table-cell>
          <table:table-cell office:value-type="float" office:value="4">
            <text:p>4,0</text:p>
          </table:table-cell>
          <table:table-cell table:style-name="ce12" office:value-type="float" office:value="127">
            <text:p>127</text:p>
          </table:table-cell>
          <table:table-cell office:value-type="time" office:time-value="PT00H21M30S">
            <text:p>00:21:3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70">
            <text:p>670</text:p>
          </table:table-cell>
          <table:table-cell office:value-type="date" office:date-value="2011-03-22">
            <text:p>22.03.2011</text:p>
          </table:table-cell>
          <table:table-cell office:value-type="time" office:time-value="PT13H20M21S">
            <text:p>13:20:21</text:p>
          </table:table-cell>
          <table:table-cell office:value-type="float" office:value="3.4">
            <text:p>3,4</text:p>
          </table:table-cell>
          <table:table-cell table:style-name="ce12" office:value-type="string">
            <text:p>-</text:p>
          </table:table-cell>
          <table:table-cell office:value-type="time" office:time-value="PT00H18M18S">
            <text:p>00:18:1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70">
            <text:p>670</text:p>
          </table:table-cell>
          <table:table-cell office:value-type="date" office:date-value="2011-03-22">
            <text:p>22.03.2011</text:p>
          </table:table-cell>
          <table:table-cell office:value-type="time" office:time-value="PT17H43M59S">
            <text:p>17:43:59</text:p>
          </table:table-cell>
          <table:table-cell office:value-type="float" office:value="13.6">
            <text:p>13,6</text:p>
          </table:table-cell>
          <table:table-cell table:style-name="ce12" office:value-type="float" office:value="126">
            <text:p>126</text:p>
          </table:table-cell>
          <table:table-cell office:value-type="time" office:time-value="PT01H17M15S">
            <text:p>01:17:15</text:p>
          </table:table-cell>
          <table:table-cell office:value-type="string">
            <text:p>Kwh – Sonnenhof – Neckar – Mühlhausen – Zazenhausen - Kwh</text:p>
          </table:table-cell>
          <table:table-cell/>
          <table:table-cell office:value-type="string">
            <text:p>GPS – KO</text:p>
          </table:table-cell>
          <table:table-cell table:number-columns-repeated="1014"/>
        </table:table-row>
        <table:table-row table:style-name="ro2">
          <table:table-cell office:value-type="float" office:value="671">
            <text:p>671</text:p>
          </table:table-cell>
          <table:table-cell office:value-type="date" office:date-value="2011-03-23">
            <text:p>23.03.2011</text:p>
          </table:table-cell>
          <table:table-cell office:value-type="time" office:time-value="PT08H39M32S">
            <text:p>08:39:32</text:p>
          </table:table-cell>
          <table:table-cell office:value-type="float" office:value="6.5">
            <text:p>6,5</text:p>
          </table:table-cell>
          <table:table-cell table:style-name="ce12" office:value-type="float" office:value="134">
            <text:p>134</text:p>
          </table:table-cell>
          <table:table-cell office:value-type="time" office:time-value="PT00H35M25S">
            <text:p>00:35:25</text:p>
          </table:table-cell>
          <table:table-cell office:value-type="string">
            <text:p>Kwh – Mitte - Büro</text:p>
          </table:table-cell>
          <table:table-cell/>
          <table:table-cell office:value-type="string">
            <text:p>GPS – OK</text:p>
          </table:table-cell>
          <table:table-cell table:number-columns-repeated="1014"/>
        </table:table-row>
        <table:table-row table:style-name="ro2">
          <table:table-cell office:value-type="float" office:value="671">
            <text:p>671</text:p>
          </table:table-cell>
          <table:table-cell office:value-type="date" office:date-value="2011-03-23">
            <text:p>23.03.2011</text:p>
          </table:table-cell>
          <table:table-cell office:value-type="time" office:time-value="PT13H17M09S">
            <text:p>13:17:09</text:p>
          </table:table-cell>
          <table:table-cell office:value-type="float" office:value="3.5">
            <text:p>3,5</text:p>
          </table:table-cell>
          <table:table-cell table:style-name="ce12" office:value-type="float" office:value="126">
            <text:p>126</text:p>
          </table:table-cell>
          <table:table-cell office:value-type="time" office:time-value="PT00H19M28S">
            <text:p>00:19:2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71">
            <text:p>671</text:p>
          </table:table-cell>
          <table:table-cell office:value-type="date" office:date-value="2011-03-23">
            <text:p>23.03.2011</text:p>
          </table:table-cell>
          <table:table-cell office:value-type="time" office:time-value="PT15H29M10S">
            <text:p>15:29:10</text:p>
          </table:table-cell>
          <table:table-cell office:value-type="float" office:value="5.5">
            <text:p>5,5</text:p>
          </table:table-cell>
          <table:table-cell table:style-name="ce12" office:value-type="float" office:value="135">
            <text:p>135</text:p>
          </table:table-cell>
          <table:table-cell office:value-type="time" office:time-value="PT00H29M52S">
            <text:p>00:29:52</text:p>
          </table:table-cell>
          <table:table-cell office:value-type="string">
            <text:p>Kwh – Zazenhausen – zuffenhausen - Büro</text:p>
          </table:table-cell>
          <table:table-cell table:number-columns-repeated="1016"/>
        </table:table-row>
        <table:table-row table:style-name="ro2">
          <table:table-cell office:value-type="float" office:value="671">
            <text:p>671</text:p>
          </table:table-cell>
          <table:table-cell office:value-type="date" office:date-value="2011-03-23">
            <text:p>23.03.2011</text:p>
          </table:table-cell>
          <table:table-cell office:value-type="time" office:time-value="PT17H52M03S">
            <text:p>17:52:03</text:p>
          </table:table-cell>
          <table:table-cell office:value-type="float" office:value="4.5">
            <text:p>4,5</text:p>
          </table:table-cell>
          <table:table-cell table:style-name="ce12" office:value-type="float" office:value="122">
            <text:p>122</text:p>
          </table:table-cell>
          <table:table-cell office:value-type="time" office:time-value="PT00H26M47S">
            <text:p>00:26:4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72">
            <text:p>672</text:p>
          </table:table-cell>
          <table:table-cell office:value-type="date" office:date-value="2011-03-24">
            <text:p>24.03.2011</text:p>
          </table:table-cell>
          <table:table-cell office:value-type="time" office:time-value="PT09H01M43S">
            <text:p>09:01:43</text:p>
          </table:table-cell>
          <table:table-cell office:value-type="float" office:value="9.7">
            <text:p>9,7</text:p>
          </table:table-cell>
          <table:table-cell table:style-name="ce12" office:value-type="float" office:value="124">
            <text:p>124</text:p>
          </table:table-cell>
          <table:table-cell office:value-type="time" office:time-value="PT00H54M16S">
            <text:p>00:54:16</text:p>
          </table:table-cell>
          <table:table-cell office:value-type="string">
            <text:p>Kwh – Mönchfeld – Freiberg – rot - Büro</text:p>
          </table:table-cell>
          <table:table-cell table:number-columns-repeated="1016"/>
        </table:table-row>
        <table:table-row table:style-name="ro2">
          <table:table-cell office:value-type="float" office:value="672">
            <text:p>672</text:p>
          </table:table-cell>
          <table:table-cell office:value-type="date" office:date-value="2011-03-24">
            <text:p>24.03.2011</text:p>
          </table:table-cell>
          <table:table-cell office:value-type="time" office:time-value="PT12H40M37S">
            <text:p>12:40:37</text:p>
          </table:table-cell>
          <table:table-cell office:value-type="float" office:value="3.5">
            <text:p>3,5</text:p>
          </table:table-cell>
          <table:table-cell table:style-name="ce12" office:value-type="float" office:value="126">
            <text:p>126</text:p>
          </table:table-cell>
          <table:table-cell office:value-type="time" office:time-value="PT00H19M00S">
            <text:p>00:19:0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72">
            <text:p>672</text:p>
          </table:table-cell>
          <table:table-cell office:value-type="date" office:date-value="2011-03-24">
            <text:p>24.03.2011</text:p>
          </table:table-cell>
          <table:table-cell office:value-type="time" office:time-value="PT16H07M45S">
            <text:p>16:07:45</text:p>
          </table:table-cell>
          <table:table-cell office:value-type="float" office:value="3.5">
            <text:p>3,5</text:p>
          </table:table-cell>
          <table:table-cell table:style-name="ce12" office:value-type="float" office:value="140">
            <text:p>140</text:p>
          </table:table-cell>
          <table:table-cell office:value-type="time" office:time-value="PT00H17M58S">
            <text:p>00:17:5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72">
            <text:p>672</text:p>
          </table:table-cell>
          <table:table-cell office:value-type="date" office:date-value="2011-03-24">
            <text:p>24.03.2011</text:p>
          </table:table-cell>
          <table:table-cell office:value-type="time" office:time-value="PT18H32M56S">
            <text:p>18:32:56</text:p>
          </table:table-cell>
          <table:table-cell office:value-type="float" office:value="5.9">
            <text:p>5,9</text:p>
          </table:table-cell>
          <table:table-cell table:style-name="ce12" office:value-type="float" office:value="125">
            <text:p>125</text:p>
          </table:table-cell>
          <table:table-cell office:value-type="time" office:time-value="PT00H33M20S">
            <text:p>00:33:20</text:p>
          </table:table-cell>
          <table:table-cell office:value-type="string">
            <text:p>Büro – Zazenhausen – Kwh</text:p>
          </table:table-cell>
          <table:table-cell table:number-columns-repeated="1016"/>
        </table:table-row>
        <table:table-row table:style-name="ro2">
          <table:table-cell office:value-type="float" office:value="673">
            <text:p>673</text:p>
          </table:table-cell>
          <table:table-cell office:value-type="date" office:date-value="2011-03-25">
            <text:p>25.03.2011</text:p>
          </table:table-cell>
          <table:table-cell office:value-type="time" office:time-value="PT08H53M05S">
            <text:p>08:53:05</text:p>
          </table:table-cell>
          <table:table-cell office:value-type="float" office:value="3.5">
            <text:p>3,5</text:p>
          </table:table-cell>
          <table:table-cell table:style-name="ce12" office:value-type="float" office:value="118">
            <text:p>118</text:p>
          </table:table-cell>
          <table:table-cell office:value-type="time" office:time-value="PT00H20M10S">
            <text:p>00:20:1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73">
            <text:p>673</text:p>
          </table:table-cell>
          <table:table-cell office:value-type="date" office:date-value="2011-03-25">
            <text:p>25.03.2011</text:p>
          </table:table-cell>
          <table:table-cell office:value-type="time" office:time-value="PT12H20M02S">
            <text:p>12:20:02</text:p>
          </table:table-cell>
          <table:table-cell office:value-type="float" office:value="3.9">
            <text:p>3,9</text:p>
          </table:table-cell>
          <table:table-cell table:style-name="ce12" office:value-type="float" office:value="117">
            <text:p>117</text:p>
          </table:table-cell>
          <table:table-cell office:value-type="time" office:time-value="PT00H23M00S">
            <text:p>00:23:0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74">
            <text:p>674</text:p>
          </table:table-cell>
          <table:table-cell office:value-type="date" office:date-value="2011-03-26">
            <text:p>26.03.2011</text:p>
          </table:table-cell>
          <table:table-cell office:value-type="time" office:time-value="PT08H27M05S">
            <text:p>08:27:05</text:p>
          </table:table-cell>
          <table:table-cell office:value-type="float" office:value="9.9">
            <text:p>9,9</text:p>
          </table:table-cell>
          <table:table-cell table:style-name="ce12" office:value-type="float" office:value="116">
            <text:p>116</text:p>
          </table:table-cell>
          <table:table-cell office:value-type="time" office:time-value="PT00H55M56S">
            <text:p>00:55:56</text:p>
          </table:table-cell>
          <table:table-cell office:value-type="string">
            <text:p>Kwh – Solitude-Allee - Kwh</text:p>
          </table:table-cell>
          <table:table-cell table:number-columns-repeated="1016"/>
        </table:table-row>
        <table:table-row table:style-name="ro2">
          <table:table-cell office:value-type="float" office:value="674">
            <text:p>674</text:p>
          </table:table-cell>
          <table:table-cell office:value-type="date" office:date-value="2011-03-26">
            <text:p>26.03.2011</text:p>
          </table:table-cell>
          <table:table-cell office:value-type="time" office:time-value="PT12H07M45S">
            <text:p>12:07:45</text:p>
          </table:table-cell>
          <table:table-cell office:value-type="float" office:value="12.5">
            <text:p>12,5</text:p>
          </table:table-cell>
          <table:table-cell table:style-name="ce12" office:value-type="float" office:value="120">
            <text:p>120</text:p>
          </table:table-cell>
          <table:table-cell office:value-type="time" office:time-value="PT01H09M36S">
            <text:p>01:09:36</text:p>
          </table:table-cell>
          <table:table-cell office:value-type="string">
            <text:p>Kwh – zazenhausen – Mühlhausen – Möchfeld – Freiberg – Rot – Zuffenhausen - Kwh</text:p>
          </table:table-cell>
          <table:table-cell table:number-columns-repeated="1016"/>
        </table:table-row>
        <table:table-row table:style-name="ro2">
          <table:table-cell office:value-type="float" office:value="675">
            <text:p>675</text:p>
          </table:table-cell>
          <table:table-cell office:value-type="date" office:date-value="2011-03-27">
            <text:p>27.03.2011</text:p>
          </table:table-cell>
          <table:table-cell office:value-type="time" office:time-value="PT16H32M30S">
            <text:p>16:32:30</text:p>
          </table:table-cell>
          <table:table-cell office:value-type="float" office:value="19.4">
            <text:p>19,4</text:p>
          </table:table-cell>
          <table:table-cell table:style-name="ce12" office:value-type="float" office:value="121">
            <text:p>121</text:p>
          </table:table-cell>
          <table:table-cell office:value-type="time" office:time-value="PT01H50M17S">
            <text:p>01:50:17</text:p>
          </table:table-cell>
          <table:table-cell office:value-type="string">
            <text:p>Kwh – Mühlhausen – Hofen – MaxEythSee – Burgholzhof – Zuffenhausen - Kwh</text:p>
          </table:table-cell>
          <table:table-cell table:formula="of:=SUM([.D51:.D69])" office:value-type="float" office:value="130">
            <text:p>130</text:p>
          </table:table-cell>
          <table:table-cell table:number-columns-repeated="1015"/>
        </table:table-row>
        <table:table-row table:style-name="ro2">
          <table:table-cell office:value-type="float" office:value="676">
            <text:p>676</text:p>
          </table:table-cell>
          <table:table-cell office:value-type="date" office:date-value="2011-03-28">
            <text:p>28.03.2011</text:p>
          </table:table-cell>
          <table:table-cell office:value-type="time" office:time-value="PT09H22M07S">
            <text:p>09:22:07</text:p>
          </table:table-cell>
          <table:table-cell office:value-type="float" office:value="3.9">
            <text:p>3,9</text:p>
          </table:table-cell>
          <table:table-cell table:style-name="ce12" office:value-type="float" office:value="123">
            <text:p>123</text:p>
          </table:table-cell>
          <table:table-cell office:value-type="time" office:time-value="PT00H22M14S">
            <text:p>00:22:1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76">
            <text:p>676</text:p>
          </table:table-cell>
          <table:table-cell office:value-type="date" office:date-value="2011-03-28">
            <text:p>28.03.2011</text:p>
          </table:table-cell>
          <table:table-cell office:value-type="time" office:time-value="PT13H05M57S">
            <text:p>13:05:57</text:p>
          </table:table-cell>
          <table:table-cell office:value-type="float" office:value="8.3">
            <text:p>8,3</text:p>
          </table:table-cell>
          <table:table-cell table:style-name="ce12" office:value-type="float" office:value="121">
            <text:p>121</text:p>
          </table:table-cell>
          <table:table-cell office:value-type="time" office:time-value="PT00H45M54S">
            <text:p>00:45:54</text:p>
          </table:table-cell>
          <table:table-cell office:value-type="string">
            <text:p>Büro – rot – Freiberg – Mönchfeld - Kwh</text:p>
          </table:table-cell>
          <table:table-cell table:number-columns-repeated="1016"/>
        </table:table-row>
        <table:table-row table:style-name="ro2">
          <table:table-cell office:value-type="float" office:value="676">
            <text:p>676</text:p>
          </table:table-cell>
          <table:table-cell office:value-type="date" office:date-value="2011-03-28">
            <text:p>28.03.2011</text:p>
          </table:table-cell>
          <table:table-cell office:value-type="time" office:time-value="PT18H30M14S">
            <text:p>18:30:14</text:p>
          </table:table-cell>
          <table:table-cell office:value-type="float" office:value="13.7">
            <text:p>13,7</text:p>
          </table:table-cell>
          <table:table-cell table:style-name="ce12" office:value-type="float" office:value="129">
            <text:p>129</text:p>
          </table:table-cell>
          <table:table-cell office:value-type="time" office:time-value="PT01H13M43S">
            <text:p>01:13:43</text:p>
          </table:table-cell>
          <table:table-cell office:value-type="string">
            <text:p>Kwh – Karlshöhe – LB-Mitte - Kwh</text:p>
          </table:table-cell>
          <table:table-cell table:number-columns-repeated="1016"/>
        </table:table-row>
        <table:table-row table:style-name="ro2">
          <table:table-cell office:value-type="float" office:value="677">
            <text:p>677</text:p>
          </table:table-cell>
          <table:table-cell office:value-type="date" office:date-value="2011-03-29">
            <text:p>29.03.2011</text:p>
          </table:table-cell>
          <table:table-cell office:value-type="time" office:time-value="PT08H09M37S">
            <text:p>08:09:37</text:p>
          </table:table-cell>
          <table:table-cell office:value-type="float" office:value="3.6">
            <text:p>3,6</text:p>
          </table:table-cell>
          <table:table-cell table:style-name="ce12" office:value-type="float" office:value="131">
            <text:p>131</text:p>
          </table:table-cell>
          <table:table-cell office:value-type="time" office:time-value="PT00H20M41S">
            <text:p>00:20:4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77">
            <text:p>677</text:p>
          </table:table-cell>
          <table:table-cell office:value-type="date" office:date-value="2011-03-29">
            <text:p>29.03.2011</text:p>
          </table:table-cell>
          <table:table-cell office:value-type="time" office:time-value="PT13H12M51S">
            <text:p>13:12:51</text:p>
          </table:table-cell>
          <table:table-cell office:value-type="float" office:value="16.7">
            <text:p>16,7</text:p>
          </table:table-cell>
          <table:table-cell table:style-name="ce12" office:value-type="float" office:value="121">
            <text:p>121</text:p>
          </table:table-cell>
          <table:table-cell office:value-type="time" office:time-value="PT01H37M12S">
            <text:p>01:37:12</text:p>
          </table:table-cell>
          <table:table-cell office:value-type="string">
            <text:p>Bbn - Vaihingen(Uni)</text:p>
          </table:table-cell>
          <table:table-cell table:number-columns-repeated="1016"/>
        </table:table-row>
        <table:table-row table:style-name="ro2">
          <table:table-cell office:value-type="float" office:value="677">
            <text:p>677</text:p>
          </table:table-cell>
          <table:table-cell office:value-type="date" office:date-value="2011-03-29">
            <text:p>29.03.2011</text:p>
          </table:table-cell>
          <table:table-cell office:value-type="time" office:time-value="PT15H47M39S">
            <text:p>15:47:39</text:p>
          </table:table-cell>
          <table:table-cell office:value-type="float" office:value="3.4">
            <text:p>3,4</text:p>
          </table:table-cell>
          <table:table-cell table:style-name="ce12" office:value-type="float" office:value="110">
            <text:p>110</text:p>
          </table:table-cell>
          <table:table-cell office:value-type="time" office:time-value="PT00H22M00S">
            <text:p>00:22:00</text:p>
          </table:table-cell>
          <table:table-cell office:value-type="string">
            <text:p>ZuffenhausenBhf - Kwh</text:p>
          </table:table-cell>
          <table:table-cell table:number-columns-repeated="1016"/>
        </table:table-row>
        <table:table-row table:style-name="ro2">
          <table:table-cell office:value-type="float" office:value="678">
            <text:p>678</text:p>
          </table:table-cell>
          <table:table-cell office:value-type="date" office:date-value="2011-03-30">
            <text:p>30.03.2011</text:p>
          </table:table-cell>
          <table:table-cell office:value-type="time" office:time-value="PT08H54M07S">
            <text:p>08:54:07</text:p>
          </table:table-cell>
          <table:table-cell office:value-type="float" office:value="3.5">
            <text:p>3,5</text:p>
          </table:table-cell>
          <table:table-cell table:style-name="ce12" office:value-type="float" office:value="122">
            <text:p>122</text:p>
          </table:table-cell>
          <table:table-cell office:value-type="time" office:time-value="PT00H19M49S">
            <text:p>00:19:4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78">
            <text:p>678</text:p>
          </table:table-cell>
          <table:table-cell office:value-type="date" office:date-value="2011-03-30">
            <text:p>30.03.2011</text:p>
          </table:table-cell>
          <table:table-cell office:value-type="time" office:time-value="PT13H35M02S">
            <text:p>13:35:02</text:p>
          </table:table-cell>
          <table:table-cell office:value-type="float" office:value="3.8">
            <text:p>3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19M56S">
            <text:p>00:19:5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78">
            <text:p>678</text:p>
          </table:table-cell>
          <table:table-cell office:value-type="date" office:date-value="2011-03-30">
            <text:p>30.03.2011</text:p>
          </table:table-cell>
          <table:table-cell office:value-type="time" office:time-value="PT15H16M05S">
            <text:p>15:16:05</text:p>
          </table:table-cell>
          <table:table-cell office:value-type="float" office:value="4.3">
            <text:p>4,3</text:p>
          </table:table-cell>
          <table:table-cell table:style-name="ce12" office:value-type="float" office:value="124">
            <text:p>124</text:p>
          </table:table-cell>
          <table:table-cell office:value-type="time" office:time-value="PT00H24M46S">
            <text:p>00:24:4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78">
            <text:p>678</text:p>
          </table:table-cell>
          <table:table-cell office:value-type="date" office:date-value="2011-03-30">
            <text:p>30.03.2011</text:p>
          </table:table-cell>
          <table:table-cell office:value-type="time" office:time-value="PT17H20M36S">
            <text:p>17:20:36</text:p>
          </table:table-cell>
          <table:table-cell office:value-type="float" office:value="4.5">
            <text:p>4,5</text:p>
          </table:table-cell>
          <table:table-cell table:style-name="ce12" office:value-type="float" office:value="116">
            <text:p>116</text:p>
          </table:table-cell>
          <table:table-cell office:value-type="time" office:time-value="PT00H27M35S">
            <text:p>00:27:3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79">
            <text:p>679</text:p>
          </table:table-cell>
          <table:table-cell office:value-type="date" office:date-value="2011-03-31">
            <text:p>31.03.2011</text:p>
          </table:table-cell>
          <table:table-cell office:value-type="time" office:time-value="PT08H55M23S">
            <text:p>08:55:23</text:p>
          </table:table-cell>
          <table:table-cell office:value-type="float" office:value="4">
            <text:p>4,0</text:p>
          </table:table-cell>
          <table:table-cell table:style-name="ce12" office:value-type="float" office:value="122">
            <text:p>122</text:p>
          </table:table-cell>
          <table:table-cell office:value-type="time" office:time-value="PT00H21M56S">
            <text:p>00:21:5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float" office:value="679">
            <text:p>679</text:p>
          </table:table-cell>
          <table:table-cell office:value-type="date" office:date-value="2011-03-31">
            <text:p>31.03.2011</text:p>
          </table:table-cell>
          <table:table-cell office:value-type="time" office:time-value="PT11H38M08S">
            <text:p>11:38:08</text:p>
          </table:table-cell>
          <table:table-cell office:value-type="float" office:value="3.5">
            <text:p>3,5</text:p>
          </table:table-cell>
          <table:table-cell table:style-name="ce12" office:value-type="float" office:value="117">
            <text:p>117</text:p>
          </table:table-cell>
          <table:table-cell office:value-type="time" office:time-value="PT00H19M58S">
            <text:p>00:19:58</text:p>
          </table:table-cell>
          <table:table-cell office:value-type="string">
            <text:p>Büro – Kwh</text:p>
          </table:table-cell>
          <table:table-cell table:formula="of:=SUM([.D70:.D81])" office:value-type="float" office:value="73.2">
            <text:p>73,2</text:p>
          </table:table-cell>
          <table:table-cell table:number-columns-repeated="1015"/>
        </table:table-row>
        <table:table-row table:style-name="ro1" table:number-rows-repeated="8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1-02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1227.327027027">
            <text:p>11227,33</text:p>
          </table:table-cell>
          <table:table-cell table:style-name="ce16" table:formula="of:=SUM([.F2:.F65441])" office:value-type="time" office:time-value="PT1102H25M46S">
            <text:p>22:25:46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620">
            <text:p>620</text:p>
          </table:table-cell>
          <table:table-cell table:style-name="ce17" office:value-type="date" office:date-value="2011-01-31">
            <text:p>31.01.2011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1-01'.H1])" office:value-type="float" office:value="10614.327027027">
            <text:p>10614,33</text:p>
          </table:table-cell>
          <table:table-cell table:style-name="ce10"/>
          <table:table-cell table:style-name="ce10" table:formula="of:=SUM(['2011-01'.I1])" office:value-type="time" office:time-value="PT1044H24M07S">
            <text:p>12:24:07</text:p>
          </table:table-cell>
          <table:table-cell table:style-name="ce2" office:value-type="string">
            <text:p>Übertrag 400:33:32</text:p>
          </table:table-cell>
          <table:table-cell table:style-name="ce2" table:formula="of:=SUM(['2011-01'.H65])" office:value-type="float" office:value="19.2">
            <text:p>19,2</text:p>
          </table:table-cell>
          <table:table-cell table:style-name="ce2" table:number-columns-repeated="1015"/>
        </table:table-row>
        <table:table-row table:style-name="ro2">
          <table:table-cell office:value-type="float" office:value="621">
            <text:p>621</text:p>
          </table:table-cell>
          <table:table-cell office:value-type="date" office:date-value="2011-02-01">
            <text:p>01.02.2011</text:p>
          </table:table-cell>
          <table:table-cell office:value-type="time" office:time-value="PT08H22M33S">
            <text:p>08:22:33</text:p>
          </table:table-cell>
          <table:table-cell office:value-type="float" office:value="6.8">
            <text:p>6,8</text:p>
          </table:table-cell>
          <table:table-cell table:style-name="ce12" office:value-type="float" office:value="127">
            <text:p>127</text:p>
          </table:table-cell>
          <table:table-cell office:value-type="time" office:time-value="PT00H37M35S">
            <text:p>00:37:35</text:p>
          </table:table-cell>
          <table:table-cell office:value-type="string">
            <text:p>Kwh – Zazenhausen - Büro</text:p>
          </table:table-cell>
          <table:table-cell/>
          <table:table-cell table:style-name="ce2" table:number-columns-repeated="1015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1">
            <text:p>01.02.2011</text:p>
          </table:table-cell>
          <table:table-cell office:value-type="time" office:time-value="PT13H39M25S">
            <text:p>13:39:25</text:p>
          </table:table-cell>
          <table:table-cell office:value-type="float" office:value="3.7">
            <text:p>3,7</text:p>
          </table:table-cell>
          <table:table-cell table:style-name="ce12" office:value-type="float" office:value="120">
            <text:p>120</text:p>
          </table:table-cell>
          <table:table-cell office:value-type="time" office:time-value="PT00H19M41S">
            <text:p>00:19:4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1">
            <text:p>01.02.2011</text:p>
          </table:table-cell>
          <table:table-cell office:value-type="time" office:time-value="PT16H13M11S">
            <text:p>16:13:11</text:p>
          </table:table-cell>
          <table:table-cell office:value-type="float" office:value="6.4">
            <text:p>6,4</text:p>
          </table:table-cell>
          <table:table-cell table:style-name="ce12" office:value-type="float" office:value="130">
            <text:p>130</text:p>
          </table:table-cell>
          <table:table-cell office:value-type="time" office:time-value="PT00H34M16S">
            <text:p>00:34:16</text:p>
          </table:table-cell>
          <table:table-cell office:value-type="string">
            <text:p>Kwh – Zaz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1">
            <text:p>01.02.2011</text:p>
          </table:table-cell>
          <table:table-cell office:value-type="time" office:time-value="PT20H19M17S">
            <text:p>20:19:17</text:p>
          </table:table-cell>
          <table:table-cell office:value-type="float" office:value="3.7">
            <text:p>3,7</text:p>
          </table:table-cell>
          <table:table-cell table:style-name="ce12" office:value-type="float" office:value="119">
            <text:p>119</text:p>
          </table:table-cell>
          <table:table-cell office:value-type="time" office:time-value="PT00H21M11S">
            <text:p>00:21:1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22">
            <text:p>622</text:p>
          </table:table-cell>
          <table:table-cell office:value-type="date" office:date-value="2011-02-02">
            <text:p>02.02.2011</text:p>
          </table:table-cell>
          <table:table-cell office:value-type="time" office:time-value="PT08H54M16S">
            <text:p>08:54:16</text:p>
          </table:table-cell>
          <table:table-cell office:value-type="float" office:value="6">
            <text:p>6,0</text:p>
          </table:table-cell>
          <table:table-cell table:style-name="ce12" office:value-type="float" office:value="125">
            <text:p>125</text:p>
          </table:table-cell>
          <table:table-cell office:value-type="time" office:time-value="PT00H32M55S">
            <text:p>00:32:55</text:p>
          </table:table-cell>
          <table:table-cell office:value-type="string">
            <text:p>Kwh – Zuffenhausen – Rot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2">
            <text:p>02.02.2011</text:p>
          </table:table-cell>
          <table:table-cell office:value-type="time" office:time-value="PT12H51M13S">
            <text:p>12:51:13</text:p>
          </table:table-cell>
          <table:table-cell office:value-type="float" office:value="3.7">
            <text:p>3,7</text:p>
          </table:table-cell>
          <table:table-cell table:style-name="ce12" office:value-type="float" office:value="119">
            <text:p>119</text:p>
          </table:table-cell>
          <table:table-cell office:value-type="time" office:time-value="PT00H20M34S">
            <text:p>00:20:34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2">
            <text:p>02.02.2011</text:p>
          </table:table-cell>
          <table:table-cell office:value-type="time" office:time-value="PT14H22M14S">
            <text:p>14:22:14</text:p>
          </table:table-cell>
          <table:table-cell office:value-type="float" office:value="3.7">
            <text:p>3,7</text:p>
          </table:table-cell>
          <table:table-cell table:style-name="ce12" office:value-type="string">
            <text:p>?</text:p>
          </table:table-cell>
          <table:table-cell office:value-type="time" office:time-value="PT00H21M26S">
            <text:p>00:21:26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2">
            <text:p>02.02.2011</text:p>
          </table:table-cell>
          <table:table-cell office:value-type="time" office:time-value="PT19H02M34S">
            <text:p>19:02:34</text:p>
          </table:table-cell>
          <table:table-cell office:value-type="float" office:value="3.8">
            <text:p>3,8</text:p>
          </table:table-cell>
          <table:table-cell table:style-name="ce12" office:value-type="float" office:value="109">
            <text:p>109</text:p>
          </table:table-cell>
          <table:table-cell office:value-type="time" office:time-value="PT00H22M49S">
            <text:p>00:22:4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23">
            <text:p>623</text:p>
          </table:table-cell>
          <table:table-cell office:value-type="date" office:date-value="2011-02-03">
            <text:p>03.02.2011</text:p>
          </table:table-cell>
          <table:table-cell office:value-type="time" office:time-value="PT08H24M24S">
            <text:p>08:24:24</text:p>
          </table:table-cell>
          <table:table-cell office:value-type="float" office:value="7.1">
            <text:p>7,1</text:p>
          </table:table-cell>
          <table:table-cell table:style-name="ce12" office:value-type="float" office:value="120">
            <text:p>120</text:p>
          </table:table-cell>
          <table:table-cell office:value-type="time" office:time-value="PT00H43M36S">
            <text:p>00:43:36</text:p>
          </table:table-cell>
          <table:table-cell office:value-type="string">
            <text:p>Kwh-Mitte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3">
            <text:p>03.02.2011</text:p>
          </table:table-cell>
          <table:table-cell office:value-type="time" office:time-value="PT13H46M17S">
            <text:p>13:46:17</text:p>
          </table:table-cell>
          <table:table-cell office:value-type="float" office:value="3.7">
            <text:p>3,7</text:p>
          </table:table-cell>
          <table:table-cell table:style-name="ce12" office:value-type="float" office:value="125">
            <text:p>125</text:p>
          </table:table-cell>
          <table:table-cell office:value-type="time" office:time-value="PT00H20M21S">
            <text:p>00:20:2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3">
            <text:p>03.02.2011</text:p>
          </table:table-cell>
          <table:table-cell office:value-type="time" office:time-value="PT16H05M28S">
            <text:p>16:05:28</text:p>
          </table:table-cell>
          <table:table-cell office:value-type="float" office:value="13.7">
            <text:p>13,7</text:p>
          </table:table-cell>
          <table:table-cell table:style-name="ce12" office:value-type="float" office:value="124">
            <text:p>124</text:p>
          </table:table-cell>
          <table:table-cell office:value-type="time" office:time-value="PT01H19M46S">
            <text:p>01:19:46</text:p>
          </table:table-cell>
          <table:table-cell office:value-type="string">
            <text:p>Kwh – Bank – Klärwrk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3">
            <text:p>03.02.2011</text:p>
          </table:table-cell>
          <table:table-cell office:value-type="time" office:time-value="PT21H06M30S">
            <text:p>21:06:30</text:p>
          </table:table-cell>
          <table:table-cell office:value-type="float" office:value="3.7">
            <text:p>3,7</text:p>
          </table:table-cell>
          <table:table-cell table:style-name="ce12" office:value-type="float" office:value="115">
            <text:p>115</text:p>
          </table:table-cell>
          <table:table-cell office:value-type="time" office:time-value="PT00H22M35S">
            <text:p>00:22:3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24">
            <text:p>624</text:p>
          </table:table-cell>
          <table:table-cell office:value-type="date" office:date-value="2011-02-04">
            <text:p>04.02.2011</text:p>
          </table:table-cell>
          <table:table-cell office:value-type="time" office:time-value="PT09H17M20S">
            <text:p>09:17:20</text:p>
          </table:table-cell>
          <table:table-cell office:value-type="float" office:value="3.8">
            <text:p>3,8</text:p>
          </table:table-cell>
          <table:table-cell table:style-name="ce12" office:value-type="float" office:value="117">
            <text:p>117</text:p>
          </table:table-cell>
          <table:table-cell office:value-type="time" office:time-value="PT00H20M55S">
            <text:p>00:20:5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4">
            <text:p>04.02.2011</text:p>
          </table:table-cell>
          <table:table-cell office:value-type="time" office:time-value="PT13H39M57S">
            <text:p>13:39:57</text:p>
          </table:table-cell>
          <table:table-cell office:value-type="float" office:value="3.7">
            <text:p>3,7</text:p>
          </table:table-cell>
          <table:table-cell table:style-name="ce12" office:value-type="float" office:value="123">
            <text:p>123</text:p>
          </table:table-cell>
          <table:table-cell office:value-type="time" office:time-value="PT00H19M59S">
            <text:p>00:19:5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4">
            <text:p>04.02.2011</text:p>
          </table:table-cell>
          <table:table-cell office:value-type="time" office:time-value="PT15H24M25S">
            <text:p>15:24:25</text:p>
          </table:table-cell>
          <table:table-cell office:value-type="float" office:value="8.3">
            <text:p>8,3</text:p>
          </table:table-cell>
          <table:table-cell table:style-name="ce12" office:value-type="float" office:value="128">
            <text:p>128</text:p>
          </table:table-cell>
          <table:table-cell office:value-type="time" office:time-value="PT00H44M57S">
            <text:p>00:44:57</text:p>
          </table:table-cell>
          <table:table-cell office:value-type="string">
            <text:p>Kwh – Stammheim – Neuwirtshaus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4">
            <text:p>04.02.2011</text:p>
          </table:table-cell>
          <table:table-cell office:value-type="time" office:time-value="PT19H57M41S">
            <text:p>19:57:41</text:p>
          </table:table-cell>
          <table:table-cell office:value-type="float" office:value="3.8">
            <text:p>3,8</text:p>
          </table:table-cell>
          <table:table-cell table:style-name="ce12" office:value-type="float" office:value="115">
            <text:p>115</text:p>
          </table:table-cell>
          <table:table-cell office:value-type="time" office:time-value="PT00H21M34S">
            <text:p>00:21:3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25">
            <text:p>625</text:p>
          </table:table-cell>
          <table:table-cell office:value-type="date" office:date-value="2011-02-05">
            <text:p>05.02.2011</text:p>
          </table:table-cell>
          <table:table-cell office:value-type="time" office:time-value="PT14H39M37S">
            <text:p>14:39:37</text:p>
          </table:table-cell>
          <table:table-cell office:value-type="float" office:value="16.3">
            <text:p>16,3</text:p>
          </table:table-cell>
          <table:table-cell table:style-name="ce12" office:value-type="float" office:value="127">
            <text:p>127</text:p>
          </table:table-cell>
          <table:table-cell office:value-type="time" office:time-value="PT01H26M43S">
            <text:p>01:26:43</text:p>
          </table:table-cell>
          <table:table-cell office:value-type="string">
            <text:p>Kwh – zazenhausen – Mühlhausen – Hornbach – Sonnenhof – Kwh(Mitte) - Kwh</text:p>
          </table:table-cell>
          <table:table-cell table:number-columns-repeated="1016"/>
        </table:table-row>
        <table:table-row table:style-name="ro2">
          <table:table-cell office:value-type="float" office:value="626">
            <text:p>626</text:p>
          </table:table-cell>
          <table:table-cell office:value-type="date" office:date-value="2011-02-06">
            <text:p>06.02.2011</text:p>
          </table:table-cell>
          <table:table-cell office:value-type="time" office:time-value="PT15H26M55S">
            <text:p>15:26:55</text:p>
          </table:table-cell>
          <table:table-cell office:value-type="float" office:value="27.5">
            <text:p>27,5</text:p>
          </table:table-cell>
          <table:table-cell table:style-name="ce12" office:value-type="float" office:value="126">
            <text:p>126</text:p>
          </table:table-cell>
          <table:table-cell office:value-type="time" office:time-value="PT02H38M24S">
            <text:p>02:38:24</text:p>
          </table:table-cell>
          <table:table-cell office:value-type="string">
            <text:p>Kwh – Zuffenhausen – roterStich – RBK – Killesberg – Wiesengrund – Heukopf – Weilimdorf – Schlotwiese – Zuffenhausen - Kwh</text:p>
          </table:table-cell>
          <table:table-cell table:formula="of:=SUM([.D3:.D20];[.H2])" office:value-type="float" office:value="148.6">
            <text:p>148,6</text:p>
          </table:table-cell>
          <table:table-cell office:value-type="string">
            <text:p>GPS – KO</text:p>
          </table:table-cell>
          <table:table-cell office:value-type="string">
            <text:p>Laufsensor KO</text:p>
          </table:table-cell>
          <table:table-cell table:number-columns-repeated="1013"/>
        </table:table-row>
        <table:table-row table:style-name="ro2">
          <table:table-cell office:value-type="float" office:value="627">
            <text:p>627</text:p>
          </table:table-cell>
          <table:table-cell office:value-type="date" office:date-value="2011-02-07">
            <text:p>07.02.2011</text:p>
          </table:table-cell>
          <table:table-cell office:value-type="time" office:time-value="PT09H07M44S">
            <text:p>09:07:44</text:p>
          </table:table-cell>
          <table:table-cell office:value-type="float" office:value="3.8">
            <text:p>3,8</text:p>
          </table:table-cell>
          <table:table-cell table:style-name="ce12" office:value-type="string">
            <text:p>?</text:p>
          </table:table-cell>
          <table:table-cell office:value-type="time" office:time-value="PT00H21M17S">
            <text:p>00:21:1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7">
            <text:p>07.02.2011</text:p>
          </table:table-cell>
          <table:table-cell office:value-type="time" office:time-value="PT13H41M08S">
            <text:p>13:41:08</text:p>
          </table:table-cell>
          <table:table-cell office:value-type="float" office:value="3.8">
            <text:p>3,8</text:p>
          </table:table-cell>
          <table:table-cell table:style-name="ce12" office:value-type="string">
            <text:p>?</text:p>
          </table:table-cell>
          <table:table-cell office:value-type="time" office:time-value="PT00H20M46S">
            <text:p>00:20:4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7">
            <text:p>07.02.2011</text:p>
          </table:table-cell>
          <table:table-cell office:value-type="time" office:time-value="PT15H54M37S">
            <text:p>15:54:37</text:p>
          </table:table-cell>
          <table:table-cell office:value-type="float" office:value="6">
            <text:p>6,0</text:p>
          </table:table-cell>
          <table:table-cell table:style-name="ce12" office:value-type="float" office:value="124">
            <text:p>124</text:p>
          </table:table-cell>
          <table:table-cell office:value-type="time" office:time-value="PT00H33M17S">
            <text:p>00:33:17</text:p>
          </table:table-cell>
          <table:table-cell office:value-type="string">
            <text:p>Kwh – Zaz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7">
            <text:p>07.02.2011</text:p>
          </table:table-cell>
          <table:table-cell office:value-type="time" office:time-value="PT20H58M30S">
            <text:p>20:58:30</text:p>
          </table:table-cell>
          <table:table-cell office:value-type="float" office:value="3.7">
            <text:p>3,7</text:p>
          </table:table-cell>
          <table:table-cell table:style-name="ce12" office:value-type="float" office:value="111">
            <text:p>111</text:p>
          </table:table-cell>
          <table:table-cell office:value-type="time" office:time-value="PT00H21M50S">
            <text:p>00:21:5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28">
            <text:p>628</text:p>
          </table:table-cell>
          <table:table-cell office:value-type="date" office:date-value="2011-02-08">
            <text:p>08.02.2011</text:p>
          </table:table-cell>
          <table:table-cell office:value-type="time" office:time-value="PT08H29M22S">
            <text:p>08:29:22</text:p>
          </table:table-cell>
          <table:table-cell office:value-type="float" office:value="6">
            <text:p>6,0</text:p>
          </table:table-cell>
          <table:table-cell table:style-name="ce12" office:value-type="float" office:value="127">
            <text:p>127</text:p>
          </table:table-cell>
          <table:table-cell office:value-type="time" office:time-value="PT00H32M34S">
            <text:p>00:32:34</text:p>
          </table:table-cell>
          <table:table-cell office:value-type="string">
            <text:p>Kwh – zazenhausen – Rot - Büro</text:p>
          </table:table-cell>
          <table:table-cell/>
          <table:table-cell office:value-type="string">
            <text:p>GPS – OK</text:p>
          </table:table-cell>
          <table:table-cell table:number-columns-repeated="1014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8">
            <text:p>08.02.2011</text:p>
          </table:table-cell>
          <table:table-cell office:value-type="time" office:time-value="PT12H53M28S">
            <text:p>12:53:28</text:p>
          </table:table-cell>
          <table:table-cell office:value-type="float" office:value="3.7">
            <text:p>3,7</text:p>
          </table:table-cell>
          <table:table-cell table:style-name="ce12" office:value-type="float" office:value="117">
            <text:p>117</text:p>
          </table:table-cell>
          <table:table-cell office:value-type="time" office:time-value="PT00H20M12S">
            <text:p>00:20:1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8">
            <text:p>08.02.2011</text:p>
          </table:table-cell>
          <table:table-cell office:value-type="time" office:time-value="PT14H58M44S">
            <text:p>14:58:44</text:p>
          </table:table-cell>
          <table:table-cell office:value-type="float" office:value="8.4">
            <text:p>8,4</text:p>
          </table:table-cell>
          <table:table-cell table:style-name="ce12" office:value-type="float" office:value="124">
            <text:p>124</text:p>
          </table:table-cell>
          <table:table-cell office:value-type="time" office:time-value="PT00H46M17S">
            <text:p>00:46:17</text:p>
          </table:table-cell>
          <table:table-cell office:value-type="string">
            <text:p>Kwh – Stammheim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8">
            <text:p>08.02.2011</text:p>
          </table:table-cell>
          <table:table-cell office:value-type="time" office:time-value="PT20H15M20S">
            <text:p>20:15:20</text:p>
          </table:table-cell>
          <table:table-cell office:value-type="float" office:value="3.8">
            <text:p>3,8</text:p>
          </table:table-cell>
          <table:table-cell table:style-name="ce12" office:value-type="float" office:value="113">
            <text:p>113</text:p>
          </table:table-cell>
          <table:table-cell office:value-type="time" office:time-value="PT00H21M41S">
            <text:p>00:21:4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29">
            <text:p>629</text:p>
          </table:table-cell>
          <table:table-cell office:value-type="date" office:date-value="2011-02-09">
            <text:p>09.02.2011</text:p>
          </table:table-cell>
          <table:table-cell office:value-type="time" office:time-value="PT08H00M28S">
            <text:p>08:00:28</text:p>
          </table:table-cell>
          <table:table-cell office:value-type="float" office:value="7">
            <text:p>7,0</text:p>
          </table:table-cell>
          <table:table-cell table:style-name="ce12" office:value-type="float" office:value="116">
            <text:p>116</text:p>
          </table:table-cell>
          <table:table-cell office:value-type="time" office:time-value="PT00H38M46S">
            <text:p>00:38:46</text:p>
          </table:table-cell>
          <table:table-cell office:value-type="string">
            <text:p>Kwh – Zazenhausen – Freiberg – rot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9">
            <text:p>09.02.2011</text:p>
          </table:table-cell>
          <table:table-cell office:value-type="time" office:time-value="PT10H47M44S">
            <text:p>10:47:44</text:p>
          </table:table-cell>
          <table:table-cell office:value-type="float" office:value="3.7">
            <text:p>3,7</text:p>
          </table:table-cell>
          <table:table-cell table:style-name="ce12" office:value-type="float" office:value="118">
            <text:p>118</text:p>
          </table:table-cell>
          <table:table-cell office:value-type="time" office:time-value="PT00H20M00S">
            <text:p>00:20:0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09">
            <text:p>09.02.2011</text:p>
          </table:table-cell>
          <table:table-cell office:value-type="time" office:time-value="PT17H37M50S">
            <text:p>17:37:50</text:p>
          </table:table-cell>
          <table:table-cell office:value-type="float" office:value="14.1">
            <text:p>14,1</text:p>
          </table:table-cell>
          <table:table-cell table:style-name="ce12" office:value-type="float" office:value="114">
            <text:p>114</text:p>
          </table:table-cell>
          <table:table-cell office:value-type="time" office:time-value="PT01H21M24S">
            <text:p>01:21:24</text:p>
          </table:table-cell>
          <table:table-cell office:value-type="string">
            <text:p>Kwh – Mühlhausen – Mönchfeld – Freiberg – Rot – Zuffenhausen - Kwh</text:p>
          </table:table-cell>
          <table:table-cell table:number-columns-repeated="1016"/>
        </table:table-row>
        <table:table-row table:style-name="ro2">
          <table:table-cell office:value-type="float" office:value="630">
            <text:p>630</text:p>
          </table:table-cell>
          <table:table-cell office:value-type="date" office:date-value="2011-02-10">
            <text:p>10.02.2011</text:p>
          </table:table-cell>
          <table:table-cell office:value-type="time" office:time-value="PT09H30M29S">
            <text:p>09:30:29</text:p>
          </table:table-cell>
          <table:table-cell office:value-type="float" office:value="5.6">
            <text:p>5,6</text:p>
          </table:table-cell>
          <table:table-cell table:style-name="ce12" office:value-type="float" office:value="113">
            <text:p>113</text:p>
          </table:table-cell>
          <table:table-cell office:value-type="time" office:time-value="PT00H31M26S">
            <text:p>00:31:26</text:p>
          </table:table-cell>
          <table:table-cell office:value-type="string">
            <text:p>Kwh – Stammheim - B+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0">
            <text:p>10.02.2011</text:p>
          </table:table-cell>
          <table:table-cell office:value-type="time" office:time-value="PT13H50M20S">
            <text:p>13:50:20</text:p>
          </table:table-cell>
          <table:table-cell office:value-type="float" office:value="3.7">
            <text:p>3,7</text:p>
          </table:table-cell>
          <table:table-cell table:style-name="ce12" office:value-type="float" office:value="116">
            <text:p>116</text:p>
          </table:table-cell>
          <table:table-cell office:value-type="time" office:time-value="PT00H21M06S">
            <text:p>00:21:0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0">
            <text:p>10.02.2011</text:p>
          </table:table-cell>
          <table:table-cell office:value-type="time" office:time-value="PT16H28M04S">
            <text:p>16:28:04</text:p>
          </table:table-cell>
          <table:table-cell office:value-type="float" office:value="6.1">
            <text:p>6,1</text:p>
          </table:table-cell>
          <table:table-cell table:style-name="ce12" office:value-type="float" office:value="122">
            <text:p>122</text:p>
          </table:table-cell>
          <table:table-cell office:value-type="time" office:time-value="PT00H34M25S">
            <text:p>00:34:25</text:p>
          </table:table-cell>
          <table:table-cell office:value-type="string">
            <text:p>Kwh – Zuffenhausen – Rot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0">
            <text:p>10.02.2011</text:p>
          </table:table-cell>
          <table:table-cell office:value-type="time" office:time-value="PT20H05M27S">
            <text:p>20:05:27</text:p>
          </table:table-cell>
          <table:table-cell office:value-type="float" office:value="3.8">
            <text:p>3,8</text:p>
          </table:table-cell>
          <table:table-cell table:style-name="ce12" office:value-type="float" office:value="106">
            <text:p>106</text:p>
          </table:table-cell>
          <table:table-cell office:value-type="time" office:time-value="PT00H21M39S">
            <text:p>00:21:3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31">
            <text:p>631</text:p>
          </table:table-cell>
          <table:table-cell office:value-type="date" office:date-value="2011-02-11">
            <text:p>11.02.2011</text:p>
          </table:table-cell>
          <table:table-cell office:value-type="time" office:time-value="PT09H10M48S">
            <text:p>09:10:48</text:p>
          </table:table-cell>
          <table:table-cell office:value-type="float" office:value="6.5">
            <text:p>6,5</text:p>
          </table:table-cell>
          <table:table-cell table:style-name="ce12" office:value-type="float" office:value="115">
            <text:p>115</text:p>
          </table:table-cell>
          <table:table-cell office:value-type="time" office:time-value="PT00H35M51S">
            <text:p>00:35:51</text:p>
          </table:table-cell>
          <table:table-cell office:value-type="string">
            <text:p>Kwh – zuffenhausen – Rot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1">
            <text:p>11.02.2011</text:p>
          </table:table-cell>
          <table:table-cell office:value-type="time" office:time-value="PT13H10M30S">
            <text:p>13:10:30</text:p>
          </table:table-cell>
          <table:table-cell office:value-type="float" office:value="5.3">
            <text:p>5,3</text:p>
          </table:table-cell>
          <table:table-cell table:style-name="ce12" office:value-type="float" office:value="117">
            <text:p>117</text:p>
          </table:table-cell>
          <table:table-cell office:value-type="time" office:time-value="PT00H28M32S">
            <text:p>00:28:32</text:p>
          </table:table-cell>
          <table:table-cell office:value-type="string">
            <text:p>Büro – Stammheim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1">
            <text:p>11.02.2011</text:p>
          </table:table-cell>
          <table:table-cell office:value-type="time" office:time-value="PT14H54M59S">
            <text:p>14:54:59</text:p>
          </table:table-cell>
          <table:table-cell office:value-type="float" office:value="4.2">
            <text:p>4,2</text:p>
          </table:table-cell>
          <table:table-cell table:style-name="ce12" office:value-type="float" office:value="121">
            <text:p>121</text:p>
          </table:table-cell>
          <table:table-cell office:value-type="time" office:time-value="PT00H24M20S">
            <text:p>00:24:2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1">
            <text:p>11.02.2011</text:p>
          </table:table-cell>
          <table:table-cell office:value-type="time" office:time-value="PT20H28M28S">
            <text:p>20:28:28</text:p>
          </table:table-cell>
          <table:table-cell office:value-type="float" office:value="6.6">
            <text:p>6,6</text:p>
          </table:table-cell>
          <table:table-cell table:style-name="ce12" office:value-type="float" office:value="106">
            <text:p>106</text:p>
          </table:table-cell>
          <table:table-cell office:value-type="time" office:time-value="PT00H38M02S">
            <text:p>00:38:02</text:p>
          </table:table-cell>
          <table:table-cell office:value-type="string">
            <text:p>Büro – Stammheim – Kwh</text:p>
          </table:table-cell>
          <table:table-cell table:number-columns-repeated="1016"/>
        </table:table-row>
        <table:table-row table:style-name="ro2">
          <table:table-cell office:value-type="float" office:value="632">
            <text:p>632</text:p>
          </table:table-cell>
          <table:table-cell office:value-type="date" office:date-value="2011-02-12">
            <text:p>12.02.2011</text:p>
          </table:table-cell>
          <table:table-cell office:value-type="time" office:time-value="PT11H53M42S">
            <text:p>11:53:42</text:p>
          </table:table-cell>
          <table:table-cell office:value-type="float" office:value="18.7">
            <text:p>18,7</text:p>
          </table:table-cell>
          <table:table-cell table:style-name="ce12" office:value-type="float" office:value="120">
            <text:p>120</text:p>
          </table:table-cell>
          <table:table-cell office:value-type="time" office:time-value="PT01H34M59S">
            <text:p>01:34:59</text:p>
          </table:table-cell>
          <table:table-cell office:value-type="string">
            <text:p>Kwh – Zenrtum – Mühlhausen – Keefertal – Rot - Kwh</text:p>
          </table:table-cell>
          <table:table-cell table:number-columns-repeated="1016"/>
        </table:table-row>
        <table:table-row table:style-name="ro2">
          <table:table-cell office:value-type="float" office:value="633">
            <text:p>633</text:p>
          </table:table-cell>
          <table:table-cell office:value-type="date" office:date-value="2011-02-13">
            <text:p>13.02.2011</text:p>
          </table:table-cell>
          <table:table-cell office:value-type="time" office:time-value="PT17H06M03S">
            <text:p>17:06:03</text:p>
          </table:table-cell>
          <table:table-cell office:value-type="float" office:value="16.7">
            <text:p>16,7</text:p>
          </table:table-cell>
          <table:table-cell table:style-name="ce12" office:value-type="float" office:value="125">
            <text:p>125</text:p>
          </table:table-cell>
          <table:table-cell office:value-type="time" office:time-value="PT01H31M49S">
            <text:p>01:31:49</text:p>
          </table:table-cell>
          <table:table-cell office:value-type="string">
            <text:p>Zuffenhausenn – RoterStich – Hallschlag – Münster – Mühlhausen – Zazenhausen - Kwh</text:p>
          </table:table-cell>
          <table:table-cell table:formula="of:=SUM([.D21:.D41])" office:value-type="float" office:value="141.2">
            <text:p>141,2</text:p>
          </table:table-cell>
          <table:table-cell office:value-type="string">
            <text:p>GPS KO</text:p>
          </table:table-cell>
          <table:table-cell table:number-columns-repeated="1014"/>
        </table:table-row>
        <table:table-row table:style-name="ro2">
          <table:table-cell office:value-type="float" office:value="634">
            <text:p>634</text:p>
          </table:table-cell>
          <table:table-cell office:value-type="date" office:date-value="2011-02-14">
            <text:p>14.02.2011</text:p>
          </table:table-cell>
          <table:table-cell office:value-type="time" office:time-value="PT08H07M15S">
            <text:p>08:07:15</text:p>
          </table:table-cell>
          <table:table-cell office:value-type="float" office:value="7.5">
            <text:p>7,5</text:p>
          </table:table-cell>
          <table:table-cell table:style-name="ce12" office:value-type="float" office:value="130">
            <text:p>130</text:p>
          </table:table-cell>
          <table:table-cell office:value-type="time" office:time-value="PT00H41M34S">
            <text:p>00:41:34</text:p>
          </table:table-cell>
          <table:table-cell office:value-type="string">
            <text:p>Kwh – Kreidlergebiet – Stammheim – Büro</text:p>
          </table:table-cell>
          <table:table-cell/>
          <table:table-cell office:value-type="string">
            <text:p>GPS OK</text:p>
          </table:table-cell>
          <table:table-cell table:number-columns-repeated="1014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4">
            <text:p>14.02.2011</text:p>
          </table:table-cell>
          <table:table-cell office:value-type="time" office:time-value="PT13H11M27S">
            <text:p>13:11:27</text:p>
          </table:table-cell>
          <table:table-cell office:value-type="float" office:value="3.7">
            <text:p>3,7</text:p>
          </table:table-cell>
          <table:table-cell table:style-name="ce12" office:value-type="float" office:value="118">
            <text:p>118</text:p>
          </table:table-cell>
          <table:table-cell office:value-type="time" office:time-value="PT00H20M00S">
            <text:p>00:20:0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4">
            <text:p>14.02.2011</text:p>
          </table:table-cell>
          <table:table-cell office:value-type="time" office:time-value="PT16H16M41S">
            <text:p>16:16:41</text:p>
          </table:table-cell>
          <table:table-cell office:value-type="float" office:value="12.5">
            <text:p>12,5</text:p>
          </table:table-cell>
          <table:table-cell table:style-name="ce12" office:value-type="float" office:value="126">
            <text:p>126</text:p>
          </table:table-cell>
          <table:table-cell office:value-type="time" office:time-value="PT01H13M16S">
            <text:p>01:13:16</text:p>
          </table:table-cell>
          <table:table-cell office:value-type="string">
            <text:p>Burgstall – Kirchberg (Tal/Berg) – Burgstall – Richtung Bk - Burgstall</text:p>
          </table:table-cell>
          <table:table-cell table:number-columns-repeated="1016"/>
        </table:table-row>
        <table:table-row table:style-name="ro2">
          <table:table-cell office:value-type="float" office:value="635">
            <text:p>635</text:p>
          </table:table-cell>
          <table:table-cell office:value-type="date" office:date-value="2011-02-15">
            <text:p>15.02.2011</text:p>
          </table:table-cell>
          <table:table-cell office:value-type="time" office:time-value="PT08H42M18S">
            <text:p>08:42:18</text:p>
          </table:table-cell>
          <table:table-cell office:value-type="float" office:value="3.8">
            <text:p>3,8</text:p>
          </table:table-cell>
          <table:table-cell table:style-name="ce12" office:value-type="float" office:value="127">
            <text:p>127</text:p>
          </table:table-cell>
          <table:table-cell office:value-type="time" office:time-value="PT00H19M52S">
            <text:p>00:19:5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5">
            <text:p>15.02.2011</text:p>
          </table:table-cell>
          <table:table-cell office:value-type="time" office:time-value="PT13H24M37S">
            <text:p>13:24:37</text:p>
          </table:table-cell>
          <table:table-cell office:value-type="float" office:value="6">
            <text:p>6,0</text:p>
          </table:table-cell>
          <table:table-cell table:style-name="ce12" office:value-type="float" office:value="114">
            <text:p>114</text:p>
          </table:table-cell>
          <table:table-cell office:value-type="time" office:time-value="PT00H34M33S">
            <text:p>00:34:33</text:p>
          </table:table-cell>
          <table:table-cell table:style-name="ce18" office:value-type="string">
            <text:p>Büro – Zuffenhausen – Zazenhausen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5">
            <text:p>15.02.2011</text:p>
          </table:table-cell>
          <table:table-cell office:value-type="time" office:time-value="PT16H39M35S">
            <text:p>16:39:35</text:p>
          </table:table-cell>
          <table:table-cell office:value-type="float" office:value="7.7">
            <text:p>7,7</text:p>
          </table:table-cell>
          <table:table-cell table:style-name="ce12" office:value-type="float" office:value="126">
            <text:p>126</text:p>
          </table:table-cell>
          <table:table-cell office:value-type="time" office:time-value="PT00H42M49S">
            <text:p>00:42:49</text:p>
          </table:table-cell>
          <table:table-cell office:value-type="string">
            <text:p>Kwh – Stammheim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5">
            <text:p>15.02.2011</text:p>
          </table:table-cell>
          <table:table-cell office:value-type="time" office:time-value="PT20H21M42S">
            <text:p>20:21:42</text:p>
          </table:table-cell>
          <table:table-cell office:value-type="float" office:value="5.5">
            <text:p>5,5</text:p>
          </table:table-cell>
          <table:table-cell table:style-name="ce12" office:value-type="float" office:value="111">
            <text:p>111</text:p>
          </table:table-cell>
          <table:table-cell office:value-type="time" office:time-value="PT00H31M47S">
            <text:p>00:31:47</text:p>
          </table:table-cell>
          <table:table-cell table:style-name="ce18" office:value-type="string">
            <text:p>Büro – Kwh(Lindenstr)</text:p>
          </table:table-cell>
          <table:table-cell table:number-columns-repeated="1016"/>
        </table:table-row>
        <table:table-row table:style-name="ro2">
          <table:table-cell office:value-type="float" office:value="636">
            <text:p>636</text:p>
          </table:table-cell>
          <table:table-cell office:value-type="date" office:date-value="2011-02-16">
            <text:p>16.02.2011</text:p>
          </table:table-cell>
          <table:table-cell office:value-type="time" office:time-value="PT08H21M26S">
            <text:p>08:21:26</text:p>
          </table:table-cell>
          <table:table-cell office:value-type="float" office:value="11.4">
            <text:p>11,4</text:p>
          </table:table-cell>
          <table:table-cell table:style-name="ce12" office:value-type="float" office:value="120">
            <text:p>120</text:p>
          </table:table-cell>
          <table:table-cell office:value-type="time" office:time-value="PT01H05M40S">
            <text:p>01:05:40</text:p>
          </table:table-cell>
          <table:table-cell office:value-type="string">
            <text:p>Lwh – Mühlhausen – Mönchberg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6">
            <text:p>16.02.2011</text:p>
          </table:table-cell>
          <table:table-cell office:value-type="time" office:time-value="PT12H55M53S">
            <text:p>12:55:53</text:p>
          </table:table-cell>
          <table:table-cell office:value-type="float" office:value="3.7">
            <text:p>3,7</text:p>
          </table:table-cell>
          <table:table-cell table:style-name="ce12" office:value-type="float" office:value="122">
            <text:p>122</text:p>
          </table:table-cell>
          <table:table-cell office:value-type="time" office:time-value="PT00H20M43S">
            <text:p>00:20:4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6">
            <text:p>16.02.2011</text:p>
          </table:table-cell>
          <table:table-cell office:value-type="time" office:time-value="PT14H39M23S">
            <text:p>14:39:23</text:p>
          </table:table-cell>
          <table:table-cell office:value-type="float" office:value="6.7">
            <text:p>6,7</text:p>
          </table:table-cell>
          <table:table-cell table:style-name="ce12" office:value-type="float" office:value="123">
            <text:p>123</text:p>
          </table:table-cell>
          <table:table-cell office:value-type="time" office:time-value="PT00H37M09S">
            <text:p>00:37:09</text:p>
          </table:table-cell>
          <table:table-cell office:value-type="string">
            <text:p>Kwh – Stammheim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6">
            <text:p>16.02.2011</text:p>
          </table:table-cell>
          <table:table-cell office:value-type="time" office:time-value="PT20H46M55S">
            <text:p>20:46:55</text:p>
          </table:table-cell>
          <table:table-cell office:value-type="float" office:value="3.8">
            <text:p>3,8</text:p>
          </table:table-cell>
          <table:table-cell table:style-name="ce12" office:value-type="float" office:value="110">
            <text:p>110</text:p>
          </table:table-cell>
          <table:table-cell office:value-type="time" office:time-value="PT00H22M47S">
            <text:p>00:22:4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37">
            <text:p>637</text:p>
          </table:table-cell>
          <table:table-cell office:value-type="date" office:date-value="2011-02-17">
            <text:p>17.02.2011</text:p>
          </table:table-cell>
          <table:table-cell office:value-type="time" office:time-value="PT09H05M37S">
            <text:p>09:05:37</text:p>
          </table:table-cell>
          <table:table-cell office:value-type="float" office:value="14.9">
            <text:p>14,9</text:p>
          </table:table-cell>
          <table:table-cell table:style-name="ce12" office:value-type="float" office:value="120">
            <text:p>120</text:p>
          </table:table-cell>
          <table:table-cell office:value-type="time" office:time-value="PT01H17M25S">
            <text:p>01:17:25</text:p>
          </table:table-cell>
          <table:table-cell office:value-type="string">
            <text:p>Kwh – Mitte – Stammheim – emmerholz – Kallenberg – Korntal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7">
            <text:p>17.02.2011</text:p>
          </table:table-cell>
          <table:table-cell office:value-type="time" office:time-value="PT13H33M32S">
            <text:p>13:33:32</text:p>
          </table:table-cell>
          <table:table-cell office:value-type="float" office:value="3.9">
            <text:p>3,9</text:p>
          </table:table-cell>
          <table:table-cell table:style-name="ce12" office:value-type="float" office:value="116">
            <text:p>116</text:p>
          </table:table-cell>
          <table:table-cell office:value-type="time" office:time-value="PT00H20M57S">
            <text:p>00:20:5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17">
            <text:p>17.02.2011</text:p>
          </table:table-cell>
          <table:table-cell office:value-type="time" office:time-value="PT17H58M06S">
            <text:p>17:58:06</text:p>
          </table:table-cell>
          <table:table-cell office:value-type="float" office:value="8.5">
            <text:p>8,5</text:p>
          </table:table-cell>
          <table:table-cell table:style-name="ce12" office:value-type="float" office:value="115">
            <text:p>115</text:p>
          </table:table-cell>
          <table:table-cell office:value-type="time" office:time-value="PT00H49M50S">
            <text:p>00:49:50</text:p>
          </table:table-cell>
          <table:table-cell office:value-type="string">
            <text:p>Kwh – Mitte – Klärwerk - zurück</text:p>
          </table:table-cell>
          <table:table-cell table:number-columns-repeated="1016"/>
        </table:table-row>
        <table:table-row table:style-name="ro2">
          <table:table-cell office:value-type="float" office:value="638">
            <text:p>638</text:p>
          </table:table-cell>
          <table:table-cell office:value-type="date" office:date-value="2011-02-18">
            <text:p>18.02.2011</text:p>
          </table:table-cell>
          <table:table-cell office:value-type="time" office:time-value="PT15H38M26S">
            <text:p>15:38:26</text:p>
          </table:table-cell>
          <table:table-cell office:value-type="float" office:value="29.3">
            <text:p>29,3</text:p>
          </table:table-cell>
          <table:table-cell table:style-name="ce12" office:value-type="float" office:value="120">
            <text:p>120</text:p>
          </table:table-cell>
          <table:table-cell office:value-type="time" office:time-value="PT02H56M59S">
            <text:p>02:56:59</text:p>
          </table:table-cell>
          <table:table-cell office:value-type="string">
            <text:p>Kwh – Zazenhausen – Mühlhausen – Neckar – Hegnach – Rems – Neckarrems – Aldingen – Mühlhausen – Zazenhausen - Kwh</text:p>
          </table:table-cell>
          <table:table-cell/>
          <table:table-cell office:value-type="string">
            <text:p>GPS – KO</text:p>
          </table:table-cell>
          <table:table-cell table:number-columns-repeated="1014"/>
        </table:table-row>
        <table:table-row table:style-name="ro2">
          <table:table-cell office:value-type="float" office:value="639">
            <text:p>639</text:p>
          </table:table-cell>
          <table:table-cell office:value-type="date" office:date-value="2011-02-19">
            <text:p>19.02.2011</text:p>
          </table:table-cell>
          <table:table-cell office:value-type="time" office:time-value="PT12H20M02S">
            <text:p>12:20:02</text:p>
          </table:table-cell>
          <table:table-cell office:value-type="float" office:value="19.8">
            <text:p>19,8</text:p>
          </table:table-cell>
          <table:table-cell table:style-name="ce12" office:value-type="float" office:value="126">
            <text:p>126</text:p>
          </table:table-cell>
          <table:table-cell office:value-type="time" office:time-value="PT02H01M08S">
            <text:p>02:01:08</text:p>
          </table:table-cell>
          <table:table-cell office:value-type="string">
            <text:p>Kwh – zazenhausen – Mühlhausen – Münster – RBK – Pragsattel – Zuffenhausen - Kwh</text:p>
          </table:table-cell>
          <table:table-cell/>
          <table:table-cell office:value-type="string">
            <text:p>GPS – OK</text:p>
          </table:table-cell>
          <table:table-cell table:number-columns-repeated="1014"/>
        </table:table-row>
        <table:table-row table:style-name="ro2">
          <table:table-cell office:value-type="float" office:value="640">
            <text:p>640</text:p>
          </table:table-cell>
          <table:table-cell office:value-type="date" office:date-value="2011-02-20">
            <text:p>20.02.2011</text:p>
          </table:table-cell>
          <table:table-cell office:value-type="time" office:time-value="PT10H17M25S">
            <text:p>10:17:25</text:p>
          </table:table-cell>
          <table:table-cell office:value-type="float" office:value="23">
            <text:p>23,0</text:p>
          </table:table-cell>
          <table:table-cell table:style-name="ce12" office:value-type="float" office:value="118">
            <text:p>118</text:p>
          </table:table-cell>
          <table:table-cell office:value-type="time" office:time-value="PT02H16M33S">
            <text:p>02:16:33</text:p>
          </table:table-cell>
          <table:table-cell office:value-type="string">
            <text:p>Kwh – Ludwigsburg – Neckargröningen – Neckar – Ossweil – Ludwigsburg - Kwh</text:p>
          </table:table-cell>
          <table:table-cell table:formula="of:=SUM([.D42:.D58])" office:value-type="float" office:value="171.7">
            <text:p>171,7</text:p>
          </table:table-cell>
          <table:table-cell table:number-columns-repeated="1015"/>
        </table:table-row>
        <table:table-row table:style-name="ro2">
          <table:table-cell office:value-type="float" office:value="641">
            <text:p>641</text:p>
          </table:table-cell>
          <table:table-cell office:value-type="date" office:date-value="2011-02-21">
            <text:p>21.02.2011</text:p>
          </table:table-cell>
          <table:table-cell office:value-type="time" office:time-value="PT09H01M28S">
            <text:p>09:01:28</text:p>
          </table:table-cell>
          <table:table-cell office:value-type="float" office:value="6">
            <text:p>6,0</text:p>
          </table:table-cell>
          <table:table-cell table:style-name="ce12" office:value-type="float" office:value="121">
            <text:p>121</text:p>
          </table:table-cell>
          <table:table-cell office:value-type="time" office:time-value="PT00H33M13S">
            <text:p>00:33:13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1">
            <text:p>21.02.2011</text:p>
          </table:table-cell>
          <table:table-cell office:value-type="time" office:time-value="PT13H29M50S">
            <text:p>13:29:50</text:p>
          </table:table-cell>
          <table:table-cell office:value-type="float" office:value="3.7">
            <text:p>3,7</text:p>
          </table:table-cell>
          <table:table-cell table:style-name="ce12" office:value-type="float" office:value="117">
            <text:p>117</text:p>
          </table:table-cell>
          <table:table-cell office:value-type="time" office:time-value="PT00H20M57S">
            <text:p>00:20:5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1">
            <text:p>21.02.2011</text:p>
          </table:table-cell>
          <table:table-cell office:value-type="time" office:time-value="PT17H37M51S">
            <text:p>17:37:51</text:p>
          </table:table-cell>
          <table:table-cell office:value-type="float" office:value="10.1">
            <text:p>10,1</text:p>
          </table:table-cell>
          <table:table-cell table:style-name="ce12" office:value-type="float" office:value="117">
            <text:p>117</text:p>
          </table:table-cell>
          <table:table-cell office:value-type="time" office:time-value="PT00H58M19S">
            <text:p>00:58:19</text:p>
          </table:table-cell>
          <table:table-cell office:value-type="string">
            <text:p>Kwh – Mitte – Wiesengrund – B27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1">
            <text:p>21.02.2011</text:p>
          </table:table-cell>
          <table:table-cell office:value-type="time" office:time-value="PT19H07M43S">
            <text:p>19:07:43</text:p>
          </table:table-cell>
          <table:table-cell office:value-type="float" office:value="3.7">
            <text:p>3,7</text:p>
          </table:table-cell>
          <table:table-cell table:style-name="ce12" office:value-type="float" office:value="117">
            <text:p>117</text:p>
          </table:table-cell>
          <table:table-cell office:value-type="time" office:time-value="PT00H21M10S">
            <text:p>00:21:1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42">
            <text:p>642</text:p>
          </table:table-cell>
          <table:table-cell office:value-type="date" office:date-value="2011-02-22">
            <text:p>22.02.2011</text:p>
          </table:table-cell>
          <table:table-cell office:value-type="time" office:time-value="PT08H11M08S">
            <text:p>08:11:08</text:p>
          </table:table-cell>
          <table:table-cell office:value-type="float" office:value="3.2">
            <text:p>3,2</text:p>
          </table:table-cell>
          <table:table-cell table:style-name="ce12" office:value-type="float" office:value="124">
            <text:p>124</text:p>
          </table:table-cell>
          <table:table-cell office:value-type="time" office:time-value="PT00H19M21S">
            <text:p>00:19:21</text:p>
          </table:table-cell>
          <table:table-cell office:value-type="string">
            <text:p>Kwh – Edeka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2">
            <text:p>22.02.2011</text:p>
          </table:table-cell>
          <table:table-cell office:value-type="time" office:time-value="PT16H40M41S">
            <text:p>16:40:41</text:p>
          </table:table-cell>
          <table:table-cell office:value-type="float" office:value="31.5">
            <text:p>31,5</text:p>
          </table:table-cell>
          <table:table-cell table:style-name="ce12" office:value-type="float" office:value="111">
            <text:p>111</text:p>
          </table:table-cell>
          <table:table-cell office:value-type="time" office:time-value="PT03H20M00S">
            <text:p>03:20:00</text:p>
          </table:table-cell>
          <table:table-cell office:value-type="string">
            <text:p>Bbn – Maichingen – KaBa – Bärenseen – Feuerbach (Bhf)</text:p>
          </table:table-cell>
          <table:table-cell table:number-columns-repeated="1016"/>
        </table:table-row>
        <table:table-row table:style-name="ro2">
          <table:table-cell office:value-type="float" office:value="643">
            <text:p>643</text:p>
          </table:table-cell>
          <table:table-cell office:value-type="date" office:date-value="2011-02-23">
            <text:p>23.02.2011</text:p>
          </table:table-cell>
          <table:table-cell office:value-type="time" office:time-value="PT08H28M58S">
            <text:p>08:28:58</text:p>
          </table:table-cell>
          <table:table-cell office:value-type="float" office:value="3.5">
            <text:p>3,5</text:p>
          </table:table-cell>
          <table:table-cell table:style-name="ce12" office:value-type="string">
            <text:p>?</text:p>
          </table:table-cell>
          <table:table-cell office:value-type="time" office:time-value="PT00H21M51S">
            <text:p>00:21:51</text:p>
          </table:table-cell>
          <table:table-cell office:value-type="string">
            <text:p>Kwh – Bü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3">
            <text:p>23.02.2011</text:p>
          </table:table-cell>
          <table:table-cell office:value-type="time" office:time-value="PT14H46M20S">
            <text:p>14:46:20</text:p>
          </table:table-cell>
          <table:table-cell office:value-type="float" office:value="3.6">
            <text:p>3,6</text:p>
          </table:table-cell>
          <table:table-cell table:style-name="ce12" office:value-type="string">
            <text:p>?</text:p>
          </table:table-cell>
          <table:table-cell office:value-type="time" office:time-value="PT00H22M03S">
            <text:p>00:22:0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3">
            <text:p>23.02.2011</text:p>
          </table:table-cell>
          <table:table-cell office:value-type="time" office:time-value="PT17H12M47S">
            <text:p>17:12:47</text:p>
          </table:table-cell>
          <table:table-cell office:value-type="float" office:value="5.8">
            <text:p>5,8</text:p>
          </table:table-cell>
          <table:table-cell table:style-name="ce12" office:value-type="float" office:value="118">
            <text:p>118</text:p>
          </table:table-cell>
          <table:table-cell office:value-type="time" office:time-value="PT00H33M55S">
            <text:p>00:33:55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3">
            <text:p>23.02.2011</text:p>
          </table:table-cell>
          <table:table-cell office:value-type="time" office:time-value="PT19H24M41S">
            <text:p>19:24:41</text:p>
          </table:table-cell>
          <table:table-cell office:value-type="float" office:value="3.5">
            <text:p>3,5</text:p>
          </table:table-cell>
          <table:table-cell table:style-name="ce12" office:value-type="float" office:value="112">
            <text:p>112</text:p>
          </table:table-cell>
          <table:table-cell office:value-type="time" office:time-value="PT00H21M33S">
            <text:p>00:21:3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44">
            <text:p>644</text:p>
          </table:table-cell>
          <table:table-cell office:value-type="date" office:date-value="2011-02-24">
            <text:p>24.02.2011</text:p>
          </table:table-cell>
          <table:table-cell office:value-type="time" office:time-value="PT09H28M23S">
            <text:p>09:28:23</text:p>
          </table:table-cell>
          <table:table-cell office:value-type="float" office:value="7.4">
            <text:p>7,4</text:p>
          </table:table-cell>
          <table:table-cell table:style-name="ce12" office:value-type="float" office:value="120">
            <text:p>120</text:p>
          </table:table-cell>
          <table:table-cell office:value-type="time" office:time-value="PT00H41M00S">
            <text:p>00:41:00</text:p>
          </table:table-cell>
          <table:table-cell office:value-type="string">
            <text:p>Kwh – Zazenhausen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4">
            <text:p>24.02.2011</text:p>
          </table:table-cell>
          <table:table-cell office:value-type="time" office:time-value="PT13H43M09S">
            <text:p>13:43:09</text:p>
          </table:table-cell>
          <table:table-cell office:value-type="float" office:value="3.7">
            <text:p>3,7</text:p>
          </table:table-cell>
          <table:table-cell table:style-name="ce12" office:value-type="float" office:value="121">
            <text:p>121</text:p>
          </table:table-cell>
          <table:table-cell office:value-type="time" office:time-value="PT00H19M54S">
            <text:p>00:19:5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4">
            <text:p>24.02.2011</text:p>
          </table:table-cell>
          <table:table-cell office:value-type="time" office:time-value="PT15H49M15S">
            <text:p>15:49:15</text:p>
          </table:table-cell>
          <table:table-cell office:value-type="float" office:value="6.6">
            <text:p>6,6</text:p>
          </table:table-cell>
          <table:table-cell table:style-name="ce12" office:value-type="float" office:value="125">
            <text:p>125</text:p>
          </table:table-cell>
          <table:table-cell office:value-type="time" office:time-value="PT00H37M50S">
            <text:p>00:37:50</text:p>
          </table:table-cell>
          <table:table-cell office:value-type="string">
            <text:p>Kwh – Stammheim – Porsche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4">
            <text:p>24.02.2011</text:p>
          </table:table-cell>
          <table:table-cell office:value-type="time" office:time-value="PT18H08M30S">
            <text:p>18:08:30</text:p>
          </table:table-cell>
          <table:table-cell office:value-type="float" office:value="4.1">
            <text:p>4,1</text:p>
          </table:table-cell>
          <table:table-cell table:style-name="ce12" office:value-type="float" office:value="118">
            <text:p>118</text:p>
          </table:table-cell>
          <table:table-cell office:value-type="time" office:time-value="PT00H24M51S">
            <text:p>00:24:5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45">
            <text:p>645</text:p>
          </table:table-cell>
          <table:table-cell office:value-type="date" office:date-value="2011-02-25">
            <text:p>25.02.2011</text:p>
          </table:table-cell>
          <table:table-cell office:value-type="time" office:time-value="PT09H15M02S">
            <text:p>09:15:02</text:p>
          </table:table-cell>
          <table:table-cell office:value-type="float" office:value="6.3">
            <text:p>6,3</text:p>
          </table:table-cell>
          <table:table-cell table:style-name="ce12" office:value-type="float" office:value="119">
            <text:p>119</text:p>
          </table:table-cell>
          <table:table-cell office:value-type="time" office:time-value="PT00H35M15S">
            <text:p>00:35:15</text:p>
          </table:table-cell>
          <table:table-cell office:value-type="string">
            <text:p>Kwh – Zi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5">
            <text:p>25.02.2011</text:p>
          </table:table-cell>
          <table:table-cell office:value-type="time" office:time-value="PT13H28M03S">
            <text:p>13:28:03</text:p>
          </table:table-cell>
          <table:table-cell office:value-type="float" office:value="3.8">
            <text:p>3,8</text:p>
          </table:table-cell>
          <table:table-cell table:style-name="ce12" office:value-type="float" office:value="114">
            <text:p>114</text:p>
          </table:table-cell>
          <table:table-cell office:value-type="time" office:time-value="PT00H20M25S">
            <text:p>00:20:2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5">
            <text:p>25.02.2011</text:p>
          </table:table-cell>
          <table:table-cell office:value-type="time" office:time-value="PT15H45M42S">
            <text:p>15:45:42</text:p>
          </table:table-cell>
          <table:table-cell office:value-type="float" office:value="8.7">
            <text:p>8,7</text:p>
          </table:table-cell>
          <table:table-cell table:style-name="ce12" office:value-type="float" office:value="120">
            <text:p>120</text:p>
          </table:table-cell>
          <table:table-cell office:value-type="time" office:time-value="PT00H45M06S">
            <text:p>00:45:06</text:p>
          </table:table-cell>
          <table:table-cell office:value-type="string">
            <text:p>Kwh – Zazenhausen – Freiberg – Rot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5">
            <text:p>25.02.2011</text:p>
          </table:table-cell>
          <table:table-cell office:value-type="time" office:time-value="PT18H44M26S">
            <text:p>18:44:26</text:p>
          </table:table-cell>
          <table:table-cell office:value-type="float" office:value="3.8">
            <text:p>3,8</text:p>
          </table:table-cell>
          <table:table-cell table:style-name="ce12" office:value-type="float" office:value="108">
            <text:p>108</text:p>
          </table:table-cell>
          <table:table-cell office:value-type="time" office:time-value="PT00H22M45S">
            <text:p>00:22:4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46">
            <text:p>646</text:p>
          </table:table-cell>
          <table:table-cell office:value-type="date" office:date-value="2011-02-26">
            <text:p>26.02.2011</text:p>
          </table:table-cell>
          <table:table-cell office:value-type="time" office:time-value="PT15H43M06S">
            <text:p>15:43:06</text:p>
          </table:table-cell>
          <table:table-cell office:value-type="float" office:value="13.9">
            <text:p>13,9</text:p>
          </table:table-cell>
          <table:table-cell table:style-name="ce12" office:value-type="float" office:value="117">
            <text:p>117</text:p>
          </table:table-cell>
          <table:table-cell office:value-type="time" office:time-value="PT01H18M46S">
            <text:p>01:18:46</text:p>
          </table:table-cell>
          <table:table-cell office:value-type="string">
            <text:p>Kwh – Pattonville – Ludwigsburg - Kwh</text:p>
          </table:table-cell>
          <table:table-cell table:number-columns-repeated="1016"/>
        </table:table-row>
        <table:table-row table:style-name="ro2">
          <table:table-cell office:value-type="float" office:value="647">
            <text:p>647</text:p>
          </table:table-cell>
          <table:table-cell office:value-type="date" office:date-value="2011-02-27">
            <text:p>27.02.2011</text:p>
          </table:table-cell>
          <table:table-cell office:value-type="time" office:time-value="PT14H30M22S">
            <text:p>14:30:22</text:p>
          </table:table-cell>
          <table:table-cell office:value-type="float" office:value="16.2">
            <text:p>16,2</text:p>
          </table:table-cell>
          <table:table-cell table:style-name="ce12" office:value-type="float" office:value="123">
            <text:p>123</text:p>
          </table:table-cell>
          <table:table-cell office:value-type="time" office:time-value="PT01H27M50S">
            <text:p>01:27:50</text:p>
          </table:table-cell>
          <table:table-cell office:value-type="string">
            <text:p>Kwh – Ludwigsburg – Pflugfelden - Kwh</text:p>
          </table:table-cell>
          <table:table-cell table:formula="of:=SUM([.D59:.D78])" office:value-type="float" office:value="149.1">
            <text:p>149,1</text:p>
          </table:table-cell>
          <table:table-cell table:number-columns-repeated="1015"/>
        </table:table-row>
        <table:table-row table:style-name="ro2">
          <table:table-cell office:value-type="float" office:value="648">
            <text:p>648</text:p>
          </table:table-cell>
          <table:table-cell office:value-type="date" office:date-value="2011-02-28">
            <text:p>28.02.2011</text:p>
          </table:table-cell>
          <table:table-cell office:value-type="time" office:time-value="PT09H18M45S">
            <text:p>09:18:45</text:p>
          </table:table-cell>
          <table:table-cell office:value-type="float" office:value="4.2">
            <text:p>4,2</text:p>
          </table:table-cell>
          <table:table-cell table:style-name="ce12" office:value-type="float" office:value="127">
            <text:p>127</text:p>
          </table:table-cell>
          <table:table-cell office:value-type="time" office:time-value="PT00H21M31S">
            <text:p>00:21:3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8">
            <text:p>28.02.2011</text:p>
          </table:table-cell>
          <table:table-cell office:value-type="time" office:time-value="PT13H14M26S">
            <text:p>13:14:26</text:p>
          </table:table-cell>
          <table:table-cell office:value-type="float" office:value="3.7">
            <text:p>3,7</text:p>
          </table:table-cell>
          <table:table-cell table:style-name="ce12" office:value-type="float" office:value="120">
            <text:p>120</text:p>
          </table:table-cell>
          <table:table-cell office:value-type="time" office:time-value="PT00H18M50S">
            <text:p>00:18:5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8">
            <text:p>28.02.2011</text:p>
          </table:table-cell>
          <table:table-cell office:value-type="time" office:time-value="PT16H47M34S">
            <text:p>16:47:34</text:p>
          </table:table-cell>
          <table:table-cell office:value-type="float" office:value="10.2">
            <text:p>10,2</text:p>
          </table:table-cell>
          <table:table-cell table:style-name="ce12" office:value-type="float" office:value="126">
            <text:p>126</text:p>
          </table:table-cell>
          <table:table-cell office:value-type="time" office:time-value="PT00H50M51S">
            <text:p>00:50:51</text:p>
          </table:table-cell>
          <table:table-cell office:value-type="string">
            <text:p>Kwh – Zentrum – SolitudeAllee – Stammheim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2-28">
            <text:p>28.02.2011</text:p>
          </table:table-cell>
          <table:table-cell office:value-type="time" office:time-value="PT18H55M16S">
            <text:p>18:55:16</text:p>
          </table:table-cell>
          <table:table-cell office:value-type="float" office:value="3.5">
            <text:p>3,5</text:p>
          </table:table-cell>
          <table:table-cell table:style-name="ce12" office:value-type="float" office:value="119">
            <text:p>119</text:p>
          </table:table-cell>
          <table:table-cell office:value-type="time" office:time-value="PT00H21M51S">
            <text:p>00:21:51</text:p>
          </table:table-cell>
          <table:table-cell office:value-type="string">
            <text:p>Büro – Kwh</text:p>
          </table:table-cell>
          <table:table-cell table:formula="of:=SUM([.D79:.D82])" office:value-type="float" office:value="21.6">
            <text:p>21,6</text:p>
          </table:table-cell>
          <table:table-cell table:number-columns-repeated="1015"/>
        </table:table-row>
        <table:table-row table:style-name="ro1" table:number-rows-repeated="7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1-01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0614.327027027">
            <text:p>10614,33</text:p>
          </table:table-cell>
          <table:table-cell table:style-name="ce16" table:formula="of:=SUM([.F2:.F65441])" office:value-type="time" office:time-value="PT1044H24M07S">
            <text:p>12:24:07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589">
            <text:p>589</text:p>
          </table:table-cell>
          <table:table-cell table:style-name="ce17" office:value-type="date" office:date-value="2010-12-31">
            <text:p>31.12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12'.H1])" office:value-type="float" office:value="10106.227027027">
            <text:p>10106,23</text:p>
          </table:table-cell>
          <table:table-cell table:style-name="ce10"/>
          <table:table-cell table:style-name="ce10" table:formula="of:=SUM(['2010-12'.I1])" office:value-type="time" office:time-value="PT995H14M13S">
            <text:p>11:14:13</text:p>
          </table:table-cell>
          <table:table-cell table:style-name="ce2" office:value-type="string">
            <text:p>Übertrag 400:33:32</text:p>
          </table:table-cell>
          <table:table-cell table:style-name="ce2" table:formula="of:=SUM(['2010-12'.H58])" office:value-type="float" office:value="53.8">
            <text:p>53,8</text:p>
          </table:table-cell>
          <table:table-cell table:style-name="ce2" table:number-columns-repeated="1015"/>
        </table:table-row>
        <table:table-row table:style-name="ro2">
          <table:table-cell office:value-type="float" office:value="590">
            <text:p>590</text:p>
          </table:table-cell>
          <table:table-cell office:value-type="date" office:date-value="2011-01-01">
            <text:p>01.01.2011</text:p>
          </table:table-cell>
          <table:table-cell office:value-type="time" office:time-value="PT16H54M06S">
            <text:p>16:54:06</text:p>
          </table:table-cell>
          <table:table-cell office:value-type="float" office:value="16.8">
            <text:p>16,8</text:p>
          </table:table-cell>
          <table:table-cell table:style-name="ce12" office:value-type="float" office:value="122">
            <text:p>122</text:p>
          </table:table-cell>
          <table:table-cell office:value-type="time" office:time-value="PT01H53M08S">
            <text:p>01:53:08</text:p>
          </table:table-cell>
          <table:table-cell office:value-type="string">
            <text:p>Kwh – Zazenhausen – Mühlhausen – Hofen – Burgholzhof – Zuffwenhausen - Kwh</text:p>
          </table:table-cell>
          <table:table-cell/>
          <table:table-cell table:style-name="ce2" table:number-columns-repeated="1015"/>
        </table:table-row>
        <table:table-row table:style-name="ro2">
          <table:table-cell office:value-type="float" office:value="591">
            <text:p>591</text:p>
          </table:table-cell>
          <table:table-cell office:value-type="date" office:date-value="2011-01-02">
            <text:p>02.01.2011</text:p>
          </table:table-cell>
          <table:table-cell office:value-type="time" office:time-value="PT14H45M52S">
            <text:p>14:45:52</text:p>
          </table:table-cell>
          <table:table-cell office:value-type="float" office:value="10.3">
            <text:p>10,3</text:p>
          </table:table-cell>
          <table:table-cell table:style-name="ce12" office:value-type="float" office:value="129">
            <text:p>129</text:p>
          </table:table-cell>
          <table:table-cell office:value-type="time" office:time-value="PT01H09M19S">
            <text:p>01:09:19</text:p>
          </table:table-cell>
          <table:table-cell office:value-type="string">
            <text:p>Spiess – Skilift – Riegelstein - Spiess</text:p>
          </table:table-cell>
          <table:table-cell table:formula="of:=SUM([.D3:.D4];[.H2])" office:value-type="float" office:value="80.9">
            <text:p>80,9</text:p>
          </table:table-cell>
          <table:table-cell table:number-columns-repeated="1015"/>
        </table:table-row>
        <table:table-row table:style-name="ro2">
          <table:table-cell office:value-type="float" office:value="592">
            <text:p>592</text:p>
          </table:table-cell>
          <table:table-cell office:value-type="date" office:date-value="2011-01-03">
            <text:p>03.01.2011</text:p>
          </table:table-cell>
          <table:table-cell office:value-type="time" office:time-value="PT10H46M23S">
            <text:p>10:46:23</text:p>
          </table:table-cell>
          <table:table-cell office:value-type="float" office:value="12.5">
            <text:p>12,5</text:p>
          </table:table-cell>
          <table:table-cell table:style-name="ce12" office:value-type="float" office:value="140">
            <text:p>140</text:p>
          </table:table-cell>
          <table:table-cell office:value-type="time" office:time-value="PT01H28M06S">
            <text:p>01:28:06</text:p>
          </table:table-cell>
          <table:table-cell office:value-type="string">
            <text:p>Spiess – Reuenhof - Spiess</text:p>
          </table:table-cell>
          <table:table-cell table:number-columns-repeated="1016"/>
        </table:table-row>
        <table:table-row table:style-name="ro2">
          <table:table-cell office:value-type="float" office:value="593">
            <text:p>593</text:p>
          </table:table-cell>
          <table:table-cell office:value-type="date" office:date-value="2011-01-04">
            <text:p>04.01.2011</text:p>
          </table:table-cell>
          <table:table-cell office:value-type="time" office:time-value="PT10H41M37S">
            <text:p>10:41:37</text:p>
          </table:table-cell>
          <table:table-cell office:value-type="float" office:value="13.2">
            <text:p>13,2</text:p>
          </table:table-cell>
          <table:table-cell table:style-name="ce12" office:value-type="float" office:value="128">
            <text:p>128</text:p>
          </table:table-cell>
          <table:table-cell office:value-type="time" office:time-value="PT01H32M23S">
            <text:p>01:32:23</text:p>
          </table:table-cell>
          <table:table-cell office:value-type="string">
            <text:p>Spiess – Ittling – Hetzendorf - spiess</text:p>
          </table:table-cell>
          <table:table-cell table:number-columns-repeated="1016"/>
        </table:table-row>
        <table:table-row table:style-name="ro2">
          <table:table-cell office:value-type="float" office:value="594">
            <text:p>594</text:p>
          </table:table-cell>
          <table:table-cell office:value-type="date" office:date-value="2011-01-05">
            <text:p>05.01.2011</text:p>
          </table:table-cell>
          <table:table-cell office:value-type="time" office:time-value="PT11H20M53S">
            <text:p>11:20:53</text:p>
          </table:table-cell>
          <table:table-cell office:value-type="float" office:value="6.9">
            <text:p>6,9</text:p>
          </table:table-cell>
          <table:table-cell table:style-name="ce12" office:value-type="float" office:value="127">
            <text:p>127</text:p>
          </table:table-cell>
          <table:table-cell office:value-type="time" office:time-value="PT00H50M57S">
            <text:p>00:50:57</text:p>
          </table:table-cell>
          <table:table-cell office:value-type="string">
            <text:p>Spiess - ?</text:p>
          </table:table-cell>
          <table:table-cell table:number-columns-repeated="1016"/>
        </table:table-row>
        <table:table-row table:style-name="ro2">
          <table:table-cell office:value-type="float" office:value="595">
            <text:p>595</text:p>
          </table:table-cell>
          <table:table-cell office:value-type="date" office:date-value="2011-01-06">
            <text:p>06.01.2011</text:p>
          </table:table-cell>
          <table:table-cell office:value-type="time" office:time-value="PT11H20M14S">
            <text:p>11:20:14</text:p>
          </table:table-cell>
          <table:table-cell office:value-type="float" office:value="16">
            <text:p>16,0</text:p>
          </table:table-cell>
          <table:table-cell table:style-name="ce12" office:value-type="float" office:value="124">
            <text:p>124</text:p>
          </table:table-cell>
          <table:table-cell office:value-type="time" office:time-value="PT01H54M37S">
            <text:p>01:54:37</text:p>
          </table:table-cell>
          <table:table-cell office:value-type="string">
            <text:p>Spiess – Ittling – Oberachtel – Unterachtel – Diepoltsdorf – Reingrub – Schermhöhe - Spiess</text:p>
          </table:table-cell>
          <table:table-cell table:number-columns-repeated="1016"/>
        </table:table-row>
        <table:table-row table:style-name="ro2">
          <table:table-cell office:value-type="float" office:value="596">
            <text:p>596</text:p>
          </table:table-cell>
          <table:table-cell office:value-type="date" office:date-value="2011-01-07">
            <text:p>07.01.2011</text:p>
          </table:table-cell>
          <table:table-cell office:value-type="time" office:time-value="PT15H05M56S">
            <text:p>15:05:56</text:p>
          </table:table-cell>
          <table:table-cell office:value-type="float" office:value="11.3">
            <text:p>11,3</text:p>
          </table:table-cell>
          <table:table-cell table:style-name="ce12" office:value-type="float" office:value="118">
            <text:p>118</text:p>
          </table:table-cell>
          <table:table-cell office:value-type="time" office:time-value="PT01H11M47S">
            <text:p>01:11:47</text:p>
          </table:table-cell>
          <table:table-cell office:value-type="string">
            <text:p>Spiess – Schermshöhe – Riegelstein – Eichenareuth – Illafeld – Schermshöhe - Spiess</text:p>
          </table:table-cell>
          <table:table-cell table:number-columns-repeated="1016"/>
        </table:table-row>
        <table:table-row table:style-name="ro2">
          <table:table-cell office:value-type="float" office:value="597">
            <text:p>597</text:p>
          </table:table-cell>
          <table:table-cell office:value-type="date" office:date-value="2011-01-08">
            <text:p>08.01.2011</text:p>
          </table:table-cell>
          <table:table-cell office:value-type="time" office:time-value="PT14H39M06S">
            <text:p>14:39:06</text:p>
          </table:table-cell>
          <table:table-cell office:value-type="float" office:value="12.7">
            <text:p>12,7</text:p>
          </table:table-cell>
          <table:table-cell table:style-name="ce12" office:value-type="float" office:value="121">
            <text:p>121</text:p>
          </table:table-cell>
          <table:table-cell office:value-type="time" office:time-value="PT01H19M44S">
            <text:p>01:19:44</text:p>
          </table:table-cell>
          <table:table-cell office:value-type="string">
            <text:p>Spiess – Reuthof – Eckenreurth – Hetzendorf - Spiess</text:p>
          </table:table-cell>
          <table:table-cell table:number-columns-repeated="1016"/>
        </table:table-row>
        <table:table-row table:style-name="ro2">
          <table:table-cell office:value-type="float" office:value="598">
            <text:p>598</text:p>
          </table:table-cell>
          <table:table-cell office:value-type="date" office:date-value="2011-01-09">
            <text:p>09.01.2011</text:p>
          </table:table-cell>
          <table:table-cell office:value-type="time" office:time-value="PT17H48M05S">
            <text:p>17:48:05</text:p>
          </table:table-cell>
          <table:table-cell office:value-type="float" office:value="21.4">
            <text:p>21,4</text:p>
          </table:table-cell>
          <table:table-cell table:style-name="ce12" office:value-type="float" office:value="122">
            <text:p>122</text:p>
          </table:table-cell>
          <table:table-cell office:value-type="time" office:time-value="PT02H05M32S">
            <text:p>02:05:32</text:p>
          </table:table-cell>
          <table:table-cell office:value-type="string">
            <text:p>Kwh – Felder – Mühlhausen – Hofen – MaxEythSee – Burgholzhof – Zuffenhausen - Kwh</text:p>
          </table:table-cell>
          <table:table-cell table:formula="of:=SUM([.D5:.D11])" office:value-type="float" office:value="94">
            <text:p>94</text:p>
          </table:table-cell>
          <table:table-cell table:number-columns-repeated="1015"/>
        </table:table-row>
        <table:table-row table:style-name="ro2">
          <table:table-cell office:value-type="float" office:value="599">
            <text:p>599</text:p>
          </table:table-cell>
          <table:table-cell office:value-type="date" office:date-value="2011-01-10">
            <text:p>10.01.2011</text:p>
          </table:table-cell>
          <table:table-cell office:value-type="time" office:time-value="PT20H07M44S">
            <text:p>20:07:44</text:p>
          </table:table-cell>
          <table:table-cell office:value-type="float" office:value="5.4">
            <text:p>5,4</text:p>
          </table:table-cell>
          <table:table-cell table:style-name="ce12" office:value-type="float" office:value="123">
            <text:p>123</text:p>
          </table:table-cell>
          <table:table-cell office:value-type="time" office:time-value="PT00H31M10S">
            <text:p>00:31:10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0">
            <text:p>10.01.2011</text:p>
          </table:table-cell>
          <table:table-cell office:value-type="time" office:time-value="PT21H04M03S">
            <text:p>21:04:03</text:p>
          </table:table-cell>
          <table:table-cell office:value-type="float" office:value="5.7">
            <text:p>5,7</text:p>
          </table:table-cell>
          <table:table-cell table:style-name="ce12" office:value-type="float" office:value="120">
            <text:p>120</text:p>
          </table:table-cell>
          <table:table-cell office:value-type="time" office:time-value="PT00H33M55S">
            <text:p>00:33:55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office:value-type="float" office:value="600">
            <text:p>600</text:p>
          </table:table-cell>
          <table:table-cell office:value-type="date" office:date-value="2011-01-11">
            <text:p>11.01.2011</text:p>
          </table:table-cell>
          <table:table-cell office:value-type="time" office:time-value="PT13H20M33S">
            <text:p>13:20:33</text:p>
          </table:table-cell>
          <table:table-cell office:value-type="float" office:value="17">
            <text:p>17,0</text:p>
          </table:table-cell>
          <table:table-cell table:style-name="ce12" office:value-type="float" office:value="140">
            <text:p>140</text:p>
          </table:table-cell>
          <table:table-cell office:value-type="time" office:time-value="PT01H24M42S">
            <text:p>01:24:42</text:p>
          </table:table-cell>
          <table:table-cell office:value-type="string">
            <text:p>Kwh – Zazenhausen – Mühlhausen – MaxEyth-See – Hofen – Mühlhausen - Kwh</text:p>
          </table:table-cell>
          <table:table-cell table:number-columns-repeated="1016"/>
        </table:table-row>
        <table:table-row table:style-name="ro2">
          <table:table-cell office:value-type="float" office:value="601">
            <text:p>601</text:p>
          </table:table-cell>
          <table:table-cell office:value-type="date" office:date-value="2011-01-12">
            <text:p>12.01.2011</text:p>
          </table:table-cell>
          <table:table-cell office:value-type="time" office:time-value="PT10H26M47S">
            <text:p>10:26:47</text:p>
          </table:table-cell>
          <table:table-cell office:value-type="float" office:value="6">
            <text:p>6,0</text:p>
          </table:table-cell>
          <table:table-cell table:style-name="ce12" office:value-type="float" office:value="128">
            <text:p>128</text:p>
          </table:table-cell>
          <table:table-cell office:value-type="time" office:time-value="PT00H32M19S">
            <text:p>00:32:19</text:p>
          </table:table-cell>
          <table:table-cell office:value-type="string">
            <text:p>Kwh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2">
            <text:p>12.01.2011</text:p>
          </table:table-cell>
          <table:table-cell office:value-type="time" office:time-value="PT12H57M02S">
            <text:p>12:57:02</text:p>
          </table:table-cell>
          <table:table-cell office:value-type="float" office:value="3.6">
            <text:p>3,6</text:p>
          </table:table-cell>
          <table:table-cell table:style-name="ce12" office:value-type="float" office:value="127">
            <text:p>127</text:p>
          </table:table-cell>
          <table:table-cell office:value-type="time" office:time-value="PT00H19M37S">
            <text:p>00:19:3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2">
            <text:p>12.01.2011</text:p>
          </table:table-cell>
          <table:table-cell office:value-type="time" office:time-value="PT17H25M06S">
            <text:p>17:25:06</text:p>
          </table:table-cell>
          <table:table-cell office:value-type="float" office:value="3.7">
            <text:p>3,7</text:p>
          </table:table-cell>
          <table:table-cell table:style-name="ce12" office:value-type="float" office:value="129">
            <text:p>129</text:p>
          </table:table-cell>
          <table:table-cell office:value-type="time" office:time-value="PT00H20M15S">
            <text:p>00:20:1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2">
            <text:p>12.01.2011</text:p>
          </table:table-cell>
          <table:table-cell office:value-type="time" office:time-value="PT19H56M17S">
            <text:p>19:56:17</text:p>
          </table:table-cell>
          <table:table-cell office:value-type="float" office:value="6.3">
            <text:p>6,3</text:p>
          </table:table-cell>
          <table:table-cell table:style-name="ce12" office:value-type="float" office:value="122">
            <text:p>122</text:p>
          </table:table-cell>
          <table:table-cell office:value-type="time" office:time-value="PT00H34M57S">
            <text:p>00:34:57</text:p>
          </table:table-cell>
          <table:table-cell office:value-type="string">
            <text:p>Büro – Stammheim - Kwh</text:p>
          </table:table-cell>
          <table:table-cell table:number-columns-repeated="1016"/>
        </table:table-row>
        <table:table-row table:style-name="ro2">
          <table:table-cell office:value-type="float" office:value="602">
            <text:p>602</text:p>
          </table:table-cell>
          <table:table-cell office:value-type="date" office:date-value="2011-01-13">
            <text:p>13.01.2011</text:p>
          </table:table-cell>
          <table:table-cell office:value-type="time" office:time-value="PT11H40M02S">
            <text:p>11:40:02</text:p>
          </table:table-cell>
          <table:table-cell office:value-type="float" office:value="6.6">
            <text:p>6,6</text:p>
          </table:table-cell>
          <table:table-cell table:style-name="ce12" office:value-type="float" office:value="125">
            <text:p>125</text:p>
          </table:table-cell>
          <table:table-cell office:value-type="time" office:time-value="PT00H36M22S">
            <text:p>00:36:22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3">
            <text:p>13.01.2011</text:p>
          </table:table-cell>
          <table:table-cell office:value-type="time" office:time-value="PT17H18M03S">
            <text:p>17:18:03</text:p>
          </table:table-cell>
          <table:table-cell office:value-type="float" office:value="6.3">
            <text:p>6,3</text:p>
          </table:table-cell>
          <table:table-cell table:style-name="ce12" office:value-type="float" office:value="124">
            <text:p>124</text:p>
          </table:table-cell>
          <table:table-cell office:value-type="time" office:time-value="PT00H36M50S">
            <text:p>00:36:50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603">
            <text:p>603</text:p>
          </table:table-cell>
          <table:table-cell office:value-type="date" office:date-value="2011-01-14">
            <text:p>14.01.2011</text:p>
          </table:table-cell>
          <table:table-cell office:value-type="time" office:time-value="PT10H39M54S">
            <text:p>10:39:54</text:p>
          </table:table-cell>
          <table:table-cell office:value-type="float" office:value="11.6">
            <text:p>11,6</text:p>
          </table:table-cell>
          <table:table-cell table:style-name="ce12" office:value-type="float" office:value="122">
            <text:p>122</text:p>
          </table:table-cell>
          <table:table-cell office:value-type="time" office:time-value="PT01H01M49S">
            <text:p>01:01:49</text:p>
          </table:table-cell>
          <table:table-cell office:value-type="string">
            <text:p>Kreuz und quer um Kwh</text:p>
          </table:table-cell>
          <table:table-cell table:number-columns-repeated="1016"/>
        </table:table-row>
        <table:table-row table:style-name="ro2">
          <table:table-cell office:value-type="float" office:value="604">
            <text:p>604</text:p>
          </table:table-cell>
          <table:table-cell office:value-type="date" office:date-value="2011-01-15">
            <text:p>15.01.2011</text:p>
          </table:table-cell>
          <table:table-cell office:value-type="time" office:time-value="PT09H24M31S">
            <text:p>09:24:31</text:p>
          </table:table-cell>
          <table:table-cell office:value-type="float" office:value="25.2">
            <text:p>25,2</text:p>
          </table:table-cell>
          <table:table-cell table:style-name="ce12" office:value-type="float" office:value="135">
            <text:p>135</text:p>
          </table:table-cell>
          <table:table-cell office:value-type="time" office:time-value="PT02H04M52S">
            <text:p>02:04:52</text:p>
          </table:table-cell>
          <table:table-cell office:value-type="string">
            <text:p>Kwh – Mühhausen – Kwh – Grünbühl – Pattonville - Kwh</text:p>
          </table:table-cell>
          <table:table-cell table:number-columns-repeated="1016"/>
        </table:table-row>
        <table:table-row table:style-name="ro2">
          <table:table-cell office:value-type="float" office:value="605">
            <text:p>605</text:p>
          </table:table-cell>
          <table:table-cell office:value-type="date" office:date-value="2011-01-16">
            <text:p>16.01.2011</text:p>
          </table:table-cell>
          <table:table-cell office:value-type="time" office:time-value="PT13H00M15S">
            <text:p>13:00:15</text:p>
          </table:table-cell>
          <table:table-cell office:value-type="float" office:value="17">
            <text:p>17,0</text:p>
          </table:table-cell>
          <table:table-cell table:style-name="ce12" office:value-type="float" office:value="131">
            <text:p>131</text:p>
          </table:table-cell>
          <table:table-cell office:value-type="time" office:time-value="PT01H23M48S">
            <text:p>01:23:48</text:p>
          </table:table-cell>
          <table:table-cell office:value-type="string">
            <text:p>Kreuz und quer um Kwh</text:p>
          </table:table-cell>
          <table:table-cell table:formula="of:=SUM([.D12:.D23])" office:value-type="float" office:value="114.4">
            <text:p>114,4</text:p>
          </table:table-cell>
          <table:table-cell table:number-columns-repeated="1015"/>
        </table:table-row>
        <table:table-row table:style-name="ro2">
          <table:table-cell office:value-type="float" office:value="606">
            <text:p>606</text:p>
          </table:table-cell>
          <table:table-cell office:value-type="date" office:date-value="2011-01-17">
            <text:p>17.01.2011</text:p>
          </table:table-cell>
          <table:table-cell office:value-type="time" office:time-value="PT09H52M49S">
            <text:p>09:52:49</text:p>
          </table:table-cell>
          <table:table-cell office:value-type="float" office:value="12.9">
            <text:p>12,9</text:p>
          </table:table-cell>
          <table:table-cell table:style-name="ce12" office:value-type="float" office:value="119">
            <text:p>119</text:p>
          </table:table-cell>
          <table:table-cell office:value-type="time" office:time-value="PT01H11M20S">
            <text:p>01:11:20</text:p>
          </table:table-cell>
          <table:table-cell office:value-type="string">
            <text:p>Kwh – Stammheim – Kallenberg – Korntal - Büro</text:p>
          </table:table-cell>
          <table:table-cell/>
          <table:table-cell office:value-type="string">
            <text:p>GPS – KO</text:p>
          </table:table-cell>
          <table:table-cell table:number-columns-repeated="1014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7">
            <text:p>17.01.2011</text:p>
          </table:table-cell>
          <table:table-cell office:value-type="time" office:time-value="PT13H12M42S">
            <text:p>13:12:42</text:p>
          </table:table-cell>
          <table:table-cell office:value-type="float" office:value="3.7">
            <text:p>3,7</text:p>
          </table:table-cell>
          <table:table-cell table:style-name="ce12" office:value-type="float" office:value="121">
            <text:p>121</text:p>
          </table:table-cell>
          <table:table-cell office:value-type="time" office:time-value="PT00H20M46S">
            <text:p>00:20:4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07">
            <text:p>607</text:p>
          </table:table-cell>
          <table:table-cell office:value-type="date" office:date-value="2011-01-18">
            <text:p>18.01.2011</text:p>
          </table:table-cell>
          <table:table-cell office:value-type="time" office:time-value="PT08H14M26S">
            <text:p>08:14:26</text:p>
          </table:table-cell>
          <table:table-cell office:value-type="float" office:value="7">
            <text:p>7,0</text:p>
          </table:table-cell>
          <table:table-cell table:style-name="ce12" office:value-type="float" office:value="122">
            <text:p>122</text:p>
          </table:table-cell>
          <table:table-cell office:value-type="time" office:time-value="PT00H38M13S">
            <text:p>00:38:13</text:p>
          </table:table-cell>
          <table:table-cell office:value-type="string">
            <text:p>Kwh – Zazenhausen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8">
            <text:p>18.01.2011</text:p>
          </table:table-cell>
          <table:table-cell office:value-type="time" office:time-value="PT12H54M31S">
            <text:p>12:54:31</text:p>
          </table:table-cell>
          <table:table-cell office:value-type="float" office:value="8.2">
            <text:p>8,2</text:p>
          </table:table-cell>
          <table:table-cell table:style-name="ce12" office:value-type="float" office:value="121">
            <text:p>121</text:p>
          </table:table-cell>
          <table:table-cell office:value-type="time" office:time-value="PT00H44M18S">
            <text:p>00:44:18</text:p>
          </table:table-cell>
          <table:table-cell office:value-type="string">
            <text:p>Büro – Stammheim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8">
            <text:p>18.01.2011</text:p>
          </table:table-cell>
          <table:table-cell office:value-type="time" office:time-value="PT16H33M47S">
            <text:p>16:33:47</text:p>
          </table:table-cell>
          <table:table-cell office:value-type="float" office:value="4">
            <text:p>4,0</text:p>
          </table:table-cell>
          <table:table-cell table:style-name="ce12" office:value-type="float" office:value="123">
            <text:p>123</text:p>
          </table:table-cell>
          <table:table-cell office:value-type="time" office:time-value="PT00H23M21S">
            <text:p>00:23:2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8">
            <text:p>18.01.2011</text:p>
          </table:table-cell>
          <table:table-cell office:value-type="time" office:time-value="PT18H36M11S">
            <text:p>18:36:11</text:p>
          </table:table-cell>
          <table:table-cell office:value-type="float" office:value="3.7">
            <text:p>3,7</text:p>
          </table:table-cell>
          <table:table-cell table:style-name="ce12" office:value-type="float" office:value="115">
            <text:p>115</text:p>
          </table:table-cell>
          <table:table-cell office:value-type="time" office:time-value="PT00H21M48S">
            <text:p>00:21:4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08">
            <text:p>608</text:p>
          </table:table-cell>
          <table:table-cell office:value-type="date" office:date-value="2011-01-19">
            <text:p>19.01.2011</text:p>
          </table:table-cell>
          <table:table-cell office:value-type="time" office:time-value="PT09H02M52S">
            <text:p>09:02:52</text:p>
          </table:table-cell>
          <table:table-cell office:value-type="float" office:value="4.1">
            <text:p>4,1</text:p>
          </table:table-cell>
          <table:table-cell table:style-name="ce12" office:value-type="float" office:value="124">
            <text:p>124</text:p>
          </table:table-cell>
          <table:table-cell office:value-type="time" office:time-value="PT00H22M48S">
            <text:p>00:22:4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9">
            <text:p>19.01.2011</text:p>
          </table:table-cell>
          <table:table-cell office:value-type="time" office:time-value="PT12H28M30S">
            <text:p>12:28:30</text:p>
          </table:table-cell>
          <table:table-cell office:value-type="float" office:value="3.6">
            <text:p>3,6</text:p>
          </table:table-cell>
          <table:table-cell table:style-name="ce12" office:value-type="string">
            <text:p>-</text:p>
          </table:table-cell>
          <table:table-cell office:value-type="time" office:time-value="PT00H19M31S">
            <text:p>00:19:3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9">
            <text:p>19.01.2011</text:p>
          </table:table-cell>
          <table:table-cell office:value-type="time" office:time-value="PT16H39M35S">
            <text:p>16:39:35</text:p>
          </table:table-cell>
          <table:table-cell office:value-type="float" office:value="5.2">
            <text:p>5,2</text:p>
          </table:table-cell>
          <table:table-cell table:style-name="ce12" office:value-type="string">
            <text:p>-</text:p>
          </table:table-cell>
          <table:table-cell office:value-type="time" office:time-value="PT00H29M01S">
            <text:p>00:29:01</text:p>
          </table:table-cell>
          <table:table-cell office:value-type="string">
            <text:p>Kwh – Stammheim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19">
            <text:p>19.01.2011</text:p>
          </table:table-cell>
          <table:table-cell office:value-type="time" office:time-value="PT17H58M17S">
            <text:p>17:58:17</text:p>
          </table:table-cell>
          <table:table-cell office:value-type="float" office:value="3.7">
            <text:p>3,7</text:p>
          </table:table-cell>
          <table:table-cell table:style-name="ce12" office:value-type="float" office:value="129">
            <text:p>129</text:p>
          </table:table-cell>
          <table:table-cell office:value-type="time" office:time-value="PT00H19M59S">
            <text:p>00:19:5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09">
            <text:p>609</text:p>
          </table:table-cell>
          <table:table-cell office:value-type="date" office:date-value="2011-01-20">
            <text:p>20.01.2011</text:p>
          </table:table-cell>
          <table:table-cell office:value-type="time" office:time-value="PT08H05M55S">
            <text:p>08:05:55</text:p>
          </table:table-cell>
          <table:table-cell office:value-type="float" office:value="8.4">
            <text:p>8,4</text:p>
          </table:table-cell>
          <table:table-cell table:style-name="ce12" office:value-type="float" office:value="127">
            <text:p>127</text:p>
          </table:table-cell>
          <table:table-cell office:value-type="time" office:time-value="PT00H46M59S">
            <text:p>00:46:59</text:p>
          </table:table-cell>
          <table:table-cell office:value-type="string">
            <text:p>Kwh – Zazenhausen – Mönchfeld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0">
            <text:p>20.01.2011</text:p>
          </table:table-cell>
          <table:table-cell office:value-type="time" office:time-value="PT13H08M01S">
            <text:p>13:08:01</text:p>
          </table:table-cell>
          <table:table-cell office:value-type="float" office:value="9.5">
            <text:p>9,5</text:p>
          </table:table-cell>
          <table:table-cell table:style-name="ce12" office:value-type="float" office:value="123">
            <text:p>123</text:p>
          </table:table-cell>
          <table:table-cell office:value-type="time" office:time-value="PT00H55M00S">
            <text:p>00:55:00</text:p>
          </table:table-cell>
          <table:table-cell office:value-type="string">
            <text:p>Büro – Zuffenhausen – Rot – Freiberg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0">
            <text:p>20.01.2011</text:p>
          </table:table-cell>
          <table:table-cell office:value-type="time" office:time-value="PT15H09M45S">
            <text:p>15:09:45</text:p>
          </table:table-cell>
          <table:table-cell office:value-type="float" office:value="3.6">
            <text:p>3,6</text:p>
          </table:table-cell>
          <table:table-cell table:style-name="ce12" office:value-type="float" office:value="130">
            <text:p>130</text:p>
          </table:table-cell>
          <table:table-cell office:value-type="time" office:time-value="PT00H21M26S">
            <text:p>00:21:2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0">
            <text:p>20.01.2011</text:p>
          </table:table-cell>
          <table:table-cell office:value-type="time" office:time-value="PT19H18M43S">
            <text:p>19:18:43</text:p>
          </table:table-cell>
          <table:table-cell office:value-type="float" office:value="3.6">
            <text:p>3,6</text:p>
          </table:table-cell>
          <table:table-cell table:style-name="ce12" office:value-type="float" office:value="115">
            <text:p>115</text:p>
          </table:table-cell>
          <table:table-cell office:value-type="time" office:time-value="PT00H22M03S">
            <text:p>00:22:0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10">
            <text:p>610</text:p>
          </table:table-cell>
          <table:table-cell office:value-type="date" office:date-value="2011-01-21">
            <text:p>21.01.2011</text:p>
          </table:table-cell>
          <table:table-cell office:value-type="time" office:time-value="PT08H01M26S">
            <text:p>08:01:26</text:p>
          </table:table-cell>
          <table:table-cell office:value-type="float" office:value="3.6">
            <text:p>3,6</text:p>
          </table:table-cell>
          <table:table-cell table:style-name="ce12" office:value-type="float" office:value="114">
            <text:p>114</text:p>
          </table:table-cell>
          <table:table-cell office:value-type="time" office:time-value="PT00H21M53S">
            <text:p>00:21:5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1">
            <text:p>21.01.2011</text:p>
          </table:table-cell>
          <table:table-cell office:value-type="time" office:time-value="PT13H17M18S">
            <text:p>13:17:18</text:p>
          </table:table-cell>
          <table:table-cell office:value-type="float" office:value="3.6">
            <text:p>3,6</text:p>
          </table:table-cell>
          <table:table-cell table:style-name="ce12" office:value-type="float" office:value="115">
            <text:p>115</text:p>
          </table:table-cell>
          <table:table-cell office:value-type="time" office:time-value="PT00H20M14S">
            <text:p>00:20:1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1">
            <text:p>21.01.2011</text:p>
          </table:table-cell>
          <table:table-cell office:value-type="time" office:time-value="PT14H33M37S">
            <text:p>14:33:37</text:p>
          </table:table-cell>
          <table:table-cell office:value-type="float" office:value="7.3">
            <text:p>7,3</text:p>
          </table:table-cell>
          <table:table-cell table:style-name="ce12" office:value-type="float" office:value="122">
            <text:p>122</text:p>
          </table:table-cell>
          <table:table-cell office:value-type="time" office:time-value="PT00H42M01S">
            <text:p>00:42:01</text:p>
          </table:table-cell>
          <table:table-cell office:value-type="string">
            <text:p>Kwh – Zazenhausen – Rot – Tappachtal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1">
            <text:p>21.01.2011</text:p>
          </table:table-cell>
          <table:table-cell office:value-type="time" office:time-value="PT17H50M30S">
            <text:p>17:50:30</text:p>
          </table:table-cell>
          <table:table-cell office:value-type="float" office:value="5">
            <text:p>5,0</text:p>
          </table:table-cell>
          <table:table-cell table:style-name="ce12" office:value-type="float" office:value="110">
            <text:p>110</text:p>
          </table:table-cell>
          <table:table-cell office:value-type="time" office:time-value="PT00H29M52S">
            <text:p>00:29:52</text:p>
          </table:table-cell>
          <table:table-cell office:value-type="string">
            <text:p>Büro – Stammheim – Kwh</text:p>
          </table:table-cell>
          <table:table-cell table:number-columns-repeated="1016"/>
        </table:table-row>
        <table:table-row table:style-name="ro2">
          <table:table-cell office:value-type="float" office:value="611">
            <text:p>611</text:p>
          </table:table-cell>
          <table:table-cell office:value-type="date" office:date-value="2011-01-22">
            <text:p>22.01.2011</text:p>
          </table:table-cell>
          <table:table-cell office:value-type="time" office:time-value="PT16H30M30S">
            <text:p>16:30:30</text:p>
          </table:table-cell>
          <table:table-cell office:value-type="float" office:value="21.1">
            <text:p>21,1</text:p>
          </table:table-cell>
          <table:table-cell table:style-name="ce12" office:value-type="float" office:value="116">
            <text:p>116</text:p>
          </table:table-cell>
          <table:table-cell office:value-type="time" office:time-value="PT01H59M24S">
            <text:p>01:59:24</text:p>
          </table:table-cell>
          <table:table-cell office:value-type="string">
            <text:p>LB(kikolino) – Neckar – Hochdorf(IG) – LB- Kwh</text:p>
          </table:table-cell>
          <table:table-cell/>
          <table:table-cell office:value-type="string">
            <text:p>GPS KO</text:p>
          </table:table-cell>
          <table:table-cell table:number-columns-repeated="1014"/>
        </table:table-row>
        <table:table-row table:style-name="ro2">
          <table:table-cell office:value-type="float" office:value="612">
            <text:p>612</text:p>
          </table:table-cell>
          <table:table-cell office:value-type="date" office:date-value="2011-01-23">
            <text:p>23.01.2011</text:p>
          </table:table-cell>
          <table:table-cell office:value-type="time" office:time-value="PT17H16M12S">
            <text:p>17:16:12</text:p>
          </table:table-cell>
          <table:table-cell office:value-type="float" office:value="14.9">
            <text:p>14,9</text:p>
          </table:table-cell>
          <table:table-cell table:style-name="ce12" office:value-type="float" office:value="118">
            <text:p>118</text:p>
          </table:table-cell>
          <table:table-cell office:value-type="time" office:time-value="PT01H23M16S">
            <text:p>01:23:16</text:p>
          </table:table-cell>
          <table:table-cell office:value-type="string">
            <text:p>Kwh – LB(Ost) – LB (Zentrum) – Solitude-Allee - Kwh</text:p>
          </table:table-cell>
          <table:table-cell table:formula="of:=SUM([.D24:.D43])" office:value-type="float" office:value="136.7">
            <text:p>136,7</text:p>
          </table:table-cell>
          <table:table-cell office:value-type="string">
            <text:p>GPS OK</text:p>
          </table:table-cell>
          <table:table-cell table:number-columns-repeated="1014"/>
        </table:table-row>
        <table:table-row table:style-name="ro2">
          <table:table-cell office:value-type="float" office:value="613">
            <text:p>613</text:p>
          </table:table-cell>
          <table:table-cell office:value-type="date" office:date-value="2011-01-24">
            <text:p>24.01.2011</text:p>
          </table:table-cell>
          <table:table-cell office:value-type="time" office:time-value="PT08H56M42S">
            <text:p>08:56:42</text:p>
          </table:table-cell>
          <table:table-cell office:value-type="float" office:value="3.4">
            <text:p>3,4</text:p>
          </table:table-cell>
          <table:table-cell table:style-name="ce12" office:value-type="float" office:value="131">
            <text:p>131</text:p>
          </table:table-cell>
          <table:table-cell office:value-type="time" office:time-value="PT00H19M05S">
            <text:p>00:19:0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4">
            <text:p>24.01.2011</text:p>
          </table:table-cell>
          <table:table-cell office:value-type="time" office:time-value="PT13H35M42S">
            <text:p>13:35:42</text:p>
          </table:table-cell>
          <table:table-cell office:value-type="float" office:value="5.9">
            <text:p>5,9</text:p>
          </table:table-cell>
          <table:table-cell table:style-name="ce12" office:value-type="float" office:value="130">
            <text:p>130</text:p>
          </table:table-cell>
          <table:table-cell office:value-type="time" office:time-value="PT00H30M50S">
            <text:p>00:30:50</text:p>
          </table:table-cell>
          <table:table-cell office:value-type="string">
            <text:p>Büro – Zuffenhausen – Zazenhausen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4">
            <text:p>24.01.2011</text:p>
          </table:table-cell>
          <table:table-cell office:value-type="time" office:time-value="PT15H18M07S">
            <text:p>15:18:07</text:p>
          </table:table-cell>
          <table:table-cell office:value-type="float" office:value="8.6">
            <text:p>8,6</text:p>
          </table:table-cell>
          <table:table-cell table:style-name="ce12" office:value-type="float" office:value="136">
            <text:p>136</text:p>
          </table:table-cell>
          <table:table-cell office:value-type="time" office:time-value="PT00H48M02S">
            <text:p>00:48:02</text:p>
          </table:table-cell>
          <table:table-cell table:style-name="ce18" office:value-type="string">
            <text:p>Kwh – Stammheim – Neuwirtshaus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4">
            <text:p>24.01.2011</text:p>
          </table:table-cell>
          <table:table-cell office:value-type="time" office:time-value="PT19H44M04S">
            <text:p>19:44:04</text:p>
          </table:table-cell>
          <table:table-cell office:value-type="float" office:value="3.5">
            <text:p>3,5</text:p>
          </table:table-cell>
          <table:table-cell table:style-name="ce12" office:value-type="float" office:value="118">
            <text:p>118</text:p>
          </table:table-cell>
          <table:table-cell office:value-type="time" office:time-value="PT00H20M36S">
            <text:p>00:20:3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14">
            <text:p>614</text:p>
          </table:table-cell>
          <table:table-cell office:value-type="date" office:date-value="2011-01-25">
            <text:p>25.01.2011</text:p>
          </table:table-cell>
          <table:table-cell office:value-type="time" office:time-value="PT08H34M01S">
            <text:p>08:34:01</text:p>
          </table:table-cell>
          <table:table-cell office:value-type="float" office:value="6.1">
            <text:p>6,1</text:p>
          </table:table-cell>
          <table:table-cell table:style-name="ce12" office:value-type="float" office:value="121">
            <text:p>121</text:p>
          </table:table-cell>
          <table:table-cell office:value-type="time" office:time-value="PT00H35M02S">
            <text:p>00:35:02</text:p>
          </table:table-cell>
          <table:table-cell table:style-name="ce18" office:value-type="string">
            <text:p>Kwh – Zuffenhausen – Rot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5">
            <text:p>25.01.2011</text:p>
          </table:table-cell>
          <table:table-cell office:value-type="time" office:time-value="PT13H26M10S">
            <text:p>13:26:10</text:p>
          </table:table-cell>
          <table:table-cell office:value-type="float" office:value="3.5">
            <text:p>3,5</text:p>
          </table:table-cell>
          <table:table-cell table:style-name="ce12" office:value-type="float" office:value="124">
            <text:p>124</text:p>
          </table:table-cell>
          <table:table-cell office:value-type="time" office:time-value="PT00H19M20S">
            <text:p>00:19:2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5">
            <text:p>25.01.2011</text:p>
          </table:table-cell>
          <table:table-cell office:value-type="time" office:time-value="PT16H24M24S">
            <text:p>16:24:24</text:p>
          </table:table-cell>
          <table:table-cell office:value-type="float" office:value="8.3">
            <text:p>8,3</text:p>
          </table:table-cell>
          <table:table-cell table:style-name="ce12" office:value-type="float" office:value="130">
            <text:p>130</text:p>
          </table:table-cell>
          <table:table-cell office:value-type="time" office:time-value="PT00H47M40S">
            <text:p>00:47:40</text:p>
          </table:table-cell>
          <table:table-cell office:value-type="string">
            <text:p>Kwh – Feld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5">
            <text:p>25.01.2011</text:p>
          </table:table-cell>
          <table:table-cell office:value-type="time" office:time-value="PT19H57M10S">
            <text:p>19:57:10</text:p>
          </table:table-cell>
          <table:table-cell office:value-type="float" office:value="5.1">
            <text:p>5,1</text:p>
          </table:table-cell>
          <table:table-cell table:style-name="ce12" office:value-type="float" office:value="117">
            <text:p>117</text:p>
          </table:table-cell>
          <table:table-cell office:value-type="time" office:time-value="PT00H31M06S">
            <text:p>00:31:06</text:p>
          </table:table-cell>
          <table:table-cell office:value-type="string">
            <text:p>Büro – Kwh (Lindenstr)</text:p>
          </table:table-cell>
          <table:table-cell table:number-columns-repeated="1016"/>
        </table:table-row>
        <table:table-row table:style-name="ro2">
          <table:table-cell office:value-type="float" office:value="615">
            <text:p>615</text:p>
          </table:table-cell>
          <table:table-cell office:value-type="date" office:date-value="2011-01-26">
            <text:p>26.01.2011</text:p>
          </table:table-cell>
          <table:table-cell office:value-type="time" office:time-value="PT08H33M36S">
            <text:p>08:33:36</text:p>
          </table:table-cell>
          <table:table-cell office:value-type="float" office:value="9.7">
            <text:p>9,7</text:p>
          </table:table-cell>
          <table:table-cell table:style-name="ce12" office:value-type="float" office:value="131">
            <text:p>131</text:p>
          </table:table-cell>
          <table:table-cell office:value-type="time" office:time-value="PT00H54M24S">
            <text:p>00:54:24</text:p>
          </table:table-cell>
          <table:table-cell office:value-type="string">
            <text:p>Kwh – Zazenhausen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6">
            <text:p>26.01.2011</text:p>
          </table:table-cell>
          <table:table-cell office:value-type="time" office:time-value="PT14H22M28S">
            <text:p>14:22:28</text:p>
          </table:table-cell>
          <table:table-cell office:value-type="float" office:value="5.1">
            <text:p>5,1</text:p>
          </table:table-cell>
          <table:table-cell table:style-name="ce12" office:value-type="float" office:value="128">
            <text:p>128</text:p>
          </table:table-cell>
          <table:table-cell office:value-type="time" office:time-value="PT00H29M04S">
            <text:p>00:29:0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6">
            <text:p>26.01.2011</text:p>
          </table:table-cell>
          <table:table-cell office:value-type="time" office:time-value="PT19H40M44S">
            <text:p>19:40:44</text:p>
          </table:table-cell>
          <table:table-cell office:value-type="float" office:value="4.8">
            <text:p>4,8</text:p>
          </table:table-cell>
          <table:table-cell table:style-name="ce12" office:value-type="float" office:value="118">
            <text:p>118</text:p>
          </table:table-cell>
          <table:table-cell office:value-type="time" office:time-value="PT00H27M28S">
            <text:p>00:27:28</text:p>
          </table:table-cell>
          <table:table-cell office:value-type="string">
            <text:p>Büro – Stammheim – Kwh</text:p>
          </table:table-cell>
          <table:table-cell table:number-columns-repeated="1016"/>
        </table:table-row>
        <table:table-row table:style-name="ro2">
          <table:table-cell office:value-type="float" office:value="616">
            <text:p>616</text:p>
          </table:table-cell>
          <table:table-cell office:value-type="date" office:date-value="2011-01-27">
            <text:p>27.01.2011</text:p>
          </table:table-cell>
          <table:table-cell office:value-type="time" office:time-value="PT09H08M07S">
            <text:p>09:08:07</text:p>
          </table:table-cell>
          <table:table-cell office:value-type="float" office:value="3.5">
            <text:p>3,5</text:p>
          </table:table-cell>
          <table:table-cell table:style-name="ce12" office:value-type="float" office:value="120">
            <text:p>120</text:p>
          </table:table-cell>
          <table:table-cell office:value-type="time" office:time-value="PT00H19M51S">
            <text:p>00:19:5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7">
            <text:p>27.01.2011</text:p>
          </table:table-cell>
          <table:table-cell office:value-type="time" office:time-value="PT13H16M34S">
            <text:p>13:16:34</text:p>
          </table:table-cell>
          <table:table-cell office:value-type="float" office:value="3.5">
            <text:p>3,5</text:p>
          </table:table-cell>
          <table:table-cell table:style-name="ce12" office:value-type="float" office:value="124">
            <text:p>124</text:p>
          </table:table-cell>
          <table:table-cell office:value-type="time" office:time-value="PT00H19M23S">
            <text:p>00:19:2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17">
            <text:p>617</text:p>
          </table:table-cell>
          <table:table-cell office:value-type="date" office:date-value="2011-01-28">
            <text:p>28.01.2011</text:p>
          </table:table-cell>
          <table:table-cell office:value-type="time" office:time-value="PT07H51M16S">
            <text:p>07:51:16</text:p>
          </table:table-cell>
          <table:table-cell office:value-type="float" office:value="5.9">
            <text:p>5,9</text:p>
          </table:table-cell>
          <table:table-cell table:style-name="ce12" office:value-type="float" office:value="123">
            <text:p>123</text:p>
          </table:table-cell>
          <table:table-cell office:value-type="time" office:time-value="PT00H33M45S">
            <text:p>00:33:45</text:p>
          </table:table-cell>
          <table:table-cell office:value-type="string">
            <text:p>Kwh – Büro</text:p>
          </table:table-cell>
          <table:table-cell/>
          <table:table-cell office:value-type="string">
            <text:p>kein GPS</text:p>
          </table:table-cell>
          <table:table-cell table:number-columns-repeated="1014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8">
            <text:p>28.01.2011</text:p>
          </table:table-cell>
          <table:table-cell office:value-type="time" office:time-value="PT12H17M37S">
            <text:p>12:17:37</text:p>
          </table:table-cell>
          <table:table-cell office:value-type="float" office:value="3.5">
            <text:p>3,5</text:p>
          </table:table-cell>
          <table:table-cell table:style-name="ce12" office:value-type="float" office:value="120">
            <text:p>120</text:p>
          </table:table-cell>
          <table:table-cell office:value-type="time" office:time-value="PT00H19M42S">
            <text:p>00:19:42</text:p>
          </table:table-cell>
          <table:table-cell office:value-type="string">
            <text:p>Büro – Kwh</text:p>
          </table:table-cell>
          <table:table-cell/>
          <table:table-cell office:value-type="string">
            <text:p>kein GPS</text:p>
          </table:table-cell>
          <table:table-cell table:number-columns-repeated="1014"/>
        </table:table-row>
        <table:table-row table:style-name="ro2">
          <table:table-cell office:value-type="float" office:value="618">
            <text:p>618</text:p>
          </table:table-cell>
          <table:table-cell office:value-type="date" office:date-value="2011-01-29">
            <text:p>29.01.2011</text:p>
          </table:table-cell>
          <table:table-cell office:value-type="time" office:time-value="PT16H51M51S">
            <text:p>16:51:51</text:p>
          </table:table-cell>
          <table:table-cell office:value-type="float" office:value="18.1">
            <text:p>18,1</text:p>
          </table:table-cell>
          <table:table-cell table:style-name="ce12" office:value-type="string">
            <text:p>-</text:p>
          </table:table-cell>
          <table:table-cell office:value-type="time" office:time-value="PT01H38M27S">
            <text:p>01:38:27</text:p>
          </table:table-cell>
          <table:table-cell office:value-type="string">
            <text:p>Kwh – LangesFeld – Kallenberg – Korntal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29">
            <text:p>29.01.2011</text:p>
          </table:table-cell>
          <table:table-cell office:value-type="time" office:time-value="PT18H44M54S">
            <text:p>18:44:54</text:p>
          </table:table-cell>
          <table:table-cell office:value-type="float" office:value="3.6">
            <text:p>3,6</text:p>
          </table:table-cell>
          <table:table-cell table:style-name="ce12" office:value-type="float" office:value="121">
            <text:p>121</text:p>
          </table:table-cell>
          <table:table-cell office:value-type="time" office:time-value="PT00H22M20S">
            <text:p>00:22:2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619">
            <text:p>619</text:p>
          </table:table-cell>
          <table:table-cell office:value-type="date" office:date-value="2011-01-30">
            <text:p>30.01.2011</text:p>
          </table:table-cell>
          <table:table-cell office:value-type="time" office:time-value="PT12H45M10S">
            <text:p>12:45:10</text:p>
          </table:table-cell>
          <table:table-cell office:value-type="float" office:value="14.6">
            <text:p>14,6</text:p>
          </table:table-cell>
          <table:table-cell table:style-name="ce12" office:value-type="float" office:value="126">
            <text:p>126</text:p>
          </table:table-cell>
          <table:table-cell office:value-type="time" office:time-value="PT01H23M42S">
            <text:p>01:23:42</text:p>
          </table:table-cell>
          <table:table-cell office:value-type="string">
            <text:p>Kwh – Zazenhausen – Mühlhausen – Burgholzhof – Zuffenhausen - Kwh</text:p>
          </table:table-cell>
          <table:table-cell table:formula="of:=SUM([.D44:.D61])" office:value-type="float" office:value="116.7">
            <text:p>116,7</text:p>
          </table:table-cell>
          <table:table-cell table:number-columns-repeated="1015"/>
        </table:table-row>
        <table:table-row table:style-name="ro2">
          <table:table-cell office:value-type="float" office:value="620">
            <text:p>620</text:p>
          </table:table-cell>
          <table:table-cell office:value-type="date" office:date-value="2011-01-31">
            <text:p>31.01.2011</text:p>
          </table:table-cell>
          <table:table-cell office:value-type="time" office:time-value="PT09H01M13S">
            <text:p>09:01:13</text:p>
          </table:table-cell>
          <table:table-cell office:value-type="float" office:value="4.4">
            <text:p>4,4</text:p>
          </table:table-cell>
          <table:table-cell table:style-name="ce12" office:value-type="float" office:value="127">
            <text:p>127</text:p>
          </table:table-cell>
          <table:table-cell office:value-type="time" office:time-value="PT00H24M50S">
            <text:p>00:24:5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31">
            <text:p>31.01.2011</text:p>
          </table:table-cell>
          <table:table-cell office:value-type="time" office:time-value="PT13H40M27S">
            <text:p>13:40:27</text:p>
          </table:table-cell>
          <table:table-cell office:value-type="float" office:value="3.5">
            <text:p>3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19M18S">
            <text:p>00:19:1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1-01-31">
            <text:p>31.01.2011</text:p>
          </table:table-cell>
          <table:table-cell office:value-type="time" office:time-value="PT15H48M22S">
            <text:p>15:48:22</text:p>
          </table:table-cell>
          <table:table-cell office:value-type="float" office:value="7.8">
            <text:p>7,8</text:p>
          </table:table-cell>
          <table:table-cell table:style-name="ce12" office:value-type="float" office:value="128">
            <text:p>128</text:p>
          </table:table-cell>
          <table:table-cell office:value-type="time" office:time-value="PT00H45M50S">
            <text:p>00:45:50</text:p>
          </table:table-cell>
          <table:table-cell office:value-type="string">
            <text:p>Kwh – Zazenhausen – Freiberg – Mönchfeld – Rot – Zuffenhausen - Büro</text:p>
          </table:table-cell>
          <table:table-cell/>
          <table:table-cell office:value-type="string">
            <text:p>GPS – KO</text:p>
          </table:table-cell>
          <table:table-cell table:number-columns-repeated="1014"/>
        </table:table-row>
        <table:table-row table:style-name="ro2">
          <table:table-cell office:value-type="string">
            <text:p>---</text:p>
          </table:table-cell>
          <table:table-cell office:value-type="date" office:date-value="2011-01-31">
            <text:p>31.01.2011</text:p>
          </table:table-cell>
          <table:table-cell office:value-type="time" office:time-value="PT20H45M04S">
            <text:p>20:45:04</text:p>
          </table:table-cell>
          <table:table-cell office:value-type="float" office:value="3.5">
            <text:p>3,5</text:p>
          </table:table-cell>
          <table:table-cell table:style-name="ce12" office:value-type="float" office:value="115">
            <text:p>115</text:p>
          </table:table-cell>
          <table:table-cell office:value-type="time" office:time-value="PT00H20M47S">
            <text:p>00:20:47</text:p>
          </table:table-cell>
          <table:table-cell office:value-type="string">
            <text:p>Büro – Kwh</text:p>
          </table:table-cell>
          <table:table-cell table:formula="of:=SUM([.D62:.D65])" office:value-type="float" office:value="19.2">
            <text:p>19,2</text:p>
          </table:table-cell>
          <table:table-cell table:number-columns-repeated="1015"/>
        </table:table-row>
        <table:table-row table:style-name="ro1" table:number-rows-repeated="22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0-12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10106.227027027">
            <text:p>10106,23</text:p>
          </table:table-cell>
          <table:table-cell table:style-name="ce16" table:formula="of:=SUM([.F2:.F65441])" office:value-type="time" office:time-value="PT995H14M13S">
            <text:p>11:14:13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558">
            <text:p>558</text:p>
          </table:table-cell>
          <table:table-cell table:style-name="ce17" office:value-type="date" office:date-value="2010-11-30">
            <text:p>30.11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11'.H1])" office:value-type="float" office:value="9675.32702702703">
            <text:p>9675,33</text:p>
          </table:table-cell>
          <table:table-cell table:style-name="ce10"/>
          <table:table-cell table:style-name="ce10" table:formula="of:=SUM(['2010-11'.I1])" office:value-type="time" office:time-value="PT951H35M39S">
            <text:p>15:35:39</text:p>
          </table:table-cell>
          <table:table-cell table:style-name="ce2" office:value-type="string">
            <text:p>Übertrag 400:33:32</text:p>
          </table:table-cell>
          <table:table-cell table:style-name="ce2" table:formula="of:=SUM(['2010-11'.H44])" office:value-type="float" office:value="24.7">
            <text:p>24,7</text:p>
          </table:table-cell>
          <table:table-cell table:style-name="ce2" table:number-columns-repeated="1015"/>
        </table:table-row>
        <table:table-row table:style-name="ro2">
          <table:table-cell office:value-type="float" office:value="559">
            <text:p>559</text:p>
          </table:table-cell>
          <table:table-cell office:value-type="date" office:date-value="2010-12-01">
            <text:p>01.12.2010</text:p>
          </table:table-cell>
          <table:table-cell office:value-type="time" office:time-value="PT14H26M06S">
            <text:p>14:26:06</text:p>
          </table:table-cell>
          <table:table-cell office:value-type="float" office:value="5.8">
            <text:p>5,8</text:p>
          </table:table-cell>
          <table:table-cell table:style-name="ce12" office:value-type="float" office:value="132">
            <text:p>132</text:p>
          </table:table-cell>
          <table:table-cell office:value-type="time" office:time-value="PT00H32M56S">
            <text:p>00:32:56</text:p>
          </table:table-cell>
          <table:table-cell office:value-type="string">
            <text:p>Kwh – Zazenhausen – Zuffenhausen - Büro</text:p>
          </table:table-cell>
          <table:table-cell/>
          <table:table-cell table:style-name="ce2" table:number-columns-repeated="1015"/>
        </table:table-row>
        <table:table-row table:style-name="ro2">
          <table:table-cell office:value-type="string">
            <text:p>---</text:p>
          </table:table-cell>
          <table:table-cell office:value-type="date" office:date-value="2010-12-01">
            <text:p>01.12.2010</text:p>
          </table:table-cell>
          <table:table-cell office:value-type="time" office:time-value="PT18H28M04S">
            <text:p>18:28:04</text:p>
          </table:table-cell>
          <table:table-cell office:value-type="float" office:value="3.6">
            <text:p>3,6</text:p>
          </table:table-cell>
          <table:table-cell table:style-name="ce12" office:value-type="float" office:value="125">
            <text:p>125</text:p>
          </table:table-cell>
          <table:table-cell office:value-type="time" office:time-value="PT00H20M58S">
            <text:p>00:20:58</text:p>
          </table:table-cell>
          <table:table-cell table:style-name="ce18"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60">
            <text:p>560</text:p>
          </table:table-cell>
          <table:table-cell office:value-type="date" office:date-value="2010-12-02">
            <text:p>02.12.2010</text:p>
          </table:table-cell>
          <table:table-cell office:value-type="time" office:time-value="PT10H22M43S">
            <text:p>10:22:43</text:p>
          </table:table-cell>
          <table:table-cell office:value-type="float" office:value="9.1">
            <text:p>9,1</text:p>
          </table:table-cell>
          <table:table-cell table:style-name="ce12" office:value-type="float" office:value="122">
            <text:p>122</text:p>
          </table:table-cell>
          <table:table-cell office:value-type="time" office:time-value="PT00H53M00S">
            <text:p>00:53:00</text:p>
          </table:table-cell>
          <table:table-cell office:value-type="string">
            <text:p>Kwh – MediaMarkt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02">
            <text:p>02.12.2010</text:p>
          </table:table-cell>
          <table:table-cell office:value-type="time" office:time-value="PT14H35M50S">
            <text:p>14:35:50</text:p>
          </table:table-cell>
          <table:table-cell office:value-type="float" office:value="3.5">
            <text:p>3,5</text:p>
          </table:table-cell>
          <table:table-cell table:style-name="ce12" office:value-type="float" office:value="134">
            <text:p>134</text:p>
          </table:table-cell>
          <table:table-cell office:value-type="time" office:time-value="PT00H23M37S">
            <text:p>00:23:37</text:p>
          </table:table-cell>
          <table:table-cell table:style-name="ce18"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02">
            <text:p>02.12.2010</text:p>
          </table:table-cell>
          <table:table-cell office:value-type="time" office:time-value="PT16H30M03S">
            <text:p>16:30:03</text:p>
          </table:table-cell>
          <table:table-cell office:value-type="float" office:value="10">
            <text:p>10,0</text:p>
          </table:table-cell>
          <table:table-cell table:style-name="ce12" office:value-type="float" office:value="132">
            <text:p>132</text:p>
          </table:table-cell>
          <table:table-cell office:value-type="time" office:time-value="PT01H04M05S">
            <text:p>01:04:05</text:p>
          </table:table-cell>
          <table:table-cell office:value-type="string">
            <text:p>Lilly-Runde</text:p>
          </table:table-cell>
          <table:table-cell table:number-columns-repeated="1016"/>
        </table:table-row>
        <table:table-row table:style-name="ro2">
          <table:table-cell office:value-type="float" office:value="561">
            <text:p>561</text:p>
          </table:table-cell>
          <table:table-cell office:value-type="date" office:date-value="2010-12-03">
            <text:p>03.12.2010</text:p>
          </table:table-cell>
          <table:table-cell office:value-type="time" office:time-value="PT15H55M53S">
            <text:p>15:55:53</text:p>
          </table:table-cell>
          <table:table-cell office:value-type="float" office:value="11.8">
            <text:p>11,8</text:p>
          </table:table-cell>
          <table:table-cell table:style-name="ce12" office:value-type="float" office:value="125">
            <text:p>125</text:p>
          </table:table-cell>
          <table:table-cell office:value-type="time" office:time-value="PT01H14M49S">
            <text:p>01:14:49</text:p>
          </table:table-cell>
          <table:table-cell office:value-type="string">
            <text:p>Kwh – Zazenhausen – Mühlhausen – MaxEythSee – Mühlhausen – Zazenhausen - Kwh</text:p>
          </table:table-cell>
          <table:table-cell table:number-columns-repeated="1016"/>
        </table:table-row>
        <table:table-row table:style-name="ro2">
          <table:table-cell office:value-type="float" office:value="562">
            <text:p>562</text:p>
          </table:table-cell>
          <table:table-cell office:value-type="date" office:date-value="2010-12-04">
            <text:p>04.12.2010</text:p>
          </table:table-cell>
          <table:table-cell office:value-type="time" office:time-value="PT09H30M55S">
            <text:p>09:30:55</text:p>
          </table:table-cell>
          <table:table-cell office:value-type="float" office:value="10.1">
            <text:p>10,1</text:p>
          </table:table-cell>
          <table:table-cell table:style-name="ce12" office:value-type="float" office:value="135">
            <text:p>135</text:p>
          </table:table-cell>
          <table:table-cell office:value-type="time" office:time-value="PT01H02M39S">
            <text:p>01:02:39</text:p>
          </table:table-cell>
          <table:table-cell office:value-type="string">
            <text:p>Lilly-Runde mit kleinen Variationen bei Mühlhausen</text:p>
          </table:table-cell>
          <table:table-cell table:number-columns-repeated="1016"/>
        </table:table-row>
        <table:table-row table:style-name="ro2">
          <table:table-cell office:value-type="float" office:value="563">
            <text:p>563</text:p>
          </table:table-cell>
          <table:table-cell office:value-type="date" office:date-value="2010-12-05">
            <text:p>05.12.2010</text:p>
          </table:table-cell>
          <table:table-cell office:value-type="time" office:time-value="PT11H27M59S">
            <text:p>11:27:59</text:p>
          </table:table-cell>
          <table:table-cell office:value-type="float" office:value="15.7">
            <text:p>15,7</text:p>
          </table:table-cell>
          <table:table-cell table:style-name="ce12" office:value-type="float" office:value="129">
            <text:p>129</text:p>
          </table:table-cell>
          <table:table-cell office:value-type="time" office:time-value="PT01H36M10S">
            <text:p>01:36:10</text:p>
          </table:table-cell>
          <table:table-cell office:value-type="string">
            <text:p>Kwh – Zazenhausen – Mühlhausen – Burgholzhof – Zuffenhausen - Kwh</text:p>
          </table:table-cell>
          <table:table-cell table:formula="of:=SUM([.D3:.D10];[.H2])" office:value-type="float" office:value="94.3">
            <text:p>94,3</text:p>
          </table:table-cell>
          <table:table-cell office:value-type="string">
            <text:p>GPS KO</text:p>
          </table:table-cell>
          <table:table-cell table:number-columns-repeated="1014"/>
        </table:table-row>
        <table:table-row table:style-name="ro2">
          <table:table-cell office:value-type="float" office:value="564">
            <text:p>564</text:p>
          </table:table-cell>
          <table:table-cell office:value-type="date" office:date-value="2010-12-06">
            <text:p>06.12.2010</text:p>
          </table:table-cell>
          <table:table-cell office:value-type="time" office:time-value="PT08H42M40S">
            <text:p>08:42:40</text:p>
          </table:table-cell>
          <table:table-cell office:value-type="float" office:value="3.8">
            <text:p>3,8</text:p>
          </table:table-cell>
          <table:table-cell table:style-name="ce12" office:value-type="float" office:value="135">
            <text:p>135</text:p>
          </table:table-cell>
          <table:table-cell office:value-type="time" office:time-value="PT00H22M04S">
            <text:p>00:22:0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06">
            <text:p>06.12.2010</text:p>
          </table:table-cell>
          <table:table-cell office:value-type="time" office:time-value="PT14H30M34S">
            <text:p>14:30:34</text:p>
          </table:table-cell>
          <table:table-cell office:value-type="float" office:value="7.1">
            <text:p>7,1</text:p>
          </table:table-cell>
          <table:table-cell table:style-name="ce12" office:value-type="float" office:value="137">
            <text:p>137</text:p>
          </table:table-cell>
          <table:table-cell office:value-type="time" office:time-value="PT00H41M34S">
            <text:p>00:41:34</text:p>
          </table:table-cell>
          <table:table-cell office:value-type="string">
            <text:p>Büro – Zuffenhausen – Zazenhausen - Kwh</text:p>
          </table:table-cell>
          <table:table-cell table:number-columns-repeated="1016"/>
        </table:table-row>
        <table:table-row table:style-name="ro2">
          <table:table-cell office:value-type="float" office:value="565">
            <text:p>565</text:p>
          </table:table-cell>
          <table:table-cell office:value-type="date" office:date-value="2010-12-07">
            <text:p>07.12.2010</text:p>
          </table:table-cell>
          <table:table-cell office:value-type="time" office:time-value="PT08H29M45S">
            <text:p>08:29:45</text:p>
          </table:table-cell>
          <table:table-cell office:value-type="float" office:value="7.1">
            <text:p>7,1</text:p>
          </table:table-cell>
          <table:table-cell table:style-name="ce12" office:value-type="float" office:value="131">
            <text:p>131</text:p>
          </table:table-cell>
          <table:table-cell office:value-type="time" office:time-value="PT00H41M15S">
            <text:p>00:41:15</text:p>
          </table:table-cell>
          <table:table-cell office:value-type="string">
            <text:p>Kwh – Stammheim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07">
            <text:p>07.12.2010</text:p>
          </table:table-cell>
          <table:table-cell office:value-type="time" office:time-value="PT12H12M43S">
            <text:p>12:12:43</text:p>
          </table:table-cell>
          <table:table-cell office:value-type="float" office:value="3.5">
            <text:p>3,5</text:p>
          </table:table-cell>
          <table:table-cell table:style-name="ce12" office:value-type="float" office:value="136">
            <text:p>136</text:p>
          </table:table-cell>
          <table:table-cell office:value-type="time" office:time-value="PT00H19M57S">
            <text:p>00:19:5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07">
            <text:p>07.12.2010</text:p>
          </table:table-cell>
          <table:table-cell office:value-type="time" office:time-value="PT16H23M42S">
            <text:p>16:23:42</text:p>
          </table:table-cell>
          <table:table-cell office:value-type="float" office:value="7.3">
            <text:p>7,3</text:p>
          </table:table-cell>
          <table:table-cell table:style-name="ce12" office:value-type="float" office:value="129">
            <text:p>129</text:p>
          </table:table-cell>
          <table:table-cell office:value-type="time" office:time-value="PT00H44M36S">
            <text:p>00:44:36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office:value-type="float" office:value="566">
            <text:p>566</text:p>
          </table:table-cell>
          <table:table-cell office:value-type="date" office:date-value="2010-12-08">
            <text:p>08.12.2010</text:p>
          </table:table-cell>
          <table:table-cell office:value-type="time" office:time-value="PT09H13M30S">
            <text:p>09:13:30</text:p>
          </table:table-cell>
          <table:table-cell office:value-type="float" office:value="7.3">
            <text:p>7,3</text:p>
          </table:table-cell>
          <table:table-cell table:style-name="ce12" office:value-type="float" office:value="134">
            <text:p>134</text:p>
          </table:table-cell>
          <table:table-cell office:value-type="time" office:time-value="PT00H40M25S">
            <text:p>00:40:25</text:p>
          </table:table-cell>
          <table:table-cell office:value-type="string">
            <text:p>Kwh – Stammheim – Zuffenhausen – Büro</text:p>
          </table:table-cell>
          <table:table-cell/>
          <table:table-cell office:value-type="string">
            <text:p>GPS OK</text:p>
          </table:table-cell>
          <table:table-cell table:number-columns-repeated="1014"/>
        </table:table-row>
        <table:table-row table:style-name="ro2">
          <table:table-cell office:value-type="string">
            <text:p>---</text:p>
          </table:table-cell>
          <table:table-cell office:value-type="date" office:date-value="2010-12-08">
            <text:p>08.12.2010</text:p>
          </table:table-cell>
          <table:table-cell office:value-type="time" office:time-value="PT11H47M43S">
            <text:p>11:47:43</text:p>
          </table:table-cell>
          <table:table-cell office:value-type="float" office:value="4.7">
            <text:p>4,7</text:p>
          </table:table-cell>
          <table:table-cell table:style-name="ce12" office:value-type="float" office:value="131">
            <text:p>131</text:p>
          </table:table-cell>
          <table:table-cell office:value-type="time" office:time-value="PT00H26M12S">
            <text:p>00:26:12</text:p>
          </table:table-cell>
          <table:table-cell office:value-type="string">
            <text:p>Büro – Kwh (Schule)</text:p>
          </table:table-cell>
          <table:table-cell table:formula="of:=SUM([.D10:.D17])" office:value-type="float" office:value="56.5">
            <text:p>56,5</text:p>
          </table:table-cell>
          <table:table-cell table:number-columns-repeated="1015"/>
        </table:table-row>
        <table:table-row table:style-name="ro2">
          <table:table-cell office:value-type="string">
            <text:p>---</text:p>
          </table:table-cell>
          <table:table-cell office:value-type="date" office:date-value="2010-12-08">
            <text:p>08.12.2010</text:p>
          </table:table-cell>
          <table:table-cell office:value-type="time" office:time-value="PT14H19M37S">
            <text:p>14:19:37</text:p>
          </table:table-cell>
          <table:table-cell office:value-type="float" office:value="5.8">
            <text:p>5,8</text:p>
          </table:table-cell>
          <table:table-cell table:style-name="ce12" office:value-type="float" office:value="137">
            <text:p>137</text:p>
          </table:table-cell>
          <table:table-cell office:value-type="time" office:time-value="PT00H32M40S">
            <text:p>00:32:40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08">
            <text:p>08.12.2010</text:p>
          </table:table-cell>
          <table:table-cell office:value-type="time" office:time-value="PT19H16M51S">
            <text:p>19:16:51</text:p>
          </table:table-cell>
          <table:table-cell office:value-type="float" office:value="3.6">
            <text:p>3,6</text:p>
          </table:table-cell>
          <table:table-cell table:style-name="ce12" office:value-type="float" office:value="128">
            <text:p>128</text:p>
          </table:table-cell>
          <table:table-cell office:value-type="time" office:time-value="PT00H20M07S">
            <text:p>00:20:07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office:value-type="float" office:value="567">
            <text:p>567</text:p>
          </table:table-cell>
          <table:table-cell office:value-type="date" office:date-value="2010-12-09">
            <text:p>09.12.2010</text:p>
          </table:table-cell>
          <table:table-cell office:value-type="time" office:time-value="PT09H10M20S">
            <text:p>09:10:20</text:p>
          </table:table-cell>
          <table:table-cell office:value-type="float" office:value="4.5">
            <text:p>4,5</text:p>
          </table:table-cell>
          <table:table-cell table:style-name="ce12" office:value-type="float" office:value="134">
            <text:p>134</text:p>
          </table:table-cell>
          <table:table-cell office:value-type="time" office:time-value="PT00H25M17S">
            <text:p>00:25:17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09">
            <text:p>09.12.2010</text:p>
          </table:table-cell>
          <table:table-cell office:value-type="time" office:time-value="PT14H15M22S">
            <text:p>14:15:22</text:p>
          </table:table-cell>
          <table:table-cell office:value-type="float" office:value="3.6">
            <text:p>3,6</text:p>
          </table:table-cell>
          <table:table-cell table:style-name="ce12" office:value-type="float" office:value="128">
            <text:p>128</text:p>
          </table:table-cell>
          <table:table-cell office:value-type="time" office:time-value="PT00H20M09S">
            <text:p>00:20:0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68">
            <text:p>568</text:p>
          </table:table-cell>
          <table:table-cell office:value-type="date" office:date-value="2010-12-10">
            <text:p>10.12.2010</text:p>
          </table:table-cell>
          <table:table-cell office:value-type="time" office:time-value="PT08H32M08S">
            <text:p>08:32:08</text:p>
          </table:table-cell>
          <table:table-cell office:value-type="float" office:value="4.5">
            <text:p>4,5</text:p>
          </table:table-cell>
          <table:table-cell table:style-name="ce12" office:value-type="float" office:value="135">
            <text:p>135</text:p>
          </table:table-cell>
          <table:table-cell office:value-type="time" office:time-value="PT00H25M57S">
            <text:p>00:25:5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10">
            <text:p>10.12.2010</text:p>
          </table:table-cell>
          <table:table-cell office:value-type="time" office:time-value="PT19H40M01S">
            <text:p>19:40:01</text:p>
          </table:table-cell>
          <table:table-cell office:value-type="float" office:value="5.7">
            <text:p>5,7</text:p>
          </table:table-cell>
          <table:table-cell table:style-name="ce12" office:value-type="string">
            <text:p>-</text:p>
          </table:table-cell>
          <table:table-cell office:value-type="time" office:time-value="PT00H35M09S">
            <text:p>00:35:09</text:p>
          </table:table-cell>
          <table:table-cell office:value-type="string">
            <text:p>Büro – Stammheim - Kwh</text:p>
          </table:table-cell>
          <table:table-cell table:number-columns-repeated="1016"/>
        </table:table-row>
        <table:table-row table:style-name="ro2">
          <table:table-cell office:value-type="float" office:value="569">
            <text:p>569</text:p>
          </table:table-cell>
          <table:table-cell office:value-type="date" office:date-value="2010-12-11">
            <text:p>11.12.2010</text:p>
          </table:table-cell>
          <table:table-cell office:value-type="time" office:time-value="PT15H15M34S">
            <text:p>15:15:34</text:p>
          </table:table-cell>
          <table:table-cell office:value-type="float" office:value="21.5">
            <text:p>21,5</text:p>
          </table:table-cell>
          <table:table-cell table:style-name="ce12" office:value-type="float" office:value="124">
            <text:p>124</text:p>
          </table:table-cell>
          <table:table-cell office:value-type="time" office:time-value="PT02H02M30S">
            <text:p>02:02:30</text:p>
          </table:table-cell>
          <table:table-cell office:value-type="string">
            <text:p>Kwh – Zazenhausen – Mühlhausen – Neckarrems und zurück</text:p>
          </table:table-cell>
          <table:table-cell table:number-columns-repeated="1016"/>
        </table:table-row>
        <table:table-row table:style-name="ro2">
          <table:table-cell office:value-type="float" office:value="570">
            <text:p>570</text:p>
          </table:table-cell>
          <table:table-cell office:value-type="date" office:date-value="2010-12-12">
            <text:p>12.12.2010</text:p>
          </table:table-cell>
          <table:table-cell office:value-type="time" office:time-value="PT18H41M25S">
            <text:p>18:41:25</text:p>
          </table:table-cell>
          <table:table-cell office:value-type="float" office:value="10.8">
            <text:p>10,8</text:p>
          </table:table-cell>
          <table:table-cell table:style-name="ce12" office:value-type="float" office:value="131">
            <text:p>131</text:p>
          </table:table-cell>
          <table:table-cell office:value-type="time" office:time-value="PT01H00M07S">
            <text:p>01:00:07</text:p>
          </table:table-cell>
          <table:table-cell office:value-type="string">
            <text:p>Kwh – Zazenhausen – Mühlhausen und zurück</text:p>
          </table:table-cell>
          <table:table-cell table:formula="of:=SUM([.D11:.D25])" office:value-type="float" office:value="100.8">
            <text:p>100,8</text:p>
          </table:table-cell>
          <table:table-cell office:value-type="string">
            <text:p>GPS KO</text:p>
          </table:table-cell>
          <table:table-cell table:number-columns-repeated="1014"/>
        </table:table-row>
        <table:table-row table:style-name="ro2">
          <table:table-cell office:value-type="float" office:value="571">
            <text:p>571</text:p>
          </table:table-cell>
          <table:table-cell office:value-type="date" office:date-value="2010-12-13">
            <text:p>13.12.2010</text:p>
          </table:table-cell>
          <table:table-cell office:value-type="time" office:time-value="PT16H40M40S">
            <text:p>16:40:40</text:p>
          </table:table-cell>
          <table:table-cell office:value-type="float" office:value="14.5">
            <text:p>14,5</text:p>
          </table:table-cell>
          <table:table-cell table:style-name="ce12" office:value-type="float" office:value="126">
            <text:p>126</text:p>
          </table:table-cell>
          <table:table-cell office:value-type="time" office:time-value="PT01H27M18S">
            <text:p>01:27:18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72">
            <text:p>572</text:p>
          </table:table-cell>
          <table:table-cell office:value-type="date" office:date-value="2010-12-14">
            <text:p>14.12.2010</text:p>
          </table:table-cell>
          <table:table-cell office:value-type="time" office:time-value="PT19H50M56S">
            <text:p>19:50:56</text:p>
          </table:table-cell>
          <table:table-cell office:value-type="float" office:value="7.2">
            <text:p>7,2</text:p>
          </table:table-cell>
          <table:table-cell table:style-name="ce12" office:value-type="string">
            <text:p>-</text:p>
          </table:table-cell>
          <table:table-cell office:value-type="time" office:time-value="PT00H47M37S">
            <text:p>00:47:37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73">
            <text:p>573</text:p>
          </table:table-cell>
          <table:table-cell office:value-type="date" office:date-value="2010-12-15">
            <text:p>15.12.2010</text:p>
          </table:table-cell>
          <table:table-cell office:value-type="time" office:time-value="PT16H49M56S">
            <text:p>16:49:56</text:p>
          </table:table-cell>
          <table:table-cell office:value-type="float" office:value="11.8">
            <text:p>11,8</text:p>
          </table:table-cell>
          <table:table-cell table:style-name="ce12" office:value-type="string">
            <text:p>-</text:p>
          </table:table-cell>
          <table:table-cell office:value-type="time" office:time-value="PT01H10M21S">
            <text:p>01:10:21</text:p>
          </table:table-cell>
          <table:table-cell office:value-type="string">
            <text:p>Kwh – Zazenhausen – Mühlhausen – Hofen – MaxEyth-See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15">
            <text:p>15.12.2010</text:p>
          </table:table-cell>
          <table:table-cell office:value-type="time" office:time-value="PT18H33M12S">
            <text:p>18:33:12</text:p>
          </table:table-cell>
          <table:table-cell office:value-type="float" office:value="3.6">
            <text:p>3,6</text:p>
          </table:table-cell>
          <table:table-cell table:style-name="ce12" office:value-type="string">
            <text:p>-</text:p>
          </table:table-cell>
          <table:table-cell office:value-type="time" office:time-value="PT00H22M00S">
            <text:p>00:22:0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74">
            <text:p>574</text:p>
          </table:table-cell>
          <table:table-cell office:value-type="date" office:date-value="2010-12-16">
            <text:p>16.12.2010</text:p>
          </table:table-cell>
          <table:table-cell office:value-type="time" office:time-value="PT11H20M13S">
            <text:p>11:20:13</text:p>
          </table:table-cell>
          <table:table-cell office:value-type="float" office:value="4.3">
            <text:p>4,3</text:p>
          </table:table-cell>
          <table:table-cell table:style-name="ce12" office:value-type="float" office:value="129">
            <text:p>129</text:p>
          </table:table-cell>
          <table:table-cell office:value-type="time" office:time-value="PT00H26M26S">
            <text:p>00:26:26</text:p>
          </table:table-cell>
          <table:table-cell office:value-type="string">
            <text:p>Kwh – Büro</text:p>
          </table:table-cell>
          <table:table-cell/>
          <table:table-cell office:value-type="string">
            <text:p>GPS OK</text:p>
          </table:table-cell>
          <table:table-cell table:number-columns-repeated="1014"/>
        </table:table-row>
        <table:table-row table:style-name="ro2">
          <table:table-cell office:value-type="string">
            <text:p>---</text:p>
          </table:table-cell>
          <table:table-cell office:value-type="date" office:date-value="2010-12-16">
            <text:p>16.12.2010</text:p>
          </table:table-cell>
          <table:table-cell office:value-type="time" office:time-value="PT13H47M39S">
            <text:p>13:47:39</text:p>
          </table:table-cell>
          <table:table-cell office:value-type="float" office:value="3.4">
            <text:p>3,4</text:p>
          </table:table-cell>
          <table:table-cell table:style-name="ce12" office:value-type="float" office:value="128">
            <text:p>128</text:p>
          </table:table-cell>
          <table:table-cell office:value-type="time" office:time-value="PT00H20M09S">
            <text:p>00:20:0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16">
            <text:p>16.12.2010</text:p>
          </table:table-cell>
          <table:table-cell office:value-type="time" office:time-value="PT15H30M13S">
            <text:p>15:30:13</text:p>
          </table:table-cell>
          <table:table-cell office:value-type="float" office:value="6.6">
            <text:p>6,6</text:p>
          </table:table-cell>
          <table:table-cell table:style-name="ce12" office:value-type="float" office:value="135">
            <text:p>135</text:p>
          </table:table-cell>
          <table:table-cell office:value-type="time" office:time-value="PT00H40M41S">
            <text:p>00:40:4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16">
            <text:p>16.12.2010</text:p>
          </table:table-cell>
          <table:table-cell office:value-type="time" office:time-value="PT19H43M07S">
            <text:p>19:43:07</text:p>
          </table:table-cell>
          <table:table-cell office:value-type="float" office:value="3.4">
            <text:p>3,4</text:p>
          </table:table-cell>
          <table:table-cell table:style-name="ce12" office:value-type="float" office:value="123">
            <text:p>123</text:p>
          </table:table-cell>
          <table:table-cell office:value-type="time" office:time-value="PT00H21M41S">
            <text:p>00:21:4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75">
            <text:p>575</text:p>
          </table:table-cell>
          <table:table-cell office:value-type="date" office:date-value="2010-12-17">
            <text:p>17.12.2010</text:p>
          </table:table-cell>
          <table:table-cell office:value-type="time" office:time-value="PT11H06M01S">
            <text:p>11:06:01</text:p>
          </table:table-cell>
          <table:table-cell office:value-type="float" office:value="5.8">
            <text:p>5,8</text:p>
          </table:table-cell>
          <table:table-cell table:style-name="ce12" office:value-type="float" office:value="132">
            <text:p>132</text:p>
          </table:table-cell>
          <table:table-cell office:value-type="time" office:time-value="PT00H34M05S">
            <text:p>00:34:05</text:p>
          </table:table-cell>
          <table:table-cell office:value-type="string">
            <text:p>Kwh – Büro</text:p>
          </table:table-cell>
          <table:table-cell/>
          <table:table-cell office:value-type="string">
            <text:p>GPS KO</text:p>
          </table:table-cell>
          <table:table-cell table:number-columns-repeated="1014"/>
        </table:table-row>
        <table:table-row table:style-name="ro2">
          <table:table-cell office:value-type="string">
            <text:p>---</text:p>
          </table:table-cell>
          <table:table-cell office:value-type="date" office:date-value="2010-12-17">
            <text:p>17.12.2010</text:p>
          </table:table-cell>
          <table:table-cell office:value-type="time" office:time-value="PT14H12M41S">
            <text:p>14:12:41</text:p>
          </table:table-cell>
          <table:table-cell office:value-type="float" office:value="3.5">
            <text:p>3,5</text:p>
          </table:table-cell>
          <table:table-cell table:style-name="ce12" office:value-type="float" office:value="125">
            <text:p>125</text:p>
          </table:table-cell>
          <table:table-cell office:value-type="time" office:time-value="PT00H21M24S">
            <text:p>00:21:2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17">
            <text:p>17.12.2010</text:p>
          </table:table-cell>
          <table:table-cell office:value-type="time" office:time-value="PT15H26M49S">
            <text:p>15:26:49</text:p>
          </table:table-cell>
          <table:table-cell office:value-type="float" office:value="9.3">
            <text:p>9,3</text:p>
          </table:table-cell>
          <table:table-cell table:style-name="ce12" office:value-type="float" office:value="130">
            <text:p>130</text:p>
          </table:table-cell>
          <table:table-cell office:value-type="time" office:time-value="PT00H57M11S">
            <text:p>00:57:11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76">
            <text:p>576</text:p>
          </table:table-cell>
          <table:table-cell office:value-type="date" office:date-value="2010-12-18">
            <text:p>18.12.2010</text:p>
          </table:table-cell>
          <table:table-cell office:value-type="time" office:time-value="PT16H22M37S">
            <text:p>16:22:37</text:p>
          </table:table-cell>
          <table:table-cell office:value-type="float" office:value="11.3">
            <text:p>11,3</text:p>
          </table:table-cell>
          <table:table-cell table:style-name="ce12" office:value-type="float" office:value="123">
            <text:p>123</text:p>
          </table:table-cell>
          <table:table-cell office:value-type="time" office:time-value="PT01H09M22S">
            <text:p>01:09:22</text:p>
          </table:table-cell>
          <table:table-cell office:value-type="string">
            <text:p>Kwh – Zazenhausen – Mühlhausen – MaxEyth-See – Rot – Zuffenhausen – Büro</text:p>
          </table:table-cell>
          <table:table-cell/>
          <table:table-cell office:value-type="string">
            <text:p>GPS OK</text:p>
          </table:table-cell>
          <table:table-cell table:number-columns-repeated="1014"/>
        </table:table-row>
        <table:table-row table:style-name="ro2">
          <table:table-cell office:value-type="string">
            <text:p>---</text:p>
          </table:table-cell>
          <table:table-cell office:value-type="date" office:date-value="2010-12-18">
            <text:p>18.12.2010</text:p>
          </table:table-cell>
          <table:table-cell office:value-type="time" office:time-value="PT17H33M08S">
            <text:p>17:33:08</text:p>
          </table:table-cell>
          <table:table-cell office:value-type="float" office:value="2.6">
            <text:p>2,6</text:p>
          </table:table-cell>
          <table:table-cell table:style-name="ce12" office:value-type="float" office:value="118">
            <text:p>118</text:p>
          </table:table-cell>
          <table:table-cell office:value-type="time" office:time-value="PT00H17M47S">
            <text:p>00:17:47</text:p>
          </table:table-cell>
          <table:table-cell office:value-type="string">
            <text:p>…</text:p>
          </table:table-cell>
          <table:table-cell table:number-columns-repeated="1016"/>
        </table:table-row>
        <table:table-row table:style-name="ro2">
          <table:table-cell office:value-type="float" office:value="577">
            <text:p>577</text:p>
          </table:table-cell>
          <table:table-cell office:value-type="date" office:date-value="2010-12-19">
            <text:p>19.12.2010</text:p>
          </table:table-cell>
          <table:table-cell office:value-type="time" office:time-value="PT10H21M32S">
            <text:p>10:21:32</text:p>
          </table:table-cell>
          <table:table-cell office:value-type="float" office:value="3.4">
            <text:p>3,4</text:p>
          </table:table-cell>
          <table:table-cell table:style-name="ce12" office:value-type="float" office:value="129">
            <text:p>129</text:p>
          </table:table-cell>
          <table:table-cell office:value-type="time" office:time-value="PT00H21M19S">
            <text:p>00:21:19</text:p>
          </table:table-cell>
          <table:table-cell office:value-type="string">
            <text:p>Kwh – Büro</text:p>
          </table:table-cell>
          <table:table-cell/>
          <table:table-cell office:value-type="string">
            <text:p>GPS KO</text:p>
          </table:table-cell>
          <table:table-cell table:number-columns-repeated="1014"/>
        </table:table-row>
        <table:table-row table:style-name="ro2">
          <table:table-cell office:value-type="string">
            <text:p>---</text:p>
          </table:table-cell>
          <table:table-cell office:value-type="date" office:date-value="2010-12-19">
            <text:p>19.12.2010</text:p>
          </table:table-cell>
          <table:table-cell office:value-type="time" office:time-value="PT11H47M56S">
            <text:p>11:47:56</text:p>
          </table:table-cell>
          <table:table-cell office:value-type="float" office:value="5.2">
            <text:p>5,2</text:p>
          </table:table-cell>
          <table:table-cell table:style-name="ce12" office:value-type="float" office:value="129">
            <text:p>129</text:p>
          </table:table-cell>
          <table:table-cell office:value-type="time" office:time-value="PT00H30M32S">
            <text:p>00:30:32</text:p>
          </table:table-cell>
          <table:table-cell office:value-type="string">
            <text:p>Kbacknang - Steinback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19">
            <text:p>19.12.2010</text:p>
          </table:table-cell>
          <table:table-cell office:value-type="time" office:time-value="PT15H39M41S">
            <text:p>15:39:41</text:p>
          </table:table-cell>
          <table:table-cell office:value-type="float" office:value="21.2">
            <text:p>21,2</text:p>
          </table:table-cell>
          <table:table-cell table:style-name="ce12" office:value-type="float" office:value="133">
            <text:p>133</text:p>
          </table:table-cell>
          <table:table-cell office:value-type="time" office:time-value="PT02H26M54S">
            <text:p>02:26:54</text:p>
          </table:table-cell>
          <table:table-cell office:value-type="string">
            <text:p>Steinbach – Marbach</text:p>
          </table:table-cell>
          <table:table-cell table:formula="of:=SUM([.D26:.D41])" office:value-type="float" office:value="117.1">
            <text:p>117,1</text:p>
          </table:table-cell>
          <table:table-cell table:number-columns-repeated="1015"/>
        </table:table-row>
        <table:table-row table:style-name="ro2">
          <table:table-cell office:value-type="float" office:value="578">
            <text:p>578</text:p>
          </table:table-cell>
          <table:table-cell office:value-type="date" office:date-value="2010-12-20">
            <text:p>20.12.2010</text:p>
          </table:table-cell>
          <table:table-cell office:value-type="time" office:time-value="PT20H15M20S">
            <text:p>20:15:20</text:p>
          </table:table-cell>
          <table:table-cell office:value-type="float" office:value="8.4">
            <text:p>8,4</text:p>
          </table:table-cell>
          <table:table-cell table:style-name="ce12" office:value-type="float" office:value="125">
            <text:p>125</text:p>
          </table:table-cell>
          <table:table-cell office:value-type="time" office:time-value="PT00H53M12S">
            <text:p>00:53:12</text:p>
          </table:table-cell>
          <table:table-cell office:value-type="string">
            <text:p>Kwh-runde</text:p>
          </table:table-cell>
          <table:table-cell/>
          <table:table-cell office:value-type="string">
            <text:p>GPS OK</text:p>
          </table:table-cell>
          <table:table-cell table:number-columns-repeated="1014"/>
        </table:table-row>
        <table:table-row table:style-name="ro2">
          <table:table-cell office:value-type="float" office:value="579">
            <text:p>579</text:p>
          </table:table-cell>
          <table:table-cell office:value-type="date" office:date-value="2010-12-21">
            <text:p>21.12.2010</text:p>
          </table:table-cell>
          <table:table-cell office:value-type="time" office:time-value="PT10H14M35S">
            <text:p>10:14:35</text:p>
          </table:table-cell>
          <table:table-cell office:value-type="float" office:value="8.6">
            <text:p>8,6</text:p>
          </table:table-cell>
          <table:table-cell table:style-name="ce12" office:value-type="float" office:value="115">
            <text:p>115</text:p>
          </table:table-cell>
          <table:table-cell office:value-type="time" office:time-value="PT00H48M16S">
            <text:p>00:48:16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office:value-type="float" office:value="580">
            <text:p>580</text:p>
          </table:table-cell>
          <table:table-cell office:value-type="date" office:date-value="2010-12-22">
            <text:p>22.12.2010</text:p>
          </table:table-cell>
          <table:table-cell office:value-type="time" office:time-value="PT09H26M51S">
            <text:p>09:26:51</text:p>
          </table:table-cell>
          <table:table-cell office:value-type="float" office:value="4.8">
            <text:p>4,8</text:p>
          </table:table-cell>
          <table:table-cell table:style-name="ce12" office:value-type="float" office:value="126">
            <text:p>126</text:p>
          </table:table-cell>
          <table:table-cell office:value-type="time" office:time-value="PT00H28M38S">
            <text:p>00:28:38</text:p>
          </table:table-cell>
          <table:table-cell office:value-type="string">
            <text:p>Kwh – Zentrum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22">
            <text:p>22.12.2010</text:p>
          </table:table-cell>
          <table:table-cell office:value-type="time" office:time-value="PT12H28M17S">
            <text:p>12:28:17</text:p>
          </table:table-cell>
          <table:table-cell office:value-type="float" office:value="3.4">
            <text:p>3,4</text:p>
          </table:table-cell>
          <table:table-cell table:style-name="ce12" office:value-type="float" office:value="128">
            <text:p>128</text:p>
          </table:table-cell>
          <table:table-cell office:value-type="time" office:time-value="PT00H19M54S">
            <text:p>00:19:5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22">
            <text:p>22.12.2010</text:p>
          </table:table-cell>
          <table:table-cell office:value-type="time" office:time-value="PT14H25M18S">
            <text:p>14:25:18</text:p>
          </table:table-cell>
          <table:table-cell office:value-type="float" office:value="5.7">
            <text:p>5,7</text:p>
          </table:table-cell>
          <table:table-cell table:style-name="ce12" office:value-type="float" office:value="131">
            <text:p>131</text:p>
          </table:table-cell>
          <table:table-cell office:value-type="time" office:time-value="PT00H32M52S">
            <text:p>00:32:52</text:p>
          </table:table-cell>
          <table:table-cell table:style-name="ce18"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22">
            <text:p>22.12.2010</text:p>
          </table:table-cell>
          <table:table-cell office:value-type="time" office:time-value="PT18H30M04S">
            <text:p>18:30:04</text:p>
          </table:table-cell>
          <table:table-cell office:value-type="float" office:value="5.8">
            <text:p>5,8</text:p>
          </table:table-cell>
          <table:table-cell table:style-name="ce12" office:value-type="float" office:value="124">
            <text:p>124</text:p>
          </table:table-cell>
          <table:table-cell office:value-type="time" office:time-value="PT00H34M13S">
            <text:p>00:34:13</text:p>
          </table:table-cell>
          <table:table-cell office:value-type="string">
            <text:p>Büro – Zazenhausen – Kwh</text:p>
          </table:table-cell>
          <table:table-cell table:number-columns-repeated="1016"/>
        </table:table-row>
        <table:table-row table:style-name="ro2">
          <table:table-cell office:value-type="float" office:value="581">
            <text:p>581</text:p>
          </table:table-cell>
          <table:table-cell office:value-type="date" office:date-value="2010-12-23">
            <text:p>23.12.2010</text:p>
          </table:table-cell>
          <table:table-cell office:value-type="time" office:time-value="PT09H23M42S">
            <text:p>09:23:42</text:p>
          </table:table-cell>
          <table:table-cell office:value-type="float" office:value="4.3">
            <text:p>4,3</text:p>
          </table:table-cell>
          <table:table-cell table:style-name="ce12" office:value-type="float" office:value="127">
            <text:p>127</text:p>
          </table:table-cell>
          <table:table-cell office:value-type="time" office:time-value="PT00H23M44S">
            <text:p>00:23:44</text:p>
          </table:table-cell>
          <table:table-cell table:style-name="ce18"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23">
            <text:p>23.12.2010</text:p>
          </table:table-cell>
          <table:table-cell office:value-type="time" office:time-value="PT14H19M38S">
            <text:p>14:19:38</text:p>
          </table:table-cell>
          <table:table-cell office:value-type="float" office:value="11.3">
            <text:p>11,3</text:p>
          </table:table-cell>
          <table:table-cell table:style-name="ce12" office:value-type="float" office:value="126">
            <text:p>126</text:p>
          </table:table-cell>
          <table:table-cell office:value-type="time" office:time-value="PT01H06M45S">
            <text:p>01:06:45</text:p>
          </table:table-cell>
          <table:table-cell office:value-type="string">
            <text:p>Büro – Zuffenhausen – Rot – Neckar – Mühlhausen – Zazenhausen - Kwh</text:p>
          </table:table-cell>
          <table:table-cell table:number-columns-repeated="1016"/>
        </table:table-row>
        <table:table-row table:style-name="ro2">
          <table:table-cell office:value-type="float" office:value="582">
            <text:p>582</text:p>
          </table:table-cell>
          <table:table-cell office:value-type="date" office:date-value="2010-12-24">
            <text:p>24.12.2010</text:p>
          </table:table-cell>
          <table:table-cell office:value-type="time" office:time-value="PT10H21M35S">
            <text:p>10:21:35</text:p>
          </table:table-cell>
          <table:table-cell office:value-type="float" office:value="13.9">
            <text:p>13,9</text:p>
          </table:table-cell>
          <table:table-cell table:style-name="ce12" office:value-type="float" office:value="133">
            <text:p>133</text:p>
          </table:table-cell>
          <table:table-cell office:value-type="time" office:time-value="PT01H20M20S">
            <text:p>01:20:20</text:p>
          </table:table-cell>
          <table:table-cell office:value-type="string">
            <text:p>Kwh – Zazenhausen – Mühlhausen – Sonnenhof - Kwh</text:p>
          </table:table-cell>
          <table:table-cell table:number-columns-repeated="1016"/>
        </table:table-row>
        <table:table-row table:style-name="ro2">
          <table:table-cell office:value-type="float" office:value="583">
            <text:p>583</text:p>
          </table:table-cell>
          <table:table-cell office:value-type="date" office:date-value="2010-12-25">
            <text:p>25.12.2010</text:p>
          </table:table-cell>
          <table:table-cell office:value-type="time" office:time-value="PT11H47M47S">
            <text:p>11:47:47</text:p>
          </table:table-cell>
          <table:table-cell office:value-type="float" office:value="12">
            <text:p>12,0</text:p>
          </table:table-cell>
          <table:table-cell table:style-name="ce12" office:value-type="float" office:value="129">
            <text:p>129</text:p>
          </table:table-cell>
          <table:table-cell office:value-type="time" office:time-value="PT01H13M06S">
            <text:p>01:13:06</text:p>
          </table:table-cell>
          <table:table-cell office:value-type="string">
            <text:p>Kwh – Grünbühl - Kwh</text:p>
          </table:table-cell>
          <table:table-cell/>
          <table:table-cell office:value-type="string">
            <text:p>GPS KO</text:p>
          </table:table-cell>
          <table:table-cell table:number-columns-repeated="1014"/>
        </table:table-row>
        <table:table-row table:style-name="ro2">
          <table:table-cell office:value-type="float" office:value="584">
            <text:p>584</text:p>
          </table:table-cell>
          <table:table-cell office:value-type="date" office:date-value="2010-12-26">
            <text:p>26.12.2010</text:p>
          </table:table-cell>
          <table:table-cell office:value-type="time" office:time-value="PT10H23M17S">
            <text:p>10:23:17</text:p>
          </table:table-cell>
          <table:table-cell office:value-type="float" office:value="11.4">
            <text:p>11,4</text:p>
          </table:table-cell>
          <table:table-cell table:style-name="ce12" office:value-type="float" office:value="122">
            <text:p>122</text:p>
          </table:table-cell>
          <table:table-cell office:value-type="time" office:time-value="PT01H10M11S">
            <text:p>01:10:11</text:p>
          </table:table-cell>
          <table:table-cell office:value-type="string">
            <text:p>Kwh – Ludwigsburg - Kwh</text:p>
          </table:table-cell>
          <table:table-cell table:formula="of:=SUM([.D42:.D52])" office:value-type="float" office:value="89.6">
            <text:p>89,6</text:p>
          </table:table-cell>
          <table:table-cell office:value-type="string">
            <text:p>GPS OK</text:p>
          </table:table-cell>
          <table:table-cell table:number-columns-repeated="1014"/>
        </table:table-row>
        <table:table-row table:style-name="ro2">
          <table:table-cell office:value-type="float" office:value="585">
            <text:p>585</text:p>
          </table:table-cell>
          <table:table-cell office:value-type="date" office:date-value="2010-12-27">
            <text:p>27.12.2010</text:p>
          </table:table-cell>
          <table:table-cell office:value-type="time" office:time-value="PT20H45M37S">
            <text:p>20:45:37</text:p>
          </table:table-cell>
          <table:table-cell office:value-type="float" office:value="5.8">
            <text:p>5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37M05S">
            <text:p>00:37:05</text:p>
          </table:table-cell>
          <table:table-cell office:value-type="string">
            <text:p>Kwh-Runde</text:p>
          </table:table-cell>
          <table:table-cell table:number-columns-repeated="1016"/>
        </table:table-row>
        <table:table-row table:style-name="ro2">
          <table:table-cell office:value-type="float" office:value="586">
            <text:p>586</text:p>
          </table:table-cell>
          <table:table-cell office:value-type="date" office:date-value="2010-12-28">
            <text:p>28.12.2010</text:p>
          </table:table-cell>
          <table:table-cell office:value-type="time" office:time-value="PT21H43M28S">
            <text:p>21:43:28</text:p>
          </table:table-cell>
          <table:table-cell office:value-type="float" office:value="7.5">
            <text:p>7,5</text:p>
          </table:table-cell>
          <table:table-cell table:style-name="ce12" office:value-type="float" office:value="135">
            <text:p>135</text:p>
          </table:table-cell>
          <table:table-cell office:value-type="time" office:time-value="PT00H45M18S">
            <text:p>00:45:18</text:p>
          </table:table-cell>
          <table:table-cell office:value-type="string">
            <text:p>Kwh-Runde mit Zazenhausenb-Schlenkee</text:p>
          </table:table-cell>
          <table:table-cell table:number-columns-repeated="1016"/>
        </table:table-row>
        <table:table-row table:style-name="ro2">
          <table:table-cell office:value-type="float" office:value="587">
            <text:p>587</text:p>
          </table:table-cell>
          <table:table-cell office:value-type="date" office:date-value="2010-12-29">
            <text:p>29.12.2010</text:p>
          </table:table-cell>
          <table:table-cell office:value-type="time" office:time-value="PT09H23M05S">
            <text:p>09:23:05</text:p>
          </table:table-cell>
          <table:table-cell office:value-type="float" office:value="5.7">
            <text:p>5,7</text:p>
          </table:table-cell>
          <table:table-cell table:style-name="ce12" office:value-type="float" office:value="126">
            <text:p>126</text:p>
          </table:table-cell>
          <table:table-cell office:value-type="time" office:time-value="PT00H34M58S">
            <text:p>00:34:58</text:p>
          </table:table-cell>
          <table:table-cell office:value-type="string">
            <text:p>Kwh – Zazenhausen – Zuffenhausen <text:s/>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2-29">
            <text:p>29.12.2010</text:p>
          </table:table-cell>
          <table:table-cell office:value-type="time" office:time-value="PT12H22M25S">
            <text:p>12:22:25</text:p>
          </table:table-cell>
          <table:table-cell office:value-type="float" office:value="11.3">
            <text:p>11,3</text:p>
          </table:table-cell>
          <table:table-cell table:style-name="ce12" office:value-type="float" office:value="123">
            <text:p>123</text:p>
          </table:table-cell>
          <table:table-cell office:value-type="time" office:time-value="PT01H09M11S">
            <text:p>01:09:11</text:p>
          </table:table-cell>
          <table:table-cell office:value-type="string">
            <text:p>Büro – Korntl – Kallenberg – Stammheim - Kwh</text:p>
          </table:table-cell>
          <table:table-cell table:number-columns-repeated="1016"/>
        </table:table-row>
        <table:table-row table:style-name="ro2">
          <table:table-cell office:value-type="float" office:value="588">
            <text:p>588</text:p>
          </table:table-cell>
          <table:table-cell office:value-type="date" office:date-value="2010-12-30">
            <text:p>30.12.2010</text:p>
          </table:table-cell>
          <table:table-cell office:value-type="time" office:time-value="PT20H41M25S">
            <text:p>20:41:25</text:p>
          </table:table-cell>
          <table:table-cell office:value-type="float" office:value="9.2">
            <text:p>9,2</text:p>
          </table:table-cell>
          <table:table-cell table:style-name="ce12" office:value-type="float" office:value="120">
            <text:p>120</text:p>
          </table:table-cell>
          <table:table-cell office:value-type="time" office:time-value="PT01H04M20S">
            <text:p>01:04:20</text:p>
          </table:table-cell>
          <table:table-cell office:value-type="string">
            <text:p>Kwh – Zazenhausen - Kwh</text:p>
          </table:table-cell>
          <table:table-cell table:number-columns-repeated="1016"/>
        </table:table-row>
        <table:table-row table:style-name="ro2">
          <table:table-cell office:value-type="float" office:value="589">
            <text:p>589</text:p>
          </table:table-cell>
          <table:table-cell office:value-type="date" office:date-value="2010-12-31">
            <text:p>31.12.2010</text:p>
          </table:table-cell>
          <table:table-cell office:value-type="time" office:time-value="PT16H49M46S">
            <text:p>16:49:46</text:p>
          </table:table-cell>
          <table:table-cell office:value-type="float" office:value="14.3">
            <text:p>14,3</text:p>
          </table:table-cell>
          <table:table-cell table:style-name="ce12" office:value-type="float" office:value="117">
            <text:p>117</text:p>
          </table:table-cell>
          <table:table-cell office:value-type="time" office:time-value="PT01H35M31S">
            <text:p>01:35:31</text:p>
          </table:table-cell>
          <table:table-cell office:value-type="string">
            <text:p>Kwh – Zazenhausen – Mühlhausen - Kwh</text:p>
          </table:table-cell>
          <table:table-cell table:formula="of:=SUM([.D53:.D58])" office:value-type="float" office:value="53.8">
            <text:p>53,8</text:p>
          </table:table-cell>
          <table:table-cell table:number-columns-repeated="1015"/>
        </table:table-row>
        <table:table-row table:style-name="ro1" table:number-rows-repeated="29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0-11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9675.32702702703">
            <text:p>9675,33</text:p>
          </table:table-cell>
          <table:table-cell table:style-name="ce16" table:formula="of:=SUM([.F2:.F65441])" office:value-type="time" office:time-value="PT951H35M39S">
            <text:p>15:35:39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528">
            <text:p>528</text:p>
          </table:table-cell>
          <table:table-cell table:style-name="ce17" office:value-type="date" office:date-value="2010-10-31">
            <text:p>31.10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10'.H1])" office:value-type="float" office:value="9452.12702702703">
            <text:p>9452,13</text:p>
          </table:table-cell>
          <table:table-cell table:style-name="ce10"/>
          <table:table-cell table:style-name="ce10" table:formula="of:=SUM(['2010-10'.I1])" office:value-type="time" office:time-value="PT930H35M58S">
            <text:p>18:35:58</text:p>
          </table:table-cell>
          <table:table-cell table:style-name="ce2" office:value-type="string">
            <text:p>Übertrag 400:33:32</text:p>
          </table:table-cell>
          <table:table-cell table:style-name="ce2" table:formula="of:=SUM(['2010-10'.H59])" office:value-type="float" office:value="0">
            <text:p>0</text:p>
          </table:table-cell>
          <table:table-cell table:style-name="ce2" table:number-columns-repeated="1015"/>
        </table:table-row>
        <table:table-row table:style-name="ro2">
          <table:table-cell office:value-type="float" office:value="529">
            <text:p>529</text:p>
          </table:table-cell>
          <table:table-cell office:value-type="date" office:date-value="2010-11-01">
            <text:p>01.11.2010</text:p>
          </table:table-cell>
          <table:table-cell office:value-type="time" office:time-value="PT14H24M24S">
            <text:p>14:24:24</text:p>
          </table:table-cell>
          <table:table-cell office:value-type="float" office:value="3.9">
            <text:p>3,9</text:p>
          </table:table-cell>
          <table:table-cell table:style-name="ce12" office:value-type="float" office:value="113">
            <text:p>113</text:p>
          </table:table-cell>
          <table:table-cell office:value-type="time" office:time-value="PT00H25M29S">
            <text:p>00:25:29</text:p>
          </table:table-cell>
          <table:table-cell office:value-type="string">
            <text:p>krank</text:p>
          </table:table-cell>
          <table:table-cell table:style-name="ce2" table:number-columns-repeated="1016"/>
        </table:table-row>
        <table:table-row table:style-name="ro2">
          <table:table-cell office:value-type="float" office:value="530">
            <text:p>530</text:p>
          </table:table-cell>
          <table:table-cell office:value-type="date" office:date-value="2010-11-02">
            <text:p>02.11.2010</text:p>
          </table:table-cell>
          <table:table-cell office:value-type="time" office:time-value="PT21H04M41S">
            <text:p>21:04:41</text:p>
          </table:table-cell>
          <table:table-cell office:value-type="float" office:value="2.3">
            <text:p>2,3</text:p>
          </table:table-cell>
          <table:table-cell table:style-name="ce12" office:value-type="float" office:value="114">
            <text:p>114</text:p>
          </table:table-cell>
          <table:table-cell office:value-type="time" office:time-value="PT00H18M06S">
            <text:p>00:18:06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31">
            <text:p>531</text:p>
          </table:table-cell>
          <table:table-cell office:value-type="date" office:date-value="2010-11-03">
            <text:p>03.11.2010</text:p>
          </table:table-cell>
          <table:table-cell office:value-type="time" office:time-value="PT15H28M31S">
            <text:p>15:28:31</text:p>
          </table:table-cell>
          <table:table-cell office:value-type="float" office:value="3.1">
            <text:p>3,1</text:p>
          </table:table-cell>
          <table:table-cell table:style-name="ce12" office:value-type="float" office:value="117">
            <text:p>117</text:p>
          </table:table-cell>
          <table:table-cell office:value-type="time" office:time-value="PT00H22M11S">
            <text:p>00:22:11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32">
            <text:p>532</text:p>
          </table:table-cell>
          <table:table-cell office:value-type="date" office:date-value="2010-11-04">
            <text:p>04.11.2010</text:p>
          </table:table-cell>
          <table:table-cell office:value-type="time" office:time-value="PT20H40M17S">
            <text:p>20:40:17</text:p>
          </table:table-cell>
          <table:table-cell office:value-type="float" office:value="2.4">
            <text:p>2,4</text:p>
          </table:table-cell>
          <table:table-cell table:style-name="ce12" office:value-type="float" office:value="113">
            <text:p>113</text:p>
          </table:table-cell>
          <table:table-cell office:value-type="time" office:time-value="PT00H17M34S">
            <text:p>00:17:34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33">
            <text:p>533</text:p>
          </table:table-cell>
          <table:table-cell office:value-type="date" office:date-value="2010-11-05">
            <text:p>05.11.2010</text:p>
          </table:table-cell>
          <table:table-cell office:value-type="time" office:time-value="PT19H29M10S">
            <text:p>19:29:10</text:p>
          </table:table-cell>
          <table:table-cell office:value-type="float" office:value="2.4">
            <text:p>2,4</text:p>
          </table:table-cell>
          <table:table-cell table:style-name="ce12" office:value-type="float" office:value="107">
            <text:p>107</text:p>
          </table:table-cell>
          <table:table-cell office:value-type="time" office:time-value="PT00H17M31S">
            <text:p>00:17:31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34">
            <text:p>534</text:p>
          </table:table-cell>
          <table:table-cell office:value-type="date" office:date-value="2010-11-06">
            <text:p>06.11.2010</text:p>
          </table:table-cell>
          <table:table-cell office:value-type="time" office:time-value="PT21H35M25S">
            <text:p>21:35:25</text:p>
          </table:table-cell>
          <table:table-cell office:value-type="float" office:value="2.7">
            <text:p>2,7</text:p>
          </table:table-cell>
          <table:table-cell table:style-name="ce12" office:value-type="float" office:value="120">
            <text:p>120</text:p>
          </table:table-cell>
          <table:table-cell office:value-type="time" office:time-value="PT00H16M11S">
            <text:p>00:16:11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35">
            <text:p>535</text:p>
          </table:table-cell>
          <table:table-cell office:value-type="date" office:date-value="2010-11-07">
            <text:p>07.11.2010</text:p>
          </table:table-cell>
          <table:table-cell office:value-type="time" office:time-value="PT17H13M24S">
            <text:p>17:13:24</text:p>
          </table:table-cell>
          <table:table-cell office:value-type="float" office:value="2.6">
            <text:p>2,6</text:p>
          </table:table-cell>
          <table:table-cell table:style-name="ce12" office:value-type="float" office:value="118">
            <text:p>118</text:p>
          </table:table-cell>
          <table:table-cell office:value-type="time" office:time-value="PT00H15M44S">
            <text:p>00:15:44</text:p>
          </table:table-cell>
          <table:table-cell office:value-type="string">
            <text:p>krank</text:p>
          </table:table-cell>
          <table:table-cell table:formula="of:=SUM([.D3:.D9];[.H2])" office:value-type="float" office:value="19.4">
            <text:p>19,4</text:p>
          </table:table-cell>
          <table:table-cell table:number-columns-repeated="1015"/>
        </table:table-row>
        <table:table-row table:style-name="ro2">
          <table:table-cell office:value-type="float" office:value="536">
            <text:p>536</text:p>
          </table:table-cell>
          <table:table-cell office:value-type="date" office:date-value="2010-11-08">
            <text:p>08.11.2010</text:p>
          </table:table-cell>
          <table:table-cell office:value-type="time" office:time-value="PT12H03M11S">
            <text:p>12:03:11</text:p>
          </table:table-cell>
          <table:table-cell office:value-type="float" office:value="2.6">
            <text:p>2,6</text:p>
          </table:table-cell>
          <table:table-cell table:style-name="ce12" office:value-type="string">
            <text:p>?</text:p>
          </table:table-cell>
          <table:table-cell office:value-type="time" office:time-value="PT00H15M46S">
            <text:p>00:15:46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37">
            <text:p>537</text:p>
          </table:table-cell>
          <table:table-cell office:value-type="date" office:date-value="2010-11-09">
            <text:p>09.11.2010</text:p>
          </table:table-cell>
          <table:table-cell office:value-type="time" office:time-value="PT15H30M36S">
            <text:p>15:30:36</text:p>
          </table:table-cell>
          <table:table-cell office:value-type="float" office:value="2.6">
            <text:p>2,6</text:p>
          </table:table-cell>
          <table:table-cell table:style-name="ce12" office:value-type="string">
            <text:p>?</text:p>
          </table:table-cell>
          <table:table-cell office:value-type="time" office:time-value="PT00H15M24S">
            <text:p>00:15:24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38">
            <text:p>538</text:p>
          </table:table-cell>
          <table:table-cell office:value-type="date" office:date-value="2010-11-10">
            <text:p>10.11.2010</text:p>
          </table:table-cell>
          <table:table-cell office:value-type="time" office:time-value="PT09H18M45S">
            <text:p>09:18:45</text:p>
          </table:table-cell>
          <table:table-cell office:value-type="float" office:value="2.6">
            <text:p>2,6</text:p>
          </table:table-cell>
          <table:table-cell table:style-name="ce12" office:value-type="float" office:value="126">
            <text:p>126</text:p>
          </table:table-cell>
          <table:table-cell office:value-type="time" office:time-value="PT00H15M18S">
            <text:p>00:15:18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39">
            <text:p>539</text:p>
          </table:table-cell>
          <table:table-cell office:value-type="date" office:date-value="2010-11-11">
            <text:p>11.11.2010</text:p>
          </table:table-cell>
          <table:table-cell office:value-type="time" office:time-value="PT19H29M52S">
            <text:p>19:29:52</text:p>
          </table:table-cell>
          <table:table-cell office:value-type="float" office:value="2.6">
            <text:p>2,6</text:p>
          </table:table-cell>
          <table:table-cell table:style-name="ce12" office:value-type="float" office:value="112">
            <text:p>112</text:p>
          </table:table-cell>
          <table:table-cell office:value-type="time" office:time-value="PT00H14M29S">
            <text:p>00:14:29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40">
            <text:p>540</text:p>
          </table:table-cell>
          <table:table-cell office:value-type="date" office:date-value="2010-11-12">
            <text:p>12.11.2010</text:p>
          </table:table-cell>
          <table:table-cell office:value-type="time" office:time-value="PT13H31M38S">
            <text:p>13:31:38</text:p>
          </table:table-cell>
          <table:table-cell office:value-type="float" office:value="3.8">
            <text:p>3,8</text:p>
          </table:table-cell>
          <table:table-cell table:style-name="ce12" office:value-type="float" office:value="130">
            <text:p>130</text:p>
          </table:table-cell>
          <table:table-cell office:value-type="time" office:time-value="PT00H21M15S">
            <text:p>00:21:1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12">
            <text:p>12.11.2010</text:p>
          </table:table-cell>
          <table:table-cell office:value-type="time" office:time-value="PT15H48M17S">
            <text:p>15:48:17</text:p>
          </table:table-cell>
          <table:table-cell office:value-type="float" office:value="3.8">
            <text:p>3,8</text:p>
          </table:table-cell>
          <table:table-cell table:style-name="ce12" office:value-type="float" office:value="131">
            <text:p>131</text:p>
          </table:table-cell>
          <table:table-cell office:value-type="time" office:time-value="PT00H20M31S">
            <text:p>00:20:3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41">
            <text:p>541</text:p>
          </table:table-cell>
          <table:table-cell office:value-type="date" office:date-value="2010-11-13">
            <text:p>13.11.2010</text:p>
          </table:table-cell>
          <table:table-cell office:value-type="time" office:time-value="PT16H21M48S">
            <text:p>16:21:48</text:p>
          </table:table-cell>
          <table:table-cell office:value-type="float" office:value="8.3">
            <text:p>8,3</text:p>
          </table:table-cell>
          <table:table-cell table:style-name="ce12" office:value-type="float" office:value="128">
            <text:p>128</text:p>
          </table:table-cell>
          <table:table-cell office:value-type="time" office:time-value="PT00H47M34S">
            <text:p>00:47:34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542">
            <text:p>542</text:p>
          </table:table-cell>
          <table:table-cell office:value-type="date" office:date-value="2010-11-14">
            <text:p>14.11.2010</text:p>
          </table:table-cell>
          <table:table-cell office:value-type="time" office:time-value="PT18H48M32S">
            <text:p>18:48:32</text:p>
          </table:table-cell>
          <table:table-cell office:value-type="float" office:value="5">
            <text:p>5,0</text:p>
          </table:table-cell>
          <table:table-cell table:style-name="ce12" office:value-type="float" office:value="121">
            <text:p>121</text:p>
          </table:table-cell>
          <table:table-cell office:value-type="time" office:time-value="PT00H27M56S">
            <text:p>00:27:56</text:p>
          </table:table-cell>
          <table:table-cell office:value-type="string">
            <text:p>?</text:p>
          </table:table-cell>
          <table:table-cell table:formula="of:=SUM([.D10:.D17])" office:value-type="float" office:value="31.3">
            <text:p>31,3</text:p>
          </table:table-cell>
          <table:table-cell table:number-columns-repeated="1015"/>
        </table:table-row>
        <table:table-row table:style-name="ro2">
          <table:table-cell office:value-type="float" office:value="543">
            <text:p>543</text:p>
          </table:table-cell>
          <table:table-cell office:value-type="date" office:date-value="2010-11-15">
            <text:p>15.11.2010</text:p>
          </table:table-cell>
          <table:table-cell office:value-type="time" office:time-value="PT17H37M19S">
            <text:p>17:37:19</text:p>
          </table:table-cell>
          <table:table-cell office:value-type="float" office:value="3.9">
            <text:p>3,9</text:p>
          </table:table-cell>
          <table:table-cell table:style-name="ce12" office:value-type="float" office:value="131">
            <text:p>131</text:p>
          </table:table-cell>
          <table:table-cell office:value-type="time" office:time-value="PT00H20M47S">
            <text:p>00:20:4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15">
            <text:p>15.11.2010</text:p>
          </table:table-cell>
          <table:table-cell office:value-type="time" office:time-value="PT20H03M57S">
            <text:p>20:03:57</text:p>
          </table:table-cell>
          <table:table-cell office:value-type="float" office:value="4">
            <text:p>4,0</text:p>
          </table:table-cell>
          <table:table-cell table:style-name="ce12" office:value-type="float" office:value="125">
            <text:p>125</text:p>
          </table:table-cell>
          <table:table-cell office:value-type="time" office:time-value="PT00H21M26S">
            <text:p>00:21:2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44">
            <text:p>544</text:p>
          </table:table-cell>
          <table:table-cell office:value-type="date" office:date-value="2010-11-16">
            <text:p>16.11.2010</text:p>
          </table:table-cell>
          <table:table-cell office:value-type="time" office:time-value="PT16H16M29S">
            <text:p>16:16:29</text:p>
          </table:table-cell>
          <table:table-cell office:value-type="float" office:value="8.1">
            <text:p>8,1</text:p>
          </table:table-cell>
          <table:table-cell table:style-name="ce12" office:value-type="float" office:value="131">
            <text:p>131</text:p>
          </table:table-cell>
          <table:table-cell office:value-type="time" office:time-value="PT00H44M37S">
            <text:p>00:44:37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45">
            <text:p>545</text:p>
          </table:table-cell>
          <table:table-cell office:value-type="date" office:date-value="2010-11-17">
            <text:p>17.11.2010</text:p>
          </table:table-cell>
          <table:table-cell office:value-type="time" office:time-value="PT17H34M43S">
            <text:p>17:34:43</text:p>
          </table:table-cell>
          <table:table-cell office:value-type="float" office:value="7.8">
            <text:p>7,8</text:p>
          </table:table-cell>
          <table:table-cell table:style-name="ce12" office:value-type="float" office:value="126">
            <text:p>126</text:p>
          </table:table-cell>
          <table:table-cell office:value-type="time" office:time-value="PT00H43M26S">
            <text:p>00:43:26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46">
            <text:p>546</text:p>
          </table:table-cell>
          <table:table-cell office:value-type="date" office:date-value="2010-11-18">
            <text:p>18.11.2010</text:p>
          </table:table-cell>
          <table:table-cell office:value-type="time" office:time-value="PT16H47M07S">
            <text:p>16:47:07</text:p>
          </table:table-cell>
          <table:table-cell office:value-type="float" office:value="5.8">
            <text:p>5,8</text:p>
          </table:table-cell>
          <table:table-cell table:style-name="ce12" office:value-type="float" office:value="139">
            <text:p>139</text:p>
          </table:table-cell>
          <table:table-cell office:value-type="time" office:time-value="PT00H30M56S">
            <text:p>00:30:56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18">
            <text:p>18.11.2010</text:p>
          </table:table-cell>
          <table:table-cell office:value-type="time" office:time-value="PT21H10M17S">
            <text:p>21:10:17</text:p>
          </table:table-cell>
          <table:table-cell office:value-type="float" office:value="3.6">
            <text:p>3,6</text:p>
          </table:table-cell>
          <table:table-cell table:style-name="ce12" office:value-type="float" office:value="139">
            <text:p>139</text:p>
          </table:table-cell>
          <table:table-cell office:value-type="time" office:time-value="PT00H18M54S">
            <text:p>00:18:54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47">
            <text:p>547</text:p>
          </table:table-cell>
          <table:table-cell office:value-type="date" office:date-value="2010-11-19">
            <text:p>19.11.2010</text:p>
          </table:table-cell>
          <table:table-cell office:value-type="time" office:time-value="PT18H35M04S">
            <text:p>18:35:04</text:p>
          </table:table-cell>
          <table:table-cell office:value-type="float" office:value="5.8">
            <text:p>5,8</text:p>
          </table:table-cell>
          <table:table-cell table:style-name="ce12" office:value-type="float" office:value="140">
            <text:p>140</text:p>
          </table:table-cell>
          <table:table-cell office:value-type="time" office:time-value="PT00H30M45S">
            <text:p>00:30:45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19">
            <text:p>19.11.2010</text:p>
          </table:table-cell>
          <table:table-cell office:value-type="time" office:time-value="PT19H11M08S">
            <text:p>19:11:08</text:p>
          </table:table-cell>
          <table:table-cell office:value-type="float" office:value="3.5">
            <text:p>3,5</text:p>
          </table:table-cell>
          <table:table-cell table:style-name="ce12" office:value-type="float" office:value="138">
            <text:p>138</text:p>
          </table:table-cell>
          <table:table-cell office:value-type="time" office:time-value="PT00H19M32S">
            <text:p>00:19:32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48">
            <text:p>548</text:p>
          </table:table-cell>
          <table:table-cell office:value-type="date" office:date-value="2010-11-20">
            <text:p>20.11.2010</text:p>
          </table:table-cell>
          <table:table-cell office:value-type="time" office:time-value="PT19H25M50S">
            <text:p>19:25:50</text:p>
          </table:table-cell>
          <table:table-cell office:value-type="float" office:value="7.8">
            <text:p>7,8</text:p>
          </table:table-cell>
          <table:table-cell table:style-name="ce12" office:value-type="float" office:value="129">
            <text:p>129</text:p>
          </table:table-cell>
          <table:table-cell office:value-type="time" office:time-value="PT00H46M14S">
            <text:p>00:46:14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49">
            <text:p>549</text:p>
          </table:table-cell>
          <table:table-cell office:value-type="date" office:date-value="2010-11-21">
            <text:p>21.11.2010</text:p>
          </table:table-cell>
          <table:table-cell office:value-type="time" office:time-value="PT10H29M43S">
            <text:p>10:29:43</text:p>
          </table:table-cell>
          <table:table-cell office:value-type="float" office:value="7.5">
            <text:p>7,5</text:p>
          </table:table-cell>
          <table:table-cell table:style-name="ce12" office:value-type="float" office:value="132">
            <text:p>132</text:p>
          </table:table-cell>
          <table:table-cell office:value-type="time" office:time-value="PT00H41M04S">
            <text:p>00:41:04</text:p>
          </table:table-cell>
          <table:table-cell office:value-type="string">
            <text:p>?</text:p>
          </table:table-cell>
          <table:table-cell table:formula="of:=SUM([.D18:.D27])" office:value-type="float" office:value="57.8">
            <text:p>57,8</text:p>
          </table:table-cell>
          <table:table-cell table:number-columns-repeated="1015"/>
        </table:table-row>
        <table:table-row table:style-name="ro2">
          <table:table-cell office:value-type="float" office:value="550">
            <text:p>550</text:p>
          </table:table-cell>
          <table:table-cell office:value-type="date" office:date-value="2010-11-22">
            <text:p>22.11.2010</text:p>
          </table:table-cell>
          <table:table-cell office:value-type="time" office:time-value="PT10H29M09S">
            <text:p>10:29:09</text:p>
          </table:table-cell>
          <table:table-cell office:value-type="float" office:value="10.3">
            <text:p>10,3</text:p>
          </table:table-cell>
          <table:table-cell table:style-name="ce12" office:value-type="float" office:value="131">
            <text:p>131</text:p>
          </table:table-cell>
          <table:table-cell office:value-type="time" office:time-value="PT00H57M50S">
            <text:p>00:57:50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22">
            <text:p>22.11.2010</text:p>
          </table:table-cell>
          <table:table-cell office:value-type="time" office:time-value="PT18H31M52S">
            <text:p>18:31:52</text:p>
          </table:table-cell>
          <table:table-cell office:value-type="float" office:value="3.7">
            <text:p>3,7</text:p>
          </table:table-cell>
          <table:table-cell table:style-name="ce12" office:value-type="float" office:value="126">
            <text:p>126</text:p>
          </table:table-cell>
          <table:table-cell office:value-type="time" office:time-value="PT00H20M53S">
            <text:p>00:20:53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51">
            <text:p>551</text:p>
          </table:table-cell>
          <table:table-cell office:value-type="date" office:date-value="2010-11-23">
            <text:p>23.11.2010</text:p>
          </table:table-cell>
          <table:table-cell office:value-type="time" office:time-value="PT14H48M59S">
            <text:p>14:48:59</text:p>
          </table:table-cell>
          <table:table-cell office:value-type="float" office:value="9.3">
            <text:p>9,3</text:p>
          </table:table-cell>
          <table:table-cell table:style-name="ce12" office:value-type="float" office:value="131">
            <text:p>131</text:p>
          </table:table-cell>
          <table:table-cell office:value-type="time" office:time-value="PT00H51M33S">
            <text:p>00:51:33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23">
            <text:p>23.11.2010</text:p>
          </table:table-cell>
          <table:table-cell office:value-type="time" office:time-value="PT18H18M56S">
            <text:p>18:18:56</text:p>
          </table:table-cell>
          <table:table-cell office:value-type="float" office:value="3.6">
            <text:p>3,6</text:p>
          </table:table-cell>
          <table:table-cell table:style-name="ce12" office:value-type="float" office:value="124">
            <text:p>124</text:p>
          </table:table-cell>
          <table:table-cell office:value-type="time" office:time-value="PT00H21M02S">
            <text:p>00:21:02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52">
            <text:p>552</text:p>
          </table:table-cell>
          <table:table-cell office:value-type="date" office:date-value="2010-11-24">
            <text:p>24.11.2010</text:p>
          </table:table-cell>
          <table:table-cell office:value-type="time" office:time-value="PT15H35M48S">
            <text:p>15:35:48</text:p>
          </table:table-cell>
          <table:table-cell office:value-type="float" office:value="18.7">
            <text:p>18,7</text:p>
          </table:table-cell>
          <table:table-cell table:style-name="ce12" office:value-type="float" office:value="138">
            <text:p>138</text:p>
          </table:table-cell>
          <table:table-cell office:value-type="time" office:time-value="PT01H40M17S">
            <text:p>01:40:17</text:p>
          </table:table-cell>
          <table:table-cell office:value-type="string">
            <text:p>Kwh – Zazenhausen – Mühlhausen – Münster – BadCannstatt – Hallschlag – Burgholzhof – Zuffenhausen – Kwh</text:p>
          </table:table-cell>
          <table:table-cell table:number-columns-repeated="1016"/>
        </table:table-row>
        <table:table-row table:style-name="ro2">
          <table:table-cell office:value-type="float" office:value="553">
            <text:p>553</text:p>
          </table:table-cell>
          <table:table-cell office:value-type="date" office:date-value="2010-11-25">
            <text:p>25.11.2010</text:p>
          </table:table-cell>
          <table:table-cell office:value-type="time" office:time-value="PT09H02M23S">
            <text:p>09:02:23</text:p>
          </table:table-cell>
          <table:table-cell office:value-type="float" office:value="9.5">
            <text:p>9,5</text:p>
          </table:table-cell>
          <table:table-cell table:style-name="ce12" office:value-type="float" office:value="142">
            <text:p>142</text:p>
          </table:table-cell>
          <table:table-cell office:value-type="time" office:time-value="PT00H50M29S">
            <text:p>00:50:29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54">
            <text:p>554</text:p>
          </table:table-cell>
          <table:table-cell office:value-type="date" office:date-value="2010-11-26">
            <text:p>26.11.2010</text:p>
          </table:table-cell>
          <table:table-cell office:value-type="time" office:time-value="PT09H33M27S">
            <text:p>09:33:27</text:p>
          </table:table-cell>
          <table:table-cell office:value-type="float" office:value="3.8">
            <text:p>3,8</text:p>
          </table:table-cell>
          <table:table-cell table:style-name="ce12" office:value-type="float" office:value="146">
            <text:p>146</text:p>
          </table:table-cell>
          <table:table-cell office:value-type="time" office:time-value="PT00H19M59S">
            <text:p>00:19:59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26">
            <text:p>26.11.2010</text:p>
          </table:table-cell>
          <table:table-cell office:value-type="time" office:time-value="PT14H03M15S">
            <text:p>14:03:15</text:p>
          </table:table-cell>
          <table:table-cell office:value-type="float" office:value="3.5">
            <text:p>3,5</text:p>
          </table:table-cell>
          <table:table-cell table:style-name="ce12" office:value-type="float" office:value="137">
            <text:p>137</text:p>
          </table:table-cell>
          <table:table-cell office:value-type="time" office:time-value="PT00H18M31S">
            <text:p>00:18:31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26">
            <text:p>26.11.2010</text:p>
          </table:table-cell>
          <table:table-cell office:value-type="time" office:time-value="PT16H43M47S">
            <text:p>16:43:47</text:p>
          </table:table-cell>
          <table:table-cell office:value-type="float" office:value="5.7">
            <text:p>5,7</text:p>
          </table:table-cell>
          <table:table-cell table:style-name="ce12" office:value-type="float" office:value="147">
            <text:p>147</text:p>
          </table:table-cell>
          <table:table-cell office:value-type="time" office:time-value="PT00H28M51S">
            <text:p>00:28:51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26">
            <text:p>26.11.2010</text:p>
          </table:table-cell>
          <table:table-cell office:value-type="time" office:time-value="PT19H41M34S">
            <text:p>19:41:34</text:p>
          </table:table-cell>
          <table:table-cell office:value-type="float" office:value="3.5">
            <text:p>3,5</text:p>
          </table:table-cell>
          <table:table-cell table:style-name="ce12" office:value-type="float" office:value="132">
            <text:p>132</text:p>
          </table:table-cell>
          <table:table-cell office:value-type="time" office:time-value="PT00H19M28S">
            <text:p>00:19:28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2">
          <table:table-cell office:value-type="float" office:value="555">
            <text:p>555</text:p>
          </table:table-cell>
          <table:table-cell office:value-type="date" office:date-value="2010-11-27">
            <text:p>27.11.2010</text:p>
          </table:table-cell>
          <table:table-cell office:value-type="time" office:time-value="PT18H31M26S">
            <text:p>18:31:26</text:p>
          </table:table-cell>
          <table:table-cell office:value-type="float" office:value="7.6">
            <text:p>7,6</text:p>
          </table:table-cell>
          <table:table-cell table:style-name="ce12" office:value-type="float" office:value="130">
            <text:p>130</text:p>
          </table:table-cell>
          <table:table-cell office:value-type="time" office:time-value="PT00H42M01S">
            <text:p>00:42:01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556">
            <text:p>556</text:p>
          </table:table-cell>
          <table:table-cell office:value-type="date" office:date-value="2010-11-28">
            <text:p>28.11.2010</text:p>
          </table:table-cell>
          <table:table-cell office:value-type="time" office:time-value="PT15H40M05S">
            <text:p>15:40:05</text:p>
          </table:table-cell>
          <table:table-cell office:value-type="float" office:value="10.8">
            <text:p>10,8</text:p>
          </table:table-cell>
          <table:table-cell table:style-name="ce12" office:value-type="float" office:value="138">
            <text:p>138</text:p>
          </table:table-cell>
          <table:table-cell office:value-type="time" office:time-value="PT00H57M17S">
            <text:p>00:57:17</text:p>
          </table:table-cell>
          <table:table-cell office:value-type="string">
            <text:p>Kwh – Zazenhausen – Mühlhausen – Rot – Zazenhausen – Kwh</text:p>
          </table:table-cell>
          <table:table-cell table:formula="of:=SUM([.D28:.D39])" office:value-type="float" office:value="90">
            <text:p>90</text:p>
          </table:table-cell>
          <table:table-cell table:number-columns-repeated="1015"/>
        </table:table-row>
        <table:table-row table:style-name="ro2">
          <table:table-cell office:value-type="float" office:value="557">
            <text:p>557</text:p>
          </table:table-cell>
          <table:table-cell office:value-type="date" office:date-value="2010-11-29">
            <text:p>29.11.2010</text:p>
          </table:table-cell>
          <table:table-cell office:value-type="time" office:time-value="PT10H49M45S">
            <text:p>10:49:45</text:p>
          </table:table-cell>
          <table:table-cell office:value-type="float" office:value="3.7">
            <text:p>3,7</text:p>
          </table:table-cell>
          <table:table-cell table:style-name="ce12" office:value-type="float" office:value="134">
            <text:p>134</text:p>
          </table:table-cell>
          <table:table-cell office:value-type="time" office:time-value="PT00H20M21S">
            <text:p>00:20:21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29">
            <text:p>29.11.2010</text:p>
          </table:table-cell>
          <table:table-cell office:value-type="time" office:time-value="PT13H28M51S">
            <text:p>13:28:51</text:p>
          </table:table-cell>
          <table:table-cell office:value-type="float" office:value="3.5">
            <text:p>3,5</text:p>
          </table:table-cell>
          <table:table-cell table:style-name="ce12" office:value-type="float" office:value="128">
            <text:p>128</text:p>
          </table:table-cell>
          <table:table-cell office:value-type="time" office:time-value="PT00H20M14S">
            <text:p>00:20:14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29">
            <text:p>29.11.2010</text:p>
          </table:table-cell>
          <table:table-cell office:value-type="time" office:time-value="PT15H00M17S">
            <text:p>15:00:17</text:p>
          </table:table-cell>
          <table:table-cell office:value-type="float" office:value="10.1">
            <text:p>10,1</text:p>
          </table:table-cell>
          <table:table-cell table:style-name="ce12" office:value-type="float" office:value="131">
            <text:p>131</text:p>
          </table:table-cell>
          <table:table-cell office:value-type="time" office:time-value="PT01H00M18S">
            <text:p>01:00:18</text:p>
          </table:table-cell>
          <table:table-cell office:value-type="string">
            <text:p>Lilly-Runde</text:p>
          </table:table-cell>
          <table:table-cell table:number-columns-repeated="1016"/>
        </table:table-row>
        <table:table-row table:style-name="ro2">
          <table:table-cell office:value-type="float" office:value="558">
            <text:p>558</text:p>
          </table:table-cell>
          <table:table-cell office:value-type="date" office:date-value="2010-11-30">
            <text:p>30.11.2010</text:p>
          </table:table-cell>
          <table:table-cell office:value-type="time" office:time-value="PT08H40M55S">
            <text:p>08:40:55</text:p>
          </table:table-cell>
          <table:table-cell office:value-type="float" office:value="3.9">
            <text:p>3,9</text:p>
          </table:table-cell>
          <table:table-cell table:style-name="ce12" office:value-type="float" office:value="131">
            <text:p>131</text:p>
          </table:table-cell>
          <table:table-cell office:value-type="time" office:time-value="PT00H22M12S">
            <text:p>00:22:1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1-30">
            <text:p>30.11.2010</text:p>
          </table:table-cell>
          <table:table-cell office:value-type="time" office:time-value="PT14H01M06S">
            <text:p>14:01:06</text:p>
          </table:table-cell>
          <table:table-cell office:value-type="float" office:value="3.5">
            <text:p>3,5</text:p>
          </table:table-cell>
          <table:table-cell table:style-name="ce12" office:value-type="float" office:value="132">
            <text:p>132</text:p>
          </table:table-cell>
          <table:table-cell office:value-type="time" office:time-value="PT00H19M45S">
            <text:p>00:19:45</text:p>
          </table:table-cell>
          <table:table-cell office:value-type="string">
            <text:p>Büro – Kwh</text:p>
          </table:table-cell>
          <table:table-cell table:formula="of:=SUM([.D40:.D44])" office:value-type="float" office:value="24.7">
            <text:p>24,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4"/>
          <table:table-cell table:style-name="ce12"/>
          <table:table-cell/>
          <table:table-cell table:style-name="ce18"/>
          <table:table-cell table:number-columns-repeated="1016"/>
        </table:table-row>
        <table:table-row table:style-name="ro1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4"/>
          <table:table-cell table:style-name="ce12"/>
          <table:table-cell/>
          <table:table-cell table:style-name="ce18"/>
          <table:table-cell table:number-columns-repeated="1016"/>
        </table:table-row>
        <table:table-row table:style-name="ro1" table:number-rows-repeated="39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0-10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9452.12702702703">
            <text:p>9452,13</text:p>
          </table:table-cell>
          <table:table-cell table:style-name="ce16" table:formula="of:=SUM([.F2:.F65441])" office:value-type="time" office:time-value="PT930H35M58S">
            <text:p>18:35:58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497">
            <text:p>497</text:p>
          </table:table-cell>
          <table:table-cell table:style-name="ce17" office:value-type="date" office:date-value="2010-09-30">
            <text:p>30.09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09'.H1])" office:value-type="float" office:value="8967.12702702703">
            <text:p>8967,13</text:p>
          </table:table-cell>
          <table:table-cell table:style-name="ce10"/>
          <table:table-cell table:style-name="ce10" table:formula="of:=SUM(['2010-09'.I1])" office:value-type="time" office:time-value="PT885H55M55S">
            <text:p>21:55:55</text:p>
          </table:table-cell>
          <table:table-cell table:style-name="ce2" office:value-type="string">
            <text:p>Übertrag 400:33:32</text:p>
          </table:table-cell>
          <table:table-cell table:style-name="ce2" table:formula="of:=SUM(['2010-09'.H59])" office:value-type="float" office:value="76.2">
            <text:p>76,2</text:p>
          </table:table-cell>
          <table:table-cell table:style-name="ce2" table:number-columns-repeated="1015"/>
        </table:table-row>
        <table:table-row table:style-name="ro2">
          <table:table-cell office:value-type="float" office:value="498">
            <text:p>498</text:p>
          </table:table-cell>
          <table:table-cell office:value-type="date" office:date-value="2010-10-01">
            <text:p>01.10.2010</text:p>
          </table:table-cell>
          <table:table-cell office:value-type="time" office:time-value="PT08H15M42S">
            <text:p>08:15:42</text:p>
          </table:table-cell>
          <table:table-cell office:value-type="float" office:value="10">
            <text:p>10,0</text:p>
          </table:table-cell>
          <table:table-cell table:style-name="ce12" office:value-type="float" office:value="132">
            <text:p>132</text:p>
          </table:table-cell>
          <table:table-cell office:value-type="time" office:time-value="PT00H51M01S">
            <text:p>00:51:01</text:p>
          </table:table-cell>
          <table:table-cell office:value-type="string">
            <text:p>Kwh – Zazenhausen – Mönchfeld – Freiberg – Rot – Zuffenhausen - Büro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01">
            <text:p>01.10.2010</text:p>
          </table:table-cell>
          <table:table-cell office:value-type="time" office:time-value="PT13H37M53S">
            <text:p>13:37:53</text:p>
          </table:table-cell>
          <table:table-cell office:value-type="float" office:value="9.8">
            <text:p>9,8</text:p>
          </table:table-cell>
          <table:table-cell table:style-name="ce12" office:value-type="float" office:value="132">
            <text:p>132</text:p>
          </table:table-cell>
          <table:table-cell office:value-type="time" office:time-value="PT00H51M23S">
            <text:p>00:51:23</text:p>
          </table:table-cell>
          <table:table-cell table:style-name="ce18" office:value-type="string">
            <text:p>Büro - ??? - Kwh</text:p>
          </table:table-cell>
          <table:table-cell table:number-columns-repeated="1016"/>
        </table:table-row>
        <table:table-row table:style-name="ro2">
          <table:table-cell office:value-type="float" office:value="499">
            <text:p>499</text:p>
          </table:table-cell>
          <table:table-cell office:value-type="date" office:date-value="2010-10-02">
            <text:p>02.10.2010</text:p>
          </table:table-cell>
          <table:table-cell office:value-type="time" office:time-value="PT20H18M30S">
            <text:p>20:18:30</text:p>
          </table:table-cell>
          <table:table-cell office:value-type="float" office:value="8.1">
            <text:p>8,1</text:p>
          </table:table-cell>
          <table:table-cell table:style-name="ce12" office:value-type="float" office:value="126">
            <text:p>126</text:p>
          </table:table-cell>
          <table:table-cell office:value-type="time" office:time-value="PT00H48M37S">
            <text:p>00:48:37</text:p>
          </table:table-cell>
          <table:table-cell office:value-type="string">
            <text:p>Kwh – Zazenhausen - Kwh</text:p>
          </table:table-cell>
          <table:table-cell table:number-columns-repeated="1016"/>
        </table:table-row>
        <table:table-row table:style-name="ro2">
          <table:table-cell office:value-type="float" office:value="500">
            <text:p>500</text:p>
          </table:table-cell>
          <table:table-cell office:value-type="date" office:date-value="2010-10-03">
            <text:p>03.10.2010</text:p>
          </table:table-cell>
          <table:table-cell office:value-type="time" office:time-value="PT16H34M52S">
            <text:p>16:34:52</text:p>
          </table:table-cell>
          <table:table-cell office:value-type="float" office:value="27.9">
            <text:p>27,9</text:p>
          </table:table-cell>
          <table:table-cell table:style-name="ce12" office:value-type="float" office:value="123">
            <text:p>123</text:p>
          </table:table-cell>
          <table:table-cell office:value-type="time" office:time-value="PT02H34M23S">
            <text:p>02:34:23</text:p>
          </table:table-cell>
          <table:table-cell table:style-name="ce18" office:value-type="string">
            <text:p>Kwh – Zazenhausen – Mühlhausen – Münster – BadCannstatt – Hbf – Pragsattel – Zuffenhausen - Kwh</text:p>
          </table:table-cell>
          <table:table-cell table:formula="of:=SUM([.D3:.D6];[.H2])" office:value-type="float" office:value="132">
            <text:p>132</text:p>
          </table:table-cell>
          <table:table-cell table:number-columns-repeated="1015"/>
        </table:table-row>
        <table:table-row table:style-name="ro2">
          <table:table-cell office:value-type="float" office:value="501">
            <text:p>501</text:p>
          </table:table-cell>
          <table:table-cell office:value-type="date" office:date-value="2010-10-04">
            <text:p>04.10.2010</text:p>
          </table:table-cell>
          <table:table-cell office:value-type="time" office:time-value="PT08H55M31S">
            <text:p>08:55:31</text:p>
          </table:table-cell>
          <table:table-cell office:value-type="float" office:value="5.1">
            <text:p>5,1</text:p>
          </table:table-cell>
          <table:table-cell table:style-name="ce12" office:value-type="float" office:value="118">
            <text:p>118</text:p>
          </table:table-cell>
          <table:table-cell office:value-type="time" office:time-value="PT00H26M48S">
            <text:p>00:26:48</text:p>
          </table:table-cell>
          <table:table-cell office:value-type="string">
            <text:p>Kwh – Lidl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04">
            <text:p>04.10.2010</text:p>
          </table:table-cell>
          <table:table-cell office:value-type="time" office:time-value="PT13H20M17S">
            <text:p>13:20:17</text:p>
          </table:table-cell>
          <table:table-cell office:value-type="float" office:value="3.7">
            <text:p>3,7</text:p>
          </table:table-cell>
          <table:table-cell table:style-name="ce12" office:value-type="float" office:value="119">
            <text:p>119</text:p>
          </table:table-cell>
          <table:table-cell office:value-type="time" office:time-value="PT00H21M07S">
            <text:p>00:21:0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02">
            <text:p>502</text:p>
          </table:table-cell>
          <table:table-cell office:value-type="date" office:date-value="2010-10-05">
            <text:p>05.10.2010</text:p>
          </table:table-cell>
          <table:table-cell office:value-type="time" office:time-value="PT10H37M38S">
            <text:p>10:37:38</text:p>
          </table:table-cell>
          <table:table-cell office:value-type="float" office:value="6.3">
            <text:p>6,3</text:p>
          </table:table-cell>
          <table:table-cell table:style-name="ce12" office:value-type="float" office:value="126">
            <text:p>126</text:p>
          </table:table-cell>
          <table:table-cell office:value-type="time" office:time-value="PT00H33M50S">
            <text:p>00:33:50</text:p>
          </table:table-cell>
          <table:table-cell office:value-type="string">
            <text:p>Kwh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05">
            <text:p>05.10.2010</text:p>
          </table:table-cell>
          <table:table-cell office:value-type="time" office:time-value="PT12H47M32S">
            <text:p>12:47:32</text:p>
          </table:table-cell>
          <table:table-cell office:value-type="float" office:value="3.7">
            <text:p>3,7</text:p>
          </table:table-cell>
          <table:table-cell table:style-name="ce12" office:value-type="float" office:value="124">
            <text:p>124</text:p>
          </table:table-cell>
          <table:table-cell office:value-type="time" office:time-value="PT00H20M58S">
            <text:p>00:20:5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05">
            <text:p>05.10.2010</text:p>
          </table:table-cell>
          <table:table-cell office:value-type="time" office:time-value="PT18H36M28S">
            <text:p>18:36:28</text:p>
          </table:table-cell>
          <table:table-cell office:value-type="float" office:value="3.8">
            <text:p>3,8</text:p>
          </table:table-cell>
          <table:table-cell table:style-name="ce12" office:value-type="float" office:value="127">
            <text:p>127</text:p>
          </table:table-cell>
          <table:table-cell office:value-type="time" office:time-value="PT00H21M11S">
            <text:p>00:21:11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05">
            <text:p>05.10.2010</text:p>
          </table:table-cell>
          <table:table-cell office:value-type="time" office:time-value="PT19H44M20S">
            <text:p>19:44:20</text:p>
          </table:table-cell>
          <table:table-cell office:value-type="float" office:value="4.3">
            <text:p>4,3</text:p>
          </table:table-cell>
          <table:table-cell table:style-name="ce12" office:value-type="float" office:value="122">
            <text:p>122</text:p>
          </table:table-cell>
          <table:table-cell office:value-type="time" office:time-value="PT00H26M27S">
            <text:p>00:26:27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office:value-type="float" office:value="503">
            <text:p>503</text:p>
          </table:table-cell>
          <table:table-cell office:value-type="date" office:date-value="2010-10-06">
            <text:p>06.10.2010</text:p>
          </table:table-cell>
          <table:table-cell office:value-type="time" office:time-value="PT08H42M14S">
            <text:p>08:42:14</text:p>
          </table:table-cell>
          <table:table-cell office:value-type="float" office:value="4.1">
            <text:p>4,1</text:p>
          </table:table-cell>
          <table:table-cell table:style-name="ce12" office:value-type="float" office:value="116">
            <text:p>116</text:p>
          </table:table-cell>
          <table:table-cell office:value-type="time" office:time-value="PT00H23M10S">
            <text:p>00:23:10</text:p>
          </table:table-cell>
          <table:table-cell table:style-name="ce18"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06">
            <text:p>06.10.2010</text:p>
          </table:table-cell>
          <table:table-cell office:value-type="time" office:time-value="PT13H36M06S">
            <text:p>13:36:06</text:p>
          </table:table-cell>
          <table:table-cell office:value-type="float" office:value="3.8">
            <text:p>3,8</text:p>
          </table:table-cell>
          <table:table-cell table:style-name="ce12" office:value-type="float" office:value="124">
            <text:p>124</text:p>
          </table:table-cell>
          <table:table-cell office:value-type="time" office:time-value="PT00H20M58S">
            <text:p>00:20:5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06">
            <text:p>06.10.2010</text:p>
          </table:table-cell>
          <table:table-cell office:value-type="time" office:time-value="PT14H24M24S">
            <text:p>14:24:24</text:p>
          </table:table-cell>
          <table:table-cell office:value-type="float" office:value="4.2">
            <text:p>4,2</text:p>
          </table:table-cell>
          <table:table-cell table:style-name="ce12" office:value-type="float" office:value="127">
            <text:p>127</text:p>
          </table:table-cell>
          <table:table-cell office:value-type="time" office:time-value="PT00H23M47S">
            <text:p>00:23:4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06">
            <text:p>06.10.2010</text:p>
          </table:table-cell>
          <table:table-cell office:value-type="time" office:time-value="PT18H26M10S">
            <text:p>18:26:10</text:p>
          </table:table-cell>
          <table:table-cell office:value-type="float" office:value="5.4">
            <text:p>5,4</text:p>
          </table:table-cell>
          <table:table-cell table:style-name="ce12" office:value-type="float" office:value="128">
            <text:p>128</text:p>
          </table:table-cell>
          <table:table-cell office:value-type="time" office:time-value="PT00H31M04S">
            <text:p>00:31:04</text:p>
          </table:table-cell>
          <table:table-cell office:value-type="string">
            <text:p>Büro – Stammheim - Kwh</text:p>
          </table:table-cell>
          <table:table-cell table:number-columns-repeated="1016"/>
        </table:table-row>
        <table:table-row table:style-name="ro2">
          <table:table-cell office:value-type="float" office:value="504">
            <text:p>504</text:p>
          </table:table-cell>
          <table:table-cell office:value-type="date" office:date-value="2010-10-07">
            <text:p>07.10.2010</text:p>
          </table:table-cell>
          <table:table-cell office:value-type="time" office:time-value="PT21H05M23S">
            <text:p>21:05:23</text:p>
          </table:table-cell>
          <table:table-cell office:value-type="float" office:value="6.8">
            <text:p>6,8</text:p>
          </table:table-cell>
          <table:table-cell table:style-name="ce12" office:value-type="float" office:value="117">
            <text:p>117</text:p>
          </table:table-cell>
          <table:table-cell office:value-type="time" office:time-value="PT00H42M55S">
            <text:p>00:42:55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505">
            <text:p>505</text:p>
          </table:table-cell>
          <table:table-cell office:value-type="date" office:date-value="2010-10-08">
            <text:p>08.10.2010</text:p>
          </table:table-cell>
          <table:table-cell office:value-type="time" office:time-value="PT08H49M56S">
            <text:p>08:49:56</text:p>
          </table:table-cell>
          <table:table-cell office:value-type="float" office:value="3.7">
            <text:p>3,7</text:p>
          </table:table-cell>
          <table:table-cell table:style-name="ce12" office:value-type="float" office:value="111">
            <text:p>111</text:p>
          </table:table-cell>
          <table:table-cell office:value-type="time" office:time-value="PT00H21M29S">
            <text:p>00:21:2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08">
            <text:p>08.10.2010</text:p>
          </table:table-cell>
          <table:table-cell office:value-type="time" office:time-value="PT18H27M37S">
            <text:p>18:27:37</text:p>
          </table:table-cell>
          <table:table-cell office:value-type="float" office:value="9.1">
            <text:p>9,1</text:p>
          </table:table-cell>
          <table:table-cell table:style-name="ce12" office:value-type="float" office:value="122">
            <text:p>122</text:p>
          </table:table-cell>
          <table:table-cell office:value-type="time" office:time-value="PT00H50M03S">
            <text:p>00:50:03</text:p>
          </table:table-cell>
          <table:table-cell office:value-type="string">
            <text:p>Büro – Zuffenhausen – Zazenhausen - Kwh</text:p>
          </table:table-cell>
          <table:table-cell table:number-columns-repeated="1016"/>
        </table:table-row>
        <table:table-row table:style-name="ro2">
          <table:table-cell office:value-type="float" office:value="506">
            <text:p>506</text:p>
          </table:table-cell>
          <table:table-cell office:value-type="date" office:date-value="2010-10-09">
            <text:p>09.10.2010</text:p>
          </table:table-cell>
          <table:table-cell office:value-type="time" office:time-value="PT10H36M51S">
            <text:p>10:36:51</text:p>
          </table:table-cell>
          <table:table-cell office:value-type="float" office:value="25.9">
            <text:p>25,9</text:p>
          </table:table-cell>
          <table:table-cell table:style-name="ce12" office:value-type="float" office:value="132">
            <text:p>132</text:p>
          </table:table-cell>
          <table:table-cell office:value-type="time" office:time-value="PT02H24M58S">
            <text:p>02:24:58</text:p>
          </table:table-cell>
          <table:table-cell office:value-type="string">
            <text:p>Kwh – LangesFeld – Münchingen – Weilimdorf – Zuffenhausen - Kwh</text:p>
          </table:table-cell>
          <table:table-cell table:number-columns-repeated="1016"/>
        </table:table-row>
        <table:table-row table:style-name="ro2">
          <table:table-cell office:value-type="float" office:value="507">
            <text:p>507</text:p>
          </table:table-cell>
          <table:table-cell office:value-type="date" office:date-value="2010-10-10">
            <text:p>10.10.2010</text:p>
          </table:table-cell>
          <table:table-cell office:value-type="time" office:time-value="PT10H13M12S">
            <text:p>10:13:12</text:p>
          </table:table-cell>
          <table:table-cell office:value-type="float" office:value="26.7">
            <text:p>26,7</text:p>
          </table:table-cell>
          <table:table-cell table:style-name="ce12" office:value-type="float" office:value="124">
            <text:p>124</text:p>
          </table:table-cell>
          <table:table-cell office:value-type="time" office:time-value="PT02H23M01S">
            <text:p>02:23:01</text:p>
          </table:table-cell>
          <table:table-cell office:value-type="string">
            <text:p>Kwh – Zazenhausen – Mühlhausen – Hegnach – Neckarrems – Pattonville - Kwh</text:p>
          </table:table-cell>
          <table:table-cell table:formula="of:=SUM([.D7:.D21])" office:value-type="float" office:value="116.6">
            <text:p>116,6</text:p>
          </table:table-cell>
          <table:table-cell table:number-columns-repeated="1015"/>
        </table:table-row>
        <table:table-row table:style-name="ro2">
          <table:table-cell office:value-type="float" office:value="508">
            <text:p>508</text:p>
          </table:table-cell>
          <table:table-cell office:value-type="date" office:date-value="2010-10-11">
            <text:p>11.10.2010</text:p>
          </table:table-cell>
          <table:table-cell office:value-type="time" office:time-value="PT10H49M14S">
            <text:p>10:49:14</text:p>
          </table:table-cell>
          <table:table-cell office:value-type="float" office:value="6.3">
            <text:p>6,3</text:p>
          </table:table-cell>
          <table:table-cell table:style-name="ce12" office:value-type="float" office:value="130">
            <text:p>130</text:p>
          </table:table-cell>
          <table:table-cell office:value-type="time" office:time-value="PT00H32M42S">
            <text:p>00:32:42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1">
            <text:p>11.10.2010</text:p>
          </table:table-cell>
          <table:table-cell office:value-type="time" office:time-value="PT13H58M28S">
            <text:p>13:58:28</text:p>
          </table:table-cell>
          <table:table-cell office:value-type="float" office:value="3.8">
            <text:p>3,8</text:p>
          </table:table-cell>
          <table:table-cell table:style-name="ce12" office:value-type="float" office:value="122">
            <text:p>122</text:p>
          </table:table-cell>
          <table:table-cell office:value-type="time" office:time-value="PT00H20M15S">
            <text:p>00:20:1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1">
            <text:p>11.10.2010</text:p>
          </table:table-cell>
          <table:table-cell office:value-type="time" office:time-value="PT15H27M44S">
            <text:p>15:27:44</text:p>
          </table:table-cell>
          <table:table-cell office:value-type="float" office:value="3.8">
            <text:p>3,8</text:p>
          </table:table-cell>
          <table:table-cell table:style-name="ce12" office:value-type="float" office:value="124">
            <text:p>124</text:p>
          </table:table-cell>
          <table:table-cell office:value-type="time" office:time-value="PT00H21M02S">
            <text:p>00:21:0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1">
            <text:p>11.10.2010</text:p>
          </table:table-cell>
          <table:table-cell office:value-type="time" office:time-value="PT18H54M48S">
            <text:p>18:54:48</text:p>
          </table:table-cell>
          <table:table-cell office:value-type="float" office:value="5.7">
            <text:p>5,7</text:p>
          </table:table-cell>
          <table:table-cell table:style-name="ce12" office:value-type="float" office:value="117">
            <text:p>117</text:p>
          </table:table-cell>
          <table:table-cell office:value-type="time" office:time-value="PT00H32M48S">
            <text:p>00:32:48</text:p>
          </table:table-cell>
          <table:table-cell office:value-type="string">
            <text:p>Büro – Kwh(Mitte)</text:p>
          </table:table-cell>
          <table:table-cell table:number-columns-repeated="1016"/>
        </table:table-row>
        <table:table-row table:style-name="ro2">
          <table:table-cell office:value-type="float" office:value="509">
            <text:p>509</text:p>
          </table:table-cell>
          <table:table-cell office:value-type="date" office:date-value="2010-10-12">
            <text:p>12.10.2010</text:p>
          </table:table-cell>
          <table:table-cell office:value-type="time" office:time-value="PT08H18M14S">
            <text:p>08:18:14</text:p>
          </table:table-cell>
          <table:table-cell office:value-type="float" office:value="6.4">
            <text:p>6,4</text:p>
          </table:table-cell>
          <table:table-cell table:style-name="ce12" office:value-type="float" office:value="121">
            <text:p>121</text:p>
          </table:table-cell>
          <table:table-cell office:value-type="time" office:time-value="PT00H33M01S">
            <text:p>00:33:01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2">
            <text:p>12.10.2010</text:p>
          </table:table-cell>
          <table:table-cell office:value-type="time" office:time-value="PT13H26M48S">
            <text:p>13:26:48</text:p>
          </table:table-cell>
          <table:table-cell office:value-type="float" office:value="3.8">
            <text:p>3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19M58S">
            <text:p>00:19:5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2">
            <text:p>12.10.2010</text:p>
          </table:table-cell>
          <table:table-cell office:value-type="time" office:time-value="PT16H13M52S">
            <text:p>16:13:52</text:p>
          </table:table-cell>
          <table:table-cell office:value-type="float" office:value="10.1">
            <text:p>10,1</text:p>
          </table:table-cell>
          <table:table-cell table:style-name="ce12" office:value-type="float" office:value="126">
            <text:p>126</text:p>
          </table:table-cell>
          <table:table-cell office:value-type="time" office:time-value="PT00H54M43S">
            <text:p>00:54:43</text:p>
          </table:table-cell>
          <table:table-cell office:value-type="string">
            <text:p>Kwh – Zazenhausen – Mönchfeld – Freiberg – Rot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2">
            <text:p>12.10.2010</text:p>
          </table:table-cell>
          <table:table-cell office:value-type="time" office:time-value="PT19H48M35S">
            <text:p>19:48:35</text:p>
          </table:table-cell>
          <table:table-cell office:value-type="float" office:value="3.8">
            <text:p>3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21M27S">
            <text:p>00:21:27</text:p>
          </table:table-cell>
          <table:table-cell office:value-type="string">
            <text:p>Büeo - Kwh</text:p>
          </table:table-cell>
          <table:table-cell table:number-columns-repeated="1016"/>
        </table:table-row>
        <table:table-row table:style-name="ro2">
          <table:table-cell office:value-type="float" office:value="510">
            <text:p>510</text:p>
          </table:table-cell>
          <table:table-cell office:value-type="date" office:date-value="2010-10-13">
            <text:p>13.10.2010</text:p>
          </table:table-cell>
          <table:table-cell office:value-type="time" office:time-value="PT08H23M58S">
            <text:p>08:23:58</text:p>
          </table:table-cell>
          <table:table-cell office:value-type="float" office:value="6.3">
            <text:p>6,3</text:p>
          </table:table-cell>
          <table:table-cell table:style-name="ce12" office:value-type="float" office:value="121">
            <text:p>121</text:p>
          </table:table-cell>
          <table:table-cell office:value-type="time" office:time-value="PT00H33M30S">
            <text:p>00:33:30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3">
            <text:p>13.10.2010</text:p>
          </table:table-cell>
          <table:table-cell office:value-type="time" office:time-value="PT13H16M29S">
            <text:p>13:16:29</text:p>
          </table:table-cell>
          <table:table-cell office:value-type="float" office:value="3.8">
            <text:p>3,8</text:p>
          </table:table-cell>
          <table:table-cell table:style-name="ce12" office:value-type="float" office:value="118">
            <text:p>118</text:p>
          </table:table-cell>
          <table:table-cell office:value-type="time" office:time-value="PT00H20M18S">
            <text:p>00:20:1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3">
            <text:p>13.10.2010</text:p>
          </table:table-cell>
          <table:table-cell office:value-type="time" office:time-value="PT14H27M03S">
            <text:p>14:27:03</text:p>
          </table:table-cell>
          <table:table-cell office:value-type="float" office:value="9.5">
            <text:p>9,5</text:p>
          </table:table-cell>
          <table:table-cell table:style-name="ce12" office:value-type="float" office:value="122">
            <text:p>122</text:p>
          </table:table-cell>
          <table:table-cell office:value-type="time" office:time-value="PT00H53M04S">
            <text:p>00:53:04</text:p>
          </table:table-cell>
          <table:table-cell office:value-type="string">
            <text:p>Kwh – Zazenhausen – Frieberg – Rot – Zuffenhausen – MediaMarkt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3">
            <text:p>13.10.2010</text:p>
          </table:table-cell>
          <table:table-cell office:value-type="time" office:time-value="PT18H22M44S">
            <text:p>18:22:44</text:p>
          </table:table-cell>
          <table:table-cell office:value-type="float" office:value="3.8">
            <text:p>3,8</text:p>
          </table:table-cell>
          <table:table-cell table:style-name="ce12" office:value-type="float" office:value="116">
            <text:p>116</text:p>
          </table:table-cell>
          <table:table-cell office:value-type="time" office:time-value="PT00H21M41S">
            <text:p>00:21:4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11">
            <text:p>511</text:p>
          </table:table-cell>
          <table:table-cell office:value-type="date" office:date-value="2010-10-14">
            <text:p>14.10.2010</text:p>
          </table:table-cell>
          <table:table-cell office:value-type="time" office:time-value="PT08H03M17S">
            <text:p>08:03:17</text:p>
          </table:table-cell>
          <table:table-cell office:value-type="float" office:value="4.2">
            <text:p>4,2</text:p>
          </table:table-cell>
          <table:table-cell table:style-name="ce12" office:value-type="float" office:value="119">
            <text:p>119</text:p>
          </table:table-cell>
          <table:table-cell office:value-type="time" office:time-value="PT00H22M28S">
            <text:p>00:22:2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4">
            <text:p>14.10.2010</text:p>
          </table:table-cell>
          <table:table-cell office:value-type="time" office:time-value="PT11H23M42S">
            <text:p>11:23:42</text:p>
          </table:table-cell>
          <table:table-cell office:value-type="float" office:value="6.6">
            <text:p>6,6</text:p>
          </table:table-cell>
          <table:table-cell table:style-name="ce12" office:value-type="float" office:value="120">
            <text:p>120</text:p>
          </table:table-cell>
          <table:table-cell office:value-type="time" office:time-value="PT00H34M22S">
            <text:p>00:34:22</text:p>
          </table:table-cell>
          <table:table-cell office:value-type="string">
            <text:p>Büro – Stammheim – Kwh</text:p>
          </table:table-cell>
          <table:table-cell table:number-columns-repeated="1016"/>
        </table:table-row>
        <table:table-row table:style-name="ro2">
          <table:table-cell office:value-type="float" office:value="512">
            <text:p>512</text:p>
          </table:table-cell>
          <table:table-cell office:value-type="date" office:date-value="2010-10-15">
            <text:p>15.10.2010</text:p>
          </table:table-cell>
          <table:table-cell office:value-type="time" office:time-value="PT09H00M37S">
            <text:p>09:00:37</text:p>
          </table:table-cell>
          <table:table-cell office:value-type="float" office:value="5.2">
            <text:p>5,2</text:p>
          </table:table-cell>
          <table:table-cell table:style-name="ce12" office:value-type="float" office:value="121">
            <text:p>121</text:p>
          </table:table-cell>
          <table:table-cell office:value-type="time" office:time-value="PT00H29M05S">
            <text:p>00:29:05</text:p>
          </table:table-cell>
          <table:table-cell office:value-type="string">
            <text:p>Kwh – Büro (mit Suche nach Lilly)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5">
            <text:p>15.10.2010</text:p>
          </table:table-cell>
          <table:table-cell office:value-type="time" office:time-value="PT13H49M49S">
            <text:p>13:49:49</text:p>
          </table:table-cell>
          <table:table-cell office:value-type="float" office:value="3.8">
            <text:p>3,8</text:p>
          </table:table-cell>
          <table:table-cell table:style-name="ce12" office:value-type="float" office:value="124">
            <text:p>124</text:p>
          </table:table-cell>
          <table:table-cell office:value-type="time" office:time-value="PT00H19M23S">
            <text:p>00:19:2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5">
            <text:p>15.10.2010</text:p>
          </table:table-cell>
          <table:table-cell office:value-type="time" office:time-value="PT15H19M15S">
            <text:p>15:19:15</text:p>
          </table:table-cell>
          <table:table-cell office:value-type="float" office:value="7.2">
            <text:p>7,2</text:p>
          </table:table-cell>
          <table:table-cell table:style-name="ce12" office:value-type="float" office:value="132">
            <text:p>132</text:p>
          </table:table-cell>
          <table:table-cell office:value-type="time" office:time-value="PT00H38M40S">
            <text:p>00:38:40</text:p>
          </table:table-cell>
          <table:table-cell office:value-type="string">
            <text:p>Kwh – Zazenhausen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5">
            <text:p>15.10.2010</text:p>
          </table:table-cell>
          <table:table-cell office:value-type="time" office:time-value="PT19H17M10S">
            <text:p>19:17:10</text:p>
          </table:table-cell>
          <table:table-cell office:value-type="float" office:value="8.6">
            <text:p>8,6</text:p>
          </table:table-cell>
          <table:table-cell table:style-name="ce12" office:value-type="float" office:value="116">
            <text:p>116</text:p>
          </table:table-cell>
          <table:table-cell office:value-type="time" office:time-value="PT00H50M26S">
            <text:p>00:50:26</text:p>
          </table:table-cell>
          <table:table-cell office:value-type="string">
            <text:p>Büro – Kwh – Stadtrunde - heim</text:p>
          </table:table-cell>
          <table:table-cell table:number-columns-repeated="1016"/>
        </table:table-row>
        <table:table-row table:style-name="ro2">
          <table:table-cell office:value-type="float" office:value="513">
            <text:p>513</text:p>
          </table:table-cell>
          <table:table-cell office:value-type="date" office:date-value="2010-10-16">
            <text:p>16.10.2010</text:p>
          </table:table-cell>
          <table:table-cell office:value-type="time" office:time-value="PT15H38M05S">
            <text:p>15:38:05</text:p>
          </table:table-cell>
          <table:table-cell office:value-type="float" office:value="7">
            <text:p>7,0</text:p>
          </table:table-cell>
          <table:table-cell table:style-name="ce12" office:value-type="float" office:value="121">
            <text:p>121</text:p>
          </table:table-cell>
          <table:table-cell office:value-type="time" office:time-value="PT00H38M28S">
            <text:p>00:38:28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514">
            <text:p>514</text:p>
          </table:table-cell>
          <table:table-cell office:value-type="date" office:date-value="2010-10-17">
            <text:p>17.10.2010</text:p>
          </table:table-cell>
          <table:table-cell office:value-type="time" office:time-value="PT15H47M58S">
            <text:p>15:47:58</text:p>
          </table:table-cell>
          <table:table-cell office:value-type="float" office:value="17.8">
            <text:p>17,8</text:p>
          </table:table-cell>
          <table:table-cell table:style-name="ce12" office:value-type="float" office:value="122">
            <text:p>122</text:p>
          </table:table-cell>
          <table:table-cell office:value-type="time" office:time-value="PT01H37M53S">
            <text:p>01:37:53</text:p>
          </table:table-cell>
          <table:table-cell office:value-type="string">
            <text:p>Kwh – Zazenhausen – Mühlhausen – Hofen – Burgholzhof – Zuffenhausen - Kwh</text:p>
          </table:table-cell>
          <table:table-cell table:formula="of:=SUM([.D22:.D41])" office:value-type="float" office:value="127.5">
            <text:p>127,5</text:p>
          </table:table-cell>
          <table:table-cell table:number-columns-repeated="1015"/>
        </table:table-row>
        <table:table-row table:style-name="ro2">
          <table:table-cell office:value-type="float" office:value="515">
            <text:p>515</text:p>
          </table:table-cell>
          <table:table-cell office:value-type="date" office:date-value="2010-10-18">
            <text:p>18.10.2010</text:p>
          </table:table-cell>
          <table:table-cell office:value-type="time" office:time-value="PT17H12M09S">
            <text:p>17:12:09</text:p>
          </table:table-cell>
          <table:table-cell office:value-type="float" office:value="20">
            <text:p>20,0</text:p>
          </table:table-cell>
          <table:table-cell table:style-name="ce12" office:value-type="float" office:value="126">
            <text:p>126</text:p>
          </table:table-cell>
          <table:table-cell office:value-type="time" office:time-value="PT01H42M14S">
            <text:p>01:42:14</text:p>
          </table:table-cell>
          <table:table-cell office:value-type="string">
            <text:p>Kwh – Zazenhausen – Mühlhausen – Münster – MaxEythSee – Hofen – Mühlhausen – Zazenhausen - Kwh</text:p>
          </table:table-cell>
          <table:table-cell table:number-columns-repeated="1016"/>
        </table:table-row>
        <table:table-row table:style-name="ro2">
          <table:table-cell office:value-type="float" office:value="516">
            <text:p>516</text:p>
          </table:table-cell>
          <table:table-cell office:value-type="date" office:date-value="2010-10-19">
            <text:p>19.10.2010</text:p>
          </table:table-cell>
          <table:table-cell office:value-type="time" office:time-value="PT15H44M55S">
            <text:p>15:44:55</text:p>
          </table:table-cell>
          <table:table-cell office:value-type="float" office:value="15.8">
            <text:p>15,8</text:p>
          </table:table-cell>
          <table:table-cell table:style-name="ce12" office:value-type="float" office:value="144">
            <text:p>144</text:p>
          </table:table-cell>
          <table:table-cell office:value-type="time" office:time-value="PT01H17M34S">
            <text:p>01:17:34</text:p>
          </table:table-cell>
          <table:table-cell office:value-type="string">
            <text:p>Kwh – Solitude-Allee – Kallenberg – Korntal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19">
            <text:p>19.10.2010</text:p>
          </table:table-cell>
          <table:table-cell office:value-type="time" office:time-value="PT20H44M24S">
            <text:p>20:44:24</text:p>
          </table:table-cell>
          <table:table-cell office:value-type="float" office:value="4">
            <text:p>4,0</text:p>
          </table:table-cell>
          <table:table-cell table:style-name="ce12" office:value-type="float" office:value="131">
            <text:p>131</text:p>
          </table:table-cell>
          <table:table-cell office:value-type="time" office:time-value="PT00H21M10S">
            <text:p>00:21:1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17">
            <text:p>517</text:p>
          </table:table-cell>
          <table:table-cell office:value-type="date" office:date-value="2010-10-20">
            <text:p>20.10.2010</text:p>
          </table:table-cell>
          <table:table-cell office:value-type="time" office:time-value="PT09H36M35S">
            <text:p>09:36:35</text:p>
          </table:table-cell>
          <table:table-cell office:value-type="float" office:value="4.4">
            <text:p>4,4</text:p>
          </table:table-cell>
          <table:table-cell table:style-name="ce12" office:value-type="float" office:value="126">
            <text:p>126</text:p>
          </table:table-cell>
          <table:table-cell office:value-type="time" office:time-value="PT00H22M00S">
            <text:p>00:22:0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20">
            <text:p>20.10.2010</text:p>
          </table:table-cell>
          <table:table-cell office:value-type="time" office:time-value="PT13H30M17S">
            <text:p>13:30:17</text:p>
          </table:table-cell>
          <table:table-cell office:value-type="float" office:value="3.9">
            <text:p>3,9</text:p>
          </table:table-cell>
          <table:table-cell table:style-name="ce12" office:value-type="float" office:value="136">
            <text:p>136</text:p>
          </table:table-cell>
          <table:table-cell office:value-type="time" office:time-value="PT00H18M18S">
            <text:p>00:18:18</text:p>
          </table:table-cell>
          <table:table-cell table:style-name="ce18"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20">
            <text:p>20.10.2010</text:p>
          </table:table-cell>
          <table:table-cell office:value-type="time" office:time-value="PT16H41M11S">
            <text:p>16:41:11</text:p>
          </table:table-cell>
          <table:table-cell office:value-type="float" office:value="6.5">
            <text:p>6,5</text:p>
          </table:table-cell>
          <table:table-cell table:style-name="ce12" office:value-type="float" office:value="134">
            <text:p>134</text:p>
          </table:table-cell>
          <table:table-cell office:value-type="time" office:time-value="PT00H32M52S">
            <text:p>00:32:52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20">
            <text:p>20.10.2010</text:p>
          </table:table-cell>
          <table:table-cell office:value-type="time" office:time-value="PT19H03M50S">
            <text:p>19:03:50</text:p>
          </table:table-cell>
          <table:table-cell office:value-type="float" office:value="3.9">
            <text:p>3,9</text:p>
          </table:table-cell>
          <table:table-cell table:style-name="ce12" office:value-type="float" office:value="134">
            <text:p>134</text:p>
          </table:table-cell>
          <table:table-cell office:value-type="time" office:time-value="PT00H19M17S">
            <text:p>00:19:17</text:p>
          </table:table-cell>
          <table:table-cell table:style-name="ce18"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18">
            <text:p>518</text:p>
          </table:table-cell>
          <table:table-cell office:value-type="date" office:date-value="2010-10-21">
            <text:p>21.10.2010</text:p>
          </table:table-cell>
          <table:table-cell office:value-type="time" office:time-value="PT08H10M00S">
            <text:p>08:10:00</text:p>
          </table:table-cell>
          <table:table-cell office:value-type="float" office:value="6.4">
            <text:p>6,4</text:p>
          </table:table-cell>
          <table:table-cell table:style-name="ce12" office:value-type="float" office:value="126">
            <text:p>126</text:p>
          </table:table-cell>
          <table:table-cell office:value-type="time" office:time-value="PT00H33M01S">
            <text:p>00:33:01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21">
            <text:p>21.10.2010</text:p>
          </table:table-cell>
          <table:table-cell office:value-type="time" office:time-value="PT12H18M45S">
            <text:p>12:18:45</text:p>
          </table:table-cell>
          <table:table-cell office:value-type="float" office:value="10.6">
            <text:p>10,6</text:p>
          </table:table-cell>
          <table:table-cell table:style-name="ce12" office:value-type="float" office:value="132">
            <text:p>132</text:p>
          </table:table-cell>
          <table:table-cell office:value-type="time" office:time-value="PT00H53M44S">
            <text:p>00:53:44</text:p>
          </table:table-cell>
          <table:table-cell office:value-type="string">
            <text:p>Büro – Zuffenhausen – Rot – Freiberg – Mönchfeld - Kwh</text:p>
          </table:table-cell>
          <table:table-cell office:value-type="string">
            <text:p>GPS KO</text:p>
          </table:table-cell>
          <table:table-cell table:number-columns-repeated="1015"/>
        </table:table-row>
        <table:table-row table:style-name="ro2">
          <table:table-cell office:value-type="float" office:value="519">
            <text:p>519</text:p>
          </table:table-cell>
          <table:table-cell office:value-type="date" office:date-value="2010-10-22">
            <text:p>22.10.2010</text:p>
          </table:table-cell>
          <table:table-cell office:value-type="time" office:time-value="PT09H36M30S">
            <text:p>09:36:30</text:p>
          </table:table-cell>
          <table:table-cell office:value-type="float" office:value="4.4">
            <text:p>4,4</text:p>
          </table:table-cell>
          <table:table-cell table:style-name="ce12" office:value-type="float" office:value="132">
            <text:p>132</text:p>
          </table:table-cell>
          <table:table-cell office:value-type="time" office:time-value="PT00H21M55S">
            <text:p>00:21:5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22">
            <text:p>22.10.2010</text:p>
          </table:table-cell>
          <table:table-cell office:value-type="time" office:time-value="PT10H43M22S">
            <text:p>10:43:22</text:p>
          </table:table-cell>
          <table:table-cell office:value-type="float" office:value="3.9">
            <text:p>3,9</text:p>
          </table:table-cell>
          <table:table-cell table:style-name="ce12" office:value-type="float" office:value="132">
            <text:p>132</text:p>
          </table:table-cell>
          <table:table-cell office:value-type="time" office:time-value="PT00H19M13S">
            <text:p>00:19:1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20">
            <text:p>520</text:p>
          </table:table-cell>
          <table:table-cell office:value-type="date" office:date-value="2010-10-23">
            <text:p>23.10.2010</text:p>
          </table:table-cell>
          <table:table-cell office:value-type="time" office:time-value="PT10H01M26S">
            <text:p>10:01:26</text:p>
          </table:table-cell>
          <table:table-cell office:value-type="float" office:value="50">
            <text:p>50,0</text:p>
          </table:table-cell>
          <table:table-cell table:style-name="ce12" office:value-type="float" office:value="149">
            <text:p>149</text:p>
          </table:table-cell>
          <table:table-cell office:value-type="time" office:time-value="PT05H12M59S">
            <text:p>05:12:59</text:p>
          </table:table-cell>
          <table:table-cell office:value-type="string">
            <text:p>Albmarathon</text:p>
          </table:table-cell>
          <table:table-cell office:value-type="string">
            <text:p>GPS START</text:p>
          </table:table-cell>
          <table:table-cell table:number-columns-repeated="1015"/>
        </table:table-row>
        <table:table-row table:style-name="ro2">
          <table:table-cell office:value-type="float" office:value="521">
            <text:p>521</text:p>
          </table:table-cell>
          <table:table-cell office:value-type="date" office:date-value="2010-10-24">
            <text:p>24.10.2010</text:p>
          </table:table-cell>
          <table:table-cell office:value-type="time" office:time-value="PT19H42M38S">
            <text:p>19:42:38</text:p>
          </table:table-cell>
          <table:table-cell office:value-type="float" office:value="5.6">
            <text:p>5,6</text:p>
          </table:table-cell>
          <table:table-cell table:style-name="ce12" office:value-type="string">
            <text:p>?</text:p>
          </table:table-cell>
          <table:table-cell office:value-type="time" office:time-value="PT00H32M10S">
            <text:p>00:32:10</text:p>
          </table:table-cell>
          <table:table-cell office:value-type="string">
            <text:p>Kwh-Runde</text:p>
          </table:table-cell>
          <table:table-cell table:formula="of:=SUM([.D42:.D54])" office:value-type="float" office:value="139.4">
            <text:p>139,4</text:p>
          </table:table-cell>
          <table:table-cell table:number-columns-repeated="1015"/>
        </table:table-row>
        <table:table-row table:style-name="ro2">
          <table:table-cell office:value-type="float" office:value="522">
            <text:p>522</text:p>
          </table:table-cell>
          <table:table-cell office:value-type="date" office:date-value="2010-10-25">
            <text:p>25.10.2010</text:p>
          </table:table-cell>
          <table:table-cell office:value-type="time" office:time-value="PT10H20M27S">
            <text:p>10:20:27</text:p>
          </table:table-cell>
          <table:table-cell office:value-type="float" office:value="4.3">
            <text:p>4,3</text:p>
          </table:table-cell>
          <table:table-cell table:style-name="ce12" office:value-type="float" office:value="124">
            <text:p>124</text:p>
          </table:table-cell>
          <table:table-cell office:value-type="time" office:time-value="PT00H23M17S">
            <text:p>00:23:1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25">
            <text:p>25.10.2010</text:p>
          </table:table-cell>
          <table:table-cell office:value-type="time" office:time-value="PT19H14M11S">
            <text:p>19:14:11</text:p>
          </table:table-cell>
          <table:table-cell office:value-type="float" office:value="3.9">
            <text:p>3,9</text:p>
          </table:table-cell>
          <table:table-cell table:style-name="ce12" office:value-type="float" office:value="120">
            <text:p>120</text:p>
          </table:table-cell>
          <table:table-cell office:value-type="time" office:time-value="PT00H21M21S">
            <text:p>00:21:2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23">
            <text:p>523</text:p>
          </table:table-cell>
          <table:table-cell office:value-type="date" office:date-value="2010-10-26">
            <text:p>26.10.2010</text:p>
          </table:table-cell>
          <table:table-cell office:value-type="time" office:time-value="PT08H30M49S">
            <text:p>08:30:49</text:p>
          </table:table-cell>
          <table:table-cell office:value-type="float" office:value="4.2">
            <text:p>4,2</text:p>
          </table:table-cell>
          <table:table-cell table:style-name="ce12" office:value-type="float" office:value="124">
            <text:p>124</text:p>
          </table:table-cell>
          <table:table-cell office:value-type="time" office:time-value="PT00H23M21S">
            <text:p>00:23:2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26">
            <text:p>26.10.2010</text:p>
          </table:table-cell>
          <table:table-cell office:value-type="time" office:time-value="PT19H27M46S">
            <text:p>19:27:46</text:p>
          </table:table-cell>
          <table:table-cell office:value-type="float" office:value="3.9">
            <text:p>3,9</text:p>
          </table:table-cell>
          <table:table-cell table:style-name="ce12" office:value-type="string">
            <text:p>?</text:p>
          </table:table-cell>
          <table:table-cell office:value-type="time" office:time-value="PT00H21M52S">
            <text:p>00:21:5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24">
            <text:p>524</text:p>
          </table:table-cell>
          <table:table-cell office:value-type="date" office:date-value="2010-10-27">
            <text:p>27.10.2010</text:p>
          </table:table-cell>
          <table:table-cell office:value-type="time" office:time-value="PT15H15M37S">
            <text:p>15:15:37</text:p>
          </table:table-cell>
          <table:table-cell office:value-type="float" office:value="1.8">
            <text:p>1,8</text:p>
          </table:table-cell>
          <table:table-cell table:style-name="ce12" office:value-type="string">
            <text:p>?</text:p>
          </table:table-cell>
          <table:table-cell office:value-type="time" office:time-value="PT00H09M16S">
            <text:p>00:09:16</text:p>
          </table:table-cell>
          <table:table-cell office:value-type="string">
            <text:p>Kwh – Zentrum</text:p>
          </table:table-cell>
          <table:table-cell/>
          <table:table-cell table:number-columns-repeated="1015"/>
        </table:table-row>
        <table:table-row table:style-name="ro2">
          <table:table-cell office:value-type="string">
            <text:p>---</text:p>
          </table:table-cell>
          <table:table-cell office:value-type="date" office:date-value="2010-10-27">
            <text:p>27.10.2010</text:p>
          </table:table-cell>
          <table:table-cell office:value-type="time" office:time-value="PT15H27M53S">
            <text:p>15:27:53</text:p>
          </table:table-cell>
          <table:table-cell office:value-type="float" office:value="5.7">
            <text:p>5,7</text:p>
          </table:table-cell>
          <table:table-cell table:style-name="ce12" office:value-type="float" office:value="141">
            <text:p>141</text:p>
          </table:table-cell>
          <table:table-cell office:value-type="time" office:time-value="PT00H31M04S">
            <text:p>00:31:0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27">
            <text:p>27.10.2010</text:p>
          </table:table-cell>
          <table:table-cell office:value-type="time" office:time-value="PT19H18M54S">
            <text:p>19:18:54</text:p>
          </table:table-cell>
          <table:table-cell office:value-type="float" office:value="4">
            <text:p>4,0</text:p>
          </table:table-cell>
          <table:table-cell table:style-name="ce12" office:value-type="float" office:value="120">
            <text:p>120</text:p>
          </table:table-cell>
          <table:table-cell office:value-type="time" office:time-value="PT00H22M06S">
            <text:p>00:22:0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25">
            <text:p>525</text:p>
          </table:table-cell>
          <table:table-cell office:value-type="date" office:date-value="2010-10-28">
            <text:p>28.10.2010</text:p>
          </table:table-cell>
          <table:table-cell office:value-type="time" office:time-value="PT17H51M40S">
            <text:p>17:51:40</text:p>
          </table:table-cell>
          <table:table-cell office:value-type="float" office:value="6.4">
            <text:p>6,4</text:p>
          </table:table-cell>
          <table:table-cell table:style-name="ce12" office:value-type="float" office:value="126">
            <text:p>126</text:p>
          </table:table-cell>
          <table:table-cell office:value-type="time" office:time-value="PT00H37M07S">
            <text:p>00:37:07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10-28">
            <text:p>28.10.2010</text:p>
          </table:table-cell>
          <table:table-cell office:value-type="time" office:time-value="PT20H07M53S">
            <text:p>20:07:53</text:p>
          </table:table-cell>
          <table:table-cell office:value-type="float" office:value="3.9">
            <text:p>3,9</text:p>
          </table:table-cell>
          <table:table-cell table:style-name="ce12" office:value-type="float" office:value="122">
            <text:p>122</text:p>
          </table:table-cell>
          <table:table-cell office:value-type="time" office:time-value="PT00H23M38S">
            <text:p>00:23:3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526">
            <text:p>526</text:p>
          </table:table-cell>
          <table:table-cell office:value-type="date" office:date-value="2010-10-29">
            <text:p>29.10.2010</text:p>
          </table:table-cell>
          <table:table-cell office:value-type="time" office:time-value="PT19H42M43S">
            <text:p>19:42:43</text:p>
          </table:table-cell>
          <table:table-cell office:value-type="float" office:value="2.6">
            <text:p>2,6</text:p>
          </table:table-cell>
          <table:table-cell table:style-name="ce12" office:value-type="float" office:value="120">
            <text:p>120</text:p>
          </table:table-cell>
          <table:table-cell office:value-type="time" office:time-value="PT00H16M03S">
            <text:p>00:16:03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27">
            <text:p>527</text:p>
          </table:table-cell>
          <table:table-cell office:value-type="date" office:date-value="2010-10-30">
            <text:p>30.10.2010</text:p>
          </table:table-cell>
          <table:table-cell office:value-type="time" office:time-value="PT21H25M11S">
            <text:p>21:25:11</text:p>
          </table:table-cell>
          <table:table-cell office:value-type="float" office:value="2.5">
            <text:p>2,5</text:p>
          </table:table-cell>
          <table:table-cell table:style-name="ce12" office:value-type="float" office:value="120">
            <text:p>120</text:p>
          </table:table-cell>
          <table:table-cell office:value-type="time" office:time-value="PT00H16M24S">
            <text:p>00:16:24</text:p>
          </table:table-cell>
          <table:table-cell office:value-type="string">
            <text:p>krank</text:p>
          </table:table-cell>
          <table:table-cell table:number-columns-repeated="1016"/>
        </table:table-row>
        <table:table-row table:style-name="ro2">
          <table:table-cell office:value-type="float" office:value="528">
            <text:p>528</text:p>
          </table:table-cell>
          <table:table-cell office:value-type="date" office:date-value="2010-10-31">
            <text:p>31.10.2010</text:p>
          </table:table-cell>
          <table:table-cell office:value-type="time" office:time-value="PT17H54M38S">
            <text:p>17:54:38</text:p>
          </table:table-cell>
          <table:table-cell office:value-type="float" office:value="2.5">
            <text:p>2,5</text:p>
          </table:table-cell>
          <table:table-cell table:style-name="ce12" office:value-type="float" office:value="114">
            <text:p>114</text:p>
          </table:table-cell>
          <table:table-cell office:value-type="time" office:time-value="PT00H15M43S">
            <text:p>00:15:43</text:p>
          </table:table-cell>
          <table:table-cell office:value-type="string">
            <text:p>krank</text:p>
          </table:table-cell>
          <table:table-cell table:formula="of:=SUM([.D54:.D66])" office:value-type="float" office:value="51.3">
            <text:p>51,3</text:p>
          </table:table-cell>
          <table:table-cell table:number-columns-repeated="1015"/>
        </table:table-row>
        <table:table-row table:style-name="ro1" table:number-rows-repeated="21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0-09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8967.12702702703">
            <text:p>8967,13</text:p>
          </table:table-cell>
          <table:table-cell table:style-name="ce16" table:formula="of:=SUM([.F2:.F65441])" office:value-type="time" office:time-value="PT885H55M55S">
            <text:p>21:55:55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467">
            <text:p>467</text:p>
          </table:table-cell>
          <table:table-cell table:style-name="ce17" office:value-type="date" office:date-value="2010-08-31">
            <text:p>31.08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08'.H1])" office:value-type="float" office:value="8446.12702702703">
            <text:p>8446,13</text:p>
          </table:table-cell>
          <table:table-cell table:style-name="ce10"/>
          <table:table-cell table:style-name="ce10" table:formula="of:=SUM(['2010-08'.I1])" office:value-type="time" office:time-value="PT839H06M30S">
            <text:p>23:06:30</text:p>
          </table:table-cell>
          <table:table-cell table:style-name="ce2" office:value-type="string">
            <text:p>Übertrag 400:33:32</text:p>
          </table:table-cell>
          <table:table-cell table:style-name="ce2" table:formula="of:=SUM(['2010-08'.H44])" office:value-type="float" office:value="19.1">
            <text:p>19,1</text:p>
          </table:table-cell>
          <table:table-cell table:style-name="ce2" table:number-columns-repeated="1015"/>
        </table:table-row>
        <table:table-row table:style-name="ro2">
          <table:table-cell office:value-type="float" office:value="468">
            <text:p>468</text:p>
          </table:table-cell>
          <table:table-cell office:value-type="date" office:date-value="2010-09-01">
            <text:p>01.09.2010</text:p>
          </table:table-cell>
          <table:table-cell office:value-type="time" office:time-value="PT11H55M15S">
            <text:p>11:55:15</text:p>
          </table:table-cell>
          <table:table-cell office:value-type="float" office:value="5">
            <text:p>5,0</text:p>
          </table:table-cell>
          <table:table-cell table:style-name="ce12" office:value-type="float" office:value="129">
            <text:p>129</text:p>
          </table:table-cell>
          <table:table-cell office:value-type="time" office:time-value="PT00H27M13S">
            <text:p>00:27:13</text:p>
          </table:table-cell>
          <table:table-cell office:value-type="string">
            <text:p>Kwh – Nord - Kwh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01">
            <text:p>01.09.2010</text:p>
          </table:table-cell>
          <table:table-cell office:value-type="time" office:time-value="PT16H00M14S">
            <text:p>16:00:14</text:p>
          </table:table-cell>
          <table:table-cell office:value-type="float" office:value="11.3">
            <text:p>11,3</text:p>
          </table:table-cell>
          <table:table-cell table:style-name="ce12" office:value-type="float" office:value="133">
            <text:p>133</text:p>
          </table:table-cell>
          <table:table-cell office:value-type="time" office:time-value="PT00H59M35S">
            <text:p>00:59:35</text:p>
          </table:table-cell>
          <table:table-cell table:style-name="ce18"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469">
            <text:p>469</text:p>
          </table:table-cell>
          <table:table-cell office:value-type="date" office:date-value="2010-09-02">
            <text:p>02.09.2010</text:p>
          </table:table-cell>
          <table:table-cell office:value-type="time" office:time-value="PT07H59M34S">
            <text:p>07:59:34</text:p>
          </table:table-cell>
          <table:table-cell office:value-type="float" office:value="3.4">
            <text:p>3,4</text:p>
          </table:table-cell>
          <table:table-cell table:style-name="ce12" office:value-type="float" office:value="131">
            <text:p>131</text:p>
          </table:table-cell>
          <table:table-cell office:value-type="time" office:time-value="PT00H18M46S">
            <text:p>00:18:4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02">
            <text:p>02.09.2010</text:p>
          </table:table-cell>
          <table:table-cell office:value-type="time" office:time-value="PT13H19M42S">
            <text:p>13:19:42</text:p>
          </table:table-cell>
          <table:table-cell office:value-type="float" office:value="3.6">
            <text:p>3,6</text:p>
          </table:table-cell>
          <table:table-cell table:style-name="ce12" office:value-type="float" office:value="140">
            <text:p>140</text:p>
          </table:table-cell>
          <table:table-cell office:value-type="time" office:time-value="PT00H18M15S">
            <text:p>00:18:15</text:p>
          </table:table-cell>
          <table:table-cell table:style-name="ce18"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02">
            <text:p>02.09.2010</text:p>
          </table:table-cell>
          <table:table-cell office:value-type="time" office:time-value="PT18H52M39S">
            <text:p>18:52:39</text:p>
          </table:table-cell>
          <table:table-cell office:value-type="float" office:value="12.6">
            <text:p>12,6</text:p>
          </table:table-cell>
          <table:table-cell table:style-name="ce12" office:value-type="float" office:value="136">
            <text:p>136</text:p>
          </table:table-cell>
          <table:table-cell office:value-type="time" office:time-value="PT01H08M19S">
            <text:p>01:08:19</text:p>
          </table:table-cell>
          <table:table-cell office:value-type="string">
            <text:p>Kwh – Nord – Grünbühl – Pattonville - Kwh</text:p>
          </table:table-cell>
          <table:table-cell table:number-columns-repeated="1016"/>
        </table:table-row>
        <table:table-row table:style-name="ro2">
          <table:table-cell office:value-type="float" office:value="470">
            <text:p>470</text:p>
          </table:table-cell>
          <table:table-cell office:value-type="date" office:date-value="2010-09-03">
            <text:p>03.09.2010</text:p>
          </table:table-cell>
          <table:table-cell office:value-type="time" office:time-value="PT14H30M54S">
            <text:p>14:30:54</text:p>
          </table:table-cell>
          <table:table-cell office:value-type="float" office:value="21">
            <text:p>21,0</text:p>
          </table:table-cell>
          <table:table-cell table:style-name="ce12" office:value-type="float" office:value="130">
            <text:p>130</text:p>
          </table:table-cell>
          <table:table-cell office:value-type="time" office:time-value="PT01H49M28S">
            <text:p>01:49:28</text:p>
          </table:table-cell>
          <table:table-cell office:value-type="string">
            <text:p>Kwh – Zazenhausen – Mühlhausen – Oeffingen – Schmiden – Neugereuth – Hofen – Freiberg – Zazenhausen - Kwh</text:p>
          </table:table-cell>
          <table:table-cell table:number-columns-repeated="1016"/>
        </table:table-row>
        <table:table-row table:style-name="ro2">
          <table:table-cell office:value-type="float" office:value="471">
            <text:p>471</text:p>
          </table:table-cell>
          <table:table-cell office:value-type="date" office:date-value="2010-09-04">
            <text:p>04.09.2010</text:p>
          </table:table-cell>
          <table:table-cell office:value-type="time" office:time-value="PT19H15M17S">
            <text:p>19:15:17</text:p>
          </table:table-cell>
          <table:table-cell office:value-type="float" office:value="17">
            <text:p>17,0</text:p>
          </table:table-cell>
          <table:table-cell table:style-name="ce12" office:value-type="float" office:value="117">
            <text:p>117</text:p>
          </table:table-cell>
          <table:table-cell office:value-type="time" office:time-value="PT01H35M45S">
            <text:p>01:35:45</text:p>
          </table:table-cell>
          <table:table-cell office:value-type="string">
            <text:p>Kwh – Ludwigsburg - Kwh</text:p>
          </table:table-cell>
          <table:table-cell table:number-columns-repeated="1016"/>
        </table:table-row>
        <table:table-row table:style-name="ro2">
          <table:table-cell office:value-type="float" office:value="472">
            <text:p>472</text:p>
          </table:table-cell>
          <table:table-cell office:value-type="date" office:date-value="2010-09-05">
            <text:p>05.09.2010</text:p>
          </table:table-cell>
          <table:table-cell office:value-type="time" office:time-value="PT18H16M32S">
            <text:p>18:16:32</text:p>
          </table:table-cell>
          <table:table-cell office:value-type="float" office:value="18.2">
            <text:p>18,2</text:p>
          </table:table-cell>
          <table:table-cell table:style-name="ce12" office:value-type="float" office:value="129">
            <text:p>129</text:p>
          </table:table-cell>
          <table:table-cell office:value-type="time" office:time-value="PT01H38M54S">
            <text:p>01:38:54</text:p>
          </table:table-cell>
          <table:table-cell office:value-type="string">
            <text:p>Kwh – Zazenhausen – Mühlhausen – Pattonville – Grünbühl - Kwh</text:p>
          </table:table-cell>
          <table:table-cell table:formula="of:=SUM([.D3:.D10];[.H2])" office:value-type="float" office:value="111.2">
            <text:p>111,2</text:p>
          </table:table-cell>
          <table:table-cell table:number-columns-repeated="1015"/>
        </table:table-row>
        <table:table-row table:style-name="ro2">
          <table:table-cell office:value-type="float" office:value="473">
            <text:p>473</text:p>
          </table:table-cell>
          <table:table-cell office:value-type="date" office:date-value="2010-09-06">
            <text:p>06.09.2010</text:p>
          </table:table-cell>
          <table:table-cell office:value-type="time" office:time-value="PT07H12M01S">
            <text:p>07:12:01</text:p>
          </table:table-cell>
          <table:table-cell office:value-type="float" office:value="6.9">
            <text:p>6,9</text:p>
          </table:table-cell>
          <table:table-cell table:style-name="ce12" office:value-type="float" office:value="118">
            <text:p>118</text:p>
          </table:table-cell>
          <table:table-cell office:value-type="time" office:time-value="PT00H38M07S">
            <text:p>00:38:07</text:p>
          </table:table-cell>
          <table:table-cell office:value-type="string">
            <text:p>Kwh – Zazenhausen - Kwh</text:p>
          </table:table-cell>
          <table:table-cell table:number-columns-repeated="1016"/>
        </table:table-row>
        <table:table-row table:style-name="ro2">
          <table:table-cell office:value-type="float" office:value="474">
            <text:p>474</text:p>
          </table:table-cell>
          <table:table-cell office:value-type="date" office:date-value="2010-09-07">
            <text:p>07.09.2010</text:p>
          </table:table-cell>
          <table:table-cell office:value-type="time" office:time-value="PT16H46M23S">
            <text:p>16:46:23</text:p>
          </table:table-cell>
          <table:table-cell office:value-type="float" office:value="15.4">
            <text:p>15,4</text:p>
          </table:table-cell>
          <table:table-cell table:style-name="ce12" office:value-type="float" office:value="127">
            <text:p>127</text:p>
          </table:table-cell>
          <table:table-cell office:value-type="time" office:time-value="PT01H23M47S">
            <text:p>01:23:47</text:p>
          </table:table-cell>
          <table:table-cell office:value-type="string">
            <text:p>HH: Blankenese – Riessen – Leuchtturm – Wittenberge - Blankenese</text:p>
          </table:table-cell>
          <table:table-cell table:number-columns-repeated="1016"/>
        </table:table-row>
        <table:table-row table:style-name="ro2">
          <table:table-cell office:value-type="float" office:value="475">
            <text:p>475</text:p>
          </table:table-cell>
          <table:table-cell office:value-type="date" office:date-value="2010-09-08">
            <text:p>08.09.2010</text:p>
          </table:table-cell>
          <table:table-cell office:value-type="time" office:time-value="PT16H27M35S">
            <text:p>16:27:35</text:p>
          </table:table-cell>
          <table:table-cell office:value-type="float" office:value="5.7">
            <text:p>5,7</text:p>
          </table:table-cell>
          <table:table-cell table:style-name="ce12" office:value-type="float" office:value="122">
            <text:p>122</text:p>
          </table:table-cell>
          <table:table-cell office:value-type="time" office:time-value="PT00H34M57S">
            <text:p>00:34:57</text:p>
          </table:table-cell>
          <table:table-cell table:style-name="ce18" office:value-type="string">
            <text:p>HH: Blankenese – FalkensteinerUfer – FalkentalerUfer - Blankenese</text:p>
          </table:table-cell>
          <table:table-cell table:number-columns-repeated="1016"/>
        </table:table-row>
        <table:table-row table:style-name="ro2">
          <table:table-cell office:value-type="float" office:value="476">
            <text:p>476</text:p>
          </table:table-cell>
          <table:table-cell office:value-type="date" office:date-value="2010-09-09">
            <text:p>09.09.2010</text:p>
          </table:table-cell>
          <table:table-cell office:value-type="time" office:time-value="PT15H40M46S">
            <text:p>15:40:46</text:p>
          </table:table-cell>
          <table:table-cell office:value-type="float" office:value="19.5">
            <text:p>19,5</text:p>
          </table:table-cell>
          <table:table-cell table:style-name="ce12" office:value-type="string">
            <text:p>?</text:p>
          </table:table-cell>
          <table:table-cell office:value-type="time" office:time-value="PT01H42M07S">
            <text:p>01:42:07</text:p>
          </table:table-cell>
          <table:table-cell office:value-type="string">
            <text:p>HH: Innenstadt – Blankenese</text:p>
          </table:table-cell>
          <table:table-cell table:number-columns-repeated="1016"/>
        </table:table-row>
        <table:table-row table:style-name="ro2">
          <table:table-cell office:value-type="float" office:value="477">
            <text:p>477</text:p>
          </table:table-cell>
          <table:table-cell office:value-type="date" office:date-value="2010-09-10">
            <text:p>10.09.2010</text:p>
          </table:table-cell>
          <table:table-cell office:value-type="time" office:time-value="PT07H25M24S">
            <text:p>07:25:24</text:p>
          </table:table-cell>
          <table:table-cell office:value-type="float" office:value="9.7">
            <text:p>9,7</text:p>
          </table:table-cell>
          <table:table-cell table:style-name="ce12" office:value-type="float" office:value="124">
            <text:p>124</text:p>
          </table:table-cell>
          <table:table-cell office:value-type="time" office:time-value="PT00H57M10S">
            <text:p>00:57:10</text:p>
          </table:table-cell>
          <table:table-cell office:value-type="string">
            <text:p>HH: Blankenese – Wittenberge - Blankenese</text:p>
          </table:table-cell>
          <table:table-cell table:number-columns-repeated="1016"/>
        </table:table-row>
        <table:table-row table:style-name="ro2">
          <table:table-cell office:value-type="float" office:value="478">
            <text:p>478</text:p>
          </table:table-cell>
          <table:table-cell office:value-type="date" office:date-value="2010-09-11">
            <text:p>11.09.2010</text:p>
          </table:table-cell>
          <table:table-cell office:value-type="time" office:time-value="PT19H56M26S">
            <text:p>19:56:26</text:p>
          </table:table-cell>
          <table:table-cell office:value-type="float" office:value="11.8">
            <text:p>11,8</text:p>
          </table:table-cell>
          <table:table-cell table:style-name="ce12" office:value-type="float" office:value="129">
            <text:p>129</text:p>
          </table:table-cell>
          <table:table-cell office:value-type="time" office:time-value="PT01H03M54S">
            <text:p>01:03:54</text:p>
          </table:table-cell>
          <table:table-cell office:value-type="string">
            <text:p>Kwh – Zazenhausen – Freiberg – Rot – Zuffenhausen - Kwh</text:p>
          </table:table-cell>
          <table:table-cell table:number-columns-repeated="1016"/>
        </table:table-row>
        <table:table-row table:style-name="ro2">
          <table:table-cell office:value-type="float" office:value="479">
            <text:p>479</text:p>
          </table:table-cell>
          <table:table-cell office:value-type="date" office:date-value="2010-09-12">
            <text:p>12.09.2010</text:p>
          </table:table-cell>
          <table:table-cell office:value-type="time" office:time-value="PT16H40M26S">
            <text:p>16:40:26</text:p>
          </table:table-cell>
          <table:table-cell office:value-type="float" office:value="16.5">
            <text:p>16,5</text:p>
          </table:table-cell>
          <table:table-cell table:style-name="ce12" office:value-type="float" office:value="135">
            <text:p>135</text:p>
          </table:table-cell>
          <table:table-cell office:value-type="time" office:time-value="PT01H30M57S">
            <text:p>01:30:57</text:p>
          </table:table-cell>
          <table:table-cell office:value-type="string">
            <text:p>Rund um BadMergentheim</text:p>
          </table:table-cell>
          <table:table-cell table:formula="of:=SUM([.D11:.D17])" office:value-type="float" office:value="85.5">
            <text:p>85,5</text:p>
          </table:table-cell>
          <table:table-cell table:number-columns-repeated="1015"/>
        </table:table-row>
        <table:table-row table:style-name="ro2">
          <table:table-cell office:value-type="float" office:value="480">
            <text:p>480</text:p>
          </table:table-cell>
          <table:table-cell office:value-type="date" office:date-value="2010-09-13">
            <text:p>13.09.2010</text:p>
          </table:table-cell>
          <table:table-cell office:value-type="time" office:time-value="PT19H17M50S">
            <text:p>19:17:50</text:p>
          </table:table-cell>
          <table:table-cell office:value-type="float" office:value="15.2">
            <text:p>15,2</text:p>
          </table:table-cell>
          <table:table-cell table:style-name="ce12" office:value-type="float" office:value="133">
            <text:p>133</text:p>
          </table:table-cell>
          <table:table-cell office:value-type="time" office:time-value="PT01H16M42S">
            <text:p>01:16:42</text:p>
          </table:table-cell>
          <table:table-cell office:value-type="string">
            <text:p>Kwh – Zazenhausen – Mühlhausen - Kwh</text:p>
          </table:table-cell>
          <table:table-cell table:number-columns-repeated="1016"/>
        </table:table-row>
        <table:table-row table:style-name="ro2">
          <table:table-cell office:value-type="float" office:value="481">
            <text:p>481</text:p>
          </table:table-cell>
          <table:table-cell office:value-type="date" office:date-value="2010-09-14">
            <text:p>14.09.2010</text:p>
          </table:table-cell>
          <table:table-cell office:value-type="time" office:time-value="PT18H46M17S">
            <text:p>18:46:17</text:p>
          </table:table-cell>
          <table:table-cell office:value-type="float" office:value="21.4">
            <text:p>21,4</text:p>
          </table:table-cell>
          <table:table-cell table:style-name="ce12" office:value-type="float" office:value="130">
            <text:p>130</text:p>
          </table:table-cell>
          <table:table-cell office:value-type="time" office:time-value="PT01H56M36S">
            <text:p>01:56:36</text:p>
          </table:table-cell>
          <table:table-cell office:value-type="string">
            <text:p>Kwh – Zuffenhausen – Pragsattel – Zentrum - zurück</text:p>
          </table:table-cell>
          <table:table-cell table:number-columns-repeated="1016"/>
        </table:table-row>
        <table:table-row table:style-name="ro2">
          <table:table-cell office:value-type="float" office:value="482">
            <text:p>482</text:p>
          </table:table-cell>
          <table:table-cell office:value-type="date" office:date-value="2010-09-15">
            <text:p>15.09.2010</text:p>
          </table:table-cell>
          <table:table-cell office:value-type="time" office:time-value="PT08H04M02S">
            <text:p>08:04:02</text:p>
          </table:table-cell>
          <table:table-cell office:value-type="float" office:value="3.5">
            <text:p>3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19M23S">
            <text:p>00:19:2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15">
            <text:p>15.09.2010</text:p>
          </table:table-cell>
          <table:table-cell office:value-type="time" office:time-value="PT10H56M22S">
            <text:p>10:56:22</text:p>
          </table:table-cell>
          <table:table-cell office:value-type="float" office:value="4.2">
            <text:p>4,2</text:p>
          </table:table-cell>
          <table:table-cell table:style-name="ce12" office:value-type="float" office:value="121">
            <text:p>121</text:p>
          </table:table-cell>
          <table:table-cell office:value-type="time" office:time-value="PT00H23M14S">
            <text:p>00:23:14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15">
            <text:p>15.09.2010</text:p>
          </table:table-cell>
          <table:table-cell office:value-type="time" office:time-value="PT16H58M13S">
            <text:p>16:58:13</text:p>
          </table:table-cell>
          <table:table-cell office:value-type="float" office:value="13">
            <text:p>13,0</text:p>
          </table:table-cell>
          <table:table-cell table:style-name="ce12" office:value-type="float" office:value="120">
            <text:p>120</text:p>
          </table:table-cell>
          <table:table-cell office:value-type="time" office:time-value="PT01H12M10S">
            <text:p>01:12:10</text:p>
          </table:table-cell>
          <table:table-cell office:value-type="string">
            <text:p>Kwh – Zazenhausen – Mühlhausen – Sonnenhof - Kwh</text:p>
          </table:table-cell>
          <table:table-cell table:number-columns-repeated="1016"/>
        </table:table-row>
        <table:table-row table:style-name="ro2">
          <table:table-cell office:value-type="float" office:value="483">
            <text:p>483</text:p>
          </table:table-cell>
          <table:table-cell office:value-type="date" office:date-value="2010-09-16">
            <text:p>16.09.2010</text:p>
          </table:table-cell>
          <table:table-cell office:value-type="time" office:time-value="PT10H25M41S">
            <text:p>10:25:41</text:p>
          </table:table-cell>
          <table:table-cell office:value-type="float" office:value="3.7">
            <text:p>3,7</text:p>
          </table:table-cell>
          <table:table-cell table:style-name="ce12" office:value-type="float" office:value="123">
            <text:p>123</text:p>
          </table:table-cell>
          <table:table-cell office:value-type="time" office:time-value="PT00H19M33S">
            <text:p>00:19:33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16">
            <text:p>16.09.2010</text:p>
          </table:table-cell>
          <table:table-cell office:value-type="time" office:time-value="PT14H09M38S">
            <text:p>14:09:38</text:p>
          </table:table-cell>
          <table:table-cell office:value-type="float" office:value="3.8">
            <text:p>3,8</text:p>
          </table:table-cell>
          <table:table-cell table:style-name="ce12" office:value-type="float" office:value="119">
            <text:p>119</text:p>
          </table:table-cell>
          <table:table-cell office:value-type="time" office:time-value="PT00H20M14S">
            <text:p>00:20:1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484">
            <text:p>484</text:p>
          </table:table-cell>
          <table:table-cell office:value-type="date" office:date-value="2010-09-17">
            <text:p>17.09.2010</text:p>
          </table:table-cell>
          <table:table-cell office:value-type="time" office:time-value="PT08H57M31S">
            <text:p>08:57:31</text:p>
          </table:table-cell>
          <table:table-cell office:value-type="float" office:value="3.7">
            <text:p>3,7</text:p>
          </table:table-cell>
          <table:table-cell table:style-name="ce12" office:value-type="float" office:value="128">
            <text:p>128</text:p>
          </table:table-cell>
          <table:table-cell office:value-type="time" office:time-value="PT00H18M50S">
            <text:p>00:18:5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17">
            <text:p>17.09.2010</text:p>
          </table:table-cell>
          <table:table-cell office:value-type="time" office:time-value="PT12H50M20S">
            <text:p>12:50:20</text:p>
          </table:table-cell>
          <table:table-cell office:value-type="float" office:value="6.3">
            <text:p>6,3</text:p>
          </table:table-cell>
          <table:table-cell table:style-name="ce12" office:value-type="float" office:value="133">
            <text:p>133</text:p>
          </table:table-cell>
          <table:table-cell office:value-type="time" office:time-value="PT00H30M53S">
            <text:p>00:30:53</text:p>
          </table:table-cell>
          <table:table-cell office:value-type="string">
            <text:p>Büro – Zuffenhausen – Zazenhausen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17">
            <text:p>17.09.2010</text:p>
          </table:table-cell>
          <table:table-cell office:value-type="time" office:time-value="PT17H34M17S">
            <text:p>17:34:17</text:p>
          </table:table-cell>
          <table:table-cell office:value-type="float" office:value="9.2">
            <text:p>9,2</text:p>
          </table:table-cell>
          <table:table-cell table:style-name="ce12" office:value-type="float" office:value="134">
            <text:p>134</text:p>
          </table:table-cell>
          <table:table-cell office:value-type="time" office:time-value="PT00H45M16S">
            <text:p>00:45:16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485">
            <text:p>485</text:p>
          </table:table-cell>
          <table:table-cell office:value-type="date" office:date-value="2010-09-18">
            <text:p>18.09.2010</text:p>
          </table:table-cell>
          <table:table-cell office:value-type="time" office:time-value="PT20H52M39S">
            <text:p>20:52:39</text:p>
          </table:table-cell>
          <table:table-cell office:value-type="float" office:value="17.2">
            <text:p>17,2</text:p>
          </table:table-cell>
          <table:table-cell table:style-name="ce12" office:value-type="float" office:value="125">
            <text:p>125</text:p>
          </table:table-cell>
          <table:table-cell office:value-type="time" office:time-value="PT01H39M46S">
            <text:p>01:39:46</text:p>
          </table:table-cell>
          <table:table-cell office:value-type="string">
            <text:p>Kwh – Zazenhausen – Mühlhausen – Münster – Burgholzhof – RBK – Rot – Zuffenhausen - Kwh</text:p>
          </table:table-cell>
          <table:table-cell table:number-columns-repeated="1016"/>
        </table:table-row>
        <table:table-row table:style-name="ro2">
          <table:table-cell office:value-type="float" office:value="486">
            <text:p>486</text:p>
          </table:table-cell>
          <table:table-cell office:value-type="date" office:date-value="2010-09-19">
            <text:p>19.09.2010</text:p>
          </table:table-cell>
          <table:table-cell office:value-type="time" office:time-value="PT19H11M18S">
            <text:p>19:11:18</text:p>
          </table:table-cell>
          <table:table-cell office:value-type="float" office:value="19">
            <text:p>19,0</text:p>
          </table:table-cell>
          <table:table-cell table:style-name="ce12" office:value-type="float" office:value="121">
            <text:p>121</text:p>
          </table:table-cell>
          <table:table-cell office:value-type="time" office:time-value="PT01H49M41S">
            <text:p>01:49:41</text:p>
          </table:table-cell>
          <table:table-cell office:value-type="string">
            <text:p>Kwh – Zazenhausen – Mühlhausen – Hofe – MaxEythSee - Münster – Burgholzhof – RBK – Rot – Zuffenhausen - Kwh</text:p>
          </table:table-cell>
          <table:table-cell table:formula="of:=SUM([.D18:.D29])" office:value-type="float" office:value="120.2">
            <text:p>120,2</text:p>
          </table:table-cell>
          <table:table-cell table:number-columns-repeated="1015"/>
        </table:table-row>
        <table:table-row table:style-name="ro2">
          <table:table-cell office:value-type="float" office:value="487">
            <text:p>487</text:p>
          </table:table-cell>
          <table:table-cell office:value-type="date" office:date-value="2010-09-20">
            <text:p>20.09.2010</text:p>
          </table:table-cell>
          <table:table-cell office:value-type="time" office:time-value="PT09H32M54S">
            <text:p>09:32:54</text:p>
          </table:table-cell>
          <table:table-cell office:value-type="float" office:value="4.2">
            <text:p>4,2</text:p>
          </table:table-cell>
          <table:table-cell table:style-name="ce12" office:value-type="float" office:value="116">
            <text:p>116</text:p>
          </table:table-cell>
          <table:table-cell office:value-type="time" office:time-value="PT00H22M48S">
            <text:p>00:22:4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0">
            <text:p>20.09.2010</text:p>
          </table:table-cell>
          <table:table-cell office:value-type="time" office:time-value="PT13H49M13S">
            <text:p>13:49:13</text:p>
          </table:table-cell>
          <table:table-cell office:value-type="float" office:value="3.8">
            <text:p>3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20M49S">
            <text:p>00:20:4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0">
            <text:p>20.09.2010</text:p>
          </table:table-cell>
          <table:table-cell office:value-type="time" office:time-value="PT17H58M50S">
            <text:p>17:58:50</text:p>
          </table:table-cell>
          <table:table-cell office:value-type="float" office:value="12.3">
            <text:p>12,3</text:p>
          </table:table-cell>
          <table:table-cell table:style-name="ce12" office:value-type="float" office:value="124">
            <text:p>124</text:p>
          </table:table-cell>
          <table:table-cell office:value-type="time" office:time-value="PT01H04M42S">
            <text:p>01:04:42</text:p>
          </table:table-cell>
          <table:table-cell office:value-type="string">
            <text:p>Kwh – Zazenhausen – Mühlhausen – Sonnenhof – Kwh</text:p>
          </table:table-cell>
          <table:table-cell table:number-columns-repeated="1016"/>
        </table:table-row>
        <table:table-row table:style-name="ro2">
          <table:table-cell office:value-type="float" office:value="488">
            <text:p>488</text:p>
          </table:table-cell>
          <table:table-cell office:value-type="date" office:date-value="2010-09-21">
            <text:p>21.09.2010</text:p>
          </table:table-cell>
          <table:table-cell office:value-type="time" office:time-value="PT09H10M37S">
            <text:p>09:10:37</text:p>
          </table:table-cell>
          <table:table-cell office:value-type="float" office:value="4.2">
            <text:p>4,2</text:p>
          </table:table-cell>
          <table:table-cell table:style-name="ce12" office:value-type="float" office:value="126">
            <text:p>126</text:p>
          </table:table-cell>
          <table:table-cell office:value-type="time" office:time-value="PT00H22M38S">
            <text:p>00:22:3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1">
            <text:p>21.09.2010</text:p>
          </table:table-cell>
          <table:table-cell office:value-type="time" office:time-value="PT13H27M05S">
            <text:p>13:27:05</text:p>
          </table:table-cell>
          <table:table-cell office:value-type="float" office:value="3.8">
            <text:p>3,8</text:p>
          </table:table-cell>
          <table:table-cell table:style-name="ce12" office:value-type="float" office:value="119">
            <text:p>119</text:p>
          </table:table-cell>
          <table:table-cell office:value-type="time" office:time-value="PT00H20M54S">
            <text:p>00:20:5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1">
            <text:p>21.09.2010</text:p>
          </table:table-cell>
          <table:table-cell office:value-type="time" office:time-value="PT16H16M20S">
            <text:p>16:16:20</text:p>
          </table:table-cell>
          <table:table-cell office:value-type="float" office:value="11.9">
            <text:p>11,9</text:p>
          </table:table-cell>
          <table:table-cell table:style-name="ce12" office:value-type="float" office:value="123">
            <text:p>123</text:p>
          </table:table-cell>
          <table:table-cell office:value-type="time" office:time-value="PT01H05M34S">
            <text:p>01:05:34</text:p>
          </table:table-cell>
          <table:table-cell office:value-type="string">
            <text:p>Kwh – Zazenhausen – Freiberg – Rot – Zuffenhausen – MediaMarkt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1">
            <text:p>21.09.2010</text:p>
          </table:table-cell>
          <table:table-cell office:value-type="time" office:time-value="PT19H12M11S">
            <text:p>19:12:11</text:p>
          </table:table-cell>
          <table:table-cell office:value-type="float" office:value="3.8">
            <text:p>3,8</text:p>
          </table:table-cell>
          <table:table-cell table:style-name="ce12" office:value-type="float" office:value="117">
            <text:p>117</text:p>
          </table:table-cell>
          <table:table-cell office:value-type="time" office:time-value="PT00H22M42S">
            <text:p>00:22:4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489">
            <text:p>489</text:p>
          </table:table-cell>
          <table:table-cell office:value-type="date" office:date-value="2010-09-22">
            <text:p>22.09.2010</text:p>
          </table:table-cell>
          <table:table-cell office:value-type="time" office:time-value="PT08H42M20S">
            <text:p>08:42:20</text:p>
          </table:table-cell>
          <table:table-cell office:value-type="float" office:value="4.2">
            <text:p>4,2</text:p>
          </table:table-cell>
          <table:table-cell table:style-name="ce12" office:value-type="float" office:value="126">
            <text:p>126</text:p>
          </table:table-cell>
          <table:table-cell office:value-type="time" office:time-value="PT00H23M12S">
            <text:p>00:23:1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2">
            <text:p>22.09.2010</text:p>
          </table:table-cell>
          <table:table-cell office:value-type="time" office:time-value="PT12H45M33S">
            <text:p>12:45:33</text:p>
          </table:table-cell>
          <table:table-cell office:value-type="float" office:value="3.8">
            <text:p>3,8</text:p>
          </table:table-cell>
          <table:table-cell table:style-name="ce12" office:value-type="float" office:value="120">
            <text:p>120</text:p>
          </table:table-cell>
          <table:table-cell office:value-type="time" office:time-value="PT00H21M06S">
            <text:p>00:21:0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2">
            <text:p>22.09.2010</text:p>
          </table:table-cell>
          <table:table-cell office:value-type="time" office:time-value="PT17H56M02S">
            <text:p>17:56:02</text:p>
          </table:table-cell>
          <table:table-cell office:value-type="float" office:value="13.2">
            <text:p>13,2</text:p>
          </table:table-cell>
          <table:table-cell table:style-name="ce12" office:value-type="float" office:value="130">
            <text:p>130</text:p>
          </table:table-cell>
          <table:table-cell office:value-type="time" office:time-value="PT01H06M17S">
            <text:p>01:06:17</text:p>
          </table:table-cell>
          <table:table-cell office:value-type="string">
            <text:p>Eishallenrunden</text:p>
          </table:table-cell>
          <table:table-cell table:number-columns-repeated="1016"/>
        </table:table-row>
        <table:table-row table:style-name="ro2">
          <table:table-cell office:value-type="float" office:value="490">
            <text:p>490</text:p>
          </table:table-cell>
          <table:table-cell office:value-type="date" office:date-value="2010-09-23">
            <text:p>23.09.2010</text:p>
          </table:table-cell>
          <table:table-cell office:value-type="time" office:time-value="PT10H15M49S">
            <text:p>10:15:49</text:p>
          </table:table-cell>
          <table:table-cell office:value-type="float" office:value="4.2">
            <text:p>4,2</text:p>
          </table:table-cell>
          <table:table-cell table:style-name="ce12" office:value-type="float" office:value="131">
            <text:p>131</text:p>
          </table:table-cell>
          <table:table-cell office:value-type="time" office:time-value="PT00H22M13S">
            <text:p>00:22:1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3">
            <text:p>23.09.2010</text:p>
          </table:table-cell>
          <table:table-cell office:value-type="time" office:time-value="PT17H46M15S">
            <text:p>17:46:15</text:p>
          </table:table-cell>
          <table:table-cell office:value-type="float" office:value="18">
            <text:p>18,0</text:p>
          </table:table-cell>
          <table:table-cell table:style-name="ce12" office:value-type="float" office:value="125">
            <text:p>125</text:p>
          </table:table-cell>
          <table:table-cell office:value-type="time" office:time-value="PT01H42M44S">
            <text:p>01:42:44</text:p>
          </table:table-cell>
          <table:table-cell office:value-type="string">
            <text:p>Büro – Stadtwald – Lemberg – Schlotwiese – Korntal – Kallenberg – Stammheim - Kwh</text:p>
          </table:table-cell>
          <table:table-cell table:number-columns-repeated="1016"/>
        </table:table-row>
        <table:table-row table:style-name="ro2">
          <table:table-cell office:value-type="float" office:value="491">
            <text:p>491</text:p>
          </table:table-cell>
          <table:table-cell office:value-type="date" office:date-value="2010-09-24">
            <text:p>24.09.2010</text:p>
          </table:table-cell>
          <table:table-cell office:value-type="time" office:time-value="PT08H14M21S">
            <text:p>08:14:21</text:p>
          </table:table-cell>
          <table:table-cell office:value-type="float" office:value="4.2">
            <text:p>4,2</text:p>
          </table:table-cell>
          <table:table-cell table:style-name="ce12" office:value-type="float" office:value="135">
            <text:p>135</text:p>
          </table:table-cell>
          <table:table-cell office:value-type="time" office:time-value="PT00H20M17S">
            <text:p>00:20:1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4">
            <text:p>24.09.2010</text:p>
          </table:table-cell>
          <table:table-cell office:value-type="time" office:time-value="PT12H44M39S">
            <text:p>12:44:39</text:p>
          </table:table-cell>
          <table:table-cell office:value-type="float" office:value="3.7">
            <text:p>3,7</text:p>
          </table:table-cell>
          <table:table-cell table:style-name="ce12" office:value-type="float" office:value="135">
            <text:p>135</text:p>
          </table:table-cell>
          <table:table-cell office:value-type="time" office:time-value="PT00H17M57S">
            <text:p>00:17:5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4">
            <text:p>24.09.2010</text:p>
          </table:table-cell>
          <table:table-cell office:value-type="time" office:time-value="PT15H02M54S">
            <text:p>15:02:54</text:p>
          </table:table-cell>
          <table:table-cell office:value-type="float" office:value="6.3">
            <text:p>6,3</text:p>
          </table:table-cell>
          <table:table-cell table:style-name="ce12" office:value-type="float" office:value="129">
            <text:p>129</text:p>
          </table:table-cell>
          <table:table-cell office:value-type="time" office:time-value="PT00H34M19S">
            <text:p>00:34:19</text:p>
          </table:table-cell>
          <table:table-cell office:value-type="string">
            <text:p>Kwh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4">
            <text:p>24.09.2010</text:p>
          </table:table-cell>
          <table:table-cell office:value-type="time" office:time-value="PT18H41M25S">
            <text:p>18:41:25</text:p>
          </table:table-cell>
          <table:table-cell office:value-type="float" office:value="3.8">
            <text:p>3,8</text:p>
          </table:table-cell>
          <table:table-cell table:style-name="ce12" office:value-type="float" office:value="132">
            <text:p>132</text:p>
          </table:table-cell>
          <table:table-cell office:value-type="time" office:time-value="PT00H19M26S">
            <text:p>00:19:2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492">
            <text:p>492</text:p>
          </table:table-cell>
          <table:table-cell office:value-type="date" office:date-value="2010-09-25">
            <text:p>25.09.2010</text:p>
          </table:table-cell>
          <table:table-cell office:value-type="time" office:time-value="PT14H59M11S">
            <text:p>14:59:11</text:p>
          </table:table-cell>
          <table:table-cell office:value-type="float" office:value="22.9">
            <text:p>22,9</text:p>
          </table:table-cell>
          <table:table-cell table:style-name="ce12" office:value-type="float" office:value="121">
            <text:p>121</text:p>
          </table:table-cell>
          <table:table-cell office:value-type="time" office:time-value="PT02H01M40S">
            <text:p>02:01:40</text:p>
          </table:table-cell>
          <table:table-cell table:style-name="ce18" office:value-type="string">
            <text:p>Kwh – Zazenhausen – Mühlhausen – Münster – BadCannstatt – Pragsattel – Zuffenhausen - Kwh</text:p>
          </table:table-cell>
          <table:table-cell table:number-columns-repeated="1016"/>
        </table:table-row>
        <table:table-row table:style-name="ro2">
          <table:table-cell office:value-type="float" office:value="493">
            <text:p>493</text:p>
          </table:table-cell>
          <table:table-cell office:value-type="date" office:date-value="2010-09-26">
            <text:p>26.09.2010</text:p>
          </table:table-cell>
          <table:table-cell office:value-type="time" office:time-value="PT12H11M27S">
            <text:p>12:11:27</text:p>
          </table:table-cell>
          <table:table-cell office:value-type="float" office:value="6.7">
            <text:p>6,7</text:p>
          </table:table-cell>
          <table:table-cell table:style-name="ce12" office:value-type="float" office:value="125">
            <text:p>125</text:p>
          </table:table-cell>
          <table:table-cell office:value-type="time" office:time-value="PT00H31M33S">
            <text:p>00:31:33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6">
            <text:p>26.09.2010</text:p>
          </table:table-cell>
          <table:table-cell office:value-type="time" office:time-value="PT12H51M34S">
            <text:p>12:51:34</text:p>
          </table:table-cell>
          <table:table-cell office:value-type="float" office:value="3.8">
            <text:p>3,8</text:p>
          </table:table-cell>
          <table:table-cell table:style-name="ce12" office:value-type="float" office:value="120">
            <text:p>120</text:p>
          </table:table-cell>
          <table:table-cell office:value-type="time" office:time-value="PT00H19M39S">
            <text:p>00:19:39</text:p>
          </table:table-cell>
          <table:table-cell table:style-name="ce18"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6">
            <text:p>26.09.2010</text:p>
          </table:table-cell>
          <table:table-cell office:value-type="time" office:time-value="PT19H00M02S">
            <text:p>19:00:02</text:p>
          </table:table-cell>
          <table:table-cell office:value-type="float" office:value="8.2">
            <text:p>8,2</text:p>
          </table:table-cell>
          <table:table-cell table:style-name="ce12" office:value-type="float" office:value="119">
            <text:p>119</text:p>
          </table:table-cell>
          <table:table-cell office:value-type="time" office:time-value="PT00H44M57S">
            <text:p>00:44:57</text:p>
          </table:table-cell>
          <table:table-cell office:value-type="string">
            <text:p>Kwh -Runde</text:p>
          </table:table-cell>
          <table:table-cell table:formula="of:=SUM([.D30:.D49])" office:value-type="float" office:value="147">
            <text:p>147</text:p>
          </table:table-cell>
          <table:table-cell table:number-columns-repeated="1015"/>
        </table:table-row>
        <table:table-row table:style-name="ro2">
          <table:table-cell office:value-type="float" office:value="494">
            <text:p>494</text:p>
          </table:table-cell>
          <table:table-cell office:value-type="date" office:date-value="2010-09-27">
            <text:p>27.09.2010</text:p>
          </table:table-cell>
          <table:table-cell office:value-type="time" office:time-value="PT11H05M19S">
            <text:p>11:05:19</text:p>
          </table:table-cell>
          <table:table-cell office:value-type="float" office:value="6.5">
            <text:p>6,5</text:p>
          </table:table-cell>
          <table:table-cell table:style-name="ce12" office:value-type="float" office:value="131">
            <text:p>131</text:p>
          </table:table-cell>
          <table:table-cell office:value-type="time" office:time-value="PT00H31M45S">
            <text:p>00:31:45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7">
            <text:p>27.09.2010</text:p>
          </table:table-cell>
          <table:table-cell office:value-type="time" office:time-value="PT13H42M05S">
            <text:p>13:42:05</text:p>
          </table:table-cell>
          <table:table-cell office:value-type="float" office:value="3.8">
            <text:p>3,8</text:p>
          </table:table-cell>
          <table:table-cell table:style-name="ce12" office:value-type="float" office:value="115">
            <text:p>115</text:p>
          </table:table-cell>
          <table:table-cell office:value-type="time" office:time-value="PT00H20M38S">
            <text:p>00:20:3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7">
            <text:p>27.09.2010</text:p>
          </table:table-cell>
          <table:table-cell office:value-type="time" office:time-value="PT15H36M38S">
            <text:p>15:36:38</text:p>
          </table:table-cell>
          <table:table-cell office:value-type="float" office:value="12.2">
            <text:p>12,2</text:p>
          </table:table-cell>
          <table:table-cell table:style-name="ce12" office:value-type="float" office:value="133">
            <text:p>133</text:p>
          </table:table-cell>
          <table:table-cell office:value-type="time" office:time-value="PT01H01M03S">
            <text:p>01:01:03</text:p>
          </table:table-cell>
          <table:table-cell office:value-type="string">
            <text:p>Kwh – Zazenhausen – Mühlhausen (3xI) – Zazenhausen - Kwh</text:p>
          </table:table-cell>
          <table:table-cell table:number-columns-repeated="1016"/>
        </table:table-row>
        <table:table-row table:style-name="ro2">
          <table:table-cell office:value-type="float" office:value="495">
            <text:p>495</text:p>
          </table:table-cell>
          <table:table-cell office:value-type="date" office:date-value="2010-09-28">
            <text:p>28.09.2010</text:p>
          </table:table-cell>
          <table:table-cell office:value-type="time" office:time-value="PT20H59M57S">
            <text:p>20:59:57</text:p>
          </table:table-cell>
          <table:table-cell office:value-type="float" office:value="10.7">
            <text:p>10,7</text:p>
          </table:table-cell>
          <table:table-cell table:style-name="ce12" office:value-type="float" office:value="123">
            <text:p>123</text:p>
          </table:table-cell>
          <table:table-cell office:value-type="time" office:time-value="PT00H57M57S">
            <text:p>00:57:57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496">
            <text:p>496</text:p>
          </table:table-cell>
          <table:table-cell office:value-type="date" office:date-value="2010-09-29">
            <text:p>29.09.2010</text:p>
          </table:table-cell>
          <table:table-cell office:value-type="time" office:time-value="PT08H50M29S">
            <text:p>08:50:29</text:p>
          </table:table-cell>
          <table:table-cell office:value-type="float" office:value="6.4">
            <text:p>6,4</text:p>
          </table:table-cell>
          <table:table-cell table:style-name="ce12" office:value-type="float" office:value="126">
            <text:p>126</text:p>
          </table:table-cell>
          <table:table-cell office:value-type="time" office:time-value="PT00H32M28S">
            <text:p>00:32:28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9">
            <text:p>29.09.2010</text:p>
          </table:table-cell>
          <table:table-cell office:value-type="time" office:time-value="PT13H17M21S">
            <text:p>13:17:21</text:p>
          </table:table-cell>
          <table:table-cell office:value-type="float" office:value="3.8">
            <text:p>3,8</text:p>
          </table:table-cell>
          <table:table-cell table:style-name="ce12" office:value-type="float" office:value="122">
            <text:p>122</text:p>
          </table:table-cell>
          <table:table-cell office:value-type="time" office:time-value="PT00H20M51S">
            <text:p>00:20:5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29">
            <text:p>29.09.2010</text:p>
          </table:table-cell>
          <table:table-cell office:value-type="time" office:time-value="PT17H40M30S">
            <text:p>17:40:30</text:p>
          </table:table-cell>
          <table:table-cell office:value-type="float" office:value="14.1">
            <text:p>14,1</text:p>
          </table:table-cell>
          <table:table-cell table:style-name="ce12" office:value-type="float" office:value="124">
            <text:p>124</text:p>
          </table:table-cell>
          <table:table-cell office:value-type="time" office:time-value="PT01H17M07S">
            <text:p>01:17:07</text:p>
          </table:table-cell>
          <table:table-cell office:value-type="string">
            <text:p>Kwh – Zazenhausen – Mühlhausen – Freiberg – Rot – Zuffenhausen – Zazenhausen - Kwh</text:p>
          </table:table-cell>
          <table:table-cell table:number-columns-repeated="1016"/>
        </table:table-row>
        <table:table-row table:style-name="ro2">
          <table:table-cell office:value-type="float" office:value="497">
            <text:p>497</text:p>
          </table:table-cell>
          <table:table-cell office:value-type="date" office:date-value="2010-09-30">
            <text:p>30.09.2010</text:p>
          </table:table-cell>
          <table:table-cell office:value-type="time" office:time-value="PT08H53M27S">
            <text:p>08:53:27</text:p>
          </table:table-cell>
          <table:table-cell office:value-type="float" office:value="4.2">
            <text:p>4,2</text:p>
          </table:table-cell>
          <table:table-cell table:style-name="ce12" office:value-type="float" office:value="122">
            <text:p>122</text:p>
          </table:table-cell>
          <table:table-cell office:value-type="time" office:time-value="PT00H22M23S">
            <text:p>00:22:2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30">
            <text:p>30.09.2010</text:p>
          </table:table-cell>
          <table:table-cell office:value-type="time" office:time-value="PT13H45M56S">
            <text:p>13:45:56</text:p>
          </table:table-cell>
          <table:table-cell office:value-type="float" office:value="3.9">
            <text:p>3,9</text:p>
          </table:table-cell>
          <table:table-cell table:style-name="ce12" office:value-type="float" office:value="120">
            <text:p>120</text:p>
          </table:table-cell>
          <table:table-cell office:value-type="time" office:time-value="PT00H20M48S">
            <text:p>00:20:4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9-30">
            <text:p>30.09.2010</text:p>
          </table:table-cell>
          <table:table-cell office:value-type="time" office:time-value="PT18H46M00S">
            <text:p>18:46:00</text:p>
          </table:table-cell>
          <table:table-cell office:value-type="float" office:value="10.6">
            <text:p>10,6</text:p>
          </table:table-cell>
          <table:table-cell table:style-name="ce12" office:value-type="float" office:value="120">
            <text:p>120</text:p>
          </table:table-cell>
          <table:table-cell office:value-type="time" office:time-value="PT00H59M26S">
            <text:p>00:59:26</text:p>
          </table:table-cell>
          <table:table-cell office:value-type="string">
            <text:p>Kwh – Zazenhausen – Freiberg – Mönchfeld - Kwh</text:p>
          </table:table-cell>
          <table:table-cell table:formula="of:=SUM([.D50:.D59])" office:value-type="float" office:value="76.2">
            <text:p>76,2</text:p>
          </table:table-cell>
          <table:table-cell table:number-columns-repeated="1015"/>
        </table:table-row>
        <table:table-row table:style-name="ro1" table:number-rows-repeated="6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9"/>
          <table:table-cell/>
          <table:table-cell table:style-name="ce12"/>
          <table:table-cell table:number-columns-repeated="1018"/>
        </table:table-row>
        <table:table-row table:style-name="ro1" table:number-rows-repeated="21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0-08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8446.12702702703">
            <text:p>8446,13</text:p>
          </table:table-cell>
          <table:table-cell table:style-name="ce16" table:formula="of:=SUM([.F2:.F65441])" office:value-type="time" office:time-value="PT839H06M30S">
            <text:p>23:06:30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436">
            <text:p>436</text:p>
          </table:table-cell>
          <table:table-cell table:style-name="ce17" office:value-type="date" office:date-value="2010-07-31">
            <text:p>31.07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07'.H1])" office:value-type="float" office:value="7951.3">
            <text:p>7951,3</text:p>
          </table:table-cell>
          <table:table-cell table:style-name="ce10"/>
          <table:table-cell table:style-name="ce10" table:formula="of:=SUM(['2010-07'.I1])" office:value-type="time" office:time-value="PT791H37M34S">
            <text:p>23:37:34</text:p>
          </table:table-cell>
          <table:table-cell table:style-name="ce2" office:value-type="string">
            <text:p>Übertrag 400:33:32</text:p>
          </table:table-cell>
          <table:table-cell table:style-name="ce2" table:formula="of:=SUM(['2010-07'.H48])" office:value-type="float" office:value="116">
            <text:p>116</text:p>
          </table:table-cell>
          <table:table-cell table:style-name="ce2" table:number-columns-repeated="1015"/>
        </table:table-row>
        <table:table-row table:style-name="ro2">
          <table:table-cell office:value-type="float" office:value="437">
            <text:p>437</text:p>
          </table:table-cell>
          <table:table-cell office:value-type="date" office:date-value="2010-08-01">
            <text:p>01.08.2010</text:p>
          </table:table-cell>
          <table:table-cell office:value-type="time" office:time-value="PT10H36M44S">
            <text:p>10:36:44</text:p>
          </table:table-cell>
          <table:table-cell office:value-type="float" office:value="6.1">
            <text:p>6,1</text:p>
          </table:table-cell>
          <table:table-cell table:style-name="ce12" office:value-type="float" office:value="113">
            <text:p>113</text:p>
          </table:table-cell>
          <table:table-cell office:value-type="time" office:time-value="PT00H42M29S">
            <text:p>00:42:29</text:p>
          </table:table-cell>
          <table:table-cell office:value-type="string">
            <text:p>Kwh – Sonnenhof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01">
            <text:p>01.08.2010</text:p>
          </table:table-cell>
          <table:table-cell office:value-type="time" office:time-value="PT13H17M51S">
            <text:p>13:17:51</text:p>
          </table:table-cell>
          <table:table-cell office:value-type="float" office:value="5.9">
            <text:p>5,9</text:p>
          </table:table-cell>
          <table:table-cell table:style-name="ce12" office:value-type="float" office:value="126">
            <text:p>126</text:p>
          </table:table-cell>
          <table:table-cell office:value-type="time" office:time-value="PT00H33M37S">
            <text:p>00:33:37</text:p>
          </table:table-cell>
          <table:table-cell office:value-type="string">
            <text:p>Sonnenhof – Kwh</text:p>
          </table:table-cell>
          <table:table-cell table:formula="of:=SUM([.D3:.D4];[.H2])" office:value-type="float" office:value="128">
            <text:p>128</text:p>
          </table:table-cell>
          <table:table-cell table:number-columns-repeated="1015"/>
        </table:table-row>
        <table:table-row table:style-name="ro2">
          <table:table-cell office:value-type="float" office:value="438">
            <text:p>438</text:p>
          </table:table-cell>
          <table:table-cell office:value-type="date" office:date-value="2010-08-02">
            <text:p>02.08.2010</text:p>
          </table:table-cell>
          <table:table-cell office:value-type="time" office:time-value="PT17H05M44S">
            <text:p>17:05:44</text:p>
          </table:table-cell>
          <table:table-cell office:value-type="float" office:value="15.4">
            <text:p>15,4</text:p>
          </table:table-cell>
          <table:table-cell table:style-name="ce12" office:value-type="float" office:value="123">
            <text:p>123</text:p>
          </table:table-cell>
          <table:table-cell office:value-type="time" office:time-value="PT01H31M48S">
            <text:p>01:31:4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02">
            <text:p>02.08.2010</text:p>
          </table:table-cell>
          <table:table-cell office:value-type="time" office:time-value="PT18H59M04S">
            <text:p>18:59:04</text:p>
          </table:table-cell>
          <table:table-cell office:value-type="float" office:value="4">
            <text:p>4,0</text:p>
          </table:table-cell>
          <table:table-cell table:style-name="ce12" office:value-type="float" office:value="119">
            <text:p>119</text:p>
          </table:table-cell>
          <table:table-cell office:value-type="time" office:time-value="PT00H23M27S">
            <text:p>00:23:2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439">
            <text:p>439</text:p>
          </table:table-cell>
          <table:table-cell office:value-type="date" office:date-value="2010-08-03">
            <text:p>03.08.2010</text:p>
          </table:table-cell>
          <table:table-cell office:value-type="time" office:time-value="PT12H16M26S">
            <text:p>12:16:26</text:p>
          </table:table-cell>
          <table:table-cell office:value-type="float" office:value="3.5">
            <text:p>3,5</text:p>
          </table:table-cell>
          <table:table-cell table:style-name="ce12" office:value-type="float" office:value="114">
            <text:p>114</text:p>
          </table:table-cell>
          <table:table-cell office:value-type="time" office:time-value="PT00H20M49S">
            <text:p>00:20:4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03">
            <text:p>03.08.2010</text:p>
          </table:table-cell>
          <table:table-cell office:value-type="time" office:time-value="PT13H48M54S">
            <text:p>13:48:54</text:p>
          </table:table-cell>
          <table:table-cell office:value-type="float" office:value="3.7">
            <text:p>3,7</text:p>
          </table:table-cell>
          <table:table-cell table:style-name="ce12" office:value-type="float" office:value="120">
            <text:p>120</text:p>
          </table:table-cell>
          <table:table-cell office:value-type="time" office:time-value="PT00H20M30S">
            <text:p>00:20:3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03">
            <text:p>03.08.2010</text:p>
          </table:table-cell>
          <table:table-cell office:value-type="time" office:time-value="PT18H40M46S">
            <text:p>18:40:46</text:p>
          </table:table-cell>
          <table:table-cell office:value-type="float" office:value="14.9">
            <text:p>14,9</text:p>
          </table:table-cell>
          <table:table-cell table:style-name="ce12" office:value-type="float" office:value="121">
            <text:p>121</text:p>
          </table:table-cell>
          <table:table-cell office:value-type="time" office:time-value="PT01H26M21S">
            <text:p>01:26:21</text:p>
          </table:table-cell>
          <table:table-cell office:value-type="string">
            <text:p>Kwh – Ludwigsburg – Grünbühl – Pattonville - Kwh</text:p>
          </table:table-cell>
          <table:table-cell table:number-columns-repeated="1016"/>
        </table:table-row>
        <table:table-row table:style-name="ro2">
          <table:table-cell office:value-type="float" office:value="440">
            <text:p>440</text:p>
          </table:table-cell>
          <table:table-cell office:value-type="date" office:date-value="2010-08-04">
            <text:p>04.08.2010</text:p>
          </table:table-cell>
          <table:table-cell office:value-type="time" office:time-value="PT17H55M32S">
            <text:p>17:55:32</text:p>
          </table:table-cell>
          <table:table-cell office:value-type="float" office:value="20.1">
            <text:p>20,1</text:p>
          </table:table-cell>
          <table:table-cell table:style-name="ce12" office:value-type="float" office:value="124">
            <text:p>124</text:p>
          </table:table-cell>
          <table:table-cell office:value-type="time" office:time-value="PT01H54M02S">
            <text:p>01:54:02</text:p>
          </table:table-cell>
          <table:table-cell office:value-type="string">
            <text:p>Kwh – Pflugfelden – Ludwigsburg – Grünbühl – Aldingen – Pattonville - Kwh</text:p>
          </table:table-cell>
          <table:table-cell table:number-columns-repeated="1016"/>
        </table:table-row>
        <table:table-row table:style-name="ro2">
          <table:table-cell office:value-type="float" office:value="441">
            <text:p>441</text:p>
          </table:table-cell>
          <table:table-cell office:value-type="date" office:date-value="2010-08-05">
            <text:p>05.08.2010</text:p>
          </table:table-cell>
          <table:table-cell office:value-type="time" office:time-value="PT20H04M40S">
            <text:p>20:04:40</text:p>
          </table:table-cell>
          <table:table-cell office:value-type="float" office:value="17.5">
            <text:p>17,5</text:p>
          </table:table-cell>
          <table:table-cell table:style-name="ce12" office:value-type="float" office:value="122">
            <text:p>122</text:p>
          </table:table-cell>
          <table:table-cell office:value-type="time" office:time-value="PT01H40M57S">
            <text:p>01:40:57</text:p>
          </table:table-cell>
          <table:table-cell office:value-type="string">
            <text:p>Kwh – Zazenhausen – Zuffenhausen – Burgholzhof – Mühlhausen – Zazenhausen - Kwh</text:p>
          </table:table-cell>
          <table:table-cell table:number-columns-repeated="1016"/>
        </table:table-row>
        <table:table-row table:style-name="ro2">
          <table:table-cell office:value-type="float" office:value="442">
            <text:p>442</text:p>
          </table:table-cell>
          <table:table-cell office:value-type="date" office:date-value="2010-08-06">
            <text:p>06.08.2010</text:p>
          </table:table-cell>
          <table:table-cell office:value-type="time" office:time-value="PT20H04M40S">
            <text:p>20:04:40</text:p>
          </table:table-cell>
          <table:table-cell office:value-type="float" office:value="10.1">
            <text:p>10,1</text:p>
          </table:table-cell>
          <table:table-cell table:style-name="ce12" office:value-type="float" office:value="121">
            <text:p>121</text:p>
          </table:table-cell>
          <table:table-cell office:value-type="time" office:time-value="PT00H55M41S">
            <text:p>00:55:41</text:p>
          </table:table-cell>
          <table:table-cell office:value-type="string">
            <text:p>Kwh – Zazenhausen – Mühlhausen – Zazenhausen - Kwh</text:p>
          </table:table-cell>
          <table:table-cell table:number-columns-repeated="1016"/>
        </table:table-row>
        <table:table-row table:style-name="ro2">
          <table:table-cell office:value-type="float" office:value="443">
            <text:p>443</text:p>
          </table:table-cell>
          <table:table-cell office:value-type="date" office:date-value="2010-08-07">
            <text:p>07.08.2010</text:p>
          </table:table-cell>
          <table:table-cell office:value-type="time" office:time-value="PT19H35M14S">
            <text:p>19:35:14</text:p>
          </table:table-cell>
          <table:table-cell office:value-type="float" office:value="19.1">
            <text:p>19,1</text:p>
          </table:table-cell>
          <table:table-cell table:style-name="ce12" office:value-type="float" office:value="115">
            <text:p>115</text:p>
          </table:table-cell>
          <table:table-cell office:value-type="time" office:time-value="PT01H47M03S">
            <text:p>01:47:03</text:p>
          </table:table-cell>
          <table:table-cell table:style-name="ce18" office:value-type="string">
            <text:p>Kwh – Zazenhausen – Mühlhausen – Aldingen – Sonnenhof - Kwh</text:p>
          </table:table-cell>
          <table:table-cell table:number-columns-repeated="1016"/>
        </table:table-row>
        <table:table-row table:style-name="ro2">
          <table:table-cell office:value-type="float" office:value="444">
            <text:p>444</text:p>
          </table:table-cell>
          <table:table-cell office:value-type="date" office:date-value="2010-08-08">
            <text:p>08.08.2010</text:p>
          </table:table-cell>
          <table:table-cell office:value-type="time" office:time-value="PT16H31M21S">
            <text:p>16:31:21</text:p>
          </table:table-cell>
          <table:table-cell office:value-type="float" office:value="35">
            <text:p>35,0</text:p>
          </table:table-cell>
          <table:table-cell table:style-name="ce12" office:value-type="float" office:value="126">
            <text:p>126</text:p>
          </table:table-cell>
          <table:table-cell office:value-type="time" office:time-value="PT03H26M11S">
            <text:p>03:26:11</text:p>
          </table:table-cell>
          <table:table-cell office:value-type="string">
            <text:p>Hohengehren – Baach – Schnait – Beutelsbach – Waiblingen – Oeffingen – Mühlhausen – Zazenhausen - Kwh</text:p>
          </table:table-cell>
          <table:table-cell table:formula="of:=SUM([.D5:.D14])" office:value-type="float" office:value="143.3">
            <text:p>143,3</text:p>
          </table:table-cell>
          <table:table-cell table:number-columns-repeated="1015"/>
        </table:table-row>
        <table:table-row table:style-name="ro2">
          <table:table-cell office:value-type="float" office:value="445">
            <text:p>445</text:p>
          </table:table-cell>
          <table:table-cell office:value-type="date" office:date-value="2010-08-09">
            <text:p>09.08.2010</text:p>
          </table:table-cell>
          <table:table-cell office:value-type="time" office:time-value="PT19H00M22S">
            <text:p>19:00:22</text:p>
          </table:table-cell>
          <table:table-cell table:formula="of:=5.8*20.5/18.5" office:value-type="float" office:value="6.42702702702703">
            <text:p>6,4</text:p>
          </table:table-cell>
          <table:table-cell table:style-name="ce12" office:value-type="float" office:value="129">
            <text:p>129</text:p>
          </table:table-cell>
          <table:table-cell office:value-type="time" office:time-value="PT00H37M06S">
            <text:p>00:37:06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446">
            <text:p>446</text:p>
          </table:table-cell>
          <table:table-cell office:value-type="date" office:date-value="2010-08-10">
            <text:p>10.08.2010</text:p>
          </table:table-cell>
          <table:table-cell office:value-type="time" office:time-value="PT19H45M10S">
            <text:p>19:45:10</text:p>
          </table:table-cell>
          <table:table-cell office:value-type="float" office:value="20.5">
            <text:p>20,5</text:p>
          </table:table-cell>
          <table:table-cell table:style-name="ce12" office:value-type="float" office:value="124">
            <text:p>124</text:p>
          </table:table-cell>
          <table:table-cell office:value-type="time" office:time-value="PT02H11M30S">
            <text:p>02:11:30</text:p>
          </table:table-cell>
          <table:table-cell office:value-type="string">
            <text:p>Kwh – Zazenhausen – Mühlhausen – Hofen – MaxEythSee – Steinhaldenfeld – BadCannstatt – Burgholzhof – Zuffenhausen - KWh</text:p>
          </table:table-cell>
          <table:table-cell table:number-columns-repeated="1016"/>
        </table:table-row>
        <table:table-row table:style-name="ro2">
          <table:table-cell office:value-type="float" office:value="447">
            <text:p>447</text:p>
          </table:table-cell>
          <table:table-cell office:value-type="date" office:date-value="2010-08-11">
            <text:p>11.08.2010</text:p>
          </table:table-cell>
          <table:table-cell office:value-type="time" office:time-value="PT17H48M54S">
            <text:p>17:48:54</text:p>
          </table:table-cell>
          <table:table-cell office:value-type="float" office:value="18">
            <text:p>18,0</text:p>
          </table:table-cell>
          <table:table-cell table:style-name="ce12" office:value-type="float" office:value="126">
            <text:p>126</text:p>
          </table:table-cell>
          <table:table-cell office:value-type="time" office:time-value="PT01H47M58S">
            <text:p>01:47:58</text:p>
          </table:table-cell>
          <table:table-cell office:value-type="string">
            <text:p>Kwh – Pflugfelden – Möglingen – Müllerheim – Stammheim - Kwh</text:p>
          </table:table-cell>
          <table:table-cell table:number-columns-repeated="1016"/>
        </table:table-row>
        <table:table-row table:style-name="ro2">
          <table:table-cell office:value-type="float" office:value="448">
            <text:p>448</text:p>
          </table:table-cell>
          <table:table-cell office:value-type="date" office:date-value="2010-08-12">
            <text:p>12.08.2010</text:p>
          </table:table-cell>
          <table:table-cell office:value-type="time" office:time-value="PT11H41M27S">
            <text:p>11:41:27</text:p>
          </table:table-cell>
          <table:table-cell office:value-type="float" office:value="4.2">
            <text:p>4,2</text:p>
          </table:table-cell>
          <table:table-cell table:style-name="ce12" office:value-type="float" office:value="110">
            <text:p>110</text:p>
          </table:table-cell>
          <table:table-cell office:value-type="time" office:time-value="PT00H33M20S">
            <text:p>00:33:2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12">
            <text:p>12.08.2010</text:p>
          </table:table-cell>
          <table:table-cell office:value-type="time" office:time-value="PT13H46M41S">
            <text:p>13:46:41</text:p>
          </table:table-cell>
          <table:table-cell office:value-type="float" office:value="3.2">
            <text:p>3,2</text:p>
          </table:table-cell>
          <table:table-cell table:style-name="ce12" office:value-type="float" office:value="123">
            <text:p>123</text:p>
          </table:table-cell>
          <table:table-cell office:value-type="time" office:time-value="PT00H20M14S">
            <text:p>00:20:1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12">
            <text:p>12.08.2010</text:p>
          </table:table-cell>
          <table:table-cell office:value-type="time" office:time-value="PT20H18M20S">
            <text:p>20:18:20</text:p>
          </table:table-cell>
          <table:table-cell office:value-type="float" office:value="7.8">
            <text:p>7,8</text:p>
          </table:table-cell>
          <table:table-cell table:style-name="ce12" office:value-type="float" office:value="139">
            <text:p>139</text:p>
          </table:table-cell>
          <table:table-cell office:value-type="time" office:time-value="PT00H44M36S">
            <text:p>00:44:36</text:p>
          </table:table-cell>
          <table:table-cell office:value-type="string">
            <text:p>Kwh – Zazenhausen – Zuffenhausen - Kwh</text:p>
          </table:table-cell>
          <table:table-cell table:number-columns-repeated="1016"/>
        </table:table-row>
        <table:table-row table:style-name="ro2">
          <table:table-cell office:value-type="float" office:value="449">
            <text:p>449</text:p>
          </table:table-cell>
          <table:table-cell office:value-type="date" office:date-value="2010-08-13">
            <text:p>13.08.2010</text:p>
          </table:table-cell>
          <table:table-cell office:value-type="time" office:time-value="PT10H14M14S">
            <text:p>10:14:14</text:p>
          </table:table-cell>
          <table:table-cell office:value-type="float" office:value="10.2">
            <text:p>10,2</text:p>
          </table:table-cell>
          <table:table-cell table:style-name="ce12" office:value-type="float" office:value="139">
            <text:p>139</text:p>
          </table:table-cell>
          <table:table-cell office:value-type="time" office:time-value="PT00H56M55S">
            <text:p>00:56:55</text:p>
          </table:table-cell>
          <table:table-cell office:value-type="string">
            <text:p>Kwh – Zazenhausen – Mühlhausen - Kwh</text:p>
          </table:table-cell>
          <table:table-cell table:number-columns-repeated="1016"/>
        </table:table-row>
        <table:table-row table:style-name="ro2">
          <table:table-cell office:value-type="float" office:value="450">
            <text:p>450</text:p>
          </table:table-cell>
          <table:table-cell office:value-type="date" office:date-value="2010-08-14">
            <text:p>14.08.2010</text:p>
          </table:table-cell>
          <table:table-cell office:value-type="time" office:time-value="PT19H44M17S">
            <text:p>19:44:17</text:p>
          </table:table-cell>
          <table:table-cell office:value-type="float" office:value="14.4">
            <text:p>14,4</text:p>
          </table:table-cell>
          <table:table-cell table:style-name="ce12" office:value-type="float" office:value="125">
            <text:p>125</text:p>
          </table:table-cell>
          <table:table-cell office:value-type="time" office:time-value="PT01H30M57S">
            <text:p>01:30:57</text:p>
          </table:table-cell>
          <table:table-cell office:value-type="string">
            <text:p>Wolfbusch – Lindental – Weilimdorf – Lemberg – Schlotwiese – Büro - Kwh</text:p>
          </table:table-cell>
          <table:table-cell table:number-columns-repeated="1016"/>
        </table:table-row>
        <table:table-row table:style-name="ro2">
          <table:table-cell office:value-type="float" office:value="451">
            <text:p>451</text:p>
          </table:table-cell>
          <table:table-cell office:value-type="date" office:date-value="2010-08-15">
            <text:p>15.08.2010</text:p>
          </table:table-cell>
          <table:table-cell office:value-type="time" office:time-value="PT19H41M34S">
            <text:p>19:41:34</text:p>
          </table:table-cell>
          <table:table-cell office:value-type="float" office:value="15.4">
            <text:p>15,4</text:p>
          </table:table-cell>
          <table:table-cell table:style-name="ce12" office:value-type="float" office:value="123">
            <text:p>123</text:p>
          </table:table-cell>
          <table:table-cell office:value-type="time" office:time-value="PT01H36M40S">
            <text:p>01:36:40</text:p>
          </table:table-cell>
          <table:table-cell office:value-type="string">
            <text:p>Kwh – Solitudeallee – Stammheim – Büro – Zuffenhausen – Zazenhausen - Kwh</text:p>
          </table:table-cell>
          <table:table-cell table:formula="of:=SUM([.D15:.D23])" office:value-type="float" office:value="100.127027027027">
            <text:p>100,13</text:p>
          </table:table-cell>
          <table:table-cell table:number-columns-repeated="1015"/>
        </table:table-row>
        <table:table-row table:style-name="ro2">
          <table:table-cell office:value-type="float" office:value="452">
            <text:p>452</text:p>
          </table:table-cell>
          <table:table-cell office:value-type="date" office:date-value="2010-08-16">
            <text:p>16.08.2010</text:p>
          </table:table-cell>
          <table:table-cell office:value-type="time" office:time-value="PT20H06M54S">
            <text:p>20:06:54</text:p>
          </table:table-cell>
          <table:table-cell office:value-type="float" office:value="12.1">
            <text:p>12,1</text:p>
          </table:table-cell>
          <table:table-cell table:style-name="ce12" office:value-type="float" office:value="138">
            <text:p>138</text:p>
          </table:table-cell>
          <table:table-cell office:value-type="time" office:time-value="PT00H57M37S">
            <text:p>00:57:37</text:p>
          </table:table-cell>
          <table:table-cell office:value-type="string">
            <text:p>GoudenSpar – Langevelderslagt - GoudenSpar</text:p>
          </table:table-cell>
          <table:table-cell table:number-columns-repeated="1016"/>
        </table:table-row>
        <table:table-row table:style-name="ro2">
          <table:table-cell office:value-type="float" office:value="453">
            <text:p>453</text:p>
          </table:table-cell>
          <table:table-cell office:value-type="date" office:date-value="2010-08-17">
            <text:p>17.08.2010</text:p>
          </table:table-cell>
          <table:table-cell office:value-type="time" office:time-value="PT19H23M34S">
            <text:p>19:23:34</text:p>
          </table:table-cell>
          <table:table-cell office:value-type="float" office:value="12.9">
            <text:p>12,9</text:p>
          </table:table-cell>
          <table:table-cell table:style-name="ce12" office:value-type="float" office:value="124">
            <text:p>124</text:p>
          </table:table-cell>
          <table:table-cell office:value-type="time" office:time-value="PT01H12M03S">
            <text:p>01:12:03</text:p>
          </table:table-cell>
          <table:table-cell office:value-type="string">
            <text:p>GoudenSpar – Nordwijk - GoudenSpar</text:p>
          </table:table-cell>
          <table:table-cell table:number-columns-repeated="1016"/>
        </table:table-row>
        <table:table-row table:style-name="ro2">
          <table:table-cell office:value-type="float" office:value="454">
            <text:p>454</text:p>
          </table:table-cell>
          <table:table-cell office:value-type="date" office:date-value="2010-08-18">
            <text:p>18.08.2010</text:p>
          </table:table-cell>
          <table:table-cell office:value-type="time" office:time-value="PT19H10M31S">
            <text:p>19:10:31</text:p>
          </table:table-cell>
          <table:table-cell office:value-type="float" office:value="17.9">
            <text:p>17,9</text:p>
          </table:table-cell>
          <table:table-cell table:style-name="ce12" office:value-type="float" office:value="120">
            <text:p>120</text:p>
          </table:table-cell>
          <table:table-cell office:value-type="time" office:time-value="PT01H43M07S">
            <text:p>01:43:07</text:p>
          </table:table-cell>
          <table:table-cell office:value-type="string">
            <text:p>GoudepSpar – ZwarteWeg - GoudenSpar</text:p>
          </table:table-cell>
          <table:table-cell table:number-columns-repeated="1016"/>
        </table:table-row>
        <table:table-row table:style-name="ro2">
          <table:table-cell office:value-type="float" office:value="455">
            <text:p>455</text:p>
          </table:table-cell>
          <table:table-cell office:value-type="date" office:date-value="2010-08-19">
            <text:p>19.08.2010</text:p>
          </table:table-cell>
          <table:table-cell office:value-type="time" office:time-value="PT19H36M41S">
            <text:p>19:36:41</text:p>
          </table:table-cell>
          <table:table-cell office:value-type="float" office:value="13">
            <text:p>13,0</text:p>
          </table:table-cell>
          <table:table-cell table:style-name="ce12" office:value-type="float" office:value="129">
            <text:p>129</text:p>
          </table:table-cell>
          <table:table-cell office:value-type="time" office:time-value="PT01H13M45S">
            <text:p>01:13:45</text:p>
          </table:table-cell>
          <table:table-cell office:value-type="string">
            <text:p>GoudenSpar – Nordwijk - GoudenSpar</text:p>
          </table:table-cell>
          <table:table-cell table:number-columns-repeated="1016"/>
        </table:table-row>
        <table:table-row table:style-name="ro2">
          <table:table-cell office:value-type="float" office:value="456">
            <text:p>456</text:p>
          </table:table-cell>
          <table:table-cell office:value-type="date" office:date-value="2010-08-20">
            <text:p>20.08.2010</text:p>
          </table:table-cell>
          <table:table-cell office:value-type="time" office:time-value="PT11H34M51S">
            <text:p>11:34:51</text:p>
          </table:table-cell>
          <table:table-cell office:value-type="float" office:value="5.2">
            <text:p>5,2</text:p>
          </table:table-cell>
          <table:table-cell table:style-name="ce12" office:value-type="float" office:value="129">
            <text:p>129</text:p>
          </table:table-cell>
          <table:table-cell office:value-type="time" office:time-value="PT00H27M31S">
            <text:p>00:27:31</text:p>
          </table:table-cell>
          <table:table-cell office:value-type="string">
            <text:p>GoudenSpar – Nordwijk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20">
            <text:p>20.08.2010</text:p>
          </table:table-cell>
          <table:table-cell office:value-type="time" office:time-value="PT13H46M16S">
            <text:p>13:46:16</text:p>
          </table:table-cell>
          <table:table-cell office:value-type="float" office:value="5.2">
            <text:p>5,2</text:p>
          </table:table-cell>
          <table:table-cell table:style-name="ce12" office:value-type="float" office:value="130">
            <text:p>130</text:p>
          </table:table-cell>
          <table:table-cell office:value-type="time" office:time-value="PT00H27M10S">
            <text:p>00:27:10</text:p>
          </table:table-cell>
          <table:table-cell office:value-type="string">
            <text:p>Noordwijk - GoudenSpar</text:p>
          </table:table-cell>
          <table:table-cell table:number-columns-repeated="1016"/>
        </table:table-row>
        <table:table-row table:style-name="ro2">
          <table:table-cell office:value-type="float" office:value="457">
            <text:p>457</text:p>
          </table:table-cell>
          <table:table-cell office:value-type="date" office:date-value="2010-08-21">
            <text:p>21.08.2010</text:p>
          </table:table-cell>
          <table:table-cell office:value-type="time" office:time-value="PT11H16M55S">
            <text:p>11:16:55</text:p>
          </table:table-cell>
          <table:table-cell office:value-type="float" office:value="16.5">
            <text:p>16,5</text:p>
          </table:table-cell>
          <table:table-cell table:style-name="ce12" office:value-type="float" office:value="133">
            <text:p>133</text:p>
          </table:table-cell>
          <table:table-cell office:value-type="time" office:time-value="PT01H32M20S">
            <text:p>01:32:20</text:p>
          </table:table-cell>
          <table:table-cell office:value-type="string">
            <text:p>GoudenSpar – Langevelderslagt - … - Langevelderslagt - GoudenSpar</text:p>
          </table:table-cell>
          <table:table-cell table:number-columns-repeated="1016"/>
        </table:table-row>
        <table:table-row table:style-name="ro2">
          <table:table-cell office:value-type="float" office:value="458">
            <text:p>458</text:p>
          </table:table-cell>
          <table:table-cell office:value-type="date" office:date-value="2010-08-22">
            <text:p>22.08.2010</text:p>
          </table:table-cell>
          <table:table-cell office:value-type="time" office:time-value="PT15H05M58S">
            <text:p>15:05:58</text:p>
          </table:table-cell>
          <table:table-cell office:value-type="float" office:value="5.9">
            <text:p>5,9</text:p>
          </table:table-cell>
          <table:table-cell table:style-name="ce12" office:value-type="float" office:value="137">
            <text:p>137</text:p>
          </table:table-cell>
          <table:table-cell office:value-type="time" office:time-value="PT00H29M31S">
            <text:p>00:29:31</text:p>
          </table:table-cell>
          <table:table-cell office:value-type="string">
            <text:p>GoudenSpar – Langevelderslagt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22">
            <text:p>22.08.2010</text:p>
          </table:table-cell>
          <table:table-cell office:value-type="time" office:time-value="PT17H03M02S">
            <text:p>17:03:02</text:p>
          </table:table-cell>
          <table:table-cell office:value-type="float" office:value="5.4">
            <text:p>5,4</text:p>
          </table:table-cell>
          <table:table-cell table:style-name="ce12" office:value-type="float" office:value="132">
            <text:p>132</text:p>
          </table:table-cell>
          <table:table-cell office:value-type="time" office:time-value="PT00H26M33S">
            <text:p>00:26:33</text:p>
          </table:table-cell>
          <table:table-cell office:value-type="string">
            <text:p>Langevelderslagt - GoudenSpar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22">
            <text:p>22.08.2010</text:p>
          </table:table-cell>
          <table:table-cell office:value-type="time" office:time-value="PT17H46M35S">
            <text:p>17:46:35</text:p>
          </table:table-cell>
          <table:table-cell office:value-type="float" office:value="8.8">
            <text:p>8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51M33S">
            <text:p>00:51:33</text:p>
          </table:table-cell>
          <table:table-cell office:value-type="string">
            <text:p>GoudenSpar – Nordwijk – Nordwijkerhout - GoudenSpar</text:p>
          </table:table-cell>
          <table:table-cell table:formula="of:=SUM([.D24:.D33])" office:value-type="float" office:value="102.9">
            <text:p>102,9</text:p>
          </table:table-cell>
          <table:table-cell table:number-columns-repeated="1015"/>
        </table:table-row>
        <table:table-row table:style-name="ro2">
          <table:table-cell office:value-type="float" office:value="459">
            <text:p>459</text:p>
          </table:table-cell>
          <table:table-cell office:value-type="date" office:date-value="2010-08-23">
            <text:p>23.08.2010</text:p>
          </table:table-cell>
          <table:table-cell office:value-type="time" office:time-value="PT15H19M31S">
            <text:p>15:19:31</text:p>
          </table:table-cell>
          <table:table-cell office:value-type="float" office:value="7.4">
            <text:p>7,4</text:p>
          </table:table-cell>
          <table:table-cell table:style-name="ce12" office:value-type="float" office:value="122">
            <text:p>122</text:p>
          </table:table-cell>
          <table:table-cell office:value-type="time" office:time-value="PT00H42M26S">
            <text:p>00:42:26</text:p>
          </table:table-cell>
          <table:table-cell office:value-type="string">
            <text:p>GoudenSpar – Nordwijk(Minigolf) - GoudenSpar</text:p>
          </table:table-cell>
          <table:table-cell table:number-columns-repeated="1016"/>
        </table:table-row>
        <table:table-row table:style-name="ro2">
          <table:table-cell office:value-type="float" office:value="460">
            <text:p>460</text:p>
          </table:table-cell>
          <table:table-cell office:value-type="date" office:date-value="2010-08-24">
            <text:p>24.08.2010</text:p>
          </table:table-cell>
          <table:table-cell office:value-type="time" office:time-value="PT11H10M15S">
            <text:p>11:10:15</text:p>
          </table:table-cell>
          <table:table-cell office:value-type="float" office:value="35.9">
            <text:p>35,9</text:p>
          </table:table-cell>
          <table:table-cell table:style-name="ce12" office:value-type="float" office:value="131">
            <text:p>131</text:p>
          </table:table-cell>
          <table:table-cell office:value-type="time" office:time-value="PT03H20M26S">
            <text:p>03:20:26</text:p>
          </table:table-cell>
          <table:table-cell office:value-type="string">
            <text:p>GoudenSpar – Zandvoort – GoudenSpar (35,96km?)</text:p>
          </table:table-cell>
          <table:table-cell table:number-columns-repeated="1016"/>
        </table:table-row>
        <table:table-row table:style-name="ro2">
          <table:table-cell office:value-type="float" office:value="461">
            <text:p>461</text:p>
          </table:table-cell>
          <table:table-cell office:value-type="date" office:date-value="2010-08-25">
            <text:p>25.08.2010</text:p>
          </table:table-cell>
          <table:table-cell office:value-type="time" office:time-value="PT15H03M24S">
            <text:p>15:03:24</text:p>
          </table:table-cell>
          <table:table-cell office:value-type="float" office:value="5.1">
            <text:p>5,1</text:p>
          </table:table-cell>
          <table:table-cell table:style-name="ce12" office:value-type="float" office:value="129">
            <text:p>129</text:p>
          </table:table-cell>
          <table:table-cell office:value-type="time" office:time-value="PT00H27M35S">
            <text:p>00:27:35</text:p>
          </table:table-cell>
          <table:table-cell office:value-type="string">
            <text:p>GoudenSpar – Nordwijk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25">
            <text:p>25.08.2010</text:p>
          </table:table-cell>
          <table:table-cell office:value-type="time" office:time-value="PT16H53M26S">
            <text:p>16:53:26</text:p>
          </table:table-cell>
          <table:table-cell office:value-type="float" office:value="4.7">
            <text:p>4,7</text:p>
          </table:table-cell>
          <table:table-cell table:style-name="ce12" office:value-type="float" office:value="129">
            <text:p>129</text:p>
          </table:table-cell>
          <table:table-cell office:value-type="time" office:time-value="PT00H25M04S">
            <text:p>00:25:04</text:p>
          </table:table-cell>
          <table:table-cell office:value-type="string">
            <text:p>Nordwijk – GoudenSpar</text:p>
          </table:table-cell>
          <table:table-cell table:number-columns-repeated="1016"/>
        </table:table-row>
        <table:table-row table:style-name="ro2">
          <table:table-cell office:value-type="float" office:value="462">
            <text:p>462</text:p>
          </table:table-cell>
          <table:table-cell office:value-type="date" office:date-value="2010-08-26">
            <text:p>26.08.2010</text:p>
          </table:table-cell>
          <table:table-cell office:value-type="time" office:time-value="PT18H29M32S">
            <text:p>18:29:32</text:p>
          </table:table-cell>
          <table:table-cell office:value-type="float" office:value="26.3">
            <text:p>26,3</text:p>
          </table:table-cell>
          <table:table-cell table:style-name="ce12" office:value-type="float" office:value="127">
            <text:p>127</text:p>
          </table:table-cell>
          <table:table-cell office:value-type="time" office:time-value="PT02H32M39S">
            <text:p>02:32:39</text:p>
          </table:table-cell>
          <table:table-cell office:value-type="string">
            <text:p>Leiderdorp - GoudenSpar</text:p>
          </table:table-cell>
          <table:table-cell table:number-columns-repeated="1016"/>
        </table:table-row>
        <table:table-row table:style-name="ro2">
          <table:table-cell office:value-type="float" office:value="463">
            <text:p>463</text:p>
          </table:table-cell>
          <table:table-cell office:value-type="date" office:date-value="2010-08-27">
            <text:p>27.08.2010</text:p>
          </table:table-cell>
          <table:table-cell office:value-type="time" office:time-value="PT18H54M29S">
            <text:p>18:54:29</text:p>
          </table:table-cell>
          <table:table-cell office:value-type="float" office:value="11">
            <text:p>11,0</text:p>
          </table:table-cell>
          <table:table-cell table:style-name="ce12" office:value-type="float" office:value="121">
            <text:p>121</text:p>
          </table:table-cell>
          <table:table-cell office:value-type="time" office:time-value="PT01H03M30S">
            <text:p>01:03:30</text:p>
          </table:table-cell>
          <table:table-cell office:value-type="string">
            <text:p>GoudenSpar – Langevelderslagt – GoudenSpar</text:p>
          </table:table-cell>
          <table:table-cell table:number-columns-repeated="1016"/>
        </table:table-row>
        <table:table-row table:style-name="ro2">
          <table:table-cell office:value-type="float" office:value="464">
            <text:p>464</text:p>
          </table:table-cell>
          <table:table-cell office:value-type="date" office:date-value="2010-08-28">
            <text:p>28.08.2010</text:p>
          </table:table-cell>
          <table:table-cell office:value-type="time" office:time-value="PT18H15M51S">
            <text:p>18:15:51</text:p>
          </table:table-cell>
          <table:table-cell office:value-type="float" office:value="15.8">
            <text:p>15,8</text:p>
          </table:table-cell>
          <table:table-cell table:style-name="ce12" office:value-type="float" office:value="112">
            <text:p>112</text:p>
          </table:table-cell>
          <table:table-cell office:value-type="time" office:time-value="PT01H29M06S">
            <text:p>01:29:06</text:p>
          </table:table-cell>
          <table:table-cell office:value-type="string">
            <text:p>GoudenSpar – Langevelderslagt – Nordwijkerhout - GoudenSpar</text:p>
          </table:table-cell>
          <table:table-cell table:number-columns-repeated="1016"/>
        </table:table-row>
        <table:table-row table:style-name="ro2">
          <table:table-cell office:value-type="float" office:value="465">
            <text:p>465</text:p>
          </table:table-cell>
          <table:table-cell office:value-type="date" office:date-value="2010-08-29">
            <text:p>29.08.2010</text:p>
          </table:table-cell>
          <table:table-cell office:value-type="time" office:time-value="PT19H33M35S">
            <text:p>19:33:35</text:p>
          </table:table-cell>
          <table:table-cell office:value-type="float" office:value="11.2">
            <text:p>11,2</text:p>
          </table:table-cell>
          <table:table-cell table:style-name="ce12" office:value-type="float" office:value="129">
            <text:p>129</text:p>
          </table:table-cell>
          <table:table-cell office:value-type="time" office:time-value="PT01H01M43S">
            <text:p>01:01:43</text:p>
          </table:table-cell>
          <table:table-cell office:value-type="string">
            <text:p>GoudenSpar – Nordwijk – GoudenSpar</text:p>
          </table:table-cell>
          <table:table-cell table:formula="of:=SUM([.D34:.D41])" office:value-type="float" office:value="117.4">
            <text:p>117,4</text:p>
          </table:table-cell>
          <table:table-cell table:number-columns-repeated="1015"/>
        </table:table-row>
        <table:table-row table:style-name="ro2">
          <table:table-cell office:value-type="float" office:value="466">
            <text:p>466</text:p>
          </table:table-cell>
          <table:table-cell office:value-type="date" office:date-value="2010-08-30">
            <text:p>30.08.2010</text:p>
          </table:table-cell>
          <table:table-cell office:value-type="time" office:time-value="PT20H56M53S">
            <text:p>20:56:53</text:p>
          </table:table-cell>
          <table:table-cell office:value-type="float" office:value="9.8">
            <text:p>9,8</text:p>
          </table:table-cell>
          <table:table-cell table:style-name="ce12" office:value-type="float" office:value="122">
            <text:p>122</text:p>
          </table:table-cell>
          <table:table-cell office:value-type="time" office:time-value="PT00H56M38S">
            <text:p>00:56:38</text:p>
          </table:table-cell>
          <table:table-cell office:value-type="string">
            <text:p>Lilly-Runde (umgekehrt)</text:p>
          </table:table-cell>
          <table:table-cell table:number-columns-repeated="1016"/>
        </table:table-row>
        <table:table-row table:style-name="ro2">
          <table:table-cell office:value-type="float" office:value="467">
            <text:p>467</text:p>
          </table:table-cell>
          <table:table-cell office:value-type="date" office:date-value="2010-08-31">
            <text:p>31.08.2010</text:p>
          </table:table-cell>
          <table:table-cell office:value-type="time" office:time-value="PT10H38M42S">
            <text:p>10:38:42</text:p>
          </table:table-cell>
          <table:table-cell office:value-type="float" office:value="5.8">
            <text:p>5,8</text:p>
          </table:table-cell>
          <table:table-cell table:style-name="ce12" office:value-type="float" office:value="135">
            <text:p>135</text:p>
          </table:table-cell>
          <table:table-cell office:value-type="time" office:time-value="PT00H29M09S">
            <text:p>00:29:09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8-31">
            <text:p>31.08.2010</text:p>
          </table:table-cell>
          <table:table-cell office:value-type="time" office:time-value="PT13H39M10S">
            <text:p>13:39:10</text:p>
          </table:table-cell>
          <table:table-cell office:value-type="float" office:value="3.5">
            <text:p>3,5</text:p>
          </table:table-cell>
          <table:table-cell table:style-name="ce12" office:value-type="float" office:value="143">
            <text:p>143</text:p>
          </table:table-cell>
          <table:table-cell office:value-type="time" office:time-value="PT00H17M19S">
            <text:p>00:17:19</text:p>
          </table:table-cell>
          <table:table-cell office:value-type="string">
            <text:p>Büro – Kwh</text:p>
          </table:table-cell>
          <table:table-cell table:formula="of:=SUM([.D42:.D44])" office:value-type="float" office:value="19.1">
            <text:p>19,1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12"/>
          <table:table-cell table:number-columns-repeated="1018"/>
        </table:table-row>
        <table:table-row table:style-name="ro2">
          <table:table-cell table:number-columns-repeated="4"/>
          <table:table-cell table:style-name="ce12"/>
          <table:table-cell/>
          <table:table-cell table:style-name="ce18"/>
          <table:table-cell table:number-columns-repeated="1016"/>
        </table:table-row>
        <table:table-row table:style-name="ro2">
          <table:table-cell table:number-columns-repeated="4"/>
          <table:table-cell table:style-name="ce12"/>
          <table:table-cell table:number-columns-repeated="1018"/>
        </table:table-row>
        <table:table-row table:style-name="ro2">
          <table:table-cell table:number-columns-repeated="4"/>
          <table:table-cell table:style-name="ce12"/>
          <table:table-cell/>
          <table:table-cell table:style-name="ce18"/>
          <table:table-cell table:number-columns-repeated="1016"/>
        </table:table-row>
        <table:table-row table:style-name="ro2" table:number-rows-repeated="8">
          <table:table-cell table:number-columns-repeated="4"/>
          <table:table-cell table:style-name="ce12"/>
          <table:table-cell table:number-columns-repeated="1018"/>
        </table:table-row>
        <table:table-row table:style-name="ro2">
          <table:table-cell table:number-columns-repeated="4"/>
          <table:table-cell table:style-name="ce12"/>
          <table:table-cell table:number-columns-repeated="2"/>
          <table:table-cell table:formula="of:=SUM([.D57:.D57])" office:value-type="float" office:value="0">
            <text:p>0</text:p>
          </table:table-cell>
          <table:table-cell table:number-columns-repeated="1015"/>
        </table:table-row>
        <table:table-row table:style-name="ro1" table:number-rows-repeated="8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9"/>
          <table:table-cell/>
          <table:table-cell table:style-name="ce12"/>
          <table:table-cell table:number-columns-repeated="1018"/>
        </table:table-row>
        <table:table-row table:style-name="ro1" table:number-rows-repeated="21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0-07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7951.3">
            <text:p>7951,3</text:p>
          </table:table-cell>
          <table:table-cell table:style-name="ce16" table:formula="of:=SUM([.F2:.F65441])" office:value-type="time" office:time-value="PT791H37M34S">
            <text:p>23:37:34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405">
            <text:p>405</text:p>
          </table:table-cell>
          <table:table-cell table:style-name="ce17" office:value-type="date" office:date-value="2010-06-30">
            <text:p>30.06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06'.H1])" office:value-type="float" office:value="7369.9">
            <text:p>7369,9</text:p>
          </table:table-cell>
          <table:table-cell table:style-name="ce10"/>
          <table:table-cell table:style-name="ce10" table:formula="of:=SUM(['2010-06'.I1])" office:value-type="time" office:time-value="PT734H12M33S">
            <text:p>14:12:33</text:p>
          </table:table-cell>
          <table:table-cell table:style-name="ce2" office:value-type="string">
            <text:p>Übertrag 400:33:32</text:p>
          </table:table-cell>
          <table:table-cell table:style-name="ce2" table:formula="of:=SUM(['2010-06'.H50])" office:value-type="float" office:value="26.9">
            <text:p>26,9</text:p>
          </table:table-cell>
          <table:table-cell table:style-name="ce2" table:number-columns-repeated="1015"/>
        </table:table-row>
        <table:table-row table:style-name="ro2">
          <table:table-cell office:value-type="float" office:value="406">
            <text:p>406</text:p>
          </table:table-cell>
          <table:table-cell office:value-type="date" office:date-value="2010-07-01">
            <text:p>01.07.2010</text:p>
          </table:table-cell>
          <table:table-cell office:value-type="time" office:time-value="PT17H46M52S">
            <text:p>17:46:52</text:p>
          </table:table-cell>
          <table:table-cell office:value-type="float" office:value="16.7">
            <text:p>16,7</text:p>
          </table:table-cell>
          <table:table-cell table:style-name="ce12" office:value-type="float" office:value="117">
            <text:p>117</text:p>
          </table:table-cell>
          <table:table-cell office:value-type="time" office:time-value="PT01H40M54S">
            <text:p>01:40:54</text:p>
          </table:table-cell>
          <table:table-cell office:value-type="string">
            <text:p>Kwh – Zazenhausen – Mühlhausen – Hofen – MaxEyth-See – Freiberg – Rot – Zuffenhausen - Kwh</text:p>
          </table:table-cell>
          <table:table-cell table:style-name="ce2" table:number-columns-repeated="1016"/>
        </table:table-row>
        <table:table-row table:style-name="ro2">
          <table:table-cell office:value-type="float" office:value="407">
            <text:p>407</text:p>
          </table:table-cell>
          <table:table-cell office:value-type="date" office:date-value="2010-07-02">
            <text:p>02.07.2010</text:p>
          </table:table-cell>
          <table:table-cell office:value-type="time" office:time-value="PT08H45M32S">
            <text:p>08:45:32</text:p>
          </table:table-cell>
          <table:table-cell office:value-type="float" office:value="7.9">
            <text:p>7,9</text:p>
          </table:table-cell>
          <table:table-cell table:style-name="ce12" office:value-type="float" office:value="120">
            <text:p>120</text:p>
          </table:table-cell>
          <table:table-cell office:value-type="time" office:time-value="PT00H46M05S">
            <text:p>00:46:05</text:p>
          </table:table-cell>
          <table:table-cell office:value-type="string">
            <text:p>Kwh – Zazenhausen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02">
            <text:p>02.07.2010</text:p>
          </table:table-cell>
          <table:table-cell office:value-type="time" office:time-value="PT23H03M02S">
            <text:p>23:03:02</text:p>
          </table:table-cell>
          <table:table-cell office:value-type="float" office:value="8">
            <text:p>8,0</text:p>
          </table:table-cell>
          <table:table-cell table:style-name="ce12" office:value-type="string">
            <text:p>?</text:p>
          </table:table-cell>
          <table:table-cell office:value-type="time" office:time-value="PT00H56M58S">
            <text:p>00:56:58</text:p>
          </table:table-cell>
          <table:table-cell office:value-type="string">
            <text:p>Ulmer Laufnacht</text:p>
          </table:table-cell>
          <table:table-cell table:number-columns-repeated="1016"/>
        </table:table-row>
        <table:table-row table:style-name="ro2">
          <table:table-cell office:value-type="float" office:value="408">
            <text:p>408</text:p>
          </table:table-cell>
          <table:table-cell office:value-type="date" office:date-value="2010-07-03">
            <text:p>03.07.2010</text:p>
          </table:table-cell>
          <table:table-cell office:value-type="time" office:time-value="PT00H00M00S">
            <text:p>00:00:00</text:p>
          </table:table-cell>
          <table:table-cell office:value-type="float" office:value="60">
            <text:p>60,0</text:p>
          </table:table-cell>
          <table:table-cell table:style-name="ce12" office:value-type="float" office:value="118">
            <text:p>118</text:p>
          </table:table-cell>
          <table:table-cell office:value-type="time" office:time-value="PT07H34M00S">
            <text:p>07:34:00</text:p>
          </table:table-cell>
          <table:table-cell office:value-type="string">
            <text:p>Ulmer Laufnacht</text:p>
          </table:table-cell>
          <table:table-cell table:number-columns-repeated="1016"/>
        </table:table-row>
        <table:table-row table:style-name="ro2">
          <table:table-cell office:value-type="float" office:value="409">
            <text:p>409</text:p>
          </table:table-cell>
          <table:table-cell office:value-type="date" office:date-value="2010-07-04">
            <text:p>04.07.2010</text:p>
          </table:table-cell>
          <table:table-cell office:value-type="time" office:time-value="PT17H06M41S">
            <text:p>17:06:41</text:p>
          </table:table-cell>
          <table:table-cell office:value-type="float" office:value="8.6">
            <text:p>8,6</text:p>
          </table:table-cell>
          <table:table-cell table:style-name="ce12" office:value-type="float" office:value="118">
            <text:p>118</text:p>
          </table:table-cell>
          <table:table-cell office:value-type="time" office:time-value="PT00H55M31S">
            <text:p>00:55:31</text:p>
          </table:table-cell>
          <table:table-cell office:value-type="string">
            <text:p>Kwh – Zazenhausen – Zuffenhausen - Kwh</text:p>
          </table:table-cell>
          <table:table-cell table:formula="of:=SUM([.D3:.D7];[.H2])" office:value-type="float" office:value="128.1">
            <text:p>128,1</text:p>
          </table:table-cell>
          <table:table-cell table:number-columns-repeated="1015"/>
        </table:table-row>
        <table:table-row table:style-name="ro2">
          <table:table-cell office:value-type="float" office:value="410">
            <text:p>410</text:p>
          </table:table-cell>
          <table:table-cell office:value-type="date" office:date-value="2010-07-05">
            <text:p>05.07.2010</text:p>
          </table:table-cell>
          <table:table-cell office:value-type="time" office:time-value="PT19H00M47S">
            <text:p>19:00:47</text:p>
          </table:table-cell>
          <table:table-cell office:value-type="float" office:value="9">
            <text:p>9,0</text:p>
          </table:table-cell>
          <table:table-cell table:style-name="ce12" office:value-type="float" office:value="120">
            <text:p>120</text:p>
          </table:table-cell>
          <table:table-cell office:value-type="time" office:time-value="PT00H52M03S">
            <text:p>00:52:03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411">
            <text:p>411</text:p>
          </table:table-cell>
          <table:table-cell office:value-type="date" office:date-value="2010-07-06">
            <text:p>06.07.2010</text:p>
          </table:table-cell>
          <table:table-cell office:value-type="time" office:time-value="PT19H35M38S">
            <text:p>19:35:38</text:p>
          </table:table-cell>
          <table:table-cell office:value-type="float" office:value="16.3">
            <text:p>16,3</text:p>
          </table:table-cell>
          <table:table-cell table:style-name="ce12" office:value-type="float" office:value="118">
            <text:p>118</text:p>
          </table:table-cell>
          <table:table-cell office:value-type="time" office:time-value="PT01H37M26S">
            <text:p>01:37:26</text:p>
          </table:table-cell>
          <table:table-cell office:value-type="string">
            <text:p>Kwh – Mühlhausen – Hofen – MaxEythSee – Keefertal – Zuffenhausen - Kwh</text:p>
          </table:table-cell>
          <table:table-cell table:number-columns-repeated="1016"/>
        </table:table-row>
        <table:table-row table:style-name="ro2">
          <table:table-cell office:value-type="float" office:value="412">
            <text:p>412</text:p>
          </table:table-cell>
          <table:table-cell office:value-type="date" office:date-value="2010-07-07">
            <text:p>07.07.2010</text:p>
          </table:table-cell>
          <table:table-cell office:value-type="time" office:time-value="PT16H52M58S">
            <text:p>16:52:58</text:p>
          </table:table-cell>
          <table:table-cell office:value-type="float" office:value="15.8">
            <text:p>15,8</text:p>
          </table:table-cell>
          <table:table-cell table:style-name="ce12" office:value-type="float" office:value="124">
            <text:p>124</text:p>
          </table:table-cell>
          <table:table-cell office:value-type="time" office:time-value="PT01H30M16S">
            <text:p>01:30:16</text:p>
          </table:table-cell>
          <table:table-cell office:value-type="string">
            <text:p>Kwh – Zazenhausen – Mühlhausen – Burgholzhof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07">
            <text:p>07.07.2010</text:p>
          </table:table-cell>
          <table:table-cell office:value-type="time" office:time-value="PT19H33M26S">
            <text:p>19:33:26</text:p>
          </table:table-cell>
          <table:table-cell office:value-type="float" office:value="3.7">
            <text:p>3,7</text:p>
          </table:table-cell>
          <table:table-cell table:style-name="ce12" office:value-type="float" office:value="119">
            <text:p>119</text:p>
          </table:table-cell>
          <table:table-cell office:value-type="time" office:time-value="PT00H22M18S">
            <text:p>00:22:1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413">
            <text:p>413</text:p>
          </table:table-cell>
          <table:table-cell office:value-type="date" office:date-value="2010-07-08">
            <text:p>08.07.2010</text:p>
          </table:table-cell>
          <table:table-cell office:value-type="time" office:time-value="PT20H57M21S">
            <text:p>20:57:21</text:p>
          </table:table-cell>
          <table:table-cell office:value-type="float" office:value="14.8">
            <text:p>14,8</text:p>
          </table:table-cell>
          <table:table-cell table:style-name="ce12" office:value-type="float" office:value="126">
            <text:p>126</text:p>
          </table:table-cell>
          <table:table-cell office:value-type="time" office:time-value="PT01H21M35S">
            <text:p>01:21:35</text:p>
          </table:table-cell>
          <table:table-cell office:value-type="string">
            <text:p>Kwh – Zazenhausen – Mühlhausen – Burgholzhof – Zuffenhausen – Kwh</text:p>
          </table:table-cell>
          <table:table-cell table:number-columns-repeated="1016"/>
        </table:table-row>
        <table:table-row table:style-name="ro2">
          <table:table-cell office:value-type="float" office:value="414">
            <text:p>414</text:p>
          </table:table-cell>
          <table:table-cell office:value-type="date" office:date-value="2010-07-09">
            <text:p>09.07.2010</text:p>
          </table:table-cell>
          <table:table-cell office:value-type="time" office:time-value="PT12H28M24S">
            <text:p>12:28:24</text:p>
          </table:table-cell>
          <table:table-cell office:value-type="float" office:value="12.1">
            <text:p>12,1</text:p>
          </table:table-cell>
          <table:table-cell table:style-name="ce12" office:value-type="float" office:value="132">
            <text:p>132</text:p>
          </table:table-cell>
          <table:table-cell office:value-type="time" office:time-value="PT01H04M25S">
            <text:p>01:04:25</text:p>
          </table:table-cell>
          <table:table-cell table:style-name="ce18"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415">
            <text:p>415</text:p>
          </table:table-cell>
          <table:table-cell office:value-type="date" office:date-value="2010-07-10">
            <text:p>10.07.2010</text:p>
          </table:table-cell>
          <table:table-cell office:value-type="time" office:time-value="PT11H03M02S">
            <text:p>11:03:02</text:p>
          </table:table-cell>
          <table:table-cell office:value-type="float" office:value="19.1">
            <text:p>19,1</text:p>
          </table:table-cell>
          <table:table-cell table:style-name="ce12" office:value-type="float" office:value="122">
            <text:p>122</text:p>
          </table:table-cell>
          <table:table-cell office:value-type="time" office:time-value="PT01H58M00S">
            <text:p>01:58:00</text:p>
          </table:table-cell>
          <table:table-cell office:value-type="string">
            <text:p>Laufrunde bei Tengen</text:p>
          </table:table-cell>
          <table:table-cell table:number-columns-repeated="1016"/>
        </table:table-row>
        <table:table-row table:style-name="ro2">
          <table:table-cell office:value-type="float" office:value="416">
            <text:p>416</text:p>
          </table:table-cell>
          <table:table-cell office:value-type="date" office:date-value="2010-07-11">
            <text:p>11.07.2010</text:p>
          </table:table-cell>
          <table:table-cell office:value-type="time" office:time-value="PT21H34M38S">
            <text:p>21:34:38</text:p>
          </table:table-cell>
          <table:table-cell office:value-type="float" office:value="11.2">
            <text:p>11,2</text:p>
          </table:table-cell>
          <table:table-cell table:style-name="ce12" office:value-type="float" office:value="132">
            <text:p>132</text:p>
          </table:table-cell>
          <table:table-cell office:value-type="time" office:time-value="PT01H03M26S">
            <text:p>01:03:26</text:p>
          </table:table-cell>
          <table:table-cell office:value-type="string">
            <text:p>Kwh – Zazenhausen – Mühlhausen – Zazenhausen – Kwh</text:p>
          </table:table-cell>
          <table:table-cell table:formula="of:=SUM([.D8:.D15])" office:value-type="float" office:value="102">
            <text:p>102</text:p>
          </table:table-cell>
          <table:table-cell table:number-columns-repeated="1015"/>
        </table:table-row>
        <table:table-row table:style-name="ro2">
          <table:table-cell office:value-type="float" office:value="417">
            <text:p>417</text:p>
          </table:table-cell>
          <table:table-cell office:value-type="date" office:date-value="2010-07-12">
            <text:p>12.07.2010</text:p>
          </table:table-cell>
          <table:table-cell office:value-type="time" office:time-value="PT09H12M06S">
            <text:p>09:12:06</text:p>
          </table:table-cell>
          <table:table-cell office:value-type="float" office:value="11.5">
            <text:p>11,5</text:p>
          </table:table-cell>
          <table:table-cell table:style-name="ce12" office:value-type="float" office:value="131">
            <text:p>131</text:p>
          </table:table-cell>
          <table:table-cell office:value-type="time" office:time-value="PT00H58M03S">
            <text:p>00:58:03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418">
            <text:p>418</text:p>
          </table:table-cell>
          <table:table-cell office:value-type="date" office:date-value="2010-07-13">
            <text:p>13.07.2010</text:p>
          </table:table-cell>
          <table:table-cell office:value-type="time" office:time-value="PT17H56M07S">
            <text:p>17:56:07</text:p>
          </table:table-cell>
          <table:table-cell office:value-type="float" office:value="4.1">
            <text:p>4,1</text:p>
          </table:table-cell>
          <table:table-cell table:style-name="ce12" office:value-type="float" office:value="127">
            <text:p>127</text:p>
          </table:table-cell>
          <table:table-cell office:value-type="time" office:time-value="PT00H22M51S">
            <text:p>00:22:5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13">
            <text:p>13.07.2010</text:p>
          </table:table-cell>
          <table:table-cell office:value-type="time" office:time-value="PT20H00M23S">
            <text:p>20:00:23</text:p>
          </table:table-cell>
          <table:table-cell office:value-type="float" office:value="18.5">
            <text:p>18,5</text:p>
          </table:table-cell>
          <table:table-cell table:style-name="ce12" office:value-type="float" office:value="118">
            <text:p>118</text:p>
          </table:table-cell>
          <table:table-cell office:value-type="time" office:time-value="PT01H48M14S">
            <text:p>01:48:14</text:p>
          </table:table-cell>
          <table:table-cell office:value-type="string">
            <text:p>Büro – StadtwaldRunde – Schlotwiese – Korntal – Kallenberg – Stammheim - Kwh</text:p>
          </table:table-cell>
          <table:table-cell table:number-columns-repeated="1016"/>
        </table:table-row>
        <table:table-row table:style-name="ro2">
          <table:table-cell office:value-type="float" office:value="419">
            <text:p>419</text:p>
          </table:table-cell>
          <table:table-cell office:value-type="date" office:date-value="2010-07-14">
            <text:p>14.07.2010</text:p>
          </table:table-cell>
          <table:table-cell office:value-type="time" office:time-value="PT09H16M00S">
            <text:p>09:16:00</text:p>
          </table:table-cell>
          <table:table-cell office:value-type="float" office:value="29.6">
            <text:p>29,6</text:p>
          </table:table-cell>
          <table:table-cell table:style-name="ce12" office:value-type="float" office:value="135">
            <text:p>135</text:p>
          </table:table-cell>
          <table:table-cell office:value-type="time" office:time-value="PT02H54M51S">
            <text:p>02:54:51</text:p>
          </table:table-cell>
          <table:table-cell office:value-type="string">
            <text:p>Kwh – Zazenhausen – Mühlhausen – Münster – BadCannstatt – Hauptbahnhof – Leuze – Pragsattel - Kwh</text:p>
          </table:table-cell>
          <table:table-cell table:number-columns-repeated="1016"/>
        </table:table-row>
        <table:table-row table:style-name="ro2">
          <table:table-cell office:value-type="float" office:value="420">
            <text:p>420</text:p>
          </table:table-cell>
          <table:table-cell office:value-type="date" office:date-value="2010-07-15">
            <text:p>15.07.2010</text:p>
          </table:table-cell>
          <table:table-cell office:value-type="time" office:time-value="PT10H12M51S">
            <text:p>10:12:51</text:p>
          </table:table-cell>
          <table:table-cell office:value-type="float" office:value="6.1">
            <text:p>6,1</text:p>
          </table:table-cell>
          <table:table-cell table:style-name="ce12" office:value-type="float" office:value="122">
            <text:p>122</text:p>
          </table:table-cell>
          <table:table-cell office:value-type="time" office:time-value="PT00H35M34S">
            <text:p>00:35:34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15">
            <text:p>15.07.2010</text:p>
          </table:table-cell>
          <table:table-cell office:value-type="time" office:time-value="PT11H40M37S">
            <text:p>11:40:37</text:p>
          </table:table-cell>
          <table:table-cell office:value-type="float" office:value="3.6">
            <text:p>3,6</text:p>
          </table:table-cell>
          <table:table-cell table:style-name="ce12" office:value-type="float" office:value="122">
            <text:p>122</text:p>
          </table:table-cell>
          <table:table-cell office:value-type="time" office:time-value="PT00H19M42S">
            <text:p>00:19:42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15">
            <text:p>15.07.2010</text:p>
          </table:table-cell>
          <table:table-cell office:value-type="time" office:time-value="PT21H31M02S">
            <text:p>21:31:02</text:p>
          </table:table-cell>
          <table:table-cell office:value-type="float" office:value="9">
            <text:p>9,0</text:p>
          </table:table-cell>
          <table:table-cell table:style-name="ce12" office:value-type="float" office:value="116">
            <text:p>116</text:p>
          </table:table-cell>
          <table:table-cell office:value-type="time" office:time-value="PT00H52M46S">
            <text:p>00:52:46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office:value-type="float" office:value="421">
            <text:p>421</text:p>
          </table:table-cell>
          <table:table-cell office:value-type="date" office:date-value="2010-07-16">
            <text:p>16.07.2010</text:p>
          </table:table-cell>
          <table:table-cell office:value-type="time" office:time-value="PT08H25M50S">
            <text:p>08:25:50</text:p>
          </table:table-cell>
          <table:table-cell office:value-type="float" office:value="10.6">
            <text:p>10,6</text:p>
          </table:table-cell>
          <table:table-cell table:style-name="ce12" office:value-type="float" office:value="125">
            <text:p>125</text:p>
          </table:table-cell>
          <table:table-cell office:value-type="time" office:time-value="PT00H58M55S">
            <text:p>00:58:55</text:p>
          </table:table-cell>
          <table:table-cell office:value-type="string">
            <text:p>Lilly-Runde (umgekehrt)</text:p>
          </table:table-cell>
          <table:table-cell table:number-columns-repeated="1016"/>
        </table:table-row>
        <table:table-row table:style-name="ro2">
          <table:table-cell office:value-type="float" office:value="422">
            <text:p>422</text:p>
          </table:table-cell>
          <table:table-cell office:value-type="date" office:date-value="2010-07-17">
            <text:p>17.07.2010</text:p>
          </table:table-cell>
          <table:table-cell office:value-type="time" office:time-value="PT18H27M57S">
            <text:p>18:27:57</text:p>
          </table:table-cell>
          <table:table-cell office:value-type="float" office:value="21.8">
            <text:p>21,8</text:p>
          </table:table-cell>
          <table:table-cell table:style-name="ce12" office:value-type="float" office:value="120">
            <text:p>120</text:p>
          </table:table-cell>
          <table:table-cell office:value-type="time" office:time-value="PT02H04M20S">
            <text:p>02:04:20</text:p>
          </table:table-cell>
          <table:table-cell office:value-type="string">
            <text:p>Kwh – Zazenhausen – Freiberg – MaxEythSee – Aldingen – Pattonville - Kwh</text:p>
          </table:table-cell>
          <table:table-cell table:number-columns-repeated="1016"/>
        </table:table-row>
        <table:table-row table:style-name="ro2">
          <table:table-cell office:value-type="float" office:value="423">
            <text:p>423</text:p>
          </table:table-cell>
          <table:table-cell office:value-type="date" office:date-value="2010-07-18">
            <text:p>18.07.2010</text:p>
          </table:table-cell>
          <table:table-cell office:value-type="time" office:time-value="PT10H32M45S">
            <text:p>10:32:45</text:p>
          </table:table-cell>
          <table:table-cell office:value-type="float" office:value="1.6">
            <text:p>1,6</text:p>
          </table:table-cell>
          <table:table-cell table:style-name="ce12" office:value-type="float" office:value="124">
            <text:p>124</text:p>
          </table:table-cell>
          <table:table-cell office:value-type="time" office:time-value="PT00H09M08S">
            <text:p>00:09:08</text:p>
          </table:table-cell>
          <table:table-cell office:value-type="string">
            <text:p>Kwh – Bhf</text:p>
          </table:table-cell>
          <table:table-cell table:number-columns-repeated="1016"/>
        </table:table-row>
        <table:table-row table:style-name="ro2">
          <table:table-cell office:value-type="string">
            <text:p>--</text:p>
          </table:table-cell>
          <table:table-cell office:value-type="date" office:date-value="2010-07-18">
            <text:p>18.07.2010</text:p>
          </table:table-cell>
          <table:table-cell office:value-type="time" office:time-value="PT11H11M05S">
            <text:p>11:11:05</text:p>
          </table:table-cell>
          <table:table-cell office:value-type="float" office:value="34.1">
            <text:p>34,1</text:p>
          </table:table-cell>
          <table:table-cell table:style-name="ce12" office:value-type="float" office:value="131">
            <text:p>131</text:p>
          </table:table-cell>
          <table:table-cell office:value-type="time" office:time-value="PT03H26M41S">
            <text:p>03:26:41</text:p>
          </table:table-cell>
          <table:table-cell office:value-type="string">
            <text:p>Marbach – Bottwartal – Löwenstein - BreitenauerSee</text:p>
          </table:table-cell>
          <table:table-cell table:formula="of:=SUM([.D16:.D26])" office:value-type="float" office:value="150.5">
            <text:p>150,5</text:p>
          </table:table-cell>
          <table:table-cell table:number-columns-repeated="1015"/>
        </table:table-row>
        <table:table-row table:style-name="ro2">
          <table:table-cell office:value-type="float" office:value="424">
            <text:p>424</text:p>
          </table:table-cell>
          <table:table-cell office:value-type="date" office:date-value="2010-07-19">
            <text:p>19.07.2010</text:p>
          </table:table-cell>
          <table:table-cell office:value-type="time" office:time-value="PT22H20M44S">
            <text:p>22:20:44</text:p>
          </table:table-cell>
          <table:table-cell office:value-type="float" office:value="7.9">
            <text:p>7,9</text:p>
          </table:table-cell>
          <table:table-cell table:style-name="ce12" office:value-type="float" office:value="118">
            <text:p>118</text:p>
          </table:table-cell>
          <table:table-cell office:value-type="time" office:time-value="PT00H45M05S">
            <text:p>00:45:05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425">
            <text:p>425</text:p>
          </table:table-cell>
          <table:table-cell office:value-type="date" office:date-value="2010-07-20">
            <text:p>20.07.2010</text:p>
          </table:table-cell>
          <table:table-cell office:value-type="time" office:time-value="PT18H40M15S">
            <text:p>18:40:15</text:p>
          </table:table-cell>
          <table:table-cell office:value-type="float" office:value="21.9">
            <text:p>21,9</text:p>
          </table:table-cell>
          <table:table-cell table:style-name="ce12" office:value-type="float" office:value="117">
            <text:p>117</text:p>
          </table:table-cell>
          <table:table-cell office:value-type="time" office:time-value="PT02H03M47S">
            <text:p>02:03:47</text:p>
          </table:table-cell>
          <table:table-cell office:value-type="string">
            <text:p>Kwh – Ludwigsburg – Monrepos – Eglosheim – Solitudeallee - Kwh</text:p>
          </table:table-cell>
          <table:table-cell table:number-columns-repeated="1016"/>
        </table:table-row>
        <table:table-row table:style-name="ro2">
          <table:table-cell office:value-type="float" office:value="426">
            <text:p>426</text:p>
          </table:table-cell>
          <table:table-cell office:value-type="date" office:date-value="2010-07-21">
            <text:p>21.07.2010</text:p>
          </table:table-cell>
          <table:table-cell office:value-type="time" office:time-value="PT09H20M36S">
            <text:p>09:20:36</text:p>
          </table:table-cell>
          <table:table-cell office:value-type="float" office:value="4">
            <text:p>4,0</text:p>
          </table:table-cell>
          <table:table-cell table:style-name="ce12" office:value-type="float" office:value="125">
            <text:p>125</text:p>
          </table:table-cell>
          <table:table-cell office:value-type="time" office:time-value="PT00H23M42S">
            <text:p>00:23:42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21">
            <text:p>21.07.2010</text:p>
          </table:table-cell>
          <table:table-cell office:value-type="time" office:time-value="PT12H17M15S">
            <text:p>12:17:15</text:p>
          </table:table-cell>
          <table:table-cell office:value-type="float" office:value="3.6">
            <text:p>3,6</text:p>
          </table:table-cell>
          <table:table-cell table:style-name="ce12" office:value-type="float" office:value="116">
            <text:p>116</text:p>
          </table:table-cell>
          <table:table-cell office:value-type="time" office:time-value="PT00H22M20S">
            <text:p>00:22:2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427">
            <text:p>427</text:p>
          </table:table-cell>
          <table:table-cell office:value-type="date" office:date-value="2010-07-22">
            <text:p>22.07.2010</text:p>
          </table:table-cell>
          <table:table-cell office:value-type="time" office:time-value="PT07H58M28S">
            <text:p>07:58:28</text:p>
          </table:table-cell>
          <table:table-cell office:value-type="float" office:value="4">
            <text:p>4,0</text:p>
          </table:table-cell>
          <table:table-cell table:style-name="ce12" office:value-type="string">
            <text:p>-</text:p>
          </table:table-cell>
          <table:table-cell office:value-type="time" office:time-value="PT00H24M13S">
            <text:p>00:24:1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22">
            <text:p>22.07.2010</text:p>
          </table:table-cell>
          <table:table-cell office:value-type="time" office:time-value="PT13H40M32S">
            <text:p>13:40:32</text:p>
          </table:table-cell>
          <table:table-cell office:value-type="float" office:value="3.8">
            <text:p>3,8</text:p>
          </table:table-cell>
          <table:table-cell table:style-name="ce12" office:value-type="float" office:value="116">
            <text:p>116</text:p>
          </table:table-cell>
          <table:table-cell office:value-type="time" office:time-value="PT00H21M26S">
            <text:p>00:21:2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22">
            <text:p>22.07.2010</text:p>
          </table:table-cell>
          <table:table-cell office:value-type="time" office:time-value="PT19H50M38S">
            <text:p>19:50:38</text:p>
          </table:table-cell>
          <table:table-cell office:value-type="float" office:value="10.5">
            <text:p>10,5</text:p>
          </table:table-cell>
          <table:table-cell table:style-name="ce12" office:value-type="float" office:value="114">
            <text:p>114</text:p>
          </table:table-cell>
          <table:table-cell office:value-type="time" office:time-value="PT01H02M32S">
            <text:p>01:02:32</text:p>
          </table:table-cell>
          <table:table-cell office:value-type="string">
            <text:p>Lilly-Runde</text:p>
          </table:table-cell>
          <table:table-cell table:number-columns-repeated="1016"/>
        </table:table-row>
        <table:table-row table:style-name="ro2">
          <table:table-cell office:value-type="float" office:value="428">
            <text:p>428</text:p>
          </table:table-cell>
          <table:table-cell office:value-type="date" office:date-value="2010-07-23">
            <text:p>23.07.2010</text:p>
          </table:table-cell>
          <table:table-cell office:value-type="time" office:time-value="PT18H40M23S">
            <text:p>18:40:23</text:p>
          </table:table-cell>
          <table:table-cell office:value-type="float" office:value="21">
            <text:p>21,0</text:p>
          </table:table-cell>
          <table:table-cell table:style-name="ce12" office:value-type="float" office:value="112">
            <text:p>112</text:p>
          </table:table-cell>
          <table:table-cell office:value-type="time" office:time-value="PT01H56M49S">
            <text:p>01:56:49</text:p>
          </table:table-cell>
          <table:table-cell office:value-type="string">
            <text:p>Kwh – Zazenhausen – Mühlhausen – Öffingen – Münster – MaxEythSee – Keefertal – Rot – Zuffenhausen - KWh</text:p>
          </table:table-cell>
          <table:table-cell table:number-columns-repeated="1016"/>
        </table:table-row>
        <table:table-row table:style-name="ro2">
          <table:table-cell office:value-type="float" office:value="429">
            <text:p>429</text:p>
          </table:table-cell>
          <table:table-cell office:value-type="date" office:date-value="2010-07-24">
            <text:p>24.07.2010</text:p>
          </table:table-cell>
          <table:table-cell office:value-type="time" office:time-value="PT12H19M02S">
            <text:p>12:19:02</text:p>
          </table:table-cell>
          <table:table-cell office:value-type="float" office:value="20.2">
            <text:p>20,2</text:p>
          </table:table-cell>
          <table:table-cell table:style-name="ce12" office:value-type="float" office:value="143">
            <text:p>143</text:p>
          </table:table-cell>
          <table:table-cell office:value-type="time" office:time-value="PT01H38M38S">
            <text:p>01:38:38</text:p>
          </table:table-cell>
          <table:table-cell office:value-type="string">
            <text:p>Kwh – Zazenhausen – Mühlhausen – Öffingen – Münster – MaxEythSee – Keefertal – Rot – Zuffenhausen - KWh</text:p>
          </table:table-cell>
          <table:table-cell table:number-columns-repeated="1016"/>
        </table:table-row>
        <table:table-row table:style-name="ro2">
          <table:table-cell office:value-type="float" office:value="430">
            <text:p>430</text:p>
          </table:table-cell>
          <table:table-cell office:value-type="date" office:date-value="2010-07-25">
            <text:p>25.07.2010</text:p>
          </table:table-cell>
          <table:table-cell office:value-type="time" office:time-value="PT10H25M35S">
            <text:p>10:25:35</text:p>
          </table:table-cell>
          <table:table-cell office:value-type="float" office:value="7.4">
            <text:p>7,4</text:p>
          </table:table-cell>
          <table:table-cell table:style-name="ce12" office:value-type="float" office:value="120">
            <text:p>120</text:p>
          </table:table-cell>
          <table:table-cell office:value-type="time" office:time-value="PT00H41M37S">
            <text:p>00:41:37</text:p>
          </table:table-cell>
          <table:table-cell office:value-type="string">
            <text:p>Kwh – Zazenhausen – Mühlhausen - MaxEythSee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25">
            <text:p>25.07.2010</text:p>
          </table:table-cell>
          <table:table-cell office:value-type="time" office:time-value="PT12H08M26S">
            <text:p>12:08:26</text:p>
          </table:table-cell>
          <table:table-cell office:value-type="float" office:value="7.4">
            <text:p>7,4</text:p>
          </table:table-cell>
          <table:table-cell table:style-name="ce12" office:value-type="float" office:value="121">
            <text:p>121</text:p>
          </table:table-cell>
          <table:table-cell office:value-type="time" office:time-value="PT00H45M37S">
            <text:p>00:45:37</text:p>
          </table:table-cell>
          <table:table-cell office:value-type="string">
            <text:p>MaxEythSee – Hofen – Mühlhausen – Zazenhausen - Kwh</text:p>
          </table:table-cell>
          <table:table-cell table:formula="of:=SUM([.D27:.D37])" office:value-type="float" office:value="111.7">
            <text:p>111,7</text:p>
          </table:table-cell>
          <table:table-cell table:number-columns-repeated="1015"/>
        </table:table-row>
        <table:table-row table:style-name="ro2">
          <table:table-cell office:value-type="float" office:value="431">
            <text:p>431</text:p>
          </table:table-cell>
          <table:table-cell office:value-type="date" office:date-value="2010-07-26">
            <text:p>26.07.2010</text:p>
          </table:table-cell>
          <table:table-cell office:value-type="time" office:time-value="PT21H31M59S">
            <text:p>21:31:59</text:p>
          </table:table-cell>
          <table:table-cell office:value-type="float" office:value="5.7">
            <text:p>5,7</text:p>
          </table:table-cell>
          <table:table-cell table:style-name="ce12" office:value-type="float" office:value="127">
            <text:p>127</text:p>
          </table:table-cell>
          <table:table-cell office:value-type="time" office:time-value="PT00H31M19S">
            <text:p>00:31:19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float" office:value="432">
            <text:p>432</text:p>
          </table:table-cell>
          <table:table-cell office:value-type="date" office:date-value="2010-07-27">
            <text:p>27.07.2010</text:p>
          </table:table-cell>
          <table:table-cell office:value-type="time" office:time-value="PT09H17M27S">
            <text:p>09:17:27</text:p>
          </table:table-cell>
          <table:table-cell office:value-type="float" office:value="5.5">
            <text:p>5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31M47S">
            <text:p>00:31:47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27">
            <text:p>27.07.2010</text:p>
          </table:table-cell>
          <table:table-cell office:value-type="time" office:time-value="PT10H40M21S">
            <text:p>10:40:21</text:p>
          </table:table-cell>
          <table:table-cell office:value-type="float" office:value="4.8">
            <text:p>4,8</text:p>
          </table:table-cell>
          <table:table-cell table:style-name="ce12" office:value-type="float" office:value="120">
            <text:p>120</text:p>
          </table:table-cell>
          <table:table-cell office:value-type="time" office:time-value="PT00H25M24S">
            <text:p>00:25:2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27">
            <text:p>27.07.2010</text:p>
          </table:table-cell>
          <table:table-cell office:value-type="time" office:time-value="PT19H55M00S">
            <text:p>19:55:00</text:p>
          </table:table-cell>
          <table:table-cell office:value-type="float" office:value="14.7">
            <text:p>14,7</text:p>
          </table:table-cell>
          <table:table-cell table:style-name="ce12" office:value-type="float" office:value="118">
            <text:p>118</text:p>
          </table:table-cell>
          <table:table-cell office:value-type="time" office:time-value="PT01H22M58S">
            <text:p>01:22:58</text:p>
          </table:table-cell>
          <table:table-cell office:value-type="string">
            <text:p>Kwh – Stammheim – SolutideAllee - Kwh</text:p>
          </table:table-cell>
          <table:table-cell table:number-columns-repeated="1016"/>
        </table:table-row>
        <table:table-row table:style-name="ro2">
          <table:table-cell office:value-type="float" office:value="433">
            <text:p>433</text:p>
          </table:table-cell>
          <table:table-cell office:value-type="date" office:date-value="2010-07-28">
            <text:p>28.07.2010</text:p>
          </table:table-cell>
          <table:table-cell office:value-type="time" office:time-value="PT16H57M34S">
            <text:p>16:57:34</text:p>
          </table:table-cell>
          <table:table-cell office:value-type="float" office:value="23.1">
            <text:p>23,1</text:p>
          </table:table-cell>
          <table:table-cell table:style-name="ce12" office:value-type="float" office:value="112">
            <text:p>112</text:p>
          </table:table-cell>
          <table:table-cell office:value-type="time" office:time-value="PT02H09M04S">
            <text:p>02:09:04</text:p>
          </table:table-cell>
          <table:table-cell office:value-type="string">
            <text:p>Kwh – Pattonville – Aldingen – Mühlhausen – Zazenhausen - Kwh</text:p>
          </table:table-cell>
          <table:table-cell table:number-columns-repeated="1016"/>
        </table:table-row>
        <table:table-row table:style-name="ro2">
          <table:table-cell office:value-type="float" office:value="434">
            <text:p>434</text:p>
          </table:table-cell>
          <table:table-cell office:value-type="date" office:date-value="2010-07-29">
            <text:p>29.07.2010</text:p>
          </table:table-cell>
          <table:table-cell office:value-type="time" office:time-value="PT17H45M57S">
            <text:p>17:45:57</text:p>
          </table:table-cell>
          <table:table-cell office:value-type="float" office:value="22.6">
            <text:p>22,6</text:p>
          </table:table-cell>
          <table:table-cell table:style-name="ce12" office:value-type="float" office:value="121">
            <text:p>121</text:p>
          </table:table-cell>
          <table:table-cell office:value-type="time" office:time-value="PT02H02M35S">
            <text:p>02:02:35</text:p>
          </table:table-cell>
          <table:table-cell office:value-type="string">
            <text:p>Kwh – Zazenhausen – Mühlhausen – BadCannstatt – Pragsattel – Zuffenhausen - Kwh</text:p>
          </table:table-cell>
          <table:table-cell table:number-columns-repeated="1016"/>
        </table:table-row>
        <table:table-row table:style-name="ro2">
          <table:table-cell office:value-type="float" office:value="435">
            <text:p>435</text:p>
          </table:table-cell>
          <table:table-cell office:value-type="date" office:date-value="2010-07-30">
            <text:p>30.07.2010</text:p>
          </table:table-cell>
          <table:table-cell office:value-type="time" office:time-value="PT10H24M52S">
            <text:p>10:24:52</text:p>
          </table:table-cell>
          <table:table-cell office:value-type="float" office:value="5.9">
            <text:p>5,9</text:p>
          </table:table-cell>
          <table:table-cell table:style-name="ce12" office:value-type="float" office:value="126">
            <text:p>126</text:p>
          </table:table-cell>
          <table:table-cell office:value-type="time" office:time-value="PT00H33M24S">
            <text:p>00:33:24</text:p>
          </table:table-cell>
          <table:table-cell office:value-type="string">
            <text:p>Kwh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30">
            <text:p>30.07.2010</text:p>
          </table:table-cell>
          <table:table-cell office:value-type="time" office:time-value="PT11H26M16S">
            <text:p>11:26:16</text:p>
          </table:table-cell>
          <table:table-cell office:value-type="float" office:value="7.1">
            <text:p>7,1</text:p>
          </table:table-cell>
          <table:table-cell table:style-name="ce12" office:value-type="float" office:value="121">
            <text:p>121</text:p>
          </table:table-cell>
          <table:table-cell office:value-type="time" office:time-value="PT00H38M49S">
            <text:p>00:38:49</text:p>
          </table:table-cell>
          <table:table-cell office:value-type="string">
            <text:p>Büro – Stammheim - Kwh</text:p>
          </table:table-cell>
          <table:table-cell table:number-columns-repeated="1016"/>
        </table:table-row>
        <table:table-row table:style-name="ro2">
          <table:table-cell office:value-type="float" office:value="436">
            <text:p>436</text:p>
          </table:table-cell>
          <table:table-cell office:value-type="date" office:date-value="2010-07-31">
            <text:p>31.07.2010</text:p>
          </table:table-cell>
          <table:table-cell office:value-type="time" office:time-value="PT11H52M56S">
            <text:p>11:52:56</text:p>
          </table:table-cell>
          <table:table-cell office:value-type="float" office:value="12.2">
            <text:p>12,2</text:p>
          </table:table-cell>
          <table:table-cell table:style-name="ce12" office:value-type="float" office:value="132">
            <text:p>132</text:p>
          </table:table-cell>
          <table:table-cell office:value-type="time" office:time-value="PT01H07M59S">
            <text:p>01:07:59</text:p>
          </table:table-cell>
          <table:table-cell table:style-name="ce18" office:value-type="string">
            <text:p>Kwh – Zazenhausen – Mühlhausen – Sonnenhof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31">
            <text:p>31.07.2010</text:p>
          </table:table-cell>
          <table:table-cell office:value-type="time" office:time-value="PT20H30M36S">
            <text:p>20:30:36</text:p>
          </table:table-cell>
          <table:table-cell office:value-type="float" office:value="10.5">
            <text:p>10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58M50S">
            <text:p>00:58:50</text:p>
          </table:table-cell>
          <table:table-cell office:value-type="string">
            <text:p>Kwh – Zazenhausen – Mönchfeld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7-31">
            <text:p>31.07.2010</text:p>
          </table:table-cell>
          <table:table-cell office:value-type="time" office:time-value="PT21H41M42S">
            <text:p>21:41:42</text:p>
          </table:table-cell>
          <table:table-cell office:value-type="float" office:value="3.9">
            <text:p>3,9</text:p>
          </table:table-cell>
          <table:table-cell table:style-name="ce12" office:value-type="float" office:value="112">
            <text:p>112</text:p>
          </table:table-cell>
          <table:table-cell office:value-type="time" office:time-value="PT00H23M04S">
            <text:p>00:23:04</text:p>
          </table:table-cell>
          <table:table-cell table:style-name="ce18" office:value-type="string">
            <text:p>Büro – Kwh</text:p>
          </table:table-cell>
          <table:table-cell table:formula="of:=SUM([.D38:.D48])" office:value-type="float" office:value="116">
            <text:p>116</text:p>
          </table:table-cell>
          <table:table-cell table:number-columns-repeated="1015"/>
        </table:table-row>
        <table:table-row table:style-name="ro2" table:number-rows-repeated="8">
          <table:table-cell table:number-columns-repeated="4"/>
          <table:table-cell table:style-name="ce12"/>
          <table:table-cell table:number-columns-repeated="1018"/>
        </table:table-row>
        <table:table-row table:style-name="ro2">
          <table:table-cell table:number-columns-repeated="4"/>
          <table:table-cell table:style-name="ce12"/>
          <table:table-cell table:number-columns-repeated="2"/>
          <table:table-cell table:formula="of:=SUM([.D57:.D57])" office:value-type="float" office:value="0">
            <text:p>0</text:p>
          </table:table-cell>
          <table:table-cell table:number-columns-repeated="1015"/>
        </table:table-row>
        <table:table-row table:style-name="ro1" table:number-rows-repeated="8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9"/>
          <table:table-cell/>
          <table:table-cell table:style-name="ce12"/>
          <table:table-cell table:number-columns-repeated="1018"/>
        </table:table-row>
        <table:table-row table:style-name="ro1" table:number-rows-repeated="21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0-06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7369.9">
            <text:p>7369,9</text:p>
          </table:table-cell>
          <table:table-cell table:style-name="ce16" table:formula="of:=SUM([.F2:.F65441])" office:value-type="time" office:time-value="PT734H12M33S">
            <text:p>14:12:33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375">
            <text:p>375</text:p>
          </table:table-cell>
          <table:table-cell table:style-name="ce17" office:value-type="date" office:date-value="2010-05-31">
            <text:p>31.05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05'.H1])" office:value-type="float" office:value="6783.1">
            <text:p>6783,1</text:p>
          </table:table-cell>
          <table:table-cell table:style-name="ce10"/>
          <table:table-cell table:style-name="ce10" table:formula="of:=SUM(['2010-05'.I1])" office:value-type="time" office:time-value="PT677H45M30S">
            <text:p>05:45:30</text:p>
          </table:table-cell>
          <table:table-cell table:style-name="ce2" office:value-type="string">
            <text:p>Übertrag 400:33:32</text:p>
          </table:table-cell>
          <table:table-cell table:style-name="ce2" table:formula="of:=SUM(['2010-05'.H57])" office:value-type="float" office:value="22">
            <text:p>22</text:p>
          </table:table-cell>
          <table:table-cell table:style-name="ce2" table:number-columns-repeated="1015"/>
        </table:table-row>
        <table:table-row table:style-name="ro2">
          <table:table-cell office:value-type="float" office:value="376">
            <text:p>376</text:p>
          </table:table-cell>
          <table:table-cell office:value-type="date" office:date-value="2010-06-01">
            <text:p>01.06.2010</text:p>
          </table:table-cell>
          <table:table-cell office:value-type="time" office:time-value="PT11H17M01S">
            <text:p>11:17:01</text:p>
          </table:table-cell>
          <table:table-cell office:value-type="float" office:value="11.7">
            <text:p>11,7</text:p>
          </table:table-cell>
          <table:table-cell table:style-name="ce12" office:value-type="float" office:value="118">
            <text:p>118</text:p>
          </table:table-cell>
          <table:table-cell office:value-type="time" office:time-value="PT01H29M25S">
            <text:p>01:29:25</text:p>
          </table:table-cell>
          <table:table-cell office:value-type="string">
            <text:p>Garda: Moniga – Padenghe – Monte – Moniga</text:p>
          </table:table-cell>
          <table:table-cell table:style-name="ce2" table:number-columns-repeated="1016"/>
        </table:table-row>
        <table:table-row table:style-name="ro2">
          <table:table-cell office:value-type="float" office:value="377">
            <text:p>377</text:p>
          </table:table-cell>
          <table:table-cell office:value-type="date" office:date-value="2010-06-02">
            <text:p>02.06.2010</text:p>
          </table:table-cell>
          <table:table-cell office:value-type="time" office:time-value="PT10H23M58S">
            <text:p>10:23:58</text:p>
          </table:table-cell>
          <table:table-cell office:value-type="float" office:value="18.9">
            <text:p>18,9</text:p>
          </table:table-cell>
          <table:table-cell table:style-name="ce12" office:value-type="float" office:value="124">
            <text:p>124</text:p>
          </table:table-cell>
          <table:table-cell office:value-type="time" office:time-value="PT01H59M10S">
            <text:p>01:59:10</text:p>
          </table:table-cell>
          <table:table-cell office:value-type="string">
            <text:p>Garda: Moniga – Padenghe – Polpenazze – Moniga</text:p>
          </table:table-cell>
          <table:table-cell table:number-columns-repeated="1016"/>
        </table:table-row>
        <table:table-row table:style-name="ro2">
          <table:table-cell office:value-type="float" office:value="378">
            <text:p>378</text:p>
          </table:table-cell>
          <table:table-cell office:value-type="date" office:date-value="2010-06-03">
            <text:p>03.06.2010</text:p>
          </table:table-cell>
          <table:table-cell office:value-type="time" office:time-value="PT10H18M36S">
            <text:p>10:18:36</text:p>
          </table:table-cell>
          <table:table-cell office:value-type="float" office:value="16.8">
            <text:p>16,8</text:p>
          </table:table-cell>
          <table:table-cell table:style-name="ce12" office:value-type="float" office:value="128">
            <text:p>128</text:p>
          </table:table-cell>
          <table:table-cell office:value-type="time" office:time-value="PT01H36M48S">
            <text:p>01:36:48</text:p>
          </table:table-cell>
          <table:table-cell office:value-type="string">
            <text:p>Garda: Moniga – Polpenazze – Lago L. - Soiano - Moniga</text:p>
          </table:table-cell>
          <table:table-cell table:number-columns-repeated="1016"/>
        </table:table-row>
        <table:table-row table:style-name="ro2">
          <table:table-cell office:value-type="float" office:value="379">
            <text:p>379</text:p>
          </table:table-cell>
          <table:table-cell office:value-type="date" office:date-value="2010-06-04">
            <text:p>04.06.2010</text:p>
          </table:table-cell>
          <table:table-cell office:value-type="time" office:time-value="PT10H15M04S">
            <text:p>10:15:04</text:p>
          </table:table-cell>
          <table:table-cell office:value-type="float" office:value="16.8">
            <text:p>16,8</text:p>
          </table:table-cell>
          <table:table-cell table:style-name="ce12" office:value-type="float" office:value="128">
            <text:p>128</text:p>
          </table:table-cell>
          <table:table-cell office:value-type="time" office:time-value="PT01H39M36S">
            <text:p>01:39:36</text:p>
          </table:table-cell>
          <table:table-cell office:value-type="string">
            <text:p>Garda: Moniga – Padenghe – Lonato – Padenghe – Soiano – Moniga</text:p>
          </table:table-cell>
          <table:table-cell table:number-columns-repeated="1016"/>
        </table:table-row>
        <table:table-row table:style-name="ro2">
          <table:table-cell office:value-type="float" office:value="380">
            <text:p>380</text:p>
          </table:table-cell>
          <table:table-cell office:value-type="date" office:date-value="2010-06-05">
            <text:p>05.06.2010</text:p>
          </table:table-cell>
          <table:table-cell office:value-type="time" office:time-value="PT18H08M54S">
            <text:p>18:08:54</text:p>
          </table:table-cell>
          <table:table-cell office:value-type="float" office:value="18.5">
            <text:p>18,5</text:p>
          </table:table-cell>
          <table:table-cell table:style-name="ce12" office:value-type="float" office:value="138">
            <text:p>138</text:p>
          </table:table-cell>
          <table:table-cell office:value-type="time" office:time-value="PT01H35M28S">
            <text:p>01:35:28</text:p>
          </table:table-cell>
          <table:table-cell office:value-type="string">
            <text:p>Kwh – Zazenhausen – Mühlhausen – Burgholzhof – Pragsattel – Zuffenhausen – Zazenhausen - Kwh</text:p>
          </table:table-cell>
          <table:table-cell table:number-columns-repeated="1016"/>
        </table:table-row>
        <table:table-row table:style-name="ro2">
          <table:table-cell office:value-type="float" office:value="381">
            <text:p>381</text:p>
          </table:table-cell>
          <table:table-cell office:value-type="date" office:date-value="2010-06-06">
            <text:p>06.06.2010</text:p>
          </table:table-cell>
          <table:table-cell office:value-type="time" office:time-value="PT19H33M00S">
            <text:p>19:33:00</text:p>
          </table:table-cell>
          <table:table-cell office:value-type="float" office:value="17.7">
            <text:p>17,7</text:p>
          </table:table-cell>
          <table:table-cell table:style-name="ce12" office:value-type="float" office:value="137">
            <text:p>137</text:p>
          </table:table-cell>
          <table:table-cell office:value-type="time" office:time-value="PT01H25M16S">
            <text:p>01:25:16</text:p>
          </table:table-cell>
          <table:table-cell office:value-type="string">
            <text:p>Kwh – Zazenhausen – Mühlhausen – MaxEythSee (2) – Hofen – Mühlhausen – Zazenhausen – Kwh</text:p>
          </table:table-cell>
          <table:table-cell table:formula="of:=SUM([.D3:.D8];[.H2])" office:value-type="float" office:value="122.4">
            <text:p>122,4</text:p>
          </table:table-cell>
          <table:table-cell table:number-columns-repeated="1015"/>
        </table:table-row>
        <table:table-row table:style-name="ro2">
          <table:table-cell office:value-type="float" office:value="382">
            <text:p>382</text:p>
          </table:table-cell>
          <table:table-cell office:value-type="date" office:date-value="2010-06-07">
            <text:p>07.06.2010</text:p>
          </table:table-cell>
          <table:table-cell office:value-type="time" office:time-value="PT10H26M46S">
            <text:p>10:26:46</text:p>
          </table:table-cell>
          <table:table-cell office:value-type="float" office:value="4.9">
            <text:p>4,9</text:p>
          </table:table-cell>
          <table:table-cell table:style-name="ce12" office:value-type="float" office:value="128">
            <text:p>128</text:p>
          </table:table-cell>
          <table:table-cell office:value-type="time" office:time-value="PT00H26M59S">
            <text:p>00:26:5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07">
            <text:p>07.06.2010</text:p>
          </table:table-cell>
          <table:table-cell office:value-type="time" office:time-value="PT13H22M26S">
            <text:p>13:22:26</text:p>
          </table:table-cell>
          <table:table-cell office:value-type="float" office:value="3.5">
            <text:p>3,5</text:p>
          </table:table-cell>
          <table:table-cell table:style-name="ce12" office:value-type="float" office:value="122">
            <text:p>122</text:p>
          </table:table-cell>
          <table:table-cell office:value-type="time" office:time-value="PT00H20M46S">
            <text:p>00:20:4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83">
            <text:p>383</text:p>
          </table:table-cell>
          <table:table-cell office:value-type="date" office:date-value="2010-06-08">
            <text:p>08.06.2010</text:p>
          </table:table-cell>
          <table:table-cell office:value-type="time" office:time-value="PT11H32M38S">
            <text:p>11:32:38</text:p>
          </table:table-cell>
          <table:table-cell office:value-type="float" office:value="6.3">
            <text:p>6,3</text:p>
          </table:table-cell>
          <table:table-cell table:style-name="ce12" office:value-type="float" office:value="124">
            <text:p>124</text:p>
          </table:table-cell>
          <table:table-cell office:value-type="time" office:time-value="PT00H34M26S">
            <text:p>00:34:26</text:p>
          </table:table-cell>
          <table:table-cell office:value-type="string">
            <text:p>Kwh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08">
            <text:p>08.06.2010</text:p>
          </table:table-cell>
          <table:table-cell office:value-type="time" office:time-value="PT13H39M43S">
            <text:p>13:39:43</text:p>
          </table:table-cell>
          <table:table-cell office:value-type="float" office:value="3.8">
            <text:p>3,8</text:p>
          </table:table-cell>
          <table:table-cell table:style-name="ce12" office:value-type="float" office:value="124">
            <text:p>124</text:p>
          </table:table-cell>
          <table:table-cell office:value-type="time" office:time-value="PT00H20M51S">
            <text:p>00:20:5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08">
            <text:p>08.06.2010</text:p>
          </table:table-cell>
          <table:table-cell office:value-type="time" office:time-value="PT15H02M27S">
            <text:p>15:02:27</text:p>
          </table:table-cell>
          <table:table-cell office:value-type="float" office:value="3.8">
            <text:p>3,8</text:p>
          </table:table-cell>
          <table:table-cell table:style-name="ce12" office:value-type="float" office:value="127">
            <text:p>127</text:p>
          </table:table-cell>
          <table:table-cell office:value-type="time" office:time-value="PT00H21M42S">
            <text:p>00:21:42</text:p>
          </table:table-cell>
          <table:table-cell table:style-name="ce18"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08">
            <text:p>08.06.2010</text:p>
          </table:table-cell>
          <table:table-cell office:value-type="time" office:time-value="PT18H41M16S">
            <text:p>18:41:16</text:p>
          </table:table-cell>
          <table:table-cell office:value-type="float" office:value="6.4">
            <text:p>6,4</text:p>
          </table:table-cell>
          <table:table-cell table:style-name="ce12" office:value-type="float" office:value="121">
            <text:p>121</text:p>
          </table:table-cell>
          <table:table-cell office:value-type="time" office:time-value="PT00H36M05S">
            <text:p>00:36:05</text:p>
          </table:table-cell>
          <table:table-cell office:value-type="string">
            <text:p>Büro – Zuffenhausen – Zazenhausen - Kwh</text:p>
          </table:table-cell>
          <table:table-cell table:number-columns-repeated="1016"/>
        </table:table-row>
        <table:table-row table:style-name="ro2">
          <table:table-cell office:value-type="float" office:value="384">
            <text:p>384</text:p>
          </table:table-cell>
          <table:table-cell office:value-type="date" office:date-value="2010-06-09">
            <text:p>09.06.2010</text:p>
          </table:table-cell>
          <table:table-cell office:value-type="time" office:time-value="PT07H59M40S">
            <text:p>07:59:40</text:p>
          </table:table-cell>
          <table:table-cell office:value-type="float" office:value="10.3">
            <text:p>10,3</text:p>
          </table:table-cell>
          <table:table-cell table:style-name="ce12" office:value-type="float" office:value="135">
            <text:p>135</text:p>
          </table:table-cell>
          <table:table-cell office:value-type="time" office:time-value="PT00H52M41S">
            <text:p>00:52:41</text:p>
          </table:table-cell>
          <table:table-cell office:value-type="string">
            <text:p>Lilly-Runde (umgekehrt, alleine)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09">
            <text:p>09.06.2010</text:p>
          </table:table-cell>
          <table:table-cell office:value-type="time" office:time-value="PT18H37M17S">
            <text:p>18:37:17</text:p>
          </table:table-cell>
          <table:table-cell office:value-type="float" office:value="10.1">
            <text:p>10,1</text:p>
          </table:table-cell>
          <table:table-cell table:style-name="ce12" office:value-type="float" office:value="114">
            <text:p>114</text:p>
          </table:table-cell>
          <table:table-cell office:value-type="time" office:time-value="PT00H55M16S">
            <text:p>00:55:16</text:p>
          </table:table-cell>
          <table:table-cell office:value-type="string">
            <text:p>Kwh – Zazenhausen – Mönchsfeld – Mühlhausen – Zazenhausen - Kwh</text:p>
          </table:table-cell>
          <table:table-cell table:number-columns-repeated="1016"/>
        </table:table-row>
        <table:table-row table:style-name="ro2">
          <table:table-cell office:value-type="float" office:value="385">
            <text:p>385</text:p>
          </table:table-cell>
          <table:table-cell office:value-type="date" office:date-value="2010-06-10">
            <text:p>10.06.2010</text:p>
          </table:table-cell>
          <table:table-cell office:value-type="time" office:time-value="PT21H09M58S">
            <text:p>21:09:58</text:p>
          </table:table-cell>
          <table:table-cell office:value-type="float" office:value="7.8">
            <text:p>7,8</text:p>
          </table:table-cell>
          <table:table-cell table:style-name="ce12" office:value-type="float" office:value="112">
            <text:p>112</text:p>
          </table:table-cell>
          <table:table-cell office:value-type="time" office:time-value="PT00H50M30S">
            <text:p>00:50:30</text:p>
          </table:table-cell>
          <table:table-cell office:value-type="string">
            <text:p>Kwh – Zazenhausen - Kwh</text:p>
          </table:table-cell>
          <table:table-cell table:number-columns-repeated="1016"/>
        </table:table-row>
        <table:table-row table:style-name="ro2">
          <table:table-cell office:value-type="float" office:value="386">
            <text:p>386</text:p>
          </table:table-cell>
          <table:table-cell office:value-type="date" office:date-value="2010-06-11">
            <text:p>11.06.2010</text:p>
          </table:table-cell>
          <table:table-cell office:value-type="time" office:time-value="PT20H30M13S">
            <text:p>20:30:13</text:p>
          </table:table-cell>
          <table:table-cell office:value-type="float" office:value="17.2">
            <text:p>17,2</text:p>
          </table:table-cell>
          <table:table-cell table:style-name="ce12" office:value-type="float" office:value="120">
            <text:p>120</text:p>
          </table:table-cell>
          <table:table-cell office:value-type="time" office:time-value="PT01H41M05S">
            <text:p>01:41:05</text:p>
          </table:table-cell>
          <table:table-cell office:value-type="string">
            <text:p>Kwh – Zazenhausen – Mühlhausen – Aldingen – Mühlhausen – Sonnenhof - Kwh</text:p>
          </table:table-cell>
          <table:table-cell table:number-columns-repeated="1016"/>
        </table:table-row>
        <table:table-row table:style-name="ro2">
          <table:table-cell office:value-type="float" office:value="387">
            <text:p>387</text:p>
          </table:table-cell>
          <table:table-cell office:value-type="date" office:date-value="2010-06-12">
            <text:p>12.06.2010</text:p>
          </table:table-cell>
          <table:table-cell office:value-type="time" office:time-value="PT15H08M35S">
            <text:p>15:08:35</text:p>
          </table:table-cell>
          <table:table-cell office:value-type="float" office:value="16.9">
            <text:p>16,9</text:p>
          </table:table-cell>
          <table:table-cell table:style-name="ce12" office:value-type="float" office:value="122">
            <text:p>122</text:p>
          </table:table-cell>
          <table:table-cell office:value-type="time" office:time-value="PT01H37M35S">
            <text:p>01:37:35</text:p>
          </table:table-cell>
          <table:table-cell office:value-type="string">
            <text:p>Kwh – Zazenhausen – Mühlhausen – Burgholzhof – Rot – Zuffenhausen - Kwh</text:p>
          </table:table-cell>
          <table:table-cell table:number-columns-repeated="1016"/>
        </table:table-row>
        <table:table-row table:style-name="ro2">
          <table:table-cell office:value-type="float" office:value="388">
            <text:p>388</text:p>
          </table:table-cell>
          <table:table-cell office:value-type="date" office:date-value="2010-06-13">
            <text:p>13.06.2010</text:p>
          </table:table-cell>
          <table:table-cell office:value-type="time" office:time-value="PT22H42M21S">
            <text:p>22:42:21</text:p>
          </table:table-cell>
          <table:table-cell office:value-type="float" office:value="9.2">
            <text:p>9,2</text:p>
          </table:table-cell>
          <table:table-cell table:style-name="ce12" office:value-type="float" office:value="117">
            <text:p>117</text:p>
          </table:table-cell>
          <table:table-cell office:value-type="time" office:time-value="PT00H52M24S">
            <text:p>00:52:24</text:p>
          </table:table-cell>
          <table:table-cell office:value-type="string">
            <text:p>Kwh – Zazenhausen – Kwh</text:p>
          </table:table-cell>
          <table:table-cell table:formula="of:=SUM([.D9:.D20])" office:value-type="float" office:value="100.2">
            <text:p>100,2</text:p>
          </table:table-cell>
          <table:table-cell table:number-columns-repeated="1015"/>
        </table:table-row>
        <table:table-row table:style-name="ro2">
          <table:table-cell office:value-type="float" office:value="389">
            <text:p>389</text:p>
          </table:table-cell>
          <table:table-cell office:value-type="date" office:date-value="2010-06-14">
            <text:p>14.06.2010</text:p>
          </table:table-cell>
          <table:table-cell office:value-type="time" office:time-value="PT18H09M44S">
            <text:p>18:09:44</text:p>
          </table:table-cell>
          <table:table-cell office:value-type="float" office:value="18.4">
            <text:p>18,4</text:p>
          </table:table-cell>
          <table:table-cell table:style-name="ce12" office:value-type="float" office:value="132">
            <text:p>132</text:p>
          </table:table-cell>
          <table:table-cell office:value-type="time" office:time-value="PT01H29M56S">
            <text:p>01:29:56</text:p>
          </table:table-cell>
          <table:table-cell office:value-type="string">
            <text:p>Kwh – Zazenhausenn – Mühlhausen – Neckar – Mühlhausen – Zazenhausen - Kwh</text:p>
          </table:table-cell>
          <table:table-cell table:number-columns-repeated="1016"/>
        </table:table-row>
        <table:table-row table:style-name="ro2">
          <table:table-cell office:value-type="float" office:value="390">
            <text:p>390</text:p>
          </table:table-cell>
          <table:table-cell office:value-type="date" office:date-value="2010-06-15">
            <text:p>15.06.2010</text:p>
          </table:table-cell>
          <table:table-cell office:value-type="time" office:time-value="PT09H07M02S">
            <text:p>09:07:02</text:p>
          </table:table-cell>
          <table:table-cell office:value-type="float" office:value="4.2">
            <text:p>4,2</text:p>
          </table:table-cell>
          <table:table-cell table:style-name="ce12" office:value-type="float" office:value="129">
            <text:p>129</text:p>
          </table:table-cell>
          <table:table-cell office:value-type="time" office:time-value="PT00H22M00S">
            <text:p>00:22:00</text:p>
          </table:table-cell>
          <table:table-cell office:value-type="string">
            <text:p>Kwh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15">
            <text:p>15.06.2010</text:p>
          </table:table-cell>
          <table:table-cell office:value-type="time" office:time-value="PT12H49M00S">
            <text:p>12:49:00</text:p>
          </table:table-cell>
          <table:table-cell office:value-type="float" office:value="4.3">
            <text:p>4,3</text:p>
          </table:table-cell>
          <table:table-cell table:style-name="ce12" office:value-type="float" office:value="124">
            <text:p>124</text:p>
          </table:table-cell>
          <table:table-cell office:value-type="time" office:time-value="PT00H21M56S">
            <text:p>00:21:5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15">
            <text:p>15.06.2010</text:p>
          </table:table-cell>
          <table:table-cell office:value-type="time" office:time-value="PT19H32M43S">
            <text:p>19:32:43</text:p>
          </table:table-cell>
          <table:table-cell office:value-type="float" office:value="22.5">
            <text:p>22,5</text:p>
          </table:table-cell>
          <table:table-cell table:style-name="ce12" office:value-type="float" office:value="135">
            <text:p>135</text:p>
          </table:table-cell>
          <table:table-cell office:value-type="time" office:time-value="PT01H51M48S">
            <text:p>01:51:48</text:p>
          </table:table-cell>
          <table:table-cell office:value-type="string">
            <text:p>Kwh – Zazenhausen – Mühlhausen – Münster – BadCannstatt – Pragsattel – Zuffenhausen - Kwh</text:p>
          </table:table-cell>
          <table:table-cell table:number-columns-repeated="1016"/>
        </table:table-row>
        <table:table-row table:style-name="ro2">
          <table:table-cell office:value-type="float" office:value="391">
            <text:p>391</text:p>
          </table:table-cell>
          <table:table-cell office:value-type="date" office:date-value="2010-06-16">
            <text:p>16.06.2010</text:p>
          </table:table-cell>
          <table:table-cell office:value-type="time" office:time-value="PT10H41M02S">
            <text:p>10:41:02</text:p>
          </table:table-cell>
          <table:table-cell office:value-type="float" office:value="21.9">
            <text:p>21,9</text:p>
          </table:table-cell>
          <table:table-cell table:style-name="ce12" office:value-type="float" office:value="126">
            <text:p>126</text:p>
          </table:table-cell>
          <table:table-cell office:value-type="time" office:time-value="PT02H00M28S">
            <text:p>02:00:28</text:p>
          </table:table-cell>
          <table:table-cell office:value-type="string">
            <text:p>Kwh – Zazenhausen – Mühlhausen – Oeffingen – Aldingen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16">
            <text:p>16.06.2010</text:p>
          </table:table-cell>
          <table:table-cell office:value-type="time" office:time-value="PT17H10M39S">
            <text:p>17:10:39</text:p>
          </table:table-cell>
          <table:table-cell office:value-type="float" office:value="8.1">
            <text:p>8,1</text:p>
          </table:table-cell>
          <table:table-cell table:style-name="ce12" office:value-type="float" office:value="128">
            <text:p>128</text:p>
          </table:table-cell>
          <table:table-cell office:value-type="time" office:time-value="PT00H42M36S">
            <text:p>00:42:36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office:value-type="float" office:value="392">
            <text:p>392</text:p>
          </table:table-cell>
          <table:table-cell office:value-type="date" office:date-value="2010-06-17">
            <text:p>17.06.2010</text:p>
          </table:table-cell>
          <table:table-cell office:value-type="time" office:time-value="PT09H34M02S">
            <text:p>09:34:02</text:p>
          </table:table-cell>
          <table:table-cell office:value-type="float" office:value="6.3">
            <text:p>6,3</text:p>
          </table:table-cell>
          <table:table-cell table:style-name="ce12" office:value-type="float" office:value="125">
            <text:p>125</text:p>
          </table:table-cell>
          <table:table-cell office:value-type="time" office:time-value="PT00H35M03S">
            <text:p>00:35:03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17">
            <text:p>17.06.2010</text:p>
          </table:table-cell>
          <table:table-cell office:value-type="time" office:time-value="PT13H39M04S">
            <text:p>13:39:04</text:p>
          </table:table-cell>
          <table:table-cell office:value-type="float" office:value="4.6">
            <text:p>4,6</text:p>
          </table:table-cell>
          <table:table-cell table:style-name="ce12" office:value-type="float" office:value="117">
            <text:p>117</text:p>
          </table:table-cell>
          <table:table-cell office:value-type="time" office:time-value="PT00H26M44S">
            <text:p>00:26:44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17">
            <text:p>17.06.2010</text:p>
          </table:table-cell>
          <table:table-cell office:value-type="time" office:time-value="PT16H08M57S">
            <text:p>16:08:57</text:p>
          </table:table-cell>
          <table:table-cell office:value-type="float" office:value="12">
            <text:p>12,0</text:p>
          </table:table-cell>
          <table:table-cell table:style-name="ce12" office:value-type="float" office:value="122">
            <text:p>122</text:p>
          </table:table-cell>
          <table:table-cell office:value-type="time" office:time-value="PT01H07M36S">
            <text:p>01:07:36</text:p>
          </table:table-cell>
          <table:table-cell office:value-type="string">
            <text:p>Kwh – Zazenhausen – Mühlhausen - Kwh</text:p>
          </table:table-cell>
          <table:table-cell table:number-columns-repeated="1016"/>
        </table:table-row>
        <table:table-row table:style-name="ro2">
          <table:table-cell office:value-type="float" office:value="393">
            <text:p>393</text:p>
          </table:table-cell>
          <table:table-cell office:value-type="date" office:date-value="2010-06-18">
            <text:p>18.06.2010</text:p>
          </table:table-cell>
          <table:table-cell office:value-type="time" office:time-value="PT10H15M20S">
            <text:p>10:15:20</text:p>
          </table:table-cell>
          <table:table-cell office:value-type="float" office:value="12.9">
            <text:p>12,9</text:p>
          </table:table-cell>
          <table:table-cell table:style-name="ce12" office:value-type="float" office:value="113">
            <text:p>113</text:p>
          </table:table-cell>
          <table:table-cell office:value-type="time" office:time-value="PT01H13M14S">
            <text:p>01:13:14</text:p>
          </table:table-cell>
          <table:table-cell office:value-type="string">
            <text:p>Kwh – Mühlhausen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18">
            <text:p>18.06.2010</text:p>
          </table:table-cell>
          <table:table-cell office:value-type="time" office:time-value="PT13H18M57S">
            <text:p>13:18:57</text:p>
          </table:table-cell>
          <table:table-cell office:value-type="float" office:value="4.2">
            <text:p>4,2</text:p>
          </table:table-cell>
          <table:table-cell table:style-name="ce12" office:value-type="float" office:value="117">
            <text:p>117</text:p>
          </table:table-cell>
          <table:table-cell office:value-type="time" office:time-value="PT00H23M57S">
            <text:p>00:23:5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94">
            <text:p>394</text:p>
          </table:table-cell>
          <table:table-cell office:value-type="date" office:date-value="2010-06-19">
            <text:p>19.06.2010</text:p>
          </table:table-cell>
          <table:table-cell office:value-type="time" office:time-value="PT09H22M51S">
            <text:p>09:22:51</text:p>
          </table:table-cell>
          <table:table-cell office:value-type="float" office:value="9.3">
            <text:p>9,3</text:p>
          </table:table-cell>
          <table:table-cell table:style-name="ce12" office:value-type="float" office:value="121">
            <text:p>121</text:p>
          </table:table-cell>
          <table:table-cell office:value-type="time" office:time-value="PT00H49M47S">
            <text:p>00:49:47</text:p>
          </table:table-cell>
          <table:table-cell office:value-type="string">
            <text:p>Eishallen-Runde (5x)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19">
            <text:p>19.06.2010</text:p>
          </table:table-cell>
          <table:table-cell office:value-type="time" office:time-value="PT15H21M14S">
            <text:p>15:21:14</text:p>
          </table:table-cell>
          <table:table-cell office:value-type="float" office:value="11.9">
            <text:p>11,9</text:p>
          </table:table-cell>
          <table:table-cell table:style-name="ce12" office:value-type="float" office:value="107">
            <text:p>107</text:p>
          </table:table-cell>
          <table:table-cell office:value-type="time" office:time-value="PT01H26M25S">
            <text:p>01:26:25</text:p>
          </table:table-cell>
          <table:table-cell office:value-type="string">
            <text:p>Kwh – MediaMarkt - Kwh</text:p>
          </table:table-cell>
          <table:table-cell table:number-columns-repeated="1016"/>
        </table:table-row>
        <table:table-row table:style-name="ro2">
          <table:table-cell office:value-type="float" office:value="395">
            <text:p>395</text:p>
          </table:table-cell>
          <table:table-cell office:value-type="date" office:date-value="2010-06-20">
            <text:p>20.06.2010</text:p>
          </table:table-cell>
          <table:table-cell office:value-type="time" office:time-value="PT12H17M59S">
            <text:p>12:17:59</text:p>
          </table:table-cell>
          <table:table-cell office:value-type="float" office:value="9.1">
            <text:p>9,1</text:p>
          </table:table-cell>
          <table:table-cell table:style-name="ce12" office:value-type="float" office:value="120">
            <text:p>120</text:p>
          </table:table-cell>
          <table:table-cell office:value-type="time" office:time-value="PT00H44M28S">
            <text:p>00:44:28</text:p>
          </table:table-cell>
          <table:table-cell office:value-type="string">
            <text:p>Eishallen-Runde (5x)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20">
            <text:p>20.06.2010</text:p>
          </table:table-cell>
          <table:table-cell office:value-type="time" office:time-value="PT18H40M19S">
            <text:p>18:40:19</text:p>
          </table:table-cell>
          <table:table-cell office:value-type="float" office:value="16.1">
            <text:p>16,1</text:p>
          </table:table-cell>
          <table:table-cell table:style-name="ce12" office:value-type="float" office:value="120">
            <text:p>120</text:p>
          </table:table-cell>
          <table:table-cell office:value-type="time" office:time-value="PT01H27M01S">
            <text:p>01:27:01</text:p>
          </table:table-cell>
          <table:table-cell office:value-type="string">
            <text:p>Kwh – Stammheim – Kallenberg – Korntal – Schlotwiese – Büro - Kwh</text:p>
          </table:table-cell>
          <table:table-cell table:formula="of:=SUM([.D21:.D35])" office:value-type="float" office:value="165.8">
            <text:p>165,8</text:p>
          </table:table-cell>
          <table:table-cell table:number-columns-repeated="1015"/>
        </table:table-row>
        <table:table-row table:style-name="ro2">
          <table:table-cell office:value-type="float" office:value="396">
            <text:p>396</text:p>
          </table:table-cell>
          <table:table-cell office:value-type="date" office:date-value="2010-06-21">
            <text:p>21.06.2010</text:p>
          </table:table-cell>
          <table:table-cell office:value-type="time" office:time-value="PT17H42M59S">
            <text:p>17:42:59</text:p>
          </table:table-cell>
          <table:table-cell office:value-type="float" office:value="31.2">
            <text:p>31,2</text:p>
          </table:table-cell>
          <table:table-cell table:style-name="ce12" office:value-type="float" office:value="115">
            <text:p>115</text:p>
          </table:table-cell>
          <table:table-cell office:value-type="time" office:time-value="PT03H05M00S">
            <text:p>03:05:00</text:p>
          </table:table-cell>
          <table:table-cell office:value-type="string">
            <text:p>Kwh – Zazenhausen – Mühlhausen – Aldingen – Neckarrems – Remstal - zurück</text:p>
          </table:table-cell>
          <table:table-cell table:number-columns-repeated="1016"/>
        </table:table-row>
        <table:table-row table:style-name="ro2">
          <table:table-cell office:value-type="float" office:value="397">
            <text:p>397</text:p>
          </table:table-cell>
          <table:table-cell office:value-type="date" office:date-value="2010-06-22">
            <text:p>22.06.2010</text:p>
          </table:table-cell>
          <table:table-cell office:value-type="time" office:time-value="PT19H47M57S">
            <text:p>19:47:57</text:p>
          </table:table-cell>
          <table:table-cell office:value-type="float" office:value="15.7">
            <text:p>15,7</text:p>
          </table:table-cell>
          <table:table-cell table:style-name="ce12" office:value-type="float" office:value="120">
            <text:p>120</text:p>
          </table:table-cell>
          <table:table-cell office:value-type="time" office:time-value="PT01H29M22S">
            <text:p>01:29:22</text:p>
          </table:table-cell>
          <table:table-cell office:value-type="string">
            <text:p>Kwh – Zazenhausen – Mühlhausen – Burgholzhof – Zuffenhausen - Kwh</text:p>
          </table:table-cell>
          <table:table-cell table:number-columns-repeated="1016"/>
        </table:table-row>
        <table:table-row table:style-name="ro2">
          <table:table-cell office:value-type="float" office:value="398">
            <text:p>398</text:p>
          </table:table-cell>
          <table:table-cell office:value-type="date" office:date-value="2010-06-23">
            <text:p>23.06.2010</text:p>
          </table:table-cell>
          <table:table-cell office:value-type="time" office:time-value="PT11H07M52S">
            <text:p>11:07:52</text:p>
          </table:table-cell>
          <table:table-cell office:value-type="float" office:value="4.3">
            <text:p>4,3</text:p>
          </table:table-cell>
          <table:table-cell table:style-name="ce12" office:value-type="float" office:value="131">
            <text:p>131</text:p>
          </table:table-cell>
          <table:table-cell office:value-type="time" office:time-value="PT00H23M53S">
            <text:p>00:23:5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23">
            <text:p>23.06.2010</text:p>
          </table:table-cell>
          <table:table-cell office:value-type="time" office:time-value="PT12H25M52S">
            <text:p>12:25:52</text:p>
          </table:table-cell>
          <table:table-cell office:value-type="float" office:value="4.2">
            <text:p>4,2</text:p>
          </table:table-cell>
          <table:table-cell table:style-name="ce12" office:value-type="float" office:value="125">
            <text:p>125</text:p>
          </table:table-cell>
          <table:table-cell office:value-type="time" office:time-value="PT00H22M59S">
            <text:p>00:22:5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23">
            <text:p>23.06.2010</text:p>
          </table:table-cell>
          <table:table-cell office:value-type="time" office:time-value="PT16H33M31S">
            <text:p>16:33:31</text:p>
          </table:table-cell>
          <table:table-cell office:value-type="float" office:value="27.4">
            <text:p>27,4</text:p>
          </table:table-cell>
          <table:table-cell table:style-name="ce12" office:value-type="float" office:value="123">
            <text:p>123</text:p>
          </table:table-cell>
          <table:table-cell office:value-type="time" office:time-value="PT02H37M31S">
            <text:p>02:37:31</text:p>
          </table:table-cell>
          <table:table-cell office:value-type="string">
            <text:p>Kwh – Pflugfelden – Hohenasperg – Ludwigsburg - Kwh</text:p>
          </table:table-cell>
          <table:table-cell table:number-columns-repeated="1016"/>
        </table:table-row>
        <table:table-row table:style-name="ro2">
          <table:table-cell office:value-type="float" office:value="399">
            <text:p>399</text:p>
          </table:table-cell>
          <table:table-cell office:value-type="date" office:date-value="2010-06-24">
            <text:p>24.06.2010</text:p>
          </table:table-cell>
          <table:table-cell office:value-type="time" office:time-value="PT15H11M08S">
            <text:p>15:11:08</text:p>
          </table:table-cell>
          <table:table-cell office:value-type="float" office:value="4">
            <text:p>4,0</text:p>
          </table:table-cell>
          <table:table-cell table:style-name="ce12" office:value-type="float" office:value="136">
            <text:p>136</text:p>
          </table:table-cell>
          <table:table-cell office:value-type="time" office:time-value="PT00H22M29S">
            <text:p>00:22:29</text:p>
          </table:table-cell>
          <table:table-cell office:value-type="string">
            <text:p>Kwh – ZuffenhausenBhf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24">
            <text:p>24.06.2010</text:p>
          </table:table-cell>
          <table:table-cell office:value-type="time" office:time-value="PT16H27M15S">
            <text:p>16:27:15</text:p>
          </table:table-cell>
          <table:table-cell office:value-type="float" office:value="27.3">
            <text:p>27,3</text:p>
          </table:table-cell>
          <table:table-cell table:style-name="ce12" office:value-type="float" office:value="126">
            <text:p>126</text:p>
          </table:table-cell>
          <table:table-cell office:value-type="time" office:time-value="PT02H38M42S">
            <text:p>02:38:42</text:p>
          </table:table-cell>
          <table:table-cell office:value-type="string">
            <text:p>Echterdingen – Kwh</text:p>
          </table:table-cell>
          <table:table-cell table:number-columns-repeated="1016"/>
        </table:table-row>
        <table:table-row table:style-name="ro2">
          <table:table-cell office:value-type="float" office:value="400">
            <text:p>400</text:p>
          </table:table-cell>
          <table:table-cell office:value-type="date" office:date-value="2010-06-25">
            <text:p>25.06.2010</text:p>
          </table:table-cell>
          <table:table-cell office:value-type="time" office:time-value="PT15H33M50S">
            <text:p>15:33:50</text:p>
          </table:table-cell>
          <table:table-cell office:value-type="float" office:value="19.3">
            <text:p>19,3</text:p>
          </table:table-cell>
          <table:table-cell table:style-name="ce12" office:value-type="float" office:value="126">
            <text:p>126</text:p>
          </table:table-cell>
          <table:table-cell office:value-type="time" office:time-value="PT01H50M38S">
            <text:p>01:50:38</text:p>
          </table:table-cell>
          <table:table-cell office:value-type="string">
            <text:p>Kwh – Zazenhausen – Mühlhausen – Hofen – MaxEythSee – Burgholzhof – Zuffenhausen - Kwh</text:p>
          </table:table-cell>
          <table:table-cell table:number-columns-repeated="1016"/>
        </table:table-row>
        <table:table-row table:style-name="ro2">
          <table:table-cell office:value-type="float" office:value="401">
            <text:p>401</text:p>
          </table:table-cell>
          <table:table-cell office:value-type="date" office:date-value="2010-06-26">
            <text:p>26.06.2010</text:p>
          </table:table-cell>
          <table:table-cell office:value-type="time" office:time-value="PT10H40M33S">
            <text:p>10:40:33</text:p>
          </table:table-cell>
          <table:table-cell office:value-type="float" office:value="3.9">
            <text:p>3,9</text:p>
          </table:table-cell>
          <table:table-cell table:style-name="ce12" office:value-type="float" office:value="120">
            <text:p>120</text:p>
          </table:table-cell>
          <table:table-cell office:value-type="time" office:time-value="PT00H23M40S">
            <text:p>00:23:40</text:p>
          </table:table-cell>
          <table:table-cell office:value-type="string">
            <text:p>Kwh – Zuffenhausen Bhf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26">
            <text:p>26.06.2010</text:p>
          </table:table-cell>
          <table:table-cell office:value-type="time" office:time-value="PT12H04M43S">
            <text:p>12:04:43</text:p>
          </table:table-cell>
          <table:table-cell office:value-type="float" office:value="12.8">
            <text:p>12,8</text:p>
          </table:table-cell>
          <table:table-cell table:style-name="ce12" office:value-type="float" office:value="118">
            <text:p>118</text:p>
          </table:table-cell>
          <table:table-cell office:value-type="time" office:time-value="PT01H27M56S">
            <text:p>01:27:56</text:p>
          </table:table-cell>
          <table:table-cell office:value-type="string">
            <text:p>Waiblingen – Neckarrems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6-26">
            <text:p>26.06.2010</text:p>
          </table:table-cell>
          <table:table-cell office:value-type="time" office:time-value="PT14H20M17S">
            <text:p>14:20:17</text:p>
          </table:table-cell>
          <table:table-cell office:value-type="float" office:value="10.8">
            <text:p>10,8</text:p>
          </table:table-cell>
          <table:table-cell table:style-name="ce12" office:value-type="float" office:value="119">
            <text:p>119</text:p>
          </table:table-cell>
          <table:table-cell office:value-type="time" office:time-value="PT01H20M28S">
            <text:p>01:20:28</text:p>
          </table:table-cell>
          <table:table-cell table:style-name="ce18" office:value-type="string">
            <text:p>Neckarrems – Aldingen – Mühlhausen – Zazenhausen – Kwh</text:p>
          </table:table-cell>
          <table:table-cell table:number-columns-repeated="1016"/>
        </table:table-row>
        <table:table-row table:style-name="ro2">
          <table:table-cell office:value-type="float" office:value="402">
            <text:p>402</text:p>
          </table:table-cell>
          <table:table-cell office:value-type="date" office:date-value="2010-06-27">
            <text:p>27.06.2010</text:p>
          </table:table-cell>
          <table:table-cell office:value-type="time" office:time-value="PT15H48M18S">
            <text:p>15:48:18</text:p>
          </table:table-cell>
          <table:table-cell office:value-type="float" office:value="32.6">
            <text:p>32,6</text:p>
          </table:table-cell>
          <table:table-cell table:style-name="ce12" office:value-type="float" office:value="120">
            <text:p>120</text:p>
          </table:table-cell>
          <table:table-cell office:value-type="time" office:time-value="PT03H21M40S">
            <text:p>03:21:40</text:p>
          </table:table-cell>
          <table:table-cell office:value-type="string">
            <text:p>Schönbuch-Runde</text:p>
          </table:table-cell>
          <table:table-cell table:formula="of:=SUM([.D36:.D47])" office:value-type="float" office:value="193.5">
            <text:p>193,5</text:p>
          </table:table-cell>
          <table:table-cell table:number-columns-repeated="1015"/>
        </table:table-row>
        <table:table-row table:style-name="ro2">
          <table:table-cell office:value-type="float" office:value="403">
            <text:p>403</text:p>
          </table:table-cell>
          <table:table-cell office:value-type="date" office:date-value="2010-06-28">
            <text:p>28.06.2010</text:p>
          </table:table-cell>
          <table:table-cell office:value-type="time" office:time-value="PT18H31M51S">
            <text:p>18:31:51</text:p>
          </table:table-cell>
          <table:table-cell office:value-type="float" office:value="8.9">
            <text:p>8,9</text:p>
          </table:table-cell>
          <table:table-cell table:style-name="ce12" office:value-type="float" office:value="113">
            <text:p>113</text:p>
          </table:table-cell>
          <table:table-cell office:value-type="time" office:time-value="PT00H54M58S">
            <text:p>00:54:58</text:p>
          </table:table-cell>
          <table:table-cell table:style-name="ce18"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404">
            <text:p>404</text:p>
          </table:table-cell>
          <table:table-cell office:value-type="date" office:date-value="2010-06-29">
            <text:p>29.06.2010</text:p>
          </table:table-cell>
          <table:table-cell office:value-type="time" office:time-value="PT21H34M21S">
            <text:p>21:34:21</text:p>
          </table:table-cell>
          <table:table-cell office:value-type="float" office:value="6.4">
            <text:p>6,4</text:p>
          </table:table-cell>
          <table:table-cell table:style-name="ce12" office:value-type="float" office:value="117">
            <text:p>117</text:p>
          </table:table-cell>
          <table:table-cell office:value-type="time" office:time-value="PT00H39M49S">
            <text:p>00:39:49</text:p>
          </table:table-cell>
          <table:table-cell office:value-type="string">
            <text:p>Kwh – kreuz und quer</text:p>
          </table:table-cell>
          <table:table-cell table:number-columns-repeated="1016"/>
        </table:table-row>
        <table:table-row table:style-name="ro2">
          <table:table-cell office:value-type="float" office:value="405">
            <text:p>405</text:p>
          </table:table-cell>
          <table:table-cell office:value-type="date" office:date-value="2010-06-30">
            <text:p>30.06.2010</text:p>
          </table:table-cell>
          <table:table-cell office:value-type="time" office:time-value="PT19H15M24S">
            <text:p>19:15:24</text:p>
          </table:table-cell>
          <table:table-cell office:value-type="float" office:value="11.6">
            <text:p>11,6</text:p>
          </table:table-cell>
          <table:table-cell table:style-name="ce12" office:value-type="float" office:value="121">
            <text:p>121</text:p>
          </table:table-cell>
          <table:table-cell office:value-type="time" office:time-value="PT01H08M56S">
            <text:p>01:08:56</text:p>
          </table:table-cell>
          <table:table-cell office:value-type="string">
            <text:p>Kwh – Zazenhausen – Mühlhausen – Kwh</text:p>
          </table:table-cell>
          <table:table-cell table:formula="of:=SUM([.D48:.D50])" office:value-type="float" office:value="26.9">
            <text:p>26,9</text:p>
          </table:table-cell>
          <table:table-cell table:number-columns-repeated="1015"/>
        </table:table-row>
        <table:table-row table:style-name="ro2" table:number-rows-repeated="6">
          <table:table-cell table:number-columns-repeated="4"/>
          <table:table-cell table:style-name="ce12"/>
          <table:table-cell table:number-columns-repeated="1018"/>
        </table:table-row>
        <table:table-row table:style-name="ro2">
          <table:table-cell table:number-columns-repeated="4"/>
          <table:table-cell table:style-name="ce12"/>
          <table:table-cell table:number-columns-repeated="2"/>
          <table:table-cell table:formula="of:=SUM([.D57:.D57])" office:value-type="float" office:value="0">
            <text:p>0</text:p>
          </table:table-cell>
          <table:table-cell table:number-columns-repeated="1015"/>
        </table:table-row>
        <table:table-row table:style-name="ro1" table:number-rows-repeated="8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9"/>
          <table:table-cell/>
          <table:table-cell table:style-name="ce12"/>
          <table:table-cell table:number-columns-repeated="1018"/>
        </table:table-row>
        <table:table-row table:style-name="ro1" table:number-rows-repeated="21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0-05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5])" office:value-type="float" office:value="6783.1">
            <text:p>6783,1</text:p>
          </table:table-cell>
          <table:table-cell table:style-name="ce16" table:formula="of:=SUM([.F2:.F65441])" office:value-type="time" office:time-value="PT677H45M30S">
            <text:p>05:45:30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344">
            <text:p>344</text:p>
          </table:table-cell>
          <table:table-cell table:style-name="ce17" office:value-type="date" office:date-value="2010-04-30">
            <text:p>30.04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04'.H1])" office:value-type="float" office:value="6241.3">
            <text:p>6241,3</text:p>
          </table:table-cell>
          <table:table-cell table:style-name="ce10"/>
          <table:table-cell table:style-name="ce10" table:formula="of:=SUM(['2010-04'.I1])" office:value-type="time" office:time-value="PT619H48M39S">
            <text:p>19:48:39</text:p>
          </table:table-cell>
          <table:table-cell table:style-name="ce2" office:value-type="string">
            <text:p>Übertrag 400:33:32</text:p>
          </table:table-cell>
          <table:table-cell table:style-name="ce2" table:formula="of:=SUM(['2010-04'.H62])" office:value-type="float" office:value="102.3">
            <text:p>102,3</text:p>
          </table:table-cell>
          <table:table-cell table:style-name="ce2" table:number-columns-repeated="1015"/>
        </table:table-row>
        <table:table-row table:style-name="ro2">
          <table:table-cell office:value-type="float" office:value="345">
            <text:p>345</text:p>
          </table:table-cell>
          <table:table-cell office:value-type="date" office:date-value="2010-05-01">
            <text:p>01.05.2010</text:p>
          </table:table-cell>
          <table:table-cell office:value-type="time" office:time-value="PT09H51M23S">
            <text:p>09:51:23</text:p>
          </table:table-cell>
          <table:table-cell office:value-type="float" office:value="17.7">
            <text:p>17,7</text:p>
          </table:table-cell>
          <table:table-cell table:style-name="ce12" office:value-type="float" office:value="124">
            <text:p>124</text:p>
          </table:table-cell>
          <table:table-cell office:value-type="time" office:time-value="PT01H36M25S">
            <text:p>01:36:25</text:p>
          </table:table-cell>
          <table:table-cell office:value-type="string">
            <text:p>Kwh – Zazenhausen – Mühlhausen – MaxEythSee – Burgholzhof – Zuffenhausen - Kwh</text:p>
          </table:table-cell>
          <table:table-cell table:style-name="ce2" table:number-columns-repeated="1016"/>
        </table:table-row>
        <table:table-row table:style-name="ro2">
          <table:table-cell office:value-type="float" office:value="346">
            <text:p>346</text:p>
          </table:table-cell>
          <table:table-cell office:value-type="date" office:date-value="2010-05-02">
            <text:p>02.05.2010</text:p>
          </table:table-cell>
          <table:table-cell office:value-type="time" office:time-value="PT16H49M44S">
            <text:p>16:49:44</text:p>
          </table:table-cell>
          <table:table-cell office:value-type="float" office:value="25">
            <text:p>25,0</text:p>
          </table:table-cell>
          <table:table-cell table:style-name="ce12" office:value-type="string">
            <text:p>-</text:p>
          </table:table-cell>
          <table:table-cell office:value-type="time" office:time-value="PT02H29M00S">
            <text:p>02:29:00</text:p>
          </table:table-cell>
          <table:table-cell office:value-type="string">
            <text:p>Kwh – Grünbühl – Neckar – Neckarrems – Mühlhausen – Zazenhausen - Kwh</text:p>
          </table:table-cell>
          <table:table-cell table:formula="of:=SUM([.D3:.D4];[.H2])" office:value-type="float" office:value="145">
            <text:p>145</text:p>
          </table:table-cell>
          <table:table-cell table:number-columns-repeated="1015"/>
        </table:table-row>
        <table:table-row table:style-name="ro2">
          <table:table-cell office:value-type="float" office:value="347">
            <text:p>347</text:p>
          </table:table-cell>
          <table:table-cell office:value-type="date" office:date-value="2010-05-03">
            <text:p>03.05.2010</text:p>
          </table:table-cell>
          <table:table-cell table:style-name="ce19" office:value-type="date" office:date-value="1945-07-17">
            <text:p>17.07.45</text:p>
          </table:table-cell>
          <table:table-cell office:value-type="float" office:value="6.9">
            <text:p>6,9</text:p>
          </table:table-cell>
          <table:table-cell table:style-name="ce12" office:value-type="float" office:value="127">
            <text:p>127</text:p>
          </table:table-cell>
          <table:table-cell office:value-type="time" office:time-value="PT00H40M00S">
            <text:p>00:40:00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03">
            <text:p>03.05.2010</text:p>
          </table:table-cell>
          <table:table-cell office:value-type="time" office:time-value="PT19H07M19S">
            <text:p>19:07:19</text:p>
          </table:table-cell>
          <table:table-cell office:value-type="float" office:value="5.7">
            <text:p>5,7</text:p>
          </table:table-cell>
          <table:table-cell table:style-name="ce12" office:value-type="float" office:value="120">
            <text:p>120</text:p>
          </table:table-cell>
          <table:table-cell office:value-type="time" office:time-value="PT00H32M21S">
            <text:p>00:32:21</text:p>
          </table:table-cell>
          <table:table-cell office:value-type="string">
            <text:p>Büro – Stammheim – Kwh</text:p>
          </table:table-cell>
          <table:table-cell table:number-columns-repeated="1016"/>
        </table:table-row>
        <table:table-row table:style-name="ro2">
          <table:table-cell office:value-type="float" office:value="348">
            <text:p>348</text:p>
          </table:table-cell>
          <table:table-cell office:value-type="date" office:date-value="2010-05-04">
            <text:p>04.05.2010</text:p>
          </table:table-cell>
          <table:table-cell office:value-type="time" office:time-value="PT08H21M06S">
            <text:p>08:21:06</text:p>
          </table:table-cell>
          <table:table-cell office:value-type="float" office:value="6.1">
            <text:p>6,1</text:p>
          </table:table-cell>
          <table:table-cell table:style-name="ce12" office:value-type="float" office:value="120">
            <text:p>120</text:p>
          </table:table-cell>
          <table:table-cell office:value-type="time" office:time-value="PT00H34M46S">
            <text:p>00:34:46</text:p>
          </table:table-cell>
          <table:table-cell office:value-type="string">
            <text:p>Kwh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04">
            <text:p>04.05.2010</text:p>
          </table:table-cell>
          <table:table-cell office:value-type="time" office:time-value="PT12H43M37S">
            <text:p>12:43:37</text:p>
          </table:table-cell>
          <table:table-cell office:value-type="float" office:value="3.7">
            <text:p>3,7</text:p>
          </table:table-cell>
          <table:table-cell table:style-name="ce12" office:value-type="float" office:value="122">
            <text:p>122</text:p>
          </table:table-cell>
          <table:table-cell office:value-type="time" office:time-value="PT00H20M06S">
            <text:p>00:20:06</text:p>
          </table:table-cell>
          <table:table-cell office:value-type="string">
            <text:p>Büro – Kwh</text:p>
          </table:table-cell>
          <table:table-cell table:formula="of:=SUM([.D4:.D8];[.H2])" office:value-type="float" office:value="149.7">
            <text:p>149,7</text:p>
          </table:table-cell>
          <table:table-cell table:number-columns-repeated="1015"/>
        </table:table-row>
        <table:table-row table:style-name="ro2">
          <table:table-cell office:value-type="string">
            <text:p>-</text:p>
          </table:table-cell>
          <table:table-cell office:value-type="date" office:date-value="2010-05-04">
            <text:p>04.05.2010</text:p>
          </table:table-cell>
          <table:table-cell office:value-type="time" office:time-value="PT14H34M42S">
            <text:p>14:34:42</text:p>
          </table:table-cell>
          <table:table-cell office:value-type="float" office:value="7.3">
            <text:p>7,3</text:p>
          </table:table-cell>
          <table:table-cell table:style-name="ce12" office:value-type="float" office:value="124">
            <text:p>124</text:p>
          </table:table-cell>
          <table:table-cell office:value-type="time" office:time-value="PT00H41M29S">
            <text:p>00:41:29</text:p>
          </table:table-cell>
          <table:table-cell office:value-type="string">
            <text:p>Kwh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04">
            <text:p>04.05.2010</text:p>
          </table:table-cell>
          <table:table-cell office:value-type="time" office:time-value="PT15H26M52S">
            <text:p>15:26:52</text:p>
          </table:table-cell>
          <table:table-cell office:value-type="float" office:value="1.9">
            <text:p>1,9</text:p>
          </table:table-cell>
          <table:table-cell table:style-name="ce12" office:value-type="float" office:value="122">
            <text:p>122</text:p>
          </table:table-cell>
          <table:table-cell office:value-type="time" office:time-value="PT00H11M34S">
            <text:p>00:11:34</text:p>
          </table:table-cell>
          <table:table-cell office:value-type="string">
            <text:p>Büro – MediaMarkt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04">
            <text:p>04.05.2010</text:p>
          </table:table-cell>
          <table:table-cell office:value-type="time" office:time-value="PT19H20M33S">
            <text:p>19:20:33</text:p>
          </table:table-cell>
          <table:table-cell office:value-type="float" office:value="3.7">
            <text:p>3,7</text:p>
          </table:table-cell>
          <table:table-cell table:style-name="ce12" office:value-type="float" office:value="116">
            <text:p>116</text:p>
          </table:table-cell>
          <table:table-cell office:value-type="time" office:time-value="PT00H22M00S">
            <text:p>00:22:0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49">
            <text:p>349</text:p>
          </table:table-cell>
          <table:table-cell office:value-type="date" office:date-value="2010-05-05">
            <text:p>05.05.2010</text:p>
          </table:table-cell>
          <table:table-cell office:value-type="time" office:time-value="PT17H09M45S">
            <text:p>17:09:45</text:p>
          </table:table-cell>
          <table:table-cell office:value-type="float" office:value="12">
            <text:p>12,0</text:p>
          </table:table-cell>
          <table:table-cell table:style-name="ce12" office:value-type="float" office:value="122">
            <text:p>122</text:p>
          </table:table-cell>
          <table:table-cell office:value-type="time" office:time-value="PT01H09M50S">
            <text:p>01:09:5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.</text:p>
          </table:table-cell>
          <table:table-cell office:value-type="date" office:date-value="2010-05-05">
            <text:p>05.05.2010</text:p>
          </table:table-cell>
          <table:table-cell office:value-type="time" office:time-value="PT18H46M11S">
            <text:p>18:46:11</text:p>
          </table:table-cell>
          <table:table-cell office:value-type="float" office:value="3.7">
            <text:p>3,7</text:p>
          </table:table-cell>
          <table:table-cell table:style-name="ce12" office:value-type="float" office:value="116">
            <text:p>116</text:p>
          </table:table-cell>
          <table:table-cell office:value-type="time" office:time-value="PT00H22M09S">
            <text:p>00:22:0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50">
            <text:p>350</text:p>
          </table:table-cell>
          <table:table-cell office:value-type="date" office:date-value="2010-05-06">
            <text:p>06.05.2010</text:p>
          </table:table-cell>
          <table:table-cell office:value-type="time" office:time-value="PT17H10M50S">
            <text:p>17:10:50</text:p>
          </table:table-cell>
          <table:table-cell office:value-type="float" office:value="12.3">
            <text:p>12,3</text:p>
          </table:table-cell>
          <table:table-cell table:style-name="ce12" office:value-type="float" office:value="128">
            <text:p>128</text:p>
          </table:table-cell>
          <table:table-cell office:value-type="time" office:time-value="PT01H13M01S">
            <text:p>01:13:01</text:p>
          </table:table-cell>
          <table:table-cell office:value-type="string">
            <text:p>Kwh – Zazenhausen – Freiberg – Rot – Tappachtal – Burgholzhof – Pragsattel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06">
            <text:p>06.05.2010</text:p>
          </table:table-cell>
          <table:table-cell office:value-type="time" office:time-value="PT20H43M04S">
            <text:p>20:43:04</text:p>
          </table:table-cell>
          <table:table-cell office:value-type="float" office:value="3.7">
            <text:p>3,7</text:p>
          </table:table-cell>
          <table:table-cell table:style-name="ce12" office:value-type="float" office:value="124">
            <text:p>124</text:p>
          </table:table-cell>
          <table:table-cell office:value-type="time" office:time-value="PT00H21M06S">
            <text:p>00:21:0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51">
            <text:p>351</text:p>
          </table:table-cell>
          <table:table-cell office:value-type="date" office:date-value="2010-05-07">
            <text:p>07.05.2010</text:p>
          </table:table-cell>
          <table:table-cell office:value-type="time" office:time-value="PT17H15M31S">
            <text:p>17:15:31</text:p>
          </table:table-cell>
          <table:table-cell office:value-type="float" office:value="12.2">
            <text:p>12,2</text:p>
          </table:table-cell>
          <table:table-cell table:style-name="ce12" office:value-type="float" office:value="123">
            <text:p>123</text:p>
          </table:table-cell>
          <table:table-cell office:value-type="time" office:time-value="PT01H12M16S">
            <text:p>01:12:16</text:p>
          </table:table-cell>
          <table:table-cell office:value-type="string">
            <text:p>Kwh – Mühlhausen – Mönchfeld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07">
            <text:p>07.05.2010</text:p>
          </table:table-cell>
          <table:table-cell office:value-type="time" office:time-value="PT19H56M01S">
            <text:p>19:56:01</text:p>
          </table:table-cell>
          <table:table-cell office:value-type="float" office:value="3.6">
            <text:p>3,6</text:p>
          </table:table-cell>
          <table:table-cell table:style-name="ce12" office:value-type="float" office:value="120">
            <text:p>120</text:p>
          </table:table-cell>
          <table:table-cell office:value-type="time" office:time-value="PT00H21M18S">
            <text:p>00:21:1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52">
            <text:p>352</text:p>
          </table:table-cell>
          <table:table-cell office:value-type="date" office:date-value="2010-05-08">
            <text:p>08.05.2010</text:p>
          </table:table-cell>
          <table:table-cell office:value-type="time" office:time-value="PT17H41M41S">
            <text:p>17:41:41</text:p>
          </table:table-cell>
          <table:table-cell office:value-type="float" office:value="16.4">
            <text:p>16,4</text:p>
          </table:table-cell>
          <table:table-cell table:style-name="ce12" office:value-type="float" office:value="115">
            <text:p>115</text:p>
          </table:table-cell>
          <table:table-cell office:value-type="time" office:time-value="PT01H40M47S">
            <text:p>01:40:47</text:p>
          </table:table-cell>
          <table:table-cell office:value-type="string">
            <text:p>Kwh – Zazenhausen – Mönchfeld – Freiberg – Rot – Zuffenhausen – Feuerbach – Schlotwiese – Zuffenhausen - Kwh</text:p>
          </table:table-cell>
          <table:table-cell table:number-columns-repeated="1016"/>
        </table:table-row>
        <table:table-row table:style-name="ro2">
          <table:table-cell office:value-type="float" office:value="353">
            <text:p>353</text:p>
          </table:table-cell>
          <table:table-cell office:value-type="date" office:date-value="2010-05-09">
            <text:p>09.05.2010</text:p>
          </table:table-cell>
          <table:table-cell office:value-type="time" office:time-value="PT19H16M39S">
            <text:p>19:16:39</text:p>
          </table:table-cell>
          <table:table-cell office:value-type="float" office:value="10.2">
            <text:p>10,2</text:p>
          </table:table-cell>
          <table:table-cell table:style-name="ce12" office:value-type="float" office:value="125">
            <text:p>125</text:p>
          </table:table-cell>
          <table:table-cell office:value-type="time" office:time-value="PT01H00M23S">
            <text:p>01:00:23</text:p>
          </table:table-cell>
          <table:table-cell office:value-type="string">
            <text:p>Kwh – Zazenhausen – Mühlhausen – Kwh</text:p>
          </table:table-cell>
          <table:table-cell table:formula="of:=SUM([.D5:.D19])" office:value-type="float" office:value="109.4">
            <text:p>109,4</text:p>
          </table:table-cell>
          <table:table-cell table:number-columns-repeated="1015"/>
        </table:table-row>
        <table:table-row table:style-name="ro2">
          <table:table-cell office:value-type="float" office:value="354">
            <text:p>354</text:p>
          </table:table-cell>
          <table:table-cell office:value-type="date" office:date-value="2010-05-10">
            <text:p>10.05.2010</text:p>
          </table:table-cell>
          <table:table-cell office:value-type="time" office:time-value="PT18H01M14S">
            <text:p>18:01:14</text:p>
          </table:table-cell>
          <table:table-cell office:value-type="float" office:value="9">
            <text:p>9,0</text:p>
          </table:table-cell>
          <table:table-cell table:style-name="ce12" office:value-type="string">
            <text:p>-</text:p>
          </table:table-cell>
          <table:table-cell office:value-type="time" office:time-value="PT00H49M33S">
            <text:p>00:49:33</text:p>
          </table:table-cell>
          <table:table-cell office:value-type="string">
            <text:p>Kwh – zazenhausen – Mönchfeld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10">
            <text:p>10.05.2010</text:p>
          </table:table-cell>
          <table:table-cell office:value-type="time" office:time-value="PT19H17M38S">
            <text:p>19:17:38</text:p>
          </table:table-cell>
          <table:table-cell office:value-type="float" office:value="3.6">
            <text:p>3,6</text:p>
          </table:table-cell>
          <table:table-cell table:style-name="ce12" office:value-type="string">
            <text:p>-</text:p>
          </table:table-cell>
          <table:table-cell office:value-type="time" office:time-value="PT00H21M02S">
            <text:p>00:21:0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55">
            <text:p>355</text:p>
          </table:table-cell>
          <table:table-cell office:value-type="date" office:date-value="2010-05-11">
            <text:p>11.05.2010</text:p>
          </table:table-cell>
          <table:table-cell office:value-type="time" office:time-value="PT08H52M17S">
            <text:p>08:52:17</text:p>
          </table:table-cell>
          <table:table-cell office:value-type="float" office:value="28.1">
            <text:p>28,1</text:p>
          </table:table-cell>
          <table:table-cell table:style-name="ce12" office:value-type="string">
            <text:p>-</text:p>
          </table:table-cell>
          <table:table-cell office:value-type="time" office:time-value="PT02H39M50S">
            <text:p>02:39:50</text:p>
          </table:table-cell>
          <table:table-cell office:value-type="string">
            <text:p>Kwh – zazenhausen – Mühlhausen – Aldingen – Neckarweihingen – Ossweil - Kornwestheim</text:p>
          </table:table-cell>
          <table:table-cell table:number-columns-repeated="1016"/>
        </table:table-row>
        <table:table-row table:style-name="ro2">
          <table:table-cell office:value-type="float" office:value="356">
            <text:p>356</text:p>
          </table:table-cell>
          <table:table-cell office:value-type="date" office:date-value="2010-05-12">
            <text:p>12.05.2010</text:p>
          </table:table-cell>
          <table:table-cell office:value-type="time" office:time-value="PT06H02M07S">
            <text:p>06:02:07</text:p>
          </table:table-cell>
          <table:table-cell office:value-type="float" office:value="11.5">
            <text:p>11,5</text:p>
          </table:table-cell>
          <table:table-cell table:style-name="ce12" office:value-type="string">
            <text:p>-</text:p>
          </table:table-cell>
          <table:table-cell office:value-type="time" office:time-value="PT01H01M27S">
            <text:p>01:01:27</text:p>
          </table:table-cell>
          <table:table-cell office:value-type="string">
            <text:p>Kwh – Zazenhausen – Mühlhausen - Kwh</text:p>
          </table:table-cell>
          <table:table-cell table:number-columns-repeated="1016"/>
        </table:table-row>
        <table:table-row table:style-name="ro2">
          <table:table-cell office:value-type="float" office:value="357">
            <text:p>357</text:p>
          </table:table-cell>
          <table:table-cell office:value-type="date" office:date-value="2010-05-13">
            <text:p>13.05.2010</text:p>
          </table:table-cell>
          <table:table-cell office:value-type="time" office:time-value="PT19H40M12S">
            <text:p>19:40:12</text:p>
          </table:table-cell>
          <table:table-cell office:value-type="float" office:value="14.6">
            <text:p>14,6</text:p>
          </table:table-cell>
          <table:table-cell table:style-name="ce12" office:value-type="string">
            <text:p>-</text:p>
          </table:table-cell>
          <table:table-cell office:value-type="time" office:time-value="PT01H24M07S">
            <text:p>01:24:07</text:p>
          </table:table-cell>
          <table:table-cell office:value-type="string">
            <text:p>Kwh – Zazenhausen – Mühlhausen – Burgholzhof – Rot – Zuffenhausen - Kwh</text:p>
          </table:table-cell>
          <table:table-cell table:number-columns-repeated="1016"/>
        </table:table-row>
        <table:table-row table:style-name="ro2">
          <table:table-cell office:value-type="float" office:value="358">
            <text:p>358</text:p>
          </table:table-cell>
          <table:table-cell office:value-type="date" office:date-value="2010-05-14">
            <text:p>14.05.2010</text:p>
          </table:table-cell>
          <table:table-cell office:value-type="time" office:time-value="PT09H57M46S">
            <text:p>09:57:46</text:p>
          </table:table-cell>
          <table:table-cell office:value-type="float" office:value="4.5">
            <text:p>4,5</text:p>
          </table:table-cell>
          <table:table-cell table:style-name="ce12" office:value-type="string">
            <text:p>-</text:p>
          </table:table-cell>
          <table:table-cell office:value-type="time" office:time-value="PT00H24M39S">
            <text:p>00:24:3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14">
            <text:p>14.05.2010</text:p>
          </table:table-cell>
          <table:table-cell office:value-type="time" office:time-value="PT17H05M22S">
            <text:p>17:05:22</text:p>
          </table:table-cell>
          <table:table-cell office:value-type="float" office:value="3.5">
            <text:p>3,5</text:p>
          </table:table-cell>
          <table:table-cell table:style-name="ce12" office:value-type="string">
            <text:p>-</text:p>
          </table:table-cell>
          <table:table-cell office:value-type="time" office:time-value="PT00H19M29S">
            <text:p>00:19:2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14">
            <text:p>14.05.2010</text:p>
          </table:table-cell>
          <table:table-cell office:value-type="time" office:time-value="PT17H58M13S">
            <text:p>17:58:13</text:p>
          </table:table-cell>
          <table:table-cell office:value-type="float" office:value="11.3">
            <text:p>11,3</text:p>
          </table:table-cell>
          <table:table-cell table:style-name="ce12" office:value-type="string">
            <text:p>-</text:p>
          </table:table-cell>
          <table:table-cell office:value-type="time" office:time-value="PT01H04M54S">
            <text:p>01:04:54</text:p>
          </table:table-cell>
          <table:table-cell office:value-type="string">
            <text:p>Kwh – Zazenhausen – Rot – Burgholzhof – Pragsattel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14">
            <text:p>14.05.2010</text:p>
          </table:table-cell>
          <table:table-cell office:value-type="time" office:time-value="PT20H13M53S">
            <text:p>20:13:53</text:p>
          </table:table-cell>
          <table:table-cell office:value-type="float" office:value="6.1">
            <text:p>6,1</text:p>
          </table:table-cell>
          <table:table-cell table:style-name="ce12" office:value-type="string">
            <text:p>-</text:p>
          </table:table-cell>
          <table:table-cell office:value-type="time" office:time-value="PT00H34M20S">
            <text:p>00:34:20</text:p>
          </table:table-cell>
          <table:table-cell office:value-type="string">
            <text:p>Büro – Zuffenhausen – Zazenhausen - Kwh</text:p>
          </table:table-cell>
          <table:table-cell table:number-columns-repeated="1016"/>
        </table:table-row>
        <table:table-row table:style-name="ro2">
          <table:table-cell office:value-type="float" office:value="359">
            <text:p>359</text:p>
          </table:table-cell>
          <table:table-cell office:value-type="date" office:date-value="2010-05-15">
            <text:p>15.05.2010</text:p>
          </table:table-cell>
          <table:table-cell office:value-type="time" office:time-value="PT12H06M46S">
            <text:p>12:06:46</text:p>
          </table:table-cell>
          <table:table-cell office:value-type="float" office:value="16.3">
            <text:p>16,3</text:p>
          </table:table-cell>
          <table:table-cell table:style-name="ce12" office:value-type="string">
            <text:p>-</text:p>
          </table:table-cell>
          <table:table-cell office:value-type="time" office:time-value="PT01H29M41S">
            <text:p>01:29:41</text:p>
          </table:table-cell>
          <table:table-cell office:value-type="string">
            <text:p>Kwh – Mühlhausen – Hofen – MaxEythSee – Freiberg – Zazenhausen - Kwh</text:p>
          </table:table-cell>
          <table:table-cell table:number-columns-repeated="1016"/>
        </table:table-row>
        <table:table-row table:style-name="ro2">
          <table:table-cell office:value-type="float" office:value="360">
            <text:p>360</text:p>
          </table:table-cell>
          <table:table-cell office:value-type="date" office:date-value="2010-05-16">
            <text:p>16.05.2010</text:p>
          </table:table-cell>
          <table:table-cell office:value-type="time" office:time-value="PT16H22M32S">
            <text:p>16:22:32</text:p>
          </table:table-cell>
          <table:table-cell office:value-type="float" office:value="21.9">
            <text:p>21,9</text:p>
          </table:table-cell>
          <table:table-cell table:style-name="ce12" office:value-type="string">
            <text:p>-</text:p>
          </table:table-cell>
          <table:table-cell office:value-type="time" office:time-value="PT02H13M11S">
            <text:p>02:13:11</text:p>
          </table:table-cell>
          <table:table-cell office:value-type="string">
            <text:p>Ohmden – Plochingen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5-16">
            <text:p>16.05.2010</text:p>
          </table:table-cell>
          <table:table-cell office:value-type="time" office:time-value="PT19H02M42S">
            <text:p>19:02:42</text:p>
          </table:table-cell>
          <table:table-cell office:value-type="float" office:value="10.2">
            <text:p>10,2</text:p>
          </table:table-cell>
          <table:table-cell table:style-name="ce12" office:value-type="string">
            <text:p>-</text:p>
          </table:table-cell>
          <table:table-cell office:value-type="time" office:time-value="PT01H05M34S">
            <text:p>01:05:34</text:p>
          </table:table-cell>
          <table:table-cell office:value-type="string">
            <text:p>BadCannstatt – Pragsattel – Zuffenhausen - Kwh</text:p>
          </table:table-cell>
          <table:table-cell table:formula="of:=SUM([.D20:.D31])" office:value-type="float" office:value="140.6">
            <text:p>140,6</text:p>
          </table:table-cell>
          <table:table-cell table:number-columns-repeated="1015"/>
        </table:table-row>
        <table:table-row table:style-name="ro2">
          <table:table-cell office:value-type="float" office:value="361">
            <text:p>361</text:p>
          </table:table-cell>
          <table:table-cell office:value-type="date" office:date-value="2010-05-17">
            <text:p>17.05.2010</text:p>
          </table:table-cell>
          <table:table-cell office:value-type="time" office:time-value="PT17H55M21S">
            <text:p>17:55:21</text:p>
          </table:table-cell>
          <table:table-cell office:value-type="float" office:value="14">
            <text:p>14,0</text:p>
          </table:table-cell>
          <table:table-cell table:style-name="ce12" office:value-type="string">
            <text:p>-</text:p>
          </table:table-cell>
          <table:table-cell office:value-type="time" office:time-value="PT01H24M07S">
            <text:p>01:24:07</text:p>
          </table:table-cell>
          <table:table-cell office:value-type="string">
            <text:p>Kwh – Zazenhausen – Mühlhausen – Keefertal – Burgholzhof – Pragsattel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17">
            <text:p>17.05.2010</text:p>
          </table:table-cell>
          <table:table-cell office:value-type="time" office:time-value="PT20H36M33S">
            <text:p>20:36:33</text:p>
          </table:table-cell>
          <table:table-cell office:value-type="float" office:value="5.5">
            <text:p>5,5</text:p>
          </table:table-cell>
          <table:table-cell table:style-name="ce12" office:value-type="string">
            <text:p>-</text:p>
          </table:table-cell>
          <table:table-cell office:value-type="time" office:time-value="PT00H32M41S">
            <text:p>00:32:4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62">
            <text:p>362</text:p>
          </table:table-cell>
          <table:table-cell office:value-type="date" office:date-value="2010-05-18">
            <text:p>18.05.2010</text:p>
          </table:table-cell>
          <table:table-cell office:value-type="time" office:time-value="PT10H40M44S">
            <text:p>10:40:44</text:p>
          </table:table-cell>
          <table:table-cell office:value-type="float" office:value="6">
            <text:p>6,0</text:p>
          </table:table-cell>
          <table:table-cell table:style-name="ce12" office:value-type="string">
            <text:p>-</text:p>
          </table:table-cell>
          <table:table-cell office:value-type="time" office:time-value="PT00H33M13S">
            <text:p>00:33:13</text:p>
          </table:table-cell>
          <table:table-cell office:value-type="string">
            <text:p>Kwh – Zazenhausen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18">
            <text:p>18.05.2010</text:p>
          </table:table-cell>
          <table:table-cell office:value-type="time" office:time-value="PT12H51M57S">
            <text:p>12:51:57</text:p>
          </table:table-cell>
          <table:table-cell office:value-type="float" office:value="3.5">
            <text:p>3,5</text:p>
          </table:table-cell>
          <table:table-cell table:style-name="ce12" office:value-type="string">
            <text:p>-</text:p>
          </table:table-cell>
          <table:table-cell office:value-type="time" office:time-value="PT00H20M03S">
            <text:p>00:20:0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18">
            <text:p>18.05.2010</text:p>
          </table:table-cell>
          <table:table-cell office:value-type="time" office:time-value="PT18H01M23S">
            <text:p>18:01:23</text:p>
          </table:table-cell>
          <table:table-cell office:value-type="float" office:value="8.8">
            <text:p>8,8</text:p>
          </table:table-cell>
          <table:table-cell table:style-name="ce12" office:value-type="string">
            <text:p>-</text:p>
          </table:table-cell>
          <table:table-cell office:value-type="time" office:time-value="PT00H51M33S">
            <text:p>00:51:33</text:p>
          </table:table-cell>
          <table:table-cell office:value-type="string">
            <text:p>Kwh – Zazenhausen – Mönchfeld – Freiberg – Rot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18">
            <text:p>18.05.2010</text:p>
          </table:table-cell>
          <table:table-cell office:value-type="time" office:time-value="PT20H43M45S">
            <text:p>20:43:45</text:p>
          </table:table-cell>
          <table:table-cell office:value-type="float" office:value="3.3">
            <text:p>3,3</text:p>
          </table:table-cell>
          <table:table-cell table:style-name="ce12" office:value-type="string">
            <text:p>-</text:p>
          </table:table-cell>
          <table:table-cell office:value-type="time" office:time-value="PT00H20M42S">
            <text:p>00:20:4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63">
            <text:p>363</text:p>
          </table:table-cell>
          <table:table-cell office:value-type="date" office:date-value="2010-05-19">
            <text:p>19.05.2010</text:p>
          </table:table-cell>
          <table:table-cell office:value-type="time" office:time-value="PT08H54M58S">
            <text:p>08:54:58</text:p>
          </table:table-cell>
          <table:table-cell office:value-type="float" office:value="3.8">
            <text:p>3,8</text:p>
          </table:table-cell>
          <table:table-cell table:style-name="ce12" office:value-type="float" office:value="120">
            <text:p>120</text:p>
          </table:table-cell>
          <table:table-cell office:value-type="time" office:time-value="PT00H20M22S">
            <text:p>00:20:2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19">
            <text:p>19.05.2010</text:p>
          </table:table-cell>
          <table:table-cell office:value-type="time" office:time-value="PT13H17M48S">
            <text:p>13:17:48</text:p>
          </table:table-cell>
          <table:table-cell office:value-type="float" office:value="1">
            <text:p>1,0</text:p>
          </table:table-cell>
          <table:table-cell table:style-name="ce12" office:value-type="float" office:value="114">
            <text:p>114</text:p>
          </table:table-cell>
          <table:table-cell office:value-type="time" office:time-value="PT00H05M09S">
            <text:p>00:05:09</text:p>
          </table:table-cell>
          <table:table-cell office:value-type="string">
            <text:p>Büro – Zuffenhausen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19">
            <text:p>19.05.2010</text:p>
          </table:table-cell>
          <table:table-cell office:value-type="time" office:time-value="PT14H07M21S">
            <text:p>14:07:21</text:p>
          </table:table-cell>
          <table:table-cell office:value-type="float" office:value="3.1">
            <text:p>3,1</text:p>
          </table:table-cell>
          <table:table-cell table:style-name="ce12" office:value-type="float" office:value="125">
            <text:p>125</text:p>
          </table:table-cell>
          <table:table-cell office:value-type="time" office:time-value="PT00H17M32S">
            <text:p>00:17:3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19">
            <text:p>19.05.2010</text:p>
          </table:table-cell>
          <table:table-cell office:value-type="time" office:time-value="PT16H26M12S">
            <text:p>16:26:12</text:p>
          </table:table-cell>
          <table:table-cell office:value-type="float" office:value="7.4">
            <text:p>7,4</text:p>
          </table:table-cell>
          <table:table-cell table:style-name="ce12" office:value-type="string">
            <text:p>-</text:p>
          </table:table-cell>
          <table:table-cell office:value-type="time" office:time-value="PT00H45M44S">
            <text:p>00:45:44</text:p>
          </table:table-cell>
          <table:table-cell office:value-type="string">
            <text:p>Kwh – Zazenhausen – Freiber – Rot -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19">
            <text:p>19.05.2010</text:p>
          </table:table-cell>
          <table:table-cell office:value-type="time" office:time-value="PT19H10M20S">
            <text:p>19:10:20</text:p>
          </table:table-cell>
          <table:table-cell office:value-type="float" office:value="3.8">
            <text:p>3,8</text:p>
          </table:table-cell>
          <table:table-cell table:style-name="ce12" office:value-type="string">
            <text:p>-</text:p>
          </table:table-cell>
          <table:table-cell office:value-type="time" office:time-value="PT00H21M10S">
            <text:p>00:21:1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64">
            <text:p>364</text:p>
          </table:table-cell>
          <table:table-cell office:value-type="date" office:date-value="2010-05-20">
            <text:p>20.05.2010</text:p>
          </table:table-cell>
          <table:table-cell office:value-type="time" office:time-value="PT18H55M47S">
            <text:p>18:55:47</text:p>
          </table:table-cell>
          <table:table-cell office:value-type="float" office:value="19.1">
            <text:p>19,1</text:p>
          </table:table-cell>
          <table:table-cell table:style-name="ce12" office:value-type="float" office:value="117">
            <text:p>117</text:p>
          </table:table-cell>
          <table:table-cell office:value-type="time" office:time-value="PT01H55M05S">
            <text:p>01:55:05</text:p>
          </table:table-cell>
          <table:table-cell office:value-type="string">
            <text:p>Kwh – Zazenhausen – Mühlhausen – Münster – Pragsattel – Zuffenhausen - KWh</text:p>
          </table:table-cell>
          <table:table-cell table:number-columns-repeated="1016"/>
        </table:table-row>
        <table:table-row table:style-name="ro2">
          <table:table-cell office:value-type="float" office:value="365">
            <text:p>365</text:p>
          </table:table-cell>
          <table:table-cell office:value-type="date" office:date-value="2010-05-21">
            <text:p>21.05.2010</text:p>
          </table:table-cell>
          <table:table-cell office:value-type="time" office:time-value="PT10H13M14S">
            <text:p>10:13:14</text:p>
          </table:table-cell>
          <table:table-cell office:value-type="float" office:value="3.9">
            <text:p>3,9</text:p>
          </table:table-cell>
          <table:table-cell table:style-name="ce12" office:value-type="float" office:value="116">
            <text:p>116</text:p>
          </table:table-cell>
          <table:table-cell office:value-type="time" office:time-value="PT00H21M59S">
            <text:p>00:21:5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21">
            <text:p>21.05.2010</text:p>
          </table:table-cell>
          <table:table-cell office:value-type="time" office:time-value="PT13H48M51S">
            <text:p>13:48:51</text:p>
          </table:table-cell>
          <table:table-cell office:value-type="float" office:value="3.8">
            <text:p>3,8</text:p>
          </table:table-cell>
          <table:table-cell table:style-name="ce12" office:value-type="float" office:value="112">
            <text:p>112</text:p>
          </table:table-cell>
          <table:table-cell office:value-type="time" office:time-value="PT00H20M37S">
            <text:p>00:20:3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21">
            <text:p>21.05.2010</text:p>
          </table:table-cell>
          <table:table-cell office:value-type="time" office:time-value="PT15H43M16S">
            <text:p>15:43:16</text:p>
          </table:table-cell>
          <table:table-cell office:value-type="float" office:value="3.7">
            <text:p>3,7</text:p>
          </table:table-cell>
          <table:table-cell table:style-name="ce12" office:value-type="float" office:value="120">
            <text:p>120</text:p>
          </table:table-cell>
          <table:table-cell office:value-type="time" office:time-value="PT00H21M28S">
            <text:p>00:21:2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--</text:p>
          </table:table-cell>
          <table:table-cell office:value-type="date" office:date-value="2010-05-21">
            <text:p>21.05.2010</text:p>
          </table:table-cell>
          <table:table-cell office:value-type="time" office:time-value="PT22H29M29S">
            <text:p>22:29:29</text:p>
          </table:table-cell>
          <table:table-cell office:value-type="float" office:value="4.3">
            <text:p>4,3</text:p>
          </table:table-cell>
          <table:table-cell table:style-name="ce12" office:value-type="float" office:value="115">
            <text:p>115</text:p>
          </table:table-cell>
          <table:table-cell office:value-type="time" office:time-value="PT00H24M18S">
            <text:p>00:24:1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66">
            <text:p>366</text:p>
          </table:table-cell>
          <table:table-cell office:value-type="date" office:date-value="2010-05-22">
            <text:p>22.05.2010</text:p>
          </table:table-cell>
          <table:table-cell office:value-type="time" office:time-value="PT18H09M22S">
            <text:p>18:09:22</text:p>
          </table:table-cell>
          <table:table-cell office:value-type="float" office:value="17.7">
            <text:p>17,7</text:p>
          </table:table-cell>
          <table:table-cell table:style-name="ce12" office:value-type="float" office:value="123">
            <text:p>123</text:p>
          </table:table-cell>
          <table:table-cell office:value-type="time" office:time-value="PT01H39M18S">
            <text:p>01:39:18</text:p>
          </table:table-cell>
          <table:table-cell table:style-name="ce18" office:value-type="string">
            <text:p>Kwh – Zazenhausen – Mühlhausen – Hofen – MaxEythSee – Burgholzhof – Rot – Zuffenhausen - Kwh</text:p>
          </table:table-cell>
          <table:table-cell table:number-columns-repeated="1016"/>
        </table:table-row>
        <table:table-row table:style-name="ro2">
          <table:table-cell office:value-type="float" office:value="367">
            <text:p>367</text:p>
          </table:table-cell>
          <table:table-cell office:value-type="date" office:date-value="2010-05-23">
            <text:p>23.05.2010</text:p>
          </table:table-cell>
          <table:table-cell office:value-type="time" office:time-value="PT17H45M42S">
            <text:p>17:45:42</text:p>
          </table:table-cell>
          <table:table-cell office:value-type="float" office:value="12.7">
            <text:p>12,7</text:p>
          </table:table-cell>
          <table:table-cell table:style-name="ce12" office:value-type="float" office:value="120">
            <text:p>120</text:p>
          </table:table-cell>
          <table:table-cell office:value-type="time" office:time-value="PT02H05M44S">
            <text:p>02:05:44</text:p>
          </table:table-cell>
          <table:table-cell office:value-type="string">
            <text:p>Idro: Vantone – Vesta – Wanderwege – Vesta - Vantone</text:p>
          </table:table-cell>
          <table:table-cell table:formula="of:=SUM([.D32:.D49])" office:value-type="float" office:value="125.4">
            <text:p>125,4</text:p>
          </table:table-cell>
          <table:table-cell table:number-columns-repeated="1015"/>
        </table:table-row>
        <table:table-row table:style-name="ro2">
          <table:table-cell office:value-type="float" office:value="368">
            <text:p>368</text:p>
          </table:table-cell>
          <table:table-cell office:value-type="date" office:date-value="2010-05-24">
            <text:p>24.05.2010</text:p>
          </table:table-cell>
          <table:table-cell office:value-type="time" office:time-value="PT15H43M29S">
            <text:p>15:43:29</text:p>
          </table:table-cell>
          <table:table-cell office:value-type="float" office:value="8.1">
            <text:p>8,1</text:p>
          </table:table-cell>
          <table:table-cell table:style-name="ce12" office:value-type="float" office:value="118">
            <text:p>118</text:p>
          </table:table-cell>
          <table:table-cell office:value-type="time" office:time-value="PT01H58M56S">
            <text:p>01:58:56</text:p>
          </table:table-cell>
          <table:table-cell office:value-type="string">
            <text:p>Idro: Vantone – CroneDiPerla - Vantone</text:p>
          </table:table-cell>
          <table:table-cell table:number-columns-repeated="1016"/>
        </table:table-row>
        <table:table-row table:style-name="ro2">
          <table:table-cell office:value-type="float" office:value="369">
            <text:p>369</text:p>
          </table:table-cell>
          <table:table-cell office:value-type="date" office:date-value="2010-05-25">
            <text:p>25.05.2010</text:p>
          </table:table-cell>
          <table:table-cell office:value-type="time" office:time-value="PT11H10M19S">
            <text:p>11:10:19</text:p>
          </table:table-cell>
          <table:table-cell office:value-type="float" office:value="15.7">
            <text:p>15,7</text:p>
          </table:table-cell>
          <table:table-cell table:style-name="ce12" office:value-type="float" office:value="127">
            <text:p>127</text:p>
          </table:table-cell>
          <table:table-cell office:value-type="time" office:time-value="PT03H14M25S">
            <text:p>03:14:25</text:p>
          </table:table-cell>
          <table:table-cell office:value-type="string">
            <text:p>Idro: Vantone – MtStino – Vantone</text:p>
          </table:table-cell>
          <table:table-cell table:number-columns-repeated="1016"/>
        </table:table-row>
        <table:table-row table:style-name="ro2">
          <table:table-cell office:value-type="float" office:value="370">
            <text:p>370</text:p>
          </table:table-cell>
          <table:table-cell office:value-type="date" office:date-value="2010-05-26">
            <text:p>26.05.2010</text:p>
          </table:table-cell>
          <table:table-cell office:value-type="time" office:time-value="PT10H21M52S">
            <text:p>10:21:52</text:p>
          </table:table-cell>
          <table:table-cell office:value-type="float" office:value="13.8">
            <text:p>13,8</text:p>
          </table:table-cell>
          <table:table-cell table:style-name="ce12" office:value-type="float" office:value="137">
            <text:p>137</text:p>
          </table:table-cell>
          <table:table-cell office:value-type="time" office:time-value="PT02H07M37S">
            <text:p>02:07:37</text:p>
          </table:table-cell>
          <table:table-cell office:value-type="string">
            <text:p>Idro: Vantone – Magola – Vantone</text:p>
          </table:table-cell>
          <table:table-cell table:number-columns-repeated="1016"/>
        </table:table-row>
        <table:table-row table:style-name="ro2">
          <table:table-cell office:value-type="float" office:value="371">
            <text:p>371</text:p>
          </table:table-cell>
          <table:table-cell office:value-type="date" office:date-value="2010-05-27">
            <text:p>27.05.2010</text:p>
          </table:table-cell>
          <table:table-cell office:value-type="time" office:time-value="PT11H24M27S">
            <text:p>11:24:27</text:p>
          </table:table-cell>
          <table:table-cell office:value-type="float" office:value="19.4">
            <text:p>19,4</text:p>
          </table:table-cell>
          <table:table-cell table:style-name="ce12" office:value-type="float" office:value="119">
            <text:p>119</text:p>
          </table:table-cell>
          <table:table-cell office:value-type="time" office:time-value="PT02H12M42S">
            <text:p>02:12:42</text:p>
          </table:table-cell>
          <table:table-cell office:value-type="string">
            <text:p>Idro: Vantone – Vaporello – Vantone</text:p>
          </table:table-cell>
          <table:table-cell table:number-columns-repeated="1016"/>
        </table:table-row>
        <table:table-row table:style-name="ro2">
          <table:table-cell office:value-type="float" office:value="372">
            <text:p>372</text:p>
          </table:table-cell>
          <table:table-cell office:value-type="date" office:date-value="2010-05-28">
            <text:p>28.05.2010</text:p>
          </table:table-cell>
          <table:table-cell office:value-type="time" office:time-value="PT11H45M32S">
            <text:p>11:45:32</text:p>
          </table:table-cell>
          <table:table-cell office:value-type="float" office:value="13.3">
            <text:p>13,3</text:p>
          </table:table-cell>
          <table:table-cell table:style-name="ce12" office:value-type="float" office:value="141">
            <text:p>141</text:p>
          </table:table-cell>
          <table:table-cell office:value-type="time" office:time-value="PT01H13M10S">
            <text:p>01:13:10</text:p>
          </table:table-cell>
          <table:table-cell office:value-type="string">
            <text:p>Idro: Vantone – Idro - Vantone</text:p>
          </table:table-cell>
          <table:table-cell table:number-columns-repeated="1016"/>
        </table:table-row>
        <table:table-row table:style-name="ro2">
          <table:table-cell office:value-type="float" office:value="373">
            <text:p>373</text:p>
          </table:table-cell>
          <table:table-cell office:value-type="date" office:date-value="2010-05-29">
            <text:p>29.05.2010</text:p>
          </table:table-cell>
          <table:table-cell office:value-type="time" office:time-value="PT18H32M03S">
            <text:p>18:32:03</text:p>
          </table:table-cell>
          <table:table-cell office:value-type="float" office:value="16.9">
            <text:p>16,9</text:p>
          </table:table-cell>
          <table:table-cell table:style-name="ce12" office:value-type="float" office:value="127">
            <text:p>127</text:p>
          </table:table-cell>
          <table:table-cell office:value-type="time" office:time-value="PT01H35M48S">
            <text:p>01:35:48</text:p>
          </table:table-cell>
          <table:table-cell office:value-type="string">
            <text:p>Garda: Moniga – Desenzano - Moniga</text:p>
          </table:table-cell>
          <table:table-cell table:number-columns-repeated="1016"/>
        </table:table-row>
        <table:table-row table:style-name="ro2">
          <table:table-cell office:value-type="float" office:value="374">
            <text:p>374</text:p>
          </table:table-cell>
          <table:table-cell office:value-type="date" office:date-value="2010-05-30">
            <text:p>30.05.2010</text:p>
          </table:table-cell>
          <table:table-cell office:value-type="time" office:time-value="PT10H46M01S">
            <text:p>10:46:01</text:p>
          </table:table-cell>
          <table:table-cell office:value-type="float" office:value="14.5">
            <text:p>14,5</text:p>
          </table:table-cell>
          <table:table-cell table:style-name="ce12" office:value-type="float" office:value="131">
            <text:p>131</text:p>
          </table:table-cell>
          <table:table-cell office:value-type="time" office:time-value="PT01H31M04S">
            <text:p>01:31:04</text:p>
          </table:table-cell>
          <table:table-cell office:value-type="string">
            <text:p>Garda: Moniga – Rocca – Moniga</text:p>
          </table:table-cell>
          <table:table-cell table:formula="of:=SUM([.D50:.D56])" office:value-type="float" office:value="101.7">
            <text:p>101,7</text:p>
          </table:table-cell>
          <table:table-cell table:number-columns-repeated="1015"/>
        </table:table-row>
        <table:table-row table:style-name="ro2">
          <table:table-cell office:value-type="float" office:value="375">
            <text:p>375</text:p>
          </table:table-cell>
          <table:table-cell office:value-type="date" office:date-value="2010-05-31">
            <text:p>31.05.2010</text:p>
          </table:table-cell>
          <table:table-cell office:value-type="time" office:time-value="PT10H18M57S">
            <text:p>10:18:57</text:p>
          </table:table-cell>
          <table:table-cell office:value-type="float" office:value="22">
            <text:p>22,0</text:p>
          </table:table-cell>
          <table:table-cell table:style-name="ce12" office:value-type="float" office:value="121">
            <text:p>121</text:p>
          </table:table-cell>
          <table:table-cell office:value-type="time" office:time-value="PT02H46M06S">
            <text:p>02:46:06</text:p>
          </table:table-cell>
          <table:table-cell office:value-type="string">
            <text:p>Garda: Moniga – Polpenazzo – Rocca – Moniga</text:p>
          </table:table-cell>
          <table:table-cell table:formula="of:=SUM([.D57:.D57])" office:value-type="float" office:value="22">
            <text:p>22</text:p>
          </table:table-cell>
          <table:table-cell table:number-columns-repeated="1015"/>
        </table:table-row>
        <table:table-row table:style-name="ro1" table:number-rows-repeated="8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9"/>
          <table:table-cell/>
          <table:table-cell table:style-name="ce12"/>
          <table:table-cell table:number-columns-repeated="1018"/>
        </table:table-row>
        <table:table-row table:style-name="ro1" table:number-rows-repeated="21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0-04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4])" office:value-type="float" office:value="6241.3">
            <text:p>6241,3</text:p>
          </table:table-cell>
          <table:table-cell table:style-name="ce16" table:formula="of:=SUM([.F2:.F65440])" office:value-type="time" office:time-value="PT619H48M39S">
            <text:p>19:48:39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314">
            <text:p>314</text:p>
          </table:table-cell>
          <table:table-cell table:style-name="ce17" office:value-type="date" office:date-value="2010-03-31">
            <text:p>31.03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03'.H1])" office:value-type="float" office:value="5703.5">
            <text:p>5703,5</text:p>
          </table:table-cell>
          <table:table-cell table:style-name="ce10"/>
          <table:table-cell table:style-name="ce10" table:formula="of:=SUM(['2010-03'.I1])" office:value-type="time" office:time-value="PT566H11M14S">
            <text:p>14:11:14</text:p>
          </table:table-cell>
          <table:table-cell table:style-name="ce2" office:value-type="string">
            <text:p>Übertrag 400:33:32</text:p>
          </table:table-cell>
          <table:table-cell table:style-name="ce2" table:formula="of:=SUM(['2010-03'.H86])" office:value-type="float" office:value="63.7">
            <text:p>63,7</text:p>
          </table:table-cell>
          <table:table-cell table:style-name="ce2" table:number-columns-repeated="1015"/>
        </table:table-row>
        <table:table-row table:style-name="ro2">
          <table:table-cell office:value-type="float" office:value="315">
            <text:p>315</text:p>
          </table:table-cell>
          <table:table-cell office:value-type="date" office:date-value="2010-04-01">
            <text:p>01.04.2010</text:p>
          </table:table-cell>
          <table:table-cell office:value-type="time" office:time-value="PT18H00M19S">
            <text:p>18:00:19</text:p>
          </table:table-cell>
          <table:table-cell office:value-type="float" office:value="5.4">
            <text:p>5,4</text:p>
          </table:table-cell>
          <table:table-cell table:style-name="ce12" office:value-type="float" office:value="119">
            <text:p>119</text:p>
          </table:table-cell>
          <table:table-cell office:value-type="time" office:time-value="PT00H29M57S">
            <text:p>00:29:57</text:p>
          </table:table-cell>
          <table:table-cell office:value-type="string">
            <text:p>Rund um Kornwestheim</text:p>
          </table:table-cell>
          <table:table-cell table:number-columns-repeated="1016"/>
        </table:table-row>
        <table:table-row table:style-name="ro2">
          <table:table-cell office:value-type="float" office:value="316">
            <text:p>316</text:p>
          </table:table-cell>
          <table:table-cell office:value-type="date" office:date-value="2010-04-02">
            <text:p>02.04.2010</text:p>
          </table:table-cell>
          <table:table-cell office:value-type="time" office:time-value="PT09H36M55S">
            <text:p>09:36:55</text:p>
          </table:table-cell>
          <table:table-cell office:value-type="float" office:value="4.7">
            <text:p>4,7</text:p>
          </table:table-cell>
          <table:table-cell table:style-name="ce12" office:value-type="float" office:value="131">
            <text:p>131</text:p>
          </table:table-cell>
          <table:table-cell office:value-type="time" office:time-value="PT00H24M39S">
            <text:p>00:24:3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02">
            <text:p>02.04.2010</text:p>
          </table:table-cell>
          <table:table-cell office:value-type="time" office:time-value="PT10H17M55S">
            <text:p>10:17:55</text:p>
          </table:table-cell>
          <table:table-cell office:value-type="float" office:value="13">
            <text:p>13,0</text:p>
          </table:table-cell>
          <table:table-cell table:style-name="ce12" office:value-type="float" office:value="131">
            <text:p>131</text:p>
          </table:table-cell>
          <table:table-cell office:value-type="time" office:time-value="PT01H09M02S">
            <text:p>01:09:02</text:p>
          </table:table-cell>
          <table:table-cell office:value-type="string">
            <text:p>Büro – Schlotwiese – Korntal – Kallenberg – Stammheim - Kwh</text:p>
          </table:table-cell>
          <table:table-cell table:number-columns-repeated="1016"/>
        </table:table-row>
        <table:table-row table:style-name="ro2">
          <table:table-cell office:value-type="float" office:value="317">
            <text:p>317</text:p>
          </table:table-cell>
          <table:table-cell office:value-type="date" office:date-value="2010-04-03">
            <text:p>03.04.2010</text:p>
          </table:table-cell>
          <table:table-cell office:value-type="time" office:time-value="PT07H39M41S">
            <text:p>07:39:41</text:p>
          </table:table-cell>
          <table:table-cell office:value-type="float" office:value="7.1">
            <text:p>7,1</text:p>
          </table:table-cell>
          <table:table-cell table:style-name="ce12" office:value-type="float" office:value="124">
            <text:p>124</text:p>
          </table:table-cell>
          <table:table-cell office:value-type="time" office:time-value="PT00H37M16S">
            <text:p>00:37:16</text:p>
          </table:table-cell>
          <table:table-cell office:value-type="string">
            <text:p>Kwh – Zazenhausen - Kwh</text:p>
          </table:table-cell>
          <table:table-cell table:number-columns-repeated="1016"/>
        </table:table-row>
        <table:table-row table:style-name="ro2">
          <table:table-cell office:value-type="float" office:value="318">
            <text:p>318</text:p>
          </table:table-cell>
          <table:table-cell office:value-type="date" office:date-value="2010-04-04">
            <text:p>04.04.2010</text:p>
          </table:table-cell>
          <table:table-cell office:value-type="time" office:time-value="PT16H08M09S">
            <text:p>16:08:09</text:p>
          </table:table-cell>
          <table:table-cell office:value-type="float" office:value="20">
            <text:p>20,0</text:p>
          </table:table-cell>
          <table:table-cell table:style-name="ce12" office:value-type="float" office:value="132">
            <text:p>132</text:p>
          </table:table-cell>
          <table:table-cell office:value-type="time" office:time-value="PT01H42M11S">
            <text:p>01:42:11</text:p>
          </table:table-cell>
          <table:table-cell office:value-type="string">
            <text:p>Lisse – Strand – Lisse</text:p>
          </table:table-cell>
          <table:table-cell table:formula="of:=SUM([.D3:.D7];[.H2])" office:value-type="float" office:value="113.9">
            <text:p>113,9</text:p>
          </table:table-cell>
          <table:table-cell table:number-columns-repeated="1015"/>
        </table:table-row>
        <table:table-row table:style-name="ro2">
          <table:table-cell office:value-type="float" office:value="319">
            <text:p>319</text:p>
          </table:table-cell>
          <table:table-cell office:value-type="date" office:date-value="2010-04-05">
            <text:p>05.04.2010</text:p>
          </table:table-cell>
          <table:table-cell office:value-type="time" office:time-value="PT17H56M02S">
            <text:p>17:56:02</text:p>
          </table:table-cell>
          <table:table-cell office:value-type="float" office:value="18.7">
            <text:p>18,7</text:p>
          </table:table-cell>
          <table:table-cell table:style-name="ce12" office:value-type="float" office:value="126">
            <text:p>126</text:p>
          </table:table-cell>
          <table:table-cell office:value-type="time" office:time-value="PT01H34M39S">
            <text:p>01:34:39</text:p>
          </table:table-cell>
          <table:table-cell office:value-type="string">
            <text:p>Lisse – Sassenheim – Noordwijkerhout – Halfweg – Lisse</text:p>
          </table:table-cell>
          <table:table-cell table:number-columns-repeated="1016"/>
        </table:table-row>
        <table:table-row table:style-name="ro2">
          <table:table-cell office:value-type="float" office:value="320">
            <text:p>320</text:p>
          </table:table-cell>
          <table:table-cell office:value-type="date" office:date-value="2010-04-06">
            <text:p>06.04.2010</text:p>
          </table:table-cell>
          <table:table-cell office:value-type="time" office:time-value="PT20H55M40S">
            <text:p>20:55:40</text:p>
          </table:table-cell>
          <table:table-cell office:value-type="float" office:value="12.3">
            <text:p>12,3</text:p>
          </table:table-cell>
          <table:table-cell table:style-name="ce12" office:value-type="float" office:value="122">
            <text:p>122</text:p>
          </table:table-cell>
          <table:table-cell office:value-type="time" office:time-value="PT01H03M55S">
            <text:p>01:03:55</text:p>
          </table:table-cell>
          <table:table-cell office:value-type="string">
            <text:p>Kwh – Zazenhausen – Kwh – Zazenhausen – Zuffenhausen - Kwh</text:p>
          </table:table-cell>
          <table:table-cell table:number-columns-repeated="1016"/>
        </table:table-row>
        <table:table-row table:style-name="ro2">
          <table:table-cell office:value-type="float" office:value="321">
            <text:p>321</text:p>
          </table:table-cell>
          <table:table-cell office:value-type="date" office:date-value="2010-04-07">
            <text:p>07.04.2010</text:p>
          </table:table-cell>
          <table:table-cell office:value-type="time" office:time-value="PT09H33M58S">
            <text:p>09:33:58</text:p>
          </table:table-cell>
          <table:table-cell office:value-type="float" office:value="4.6">
            <text:p>4,6</text:p>
          </table:table-cell>
          <table:table-cell table:style-name="ce12" office:value-type="float" office:value="144">
            <text:p>144</text:p>
          </table:table-cell>
          <table:table-cell office:value-type="time" office:time-value="PT00H22M20S">
            <text:p>00:22:2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07">
            <text:p>07.04.2010</text:p>
          </table:table-cell>
          <table:table-cell office:value-type="time" office:time-value="PT12H36M22S">
            <text:p>12:36:22</text:p>
          </table:table-cell>
          <table:table-cell office:value-type="float" office:value="6.6">
            <text:p>6,6</text:p>
          </table:table-cell>
          <table:table-cell table:style-name="ce12" office:value-type="float" office:value="147">
            <text:p>147</text:p>
          </table:table-cell>
          <table:table-cell office:value-type="time" office:time-value="PT00H31M10S">
            <text:p>00:31:10</text:p>
          </table:table-cell>
          <table:table-cell office:value-type="string">
            <text:p>Büro – Stammheim -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07">
            <text:p>07.04.2010</text:p>
          </table:table-cell>
          <table:table-cell office:value-type="time" office:time-value="PT17H36M51S">
            <text:p>17:36:51</text:p>
          </table:table-cell>
          <table:table-cell office:value-type="float" office:value="15.4">
            <text:p>15,4</text:p>
          </table:table-cell>
          <table:table-cell table:style-name="ce12" office:value-type="float" office:value="134">
            <text:p>134</text:p>
          </table:table-cell>
          <table:table-cell office:value-type="time" office:time-value="PT01H19M36S">
            <text:p>01:19:36</text:p>
          </table:table-cell>
          <table:table-cell office:value-type="string">
            <text:p>Kwh – Bolzgebiet – Stammheim – Kallenberg – Korntal – Schlotwiese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07">
            <text:p>07.04.2010</text:p>
          </table:table-cell>
          <table:table-cell office:value-type="time" office:time-value="PT20H17M09S">
            <text:p>20:17:09</text:p>
          </table:table-cell>
          <table:table-cell office:value-type="float" office:value="3.9">
            <text:p>3,9</text:p>
          </table:table-cell>
          <table:table-cell table:style-name="ce12" office:value-type="float" office:value="123">
            <text:p>123</text:p>
          </table:table-cell>
          <table:table-cell office:value-type="time" office:time-value="PT00H22M09S">
            <text:p>00:22:0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22">
            <text:p>322</text:p>
          </table:table-cell>
          <table:table-cell office:value-type="date" office:date-value="2010-04-08">
            <text:p>08.04.2010</text:p>
          </table:table-cell>
          <table:table-cell office:value-type="time" office:time-value="PT11H09M46S">
            <text:p>11:09:46</text:p>
          </table:table-cell>
          <table:table-cell office:value-type="float" office:value="4.8">
            <text:p>4,8</text:p>
          </table:table-cell>
          <table:table-cell table:style-name="ce12" office:value-type="float" office:value="132">
            <text:p>132</text:p>
          </table:table-cell>
          <table:table-cell office:value-type="time" office:time-value="PT00H24M56S">
            <text:p>00:24:5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08">
            <text:p>08.04.2010</text:p>
          </table:table-cell>
          <table:table-cell office:value-type="time" office:time-value="PT13H26M51S">
            <text:p>13:26:51</text:p>
          </table:table-cell>
          <table:table-cell office:value-type="float" office:value="3.8">
            <text:p>3,8</text:p>
          </table:table-cell>
          <table:table-cell table:style-name="ce12" office:value-type="float" office:value="125">
            <text:p>125</text:p>
          </table:table-cell>
          <table:table-cell office:value-type="time" office:time-value="PT00H20M26S">
            <text:p>00:20:2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08">
            <text:p>08.04.2010</text:p>
          </table:table-cell>
          <table:table-cell office:value-type="time" office:time-value="PT17H15M08S">
            <text:p>17:15:08</text:p>
          </table:table-cell>
          <table:table-cell office:value-type="float" office:value="12.6">
            <text:p>12,6</text:p>
          </table:table-cell>
          <table:table-cell table:style-name="ce12" office:value-type="float" office:value="128">
            <text:p>128</text:p>
          </table:table-cell>
          <table:table-cell office:value-type="time" office:time-value="PT01H08M58S">
            <text:p>01:08:58</text:p>
          </table:table-cell>
          <table:table-cell office:value-type="string">
            <text:p>Kwh – Zazenhausen – Freiberg – Burgholzhof – Pragsattel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08">
            <text:p>08.04.2010</text:p>
          </table:table-cell>
          <table:table-cell office:value-type="time" office:time-value="PT19H31M31S">
            <text:p>19:31:31</text:p>
          </table:table-cell>
          <table:table-cell office:value-type="float" office:value="3.8">
            <text:p>3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22M03S">
            <text:p>00:22:0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23">
            <text:p>323</text:p>
          </table:table-cell>
          <table:table-cell office:value-type="date" office:date-value="2010-04-09">
            <text:p>09.04.2010</text:p>
          </table:table-cell>
          <table:table-cell office:value-type="time" office:time-value="PT15H20M59S">
            <text:p>15:20:59</text:p>
          </table:table-cell>
          <table:table-cell office:value-type="float" office:value="4.7">
            <text:p>4,7</text:p>
          </table:table-cell>
          <table:table-cell table:style-name="ce12" office:value-type="float" office:value="135">
            <text:p>135</text:p>
          </table:table-cell>
          <table:table-cell office:value-type="time" office:time-value="PT00H25M31S">
            <text:p>00:25:3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09">
            <text:p>09.04.2010</text:p>
          </table:table-cell>
          <table:table-cell office:value-type="time" office:time-value="PT17H20M23S">
            <text:p>17:20:23</text:p>
          </table:table-cell>
          <table:table-cell office:value-type="float" office:value="14.4">
            <text:p>14,4</text:p>
          </table:table-cell>
          <table:table-cell table:style-name="ce12" office:value-type="float" office:value="129">
            <text:p>129</text:p>
          </table:table-cell>
          <table:table-cell office:value-type="time" office:time-value="PT01H25M28S">
            <text:p>01:25:28</text:p>
          </table:table-cell>
          <table:table-cell office:value-type="string">
            <text:p>Büro – Zuffenhausen – Rot – Freiberg – Max-Eyth-See – Mühlhausen – Kwh</text:p>
          </table:table-cell>
          <table:table-cell table:number-columns-repeated="1016"/>
        </table:table-row>
        <table:table-row table:style-name="ro2">
          <table:table-cell office:value-type="float" office:value="324">
            <text:p>324</text:p>
          </table:table-cell>
          <table:table-cell office:value-type="date" office:date-value="2010-04-10">
            <text:p>10.04.2010</text:p>
          </table:table-cell>
          <table:table-cell office:value-type="time" office:time-value="PT18H38M53S">
            <text:p>18:38:53</text:p>
          </table:table-cell>
          <table:table-cell office:value-type="float" office:value="6">
            <text:p>6,0</text:p>
          </table:table-cell>
          <table:table-cell table:style-name="ce12" office:value-type="float" office:value="122">
            <text:p>122</text:p>
          </table:table-cell>
          <table:table-cell office:value-type="time" office:time-value="PT00H34M26S">
            <text:p>00:34:26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0">
            <text:p>10.04.2010</text:p>
          </table:table-cell>
          <table:table-cell office:value-type="time" office:time-value="PT19H23M20S">
            <text:p>19:23:20</text:p>
          </table:table-cell>
          <table:table-cell office:value-type="float" office:value="4">
            <text:p>4,0</text:p>
          </table:table-cell>
          <table:table-cell table:style-name="ce12" office:value-type="float" office:value="120">
            <text:p>120</text:p>
          </table:table-cell>
          <table:table-cell office:value-type="time" office:time-value="PT00H24M48S">
            <text:p>00:24:4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25">
            <text:p>325</text:p>
          </table:table-cell>
          <table:table-cell office:value-type="date" office:date-value="2010-04-11">
            <text:p>11.04.2010</text:p>
          </table:table-cell>
          <table:table-cell office:value-type="time" office:time-value="PT11H08M32S">
            <text:p>11:08:32</text:p>
          </table:table-cell>
          <table:table-cell office:value-type="float" office:value="11">
            <text:p>11,0</text:p>
          </table:table-cell>
          <table:table-cell table:style-name="ce12" office:value-type="float" office:value="123">
            <text:p>123</text:p>
          </table:table-cell>
          <table:table-cell office:value-type="time" office:time-value="PT01H01M15S">
            <text:p>01:01:15</text:p>
          </table:table-cell>
          <table:table-cell office:value-type="string">
            <text:p>Lilly-Runde(umgekehrt), Freizeitpark</text:p>
          </table:table-cell>
          <table:table-cell table:formula="of:=SUM([.D8:.D22])" office:value-type="float" office:value="126.6">
            <text:p>126,6</text:p>
          </table:table-cell>
          <table:table-cell table:number-columns-repeated="1015"/>
        </table:table-row>
        <table:table-row table:style-name="ro2">
          <table:table-cell office:value-type="float" office:value="326">
            <text:p>326</text:p>
          </table:table-cell>
          <table:table-cell office:value-type="date" office:date-value="2010-04-12">
            <text:p>12.04.2010</text:p>
          </table:table-cell>
          <table:table-cell office:value-type="time" office:time-value="PT19H00M45S">
            <text:p>19:00:45</text:p>
          </table:table-cell>
          <table:table-cell office:value-type="float" office:value="14.4">
            <text:p>14,4</text:p>
          </table:table-cell>
          <table:table-cell table:style-name="ce12" office:value-type="float" office:value="120">
            <text:p>120</text:p>
          </table:table-cell>
          <table:table-cell office:value-type="time" office:time-value="PT01H21M39S">
            <text:p>01:21:39</text:p>
          </table:table-cell>
          <table:table-cell office:value-type="string">
            <text:p>Kwh – Stammheim – Knast – Kallenberg – Neuwirtshaus – Stammheim - Kwh</text:p>
          </table:table-cell>
          <table:table-cell table:number-columns-repeated="1016"/>
        </table:table-row>
        <table:table-row table:style-name="ro2">
          <table:table-cell office:value-type="float" office:value="327">
            <text:p>327</text:p>
          </table:table-cell>
          <table:table-cell office:value-type="date" office:date-value="2010-04-13">
            <text:p>13.04.2010</text:p>
          </table:table-cell>
          <table:table-cell office:value-type="time" office:time-value="PT11H18M37S">
            <text:p>11:18:37</text:p>
          </table:table-cell>
          <table:table-cell office:value-type="float" office:value="4.8">
            <text:p>4,8</text:p>
          </table:table-cell>
          <table:table-cell table:style-name="ce12" office:value-type="float" office:value="133">
            <text:p>133</text:p>
          </table:table-cell>
          <table:table-cell office:value-type="time" office:time-value="PT00H25M22S">
            <text:p>00:25:2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3">
            <text:p>13.04.2010</text:p>
          </table:table-cell>
          <table:table-cell office:value-type="time" office:time-value="PT13H27M16S">
            <text:p>13:27:16</text:p>
          </table:table-cell>
          <table:table-cell office:value-type="float" office:value="3.7">
            <text:p>3,7</text:p>
          </table:table-cell>
          <table:table-cell table:style-name="ce12" office:value-type="float" office:value="122">
            <text:p>122</text:p>
          </table:table-cell>
          <table:table-cell office:value-type="time" office:time-value="PT00H19M50S">
            <text:p>00:19:5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3">
            <text:p>13.04.2010</text:p>
          </table:table-cell>
          <table:table-cell office:value-type="time" office:time-value="PT15H42M17S">
            <text:p>15:42:17</text:p>
          </table:table-cell>
          <table:table-cell office:value-type="float" office:value="6.1">
            <text:p>6,1</text:p>
          </table:table-cell>
          <table:table-cell table:style-name="ce12" office:value-type="float" office:value="132">
            <text:p>132</text:p>
          </table:table-cell>
          <table:table-cell office:value-type="time" office:time-value="PT00H34M03S">
            <text:p>00:34:03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3">
            <text:p>13.04.2010</text:p>
          </table:table-cell>
          <table:table-cell office:value-type="time" office:time-value="PT19H16M29S">
            <text:p>19:16:29</text:p>
          </table:table-cell>
          <table:table-cell office:value-type="float" office:value="10.3">
            <text:p>10,3</text:p>
          </table:table-cell>
          <table:table-cell table:style-name="ce12" office:value-type="float" office:value="125">
            <text:p>125</text:p>
          </table:table-cell>
          <table:table-cell office:value-type="time" office:time-value="PT00H55M25S">
            <text:p>00:55:25</text:p>
          </table:table-cell>
          <table:table-cell office:value-type="string">
            <text:p>Büro – Zuffenhausen – Feuerbach – Zuffenhausen – Zazenhausen - Kwh</text:p>
          </table:table-cell>
          <table:table-cell table:number-columns-repeated="1016"/>
        </table:table-row>
        <table:table-row table:style-name="ro2">
          <table:table-cell office:value-type="float" office:value="328">
            <text:p>328</text:p>
          </table:table-cell>
          <table:table-cell office:value-type="date" office:date-value="2010-04-14">
            <text:p>14.04.2010</text:p>
          </table:table-cell>
          <table:table-cell office:value-type="time" office:time-value="PT00H42M27S">
            <text:p>00:42:27</text:p>
          </table:table-cell>
          <table:table-cell office:value-type="float" office:value="4.7">
            <text:p>4,7</text:p>
          </table:table-cell>
          <table:table-cell table:style-name="ce12" office:value-type="float" office:value="118">
            <text:p>118</text:p>
          </table:table-cell>
          <table:table-cell office:value-type="time" office:time-value="PT00H26M54S">
            <text:p>00:26:5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4">
            <text:p>14.04.2010</text:p>
          </table:table-cell>
          <table:table-cell office:value-type="time" office:time-value="PT19H30M54S">
            <text:p>19:30:54</text:p>
          </table:table-cell>
          <table:table-cell office:value-type="float" office:value="9.8">
            <text:p>9,8</text:p>
          </table:table-cell>
          <table:table-cell table:style-name="ce12" office:value-type="float" office:value="117">
            <text:p>117</text:p>
          </table:table-cell>
          <table:table-cell office:value-type="time" office:time-value="PT00H57M18S">
            <text:p>00:57:18</text:p>
          </table:table-cell>
          <table:table-cell office:value-type="string">
            <text:p>Büro – Zuffenhausen – Rot – Freiberg – Mönchfeld – Zazenhausen - Kwh</text:p>
          </table:table-cell>
          <table:table-cell table:number-columns-repeated="1016"/>
        </table:table-row>
        <table:table-row table:style-name="ro2">
          <table:table-cell office:value-type="float" office:value="329">
            <text:p>329</text:p>
          </table:table-cell>
          <table:table-cell office:value-type="date" office:date-value="2010-04-15">
            <text:p>15.04.2010</text:p>
          </table:table-cell>
          <table:table-cell office:value-type="time" office:time-value="PT07H03M30S">
            <text:p>07:03:30</text:p>
          </table:table-cell>
          <table:table-cell office:value-type="float" office:value="7.3">
            <text:p>7,3</text:p>
          </table:table-cell>
          <table:table-cell table:style-name="ce12" office:value-type="float" office:value="127">
            <text:p>127</text:p>
          </table:table-cell>
          <table:table-cell office:value-type="time" office:time-value="PT00H44M12S">
            <text:p>00:44:12</text:p>
          </table:table-cell>
          <table:table-cell office:value-type="string">
            <text:p>Kwh – Zazenhausen – Kwh(Mitte)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5">
            <text:p>15.04.2010</text:p>
          </table:table-cell>
          <table:table-cell office:value-type="time" office:time-value="PT11H22M20S">
            <text:p>11:22:20</text:p>
          </table:table-cell>
          <table:table-cell office:value-type="float" office:value="4.4">
            <text:p>4,4</text:p>
          </table:table-cell>
          <table:table-cell table:style-name="ce12" office:value-type="float" office:value="129">
            <text:p>129</text:p>
          </table:table-cell>
          <table:table-cell office:value-type="time" office:time-value="PT00H25M09S">
            <text:p>00:25:0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5">
            <text:p>15.04.2010</text:p>
          </table:table-cell>
          <table:table-cell office:value-type="time" office:time-value="PT13H12M08S">
            <text:p>13:12:08</text:p>
          </table:table-cell>
          <table:table-cell office:value-type="float" office:value="3.6">
            <text:p>3,6</text:p>
          </table:table-cell>
          <table:table-cell table:style-name="ce12" office:value-type="float" office:value="121">
            <text:p>121</text:p>
          </table:table-cell>
          <table:table-cell office:value-type="time" office:time-value="PT00H20M44S">
            <text:p>00:20:4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5">
            <text:p>15.04.2010</text:p>
          </table:table-cell>
          <table:table-cell office:value-type="time" office:time-value="PT16H37M37S">
            <text:p>16:37:37</text:p>
          </table:table-cell>
          <table:table-cell office:value-type="float" office:value="4.4">
            <text:p>4,4</text:p>
          </table:table-cell>
          <table:table-cell table:style-name="ce12" office:value-type="float" office:value="125">
            <text:p>125</text:p>
          </table:table-cell>
          <table:table-cell office:value-type="time" office:time-value="PT00H25M27S">
            <text:p>00:25:2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5">
            <text:p>15.04.2010</text:p>
          </table:table-cell>
          <table:table-cell office:value-type="time" office:time-value="PT18H24M14S">
            <text:p>18:24:14</text:p>
          </table:table-cell>
          <table:table-cell office:value-type="float" office:value="3.6">
            <text:p>3,6</text:p>
          </table:table-cell>
          <table:table-cell table:style-name="ce12" office:value-type="float" office:value="120">
            <text:p>120</text:p>
          </table:table-cell>
          <table:table-cell office:value-type="time" office:time-value="PT00H21M25S">
            <text:p>00:21:2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30">
            <text:p>330</text:p>
          </table:table-cell>
          <table:table-cell office:value-type="date" office:date-value="2010-04-16">
            <text:p>16.04.2010</text:p>
          </table:table-cell>
          <table:table-cell office:value-type="time" office:time-value="PT11H31M36S">
            <text:p>11:31:36</text:p>
          </table:table-cell>
          <table:table-cell office:value-type="float" office:value="7.2">
            <text:p>7,2</text:p>
          </table:table-cell>
          <table:table-cell table:style-name="ce12" office:value-type="float" office:value="127">
            <text:p>127</text:p>
          </table:table-cell>
          <table:table-cell office:value-type="time" office:time-value="PT00H40M56S">
            <text:p>00:40:56</text:p>
          </table:table-cell>
          <table:table-cell office:value-type="string">
            <text:p>Kwh – Zazenhausen – Zuffenhausen -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6">
            <text:p>16.04.2010</text:p>
          </table:table-cell>
          <table:table-cell office:value-type="time" office:time-value="PT18H10M41S">
            <text:p>18:10:41</text:p>
          </table:table-cell>
          <table:table-cell office:value-type="float" office:value="7.8">
            <text:p>7,8</text:p>
          </table:table-cell>
          <table:table-cell table:style-name="ce12" office:value-type="float" office:value="123">
            <text:p>123</text:p>
          </table:table-cell>
          <table:table-cell office:value-type="time" office:time-value="PT00H49M55S">
            <text:p>00:49:55</text:p>
          </table:table-cell>
          <table:table-cell office:value-type="string">
            <text:p>Tirol – Hall – bergauf, bergab</text:p>
          </table:table-cell>
          <table:table-cell table:number-columns-repeated="1016"/>
        </table:table-row>
        <table:table-row table:style-name="ro2">
          <table:table-cell office:value-type="float" office:value="331">
            <text:p>331</text:p>
          </table:table-cell>
          <table:table-cell office:value-type="date" office:date-value="2010-04-17">
            <text:p>17.04.2010</text:p>
          </table:table-cell>
          <table:table-cell office:value-type="time" office:time-value="PT08H00M57S">
            <text:p>08:00:57</text:p>
          </table:table-cell>
          <table:table-cell office:value-type="float" office:value="60">
            <text:p>60,0</text:p>
          </table:table-cell>
          <table:table-cell table:style-name="ce12" office:value-type="float" office:value="113">
            <text:p>113</text:p>
          </table:table-cell>
          <table:table-cell office:value-type="time" office:time-value="PT09H24M31S">
            <text:p>09:24:31</text:p>
          </table:table-cell>
          <table:table-cell office:value-type="string">
            <text:p>Tirol – Abenteuerlauf rund um Innsbruck – 58,1 km?</text:p>
          </table:table-cell>
          <table:table-cell table:number-columns-repeated="1016"/>
        </table:table-row>
        <table:table-row table:style-name="ro2">
          <table:table-cell office:value-type="float" office:value="332">
            <text:p>332</text:p>
          </table:table-cell>
          <table:table-cell office:value-type="date" office:date-value="2010-04-18">
            <text:p>18.04.2010</text:p>
          </table:table-cell>
          <table:table-cell office:value-type="time" office:time-value="PT19H52M34S">
            <text:p>19:52:34</text:p>
          </table:table-cell>
          <table:table-cell office:value-type="float" office:value="3.6">
            <text:p>3,6</text:p>
          </table:table-cell>
          <table:table-cell table:style-name="ce12" office:value-type="float" office:value="112">
            <text:p>112</text:p>
          </table:table-cell>
          <table:table-cell office:value-type="time" office:time-value="PT00H23M26S">
            <text:p>00:23:26</text:p>
          </table:table-cell>
          <table:table-cell office:value-type="string">
            <text:p>Kwh – Feldrunde</text:p>
          </table:table-cell>
          <table:table-cell table:formula="of:=SUM([.D23:.D38])" office:value-type="float" office:value="155.7">
            <text:p>155,7</text:p>
          </table:table-cell>
          <table:table-cell table:number-columns-repeated="1015"/>
        </table:table-row>
        <table:table-row table:style-name="ro2">
          <table:table-cell office:value-type="float" office:value="333">
            <text:p>333</text:p>
          </table:table-cell>
          <table:table-cell office:value-type="date" office:date-value="2010-04-19">
            <text:p>19.04.2010</text:p>
          </table:table-cell>
          <table:table-cell office:value-type="time" office:time-value="PT16H52M41S">
            <text:p>16:52:41</text:p>
          </table:table-cell>
          <table:table-cell office:value-type="float" office:value="4.4">
            <text:p>4,4</text:p>
          </table:table-cell>
          <table:table-cell table:style-name="ce12" office:value-type="float" office:value="123">
            <text:p>123</text:p>
          </table:table-cell>
          <table:table-cell office:value-type="time" office:time-value="PT00H25M02S">
            <text:p>00:25:0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19">
            <text:p>19.04.2010</text:p>
          </table:table-cell>
          <table:table-cell office:value-type="time" office:time-value="PT21H26M13S">
            <text:p>21:26:13</text:p>
          </table:table-cell>
          <table:table-cell office:value-type="float" office:value="5.3">
            <text:p>5,3</text:p>
          </table:table-cell>
          <table:table-cell table:style-name="ce12" office:value-type="float" office:value="118">
            <text:p>118</text:p>
          </table:table-cell>
          <table:table-cell office:value-type="time" office:time-value="PT00H31M03S">
            <text:p>00:31:03</text:p>
          </table:table-cell>
          <table:table-cell office:value-type="string">
            <text:p>Büro - Kwh(Lindenstr)</text:p>
          </table:table-cell>
          <table:table-cell table:number-columns-repeated="1016"/>
        </table:table-row>
        <table:table-row table:style-name="ro2">
          <table:table-cell office:value-type="float" office:value="334">
            <text:p>334</text:p>
          </table:table-cell>
          <table:table-cell office:value-type="date" office:date-value="2010-04-20">
            <text:p>20.04.2010</text:p>
          </table:table-cell>
          <table:table-cell office:value-type="time" office:time-value="PT08H35M00S">
            <text:p>08:35:00</text:p>
          </table:table-cell>
          <table:table-cell office:value-type="float" office:value="6">
            <text:p>6,0</text:p>
          </table:table-cell>
          <table:table-cell table:style-name="ce12" office:value-type="float" office:value="119">
            <text:p>119</text:p>
          </table:table-cell>
          <table:table-cell office:value-type="time" office:time-value="PT00H35M16S">
            <text:p>00:35:16</text:p>
          </table:table-cell>
          <table:table-cell office:value-type="string">
            <text:p>Kwh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20">
            <text:p>20.04.2010</text:p>
          </table:table-cell>
          <table:table-cell office:value-type="time" office:time-value="PT13H15M18S">
            <text:p>13:15:18</text:p>
          </table:table-cell>
          <table:table-cell office:value-type="float" office:value="3.5">
            <text:p>3,5</text:p>
          </table:table-cell>
          <table:table-cell table:style-name="ce12" office:value-type="float" office:value="117">
            <text:p>117</text:p>
          </table:table-cell>
          <table:table-cell office:value-type="time" office:time-value="PT00H20M20S">
            <text:p>00:20:2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20">
            <text:p>20.04.2010</text:p>
          </table:table-cell>
          <table:table-cell office:value-type="time" office:time-value="PT17H49M43S">
            <text:p>17:49:43</text:p>
          </table:table-cell>
          <table:table-cell office:value-type="float" office:value="9.6">
            <text:p>9,6</text:p>
          </table:table-cell>
          <table:table-cell table:style-name="ce12" office:value-type="float" office:value="124">
            <text:p>124</text:p>
          </table:table-cell>
          <table:table-cell office:value-type="time" office:time-value="PT00H56M04S">
            <text:p>00:56:04</text:p>
          </table:table-cell>
          <table:table-cell office:value-type="string">
            <text:p>Kwh – Zazenhausen – Mönchfeld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20">
            <text:p>20.04.2010</text:p>
          </table:table-cell>
          <table:table-cell office:value-type="time" office:time-value="PT20H05M07S">
            <text:p>20:05:07</text:p>
          </table:table-cell>
          <table:table-cell office:value-type="float" office:value="3.5">
            <text:p>3,5</text:p>
          </table:table-cell>
          <table:table-cell table:style-name="ce12" office:value-type="float" office:value="115">
            <text:p>115</text:p>
          </table:table-cell>
          <table:table-cell office:value-type="time" office:time-value="PT00H21M29S">
            <text:p>00:21:2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35">
            <text:p>335</text:p>
          </table:table-cell>
          <table:table-cell office:value-type="date" office:date-value="2010-04-21">
            <text:p>21.04.2010</text:p>
          </table:table-cell>
          <table:table-cell office:value-type="time" office:time-value="PT19H48M38S">
            <text:p>19:48:38</text:p>
          </table:table-cell>
          <table:table-cell office:value-type="float" office:value="7.6">
            <text:p>7,6</text:p>
          </table:table-cell>
          <table:table-cell table:style-name="ce12" office:value-type="float" office:value="118">
            <text:p>118</text:p>
          </table:table-cell>
          <table:table-cell office:value-type="time" office:time-value="PT00H45M30S">
            <text:p>00:45:30</text:p>
          </table:table-cell>
          <table:table-cell office:value-type="string">
            <text:p>Kwh – Zazenhausen – Moldengraben – Kwh</text:p>
          </table:table-cell>
          <table:table-cell table:number-columns-repeated="1016"/>
        </table:table-row>
        <table:table-row table:style-name="ro2">
          <table:table-cell office:value-type="float" office:value="336">
            <text:p>336</text:p>
          </table:table-cell>
          <table:table-cell office:value-type="date" office:date-value="2010-04-22">
            <text:p>22.04.2010</text:p>
          </table:table-cell>
          <table:table-cell office:value-type="time" office:time-value="PT11H24M32S">
            <text:p>11:24:32</text:p>
          </table:table-cell>
          <table:table-cell office:value-type="float" office:value="4.5">
            <text:p>4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25M07S">
            <text:p>00:25:0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22">
            <text:p>22.04.2010</text:p>
          </table:table-cell>
          <table:table-cell office:value-type="time" office:time-value="PT18H46M41S">
            <text:p>18:46:41</text:p>
          </table:table-cell>
          <table:table-cell office:value-type="float" office:value="12.8">
            <text:p>12,8</text:p>
          </table:table-cell>
          <table:table-cell table:style-name="ce12" office:value-type="float" office:value="125">
            <text:p>125</text:p>
          </table:table-cell>
          <table:table-cell office:value-type="time" office:time-value="PT01H15M08S">
            <text:p>01:15:08</text:p>
          </table:table-cell>
          <table:table-cell table:style-name="ce18" office:value-type="string">
            <text:p>Büro – Schlotwiese – Korntal – Kallenberg – Stammheim – Kwh</text:p>
          </table:table-cell>
          <table:table-cell table:number-columns-repeated="1016"/>
        </table:table-row>
        <table:table-row table:style-name="ro2">
          <table:table-cell office:value-type="float" office:value="337">
            <text:p>337</text:p>
          </table:table-cell>
          <table:table-cell office:value-type="date" office:date-value="2010-04-23">
            <text:p>23.04.2010</text:p>
          </table:table-cell>
          <table:table-cell office:value-type="time" office:time-value="PT10H28M17S">
            <text:p>10:28:17</text:p>
          </table:table-cell>
          <table:table-cell office:value-type="float" office:value="6.1">
            <text:p>6,1</text:p>
          </table:table-cell>
          <table:table-cell table:style-name="ce12" office:value-type="float" office:value="124">
            <text:p>124</text:p>
          </table:table-cell>
          <table:table-cell office:value-type="time" office:time-value="PT00H34M10S">
            <text:p>00:34:10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23">
            <text:p>23.04.2010</text:p>
          </table:table-cell>
          <table:table-cell office:value-type="time" office:time-value="PT19H23M20S">
            <text:p>19:23:20</text:p>
          </table:table-cell>
          <table:table-cell office:value-type="float" office:value="12.5">
            <text:p>12,5</text:p>
          </table:table-cell>
          <table:table-cell table:style-name="ce12" office:value-type="float" office:value="119">
            <text:p>119</text:p>
          </table:table-cell>
          <table:table-cell office:value-type="time" office:time-value="PT01H11M45S">
            <text:p>01:11:45</text:p>
          </table:table-cell>
          <table:table-cell office:value-type="string">
            <text:p>Büro – stadtwald – Schlotwiese – Korntal – Stammheim - Kwh</text:p>
          </table:table-cell>
          <table:table-cell table:number-columns-repeated="1016"/>
        </table:table-row>
        <table:table-row table:style-name="ro2">
          <table:table-cell office:value-type="float" office:value="338">
            <text:p>338</text:p>
          </table:table-cell>
          <table:table-cell office:value-type="date" office:date-value="2010-04-24">
            <text:p>24.04.2010</text:p>
          </table:table-cell>
          <table:table-cell office:value-type="time" office:time-value="PT06H30M32S">
            <text:p>06:30:32</text:p>
          </table:table-cell>
          <table:table-cell office:value-type="float" office:value="7.5">
            <text:p>7,5</text:p>
          </table:table-cell>
          <table:table-cell table:style-name="ce12" office:value-type="string">
            <text:p>-</text:p>
          </table:table-cell>
          <table:table-cell office:value-type="time" office:time-value="PT00H41M11S">
            <text:p>00:41:11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24">
            <text:p>24.04.2010</text:p>
          </table:table-cell>
          <table:table-cell office:value-type="time" office:time-value="PT10H45M41S">
            <text:p>10:45:41</text:p>
          </table:table-cell>
          <table:table-cell office:value-type="float" office:value="8.3">
            <text:p>8,3</text:p>
          </table:table-cell>
          <table:table-cell table:style-name="ce12" office:value-type="float" office:value="132">
            <text:p>132</text:p>
          </table:table-cell>
          <table:table-cell office:value-type="time" office:time-value="PT00H48M27S">
            <text:p>00:48:27</text:p>
          </table:table-cell>
          <table:table-cell office:value-type="string">
            <text:p>Kwh – Zazenhausen – Freiberg – Rot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24">
            <text:p>24.04.2010</text:p>
          </table:table-cell>
          <table:table-cell office:value-type="time" office:time-value="PT12H14M05S">
            <text:p>12:14:05</text:p>
          </table:table-cell>
          <table:table-cell office:value-type="float" office:value="4">
            <text:p>4,0</text:p>
          </table:table-cell>
          <table:table-cell table:style-name="ce12" office:value-type="float" office:value="123">
            <text:p>123</text:p>
          </table:table-cell>
          <table:table-cell office:value-type="time" office:time-value="PT00H24M24S">
            <text:p>00:24:2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39">
            <text:p>339</text:p>
          </table:table-cell>
          <table:table-cell office:value-type="date" office:date-value="2010-04-25">
            <text:p>25.04.2010</text:p>
          </table:table-cell>
          <table:table-cell office:value-type="time" office:time-value="PT19H42M12S">
            <text:p>19:42:12</text:p>
          </table:table-cell>
          <table:table-cell office:value-type="float" office:value="7.4">
            <text:p>7,4</text:p>
          </table:table-cell>
          <table:table-cell table:style-name="ce12" office:value-type="float" office:value="122">
            <text:p>122</text:p>
          </table:table-cell>
          <table:table-cell office:value-type="time" office:time-value="PT00H44M01S">
            <text:p>00:44:01</text:p>
          </table:table-cell>
          <table:table-cell office:value-type="string">
            <text:p>Kwh - Zazenhausen - Moldengraben - Kwh</text:p>
          </table:table-cell>
          <table:table-cell table:formula="of:=SUM([.D39:.D53])" office:value-type="float" office:value="103">
            <text:p>103</text:p>
          </table:table-cell>
          <table:table-cell table:number-columns-repeated="1015"/>
        </table:table-row>
        <table:table-row table:style-name="ro2">
          <table:table-cell office:value-type="float" office:value="340">
            <text:p>340</text:p>
          </table:table-cell>
          <table:table-cell office:value-type="date" office:date-value="2010-04-26">
            <text:p>26.04.2010</text:p>
          </table:table-cell>
          <table:table-cell office:value-type="time" office:time-value="PT18H09M34S">
            <text:p>18:09:34</text:p>
          </table:table-cell>
          <table:table-cell office:value-type="float" office:value="16.7">
            <text:p>16,7</text:p>
          </table:table-cell>
          <table:table-cell table:style-name="ce12" office:value-type="float" office:value="130">
            <text:p>130</text:p>
          </table:table-cell>
          <table:table-cell office:value-type="time" office:time-value="PT01H28M25S">
            <text:p>01:28:25</text:p>
          </table:table-cell>
          <table:table-cell office:value-type="string">
            <text:p>Kwh – Zazenhausen – Mühlhausen – MaxEythSee – Mühlhausen – Moldengraben - Kwh</text:p>
          </table:table-cell>
          <table:table-cell table:number-columns-repeated="1016"/>
        </table:table-row>
        <table:table-row table:style-name="ro2">
          <table:table-cell office:value-type="float" office:value="341">
            <text:p>341</text:p>
          </table:table-cell>
          <table:table-cell office:value-type="date" office:date-value="2010-04-27">
            <text:p>27.04.2010</text:p>
          </table:table-cell>
          <table:table-cell office:value-type="time" office:time-value="PT08H40M06S">
            <text:p>08:40:06</text:p>
          </table:table-cell>
          <table:table-cell office:value-type="float" office:value="6.8">
            <text:p>6,8</text:p>
          </table:table-cell>
          <table:table-cell table:style-name="ce12" office:value-type="float" office:value="129">
            <text:p>129</text:p>
          </table:table-cell>
          <table:table-cell office:value-type="time" office:time-value="PT00H36M38S">
            <text:p>00:36:38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27">
            <text:p>27.04.2010</text:p>
          </table:table-cell>
          <table:table-cell office:value-type="time" office:time-value="PT13H40M06S">
            <text:p>13:40:06</text:p>
          </table:table-cell>
          <table:table-cell office:value-type="float" office:value="3.8">
            <text:p>3,8</text:p>
          </table:table-cell>
          <table:table-cell table:style-name="ce12" office:value-type="float" office:value="121">
            <text:p>121</text:p>
          </table:table-cell>
          <table:table-cell office:value-type="time" office:time-value="PT00H21M07S">
            <text:p>00:21:0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27">
            <text:p>27.04.2010</text:p>
          </table:table-cell>
          <table:table-cell office:value-type="time" office:time-value="PT18H46M21S">
            <text:p>18:46:21</text:p>
          </table:table-cell>
          <table:table-cell office:value-type="float" office:value="7.4">
            <text:p>7,4</text:p>
          </table:table-cell>
          <table:table-cell table:style-name="ce12" office:value-type="float" office:value="127">
            <text:p>127</text:p>
          </table:table-cell>
          <table:table-cell office:value-type="time" office:time-value="PT00H40M27S">
            <text:p>00:40:27</text:p>
          </table:table-cell>
          <table:table-cell office:value-type="string">
            <text:p>Kwh – Stammheim – Neuwirtshaus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27">
            <text:p>27.04.2010</text:p>
          </table:table-cell>
          <table:table-cell office:value-type="time" office:time-value="PT20H32M02S">
            <text:p>20:32:02</text:p>
          </table:table-cell>
          <table:table-cell office:value-type="float" office:value="3.9">
            <text:p>3,9</text:p>
          </table:table-cell>
          <table:table-cell table:style-name="ce12" office:value-type="float" office:value="121">
            <text:p>121</text:p>
          </table:table-cell>
          <table:table-cell office:value-type="time" office:time-value="PT00H22M49S">
            <text:p>00:22:4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42">
            <text:p>342</text:p>
          </table:table-cell>
          <table:table-cell office:value-type="date" office:date-value="2010-04-28">
            <text:p>28.04.2010</text:p>
          </table:table-cell>
          <table:table-cell office:value-type="time" office:time-value="PT17H14M44S">
            <text:p>17:14:44</text:p>
          </table:table-cell>
          <table:table-cell office:value-type="float" office:value="24.2">
            <text:p>24,2</text:p>
          </table:table-cell>
          <table:table-cell table:style-name="ce12" office:value-type="float" office:value="126">
            <text:p>126</text:p>
          </table:table-cell>
          <table:table-cell office:value-type="time" office:time-value="PT02H13M01S">
            <text:p>02:13:01</text:p>
          </table:table-cell>
          <table:table-cell office:value-type="string">
            <text:p>Kwh – Zazenhausen – Mühlhausen – BadCannstatt – Pragsattel – Zuffenhausen - Kwh</text:p>
          </table:table-cell>
          <table:table-cell table:number-columns-repeated="1016"/>
        </table:table-row>
        <table:table-row table:style-name="ro2">
          <table:table-cell office:value-type="float" office:value="343">
            <text:p>343</text:p>
          </table:table-cell>
          <table:table-cell office:value-type="date" office:date-value="2010-04-29">
            <text:p>29.04.2010</text:p>
          </table:table-cell>
          <table:table-cell office:value-type="time" office:time-value="PT12H37M21S">
            <text:p>12:37:21</text:p>
          </table:table-cell>
          <table:table-cell office:value-type="float" office:value="9.6">
            <text:p>9,6</text:p>
          </table:table-cell>
          <table:table-cell table:style-name="ce12" office:value-type="float" office:value="127">
            <text:p>127</text:p>
          </table:table-cell>
          <table:table-cell office:value-type="time" office:time-value="PT00H52M51S">
            <text:p>00:52:51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344">
            <text:p>344</text:p>
          </table:table-cell>
          <table:table-cell office:value-type="date" office:date-value="2010-04-30">
            <text:p>30.04.2010</text:p>
          </table:table-cell>
          <table:table-cell office:value-type="time" office:time-value="PT12H29M33S">
            <text:p>12:29:33</text:p>
          </table:table-cell>
          <table:table-cell office:value-type="float" office:value="11.7">
            <text:p>11,7</text:p>
          </table:table-cell>
          <table:table-cell table:style-name="ce12" office:value-type="float" office:value="123">
            <text:p>123</text:p>
          </table:table-cell>
          <table:table-cell office:value-type="time" office:time-value="PT01H01M49S">
            <text:p>01:01:49</text:p>
          </table:table-cell>
          <table:table-cell office:value-type="string">
            <text:p>Kwh – Zazenhausen – Mönchfeld – Freiberg – Rot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4-30">
            <text:p>30.04.2010</text:p>
          </table:table-cell>
          <table:table-cell office:value-type="time" office:time-value="PT18H05M14S">
            <text:p>18:05:14</text:p>
          </table:table-cell>
          <table:table-cell office:value-type="float" office:value="18.2">
            <text:p>18,2</text:p>
          </table:table-cell>
          <table:table-cell table:style-name="ce12" office:value-type="float" office:value="123">
            <text:p>123</text:p>
          </table:table-cell>
          <table:table-cell office:value-type="time" office:time-value="PT01H40M20S">
            <text:p>01:40:20</text:p>
          </table:table-cell>
          <table:table-cell office:value-type="string">
            <text:p>Kwh - Zazenhausen - Zuffenhausen - MediaMarkt - Stadpark - Schlotwiese - Korntal - Neuwirtshaus - Stammheim - Kwh</text:p>
          </table:table-cell>
          <table:table-cell table:formula="of:=SUM([.D54:.D62])" office:value-type="float" office:value="102.3">
            <text:p>102,3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ce12"/>
          <table:table-cell table:number-columns-repeated="1018"/>
        </table:table-row>
        <table:table-row table:style-name="ro1">
          <table:table-cell table:number-columns-repeated="2"/>
          <table:table-cell table:style-name="ce19"/>
          <table:table-cell/>
          <table:table-cell table:style-name="ce12"/>
          <table:table-cell table:number-columns-repeated="1018"/>
        </table:table-row>
        <table:table-row table:style-name="ro1" table:number-rows-repeated="21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10-03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4])" office:value-type="float" office:value="5703.5">
            <text:p>5703,5</text:p>
          </table:table-cell>
          <table:table-cell table:style-name="ce16" table:formula="of:=SUM([.F2:.F65440])" office:value-type="time" office:time-value="PT566H11M14S">
            <text:p>14:11:14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283">
            <text:p>283</text:p>
          </table:table-cell>
          <table:table-cell table:style-name="ce17" office:value-type="date" office:date-value="2010-02-28">
            <text:p>28.02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02'.H1])" office:value-type="float" office:value="5091.9">
            <text:p>5091,9</text:p>
          </table:table-cell>
          <table:table-cell table:style-name="ce10"/>
          <table:table-cell table:style-name="ce10" table:formula="of:=SUM(['2010-02'.I1])" office:value-type="time" office:time-value="PT508H12M45S">
            <text:p>04:12:45</text:p>
          </table:table-cell>
          <table:table-cell table:style-name="ce2" office:value-type="string">
            <text:p>Übertrag 400:33:32</text:p>
          </table:table-cell>
          <table:table-cell table:style-name="ce2" table:formula="of:=SUM(['2010-02'.H55])" office:value-type="float" office:value="0">
            <text:p>0</text:p>
          </table:table-cell>
          <table:table-cell table:style-name="ce2" table:number-columns-repeated="1015"/>
        </table:table-row>
        <table:table-row table:style-name="ro2">
          <table:table-cell office:value-type="float" office:value="284">
            <text:p>284</text:p>
          </table:table-cell>
          <table:table-cell office:value-type="date" office:date-value="2010-03-01">
            <text:p>01.03.2010</text:p>
          </table:table-cell>
          <table:table-cell office:value-type="time" office:time-value="PT09H16M09S">
            <text:p>09:16:09</text:p>
          </table:table-cell>
          <table:table-cell office:value-type="float" office:value="4.3">
            <text:p>4,3</text:p>
          </table:table-cell>
          <table:table-cell table:style-name="ce12" office:value-type="float" office:value="132">
            <text:p>132</text:p>
          </table:table-cell>
          <table:table-cell office:value-type="time" office:time-value="PT00H23M30S">
            <text:p>00:23:3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1">
            <text:p>01.03.2010</text:p>
          </table:table-cell>
          <table:table-cell office:value-type="time" office:time-value="PT12H44M47S">
            <text:p>12:44:47</text:p>
          </table:table-cell>
          <table:table-cell office:value-type="float" office:value="3.4">
            <text:p>3,4</text:p>
          </table:table-cell>
          <table:table-cell table:style-name="ce12" office:value-type="string">
            <text:p>?</text:p>
          </table:table-cell>
          <table:table-cell office:value-type="time" office:time-value="PT00H19M36S">
            <text:p>00:19:36</text:p>
          </table:table-cell>
          <table:table-cell office:value-type="string">
            <text:p>Büro – Kwh</text:p>
          </table:table-cell>
          <table:table-cell/>
          <table:table-cell table:number-columns-repeated="1015"/>
        </table:table-row>
        <table:table-row table:style-name="ro2">
          <table:table-cell office:value-type="string">
            <text:p>-</text:p>
          </table:table-cell>
          <table:table-cell office:value-type="date" office:date-value="2010-03-01">
            <text:p>01.03.2010</text:p>
          </table:table-cell>
          <table:table-cell office:value-type="time" office:time-value="PT16H22M38S">
            <text:p>16:22:38</text:p>
          </table:table-cell>
          <table:table-cell office:value-type="float" office:value="10.7">
            <text:p>10,7</text:p>
          </table:table-cell>
          <table:table-cell table:style-name="ce12" office:value-type="float" office:value="134">
            <text:p>134</text:p>
          </table:table-cell>
          <table:table-cell office:value-type="time" office:time-value="PT00H58M39S">
            <text:p>00:58:39</text:p>
          </table:table-cell>
          <table:table-cell office:value-type="string">
            <text:p>Kwh – Mitte – Möchfeld – Freiberg – Rot -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1">
            <text:p>01.03.2010</text:p>
          </table:table-cell>
          <table:table-cell office:value-type="time" office:time-value="PT20H45M47S">
            <text:p>20:45:47</text:p>
          </table:table-cell>
          <table:table-cell office:value-type="float" office:value="5.2">
            <text:p>5,2</text:p>
          </table:table-cell>
          <table:table-cell table:style-name="ce12" office:value-type="float" office:value="126">
            <text:p>126</text:p>
          </table:table-cell>
          <table:table-cell office:value-type="time" office:time-value="PT00H29M17S">
            <text:p>00:29:17</text:p>
          </table:table-cell>
          <table:table-cell office:value-type="string">
            <text:p>Büro – Kwh(Lindenstr)</text:p>
          </table:table-cell>
          <table:table-cell table:number-columns-repeated="1016"/>
        </table:table-row>
        <table:table-row table:style-name="ro2">
          <table:table-cell office:value-type="float" office:value="285">
            <text:p>285</text:p>
          </table:table-cell>
          <table:table-cell office:value-type="date" office:date-value="2010-03-02">
            <text:p>02.03.2010</text:p>
          </table:table-cell>
          <table:table-cell office:value-type="time" office:time-value="PT08H26M25S">
            <text:p>08:26:25</text:p>
          </table:table-cell>
          <table:table-cell office:value-type="float" office:value="4.5">
            <text:p>4,5</text:p>
          </table:table-cell>
          <table:table-cell table:style-name="ce12" office:value-type="float" office:value="131">
            <text:p>131</text:p>
          </table:table-cell>
          <table:table-cell office:value-type="time" office:time-value="PT00H24M29S">
            <text:p>00:24:2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2">
            <text:p>02.03.2010</text:p>
          </table:table-cell>
          <table:table-cell office:value-type="time" office:time-value="PT11H51M23S">
            <text:p>11:51:23</text:p>
          </table:table-cell>
          <table:table-cell office:value-type="float" office:value="3.4">
            <text:p>3,4</text:p>
          </table:table-cell>
          <table:table-cell table:style-name="ce12" office:value-type="float" office:value="127">
            <text:p>127</text:p>
          </table:table-cell>
          <table:table-cell office:value-type="time" office:time-value="PT00H18M56S">
            <text:p>00:18:5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2">
            <text:p>02.03.2010</text:p>
          </table:table-cell>
          <table:table-cell office:value-type="time" office:time-value="PT15H07M33S">
            <text:p>15:07:33</text:p>
          </table:table-cell>
          <table:table-cell office:value-type="float" office:value="4.6">
            <text:p>4,6</text:p>
          </table:table-cell>
          <table:table-cell table:style-name="ce12" office:value-type="float" office:value="131">
            <text:p>131</text:p>
          </table:table-cell>
          <table:table-cell office:value-type="time" office:time-value="PT00H26M03S">
            <text:p>00:26:0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2">
            <text:p>02.03.2010</text:p>
          </table:table-cell>
          <table:table-cell office:value-type="time" office:time-value="PT18H08M49S">
            <text:p>18:08:49</text:p>
          </table:table-cell>
          <table:table-cell office:value-type="float" office:value="11.6">
            <text:p>11,6</text:p>
          </table:table-cell>
          <table:table-cell table:style-name="ce12" office:value-type="float" office:value="127">
            <text:p>127</text:p>
          </table:table-cell>
          <table:table-cell office:value-type="time" office:time-value="PT01H05M38S">
            <text:p>01:05:38</text:p>
          </table:table-cell>
          <table:table-cell office:value-type="string">
            <text:p>Büro – Korntal – Kallenberg – Stammheim - Kwh</text:p>
          </table:table-cell>
          <table:table-cell table:number-columns-repeated="1016"/>
        </table:table-row>
        <table:table-row table:style-name="ro2">
          <table:table-cell office:value-type="float" office:value="286">
            <text:p>286</text:p>
          </table:table-cell>
          <table:table-cell office:value-type="date" office:date-value="2010-03-03">
            <text:p>03.03.2010</text:p>
          </table:table-cell>
          <table:table-cell office:value-type="time" office:time-value="PT09H44M05S">
            <text:p>09:44:05</text:p>
          </table:table-cell>
          <table:table-cell office:value-type="float" office:value="4.4">
            <text:p>4,4</text:p>
          </table:table-cell>
          <table:table-cell table:style-name="ce12" office:value-type="float" office:value="129">
            <text:p>129</text:p>
          </table:table-cell>
          <table:table-cell office:value-type="time" office:time-value="PT00H24M27S">
            <text:p>00:24:2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3">
            <text:p>03.03.2010</text:p>
          </table:table-cell>
          <table:table-cell office:value-type="time" office:time-value="PT12H17M10S">
            <text:p>12:17:10</text:p>
          </table:table-cell>
          <table:table-cell office:value-type="float" office:value="1.1">
            <text:p>1,1</text:p>
          </table:table-cell>
          <table:table-cell table:style-name="ce12" office:value-type="float" office:value="112">
            <text:p>112</text:p>
          </table:table-cell>
          <table:table-cell office:value-type="time" office:time-value="PT00H06M20S">
            <text:p>00:06:20</text:p>
          </table:table-cell>
          <table:table-cell office:value-type="string">
            <text:p>Büro – Zuffenhausen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3">
            <text:p>03.03.2010</text:p>
          </table:table-cell>
          <table:table-cell office:value-type="time" office:time-value="PT13H39M55S">
            <text:p>13:39:55</text:p>
          </table:table-cell>
          <table:table-cell office:value-type="float" office:value="5.1">
            <text:p>5,1</text:p>
          </table:table-cell>
          <table:table-cell table:style-name="ce12" office:value-type="float" office:value="137">
            <text:p>137</text:p>
          </table:table-cell>
          <table:table-cell office:value-type="time" office:time-value="PT00H28M50S">
            <text:p>00:28:50</text:p>
          </table:table-cell>
          <table:table-cell office:value-type="string">
            <text:p>Zuffenhausen – Zazenhausen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3">
            <text:p>03.03.2010</text:p>
          </table:table-cell>
          <table:table-cell office:value-type="time" office:time-value="PT16H56M22S">
            <text:p>16:56:22</text:p>
          </table:table-cell>
          <table:table-cell office:value-type="float" office:value="9.4">
            <text:p>9,4</text:p>
          </table:table-cell>
          <table:table-cell table:style-name="ce12" office:value-type="float" office:value="135">
            <text:p>135</text:p>
          </table:table-cell>
          <table:table-cell office:value-type="time" office:time-value="PT00H51M35S">
            <text:p>00:51:35</text:p>
          </table:table-cell>
          <table:table-cell office:value-type="string">
            <text:p>Kwh – Stammheim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3">
            <text:p>03.03.2010</text:p>
          </table:table-cell>
          <table:table-cell office:value-type="time" office:time-value="PT19H51M19S">
            <text:p>19:51:19</text:p>
          </table:table-cell>
          <table:table-cell office:value-type="float" office:value="3.9">
            <text:p>3,9</text:p>
          </table:table-cell>
          <table:table-cell table:style-name="ce12" office:value-type="float" office:value="125">
            <text:p>125</text:p>
          </table:table-cell>
          <table:table-cell office:value-type="time" office:time-value="PT00H23M20S">
            <text:p>00:23:2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87">
            <text:p>287</text:p>
          </table:table-cell>
          <table:table-cell office:value-type="date" office:date-value="2010-03-04">
            <text:p>04.03.2010</text:p>
          </table:table-cell>
          <table:table-cell office:value-type="time" office:time-value="PT16H59M55S">
            <text:p>16:59:55</text:p>
          </table:table-cell>
          <table:table-cell office:value-type="float" office:value="18.8">
            <text:p>18,8</text:p>
          </table:table-cell>
          <table:table-cell table:style-name="ce12" office:value-type="float" office:value="131">
            <text:p>131</text:p>
          </table:table-cell>
          <table:table-cell office:value-type="time" office:time-value="PT01H39M32S">
            <text:p>01:39:32</text:p>
          </table:table-cell>
          <table:table-cell office:value-type="string">
            <text:p>Kwh – Zazenhausen – Mühlhausen – Münster – BadCannstatt – Pragsattel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4">
            <text:p>04.03.2010</text:p>
          </table:table-cell>
          <table:table-cell office:value-type="time" office:time-value="PT19H05M44S">
            <text:p>19:05:44</text:p>
          </table:table-cell>
          <table:table-cell office:value-type="float" office:value="3.6">
            <text:p>3,6</text:p>
          </table:table-cell>
          <table:table-cell table:style-name="ce12" office:value-type="float" office:value="125">
            <text:p>125</text:p>
          </table:table-cell>
          <table:table-cell office:value-type="time" office:time-value="PT00H21M05S">
            <text:p>00:21:0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88">
            <text:p>288</text:p>
          </table:table-cell>
          <table:table-cell office:value-type="date" office:date-value="2010-03-05">
            <text:p>05.03.2010</text:p>
          </table:table-cell>
          <table:table-cell office:value-type="time" office:time-value="PT17H40M59S">
            <text:p>17:40:59</text:p>
          </table:table-cell>
          <table:table-cell office:value-type="float" office:value="12.5">
            <text:p>12,5</text:p>
          </table:table-cell>
          <table:table-cell table:style-name="ce12" office:value-type="float" office:value="128">
            <text:p>128</text:p>
          </table:table-cell>
          <table:table-cell office:value-type="time" office:time-value="PT01H10M52S">
            <text:p>01:10:52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289">
            <text:p>289</text:p>
          </table:table-cell>
          <table:table-cell office:value-type="date" office:date-value="2010-03-06">
            <text:p>06.03.2010</text:p>
          </table:table-cell>
          <table:table-cell office:value-type="time" office:time-value="PT18H36M58S">
            <text:p>18:36:58</text:p>
          </table:table-cell>
          <table:table-cell office:value-type="float" office:value="7.2">
            <text:p>7,2</text:p>
          </table:table-cell>
          <table:table-cell table:style-name="ce12" office:value-type="float" office:value="127">
            <text:p>127</text:p>
          </table:table-cell>
          <table:table-cell office:value-type="time" office:time-value="PT00H43M53S">
            <text:p>00:43:53</text:p>
          </table:table-cell>
          <table:table-cell office:value-type="string">
            <text:p>Kwh – Zazenhausen – Zuffenhausen - Kwh</text:p>
          </table:table-cell>
          <table:table-cell table:number-columns-repeated="1016"/>
        </table:table-row>
        <table:table-row table:style-name="ro2">
          <table:table-cell office:value-type="float" office:value="290">
            <text:p>290</text:p>
          </table:table-cell>
          <table:table-cell office:value-type="date" office:date-value="2010-03-07">
            <text:p>07.03.2010</text:p>
          </table:table-cell>
          <table:table-cell office:value-type="time" office:time-value="PT11H07M28S">
            <text:p>11:07:28</text:p>
          </table:table-cell>
          <table:table-cell office:value-type="float" office:value="24.2">
            <text:p>24,2</text:p>
          </table:table-cell>
          <table:table-cell table:style-name="ce12" office:value-type="float" office:value="127">
            <text:p>127</text:p>
          </table:table-cell>
          <table:table-cell office:value-type="time" office:time-value="PT02H20M27S">
            <text:p>02:20:27</text:p>
          </table:table-cell>
          <table:table-cell office:value-type="string">
            <text:p>Kwh – Zazenhausen – Mühlhausen – Hofen – Steinhaldenfeld – Muckensturm – Münster – Pragsattel – Zuffenhausen - Kwh</text:p>
          </table:table-cell>
          <table:table-cell table:formula="of:=SUM([.D3:.D20];[.H4])" office:value-type="float" office:value="137.9">
            <text:p>137,9</text:p>
          </table:table-cell>
          <table:table-cell table:number-columns-repeated="1015"/>
        </table:table-row>
        <table:table-row table:style-name="ro2">
          <table:table-cell office:value-type="float" office:value="291">
            <text:p>291</text:p>
          </table:table-cell>
          <table:table-cell office:value-type="date" office:date-value="2010-03-08">
            <text:p>08.03.2010</text:p>
          </table:table-cell>
          <table:table-cell office:value-type="time" office:time-value="PT10H03M29S">
            <text:p>10:03:29</text:p>
          </table:table-cell>
          <table:table-cell office:value-type="float" office:value="4.5">
            <text:p>4,5</text:p>
          </table:table-cell>
          <table:table-cell table:style-name="ce12" office:value-type="float" office:value="133">
            <text:p>133</text:p>
          </table:table-cell>
          <table:table-cell office:value-type="time" office:time-value="PT00H23M06S">
            <text:p>00:23:0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8">
            <text:p>08.03.2010</text:p>
          </table:table-cell>
          <table:table-cell office:value-type="time" office:time-value="PT13H36M54S">
            <text:p>13:36:54</text:p>
          </table:table-cell>
          <table:table-cell office:value-type="float" office:value="3.6">
            <text:p>3,6</text:p>
          </table:table-cell>
          <table:table-cell table:style-name="ce12" office:value-type="float" office:value="127">
            <text:p>127</text:p>
          </table:table-cell>
          <table:table-cell office:value-type="time" office:time-value="PT00H18M19S">
            <text:p>00:18:1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8">
            <text:p>08.03.2010</text:p>
          </table:table-cell>
          <table:table-cell office:value-type="time" office:time-value="PT17H45M47S">
            <text:p>17:45:47</text:p>
          </table:table-cell>
          <table:table-cell office:value-type="float" office:value="12.1">
            <text:p>12,1</text:p>
          </table:table-cell>
          <table:table-cell table:style-name="ce12" office:value-type="float" office:value="127">
            <text:p>127</text:p>
          </table:table-cell>
          <table:table-cell office:value-type="time" office:time-value="PT01H05M46S">
            <text:p>01:05:46</text:p>
          </table:table-cell>
          <table:table-cell office:value-type="string">
            <text:p>Kwh – Zazenhausen – Mühlhausen – Burgholzhof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8">
            <text:p>08.03.2010</text:p>
          </table:table-cell>
          <table:table-cell office:value-type="time" office:time-value="PT19H53M09S">
            <text:p>19:53:09</text:p>
          </table:table-cell>
          <table:table-cell office:value-type="float" office:value="4">
            <text:p>4,0</text:p>
          </table:table-cell>
          <table:table-cell table:style-name="ce12" office:value-type="float" office:value="120">
            <text:p>120</text:p>
          </table:table-cell>
          <table:table-cell office:value-type="time" office:time-value="PT00H23M31S">
            <text:p>00:23:31</text:p>
          </table:table-cell>
          <table:table-cell office:value-type="string">
            <text:p>Büro – Kwh</text:p>
          </table:table-cell>
          <table:table-cell/>
          <table:table-cell table:number-columns-repeated="1015"/>
        </table:table-row>
        <table:table-row table:style-name="ro2">
          <table:table-cell office:value-type="float" office:value="292">
            <text:p>292</text:p>
          </table:table-cell>
          <table:table-cell office:value-type="date" office:date-value="2010-03-09">
            <text:p>09.03.2010</text:p>
          </table:table-cell>
          <table:table-cell office:value-type="time" office:time-value="PT08H15M00S">
            <text:p>08:15:00</text:p>
          </table:table-cell>
          <table:table-cell office:value-type="float" office:value="4.5">
            <text:p>4,5</text:p>
          </table:table-cell>
          <table:table-cell table:style-name="ce12" office:value-type="float" office:value="135">
            <text:p>135</text:p>
          </table:table-cell>
          <table:table-cell office:value-type="time" office:time-value="PT00H24M32S">
            <text:p>00:24:3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9">
            <text:p>09.03.2010</text:p>
          </table:table-cell>
          <table:table-cell office:value-type="time" office:time-value="PT13H29M27S">
            <text:p>13:29:27</text:p>
          </table:table-cell>
          <table:table-cell office:value-type="float" office:value="3.6">
            <text:p>3,6</text:p>
          </table:table-cell>
          <table:table-cell table:style-name="ce12" office:value-type="float" office:value="126">
            <text:p>126</text:p>
          </table:table-cell>
          <table:table-cell office:value-type="time" office:time-value="PT00H19M56S">
            <text:p>00:19:5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9">
            <text:p>09.03.2010</text:p>
          </table:table-cell>
          <table:table-cell office:value-type="time" office:time-value="PT16H45M10S">
            <text:p>16:45:10</text:p>
          </table:table-cell>
          <table:table-cell office:value-type="float" office:value="12.6">
            <text:p>12,6</text:p>
          </table:table-cell>
          <table:table-cell table:style-name="ce12" office:value-type="float" office:value="130">
            <text:p>130</text:p>
          </table:table-cell>
          <table:table-cell office:value-type="time" office:time-value="PT01H12M03S">
            <text:p>01:12:03</text:p>
          </table:table-cell>
          <table:table-cell office:value-type="string">
            <text:p>Kwh – Stammheim – Kallenberg – Korntal – Schlotwiese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09">
            <text:p>09.03.2010</text:p>
          </table:table-cell>
          <table:table-cell office:value-type="time" office:time-value="PT20H48M16S">
            <text:p>20:48:16</text:p>
          </table:table-cell>
          <table:table-cell office:value-type="float" office:value="4">
            <text:p>4,0</text:p>
          </table:table-cell>
          <table:table-cell table:style-name="ce12" office:value-type="float" office:value="126">
            <text:p>126</text:p>
          </table:table-cell>
          <table:table-cell office:value-type="time" office:time-value="PT00H23M53S">
            <text:p>00:23:5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93">
            <text:p>293</text:p>
          </table:table-cell>
          <table:table-cell office:value-type="date" office:date-value="2010-03-10">
            <text:p>10.03.2010</text:p>
          </table:table-cell>
          <table:table-cell office:value-type="time" office:time-value="PT11H17M43S">
            <text:p>11:17:43</text:p>
          </table:table-cell>
          <table:table-cell office:value-type="float" office:value="4.5">
            <text:p>4,5</text:p>
          </table:table-cell>
          <table:table-cell table:style-name="ce12" office:value-type="float" office:value="127">
            <text:p>127</text:p>
          </table:table-cell>
          <table:table-cell office:value-type="time" office:time-value="PT00H25M13S">
            <text:p>00:25:1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0">
            <text:p>10.03.2010</text:p>
          </table:table-cell>
          <table:table-cell office:value-type="time" office:time-value="PT13H01M35S">
            <text:p>13:01:35</text:p>
          </table:table-cell>
          <table:table-cell office:value-type="float" office:value="1.1">
            <text:p>1,1</text:p>
          </table:table-cell>
          <table:table-cell table:style-name="ce12" office:value-type="float" office:value="115">
            <text:p>115</text:p>
          </table:table-cell>
          <table:table-cell office:value-type="time" office:time-value="PT00H05M51S">
            <text:p>00:05:51</text:p>
          </table:table-cell>
          <table:table-cell office:value-type="string">
            <text:p>Büro – zuffenhausen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0">
            <text:p>10.03.2010</text:p>
          </table:table-cell>
          <table:table-cell office:value-type="time" office:time-value="PT14H07M58S">
            <text:p>14:07:58</text:p>
          </table:table-cell>
          <table:table-cell office:value-type="float" office:value="1">
            <text:p>1,0</text:p>
          </table:table-cell>
          <table:table-cell table:style-name="ce12" office:value-type="float" office:value="129">
            <text:p>129</text:p>
          </table:table-cell>
          <table:table-cell office:value-type="time" office:time-value="PT00H06M08S">
            <text:p>00:06:08</text:p>
          </table:table-cell>
          <table:table-cell office:value-type="string">
            <text:p>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0">
            <text:p>10.03.2010</text:p>
          </table:table-cell>
          <table:table-cell office:value-type="time" office:time-value="PT18H41M09S">
            <text:p>18:41:09</text:p>
          </table:table-cell>
          <table:table-cell office:value-type="float" office:value="16.4">
            <text:p>16,4</text:p>
          </table:table-cell>
          <table:table-cell table:style-name="ce12" office:value-type="float" office:value="119">
            <text:p>119</text:p>
          </table:table-cell>
          <table:table-cell office:value-type="time" office:time-value="PT01H43M59S">
            <text:p>01:43:59</text:p>
          </table:table-cell>
          <table:table-cell office:value-type="string">
            <text:p>Büro – Schlotwiese – Weilimdorf – Korntal – Stammheim - Kwh</text:p>
          </table:table-cell>
          <table:table-cell table:number-columns-repeated="1016"/>
        </table:table-row>
        <table:table-row table:style-name="ro2">
          <table:table-cell office:value-type="float" office:value="294">
            <text:p>294</text:p>
          </table:table-cell>
          <table:table-cell office:value-type="date" office:date-value="2010-03-11">
            <text:p>11.03.2010</text:p>
          </table:table-cell>
          <table:table-cell office:value-type="time" office:time-value="PT10H56M31S">
            <text:p>10:56:31</text:p>
          </table:table-cell>
          <table:table-cell office:value-type="float" office:value="4.4">
            <text:p>4,4</text:p>
          </table:table-cell>
          <table:table-cell table:style-name="ce12" office:value-type="float" office:value="128">
            <text:p>128</text:p>
          </table:table-cell>
          <table:table-cell office:value-type="time" office:time-value="PT00H26M20S">
            <text:p>00:26:2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1">
            <text:p>11.03.2010</text:p>
          </table:table-cell>
          <table:table-cell office:value-type="time" office:time-value="PT12H52M32S">
            <text:p>12:52:32</text:p>
          </table:table-cell>
          <table:table-cell office:value-type="float" office:value="3.5">
            <text:p>3,5</text:p>
          </table:table-cell>
          <table:table-cell table:style-name="ce12" office:value-type="float" office:value="117">
            <text:p>117</text:p>
          </table:table-cell>
          <table:table-cell office:value-type="time" office:time-value="PT00H21M49S">
            <text:p>00:21:4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1">
            <text:p>11.03.2010</text:p>
          </table:table-cell>
          <table:table-cell office:value-type="time" office:time-value="PT16H03M56S">
            <text:p>16:03:56</text:p>
          </table:table-cell>
          <table:table-cell office:value-type="float" office:value="6.9">
            <text:p>6,9</text:p>
          </table:table-cell>
          <table:table-cell table:style-name="ce12" office:value-type="float" office:value="126">
            <text:p>126</text:p>
          </table:table-cell>
          <table:table-cell office:value-type="time" office:time-value="PT00H41M28S">
            <text:p>00:41:28</text:p>
          </table:table-cell>
          <table:table-cell office:value-type="string">
            <text:p>Kwh – Zazenhausen – Freiberg – Rot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1">
            <text:p>11.03.2010</text:p>
          </table:table-cell>
          <table:table-cell office:value-type="time" office:time-value="PT20H18M55S">
            <text:p>20:18:55</text:p>
          </table:table-cell>
          <table:table-cell office:value-type="float" office:value="5.2">
            <text:p>5,2</text:p>
          </table:table-cell>
          <table:table-cell table:style-name="ce12" office:value-type="float" office:value="120">
            <text:p>120</text:p>
          </table:table-cell>
          <table:table-cell office:value-type="time" office:time-value="PT00H33M09S">
            <text:p>00:33:09</text:p>
          </table:table-cell>
          <table:table-cell office:value-type="string">
            <text:p>Büro – Kwh(Lindenstr)</text:p>
          </table:table-cell>
          <table:table-cell table:number-columns-repeated="1016"/>
        </table:table-row>
        <table:table-row table:style-name="ro2">
          <table:table-cell office:value-type="float" office:value="295">
            <text:p>295</text:p>
          </table:table-cell>
          <table:table-cell office:value-type="date" office:date-value="2010-03-12">
            <text:p>12.03.2010</text:p>
          </table:table-cell>
          <table:table-cell office:value-type="time" office:time-value="PT15H37M39S">
            <text:p>15:37:39</text:p>
          </table:table-cell>
          <table:table-cell office:value-type="float" office:value="4.4">
            <text:p>4,4</text:p>
          </table:table-cell>
          <table:table-cell table:style-name="ce12" office:value-type="float" office:value="141">
            <text:p>141</text:p>
          </table:table-cell>
          <table:table-cell office:value-type="time" office:time-value="PT00H25M18S">
            <text:p>00:25:1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2">
            <text:p>12.03.2010</text:p>
          </table:table-cell>
          <table:table-cell office:value-type="time" office:time-value="PT17H50M04S">
            <text:p>17:50:04</text:p>
          </table:table-cell>
          <table:table-cell office:value-type="float" office:value="15.5">
            <text:p>15,5</text:p>
          </table:table-cell>
          <table:table-cell table:style-name="ce12" office:value-type="float" office:value="125">
            <text:p>125</text:p>
          </table:table-cell>
          <table:table-cell office:value-type="time" office:time-value="PT01H32M34S">
            <text:p>01:32:34</text:p>
          </table:table-cell>
          <table:table-cell office:value-type="string">
            <text:p>Büro – Schlotwiese – Korntal – Münchingen – Müllerheim – Stammheim - Kwh</text:p>
          </table:table-cell>
          <table:table-cell table:number-columns-repeated="1016"/>
        </table:table-row>
        <table:table-row table:style-name="ro2">
          <table:table-cell office:value-type="float" office:value="296">
            <text:p>296</text:p>
          </table:table-cell>
          <table:table-cell office:value-type="date" office:date-value="2010-03-13">
            <text:p>13.03.2010</text:p>
          </table:table-cell>
          <table:table-cell office:value-type="time" office:time-value="PT11H12M56S">
            <text:p>11:12:56</text:p>
          </table:table-cell>
          <table:table-cell office:value-type="float" office:value="14.2">
            <text:p>14,2</text:p>
          </table:table-cell>
          <table:table-cell table:style-name="ce12" office:value-type="float" office:value="121">
            <text:p>121</text:p>
          </table:table-cell>
          <table:table-cell office:value-type="time" office:time-value="PT01H25M01S">
            <text:p>01:25:01</text:p>
          </table:table-cell>
          <table:table-cell office:value-type="string">
            <text:p>Kwh – Zazenhausen – Mönchfeld – Freiberg – Tappachtal – Burgholzhof – Zuffenhausen – Büro - Kwh</text:p>
          </table:table-cell>
          <table:table-cell table:number-columns-repeated="1016"/>
        </table:table-row>
        <table:table-row table:style-name="ro2">
          <table:table-cell office:value-type="float" office:value="297">
            <text:p>297</text:p>
          </table:table-cell>
          <table:table-cell office:value-type="date" office:date-value="2010-03-14">
            <text:p>14.03.2010</text:p>
          </table:table-cell>
          <table:table-cell office:value-type="time" office:time-value="PT10H30M00S">
            <text:p>10:30:00</text:p>
          </table:table-cell>
          <table:table-cell office:value-type="float" office:value="20.8">
            <text:p>20,8</text:p>
          </table:table-cell>
          <table:table-cell table:style-name="ce12" office:value-type="float" office:value="123">
            <text:p>123</text:p>
          </table:table-cell>
          <table:table-cell office:value-type="time" office:time-value="PT02H00M16S">
            <text:p>02:00:16</text:p>
          </table:table-cell>
          <table:table-cell office:value-type="string">
            <text:p>Kwh – Zazenhausen – Mühlhausen – Max-Eyth-See – Neckar – Steinhaldenfeld – Neugereuth – Mühlhausen – Zazenhausen - Kwh</text:p>
          </table:table-cell>
          <table:table-cell table:formula="of:=SUM([.D21:.D40];[.H24])" office:value-type="float" office:value="146.8">
            <text:p>146,8</text:p>
          </table:table-cell>
          <table:table-cell office:value-type="string">
            <text:p>GPS komplett versaut!</text:p>
          </table:table-cell>
          <table:table-cell table:number-columns-repeated="1014"/>
        </table:table-row>
        <table:table-row table:style-name="ro2">
          <table:table-cell office:value-type="float" office:value="298">
            <text:p>298</text:p>
          </table:table-cell>
          <table:table-cell office:value-type="date" office:date-value="2010-03-15">
            <text:p>15.03.2010</text:p>
          </table:table-cell>
          <table:table-cell office:value-type="time" office:time-value="PT15H54M50S">
            <text:p>15:54:50</text:p>
          </table:table-cell>
          <table:table-cell office:value-type="float" office:value="14.8">
            <text:p>14,8</text:p>
          </table:table-cell>
          <table:table-cell table:style-name="ce12" office:value-type="float" office:value="126">
            <text:p>126</text:p>
          </table:table-cell>
          <table:table-cell office:value-type="time" office:time-value="PT01H22M45S">
            <text:p>01:22:45</text:p>
          </table:table-cell>
          <table:table-cell office:value-type="string">
            <text:p>Kwh – Zazenhausen – Mühlhausen – Burgholzhof – Pragsattel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5">
            <text:p>15.03.2010</text:p>
          </table:table-cell>
          <table:table-cell office:value-type="time" office:time-value="PT20H14M46S">
            <text:p>20:14:46</text:p>
          </table:table-cell>
          <table:table-cell office:value-type="float" office:value="5.3">
            <text:p>5,3</text:p>
          </table:table-cell>
          <table:table-cell table:style-name="ce12" office:value-type="float" office:value="132">
            <text:p>132</text:p>
          </table:table-cell>
          <table:table-cell office:value-type="time" office:time-value="PT00H29M11S">
            <text:p>00:29:11</text:p>
          </table:table-cell>
          <table:table-cell office:value-type="string">
            <text:p>Büro – Kwh(Lindenstr)</text:p>
          </table:table-cell>
          <table:table-cell table:number-columns-repeated="1016"/>
        </table:table-row>
        <table:table-row table:style-name="ro2">
          <table:table-cell office:value-type="float" office:value="299">
            <text:p>299</text:p>
          </table:table-cell>
          <table:table-cell office:value-type="date" office:date-value="2010-03-16">
            <text:p>16.03.2010</text:p>
          </table:table-cell>
          <table:table-cell office:value-type="time" office:time-value="PT08H00M00S">
            <text:p>08:00:00</text:p>
          </table:table-cell>
          <table:table-cell office:value-type="float" office:value="6.2">
            <text:p>6,2</text:p>
          </table:table-cell>
          <table:table-cell table:style-name="ce12" office:value-type="string">
            <text:p>-</text:p>
          </table:table-cell>
          <table:table-cell office:value-type="time" office:time-value="PT00H30M00S">
            <text:p>00:30:00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6">
            <text:p>16.03.2010</text:p>
          </table:table-cell>
          <table:table-cell office:value-type="time" office:time-value="PT12H26M31S">
            <text:p>12:26:31</text:p>
          </table:table-cell>
          <table:table-cell office:value-type="float" office:value="5.3">
            <text:p>5,3</text:p>
          </table:table-cell>
          <table:table-cell table:style-name="ce12" office:value-type="float" office:value="129">
            <text:p>129</text:p>
          </table:table-cell>
          <table:table-cell office:value-type="time" office:time-value="PT00H27M25S">
            <text:p>00:27:25</text:p>
          </table:table-cell>
          <table:table-cell office:value-type="string">
            <text:p>Büro – Kwh(Lindenstr)</text:p>
          </table:table-cell>
          <table:table-cell/>
          <table:table-cell table:number-columns-repeated="1015"/>
        </table:table-row>
        <table:table-row table:style-name="ro2">
          <table:table-cell office:value-type="string">
            <text:p>-</text:p>
          </table:table-cell>
          <table:table-cell office:value-type="date" office:date-value="2010-03-16">
            <text:p>16.03.2010</text:p>
          </table:table-cell>
          <table:table-cell office:value-type="time" office:time-value="PT13H48M47S">
            <text:p>13:48:47</text:p>
          </table:table-cell>
          <table:table-cell office:value-type="float" office:value="6">
            <text:p>6,0</text:p>
          </table:table-cell>
          <table:table-cell table:style-name="ce12" office:value-type="float" office:value="135">
            <text:p>135</text:p>
          </table:table-cell>
          <table:table-cell office:value-type="time" office:time-value="PT00H32M46S">
            <text:p>00:32:46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6">
            <text:p>16.03.2010</text:p>
          </table:table-cell>
          <table:table-cell office:value-type="time" office:time-value="PT18H24M21S">
            <text:p>18:24:21</text:p>
          </table:table-cell>
          <table:table-cell office:value-type="float" office:value="9.6">
            <text:p>9,6</text:p>
          </table:table-cell>
          <table:table-cell table:style-name="ce12" office:value-type="float" office:value="125">
            <text:p>125</text:p>
          </table:table-cell>
          <table:table-cell office:value-type="time" office:time-value="PT00H52M56S">
            <text:p>00:52:56</text:p>
          </table:table-cell>
          <table:table-cell office:value-type="string">
            <text:p>Büro – Zuffenhausen – Zazenhausen - Kwh</text:p>
          </table:table-cell>
          <table:table-cell table:number-columns-repeated="1016"/>
        </table:table-row>
        <table:table-row table:style-name="ro2">
          <table:table-cell office:value-type="float" office:value="300">
            <text:p>300</text:p>
          </table:table-cell>
          <table:table-cell office:value-type="date" office:date-value="2010-03-17">
            <text:p>17.03.2010</text:p>
          </table:table-cell>
          <table:table-cell office:value-type="time" office:time-value="PT07H39M59S">
            <text:p>07:39:59</text:p>
          </table:table-cell>
          <table:table-cell office:value-type="float" office:value="6.1">
            <text:p>6,1</text:p>
          </table:table-cell>
          <table:table-cell table:style-name="ce12" office:value-type="float" office:value="138">
            <text:p>138</text:p>
          </table:table-cell>
          <table:table-cell office:value-type="time" office:time-value="PT00H31M30S">
            <text:p>00:31:30</text:p>
          </table:table-cell>
          <table:table-cell office:value-type="string">
            <text:p>Kwh – Zazenhausen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7">
            <text:p>17.03.2010</text:p>
          </table:table-cell>
          <table:table-cell office:value-type="time" office:time-value="PT16H23M28S">
            <text:p>16:23:28</text:p>
          </table:table-cell>
          <table:table-cell office:value-type="float" office:value="4.3">
            <text:p>4,3</text:p>
          </table:table-cell>
          <table:table-cell table:style-name="ce12" office:value-type="float" office:value="136">
            <text:p>136</text:p>
          </table:table-cell>
          <table:table-cell office:value-type="time" office:time-value="PT00H25M16S">
            <text:p>00:25:1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7">
            <text:p>17.03.2010</text:p>
          </table:table-cell>
          <table:table-cell office:value-type="time" office:time-value="PT18H35M48S">
            <text:p>18:35:48</text:p>
          </table:table-cell>
          <table:table-cell office:value-type="float" office:value="3.5">
            <text:p>3,5</text:p>
          </table:table-cell>
          <table:table-cell table:style-name="ce12" office:value-type="float" office:value="131">
            <text:p>131</text:p>
          </table:table-cell>
          <table:table-cell office:value-type="time" office:time-value="PT00H20M33S">
            <text:p>00:20:3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01">
            <text:p>301</text:p>
          </table:table-cell>
          <table:table-cell office:value-type="date" office:date-value="2010-03-18">
            <text:p>18.03.2010</text:p>
          </table:table-cell>
          <table:table-cell office:value-type="time" office:time-value="PT08H05M38S">
            <text:p>08:05:38</text:p>
          </table:table-cell>
          <table:table-cell office:value-type="float" office:value="4.1">
            <text:p>4,1</text:p>
          </table:table-cell>
          <table:table-cell table:style-name="ce12" office:value-type="float" office:value="133">
            <text:p>133</text:p>
          </table:table-cell>
          <table:table-cell office:value-type="time" office:time-value="PT00H22M54S">
            <text:p>00:22:54</text:p>
          </table:table-cell>
          <table:table-cell office:value-type="string">
            <text:p>Kwh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8">
            <text:p>18.03.2010</text:p>
          </table:table-cell>
          <table:table-cell office:value-type="time" office:time-value="PT10H48M37S">
            <text:p>10:48:37</text:p>
          </table:table-cell>
          <table:table-cell office:value-type="float" office:value="1">
            <text:p>1,0</text:p>
          </table:table-cell>
          <table:table-cell table:style-name="ce12" office:value-type="float" office:value="115">
            <text:p>115</text:p>
          </table:table-cell>
          <table:table-cell office:value-type="time" office:time-value="PT00H05M33S">
            <text:p>00:05:33</text:p>
          </table:table-cell>
          <table:table-cell office:value-type="string">
            <text:p>Büro – Zuffenhausen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8">
            <text:p>18.03.2010</text:p>
          </table:table-cell>
          <table:table-cell office:value-type="time" office:time-value="PT12H01M03S">
            <text:p>12:01:03</text:p>
          </table:table-cell>
          <table:table-cell office:value-type="float" office:value="8.3">
            <text:p>8,3</text:p>
          </table:table-cell>
          <table:table-cell table:style-name="ce12" office:value-type="float" office:value="138">
            <text:p>138</text:p>
          </table:table-cell>
          <table:table-cell office:value-type="time" office:time-value="PT00H46M22S">
            <text:p>00:46:22</text:p>
          </table:table-cell>
          <table:table-cell office:value-type="string">
            <text:p>Zuffenhausen – Zazenhausen - Kwh(Mitte)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8">
            <text:p>18.03.2010</text:p>
          </table:table-cell>
          <table:table-cell office:value-type="time" office:time-value="PT13H51M50S">
            <text:p>13:51:50</text:p>
          </table:table-cell>
          <table:table-cell office:value-type="float" office:value="3.3">
            <text:p>3,3</text:p>
          </table:table-cell>
          <table:table-cell table:style-name="ce12" office:value-type="float" office:value="136">
            <text:p>136</text:p>
          </table:table-cell>
          <table:table-cell office:value-type="time" office:time-value="PT00H18M39S">
            <text:p>00:18:3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8">
            <text:p>18.03.2010</text:p>
          </table:table-cell>
          <table:table-cell office:value-type="time" office:time-value="PT18H20M24S">
            <text:p>18:20:24</text:p>
          </table:table-cell>
          <table:table-cell office:value-type="float" office:value="10.5">
            <text:p>10,5</text:p>
          </table:table-cell>
          <table:table-cell table:style-name="ce12" office:value-type="float" office:value="124">
            <text:p>124</text:p>
          </table:table-cell>
          <table:table-cell office:value-type="time" office:time-value="PT01H02M38S">
            <text:p>01:02:38</text:p>
          </table:table-cell>
          <table:table-cell office:value-type="string">
            <text:p>Büro – Schlotwiese – Korntal – Neuwirtshaus – Stammheim – Kwh</text:p>
          </table:table-cell>
          <table:table-cell table:number-columns-repeated="1016"/>
        </table:table-row>
        <table:table-row table:style-name="ro2">
          <table:table-cell office:value-type="float" office:value="302">
            <text:p>302</text:p>
          </table:table-cell>
          <table:table-cell office:value-type="date" office:date-value="2010-03-19">
            <text:p>19.03.2010</text:p>
          </table:table-cell>
          <table:table-cell office:value-type="time" office:time-value="PT09H23M54S">
            <text:p>09:23:54</text:p>
          </table:table-cell>
          <table:table-cell office:value-type="float" office:value="5.6">
            <text:p>5,6</text:p>
          </table:table-cell>
          <table:table-cell table:style-name="ce12" office:value-type="float" office:value="126">
            <text:p>126</text:p>
          </table:table-cell>
          <table:table-cell office:value-type="time" office:time-value="PT00H32M43S">
            <text:p>00:32:43</text:p>
          </table:table-cell>
          <table:table-cell office:value-type="string">
            <text:p>Kwh – Zazenhausen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9">
            <text:p>19.03.2010</text:p>
          </table:table-cell>
          <table:table-cell office:value-type="time" office:time-value="PT10H33M57S">
            <text:p>10:33:57</text:p>
          </table:table-cell>
          <table:table-cell office:value-type="float" office:value="3.3">
            <text:p>3,3</text:p>
          </table:table-cell>
          <table:table-cell table:style-name="ce12" office:value-type="float" office:value="126">
            <text:p>126</text:p>
          </table:table-cell>
          <table:table-cell office:value-type="time" office:time-value="PT00H19M41S">
            <text:p>00:19:4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9">
            <text:p>19.03.2010</text:p>
          </table:table-cell>
          <table:table-cell office:value-type="time" office:time-value="PT15H19M33S">
            <text:p>15:19:33</text:p>
          </table:table-cell>
          <table:table-cell office:value-type="float" office:value="3.7">
            <text:p>3,7</text:p>
          </table:table-cell>
          <table:table-cell table:style-name="ce12" office:value-type="float" office:value="137">
            <text:p>137</text:p>
          </table:table-cell>
          <table:table-cell office:value-type="time" office:time-value="PT00H22M48S">
            <text:p>00:22:4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19">
            <text:p>19.03.2010</text:p>
          </table:table-cell>
          <table:table-cell office:value-type="time" office:time-value="PT18H39M32S">
            <text:p>18:39:32</text:p>
          </table:table-cell>
          <table:table-cell office:value-type="float" office:value="3.3">
            <text:p>3,3</text:p>
          </table:table-cell>
          <table:table-cell table:style-name="ce12" office:value-type="float" office:value="113">
            <text:p>113</text:p>
          </table:table-cell>
          <table:table-cell office:value-type="time" office:time-value="PT00H20M00S">
            <text:p>00:20:0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03">
            <text:p>303</text:p>
          </table:table-cell>
          <table:table-cell office:value-type="date" office:date-value="2010-03-20">
            <text:p>20.03.2010</text:p>
          </table:table-cell>
          <table:table-cell office:value-type="time" office:time-value="PT16H05M42S">
            <text:p>16:05:42</text:p>
          </table:table-cell>
          <table:table-cell office:value-type="float" office:value="10.7">
            <text:p>10,7</text:p>
          </table:table-cell>
          <table:table-cell table:style-name="ce12" office:value-type="float" office:value="118">
            <text:p>118</text:p>
          </table:table-cell>
          <table:table-cell office:value-type="time" office:time-value="PT01H05M10S">
            <text:p>01:05:10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304">
            <text:p>304</text:p>
          </table:table-cell>
          <table:table-cell office:value-type="date" office:date-value="2010-03-21">
            <text:p>21.03.2010</text:p>
          </table:table-cell>
          <table:table-cell office:value-type="time" office:time-value="PT11H23M51S">
            <text:p>11:23:51</text:p>
          </table:table-cell>
          <table:table-cell office:value-type="float" office:value="17.7">
            <text:p>17,7</text:p>
          </table:table-cell>
          <table:table-cell table:style-name="ce12" office:value-type="float" office:value="125">
            <text:p>125</text:p>
          </table:table-cell>
          <table:table-cell office:value-type="time" office:time-value="PT01H35M23S">
            <text:p>01:35:23</text:p>
          </table:table-cell>
          <table:table-cell office:value-type="string">
            <text:p>Kwh – Mühlhausen – Hofen – MaxEythSee – Freiberg – Rot – Zuffenhausen – Büro - Kwh</text:p>
          </table:table-cell>
          <table:table-cell table:formula="of:=SUM([.D41:.D60];[.H44])" office:value-type="float" office:value="132.6">
            <text:p>132,6</text:p>
          </table:table-cell>
          <table:table-cell table:number-columns-repeated="1015"/>
        </table:table-row>
        <table:table-row table:style-name="ro2">
          <table:table-cell office:value-type="float" office:value="305">
            <text:p>305</text:p>
          </table:table-cell>
          <table:table-cell office:value-type="date" office:date-value="2010-03-22">
            <text:p>22.03.2010</text:p>
          </table:table-cell>
          <table:table-cell office:value-type="time" office:time-value="PT11H21M51S">
            <text:p>11:21:51</text:p>
          </table:table-cell>
          <table:table-cell office:value-type="float" office:value="10.4">
            <text:p>10,4</text:p>
          </table:table-cell>
          <table:table-cell table:style-name="ce12" office:value-type="float" office:value="123">
            <text:p>123</text:p>
          </table:table-cell>
          <table:table-cell office:value-type="time" office:time-value="PT00H56M44S">
            <text:p>00:56:44</text:p>
          </table:table-cell>
          <table:table-cell office:value-type="string">
            <text:p>Kwh – Mitte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2">
            <text:p>22.03.2010</text:p>
          </table:table-cell>
          <table:table-cell office:value-type="time" office:time-value="PT13H11M17S">
            <text:p>13:11:17</text:p>
          </table:table-cell>
          <table:table-cell office:value-type="float" office:value="3.7">
            <text:p>3,7</text:p>
          </table:table-cell>
          <table:table-cell table:style-name="ce12" office:value-type="float" office:value="122">
            <text:p>122</text:p>
          </table:table-cell>
          <table:table-cell office:value-type="time" office:time-value="PT00H20M12S">
            <text:p>00:20:1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2">
            <text:p>22.03.2010</text:p>
          </table:table-cell>
          <table:table-cell office:value-type="time" office:time-value="PT14H57M47S">
            <text:p>14:57:47</text:p>
          </table:table-cell>
          <table:table-cell office:value-type="float" office:value="4.7">
            <text:p>4,7</text:p>
          </table:table-cell>
          <table:table-cell table:style-name="ce12" office:value-type="float" office:value="126">
            <text:p>126</text:p>
          </table:table-cell>
          <table:table-cell office:value-type="time" office:time-value="PT00H25M46S">
            <text:p>00:25:4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2">
            <text:p>22.03.2010</text:p>
          </table:table-cell>
          <table:table-cell office:value-type="time" office:time-value="PT20H09M26S">
            <text:p>20:09:26</text:p>
          </table:table-cell>
          <table:table-cell office:value-type="float" office:value="5.5">
            <text:p>5,5</text:p>
          </table:table-cell>
          <table:table-cell table:style-name="ce12" office:value-type="float" office:value="108">
            <text:p>108</text:p>
          </table:table-cell>
          <table:table-cell office:value-type="time" office:time-value="PT00H32M05S">
            <text:p>00:32:05</text:p>
          </table:table-cell>
          <table:table-cell office:value-type="string">
            <text:p>Büro - Kwh(Lindenstr)</text:p>
          </table:table-cell>
          <table:table-cell table:number-columns-repeated="1016"/>
        </table:table-row>
        <table:table-row table:style-name="ro2">
          <table:table-cell office:value-type="float" office:value="306">
            <text:p>306</text:p>
          </table:table-cell>
          <table:table-cell office:value-type="date" office:date-value="2010-03-23">
            <text:p>23.03.2010</text:p>
          </table:table-cell>
          <table:table-cell office:value-type="time" office:time-value="PT05H40M16S">
            <text:p>05:40:16</text:p>
          </table:table-cell>
          <table:table-cell office:value-type="float" office:value="11.6">
            <text:p>11,6</text:p>
          </table:table-cell>
          <table:table-cell table:style-name="ce12" office:value-type="float" office:value="118">
            <text:p>118</text:p>
          </table:table-cell>
          <table:table-cell office:value-type="time" office:time-value="PT01H03M34S">
            <text:p>01:03:34</text:p>
          </table:table-cell>
          <table:table-cell office:value-type="string">
            <text:p>Kwh – Zazenhausen – Mühlhausen - Kwh</text:p>
          </table:table-cell>
          <table:table-cell table:number-columns-repeated="1016"/>
        </table:table-row>
        <table:table-row table:style-name="ro2">
          <table:table-cell office:value-type="float" office:value="307">
            <text:p>307</text:p>
          </table:table-cell>
          <table:table-cell office:value-type="date" office:date-value="2010-03-24">
            <text:p>24.03.2010</text:p>
          </table:table-cell>
          <table:table-cell office:value-type="time" office:time-value="PT10H20M49S">
            <text:p>10:20:49</text:p>
          </table:table-cell>
          <table:table-cell office:value-type="float" office:value="4.2">
            <text:p>4,2</text:p>
          </table:table-cell>
          <table:table-cell table:style-name="ce12" office:value-type="float" office:value="130">
            <text:p>130</text:p>
          </table:table-cell>
          <table:table-cell office:value-type="time" office:time-value="PT00H23M03S">
            <text:p>00:23:0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4">
            <text:p>24.03.2010</text:p>
          </table:table-cell>
          <table:table-cell office:value-type="time" office:time-value="PT13H47M19S">
            <text:p>13:47:19</text:p>
          </table:table-cell>
          <table:table-cell office:value-type="float" office:value="3.4">
            <text:p>3,4</text:p>
          </table:table-cell>
          <table:table-cell table:style-name="ce12" office:value-type="float" office:value="118">
            <text:p>118</text:p>
          </table:table-cell>
          <table:table-cell office:value-type="time" office:time-value="PT00H19M54S">
            <text:p>00:19:5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4">
            <text:p>24.03.2010</text:p>
          </table:table-cell>
          <table:table-cell office:value-type="time" office:time-value="PT16H28M44S">
            <text:p>16:28:44</text:p>
          </table:table-cell>
          <table:table-cell office:value-type="float" office:value="16.7">
            <text:p>16,7</text:p>
          </table:table-cell>
          <table:table-cell table:style-name="ce12" office:value-type="float" office:value="123">
            <text:p>123</text:p>
          </table:table-cell>
          <table:table-cell office:value-type="time" office:time-value="PT01H33M00S">
            <text:p>01:33:00</text:p>
          </table:table-cell>
          <table:table-cell office:value-type="string">
            <text:p>Kwh – Zazenhausen – Mühlhausen – Münster – Burgholzhof – Pragsattel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4">
            <text:p>24.03.2010</text:p>
          </table:table-cell>
          <table:table-cell office:value-type="time" office:time-value="PT21H11M27S">
            <text:p>21:11:27</text:p>
          </table:table-cell>
          <table:table-cell office:value-type="float" office:value="3.9">
            <text:p>3,9</text:p>
          </table:table-cell>
          <table:table-cell table:style-name="ce12" office:value-type="float" office:value="111">
            <text:p>111</text:p>
          </table:table-cell>
          <table:table-cell office:value-type="time" office:time-value="PT00H22M06S">
            <text:p>00:22:0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08">
            <text:p>308</text:p>
          </table:table-cell>
          <table:table-cell office:value-type="date" office:date-value="2010-03-25">
            <text:p>25.03.2010</text:p>
          </table:table-cell>
          <table:table-cell office:value-type="time" office:time-value="PT12H05M38S">
            <text:p>12:05:38</text:p>
          </table:table-cell>
          <table:table-cell office:value-type="float" office:value="5.1">
            <text:p>5,1</text:p>
          </table:table-cell>
          <table:table-cell table:style-name="ce12" office:value-type="float" office:value="124">
            <text:p>124</text:p>
          </table:table-cell>
          <table:table-cell office:value-type="time" office:time-value="PT00H27M43S">
            <text:p>00:27:43</text:p>
          </table:table-cell>
          <table:table-cell office:value-type="string">
            <text:p>Kwh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5">
            <text:p>25.03.2010</text:p>
          </table:table-cell>
          <table:table-cell office:value-type="time" office:time-value="PT15H53M26S">
            <text:p>15:53:26</text:p>
          </table:table-cell>
          <table:table-cell office:value-type="float" office:value="3.9">
            <text:p>3,9</text:p>
          </table:table-cell>
          <table:table-cell table:style-name="ce12" office:value-type="float" office:value="129">
            <text:p>129</text:p>
          </table:table-cell>
          <table:table-cell office:value-type="time" office:time-value="PT00H21M48S">
            <text:p>00:21:48</text:p>
          </table:table-cell>
          <table:table-cell office:value-type="string">
            <text:p>Büro – Zuffenhausen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5">
            <text:p>25.03.2010</text:p>
          </table:table-cell>
          <table:table-cell office:value-type="time" office:time-value="PT18H29M05S">
            <text:p>18:29:05</text:p>
          </table:table-cell>
          <table:table-cell office:value-type="float" office:value="7.3">
            <text:p>7,3</text:p>
          </table:table-cell>
          <table:table-cell table:style-name="ce12" office:value-type="float" office:value="126">
            <text:p>126</text:p>
          </table:table-cell>
          <table:table-cell office:value-type="time" office:time-value="PT00H41M02S">
            <text:p>00:41:02</text:p>
          </table:table-cell>
          <table:table-cell office:value-type="string">
            <text:p>Kwh – Zazenhausen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5">
            <text:p>25.03.2010</text:p>
          </table:table-cell>
          <table:table-cell office:value-type="time" office:time-value="PT20H55M10S">
            <text:p>20:55:10</text:p>
          </table:table-cell>
          <table:table-cell office:value-type="float" office:value="3.9">
            <text:p>3,9</text:p>
          </table:table-cell>
          <table:table-cell table:style-name="ce12" office:value-type="float" office:value="114">
            <text:p>114</text:p>
          </table:table-cell>
          <table:table-cell office:value-type="time" office:time-value="PT00H21M58S">
            <text:p>00:21:5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09">
            <text:p>309</text:p>
          </table:table-cell>
          <table:table-cell office:value-type="date" office:date-value="2010-03-26">
            <text:p>26.03.2010</text:p>
          </table:table-cell>
          <table:table-cell office:value-type="time" office:time-value="PT08H33M36S">
            <text:p>08:33:36</text:p>
          </table:table-cell>
          <table:table-cell office:value-type="float" office:value="4.7">
            <text:p>4,7</text:p>
          </table:table-cell>
          <table:table-cell table:style-name="ce12" office:value-type="float" office:value="127">
            <text:p>127</text:p>
          </table:table-cell>
          <table:table-cell office:value-type="time" office:time-value="PT00H25M16S">
            <text:p>00:25:1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6">
            <text:p>26.03.2010</text:p>
          </table:table-cell>
          <table:table-cell office:value-type="time" office:time-value="PT13H35M50S">
            <text:p>13:35:50</text:p>
          </table:table-cell>
          <table:table-cell office:value-type="float" office:value="3.8">
            <text:p>3,8</text:p>
          </table:table-cell>
          <table:table-cell table:style-name="ce12" office:value-type="float" office:value="131">
            <text:p>131</text:p>
          </table:table-cell>
          <table:table-cell office:value-type="time" office:time-value="PT00H19M01S">
            <text:p>00:19:0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6">
            <text:p>26.03.2010</text:p>
          </table:table-cell>
          <table:table-cell office:value-type="time" office:time-value="PT15H50M43S">
            <text:p>15:50:43</text:p>
          </table:table-cell>
          <table:table-cell office:value-type="float" office:value="7.3">
            <text:p>7,3</text:p>
          </table:table-cell>
          <table:table-cell table:style-name="ce12" office:value-type="float" office:value="120">
            <text:p>120</text:p>
          </table:table-cell>
          <table:table-cell office:value-type="time" office:time-value="PT00H41M54S">
            <text:p>00:41:54</text:p>
          </table:table-cell>
          <table:table-cell office:value-type="string">
            <text:p>Kwh – Zazenhausen – Zuffenhau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6">
            <text:p>26.03.2010</text:p>
          </table:table-cell>
          <table:table-cell office:value-type="time" office:time-value="PT18H53M27S">
            <text:p>18:53:27</text:p>
          </table:table-cell>
          <table:table-cell office:value-type="float" office:value="5.6">
            <text:p>5,6</text:p>
          </table:table-cell>
          <table:table-cell table:style-name="ce12" office:value-type="float" office:value="112">
            <text:p>112</text:p>
          </table:table-cell>
          <table:table-cell office:value-type="time" office:time-value="PT00H32M13S">
            <text:p>00:32:1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310">
            <text:p>310</text:p>
          </table:table-cell>
          <table:table-cell office:value-type="date" office:date-value="2010-03-27">
            <text:p>27.03.2010</text:p>
          </table:table-cell>
          <table:table-cell office:value-type="time" office:time-value="PT09H56M04S">
            <text:p>09:56:04</text:p>
          </table:table-cell>
          <table:table-cell office:value-type="float" office:value="10.2">
            <text:p>10,2</text:p>
          </table:table-cell>
          <table:table-cell table:style-name="ce12" office:value-type="float" office:value="120">
            <text:p>120</text:p>
          </table:table-cell>
          <table:table-cell office:value-type="time" office:time-value="PT00H57M03S">
            <text:p>00:57:03</text:p>
          </table:table-cell>
          <table:table-cell office:value-type="string">
            <text:p>Kwh – Zazenhausen – Moldengraben – Kwh</text:p>
          </table:table-cell>
          <table:table-cell table:number-columns-repeated="1016"/>
        </table:table-row>
        <table:table-row table:style-name="ro2">
          <table:table-cell office:value-type="float" office:value="311">
            <text:p>311</text:p>
          </table:table-cell>
          <table:table-cell office:value-type="date" office:date-value="2010-03-28">
            <text:p>28.03.2010</text:p>
          </table:table-cell>
          <table:table-cell office:value-type="time" office:time-value="PT09H43M16S">
            <text:p>09:43:16</text:p>
          </table:table-cell>
          <table:table-cell office:value-type="float" office:value="14.7">
            <text:p>14,7</text:p>
          </table:table-cell>
          <table:table-cell table:style-name="ce12" office:value-type="float" office:value="122">
            <text:p>122</text:p>
          </table:table-cell>
          <table:table-cell office:value-type="time" office:time-value="PT01H23M38S">
            <text:p>01:23:38</text:p>
          </table:table-cell>
          <table:table-cell office:value-type="string">
            <text:p>Kwh – zazenhausen – Mühlhausen – Burgholzhof – Rot – Zuffenhausen - Kwh</text:p>
          </table:table-cell>
          <table:table-cell table:formula="of:=SUM([.D61:.D79])" office:value-type="float" office:value="130.6">
            <text:p>130,6</text:p>
          </table:table-cell>
          <table:table-cell table:number-columns-repeated="1015"/>
        </table:table-row>
        <table:table-row table:style-name="ro2">
          <table:table-cell office:value-type="float" office:value="312">
            <text:p>312</text:p>
          </table:table-cell>
          <table:table-cell office:value-type="date" office:date-value="2010-03-29">
            <text:p>29.03.2010</text:p>
          </table:table-cell>
          <table:table-cell office:value-type="time" office:time-value="PT16H27M20S">
            <text:p>16:27:20</text:p>
          </table:table-cell>
          <table:table-cell office:value-type="float" office:value="16.8">
            <text:p>16,8</text:p>
          </table:table-cell>
          <table:table-cell table:style-name="ce12" office:value-type="float" office:value="123">
            <text:p>123</text:p>
          </table:table-cell>
          <table:table-cell office:value-type="time" office:time-value="PT01H38M00S">
            <text:p>01:38:00</text:p>
          </table:table-cell>
          <table:table-cell office:value-type="string">
            <text:p>Kwh – Solitudeallee – Stammheim – Kallenberg – Korntal – Schlotwiese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29">
            <text:p>29.03.2010</text:p>
          </table:table-cell>
          <table:table-cell office:value-type="time" office:time-value="PT19H54M26S">
            <text:p>19:54:26</text:p>
          </table:table-cell>
          <table:table-cell office:value-type="float" office:value="5.9">
            <text:p>5,9</text:p>
          </table:table-cell>
          <table:table-cell table:style-name="ce12" office:value-type="float" office:value="125">
            <text:p>125</text:p>
          </table:table-cell>
          <table:table-cell office:value-type="time" office:time-value="PT00H35M44S">
            <text:p>00:35:44</text:p>
          </table:table-cell>
          <table:table-cell office:value-type="string">
            <text:p>Büro – Zazenhausen – Kwh</text:p>
          </table:table-cell>
          <table:table-cell table:number-columns-repeated="1016"/>
        </table:table-row>
        <table:table-row table:style-name="ro2">
          <table:table-cell office:value-type="float" office:value="313">
            <text:p>313</text:p>
          </table:table-cell>
          <table:table-cell office:value-type="date" office:date-value="2010-03-30">
            <text:p>30.03.2010</text:p>
          </table:table-cell>
          <table:table-cell office:value-type="time" office:time-value="PT08H32M34S">
            <text:p>08:32:34</text:p>
          </table:table-cell>
          <table:table-cell office:value-type="float" office:value="5.9">
            <text:p>5,9</text:p>
          </table:table-cell>
          <table:table-cell table:style-name="ce12" office:value-type="float" office:value="128">
            <text:p>128</text:p>
          </table:table-cell>
          <table:table-cell office:value-type="time" office:time-value="PT00H34M06S">
            <text:p>00:34:06</text:p>
          </table:table-cell>
          <table:table-cell office:value-type="string">
            <text:p>Kwh – Zaz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30">
            <text:p>30.03.2010</text:p>
          </table:table-cell>
          <table:table-cell office:value-type="time" office:time-value="PT12H57M53S">
            <text:p>12:57:53</text:p>
          </table:table-cell>
          <table:table-cell office:value-type="float" office:value="3.5">
            <text:p>3,5</text:p>
          </table:table-cell>
          <table:table-cell table:style-name="ce12" office:value-type="float" office:value="123">
            <text:p>123</text:p>
          </table:table-cell>
          <table:table-cell office:value-type="time" office:time-value="PT00H19M40S">
            <text:p>00:19:4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30">
            <text:p>30.03.2010</text:p>
          </table:table-cell>
          <table:table-cell office:value-type="time" office:time-value="PT13H58M19S">
            <text:p>13:58:19</text:p>
          </table:table-cell>
          <table:table-cell office:value-type="float" office:value="3.5">
            <text:p>3,5</text:p>
          </table:table-cell>
          <table:table-cell table:style-name="ce12" office:value-type="float" office:value="131">
            <text:p>131</text:p>
          </table:table-cell>
          <table:table-cell office:value-type="time" office:time-value="PT00H19M53S">
            <text:p>00:19:5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3-30">
            <text:p>30.03.2010</text:p>
          </table:table-cell>
          <table:table-cell office:value-type="time" office:time-value="PT18H04M09S">
            <text:p>18:04:09</text:p>
          </table:table-cell>
          <table:table-cell office:value-type="float" office:value="7.9">
            <text:p>7,9</text:p>
          </table:table-cell>
          <table:table-cell table:style-name="ce12" office:value-type="float" office:value="118">
            <text:p>118</text:p>
          </table:table-cell>
          <table:table-cell office:value-type="time" office:time-value="PT00H47M58S">
            <text:p>00:47:58</text:p>
          </table:table-cell>
          <table:table-cell office:value-type="string">
            <text:p>Büro – Zuffenhausen – Rot – Tappachtal – Himmelsleiter – Zazenhausen - Kwh</text:p>
          </table:table-cell>
          <table:table-cell table:number-columns-repeated="1016"/>
        </table:table-row>
        <table:table-row table:style-name="ro3">
          <table:table-cell office:value-type="float" office:value="314">
            <text:p>314</text:p>
          </table:table-cell>
          <table:table-cell office:value-type="date" office:date-value="2010-03-31">
            <text:p>31.03.2010</text:p>
          </table:table-cell>
          <table:table-cell office:value-type="time" office:time-value="PT17H26M01S">
            <text:p>17:26:01</text:p>
          </table:table-cell>
          <table:table-cell office:value-type="float" office:value="20.2">
            <text:p>20,2</text:p>
          </table:table-cell>
          <table:table-cell table:style-name="ce12" office:value-type="float" office:value="126">
            <text:p>126</text:p>
          </table:table-cell>
          <table:table-cell office:value-type="time" office:time-value="PT01H56M14S">
            <text:p>01:56:14</text:p>
          </table:table-cell>
          <table:table-cell office:value-type="string">
            <text:p>Kwh – Zazenhausen – Mühlhausen – Neckar - *Oeffingen – Aldingen – Mühlhausen – Zazenhausen - Kwh</text:p>
          </table:table-cell>
          <table:table-cell table:formula="of:=SUM([.D80:.D86])" office:value-type="float" office:value="63.7">
            <text:p>63,7</text:p>
          </table:table-cell>
          <table:table-cell table:number-columns-repeated="1015"/>
        </table:table-row>
        <table:table-row table:style-name="ro2" table:number-rows-repeated="6544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0-02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4])" office:value-type="float" office:value="5091.9">
            <text:p>5091,9</text:p>
          </table:table-cell>
          <table:table-cell table:style-name="ce16" table:formula="of:=SUM([.F2:.F65440])" office:value-type="time" office:time-value="PT508H12M45S">
            <text:p>04:12:45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255">
            <text:p>255</text:p>
          </table:table-cell>
          <table:table-cell table:style-name="ce17" office:value-type="date" office:date-value="2010-01-31">
            <text:p>31.01.2010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10-01'.H1])" office:value-type="float" office:value="4593.3">
            <text:p>4593,3</text:p>
          </table:table-cell>
          <table:table-cell table:style-name="ce10"/>
          <table:table-cell table:style-name="ce10" table:formula="of:=SUM(['2010-01'.I1])" office:value-type="time" office:time-value="PT457H52M02S">
            <text:p>01:52:02</text:p>
          </table:table-cell>
          <table:table-cell table:style-name="ce2" office:value-type="string">
            <text:p>Übertrag 400:33:32</text:p>
          </table:table-cell>
          <table:table-cell table:style-name="ce2" table:formula="of:=SUM(['2010-01'.H55])" office:value-type="float" office:value="0">
            <text:p>0</text:p>
          </table:table-cell>
          <table:table-cell table:style-name="ce2" table:number-columns-repeated="1015"/>
        </table:table-row>
        <table:table-row table:style-name="ro3">
          <table:table-cell office:value-type="float" office:value="256">
            <text:p>256</text:p>
          </table:table-cell>
          <table:table-cell office:value-type="date" office:date-value="2010-02-01">
            <text:p>01.02.2010</text:p>
          </table:table-cell>
          <table:table-cell office:value-type="time" office:time-value="PT09H05M52S">
            <text:p>09:05:52</text:p>
          </table:table-cell>
          <table:table-cell office:value-type="float" office:value="3.8">
            <text:p>3,8</text:p>
          </table:table-cell>
          <table:table-cell table:style-name="ce12" office:value-type="float" office:value="130">
            <text:p>130</text:p>
          </table:table-cell>
          <table:table-cell office:value-type="time" office:time-value="PT00H22M43S">
            <text:p>00:22:4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1">
            <text:p>01.02.2010</text:p>
          </table:table-cell>
          <table:table-cell office:value-type="time" office:time-value="PT13H12M54S">
            <text:p>13:12:54</text:p>
          </table:table-cell>
          <table:table-cell office:value-type="float" office:value="5.8">
            <text:p>5,8</text:p>
          </table:table-cell>
          <table:table-cell table:style-name="ce12" office:value-type="float" office:value="135">
            <text:p>135</text:p>
          </table:table-cell>
          <table:table-cell office:value-type="time" office:time-value="PT00H35M36S">
            <text:p>00:35:36</text:p>
          </table:table-cell>
          <table:table-cell office:value-type="string">
            <text:p>Büro – Zuffenhausen – Zazenhausen - Kwh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1">
            <text:p>01.02.2010</text:p>
          </table:table-cell>
          <table:table-cell office:value-type="time" office:time-value="PT15H57M26S">
            <text:p>15:57:26</text:p>
          </table:table-cell>
          <table:table-cell office:value-type="float" office:value="16.7">
            <text:p>16,7</text:p>
          </table:table-cell>
          <table:table-cell table:style-name="ce12" office:value-type="float" office:value="118">
            <text:p>118</text:p>
          </table:table-cell>
          <table:table-cell office:value-type="time" office:time-value="PT01H48M00S">
            <text:p>01:48:00</text:p>
          </table:table-cell>
          <table:table-cell office:value-type="string">
            <text:p>Kwh – Zazenhausen – Mühlhausen – Aldingen – Sonnenhof – Kwh</text:p>
          </table:table-cell>
          <table:table-cell table:number-columns-repeated="1016"/>
        </table:table-row>
        <table:table-row table:style-name="ro3">
          <table:table-cell office:value-type="float" office:value="257">
            <text:p>257</text:p>
          </table:table-cell>
          <table:table-cell office:value-type="date" office:date-value="2010-02-02">
            <text:p>02.02.2010</text:p>
          </table:table-cell>
          <table:table-cell office:value-type="time" office:time-value="PT07H18M33S">
            <text:p>07:18:33</text:p>
          </table:table-cell>
          <table:table-cell office:value-type="float" office:value="8.5">
            <text:p>8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56M29S">
            <text:p>00:56:29</text:p>
          </table:table-cell>
          <table:table-cell office:value-type="string">
            <text:p>Kwh – Zazenhausen – Freiberg – Rot – Zuffenhausen – Kwh</text:p>
          </table:table-cell>
          <table:table-cell table:number-columns-repeated="1016"/>
        </table:table-row>
        <table:table-row table:style-name="ro3">
          <table:table-cell office:value-type="float" office:value="258">
            <text:p>258</text:p>
          </table:table-cell>
          <table:table-cell office:value-type="date" office:date-value="2010-02-03">
            <text:p>03.02.2010</text:p>
          </table:table-cell>
          <table:table-cell office:value-type="time" office:time-value="PT09H25M34S">
            <text:p>09:25:34</text:p>
          </table:table-cell>
          <table:table-cell office:value-type="float" office:value="3.6">
            <text:p>3,6</text:p>
          </table:table-cell>
          <table:table-cell table:style-name="ce12" office:value-type="string">
            <text:p>-</text:p>
          </table:table-cell>
          <table:table-cell office:value-type="time" office:time-value="PT00H23M08S">
            <text:p>00:23:0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3">
            <text:p>03.02.2010</text:p>
          </table:table-cell>
          <table:table-cell office:value-type="time" office:time-value="PT12H52M56S">
            <text:p>12:52:56</text:p>
          </table:table-cell>
          <table:table-cell office:value-type="float" office:value="3.5">
            <text:p>3,5</text:p>
          </table:table-cell>
          <table:table-cell table:style-name="ce12" office:value-type="float" office:value="112">
            <text:p>112</text:p>
          </table:table-cell>
          <table:table-cell office:value-type="time" office:time-value="PT00H20M38S">
            <text:p>00:20:3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3">
            <text:p>03.02.2010</text:p>
          </table:table-cell>
          <table:table-cell office:value-type="time" office:time-value="PT13H58M14S">
            <text:p>13:58:14</text:p>
          </table:table-cell>
          <table:table-cell office:value-type="float" office:value="12.4">
            <text:p>12,4</text:p>
          </table:table-cell>
          <table:table-cell table:style-name="ce12" office:value-type="float" office:value="123">
            <text:p>123</text:p>
          </table:table-cell>
          <table:table-cell office:value-type="time" office:time-value="PT01H24M09S">
            <text:p>01:24:09</text:p>
          </table:table-cell>
          <table:table-cell office:value-type="string">
            <text:p>Kwh – Zazenhausen – Mühlhausen – Burgholzhof – Zuffenhausen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3">
            <text:p>03.02.2010</text:p>
          </table:table-cell>
          <table:table-cell office:value-type="time" office:time-value="PT18H39M43S">
            <text:p>18:39:43</text:p>
          </table:table-cell>
          <table:table-cell office:value-type="float" office:value="3.4">
            <text:p>3,4</text:p>
          </table:table-cell>
          <table:table-cell table:style-name="ce12" office:value-type="float" office:value="117">
            <text:p>117</text:p>
          </table:table-cell>
          <table:table-cell office:value-type="time" office:time-value="PT00H20M40S">
            <text:p>00:20:4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259">
            <text:p>259</text:p>
          </table:table-cell>
          <table:table-cell office:value-type="date" office:date-value="2010-02-04">
            <text:p>04.02.2010</text:p>
          </table:table-cell>
          <table:table-cell office:value-type="time" office:time-value="PT09H22M09S">
            <text:p>09:22:09</text:p>
          </table:table-cell>
          <table:table-cell office:value-type="float" office:value="3.8">
            <text:p>3,8</text:p>
          </table:table-cell>
          <table:table-cell table:style-name="ce12" office:value-type="float" office:value="122">
            <text:p>122</text:p>
          </table:table-cell>
          <table:table-cell office:value-type="time" office:time-value="PT00H22M19S">
            <text:p>00:22:1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4">
            <text:p>04.02.2010</text:p>
          </table:table-cell>
          <table:table-cell office:value-type="time" office:time-value="PT13H50M09S">
            <text:p>13:50:09</text:p>
          </table:table-cell>
          <table:table-cell office:value-type="float" office:value="4.4">
            <text:p>4,4</text:p>
          </table:table-cell>
          <table:table-cell table:style-name="ce12" office:value-type="float" office:value="132">
            <text:p>132</text:p>
          </table:table-cell>
          <table:table-cell office:value-type="time" office:time-value="PT00H24M27S">
            <text:p>00:24:27</text:p>
          </table:table-cell>
          <table:table-cell office:value-type="string">
            <text:p>Büro – Stammheim – Kwh</text:p>
          </table:table-cell>
          <table:table-cell table:number-columns-repeated="1016"/>
        </table:table-row>
        <table:table-row table:style-name="ro3">
          <table:table-cell office:value-type="float" office:value="260">
            <text:p>260</text:p>
          </table:table-cell>
          <table:table-cell office:value-type="date" office:date-value="2010-02-05">
            <text:p>05.02.2010</text:p>
          </table:table-cell>
          <table:table-cell office:value-type="time" office:time-value="PT08H37M35S">
            <text:p>08:37:35</text:p>
          </table:table-cell>
          <table:table-cell office:value-type="float" office:value="3.9">
            <text:p>3,9</text:p>
          </table:table-cell>
          <table:table-cell table:style-name="ce12" office:value-type="float" office:value="128">
            <text:p>128</text:p>
          </table:table-cell>
          <table:table-cell office:value-type="time" office:time-value="PT00H22M05S">
            <text:p>00:22:0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5">
            <text:p>05.02.2010</text:p>
          </table:table-cell>
          <table:table-cell office:value-type="time" office:time-value="PT13H36M32S">
            <text:p>13:36:32</text:p>
          </table:table-cell>
          <table:table-cell office:value-type="float" office:value="3.4">
            <text:p>3,4</text:p>
          </table:table-cell>
          <table:table-cell table:style-name="ce12" office:value-type="float" office:value="133">
            <text:p>133</text:p>
          </table:table-cell>
          <table:table-cell office:value-type="time" office:time-value="PT00H17M49S">
            <text:p>00:17:4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5">
            <text:p>05.02.2010</text:p>
          </table:table-cell>
          <table:table-cell office:value-type="time" office:time-value="PT18H28M44S">
            <text:p>18:28:44</text:p>
          </table:table-cell>
          <table:table-cell office:value-type="float" office:value="14.5">
            <text:p>14,5</text:p>
          </table:table-cell>
          <table:table-cell table:style-name="ce12" office:value-type="float" office:value="132">
            <text:p>132</text:p>
          </table:table-cell>
          <table:table-cell office:value-type="time" office:time-value="PT01H20M25S">
            <text:p>01:20:25</text:p>
          </table:table-cell>
          <table:table-cell office:value-type="string">
            <text:p>Kwh – Zazenhausen – Mühlhausen – Burgholzhof – Feuerbach – Zuffenhausen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5">
            <text:p>05.02.2010</text:p>
          </table:table-cell>
          <table:table-cell office:value-type="time" office:time-value="PT20H30M05S">
            <text:p>20:30:05</text:p>
          </table:table-cell>
          <table:table-cell office:value-type="float" office:value="4">
            <text:p>4,0</text:p>
          </table:table-cell>
          <table:table-cell table:style-name="ce12" office:value-type="float" office:value="127">
            <text:p>127</text:p>
          </table:table-cell>
          <table:table-cell office:value-type="time" office:time-value="PT00H22M55S">
            <text:p>00:22:5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261">
            <text:p>261</text:p>
          </table:table-cell>
          <table:table-cell office:value-type="date" office:date-value="2010-02-06">
            <text:p>06.02.2010</text:p>
          </table:table-cell>
          <table:table-cell office:value-type="time" office:time-value="PT17H13M20S">
            <text:p>17:13:20</text:p>
          </table:table-cell>
          <table:table-cell office:value-type="float" office:value="20.4">
            <text:p>20,4</text:p>
          </table:table-cell>
          <table:table-cell table:style-name="ce12" office:value-type="float" office:value="120">
            <text:p>120</text:p>
          </table:table-cell>
          <table:table-cell office:value-type="time" office:time-value="PT02H08M59S">
            <text:p>02:08:59</text:p>
          </table:table-cell>
          <table:table-cell office:value-type="string">
            <text:p>Kwh – Zazenhausen – Freiberg – Rot – Burgholzhof – Pragsattel – Feuerbach – Weilimdorf – Zuffenhausen - Kwh</text:p>
          </table:table-cell>
          <table:table-cell table:number-columns-repeated="1016"/>
        </table:table-row>
        <table:table-row table:style-name="ro3">
          <table:table-cell office:value-type="float" office:value="262">
            <text:p>262</text:p>
          </table:table-cell>
          <table:table-cell office:value-type="date" office:date-value="2010-02-07">
            <text:p>07.02.2010</text:p>
          </table:table-cell>
          <table:table-cell office:value-type="time" office:time-value="PT14H05M34S">
            <text:p>14:05:34</text:p>
          </table:table-cell>
          <table:table-cell office:value-type="float" office:value="12">
            <text:p>12,0</text:p>
          </table:table-cell>
          <table:table-cell table:style-name="ce12" office:value-type="float" office:value="123">
            <text:p>123</text:p>
          </table:table-cell>
          <table:table-cell office:value-type="time" office:time-value="PT01H15M47S">
            <text:p>01:15:47</text:p>
          </table:table-cell>
          <table:table-cell office:value-type="string">
            <text:p>Kwh – Pattonville – Grünbühl – Sonnenberg – Kwh</text:p>
          </table:table-cell>
          <table:table-cell table:formula="of:=SUM([.D3:.D18];[.H2])" office:value-type="float" office:value="124.1">
            <text:p>124,1</text:p>
          </table:table-cell>
          <table:table-cell table:number-columns-repeated="1015"/>
        </table:table-row>
        <table:table-row table:style-name="ro3">
          <table:table-cell office:value-type="float" office:value="263">
            <text:p>263</text:p>
          </table:table-cell>
          <table:table-cell office:value-type="date" office:date-value="2010-02-08">
            <text:p>08.02.2010</text:p>
          </table:table-cell>
          <table:table-cell office:value-type="time" office:time-value="PT11H14M10S">
            <text:p>11:14:10</text:p>
          </table:table-cell>
          <table:table-cell office:value-type="float" office:value="3.5">
            <text:p>3,5</text:p>
          </table:table-cell>
          <table:table-cell table:style-name="ce12" office:value-type="float" office:value="129">
            <text:p>129</text:p>
          </table:table-cell>
          <table:table-cell office:value-type="time" office:time-value="PT00H18M48S">
            <text:p>00:18:4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8">
            <text:p>08.02.2010</text:p>
          </table:table-cell>
          <table:table-cell office:value-type="time" office:time-value="PT13H46M41S">
            <text:p>13:46:41</text:p>
          </table:table-cell>
          <table:table-cell office:value-type="float" office:value="3.5">
            <text:p>3,5</text:p>
          </table:table-cell>
          <table:table-cell table:style-name="ce12" office:value-type="float" office:value="138">
            <text:p>138</text:p>
          </table:table-cell>
          <table:table-cell office:value-type="time" office:time-value="PT00H17M22S">
            <text:p>00:17:2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8">
            <text:p>08.02.2010</text:p>
          </table:table-cell>
          <table:table-cell office:value-type="time" office:time-value="PT17H21M28S">
            <text:p>17:21:28</text:p>
          </table:table-cell>
          <table:table-cell office:value-type="float" office:value="8.4">
            <text:p>8,4</text:p>
          </table:table-cell>
          <table:table-cell table:style-name="ce12" office:value-type="float" office:value="117">
            <text:p>117</text:p>
          </table:table-cell>
          <table:table-cell office:value-type="time" office:time-value="PT00H50M24S">
            <text:p>00:50:24</text:p>
          </table:table-cell>
          <table:table-cell office:value-type="string">
            <text:p>Kwh – Zazenhausen – Rot – Tappachtal – Zuffenhausen -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8">
            <text:p>08.02.2010</text:p>
          </table:table-cell>
          <table:table-cell office:value-type="time" office:time-value="PT20H26M30S">
            <text:p>20:26:30</text:p>
          </table:table-cell>
          <table:table-cell office:value-type="float" office:value="5.4">
            <text:p>5,4</text:p>
          </table:table-cell>
          <table:table-cell table:style-name="ce12" office:value-type="float" office:value="115">
            <text:p>115</text:p>
          </table:table-cell>
          <table:table-cell office:value-type="time" office:time-value="PT00H30M27S">
            <text:p>00:30:27</text:p>
          </table:table-cell>
          <table:table-cell office:value-type="string">
            <text:p>Büro – Zuffenhausen – Kwh mit Schlenker</text:p>
          </table:table-cell>
          <table:table-cell table:number-columns-repeated="1016"/>
        </table:table-row>
        <table:table-row table:style-name="ro3">
          <table:table-cell office:value-type="float" office:value="264">
            <text:p>264</text:p>
          </table:table-cell>
          <table:table-cell office:value-type="date" office:date-value="2010-02-09">
            <text:p>09.02.2010</text:p>
          </table:table-cell>
          <table:table-cell office:value-type="time" office:time-value="PT08H26M03S">
            <text:p>08:26:03</text:p>
          </table:table-cell>
          <table:table-cell office:value-type="float" office:value="4">
            <text:p>4,0</text:p>
          </table:table-cell>
          <table:table-cell table:style-name="ce12" office:value-type="float" office:value="123">
            <text:p>123</text:p>
          </table:table-cell>
          <table:table-cell office:value-type="time" office:time-value="PT00H22M21S">
            <text:p>00:22:2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9">
            <text:p>09.02.2010</text:p>
          </table:table-cell>
          <table:table-cell office:value-type="time" office:time-value="PT12H39M45S">
            <text:p>12:39:45</text:p>
          </table:table-cell>
          <table:table-cell office:value-type="float" office:value="3.6">
            <text:p>3,6</text:p>
          </table:table-cell>
          <table:table-cell table:style-name="ce12" office:value-type="float" office:value="125">
            <text:p>125</text:p>
          </table:table-cell>
          <table:table-cell office:value-type="time" office:time-value="PT00H18M21S">
            <text:p>00:18:2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9">
            <text:p>09.02.2010</text:p>
          </table:table-cell>
          <table:table-cell office:value-type="time" office:time-value="PT16H45M18S">
            <text:p>16:45:18</text:p>
          </table:table-cell>
          <table:table-cell office:value-type="float" office:value="14">
            <text:p>14,0</text:p>
          </table:table-cell>
          <table:table-cell table:style-name="ce12" office:value-type="float" office:value="120">
            <text:p>120</text:p>
          </table:table-cell>
          <table:table-cell office:value-type="time" office:time-value="PT01H22M25S">
            <text:p>01:22:25</text:p>
          </table:table-cell>
          <table:table-cell office:value-type="string">
            <text:p>Kwh – Zazenhausen – Mönchfeld – Neckar – Burgholzhof – Feuerbach – Zuffenhausen -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09">
            <text:p>09.02.2010</text:p>
          </table:table-cell>
          <table:table-cell office:value-type="time" office:time-value="PT21H34M42S">
            <text:p>21:34:42</text:p>
          </table:table-cell>
          <table:table-cell office:value-type="float" office:value="3.4">
            <text:p>3,4</text:p>
          </table:table-cell>
          <table:table-cell table:style-name="ce12" office:value-type="float" office:value="136">
            <text:p>136</text:p>
          </table:table-cell>
          <table:table-cell office:value-type="time" office:time-value="PT00H17M58S">
            <text:p>00:17:5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265">
            <text:p>265</text:p>
          </table:table-cell>
          <table:table-cell office:value-type="date" office:date-value="2010-02-10">
            <text:p>10.02.2010</text:p>
          </table:table-cell>
          <table:table-cell office:value-type="time" office:time-value="PT08H58M54S">
            <text:p>08:58:54</text:p>
          </table:table-cell>
          <table:table-cell office:value-type="float" office:value="3.9">
            <text:p>3,9</text:p>
          </table:table-cell>
          <table:table-cell table:style-name="ce12" office:value-type="float" office:value="123">
            <text:p>123</text:p>
          </table:table-cell>
          <table:table-cell office:value-type="time" office:time-value="PT00H22M58S">
            <text:p>00:22:5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2-10">
            <text:p>10.02.2010</text:p>
          </table:table-cell>
          <table:table-cell office:value-type="time" office:time-value="PT12H44M44S">
            <text:p>12:44:44</text:p>
          </table:table-cell>
          <table:table-cell office:value-type="float" office:value="1.1">
            <text:p>1,1</text:p>
          </table:table-cell>
          <table:table-cell table:style-name="ce12" office:value-type="float" office:value="124">
            <text:p>124</text:p>
          </table:table-cell>
          <table:table-cell office:value-type="time" office:time-value="PT00H05M49S">
            <text:p>00:05:49</text:p>
          </table:table-cell>
          <table:table-cell office:value-type="string">
            <text:p>Büro – Zuffenhausen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2-10">
            <text:p>10.02.2010</text:p>
          </table:table-cell>
          <table:table-cell office:value-type="time" office:time-value="PT14H09M56S">
            <text:p>14:09:56</text:p>
          </table:table-cell>
          <table:table-cell office:value-type="float" office:value="1">
            <text:p>1,0</text:p>
          </table:table-cell>
          <table:table-cell table:style-name="ce12" office:value-type="float" office:value="130">
            <text:p>130</text:p>
          </table:table-cell>
          <table:table-cell office:value-type="time" office:time-value="PT00H06M06S">
            <text:p>00:06:06</text:p>
          </table:table-cell>
          <table:table-cell office:value-type="string">
            <text:p>Zuffenhausen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10">
            <text:p>10.02.2010</text:p>
          </table:table-cell>
          <table:table-cell office:value-type="time" office:time-value="PT17H26M20S">
            <text:p>17:26:20</text:p>
          </table:table-cell>
          <table:table-cell office:value-type="float" office:value="16.6">
            <text:p>16,6</text:p>
          </table:table-cell>
          <table:table-cell table:style-name="ce12" office:value-type="float" office:value="127">
            <text:p>127</text:p>
          </table:table-cell>
          <table:table-cell office:value-type="time" office:time-value="PT01H41M27S">
            <text:p>01:41:27</text:p>
          </table:table-cell>
          <table:table-cell office:value-type="string">
            <text:p>Büro – Stadtwald – Korntal – Neuwirtshaus – Stammheim - Kwh</text:p>
          </table:table-cell>
          <table:table-cell table:number-columns-repeated="1016"/>
        </table:table-row>
        <table:table-row table:style-name="ro3">
          <table:table-cell office:value-type="float" office:value="266">
            <text:p>266</text:p>
          </table:table-cell>
          <table:table-cell office:value-type="date" office:date-value="2010-02-11">
            <text:p>11.02.2010</text:p>
          </table:table-cell>
          <table:table-cell office:value-type="time" office:time-value="PT14H34M56S">
            <text:p>14:34:56</text:p>
          </table:table-cell>
          <table:table-cell office:value-type="float" office:value="12.5">
            <text:p>12,5</text:p>
          </table:table-cell>
          <table:table-cell table:style-name="ce12" office:value-type="float" office:value="126">
            <text:p>126</text:p>
          </table:table-cell>
          <table:table-cell office:value-type="time" office:time-value="PT01H21M41S">
            <text:p>01:21:41</text:p>
          </table:table-cell>
          <table:table-cell office:value-type="string">
            <text:p>Kwh – Mitte – ViesenhäuserHof – Zazenhausen – Zuffenhausen -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11">
            <text:p>11.02.2010</text:p>
          </table:table-cell>
          <table:table-cell office:value-type="time" office:time-value="PT19H08M30S">
            <text:p>19:08:30</text:p>
          </table:table-cell>
          <table:table-cell office:value-type="float" office:value="4">
            <text:p>4,0</text:p>
          </table:table-cell>
          <table:table-cell table:style-name="ce12" office:value-type="float" office:value="122">
            <text:p>122</text:p>
          </table:table-cell>
          <table:table-cell office:value-type="time" office:time-value="PT00H25M50S">
            <text:p>00:25:5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267">
            <text:p>267</text:p>
          </table:table-cell>
          <table:table-cell office:value-type="date" office:date-value="2010-02-12">
            <text:p>12.02.2010</text:p>
          </table:table-cell>
          <table:table-cell office:value-type="time" office:time-value="PT11H31M08S">
            <text:p>11:31:08</text:p>
          </table:table-cell>
          <table:table-cell office:value-type="float" office:value="3.7">
            <text:p>3,7</text:p>
          </table:table-cell>
          <table:table-cell table:style-name="ce12" office:value-type="float" office:value="125">
            <text:p>125</text:p>
          </table:table-cell>
          <table:table-cell office:value-type="time" office:time-value="PT00H24M16S">
            <text:p>00:24:1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12">
            <text:p>12.02.2010</text:p>
          </table:table-cell>
          <table:table-cell office:value-type="time" office:time-value="PT16H32M47S">
            <text:p>16:32:47</text:p>
          </table:table-cell>
          <table:table-cell office:value-type="float" office:value="12.3">
            <text:p>12,3</text:p>
          </table:table-cell>
          <table:table-cell table:style-name="ce12" office:value-type="float" office:value="119">
            <text:p>119</text:p>
          </table:table-cell>
          <table:table-cell office:value-type="time" office:time-value="PT01H21M52S">
            <text:p>01:21:52</text:p>
          </table:table-cell>
          <table:table-cell office:value-type="string">
            <text:p>Büro – Korntal – Neuwirtshaus – Kallenberg – Stammheim - Kwh</text:p>
          </table:table-cell>
          <table:table-cell table:number-columns-repeated="1016"/>
        </table:table-row>
        <table:table-row table:style-name="ro3">
          <table:table-cell office:value-type="float" office:value="268">
            <text:p>268</text:p>
          </table:table-cell>
          <table:table-cell office:value-type="date" office:date-value="2010-02-13">
            <text:p>13.02.2010</text:p>
          </table:table-cell>
          <table:table-cell office:value-type="time" office:time-value="PT15H34M40S">
            <text:p>15:34:40</text:p>
          </table:table-cell>
          <table:table-cell office:value-type="float" office:value="13.2">
            <text:p>13,2</text:p>
          </table:table-cell>
          <table:table-cell table:style-name="ce12" office:value-type="float" office:value="112">
            <text:p>112</text:p>
          </table:table-cell>
          <table:table-cell office:value-type="time" office:time-value="PT01H31M21S">
            <text:p>01:31:21</text:p>
          </table:table-cell>
          <table:table-cell office:value-type="string">
            <text:p>Kwh – Zazenhausen – Mühlhausen – MaxEyth-See – Mönchfeld – Zazenhausen - Kwh</text:p>
          </table:table-cell>
          <table:table-cell table:number-columns-repeated="1016"/>
        </table:table-row>
        <table:table-row table:style-name="ro3">
          <table:table-cell office:value-type="float" office:value="269">
            <text:p>269</text:p>
          </table:table-cell>
          <table:table-cell office:value-type="date" office:date-value="2010-02-14">
            <text:p>14.02.2010</text:p>
          </table:table-cell>
          <table:table-cell office:value-type="time" office:time-value="PT10H16M30S">
            <text:p>10:16:30</text:p>
          </table:table-cell>
          <table:table-cell office:value-type="float" office:value="13">
            <text:p>13,0</text:p>
          </table:table-cell>
          <table:table-cell table:style-name="ce12" office:value-type="float" office:value="124">
            <text:p>124</text:p>
          </table:table-cell>
          <table:table-cell office:value-type="time" office:time-value="PT01H22M24S">
            <text:p>01:22:24</text:p>
          </table:table-cell>
          <table:table-cell office:value-type="string">
            <text:p>Kwh – Zazenhausen – Mühlhausen – Max-Eyth-See – Freiberg – Rot – Zuffenhausen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14">
            <text:p>14.02.2010</text:p>
          </table:table-cell>
          <table:table-cell office:value-type="time" office:time-value="PT11H46M15S">
            <text:p>11:46:15</text:p>
          </table:table-cell>
          <table:table-cell office:value-type="float" office:value="3.8">
            <text:p>3,8</text:p>
          </table:table-cell>
          <table:table-cell table:style-name="ce12" office:value-type="float" office:value="117">
            <text:p>117</text:p>
          </table:table-cell>
          <table:table-cell office:value-type="time" office:time-value="PT00H25M57S">
            <text:p>00:25:57</text:p>
          </table:table-cell>
          <table:table-cell office:value-type="string">
            <text:p>Büro – Kwh</text:p>
          </table:table-cell>
          <table:table-cell table:formula="of:=SUM([.D19:.D37])" office:value-type="float" office:value="130.9">
            <text:p>130,9</text:p>
          </table:table-cell>
          <table:table-cell table:number-columns-repeated="1015"/>
        </table:table-row>
        <table:table-row table:style-name="ro3">
          <table:table-cell office:value-type="float" office:value="270">
            <text:p>270</text:p>
          </table:table-cell>
          <table:table-cell office:value-type="date" office:date-value="2010-02-15">
            <text:p>15.02.2010</text:p>
          </table:table-cell>
          <table:table-cell office:value-type="time" office:time-value="PT17H57M23S">
            <text:p>17:57:23</text:p>
          </table:table-cell>
          <table:table-cell office:value-type="float" office:value="20.1">
            <text:p>20,1</text:p>
          </table:table-cell>
          <table:table-cell table:style-name="ce12" office:value-type="float" office:value="119">
            <text:p>119</text:p>
          </table:table-cell>
          <table:table-cell office:value-type="time" office:time-value="PT01H59M55S">
            <text:p>01:59:55</text:p>
          </table:table-cell>
          <table:table-cell office:value-type="string">
            <text:p>Kwn – Zazenhausen – Mühlhausen – Neckarrems – Aldingen – Mühlhausen - Kwh</text:p>
          </table:table-cell>
          <table:table-cell table:number-columns-repeated="1016"/>
        </table:table-row>
        <table:table-row table:style-name="ro3">
          <table:table-cell office:value-type="float" office:value="271">
            <text:p>271</text:p>
          </table:table-cell>
          <table:table-cell office:value-type="date" office:date-value="2010-02-16">
            <text:p>16.02.2010</text:p>
          </table:table-cell>
          <table:table-cell office:value-type="time" office:time-value="PT10H20M15S">
            <text:p>10:20:15</text:p>
          </table:table-cell>
          <table:table-cell office:value-type="float" office:value="3.6">
            <text:p>3,6</text:p>
          </table:table-cell>
          <table:table-cell table:style-name="ce12" office:value-type="float" office:value="127">
            <text:p>127</text:p>
          </table:table-cell>
          <table:table-cell office:value-type="time" office:time-value="PT00H22M29S">
            <text:p>00:22:2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16">
            <text:p>16.02.2010</text:p>
          </table:table-cell>
          <table:table-cell office:value-type="time" office:time-value="PT12H21M33S">
            <text:p>12:21:33</text:p>
          </table:table-cell>
          <table:table-cell office:value-type="float" office:value="10.3">
            <text:p>10,3</text:p>
          </table:table-cell>
          <table:table-cell table:style-name="ce12" office:value-type="float" office:value="132">
            <text:p>132</text:p>
          </table:table-cell>
          <table:table-cell office:value-type="time" office:time-value="PT01H01M11S">
            <text:p>01:01:11</text:p>
          </table:table-cell>
          <table:table-cell office:value-type="string">
            <text:p>Büro – Schlotwiese – Stadtwald – Korntal – Neuwirtshaus – Stammheim - Kwh</text:p>
          </table:table-cell>
          <table:table-cell table:number-columns-repeated="1016"/>
        </table:table-row>
        <table:table-row table:style-name="ro3">
          <table:table-cell office:value-type="float" office:value="272">
            <text:p>272</text:p>
          </table:table-cell>
          <table:table-cell office:value-type="date" office:date-value="2010-02-17">
            <text:p>17.02.2010</text:p>
          </table:table-cell>
          <table:table-cell office:value-type="time" office:time-value="PT07H45M20S">
            <text:p>07:45:20</text:p>
          </table:table-cell>
          <table:table-cell office:value-type="float" office:value="3.8">
            <text:p>3,8</text:p>
          </table:table-cell>
          <table:table-cell table:style-name="ce12" office:value-type="float" office:value="146">
            <text:p>146</text:p>
          </table:table-cell>
          <table:table-cell office:value-type="time" office:time-value="PT00H21M13S">
            <text:p>00:21:1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17">
            <text:p>17.02.2010</text:p>
          </table:table-cell>
          <table:table-cell office:value-type="time" office:time-value="PT10H04M46S">
            <text:p>10:04:46</text:p>
          </table:table-cell>
          <table:table-cell office:value-type="float" office:value="3.9">
            <text:p>3,9</text:p>
          </table:table-cell>
          <table:table-cell table:style-name="ce12" office:value-type="float" office:value="134">
            <text:p>134</text:p>
          </table:table-cell>
          <table:table-cell office:value-type="time" office:time-value="PT00H21M42S">
            <text:p>00:21:4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273">
            <text:p>273</text:p>
          </table:table-cell>
          <table:table-cell office:value-type="date" office:date-value="2010-02-18">
            <text:p>18.02.2010</text:p>
          </table:table-cell>
          <table:table-cell office:value-type="time" office:time-value="PT08H45M24S">
            <text:p>08:45:24</text:p>
          </table:table-cell>
          <table:table-cell office:value-type="float" office:value="3.7">
            <text:p>3,7</text:p>
          </table:table-cell>
          <table:table-cell table:style-name="ce12" office:value-type="string">
            <text:p>-</text:p>
          </table:table-cell>
          <table:table-cell office:value-type="time" office:time-value="PT00H22M33S">
            <text:p>00:22:3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18">
            <text:p>18.02.2010</text:p>
          </table:table-cell>
          <table:table-cell office:value-type="time" office:time-value="PT11H49M20S">
            <text:p>11:49:20</text:p>
          </table:table-cell>
          <table:table-cell office:value-type="float" office:value="3.7">
            <text:p>3,7</text:p>
          </table:table-cell>
          <table:table-cell table:style-name="ce12" office:value-type="float" office:value="127">
            <text:p>127</text:p>
          </table:table-cell>
          <table:table-cell office:value-type="time" office:time-value="PT00H22M53S">
            <text:p>00:22:5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274">
            <text:p>274</text:p>
          </table:table-cell>
          <table:table-cell office:value-type="date" office:date-value="2010-02-19">
            <text:p>19.02.2010</text:p>
          </table:table-cell>
          <table:table-cell office:value-type="time" office:time-value="PT09H37M24S">
            <text:p>09:37:24</text:p>
          </table:table-cell>
          <table:table-cell office:value-type="float" office:value="3.6">
            <text:p>3,6</text:p>
          </table:table-cell>
          <table:table-cell table:style-name="ce12" office:value-type="float" office:value="142">
            <text:p>142</text:p>
          </table:table-cell>
          <table:table-cell office:value-type="time" office:time-value="PT00H23M05S">
            <text:p>00:23:0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19">
            <text:p>19.02.2010</text:p>
          </table:table-cell>
          <table:table-cell office:value-type="time" office:time-value="PT13H31M56S">
            <text:p>13:31:56</text:p>
          </table:table-cell>
          <table:table-cell office:value-type="float" office:value="3.8">
            <text:p>3,8</text:p>
          </table:table-cell>
          <table:table-cell table:style-name="ce12" office:value-type="float" office:value="120">
            <text:p>120</text:p>
          </table:table-cell>
          <table:table-cell office:value-type="time" office:time-value="PT00H22M05S">
            <text:p>00:22:0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275">
            <text:p>275</text:p>
          </table:table-cell>
          <table:table-cell office:value-type="date" office:date-value="2010-02-20">
            <text:p>20.02.2010</text:p>
          </table:table-cell>
          <table:table-cell office:value-type="time" office:time-value="PT15H37M15S">
            <text:p>15:37:15</text:p>
          </table:table-cell>
          <table:table-cell office:value-type="float" office:value="24.9">
            <text:p>24,9</text:p>
          </table:table-cell>
          <table:table-cell table:style-name="ce12" office:value-type="float" office:value="123">
            <text:p>123</text:p>
          </table:table-cell>
          <table:table-cell office:value-type="time" office:time-value="PT02H46M36S">
            <text:p>02:46:36</text:p>
          </table:table-cell>
          <table:table-cell office:value-type="string">
            <text:p>Kwh – Zuffenhausen – Weilimdorf – Botnang – Feuerbach – Zuffenhausen - Kwh</text:p>
          </table:table-cell>
          <table:table-cell table:number-columns-repeated="1016"/>
        </table:table-row>
        <table:table-row table:style-name="ro3">
          <table:table-cell office:value-type="float" office:value="276">
            <text:p>276</text:p>
          </table:table-cell>
          <table:table-cell office:value-type="date" office:date-value="2010-02-21">
            <text:p>21.02.2010</text:p>
          </table:table-cell>
          <table:table-cell office:value-type="time" office:time-value="PT10H07M34S">
            <text:p>10:07:34</text:p>
          </table:table-cell>
          <table:table-cell office:value-type="float" office:value="21.8">
            <text:p>21,8</text:p>
          </table:table-cell>
          <table:table-cell table:style-name="ce12" office:value-type="float" office:value="134">
            <text:p>134</text:p>
          </table:table-cell>
          <table:table-cell office:value-type="time" office:time-value="PT02H04M40S">
            <text:p>02:04:40</text:p>
          </table:table-cell>
          <table:table-cell office:value-type="string">
            <text:p>Kwh – Zazenhausen – Mühlhausen – Münster – BadCannstatt – Pragsattel – Feuerbach – Zuffenhausen – Kwh</text:p>
          </table:table-cell>
          <table:table-cell table:formula="of:=SUM([.D38:.D48])" office:value-type="float" office:value="103.2">
            <text:p>103,2</text:p>
          </table:table-cell>
          <table:table-cell table:number-columns-repeated="1015"/>
        </table:table-row>
        <table:table-row table:style-name="ro3">
          <table:table-cell office:value-type="float" office:value="277">
            <text:p>277</text:p>
          </table:table-cell>
          <table:table-cell office:value-type="date" office:date-value="2010-02-22">
            <text:p>22.02.2010</text:p>
          </table:table-cell>
          <table:table-cell office:value-type="time" office:time-value="PT09H58M24S">
            <text:p>09:58:24</text:p>
          </table:table-cell>
          <table:table-cell office:value-type="float" office:value="3.9">
            <text:p>3,9</text:p>
          </table:table-cell>
          <table:table-cell table:style-name="ce12" office:value-type="float" office:value="125">
            <text:p>125</text:p>
          </table:table-cell>
          <table:table-cell office:value-type="time" office:time-value="PT00H21M28S">
            <text:p>00:21:2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2">
            <text:p>22.02.2010</text:p>
          </table:table-cell>
          <table:table-cell office:value-type="time" office:time-value="PT13H39M56S">
            <text:p>13:39:56</text:p>
          </table:table-cell>
          <table:table-cell office:value-type="float" office:value="3.6">
            <text:p>3,6</text:p>
          </table:table-cell>
          <table:table-cell table:style-name="ce12" office:value-type="float" office:value="123">
            <text:p>123</text:p>
          </table:table-cell>
          <table:table-cell office:value-type="time" office:time-value="PT00H19M09S">
            <text:p>00:19:0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2">
            <text:p>22.02.2010</text:p>
          </table:table-cell>
          <table:table-cell office:value-type="time" office:time-value="PT15H37M51S">
            <text:p>15:37:51</text:p>
          </table:table-cell>
          <table:table-cell office:value-type="float" office:value="4">
            <text:p>4,0</text:p>
          </table:table-cell>
          <table:table-cell table:style-name="ce12" office:value-type="float" office:value="127">
            <text:p>127</text:p>
          </table:table-cell>
          <table:table-cell office:value-type="time" office:time-value="PT00H21M46S">
            <text:p>00:21:4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2">
            <text:p>22.02.2010</text:p>
          </table:table-cell>
          <table:table-cell office:value-type="time" office:time-value="PT18H20M26S">
            <text:p>18:20:26</text:p>
          </table:table-cell>
          <table:table-cell office:value-type="float" office:value="9.8">
            <text:p>9,8</text:p>
          </table:table-cell>
          <table:table-cell table:style-name="ce12" office:value-type="float" office:value="124">
            <text:p>124</text:p>
          </table:table-cell>
          <table:table-cell office:value-type="time" office:time-value="PT00H55M04S">
            <text:p>00:55:04</text:p>
          </table:table-cell>
          <table:table-cell office:value-type="string">
            <text:p>Büro – Zuffenhausen – Rot – Freiberg – Zazenhausen - Kwh</text:p>
          </table:table-cell>
          <table:table-cell table:number-columns-repeated="1016"/>
        </table:table-row>
        <table:table-row table:style-name="ro3">
          <table:table-cell office:value-type="float" office:value="278">
            <text:p>278</text:p>
          </table:table-cell>
          <table:table-cell office:value-type="date" office:date-value="2010-02-23">
            <text:p>23.02.2010</text:p>
          </table:table-cell>
          <table:table-cell office:value-type="time" office:time-value="PT08H32M09S">
            <text:p>08:32:09</text:p>
          </table:table-cell>
          <table:table-cell office:value-type="float" office:value="4">
            <text:p>4,0</text:p>
          </table:table-cell>
          <table:table-cell table:style-name="ce12" office:value-type="float" office:value="138">
            <text:p>138</text:p>
          </table:table-cell>
          <table:table-cell office:value-type="time" office:time-value="PT00H22M18S">
            <text:p>00:22:1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3">
            <text:p>23.02.2010</text:p>
          </table:table-cell>
          <table:table-cell office:value-type="time" office:time-value="PT13H16M12S">
            <text:p>13:16:12</text:p>
          </table:table-cell>
          <table:table-cell office:value-type="float" office:value="3.6">
            <text:p>3,6</text:p>
          </table:table-cell>
          <table:table-cell table:style-name="ce12" office:value-type="float" office:value="126">
            <text:p>126</text:p>
          </table:table-cell>
          <table:table-cell office:value-type="time" office:time-value="PT00H19M05S">
            <text:p>00:19:0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3">
            <text:p>23.02.2010</text:p>
          </table:table-cell>
          <table:table-cell office:value-type="time" office:time-value="PT16H46M37S">
            <text:p>16:46:37</text:p>
          </table:table-cell>
          <table:table-cell office:value-type="float" office:value="4">
            <text:p>4,0</text:p>
          </table:table-cell>
          <table:table-cell table:style-name="ce12" office:value-type="float" office:value="133">
            <text:p>133</text:p>
          </table:table-cell>
          <table:table-cell office:value-type="time" office:time-value="PT00H22M03S">
            <text:p>00:22:03</text:p>
          </table:table-cell>
          <table:table-cell office:value-type="string">
            <text:p>Kwh – Büro</text:p>
          </table:table-cell>
          <table:table-cell/>
          <table:table-cell table:number-columns-repeated="1015"/>
        </table:table-row>
        <table:table-row table:style-name="ro3">
          <table:table-cell office:value-type="string">
            <text:p>-</text:p>
          </table:table-cell>
          <table:table-cell office:value-type="date" office:date-value="2010-02-23">
            <text:p>23.02.2010</text:p>
          </table:table-cell>
          <table:table-cell office:value-type="time" office:time-value="PT19H48M47S">
            <text:p>19:48:47</text:p>
          </table:table-cell>
          <table:table-cell office:value-type="float" office:value="5.3">
            <text:p>5,3</text:p>
          </table:table-cell>
          <table:table-cell table:style-name="ce12" office:value-type="float" office:value="120">
            <text:p>120</text:p>
          </table:table-cell>
          <table:table-cell office:value-type="time" office:time-value="PT00H30M38S">
            <text:p>00:30:38</text:p>
          </table:table-cell>
          <table:table-cell office:value-type="string">
            <text:p>Büro – Kwh (Lindenstr)</text:p>
          </table:table-cell>
          <table:table-cell table:number-columns-repeated="1016"/>
        </table:table-row>
        <table:table-row table:style-name="ro3">
          <table:table-cell office:value-type="float" office:value="279">
            <text:p>279</text:p>
          </table:table-cell>
          <table:table-cell office:value-type="date" office:date-value="2010-02-24">
            <text:p>24.02.2010</text:p>
          </table:table-cell>
          <table:table-cell office:value-type="time" office:time-value="PT09H00M12S">
            <text:p>09:00:12</text:p>
          </table:table-cell>
          <table:table-cell office:value-type="float" office:value="4.5">
            <text:p>4,5</text:p>
          </table:table-cell>
          <table:table-cell table:style-name="ce12" office:value-type="float" office:value="144">
            <text:p>144</text:p>
          </table:table-cell>
          <table:table-cell office:value-type="time" office:time-value="PT00H25M14S">
            <text:p>00:25:1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4">
            <text:p>24.02.2010</text:p>
          </table:table-cell>
          <table:table-cell office:value-type="time" office:time-value="PT16H43M34S">
            <text:p>16:43:34</text:p>
          </table:table-cell>
          <table:table-cell office:value-type="float" office:value="3.9">
            <text:p>3,9</text:p>
          </table:table-cell>
          <table:table-cell table:style-name="ce12" office:value-type="float" office:value="128">
            <text:p>128</text:p>
          </table:table-cell>
          <table:table-cell office:value-type="time" office:time-value="PT00H23M18S">
            <text:p>00:23:1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4">
            <text:p>24.02.2010</text:p>
          </table:table-cell>
          <table:table-cell office:value-type="time" office:time-value="PT17H15M31S">
            <text:p>17:15:31</text:p>
          </table:table-cell>
          <table:table-cell office:value-type="float" office:value="15.1">
            <text:p>15,1</text:p>
          </table:table-cell>
          <table:table-cell table:style-name="ce12" office:value-type="float" office:value="123">
            <text:p>123</text:p>
          </table:table-cell>
          <table:table-cell office:value-type="time" office:time-value="PT01H33M40S">
            <text:p>01:33:40</text:p>
          </table:table-cell>
          <table:table-cell office:value-type="string">
            <text:p>Kwh – zazenhausen – Mühlhausen – Burgholzhof – Pragsattel – Feuerbach – Zuffenhausen -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4">
            <text:p>24.02.2010</text:p>
          </table:table-cell>
          <table:table-cell office:value-type="time" office:time-value="PT19H28M31S">
            <text:p>19:28:31</text:p>
          </table:table-cell>
          <table:table-cell office:value-type="float" office:value="3.6">
            <text:p>3,6</text:p>
          </table:table-cell>
          <table:table-cell table:style-name="ce12" office:value-type="float" office:value="123">
            <text:p>123</text:p>
          </table:table-cell>
          <table:table-cell office:value-type="time" office:time-value="PT00H23M03S">
            <text:p>00:23:0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280">
            <text:p>280</text:p>
          </table:table-cell>
          <table:table-cell office:value-type="date" office:date-value="2010-02-25">
            <text:p>25.02.2010</text:p>
          </table:table-cell>
          <table:table-cell office:value-type="time" office:time-value="PT08H51M07S">
            <text:p>08:51:07</text:p>
          </table:table-cell>
          <table:table-cell office:value-type="float" office:value="4.3">
            <text:p>4,3</text:p>
          </table:table-cell>
          <table:table-cell table:style-name="ce12" office:value-type="float" office:value="137">
            <text:p>137</text:p>
          </table:table-cell>
          <table:table-cell office:value-type="time" office:time-value="PT00H25M30S">
            <text:p>00:25:3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5">
            <text:p>25.02.2010</text:p>
          </table:table-cell>
          <table:table-cell office:value-type="time" office:time-value="PT15H40M17S">
            <text:p>15:40:17</text:p>
          </table:table-cell>
          <table:table-cell office:value-type="float" office:value="3.4">
            <text:p>3,4</text:p>
          </table:table-cell>
          <table:table-cell table:style-name="ce12" office:value-type="float" office:value="133">
            <text:p>133</text:p>
          </table:table-cell>
          <table:table-cell office:value-type="time" office:time-value="PT00H19M32S">
            <text:p>00:19:3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5">
            <text:p>25.02.2010</text:p>
          </table:table-cell>
          <table:table-cell office:value-type="time" office:time-value="PT16H41M17S">
            <text:p>16:41:17</text:p>
          </table:table-cell>
          <table:table-cell office:value-type="float" office:value="9.7">
            <text:p>9,7</text:p>
          </table:table-cell>
          <table:table-cell table:style-name="ce12" office:value-type="float" office:value="133">
            <text:p>133</text:p>
          </table:table-cell>
          <table:table-cell office:value-type="time" office:time-value="PT00H57M48S">
            <text:p>00:57:48</text:p>
          </table:table-cell>
          <table:table-cell office:value-type="string">
            <text:p>Kwh – Mönchfeld – Freiberg – Rot – Zuffenhausen -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5">
            <text:p>25.02.2010</text:p>
          </table:table-cell>
          <table:table-cell office:value-type="time" office:time-value="PT19H18M31S">
            <text:p>19:18:31</text:p>
          </table:table-cell>
          <table:table-cell office:value-type="float" office:value="3.4">
            <text:p>3,4</text:p>
          </table:table-cell>
          <table:table-cell table:style-name="ce12" office:value-type="float" office:value="127">
            <text:p>127</text:p>
          </table:table-cell>
          <table:table-cell office:value-type="time" office:time-value="PT00H22M01S">
            <text:p>00:22:0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281">
            <text:p>281</text:p>
          </table:table-cell>
          <table:table-cell office:value-type="date" office:date-value="2010-02-26">
            <text:p>26.02.2010</text:p>
          </table:table-cell>
          <table:table-cell office:value-type="time" office:time-value="PT08H42M06S">
            <text:p>08:42:06</text:p>
          </table:table-cell>
          <table:table-cell office:value-type="float" office:value="4.4">
            <text:p>4,4</text:p>
          </table:table-cell>
          <table:table-cell table:style-name="ce12" office:value-type="float" office:value="133">
            <text:p>133</text:p>
          </table:table-cell>
          <table:table-cell office:value-type="time" office:time-value="PT00H25M43S">
            <text:p>00:25:4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6">
            <text:p>26.02.2010</text:p>
          </table:table-cell>
          <table:table-cell office:value-type="time" office:time-value="PT10H25M22S">
            <text:p>10:25:22</text:p>
          </table:table-cell>
          <table:table-cell office:value-type="float" office:value="1.9">
            <text:p>1,9</text:p>
          </table:table-cell>
          <table:table-cell table:style-name="ce12" office:value-type="float" office:value="122">
            <text:p>122</text:p>
          </table:table-cell>
          <table:table-cell office:value-type="time" office:time-value="PT00H10M52S">
            <text:p>00:10:52</text:p>
          </table:table-cell>
          <table:table-cell office:value-type="string">
            <text:p>Büro – MediaMarkt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6">
            <text:p>26.02.2010</text:p>
          </table:table-cell>
          <table:table-cell office:value-type="time" office:time-value="PT10H44M13S">
            <text:p>10:44:13</text:p>
          </table:table-cell>
          <table:table-cell office:value-type="float" office:value="3.1">
            <text:p>3,1</text:p>
          </table:table-cell>
          <table:table-cell table:style-name="ce12" office:value-type="float" office:value="126">
            <text:p>126</text:p>
          </table:table-cell>
          <table:table-cell office:value-type="time" office:time-value="PT00H18M00S">
            <text:p>00:18:00</text:p>
          </table:table-cell>
          <table:table-cell office:value-type="string">
            <text:p>MediaMarkt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6">
            <text:p>26.02.2010</text:p>
          </table:table-cell>
          <table:table-cell office:value-type="time" office:time-value="PT12H50M34S">
            <text:p>12:50:34</text:p>
          </table:table-cell>
          <table:table-cell office:value-type="float" office:value="3.5">
            <text:p>3,5</text:p>
          </table:table-cell>
          <table:table-cell table:style-name="ce12" office:value-type="float" office:value="123">
            <text:p>123</text:p>
          </table:table-cell>
          <table:table-cell office:value-type="time" office:time-value="PT00H19M47S">
            <text:p>00:19:4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6">
            <text:p>26.02.2010</text:p>
          </table:table-cell>
          <table:table-cell office:value-type="time" office:time-value="PT16H00M52S">
            <text:p>16:00:52</text:p>
          </table:table-cell>
          <table:table-cell office:value-type="float" office:value="4.4">
            <text:p>4,4</text:p>
          </table:table-cell>
          <table:table-cell table:style-name="ce12" office:value-type="float" office:value="130">
            <text:p>130</text:p>
          </table:table-cell>
          <table:table-cell office:value-type="time" office:time-value="PT00H24M41S">
            <text:p>00:24:4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6">
            <text:p>26.02.2010</text:p>
          </table:table-cell>
          <table:table-cell office:value-type="time" office:time-value="PT20H16M07S">
            <text:p>20:16:07</text:p>
          </table:table-cell>
          <table:table-cell office:value-type="float" office:value="5.1">
            <text:p>5,1</text:p>
          </table:table-cell>
          <table:table-cell table:style-name="ce12" office:value-type="float" office:value="126">
            <text:p>126</text:p>
          </table:table-cell>
          <table:table-cell office:value-type="time" office:time-value="PT00H28M55S">
            <text:p>00:28:55</text:p>
          </table:table-cell>
          <table:table-cell office:value-type="string">
            <text:p>Büro – Kwh (Lindenstr)</text:p>
          </table:table-cell>
          <table:table-cell table:number-columns-repeated="1016"/>
        </table:table-row>
        <table:table-row table:style-name="ro3">
          <table:table-cell office:value-type="float" office:value="282">
            <text:p>282</text:p>
          </table:table-cell>
          <table:table-cell office:value-type="date" office:date-value="2010-02-27">
            <text:p>27.02.2010</text:p>
          </table:table-cell>
          <table:table-cell office:value-type="time" office:time-value="PT16H36M22S">
            <text:p>16:36:22</text:p>
          </table:table-cell>
          <table:table-cell office:value-type="float" office:value="11.8">
            <text:p>11,8</text:p>
          </table:table-cell>
          <table:table-cell table:style-name="ce12" office:value-type="float" office:value="129">
            <text:p>129</text:p>
          </table:table-cell>
          <table:table-cell office:value-type="time" office:time-value="PT01H08M09S">
            <text:p>01:08:09</text:p>
          </table:table-cell>
          <table:table-cell office:value-type="string">
            <text:p>Kornwestheim – Mitte – Feuerbach – Zazenhausen – Zuffenhausen – Büro</text:p>
          </table:table-cell>
          <table:table-cell table:number-columns-repeated="1016"/>
        </table:table-row>
        <table:table-row table:style-name="ro3">
          <table:table-cell office:value-type="string">
            <text:p>-</text:p>
          </table:table-cell>
          <table:table-cell office:value-type="date" office:date-value="2010-02-27">
            <text:p>27.02.2010</text:p>
          </table:table-cell>
          <table:table-cell office:value-type="time" office:time-value="PT17H59M07S">
            <text:p>17:59:07</text:p>
          </table:table-cell>
          <table:table-cell office:value-type="float" office:value="3.4">
            <text:p>3,4</text:p>
          </table:table-cell>
          <table:table-cell table:style-name="ce12" office:value-type="float" office:value="116">
            <text:p>116</text:p>
          </table:table-cell>
          <table:table-cell office:value-type="time" office:time-value="PT00H22M07S">
            <text:p>00:22:0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3">
          <table:table-cell office:value-type="float" office:value="283">
            <text:p>283</text:p>
          </table:table-cell>
          <table:table-cell office:value-type="date" office:date-value="2010-02-28">
            <text:p>28.02.2010</text:p>
          </table:table-cell>
          <table:table-cell office:value-type="time" office:time-value="PT17H56M25S">
            <text:p>17:56:25</text:p>
          </table:table-cell>
          <table:table-cell office:value-type="float" office:value="16.7">
            <text:p>16,7</text:p>
          </table:table-cell>
          <table:table-cell table:style-name="ce12" office:value-type="float" office:value="126">
            <text:p>126</text:p>
          </table:table-cell>
          <table:table-cell office:value-type="time" office:time-value="PT01H38M34S">
            <text:p>01:38:34</text:p>
          </table:table-cell>
          <table:table-cell office:value-type="string">
            <text:p>Kwh – Mitte – Mühlhausen – Zazenhausen – Zuffenhausen – Kwh</text:p>
          </table:table-cell>
          <table:table-cell table:formula="of:=SUM([.D49:.D73])" office:value-type="float" office:value="140.4">
            <text:p>140,4</text:p>
          </table:table-cell>
          <table:table-cell table:number-columns-repeated="1015"/>
        </table:table-row>
        <table:table-row table:style-name="ro2" table:number-rows-repeated="6546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10-01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4])" office:value-type="float" office:value="4593.3">
            <text:p>4593,3</text:p>
          </table:table-cell>
          <table:table-cell table:style-name="ce16" table:formula="of:=SUM([.F2:.F65440])" office:value-type="time" office:time-value="PT457H52M02S">
            <text:p>01:52:02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224">
            <text:p>224</text:p>
          </table:table-cell>
          <table:table-cell table:style-name="ce17" office:value-type="date" office:date-value="2009-12-31">
            <text:p>31.12.2009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09-12'.H1])" office:value-type="float" office:value="4050">
            <text:p>4050</text:p>
          </table:table-cell>
          <table:table-cell table:style-name="ce10"/>
          <table:table-cell table:style-name="ce10" table:formula="of:=SUM(['2009-12'.I1])" office:value-type="time" office:time-value="PT398H48M33S">
            <text:p>14:48:33</text:p>
          </table:table-cell>
          <table:table-cell table:style-name="ce2" office:value-type="string">
            <text:p>Übertrag 400:33:32</text:p>
          </table:table-cell>
          <table:table-cell table:style-name="ce2" table:formula="of:=SUM(['2009-12'.H55])" office:value-type="float" office:value="57.7">
            <text:p>57,7</text:p>
          </table:table-cell>
          <table:table-cell table:style-name="ce2" table:number-columns-repeated="1015"/>
        </table:table-row>
        <table:table-row table:style-name="ro2">
          <table:table-cell office:value-type="float" office:value="225">
            <text:p>225</text:p>
          </table:table-cell>
          <table:table-cell office:value-type="date" office:date-value="2010-01-01">
            <text:p>01.01.2010</text:p>
          </table:table-cell>
          <table:table-cell office:value-type="time" office:time-value="PT11H28M43S">
            <text:p>11:28:43</text:p>
          </table:table-cell>
          <table:table-cell office:value-type="float" office:value="19">
            <text:p>19,0</text:p>
          </table:table-cell>
          <table:table-cell table:style-name="ce12" office:value-type="float" office:value="124">
            <text:p>124</text:p>
          </table:table-cell>
          <table:table-cell office:value-type="time" office:time-value="PT01H44M59S">
            <text:p>01:44:59</text:p>
          </table:table-cell>
          <table:table-cell office:value-type="string">
            <text:p>Kwh – Ludwigsburg – Favorite - Kwh</text:p>
          </table:table-cell>
          <table:table-cell table:number-columns-repeated="1016"/>
        </table:table-row>
        <table:table-row table:style-name="ro2">
          <table:table-cell office:value-type="float" office:value="226">
            <text:p>226</text:p>
          </table:table-cell>
          <table:table-cell office:value-type="date" office:date-value="2010-01-02">
            <text:p>02.01.2010</text:p>
          </table:table-cell>
          <table:table-cell office:value-type="time" office:time-value="PT19H14M15S">
            <text:p>19:14:15</text:p>
          </table:table-cell>
          <table:table-cell office:value-type="float" office:value="11.6">
            <text:p>11,6</text:p>
          </table:table-cell>
          <table:table-cell table:style-name="ce12" office:value-type="float" office:value="119">
            <text:p>119</text:p>
          </table:table-cell>
          <table:table-cell office:value-type="time" office:time-value="PT01H07M59S">
            <text:p>01:07:59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227">
            <text:p>227</text:p>
          </table:table-cell>
          <table:table-cell office:value-type="date" office:date-value="2010-01-03">
            <text:p>03.01.2010</text:p>
          </table:table-cell>
          <table:table-cell office:value-type="time" office:time-value="PT09H55M57S">
            <text:p>09:55:57</text:p>
          </table:table-cell>
          <table:table-cell office:value-type="float" office:value="4.1">
            <text:p>4,1</text:p>
          </table:table-cell>
          <table:table-cell table:style-name="ce12" office:value-type="float" office:value="129">
            <text:p>129</text:p>
          </table:table-cell>
          <table:table-cell office:value-type="time" office:time-value="PT00H23M26S">
            <text:p>00:23:26</text:p>
          </table:table-cell>
          <table:table-cell office:value-type="string">
            <text:p>Kwh – kreuz und quer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03">
            <text:p>03.01.2010</text:p>
          </table:table-cell>
          <table:table-cell office:value-type="time" office:time-value="PT17H32M50S">
            <text:p>17:32:50</text:p>
          </table:table-cell>
          <table:table-cell office:value-type="float" office:value="9.1">
            <text:p>9,1</text:p>
          </table:table-cell>
          <table:table-cell table:style-name="ce12" office:value-type="float" office:value="122">
            <text:p>122</text:p>
          </table:table-cell>
          <table:table-cell office:value-type="time" office:time-value="PT00H59M19S">
            <text:p>00:59:19</text:p>
          </table:table-cell>
          <table:table-cell office:value-type="string">
            <text:p>Oberjoch – Unterjoch – Oberjoch</text:p>
          </table:table-cell>
          <table:table-cell table:formula="of:=SUM([.D3:.D6];[.H2])" office:value-type="float" office:value="101.5">
            <text:p>101,5</text:p>
          </table:table-cell>
          <table:table-cell table:number-columns-repeated="1015"/>
        </table:table-row>
        <table:table-row table:style-name="ro2">
          <table:table-cell office:value-type="float" office:value="228">
            <text:p>228</text:p>
          </table:table-cell>
          <table:table-cell office:value-type="date" office:date-value="2010-01-04">
            <text:p>04.01.2010</text:p>
          </table:table-cell>
          <table:table-cell office:value-type="time" office:time-value="PT09H45M00S">
            <text:p>09:45:00</text:p>
          </table:table-cell>
          <table:table-cell office:value-type="float" office:value="2">
            <text:p>2,0</text:p>
          </table:table-cell>
          <table:table-cell table:style-name="ce12" office:value-type="string">
            <text:p>?</text:p>
          </table:table-cell>
          <table:table-cell office:value-type="time" office:time-value="PT00H20M00S">
            <text:p>00:20:00</text:p>
          </table:table-cell>
          <table:table-cell office:value-type="string">
            <text:p>Lift – Hotel – Lift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04">
            <text:p>04.01.2010</text:p>
          </table:table-cell>
          <table:table-cell office:value-type="time" office:time-value="PT16H21M02S">
            <text:p>16:21:02</text:p>
          </table:table-cell>
          <table:table-cell office:value-type="float" office:value="6">
            <text:p>6,0</text:p>
          </table:table-cell>
          <table:table-cell table:style-name="ce12" office:value-type="float" office:value="131">
            <text:p>131</text:p>
          </table:table-cell>
          <table:table-cell office:value-type="time" office:time-value="PT00H58M32S">
            <text:p>00:58:32</text:p>
          </table:table-cell>
          <table:table-cell office:value-type="string">
            <text:p>Oberjoch – Hirschalm – Oberjoch</text:p>
          </table:table-cell>
          <table:table-cell table:number-columns-repeated="1016"/>
        </table:table-row>
        <table:table-row table:style-name="ro2">
          <table:table-cell office:value-type="float" office:value="229">
            <text:p>229</text:p>
          </table:table-cell>
          <table:table-cell office:value-type="date" office:date-value="2010-01-05">
            <text:p>05.01.2010</text:p>
          </table:table-cell>
          <table:table-cell office:value-type="time" office:time-value="PT10H06M48S">
            <text:p>10:06:48</text:p>
          </table:table-cell>
          <table:table-cell office:value-type="float" office:value="11">
            <text:p>11,0</text:p>
          </table:table-cell>
          <table:table-cell table:style-name="ce12" office:value-type="float" office:value="123">
            <text:p>123</text:p>
          </table:table-cell>
          <table:table-cell office:value-type="time" office:time-value="PT01H48M13S">
            <text:p>01:48:13</text:p>
          </table:table-cell>
          <table:table-cell office:value-type="string">
            <text:p>Oberjoch – Hindelang – Hirschalm – Oberjoch</text:p>
          </table:table-cell>
          <table:table-cell table:number-columns-repeated="1016"/>
        </table:table-row>
        <table:table-row table:style-name="ro2">
          <table:table-cell office:value-type="float" office:value="230">
            <text:p>230</text:p>
          </table:table-cell>
          <table:table-cell office:value-type="date" office:date-value="2010-01-06">
            <text:p>06.01.2010</text:p>
          </table:table-cell>
          <table:table-cell office:value-type="time" office:time-value="PT09H56M20S">
            <text:p>09:56:20</text:p>
          </table:table-cell>
          <table:table-cell office:value-type="float" office:value="9.7">
            <text:p>9,7</text:p>
          </table:table-cell>
          <table:table-cell table:style-name="ce12" office:value-type="float" office:value="121">
            <text:p>121</text:p>
          </table:table-cell>
          <table:table-cell office:value-type="time" office:time-value="PT01H11M48S">
            <text:p>01:11:48</text:p>
          </table:table-cell>
          <table:table-cell office:value-type="string">
            <text:p>Oberjoch – Unterjoch – Grenzwiese – Oberjoc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06">
            <text:p>06.01.2010</text:p>
          </table:table-cell>
          <table:table-cell office:value-type="time" office:time-value="PT11H22M09S">
            <text:p>11:22:09</text:p>
          </table:table-cell>
          <table:table-cell office:value-type="float" office:value="1">
            <text:p>1,0</text:p>
          </table:table-cell>
          <table:table-cell table:style-name="ce12" office:value-type="float" office:value="107">
            <text:p>107</text:p>
          </table:table-cell>
          <table:table-cell office:value-type="time" office:time-value="PT00H06M05S">
            <text:p>00:06:05</text:p>
          </table:table-cell>
          <table:table-cell office:value-type="string">
            <text:p>Oberjoch (Lift) – Hotel</text:p>
          </table:table-cell>
          <table:table-cell table:number-columns-repeated="1016"/>
        </table:table-row>
        <table:table-row table:style-name="ro2">
          <table:table-cell office:value-type="float" office:value="231">
            <text:p>231</text:p>
          </table:table-cell>
          <table:table-cell office:value-type="date" office:date-value="2010-01-07">
            <text:p>07.01.2010</text:p>
          </table:table-cell>
          <table:table-cell office:value-type="time" office:time-value="PT09H07M42S">
            <text:p>09:07:42</text:p>
          </table:table-cell>
          <table:table-cell office:value-type="float" office:value="4.6">
            <text:p>4,6</text:p>
          </table:table-cell>
          <table:table-cell table:style-name="ce12" office:value-type="float" office:value="122">
            <text:p>122</text:p>
          </table:table-cell>
          <table:table-cell office:value-type="time" office:time-value="PT00H36M00S">
            <text:p>00:36:00</text:p>
          </table:table-cell>
          <table:table-cell office:value-type="string">
            <text:p>Oberjoch – Ochsenalm – Lift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07">
            <text:p>07.01.2010</text:p>
          </table:table-cell>
          <table:table-cell office:value-type="time" office:time-value="PT10H09M46S">
            <text:p>10:09:46</text:p>
          </table:table-cell>
          <table:table-cell office:value-type="float" office:value="7">
            <text:p>7,0</text:p>
          </table:table-cell>
          <table:table-cell table:style-name="ce12" office:value-type="float" office:value="119">
            <text:p>119</text:p>
          </table:table-cell>
          <table:table-cell office:value-type="time" office:time-value="PT01H11M07S">
            <text:p>01:11:07</text:p>
          </table:table-cell>
          <table:table-cell office:value-type="string">
            <text:p>Oberjoch(Lift) – Hirschalm – Hotel</text:p>
          </table:table-cell>
          <table:table-cell table:number-columns-repeated="1016"/>
        </table:table-row>
        <table:table-row table:style-name="ro2">
          <table:table-cell office:value-type="float" office:value="232">
            <text:p>232</text:p>
          </table:table-cell>
          <table:table-cell office:value-type="date" office:date-value="2010-01-08">
            <text:p>08.01.2010</text:p>
          </table:table-cell>
          <table:table-cell office:value-type="time" office:time-value="PT12H45M53S">
            <text:p>12:45:53</text:p>
          </table:table-cell>
          <table:table-cell office:value-type="float" office:value="9">
            <text:p>9,0</text:p>
          </table:table-cell>
          <table:table-cell table:style-name="ce12" office:value-type="float" office:value="115">
            <text:p>115</text:p>
          </table:table-cell>
          <table:table-cell office:value-type="time" office:time-value="PT01H26M49S">
            <text:p>01:26:49</text:p>
          </table:table-cell>
          <table:table-cell office:value-type="string">
            <text:p>Oberjoch – Iseler-Platz-Hütte – Oberjoch</text:p>
          </table:table-cell>
          <table:table-cell table:number-columns-repeated="1016"/>
        </table:table-row>
        <table:table-row table:style-name="ro2">
          <table:table-cell office:value-type="float" office:value="233">
            <text:p>233</text:p>
          </table:table-cell>
          <table:table-cell office:value-type="date" office:date-value="2010-01-09">
            <text:p>09.01.2010</text:p>
          </table:table-cell>
          <table:table-cell office:value-type="time" office:time-value="PT20H13M43S">
            <text:p>20:13:43</text:p>
          </table:table-cell>
          <table:table-cell office:value-type="float" office:value="13.5">
            <text:p>13,5</text:p>
          </table:table-cell>
          <table:table-cell table:style-name="ce12" office:value-type="float" office:value="121">
            <text:p>121</text:p>
          </table:table-cell>
          <table:table-cell office:value-type="time" office:time-value="PT01H30M28S">
            <text:p>01:30:28</text:p>
          </table:table-cell>
          <table:table-cell office:value-type="string">
            <text:p>Kwh – Zazenhausen – Mühlhausen – Burgholzhof – Zuffenhausen – Kwh</text:p>
          </table:table-cell>
          <table:table-cell/>
          <table:table-cell office:value-type="string">
            <text:p>Schnee</text:p>
          </table:table-cell>
          <table:table-cell table:number-columns-repeated="1014"/>
        </table:table-row>
        <table:table-row table:style-name="ro2">
          <table:table-cell office:value-type="float" office:value="234">
            <text:p>234</text:p>
          </table:table-cell>
          <table:table-cell office:value-type="date" office:date-value="2010-01-10">
            <text:p>10.01.2010</text:p>
          </table:table-cell>
          <table:table-cell office:value-type="time" office:time-value="PT11H21M36S">
            <text:p>11:21:36</text:p>
          </table:table-cell>
          <table:table-cell office:value-type="float" office:value="12.1">
            <text:p>12,1</text:p>
          </table:table-cell>
          <table:table-cell table:style-name="ce12" office:value-type="float" office:value="120">
            <text:p>120</text:p>
          </table:table-cell>
          <table:table-cell office:value-type="time" office:time-value="PT01H18M01S">
            <text:p>01:18:01</text:p>
          </table:table-cell>
          <table:table-cell office:value-type="string">
            <text:p>Kwh – Zazenhausen – Mühlhausen – Freiberg – Rot – Zuffenhausen – Kwh</text:p>
          </table:table-cell>
          <table:table-cell table:formula="of:=SUM([.D7:.D16])" office:value-type="float" office:value="75.9">
            <text:p>75,9</text:p>
          </table:table-cell>
          <table:table-cell office:value-type="string">
            <text:p>Schnee</text:p>
          </table:table-cell>
          <table:table-cell table:number-columns-repeated="1014"/>
        </table:table-row>
        <table:table-row table:style-name="ro2">
          <table:table-cell office:value-type="float" office:value="235">
            <text:p>235</text:p>
          </table:table-cell>
          <table:table-cell office:value-type="date" office:date-value="2010-01-11">
            <text:p>11.01.2010</text:p>
          </table:table-cell>
          <table:table-cell office:value-type="time" office:time-value="PT09H09M33S">
            <text:p>09:09:33</text:p>
          </table:table-cell>
          <table:table-cell office:value-type="float" office:value="3.7">
            <text:p>3,7</text:p>
          </table:table-cell>
          <table:table-cell table:style-name="ce12" office:value-type="float" office:value="125">
            <text:p>125</text:p>
          </table:table-cell>
          <table:table-cell office:value-type="time" office:time-value="PT00H24M56S">
            <text:p>00:24:56</text:p>
          </table:table-cell>
          <table:table-cell office:value-type="string">
            <text:p>Kwh – Büro</text:p>
          </table:table-cell>
          <table:table-cell/>
          <table:table-cell office:value-type="string">
            <text:p>Schnee</text:p>
          </table:table-cell>
          <table:table-cell table:number-columns-repeated="1014"/>
        </table:table-row>
        <table:table-row table:style-name="ro2">
          <table:table-cell office:value-type="string">
            <text:p>-</text:p>
          </table:table-cell>
          <table:table-cell office:value-type="date" office:date-value="2010-01-11">
            <text:p>11.01.2010</text:p>
          </table:table-cell>
          <table:table-cell office:value-type="time" office:time-value="PT12H48M01S">
            <text:p>12:48:01</text:p>
          </table:table-cell>
          <table:table-cell office:value-type="float" office:value="8.8">
            <text:p>8,8</text:p>
          </table:table-cell>
          <table:table-cell table:style-name="ce12" office:value-type="float" office:value="123">
            <text:p>123</text:p>
          </table:table-cell>
          <table:table-cell office:value-type="time" office:time-value="PT00H54M05S">
            <text:p>00:54:05</text:p>
          </table:table-cell>
          <table:table-cell office:value-type="string">
            <text:p>Büro – Korntal – Neuwirtshaus – Stammheim – Kwh</text:p>
          </table:table-cell>
          <table:table-cell/>
          <table:table-cell office:value-type="string">
            <text:p>Schnee</text:p>
          </table:table-cell>
          <table:table-cell table:number-columns-repeated="1014"/>
        </table:table-row>
        <table:table-row table:style-name="ro2">
          <table:table-cell office:value-type="string">
            <text:p>-</text:p>
          </table:table-cell>
          <table:table-cell office:value-type="date" office:date-value="2010-01-11">
            <text:p>11.01.2010</text:p>
          </table:table-cell>
          <table:table-cell office:value-type="time" office:time-value="PT15H21M00S">
            <text:p>15:21:00</text:p>
          </table:table-cell>
          <table:table-cell office:value-type="float" office:value="7">
            <text:p>7,0</text:p>
          </table:table-cell>
          <table:table-cell table:style-name="ce12" office:value-type="float" office:value="127">
            <text:p>127</text:p>
          </table:table-cell>
          <table:table-cell office:value-type="time" office:time-value="PT00H48M22S">
            <text:p>00:48:22</text:p>
          </table:table-cell>
          <table:table-cell office:value-type="string">
            <text:p>Kwh – Zazenhausen – Mönchfeld – Freiberg – Rot – Zuffenhausen – Büro</text:p>
          </table:table-cell>
          <table:table-cell/>
          <table:table-cell office:value-type="string">
            <text:p>Schnee</text:p>
          </table:table-cell>
          <table:table-cell table:number-columns-repeated="1014"/>
        </table:table-row>
        <table:table-row table:style-name="ro2">
          <table:table-cell office:value-type="string">
            <text:p>-</text:p>
          </table:table-cell>
          <table:table-cell office:value-type="date" office:date-value="2010-01-11">
            <text:p>11.01.2010</text:p>
          </table:table-cell>
          <table:table-cell office:value-type="time" office:time-value="PT19H23M09S">
            <text:p>19:23:09</text:p>
          </table:table-cell>
          <table:table-cell office:value-type="float" office:value="3.4">
            <text:p>3,4</text:p>
          </table:table-cell>
          <table:table-cell table:style-name="ce12" office:value-type="string">
            <text:p>?</text:p>
          </table:table-cell>
          <table:table-cell office:value-type="time" office:time-value="PT00H24M17S">
            <text:p>00:24:17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36">
            <text:p>236</text:p>
          </table:table-cell>
          <table:table-cell office:value-type="date" office:date-value="2010-01-12">
            <text:p>12.01.2010</text:p>
          </table:table-cell>
          <table:table-cell office:value-type="time" office:time-value="PT08H19M36S">
            <text:p>08:19:36</text:p>
          </table:table-cell>
          <table:table-cell office:value-type="float" office:value="5.6">
            <text:p>5,6</text:p>
          </table:table-cell>
          <table:table-cell table:style-name="ce12" office:value-type="float" office:value="121">
            <text:p>121</text:p>
          </table:table-cell>
          <table:table-cell office:value-type="time" office:time-value="PT00H36M10S">
            <text:p>00:36:10</text:p>
          </table:table-cell>
          <table:table-cell office:value-type="string">
            <text:p>Kwh – Zazenhausen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2">
            <text:p>12.01.2010</text:p>
          </table:table-cell>
          <table:table-cell office:value-type="time" office:time-value="PT12H32M39S">
            <text:p>12:32:39</text:p>
          </table:table-cell>
          <table:table-cell office:value-type="float" office:value="3.4">
            <text:p>3,4</text:p>
          </table:table-cell>
          <table:table-cell table:style-name="ce12" office:value-type="float" office:value="125">
            <text:p>125</text:p>
          </table:table-cell>
          <table:table-cell office:value-type="time" office:time-value="PT00H21M14S">
            <text:p>00:21:14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2">
            <text:p>12.01.2010</text:p>
          </table:table-cell>
          <table:table-cell office:value-type="time" office:time-value="PT14H40M23S">
            <text:p>14:40:23</text:p>
          </table:table-cell>
          <table:table-cell table:style-name="ce20" office:value-type="float" office:value="11.4">
            <text:p>11,4</text:p>
          </table:table-cell>
          <table:table-cell table:style-name="ce12" office:value-type="float" office:value="129">
            <text:p>129</text:p>
          </table:table-cell>
          <table:table-cell office:value-type="time" office:time-value="PT01H11M48S">
            <text:p>01:11:48</text:p>
          </table:table-cell>
          <table:table-cell office:value-type="string">
            <text:p>Kwh – Zentrum – Stammheim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2">
            <text:p>12.01.2010</text:p>
          </table:table-cell>
          <table:table-cell office:value-type="time" office:time-value="PT20H07M26S">
            <text:p>20:07:26</text:p>
          </table:table-cell>
          <table:table-cell office:value-type="float" office:value="3.3">
            <text:p>3,3</text:p>
          </table:table-cell>
          <table:table-cell table:style-name="ce12" office:value-type="float" office:value="112">
            <text:p>112</text:p>
          </table:table-cell>
          <table:table-cell office:value-type="time" office:time-value="PT00H24M31S">
            <text:p>00:24:3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37">
            <text:p>237</text:p>
          </table:table-cell>
          <table:table-cell office:value-type="date" office:date-value="2010-01-13">
            <text:p>13.01.2010</text:p>
          </table:table-cell>
          <table:table-cell office:value-type="time" office:time-value="PT09H49M57S">
            <text:p>09:49:57</text:p>
          </table:table-cell>
          <table:table-cell office:value-type="float" office:value="3.7">
            <text:p>3,7</text:p>
          </table:table-cell>
          <table:table-cell table:style-name="ce12" office:value-type="float" office:value="132">
            <text:p>132</text:p>
          </table:table-cell>
          <table:table-cell office:value-type="time" office:time-value="PT00H22M31S">
            <text:p>00:22:3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3">
            <text:p>13.01.2010</text:p>
          </table:table-cell>
          <table:table-cell office:value-type="time" office:time-value="PT17H57M54S">
            <text:p>17:57:54</text:p>
          </table:table-cell>
          <table:table-cell office:value-type="float" office:value="11.9">
            <text:p>11,9</text:p>
          </table:table-cell>
          <table:table-cell table:style-name="ce12" office:value-type="float" office:value="134">
            <text:p>134</text:p>
          </table:table-cell>
          <table:table-cell office:value-type="time" office:time-value="PT01H13M23S">
            <text:p>01:13:23</text:p>
          </table:table-cell>
          <table:table-cell office:value-type="string">
            <text:p>Büro – Zuffenhausen – Rot – Freiberg – Mönchfeld – Mühlhausen – Kwh</text:p>
          </table:table-cell>
          <table:table-cell table:number-columns-repeated="1016"/>
        </table:table-row>
        <table:table-row table:style-name="ro2">
          <table:table-cell office:value-type="float" office:value="238">
            <text:p>238</text:p>
          </table:table-cell>
          <table:table-cell office:value-type="date" office:date-value="2010-01-14">
            <text:p>14.01.2010</text:p>
          </table:table-cell>
          <table:table-cell office:value-type="time" office:time-value="PT09H22M43S">
            <text:p>09:22:43</text:p>
          </table:table-cell>
          <table:table-cell office:value-type="float" office:value="10.2">
            <text:p>10,2</text:p>
          </table:table-cell>
          <table:table-cell table:style-name="ce12" office:value-type="float" office:value="122">
            <text:p>122</text:p>
          </table:table-cell>
          <table:table-cell office:value-type="time" office:time-value="PT01H00M57S">
            <text:p>01:00:57</text:p>
          </table:table-cell>
          <table:table-cell office:value-type="string">
            <text:p>Lilly-Runde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4">
            <text:p>14.01.2010</text:p>
          </table:table-cell>
          <table:table-cell office:value-type="time" office:time-value="PT14H38M20S">
            <text:p>14:38:20</text:p>
          </table:table-cell>
          <table:table-cell office:value-type="float" office:value="4.6">
            <text:p>4,6</text:p>
          </table:table-cell>
          <table:table-cell table:style-name="ce12" office:value-type="float" office:value="126">
            <text:p>126</text:p>
          </table:table-cell>
          <table:table-cell office:value-type="time" office:time-value="PT00H27M48S">
            <text:p>00:27:4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4">
            <text:p>14.01.2010</text:p>
          </table:table-cell>
          <table:table-cell office:value-type="time" office:time-value="PT16H49M24S">
            <text:p>16:49:24</text:p>
          </table:table-cell>
          <table:table-cell office:value-type="float" office:value="6.1">
            <text:p>6,1</text:p>
          </table:table-cell>
          <table:table-cell table:style-name="ce12" office:value-type="float" office:value="126">
            <text:p>126</text:p>
          </table:table-cell>
          <table:table-cell office:value-type="time" office:time-value="PT00H36M33S">
            <text:p>00:36:33</text:p>
          </table:table-cell>
          <table:table-cell office:value-type="string">
            <text:p>Büro – Zuffenhausen – Zazenhausen – Kwh</text:p>
          </table:table-cell>
          <table:table-cell table:number-columns-repeated="1016"/>
        </table:table-row>
        <table:table-row table:style-name="ro2">
          <table:table-cell office:value-type="float" office:value="239">
            <text:p>239</text:p>
          </table:table-cell>
          <table:table-cell office:value-type="date" office:date-value="2010-01-15">
            <text:p>15.01.2010</text:p>
          </table:table-cell>
          <table:table-cell office:value-type="time" office:time-value="PT11H01M05S">
            <text:p>11:01:05</text:p>
          </table:table-cell>
          <table:table-cell office:value-type="float" office:value="4.6">
            <text:p>4,6</text:p>
          </table:table-cell>
          <table:table-cell table:style-name="ce12" office:value-type="float" office:value="125">
            <text:p>125</text:p>
          </table:table-cell>
          <table:table-cell office:value-type="time" office:time-value="PT00H28M46S">
            <text:p>00:28:4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5">
            <text:p>15.01.2010</text:p>
          </table:table-cell>
          <table:table-cell office:value-type="time" office:time-value="PT13H29M51S">
            <text:p>13:29:51</text:p>
          </table:table-cell>
          <table:table-cell office:value-type="float" office:value="3.5">
            <text:p>3,5</text:p>
          </table:table-cell>
          <table:table-cell table:style-name="ce12" office:value-type="float" office:value="122">
            <text:p>122</text:p>
          </table:table-cell>
          <table:table-cell office:value-type="time" office:time-value="PT00H20M48S">
            <text:p>00:20:4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5">
            <text:p>15.01.2010</text:p>
          </table:table-cell>
          <table:table-cell office:value-type="time" office:time-value="PT15H56M37S">
            <text:p>15:56:37</text:p>
          </table:table-cell>
          <table:table-cell office:value-type="float" office:value="15.2">
            <text:p>15,2</text:p>
          </table:table-cell>
          <table:table-cell table:style-name="ce12" office:value-type="float" office:value="122">
            <text:p>122</text:p>
          </table:table-cell>
          <table:table-cell office:value-type="time" office:time-value="PT01H38M17S">
            <text:p>01:38:17</text:p>
          </table:table-cell>
          <table:table-cell office:value-type="string">
            <text:p>Kwh – Zazenhausen – Mühlhausen – Max-Eyth-See – Hofen – Kwh</text:p>
          </table:table-cell>
          <table:table-cell table:number-columns-repeated="1016"/>
        </table:table-row>
        <table:table-row table:style-name="ro2">
          <table:table-cell office:value-type="float" office:value="240">
            <text:p>240</text:p>
          </table:table-cell>
          <table:table-cell office:value-type="date" office:date-value="2010-01-16">
            <text:p>16.01.2010</text:p>
          </table:table-cell>
          <table:table-cell office:value-type="time" office:time-value="PT17H12M06S">
            <text:p>17:12:06</text:p>
          </table:table-cell>
          <table:table-cell office:value-type="float" office:value="10">
            <text:p>10,0</text:p>
          </table:table-cell>
          <table:table-cell table:style-name="ce12" office:value-type="float" office:value="132">
            <text:p>132</text:p>
          </table:table-cell>
          <table:table-cell office:value-type="time" office:time-value="PT01H05M50S">
            <text:p>01:05:50</text:p>
          </table:table-cell>
          <table:table-cell office:value-type="string">
            <text:p>Kwh – Zazenhausen – Zuffenhausen – Stammheim – Kwh</text:p>
          </table:table-cell>
          <table:table-cell table:number-columns-repeated="1016"/>
        </table:table-row>
        <table:table-row table:style-name="ro2">
          <table:table-cell office:value-type="float" office:value="241">
            <text:p>241</text:p>
          </table:table-cell>
          <table:table-cell office:value-type="date" office:date-value="2010-01-17">
            <text:p>17.01.2010</text:p>
          </table:table-cell>
          <table:table-cell office:value-type="time" office:time-value="PT16H23M15S">
            <text:p>16:23:15</text:p>
          </table:table-cell>
          <table:table-cell office:value-type="float" office:value="12.8">
            <text:p>12,8</text:p>
          </table:table-cell>
          <table:table-cell table:style-name="ce12" office:value-type="float" office:value="114">
            <text:p>114</text:p>
          </table:table-cell>
          <table:table-cell office:value-type="time" office:time-value="PT01H29M41S">
            <text:p>01:29:41</text:p>
          </table:table-cell>
          <table:table-cell office:value-type="string">
            <text:p>Kwh – Zazenhausen – Mühlhausen – Hofen – Kwh</text:p>
          </table:table-cell>
          <table:table-cell table:formula="of:=SUM([.D17:.D34])" office:value-type="float" office:value="129.2">
            <text:p>129,2</text:p>
          </table:table-cell>
          <table:table-cell table:number-columns-repeated="1015"/>
        </table:table-row>
        <table:table-row table:style-name="ro2">
          <table:table-cell office:value-type="float" office:value="242">
            <text:p>242</text:p>
          </table:table-cell>
          <table:table-cell office:value-type="date" office:date-value="2010-01-18">
            <text:p>18.01.2010</text:p>
          </table:table-cell>
          <table:table-cell office:value-type="time" office:time-value="PT10H33M20S">
            <text:p>10:33:20</text:p>
          </table:table-cell>
          <table:table-cell office:value-type="float" office:value="3.4">
            <text:p>3,4</text:p>
          </table:table-cell>
          <table:table-cell table:style-name="ce12" office:value-type="float" office:value="126">
            <text:p>126</text:p>
          </table:table-cell>
          <table:table-cell office:value-type="time" office:time-value="PT00H20M53S">
            <text:p>00:20:5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8">
            <text:p>18.01.2010</text:p>
          </table:table-cell>
          <table:table-cell office:value-type="time" office:time-value="PT16H57M48S">
            <text:p>16:57:48</text:p>
          </table:table-cell>
          <table:table-cell office:value-type="float" office:value="12">
            <text:p>12,0</text:p>
          </table:table-cell>
          <table:table-cell table:style-name="ce12" office:value-type="float" office:value="120">
            <text:p>120</text:p>
          </table:table-cell>
          <table:table-cell office:value-type="time" office:time-value="PT01H18M27S">
            <text:p>01:18:27</text:p>
          </table:table-cell>
          <table:table-cell office:value-type="string">
            <text:p>Büro – Zuffenhausen – Korntal – Stammheim - Kwh</text:p>
          </table:table-cell>
          <table:table-cell table:number-columns-repeated="1016"/>
        </table:table-row>
        <table:table-row table:style-name="ro2">
          <table:table-cell office:value-type="float" office:value="243">
            <text:p>243</text:p>
          </table:table-cell>
          <table:table-cell office:value-type="date" office:date-value="2010-01-19">
            <text:p>19.01.2010</text:p>
          </table:table-cell>
          <table:table-cell office:value-type="time" office:time-value="PT09H44M34S">
            <text:p>09:44:34</text:p>
          </table:table-cell>
          <table:table-cell office:value-type="float" office:value="14">
            <text:p>14,0</text:p>
          </table:table-cell>
          <table:table-cell table:style-name="ce12" office:value-type="float" office:value="117">
            <text:p>117</text:p>
          </table:table-cell>
          <table:table-cell office:value-type="time" office:time-value="PT01H30M23S">
            <text:p>01:30:23</text:p>
          </table:table-cell>
          <table:table-cell office:value-type="string">
            <text:p>Kwh – Zazenhausen – Mühlhausen – Burgholzhof – Feuerbach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9">
            <text:p>19.01.2010</text:p>
          </table:table-cell>
          <table:table-cell office:value-type="time" office:time-value="PT14H16M11S">
            <text:p>14:16:11</text:p>
          </table:table-cell>
          <table:table-cell office:value-type="float" office:value="3.7">
            <text:p>3,7</text:p>
          </table:table-cell>
          <table:table-cell table:style-name="ce12" office:value-type="float" office:value="118">
            <text:p>118</text:p>
          </table:table-cell>
          <table:table-cell office:value-type="time" office:time-value="PT00H24M42S">
            <text:p>00:24:42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19">
            <text:p>19.01.2010</text:p>
          </table:table-cell>
          <table:table-cell office:value-type="time" office:time-value="PT16H43M08S">
            <text:p>16:43:08</text:p>
          </table:table-cell>
          <table:table-cell office:value-type="float" office:value="7.5">
            <text:p>7,5</text:p>
          </table:table-cell>
          <table:table-cell table:style-name="ce12" office:value-type="float" office:value="128">
            <text:p>128</text:p>
          </table:table-cell>
          <table:table-cell office:value-type="time" office:time-value="PT00H46M56S">
            <text:p>00:46:56</text:p>
          </table:table-cell>
          <table:table-cell office:value-type="string">
            <text:p>Kwh – Feldrunde</text:p>
          </table:table-cell>
          <table:table-cell table:number-columns-repeated="1016"/>
        </table:table-row>
        <table:table-row table:style-name="ro2">
          <table:table-cell office:value-type="float" office:value="244">
            <text:p>244</text:p>
          </table:table-cell>
          <table:table-cell office:value-type="date" office:date-value="2010-01-20">
            <text:p>20.01.2010</text:p>
          </table:table-cell>
          <table:table-cell office:value-type="time" office:time-value="PT11H13M41S">
            <text:p>11:13:41</text:p>
          </table:table-cell>
          <table:table-cell office:value-type="float" office:value="3.8">
            <text:p>3,8</text:p>
          </table:table-cell>
          <table:table-cell table:style-name="ce12" office:value-type="float" office:value="125">
            <text:p>125</text:p>
          </table:table-cell>
          <table:table-cell office:value-type="time" office:time-value="PT00H24M35S">
            <text:p>00:24:3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0">
            <text:p>20.01.2010</text:p>
          </table:table-cell>
          <table:table-cell office:value-type="time" office:time-value="PT13H32M13S">
            <text:p>13:32:13</text:p>
          </table:table-cell>
          <table:table-cell office:value-type="float" office:value="8.2">
            <text:p>8,2</text:p>
          </table:table-cell>
          <table:table-cell table:style-name="ce12" office:value-type="float" office:value="117">
            <text:p>117</text:p>
          </table:table-cell>
          <table:table-cell office:value-type="time" office:time-value="PT00H49M37S">
            <text:p>00:49:37</text:p>
          </table:table-cell>
          <table:table-cell office:value-type="string">
            <text:p>Büro – Kwh mit Innenstadtrunde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0">
            <text:p>20.01.2010</text:p>
          </table:table-cell>
          <table:table-cell office:value-type="time" office:time-value="PT19H24M01S">
            <text:p>19:24:01</text:p>
          </table:table-cell>
          <table:table-cell office:value-type="float" office:value="3.4">
            <text:p>3,4</text:p>
          </table:table-cell>
          <table:table-cell table:style-name="ce12" office:value-type="float" office:value="115">
            <text:p>115</text:p>
          </table:table-cell>
          <table:table-cell office:value-type="time" office:time-value="PT00H22M47S">
            <text:p>00:22:4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0">
            <text:p>20.01.2010</text:p>
          </table:table-cell>
          <table:table-cell office:value-type="time" office:time-value="PT20H33M35S">
            <text:p>20:33:35</text:p>
          </table:table-cell>
          <table:table-cell office:value-type="float" office:value="4.4">
            <text:p>4,4</text:p>
          </table:table-cell>
          <table:table-cell table:style-name="ce12" office:value-type="float" office:value="111">
            <text:p>111</text:p>
          </table:table-cell>
          <table:table-cell office:value-type="time" office:time-value="PT00H31M13S">
            <text:p>00:31:1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45">
            <text:p>245</text:p>
          </table:table-cell>
          <table:table-cell office:value-type="date" office:date-value="2010-01-21">
            <text:p>21.01.2010</text:p>
          </table:table-cell>
          <table:table-cell office:value-type="time" office:time-value="PT12H12M34S">
            <text:p>12:12:34</text:p>
          </table:table-cell>
          <table:table-cell office:value-type="float" office:value="21.6">
            <text:p>21,6</text:p>
          </table:table-cell>
          <table:table-cell table:style-name="ce12" office:value-type="float" office:value="115">
            <text:p>115</text:p>
          </table:table-cell>
          <table:table-cell office:value-type="time" office:time-value="PT02H09M42S">
            <text:p>02:09:42</text:p>
          </table:table-cell>
          <table:table-cell office:value-type="string">
            <text:p>Kwh – Zazenhausen – Mühlhausen – BadCannstatt – Leuze – Pragsattel – Feuerbach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01-21">
            <text:p>21.01.2009</text:p>
          </table:table-cell>
          <table:table-cell office:value-type="time" office:time-value="PT19H38M49S">
            <text:p>19:38:49</text:p>
          </table:table-cell>
          <table:table-cell office:value-type="float" office:value="9">
            <text:p>9,0</text:p>
          </table:table-cell>
          <table:table-cell table:style-name="ce12" office:value-type="float" office:value="123">
            <text:p>123</text:p>
          </table:table-cell>
          <table:table-cell office:value-type="time" office:time-value="PT00H47M38S">
            <text:p>00:47:38</text:p>
          </table:table-cell>
          <table:table-cell office:value-type="string">
            <text:p>Büro – Zuffenhausen – Zazenhausen – Feld – Kwh (GPS-Aufzeichnung Schrott)</text:p>
          </table:table-cell>
          <table:table-cell table:number-columns-repeated="1016"/>
        </table:table-row>
        <table:table-row table:style-name="ro2">
          <table:table-cell office:value-type="float" office:value="246">
            <text:p>246</text:p>
          </table:table-cell>
          <table:table-cell office:value-type="date" office:date-value="2010-01-22">
            <text:p>22.01.2010</text:p>
          </table:table-cell>
          <table:table-cell office:value-type="time" office:time-value="PT10H14M39S">
            <text:p>10:14:39</text:p>
          </table:table-cell>
          <table:table-cell office:value-type="float" office:value="3.5">
            <text:p>3,5</text:p>
          </table:table-cell>
          <table:table-cell table:style-name="ce12" office:value-type="float" office:value="134">
            <text:p>134</text:p>
          </table:table-cell>
          <table:table-cell office:value-type="time" office:time-value="PT00H21M10S">
            <text:p>00:21:1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2">
            <text:p>22.01.2010</text:p>
          </table:table-cell>
          <table:table-cell office:value-type="time" office:time-value="PT19H20M17S">
            <text:p>19:20:17</text:p>
          </table:table-cell>
          <table:table-cell office:value-type="float" office:value="8.3">
            <text:p>8,3</text:p>
          </table:table-cell>
          <table:table-cell table:style-name="ce12" office:value-type="float" office:value="128">
            <text:p>128</text:p>
          </table:table-cell>
          <table:table-cell office:value-type="time" office:time-value="PT00H46M36S">
            <text:p>00:46:36</text:p>
          </table:table-cell>
          <table:table-cell office:value-type="string">
            <text:p>Büro – Kwh mit Innenstadtrunde</text:p>
          </table:table-cell>
          <table:table-cell table:number-columns-repeated="1016"/>
        </table:table-row>
        <table:table-row table:style-name="ro2">
          <table:table-cell office:value-type="float" office:value="247">
            <text:p>247</text:p>
          </table:table-cell>
          <table:table-cell office:value-type="date" office:date-value="2010-01-23">
            <text:p>23.01.2010</text:p>
          </table:table-cell>
          <table:table-cell office:value-type="time" office:time-value="PT15H39M07S">
            <text:p>15:39:07</text:p>
          </table:table-cell>
          <table:table-cell office:value-type="float" office:value="27.2">
            <text:p>27,2</text:p>
          </table:table-cell>
          <table:table-cell table:style-name="ce12" office:value-type="float" office:value="132">
            <text:p>132</text:p>
          </table:table-cell>
          <table:table-cell office:value-type="time" office:time-value="PT02H38M50S">
            <text:p>02:38:50</text:p>
          </table:table-cell>
          <table:table-cell office:value-type="string">
            <text:p>Kwh – LB – Neckarbrücke – Remseck – Mühlhausen – Feld - Kwh</text:p>
          </table:table-cell>
          <table:table-cell table:number-columns-repeated="1016"/>
        </table:table-row>
        <table:table-row table:style-name="ro2">
          <table:table-cell office:value-type="float" office:value="248">
            <text:p>248</text:p>
          </table:table-cell>
          <table:table-cell office:value-type="date" office:date-value="2010-01-24">
            <text:p>24.01.2010</text:p>
          </table:table-cell>
          <table:table-cell office:value-type="time" office:time-value="PT14H13M17S">
            <text:p>14:13:17</text:p>
          </table:table-cell>
          <table:table-cell office:value-type="float" office:value="25.4">
            <text:p>25,4</text:p>
          </table:table-cell>
          <table:table-cell table:style-name="ce12" office:value-type="float" office:value="120">
            <text:p>120</text:p>
          </table:table-cell>
          <table:table-cell office:value-type="time" office:time-value="PT02H34M21S">
            <text:p>02:34:21</text:p>
          </table:table-cell>
          <table:table-cell office:value-type="string">
            <text:p>Kwh – LangesFeld – Müllerheim – Grüner Heiner (nicht ganz) – Seewald – Korntal – Zuffenhausen - Kornwestheim</text:p>
          </table:table-cell>
          <table:table-cell table:formula="of:=SUM([.D35:.D49])" office:value-type="float" office:value="155.4">
            <text:p>155,4</text:p>
          </table:table-cell>
          <table:table-cell table:number-columns-repeated="1015"/>
        </table:table-row>
        <table:table-row table:style-name="ro2">
          <table:table-cell office:value-type="float" office:value="249">
            <text:p>249</text:p>
          </table:table-cell>
          <table:table-cell office:value-type="date" office:date-value="2010-01-25">
            <text:p>25.01.2010</text:p>
          </table:table-cell>
          <table:table-cell office:value-type="time" office:time-value="PT10H16M50S">
            <text:p>10:16:50</text:p>
          </table:table-cell>
          <table:table-cell office:value-type="float" office:value="3.9">
            <text:p>3,9</text:p>
          </table:table-cell>
          <table:table-cell table:style-name="ce12" office:value-type="float" office:value="126">
            <text:p>126</text:p>
          </table:table-cell>
          <table:table-cell office:value-type="time" office:time-value="PT00H22M29S">
            <text:p>00:22:29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5">
            <text:p>25.01.2010</text:p>
          </table:table-cell>
          <table:table-cell office:value-type="time" office:time-value="PT16H03M02S">
            <text:p>16:03:02</text:p>
          </table:table-cell>
          <table:table-cell office:value-type="float" office:value="8">
            <text:p>8,0</text:p>
          </table:table-cell>
          <table:table-cell table:style-name="ce12" office:value-type="float" office:value="126">
            <text:p>126</text:p>
          </table:table-cell>
          <table:table-cell office:value-type="time" office:time-value="PT00H43M59S">
            <text:p>00:43:59</text:p>
          </table:table-cell>
          <table:table-cell office:value-type="string">
            <text:p>Büro – Zuffenhausen – Rot – Tappachtal – Zazenhausen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5">
            <text:p>25.01.2010</text:p>
          </table:table-cell>
          <table:table-cell office:value-type="time" office:time-value="PT17H38M42S">
            <text:p>17:38:42</text:p>
          </table:table-cell>
          <table:table-cell office:value-type="float" office:value="4">
            <text:p>4,0</text:p>
          </table:table-cell>
          <table:table-cell table:style-name="ce12" office:value-type="float" office:value="124">
            <text:p>124</text:p>
          </table:table-cell>
          <table:table-cell office:value-type="time" office:time-value="PT00H23M57S">
            <text:p>00:23:5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5">
            <text:p>25.01.2010</text:p>
          </table:table-cell>
          <table:table-cell office:value-type="time" office:time-value="PT20H25M45S">
            <text:p>20:25:45</text:p>
          </table:table-cell>
          <table:table-cell office:value-type="float" office:value="6">
            <text:p>6,0</text:p>
          </table:table-cell>
          <table:table-cell table:style-name="ce12" office:value-type="float" office:value="119">
            <text:p>119</text:p>
          </table:table-cell>
          <table:table-cell office:value-type="time" office:time-value="PT00H33M24S">
            <text:p>00:33:24</text:p>
          </table:table-cell>
          <table:table-cell office:value-type="string">
            <text:p>Büro – Zuffenhausen – Zazenhausen – Kwh</text:p>
          </table:table-cell>
          <table:table-cell table:number-columns-repeated="1016"/>
        </table:table-row>
        <table:table-row table:style-name="ro2">
          <table:table-cell office:value-type="float" office:value="250">
            <text:p>250</text:p>
          </table:table-cell>
          <table:table-cell office:value-type="date" office:date-value="2010-01-26">
            <text:p>26.01.2010</text:p>
          </table:table-cell>
          <table:table-cell office:value-type="time" office:time-value="PT08H54M33S">
            <text:p>08:54:33</text:p>
          </table:table-cell>
          <table:table-cell office:value-type="float" office:value="3.7">
            <text:p>3,7</text:p>
          </table:table-cell>
          <table:table-cell table:style-name="ce12" office:value-type="float" office:value="132">
            <text:p>132</text:p>
          </table:table-cell>
          <table:table-cell office:value-type="time" office:time-value="PT00H22M24S">
            <text:p>00:22:2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6">
            <text:p>26.01.2010</text:p>
          </table:table-cell>
          <table:table-cell office:value-type="time" office:time-value="PT16H55M17S">
            <text:p>16:55:17</text:p>
          </table:table-cell>
          <table:table-cell office:value-type="float" office:value="18.2">
            <text:p>18,2</text:p>
          </table:table-cell>
          <table:table-cell table:style-name="ce12" office:value-type="float" office:value="119">
            <text:p>119</text:p>
          </table:table-cell>
          <table:table-cell office:value-type="time" office:time-value="PT01H46M06S">
            <text:p>01:46:06</text:p>
          </table:table-cell>
          <table:table-cell office:value-type="string">
            <text:p>Büro – Zuffenhausen – Burgholzhof – BadCannstatt – Münster – Mühlhausen – Kwh</text:p>
          </table:table-cell>
          <table:table-cell/>
          <table:table-cell table:number-columns-repeated="1015"/>
        </table:table-row>
        <table:table-row table:style-name="ro2">
          <table:table-cell office:value-type="float" office:value="251">
            <text:p>251</text:p>
          </table:table-cell>
          <table:table-cell office:value-type="date" office:date-value="2010-01-27">
            <text:p>27.01.2010</text:p>
          </table:table-cell>
          <table:table-cell office:value-type="time" office:time-value="PT10H05M22S">
            <text:p>10:05:22</text:p>
          </table:table-cell>
          <table:table-cell office:value-type="float" office:value="3.8">
            <text:p>3,8</text:p>
          </table:table-cell>
          <table:table-cell table:style-name="ce12" office:value-type="float" office:value="126">
            <text:p>126</text:p>
          </table:table-cell>
          <table:table-cell office:value-type="time" office:time-value="PT00H22M02S">
            <text:p>00:22:02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7">
            <text:p>27.01.2010</text:p>
          </table:table-cell>
          <table:table-cell office:value-type="time" office:time-value="PT17H14M04S">
            <text:p>17:14:04</text:p>
          </table:table-cell>
          <table:table-cell office:value-type="float" office:value="16.3">
            <text:p>16,3</text:p>
          </table:table-cell>
          <table:table-cell table:style-name="ce12" office:value-type="float" office:value="122">
            <text:p>122</text:p>
          </table:table-cell>
          <table:table-cell office:value-type="time" office:time-value="PT01H42M48S">
            <text:p>01:42:48</text:p>
          </table:table-cell>
          <table:table-cell office:value-type="string">
            <text:p>Büro – Stadtwald – Lemberg – Korntal – Neuwirtshaus – Stammheim - Kwh</text:p>
          </table:table-cell>
          <table:table-cell table:number-columns-repeated="1016"/>
        </table:table-row>
        <table:table-row table:style-name="ro2">
          <table:table-cell office:value-type="float" office:value="252">
            <text:p>252</text:p>
          </table:table-cell>
          <table:table-cell office:value-type="date" office:date-value="2010-01-28">
            <text:p>28.01.2010</text:p>
          </table:table-cell>
          <table:table-cell office:value-type="time" office:time-value="PT19H28M53S">
            <text:p>19:28:53</text:p>
          </table:table-cell>
          <table:table-cell office:value-type="float" office:value="15.2">
            <text:p>15,2</text:p>
          </table:table-cell>
          <table:table-cell office:value-type="string">
            <text:p>-</text:p>
          </table:table-cell>
          <table:table-cell office:value-type="time" office:time-value="PT01H43M12S">
            <text:p>01:43:12</text:p>
          </table:table-cell>
          <table:table-cell office:value-type="string">
            <text:p>Büro – Stadtwald – Schlotwiese – Korntal – Neuwirtshaus – Kallenberg – Stammheim - Kwh</text:p>
          </table:table-cell>
          <table:table-cell table:number-columns-repeated="1016"/>
        </table:table-row>
        <table:table-row table:style-name="ro2">
          <table:table-cell office:value-type="float" office:value="253">
            <text:p>253</text:p>
          </table:table-cell>
          <table:table-cell office:value-type="date" office:date-value="2010-01-29">
            <text:p>29.01.2010</text:p>
          </table:table-cell>
          <table:table-cell office:value-type="time" office:time-value="PT09H16M44S">
            <text:p>09:16:44</text:p>
          </table:table-cell>
          <table:table-cell office:value-type="float" office:value="3.5">
            <text:p>3,5</text:p>
          </table:table-cell>
          <table:table-cell table:style-name="ce12" office:value-type="float" office:value="137">
            <text:p>137</text:p>
          </table:table-cell>
          <table:table-cell office:value-type="time" office:time-value="PT00H23M48S">
            <text:p>00:23:4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9">
            <text:p>29.01.2010</text:p>
          </table:table-cell>
          <table:table-cell office:value-type="time" office:time-value="PT12H20M22S">
            <text:p>12:20:22</text:p>
          </table:table-cell>
          <table:table-cell office:value-type="float" office:value="5.7">
            <text:p>5,7</text:p>
          </table:table-cell>
          <table:table-cell table:style-name="ce12" office:value-type="float" office:value="115">
            <text:p>115</text:p>
          </table:table-cell>
          <table:table-cell office:value-type="time" office:time-value="PT00H37M27S">
            <text:p>00:37:27</text:p>
          </table:table-cell>
          <table:table-cell office:value-type="string">
            <text:p>Büro – Zuffenhausen – Zazenhausen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9">
            <text:p>29.01.2010</text:p>
          </table:table-cell>
          <table:table-cell office:value-type="time" office:time-value="PT15H54M32S">
            <text:p>15:54:32</text:p>
          </table:table-cell>
          <table:table-cell office:value-type="float" office:value="13">
            <text:p>13,0</text:p>
          </table:table-cell>
          <table:table-cell table:style-name="ce12" office:value-type="float" office:value="130">
            <text:p>130</text:p>
          </table:table-cell>
          <table:table-cell office:value-type="time" office:time-value="PT01H25M27S">
            <text:p>01:25:27</text:p>
          </table:table-cell>
          <table:table-cell office:value-type="string">
            <text:p>Kwh – Stammheim – Kallenberg – Korntal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29">
            <text:p>29.01.2010</text:p>
          </table:table-cell>
          <table:table-cell office:value-type="time" office:time-value="PT20H35M17S">
            <text:p>20:35:17</text:p>
          </table:table-cell>
          <table:table-cell office:value-type="float" office:value="3.7">
            <text:p>3,7</text:p>
          </table:table-cell>
          <table:table-cell table:style-name="ce12" office:value-type="float" office:value="123">
            <text:p>123</text:p>
          </table:table-cell>
          <table:table-cell office:value-type="time" office:time-value="PT00H23M21S">
            <text:p>00:23:2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54">
            <text:p>254</text:p>
          </table:table-cell>
          <table:table-cell office:value-type="date" office:date-value="2010-01-30">
            <text:p>30.01.2010</text:p>
          </table:table-cell>
          <table:table-cell office:value-type="time" office:time-value="PT07H59M24S">
            <text:p>07:59:24</text:p>
          </table:table-cell>
          <table:table-cell office:value-type="float" office:value="12.7">
            <text:p>12,7</text:p>
          </table:table-cell>
          <table:table-cell table:style-name="ce12" office:value-type="float" office:value="119">
            <text:p>119</text:p>
          </table:table-cell>
          <table:table-cell office:value-type="time" office:time-value="PT01H26M42S">
            <text:p>01:26:42</text:p>
          </table:table-cell>
          <table:table-cell office:value-type="string">
            <text:p>Kwh – Zazenhausen – Mühlhausen – Max-Eyth-See – Freiberg -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30">
            <text:p>30.01.2010</text:p>
          </table:table-cell>
          <table:table-cell office:value-type="time" office:time-value="PT16H30M58S">
            <text:p>16:30:58</text:p>
          </table:table-cell>
          <table:table-cell office:value-type="float" office:value="7.2">
            <text:p>7,2</text:p>
          </table:table-cell>
          <table:table-cell table:style-name="ce12" office:value-type="float" office:value="124">
            <text:p>124</text:p>
          </table:table-cell>
          <table:table-cell office:value-type="time" office:time-value="PT00H51M13S">
            <text:p>00:51:13</text:p>
          </table:table-cell>
          <table:table-cell office:value-type="string">
            <text:p>Kwh – Zazenhausen – Kwh (sehr glatt)</text:p>
          </table:table-cell>
          <table:table-cell table:number-columns-repeated="1016"/>
        </table:table-row>
        <table:table-row table:style-name="ro2">
          <table:table-cell office:value-type="float" office:value="255">
            <text:p>255</text:p>
          </table:table-cell>
          <table:table-cell office:value-type="date" office:date-value="2010-01-31">
            <text:p>31.01.2010</text:p>
          </table:table-cell>
          <table:table-cell office:value-type="time" office:time-value="PT19H16M03S">
            <text:p>19:16:03</text:p>
          </table:table-cell>
          <table:table-cell office:value-type="float" office:value="10.4">
            <text:p>10,4</text:p>
          </table:table-cell>
          <table:table-cell table:style-name="ce12" office:value-type="float" office:value="128">
            <text:p>128</text:p>
          </table:table-cell>
          <table:table-cell office:value-type="time" office:time-value="PT01H09M11S">
            <text:p>01:09:11</text:p>
          </table:table-cell>
          <table:table-cell office:value-type="string">
            <text:p>Kwh – Stammheim – Neuwirtshaus – Korntal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10-01-31">
            <text:p>31.01.2010</text:p>
          </table:table-cell>
          <table:table-cell office:value-type="time" office:time-value="PT20H37M56S">
            <text:p>20:37:56</text:p>
          </table:table-cell>
          <table:table-cell office:value-type="float" office:value="3.7">
            <text:p>3,7</text:p>
          </table:table-cell>
          <table:table-cell table:style-name="ce12" office:value-type="float" office:value="142">
            <text:p>142</text:p>
          </table:table-cell>
          <table:table-cell office:value-type="time" office:time-value="PT00H25M26S">
            <text:p>00:25:26</text:p>
          </table:table-cell>
          <table:table-cell office:value-type="string">
            <text:p>Büro - <text:s/>Kwh</text:p>
          </table:table-cell>
          <table:table-cell table:formula="of:=SUM([.D50:.D66])" office:value-type="float" office:value="139">
            <text:p>139</text:p>
          </table:table-cell>
          <table:table-cell table:number-columns-repeated="1015"/>
        </table:table-row>
        <table:table-row table:style-name="ro2" table:number-rows-repeated="6546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09-12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6])" office:value-type="float" office:value="4050">
            <text:p>4050</text:p>
          </table:table-cell>
          <table:table-cell table:style-name="ce16" table:formula="of:=SUM([.F2:.F65442])" office:value-type="time" office:time-value="PT398H48M33S">
            <text:p>14:48:33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17" office:value-type="date" office:date-value="2009-11-30">
            <text:p>30.11.2009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09-11'.H1])" office:value-type="float" office:value="3495.5">
            <text:p>3495,5</text:p>
          </table:table-cell>
          <table:table-cell table:style-name="ce10"/>
          <table:table-cell table:style-name="ce10" table:formula="of:=SUM(['2009-11'.I1])" office:value-type="time" office:time-value="PT336H05M43S">
            <text:p>00:05:43</text:p>
          </table:table-cell>
          <table:table-cell table:style-name="ce2" office:value-type="string">
            <text:p>Übertrag 72:37:17</text:p>
          </table:table-cell>
          <table:table-cell table:style-name="ce2" table:formula="of:=SUM(['2009-11'.H43])" office:value-type="float" office:value="8.3">
            <text:p>8,3</text:p>
          </table:table-cell>
          <table:table-cell table:style-name="ce2" table:number-columns-repeated="1015"/>
        </table:table-row>
        <table:table-row table:style-name="ro2">
          <table:table-cell office:value-type="float" office:value="194">
            <text:p>194</text:p>
          </table:table-cell>
          <table:table-cell office:value-type="date" office:date-value="2009-12-01">
            <text:p>01.12.2009</text:p>
          </table:table-cell>
          <table:table-cell office:value-type="time" office:time-value="PT16H24M24S">
            <text:p>16:24:24</text:p>
          </table:table-cell>
          <table:table-cell office:value-type="float" office:value="10">
            <text:p>10,0</text:p>
          </table:table-cell>
          <table:table-cell table:style-name="ce12" office:value-type="float" office:value="127">
            <text:p>127</text:p>
          </table:table-cell>
          <table:table-cell office:value-type="time" office:time-value="PT00H55M00S">
            <text:p>00:55:00</text:p>
          </table:table-cell>
          <table:table-cell office:value-type="string">
            <text:p>Kwh – Zazenhausen – Mönchfeld – Freiberg – Rot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01">
            <text:p>01.12.2009</text:p>
          </table:table-cell>
          <table:table-cell office:value-type="time" office:time-value="PT20H20M44S">
            <text:p>20:20:44</text:p>
          </table:table-cell>
          <table:table-cell office:value-type="float" office:value="13.3">
            <text:p>13,3</text:p>
          </table:table-cell>
          <table:table-cell table:style-name="ce12" office:value-type="float" office:value="126">
            <text:p>126</text:p>
          </table:table-cell>
          <table:table-cell office:value-type="time" office:time-value="PT11H11M58S">
            <text:p>11:11:58</text:p>
          </table:table-cell>
          <table:table-cell office:value-type="string">
            <text:p>Büro – Schlotwiese – Korntal – Stammheim – Heim</text:p>
          </table:table-cell>
          <table:table-cell table:number-columns-repeated="1016"/>
        </table:table-row>
        <table:table-row table:style-name="ro2">
          <table:table-cell office:value-type="float" office:value="195">
            <text:p>195</text:p>
          </table:table-cell>
          <table:table-cell office:value-type="date" office:date-value="2009-12-02">
            <text:p>02.12.2009</text:p>
          </table:table-cell>
          <table:table-cell office:value-type="time" office:time-value="PT15H35M38S">
            <text:p>15:35:38</text:p>
          </table:table-cell>
          <table:table-cell office:value-type="float" office:value="22.3">
            <text:p>22,3</text:p>
          </table:table-cell>
          <table:table-cell table:style-name="ce12" office:value-type="float" office:value="121">
            <text:p>121</text:p>
          </table:table-cell>
          <table:table-cell office:value-type="time" office:time-value="PT02H09M13S">
            <text:p>02:09:13</text:p>
          </table:table-cell>
          <table:table-cell office:value-type="string">
            <text:p>Kwh – Aldingen – Hofen – Burgholzhof – Zuffenhausen - Kwh</text:p>
          </table:table-cell>
          <table:table-cell table:number-columns-repeated="1016"/>
        </table:table-row>
        <table:table-row table:style-name="ro2">
          <table:table-cell office:value-type="float" office:value="196">
            <text:p>196</text:p>
          </table:table-cell>
          <table:table-cell office:value-type="date" office:date-value="2009-12-03">
            <text:p>03.12.2009</text:p>
          </table:table-cell>
          <table:table-cell office:value-type="time" office:time-value="PT20H55M36S">
            <text:p>20:55:36</text:p>
          </table:table-cell>
          <table:table-cell office:value-type="float" office:value="12.2">
            <text:p>12,2</text:p>
          </table:table-cell>
          <table:table-cell table:style-name="ce12" office:value-type="float" office:value="118">
            <text:p>118</text:p>
          </table:table-cell>
          <table:table-cell office:value-type="time" office:time-value="PT01H08M30S">
            <text:p>01:08:30</text:p>
          </table:table-cell>
          <table:table-cell office:value-type="string">
            <text:p>Kwh – Mühlhausen - Kwh</text:p>
          </table:table-cell>
          <table:table-cell table:number-columns-repeated="1016"/>
        </table:table-row>
        <table:table-row table:style-name="ro2">
          <table:table-cell office:value-type="float" office:value="197">
            <text:p>197</text:p>
          </table:table-cell>
          <table:table-cell office:value-type="date" office:date-value="2009-12-04">
            <text:p>04.12.2009</text:p>
          </table:table-cell>
          <table:table-cell office:value-type="time" office:time-value="PT09H30M39S">
            <text:p>09:30:39</text:p>
          </table:table-cell>
          <table:table-cell office:value-type="float" office:value="3.5">
            <text:p>3,5</text:p>
          </table:table-cell>
          <table:table-cell table:style-name="ce12" office:value-type="float" office:value="130">
            <text:p>130</text:p>
          </table:table-cell>
          <table:table-cell office:value-type="time" office:time-value="PT00H19M00S">
            <text:p>00:19:00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04">
            <text:p>04.12.2009</text:p>
          </table:table-cell>
          <table:table-cell office:value-type="time" office:time-value="PT13H13M22S">
            <text:p>13:13:22</text:p>
          </table:table-cell>
          <table:table-cell office:value-type="float" office:value="13.7">
            <text:p>13,7</text:p>
          </table:table-cell>
          <table:table-cell table:style-name="ce12" office:value-type="float" office:value="126">
            <text:p>126</text:p>
          </table:table-cell>
          <table:table-cell office:value-type="time" office:time-value="PT01H11M42S">
            <text:p>01:11:42</text:p>
          </table:table-cell>
          <table:table-cell office:value-type="string">
            <text:p>Büro – Korntal – Neuwirtshaus – Stammheim - Kwh</text:p>
          </table:table-cell>
          <table:table-cell table:number-columns-repeated="1016"/>
        </table:table-row>
        <table:table-row table:style-name="ro2">
          <table:table-cell office:value-type="float" office:value="198">
            <text:p>198</text:p>
          </table:table-cell>
          <table:table-cell office:value-type="date" office:date-value="2009-12-05">
            <text:p>05.12.2009</text:p>
          </table:table-cell>
          <table:table-cell office:value-type="time" office:time-value="PT10H11M14S">
            <text:p>10:11:14</text:p>
          </table:table-cell>
          <table:table-cell office:value-type="float" office:value="10.2">
            <text:p>10,2</text:p>
          </table:table-cell>
          <table:table-cell table:style-name="ce12" office:value-type="float" office:value="120">
            <text:p>120</text:p>
          </table:table-cell>
          <table:table-cell office:value-type="time" office:time-value="PT00H54M30S">
            <text:p>00:54:30</text:p>
          </table:table-cell>
          <table:table-cell office:value-type="string">
            <text:p>Kwh – Zazenhausen – Zuffenhausen – Büro – Kwh</text:p>
          </table:table-cell>
          <table:table-cell table:number-columns-repeated="1016"/>
        </table:table-row>
        <table:table-row table:style-name="ro2">
          <table:table-cell office:value-type="float" office:value="199">
            <text:p>199</text:p>
          </table:table-cell>
          <table:table-cell office:value-type="date" office:date-value="2009-12-06">
            <text:p>06.12.2009</text:p>
          </table:table-cell>
          <table:table-cell office:value-type="time" office:time-value="PT09H38M12S">
            <text:p>09:38:12</text:p>
          </table:table-cell>
          <table:table-cell office:value-type="float" office:value="20.3">
            <text:p>20,3</text:p>
          </table:table-cell>
          <table:table-cell table:style-name="ce12" office:value-type="float" office:value="125">
            <text:p>125</text:p>
          </table:table-cell>
          <table:table-cell office:value-type="time" office:time-value="PT01H54M30S">
            <text:p>01:54:30</text:p>
          </table:table-cell>
          <table:table-cell office:value-type="string">
            <text:p>Kwh – Aldingen – Hofen – Keefertal – Rot – Zazenhausen – Kwh</text:p>
          </table:table-cell>
          <table:table-cell table:formula="of:=SUM([.D3:.D10];[.H2])" office:value-type="float" office:value="113.8">
            <text:p>113,8</text:p>
          </table:table-cell>
          <table:table-cell table:number-columns-repeated="1015"/>
        </table:table-row>
        <table:table-row table:style-name="ro2">
          <table:table-cell office:value-type="float" office:value="200">
            <text:p>200</text:p>
          </table:table-cell>
          <table:table-cell office:value-type="date" office:date-value="2009-12-07">
            <text:p>07.12.2009</text:p>
          </table:table-cell>
          <table:table-cell office:value-type="time" office:time-value="PT20H33M09S">
            <text:p>20:33:09</text:p>
          </table:table-cell>
          <table:table-cell office:value-type="float" office:value="12">
            <text:p>12,0</text:p>
          </table:table-cell>
          <table:table-cell table:style-name="ce12" office:value-type="float" office:value="131">
            <text:p>131</text:p>
          </table:table-cell>
          <table:table-cell office:value-type="time" office:time-value="PT01H06M57S">
            <text:p>01:06:57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201">
            <text:p>201</text:p>
          </table:table-cell>
          <table:table-cell office:value-type="date" office:date-value="2009-12-08">
            <text:p>08.12.2009</text:p>
          </table:table-cell>
          <table:table-cell office:value-type="time" office:time-value="PT08H25M50S">
            <text:p>08:25:50</text:p>
          </table:table-cell>
          <table:table-cell office:value-type="float" office:value="3.3">
            <text:p>3,3</text:p>
          </table:table-cell>
          <table:table-cell table:style-name="ce12" office:value-type="float" office:value="134">
            <text:p>134</text:p>
          </table:table-cell>
          <table:table-cell office:value-type="time" office:time-value="PT00H18M53S">
            <text:p>00:18:53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08">
            <text:p>08.12.2009</text:p>
          </table:table-cell>
          <table:table-cell office:value-type="time" office:time-value="PT13H25M34S">
            <text:p>13:25:34</text:p>
          </table:table-cell>
          <table:table-cell office:value-type="float" office:value="3.3">
            <text:p>3,3</text:p>
          </table:table-cell>
          <table:table-cell table:style-name="ce12" office:value-type="float" office:value="130">
            <text:p>130</text:p>
          </table:table-cell>
          <table:table-cell office:value-type="time" office:time-value="PT00H20M00S">
            <text:p>00:20:0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08">
            <text:p>08.12.2009</text:p>
          </table:table-cell>
          <table:table-cell office:value-type="time" office:time-value="PT17H32M12S">
            <text:p>17:32:12</text:p>
          </table:table-cell>
          <table:table-cell office:value-type="float" office:value="3.8">
            <text:p>3,8</text:p>
          </table:table-cell>
          <table:table-cell table:style-name="ce12" office:value-type="float" office:value="145">
            <text:p>145</text:p>
          </table:table-cell>
          <table:table-cell office:value-type="time" office:time-value="PT00H21M41S">
            <text:p>00:21:4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08">
            <text:p>08.12.2009</text:p>
          </table:table-cell>
          <table:table-cell office:value-type="time" office:time-value="PT19H52M14S">
            <text:p>19:52:14</text:p>
          </table:table-cell>
          <table:table-cell office:value-type="float" office:value="5.6">
            <text:p>5,6</text:p>
          </table:table-cell>
          <table:table-cell table:style-name="ce12" office:value-type="float" office:value="128">
            <text:p>128</text:p>
          </table:table-cell>
          <table:table-cell office:value-type="time" office:time-value="PT00H31M03S">
            <text:p>00:31:03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02">
            <text:p>202</text:p>
          </table:table-cell>
          <table:table-cell office:value-type="date" office:date-value="2009-12-09">
            <text:p>09.12.2009</text:p>
          </table:table-cell>
          <table:table-cell office:value-type="time" office:time-value="PT08H24M23S">
            <text:p>08:24:23</text:p>
          </table:table-cell>
          <table:table-cell office:value-type="float" office:value="3.3">
            <text:p>3,3</text:p>
          </table:table-cell>
          <table:table-cell table:style-name="ce12" office:value-type="float" office:value="133">
            <text:p>133</text:p>
          </table:table-cell>
          <table:table-cell office:value-type="time" office:time-value="PT00H18M21S">
            <text:p>00:18:21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09">
            <text:p>09.12.2009</text:p>
          </table:table-cell>
          <table:table-cell office:value-type="time" office:time-value="PT16H22M54S">
            <text:p>16:22:54</text:p>
          </table:table-cell>
          <table:table-cell office:value-type="float" office:value="19.2">
            <text:p>19,2</text:p>
          </table:table-cell>
          <table:table-cell table:style-name="ce12" office:value-type="float" office:value="125">
            <text:p>125</text:p>
          </table:table-cell>
          <table:table-cell office:value-type="time" office:time-value="PT01H52M13S">
            <text:p>01:52:13</text:p>
          </table:table-cell>
          <table:table-cell office:value-type="string">
            <text:p>Büro – Feuerbach – Weilimdorf – Korntal – Kallenberg - Kwh</text:p>
          </table:table-cell>
          <table:table-cell table:number-columns-repeated="1016"/>
        </table:table-row>
        <table:table-row table:style-name="ro2">
          <table:table-cell office:value-type="float" office:value="203">
            <text:p>203</text:p>
          </table:table-cell>
          <table:table-cell office:value-type="date" office:date-value="2009-12-10">
            <text:p>10.12.2009</text:p>
          </table:table-cell>
          <table:table-cell office:value-type="time" office:time-value="PT18H53M04S">
            <text:p>18:53:04</text:p>
          </table:table-cell>
          <table:table-cell office:value-type="float" office:value="17.4">
            <text:p>17,4</text:p>
          </table:table-cell>
          <table:table-cell table:style-name="ce12" office:value-type="float" office:value="117">
            <text:p>117</text:p>
          </table:table-cell>
          <table:table-cell office:value-type="time" office:time-value="PT01H47M44S">
            <text:p>01:47:44</text:p>
          </table:table-cell>
          <table:table-cell office:value-type="string">
            <text:p>Kwh – Mühlhausen – Burgholzhof – Zuffenhausen – Büro - Kwh</text:p>
          </table:table-cell>
          <table:table-cell table:number-columns-repeated="1016"/>
        </table:table-row>
        <table:table-row table:style-name="ro2">
          <table:table-cell office:value-type="float" office:value="204">
            <text:p>204</text:p>
          </table:table-cell>
          <table:table-cell office:value-type="date" office:date-value="2009-12-11">
            <text:p>11.12.2009</text:p>
          </table:table-cell>
          <table:table-cell office:value-type="time" office:time-value="PT07H45M12S">
            <text:p>07:45:12</text:p>
          </table:table-cell>
          <table:table-cell office:value-type="float" office:value="10.2">
            <text:p>10,2</text:p>
          </table:table-cell>
          <table:table-cell table:style-name="ce12" office:value-type="float" office:value="129">
            <text:p>129</text:p>
          </table:table-cell>
          <table:table-cell office:value-type="time" office:time-value="PT00H56M04S">
            <text:p>00:56:04</text:p>
          </table:table-cell>
          <table:table-cell office:value-type="string">
            <text:p>Lilly-Runde (verkehrt)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11">
            <text:p>11.12.2009</text:p>
          </table:table-cell>
          <table:table-cell office:value-type="time" office:time-value="PT14H46M48S">
            <text:p>14:46:48</text:p>
          </table:table-cell>
          <table:table-cell office:value-type="float" office:value="3.6">
            <text:p>3,6</text:p>
          </table:table-cell>
          <table:table-cell table:style-name="ce12" office:value-type="float" office:value="126">
            <text:p>126</text:p>
          </table:table-cell>
          <table:table-cell office:value-type="time" office:time-value="PT00H19M37S">
            <text:p>00:19:3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11">
            <text:p>11.12.2009</text:p>
          </table:table-cell>
          <table:table-cell office:value-type="time" office:time-value="PT16H11M08S">
            <text:p>16:11:08</text:p>
          </table:table-cell>
          <table:table-cell office:value-type="float" office:value="3.6">
            <text:p>3,6</text:p>
          </table:table-cell>
          <table:table-cell table:style-name="ce12" office:value-type="float" office:value="128">
            <text:p>128</text:p>
          </table:table-cell>
          <table:table-cell office:value-type="time" office:time-value="PT00H20M28S">
            <text:p>00:20:2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05">
            <text:p>205</text:p>
          </table:table-cell>
          <table:table-cell office:value-type="date" office:date-value="2009-12-12">
            <text:p>12.12.2009</text:p>
          </table:table-cell>
          <table:table-cell office:value-type="time" office:time-value="PT10H21M05S">
            <text:p>10:21:05</text:p>
          </table:table-cell>
          <table:table-cell office:value-type="float" office:value="24.3">
            <text:p>24,3</text:p>
          </table:table-cell>
          <table:table-cell table:style-name="ce12" office:value-type="float" office:value="124">
            <text:p>124</text:p>
          </table:table-cell>
          <table:table-cell office:value-type="time" office:time-value="PT02H15M41S">
            <text:p>02:15:41</text:p>
          </table:table-cell>
          <table:table-cell office:value-type="string">
            <text:p>Kwh – Zazenhausen – Zuffenhausen – RBK – Killesberg – Feuerbach – Weilimdorf – Zuffenhausen - Kwh</text:p>
          </table:table-cell>
          <table:table-cell table:number-columns-repeated="1016"/>
        </table:table-row>
        <table:table-row table:style-name="ro2">
          <table:table-cell office:value-type="float" office:value="206">
            <text:p>206</text:p>
          </table:table-cell>
          <table:table-cell office:value-type="date" office:date-value="2009-12-13">
            <text:p>13.12.2009</text:p>
          </table:table-cell>
          <table:table-cell office:value-type="time" office:time-value="PT17H30M21S">
            <text:p>17:30:21</text:p>
          </table:table-cell>
          <table:table-cell office:value-type="float" office:value="16.3">
            <text:p>16,3</text:p>
          </table:table-cell>
          <table:table-cell table:style-name="ce12" office:value-type="float" office:value="122">
            <text:p>122</text:p>
          </table:table-cell>
          <table:table-cell office:value-type="time" office:time-value="PT01H30M14S">
            <text:p>01:30:14</text:p>
          </table:table-cell>
          <table:table-cell office:value-type="string">
            <text:p>Kwh – Zazenhausen – Mühlhausen – Zazenhausen – Zuffenhausen - Kwh</text:p>
          </table:table-cell>
          <table:table-cell table:formula="of:=SUM([.D11:.D23])" office:value-type="float" office:value="125.9">
            <text:p>125,9</text:p>
          </table:table-cell>
          <table:table-cell table:number-columns-repeated="1015"/>
        </table:table-row>
        <table:table-row table:style-name="ro2">
          <table:table-cell office:value-type="float" office:value="207">
            <text:p>207</text:p>
          </table:table-cell>
          <table:table-cell office:value-type="date" office:date-value="2009-12-14">
            <text:p>14.12.2009</text:p>
          </table:table-cell>
          <table:table-cell office:value-type="time" office:time-value="PT09H22M20S">
            <text:p>09:22:20</text:p>
          </table:table-cell>
          <table:table-cell office:value-type="float" office:value="3.6">
            <text:p>3,6</text:p>
          </table:table-cell>
          <table:table-cell table:style-name="ce12" office:value-type="float" office:value="124">
            <text:p>124</text:p>
          </table:table-cell>
          <table:table-cell office:value-type="time" office:time-value="PT00H18M35S">
            <text:p>00:18:3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14">
            <text:p>14.12.2009</text:p>
          </table:table-cell>
          <table:table-cell office:value-type="time" office:time-value="PT13H34M19S">
            <text:p>13:34:19</text:p>
          </table:table-cell>
          <table:table-cell table:style-name="ce20" office:value-type="float" office:value="10.2">
            <text:p>10,2</text:p>
          </table:table-cell>
          <table:table-cell table:style-name="ce12" office:value-type="float" office:value="130">
            <text:p>130</text:p>
          </table:table-cell>
          <table:table-cell office:value-type="time" office:time-value="PT00H47M48S">
            <text:p>00:47:48</text:p>
          </table:table-cell>
          <table:table-cell office:value-type="string">
            <text:p>Büro – Schlotwiese – Korntal – Stammheim – Kwh</text:p>
          </table:table-cell>
          <table:table-cell table:number-columns-repeated="1016"/>
        </table:table-row>
        <table:table-row table:style-name="ro2">
          <table:table-cell office:value-type="float" office:value="208">
            <text:p>208</text:p>
          </table:table-cell>
          <table:table-cell office:value-type="date" office:date-value="2009-12-15">
            <text:p>15.12.2009</text:p>
          </table:table-cell>
          <table:table-cell office:value-type="time" office:time-value="PT08H16M32S">
            <text:p>08:16:32</text:p>
          </table:table-cell>
          <table:table-cell office:value-type="float" office:value="4">
            <text:p>4,0</text:p>
          </table:table-cell>
          <table:table-cell table:style-name="ce12" office:value-type="float" office:value="125">
            <text:p>125</text:p>
          </table:table-cell>
          <table:table-cell office:value-type="time" office:time-value="PT00H20M35S">
            <text:p>00:20:3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15">
            <text:p>15.12.2009</text:p>
          </table:table-cell>
          <table:table-cell office:value-type="time" office:time-value="PT12H23M14S">
            <text:p>12:23:14</text:p>
          </table:table-cell>
          <table:table-cell office:value-type="float" office:value="4.1">
            <text:p>4,1</text:p>
          </table:table-cell>
          <table:table-cell table:style-name="ce12" office:value-type="float" office:value="124">
            <text:p>124</text:p>
          </table:table-cell>
          <table:table-cell office:value-type="time" office:time-value="PT00H21M18S">
            <text:p>00:21:1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15">
            <text:p>15.12.2009</text:p>
          </table:table-cell>
          <table:table-cell office:value-type="time" office:time-value="PT15H11M39S">
            <text:p>15:11:39</text:p>
          </table:table-cell>
          <table:table-cell office:value-type="float" office:value="7.1">
            <text:p>7,1</text:p>
          </table:table-cell>
          <table:table-cell table:style-name="ce12" office:value-type="float" office:value="140">
            <text:p>140</text:p>
          </table:table-cell>
          <table:table-cell office:value-type="time" office:time-value="PT00H37M19S">
            <text:p>00:37:19</text:p>
          </table:table-cell>
          <table:table-cell office:value-type="string">
            <text:p>Kwh – Zazenhausen – Freiberg – Rot – Zuffenhausen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15">
            <text:p>15.12.2009</text:p>
          </table:table-cell>
          <table:table-cell office:value-type="time" office:time-value="PT18H38M02S">
            <text:p>18:38:02</text:p>
          </table:table-cell>
          <table:table-cell office:value-type="float" office:value="7">
            <text:p>7,0</text:p>
          </table:table-cell>
          <table:table-cell table:style-name="ce12" office:value-type="float" office:value="120">
            <text:p>120</text:p>
          </table:table-cell>
          <table:table-cell office:value-type="time" office:time-value="PT00H38M42S">
            <text:p>00:38:42</text:p>
          </table:table-cell>
          <table:table-cell office:value-type="string">
            <text:p>Büro – Neuwirtshaus – Stammheim – Kwh</text:p>
          </table:table-cell>
          <table:table-cell table:number-columns-repeated="1016"/>
        </table:table-row>
        <table:table-row table:style-name="ro2">
          <table:table-cell office:value-type="float" office:value="209">
            <text:p>209</text:p>
          </table:table-cell>
          <table:table-cell office:value-type="date" office:date-value="2009-12-16">
            <text:p>16.12.2009</text:p>
          </table:table-cell>
          <table:table-cell office:value-type="time" office:time-value="PT10H35M44S">
            <text:p>10:35:44</text:p>
          </table:table-cell>
          <table:table-cell office:value-type="float" office:value="23.4">
            <text:p>23,4</text:p>
          </table:table-cell>
          <table:table-cell table:style-name="ce12" office:value-type="float" office:value="125">
            <text:p>125</text:p>
          </table:table-cell>
          <table:table-cell office:value-type="time" office:time-value="PT02H01M53S">
            <text:p>02:01:53</text:p>
          </table:table-cell>
          <table:table-cell office:value-type="string">
            <text:p>Kwh – LangesFeld – Münchingen – Ditzingen – Weilimdorf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16">
            <text:p>16.12.2009</text:p>
          </table:table-cell>
          <table:table-cell office:value-type="time" office:time-value="PT16H53M23S">
            <text:p>16:53:23</text:p>
          </table:table-cell>
          <table:table-cell office:value-type="float" office:value="7.5">
            <text:p>7,5</text:p>
          </table:table-cell>
          <table:table-cell table:style-name="ce12" office:value-type="float" office:value="126">
            <text:p>126</text:p>
          </table:table-cell>
          <table:table-cell office:value-type="time" office:time-value="PT00H40M45S">
            <text:p>00:40:45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10">
            <text:p>210</text:p>
          </table:table-cell>
          <table:table-cell office:value-type="date" office:date-value="2009-12-17">
            <text:p>17.12.2009</text:p>
          </table:table-cell>
          <table:table-cell office:value-type="time" office:time-value="PT18H12M10S">
            <text:p>18:12:10</text:p>
          </table:table-cell>
          <table:table-cell office:value-type="float" office:value="14.6">
            <text:p>14,6</text:p>
          </table:table-cell>
          <table:table-cell table:style-name="ce12" office:value-type="float" office:value="111">
            <text:p>111</text:p>
          </table:table-cell>
          <table:table-cell office:value-type="time" office:time-value="PT01H33M19S">
            <text:p>01:33:19</text:p>
          </table:table-cell>
          <table:table-cell office:value-type="string">
            <text:p>Kwh – Zazenhausen – Mühlhausen – Burgholzhof – Zuffenhausen – Kwh</text:p>
          </table:table-cell>
          <table:table-cell table:number-columns-repeated="1016"/>
        </table:table-row>
        <table:table-row table:style-name="ro2">
          <table:table-cell office:value-type="float" office:value="211">
            <text:p>211</text:p>
          </table:table-cell>
          <table:table-cell office:value-type="date" office:date-value="2009-12-18">
            <text:p>18.12.2009</text:p>
          </table:table-cell>
          <table:table-cell office:value-type="time" office:time-value="PT08H35M05S">
            <text:p>08:35:05</text:p>
          </table:table-cell>
          <table:table-cell office:value-type="float" office:value="3.8">
            <text:p>3,8</text:p>
          </table:table-cell>
          <table:table-cell table:style-name="ce12" office:value-type="float" office:value="123">
            <text:p>123</text:p>
          </table:table-cell>
          <table:table-cell office:value-type="time" office:time-value="PT00H20M38S">
            <text:p>00:20:3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18">
            <text:p>18.12.2009</text:p>
          </table:table-cell>
          <table:table-cell office:value-type="time" office:time-value="PT10H59M08S">
            <text:p>10:59:08</text:p>
          </table:table-cell>
          <table:table-cell office:value-type="float" office:value="19.5">
            <text:p>19,5</text:p>
          </table:table-cell>
          <table:table-cell table:style-name="ce12" office:value-type="float" office:value="124">
            <text:p>124</text:p>
          </table:table-cell>
          <table:table-cell office:value-type="time" office:time-value="PT01H46M34S">
            <text:p>01:46:34</text:p>
          </table:table-cell>
          <table:table-cell office:value-type="string">
            <text:p>Uni – Katzenbachsee – Sindelfingen - BBN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18">
            <text:p>18.12.2009</text:p>
          </table:table-cell>
          <table:table-cell office:value-type="time" office:time-value="PT15H44M16S">
            <text:p>15:44:16</text:p>
          </table:table-cell>
          <table:table-cell office:value-type="float" office:value="16.8">
            <text:p>16,8</text:p>
          </table:table-cell>
          <table:table-cell table:style-name="ce12" office:value-type="float" office:value="119">
            <text:p>119</text:p>
          </table:table-cell>
          <table:table-cell office:value-type="time" office:time-value="PT01H38M25S">
            <text:p>01:38:25</text:p>
          </table:table-cell>
          <table:table-cell office:value-type="string">
            <text:p>BBN – Dagersheim – Darmsheim – Schafhausen - Weil-der-Stadt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18">
            <text:p>18.12.2009</text:p>
          </table:table-cell>
          <table:table-cell office:value-type="time" office:time-value="PT18H04M00S">
            <text:p>18:04:00</text:p>
          </table:table-cell>
          <table:table-cell office:value-type="float" office:value="3.3">
            <text:p>3,3</text:p>
          </table:table-cell>
          <table:table-cell table:style-name="ce12" office:value-type="float" office:value="115">
            <text:p>115</text:p>
          </table:table-cell>
          <table:table-cell office:value-type="time" office:time-value="PT00H24M27S">
            <text:p>00:24:27</text:p>
          </table:table-cell>
          <table:table-cell office:value-type="string">
            <text:p>Neuwirtshaus – Kwh</text:p>
          </table:table-cell>
          <table:table-cell table:number-columns-repeated="1016"/>
        </table:table-row>
        <table:table-row table:style-name="ro2">
          <table:table-cell office:value-type="float" office:value="212">
            <text:p>212</text:p>
          </table:table-cell>
          <table:table-cell office:value-type="date" office:date-value="2009-12-19">
            <text:p>19.12.2009</text:p>
          </table:table-cell>
          <table:table-cell office:value-type="time" office:time-value="PT15H07M02S">
            <text:p>15:07:02</text:p>
          </table:table-cell>
          <table:table-cell office:value-type="float" office:value="2.4">
            <text:p>2,4</text:p>
          </table:table-cell>
          <table:table-cell table:style-name="ce12" office:value-type="float" office:value="143">
            <text:p>143</text:p>
          </table:table-cell>
          <table:table-cell office:value-type="time" office:time-value="PT00H15M28S">
            <text:p>00:15:28</text:p>
          </table:table-cell>
          <table:table-cell office:value-type="string">
            <text:p>Kwh-Süd – Kwh-Nord</text:p>
          </table:table-cell>
          <table:table-cell table:number-columns-repeated="1016"/>
        </table:table-row>
        <table:table-row table:style-name="ro2">
          <table:table-cell office:value-type="string">
            <text:p>.</text:p>
          </table:table-cell>
          <table:table-cell office:value-type="date" office:date-value="2009-12-19">
            <text:p>19.12.2009</text:p>
          </table:table-cell>
          <table:table-cell office:value-type="time" office:time-value="PT16H08M19S">
            <text:p>16:08:19</text:p>
          </table:table-cell>
          <table:table-cell office:value-type="float" office:value="12.3">
            <text:p>12,3</text:p>
          </table:table-cell>
          <table:table-cell table:style-name="ce12" office:value-type="float" office:value="118">
            <text:p>118</text:p>
          </table:table-cell>
          <table:table-cell office:value-type="time" office:time-value="PT01H22M09S">
            <text:p>01:22:09</text:p>
          </table:table-cell>
          <table:table-cell office:value-type="string">
            <text:p>Markgröningen – Möglingen – Kwh</text:p>
          </table:table-cell>
          <table:table-cell table:number-columns-repeated="1016"/>
        </table:table-row>
        <table:table-row table:style-name="ro2">
          <table:table-cell office:value-type="float" office:value="213">
            <text:p>213</text:p>
          </table:table-cell>
          <table:table-cell office:value-type="date" office:date-value="2009-12-20">
            <text:p>20.12.2009</text:p>
          </table:table-cell>
          <table:table-cell office:value-type="time" office:time-value="PT09H59M19S">
            <text:p>09:59:19</text:p>
          </table:table-cell>
          <table:table-cell office:value-type="float" office:value="12.4">
            <text:p>12,4</text:p>
          </table:table-cell>
          <table:table-cell table:style-name="ce12" office:value-type="float" office:value="113">
            <text:p>113</text:p>
          </table:table-cell>
          <table:table-cell office:value-type="time" office:time-value="PT01H24M41S">
            <text:p>01:24:41</text:p>
          </table:table-cell>
          <table:table-cell office:value-type="string">
            <text:p>Kwh – Zazenhausen – Müulhausen – Hofen – Max-Eyth-See – Keefertal – Rot – Zazenhausen - Kwh</text:p>
          </table:table-cell>
          <table:table-cell table:formula="of:=SUM([.D24:.D39])" office:value-type="float" office:value="152">
            <text:p>152</text:p>
          </table:table-cell>
          <table:table-cell table:number-columns-repeated="1015"/>
        </table:table-row>
        <table:table-row table:style-name="ro2">
          <table:table-cell office:value-type="float" office:value="214">
            <text:p>214</text:p>
          </table:table-cell>
          <table:table-cell office:value-type="date" office:date-value="2009-12-21">
            <text:p>21.12.2009</text:p>
          </table:table-cell>
          <table:table-cell office:value-type="time" office:time-value="PT09H15M30S">
            <text:p>09:15:30</text:p>
          </table:table-cell>
          <table:table-cell office:value-type="float" office:value="3.3">
            <text:p>3,3</text:p>
          </table:table-cell>
          <table:table-cell table:style-name="ce12" office:value-type="float" office:value="136">
            <text:p>136</text:p>
          </table:table-cell>
          <table:table-cell office:value-type="time" office:time-value="PT00H20M07S">
            <text:p>00:20:0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21">
            <text:p>21.12.2009</text:p>
          </table:table-cell>
          <table:table-cell office:value-type="time" office:time-value="PT12H47M40S">
            <text:p>12:47:40</text:p>
          </table:table-cell>
          <table:table-cell office:value-type="float" office:value="3.7">
            <text:p>3,7</text:p>
          </table:table-cell>
          <table:table-cell table:style-name="ce12" office:value-type="float" office:value="132">
            <text:p>132</text:p>
          </table:table-cell>
          <table:table-cell office:value-type="time" office:time-value="PT00H20M30S">
            <text:p>00:20:30</text:p>
          </table:table-cell>
          <table:table-cell office:value-type="string">
            <text:p>Büro -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21">
            <text:p>21.12.2009</text:p>
          </table:table-cell>
          <table:table-cell office:value-type="time" office:time-value="PT14H36M32S">
            <text:p>14:36:32</text:p>
          </table:table-cell>
          <table:table-cell office:value-type="float" office:value="9.9">
            <text:p>9,9</text:p>
          </table:table-cell>
          <table:table-cell table:style-name="ce12" office:value-type="float" office:value="131">
            <text:p>131</text:p>
          </table:table-cell>
          <table:table-cell office:value-type="time" office:time-value="PT00H57M53S">
            <text:p>00:57:53</text:p>
          </table:table-cell>
          <table:table-cell office:value-type="string">
            <text:p>Kwh – Zazenhausen – Freiberg – Rot – Zuffenhausen – Feuerbach -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21">
            <text:p>21.12.2009</text:p>
          </table:table-cell>
          <table:table-cell office:value-type="time" office:time-value="PT19H00M12S">
            <text:p>19:00:12</text:p>
          </table:table-cell>
          <table:table-cell office:value-type="float" office:value="3.5">
            <text:p>3,5</text:p>
          </table:table-cell>
          <table:table-cell table:style-name="ce12" office:value-type="float" office:value="109">
            <text:p>109</text:p>
          </table:table-cell>
          <table:table-cell office:value-type="time" office:time-value="PT00H22M26S">
            <text:p>00:22:26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215">
            <text:p>215</text:p>
          </table:table-cell>
          <table:table-cell office:value-type="date" office:date-value="2009-12-22">
            <text:p>22.12.2009</text:p>
          </table:table-cell>
          <table:table-cell office:value-type="time" office:time-value="PT08H18M10S">
            <text:p>08:18:10</text:p>
          </table:table-cell>
          <table:table-cell office:value-type="float" office:value="3.3">
            <text:p>3,3</text:p>
          </table:table-cell>
          <table:table-cell table:style-name="ce12" office:value-type="float" office:value="122">
            <text:p>122</text:p>
          </table:table-cell>
          <table:table-cell office:value-type="time" office:time-value="PT00H20M26S">
            <text:p>00:20:2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22">
            <text:p>22.12.2009</text:p>
          </table:table-cell>
          <table:table-cell office:value-type="time" office:time-value="PT12H22M11S">
            <text:p>12:22:11</text:p>
          </table:table-cell>
          <table:table-cell office:value-type="float" office:value="9.2">
            <text:p>9,2</text:p>
          </table:table-cell>
          <table:table-cell table:style-name="ce12" office:value-type="float" office:value="124">
            <text:p>124</text:p>
          </table:table-cell>
          <table:table-cell office:value-type="time" office:time-value="PT00H52M50S">
            <text:p>00:52:50</text:p>
          </table:table-cell>
          <table:table-cell office:value-type="string">
            <text:p>Büro – Korntal – Neuwirtshaus – Stammheim – Kwh</text:p>
          </table:table-cell>
          <table:table-cell table:number-columns-repeated="1016"/>
        </table:table-row>
        <table:table-row table:style-name="ro2">
          <table:table-cell office:value-type="float" office:value="216">
            <text:p>216</text:p>
          </table:table-cell>
          <table:table-cell office:value-type="date" office:date-value="2009-12-23">
            <text:p>23.12.2009</text:p>
          </table:table-cell>
          <table:table-cell office:value-type="time" office:time-value="PT06H50M55S">
            <text:p>06:50:55</text:p>
          </table:table-cell>
          <table:table-cell office:value-type="float" office:value="8">
            <text:p>8,0</text:p>
          </table:table-cell>
          <table:table-cell table:style-name="ce12" office:value-type="float" office:value="112">
            <text:p>112</text:p>
          </table:table-cell>
          <table:table-cell office:value-type="time" office:time-value="PT00H52M58S">
            <text:p>00:52:58</text:p>
          </table:table-cell>
          <table:table-cell office:value-type="string">
            <text:p>Kwh – Zazenhausen – 1Runde -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2-23">
            <text:p>23.12.2009</text:p>
          </table:table-cell>
          <table:table-cell office:value-type="time" office:time-value="PT16H27M23S">
            <text:p>16:27:23</text:p>
          </table:table-cell>
          <table:table-cell office:value-type="float" office:value="11">
            <text:p>11,0</text:p>
          </table:table-cell>
          <table:table-cell table:style-name="ce12" office:value-type="float" office:value="126">
            <text:p>126</text:p>
          </table:table-cell>
          <table:table-cell office:value-type="time" office:time-value="PT01H05M37S">
            <text:p>01:05:37</text:p>
          </table:table-cell>
          <table:table-cell office:value-type="string">
            <text:p>Kwh – zazenhausen – Mühlhausen - Kwh</text:p>
          </table:table-cell>
          <table:table-cell table:number-columns-repeated="1016"/>
        </table:table-row>
        <table:table-row table:style-name="ro2">
          <table:table-cell office:value-type="float" office:value="217">
            <text:p>217</text:p>
          </table:table-cell>
          <table:table-cell office:value-type="date" office:date-value="2009-12-24">
            <text:p>24.12.2009</text:p>
          </table:table-cell>
          <table:table-cell office:value-type="time" office:time-value="PT08H58M25S">
            <text:p>08:58:25</text:p>
          </table:table-cell>
          <table:table-cell office:value-type="float" office:value="9">
            <text:p>9,0</text:p>
          </table:table-cell>
          <table:table-cell table:style-name="ce12" office:value-type="float" office:value="113">
            <text:p>113</text:p>
          </table:table-cell>
          <table:table-cell office:value-type="time" office:time-value="PT00H51M55S">
            <text:p>00:51:55</text:p>
          </table:table-cell>
          <table:table-cell office:value-type="string">
            <text:p>Kwh – Zazenhausen – 1 Runde – Kwh</text:p>
          </table:table-cell>
          <table:table-cell table:number-columns-repeated="1016"/>
        </table:table-row>
        <table:table-row table:style-name="ro2">
          <table:table-cell office:value-type="float" office:value="218">
            <text:p>218</text:p>
          </table:table-cell>
          <table:table-cell office:value-type="date" office:date-value="2009-12-25">
            <text:p>25.12.2009</text:p>
          </table:table-cell>
          <table:table-cell office:value-type="time" office:time-value="PT10H44M39S">
            <text:p>10:44:39</text:p>
          </table:table-cell>
          <table:table-cell office:value-type="float" office:value="19.5">
            <text:p>19,5</text:p>
          </table:table-cell>
          <table:table-cell table:style-name="ce12" office:value-type="float" office:value="127">
            <text:p>127</text:p>
          </table:table-cell>
          <table:table-cell office:value-type="time" office:time-value="PT01H41M50S">
            <text:p>01:41:50</text:p>
          </table:table-cell>
          <table:table-cell office:value-type="string">
            <text:p>Kwh – Zuffenhausen – Kwh – KwhNord – KwhSüd – Bahn 10x400</text:p>
          </table:table-cell>
          <table:table-cell table:number-columns-repeated="1016"/>
        </table:table-row>
        <table:table-row table:style-name="ro2">
          <table:table-cell office:value-type="float" office:value="219">
            <text:p>219</text:p>
          </table:table-cell>
          <table:table-cell office:value-type="date" office:date-value="2009-12-26">
            <text:p>26.12.2009</text:p>
          </table:table-cell>
          <table:table-cell office:value-type="time" office:time-value="PT11H31M46S">
            <text:p>11:31:46</text:p>
          </table:table-cell>
          <table:table-cell office:value-type="float" office:value="16.5">
            <text:p>16,5</text:p>
          </table:table-cell>
          <table:table-cell table:style-name="ce12" office:value-type="float" office:value="131">
            <text:p>131</text:p>
          </table:table-cell>
          <table:table-cell office:value-type="time" office:time-value="PT01H27M55S">
            <text:p>01:27:55</text:p>
          </table:table-cell>
          <table:table-cell office:value-type="string">
            <text:p>Kwh – Zazenhausen – Mühlhausen – Hofen – Burgholzhof – Rot – Zuffenhausen - Kwh</text:p>
          </table:table-cell>
          <table:table-cell table:number-columns-repeated="1016"/>
        </table:table-row>
        <table:table-row table:style-name="ro2">
          <table:table-cell office:value-type="float" office:value="220">
            <text:p>220</text:p>
          </table:table-cell>
          <table:table-cell office:value-type="date" office:date-value="2009-12-27">
            <text:p>27.12.2009</text:p>
          </table:table-cell>
          <table:table-cell office:value-type="time" office:time-value="PT11H40M18S">
            <text:p>11:40:18</text:p>
          </table:table-cell>
          <table:table-cell office:value-type="float" office:value="16.5">
            <text:p>16,5</text:p>
          </table:table-cell>
          <table:table-cell table:style-name="ce12" office:value-type="float" office:value="131">
            <text:p>131</text:p>
          </table:table-cell>
          <table:table-cell office:value-type="time" office:time-value="PT01H32M39S">
            <text:p>01:32:39</text:p>
          </table:table-cell>
          <table:table-cell office:value-type="string">
            <text:p>Kwh – Zazenhausen – Hundevereine – Viehweg – Mühlhausen – Sonnenhof – Aldingen – Flugfeld - Kwh</text:p>
          </table:table-cell>
          <table:table-cell table:formula="of:=SUM([.D40:.D51])" office:value-type="float" office:value="113.4">
            <text:p>113,4</text:p>
          </table:table-cell>
          <table:table-cell table:number-columns-repeated="1015"/>
        </table:table-row>
        <table:table-row table:style-name="ro2">
          <table:table-cell office:value-type="float" office:value="221">
            <text:p>221</text:p>
          </table:table-cell>
          <table:table-cell office:value-type="date" office:date-value="2009-12-28">
            <text:p>28.12.2009</text:p>
          </table:table-cell>
          <table:table-cell office:value-type="time" office:time-value="PT13H52M29S">
            <text:p>13:52:29</text:p>
          </table:table-cell>
          <table:table-cell office:value-type="float" office:value="12.9">
            <text:p>12,9</text:p>
          </table:table-cell>
          <table:table-cell table:style-name="ce12" office:value-type="float" office:value="130">
            <text:p>130</text:p>
          </table:table-cell>
          <table:table-cell office:value-type="time" office:time-value="PT01H25M05S">
            <text:p>01:25:05</text:p>
          </table:table-cell>
          <table:table-cell office:value-type="string">
            <text:p>Kwh – Stammheim – Neuwirtshaus – Korntal – Büro – Kwh</text:p>
          </table:table-cell>
          <table:table-cell table:number-columns-repeated="1016"/>
        </table:table-row>
        <table:table-row table:style-name="ro2">
          <table:table-cell office:value-type="float" office:value="222">
            <text:p>222</text:p>
          </table:table-cell>
          <table:table-cell office:value-type="date" office:date-value="2009-12-29">
            <text:p>29.12.2009</text:p>
          </table:table-cell>
          <table:table-cell office:value-type="time" office:time-value="PT21H05M17S">
            <text:p>21:05:17</text:p>
          </table:table-cell>
          <table:table-cell office:value-type="float" office:value="10.5">
            <text:p>10,5</text:p>
          </table:table-cell>
          <table:table-cell table:style-name="ce12" office:value-type="float" office:value="138">
            <text:p>138</text:p>
          </table:table-cell>
          <table:table-cell office:value-type="time" office:time-value="PT01H02M47S">
            <text:p>01:02:47</text:p>
          </table:table-cell>
          <table:table-cell office:value-type="string">
            <text:p>Kwh – Zazenhausen – Mühlhausen – Kwh</text:p>
          </table:table-cell>
          <table:table-cell table:number-columns-repeated="1016"/>
        </table:table-row>
        <table:table-row table:style-name="ro2">
          <table:table-cell office:value-type="float" office:value="223">
            <text:p>223</text:p>
          </table:table-cell>
          <table:table-cell office:value-type="date" office:date-value="2009-12-30">
            <text:p>30.12.2009</text:p>
          </table:table-cell>
          <table:table-cell office:value-type="time" office:time-value="PT08H42M04S">
            <text:p>08:42:04</text:p>
          </table:table-cell>
          <table:table-cell office:value-type="float" office:value="12.4">
            <text:p>12,4</text:p>
          </table:table-cell>
          <table:table-cell table:style-name="ce12" office:value-type="float" office:value="125">
            <text:p>125</text:p>
          </table:table-cell>
          <table:table-cell office:value-type="time" office:time-value="PT01H14M58S">
            <text:p>01:14:58</text:p>
          </table:table-cell>
          <table:table-cell office:value-type="string">
            <text:p>Kwh – Stammheim - Kwh</text:p>
          </table:table-cell>
          <table:table-cell table:number-columns-repeated="1016"/>
        </table:table-row>
        <table:table-row table:style-name="ro2">
          <table:table-cell office:value-type="float" office:value="224">
            <text:p>224</text:p>
          </table:table-cell>
          <table:table-cell office:value-type="date" office:date-value="2009-12-31">
            <text:p>31.12.2009</text:p>
          </table:table-cell>
          <table:table-cell office:value-type="time" office:time-value="PT14H35M05S">
            <text:p>14:35:05</text:p>
          </table:table-cell>
          <table:table-cell office:value-type="float" office:value="21.9">
            <text:p>21,9</text:p>
          </table:table-cell>
          <table:table-cell table:style-name="ce12" office:value-type="float" office:value="129">
            <text:p>129</text:p>
          </table:table-cell>
          <table:table-cell office:value-type="time" office:time-value="PT01H56M59S">
            <text:p>01:56:59</text:p>
          </table:table-cell>
          <table:table-cell office:value-type="string">
            <text:p>Kwh – Zazenhausen – Mühlhausen – Münster – Cannstatt – Pragsattel – Zuffenhausen - Kwh</text:p>
          </table:table-cell>
          <table:table-cell table:formula="of:=SUM([.D52:.D55])" office:value-type="float" office:value="57.7">
            <text:p>57,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2"/>
          <table:table-cell table:number-columns-repeated="1018"/>
        </table:table-row>
        <table:table-row table:style-name="ro1" table:number-rows-repeated="6547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009-11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D2:.D65536])" office:value-type="float" office:value="3495.5">
            <text:p>3495,5</text:p>
          </table:table-cell>
          <table:table-cell table:style-name="ce16" table:formula="of:=SUM([.F2:.F65442])" office:value-type="time" office:time-value="PT336H05M43S">
            <text:p>00:05:43</text:p>
          </table:table-cell>
          <table:table-cell table:style-name="ce1" table:number-columns-repeated="1014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17" office:value-type="date" office:date-value="2009-10-31">
            <text:p>31.10.2009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09-10'.H1])" office:value-type="float" office:value="3043.4">
            <text:p>3043,4</text:p>
          </table:table-cell>
          <table:table-cell table:style-name="ce10"/>
          <table:table-cell table:style-name="ce10" table:formula="of:=SUM(['2009-10'.I1])" office:value-type="time" office:time-value="PT294H05M13S">
            <text:p>06:05:13</text:p>
          </table:table-cell>
          <table:table-cell table:style-name="ce2" office:value-type="string">
            <text:p>Übertrag 72:37:17</text:p>
          </table:table-cell>
          <table:table-cell table:style-name="ce2" table:formula="of:=SUM(['2009-10'.H45])" office:value-type="float" office:value="36">
            <text:p>36</text:p>
          </table:table-cell>
          <table:table-cell table:style-name="ce2" table:number-columns-repeated="1015"/>
        </table:table-row>
        <table:table-row table:style-name="ro2">
          <table:table-cell office:value-type="float" office:value="164">
            <text:p>164</text:p>
          </table:table-cell>
          <table:table-cell office:value-type="date" office:date-value="2009-11-01">
            <text:p>01.11.2009</text:p>
          </table:table-cell>
          <table:table-cell office:value-type="time" office:time-value="PT17H53M28S">
            <text:p>17:53:28</text:p>
          </table:table-cell>
          <table:table-cell office:value-type="float" office:value="10.7">
            <text:p>10,7</text:p>
          </table:table-cell>
          <table:table-cell table:style-name="ce12" office:value-type="float" office:value="118">
            <text:p>118</text:p>
          </table:table-cell>
          <table:table-cell office:value-type="time" office:time-value="PT01H00M09S">
            <text:p>01:00:09</text:p>
          </table:table-cell>
          <table:table-cell office:value-type="string">
            <text:p>Lilly-Runde (umgekehrt)</text:p>
          </table:table-cell>
          <table:table-cell table:formula="of:=SUM([.H2];[.D3])" office:value-type="float" office:value="46.7">
            <text:p>46,7</text:p>
          </table:table-cell>
          <table:table-cell table:number-columns-repeated="1015"/>
        </table:table-row>
        <table:table-row table:style-name="ro2">
          <table:table-cell office:value-type="float" office:value="165">
            <text:p>165</text:p>
          </table:table-cell>
          <table:table-cell office:value-type="date" office:date-value="2009-11-02">
            <text:p>02.11.2009</text:p>
          </table:table-cell>
          <table:table-cell office:value-type="time" office:time-value="PT16H38M05S">
            <text:p>16:38:05</text:p>
          </table:table-cell>
          <table:table-cell office:value-type="float" office:value="14.2">
            <text:p>14,2</text:p>
          </table:table-cell>
          <table:table-cell table:style-name="ce12" office:value-type="float" office:value="116">
            <text:p>116</text:p>
          </table:table-cell>
          <table:table-cell office:value-type="time" office:time-value="PT01H14M43S">
            <text:p>01:14:43</text:p>
          </table:table-cell>
          <table:table-cell office:value-type="string">
            <text:p>Kwh – Freiberg – Rot – Zuffenhausen – Kwh</text:p>
          </table:table-cell>
          <table:table-cell table:number-columns-repeated="1016"/>
        </table:table-row>
        <table:table-row table:style-name="ro2">
          <table:table-cell office:value-type="float" office:value="166">
            <text:p>166</text:p>
          </table:table-cell>
          <table:table-cell office:value-type="date" office:date-value="2009-11-03">
            <text:p>03.11.2009</text:p>
          </table:table-cell>
          <table:table-cell office:value-type="time" office:time-value="PT16H31M38S">
            <text:p>16:31:38</text:p>
          </table:table-cell>
          <table:table-cell office:value-type="float" office:value="12">
            <text:p>12,0</text:p>
          </table:table-cell>
          <table:table-cell table:style-name="ce12" office:value-type="float" office:value="123">
            <text:p>123</text:p>
          </table:table-cell>
          <table:table-cell office:value-type="time" office:time-value="PT01H13M22S">
            <text:p>01:13:22</text:p>
          </table:table-cell>
          <table:table-cell office:value-type="string">
            <text:p>Schatten – Uni – Roter Weg – Birkenkopf – Schatten</text:p>
          </table:table-cell>
          <table:table-cell table:number-columns-repeated="1016"/>
        </table:table-row>
        <table:table-row table:style-name="ro2">
          <table:table-cell office:value-type="float" office:value="167">
            <text:p>167</text:p>
          </table:table-cell>
          <table:table-cell office:value-type="date" office:date-value="2009-11-04">
            <text:p>04.11.2009</text:p>
          </table:table-cell>
          <table:table-cell office:value-type="time" office:time-value="PT19H42M17S">
            <text:p>19:42:17</text:p>
          </table:table-cell>
          <table:table-cell office:value-type="float" office:value="11.1">
            <text:p>11,1</text:p>
          </table:table-cell>
          <table:table-cell table:style-name="ce12" office:value-type="float" office:value="124">
            <text:p>124</text:p>
          </table:table-cell>
          <table:table-cell office:value-type="time" office:time-value="PT01H04M39S">
            <text:p>01:04:39</text:p>
          </table:table-cell>
          <table:table-cell office:value-type="string">
            <text:p>Lilly-Runde (umgekehrt) + Kneipp-Anlage</text:p>
          </table:table-cell>
          <table:table-cell table:number-columns-repeated="1016"/>
        </table:table-row>
        <table:table-row table:style-name="ro2">
          <table:table-cell office:value-type="float" office:value="168">
            <text:p>168</text:p>
          </table:table-cell>
          <table:table-cell office:value-type="date" office:date-value="2009-11-05">
            <text:p>05.11.2009</text:p>
          </table:table-cell>
          <table:table-cell office:value-type="time" office:time-value="PT08H12M21S">
            <text:p>08:12:21</text:p>
          </table:table-cell>
          <table:table-cell office:value-type="float" office:value="12.5">
            <text:p>12,5</text:p>
          </table:table-cell>
          <table:table-cell table:style-name="ce12" office:value-type="float" office:value="122">
            <text:p>122</text:p>
          </table:table-cell>
          <table:table-cell office:value-type="time" office:time-value="PT01H10M15S">
            <text:p>01:10:15</text:p>
          </table:table-cell>
          <table:table-cell office:value-type="string">
            <text:p>Kwh – Mühlhausen – Sonnenhof – Kwh</text:p>
          </table:table-cell>
          <table:table-cell table:number-columns-repeated="1016"/>
        </table:table-row>
        <table:table-row table:style-name="ro2">
          <table:table-cell office:value-type="float" office:value="169">
            <text:p>169</text:p>
          </table:table-cell>
          <table:table-cell office:value-type="date" office:date-value="2009-11-06">
            <text:p>06.11.2009</text:p>
          </table:table-cell>
          <table:table-cell office:value-type="time" office:time-value="PT18H24M51S">
            <text:p>18:24:51</text:p>
          </table:table-cell>
          <table:table-cell office:value-type="float" office:value="11.7">
            <text:p>11,7</text:p>
          </table:table-cell>
          <table:table-cell table:style-name="ce12" office:value-type="float" office:value="127">
            <text:p>127</text:p>
          </table:table-cell>
          <table:table-cell office:value-type="time" office:time-value="PT01H07M01S">
            <text:p>01:07:01</text:p>
          </table:table-cell>
          <table:table-cell office:value-type="string">
            <text:p>Kwh – Zazenhausen – Zuffenhausen – Kwh-Mitte - Kwh-Süd</text:p>
          </table:table-cell>
          <table:table-cell table:number-columns-repeated="1016"/>
        </table:table-row>
        <table:table-row table:style-name="ro2">
          <table:table-cell office:value-type="float" office:value="170">
            <text:p>170</text:p>
          </table:table-cell>
          <table:table-cell office:value-type="date" office:date-value="2009-11-07">
            <text:p>07.11.2009</text:p>
          </table:table-cell>
          <table:table-cell office:value-type="time" office:time-value="PT17H28M05S">
            <text:p>17:28:05</text:p>
          </table:table-cell>
          <table:table-cell office:value-type="float" office:value="7.2">
            <text:p>7,2</text:p>
          </table:table-cell>
          <table:table-cell table:style-name="ce12" office:value-type="float" office:value="134">
            <text:p>134</text:p>
          </table:table-cell>
          <table:table-cell office:value-type="time" office:time-value="PT00H40M31S">
            <text:p>00:40:31</text:p>
          </table:table-cell>
          <table:table-cell office:value-type="string">
            <text:p>Kwh – Zazenhausen – Zuffenhausen – Kwh</text:p>
          </table:table-cell>
          <table:table-cell table:number-columns-repeated="1016"/>
        </table:table-row>
        <table:table-row table:style-name="ro2">
          <table:table-cell office:value-type="float" office:value="171">
            <text:p>171</text:p>
          </table:table-cell>
          <table:table-cell office:value-type="date" office:date-value="2009-11-08">
            <text:p>08.11.2009</text:p>
          </table:table-cell>
          <table:table-cell office:value-type="time" office:time-value="PT18H56M42S">
            <text:p>18:56:42</text:p>
          </table:table-cell>
          <table:table-cell office:value-type="float" office:value="11.6">
            <text:p>11,6</text:p>
          </table:table-cell>
          <table:table-cell table:style-name="ce12" office:value-type="float" office:value="127">
            <text:p>127</text:p>
          </table:table-cell>
          <table:table-cell office:value-type="time" office:time-value="PT01H06M57S">
            <text:p>01:06:57</text:p>
          </table:table-cell>
          <table:table-cell office:value-type="string">
            <text:p>Kwh – Zazenhausen – Mühlhausen – Mönchsberg – Freiberg – Rot – Zuffenhausen – Kwh</text:p>
          </table:table-cell>
          <table:table-cell table:formula="of:=SUM([.D4:.D10])" office:value-type="float" office:value="80.3">
            <text:p>80,3</text:p>
          </table:table-cell>
          <table:table-cell table:number-columns-repeated="1015"/>
        </table:table-row>
        <table:table-row table:style-name="ro2">
          <table:table-cell office:value-type="float" office:value="172">
            <text:p>172</text:p>
          </table:table-cell>
          <table:table-cell office:value-type="date" office:date-value="2009-11-09">
            <text:p>09.11.2009</text:p>
          </table:table-cell>
          <table:table-cell office:value-type="time" office:time-value="PT16H32M16S">
            <text:p>16:32:16</text:p>
          </table:table-cell>
          <table:table-cell office:value-type="float" office:value="15.6">
            <text:p>15,6</text:p>
          </table:table-cell>
          <table:table-cell table:style-name="ce12" office:value-type="float" office:value="121">
            <text:p>121</text:p>
          </table:table-cell>
          <table:table-cell office:value-type="time" office:time-value="PT01H27M42S">
            <text:p>01:27:42</text:p>
          </table:table-cell>
          <table:table-cell office:value-type="string">
            <text:p>Kwh – Mühlhausen – Hofen – Burgholzhof – Zuffenhausen – Kwh</text:p>
          </table:table-cell>
          <table:table-cell table:number-columns-repeated="1016"/>
        </table:table-row>
        <table:table-row table:style-name="ro2">
          <table:table-cell office:value-type="float" office:value="173">
            <text:p>173</text:p>
          </table:table-cell>
          <table:table-cell office:value-type="date" office:date-value="2009-11-10">
            <text:p>10.11.2009</text:p>
          </table:table-cell>
          <table:table-cell office:value-type="time" office:time-value="PT20H59M10S">
            <text:p>20:59:10</text:p>
          </table:table-cell>
          <table:table-cell office:value-type="float" office:value="10.9">
            <text:p>10,9</text:p>
          </table:table-cell>
          <table:table-cell table:style-name="ce12" office:value-type="float" office:value="135">
            <text:p>135</text:p>
          </table:table-cell>
          <table:table-cell office:value-type="time" office:time-value="PT01H01M12S">
            <text:p>01:01:12</text:p>
          </table:table-cell>
          <table:table-cell office:value-type="string">
            <text:p>Kwh – Mühlhausen – Kwh</text:p>
          </table:table-cell>
          <table:table-cell table:number-columns-repeated="1016"/>
        </table:table-row>
        <table:table-row table:style-name="ro2">
          <table:table-cell office:value-type="float" office:value="174">
            <text:p>174</text:p>
          </table:table-cell>
          <table:table-cell office:value-type="date" office:date-value="2009-11-11">
            <text:p>11.11.2009</text:p>
          </table:table-cell>
          <table:table-cell office:value-type="time" office:time-value="PT10H57M41S">
            <text:p>10:57:41</text:p>
          </table:table-cell>
          <table:table-cell office:value-type="float" office:value="11.9">
            <text:p>11,9</text:p>
          </table:table-cell>
          <table:table-cell table:style-name="ce12" office:value-type="float" office:value="142">
            <text:p>142</text:p>
          </table:table-cell>
          <table:table-cell office:value-type="time" office:time-value="PT01H02M12S">
            <text:p>01:02:12</text:p>
          </table:table-cell>
          <table:table-cell office:value-type="string">
            <text:p>Kwh – Mühlhausen – Kwh (Schlenker)</text:p>
          </table:table-cell>
          <table:table-cell table:number-columns-repeated="1016"/>
        </table:table-row>
        <table:table-row table:style-name="ro2">
          <table:table-cell office:value-type="float" office:value="175">
            <text:p>175</text:p>
          </table:table-cell>
          <table:table-cell office:value-type="date" office:date-value="2009-11-12">
            <text:p>12.11.2009</text:p>
          </table:table-cell>
          <table:table-cell office:value-type="time" office:time-value="PT08H08M39S">
            <text:p>08:08:39</text:p>
          </table:table-cell>
          <table:table-cell office:value-type="float" office:value="3.4">
            <text:p>3,4</text:p>
          </table:table-cell>
          <table:table-cell table:style-name="ce12" office:value-type="float" office:value="124">
            <text:p>124</text:p>
          </table:table-cell>
          <table:table-cell office:value-type="time" office:time-value="PT00H19M34S">
            <text:p>00:19:34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1-12">
            <text:p>12.11.2009</text:p>
          </table:table-cell>
          <table:table-cell office:value-type="time" office:time-value="PT11H35M07S">
            <text:p>11:35:07</text:p>
          </table:table-cell>
          <table:table-cell office:value-type="float" office:value="19.5">
            <text:p>19,5</text:p>
          </table:table-cell>
          <table:table-cell table:style-name="ce12" office:value-type="float" office:value="123">
            <text:p>123</text:p>
          </table:table-cell>
          <table:table-cell office:value-type="time" office:time-value="PT01H53M08S">
            <text:p>01:53:08</text:p>
          </table:table-cell>
          <table:table-cell office:value-type="string">
            <text:p>Büro – Feuerbach – Weilimdorf – Kallenberg – Kwh</text:p>
          </table:table-cell>
          <table:table-cell table:number-columns-repeated="1016"/>
        </table:table-row>
        <table:table-row table:style-name="ro2">
          <table:table-cell office:value-type="float" office:value="176">
            <text:p>176</text:p>
          </table:table-cell>
          <table:table-cell office:value-type="date" office:date-value="2009-11-13">
            <text:p>13.11.2009</text:p>
          </table:table-cell>
          <table:table-cell office:value-type="time" office:time-value="PT10H17M14S">
            <text:p>10:17:14</text:p>
          </table:table-cell>
          <table:table-cell office:value-type="float" office:value="11.9">
            <text:p>11,9</text:p>
          </table:table-cell>
          <table:table-cell table:style-name="ce12" office:value-type="float" office:value="131">
            <text:p>131</text:p>
          </table:table-cell>
          <table:table-cell office:value-type="time" office:time-value="PT01H08M22S">
            <text:p>01:08:22</text:p>
          </table:table-cell>
          <table:table-cell office:value-type="string">
            <text:p>Kwh – Mühlhausen – Hofen – Kwh</text:p>
          </table:table-cell>
          <table:table-cell table:number-columns-repeated="1016"/>
        </table:table-row>
        <table:table-row table:style-name="ro2">
          <table:table-cell office:value-type="float" office:value="177">
            <text:p>177</text:p>
          </table:table-cell>
          <table:table-cell office:value-type="date" office:date-value="2009-11-14">
            <text:p>14.11.2009</text:p>
          </table:table-cell>
          <table:table-cell office:value-type="time" office:time-value="PT16H00M25S">
            <text:p>16:00:25</text:p>
          </table:table-cell>
          <table:table-cell office:value-type="float" office:value="22.8">
            <text:p>22,8</text:p>
          </table:table-cell>
          <table:table-cell table:style-name="ce12" office:value-type="float" office:value="123">
            <text:p>123</text:p>
          </table:table-cell>
          <table:table-cell office:value-type="time" office:time-value="PT02H06M58S">
            <text:p>02:06:58</text:p>
          </table:table-cell>
          <table:table-cell office:value-type="string">
            <text:p>Kwh – Freiberg – Steinhaldenfeld – BadCannstatt – Feuerbach – Kwh</text:p>
          </table:table-cell>
          <table:table-cell table:number-columns-repeated="1016"/>
        </table:table-row>
        <table:table-row table:style-name="ro2">
          <table:table-cell office:value-type="float" office:value="178">
            <text:p>178</text:p>
          </table:table-cell>
          <table:table-cell office:value-type="date" office:date-value="2009-11-15">
            <text:p>15.11.2009</text:p>
          </table:table-cell>
          <table:table-cell office:value-type="time" office:time-value="PT14H23M50S">
            <text:p>14:23:50</text:p>
          </table:table-cell>
          <table:table-cell office:value-type="float" office:value="24.9">
            <text:p>24,9</text:p>
          </table:table-cell>
          <table:table-cell table:style-name="ce12" office:value-type="float" office:value="120">
            <text:p>120</text:p>
          </table:table-cell>
          <table:table-cell office:value-type="time" office:time-value="PT02H19M16S">
            <text:p>02:19:16</text:p>
          </table:table-cell>
          <table:table-cell office:value-type="string">
            <text:p>Kwh – Ludwigsburg – Neckar – Mühlhausen – Kwh</text:p>
          </table:table-cell>
          <table:table-cell table:formula="of:=SUM([.D11:.D18])" office:value-type="float" office:value="120.9">
            <text:p>120,9</text:p>
          </table:table-cell>
          <table:table-cell table:number-columns-repeated="1015"/>
        </table:table-row>
        <table:table-row table:style-name="ro2">
          <table:table-cell office:value-type="float" office:value="179">
            <text:p>179</text:p>
          </table:table-cell>
          <table:table-cell office:value-type="date" office:date-value="2009-11-16">
            <text:p>16.11.2009</text:p>
          </table:table-cell>
          <table:table-cell office:value-type="time" office:time-value="PT09H58M04S">
            <text:p>09:58:04</text:p>
          </table:table-cell>
          <table:table-cell office:value-type="float" office:value="14.7">
            <text:p>14,7</text:p>
          </table:table-cell>
          <table:table-cell table:style-name="ce12" office:value-type="float" office:value="132">
            <text:p>132</text:p>
          </table:table-cell>
          <table:table-cell office:value-type="time" office:time-value="PT01H15M43S">
            <text:p>01:15:43</text:p>
          </table:table-cell>
          <table:table-cell office:value-type="string">
            <text:p>Kwh – Mühlhausen – Sonnenhof – Kwh</text:p>
          </table:table-cell>
          <table:table-cell table:number-columns-repeated="1016"/>
        </table:table-row>
        <table:table-row table:style-name="ro2">
          <table:table-cell office:value-type="float" office:value="180">
            <text:p>180</text:p>
          </table:table-cell>
          <table:table-cell office:value-type="date" office:date-value="2009-11-17">
            <text:p>17.11.2009</text:p>
          </table:table-cell>
          <table:table-cell office:value-type="time" office:time-value="PT09H08M44S">
            <text:p>09:08:44</text:p>
          </table:table-cell>
          <table:table-cell office:value-type="float" office:value="3.4">
            <text:p>3,4</text:p>
          </table:table-cell>
          <table:table-cell table:style-name="ce12" office:value-type="float" office:value="130">
            <text:p>130</text:p>
          </table:table-cell>
          <table:table-cell office:value-type="time" office:time-value="PT00H19M06S">
            <text:p>00:19:06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1-17">
            <text:p>17.11.2009</text:p>
          </table:table-cell>
          <table:table-cell office:value-type="time" office:time-value="PT11H33M40S">
            <text:p>11:33:40</text:p>
          </table:table-cell>
          <table:table-cell office:value-type="float" office:value="12.6">
            <text:p>12,6</text:p>
          </table:table-cell>
          <table:table-cell table:style-name="ce12" office:value-type="float" office:value="125">
            <text:p>125</text:p>
          </table:table-cell>
          <table:table-cell office:value-type="time" office:time-value="PT01H11M27S">
            <text:p>01:11:27</text:p>
          </table:table-cell>
          <table:table-cell office:value-type="string">
            <text:p>Büro – Stadtwald – Korntal – Kallenberg - Kwh</text:p>
          </table:table-cell>
          <table:table-cell table:number-columns-repeated="1016"/>
        </table:table-row>
        <table:table-row table:style-name="ro2">
          <table:table-cell office:value-type="float" office:value="181">
            <text:p>181</text:p>
          </table:table-cell>
          <table:table-cell office:value-type="date" office:date-value="2009-11-18">
            <text:p>18.11.2009</text:p>
          </table:table-cell>
          <table:table-cell office:value-type="time" office:time-value="PT13H55M42S">
            <text:p>13:55:42</text:p>
          </table:table-cell>
          <table:table-cell office:value-type="float" office:value="3.6">
            <text:p>3,6</text:p>
          </table:table-cell>
          <table:table-cell table:style-name="ce12" office:value-type="float" office:value="131">
            <text:p>131</text:p>
          </table:table-cell>
          <table:table-cell office:value-type="time" office:time-value="PT00H19M37S">
            <text:p>00:19:3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1-18">
            <text:p>18.11.2009</text:p>
          </table:table-cell>
          <table:table-cell office:value-type="time" office:time-value="PT18H54M56S">
            <text:p>18:54:56</text:p>
          </table:table-cell>
          <table:table-cell office:value-type="float" office:value="14.5">
            <text:p>14,5</text:p>
          </table:table-cell>
          <table:table-cell table:style-name="ce12" office:value-type="float" office:value="121">
            <text:p>121</text:p>
          </table:table-cell>
          <table:table-cell office:value-type="time" office:time-value="PT01H18M07S">
            <text:p>01:18:07</text:p>
          </table:table-cell>
          <table:table-cell office:value-type="string">
            <text:p>Büro – Stadtwald – Korntal – Kallenberg - Kwh</text:p>
          </table:table-cell>
          <table:table-cell table:number-columns-repeated="1016"/>
        </table:table-row>
        <table:table-row table:style-name="ro2">
          <table:table-cell office:value-type="float" office:value="182">
            <text:p>182</text:p>
          </table:table-cell>
          <table:table-cell office:value-type="date" office:date-value="2009-11-19">
            <text:p>19.11.2009</text:p>
          </table:table-cell>
          <table:table-cell office:value-type="time" office:time-value="PT09H13M22S">
            <text:p>09:13:22</text:p>
          </table:table-cell>
          <table:table-cell office:value-type="float" office:value="3.6">
            <text:p>3,6</text:p>
          </table:table-cell>
          <table:table-cell table:style-name="ce12" office:value-type="float" office:value="129">
            <text:p>129</text:p>
          </table:table-cell>
          <table:table-cell office:value-type="time" office:time-value="PT00H19M38S">
            <text:p>00:19:38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1-19">
            <text:p>19.11.2009</text:p>
          </table:table-cell>
          <table:table-cell office:value-type="time" office:time-value="PT16H00M00S">
            <text:p>16:00:00</text:p>
          </table:table-cell>
          <table:table-cell table:style-name="Default" office:value-type="float" office:value="3.6">
            <text:p>3,6</text:p>
          </table:table-cell>
          <table:table-cell table:style-name="ce12" office:value-type="string">
            <text:p>-</text:p>
          </table:table-cell>
          <table:table-cell office:value-type="time" office:time-value="PT00H20M00S">
            <text:p>00:20:0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1-19">
            <text:p>19.11.2009</text:p>
          </table:table-cell>
          <table:table-cell office:value-type="time" office:time-value="PT16H24M22S">
            <text:p>16:24:22</text:p>
          </table:table-cell>
          <table:table-cell office:value-type="float" office:value="14.5">
            <text:p>14,5</text:p>
          </table:table-cell>
          <table:table-cell table:style-name="ce12" office:value-type="float" office:value="118">
            <text:p>118</text:p>
          </table:table-cell>
          <table:table-cell office:value-type="time" office:time-value="PT01H21M52S">
            <text:p>01:21:52</text:p>
          </table:table-cell>
          <table:table-cell office:value-type="string">
            <text:p>Kwh – Mühlhausen – Hornbach – Sonnenhof – Kwh</text:p>
          </table:table-cell>
          <table:table-cell table:number-columns-repeated="1016"/>
        </table:table-row>
        <table:table-row table:style-name="ro2">
          <table:table-cell office:value-type="float" office:value="183">
            <text:p>183</text:p>
          </table:table-cell>
          <table:table-cell office:value-type="date" office:date-value="2009-11-20">
            <text:p>20.11.2009</text:p>
          </table:table-cell>
          <table:table-cell office:value-type="time" office:time-value="PT12H24M25S">
            <text:p>12:24:25</text:p>
          </table:table-cell>
          <table:table-cell office:value-type="float" office:value="3.5">
            <text:p>3,5</text:p>
          </table:table-cell>
          <table:table-cell table:style-name="ce12" office:value-type="float" office:value="116">
            <text:p>116</text:p>
          </table:table-cell>
          <table:table-cell office:value-type="time" office:time-value="PT00H20M07S">
            <text:p>00:20:07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1-20">
            <text:p>20.11.2009</text:p>
          </table:table-cell>
          <table:table-cell office:value-type="time" office:time-value="PT13H46M03S">
            <text:p>13:46:03</text:p>
          </table:table-cell>
          <table:table-cell office:value-type="float" office:value="3.5">
            <text:p>3,5</text:p>
          </table:table-cell>
          <table:table-cell table:style-name="ce12" office:value-type="float" office:value="121">
            <text:p>121</text:p>
          </table:table-cell>
          <table:table-cell office:value-type="time" office:time-value="PT00H19M09S">
            <text:p>00:19:09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184">
            <text:p>184</text:p>
          </table:table-cell>
          <table:table-cell office:value-type="date" office:date-value="2009-11-21">
            <text:p>21.11.2009</text:p>
          </table:table-cell>
          <table:table-cell office:value-type="time" office:time-value="PT15H54M45S">
            <text:p>15:54:45</text:p>
          </table:table-cell>
          <table:table-cell office:value-type="float" office:value="18.9">
            <text:p>18,9</text:p>
          </table:table-cell>
          <table:table-cell table:style-name="ce12" office:value-type="float" office:value="122">
            <text:p>122</text:p>
          </table:table-cell>
          <table:table-cell office:value-type="time" office:time-value="PT01H48M17S">
            <text:p>01:48:17</text:p>
          </table:table-cell>
          <table:table-cell office:value-type="string">
            <text:p>Kwh – Mühlhausen – Hofen – Burgholzhof – Zuffenhausen – Kwh</text:p>
          </table:table-cell>
          <table:table-cell table:number-columns-repeated="1016"/>
        </table:table-row>
        <table:table-row table:style-name="ro2">
          <table:table-cell office:value-type="float" office:value="185">
            <text:p>185</text:p>
          </table:table-cell>
          <table:table-cell office:value-type="date" office:date-value="2009-11-22">
            <text:p>22.11.2009</text:p>
          </table:table-cell>
          <table:table-cell office:value-type="time" office:time-value="PT11H09M23S">
            <text:p>11:09:23</text:p>
          </table:table-cell>
          <table:table-cell office:value-type="float" office:value="19.5">
            <text:p>19,5</text:p>
          </table:table-cell>
          <table:table-cell table:style-name="ce12" office:value-type="float" office:value="125">
            <text:p>125</text:p>
          </table:table-cell>
          <table:table-cell office:value-type="time" office:time-value="PT01H45M46S">
            <text:p>01:45:46</text:p>
          </table:table-cell>
          <table:table-cell office:value-type="string">
            <text:p>Kreuz und quer: Kwh und Zuffenhausen</text:p>
          </table:table-cell>
          <table:table-cell table:formula="of:=SUM([.D19:.D30])" office:value-type="float" office:value="115.9">
            <text:p>115,9</text:p>
          </table:table-cell>
          <table:table-cell table:number-columns-repeated="1015"/>
        </table:table-row>
        <table:table-row table:style-name="ro2">
          <table:table-cell office:value-type="float" office:value="186">
            <text:p>186</text:p>
          </table:table-cell>
          <table:table-cell office:value-type="date" office:date-value="2009-11-23">
            <text:p>23.11.2009</text:p>
          </table:table-cell>
          <table:table-cell office:value-type="time" office:time-value="PT15H11M28S">
            <text:p>15:11:28</text:p>
          </table:table-cell>
          <table:table-cell office:value-type="float" office:value="9.6">
            <text:p>9,6</text:p>
          </table:table-cell>
          <table:table-cell table:style-name="ce12" office:value-type="float" office:value="131">
            <text:p>131</text:p>
          </table:table-cell>
          <table:table-cell office:value-type="time" office:time-value="PT00H53M56S">
            <text:p>00:53:56</text:p>
          </table:table-cell>
          <table:table-cell office:value-type="string">
            <text:p>Kwh – Mönchfeld – Freiberg – Rot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1-23">
            <text:p>23.11.2009</text:p>
          </table:table-cell>
          <table:table-cell office:value-type="time" office:time-value="PT18H53M59S">
            <text:p>18:53:59</text:p>
          </table:table-cell>
          <table:table-cell office:value-type="float" office:value="7.3">
            <text:p>7,3</text:p>
          </table:table-cell>
          <table:table-cell table:style-name="ce12" office:value-type="float" office:value="125">
            <text:p>125</text:p>
          </table:table-cell>
          <table:table-cell office:value-type="time" office:time-value="PT00H39M14S">
            <text:p>00:39:14</text:p>
          </table:table-cell>
          <table:table-cell office:value-type="string">
            <text:p>Büro – Neuwirtshaus – Stammheim – Kwh</text:p>
          </table:table-cell>
          <table:table-cell table:number-columns-repeated="1016"/>
        </table:table-row>
        <table:table-row table:style-name="ro2">
          <table:table-cell office:value-type="float" office:value="187">
            <text:p>187</text:p>
          </table:table-cell>
          <table:table-cell office:value-type="date" office:date-value="2009-11-24">
            <text:p>24.11.2009</text:p>
          </table:table-cell>
          <table:table-cell office:value-type="time" office:time-value="PT14H31M43S">
            <text:p>14:31:43</text:p>
          </table:table-cell>
          <table:table-cell office:value-type="float" office:value="13.3">
            <text:p>13,3</text:p>
          </table:table-cell>
          <table:table-cell table:style-name="ce12" office:value-type="float" office:value="133">
            <text:p>133</text:p>
          </table:table-cell>
          <table:table-cell office:value-type="time" office:time-value="PT01H15M15S">
            <text:p>01:15:15</text:p>
          </table:table-cell>
          <table:table-cell office:value-type="string">
            <text:p>Kwh – Stammheim – Kallenberg – Korntal – Zuffenhausen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1-24">
            <text:p>24.11.2009</text:p>
          </table:table-cell>
          <table:table-cell office:value-type="time" office:time-value="PT17H29M44S">
            <text:p>17:29:44</text:p>
          </table:table-cell>
          <table:table-cell office:value-type="float" office:value="3.5">
            <text:p>3,5</text:p>
          </table:table-cell>
          <table:table-cell table:style-name="ce12" office:value-type="float" office:value="127">
            <text:p>127</text:p>
          </table:table-cell>
          <table:table-cell office:value-type="time" office:time-value="PT00H19M58S">
            <text:p>00:19:58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188">
            <text:p>188</text:p>
          </table:table-cell>
          <table:table-cell office:value-type="date" office:date-value="2009-11-25">
            <text:p>25.11.2009</text:p>
          </table:table-cell>
          <table:table-cell office:value-type="time" office:time-value="PT16H25M22S">
            <text:p>16:25:22</text:p>
          </table:table-cell>
          <table:table-cell office:value-type="float" office:value="19.2">
            <text:p>19,2</text:p>
          </table:table-cell>
          <table:table-cell table:style-name="ce12" office:value-type="float" office:value="128">
            <text:p>128</text:p>
          </table:table-cell>
          <table:table-cell office:value-type="time" office:time-value="PT01H48M18S">
            <text:p>01:48:18</text:p>
          </table:table-cell>
          <table:table-cell office:value-type="string">
            <text:p>Magstadt – Laufrunde1-Warmbronn – Renningen</text:p>
          </table:table-cell>
          <table:table-cell table:number-columns-repeated="1016"/>
        </table:table-row>
        <table:table-row table:style-name="ro2">
          <table:table-cell office:value-type="float" office:value="189">
            <text:p>189</text:p>
          </table:table-cell>
          <table:table-cell office:value-type="date" office:date-value="2009-11-26">
            <text:p>26.11.2009</text:p>
          </table:table-cell>
          <table:table-cell office:value-type="time" office:time-value="PT14H30M11S">
            <text:p>14:30:11</text:p>
          </table:table-cell>
          <table:table-cell office:value-type="float" office:value="3.6">
            <text:p>3,6</text:p>
          </table:table-cell>
          <table:table-cell table:style-name="ce12" office:value-type="float" office:value="137">
            <text:p>137</text:p>
          </table:table-cell>
          <table:table-cell office:value-type="time" office:time-value="PT00H19M05S">
            <text:p>00:19:0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date" office:date-value="2009-11-26">
            <text:p>26.11.2009</text:p>
          </table:table-cell>
          <table:table-cell office:value-type="time" office:time-value="PT20H44M20S">
            <text:p>20:44:20</text:p>
          </table:table-cell>
          <table:table-cell office:value-type="float" office:value="3.8">
            <text:p>3,8</text:p>
          </table:table-cell>
          <table:table-cell table:style-name="ce12" office:value-type="float" office:value="132">
            <text:p>132</text:p>
          </table:table-cell>
          <table:table-cell office:value-type="time" office:time-value="PT00H19M31S">
            <text:p>00:19:31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float" office:value="190">
            <text:p>190</text:p>
          </table:table-cell>
          <table:table-cell office:value-type="date" office:date-value="2009-11-27">
            <text:p>27.11.2009</text:p>
          </table:table-cell>
          <table:table-cell office:value-type="time" office:time-value="PT15H48M31S">
            <text:p>15:48:31</text:p>
          </table:table-cell>
          <table:table-cell office:value-type="float" office:value="20.8">
            <text:p>20,8</text:p>
          </table:table-cell>
          <table:table-cell table:style-name="ce12" office:value-type="float" office:value="122">
            <text:p>122</text:p>
          </table:table-cell>
          <table:table-cell office:value-type="time" office:time-value="PT01H56M41S">
            <text:p>01:56:41</text:p>
          </table:table-cell>
          <table:table-cell office:value-type="string">
            <text:p>Schatten – Uni – Roter Weg – Birkenkopf – Solitude - Schatten</text:p>
          </table:table-cell>
          <table:table-cell table:number-columns-repeated="1016"/>
        </table:table-row>
        <table:table-row table:style-name="ro2">
          <table:table-cell office:value-type="float" office:value="191">
            <text:p>191</text:p>
          </table:table-cell>
          <table:table-cell office:value-type="date" office:date-value="2009-11-28">
            <text:p>28.11.2009</text:p>
          </table:table-cell>
          <table:table-cell office:value-type="time" office:time-value="PT12H07M12S">
            <text:p>12:07:12</text:p>
          </table:table-cell>
          <table:table-cell office:value-type="float" office:value="21">
            <text:p>21,0</text:p>
          </table:table-cell>
          <table:table-cell table:style-name="ce12" office:value-type="float" office:value="136">
            <text:p>136</text:p>
          </table:table-cell>
          <table:table-cell office:value-type="time" office:time-value="PT01H57M45S">
            <text:p>01:57:45</text:p>
          </table:table-cell>
          <table:table-cell office:value-type="string">
            <text:p>Kwh – Flugfeld – Aldingen – Neckar – Hofen – Burgholzhof – Zuffenhausen – Kwh</text:p>
          </table:table-cell>
          <table:table-cell table:number-columns-repeated="1016"/>
        </table:table-row>
        <table:table-row table:style-name="ro2">
          <table:table-cell office:value-type="float" office:value="192">
            <text:p>192</text:p>
          </table:table-cell>
          <table:table-cell office:value-type="date" office:date-value="2009-11-29">
            <text:p>29.11.2009</text:p>
          </table:table-cell>
          <table:table-cell office:value-type="time" office:time-value="PT14H50M38S">
            <text:p>14:50:38</text:p>
          </table:table-cell>
          <table:table-cell office:value-type="float" office:value="13.9">
            <text:p>13,9</text:p>
          </table:table-cell>
          <table:table-cell table:style-name="ce12" office:value-type="float" office:value="137">
            <text:p>137</text:p>
          </table:table-cell>
          <table:table-cell office:value-type="time" office:time-value="PT01H08M38S">
            <text:p>01:08:38</text:p>
          </table:table-cell>
          <table:table-cell office:value-type="string">
            <text:p>Kwh – Lilly-Runde mit Mühlhausen</text:p>
          </table:table-cell>
          <table:table-cell table:formula="of:=SUM([.D31:.D40])" office:value-type="float" office:value="116">
            <text:p>116</text:p>
          </table:table-cell>
          <table:table-cell table:number-columns-repeated="1015"/>
        </table:table-row>
        <table:table-row table:style-name="ro2">
          <table:table-cell office:value-type="float" office:value="193">
            <text:p>193</text:p>
          </table:table-cell>
          <table:table-cell office:value-type="date" office:date-value="2009-11-30">
            <text:p>30.11.2009</text:p>
          </table:table-cell>
          <table:table-cell office:value-type="time" office:time-value="PT23H43M22S">
            <text:p>23:43:22</text:p>
          </table:table-cell>
          <table:table-cell office:value-type="float" office:value="8.3">
            <text:p>8,3</text:p>
          </table:table-cell>
          <table:table-cell table:style-name="ce12" office:value-type="float" office:value="130">
            <text:p>130</text:p>
          </table:table-cell>
          <table:table-cell office:value-type="time" office:time-value="PT00H47M19S">
            <text:p>00:47:19</text:p>
          </table:table-cell>
          <table:table-cell office:value-type="string">
            <text:p>Kwh – Zazenhausen – Zuffenhausen – Bauhof – Kwh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12"/>
          <table:table-cell table:number-columns-repeated="1018"/>
        </table:table-row>
        <table:table-row table:style-name="ro2">
          <table:table-cell table:number-columns-repeated="4"/>
          <table:table-cell table:style-name="ce12"/>
          <table:table-cell table:number-columns-repeated="2"/>
          <table:table-cell table:formula="of:=SUM([.D41:.D43])" office:value-type="float" office:value="8.3">
            <text:p>8,3</text:p>
          </table:table-cell>
          <table:table-cell table:number-columns-repeated="1015"/>
        </table:table-row>
        <table:table-row table:style-name="ro2" table:number-rows-repeated="4">
          <table:table-cell table:number-columns-repeated="4"/>
          <table:table-cell table:style-name="ce12"/>
          <table:table-cell table:number-columns-repeated="1018"/>
        </table:table-row>
        <table:table-row table:style-name="ro2" table:number-rows-repeated="6548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2009-10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1" table:default-cell-style-name="ce11"/>
        <table:table-column table:style-name="co3" table:default-cell-style-name="ce11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Dauer</text:p>
          </table:table-cell>
          <table:table-cell table:style-name="ce9" office:value-type="string">
            <text:p>Puls</text:p>
          </table:table-cell>
          <table:table-cell table:style-name="ce1" office:value-type="string">
            <text:p>Bemerkung</text:p>
          </table:table-cell>
          <table:table-cell table:style-name="ce1" table:formula="of:=SUM([.D2:.D65536])" office:value-type="float" office:value="3043.4">
            <text:p>3043,4</text:p>
          </table:table-cell>
          <table:table-cell table:style-name="ce16" table:formula="of:=SUM([.E2:.E65442])" office:value-type="time" office:time-value="PT294H05M13S">
            <text:p>06:05:13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32">
            <text:p>132</text:p>
          </table:table-cell>
          <table:table-cell table:style-name="ce17" office:value-type="date" office:date-value="2009-09-30">
            <text:p>30.09.2009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09-09'.H1])" office:value-type="float" office:value="2536.4">
            <text:p>2536,4</text:p>
          </table:table-cell>
          <table:table-cell table:style-name="ce10" table:formula="of:=SUM(['2009-09'.I1])" office:value-type="time" office:time-value="PT247H33M58S">
            <text:p>07:33:58</text:p>
          </table:table-cell>
          <table:table-cell table:style-name="ce10"/>
          <table:table-cell table:style-name="ce2" office:value-type="string">
            <text:p>Übertrag 72:37:17</text:p>
          </table:table-cell>
          <table:table-cell table:style-name="ce2" table:formula="of:=SUM(['2009-09'.H44])" office:value-type="float" office:value="44">
            <text:p>44</text:p>
          </table:table-cell>
          <table:table-cell table:style-name="ce2" table:number-columns-repeated="1016"/>
        </table:table-row>
        <table:table-row table:style-name="ro2">
          <table:table-cell office:value-type="float" office:value="133">
            <text:p>133</text:p>
          </table:table-cell>
          <table:table-cell office:value-type="date" office:date-value="2009-10-01">
            <text:p>01.10.2009</text:p>
          </table:table-cell>
          <table:table-cell office:value-type="time" office:time-value="PT08H10M48S">
            <text:p>08:10:48</text:p>
          </table:table-cell>
          <table:table-cell office:value-type="float" office:value="10.8">
            <text:p>10,8</text:p>
          </table:table-cell>
          <table:table-cell office:value-type="time" office:time-value="PT00H50M15S">
            <text:p>00:50:15</text:p>
          </table:table-cell>
          <table:table-cell table:style-name="ce12" office:value-type="float" office:value="132">
            <text:p>132</text:p>
          </table:table-cell>
          <table:table-cell office:value-type="string">
            <text:p>Lilly-Runde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office:value-type="date" office:date-value="2009-10-02">
            <text:p>02.10.2009</text:p>
          </table:table-cell>
          <table:table-cell office:value-type="time" office:time-value="PT11H11M54S">
            <text:p>11:11:54</text:p>
          </table:table-cell>
          <table:table-cell office:value-type="float" office:value="15.4">
            <text:p>15,4</text:p>
          </table:table-cell>
          <table:table-cell office:value-type="time" office:time-value="PT01H11M48S">
            <text:p>01:11:48</text:p>
          </table:table-cell>
          <table:table-cell table:style-name="ce12" office:value-type="float" office:value="138">
            <text:p>138</text:p>
          </table:table-cell>
          <table:table-cell office:value-type="string">
            <text:p>Kwh – Neckar – Burgholzhof – Kwh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02">
            <text:p>02.10.2009</text:p>
          </table:table-cell>
          <table:table-cell office:value-type="time" office:time-value="PT18H16M57S">
            <text:p>18:16:57</text:p>
          </table:table-cell>
          <table:table-cell office:value-type="float" office:value="13.8">
            <text:p>13,8</text:p>
          </table:table-cell>
          <table:table-cell office:value-type="time" office:time-value="PT01H09M05S">
            <text:p>01:09:05</text:p>
          </table:table-cell>
          <table:table-cell table:style-name="ce12" office:value-type="float" office:value="126">
            <text:p>126</text:p>
          </table:table-cell>
          <table:table-cell office:value-type="string">
            <text:p>Kwh – Ludwigsburg – Stammheim – Kwh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office:value-type="date" office:date-value="2009-10-03">
            <text:p>03.10.2009</text:p>
          </table:table-cell>
          <table:table-cell office:value-type="time" office:time-value="PT10H29M10S">
            <text:p>10:29:10</text:p>
          </table:table-cell>
          <table:table-cell office:value-type="float" office:value="22.8">
            <text:p>22,8</text:p>
          </table:table-cell>
          <table:table-cell office:value-type="time" office:time-value="PT01H51M00S">
            <text:p>01:51:00</text:p>
          </table:table-cell>
          <table:table-cell table:style-name="ce12" office:value-type="float" office:value="131">
            <text:p>131</text:p>
          </table:table-cell>
          <table:table-cell office:value-type="string">
            <text:p>Kwh – Mühlhausen – Cannstatt – Zuffenhausen – Kwh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office:value-type="date" office:date-value="2009-10-04">
            <text:p>04.10.2009</text:p>
          </table:table-cell>
          <table:table-cell office:value-type="time" office:time-value="PT09H27M14S">
            <text:p>09:27:14</text:p>
          </table:table-cell>
          <table:table-cell office:value-type="float" office:value="21.1">
            <text:p>21,1</text:p>
          </table:table-cell>
          <table:table-cell office:value-type="time" office:time-value="PT01H48M23S">
            <text:p>01:48:23</text:p>
          </table:table-cell>
          <table:table-cell table:style-name="ce12" office:value-type="float" office:value="127">
            <text:p>127</text:p>
          </table:table-cell>
          <table:table-cell office:value-type="string">
            <text:p>Kwh – Mühlhausen – Münster – Feuerbach – Zuffenhausen – Kwh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04">
            <text:p>04.10.2009</text:p>
          </table:table-cell>
          <table:table-cell office:value-type="time" office:time-value="PT18H14M44S">
            <text:p>18:14:44</text:p>
          </table:table-cell>
          <table:table-cell office:value-type="float" office:value="16.6">
            <text:p>16,6</text:p>
          </table:table-cell>
          <table:table-cell office:value-type="time" office:time-value="PT01H29M05S">
            <text:p>01:29:05</text:p>
          </table:table-cell>
          <table:table-cell table:style-name="ce12" office:value-type="float" office:value="121">
            <text:p>121</text:p>
          </table:table-cell>
          <table:table-cell office:value-type="string">
            <text:p>Kwh – Sonnenhof – Neckar – Mühlhausen – Kwh</text:p>
          </table:table-cell>
          <table:table-cell table:formula="of:=SUM([.D3:.D8];[.H2])" office:value-type="float" office:value="144.5">
            <text:p>144,5</text:p>
          </table:table-cell>
          <table:table-cell table:number-columns-repeated="1016"/>
        </table:table-row>
        <table:table-row table:style-name="ro2">
          <table:table-cell office:value-type="float" office:value="137">
            <text:p>137</text:p>
          </table:table-cell>
          <table:table-cell office:value-type="date" office:date-value="2009-10-05">
            <text:p>05.10.2009</text:p>
          </table:table-cell>
          <table:table-cell office:value-type="time" office:time-value="PT18H46M30S">
            <text:p>18:46:30</text:p>
          </table:table-cell>
          <table:table-cell office:value-type="float" office:value="8.2">
            <text:p>8,2</text:p>
          </table:table-cell>
          <table:table-cell office:value-type="time" office:time-value="PT00H42M50S">
            <text:p>00:42:50</text:p>
          </table:table-cell>
          <table:table-cell table:style-name="ce12" office:value-type="float" office:value="123">
            <text:p>123</text:p>
          </table:table-cell>
          <table:table-cell office:value-type="string">
            <text:p>Kwh – Kurze Runde zum Klärwerk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office:value-type="date" office:date-value="2009-10-06">
            <text:p>06.10.2009</text:p>
          </table:table-cell>
          <table:table-cell office:value-type="time" office:time-value="PT17H08M38S">
            <text:p>17:08:38</text:p>
          </table:table-cell>
          <table:table-cell office:value-type="float" office:value="22.5">
            <text:p>22,5</text:p>
          </table:table-cell>
          <table:table-cell office:value-type="time" office:time-value="PT02H20M15S">
            <text:p>02:20:15</text:p>
          </table:table-cell>
          <table:table-cell table:style-name="ce12" office:value-type="float" office:value="129">
            <text:p>129</text:p>
          </table:table-cell>
          <table:table-cell office:value-type="string">
            <text:p>Waldstetten – Stuifen – Winzingen – Waldstetten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office:value-type="date" office:date-value="2009-10-07">
            <text:p>07.10.2009</text:p>
          </table:table-cell>
          <table:table-cell office:value-type="time" office:time-value="PT12H03M19S">
            <text:p>12:03:19</text:p>
          </table:table-cell>
          <table:table-cell office:value-type="float" office:value="6.4">
            <text:p>6,4</text:p>
          </table:table-cell>
          <table:table-cell office:value-type="time" office:time-value="PT00H31M30S">
            <text:p>00:31:30</text:p>
          </table:table-cell>
          <table:table-cell table:style-name="ce12" office:value-type="float" office:value="140">
            <text:p>140</text:p>
          </table:table-cell>
          <table:table-cell office:value-type="string">
            <text:p>Kwh – Zazenhausen – Kwh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07">
            <text:p>07.10.2009</text:p>
          </table:table-cell>
          <table:table-cell office:value-type="time" office:time-value="PT18H28M02S">
            <text:p>18:28:02</text:p>
          </table:table-cell>
          <table:table-cell office:value-type="float" office:value="15.9">
            <text:p>15,9</text:p>
          </table:table-cell>
          <table:table-cell office:value-type="time" office:time-value="PT01H20M12S">
            <text:p>01:20:12</text:p>
          </table:table-cell>
          <table:table-cell table:style-name="ce12" office:value-type="float" office:value="129">
            <text:p>129</text:p>
          </table:table-cell>
          <table:table-cell office:value-type="string">
            <text:p>Kwh – Mühlhausen – Burgholzhof – Kwh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office:value-type="date" office:date-value="2009-10-08">
            <text:p>08.10.2009</text:p>
          </table:table-cell>
          <table:table-cell office:value-type="time" office:time-value="PT15H55M19S">
            <text:p>15:55:19</text:p>
          </table:table-cell>
          <table:table-cell office:value-type="float" office:value="0.6">
            <text:p>0,6</text:p>
          </table:table-cell>
          <table:table-cell office:value-type="time" office:time-value="PT00H05M50S">
            <text:p>00:05:50</text:p>
          </table:table-cell>
          <table:table-cell table:style-name="ce12" office:value-type="float" office:value="89">
            <text:p>89</text:p>
          </table:table-cell>
          <table:table-cell office:value-type="string">
            <text:p>Lilly abholen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08">
            <text:p>08.10.2009</text:p>
          </table:table-cell>
          <table:table-cell office:value-type="time" office:time-value="PT16H03M26S">
            <text:p>16:03:26</text:p>
          </table:table-cell>
          <table:table-cell office:value-type="float" office:value="23.4">
            <text:p>23,4</text:p>
          </table:table-cell>
          <table:table-cell office:value-type="time" office:time-value="PT02H19M35S">
            <text:p>02:19:35</text:p>
          </table:table-cell>
          <table:table-cell table:style-name="ce12" office:value-type="float" office:value="132">
            <text:p>132</text:p>
          </table:table-cell>
          <table:table-cell office:value-type="string">
            <text:p>Kwh – Mühlhausen – Oeffingen – Neckarrems – Kwh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office:value-type="date" office:date-value="2009-10-09">
            <text:p>09.10.2009</text:p>
          </table:table-cell>
          <table:table-cell office:value-type="time" office:time-value="PT12H26M41S">
            <text:p>12:26:41</text:p>
          </table:table-cell>
          <table:table-cell office:value-type="float" office:value="6.1">
            <text:p>6,1</text:p>
          </table:table-cell>
          <table:table-cell office:value-type="time" office:time-value="PT00H31M28S">
            <text:p>00:31:28</text:p>
          </table:table-cell>
          <table:table-cell table:style-name="ce12" office:value-type="float" office:value="136">
            <text:p>136</text:p>
          </table:table-cell>
          <table:table-cell office:value-type="string">
            <text:p>Bahn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09">
            <text:p>09.10.2009</text:p>
          </table:table-cell>
          <table:table-cell office:value-type="time" office:time-value="PT17H48M26S">
            <text:p>17:48:26</text:p>
          </table:table-cell>
          <table:table-cell office:value-type="float" office:value="3.2">
            <text:p>3,2</text:p>
          </table:table-cell>
          <table:table-cell office:value-type="time" office:time-value="PT00H18M17S">
            <text:p>00:18:17</text:p>
          </table:table-cell>
          <table:table-cell table:style-name="ce12" office:value-type="float" office:value="129">
            <text:p>129</text:p>
          </table:table-cell>
          <table:table-cell office:value-type="string">
            <text:p>Kwh – Büro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09">
            <text:p>09.10.2009</text:p>
          </table:table-cell>
          <table:table-cell office:value-type="time" office:time-value="PT18H15M28S">
            <text:p>18:15:28</text:p>
          </table:table-cell>
          <table:table-cell office:value-type="float" office:value="6.6">
            <text:p>6,6</text:p>
          </table:table-cell>
          <table:table-cell office:value-type="time" office:time-value="PT00H40M37S">
            <text:p>00:40:37</text:p>
          </table:table-cell>
          <table:table-cell table:style-name="ce12" office:value-type="float" office:value="126">
            <text:p>126</text:p>
          </table:table-cell>
          <table:table-cell office:value-type="string">
            <text:p>Büro – Stammheim – Kwh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office:value-type="date" office:date-value="2009-10-10">
            <text:p>10.10.2009</text:p>
          </table:table-cell>
          <table:table-cell office:value-type="time" office:time-value="PT11H41M17S">
            <text:p>11:41:17</text:p>
          </table:table-cell>
          <table:table-cell office:value-type="float" office:value="10.7">
            <text:p>10,7</text:p>
          </table:table-cell>
          <table:table-cell office:value-type="time" office:time-value="PT00H54M52S">
            <text:p>00:54:52</text:p>
          </table:table-cell>
          <table:table-cell table:style-name="ce12" office:value-type="float" office:value="122">
            <text:p>122</text:p>
          </table:table-cell>
          <table:table-cell office:value-type="string">
            <text:p>Lilly-Runde (umgekehrt)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office:value-type="date" office:date-value="2009-10-11">
            <text:p>11.10.2009</text:p>
          </table:table-cell>
          <table:table-cell office:value-type="time" office:time-value="PT10H18M06S">
            <text:p>10:18:06</text:p>
          </table:table-cell>
          <table:table-cell office:value-type="float" office:value="2.5">
            <text:p>2,5</text:p>
          </table:table-cell>
          <table:table-cell office:value-type="time" office:time-value="PT00H12M55S">
            <text:p>00:12:55</text:p>
          </table:table-cell>
          <table:table-cell table:style-name="ce12" office:value-type="float" office:value="114">
            <text:p>114</text:p>
          </table:table-cell>
          <table:table-cell office:value-type="string">
            <text:p>Kwh – Umspannwerk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11">
            <text:p>11.10.2009</text:p>
          </table:table-cell>
          <table:table-cell office:value-type="time" office:time-value="PT10H36M53S">
            <text:p>10:36:53</text:p>
          </table:table-cell>
          <table:table-cell office:value-type="float" office:value="19.4">
            <text:p>19,4</text:p>
          </table:table-cell>
          <table:table-cell office:value-type="time" office:time-value="PT01H47M12S">
            <text:p>01:47:12</text:p>
          </table:table-cell>
          <table:table-cell table:style-name="ce12" office:value-type="float" office:value="121">
            <text:p>121</text:p>
          </table:table-cell>
          <table:table-cell office:value-type="string">
            <text:p>Kwh – Mühlhausen – Münster – Steinhaldenfeld – Burgholzhof – Kwh</text:p>
          </table:table-cell>
          <table:table-cell table:formula="of:=SUM([.D9:.D20])" office:value-type="float" office:value="125.5">
            <text:p>125,5</text:p>
          </table:table-cell>
          <table:table-cell table:number-columns-repeated="1016"/>
        </table:table-row>
        <table:table-row table:style-name="ro2">
          <table:table-cell office:value-type="float" office:value="144">
            <text:p>144</text:p>
          </table:table-cell>
          <table:table-cell office:value-type="date" office:date-value="2009-10-12">
            <text:p>12.10.2009</text:p>
          </table:table-cell>
          <table:table-cell office:value-type="time" office:time-value="PT18H18M58S">
            <text:p>18:18:58</text:p>
          </table:table-cell>
          <table:table-cell office:value-type="float" office:value="3.7">
            <text:p>3,7</text:p>
          </table:table-cell>
          <table:table-cell office:value-type="time" office:time-value="PT00H17M35S">
            <text:p>00:17:35</text:p>
          </table:table-cell>
          <table:table-cell table:style-name="ce12" office:value-type="float" office:value="126">
            <text:p>126</text:p>
          </table:table-cell>
          <table:table-cell office:value-type="string">
            <text:p>Kwh – Büro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12">
            <text:p>12.10.2009</text:p>
          </table:table-cell>
          <table:table-cell office:value-type="time" office:time-value="PT20H32M32S">
            <text:p>20:32:32</text:p>
          </table:table-cell>
          <table:table-cell office:value-type="float" office:value="7.8">
            <text:p>7,8</text:p>
          </table:table-cell>
          <table:table-cell office:value-type="time" office:time-value="PT00H37M46S">
            <text:p>00:37:46</text:p>
          </table:table-cell>
          <table:table-cell table:style-name="ce12" office:value-type="float" office:value="128">
            <text:p>128</text:p>
          </table:table-cell>
          <table:table-cell office:value-type="string">
            <text:p>Büro – Stammheim – Kwh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office:value-type="date" office:date-value="2009-10-13">
            <text:p>13.10.2009</text:p>
          </table:table-cell>
          <table:table-cell office:value-type="time" office:time-value="PT21H09M45S">
            <text:p>21:09:45</text:p>
          </table:table-cell>
          <table:table-cell office:value-type="float" office:value="8.2">
            <text:p>8,2</text:p>
          </table:table-cell>
          <table:table-cell office:value-type="time" office:time-value="PT00H40M24S">
            <text:p>00:40:24</text:p>
          </table:table-cell>
          <table:table-cell table:style-name="ce12" office:value-type="float" office:value="128">
            <text:p>128</text:p>
          </table:table-cell>
          <table:table-cell office:value-type="string">
            <text:p>Eishallenrunde (4x) + Recyclinghof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office:value-type="date" office:date-value="2009-10-14">
            <text:p>14.10.2009</text:p>
          </table:table-cell>
          <table:table-cell office:value-type="time" office:time-value="PT21H11M32S">
            <text:p>21:11:32</text:p>
          </table:table-cell>
          <table:table-cell office:value-type="float" office:value="8.5">
            <text:p>8,5</text:p>
          </table:table-cell>
          <table:table-cell office:value-type="time" office:time-value="PT00H42M20S">
            <text:p>00:42:20</text:p>
          </table:table-cell>
          <table:table-cell table:style-name="ce12" office:value-type="float" office:value="137">
            <text:p>137</text:p>
          </table:table-cell>
          <table:table-cell office:value-type="string">
            <text:p>Eishallenrunde (5x)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office:value-type="date" office:date-value="2009-10-15">
            <text:p>15.10.2009</text:p>
          </table:table-cell>
          <table:table-cell office:value-type="time" office:time-value="PT12H14M41S">
            <text:p>12:14:41</text:p>
          </table:table-cell>
          <table:table-cell table:style-name="Default" office:value-type="float" office:value="17.5">
            <text:p>17,5</text:p>
          </table:table-cell>
          <table:table-cell office:value-type="time" office:time-value="PT01H32M02S">
            <text:p>01:32:02</text:p>
          </table:table-cell>
          <table:table-cell table:style-name="ce12" office:value-type="float" office:value="136">
            <text:p>136</text:p>
          </table:table-cell>
          <table:table-cell office:value-type="string">
            <text:p>Kwh – Mühlhausen – Oeffingen – Hofen – Kwh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office:value-type="date" office:date-value="2009-10-16">
            <text:p>16.10.2009</text:p>
          </table:table-cell>
          <table:table-cell office:value-type="time" office:time-value="PT11H31M28S">
            <text:p>11:31:28</text:p>
          </table:table-cell>
          <table:table-cell office:value-type="float" office:value="10">
            <text:p>10,0</text:p>
          </table:table-cell>
          <table:table-cell office:value-type="time" office:time-value="PT00H51M19S">
            <text:p>00:51:19</text:p>
          </table:table-cell>
          <table:table-cell table:style-name="ce12" office:value-type="float" office:value="131">
            <text:p>131</text:p>
          </table:table-cell>
          <table:table-cell office:value-type="string">
            <text:p>Lilly-Runde (umgekehrt)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16">
            <text:p>16.10.2009</text:p>
          </table:table-cell>
          <table:table-cell office:value-type="time" office:time-value="PT18H16M45S">
            <text:p>18:16:45</text:p>
          </table:table-cell>
          <table:table-cell office:value-type="float" office:value="11.6">
            <text:p>11,6</text:p>
          </table:table-cell>
          <table:table-cell office:value-type="time" office:time-value="PT00H59M03S">
            <text:p>00:59:03</text:p>
          </table:table-cell>
          <table:table-cell table:style-name="ce12" office:value-type="float" office:value="133">
            <text:p>133</text:p>
          </table:table-cell>
          <table:table-cell office:value-type="string">
            <text:p>BBN-Hulb – Mittagsrunde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office:value-type="date" office:date-value="2009-10-17">
            <text:p>17.10.2009</text:p>
          </table:table-cell>
          <table:table-cell office:value-type="time" office:time-value="PT09H43M07S">
            <text:p>09:43:07</text:p>
          </table:table-cell>
          <table:table-cell office:value-type="float" office:value="17.9">
            <text:p>17,9</text:p>
          </table:table-cell>
          <table:table-cell office:value-type="time" office:time-value="PT01H39M55S">
            <text:p>01:39:55</text:p>
          </table:table-cell>
          <table:table-cell table:style-name="ce12" office:value-type="float" office:value="122">
            <text:p>122</text:p>
          </table:table-cell>
          <table:table-cell office:value-type="string">
            <text:p>Kwh – Mühlhausen – Oeffingen – Hofen – Kwh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17">
            <text:p>17.10.2009</text:p>
          </table:table-cell>
          <table:table-cell office:value-type="time" office:time-value="PT17H53M28S">
            <text:p>17:53:28</text:p>
          </table:table-cell>
          <table:table-cell office:value-type="float" office:value="10.2">
            <text:p>10,2</text:p>
          </table:table-cell>
          <table:table-cell office:value-type="time" office:time-value="PT00H56M12S">
            <text:p>00:56:12</text:p>
          </table:table-cell>
          <table:table-cell table:style-name="ce12" office:value-type="float" office:value="125">
            <text:p>125</text:p>
          </table:table-cell>
          <table:table-cell office:value-type="string">
            <text:p>Lilly-Runde (umgekehrt)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office:value-type="date" office:date-value="2009-10-18">
            <text:p>18.10.2009</text:p>
          </table:table-cell>
          <table:table-cell office:value-type="time" office:time-value="PT10H22M20S">
            <text:p>10:22:20</text:p>
          </table:table-cell>
          <table:table-cell office:value-type="float" office:value="9.3">
            <text:p>9,3</text:p>
          </table:table-cell>
          <table:table-cell office:value-type="time" office:time-value="PT00H51M11S">
            <text:p>00:51:11</text:p>
          </table:table-cell>
          <table:table-cell table:style-name="ce12" office:value-type="float" office:value="130">
            <text:p>130</text:p>
          </table:table-cell>
          <table:table-cell office:value-type="string">
            <text:p>Kwh – Feuerbachtal(1) – Kwh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18">
            <text:p>18.10.2009</text:p>
          </table:table-cell>
          <table:table-cell office:value-type="time" office:time-value="PT18H14M07S">
            <text:p>18:14:07</text:p>
          </table:table-cell>
          <table:table-cell office:value-type="float" office:value="6.6">
            <text:p>6,6</text:p>
          </table:table-cell>
          <table:table-cell office:value-type="time" office:time-value="PT00H40M03S">
            <text:p>00:40:03</text:p>
          </table:table-cell>
          <table:table-cell table:style-name="ce12" office:value-type="float" office:value="118">
            <text:p>118</text:p>
          </table:table-cell>
          <table:table-cell office:value-type="string">
            <text:p>Kwh – Zazenhausen – Rot – Büro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10-18">
            <text:p>18.10.2009</text:p>
          </table:table-cell>
          <table:table-cell office:value-type="time" office:time-value="PT19H06M46S">
            <text:p>19:06:46</text:p>
          </table:table-cell>
          <table:table-cell office:value-type="float" office:value="3.9">
            <text:p>3,9</text:p>
          </table:table-cell>
          <table:table-cell office:value-type="time" office:time-value="PT00H24M24S">
            <text:p>00:24:24</text:p>
          </table:table-cell>
          <table:table-cell table:style-name="ce12" office:value-type="float" office:value="113">
            <text:p>113</text:p>
          </table:table-cell>
          <table:table-cell office:value-type="string">
            <text:p>Büro – Kwh</text:p>
          </table:table-cell>
          <table:table-cell table:formula="of:=SUM([.D21:.D32])" office:value-type="float" office:value="115.2">
            <text:p>115,2</text:p>
          </table:table-cell>
          <table:table-cell table:number-columns-repeated="1016"/>
        </table:table-row>
        <table:table-row table:style-name="ro2">
          <table:table-cell office:value-type="float" office:value="151">
            <text:p>151</text:p>
          </table:table-cell>
          <table:table-cell office:value-type="date" office:date-value="2009-10-19">
            <text:p>19.10.2009</text:p>
          </table:table-cell>
          <table:table-cell office:value-type="time" office:time-value="PT12H10M07S">
            <text:p>12:10:07</text:p>
          </table:table-cell>
          <table:table-cell office:value-type="float" office:value="20">
            <text:p>20,0</text:p>
          </table:table-cell>
          <table:table-cell office:value-type="time" office:time-value="PT01H44M38S">
            <text:p>01:44:38</text:p>
          </table:table-cell>
          <table:table-cell table:style-name="ce12" office:value-type="float" office:value="120">
            <text:p>120</text:p>
          </table:table-cell>
          <table:table-cell office:value-type="string">
            <text:p>Kwh – Freiberg – Aldingen – Kwh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 office:value-type="date" office:date-value="2009-10-20">
            <text:p>20.10.2009</text:p>
          </table:table-cell>
          <table:table-cell office:value-type="time" office:time-value="PT16H34M55S">
            <text:p>16:34:55</text:p>
          </table:table-cell>
          <table:table-cell office:value-type="float" office:value="13.4">
            <text:p>13,4</text:p>
          </table:table-cell>
          <table:table-cell office:value-type="time" office:time-value="PT01H06M46S">
            <text:p>01:06:46</text:p>
          </table:table-cell>
          <table:table-cell table:style-name="ce12" office:value-type="float" office:value="129">
            <text:p>129</text:p>
          </table:table-cell>
          <table:table-cell office:value-type="string">
            <text:p>Schnarrenberg-Runde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office:value-type="date" office:date-value="2009-10-21">
            <text:p>21.10.2009</text:p>
          </table:table-cell>
          <table:table-cell office:value-type="time" office:time-value="PT15H53M46S">
            <text:p>15:53:46</text:p>
          </table:table-cell>
          <table:table-cell office:value-type="float" office:value="10.8">
            <text:p>10,8</text:p>
          </table:table-cell>
          <table:table-cell office:value-type="time" office:time-value="PT00H59M06S">
            <text:p>00:59:06</text:p>
          </table:table-cell>
          <table:table-cell table:style-name="ce12" office:value-type="float" office:value="127">
            <text:p>127</text:p>
          </table:table-cell>
          <table:table-cell office:value-type="string">
            <text:p>Lilly-Runde (umgekehrt)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office:value-type="date" office:date-value="2009-10-22">
            <text:p>22.10.2009</text:p>
          </table:table-cell>
          <table:table-cell office:value-type="time" office:time-value="PT18H19M54S">
            <text:p>18:19:54</text:p>
          </table:table-cell>
          <table:table-cell office:value-type="float" office:value="7.8">
            <text:p>7,8</text:p>
          </table:table-cell>
          <table:table-cell office:value-type="time" office:time-value="PT00H46M31S">
            <text:p>00:46:31</text:p>
          </table:table-cell>
          <table:table-cell table:style-name="ce12" office:value-type="float" office:value="117">
            <text:p>117</text:p>
          </table:table-cell>
          <table:table-cell office:value-type="string">
            <text:p>Kwh – Zazenhausen – Zuffenhausen – Kwh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office:value-type="date" office:date-value="2009-10-23">
            <text:p>23.10.2009</text:p>
          </table:table-cell>
          <table:table-cell office:value-type="time" office:time-value="PT16H20M50S">
            <text:p>16:20:50</text:p>
          </table:table-cell>
          <table:table-cell office:value-type="float" office:value="22.9">
            <text:p>22,9</text:p>
          </table:table-cell>
          <table:table-cell office:value-type="time" office:time-value="PT02H14M31S">
            <text:p>02:14:31</text:p>
          </table:table-cell>
          <table:table-cell table:style-name="ce12" office:value-type="float" office:value="113">
            <text:p>113</text:p>
          </table:table-cell>
          <table:table-cell office:value-type="string">
            <text:p>Kwh – Mühlhausen – BadCannstatt – Feuerbach – Kwh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office:value-type="date" office:date-value="2009-10-24">
            <text:p>24.10.2009</text:p>
          </table:table-cell>
          <table:table-cell office:value-type="time" office:time-value="PT10H01M08S">
            <text:p>10:01:08</text:p>
          </table:table-cell>
          <table:table-cell office:value-type="float" office:value="50">
            <text:p>50,0</text:p>
          </table:table-cell>
          <table:table-cell office:value-type="time" office:time-value="PT05H26M10S">
            <text:p>05:26:10</text:p>
          </table:table-cell>
          <table:table-cell table:style-name="ce12" office:value-type="float" office:value="129">
            <text:p>129</text:p>
          </table:table-cell>
          <table:table-cell office:value-type="string">
            <text:p>Albmarathon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office:value-type="date" office:date-value="2009-10-25">
            <text:p>25.10.2009</text:p>
          </table:table-cell>
          <table:table-cell office:value-type="time" office:time-value="PT09H52M58S">
            <text:p>09:52:58</text:p>
          </table:table-cell>
          <table:table-cell office:value-type="float" office:value="4.9">
            <text:p>4,9</text:p>
          </table:table-cell>
          <table:table-cell office:value-type="time" office:time-value="PT00H26M56S">
            <text:p>00:26:56</text:p>
          </table:table-cell>
          <table:table-cell table:style-name="ce12" office:value-type="float" office:value="116">
            <text:p>116</text:p>
          </table:table-cell>
          <table:table-cell office:value-type="string">
            <text:p>Kwh – Eishalle – Bhf – Heim</text:p>
          </table:table-cell>
          <table:table-cell table:formula="of:=SUM([.D33:.D39])" office:value-type="float" office:value="129.8">
            <text:p>129,8</text:p>
          </table:table-cell>
          <table:table-cell table:number-columns-repeated="1016"/>
        </table:table-row>
        <table:table-row table:style-name="ro2">
          <table:table-cell office:value-type="float" office:value="158">
            <text:p>158</text:p>
          </table:table-cell>
          <table:table-cell office:value-type="date" office:date-value="2009-10-26">
            <text:p>26.10.2009</text:p>
          </table:table-cell>
          <table:table-cell office:value-type="time" office:time-value="PT23H17M33S">
            <text:p>23:17:33</text:p>
          </table:table-cell>
          <table:table-cell office:value-type="float" office:value="3.6">
            <text:p>3,6</text:p>
          </table:table-cell>
          <table:table-cell office:value-type="time" office:time-value="PT00H21M35S">
            <text:p>00:21:35</text:p>
          </table:table-cell>
          <table:table-cell table:style-name="ce12" office:value-type="float" office:value="125">
            <text:p>125</text:p>
          </table:table-cell>
          <table:table-cell office:value-type="string">
            <text:p>Eishallenrunde (2x)</text:p>
          </table:table-cell>
          <table:table-cell table:number-columns-repeated="1017"/>
        </table:table-row>
        <table:table-row table:style-name="ro2">
          <table:table-cell office:value-type="float" office:value="159">
            <text:p>159</text:p>
          </table:table-cell>
          <table:table-cell office:value-type="date" office:date-value="2009-10-27">
            <text:p>27.10.2009</text:p>
          </table:table-cell>
          <table:table-cell office:value-type="time" office:time-value="PT22H28M54S">
            <text:p>22:28:54</text:p>
          </table:table-cell>
          <table:table-cell office:value-type="float" office:value="3.7">
            <text:p>3,7</text:p>
          </table:table-cell>
          <table:table-cell office:value-type="time" office:time-value="PT00H22M14S">
            <text:p>00:22:14</text:p>
          </table:table-cell>
          <table:table-cell table:style-name="ce12" office:value-type="float" office:value="116">
            <text:p>116</text:p>
          </table:table-cell>
          <table:table-cell office:value-type="string">
            <text:p>Eishallenrunde (2x)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office:value-type="date" office:date-value="2009-10-28">
            <text:p>28.10.2009</text:p>
          </table:table-cell>
          <table:table-cell office:value-type="time" office:time-value="PT19H02M14S">
            <text:p>19:02:14</text:p>
          </table:table-cell>
          <table:table-cell office:value-type="float" office:value="3.7">
            <text:p>3,7</text:p>
          </table:table-cell>
          <table:table-cell office:value-type="time" office:time-value="PT00H20M42S">
            <text:p>00:20:42</text:p>
          </table:table-cell>
          <table:table-cell table:style-name="ce12" office:value-type="float" office:value="116">
            <text:p>116</text:p>
          </table:table-cell>
          <table:table-cell office:value-type="string">
            <text:p>Eishallenrunde (2x)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office:value-type="date" office:date-value="2009-10-29">
            <text:p>29.10.2009</text:p>
          </table:table-cell>
          <table:table-cell office:value-type="time" office:time-value="PT21H45M36S">
            <text:p>21:45:36</text:p>
          </table:table-cell>
          <table:table-cell office:value-type="float" office:value="3.7">
            <text:p>3,7</text:p>
          </table:table-cell>
          <table:table-cell office:value-type="time" office:time-value="PT00H21M23S">
            <text:p>00:21:23</text:p>
          </table:table-cell>
          <table:table-cell table:style-name="ce12" office:value-type="float" office:value="118">
            <text:p>118</text:p>
          </table:table-cell>
          <table:table-cell office:value-type="string">
            <text:p>Eishallenrunde (2x)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office:value-type="date" office:date-value="2009-10-30">
            <text:p>30.10.2009</text:p>
          </table:table-cell>
          <table:table-cell office:value-type="time" office:time-value="PT16H53M48S">
            <text:p>16:53:48</text:p>
          </table:table-cell>
          <table:table-cell office:value-type="float" office:value="11.2">
            <text:p>11,2</text:p>
          </table:table-cell>
          <table:table-cell office:value-type="time" office:time-value="PT01H03M33S">
            <text:p>01:03:33</text:p>
          </table:table-cell>
          <table:table-cell table:style-name="ce12" office:value-type="float" office:value="117">
            <text:p>117</text:p>
          </table:table-cell>
          <table:table-cell office:value-type="string">
            <text:p>Lillyrunde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office:value-type="date" office:date-value="2009-10-31">
            <text:p>31.10.2009</text:p>
          </table:table-cell>
          <table:table-cell office:value-type="time" office:time-value="PT19H37M31S">
            <text:p>19:37:31</text:p>
          </table:table-cell>
          <table:table-cell office:value-type="float" office:value="10.1">
            <text:p>10,1</text:p>
          </table:table-cell>
          <table:table-cell office:value-type="time" office:time-value="PT00H59M47S">
            <text:p>00:59:47</text:p>
          </table:table-cell>
          <table:table-cell table:style-name="ce12" office:value-type="float" office:value="119">
            <text:p>119</text:p>
          </table:table-cell>
          <table:table-cell office:value-type="string">
            <text:p>Kwh – Zazenhausen – Zuffenhausen – Stammheim – Kwh</text:p>
          </table:table-cell>
          <table:table-cell table:formula="of:=SUM([.D40:.D45])" office:value-type="float" office:value="36">
            <text:p>36</text:p>
          </table:table-cell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12"/>
          <table:table-cell table:number-columns-repeated="1018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-09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1" table:default-cell-style-name="ce11"/>
        <table:table-column table:style-name="co3" table:default-cell-style-name="ce11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Dauer</text:p>
          </table:table-cell>
          <table:table-cell table:style-name="ce9" office:value-type="string">
            <text:p>Puls</text:p>
          </table:table-cell>
          <table:table-cell table:style-name="ce1" office:value-type="string">
            <text:p>Bemerkung</text:p>
          </table:table-cell>
          <table:table-cell table:style-name="ce1" table:formula="of:=SUM([.D2:.D65536])" office:value-type="float" office:value="2536.4">
            <text:p>2536,4</text:p>
          </table:table-cell>
          <table:table-cell table:style-name="ce16" table:formula="of:=SUM([.E2:.E65442])" office:value-type="time" office:time-value="PT247H33M58S">
            <text:p>07:33:58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02">
            <text:p>102</text:p>
          </table:table-cell>
          <table:table-cell table:style-name="ce17" office:value-type="date" office:date-value="2009-08-31">
            <text:p>31.08.2009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09-08'.H1])" office:value-type="float" office:value="1961.5">
            <text:p>1961,5</text:p>
          </table:table-cell>
          <table:table-cell table:style-name="ce10" table:formula="of:=SUM(['2009-08'.I1])" office:value-type="time" office:time-value="PT195H22M51S">
            <text:p>03:22:51</text:p>
          </table:table-cell>
          <table:table-cell table:style-name="ce10"/>
          <table:table-cell table:style-name="ce2" office:value-type="string">
            <text:p>Übertrag 72:37:17</text:p>
          </table:table-cell>
          <table:table-cell table:style-name="ce2" table:formula="of:=SUM([.D2];[.D99])" office:value-type="float" office:value="1961.5">
            <text:p>1961,5</text:p>
          </table:table-cell>
          <table:table-cell table:style-name="ce2" table:number-columns-repeated="1016"/>
        </table:table-row>
        <table:table-row table:style-name="ro2">
          <table:table-cell office:value-type="float" office:value="103">
            <text:p>103</text:p>
          </table:table-cell>
          <table:table-cell office:value-type="date" office:date-value="2009-09-01">
            <text:p>01.09.2009</text:p>
          </table:table-cell>
          <table:table-cell office:value-type="time" office:time-value="PT11H44M07S">
            <text:p>11:44:07</text:p>
          </table:table-cell>
          <table:table-cell office:value-type="float" office:value="16.8">
            <text:p>16,8</text:p>
          </table:table-cell>
          <table:table-cell office:value-type="time" office:time-value="PT01H51M15S">
            <text:p>01:51:15</text:p>
          </table:table-cell>
          <table:table-cell table:style-name="ce12" office:value-type="float" office:value="100">
            <text:p>100</text:p>
          </table:table-cell>
          <table:table-cell office:value-type="string">
            <text:p>Faak – Kratschach – Drobollach – Egg – Tabor – FaakerSee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office:value-type="date" office:date-value="2009-09-02">
            <text:p>02.09.2009</text:p>
          </table:table-cell>
          <table:table-cell office:value-type="time" office:time-value="PT18H19M14S">
            <text:p>18:19:14</text:p>
          </table:table-cell>
          <table:table-cell office:value-type="float" office:value="14.9">
            <text:p>14,9</text:p>
          </table:table-cell>
          <table:table-cell office:value-type="time" office:time-value="PT01H21M40S">
            <text:p>01:21:40</text:p>
          </table:table-cell>
          <table:table-cell table:style-name="ce12" office:value-type="float" office:value="132">
            <text:p>132</text:p>
          </table:table-cell>
          <table:table-cell office:value-type="string">
            <text:p>Faak – Müllern – Finkenstein – Faak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 office:value-type="date" office:date-value="2009-09-03">
            <text:p>03.09.2009</text:p>
          </table:table-cell>
          <table:table-cell office:value-type="time" office:time-value="PT18H29M53S">
            <text:p>18:29:53</text:p>
          </table:table-cell>
          <table:table-cell office:value-type="float" office:value="13.1">
            <text:p>13,1</text:p>
          </table:table-cell>
          <table:table-cell office:value-type="time" office:time-value="PT01H07M50S">
            <text:p>01:07:50</text:p>
          </table:table-cell>
          <table:table-cell table:style-name="ce12" office:value-type="float" office:value="124">
            <text:p>124</text:p>
          </table:table-cell>
          <table:table-cell office:value-type="string">
            <text:p>Faak – Laufstrecke5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office:value-type="date" office:date-value="2009-09-04">
            <text:p>04.09.2009</text:p>
          </table:table-cell>
          <table:table-cell office:value-type="time" office:time-value="PT19H34M59S">
            <text:p>19:34:59</text:p>
          </table:table-cell>
          <table:table-cell office:value-type="float" office:value="6">
            <text:p>6,0</text:p>
          </table:table-cell>
          <table:table-cell office:value-type="time" office:time-value="PT00H33M03S">
            <text:p>00:33:03</text:p>
          </table:table-cell>
          <table:table-cell table:style-name="ce12" office:value-type="float" office:value="125">
            <text:p>125</text:p>
          </table:table-cell>
          <table:table-cell office:value-type="string">
            <text:p>Faak – kreuz und quer im Gewitter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office:value-type="date" office:date-value="2009-09-05">
            <text:p>05.09.2009</text:p>
          </table:table-cell>
          <table:table-cell office:value-type="time" office:time-value="PT10H37M34S">
            <text:p>10:37:34</text:p>
          </table:table-cell>
          <table:table-cell office:value-type="float" office:value="24">
            <text:p>24,0</text:p>
          </table:table-cell>
          <table:table-cell office:value-type="time" office:time-value="PT02H19M08S">
            <text:p>02:19:08</text:p>
          </table:table-cell>
          <table:table-cell table:style-name="ce12" office:value-type="float" office:value="123">
            <text:p>123</text:p>
          </table:table-cell>
          <table:table-cell office:value-type="string">
            <text:p>Faak – Gailtal – Drautal – St.Niklas – Faak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office:value-type="date" office:date-value="2009-09-06">
            <text:p>06.09.2009</text:p>
          </table:table-cell>
          <table:table-cell office:value-type="time" office:time-value="PT18H13M19S">
            <text:p>18:13:19</text:p>
          </table:table-cell>
          <table:table-cell office:value-type="float" office:value="16.2">
            <text:p>16,2</text:p>
          </table:table-cell>
          <table:table-cell office:value-type="time" office:time-value="PT01H22M39S">
            <text:p>01:22:39</text:p>
          </table:table-cell>
          <table:table-cell table:style-name="ce12" office:value-type="float" office:value="131">
            <text:p>131</text:p>
          </table:table-cell>
          <table:table-cell office:value-type="string">
            <text:p>Gisela – rund um FavoritePark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06">
            <text:p>06.09.2009</text:p>
          </table:table-cell>
          <table:table-cell office:value-type="time" office:time-value="PT19H37M53S">
            <text:p>19:37:53</text:p>
          </table:table-cell>
          <table:table-cell office:value-type="float" office:value="2.1">
            <text:p>2,1</text:p>
          </table:table-cell>
          <table:table-cell office:value-type="time" office:time-value="PT00H11M10S">
            <text:p>00:11:10</text:p>
          </table:table-cell>
          <table:table-cell table:style-name="ce12" office:value-type="float" office:value="125">
            <text:p>125</text:p>
          </table:table-cell>
          <table:table-cell office:value-type="string">
            <text:p>Gisela – Heim</text:p>
          </table:table-cell>
          <table:table-cell table:formula="of:=SUM([.D3:.D9];['2009-08'.H48])" office:value-type="float" office:value="111.4">
            <text:p>111,4</text:p>
          </table:table-cell>
          <table:table-cell table:number-columns-repeated="1016"/>
        </table:table-row>
        <table:table-row table:style-name="ro2">
          <table:table-cell office:value-type="float" office:value="109">
            <text:p>109</text:p>
          </table:table-cell>
          <table:table-cell office:value-type="date" office:date-value="2009-09-07">
            <text:p>07.09.2009</text:p>
          </table:table-cell>
          <table:table-cell office:value-type="time" office:time-value="PT20H48M03S">
            <text:p>20:48:03</text:p>
          </table:table-cell>
          <table:table-cell office:value-type="float" office:value="8">
            <text:p>8,0</text:p>
          </table:table-cell>
          <table:table-cell office:value-type="time" office:time-value="PT00H41M51S">
            <text:p>00:41:51</text:p>
          </table:table-cell>
          <table:table-cell table:style-name="ce12" office:value-type="float" office:value="138">
            <text:p>138</text:p>
          </table:table-cell>
          <table:table-cell office:value-type="string">
            <text:p>Kreuz und quer (dunkel)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office:value-type="date" office:date-value="2009-09-08">
            <text:p>08.09.2009</text:p>
          </table:table-cell>
          <table:table-cell office:value-type="time" office:time-value="PT16H15M07S">
            <text:p>16:15:07</text:p>
          </table:table-cell>
          <table:table-cell office:value-type="float" office:value="3.5">
            <text:p>3,5</text:p>
          </table:table-cell>
          <table:table-cell office:value-type="time" office:time-value="PT00H18M18S">
            <text:p>00:18:18</text:p>
          </table:table-cell>
          <table:table-cell table:style-name="ce12" office:value-type="float" office:value="142">
            <text:p>142</text:p>
          </table:table-cell>
          <table:table-cell office:value-type="string">
            <text:p>Kwh – Büro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08">
            <text:p>08.09.2009</text:p>
          </table:table-cell>
          <table:table-cell office:value-type="time" office:time-value="PT16H58M39S">
            <text:p>16:58:39</text:p>
          </table:table-cell>
          <table:table-cell office:value-type="float" office:value="21.9">
            <text:p>21,9</text:p>
          </table:table-cell>
          <table:table-cell office:value-type="time" office:time-value="PT02H08M20S">
            <text:p>02:08:20</text:p>
          </table:table-cell>
          <table:table-cell table:style-name="ce12" office:value-type="float" office:value="135">
            <text:p>135</text:p>
          </table:table-cell>
          <table:table-cell office:value-type="string">
            <text:p>Büro – Feuerbach – killesberg – Leuze – Hallschlag – Zazenhausen – Kwh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office:value-type="date" office:date-value="2009-09-09">
            <text:p>09.09.2009</text:p>
          </table:table-cell>
          <table:table-cell office:value-type="time" office:time-value="PT08H11M46S">
            <text:p>08:11:46</text:p>
          </table:table-cell>
          <table:table-cell office:value-type="float" office:value="10.3">
            <text:p>10,3</text:p>
          </table:table-cell>
          <table:table-cell office:value-type="time" office:time-value="PT00H52M50S">
            <text:p>00:52:50</text:p>
          </table:table-cell>
          <table:table-cell table:style-name="ce12" office:value-type="float" office:value="134">
            <text:p>134</text:p>
          </table:table-cell>
          <table:table-cell office:value-type="string">
            <text:p>Lilly-Runde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office:value-type="date" office:date-value="2009-09-10">
            <text:p>10.09.2009</text:p>
          </table:table-cell>
          <table:table-cell office:value-type="time" office:time-value="PT12H48M11S">
            <text:p>12:48:11</text:p>
          </table:table-cell>
          <table:table-cell office:value-type="float" office:value="11.2">
            <text:p>11,2</text:p>
          </table:table-cell>
          <table:table-cell office:value-type="time" office:time-value="PT01H06M55S">
            <text:p>01:06:55</text:p>
          </table:table-cell>
          <table:table-cell table:style-name="ce12" office:value-type="float" office:value="130">
            <text:p>130</text:p>
          </table:table-cell>
          <table:table-cell office:value-type="string">
            <text:p>Kwh – Feuerbacher Tal – Mühlhausen – Kwh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10">
            <text:p>10.09.2009</text:p>
          </table:table-cell>
          <table:table-cell office:value-type="time" office:time-value="PT15H56M59S">
            <text:p>15:56:59</text:p>
          </table:table-cell>
          <table:table-cell office:value-type="float" office:value="18.6">
            <text:p>18,6</text:p>
          </table:table-cell>
          <table:table-cell office:value-type="time" office:time-value="PT01H51M06S">
            <text:p>01:51:06</text:p>
          </table:table-cell>
          <table:table-cell table:style-name="ce12" office:value-type="float" office:value="135">
            <text:p>135</text:p>
          </table:table-cell>
          <table:table-cell office:value-type="string">
            <text:p>Backnang – Sulzbach – Ittenberg – Backnang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office:value-type="date" office:date-value="2009-09-11">
            <text:p>11.09.2009</text:p>
          </table:table-cell>
          <table:table-cell office:value-type="time" office:time-value="PT10H58M29S">
            <text:p>10:58:29</text:p>
          </table:table-cell>
          <table:table-cell office:value-type="float" office:value="22.4">
            <text:p>22,4</text:p>
          </table:table-cell>
          <table:table-cell office:value-type="time" office:time-value="PT02H00M35S">
            <text:p>02:00:35</text:p>
          </table:table-cell>
          <table:table-cell table:style-name="ce12" office:value-type="float" office:value="126">
            <text:p>126</text:p>
          </table:table-cell>
          <table:table-cell office:value-type="string">
            <text:p>Kwh – Neckar – Rosensteinpark – Kwh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office:value-type="date" office:date-value="2009-09-12">
            <text:p>12.09.2009</text:p>
          </table:table-cell>
          <table:table-cell office:value-type="time" office:time-value="PT17H54M03S">
            <text:p>17:54:03</text:p>
          </table:table-cell>
          <table:table-cell office:value-type="float" office:value="6.4">
            <text:p>6,4</text:p>
          </table:table-cell>
          <table:table-cell office:value-type="time" office:time-value="PT00H35M22S">
            <text:p>00:35:22</text:p>
          </table:table-cell>
          <table:table-cell table:style-name="ce12" office:value-type="float" office:value="128">
            <text:p>128</text:p>
          </table:table-cell>
          <table:table-cell office:value-type="string">
            <text:p>Kwh – Feuerbacher Tal – Kwh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office:value-type="date" office:date-value="2009-09-13">
            <text:p>13.09.2009</text:p>
          </table:table-cell>
          <table:table-cell office:value-type="time" office:time-value="PT09H49M52S">
            <text:p>09:49:52</text:p>
          </table:table-cell>
          <table:table-cell office:value-type="float" office:value="29.3">
            <text:p>29,3</text:p>
          </table:table-cell>
          <table:table-cell office:value-type="time" office:time-value="PT02H41M40S">
            <text:p>02:41:40</text:p>
          </table:table-cell>
          <table:table-cell table:style-name="ce12" office:value-type="string">
            <text:p>kaputt</text:p>
          </table:table-cell>
          <table:table-cell office:value-type="string">
            <text:p>Kwh – Schwieberdingen – Kwh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13">
            <text:p>13.09.2009</text:p>
          </table:table-cell>
          <table:table-cell office:value-type="time" office:time-value="PT18H29M07S">
            <text:p>18:29:07</text:p>
          </table:table-cell>
          <table:table-cell office:value-type="float" office:value="6.1">
            <text:p>6,1</text:p>
          </table:table-cell>
          <table:table-cell office:value-type="time" office:time-value="PT00H34M13S">
            <text:p>00:34:13</text:p>
          </table:table-cell>
          <table:table-cell table:style-name="ce12" office:value-type="float" office:value="121">
            <text:p>121</text:p>
          </table:table-cell>
          <table:table-cell office:value-type="string">
            <text:p>Kwh – Stammheim – Büro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13">
            <text:p>13.09.2009</text:p>
          </table:table-cell>
          <table:table-cell office:value-type="time" office:time-value="PT19H37M54S">
            <text:p>19:37:54</text:p>
          </table:table-cell>
          <table:table-cell office:value-type="float" office:value="5.8">
            <text:p>5,8</text:p>
          </table:table-cell>
          <table:table-cell office:value-type="time" office:time-value="PT00H34M10S">
            <text:p>00:34:10</text:p>
          </table:table-cell>
          <table:table-cell table:style-name="ce12" office:value-type="float" office:value="117">
            <text:p>117</text:p>
          </table:table-cell>
          <table:table-cell office:value-type="string">
            <text:p>Büro – Zazenhausen – Kwh</text:p>
          </table:table-cell>
          <table:table-cell table:formula="of:=SUM([.D10:.D20])" office:value-type="float" office:value="143.5">
            <text:p>143,5</text:p>
          </table:table-cell>
          <table:table-cell table:number-columns-repeated="1016"/>
        </table:table-row>
        <table:table-row table:style-name="ro2">
          <table:table-cell office:value-type="float" office:value="116">
            <text:p>116</text:p>
          </table:table-cell>
          <table:table-cell office:value-type="date" office:date-value="2009-09-14">
            <text:p>14.09.2009</text:p>
          </table:table-cell>
          <table:table-cell office:value-type="time" office:time-value="PT08H16M13S">
            <text:p>08:16:13</text:p>
          </table:table-cell>
          <table:table-cell office:value-type="float" office:value="10.7">
            <text:p>10,7</text:p>
          </table:table-cell>
          <table:table-cell office:value-type="time" office:time-value="PT00H52M20S">
            <text:p>00:52:20</text:p>
          </table:table-cell>
          <table:table-cell table:style-name="ce12" office:value-type="float" office:value="133">
            <text:p>133</text:p>
          </table:table-cell>
          <table:table-cell office:value-type="string">
            <text:p>Lilly-Runde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14">
            <text:p>14.09.2009</text:p>
          </table:table-cell>
          <table:table-cell office:value-type="time" office:time-value="PT17H25M14S">
            <text:p>17:25:14</text:p>
          </table:table-cell>
          <table:table-cell office:value-type="float" office:value="12">
            <text:p>12,0</text:p>
          </table:table-cell>
          <table:table-cell office:value-type="time" office:time-value="PT00H53M15S">
            <text:p>00:53:15</text:p>
          </table:table-cell>
          <table:table-cell table:style-name="ce12" office:value-type="float" office:value="137">
            <text:p>137</text:p>
          </table:table-cell>
          <table:table-cell office:value-type="string">
            <text:p>BBN-Hulb – längere Runde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office:value-type="date" office:date-value="2009-09-15">
            <text:p>15.09.2009</text:p>
          </table:table-cell>
          <table:table-cell office:value-type="time" office:time-value="PT18H37M57S">
            <text:p>18:37:57</text:p>
          </table:table-cell>
          <table:table-cell office:value-type="float" office:value="20">
            <text:p>20,0</text:p>
          </table:table-cell>
          <table:table-cell office:value-type="time" office:time-value="PT01H38M50S">
            <text:p>01:38:50</text:p>
          </table:table-cell>
          <table:table-cell table:style-name="ce12" office:value-type="float" office:value="131">
            <text:p>131</text:p>
          </table:table-cell>
          <table:table-cell office:value-type="string">
            <text:p>Kwh – Freizeitpark: 10 Runden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office:value-type="date" office:date-value="2009-09-16">
            <text:p>16.09.2009</text:p>
          </table:table-cell>
          <table:table-cell office:value-type="time" office:time-value="PT09H15M46S">
            <text:p>09:15:46</text:p>
          </table:table-cell>
          <table:table-cell office:value-type="float" office:value="13.9">
            <text:p>13,9</text:p>
          </table:table-cell>
          <table:table-cell office:value-type="time" office:time-value="PT01H05M40S">
            <text:p>01:05:40</text:p>
          </table:table-cell>
          <table:table-cell table:style-name="ce12" office:value-type="float" office:value="134">
            <text:p>134</text:p>
          </table:table-cell>
          <table:table-cell office:value-type="string">
            <text:p>Kwh – Ludwigsburg – Solitude-Allee – Kwh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16">
            <text:p>16.09.2009</text:p>
          </table:table-cell>
          <table:table-cell office:value-type="time" office:time-value="PT18H45M51S">
            <text:p>18:45:51</text:p>
          </table:table-cell>
          <table:table-cell table:style-name="Default" office:value-type="float" office:value="16.2">
            <text:p>16,2</text:p>
          </table:table-cell>
          <table:table-cell office:value-type="time" office:time-value="PT01H20M15S">
            <text:p>01:20:15</text:p>
          </table:table-cell>
          <table:table-cell table:style-name="ce12" office:value-type="float" office:value="136">
            <text:p>136</text:p>
          </table:table-cell>
          <table:table-cell office:value-type="string">
            <text:p>Schatten – Bärenseen – Solitude <text:s/>- Wildpark – Uni – Schatten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office:value-type="date" office:date-value="2009-09-17">
            <text:p>17.09.2009</text:p>
          </table:table-cell>
          <table:table-cell office:value-type="time" office:time-value="PT15H50M04S">
            <text:p>15:50:04</text:p>
          </table:table-cell>
          <table:table-cell office:value-type="float" office:value="25.5">
            <text:p>25,5</text:p>
          </table:table-cell>
          <table:table-cell office:value-type="time" office:time-value="PT02H07M17S">
            <text:p>02:07:17</text:p>
          </table:table-cell>
          <table:table-cell table:style-name="ce12" office:value-type="float" office:value="125">
            <text:p>125</text:p>
          </table:table-cell>
          <table:table-cell office:value-type="string">
            <text:p>Kwh – Ludwigsburg – Neckar – Kwh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office:value-type="date" office:date-value="2009-09-18">
            <text:p>18.09.2009</text:p>
          </table:table-cell>
          <table:table-cell office:value-type="time" office:time-value="PT08H51M43S">
            <text:p>08:51:43</text:p>
          </table:table-cell>
          <table:table-cell office:value-type="float" office:value="8.8">
            <text:p>8,8</text:p>
          </table:table-cell>
          <table:table-cell office:value-type="time" office:time-value="PT00H45M00S">
            <text:p>00:45:00</text:p>
          </table:table-cell>
          <table:table-cell table:style-name="ce12" office:value-type="float" office:value="123">
            <text:p>123</text:p>
          </table:table-cell>
          <table:table-cell office:value-type="string">
            <text:p>Kwh – Feuerbacher Tal (1 Runde)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18">
            <text:p>18.09.2009</text:p>
          </table:table-cell>
          <table:table-cell office:value-type="time" office:time-value="PT19H42M29S">
            <text:p>19:42:29</text:p>
          </table:table-cell>
          <table:table-cell office:value-type="float" office:value="12.1">
            <text:p>12,1</text:p>
          </table:table-cell>
          <table:table-cell office:value-type="time" office:time-value="PT01H12M32S">
            <text:p>01:12:32</text:p>
          </table:table-cell>
          <table:table-cell table:style-name="ce12" office:value-type="float" office:value="116">
            <text:p>116</text:p>
          </table:table-cell>
          <table:table-cell office:value-type="string">
            <text:p>Kwh – Neckar – Kwh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office:value-type="date" office:date-value="2009-09-19">
            <text:p>19.09.2009</text:p>
          </table:table-cell>
          <table:table-cell office:value-type="time" office:time-value="PT11H01M17S">
            <text:p>11:01:17</text:p>
          </table:table-cell>
          <table:table-cell office:value-type="float" office:value="22.3">
            <text:p>22,3</text:p>
          </table:table-cell>
          <table:table-cell office:value-type="time" office:time-value="PT02H06M14S">
            <text:p>02:06:14</text:p>
          </table:table-cell>
          <table:table-cell table:style-name="ce12" office:value-type="string">
            <text:p>defekt</text:p>
          </table:table-cell>
          <table:table-cell office:value-type="string">
            <text:p>Kwh – Neckar – Oeffingen – BadCannstatt – Münster – Kwh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 office:value-type="date" office:date-value="2009-09-20">
            <text:p>20.09.2009</text:p>
          </table:table-cell>
          <table:table-cell office:value-type="time" office:time-value="PT08H16M17S">
            <text:p>08:16:17</text:p>
          </table:table-cell>
          <table:table-cell office:value-type="float" office:value="10">
            <text:p>10,0</text:p>
          </table:table-cell>
          <table:table-cell office:value-type="time" office:time-value="PT00H53M15S">
            <text:p>00:53:15</text:p>
          </table:table-cell>
          <table:table-cell table:style-name="ce12" office:value-type="float" office:value="121">
            <text:p>121</text:p>
          </table:table-cell>
          <table:table-cell office:value-type="string">
            <text:p>Lilly-Runde mit Bäcker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20">
            <text:p>20.09.2009</text:p>
          </table:table-cell>
          <table:table-cell office:value-type="time" office:time-value="PT13H55M11S">
            <text:p>13:55:11</text:p>
          </table:table-cell>
          <table:table-cell office:value-type="float" office:value="6.4">
            <text:p>6,4</text:p>
          </table:table-cell>
          <table:table-cell office:value-type="time" office:time-value="PT00H52M10S">
            <text:p>00:52:10</text:p>
          </table:table-cell>
          <table:table-cell table:style-name="ce12" office:value-type="float" office:value="116">
            <text:p>116</text:p>
          </table:table-cell>
          <table:table-cell office:value-type="string">
            <text:p>Kwh – Nord – Sonnenhof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9-20">
            <text:p>20.09.2009</text:p>
          </table:table-cell>
          <table:table-cell office:value-type="time" office:time-value="PT17H08M48S">
            <text:p>17:08:48</text:p>
          </table:table-cell>
          <table:table-cell office:value-type="float" office:value="4.6">
            <text:p>4,6</text:p>
          </table:table-cell>
          <table:table-cell office:value-type="time" office:time-value="PT00H33M09S">
            <text:p>00:33:09</text:p>
          </table:table-cell>
          <table:table-cell table:style-name="ce12" office:value-type="float" office:value="119">
            <text:p>119</text:p>
          </table:table-cell>
          <table:table-cell office:value-type="string">
            <text:p>Sonnenhof – heim</text:p>
          </table:table-cell>
          <table:table-cell table:formula="of:=SUM([.D21:.D32])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 office:value-type="float" office:value="123">
            <text:p>123</text:p>
          </table:table-cell>
          <table:table-cell office:value-type="date" office:date-value="2009-09-21">
            <text:p>21.09.2009</text:p>
          </table:table-cell>
          <table:table-cell office:value-type="time" office:time-value="PT23H17M11S">
            <text:p>23:17:11</text:p>
          </table:table-cell>
          <table:table-cell office:value-type="float" office:value="3.6">
            <text:p>3,6</text:p>
          </table:table-cell>
          <table:table-cell office:value-type="time" office:time-value="PT00H22M39S">
            <text:p>00:22:39</text:p>
          </table:table-cell>
          <table:table-cell table:style-name="ce12" office:value-type="float" office:value="119">
            <text:p>119</text:p>
          </table:table-cell>
          <table:table-cell office:value-type="string">
            <text:p>Kwh – Mitte – zurück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office:value-type="date" office:date-value="2009-09-22">
            <text:p>22.09.2009</text:p>
          </table:table-cell>
          <table:table-cell office:value-type="time" office:time-value="PT11H18M22S">
            <text:p>11:18:22</text:p>
          </table:table-cell>
          <table:table-cell office:value-type="float" office:value="14">
            <text:p>14,0</text:p>
          </table:table-cell>
          <table:table-cell office:value-type="time" office:time-value="PT01H11M25S">
            <text:p>01:11:25</text:p>
          </table:table-cell>
          <table:table-cell table:style-name="ce12" office:value-type="float" office:value="142">
            <text:p>142</text:p>
          </table:table-cell>
          <table:table-cell office:value-type="string">
            <text:p>Kwh – Neckar – Burgholzhof – Kwh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office:value-type="date" office:date-value="2009-09-23">
            <text:p>23.09.2009</text:p>
          </table:table-cell>
          <table:table-cell office:value-type="time" office:time-value="PT08H06M16S">
            <text:p>08:06:16</text:p>
          </table:table-cell>
          <table:table-cell office:value-type="float" office:value="11.3">
            <text:p>11,3</text:p>
          </table:table-cell>
          <table:table-cell office:value-type="time" office:time-value="PT00H55M26S">
            <text:p>00:55:26</text:p>
          </table:table-cell>
          <table:table-cell table:style-name="ce12" office:value-type="float" office:value="139">
            <text:p>139</text:p>
          </table:table-cell>
          <table:table-cell office:value-type="string">
            <text:p>Lilly-Runde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23">
            <text:p>23.09.2009</text:p>
          </table:table-cell>
          <table:table-cell office:value-type="time" office:time-value="PT19H40M54S">
            <text:p>19:40:54</text:p>
          </table:table-cell>
          <table:table-cell office:value-type="float" office:value="10.9">
            <text:p>10,9</text:p>
          </table:table-cell>
          <table:table-cell office:value-type="time" office:time-value="PT00H58M16S">
            <text:p>00:58:16</text:p>
          </table:table-cell>
          <table:table-cell table:style-name="ce12" office:value-type="float" office:value="130">
            <text:p>130</text:p>
          </table:table-cell>
          <table:table-cell office:value-type="string">
            <text:p>BBN-Hulb – längere Runde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office:value-type="date" office:date-value="2009-09-24">
            <text:p>24.09.2009</text:p>
          </table:table-cell>
          <table:table-cell office:value-type="time" office:time-value="PT12H17M19S">
            <text:p>12:17:19</text:p>
          </table:table-cell>
          <table:table-cell office:value-type="float" office:value="17.2">
            <text:p>17,2</text:p>
          </table:table-cell>
          <table:table-cell office:value-type="time" office:time-value="PT01H33M30S">
            <text:p>01:33:30</text:p>
          </table:table-cell>
          <table:table-cell table:style-name="ce12" office:value-type="float" office:value="133">
            <text:p>133</text:p>
          </table:table-cell>
          <table:table-cell office:value-type="string">
            <text:p>Kwh – Rot – Neckar – Steinhaldenfeld – Neckar – Kwh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office:value-type="date" office:date-value="2009-09-25">
            <text:p>25.09.2009</text:p>
          </table:table-cell>
          <table:table-cell office:value-type="time" office:time-value="PT10H26M39S">
            <text:p>10:26:39</text:p>
          </table:table-cell>
          <table:table-cell office:value-type="float" office:value="10.3">
            <text:p>10,3</text:p>
          </table:table-cell>
          <table:table-cell office:value-type="time" office:time-value="PT00H50M32S">
            <text:p>00:50:32</text:p>
          </table:table-cell>
          <table:table-cell table:style-name="ce12" office:value-type="float" office:value="136">
            <text:p>136</text:p>
          </table:table-cell>
          <table:table-cell office:value-type="string">
            <text:p>Lilly-Runde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9-25">
            <text:p>25.09.2009</text:p>
          </table:table-cell>
          <table:table-cell office:value-type="time" office:time-value="PT16H50M25S">
            <text:p>16:50:25</text:p>
          </table:table-cell>
          <table:table-cell office:value-type="float" office:value="25.3">
            <text:p>25,3</text:p>
          </table:table-cell>
          <table:table-cell office:value-type="time" office:time-value="PT02H44M30S">
            <text:p>02:44:30</text:p>
          </table:table-cell>
          <table:table-cell table:style-name="ce12" office:value-type="float" office:value="137">
            <text:p>137</text:p>
          </table:table-cell>
          <table:table-cell office:value-type="string">
            <text:p>Hohenstaufen – Rechberg – Stuifen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office:value-type="date" office:date-value="2009-09-26">
            <text:p>26.09.2009</text:p>
          </table:table-cell>
          <table:table-cell office:value-type="time" office:time-value="PT08H57M27S">
            <text:p>08:57:27</text:p>
          </table:table-cell>
          <table:table-cell office:value-type="float" office:value="17.4">
            <text:p>17,4</text:p>
          </table:table-cell>
          <table:table-cell office:value-type="time" office:time-value="PT01H25M57S">
            <text:p>01:25:57</text:p>
          </table:table-cell>
          <table:table-cell table:style-name="ce12" office:value-type="float" office:value="124">
            <text:p>124</text:p>
          </table:table-cell>
          <table:table-cell office:value-type="string">
            <text:p>Kwh – Mühlhausen – Freiberg – Zuffenhausen – Zazenhausen – Kwh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office:value-type="date" office:date-value="2009-09-27">
            <text:p>27.09.2009</text:p>
          </table:table-cell>
          <table:table-cell office:value-type="time" office:time-value="PT08H17M59S">
            <text:p>08:17:59</text:p>
          </table:table-cell>
          <table:table-cell office:value-type="float" office:value="21.8">
            <text:p>21,8</text:p>
          </table:table-cell>
          <table:table-cell office:value-type="time" office:time-value="PT01H53M50S">
            <text:p>01:53:50</text:p>
          </table:table-cell>
          <table:table-cell table:style-name="ce12" office:value-type="float" office:value="124">
            <text:p>124</text:p>
          </table:table-cell>
          <table:table-cell office:value-type="string">
            <text:p>Kwh – Max-Eyth-See – Burgholzhof – Kwh</text:p>
          </table:table-cell>
          <table:table-cell table:formula="of:=SUM([.D33:.D41])" office:value-type="float" office:value="131.8">
            <text:p>131,8</text:p>
          </table:table-cell>
          <table:table-cell table:number-columns-repeated="1016"/>
        </table:table-row>
        <table:table-row table:style-name="ro2">
          <table:table-cell office:value-type="float" office:value="130">
            <text:p>130</text:p>
          </table:table-cell>
          <table:table-cell office:value-type="date" office:date-value="2009-09-28">
            <text:p>28.09.2009</text:p>
          </table:table-cell>
          <table:table-cell office:value-type="time" office:time-value="PT12H28M47S">
            <text:p>12:28:47</text:p>
          </table:table-cell>
          <table:table-cell office:value-type="float" office:value="12.3">
            <text:p>12,3</text:p>
          </table:table-cell>
          <table:table-cell office:value-type="time" office:time-value="PT00H58M45S">
            <text:p>00:58:45</text:p>
          </table:table-cell>
          <table:table-cell table:style-name="ce12" office:value-type="float" office:value="135">
            <text:p>135</text:p>
          </table:table-cell>
          <table:table-cell office:value-type="string">
            <text:p>Kwh – Freizeitpark (2 Runden)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office:value-type="date" office:date-value="2009-09-29">
            <text:p>29.09.2009</text:p>
          </table:table-cell>
          <table:table-cell office:value-type="time" office:time-value="PT16H35M24S">
            <text:p>16:35:24</text:p>
          </table:table-cell>
          <table:table-cell office:value-type="float" office:value="24.1">
            <text:p>24,1</text:p>
          </table:table-cell>
          <table:table-cell office:value-type="time" office:time-value="PT02H09M20S">
            <text:p>02:09:20</text:p>
          </table:table-cell>
          <table:table-cell table:style-name="ce12" office:value-type="float" office:value="126">
            <text:p>126</text:p>
          </table:table-cell>
          <table:table-cell office:value-type="string">
            <text:p>Kwh – Freiberg – Neckar – Steinhaldenfeld – BadCannstatt – Zuffenhausen – Kwh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office:value-type="date" office:date-value="2009-09-30">
            <text:p>30.09.2009</text:p>
          </table:table-cell>
          <table:table-cell office:value-type="time" office:time-value="PT11H56M21S">
            <text:p>11:56:21</text:p>
          </table:table-cell>
          <table:table-cell office:value-type="float" office:value="7.6">
            <text:p>7,6</text:p>
          </table:table-cell>
          <table:table-cell office:value-type="time" office:time-value="PT00H34M55S">
            <text:p>00:34:55</text:p>
          </table:table-cell>
          <table:table-cell table:style-name="ce12" office:value-type="float" office:value="140">
            <text:p>140</text:p>
          </table:table-cell>
          <table:table-cell office:value-type="string">
            <text:p>Kwh – Bahntraining – 5x400 – 1x1000</text:p>
          </table:table-cell>
          <table:table-cell table:formula="of:=SUM([.D42:.D44])" office:value-type="float" office:value="44">
            <text:p>44</text:p>
          </table:table-cell>
          <table:table-cell table:number-columns-repeated="1016"/>
        </table:table-row>
        <table:table-row table:style-name="ro2" table:number-rows-repeated="3">
          <table:table-cell table:number-columns-repeated="5"/>
          <table:table-cell table:style-name="ce12"/>
          <table:table-cell table:number-columns-repeated="1018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3"/>
          <table:table-cell/>
          <table:table-cell table:number-columns-repeated="1020"/>
        </table:table-row>
        <table:table-row table:style-name="ro2" table:number-rows-repeated="654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-08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1" table:default-cell-style-name="ce11"/>
        <table:table-column table:style-name="co3" table:default-cell-style-name="ce11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Dauer</text:p>
          </table:table-cell>
          <table:table-cell table:style-name="ce9" office:value-type="string">
            <text:p>Puls</text:p>
          </table:table-cell>
          <table:table-cell table:style-name="ce1" office:value-type="string">
            <text:p>Bemerkung</text:p>
          </table:table-cell>
          <table:table-cell table:style-name="ce1" table:formula="of:=SUM([.D2:.D65536])" office:value-type="float" office:value="1961.5">
            <text:p>1961,5</text:p>
          </table:table-cell>
          <table:table-cell table:style-name="ce16" table:formula="of:=SUM([.E2:.E65442])" office:value-type="time" office:time-value="PT195H22M51S">
            <text:p>03:22:51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71">
            <text:p>71</text:p>
          </table:table-cell>
          <table:table-cell table:style-name="ce17" office:value-type="date" office:date-value="2009-07-31">
            <text:p>31.07.2009</text:p>
          </table:table-cell>
          <table:table-cell table:style-name="ce7" office:value-type="time" office:time-value="PT00H00M00S">
            <text:p>00:00:00</text:p>
          </table:table-cell>
          <table:table-cell table:style-name="ce14" table:formula="of:=SUM(['2009-07'.H1])" office:value-type="float" office:value="1388.4">
            <text:p>1388,4</text:p>
          </table:table-cell>
          <table:table-cell table:style-name="ce10" table:formula="of:=SUM(['2009-07'.I1])" office:value-type="time" office:time-value="PT135H30M32S">
            <text:p>15:30:32</text:p>
          </table:table-cell>
          <table:table-cell table:style-name="ce10"/>
          <table:table-cell table:style-name="ce2" office:value-type="string">
            <text:p>Übertrag 72:37:17</text:p>
          </table:table-cell>
          <table:table-cell table:style-name="ce2" table:formula="of:=SUM([.D2];[.D99])" office:value-type="float" office:value="1388.4">
            <text:p>1388,4</text:p>
          </table:table-cell>
          <table:table-cell table:style-name="ce2" table:number-columns-repeated="1016"/>
        </table:table-row>
        <table:table-row table:style-name="ro2">
          <table:table-cell office:value-type="float" office:value="72">
            <text:p>72</text:p>
          </table:table-cell>
          <table:table-cell office:value-type="date" office:date-value="2009-08-01">
            <text:p>01.08.2009</text:p>
          </table:table-cell>
          <table:table-cell office:value-type="time" office:time-value="PT05H50M30S">
            <text:p>05:50:30</text:p>
          </table:table-cell>
          <table:table-cell office:value-type="float" office:value="3.1">
            <text:p>3,1</text:p>
          </table:table-cell>
          <table:table-cell office:value-type="time" office:time-value="PT00H18M40S">
            <text:p>00:18:40</text:p>
          </table:table-cell>
          <table:table-cell table:style-name="ce12" office:value-type="float" office:value="113">
            <text:p>113</text:p>
          </table:table-cell>
          <table:table-cell office:value-type="string">
            <text:p>Zazenhausen – abgebrochen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8-01">
            <text:p>01.08.2009</text:p>
          </table:table-cell>
          <table:table-cell office:value-type="time" office:time-value="PT06H19M47S">
            <text:p>06:19:47</text:p>
          </table:table-cell>
          <table:table-cell office:value-type="float" office:value="11">
            <text:p>11,0</text:p>
          </table:table-cell>
          <table:table-cell office:value-type="time" office:time-value="PT01H00M15S">
            <text:p>01:00:15</text:p>
          </table:table-cell>
          <table:table-cell table:style-name="ce12" office:value-type="float" office:value="108">
            <text:p>108</text:p>
          </table:table-cell>
          <table:table-cell office:value-type="string">
            <text:p>Lilly-Runde (umgekehrt)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office:value-type="date" office:date-value="2009-08-02">
            <text:p>02.08.2009</text:p>
          </table:table-cell>
          <table:table-cell office:value-type="time" office:time-value="PT10H36M37S">
            <text:p>10:36:37</text:p>
          </table:table-cell>
          <table:table-cell office:value-type="float" office:value="15.2">
            <text:p>15,2</text:p>
          </table:table-cell>
          <table:table-cell office:value-type="time" office:time-value="PT01H26M30S">
            <text:p>01:26:30</text:p>
          </table:table-cell>
          <table:table-cell table:style-name="ce12" office:value-type="float" office:value="132">
            <text:p>132</text:p>
          </table:table-cell>
          <table:table-cell office:value-type="string">
            <text:p>Vallone – Antigniano – S. Martino</text:p>
          </table:table-cell>
          <table:table-cell table:formula="of:=SUM([.D3:.D5];['2009-07'.H51])" office:value-type="float" office:value="153.3">
            <text:p>153,3</text:p>
          </table:table-cell>
          <table:table-cell table:number-columns-repeated="1016"/>
        </table:table-row>
        <table:table-row table:style-name="ro2">
          <table:table-cell office:value-type="float" office:value="74">
            <text:p>74</text:p>
          </table:table-cell>
          <table:table-cell office:value-type="date" office:date-value="2009-08-03">
            <text:p>03.08.2009</text:p>
          </table:table-cell>
          <table:table-cell office:value-type="time" office:time-value="PT18H25M59S">
            <text:p>18:25:59</text:p>
          </table:table-cell>
          <table:table-cell office:value-type="float" office:value="22.7">
            <text:p>22,7</text:p>
          </table:table-cell>
          <table:table-cell office:value-type="time" office:time-value="PT02H02M43S">
            <text:p>02:02:43</text:p>
          </table:table-cell>
          <table:table-cell office:value-type="string">
            <text:p>kaputt</text:p>
          </table:table-cell>
          <table:table-cell office:value-type="string">
            <text:p>Vallone – Asti – Vallone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office:value-type="date" office:date-value="2009-08-04">
            <text:p>04.08.2009</text:p>
          </table:table-cell>
          <table:table-cell office:value-type="time" office:time-value="PT09H21M01S">
            <text:p>09:21:01</text:p>
          </table:table-cell>
          <table:table-cell office:value-type="float" office:value="14.5">
            <text:p>14,5</text:p>
          </table:table-cell>
          <table:table-cell office:value-type="time" office:time-value="PT01H22M30S">
            <text:p>01:22:30</text:p>
          </table:table-cell>
          <table:table-cell table:style-name="ce12" office:value-type="float" office:value="146">
            <text:p>146</text:p>
          </table:table-cell>
          <table:table-cell office:value-type="string">
            <text:p>Vallone – Celle Enomondo - Revigliasco – Vallone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office:value-type="date" office:date-value="2009-08-05">
            <text:p>05.08.2009</text:p>
          </table:table-cell>
          <table:table-cell office:value-type="time" office:time-value="PT10H30M26S">
            <text:p>10:30:26</text:p>
          </table:table-cell>
          <table:table-cell office:value-type="float" office:value="19.5">
            <text:p>19,5</text:p>
          </table:table-cell>
          <table:table-cell office:value-type="time" office:time-value="PT01H54M35S">
            <text:p>01:54:35</text:p>
          </table:table-cell>
          <table:table-cell office:value-type="string">
            <text:p>kaputt</text:p>
          </table:table-cell>
          <table:table-cell office:value-type="string">
            <text:p>Vallone – Celle Enomondo – San Damiano – S. Martino – Vallone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date" office:date-value="2009-08-06">
            <text:p>06.08.2009</text:p>
          </table:table-cell>
          <table:table-cell office:value-type="time" office:time-value="PT09H22M27S">
            <text:p>09:22:27</text:p>
          </table:table-cell>
          <table:table-cell office:value-type="float" office:value="14.5">
            <text:p>14,5</text:p>
          </table:table-cell>
          <table:table-cell office:value-type="time" office:time-value="PT01H24M35S">
            <text:p>01:24:35</text:p>
          </table:table-cell>
          <table:table-cell table:style-name="ce12" office:value-type="float" office:value="140">
            <text:p>140</text:p>
          </table:table-cell>
          <table:table-cell office:value-type="string">
            <text:p>Vallone – S.Martino – Govone - Vallone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date" office:date-value="2009-08-07">
            <text:p>07.08.2009</text:p>
          </table:table-cell>
          <table:table-cell office:value-type="time" office:time-value="PT12H37M46S">
            <text:p>12:37:46</text:p>
          </table:table-cell>
          <table:table-cell office:value-type="float" office:value="14.5">
            <text:p>14,5</text:p>
          </table:table-cell>
          <table:table-cell office:value-type="time" office:time-value="PT01H25M15S">
            <text:p>01:25:15</text:p>
          </table:table-cell>
          <table:table-cell table:style-name="ce12" office:value-type="float" office:value="127">
            <text:p>127</text:p>
          </table:table-cell>
          <table:table-cell office:value-type="string">
            <text:p>Vallone – Revigliasco – Celle Enomondo – Vallone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office:value-type="date" office:date-value="2009-08-08">
            <text:p>08.08.2009</text:p>
          </table:table-cell>
          <table:table-cell office:value-type="time" office:time-value="PT08H22M23S">
            <text:p>08:22:23</text:p>
          </table:table-cell>
          <table:table-cell office:value-type="float" office:value="7.2">
            <text:p>7,2</text:p>
          </table:table-cell>
          <table:table-cell office:value-type="time" office:time-value="PT00H41M05S">
            <text:p>00:41:05</text:p>
          </table:table-cell>
          <table:table-cell table:style-name="ce12" office:value-type="float" office:value="122">
            <text:p>122</text:p>
          </table:table-cell>
          <table:table-cell office:value-type="string">
            <text:p>Vallone – Nicola – Vallone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office:value-type="date" office:date-value="2009-08-09">
            <text:p>09.08.2009</text:p>
          </table:table-cell>
          <table:table-cell office:value-type="time" office:time-value="PT19H02M52S">
            <text:p>19:02:52</text:p>
          </table:table-cell>
          <table:table-cell office:value-type="float" office:value="19.3">
            <text:p>19,3</text:p>
          </table:table-cell>
          <table:table-cell office:value-type="time" office:time-value="PT01H36M00S">
            <text:p>01:36:00</text:p>
          </table:table-cell>
          <table:table-cell table:style-name="ce12" office:value-type="float" office:value="138">
            <text:p>138</text:p>
          </table:table-cell>
          <table:table-cell office:value-type="string">
            <text:p>Kwh – Hofen – Burgholzhof – Zuffenhausen - Kwh</text:p>
          </table:table-cell>
          <table:table-cell table:formula="of:=SUM([.D6:.D12])" office:value-type="float" office:value="112.2">
            <text:p>112,2</text:p>
          </table:table-cell>
          <table:table-cell table:number-columns-repeated="1016"/>
        </table:table-row>
        <table:table-row table:style-name="ro2">
          <table:table-cell office:value-type="float" office:value="81">
            <text:p>81</text:p>
          </table:table-cell>
          <table:table-cell office:value-type="date" office:date-value="2009-08-10">
            <text:p>10.08.2009</text:p>
          </table:table-cell>
          <table:table-cell office:value-type="time" office:time-value="PT14H46M44S">
            <text:p>14:46:44</text:p>
          </table:table-cell>
          <table:table-cell office:value-type="float" office:value="10.8">
            <text:p>10,8</text:p>
          </table:table-cell>
          <table:table-cell office:value-type="time" office:time-value="PT00H51M42S">
            <text:p>00:51:42</text:p>
          </table:table-cell>
          <table:table-cell table:style-name="ce12" office:value-type="float" office:value="136">
            <text:p>136</text:p>
          </table:table-cell>
          <table:table-cell office:value-type="string">
            <text:p>Lilly-Runde (umgekehrt)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8-10">
            <text:p>10.08.2009</text:p>
          </table:table-cell>
          <table:table-cell office:value-type="time" office:time-value="PT20H49M30S">
            <text:p>20:49:30</text:p>
          </table:table-cell>
          <table:table-cell office:value-type="float" office:value="9.3">
            <text:p>9,3</text:p>
          </table:table-cell>
          <table:table-cell office:value-type="time" office:time-value="PT00H44M50S">
            <text:p>00:44:50</text:p>
          </table:table-cell>
          <table:table-cell/>
          <table:table-cell office:value-type="string">
            <text:p>Kwh – Feuerbachtal – Freiberg – Zuffenhausen – Büro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office:value-type="date" office:date-value="2009-08-11">
            <text:p>11.08.2009</text:p>
          </table:table-cell>
          <table:table-cell office:value-type="time" office:time-value="PT17H53M00S">
            <text:p>17:53:00</text:p>
          </table:table-cell>
          <table:table-cell office:value-type="float" office:value="0.6">
            <text:p>0,6</text:p>
          </table:table-cell>
          <table:table-cell office:value-type="time" office:time-value="PT00H03M12S">
            <text:p>00:03:12</text:p>
          </table:table-cell>
          <table:table-cell/>
          <table:table-cell office:value-type="string">
            <text:p>Probleme mit Trinkflaschen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8-11">
            <text:p>11.08.2009</text:p>
          </table:table-cell>
          <table:table-cell office:value-type="time" office:time-value="PT18H00M00S">
            <text:p>18:00:00</text:p>
          </table:table-cell>
          <table:table-cell office:value-type="float" office:value="32.8">
            <text:p>32,8</text:p>
          </table:table-cell>
          <table:table-cell office:value-type="time" office:time-value="PT02H56M22S">
            <text:p>02:56:22</text:p>
          </table:table-cell>
          <table:table-cell table:style-name="ce12" office:value-type="float" office:value="125">
            <text:p>125</text:p>
          </table:table-cell>
          <table:table-cell office:value-type="string">
            <text:p>Kwh – Feuerbach – Botnang – Solitude - Kwh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date" office:date-value="2009-08-12">
            <text:p>12.08.2009</text:p>
          </table:table-cell>
          <table:table-cell office:value-type="time" office:time-value="PT10H15M09S">
            <text:p>10:15:09</text:p>
          </table:table-cell>
          <table:table-cell office:value-type="float" office:value="18.9">
            <text:p>18,9</text:p>
          </table:table-cell>
          <table:table-cell office:value-type="time" office:time-value="PT01H46M50S">
            <text:p>01:46:50</text:p>
          </table:table-cell>
          <table:table-cell table:style-name="ce12" office:value-type="float" office:value="126">
            <text:p>126</text:p>
          </table:table-cell>
          <table:table-cell office:value-type="string">
            <text:p>Kwh – PragSattel – Killesberg – PragSattel – Burgholzhof – Kwh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8-12">
            <text:p>12.08.2009</text:p>
          </table:table-cell>
          <table:table-cell office:value-type="time" office:time-value="PT19H13M00S">
            <text:p>19:13:00</text:p>
          </table:table-cell>
          <table:table-cell office:value-type="float" office:value="10.7">
            <text:p>10,7</text:p>
          </table:table-cell>
          <table:table-cell office:value-type="time" office:time-value="PT00H59M55S">
            <text:p>00:59:55</text:p>
          </table:table-cell>
          <table:table-cell table:style-name="ce12" office:value-type="float" office:value="117">
            <text:p>117</text:p>
          </table:table-cell>
          <table:table-cell office:value-type="string">
            <text:p>Lilly-Runde (umgekehrt)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office:value-type="date" office:date-value="2009-08-13">
            <text:p>13.08.2009</text:p>
          </table:table-cell>
          <table:table-cell office:value-type="time" office:time-value="PT06H47M17S">
            <text:p>06:47:17</text:p>
          </table:table-cell>
          <table:table-cell office:value-type="float" office:value="17.3">
            <text:p>17,3</text:p>
          </table:table-cell>
          <table:table-cell office:value-type="time" office:time-value="PT01H37M50S">
            <text:p>01:37:50</text:p>
          </table:table-cell>
          <table:table-cell table:style-name="ce12" office:value-type="float" office:value="125">
            <text:p>125</text:p>
          </table:table-cell>
          <table:table-cell office:value-type="string">
            <text:p>Kwh – Aldingen – Kwh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8-13">
            <text:p>13.08.2009</text:p>
          </table:table-cell>
          <table:table-cell office:value-type="time" office:time-value="PT18H48M51S">
            <text:p>18:48:51</text:p>
          </table:table-cell>
          <table:table-cell office:value-type="float" office:value="6.2">
            <text:p>6,2</text:p>
          </table:table-cell>
          <table:table-cell office:value-type="time" office:time-value="PT00H52M55S">
            <text:p>00:52:55</text:p>
          </table:table-cell>
          <table:table-cell/>
          <table:table-cell office:value-type="string">
            <text:p>Kwh – Stammheim - Kwh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office:value-type="date" office:date-value="2009-08-14">
            <text:p>14.08.2009</text:p>
          </table:table-cell>
          <table:table-cell office:value-type="time" office:time-value="PT09H29M57S">
            <text:p>09:29:57</text:p>
          </table:table-cell>
          <table:table-cell office:value-type="float" office:value="3.3">
            <text:p>3,3</text:p>
          </table:table-cell>
          <table:table-cell office:value-type="time" office:time-value="PT00H20M13S">
            <text:p>00:20:13</text:p>
          </table:table-cell>
          <table:table-cell table:style-name="ce12" office:value-type="float" office:value="119">
            <text:p>119</text:p>
          </table:table-cell>
          <table:table-cell office:value-type="string">
            <text:p>Kwh – Büro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8-14">
            <text:p>14.08.2009</text:p>
          </table:table-cell>
          <table:table-cell office:value-type="time" office:time-value="PT16H07M33S">
            <text:p>16:07:33</text:p>
          </table:table-cell>
          <table:table-cell office:value-type="float" office:value="17.9">
            <text:p>17,9</text:p>
          </table:table-cell>
          <table:table-cell office:value-type="time" office:time-value="PT01H44M20S">
            <text:p>01:44:20</text:p>
          </table:table-cell>
          <table:table-cell table:style-name="ce12" office:value-type="float" office:value="119">
            <text:p>119</text:p>
          </table:table-cell>
          <table:table-cell office:value-type="string">
            <text:p>Büro – Lemberg – Kallenberg – Kwh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date" office:date-value="2009-08-15">
            <text:p>15.08.2009</text:p>
          </table:table-cell>
          <table:table-cell office:value-type="time" office:time-value="PT09H14M00S">
            <text:p>09:14:00</text:p>
          </table:table-cell>
          <table:table-cell office:value-type="float" office:value="1.3">
            <text:p>1,3</text:p>
          </table:table-cell>
          <table:table-cell office:value-type="time" office:time-value="PT00H08M10S">
            <text:p>00:08:10</text:p>
          </table:table-cell>
          <table:table-cell/>
          <table:table-cell office:value-type="string">
            <text:p>Bäcker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8-15">
            <text:p>15.08.2009</text:p>
          </table:table-cell>
          <table:table-cell office:value-type="time" office:time-value="PT11H57M12S">
            <text:p>11:57:12</text:p>
          </table:table-cell>
          <table:table-cell office:value-type="float" office:value="23.3">
            <text:p>23,3</text:p>
          </table:table-cell>
          <table:table-cell office:value-type="time" office:time-value="PT02H19M20S">
            <text:p>02:19:20</text:p>
          </table:table-cell>
          <table:table-cell table:style-name="ce12" office:value-type="float" office:value="122">
            <text:p>122</text:p>
          </table:table-cell>
          <table:table-cell office:value-type="string">
            <text:p>Kwh - Neckarweihingen – Grünbühl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office:value-type="date" office:date-value="2009-08-16">
            <text:p>16.08.2009</text:p>
          </table:table-cell>
          <table:table-cell office:value-type="time" office:time-value="PT09H46M09S">
            <text:p>09:46:09</text:p>
          </table:table-cell>
          <table:table-cell table:style-name="Default" office:value-type="float" office:value="12.8">
            <text:p>12,8</text:p>
          </table:table-cell>
          <table:table-cell office:value-type="time" office:time-value="PT01H05M59S">
            <text:p>01:05:59</text:p>
          </table:table-cell>
          <table:table-cell table:style-name="ce12" office:value-type="float" office:value="135">
            <text:p>135</text:p>
          </table:table-cell>
          <table:table-cell office:value-type="string">
            <text:p>Kwh – Mühlhausen – Freiberg - Zuffenhausen</text:p>
          </table:table-cell>
          <table:table-cell table:formula="of:=SUM([.D13:.D25])" office:value-type="float" office:value="165.2">
            <text:p>165,2</text:p>
          </table:table-cell>
          <table:table-cell table:number-columns-repeated="1016"/>
        </table:table-row>
        <table:table-row table:style-name="ro2">
          <table:table-cell office:value-type="float" office:value="88">
            <text:p>88</text:p>
          </table:table-cell>
          <table:table-cell office:value-type="date" office:date-value="2009-08-17">
            <text:p>17.08.2009</text:p>
          </table:table-cell>
          <table:table-cell office:value-type="time" office:time-value="PT14H23M12S">
            <text:p>14:23:12</text:p>
          </table:table-cell>
          <table:table-cell office:value-type="float" office:value="29.8">
            <text:p>29,8</text:p>
          </table:table-cell>
          <table:table-cell office:value-type="time" office:time-value="PT02H47M00S">
            <text:p>02:47:00</text:p>
          </table:table-cell>
          <table:table-cell table:style-name="ce12" office:value-type="float" office:value="126">
            <text:p>126</text:p>
          </table:table-cell>
          <table:table-cell office:value-type="string">
            <text:p>Kwh – Neckar – Schloßgarten (2 Runden)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date" office:date-value="2009-08-18">
            <text:p>18.08.2009</text:p>
          </table:table-cell>
          <table:table-cell office:value-type="time" office:time-value="PT22H02M11S">
            <text:p>22:02:11</text:p>
          </table:table-cell>
          <table:table-cell office:value-type="float" office:value="3.4">
            <text:p>3,4</text:p>
          </table:table-cell>
          <table:table-cell office:value-type="time" office:time-value="PT00H18M10S">
            <text:p>00:18:10</text:p>
          </table:table-cell>
          <table:table-cell office:value-type="string">
            <text:p>kaputt</text:p>
          </table:table-cell>
          <table:table-cell office:value-type="string">
            <text:p>Eishalle – Bäcker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date" office:date-value="2009-08-19">
            <text:p>19.08.2009</text:p>
          </table:table-cell>
          <table:table-cell office:value-type="time" office:time-value="PT08H44M27S">
            <text:p>08:44:27</text:p>
          </table:table-cell>
          <table:table-cell office:value-type="float" office:value="14.2">
            <text:p>14,2</text:p>
          </table:table-cell>
          <table:table-cell office:value-type="time" office:time-value="PT01H08M15S">
            <text:p>01:08:15</text:p>
          </table:table-cell>
          <table:table-cell table:style-name="ce12" office:value-type="float" office:value="132">
            <text:p>132</text:p>
          </table:table-cell>
          <table:table-cell office:value-type="string">
            <text:p>Kwh – Neckar – Burgholzhof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8-19">
            <text:p>19.08.2009</text:p>
          </table:table-cell>
          <table:table-cell office:value-type="time" office:time-value="PT19H31M01S">
            <text:p>19:31:01</text:p>
          </table:table-cell>
          <table:table-cell office:value-type="float" office:value="10.2">
            <text:p>10,2</text:p>
          </table:table-cell>
          <table:table-cell office:value-type="time" office:time-value="PT00H53M20S">
            <text:p>00:53:20</text:p>
          </table:table-cell>
          <table:table-cell table:style-name="ce12" office:value-type="float" office:value="136">
            <text:p>136</text:p>
          </table:table-cell>
          <table:table-cell office:value-type="string">
            <text:p>Lilly-Runde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office:value-type="date" office:date-value="2009-08-20">
            <text:p>20.08.2009</text:p>
          </table:table-cell>
          <table:table-cell office:value-type="time" office:time-value="PT11H11M48S">
            <text:p>11:11:48</text:p>
          </table:table-cell>
          <table:table-cell office:value-type="float" office:value="20.2">
            <text:p>20,2</text:p>
          </table:table-cell>
          <table:table-cell office:value-type="time" office:time-value="PT01H59M15S">
            <text:p>01:59:15</text:p>
          </table:table-cell>
          <table:table-cell table:style-name="ce12" office:value-type="float" office:value="132">
            <text:p>132</text:p>
          </table:table-cell>
          <table:table-cell office:value-type="string">
            <text:p>Kwh – Neckarrems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office:value-type="date" office:date-value="2009-08-21">
            <text:p>21.08.2009</text:p>
          </table:table-cell>
          <table:table-cell office:value-type="time" office:time-value="PT13H42M33S">
            <text:p>13:42:33</text:p>
          </table:table-cell>
          <table:table-cell office:value-type="float" office:value="30.3">
            <text:p>30,3</text:p>
          </table:table-cell>
          <table:table-cell office:value-type="time" office:time-value="PT03H01M35S">
            <text:p>03:01:35</text:p>
          </table:table-cell>
          <table:table-cell table:style-name="ce12" office:value-type="float" office:value="123">
            <text:p>123</text:p>
          </table:table-cell>
          <table:table-cell office:value-type="string">
            <text:p>Kwh – Hohenacker – Rems zurück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office:value-type="date" office:date-value="2009-08-22">
            <text:p>22.08.2009</text:p>
          </table:table-cell>
          <table:table-cell office:value-type="time" office:time-value="PT13H23M50S">
            <text:p>13:23:50</text:p>
          </table:table-cell>
          <table:table-cell office:value-type="float" office:value="3.9">
            <text:p>3,9</text:p>
          </table:table-cell>
          <table:table-cell office:value-type="time" office:time-value="PT00H22M45S">
            <text:p>00:22:45</text:p>
          </table:table-cell>
          <table:table-cell table:style-name="ce12" office:value-type="float" office:value="123">
            <text:p>123</text:p>
          </table:table-cell>
          <table:table-cell office:value-type="string">
            <text:p>Kwh – Zuffenhausen Bhf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8-22">
            <text:p>22.08.2009</text:p>
          </table:table-cell>
          <table:table-cell office:value-type="time" office:time-value="PT14H50M26S">
            <text:p>14:50:26</text:p>
          </table:table-cell>
          <table:table-cell office:value-type="float" office:value="5.2">
            <text:p>5,2</text:p>
          </table:table-cell>
          <table:table-cell office:value-type="time" office:time-value="PT00H30M05S">
            <text:p>00:30:05</text:p>
          </table:table-cell>
          <table:table-cell table:style-name="ce12" office:value-type="float" office:value="122">
            <text:p>122</text:p>
          </table:table-cell>
          <table:table-cell office:value-type="string">
            <text:p>Bk Bhf – Steinbach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office:value-type="date" office:date-value="2009-08-23">
            <text:p>23.08.2009</text:p>
          </table:table-cell>
          <table:table-cell office:value-type="time" office:time-value="PT06H20M32S">
            <text:p>06:20:32</text:p>
          </table:table-cell>
          <table:table-cell office:value-type="float" office:value="8.9">
            <text:p>8,9</text:p>
          </table:table-cell>
          <table:table-cell office:value-type="time" office:time-value="PT00H50M07S">
            <text:p>00:50:07</text:p>
          </table:table-cell>
          <table:table-cell table:style-name="ce12" office:value-type="float" office:value="121">
            <text:p>121</text:p>
          </table:table-cell>
          <table:table-cell office:value-type="string">
            <text:p>Kwh – Mönchsfeld – Büro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8-23">
            <text:p>23.08.2009</text:p>
          </table:table-cell>
          <table:table-cell office:value-type="time" office:time-value="PT07H20M27S">
            <text:p>07:20:27</text:p>
          </table:table-cell>
          <table:table-cell office:value-type="float" office:value="4">
            <text:p>4,0</text:p>
          </table:table-cell>
          <table:table-cell office:value-type="time" office:time-value="PT00H22M45S">
            <text:p>00:22:45</text:p>
          </table:table-cell>
          <table:table-cell table:style-name="ce12" office:value-type="float" office:value="115">
            <text:p>115</text:p>
          </table:table-cell>
          <table:table-cell office:value-type="string">
            <text:p>Büro – Kwh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8-23">
            <text:p>23.08.2009</text:p>
          </table:table-cell>
          <table:table-cell office:value-type="time" office:time-value="PT18H51M54S">
            <text:p>18:51:54</text:p>
          </table:table-cell>
          <table:table-cell office:value-type="float" office:value="11">
            <text:p>11,0</text:p>
          </table:table-cell>
          <table:table-cell office:value-type="time" office:time-value="PT01H02M15S">
            <text:p>01:02:15</text:p>
          </table:table-cell>
          <table:table-cell table:style-name="ce12" office:value-type="float" office:value="127">
            <text:p>127</text:p>
          </table:table-cell>
          <table:table-cell office:value-type="string">
            <text:p>Faaker-See-Runde mit Bundessportzentrum</text:p>
          </table:table-cell>
          <table:table-cell table:formula="of:=SUM([.D26:.D36])" office:value-type="float" office:value="141.1">
            <text:p>141,1</text:p>
          </table:table-cell>
          <table:table-cell table:number-columns-repeated="1016"/>
        </table:table-row>
        <table:table-row table:style-name="ro2">
          <table:table-cell office:value-type="float" office:value="95">
            <text:p>95</text:p>
          </table:table-cell>
          <table:table-cell office:value-type="date" office:date-value="2009-08-24">
            <text:p>24.08.2009</text:p>
          </table:table-cell>
          <table:table-cell office:value-type="time" office:time-value="PT15H06M39S">
            <text:p>15:06:39</text:p>
          </table:table-cell>
          <table:table-cell office:value-type="float" office:value="16.3">
            <text:p>16,3</text:p>
          </table:table-cell>
          <table:table-cell office:value-type="time" office:time-value="PT02H03M05S">
            <text:p>02:03:05</text:p>
          </table:table-cell>
          <table:table-cell table:style-name="ce12" office:value-type="float" office:value="123">
            <text:p>123</text:p>
          </table:table-cell>
          <table:table-cell office:value-type="string">
            <text:p>Faak – Baumgartner Hof – Untergreuth – Faak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office:value-type="date" office:date-value="2009-08-25">
            <text:p>25.08.2009</text:p>
          </table:table-cell>
          <table:table-cell office:value-type="time" office:time-value="PT19H10M10S">
            <text:p>19:10:10</text:p>
          </table:table-cell>
          <table:table-cell office:value-type="float" office:value="10.8">
            <text:p>10,8</text:p>
          </table:table-cell>
          <table:table-cell office:value-type="time" office:time-value="PT01H01M05S">
            <text:p>01:01:05</text:p>
          </table:table-cell>
          <table:table-cell table:style-name="ce12" office:value-type="float" office:value="130">
            <text:p>130</text:p>
          </table:table-cell>
          <table:table-cell office:value-type="string">
            <text:p>Faaker-See-Runde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office:value-type="date" office:date-value="2009-08-26">
            <text:p>26.08.2009</text:p>
          </table:table-cell>
          <table:table-cell office:value-type="time" office:time-value="PT15H06M52S">
            <text:p>15:06:52</text:p>
          </table:table-cell>
          <table:table-cell office:value-type="float" office:value="23.9">
            <text:p>23,9</text:p>
          </table:table-cell>
          <table:table-cell office:value-type="time" office:time-value="PT03H23M10S">
            <text:p>03:23:10</text:p>
          </table:table-cell>
          <table:table-cell table:style-name="ce12" office:value-type="float" office:value="124">
            <text:p>124</text:p>
          </table:table-cell>
          <table:table-cell office:value-type="string">
            <text:p>Faak – Bertahütte – Faak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office:value-type="date" office:date-value="2009-08-27">
            <text:p>27.08.2009</text:p>
          </table:table-cell>
          <table:table-cell office:value-type="time" office:time-value="PT16H49M49S">
            <text:p>16:49:49</text:p>
          </table:table-cell>
          <table:table-cell office:value-type="float" office:value="1.4">
            <text:p>1,4</text:p>
          </table:table-cell>
          <table:table-cell office:value-type="time" office:time-value="PT00H09M45S">
            <text:p>00:09:45</text:p>
          </table:table-cell>
          <table:table-cell table:style-name="ce12" office:value-type="float" office:value="94">
            <text:p>94</text:p>
          </table:table-cell>
          <table:table-cell office:value-type="string">
            <text:p>Faak – zum See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8-27">
            <text:p>27.08.2009</text:p>
          </table:table-cell>
          <table:table-cell office:value-type="time" office:time-value="PT17H12M41S">
            <text:p>17:12:41</text:p>
          </table:table-cell>
          <table:table-cell office:value-type="float" office:value="9.3">
            <text:p>9,3</text:p>
          </table:table-cell>
          <table:table-cell office:value-type="time" office:time-value="PT00H51M20S">
            <text:p>00:51:20</text:p>
          </table:table-cell>
          <table:table-cell table:style-name="ce12" office:value-type="float" office:value="130">
            <text:p>130</text:p>
          </table:table-cell>
          <table:table-cell office:value-type="string">
            <text:p>Faaker-See-Runde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8-27">
            <text:p>27.08.2009</text:p>
          </table:table-cell>
          <table:table-cell office:value-type="time" office:time-value="PT18H12M10S">
            <text:p>18:12:10</text:p>
          </table:table-cell>
          <table:table-cell office:value-type="float" office:value="1.4">
            <text:p>1,4</text:p>
          </table:table-cell>
          <table:table-cell office:value-type="time" office:time-value="PT00H07M30S">
            <text:p>00:07:30</text:p>
          </table:table-cell>
          <table:table-cell table:style-name="ce12" office:value-type="float" office:value="130">
            <text:p>130</text:p>
          </table:table-cell>
          <table:table-cell office:value-type="string">
            <text:p>Faak – See-Karglhof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office:value-type="date" office:date-value="2009-08-28">
            <text:p>28.08.2009</text:p>
          </table:table-cell>
          <table:table-cell office:value-type="time" office:time-value="PT16H30M38S">
            <text:p>16:30:38</text:p>
          </table:table-cell>
          <table:table-cell office:value-type="float" office:value="13.7">
            <text:p>13,7</text:p>
          </table:table-cell>
          <table:table-cell office:value-type="time" office:time-value="PT01H29M15S">
            <text:p>01:29:15</text:p>
          </table:table-cell>
          <table:table-cell table:style-name="ce12" office:value-type="float" office:value="125">
            <text:p>125</text:p>
          </table:table-cell>
          <table:table-cell office:value-type="string">
            <text:p>Faak – Finkenstein – Ruine – Latschach – Faaker See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date" office:date-value="2009-08-28">
            <text:p>28.08.2009</text:p>
          </table:table-cell>
          <table:table-cell office:value-type="time" office:time-value="PT18H04M55S">
            <text:p>18:04:55</text:p>
          </table:table-cell>
          <table:table-cell office:value-type="float" office:value="1.4">
            <text:p>1,4</text:p>
          </table:table-cell>
          <table:table-cell office:value-type="time" office:time-value="PT00H08M31S">
            <text:p>00:08:31</text:p>
          </table:table-cell>
          <table:table-cell table:style-name="ce12" office:value-type="float" office:value="120">
            <text:p>120</text:p>
          </table:table-cell>
          <table:table-cell office:value-type="string">
            <text:p>Faak – See-Karglhof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office:value-type="date" office:date-value="2009-08-29">
            <text:p>29.08.2009</text:p>
          </table:table-cell>
          <table:table-cell office:value-type="time" office:time-value="PT19H20M25S">
            <text:p>19:20:25</text:p>
          </table:table-cell>
          <table:table-cell office:value-type="float" office:value="11">
            <text:p>11,0</text:p>
          </table:table-cell>
          <table:table-cell office:value-type="time" office:time-value="PT01H00M30S">
            <text:p>01:00:30</text:p>
          </table:table-cell>
          <table:table-cell table:style-name="ce12" office:value-type="float" office:value="129">
            <text:p>129</text:p>
          </table:table-cell>
          <table:table-cell office:value-type="string">
            <text:p>Faaker-See-Runde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office:value-type="date" office:date-value="2009-08-30">
            <text:p>30.08.2009</text:p>
          </table:table-cell>
          <table:table-cell office:value-type="time" office:time-value="PT18H31M08S">
            <text:p>18:31:08</text:p>
          </table:table-cell>
          <table:table-cell office:value-type="float" office:value="17.8">
            <text:p>17,8</text:p>
          </table:table-cell>
          <table:table-cell office:value-type="time" office:time-value="PT01H44M00S">
            <text:p>01:44:00</text:p>
          </table:table-cell>
          <table:table-cell table:style-name="ce12" office:value-type="float" office:value="124">
            <text:p>124</text:p>
          </table:table-cell>
          <table:table-cell office:value-type="string">
            <text:p>Faak – Müllern – Gailtal – Maria Gail – Faak</text:p>
          </table:table-cell>
          <table:table-cell table:formula="of:=SUM([.D37:.D46])" office:value-type="float" office:value="107">
            <text:p>107</text:p>
          </table:table-cell>
          <table:table-cell table:number-columns-repeated="1016"/>
        </table:table-row>
        <table:table-row table:style-name="ro2">
          <table:table-cell office:value-type="float" office:value="102">
            <text:p>102</text:p>
          </table:table-cell>
          <table:table-cell office:value-type="date" office:date-value="2009-08-31">
            <text:p>31.08.2009</text:p>
          </table:table-cell>
          <table:table-cell office:value-type="time" office:time-value="PT06H45M18S">
            <text:p>06:45:18</text:p>
          </table:table-cell>
          <table:table-cell office:value-type="float" office:value="18.3">
            <text:p>18,3</text:p>
          </table:table-cell>
          <table:table-cell office:value-type="time" office:time-value="PT05H54M50S">
            <text:p>05:54:50</text:p>
          </table:table-cell>
          <table:table-cell table:style-name="ce12" office:value-type="float" office:value="103">
            <text:p>103</text:p>
          </table:table-cell>
          <table:table-cell office:value-type="string">
            <text:p>Faak – Mittagskogel – Faak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formula="of:=SUM([.D47])" office:value-type="float" office:value="18.3">
            <text:p>18,3</text:p>
          </table:table-cell>
          <table:table-cell table:number-columns-repeated="1016"/>
        </table:table-row>
        <table:table-row table:style-name="ro2" table:number-rows-repeated="50">
          <table:table-cell table:number-columns-repeated="1024"/>
        </table:table-row>
        <table:table-row table:style-name="ro2">
          <table:table-cell table:number-columns-repeated="3"/>
          <table:table-cell/>
          <table:table-cell table:number-columns-repeated="1020"/>
        </table:table-row>
        <table:table-row table:style-name="ro2" table:number-rows-repeated="654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-07" table:style-name="ta1" table:print="false">
        <table:table-column table:style-name="co1" table:default-cell-style-name="Default"/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1" table:default-cell-style-name="ce11"/>
        <table:table-column table:style-name="co3" table:default-cell-style-name="ce11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Dauer</text:p>
          </table:table-cell>
          <table:table-cell table:style-name="ce9" office:value-type="string">
            <text:p>Puls</text:p>
          </table:table-cell>
          <table:table-cell table:style-name="ce1" office:value-type="string">
            <text:p>Bemerkung</text:p>
          </table:table-cell>
          <table:table-cell table:style-name="ce1" table:formula="of:=SUM([.D2:.D65488])" office:value-type="float" office:value="1388.4">
            <text:p>1388,4</text:p>
          </table:table-cell>
          <table:table-cell table:style-name="ce16" table:formula="of:=SUM([.E2:.E65488])" office:value-type="time" office:time-value="PT135H30M32S">
            <text:p>15:30:32</text:p>
          </table:table-cell>
          <table:table-cell table:style-name="ce1" table:number-columns-repeated="1015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09-06-30">
            <text:p>30.06.2009</text:p>
          </table:table-cell>
          <table:table-cell/>
          <table:table-cell office:value-type="float" office:value="716.9">
            <text:p>716,9</text:p>
          </table:table-cell>
          <table:table-cell office:value-type="time" office:time-value="PT72H37M17S">
            <text:p>00:37:17</text:p>
          </table:table-cell>
          <table:table-cell/>
          <table:table-cell office:value-type="string">
            <text:p>Übertrag 72:37:17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date" office:date-value="2009-07-01">
            <text:p>01.07.2009</text:p>
          </table:table-cell>
          <table:table-cell/>
          <table:table-cell office:value-type="float" office:value="15.5">
            <text:p>15,5</text:p>
          </table:table-cell>
          <table:table-cell office:value-type="time" office:time-value="PT01H20M36S">
            <text:p>01:20:36</text:p>
          </table:table-cell>
          <table:table-cell/>
          <table:table-cell office:value-type="string">
            <text:p>Feuerbacher Tal – 3 Runden im Wald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date" office:date-value="2009-07-02">
            <text:p>02.07.2009</text:p>
          </table:table-cell>
          <table:table-cell/>
          <table:table-cell office:value-type="float" office:value="4">
            <text:p>4,0</text:p>
          </table:table-cell>
          <table:table-cell office:value-type="time" office:time-value="PT00H21M25S">
            <text:p>00:21:25</text:p>
          </table:table-cell>
          <table:table-cell/>
          <table:table-cell office:value-type="string">
            <text:p>Zuffenhausen – Büro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02">
            <text:p>02.07.2009</text:p>
          </table:table-cell>
          <table:table-cell/>
          <table:table-cell office:value-type="float" office:value="15.4">
            <text:p>15,4</text:p>
          </table:table-cell>
          <table:table-cell office:value-type="time" office:time-value="PT01H26M12S">
            <text:p>01:26:12</text:p>
          </table:table-cell>
          <table:table-cell/>
          <table:table-cell office:value-type="string">
            <text:p>Zuffenhauser Wald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date" office:date-value="2009-07-03">
            <text:p>03.07.2009</text:p>
          </table:table-cell>
          <table:table-cell/>
          <table:table-cell office:value-type="float" office:value="3.5">
            <text:p>3,5</text:p>
          </table:table-cell>
          <table:table-cell office:value-type="time" office:time-value="PT00H17M21S">
            <text:p>00:17:21</text:p>
          </table:table-cell>
          <table:table-cell/>
          <table:table-cell office:value-type="string">
            <text:p>Eishallen-Runde (2)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date" office:date-value="2009-07-04">
            <text:p>04.07.2009</text:p>
          </table:table-cell>
          <table:table-cell/>
          <table:table-cell office:value-type="float" office:value="28.2">
            <text:p>28,2</text:p>
          </table:table-cell>
          <table:table-cell office:value-type="time" office:time-value="PT02H37M31S">
            <text:p>02:37:31</text:p>
          </table:table-cell>
          <table:table-cell/>
          <table:table-cell office:value-type="string">
            <text:p>Max-Eyth-See – Killesberg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date" office:date-value="2009-07-05">
            <text:p>05.07.2009</text:p>
          </table:table-cell>
          <table:table-cell/>
          <table:table-cell office:value-type="float" office:value="24.8">
            <text:p>24,8</text:p>
          </table:table-cell>
          <table:table-cell office:value-type="time" office:time-value="PT02H24M45S">
            <text:p>02:24:45</text:p>
          </table:table-cell>
          <table:table-cell/>
          <table:table-cell office:value-type="string">
            <text:p>Max-Eyth-See – Neckarrems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date" office:date-value="2009-07-06">
            <text:p>06.07.2009</text:p>
          </table:table-cell>
          <table:table-cell/>
          <table:table-cell office:value-type="float" office:value="3.5">
            <text:p>3,5</text:p>
          </table:table-cell>
          <table:table-cell office:value-type="time" office:time-value="PT00H19M40S">
            <text:p>00:19:40</text:p>
          </table:table-cell>
          <table:table-cell/>
          <table:table-cell office:value-type="string">
            <text:p>Nach Stammheim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06">
            <text:p>06.07.2009</text:p>
          </table:table-cell>
          <table:table-cell/>
          <table:table-cell office:value-type="float" office:value="3.3">
            <text:p>3,3</text:p>
          </table:table-cell>
          <table:table-cell office:value-type="time" office:time-value="PT00H17M34S">
            <text:p>00:17:34</text:p>
          </table:table-cell>
          <table:table-cell/>
          <table:table-cell office:value-type="string">
            <text:p>Von Stammheim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date" office:date-value="2009-07-07">
            <text:p>07.07.2009</text:p>
          </table:table-cell>
          <table:table-cell/>
          <table:table-cell office:value-type="float" office:value="3.7">
            <text:p>3,7</text:p>
          </table:table-cell>
          <table:table-cell office:value-type="time" office:time-value="PT00H20M21S">
            <text:p>00:20:21</text:p>
          </table:table-cell>
          <table:table-cell/>
          <table:table-cell office:value-type="string">
            <text:p>Zuffenhausen – Büro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07">
            <text:p>07.07.2009</text:p>
          </table:table-cell>
          <table:table-cell/>
          <table:table-cell office:value-type="float" office:value="12.1">
            <text:p>12,1</text:p>
          </table:table-cell>
          <table:table-cell office:value-type="time" office:time-value="PT01H09M28S">
            <text:p>01:09:28</text:p>
          </table:table-cell>
          <table:table-cell/>
          <table:table-cell office:value-type="string">
            <text:p>Büro – Weilimdorf – Büro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07">
            <text:p>07.07.2009</text:p>
          </table:table-cell>
          <table:table-cell/>
          <table:table-cell office:value-type="float" office:value="3.6">
            <text:p>3,6</text:p>
          </table:table-cell>
          <table:table-cell office:value-type="time" office:time-value="PT00H20M33S">
            <text:p>00:20:33</text:p>
          </table:table-cell>
          <table:table-cell/>
          <table:table-cell office:value-type="string">
            <text:p>Nach Hause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date" office:date-value="2009-07-08">
            <text:p>08.07.2009</text:p>
          </table:table-cell>
          <table:table-cell/>
          <table:table-cell office:value-type="float" office:value="34.5">
            <text:p>34,5</text:p>
          </table:table-cell>
          <table:table-cell office:value-type="time" office:time-value="PT03H20M16S">
            <text:p>03:20:16</text:p>
          </table:table-cell>
          <table:table-cell/>
          <table:table-cell office:value-type="string">
            <text:p>Nach BBN-Hulb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08">
            <text:p>08.07.2009</text:p>
          </table:table-cell>
          <table:table-cell/>
          <table:table-cell office:value-type="float" office:value="23.4">
            <text:p>23,4</text:p>
          </table:table-cell>
          <table:table-cell office:value-type="time" office:time-value="PT02H23M29S">
            <text:p>02:23:29</text:p>
          </table:table-cell>
          <table:table-cell/>
          <table:table-cell office:value-type="string">
            <text:p>BBN-Hulb – Schwabstr.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08">
            <text:p>08.07.2009</text:p>
          </table:table-cell>
          <table:table-cell/>
          <table:table-cell office:value-type="float" office:value="1.6">
            <text:p>1,6</text:p>
          </table:table-cell>
          <table:table-cell office:value-type="time" office:time-value="PT00H09M05S">
            <text:p>00:09:05</text:p>
          </table:table-cell>
          <table:table-cell/>
          <table:table-cell office:value-type="string">
            <text:p>KwhPbf – nach Hause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date" office:date-value="2009-07-09">
            <text:p>09.07.2009</text:p>
          </table:table-cell>
          <table:table-cell/>
          <table:table-cell office:value-type="float" office:value="3.8">
            <text:p>3,8</text:p>
          </table:table-cell>
          <table:table-cell office:value-type="time" office:time-value="PT00H21M22S">
            <text:p>00:21:22</text:p>
          </table:table-cell>
          <table:table-cell/>
          <table:table-cell office:value-type="string">
            <text:p>Zum Büro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09">
            <text:p>09.07.2009</text:p>
          </table:table-cell>
          <table:table-cell/>
          <table:table-cell office:value-type="float" office:value="5">
            <text:p>5,0</text:p>
          </table:table-cell>
          <table:table-cell office:value-type="time" office:time-value="PT00H26M55S">
            <text:p>00:26:55</text:p>
          </table:table-cell>
          <table:table-cell/>
          <table:table-cell office:value-type="string">
            <text:p>Zurück über Stammheim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date" office:date-value="2009-07-10">
            <text:p>10.07.2009</text:p>
          </table:table-cell>
          <table:table-cell/>
          <table:table-cell office:value-type="float" office:value="15.4">
            <text:p>15,4</text:p>
          </table:table-cell>
          <table:table-cell office:value-type="time" office:time-value="PT01H21M25S">
            <text:p>01:21:25</text:p>
          </table:table-cell>
          <table:table-cell/>
          <table:table-cell office:value-type="string">
            <text:p>6 Runden im Freizeitpark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office:value-type="date" office:date-value="2009-07-11">
            <text:p>11.07.2009</text:p>
          </table:table-cell>
          <table:table-cell/>
          <table:table-cell office:value-type="float" office:value="37.5">
            <text:p>37,5</text:p>
          </table:table-cell>
          <table:table-cell office:value-type="time" office:time-value="PT03H40M48S">
            <text:p>03:40:48</text:p>
          </table:table-cell>
          <table:table-cell/>
          <table:table-cell office:value-type="string">
            <text:p>Kwh – Steinbach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date" office:date-value="2009-07-12">
            <text:p>12.07.2009</text:p>
          </table:table-cell>
          <table:table-cell/>
          <table:table-cell office:value-type="float" office:value="10.6">
            <text:p>10,6</text:p>
          </table:table-cell>
          <table:table-cell office:value-type="time" office:time-value="PT00H58M51S">
            <text:p>00:58:51</text:p>
          </table:table-cell>
          <table:table-cell/>
          <table:table-cell office:value-type="string">
            <text:p>Viesenhäuser Hof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office:value-type="date" office:date-value="2009-07-13">
            <text:p>13.07.2009</text:p>
          </table:table-cell>
          <table:table-cell/>
          <table:table-cell office:value-type="float" office:value="18.2">
            <text:p>18,2</text:p>
          </table:table-cell>
          <table:table-cell office:value-type="time" office:time-value="PT01H26M50S">
            <text:p>01:26:50</text:p>
          </table:table-cell>
          <table:table-cell/>
          <table:table-cell office:value-type="string">
            <text:p>Max-Eyth-See – 2 Runden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office:value-type="date" office:date-value="2009-07-14">
            <text:p>14.07.2009</text:p>
          </table:table-cell>
          <table:table-cell/>
          <table:table-cell office:value-type="float" office:value="10">
            <text:p>10,0</text:p>
          </table:table-cell>
          <table:table-cell office:value-type="time" office:time-value="PT00H54M54S">
            <text:p>00:54:54</text:p>
          </table:table-cell>
          <table:table-cell/>
          <table:table-cell office:value-type="string">
            <text:p>Über Stammheim und Korntal zum Büro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14">
            <text:p>14.07.2009</text:p>
          </table:table-cell>
          <table:table-cell/>
          <table:table-cell office:value-type="float" office:value="7.7">
            <text:p>7,7</text:p>
          </table:table-cell>
          <table:table-cell office:value-type="time" office:time-value="PT00H43M57S">
            <text:p>00:43:57</text:p>
          </table:table-cell>
          <table:table-cell/>
          <table:table-cell office:value-type="string">
            <text:p>Vom Büro über Rot zurück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date" office:date-value="2009-07-15">
            <text:p>15.07.2009</text:p>
          </table:table-cell>
          <table:table-cell/>
          <table:table-cell office:value-type="float" office:value="1.6">
            <text:p>1,6</text:p>
          </table:table-cell>
          <table:table-cell office:value-type="time" office:time-value="PT00H08M55S">
            <text:p>00:08:55</text:p>
          </table:table-cell>
          <table:table-cell/>
          <table:table-cell office:value-type="string">
            <text:p>Zur Sparda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15">
            <text:p>15.07.2009</text:p>
          </table:table-cell>
          <table:table-cell/>
          <table:table-cell office:value-type="float" office:value="9.3">
            <text:p>9,3</text:p>
          </table:table-cell>
          <table:table-cell office:value-type="time" office:time-value="PT00H44M43S">
            <text:p>00:44:43</text:p>
          </table:table-cell>
          <table:table-cell/>
          <table:table-cell office:value-type="string">
            <text:p>Sparda - Stadion - 5x400m - 2x1000m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15">
            <text:p>15.07.2009</text:p>
          </table:table-cell>
          <table:table-cell/>
          <table:table-cell office:value-type="float" office:value="3.7">
            <text:p>3,7</text:p>
          </table:table-cell>
          <table:table-cell office:value-type="time" office:time-value="PT00H21M02S">
            <text:p>00:21:02</text:p>
          </table:table-cell>
          <table:table-cell/>
          <table:table-cell office:value-type="string">
            <text:p>Zum Büro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15">
            <text:p>15.07.2009</text:p>
          </table:table-cell>
          <table:table-cell/>
          <table:table-cell office:value-type="float" office:value="6.5">
            <text:p>6,5</text:p>
          </table:table-cell>
          <table:table-cell office:value-type="time" office:time-value="PT00H36M32S">
            <text:p>00:36:32</text:p>
          </table:table-cell>
          <table:table-cell/>
          <table:table-cell office:value-type="string">
            <text:p>Büro – Sparda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15">
            <text:p>15.07.2009</text:p>
          </table:table-cell>
          <table:table-cell/>
          <table:table-cell office:value-type="float" office:value="1.7">
            <text:p>1,7</text:p>
          </table:table-cell>
          <table:table-cell office:value-type="time" office:time-value="PT00H08M45S">
            <text:p>00:08:45</text:p>
          </table:table-cell>
          <table:table-cell/>
          <table:table-cell office:value-type="string">
            <text:p>Sparda – nach Hause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office:value-type="date" office:date-value="2009-07-16">
            <text:p>16.07.2009</text:p>
          </table:table-cell>
          <table:table-cell/>
          <table:table-cell office:value-type="float" office:value="34.2">
            <text:p>34,2</text:p>
          </table:table-cell>
          <table:table-cell office:value-type="time" office:time-value="PT03H24M25S">
            <text:p>03:24:25</text:p>
          </table:table-cell>
          <table:table-cell/>
          <table:table-cell office:value-type="string">
            <text:p>Nach BBN-Hulb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16">
            <text:p>16.07.2009</text:p>
          </table:table-cell>
          <table:table-cell/>
          <table:table-cell office:value-type="float" office:value="21.6">
            <text:p>21,6</text:p>
          </table:table-cell>
          <table:table-cell office:value-type="time" office:time-value="PT02H18M10S">
            <text:p>02:18:10</text:p>
          </table:table-cell>
          <table:table-cell/>
          <table:table-cell office:value-type="string">
            <text:p>BBN-Hulb – StgtMitte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date" office:date-value="2009-07-17">
            <text:p>17.07.2009</text:p>
          </table:table-cell>
          <table:table-cell/>
          <table:table-cell office:value-type="float" office:value="15.4">
            <text:p>15,4</text:p>
          </table:table-cell>
          <table:table-cell office:value-type="time" office:time-value="PT01H28M59S">
            <text:p>01:28:59</text:p>
          </table:table-cell>
          <table:table-cell/>
          <table:table-cell office:value-type="string">
            <text:p>Max-Eyth-See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date" office:date-value="2009-07-18">
            <text:p>18.07.2009</text:p>
          </table:table-cell>
          <table:table-cell/>
          <table:table-cell office:value-type="float" office:value="8.2">
            <text:p>8,2</text:p>
          </table:table-cell>
          <table:table-cell office:value-type="time" office:time-value="PT00H48M59S">
            <text:p>00:48:59</text:p>
          </table:table-cell>
          <table:table-cell/>
          <table:table-cell office:value-type="string">
            <text:p>Über Umwege zum Büro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18">
            <text:p>18.07.2009</text:p>
          </table:table-cell>
          <table:table-cell/>
          <table:table-cell office:value-type="float" office:value="10">
            <text:p>10,0</text:p>
          </table:table-cell>
          <table:table-cell office:value-type="time" office:time-value="PT00H58M45S">
            <text:p>00:58:45</text:p>
          </table:table-cell>
          <table:table-cell/>
          <table:table-cell office:value-type="string">
            <text:p>Um Stammheim herum zurück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date" office:date-value="2009-07-19">
            <text:p>19.07.2009</text:p>
          </table:table-cell>
          <table:table-cell office:value-type="time" office:time-value="PT16H34M45S">
            <text:p>16:34:45</text:p>
          </table:table-cell>
          <table:table-cell office:value-type="float" office:value="7.3">
            <text:p>7,3</text:p>
          </table:table-cell>
          <table:table-cell office:value-type="time" office:time-value="PT00H42M38S">
            <text:p>00:42:38</text:p>
          </table:table-cell>
          <table:table-cell table:style-name="ce12" office:value-type="float" office:value="123">
            <text:p>123</text:p>
          </table:table-cell>
          <table:table-cell office:value-type="string">
            <text:p>Zazenhausen – Zuffenhausen</text:p>
          </table:table-cell>
          <table:table-cell table:formula="of:=SUM([.D22:.D35])" office:value-type="float" office:value="155.4">
            <text:p>155,4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date" office:date-value="2009-07-20">
            <text:p>20.07.2009</text:p>
          </table:table-cell>
          <table:table-cell office:value-type="time" office:time-value="PT18H14M45S">
            <text:p>18:14:45</text:p>
          </table:table-cell>
          <table:table-cell office:value-type="float" office:value="29.7">
            <text:p>29,7</text:p>
          </table:table-cell>
          <table:table-cell office:value-type="time" office:time-value="PT02H48M53S">
            <text:p>02:48:53</text:p>
          </table:table-cell>
          <table:table-cell table:style-name="ce12" office:value-type="float" office:value="129">
            <text:p>129</text:p>
          </table:table-cell>
          <table:table-cell office:value-type="string">
            <text:p>Feuerbach – Botnang – Solitude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office:value-type="date" office:date-value="2009-07-21">
            <text:p>21.07.2009</text:p>
          </table:table-cell>
          <table:table-cell office:value-type="time" office:time-value="PT19H41M38S">
            <text:p>19:41:38</text:p>
          </table:table-cell>
          <table:table-cell office:value-type="float" office:value="13.1">
            <text:p>13,1</text:p>
          </table:table-cell>
          <table:table-cell office:value-type="time" office:time-value="PT01H14M58S">
            <text:p>01:14:58</text:p>
          </table:table-cell>
          <table:table-cell table:style-name="ce12" office:value-type="float" office:value="133">
            <text:p>133</text:p>
          </table:table-cell>
          <table:table-cell office:value-type="string">
            <text:p>Zazenhausen – Zuffenhausen – Feuerbach – Büro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21">
            <text:p>21.07.2009</text:p>
          </table:table-cell>
          <table:table-cell office:value-type="time" office:time-value="PT21H05M56S">
            <text:p>21:05:56</text:p>
          </table:table-cell>
          <table:table-cell office:value-type="float" office:value="4.2">
            <text:p>4,2</text:p>
          </table:table-cell>
          <table:table-cell office:value-type="time" office:time-value="PT00H24M05S">
            <text:p>00:24:05</text:p>
          </table:table-cell>
          <table:table-cell table:style-name="ce12" office:value-type="float" office:value="125">
            <text:p>125</text:p>
          </table:table-cell>
          <table:table-cell office:value-type="string">
            <text:p>Büro – Heim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office:value-type="date" office:date-value="2009-07-22">
            <text:p>22.07.2009</text:p>
          </table:table-cell>
          <table:table-cell office:value-type="time" office:time-value="PT17H20M04S">
            <text:p>17:20:04</text:p>
          </table:table-cell>
          <table:table-cell office:value-type="float" office:value="26.9">
            <text:p>26,9</text:p>
          </table:table-cell>
          <table:table-cell office:value-type="time" office:time-value="PT02H23M50S">
            <text:p>02:23:50</text:p>
          </table:table-cell>
          <table:table-cell table:style-name="ce12" office:value-type="float" office:value="140">
            <text:p>140</text:p>
          </table:table-cell>
          <table:table-cell office:value-type="string">
            <text:p>Leuze – Schlosspark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office:value-type="date" office:date-value="2009-07-23">
            <text:p>23.07.2009</text:p>
          </table:table-cell>
          <table:table-cell office:value-type="time" office:time-value="PT11H19M48S">
            <text:p>11:19:48</text:p>
          </table:table-cell>
          <table:table-cell office:value-type="float" office:value="11.9">
            <text:p>11,9</text:p>
          </table:table-cell>
          <table:table-cell office:value-type="time" office:time-value="PT01H00M58S">
            <text:p>01:00:58</text:p>
          </table:table-cell>
          <table:table-cell table:style-name="ce12" office:value-type="float" office:value="131">
            <text:p>131</text:p>
          </table:table-cell>
          <table:table-cell office:value-type="string">
            <text:p>??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date" office:date-value="2009-07-24">
            <text:p>24.07.2009</text:p>
          </table:table-cell>
          <table:table-cell office:value-type="time" office:time-value="PT18H08M28S">
            <text:p>18:08:28</text:p>
          </table:table-cell>
          <table:table-cell office:value-type="float" office:value="29.6">
            <text:p>29,6</text:p>
          </table:table-cell>
          <table:table-cell office:value-type="time" office:time-value="PT02H51M40S">
            <text:p>02:51:40</text:p>
          </table:table-cell>
          <table:table-cell table:style-name="ce12" office:value-type="float" office:value="132">
            <text:p>132</text:p>
          </table:table-cell>
          <table:table-cell office:value-type="string">
            <text:p>Neckarrems – Klärwerk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office:value-type="date" office:date-value="2009-07-25">
            <text:p>25.07.2009</text:p>
          </table:table-cell>
          <table:table-cell office:value-type="time" office:time-value="PT09H13M03S">
            <text:p>09:13:03</text:p>
          </table:table-cell>
          <table:table-cell office:value-type="float" office:value="16.7">
            <text:p>16,7</text:p>
          </table:table-cell>
          <table:table-cell office:value-type="time" office:time-value="PT01H28M35S">
            <text:p>01:28:35</text:p>
          </table:table-cell>
          <table:table-cell table:style-name="ce12" office:value-type="float" office:value="124">
            <text:p>124</text:p>
          </table:table-cell>
          <table:table-cell office:value-type="string">
            <text:p>Freizeitpark – 5 Runden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date" office:date-value="2009-07-26">
            <text:p>26.07.2009</text:p>
          </table:table-cell>
          <table:table-cell office:value-type="time" office:time-value="PT08H11M36S">
            <text:p>08:11:36</text:p>
          </table:table-cell>
          <table:table-cell office:value-type="float" office:value="10.6">
            <text:p>10,6</text:p>
          </table:table-cell>
          <table:table-cell office:value-type="time" office:time-value="PT00H56M40S">
            <text:p>00:56:40</text:p>
          </table:table-cell>
          <table:table-cell table:style-name="ce12" office:value-type="float" office:value="120">
            <text:p>120</text:p>
          </table:table-cell>
          <table:table-cell office:value-type="string">
            <text:p>Lilly-Runde</text:p>
          </table:table-cell>
          <table:table-cell table:formula="of:=SUM([.D36:.D43])" office:value-type="float" office:value="142.7">
            <text:p>142,7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office:value-type="date" office:date-value="2009-07-27">
            <text:p>27.07.2009</text:p>
          </table:table-cell>
          <table:table-cell office:value-type="time" office:time-value="PT14H56M10S">
            <text:p>14:56:10</text:p>
          </table:table-cell>
          <table:table-cell office:value-type="float" office:value="11.4">
            <text:p>11,4</text:p>
          </table:table-cell>
          <table:table-cell office:value-type="time" office:time-value="PT00H58M47S">
            <text:p>00:58:47</text:p>
          </table:table-cell>
          <table:table-cell table:style-name="ce12" office:value-type="float" office:value="132">
            <text:p>132</text:p>
          </table:table-cell>
          <table:table-cell office:value-type="string">
            <text:p>Freizeitpark – 1 Runde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office:value-type="date" office:date-value="2009-07-28">
            <text:p>28.07.2009</text:p>
          </table:table-cell>
          <table:table-cell office:value-type="time" office:time-value="PT18H57M52S">
            <text:p>18:57:52</text:p>
          </table:table-cell>
          <table:table-cell office:value-type="float" office:value="37.2">
            <text:p>37,2</text:p>
          </table:table-cell>
          <table:table-cell office:value-type="time" office:time-value="PT03H24M46S">
            <text:p>03:24:46</text:p>
          </table:table-cell>
          <table:table-cell table:style-name="ce12" office:value-type="float" office:value="123">
            <text:p>123</text:p>
          </table:table-cell>
          <table:table-cell office:value-type="string">
            <text:p>Neckar - Oeffingen - Fellbach - Luginsland - Untertürkheim - Schlossgartenrunde - Heim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office:value-type="date" office:date-value="2009-07-29">
            <text:p>29.07.2009</text:p>
          </table:table-cell>
          <table:table-cell office:value-type="time" office:time-value="PT10H26M28S">
            <text:p>10:26:28</text:p>
          </table:table-cell>
          <table:table-cell office:value-type="float" office:value="17.3">
            <text:p>17,3</text:p>
          </table:table-cell>
          <table:table-cell office:value-type="time" office:time-value="PT01H24M35S">
            <text:p>01:24:35</text:p>
          </table:table-cell>
          <table:table-cell table:style-name="ce12" office:value-type="float" office:value="142">
            <text:p>142</text:p>
          </table:table-cell>
          <table:table-cell office:value-type="string">
            <text:p>Burgholzhof, kleine Umwege beim Max-Eyth-See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29">
            <text:p>29.07.2009</text:p>
          </table:table-cell>
          <table:table-cell office:value-type="time" office:time-value="PT19H51M15S">
            <text:p>19:51:15</text:p>
          </table:table-cell>
          <table:table-cell office:value-type="float" office:value="9.1">
            <text:p>9,1</text:p>
          </table:table-cell>
          <table:table-cell office:value-type="time" office:time-value="PT00H50M13S">
            <text:p>00:50:13</text:p>
          </table:table-cell>
          <table:table-cell table:style-name="ce12" office:value-type="float" office:value="142">
            <text:p>142</text:p>
          </table:table-cell>
          <table:table-cell office:value-type="string">
            <text:p>Rund um die Bernhardshöhe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office:value-type="date" office:date-value="2009-07-30">
            <text:p>30.07.2009</text:p>
          </table:table-cell>
          <table:table-cell office:value-type="time" office:time-value="PT20H00M17S">
            <text:p>20:00:17</text:p>
          </table:table-cell>
          <table:table-cell office:value-type="float" office:value="12.9">
            <text:p>12,9</text:p>
          </table:table-cell>
          <table:table-cell office:value-type="time" office:time-value="PT01H27M05S">
            <text:p>01:27:05</text:p>
          </table:table-cell>
          <table:table-cell table:style-name="ce12" office:value-type="float" office:value="119">
            <text:p>119</text:p>
          </table:table-cell>
          <table:table-cell office:value-type="string">
            <text:p>Burgholzhof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office:value-type="date" office:date-value="2009-07-31">
            <text:p>31.07.2009</text:p>
          </table:table-cell>
          <table:table-cell office:value-type="time" office:time-value="PT08H41M08S">
            <text:p>08:41:08</text:p>
          </table:table-cell>
          <table:table-cell office:value-type="float" office:value="17.8">
            <text:p>17,8</text:p>
          </table:table-cell>
          <table:table-cell office:value-type="time" office:time-value="PT01H32M04S">
            <text:p>01:32:04</text:p>
          </table:table-cell>
          <table:table-cell table:style-name="ce12" office:value-type="float" office:value="126">
            <text:p>126</text:p>
          </table:table-cell>
          <table:table-cell office:value-type="string">
            <text:p>Mini – Hulb über Bernhardshöhe</text:p>
          </table:table-cell>
          <table:table-cell table:number-columns-repeated="1017"/>
        </table:table-row>
        <table:table-row table:style-name="ro2">
          <table:table-cell/>
          <table:table-cell office:value-type="date" office:date-value="2009-07-31">
            <text:p>31.07.2009</text:p>
          </table:table-cell>
          <table:table-cell office:value-type="time" office:time-value="PT15H34M28S">
            <text:p>15:34:28</text:p>
          </table:table-cell>
          <table:table-cell office:value-type="float" office:value="18.3">
            <text:p>18,3</text:p>
          </table:table-cell>
          <table:table-cell office:value-type="time" office:time-value="PT01H40M55S">
            <text:p>01:40:55</text:p>
          </table:table-cell>
          <table:table-cell table:style-name="ce12" office:value-type="float" office:value="121">
            <text:p>121</text:p>
          </table:table-cell>
          <table:table-cell office:value-type="string">
            <text:p>Hulb – Mini bei IBM vorbei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formula="of:=SUM([.D44:.D50])" office:value-type="float" office:value="124">
            <text:p>124</text:p>
          </table:table-cell>
          <table:table-cell table:number-columns-repeated="1016"/>
        </table:table-row>
        <table:table-row table:style-name="ro2" table:number-rows-repeated="65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-06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5"/>
        <table:table-column table:style-name="co1" table:default-cell-style-name="ce11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Datum</text:p>
          </table:table-cell>
          <table:table-cell table:style-name="ce13" office:value-type="string">
            <text:p>Distanz [km]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C2:.C65525])" office:value-type="float" office:value="716.9">
            <text:p>716,9</text:p>
          </table:table-cell>
          <table:table-cell table:style-name="ce16" table:formula="of:=SUM([.D2:.D65525])" office:value-type="time" office:time-value="PT72H37M17S">
            <text:p>00:37:17</text:p>
          </table:table-cell>
          <table:table-cell table:style-name="ce1"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09-05-31">
            <text:p>31.05.2009</text:p>
          </table:table-cell>
          <table:table-cell office:value-type="float" office:value="145.4">
            <text:p>145,4</text:p>
          </table:table-cell>
          <table:table-cell office:value-type="time" office:time-value="PT14H59M08S">
            <text:p>14:59:08</text:p>
          </table:table-cell>
          <table:table-cell office:value-type="string">
            <text:p>Übertrag</text:p>
          </table:table-cell>
          <table:table-cell table:number-columns-repeated="1019"/>
        </table:table-row>
        <table:table-row table:style-name="ro2">
          <table:table-cell office:value-type="float" office:value="11">
            <text:p>11</text:p>
          </table:table-cell>
          <table:table-cell office:value-type="date" office:date-value="2009-06-01">
            <text:p>01.06.2009</text:p>
          </table:table-cell>
          <table:table-cell office:value-type="float" office:value="18.4">
            <text:p>18,4</text:p>
          </table:table-cell>
          <table:table-cell office:value-type="time" office:time-value="PT01H43M08S">
            <text:p>01:43:08</text:p>
          </table:table-cell>
          <table:table-cell office:value-type="string">
            <text:p>Aldingen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date" office:date-value="2009-06-02">
            <text:p>02.06.2009</text:p>
          </table:table-cell>
          <table:table-cell office:value-type="float" office:value="15.8">
            <text:p>15,8</text:p>
          </table:table-cell>
          <table:table-cell office:value-type="time" office:time-value="PT01H33M55S">
            <text:p>01:33:55</text:p>
          </table:table-cell>
          <table:table-cell office:value-type="string">
            <text:p>Burgholzhof</text:p>
          </table:table-cell>
          <table:table-cell table:number-columns-repeated="1019"/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09-06-03">
            <text:p>03.06.2009</text:p>
          </table:table-cell>
          <table:table-cell office:value-type="float" office:value="42">
            <text:p>42,0</text:p>
          </table:table-cell>
          <table:table-cell office:value-type="time" office:time-value="PT05H06M20S">
            <text:p>05:06:20</text:p>
          </table:table-cell>
          <table:table-cell office:value-type="string">
            <text:p>Waiblingen</text:p>
          </table:table-cell>
          <table:table-cell table:number-columns-repeated="1019"/>
        </table:table-row>
        <table:table-row table:style-name="ro2">
          <table:table-cell office:value-type="float" office:value="14">
            <text:p>14</text:p>
          </table:table-cell>
          <table:table-cell office:value-type="date" office:date-value="2009-06-04">
            <text:p>04.06.2009</text:p>
          </table:table-cell>
          <table:table-cell office:value-type="float" office:value="9.1">
            <text:p>9,1</text:p>
          </table:table-cell>
          <table:table-cell office:value-type="time" office:time-value="PT00H50M50S">
            <text:p>00:50:50</text:p>
          </table:table-cell>
          <table:table-cell office:value-type="string">
            <text:p>Zuffenhausen</text:p>
          </table:table-cell>
          <table:table-cell table:number-columns-repeated="1019"/>
        </table:table-row>
        <table:table-row table:style-name="ro2">
          <table:table-cell office:value-type="float" office:value="15">
            <text:p>15</text:p>
          </table:table-cell>
          <table:table-cell office:value-type="date" office:date-value="2009-06-05">
            <text:p>05.06.2009</text:p>
          </table:table-cell>
          <table:table-cell office:value-type="float" office:value="18">
            <text:p>18,0</text:p>
          </table:table-cell>
          <table:table-cell office:value-type="time" office:time-value="PT01H50M09S">
            <text:p>01:50:09</text:p>
          </table:table-cell>
          <table:table-cell office:value-type="string">
            <text:p>Max-Eyth-See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date" office:date-value="2009-06-06">
            <text:p>06.06.2009</text:p>
          </table:table-cell>
          <table:table-cell office:value-type="float" office:value="14.4">
            <text:p>14,4</text:p>
          </table:table-cell>
          <table:table-cell office:value-type="time" office:time-value="PT01H28M00S">
            <text:p>01:28:00</text:p>
          </table:table-cell>
          <table:table-cell office:value-type="string">
            <text:p>Feuerbacher Tal – 2 Runden im Wald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 office:value-type="date" office:date-value="2009-06-07">
            <text:p>07.06.2009</text:p>
          </table:table-cell>
          <table:table-cell office:value-type="float" office:value="17.1">
            <text:p>17,1</text:p>
          </table:table-cell>
          <table:table-cell office:value-type="time" office:time-value="PT01H46M20S">
            <text:p>01:46:20</text:p>
          </table:table-cell>
          <table:table-cell office:value-type="string">
            <text:p>Stadtwald Zuffenhausen</text:p>
          </table:table-cell>
          <table:table-cell table:number-columns-repeated="1019"/>
        </table:table-row>
        <table:table-row table:style-name="ro2">
          <table:table-cell office:value-type="float" office:value="18">
            <text:p>18</text:p>
          </table:table-cell>
          <table:table-cell office:value-type="date" office:date-value="2009-06-08">
            <text:p>08.06.2009</text:p>
          </table:table-cell>
          <table:table-cell office:value-type="float" office:value="14.8">
            <text:p>14,8</text:p>
          </table:table-cell>
          <table:table-cell office:value-type="time" office:time-value="PT01H35M40S">
            <text:p>01:35:40</text:p>
          </table:table-cell>
          <table:table-cell office:value-type="string">
            <text:p>Burgholzhof</text:p>
          </table:table-cell>
          <table:table-cell table:number-columns-repeated="1019"/>
        </table:table-row>
        <table:table-row table:style-name="ro2">
          <table:table-cell office:value-type="float" office:value="19">
            <text:p>19</text:p>
          </table:table-cell>
          <table:table-cell office:value-type="date" office:date-value="2009-06-09">
            <text:p>09.06.2009</text:p>
          </table:table-cell>
          <table:table-cell office:value-type="float" office:value="24">
            <text:p>24,0</text:p>
          </table:table-cell>
          <table:table-cell office:value-type="time" office:time-value="PT02H29M01S">
            <text:p>02:29:01</text:p>
          </table:table-cell>
          <table:table-cell office:value-type="string">
            <text:p>Killesberg</text:p>
          </table:table-cell>
          <table:table-cell table:number-columns-repeated="1019"/>
        </table:table-row>
        <table:table-row table:style-name="ro2">
          <table:table-cell office:value-type="float" office:value="20">
            <text:p>20</text:p>
          </table:table-cell>
          <table:table-cell office:value-type="date" office:date-value="2009-06-10">
            <text:p>10.06.2009</text:p>
          </table:table-cell>
          <table:table-cell office:value-type="float" office:value="7.6">
            <text:p>7,6</text:p>
          </table:table-cell>
          <table:table-cell office:value-type="time" office:time-value="PT00H42M46S">
            <text:p>00:42:46</text:p>
          </table:table-cell>
          <table:table-cell office:value-type="string">
            <text:p>Zazenhause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09-06-10">
            <text:p>10.06.2009</text:p>
          </table:table-cell>
          <table:table-cell office:value-type="float" office:value="14.7">
            <text:p>14,7</text:p>
          </table:table-cell>
          <table:table-cell office:value-type="time" office:time-value="PT01H50M33S">
            <text:p>01:50:33</text:p>
          </table:table-cell>
          <table:table-cell office:value-type="string">
            <text:p>Reichenbach/Fils</text:p>
          </table:table-cell>
          <table:table-cell table:number-columns-repeated="1019"/>
        </table:table-row>
        <table:table-row table:style-name="ro2">
          <table:table-cell office:value-type="float" office:value="21">
            <text:p>21</text:p>
          </table:table-cell>
          <table:table-cell office:value-type="date" office:date-value="2009-06-11">
            <text:p>11.06.2009</text:p>
          </table:table-cell>
          <table:table-cell office:value-type="float" office:value="3.5">
            <text:p>3,5</text:p>
          </table:table-cell>
          <table:table-cell office:value-type="time" office:time-value="PT00H16M21S">
            <text:p>00:16:21</text:p>
          </table:table-cell>
          <table:table-cell office:value-type="string">
            <text:p>Eishallen-Runde (2)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 office:value-type="date" office:date-value="2009-06-12">
            <text:p>12.06.2009</text:p>
          </table:table-cell>
          <table:table-cell office:value-type="float" office:value="8">
            <text:p>8,0</text:p>
          </table:table-cell>
          <table:table-cell office:value-type="time" office:time-value="PT00H55M00S">
            <text:p>00:55:00</text:p>
          </table:table-cell>
          <table:table-cell office:value-type="string">
            <text:p>Ulm 100km, Teil1</text:p>
          </table:table-cell>
          <table:table-cell table:number-columns-repeated="1019"/>
        </table:table-row>
        <table:table-row table:style-name="ro2">
          <table:table-cell office:value-type="float" office:value="23">
            <text:p>23</text:p>
          </table:table-cell>
          <table:table-cell office:value-type="date" office:date-value="2009-06-13">
            <text:p>13.06.2009</text:p>
          </table:table-cell>
          <table:table-cell office:value-type="float" office:value="92">
            <text:p>92,0</text:p>
          </table:table-cell>
          <table:table-cell office:value-type="time" office:time-value="PT12H40M00S">
            <text:p>12:40:00</text:p>
          </table:table-cell>
          <table:table-cell office:value-type="string">
            <text:p>Ulm 100km, Teil2</text:p>
          </table:table-cell>
          <table:table-cell table:number-columns-repeated="1019"/>
        </table:table-row>
        <table:table-row table:style-name="ro2">
          <table:table-cell office:value-type="float" office:value="24">
            <text:p>24</text:p>
          </table:table-cell>
          <table:table-cell office:value-type="date" office:date-value="2009-06-14">
            <text:p>14.06.2009</text:p>
          </table:table-cell>
          <table:table-cell office:value-type="float" office:value="3.6">
            <text:p>3,6</text:p>
          </table:table-cell>
          <table:table-cell office:value-type="time" office:time-value="PT00H23M05S">
            <text:p>00:23:05</text:p>
          </table:table-cell>
          <table:table-cell office:value-type="string">
            <text:p>Eishallen-Runde (2)</text:p>
          </table:table-cell>
          <table:table-cell table:number-columns-repeated="1019"/>
        </table:table-row>
        <table:table-row table:style-name="ro2">
          <table:table-cell office:value-type="float" office:value="25">
            <text:p>25</text:p>
          </table:table-cell>
          <table:table-cell office:value-type="date" office:date-value="2009-06-15">
            <text:p>15.06.2009</text:p>
          </table:table-cell>
          <table:table-cell office:value-type="float" office:value="7.2">
            <text:p>7,2</text:p>
          </table:table-cell>
          <table:table-cell office:value-type="time" office:time-value="PT00H42M10S">
            <text:p>00:42:10</text:p>
          </table:table-cell>
          <table:table-cell office:value-type="string">
            <text:p>Eishallen-Runde (4)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09-06-15">
            <text:p>15.06.2009</text:p>
          </table:table-cell>
          <table:table-cell office:value-type="float" office:value="11.1">
            <text:p>11,1</text:p>
          </table:table-cell>
          <table:table-cell office:value-type="time" office:time-value="PT01H01M30S">
            <text:p>01:01:30</text:p>
          </table:table-cell>
          <table:table-cell office:value-type="string">
            <text:p>Köln: Zentrum – Mülheim</text:p>
          </table:table-cell>
          <table:table-cell table:number-columns-repeated="1019"/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09-06-16">
            <text:p>16.06.2009</text:p>
          </table:table-cell>
          <table:table-cell office:value-type="float" office:value="9">
            <text:p>9,0</text:p>
          </table:table-cell>
          <table:table-cell office:value-type="time" office:time-value="PT00H55M46S">
            <text:p>00:55:46</text:p>
          </table:table-cell>
          <table:table-cell office:value-type="string">
            <text:p>Köln: Zentrum – Severinbrücke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09-06-17">
            <text:p>17.06.2009</text:p>
          </table:table-cell>
          <table:table-cell office:value-type="float" office:value="10.6">
            <text:p>10,6</text:p>
          </table:table-cell>
          <table:table-cell office:value-type="time" office:time-value="PT00H55M20S">
            <text:p>00:55:20</text:p>
          </table:table-cell>
          <table:table-cell office:value-type="string">
            <text:p>Feuerbacher Tal – 2 Runden im Wald</text:p>
          </table:table-cell>
          <table:table-cell table:number-columns-repeated="1019"/>
        </table:table-row>
        <table:table-row table:style-name="ro2">
          <table:table-cell office:value-type="float" office:value="28">
            <text:p>28</text:p>
          </table:table-cell>
          <table:table-cell office:value-type="date" office:date-value="2009-06-18">
            <text:p>18.06.2009</text:p>
          </table:table-cell>
          <table:table-cell office:value-type="float" office:value="12.8">
            <text:p>12,8</text:p>
          </table:table-cell>
          <table:table-cell office:value-type="time" office:time-value="PT01H07M47S">
            <text:p>01:07:47</text:p>
          </table:table-cell>
          <table:table-cell office:value-type="string">
            <text:p>Feuerbacher Tal – 3 Runden im Wald</text:p>
          </table:table-cell>
          <table:table-cell table:number-columns-repeated="1019"/>
        </table:table-row>
        <table:table-row table:style-name="ro2">
          <table:table-cell office:value-type="float" office:value="29">
            <text:p>29</text:p>
          </table:table-cell>
          <table:table-cell office:value-type="date" office:date-value="2009-06-19">
            <text:p>19.06.2009</text:p>
          </table:table-cell>
          <table:table-cell office:value-type="float" office:value="33">
            <text:p>33,0</text:p>
          </table:table-cell>
          <table:table-cell office:value-type="string">
            <text:p>3:25:%5</text:p>
          </table:table-cell>
          <table:table-cell office:value-type="string">
            <text:p>Kwh – Böblingen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date" office:date-value="2009-06-20">
            <text:p>20.06.2009</text:p>
          </table:table-cell>
          <table:table-cell office:value-type="float" office:value="6.3">
            <text:p>6,3</text:p>
          </table:table-cell>
          <table:table-cell office:value-type="time" office:time-value="PT00H30M07S">
            <text:p>00:30:07</text:p>
          </table:table-cell>
          <table:table-cell office:value-type="string">
            <text:p>Zazenhausen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09-06-20">
            <text:p>20.06.2009</text:p>
          </table:table-cell>
          <table:table-cell office:value-type="float" office:value="30.9">
            <text:p>30,9</text:p>
          </table:table-cell>
          <table:table-cell office:value-type="time" office:time-value="PT03H25M50S">
            <text:p>03:25:50</text:p>
          </table:table-cell>
          <table:table-cell office:value-type="string">
            <text:p>Aichwald – Kwh</text:p>
          </table:table-cell>
          <table:table-cell table:number-columns-repeated="1019"/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09-06-21">
            <text:p>21.06.2009</text:p>
          </table:table-cell>
          <table:table-cell office:value-type="float" office:value="4.7">
            <text:p>4,7</text:p>
          </table:table-cell>
          <table:table-cell office:value-type="time" office:time-value="PT00H26M15S">
            <text:p>00:26:15</text:p>
          </table:table-cell>
          <table:table-cell office:value-type="string">
            <text:p>Stammheim</text:p>
          </table:table-cell>
          <table:table-cell table:number-columns-repeated="1019"/>
        </table:table-row>
        <table:table-row table:style-name="ro2">
          <table:table-cell office:value-type="float" office:value="32">
            <text:p>32</text:p>
          </table:table-cell>
          <table:table-cell office:value-type="date" office:date-value="2009-06-22">
            <text:p>22.06.2009</text:p>
          </table:table-cell>
          <table:table-cell office:value-type="float" office:value="6.2">
            <text:p>6,2</text:p>
          </table:table-cell>
          <table:table-cell office:value-type="time" office:time-value="PT00H30M05S">
            <text:p>00:30:05</text:p>
          </table:table-cell>
          <table:table-cell office:value-type="string">
            <text:p>Rund um Kwh</text:p>
          </table:table-cell>
          <table:table-cell table:number-columns-repeated="1019"/>
        </table:table-row>
        <table:table-row table:style-name="ro2">
          <table:table-cell office:value-type="float" office:value="33">
            <text:p>33</text:p>
          </table:table-cell>
          <table:table-cell office:value-type="date" office:date-value="2009-06-23">
            <text:p>23.06.2009</text:p>
          </table:table-cell>
          <table:table-cell office:value-type="float" office:value="20.2">
            <text:p>20,2</text:p>
          </table:table-cell>
          <table:table-cell office:value-type="time" office:time-value="PT01H51M06S">
            <text:p>01:51:06</text:p>
          </table:table-cell>
          <table:table-cell office:value-type="string">
            <text:p>Rosensteinpark</text:p>
          </table:table-cell>
          <table:table-cell table:number-columns-repeated="1019"/>
        </table:table-row>
        <table:table-row table:style-name="ro2">
          <table:table-cell office:value-type="float" office:value="34">
            <text:p>34</text:p>
          </table:table-cell>
          <table:table-cell office:value-type="date" office:date-value="2009-06-24">
            <text:p>24.06.2009</text:p>
          </table:table-cell>
          <table:table-cell office:value-type="float" office:value="21.7">
            <text:p>21,7</text:p>
          </table:table-cell>
          <table:table-cell office:value-type="time" office:time-value="PT01H47M22S">
            <text:p>01:47:22</text:p>
          </table:table-cell>
          <table:table-cell office:value-type="string">
            <text:p>Favoritepark</text:p>
          </table:table-cell>
          <table:table-cell table:number-columns-repeated="1019"/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09-06-25">
            <text:p>25.06.2009</text:p>
          </table:table-cell>
          <table:table-cell office:value-type="float" office:value="4.6">
            <text:p>4,6</text:p>
          </table:table-cell>
          <table:table-cell office:value-type="time" office:time-value="PT00H19M53S">
            <text:p>00:19:53</text:p>
          </table:table-cell>
          <table:table-cell office:value-type="string">
            <text:p>Eishallen-Runde (2)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09-06-25">
            <text:p>25.06.2009</text:p>
          </table:table-cell>
          <table:table-cell office:value-type="float" office:value="12.2">
            <text:p>12,2</text:p>
          </table:table-cell>
          <table:table-cell office:value-type="time" office:time-value="PT01H21M10S">
            <text:p>01:21:10</text:p>
          </table:table-cell>
          <table:table-cell office:value-type="string">
            <text:p>Bei der Solitude</text:p>
          </table:table-cell>
          <table:table-cell table:number-columns-repeated="1019"/>
        </table:table-row>
        <table:table-row table:style-name="ro2">
          <table:table-cell office:value-type="float" office:value="36">
            <text:p>36</text:p>
          </table:table-cell>
          <table:table-cell office:value-type="date" office:date-value="2009-06-26">
            <text:p>26.06.2009</text:p>
          </table:table-cell>
          <table:table-cell office:value-type="float" office:value="26.1">
            <text:p>26,1</text:p>
          </table:table-cell>
          <table:table-cell office:value-type="time" office:time-value="PT02H47M10S">
            <text:p>02:47:10</text:p>
          </table:table-cell>
          <table:table-cell office:value-type="string">
            <text:p>Monrepos</text:p>
          </table:table-cell>
          <table:table-cell table:number-columns-repeated="1019"/>
        </table:table-row>
        <table:table-row table:style-name="ro2">
          <table:table-cell office:value-type="float" office:value="37">
            <text:p>37</text:p>
          </table:table-cell>
          <table:table-cell office:value-type="date" office:date-value="2009-06-27">
            <text:p>27.06.2009</text:p>
          </table:table-cell>
          <table:table-cell office:value-type="float" office:value="10.1">
            <text:p>10,1</text:p>
          </table:table-cell>
          <table:table-cell office:value-type="time" office:time-value="PT00H55M28S">
            <text:p>00:55:28</text:p>
          </table:table-cell>
          <table:table-cell table:number-columns-repeated="1020"/>
        </table:table-row>
        <table:table-row table:style-name="ro2">
          <table:table-cell office:value-type="float" office:value="38">
            <text:p>38</text:p>
          </table:table-cell>
          <table:table-cell office:value-type="date" office:date-value="2009-06-28">
            <text:p>28.06.2009</text:p>
          </table:table-cell>
          <table:table-cell office:value-type="float" office:value="10.1">
            <text:p>10,1</text:p>
          </table:table-cell>
          <table:table-cell office:value-type="time" office:time-value="PT00H50M58S">
            <text:p>00:50:58</text:p>
          </table:table-cell>
          <table:table-cell office:value-type="string">
            <text:p>Finnenbahn</text:p>
          </table:table-cell>
          <table:table-cell table:number-columns-repeated="1019"/>
        </table:table-row>
        <table:table-row table:style-name="ro2">
          <table:table-cell office:value-type="float" office:value="39">
            <text:p>39</text:p>
          </table:table-cell>
          <table:table-cell office:value-type="date" office:date-value="2009-06-29">
            <text:p>29.06.2009</text:p>
          </table:table-cell>
          <table:table-cell office:value-type="float" office:value="17.3">
            <text:p>17,3</text:p>
          </table:table-cell>
          <table:table-cell office:value-type="time" office:time-value="PT01H38M39S">
            <text:p>01:38:39</text:p>
          </table:table-cell>
          <table:table-cell office:value-type="string">
            <text:p>Aldingen</text:p>
          </table:table-cell>
          <table:table-cell table:number-columns-repeated="1019"/>
        </table:table-row>
        <table:table-row table:style-name="ro2">
          <table:table-cell office:value-type="float" office:value="40">
            <text:p>40</text:p>
          </table:table-cell>
          <table:table-cell office:value-type="date" office:date-value="2009-06-30">
            <text:p>30.06.2009</text:p>
          </table:table-cell>
          <table:table-cell office:value-type="float" office:value="14.4">
            <text:p>14,4</text:p>
          </table:table-cell>
          <table:table-cell office:value-type="time" office:time-value="PT01H20M25S">
            <text:p>01:20:25</text:p>
          </table:table-cell>
          <table:table-cell office:value-type="string">
            <text:p>Burgholzhof</text:p>
          </table:table-cell>
          <table:table-cell table:number-columns-repeated="1019"/>
        </table:table-row>
        <table:table-row table:style-name="ro2" table:number-rows-repeated="5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65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09-05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5"/>
        <table:table-column table:style-name="co1" table:default-cell-style-name="ce11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Tagnummer</text:p>
          </table:table-cell>
          <table:table-cell table:style-name="ce4" office:value-type="string">
            <text:p>Datum</text:p>
          </table:table-cell>
          <table:table-cell table:style-name="ce13" office:value-type="string">
            <text:p>Distanz [km]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C2:.C65536])" office:value-type="float" office:value="145.4">
            <text:p>145,4</text:p>
          </table:table-cell>
          <table:table-cell table:style-name="ce16" table:formula="of:=SUM([.D2:.D65536])" office:value-type="time" office:time-value="PT14H59M08S">
            <text:p>14:59:08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09-05-22">
            <text:p>22.05.2009</text:p>
          </table:table-cell>
          <table:table-cell office:value-type="float" office:value="3.7">
            <text:p>3,7</text:p>
          </table:table-cell>
          <table:table-cell office:value-type="time" office:time-value="PT00H18M26S">
            <text:p>00:18:26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date" office:date-value="2009-05-23">
            <text:p>23.05.2009</text:p>
          </table:table-cell>
          <table:table-cell office:value-type="float" office:value="24.9">
            <text:p>24,9</text:p>
          </table:table-cell>
          <table:table-cell office:value-type="time" office:time-value="PT02H25M15S">
            <text:p>02:25:15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date" office:date-value="2009-05-24">
            <text:p>24.05.2009</text:p>
          </table:table-cell>
          <table:table-cell office:value-type="float" office:value="3.5">
            <text:p>3,5</text:p>
          </table:table-cell>
          <table:table-cell office:value-type="time" office:time-value="PT00H16M45S">
            <text:p>00:16:45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date" office:date-value="2009-05-25">
            <text:p>25.05.2009</text:p>
          </table:table-cell>
          <table:table-cell office:value-type="float" office:value="18.5">
            <text:p>18,5</text:p>
          </table:table-cell>
          <table:table-cell office:value-type="time" office:time-value="PT01H46M25S">
            <text:p>01:46:25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date" office:date-value="2009-05-26">
            <text:p>26.05.2009</text:p>
          </table:table-cell>
          <table:table-cell office:value-type="float" office:value="24.1">
            <text:p>24,1</text:p>
          </table:table-cell>
          <table:table-cell office:value-type="time" office:time-value="PT02H08M38S">
            <text:p>02:08:38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date" office:date-value="2009-05-27">
            <text:p>27.05.2009</text:p>
          </table:table-cell>
          <table:table-cell office:value-type="float" office:value="15.2">
            <text:p>15,2</text:p>
          </table:table-cell>
          <table:table-cell office:value-type="time" office:time-value="PT02H04M21S">
            <text:p>02:04:21</text:p>
          </table:table-cell>
          <table:table-cell office:value-type="string">
            <text:p>Bad Urach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date" office:date-value="2009-05-28">
            <text:p>28.05.2009</text:p>
          </table:table-cell>
          <table:table-cell office:value-type="float" office:value="11">
            <text:p>11,0</text:p>
          </table:table-cell>
          <table:table-cell office:value-type="time" office:time-value="PT01H16M10S">
            <text:p>01:16:10</text:p>
          </table:table-cell>
          <table:table-cell office:value-type="string">
            <text:p>Heslach - Birkenkopf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date" office:date-value="2009-05-29">
            <text:p>29.05.2009</text:p>
          </table:table-cell>
          <table:table-cell office:value-type="float" office:value="13.9">
            <text:p>13,9</text:p>
          </table:table-cell>
          <table:table-cell office:value-type="time" office:time-value="PT01H39M19S">
            <text:p>01:39:19</text:p>
          </table:table-cell>
          <table:table-cell office:value-type="string">
            <text:p>Wieslauftal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date" office:date-value="2009-05-30">
            <text:p>30.05.2009</text:p>
          </table:table-cell>
          <table:table-cell office:value-type="float" office:value="22.9">
            <text:p>22,9</text:p>
          </table:table-cell>
          <table:table-cell office:value-type="time" office:time-value="PT02H14M39S">
            <text:p>02:14:39</text:p>
          </table:table-cell>
          <table:table-cell office:value-type="string">
            <text:p>Rosensteinpark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date" office:date-value="2009-05-31">
            <text:p>31.05.2009</text:p>
          </table:table-cell>
          <table:table-cell office:value-type="float" office:value="3.5">
            <text:p>3,5</text:p>
          </table:table-cell>
          <table:table-cell office:value-type="time" office:time-value="PT00H23M30S">
            <text:p>00:23:30</text:p>
          </table:table-cell>
          <table:table-cell office:value-type="string">
            <text:p>Reitturnier - Hinweg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09-05-31">
            <text:p>31.05.2009</text:p>
          </table:table-cell>
          <table:table-cell office:value-type="float" office:value="1.9">
            <text:p>1,9</text:p>
          </table:table-cell>
          <table:table-cell office:value-type="time" office:time-value="PT00H11M10S">
            <text:p>00:11:10</text:p>
          </table:table-cell>
          <table:table-cell office:value-type="string">
            <text:p>Reitturnier - Rückweg, Teil1</text:p>
          </table:table-cell>
          <table:table-cell table:number-columns-repeated="1019"/>
        </table:table-row>
        <table:table-row table:style-name="ro2">
          <table:table-cell/>
          <table:table-cell office:value-type="date" office:date-value="2009-05-31">
            <text:p>31.05.2009</text:p>
          </table:table-cell>
          <table:table-cell office:value-type="float" office:value="2.3">
            <text:p>2,3</text:p>
          </table:table-cell>
          <table:table-cell office:value-type="time" office:time-value="PT00H14M30S">
            <text:p>00:14:30</text:p>
          </table:table-cell>
          <table:table-cell office:value-type="string">
            <text:p>Reitturnier - Rückweg, Teil2</text:p>
          </table:table-cell>
          <table:table-cell table:number-columns-repeated="1019"/>
        </table:table-row>
        <table:table-row table:style-name="ro1" table:number-rows-repeated="39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9-alt" table:style-name="ta1" table:print="false">
        <table:table-column table:style-name="co1" table:default-cell-style-name="ce5"/>
        <table:table-column table:style-name="co2" table:default-cell-style-name="ce8"/>
        <table:table-column table:style-name="co4" table:default-cell-style-name="ce15"/>
        <table:table-column table:style-name="co3" table:default-cell-style-name="ce11"/>
        <table:table-column table:style-name="co1" table:default-cell-style-name="ce11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4" office:value-type="string">
            <text:p>Zeitpunkt</text:p>
          </table:table-cell>
          <table:table-cell table:style-name="ce6" office:value-type="string">
            <text:p>Uhrzeit</text:p>
          </table:table-cell>
          <table:table-cell table:style-name="ce13" office:value-type="string">
            <text:p>Distanz</text:p>
          </table:table-cell>
          <table:table-cell table:style-name="ce9" office:value-type="string">
            <text:p>Puls</text:p>
          </table:table-cell>
          <table:table-cell table:style-name="ce9" office:value-type="string">
            <text:p>Dauer</text:p>
          </table:table-cell>
          <table:table-cell table:style-name="ce1" office:value-type="string">
            <text:p>Bemerkung</text:p>
          </table:table-cell>
          <table:table-cell table:style-name="ce1" table:formula="of:=SUM([.C2:.C65536])" office:value-type="float" office:value="912.7">
            <text:p>912,7</text:p>
          </table:table-cell>
          <table:table-cell table:style-name="ce16" table:formula="of:=SUM([.E2:.E65442])" office:value-type="time" office:time-value="PT92H10M03S">
            <text:p>20:10:03</text:p>
          </table:table-cell>
          <table:table-cell table:style-name="ce1" table:number-columns-repeated="1014"/>
        </table:table-row>
        <table:table-row table:style-name="ro2">
          <table:table-cell table:style-name="ce17" office:value-type="date" office:date-value="2009-01-14">
            <text:p>14.01.2009</text:p>
          </table:table-cell>
          <table:table-cell table:style-name="ce7" office:value-type="time" office:time-value="PT11H39M37S">
            <text:p>11:39:37</text:p>
          </table:table-cell>
          <table:table-cell table:style-name="ce14" office:value-type="float" office:value="14.6">
            <text:p>14,6</text:p>
          </table:table-cell>
          <table:table-cell table:style-name="ce21" office:value-type="float" office:value="140">
            <text:p>140</text:p>
          </table:table-cell>
          <table:table-cell table:style-name="ce10" office:value-type="time" office:time-value="PT01H25M05S">
            <text:p>01:25:05</text:p>
          </table:table-cell>
          <table:table-cell table:style-name="ce2" office:value-type="string">
            <text:p>Kwh – Neckar – Flugfeld – Kwh</text:p>
          </table:table-cell>
          <table:table-cell table:style-name="ce2" table:number-columns-repeated="1016"/>
        </table:table-row>
        <table:table-row table:style-name="ro2">
          <table:table-cell office:value-type="date" office:date-value="2009-01-20">
            <text:p>20.01.2009</text:p>
          </table:table-cell>
          <table:table-cell office:value-type="time" office:time-value="PT12H11M02S">
            <text:p>12:11:02</text:p>
          </table:table-cell>
          <table:table-cell office:value-type="float" office:value="11">
            <text:p>11,0</text:p>
          </table:table-cell>
          <table:table-cell table:style-name="ce12" office:value-type="float" office:value="141">
            <text:p>141</text:p>
          </table:table-cell>
          <table:table-cell office:value-type="time" office:time-value="PT01H02M24S">
            <text:p>01:02:24</text:p>
          </table:table-cell>
          <table:table-cell office:value-type="string">
            <text:p>BBN: Mit Harald zum Diakonissenheim</text:p>
          </table:table-cell>
          <table:table-cell table:number-columns-repeated="1016"/>
        </table:table-row>
        <table:table-row table:style-name="ro2">
          <table:table-cell office:value-type="date" office:date-value="2009-01-23">
            <text:p>23.01.2009</text:p>
          </table:table-cell>
          <table:table-cell office:value-type="time" office:time-value="PT12H36M31S">
            <text:p>12:36:31</text:p>
          </table:table-cell>
          <table:table-cell office:value-type="float" office:value="15.1">
            <text:p>15,1</text:p>
          </table:table-cell>
          <table:table-cell table:style-name="ce12" office:value-type="float" office:value="140">
            <text:p>140</text:p>
          </table:table-cell>
          <table:table-cell office:value-type="time" office:time-value="PT01H28M36S">
            <text:p>01:28:36</text:p>
          </table:table-cell>
          <table:table-cell office:value-type="string">
            <text:p>BBN: Anfangs mit Harald – Mistwetter</text:p>
          </table:table-cell>
          <table:table-cell table:number-columns-repeated="1016"/>
        </table:table-row>
        <table:table-row table:style-name="ro2">
          <table:table-cell office:value-type="date" office:date-value="2009-01-25">
            <text:p>25.01.2009</text:p>
          </table:table-cell>
          <table:table-cell office:value-type="time" office:time-value="PT10H26M35S">
            <text:p>10:26:35</text:p>
          </table:table-cell>
          <table:table-cell office:value-type="float" office:value="26.8">
            <text:p>26,8</text:p>
          </table:table-cell>
          <table:table-cell table:style-name="ce12" office:value-type="float" office:value="129">
            <text:p>129</text:p>
          </table:table-cell>
          <table:table-cell office:value-type="time" office:time-value="PT02H35M16S">
            <text:p>02:35:16</text:p>
          </table:table-cell>
          <table:table-cell office:value-type="string">
            <text:p>Kwh – Zazenhausen – Neckarrems – Rems (wenig) – Hochberg – LB – Kwh</text:p>
          </table:table-cell>
          <table:table-cell table:number-columns-repeated="1016"/>
        </table:table-row>
        <table:table-row table:style-name="ro2">
          <table:table-cell office:value-type="date" office:date-value="2009-01-27">
            <text:p>27.01.2009</text:p>
          </table:table-cell>
          <table:table-cell office:value-type="time" office:time-value="PT16H12M40S">
            <text:p>16:12:40</text:p>
          </table:table-cell>
          <table:table-cell office:value-type="float" office:value="19.1">
            <text:p>19,1</text:p>
          </table:table-cell>
          <table:table-cell table:style-name="ce12" office:value-type="float" office:value="133">
            <text:p>133</text:p>
          </table:table-cell>
          <table:table-cell office:value-type="time" office:time-value="PT01H50M38S">
            <text:p>01:50:38</text:p>
          </table:table-cell>
          <table:table-cell office:value-type="string">
            <text:p>BBN-Aidlingen-Grefenau-BBN</text:p>
          </table:table-cell>
          <table:table-cell table:number-columns-repeated="1016"/>
        </table:table-row>
        <table:table-row table:style-name="ro2">
          <table:table-cell office:value-type="date" office:date-value="2009-02-02">
            <text:p>02.02.2009</text:p>
          </table:table-cell>
          <table:table-cell office:value-type="time" office:time-value="PT16H35M48S">
            <text:p>16:35:48</text:p>
          </table:table-cell>
          <table:table-cell office:value-type="float" office:value="10.8">
            <text:p>10,8</text:p>
          </table:table-cell>
          <table:table-cell table:style-name="ce12" office:value-type="float" office:value="132">
            <text:p>132</text:p>
          </table:table-cell>
          <table:table-cell office:value-type="time" office:time-value="PT01H12M15S">
            <text:p>01:12:15</text:p>
          </table:table-cell>
          <table:table-cell office:value-type="string">
            <text:p>Kwh - Feuerbach - Freiberg - Mönchfeld - Rot - Kwh</text:p>
          </table:table-cell>
          <table:table-cell table:number-columns-repeated="1016"/>
        </table:table-row>
        <table:table-row table:style-name="ro2">
          <table:table-cell office:value-type="date" office:date-value="2009-02-04">
            <text:p>04.02.2009</text:p>
          </table:table-cell>
          <table:table-cell office:value-type="time" office:time-value="PT07H30M17S">
            <text:p>07:30:17</text:p>
          </table:table-cell>
          <table:table-cell office:value-type="float" office:value="14.6">
            <text:p>14,6</text:p>
          </table:table-cell>
          <table:table-cell table:style-name="ce12" office:value-type="float" office:value="129">
            <text:p>129</text:p>
          </table:table-cell>
          <table:table-cell office:value-type="time" office:time-value="PT01H27M15S">
            <text:p>01:27:15</text:p>
          </table:table-cell>
          <table:table-cell office:value-type="string">
            <text:p>Kwh - Zuffenhausen - Korntal - Kallenberg</text:p>
          </table:table-cell>
          <table:table-cell table:number-columns-repeated="1016"/>
        </table:table-row>
        <table:table-row table:style-name="ro2">
          <table:table-cell office:value-type="date" office:date-value="2009-02-08">
            <text:p>08.02.2009</text:p>
          </table:table-cell>
          <table:table-cell office:value-type="time" office:time-value="PT08H33M01S">
            <text:p>08:33:01</text:p>
          </table:table-cell>
          <table:table-cell office:value-type="float" office:value="17.1">
            <text:p>17,1</text:p>
          </table:table-cell>
          <table:table-cell table:style-name="ce12" office:value-type="float" office:value="136">
            <text:p>136</text:p>
          </table:table-cell>
          <table:table-cell office:value-type="time" office:time-value="PT01H35M08S">
            <text:p>01:35:08</text:p>
          </table:table-cell>
          <table:table-cell office:value-type="string">
            <text:p>Kwh - Oeffingen</text:p>
          </table:table-cell>
          <table:table-cell table:number-columns-repeated="1016"/>
        </table:table-row>
        <table:table-row table:style-name="ro2">
          <table:table-cell office:value-type="date" office:date-value="2009-02-09">
            <text:p>09.02.2009</text:p>
          </table:table-cell>
          <table:table-cell office:value-type="time" office:time-value="PT16H28M54S">
            <text:p>16:28:54</text:p>
          </table:table-cell>
          <table:table-cell office:value-type="float" office:value="35">
            <text:p>35,0</text:p>
          </table:table-cell>
          <table:table-cell table:style-name="ce12" office:value-type="float" office:value="135">
            <text:p>135</text:p>
          </table:table-cell>
          <table:table-cell office:value-type="time" office:time-value="PT03H37M39S">
            <text:p>03:37:39</text:p>
          </table:table-cell>
          <table:table-cell office:value-type="string">
            <text:p>BBN – Kwh</text:p>
          </table:table-cell>
          <table:table-cell table:number-columns-repeated="1016"/>
        </table:table-row>
        <table:table-row table:style-name="ro2">
          <table:table-cell office:value-type="date" office:date-value="2009-02-11">
            <text:p>11.02.2009</text:p>
          </table:table-cell>
          <table:table-cell office:value-type="time" office:time-value="PT15H55M49S">
            <text:p>15:55:49</text:p>
          </table:table-cell>
          <table:table-cell office:value-type="float" office:value="13">
            <text:p>13,0</text:p>
          </table:table-cell>
          <table:table-cell table:style-name="ce12" office:value-type="float" office:value="130">
            <text:p>130</text:p>
          </table:table-cell>
          <table:table-cell office:value-type="time" office:time-value="PT01H18M34S">
            <text:p>01:18:34</text:p>
          </table:table-cell>
          <table:table-cell table:number-columns-repeated="1017"/>
        </table:table-row>
        <table:table-row table:style-name="ro2">
          <table:table-cell office:value-type="date" office:date-value="2009-02-12">
            <text:p>12.02.2009</text:p>
          </table:table-cell>
          <table:table-cell office:value-type="time" office:time-value="PT16H34M26S">
            <text:p>16:34:26</text:p>
          </table:table-cell>
          <table:table-cell office:value-type="float" office:value="10.3">
            <text:p>10,3</text:p>
          </table:table-cell>
          <table:table-cell table:style-name="ce12" office:value-type="float" office:value="117">
            <text:p>117</text:p>
          </table:table-cell>
          <table:table-cell office:value-type="time" office:time-value="PT01H05M49S">
            <text:p>01:05:49</text:p>
          </table:table-cell>
          <table:table-cell office:value-type="string">
            <text:p>BBN – Darmsheim</text:p>
          </table:table-cell>
          <table:table-cell table:number-columns-repeated="1016"/>
        </table:table-row>
        <table:table-row table:style-name="ro2">
          <table:table-cell office:value-type="date" office:date-value="2009-02-17">
            <text:p>17.02.2009</text:p>
          </table:table-cell>
          <table:table-cell office:value-type="time" office:time-value="PT07H26M36S">
            <text:p>07:26:36</text:p>
          </table:table-cell>
          <table:table-cell office:value-type="float" office:value="6">
            <text:p>6,0</text:p>
          </table:table-cell>
          <table:table-cell table:style-name="ce12" office:value-type="float" office:value="144">
            <text:p>144</text:p>
          </table:table-cell>
          <table:table-cell office:value-type="time" office:time-value="PT00H31M23S">
            <text:p>00:31:23</text:p>
          </table:table-cell>
          <table:table-cell table:number-columns-repeated="1017"/>
        </table:table-row>
        <table:table-row table:style-name="ro2">
          <table:table-cell office:value-type="date" office:date-value="2009-02-18">
            <text:p>18.02.2009</text:p>
          </table:table-cell>
          <table:table-cell office:value-type="time" office:time-value="PT16H56M15S">
            <text:p>16:56:15</text:p>
          </table:table-cell>
          <table:table-cell office:value-type="float" office:value="10.4">
            <text:p>10,4</text:p>
          </table:table-cell>
          <table:table-cell table:style-name="ce12" office:value-type="float" office:value="129">
            <text:p>129</text:p>
          </table:table-cell>
          <table:table-cell office:value-type="time" office:time-value="PT01H00M40S">
            <text:p>01:00:40</text:p>
          </table:table-cell>
          <table:table-cell table:number-columns-repeated="1017"/>
        </table:table-row>
        <table:table-row table:style-name="ro2">
          <table:table-cell office:value-type="date" office:date-value="2009-02-21">
            <text:p>21.02.2009</text:p>
          </table:table-cell>
          <table:table-cell office:value-type="time" office:time-value="PT16H53M08S">
            <text:p>16:53:08</text:p>
          </table:table-cell>
          <table:table-cell office:value-type="float" office:value="15.9">
            <text:p>15,9</text:p>
          </table:table-cell>
          <table:table-cell table:style-name="ce12" office:value-type="float" office:value="142">
            <text:p>142</text:p>
          </table:table-cell>
          <table:table-cell office:value-type="time" office:time-value="PT01H23M43S">
            <text:p>01:23:43</text:p>
          </table:table-cell>
          <table:table-cell office:value-type="string">
            <text:p>Dresden - Elbufer - Blaues Wunder</text:p>
          </table:table-cell>
          <table:table-cell table:number-columns-repeated="1016"/>
        </table:table-row>
        <table:table-row table:style-name="ro2">
          <table:table-cell office:value-type="date" office:date-value="2009-02-22">
            <text:p>22.02.2009</text:p>
          </table:table-cell>
          <table:table-cell office:value-type="time" office:time-value="PT17H08M34S">
            <text:p>17:08:34</text:p>
          </table:table-cell>
          <table:table-cell office:value-type="float" office:value="8.4">
            <text:p>8,4</text:p>
          </table:table-cell>
          <table:table-cell table:style-name="ce12" office:value-type="float" office:value="127">
            <text:p>127</text:p>
          </table:table-cell>
          <table:table-cell office:value-type="time" office:time-value="PT00H54M50S">
            <text:p>00:54:50</text:p>
          </table:table-cell>
          <table:table-cell office:value-type="string">
            <text:p>Dresden - Elbufer - Friedrichstadt</text:p>
          </table:table-cell>
          <table:table-cell table:number-columns-repeated="1016"/>
        </table:table-row>
        <table:table-row table:style-name="ro2">
          <table:table-cell office:value-type="date" office:date-value="2009-02-23">
            <text:p>23.02.2009</text:p>
          </table:table-cell>
          <table:table-cell office:value-type="time" office:time-value="PT10H58M58S">
            <text:p>10:58:58</text:p>
          </table:table-cell>
          <table:table-cell office:value-type="float" office:value="19">
            <text:p>19,0</text:p>
          </table:table-cell>
          <table:table-cell table:style-name="ce12" office:value-type="float" office:value="127">
            <text:p>127</text:p>
          </table:table-cell>
          <table:table-cell office:value-type="time" office:time-value="PT02H15M21S">
            <text:p>02:15:21</text:p>
          </table:table-cell>
          <table:table-cell office:value-type="string">
            <text:p>Dresdner Heide</text:p>
          </table:table-cell>
          <table:table-cell table:number-columns-repeated="1016"/>
        </table:table-row>
        <table:table-row table:style-name="ro2">
          <table:table-cell office:value-type="date" office:date-value="2009-02-26">
            <text:p>26.02.2009</text:p>
          </table:table-cell>
          <table:table-cell office:value-type="time" office:time-value="PT14H04M34S">
            <text:p>14:04:34</text:p>
          </table:table-cell>
          <table:table-cell office:value-type="float" office:value="26.1">
            <text:p>26,1</text:p>
          </table:table-cell>
          <table:table-cell table:style-name="ce12" office:value-type="float" office:value="133">
            <text:p>133</text:p>
          </table:table-cell>
          <table:table-cell office:value-type="time" office:time-value="PT02H53M11S">
            <text:p>02:53:11</text:p>
          </table:table-cell>
          <table:table-cell office:value-type="string">
            <text:p>Dresden – Priesnitz</text:p>
          </table:table-cell>
          <table:table-cell table:number-columns-repeated="1016"/>
        </table:table-row>
        <table:table-row table:style-name="ro2">
          <table:table-cell office:value-type="date" office:date-value="2009-02-27">
            <text:p>27.02.2009</text:p>
          </table:table-cell>
          <table:table-cell office:value-type="time" office:time-value="PT17H14M59S">
            <text:p>17:14:59</text:p>
          </table:table-cell>
          <table:table-cell office:value-type="float" office:value="11.2">
            <text:p>11,2</text:p>
          </table:table-cell>
          <table:table-cell table:style-name="ce12" office:value-type="float" office:value="135">
            <text:p>135</text:p>
          </table:table-cell>
          <table:table-cell office:value-type="time" office:time-value="PT01H05M25S">
            <text:p>01:05:25</text:p>
          </table:table-cell>
          <table:table-cell office:value-type="string">
            <text:p>Dresden - Grosser Garten</text:p>
          </table:table-cell>
          <table:table-cell table:number-columns-repeated="1016"/>
        </table:table-row>
        <table:table-row table:style-name="ro2">
          <table:table-cell office:value-type="date" office:date-value="2009-03-01">
            <text:p>01.03.2009</text:p>
          </table:table-cell>
          <table:table-cell office:value-type="time" office:time-value="PT11H23M12S">
            <text:p>11:23:12</text:p>
          </table:table-cell>
          <table:table-cell office:value-type="float" office:value="20.2">
            <text:p>20,2</text:p>
          </table:table-cell>
          <table:table-cell table:style-name="ce12" office:value-type="float" office:value="138">
            <text:p>138</text:p>
          </table:table-cell>
          <table:table-cell office:value-type="time" office:time-value="PT01H50M17S">
            <text:p>01:50:17</text:p>
          </table:table-cell>
          <table:table-cell office:value-type="string">
            <text:p>Kwh - LB - Favorite-Park - Solitude-Allee – Kwh</text:p>
          </table:table-cell>
          <table:table-cell table:number-columns-repeated="1016"/>
        </table:table-row>
        <table:table-row table:style-name="ro2">
          <table:table-cell office:value-type="date" office:date-value="2009-03-03">
            <text:p>03.03.2009</text:p>
          </table:table-cell>
          <table:table-cell office:value-type="time" office:time-value="PT11H40M26S">
            <text:p>11:40:26</text:p>
          </table:table-cell>
          <table:table-cell office:value-type="float" office:value="11.7">
            <text:p>11,7</text:p>
          </table:table-cell>
          <table:table-cell table:style-name="ce12" office:value-type="float" office:value="148">
            <text:p>148</text:p>
          </table:table-cell>
          <table:table-cell office:value-type="time" office:time-value="PT00H55M58S">
            <text:p>00:55:58</text:p>
          </table:table-cell>
          <table:table-cell office:value-type="string">
            <text:p>BBN: Mittagsrunde</text:p>
          </table:table-cell>
          <table:table-cell table:number-columns-repeated="1016"/>
        </table:table-row>
        <table:table-row table:style-name="ro2">
          <table:table-cell office:value-type="date" office:date-value="2009-03-04">
            <text:p>04.03.2009</text:p>
          </table:table-cell>
          <table:table-cell office:value-type="time" office:time-value="PT08H42M24S">
            <text:p>08:42:24</text:p>
          </table:table-cell>
          <table:table-cell office:value-type="float" office:value="25.9">
            <text:p>25,9</text:p>
          </table:table-cell>
          <table:table-cell table:style-name="ce12" office:value-type="float" office:value="131">
            <text:p>131</text:p>
          </table:table-cell>
          <table:table-cell office:value-type="time" office:time-value="PT02H29M50S">
            <text:p>02:29:50</text:p>
          </table:table-cell>
          <table:table-cell office:value-type="string">
            <text:p>Kwh - Neckar - Killesberg - Burgholzhof</text:p>
          </table:table-cell>
          <table:table-cell table:number-columns-repeated="1016"/>
        </table:table-row>
        <table:table-row table:style-name="ro2">
          <table:table-cell office:value-type="date" office:date-value="2009-03-06">
            <text:p>06.03.2009</text:p>
          </table:table-cell>
          <table:table-cell office:value-type="time" office:time-value="PT08H13M12S">
            <text:p>08:13:12</text:p>
          </table:table-cell>
          <table:table-cell office:value-type="float" office:value="7">
            <text:p>7,0</text:p>
          </table:table-cell>
          <table:table-cell table:style-name="ce12" office:value-type="float" office:value="130">
            <text:p>130</text:p>
          </table:table-cell>
          <table:table-cell office:value-type="time" office:time-value="PT00H40M23S">
            <text:p>00:40:23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2">
          <table:table-cell office:value-type="date" office:date-value="2009-03-07">
            <text:p>07.03.2009</text:p>
          </table:table-cell>
          <table:table-cell office:value-type="time" office:time-value="PT15H17M33S">
            <text:p>15:17:33</text:p>
          </table:table-cell>
          <table:table-cell office:value-type="float" office:value="7">
            <text:p>7,0</text:p>
          </table:table-cell>
          <table:table-cell table:style-name="ce12" office:value-type="float" office:value="131">
            <text:p>131</text:p>
          </table:table-cell>
          <table:table-cell office:value-type="time" office:time-value="PT00H40M52S">
            <text:p>00:40:52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2">
          <table:table-cell office:value-type="date" office:date-value="2009-03-09">
            <text:p>09.03.2009</text:p>
          </table:table-cell>
          <table:table-cell office:value-type="time" office:time-value="PT15H01M30S">
            <text:p>15:01:30</text:p>
          </table:table-cell>
          <table:table-cell table:style-name="ce20" office:value-type="float" office:value="26.1">
            <text:p>26,1</text:p>
          </table:table-cell>
          <table:table-cell table:style-name="ce12" office:value-type="float" office:value="121">
            <text:p>121</text:p>
          </table:table-cell>
          <table:table-cell office:value-type="time" office:time-value="PT02H49M14S">
            <text:p>02:49:14</text:p>
          </table:table-cell>
          <table:table-cell office:value-type="string">
            <text:p>BBN - Daetzingen</text:p>
          </table:table-cell>
          <table:table-cell table:number-columns-repeated="1016"/>
        </table:table-row>
        <table:table-row table:style-name="ro2">
          <table:table-cell office:value-type="date" office:date-value="2009-03-14">
            <text:p>14.03.2009</text:p>
          </table:table-cell>
          <table:table-cell office:value-type="time" office:time-value="PT14H42M59S">
            <text:p>14:42:59</text:p>
          </table:table-cell>
          <table:table-cell office:value-type="float" office:value="20.7">
            <text:p>20,7</text:p>
          </table:table-cell>
          <table:table-cell table:style-name="ce12" office:value-type="float" office:value="130">
            <text:p>130</text:p>
          </table:table-cell>
          <table:table-cell office:value-type="time" office:time-value="PT02H00M00S">
            <text:p>02:00:00</text:p>
          </table:table-cell>
          <table:table-cell office:value-type="string">
            <text:p>Kwh – Boothaus</text:p>
          </table:table-cell>
          <table:table-cell table:number-columns-repeated="1016"/>
        </table:table-row>
        <table:table-row table:style-name="ro2">
          <table:table-cell office:value-type="date" office:date-value="2009-03-15">
            <text:p>15.03.2009</text:p>
          </table:table-cell>
          <table:table-cell office:value-type="time" office:time-value="PT09H09M14S">
            <text:p>09:09:14</text:p>
          </table:table-cell>
          <table:table-cell office:value-type="float" office:value="36">
            <text:p>36,0</text:p>
          </table:table-cell>
          <table:table-cell table:style-name="ce12" office:value-type="float" office:value="129">
            <text:p>129</text:p>
          </table:table-cell>
          <table:table-cell office:value-type="time" office:time-value="PT03H36M39S">
            <text:p>03:36:39</text:p>
          </table:table-cell>
          <table:table-cell office:value-type="string">
            <text:p>Kwh – Steinbach</text:p>
          </table:table-cell>
          <table:table-cell table:number-columns-repeated="1016"/>
        </table:table-row>
        <table:table-row table:style-name="ro2">
          <table:table-cell office:value-type="date" office:date-value="2009-03-16">
            <text:p>16.03.2009</text:p>
          </table:table-cell>
          <table:table-cell office:value-type="time" office:time-value="PT20H10M02S">
            <text:p>20:10:02</text:p>
          </table:table-cell>
          <table:table-cell office:value-type="float" office:value="7">
            <text:p>7,0</text:p>
          </table:table-cell>
          <table:table-cell table:style-name="ce12" office:value-type="float" office:value="130">
            <text:p>130</text:p>
          </table:table-cell>
          <table:table-cell office:value-type="time" office:time-value="PT00H40M00S">
            <text:p>00:40:00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2">
          <table:table-cell office:value-type="date" office:date-value="2009-03-17">
            <text:p>17.03.2009</text:p>
          </table:table-cell>
          <table:table-cell office:value-type="time" office:time-value="PT18H08M13S">
            <text:p>18:08:13</text:p>
          </table:table-cell>
          <table:table-cell office:value-type="float" office:value="12.6">
            <text:p>12,6</text:p>
          </table:table-cell>
          <table:table-cell table:style-name="ce12" office:value-type="float" office:value="121">
            <text:p>121</text:p>
          </table:table-cell>
          <table:table-cell office:value-type="time" office:time-value="PT01H22M01S">
            <text:p>01:22:01</text:p>
          </table:table-cell>
          <table:table-cell office:value-type="string">
            <text:p>Magstadt</text:p>
          </table:table-cell>
          <table:table-cell table:number-columns-repeated="1016"/>
        </table:table-row>
        <table:table-row table:style-name="ro2">
          <table:table-cell office:value-type="date" office:date-value="2009-03-19">
            <text:p>19.03.2009</text:p>
          </table:table-cell>
          <table:table-cell office:value-type="time" office:time-value="PT11H48M30S">
            <text:p>11:48:30</text:p>
          </table:table-cell>
          <table:table-cell office:value-type="float" office:value="26.2">
            <text:p>26,2</text:p>
          </table:table-cell>
          <table:table-cell table:style-name="ce12" office:value-type="float" office:value="126">
            <text:p>126</text:p>
          </table:table-cell>
          <table:table-cell office:value-type="time" office:time-value="PT02H52M26S">
            <text:p>02:52:26</text:p>
          </table:table-cell>
          <table:table-cell office:value-type="string">
            <text:p>Kwh – Neckarrems – Rems - …</text:p>
          </table:table-cell>
          <table:table-cell table:number-columns-repeated="1016"/>
        </table:table-row>
        <table:table-row table:style-name="ro2">
          <table:table-cell office:value-type="date" office:date-value="2009-03-22">
            <text:p>22.03.2009</text:p>
          </table:table-cell>
          <table:table-cell office:value-type="time" office:time-value="PT10H02M00S">
            <text:p>10:02:00</text:p>
          </table:table-cell>
          <table:table-cell office:value-type="float" office:value="9.6">
            <text:p>9,6</text:p>
          </table:table-cell>
          <table:table-cell table:style-name="ce12" office:value-type="float" office:value="130">
            <text:p>130</text:p>
          </table:table-cell>
          <table:table-cell office:value-type="time" office:time-value="PT01H00M00S">
            <text:p>01:00:00</text:p>
          </table:table-cell>
          <table:table-cell office:value-type="string">
            <text:p>Kwh – Karlshöhe – Kwh</text:p>
          </table:table-cell>
          <table:table-cell table:number-columns-repeated="1016"/>
        </table:table-row>
        <table:table-row table:style-name="ro2">
          <table:table-cell office:value-type="date" office:date-value="2009-03-24">
            <text:p>24.03.2009</text:p>
          </table:table-cell>
          <table:table-cell office:value-type="time" office:time-value="PT18H58M00S">
            <text:p>18:58:00</text:p>
          </table:table-cell>
          <table:table-cell office:value-type="float" office:value="8">
            <text:p>8,0</text:p>
          </table:table-cell>
          <table:table-cell table:style-name="ce12" office:value-type="float" office:value="136">
            <text:p>136</text:p>
          </table:table-cell>
          <table:table-cell office:value-type="time" office:time-value="PT00H40M30S">
            <text:p>00:40:30</text:p>
          </table:table-cell>
          <table:table-cell office:value-type="string">
            <text:p>Glemseck – Leonberg – Rappenhof – Glemseck</text:p>
          </table:table-cell>
          <table:table-cell table:number-columns-repeated="1016"/>
        </table:table-row>
        <table:table-row table:style-name="ro2">
          <table:table-cell office:value-type="date" office:date-value="2009-03-25">
            <text:p>25.03.2009</text:p>
          </table:table-cell>
          <table:table-cell office:value-type="time" office:time-value="PT08H01M35S">
            <text:p>08:01:35</text:p>
          </table:table-cell>
          <table:table-cell office:value-type="float" office:value="12.6">
            <text:p>12,6</text:p>
          </table:table-cell>
          <table:table-cell table:style-name="ce12" office:value-type="float" office:value="144">
            <text:p>144</text:p>
          </table:table-cell>
          <table:table-cell office:value-type="time" office:time-value="PT01H04M36S">
            <text:p>01:04:36</text:p>
          </table:table-cell>
          <table:table-cell office:value-type="string">
            <text:p>Kwh – Zazenhausen – Mühlhausen – Steinbruch – Rot – Zazenhausen – Kwh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time" office:time-value="PT17H51M10S">
            <text:p>17:51:10</text:p>
          </table:table-cell>
          <table:table-cell office:value-type="float" office:value="7.9">
            <text:p>7,9</text:p>
          </table:table-cell>
          <table:table-cell table:style-name="ce12" office:value-type="float" office:value="136">
            <text:p>136</text:p>
          </table:table-cell>
          <table:table-cell office:value-type="time" office:time-value="PT00H41M30S">
            <text:p>00:41:30</text:p>
          </table:table-cell>
          <table:table-cell office:value-type="string">
            <text:p>BBN: Kreuz und quer</text:p>
          </table:table-cell>
          <table:table-cell table:number-columns-repeated="1016"/>
        </table:table-row>
        <table:table-row table:style-name="ro2">
          <table:table-cell office:value-type="date" office:date-value="2009-03-27">
            <text:p>27.03.2009</text:p>
          </table:table-cell>
          <table:table-cell office:value-type="time" office:time-value="PT07H53M11S">
            <text:p>07:53:11</text:p>
          </table:table-cell>
          <table:table-cell office:value-type="float" office:value="15.4">
            <text:p>15,4</text:p>
          </table:table-cell>
          <table:table-cell table:style-name="ce12" office:value-type="float" office:value="141">
            <text:p>141</text:p>
          </table:table-cell>
          <table:table-cell office:value-type="time" office:time-value="PT01H18M12S">
            <text:p>01:18:12</text:p>
          </table:table-cell>
          <table:table-cell office:value-type="string">
            <text:p>Kwh – Stammheim – korntal – Kallenberg – Kwh</text:p>
          </table:table-cell>
          <table:table-cell table:number-columns-repeated="1016"/>
        </table:table-row>
        <table:table-row table:style-name="ro2">
          <table:table-cell office:value-type="date" office:date-value="2009-03-30">
            <text:p>30.03.2009</text:p>
          </table:table-cell>
          <table:table-cell office:value-type="time" office:time-value="PT17H08M55S">
            <text:p>17:08:55</text:p>
          </table:table-cell>
          <table:table-cell office:value-type="float" office:value="15.4">
            <text:p>15,4</text:p>
          </table:table-cell>
          <table:table-cell table:style-name="ce12" office:value-type="float" office:value="136">
            <text:p>136</text:p>
          </table:table-cell>
          <table:table-cell office:value-type="time" office:time-value="PT01H24M47S">
            <text:p>01:24:47</text:p>
          </table:table-cell>
          <table:table-cell office:value-type="string">
            <text:p>Bbn - Ehningen - Aidlingen</text:p>
          </table:table-cell>
          <table:table-cell table:number-columns-repeated="1016"/>
        </table:table-row>
        <table:table-row table:style-name="ro2">
          <table:table-cell office:value-type="date" office:date-value="2009-03-31">
            <text:p>31.03.2009</text:p>
          </table:table-cell>
          <table:table-cell office:value-type="time" office:time-value="PT08H22M37S">
            <text:p>08:22:37</text:p>
          </table:table-cell>
          <table:table-cell office:value-type="float" office:value="5">
            <text:p>5,0</text:p>
          </table:table-cell>
          <table:table-cell table:style-name="ce12" office:value-type="float" office:value="137">
            <text:p>137</text:p>
          </table:table-cell>
          <table:table-cell office:value-type="time" office:time-value="PT00H31M20S">
            <text:p>00:31:20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time" office:time-value="PT19H27M25S">
            <text:p>19:27:25</text:p>
          </table:table-cell>
          <table:table-cell office:value-type="float" office:value="6">
            <text:p>6,0</text:p>
          </table:table-cell>
          <table:table-cell table:style-name="ce12" office:value-type="float" office:value="132">
            <text:p>132</text:p>
          </table:table-cell>
          <table:table-cell office:value-type="time" office:time-value="PT00H37M35S">
            <text:p>00:37:35</text:p>
          </table:table-cell>
          <table:table-cell table:number-columns-repeated="1017"/>
        </table:table-row>
        <table:table-row table:style-name="ro2">
          <table:table-cell office:value-type="date" office:date-value="2009-04-02">
            <text:p>02.04.2009</text:p>
          </table:table-cell>
          <table:table-cell office:value-type="time" office:time-value="PT07H53M23S">
            <text:p>07:53:23</text:p>
          </table:table-cell>
          <table:table-cell office:value-type="float" office:value="22.3">
            <text:p>22,3</text:p>
          </table:table-cell>
          <table:table-cell table:style-name="ce12" office:value-type="float" office:value="145">
            <text:p>145</text:p>
          </table:table-cell>
          <table:table-cell office:value-type="time" office:time-value="PT01H52M45S">
            <text:p>01:52:45</text:p>
          </table:table-cell>
          <table:table-cell office:value-type="string">
            <text:p>Kwh - Hofen - Neckarrems</text:p>
          </table:table-cell>
          <table:table-cell table:number-columns-repeated="1016"/>
        </table:table-row>
        <table:table-row table:style-name="ro2">
          <table:table-cell office:value-type="date" office:date-value="2009-04-03">
            <text:p>03.04.2009</text:p>
          </table:table-cell>
          <table:table-cell office:value-type="time" office:time-value="PT17H35M33S">
            <text:p>17:35:33</text:p>
          </table:table-cell>
          <table:table-cell office:value-type="float" office:value="12.9">
            <text:p>12,9</text:p>
          </table:table-cell>
          <table:table-cell table:style-name="ce12" office:value-type="float" office:value="139">
            <text:p>139</text:p>
          </table:table-cell>
          <table:table-cell office:value-type="time" office:time-value="PT01H12M05S">
            <text:p>01:12:05</text:p>
          </table:table-cell>
          <table:table-cell office:value-type="string">
            <text:p>Magstadt – Friedensbrücke</text:p>
          </table:table-cell>
          <table:table-cell table:number-columns-repeated="1016"/>
        </table:table-row>
        <table:table-row table:style-name="ro2">
          <table:table-cell office:value-type="date" office:date-value="2009-04-04">
            <text:p>04.04.2009</text:p>
          </table:table-cell>
          <table:table-cell office:value-type="time" office:time-value="PT09H19M05S">
            <text:p>09:19:05</text:p>
          </table:table-cell>
          <table:table-cell office:value-type="float" office:value="5.7">
            <text:p>5,7</text:p>
          </table:table-cell>
          <table:table-cell table:style-name="ce12" office:value-type="float" office:value="127">
            <text:p>127</text:p>
          </table:table-cell>
          <table:table-cell office:value-type="time" office:time-value="PT00H28M08S">
            <text:p>00:28:08</text:p>
          </table:table-cell>
          <table:table-cell table:number-columns-repeated="1017"/>
        </table:table-row>
        <table:table-row table:style-name="ro2">
          <table:table-cell office:value-type="date" office:date-value="2009-04-05">
            <text:p>05.04.2009</text:p>
          </table:table-cell>
          <table:table-cell office:value-type="time" office:time-value="PT14H11M30S">
            <text:p>14:11:30</text:p>
          </table:table-cell>
          <table:table-cell office:value-type="float" office:value="21.6">
            <text:p>21,6</text:p>
          </table:table-cell>
          <table:table-cell table:style-name="ce12" office:value-type="float" office:value="132">
            <text:p>132</text:p>
          </table:table-cell>
          <table:table-cell office:value-type="time" office:time-value="PT02H12M22S">
            <text:p>02:12:22</text:p>
          </table:table-cell>
          <table:table-cell office:value-type="string">
            <text:p>Kwh – GrünerHeiner – Kwh</text:p>
          </table:table-cell>
          <table:table-cell table:number-columns-repeated="1016"/>
        </table:table-row>
        <table:table-row table:style-name="ro2">
          <table:table-cell office:value-type="date" office:date-value="2009-04-06">
            <text:p>06.04.2009</text:p>
          </table:table-cell>
          <table:table-cell office:value-type="time" office:time-value="PT17H10M20S">
            <text:p>17:10:20</text:p>
          </table:table-cell>
          <table:table-cell office:value-type="float" office:value="31.2">
            <text:p>31,2</text:p>
          </table:table-cell>
          <table:table-cell table:style-name="ce12" office:value-type="float" office:value="111">
            <text:p>111</text:p>
          </table:table-cell>
          <table:table-cell office:value-type="time" office:time-value="PT04H02M14S">
            <text:p>04:02:14</text:p>
          </table:table-cell>
          <table:table-cell office:value-type="string">
            <text:p>BBN – Kwh</text:p>
          </table:table-cell>
          <table:table-cell table:number-columns-repeated="1016"/>
        </table:table-row>
        <table:table-row table:style-name="ro2">
          <table:table-cell office:value-type="date" office:date-value="2009-04-07">
            <text:p>07.04.2009</text:p>
          </table:table-cell>
          <table:table-cell office:value-type="time" office:time-value="PT09H36M55S">
            <text:p>09:36:55</text:p>
          </table:table-cell>
          <table:table-cell office:value-type="float" office:value="3.5">
            <text:p>3,5</text:p>
          </table:table-cell>
          <table:table-cell table:style-name="ce12" office:value-type="float" office:value="122">
            <text:p>122</text:p>
          </table:table-cell>
          <table:table-cell office:value-type="time" office:time-value="PT00H21M35S">
            <text:p>00:21:35</text:p>
          </table:table-cell>
          <table:table-cell office:value-type="string">
            <text:p>Kwh – Büro</text:p>
          </table:table-cell>
          <table:table-cell table:number-columns-repeated="1016"/>
        </table:table-row>
        <table:table-row table:style-name="ro2">
          <table:table-cell office:value-type="string">
            <text:p>-</text:p>
          </table:table-cell>
          <table:table-cell office:value-type="time" office:time-value="PT10H20M49S">
            <text:p>10:20:49</text:p>
          </table:table-cell>
          <table:table-cell office:value-type="float" office:value="3.5">
            <text:p>3,5</text:p>
          </table:table-cell>
          <table:table-cell table:style-name="ce12" office:value-type="float" office:value="123">
            <text:p>123</text:p>
          </table:table-cell>
          <table:table-cell office:value-type="time" office:time-value="PT00H21M20S">
            <text:p>00:21:20</text:p>
          </table:table-cell>
          <table:table-cell office:value-type="string">
            <text:p>Büro – Kwh</text:p>
          </table:table-cell>
          <table:table-cell table:number-columns-repeated="1016"/>
        </table:table-row>
        <table:table-row table:style-name="ro2">
          <table:table-cell office:value-type="date" office:date-value="2009-04-10">
            <text:p>10.04.2009</text:p>
          </table:table-cell>
          <table:table-cell office:value-type="time" office:time-value="PT16H15M32S">
            <text:p>16:15:32</text:p>
          </table:table-cell>
          <table:table-cell office:value-type="float" office:value="21.3">
            <text:p>21,3</text:p>
          </table:table-cell>
          <table:table-cell table:style-name="ce12" office:value-type="float" office:value="141">
            <text:p>141</text:p>
          </table:table-cell>
          <table:table-cell office:value-type="time" office:time-value="PT02H01M20S">
            <text:p>02:01:20</text:p>
          </table:table-cell>
          <table:table-cell office:value-type="string">
            <text:p>Bad Mergentheim – Weikersheim - Röttingen</text:p>
          </table:table-cell>
          <table:table-cell table:number-columns-repeated="1016"/>
        </table:table-row>
        <table:table-row table:style-name="ro2">
          <table:table-cell office:value-type="date" office:date-value="2009-04-17">
            <text:p>17.04.2009</text:p>
          </table:table-cell>
          <table:table-cell office:value-type="time" office:time-value="PT08H29M47S">
            <text:p>08:29:47</text:p>
          </table:table-cell>
          <table:table-cell office:value-type="float" office:value="12.7">
            <text:p>12,7</text:p>
          </table:table-cell>
          <table:table-cell table:style-name="ce12" office:value-type="float" office:value="136">
            <text:p>136</text:p>
          </table:table-cell>
          <table:table-cell office:value-type="time" office:time-value="PT01H06M25S">
            <text:p>01:06:25</text:p>
          </table:table-cell>
          <table:table-cell office:value-type="string">
            <text:p>Kwh – Zazenhausen – Mühlhausen – Steinbruch – Rot – Zazenhausen – Kwh</text:p>
          </table:table-cell>
          <table:table-cell table:number-columns-repeated="1016"/>
        </table:table-row>
        <table:table-row table:style-name="ro2">
          <table:table-cell office:value-type="date" office:date-value="2009-04-19">
            <text:p>19.04.2009</text:p>
          </table:table-cell>
          <table:table-cell office:value-type="time" office:time-value="PT20H29M28S">
            <text:p>20:29:28</text:p>
          </table:table-cell>
          <table:table-cell office:value-type="float" office:value="7.1">
            <text:p>7,1</text:p>
          </table:table-cell>
          <table:table-cell table:style-name="ce12" office:value-type="float" office:value="130">
            <text:p>130</text:p>
          </table:table-cell>
          <table:table-cell office:value-type="time" office:time-value="PT00H45M00S">
            <text:p>00:45:00</text:p>
          </table:table-cell>
          <table:table-cell office:value-type="string">
            <text:p>Kwh – Büro – Kwh</text:p>
          </table:table-cell>
          <table:table-cell table:number-columns-repeated="1016"/>
        </table:table-row>
        <table:table-row table:style-name="ro2">
          <table:table-cell office:value-type="date" office:date-value="2009-04-21">
            <text:p>21.04.2009</text:p>
          </table:table-cell>
          <table:table-cell office:value-type="time" office:time-value="PT20H48M16S">
            <text:p>20:48:16</text:p>
          </table:table-cell>
          <table:table-cell office:value-type="float" office:value="10">
            <text:p>10,0</text:p>
          </table:table-cell>
          <table:table-cell table:style-name="ce12" office:value-type="float" office:value="129">
            <text:p>129</text:p>
          </table:table-cell>
          <table:table-cell office:value-type="time" office:time-value="PT01H00M15S">
            <text:p>01:00:15</text:p>
          </table:table-cell>
          <table:table-cell table:number-columns-repeated="1017"/>
        </table:table-row>
        <table:table-row table:style-name="ro2">
          <table:table-cell office:value-type="date" office:date-value="2009-04-22">
            <text:p>22.04.2009</text:p>
          </table:table-cell>
          <table:table-cell office:value-type="time" office:time-value="PT09H02M20S">
            <text:p>09:02:20</text:p>
          </table:table-cell>
          <table:table-cell office:value-type="float" office:value="16">
            <text:p>16,0</text:p>
          </table:table-cell>
          <table:table-cell table:style-name="ce12" office:value-type="float" office:value="118">
            <text:p>118</text:p>
          </table:table-cell>
          <table:table-cell office:value-type="time" office:time-value="PT01H40M00S">
            <text:p>01:40:00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time" office:time-value="PT18H19M35S">
            <text:p>18:19:35</text:p>
          </table:table-cell>
          <table:table-cell office:value-type="float" office:value="15">
            <text:p>15,0</text:p>
          </table:table-cell>
          <table:table-cell table:style-name="ce12" office:value-type="float" office:value="105">
            <text:p>105</text:p>
          </table:table-cell>
          <table:table-cell office:value-type="time" office:time-value="PT01H38M18S">
            <text:p>01:38:18</text:p>
          </table:table-cell>
          <table:table-cell table:number-columns-repeated="1017"/>
        </table:table-row>
        <table:table-row table:style-name="ro2">
          <table:table-cell office:value-type="date" office:date-value="2009-04-23">
            <text:p>23.04.2009</text:p>
          </table:table-cell>
          <table:table-cell office:value-type="time" office:time-value="PT08H36M19S">
            <text:p>08:36:19</text:p>
          </table:table-cell>
          <table:table-cell office:value-type="float" office:value="5">
            <text:p>5,0</text:p>
          </table:table-cell>
          <table:table-cell table:style-name="ce12" office:value-type="float" office:value="127">
            <text:p>127</text:p>
          </table:table-cell>
          <table:table-cell office:value-type="time" office:time-value="PT00H30M46S">
            <text:p>00:30:46</text:p>
          </table:table-cell>
          <table:table-cell table:number-columns-repeated="1017"/>
        </table:table-row>
        <table:table-row table:style-name="ro2">
          <table:table-cell office:value-type="date" office:date-value="2009-04-24">
            <text:p>24.04.2009</text:p>
          </table:table-cell>
          <table:table-cell office:value-type="time" office:time-value="PT10H08M46S">
            <text:p>10:08:46</text:p>
          </table:table-cell>
          <table:table-cell office:value-type="float" office:value="15">
            <text:p>15,0</text:p>
          </table:table-cell>
          <table:table-cell table:style-name="ce12" office:value-type="float" office:value="120">
            <text:p>120</text:p>
          </table:table-cell>
          <table:table-cell office:value-type="time" office:time-value="PT01H30M30S">
            <text:p>01:30:30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time" office:time-value="PT18H16M07S">
            <text:p>18:16:07</text:p>
          </table:table-cell>
          <table:table-cell office:value-type="float" office:value="15">
            <text:p>15,0</text:p>
          </table:table-cell>
          <table:table-cell table:style-name="ce12" office:value-type="float" office:value="120">
            <text:p>120</text:p>
          </table:table-cell>
          <table:table-cell office:value-type="time" office:time-value="PT01H31M20S">
            <text:p>01:31:20</text:p>
          </table:table-cell>
          <table:table-cell table:number-columns-repeated="1017"/>
        </table:table-row>
        <table:table-row table:style-name="ro2">
          <table:table-cell office:value-type="date" office:date-value="2009-04-25">
            <text:p>25.04.2009</text:p>
          </table:table-cell>
          <table:table-cell office:value-type="time" office:time-value="PT15H43M27S">
            <text:p>15:43:27</text:p>
          </table:table-cell>
          <table:table-cell office:value-type="float" office:value="7">
            <text:p>7,0</text:p>
          </table:table-cell>
          <table:table-cell table:style-name="ce12" office:value-type="float" office:value="117">
            <text:p>117</text:p>
          </table:table-cell>
          <table:table-cell office:value-type="time" office:time-value="PT00H42M20S">
            <text:p>00:42:20</text:p>
          </table:table-cell>
          <table:table-cell table:number-columns-repeated="1017"/>
        </table:table-row>
        <table:table-row table:style-name="ro2">
          <table:table-cell office:value-type="date" office:date-value="2009-04-26">
            <text:p>26.04.2009</text:p>
          </table:table-cell>
          <table:table-cell office:value-type="time" office:time-value="PT07H35M40S">
            <text:p>07:35:40</text:p>
          </table:table-cell>
          <table:table-cell office:value-type="float" office:value="7">
            <text:p>7,0</text:p>
          </table:table-cell>
          <table:table-cell table:style-name="ce12" office:value-type="float" office:value="125">
            <text:p>125</text:p>
          </table:table-cell>
          <table:table-cell office:value-type="time" office:time-value="PT00H42M44S">
            <text:p>00:42:44</text:p>
          </table:table-cell>
          <table:table-cell table:number-columns-repeated="1017"/>
        </table:table-row>
        <table:table-row table:style-name="ro2">
          <table:table-cell office:value-type="string">
            <text:p>-</text:p>
          </table:table-cell>
          <table:table-cell office:value-type="time" office:time-value="PT15H07M52S">
            <text:p>15:07:52</text:p>
          </table:table-cell>
          <table:table-cell office:value-type="float" office:value="5">
            <text:p>5,0</text:p>
          </table:table-cell>
          <table:table-cell table:style-name="ce12" office:value-type="float" office:value="117">
            <text:p>117</text:p>
          </table:table-cell>
          <table:table-cell office:value-type="time" office:time-value="PT00H32M25S">
            <text:p>00:32:25</text:p>
          </table:table-cell>
          <table:table-cell table:number-columns-repeated="1017"/>
        </table:table-row>
        <table:table-row table:style-name="ro2">
          <table:table-cell office:value-type="date" office:date-value="2009-04-27">
            <text:p>27.04.2009</text:p>
          </table:table-cell>
          <table:table-cell office:value-type="time" office:time-value="PT19H46M13S">
            <text:p>19:46:13</text:p>
          </table:table-cell>
          <table:table-cell office:value-type="float" office:value="14.6">
            <text:p>14,6</text:p>
          </table:table-cell>
          <table:table-cell table:style-name="ce12" office:value-type="float" office:value="144">
            <text:p>144</text:p>
          </table:table-cell>
          <table:table-cell office:value-type="time" office:time-value="PT01H47M47S">
            <text:p>01:47:47</text:p>
          </table:table-cell>
          <table:table-cell office:value-type="string">
            <text:p>Köln - Rhein nach Norden</text:p>
          </table:table-cell>
          <table:table-cell table:number-columns-repeated="1016"/>
        </table:table-row>
        <table:table-row table:style-name="ro2">
          <table:table-cell office:value-type="date" office:date-value="2009-04-28">
            <text:p>28.04.2009</text:p>
          </table:table-cell>
          <table:table-cell office:value-type="time" office:time-value="PT07H38M48S">
            <text:p>07:38:48</text:p>
          </table:table-cell>
          <table:table-cell office:value-type="float" office:value="12.9">
            <text:p>12,9</text:p>
          </table:table-cell>
          <table:table-cell table:style-name="ce12" office:value-type="float" office:value="138">
            <text:p>138</text:p>
          </table:table-cell>
          <table:table-cell office:value-type="time" office:time-value="PT01H10M27S">
            <text:p>01:10:27</text:p>
          </table:table-cell>
          <table:table-cell office:value-type="string">
            <text:p>Köln - Rhein nach Süden</text:p>
          </table:table-cell>
          <table:table-cell table:number-columns-repeated="1016"/>
        </table:table-row>
        <table:table-row table:style-name="ro2">
          <table:table-cell office:value-type="date" office:date-value="2009-05-06">
            <text:p>06.05.2009</text:p>
          </table:table-cell>
          <table:table-cell office:value-type="time" office:time-value="PT08H25M45S">
            <text:p>08:25:45</text:p>
          </table:table-cell>
          <table:table-cell office:value-type="float" office:value="31.6">
            <text:p>31,6</text:p>
          </table:table-cell>
          <table:table-cell table:style-name="ce12" office:value-type="float" office:value="132">
            <text:p>132</text:p>
          </table:table-cell>
          <table:table-cell office:value-type="time" office:time-value="PT03H11M26S">
            <text:p>03:11:26</text:p>
          </table:table-cell>
          <table:table-cell office:value-type="string">
            <text:p>Köln – Leverkusen – Köln</text:p>
          </table:table-cell>
          <table:table-cell table:number-columns-repeated="1016"/>
        </table:table-row>
        <table:table-row table:style-name="ro2">
          <table:table-cell office:value-type="date" office:date-value="2009-05-10">
            <text:p>10.05.2009</text:p>
          </table:table-cell>
          <table:table-cell office:value-type="time" office:time-value="PT16H52M36S">
            <text:p>16:52:36</text:p>
          </table:table-cell>
          <table:table-cell office:value-type="float" office:value="18">
            <text:p>18,0</text:p>
          </table:table-cell>
          <table:table-cell table:style-name="ce12" office:value-type="float" office:value="127">
            <text:p>127</text:p>
          </table:table-cell>
          <table:table-cell office:value-type="time" office:time-value="PT01H41M00S">
            <text:p>01:41:00</text:p>
          </table:table-cell>
          <table:table-cell table:number-columns-repeated="1017"/>
        </table:table-row>
        <table:table-row table:style-name="ro2">
          <table:table-cell office:value-type="date" office:date-value="2009-05-19">
            <text:p>19.05.2009</text:p>
          </table:table-cell>
          <table:table-cell office:value-type="time" office:time-value="PT13H50M12S">
            <text:p>13:50:12</text:p>
          </table:table-cell>
          <table:table-cell office:value-type="float" office:value="34.1">
            <text:p>34,1</text:p>
          </table:table-cell>
          <table:table-cell table:style-name="ce12" office:value-type="float" office:value="127">
            <text:p>127</text:p>
          </table:table-cell>
          <table:table-cell office:value-type="time" office:time-value="PT04H08M09S">
            <text:p>04:08:09</text:p>
          </table:table-cell>
          <table:table-cell office:value-type="string">
            <text:p>Schönbuch-Runde</text:p>
          </table:table-cell>
          <table:table-cell table:number-columns-repeated="1016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109">
      <number:number number:decimal-places="1" number:min-integer-digits="1"/>
    </number:number-style>
    <number:time-style style:name="N110">
      <number:hours number:style="long"/>
      <number:hours number:style="long"/>
      <number:text>:</number:text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7">00.00.0000</text:date>, <text:time style:data-style-name="N2" text:time-value="0000-00-00T10:57: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7T11:28:31</dc:date>
    <meta:generator>LibreOffice/4.0.1.2$Linux_X86_64 LibreOffice_project/84102822e3d61eb989ddd325abf1ac077904985</meta:generator>
    <meta:editing-duration>P3DT1H52M5S</meta:editing-duration>
    <meta:editing-cycles>529</meta:editing-cycles>
    <dc:creator>Uli Heller</dc:creator>
    <meta:document-statistic meta:table-count="49" meta:cell-count="19137" meta:object-count="0"/>
  </office:meta>
</office:document-meta>
</file>